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Sheet1.xml" manifest:media-type="text/xml"/>
  <manifest:file-entry manifest:full-path="Basic/Standard/Sheet2.xml" manifest:media-type="text/xml"/>
  <manifest:file-entry manifest:full-path="Basic/Standard/Sheet3.xml" manifest:media-type="text/xml"/>
  <manifest:file-entry manifest:full-path="Basic/Standard/script-lb.xml" manifest:media-type="text/xml"/>
  <manifest:file-entry manifest:full-path="Basic/Planning/Feuil6.xml" manifest:media-type="text/xml"/>
  <manifest:file-entry manifest:full-path="Basic/Planning/Feuil10.xml" manifest:media-type="text/xml"/>
  <manifest:file-entry manifest:full-path="Basic/Planning/Feuil1.xml" manifest:media-type="text/xml"/>
  <manifest:file-entry manifest:full-path="Basic/Planning/Feuil12.xml" manifest:media-type="text/xml"/>
  <manifest:file-entry manifest:full-path="Basic/Planning/Feuil2.xml" manifest:media-type="text/xml"/>
  <manifest:file-entry manifest:full-path="Basic/Planning/Feuil3.xml" manifest:media-type="text/xml"/>
  <manifest:file-entry manifest:full-path="Basic/Planning/Feuil4.xml" manifest:media-type="text/xml"/>
  <manifest:file-entry manifest:full-path="Basic/Planning/Feuil5.xml" manifest:media-type="text/xml"/>
  <manifest:file-entry manifest:full-path="Basic/Planning/Feuil7.xml" manifest:media-type="text/xml"/>
  <manifest:file-entry manifest:full-path="Basic/Planning/Feuil8.xml" manifest:media-type="text/xml"/>
  <manifest:file-entry manifest:full-path="Basic/Planning/Feuil9.xml" manifest:media-type="text/xml"/>
  <manifest:file-entry manifest:full-path="Basic/Planning/Module3.xml" manifest:media-type="text/xml"/>
  <manifest:file-entry manifest:full-path="Basic/Planning/ThisWorkbook.xml" manifest:media-type="text/xml"/>
  <manifest:file-entry manifest:full-path="Basic/Planning/script-lb.xml" manifest:media-type="text/xml"/>
  <manifest:file-entry manifest:full-path="Basic/script-lc.xml" manifest:media-type="text/xml"/>
  <manifest:file-entry manifest:full-path="Configurations2/toolbar/custom_toolbar_7e5edaca.xml" manifest:media-type=""/>
  <manifest:file-entry manifest:full-path="Configurations2/accelerator/current.xml" manifest:media-type=""/>
  <manifest:file-entry manifest:full-path="Configurations2/images/Bitmaps/lc_userimages.png" manifest:media-type=""/>
  <manifest:file-entry manifest:full-path="Configurations2/images/lc_imagelis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mily-generic="modern"/>
    <style:font-face style:name="Arial" svg:font-family="Arial" style:font-family-generic="swiss"/>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2" svg:font-family="Arial" style:font-pitch="variable"/>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64mm"/>
    </style:style>
    <style:style style:name="co2" style:family="table-column">
      <style:table-column-properties fo:break-before="auto" style:column-width="67.19mm"/>
    </style:style>
    <style:style style:name="co3" style:family="table-column">
      <style:table-column-properties fo:break-before="auto" style:column-width="28.45mm"/>
    </style:style>
    <style:style style:name="co4" style:family="table-column">
      <style:table-column-properties fo:break-before="auto" style:column-width="44.19mm"/>
    </style:style>
    <style:style style:name="co5" style:family="table-column">
      <style:table-column-properties fo:break-before="auto" style:column-width="29.1mm"/>
    </style:style>
    <style:style style:name="co6" style:family="table-column">
      <style:table-column-properties fo:break-before="auto" style:column-width="24.87mm"/>
    </style:style>
    <style:style style:name="co7" style:family="table-column">
      <style:table-column-properties fo:break-before="auto" style:column-width="27.64mm"/>
    </style:style>
    <style:style style:name="co8" style:family="table-column">
      <style:table-column-properties fo:break-before="auto" style:column-width="18.79mm"/>
    </style:style>
    <style:style style:name="co9" style:family="table-column">
      <style:table-column-properties fo:break-before="auto" style:column-width="155.84mm"/>
    </style:style>
    <style:style style:name="co10" style:family="table-column">
      <style:table-column-properties fo:break-before="auto" style:column-width="10.05mm"/>
    </style:style>
    <style:style style:name="co11" style:family="table-column">
      <style:table-column-properties fo:break-before="auto" style:column-width="9.79mm"/>
    </style:style>
    <style:style style:name="co12" style:family="table-column">
      <style:table-column-properties fo:break-before="auto" style:column-width="9mm"/>
    </style:style>
    <style:style style:name="co13" style:family="table-column">
      <style:table-column-properties fo:break-before="auto" style:column-width="12.96mm"/>
    </style:style>
    <style:style style:name="co14" style:family="table-column">
      <style:table-column-properties fo:break-before="auto" style:column-width="10.58mm"/>
    </style:style>
    <style:style style:name="co15" style:family="table-column">
      <style:table-column-properties fo:break-before="auto" style:column-width="12.17mm"/>
    </style:style>
    <style:style style:name="co16" style:family="table-column">
      <style:table-column-properties fo:break-before="auto" style:column-width="195.26mm"/>
    </style:style>
    <style:style style:name="co17" style:family="table-column">
      <style:table-column-properties fo:break-before="auto" style:column-width="37.04mm"/>
    </style:style>
    <style:style style:name="co18" style:family="table-column">
      <style:table-column-properties fo:break-before="auto" style:column-width="9.53mm"/>
    </style:style>
    <style:style style:name="co19" style:family="table-column">
      <style:table-column-properties fo:break-before="auto" style:column-width="19.31mm"/>
    </style:style>
    <style:style style:name="co20" style:family="table-column">
      <style:table-column-properties fo:break-before="auto" style:column-width="59mm"/>
    </style:style>
    <style:style style:name="co21" style:family="table-column">
      <style:table-column-properties fo:break-before="auto" style:column-width="22.49mm"/>
    </style:style>
    <style:style style:name="co22" style:family="table-column">
      <style:table-column-properties fo:break-before="auto" style:column-width="15.35mm"/>
    </style:style>
    <style:style style:name="co23" style:family="table-column">
      <style:table-column-properties fo:break-before="auto" style:column-width="21.96mm"/>
    </style:style>
    <style:style style:name="co24" style:family="table-column">
      <style:table-column-properties fo:break-before="auto" style:column-width="80.43mm"/>
    </style:style>
    <style:style style:name="co25" style:family="table-column">
      <style:table-column-properties fo:break-before="auto" style:column-width="12.7mm"/>
    </style:style>
    <style:style style:name="co26" style:family="table-column">
      <style:table-column-properties fo:break-before="auto" style:column-width="7.67mm"/>
    </style:style>
    <style:style style:name="co27" style:family="table-column">
      <style:table-column-properties fo:break-before="auto" style:column-width="7.14mm"/>
    </style:style>
    <style:style style:name="co28" style:family="table-column">
      <style:table-column-properties fo:break-before="auto" style:column-width="7.41mm"/>
    </style:style>
    <style:style style:name="co29" style:family="table-column">
      <style:table-column-properties fo:break-before="auto" style:column-width="83.52mm"/>
    </style:style>
    <style:style style:name="co30" style:family="table-column">
      <style:table-column-properties fo:break-before="auto" style:column-width="18.17mm"/>
    </style:style>
    <style:style style:name="co31" style:family="table-column">
      <style:table-column-properties fo:break-before="auto" style:column-width="6.35mm"/>
    </style:style>
    <style:style style:name="co32" style:family="table-column">
      <style:table-column-properties fo:break-before="auto" style:column-width="5.57mm"/>
    </style:style>
    <style:style style:name="co33" style:family="table-column">
      <style:table-column-properties fo:break-before="auto" style:column-width="113.35mm"/>
    </style:style>
    <style:style style:name="co34" style:family="table-column">
      <style:table-column-properties fo:break-before="auto" style:column-width="22.58mm"/>
    </style:style>
    <style:style style:name="co35" style:family="table-column">
      <style:table-column-properties fo:break-before="auto" style:column-width="85.46mm"/>
    </style:style>
    <style:style style:name="co36" style:family="table-column">
      <style:table-column-properties fo:break-before="auto" style:column-width="11.11mm"/>
    </style:style>
    <style:style style:name="co37" style:family="table-column">
      <style:table-column-properties fo:break-before="auto" style:column-width="13.76mm"/>
    </style:style>
    <style:style style:name="co38" style:family="table-column">
      <style:table-column-properties fo:break-before="auto" style:column-width="8.2mm"/>
    </style:style>
    <style:style style:name="co39" style:family="table-column">
      <style:table-column-properties fo:break-before="auto" style:column-width="8.47mm"/>
    </style:style>
    <style:style style:name="co40" style:family="table-column">
      <style:table-column-properties fo:break-before="auto" style:column-width="10.85mm"/>
    </style:style>
    <style:style style:name="co41" style:family="table-column">
      <style:table-column-properties fo:break-before="auto" style:column-width="22.23mm"/>
    </style:style>
    <style:style style:name="co42" style:family="table-column">
      <style:table-column-properties fo:break-before="auto" style:column-width="22.91mm"/>
    </style:style>
    <style:style style:name="co43" style:family="table-column">
      <style:table-column-properties fo:break-before="auto" style:column-width="326.71mm"/>
    </style:style>
    <style:style style:name="co44" style:family="table-column">
      <style:table-column-properties fo:break-before="auto" style:column-width="31.49mm"/>
    </style:style>
    <style:style style:name="co45" style:family="table-column">
      <style:table-column-properties fo:break-before="auto" style:column-width="221.19mm"/>
    </style:style>
    <style:style style:name="co46" style:family="table-column">
      <style:table-column-properties fo:break-before="auto" style:column-width="191.54mm"/>
    </style:style>
    <style:style style:name="co47" style:family="table-column">
      <style:table-column-properties fo:break-before="auto" style:column-width="29.85mm"/>
    </style:style>
    <style:style style:name="co48" style:family="table-column">
      <style:table-column-properties fo:break-before="auto" style:column-width="56.89mm"/>
    </style:style>
    <style:style style:name="co49" style:family="table-column">
      <style:table-column-properties fo:break-before="auto" style:column-width="40.96mm"/>
    </style:style>
    <style:style style:name="co50" style:family="table-column">
      <style:table-column-properties fo:break-before="auto" style:column-width="32.01mm"/>
    </style:style>
    <style:style style:name="co51" style:family="table-column">
      <style:table-column-properties fo:break-before="auto" style:column-width="30.85mm"/>
    </style:style>
    <style:style style:name="co52" style:family="table-column">
      <style:table-column-properties fo:break-before="auto" style:column-width="27.29mm"/>
    </style:style>
    <style:style style:name="co53" style:family="table-column">
      <style:table-column-properties fo:break-before="auto" style:column-width="49.97mm"/>
    </style:style>
    <style:style style:name="co54" style:family="table-column">
      <style:table-column-properties fo:break-before="auto" style:column-width="26.56mm"/>
    </style:style>
    <style:style style:name="co55" style:family="table-column">
      <style:table-column-properties fo:break-before="auto" style:column-width="123.83mm"/>
    </style:style>
    <style:style style:name="ro1" style:family="table-row">
      <style:table-row-properties style:row-height="5.57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9.07mm" fo:break-before="auto" style:use-optimal-row-height="true"/>
    </style:style>
    <style:style style:name="ro4" style:family="table-row">
      <style:table-row-properties style:row-height="36.42mm" fo:break-before="auto" style:use-optimal-row-height="true"/>
    </style:style>
    <style:style style:name="ro5" style:family="table-row">
      <style:table-row-properties style:row-height="12.98mm" fo:break-before="auto" style:use-optimal-row-height="true"/>
    </style:style>
    <style:style style:name="ro6" style:family="table-row">
      <style:table-row-properties style:row-height="16.9mm" fo:break-before="auto" style:use-optimal-row-height="true"/>
    </style:style>
    <style:style style:name="ro7" style:family="table-row">
      <style:table-row-properties style:row-height="24.71mm" fo:break-before="auto" style:use-optimal-row-height="true"/>
    </style:style>
    <style:style style:name="ro8" style:family="table-row">
      <style:table-row-properties style:row-height="18.15mm" fo:break-before="auto" style:use-optimal-row-height="true"/>
    </style:style>
    <style:style style:name="ro9" style:family="table-row">
      <style:table-row-properties style:row-height="4.52mm" fo:break-before="auto" style:use-optimal-row-height="true"/>
    </style:style>
    <style:style style:name="ro10" style:family="table-row">
      <style:table-row-properties style:row-height="8.85mm" fo:break-before="auto" style:use-optimal-row-height="true"/>
    </style:style>
    <style:style style:name="ro11" style:family="table-row">
      <style:table-row-properties style:row-height="12.66mm" fo:break-before="auto" style:use-optimal-row-height="true"/>
    </style:style>
    <style:style style:name="ro12" style:family="table-row">
      <style:table-row-properties style:row-height="18.79mm" fo:break-before="auto" style:use-optimal-row-height="false"/>
    </style:style>
    <style:style style:name="ro13" style:family="table-row">
      <style:table-row-properties style:row-height="19.47mm" fo:break-before="auto" style:use-optimal-row-height="true"/>
    </style:style>
    <style:style style:name="ro14" style:family="table-row">
      <style:table-row-properties style:row-height="7.6mm" fo:break-before="auto" style:use-optimal-row-height="true"/>
    </style:style>
    <style:style style:name="ro15" style:family="table-row">
      <style:table-row-properties style:row-height="25.38mm" fo:break-before="auto" style:use-optimal-row-height="false"/>
    </style:style>
    <style:style style:name="ro16" style:family="table-row">
      <style:table-row-properties style:row-height="15.88mm" fo:break-before="auto" style:use-optimal-row-height="false"/>
    </style:style>
    <style:style style:name="ro17" style:family="table-row">
      <style:table-row-properties style:row-height="5.29mm" fo:break-before="auto" style:use-optimal-row-height="false"/>
    </style:style>
    <style:style style:name="ro18" style:family="table-row">
      <style:table-row-properties style:row-height="20.37mm" fo:break-before="auto" style:use-optimal-row-height="false"/>
    </style:style>
    <style:style style:name="ro19" style:family="table-row">
      <style:table-row-properties style:row-height="5.8mm" fo:break-before="auto" style:use-optimal-row-height="true"/>
    </style:style>
    <style:style style:name="ro20" style:family="table-row">
      <style:table-row-properties style:row-height="5.7mm" fo:break-before="auto" style:use-optimal-row-height="true"/>
    </style:style>
    <style:style style:name="ro21" style:family="table-row">
      <style:table-row-properties style:row-height="4.5mm" fo:break-before="auto" style:use-optimal-row-height="false"/>
    </style:style>
    <style:style style:name="ro22" style:family="table-row">
      <style:table-row-properties style:row-height="5.54mm" fo:break-before="auto" style:use-optimal-row-height="false"/>
    </style:style>
    <style:style style:name="ro23" style:family="table-row">
      <style:table-row-properties style:row-height="10mm" fo:break-before="auto" style:use-optimal-row-height="true"/>
    </style:style>
    <style:style style:name="ro24" style:family="table-row">
      <style:table-row-properties style:row-height="18.94mm" fo:break-before="auto" style:use-optimal-row-height="true"/>
    </style:style>
    <style:style style:name="ro25" style:family="table-row">
      <style:table-row-properties style:row-height="23.42mm" fo:break-before="auto" style:use-optimal-row-height="true"/>
    </style:style>
    <style:style style:name="ta1" style:family="table" style:master-page-name="PageStyle_5f_Project">
      <style:table-properties table:display="true" style:writing-mode="lr-tb"/>
    </style:style>
    <style:style style:name="ta2" style:family="table" style:master-page-name="PageStyle_5f_Resources">
      <style:table-properties table:display="true" style:writing-mode="lr-tb"/>
    </style:style>
    <style:style style:name="ta3" style:family="table" style:master-page-name="PageStyle_5f_Tâches">
      <style:table-properties table:display="true" style:writing-mode="lr-tb"/>
    </style:style>
    <style:style style:name="ta4" style:family="table" style:master-page-name="PageStyle_5f_Planner">
      <style:table-properties table:display="true" style:writing-mode="lr-tb"/>
    </style:style>
    <style:style style:name="ta5" style:family="table" style:master-page-name="PageStyle_5f_p2">
      <style:table-properties table:display="true" style:writing-mode="lr-tb"/>
    </style:style>
    <style:style style:name="ta6" style:family="table" style:master-page-name="PageStyle_5f_pl">
      <style:table-properties table:display="true" style:writing-mode="lr-tb"/>
    </style:style>
    <style:style style:name="ta7" style:family="table" style:master-page-name="PageStyle_5f_Planning">
      <style:table-properties table:display="true" style:writing-mode="lr-tb"/>
    </style:style>
    <style:style style:name="ta8" style:family="table" style:master-page-name="PageStyle_5f_suiv">
      <style:table-properties table:display="true" style:writing-mode="lr-tb"/>
    </style:style>
    <style:style style:name="ta9" style:family="table" style:master-page-name="Default">
      <style:table-properties table:display="true" style:writing-mode="lr-tb"/>
    </style:style>
    <style:style style:name="ta10" style:family="table" style:master-page-name="PageStyle_5f_Report">
      <style:table-properties table:display="true" style:writing-mode="lr-tb"/>
    </style:style>
    <style:style style:name="ta11" style:family="table" style:master-page-name="PageStyle_5f_AuditPlanning">
      <style:table-properties table:display="true" style:writing-mode="lr-tb"/>
    </style:style>
    <style:style style:name="ta12" style:family="table" style:master-page-name="PageStyle_5f_Version">
      <style:table-properties table:display="true" style:writing-mode="lr-tb"/>
    </style:style>
    <style:style style:name="ta13" style:family="table" style:master-page-name="PageStyle_5f_test">
      <style:table-properties table:display="true" style:writing-mode="lr-tb"/>
    </style:style>
    <style:style style:name="ta14" style:family="table" style:master-page-name="PageStyle_5f__5f_param_5f_">
      <style:table-properties table:display="true" style:writing-mode="lr-tb"/>
    </style:style>
    <style:style style:name="ta15" style:family="table" style:master-page-name="PageStyle_5f__5f_dev_5f_">
      <style:table-properties table:display="true" style:writing-mode="lr-tb"/>
    </style:style>
    <number:percentage-style style:name="N10">
      <number:number number:decimal-places="0" loext:min-decimal-places="0" number:min-integer-digits="1"/>
      <number:text>%</number:text>
    </number:percentage-style>
    <number:date-style style:name="N37" number:automatic-order="true">
      <number:day number:style="long"/>
      <number:text>/</number:text>
      <number:month number:style="long"/>
      <number:text>/</number:text>
      <number:year/>
    </number:dat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text-style style:name="N100">
      <number:text-content/>
    </number:text-style>
    <number:number-style style:name="N10000" number:language="fr" number:country="FR">
      <number:number number:min-integer-digits="1"/>
    </number:number-style>
    <number:date-style style:name="N10030" number:language="fr" number:country="FR" number:automatic-order="true" number:format-source="language">
      <number:day/>
      <number:text>/</number:text>
      <number:month/>
      <number:text>/</number:text>
      <number:year/>
    </number:date-style>
    <number:time-style style:name="N10040" number:language="fr" number:country="FR">
      <number:hours number:style="long"/>
      <number:text>:</number:text>
      <number:minutes number:style="long"/>
    </number:time-style>
    <number:date-style style:name="N10050" number:language="fr" number:country="FR"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ext-properties style:font-name="Liberation Mono" fo:font-size="11pt" style:font-size-asian="11pt" style:font-size-complex="11pt"/>
    </style:style>
    <style:style style:name="ce2" style:family="table-cell" style:parent-style-name="Default">
      <style:table-cell-properties style:rotation-align="none"/>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data-style-name="N10030">
      <style:table-cell-properties style:rotation-align="none"/>
      <style:text-properties style:font-name="Liberation Mono" fo:font-size="11pt" style:font-size-asian="11pt" style:font-size-complex="11pt"/>
    </style:style>
    <style:style style:name="ce4"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ext-properties style:font-name="Liberation Mono" fo:font-size="10pt" style:font-size-asian="10pt" style:font-size-complex="10pt"/>
    </style:style>
    <style:style style:name="ce6"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Liberation Mono" fo:font-size="10pt" style:font-size-asian="10pt" style:font-size-complex="10pt"/>
    </style:style>
    <style:style style:name="ce8"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solid" style:text-line-through-type="single" style:font-name="Liberation Mono"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solid" style:text-line-through-type="single" style:font-name="Liberation Mono"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font-name="Liberation Mono" fo:font-size="10pt" style:font-size-asian="10pt" style:font-size-complex="10pt"/>
    </style:style>
    <style:style style:name="ce11"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 style:family="table-cell" style:parent-style-name="Default" style:data-style-name="N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style:font-name="Liberation Mono" fo:font-size="10pt" style:font-size-asian="10pt" style:font-size-complex="10pt"/>
    </style:style>
    <style:style style:name="ce13"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font-name="Liberation Mono" fo:font-size="10pt" style:font-size-asian="10pt" style:font-size-complex="10pt"/>
    </style:style>
    <style:style style:name="ce16" style:family="table-cell" style:parent-style-name="Default" style:data-style-name="N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mm" style:writing-mode="page"/>
      <style:text-properties style:font-name="Liberation Mono" fo:font-size="10pt" style:font-size-asian="10pt" style:font-size-complex="10pt"/>
    </style:style>
    <style:style style:name="ce17" style:family="table-cell" style:parent-style-name="Default">
      <style:text-properties style:font-name="Courier New" fo:font-size="10pt" style:font-size-asian="10pt" style:font-size-complex="10pt"/>
    </style:style>
    <style:style style:name="ce18" style:family="table-cell" style:parent-style-name="Default">
      <style:table-cell-properties style:rotation-align="none"/>
      <style:text-properties style:use-window-font-color="true" style:text-outline="false" style:text-line-through-style="none" style:text-line-through-type="none" style:font-name="Courier New" fo:font-size="10pt" fo:font-style="normal" fo:text-shadow="none" style:text-underline-style="none" fo:font-weight="bold" style:font-size-asian="10pt" style:font-style-asian="normal" style:font-weight-asian="bold" style:font-name-complex="Courier New1" style:font-size-complex="10pt" style:font-style-complex="normal" style:font-weight-complex="bold"/>
    </style:style>
    <style:style style:name="ce19" style:family="table-cell" style:parent-style-name="Default">
      <style:table-cell-properties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0" style:family="table-cell" style:parent-style-name="Default">
      <style:table-cell-properties fo:background-color="#ffffcc"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1" style:family="table-cell" style:parent-style-name="Default">
      <style:table-cell-properties fo:background-color="#ffff66"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2" style:family="table-cell" style:parent-style-name="Default">
      <style:table-cell-properties fo:background-color="#cc990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3" style:family="table-cell" style:parent-style-name="Default">
      <style:table-cell-properties fo:background-color="#c6d9f1"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4" style:family="table-cell" style:parent-style-name="Default">
      <style:table-cell-properties fo:background-color="#8eb4e3"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5" style:family="table-cell" style:parent-style-name="Default">
      <style:table-cell-properties fo:background-color="#00800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6" style:family="table-cell" style:parent-style-name="Default">
      <style:table-cell-properties fo:background-color="#99cc0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7" style:family="table-cell" style:parent-style-name="Default">
      <style:table-cell-properties fo:background-color="#ccffcc"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8" style:family="table-cell" style:parent-style-name="Default">
      <style:table-cell-properties fo:background-color="#fdeada"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9" style:family="table-cell" style:parent-style-name="Default">
      <style:table-cell-properties fo:background-color="#fac09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0" style:family="table-cell" style:parent-style-name="Default">
      <style:table-cell-properties fo:background-color="#ff0000" style:rotation-align="none"/>
      <style:text-properties fo:color="#ffffff"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1" style:family="table-cell" style:parent-style-name="Default">
      <style:table-cell-properties fo:background-color="#9bbb59"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2" style:family="table-cell" style:parent-style-name="Default">
      <style:table-cell-properties fo:background-color="#ffff00"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3" style:family="table-cell" style:parent-style-name="Default">
      <style:table-cell-properties fo:background-color="#8eb4e3" style:rotation-align="none"/>
      <style:text-properties style:font-name="Courier New" fo:font-size="10pt" style:font-size-asian="10pt" style:font-size-complex="10pt"/>
    </style:style>
    <style:style style:name="ce34" style:family="table-cell" style:parent-style-name="Default">
      <style:table-cell-properties fo:background-color="#ff0000" style:rotation-align="none"/>
      <style:text-properties style:font-name="Courier New" fo:font-size="10pt" style:font-size-asian="10pt" style:font-size-complex="10pt"/>
    </style:style>
    <style:style style:name="ce35" style:family="table-cell" style:parent-style-name="Default">
      <style:table-cell-properties fo:background-color="#b3a2c7" style:rotation-align="non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36" style:family="table-cell" style:parent-style-name="Default">
      <style:text-properties style:font-name="Courier New" fo:font-size="8pt" style:font-size-asian="8pt" style:font-size-complex="8pt"/>
    </style:style>
    <style:style style:name="ce37" style:family="table-cell" style:parent-style-name="Default">
      <style:table-cell-properties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39"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5.24mm" style:writing-mode="page"/>
      <style:text-properties fo:color="#0000ff" style:text-outline="false" style:text-line-through-style="none" style:text-line-through-type="none" style:font-name="Courier New" fo:font-size="8pt" fo:font-style="normal" fo:text-shadow="none" style:text-underline-style="solid" style:text-underline-width="auto" style:text-underline-color="font-color" fo:font-weight="normal" style:font-size-asian="8pt" style:font-style-asian="normal" style:font-weight-asian="normal" style:font-name-complex="Courier New1" style:font-size-complex="8pt" style:font-style-complex="normal" style:font-weight-complex="normal"/>
    </style:style>
    <style:style style:name="ce40"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5.24mm" style:writing-mode="page"/>
      <style:text-properties fo:color="#0000ff" style:text-outline="false" style:text-line-through-style="none" style:text-line-through-type="none" style:font-name="Courier New"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41" style:family="table-cell" style:parent-style-name="Default">
      <style:table-cell-properties fo:background-color="#ff00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2" style:family="table-cell" style:parent-style-name="Default" style:data-style-name="N10030">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3" style:family="table-cell" style:parent-style-name="Default">
      <style:table-cell-properties fo:background-color="#fcd5b4"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4" style:family="table-cell" style:parent-style-name="Default">
      <style:table-cell-properties fo:background-color="#fcd5b5"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5" style:family="table-cell" style:parent-style-name="Default">
      <style:table-cell-properties fo:background-color="#92d05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6" style:family="table-cell" style:parent-style-name="Default">
      <style:table-cell-properties fo:background-color="#ffff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7"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8" style:family="table-cell" style:parent-style-name="Default">
      <style:table-cell-properties fo:background-color="#fcd5b4"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4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0" style:family="table-cell" style:parent-style-name="Default">
      <style:table-cell-properties fo:background-color="#b8cce4"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1" style:family="table-cell" style:parent-style-name="Default" style:data-style-name="N10030">
      <style:table-cell-properties fo:background-color="#eaeaea"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2" style:family="table-cell" style:parent-style-name="Default">
      <style:table-cell-properties fo:background-color="#eaeaea"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3" style:family="table-cell" style:parent-style-name="Default">
      <style:table-cell-properties fo:background-color="#eaeaea"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4"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55" style:family="table-cell" style:parent-style-name="Default">
      <style:table-cell-properties fo:background-color="#dfe3e8"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363636"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fo:background-color="#ffffff"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57"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style:font-name="Courier New" fo:font-size="10pt" style:font-size-asian="10pt" style:font-size-complex="10pt"/>
    </style:style>
    <style:style style:name="ce58" style:family="table-cell" style:parent-style-name="Default">
      <style:table-cell-properties fo:background-color="#dfe3e8"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center" css3t:text-justify="auto" fo:margin-left="0mm" style:writing-mode="page"/>
      <style:text-properties fo:color="#363636"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fo:background-color="#ffffff"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ourier New"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60" style:family="table-cell" style:parent-style-name="Excel_20_Built-in_20_20_25__20_-_20_Accent1" style:data-style-name="N0">
      <style:table-cell-properties style:cell-protect="protected" style:print-content="true"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style:font-name="Courier New" fo:font-size="10pt" style:font-size-asian="10pt" style:font-size-complex="10pt"/>
    </style:style>
    <style:style style:name="ce61" style:family="table-cell" style:parent-style-name="Default" style:data-style-name="N10114">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font-name="Courier New" fo:font-size="10pt" style:font-size-asian="10pt" style:font-size-complex="10pt"/>
    </style:style>
    <style:style style:name="ce62"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font-name="Courier New" fo:font-size="10pt" style:font-size-asian="10pt" style:font-size-complex="10pt"/>
    </style:style>
    <style:style style:name="ce63"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Courier New" fo:font-size="10pt" style:font-size-asian="10pt" style:font-size-complex="10pt"/>
    </style:style>
    <style:style style:name="ce64" style:family="table-cell" style:parent-style-name="Default">
      <style:table-cell-properties fo:background-color="#eaeaea"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65" style:family="table-cell" style:parent-style-name="Default">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66" style:family="table-cell" style:parent-style-name="Default">
      <style:table-cell-properties style:rotation-align="none"/>
      <style:text-properties fo:color="#ff0000"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67" style:family="table-cell" style:parent-style-name="Default">
      <style:table-cell-properties fo:background-color="#0000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68" style:family="table-cell" style:parent-style-name="Default">
      <style:table-cell-properties style:rotation-align="none"/>
      <style:text-properties style:use-window-font-color="true" style:text-outline="false" style:text-line-through-style="solid" style:text-line-through-type="singl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6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70" style:family="table-cell" style:parent-style-name="Default">
      <style:table-cell-properties style:text-align-source="fix" style:repeat-content="false" fo:wrap-option="no-wrap" style:direction="ltr" style:rotation-angle="9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71" style:family="table-cell" style:parent-style-name="Default" style:data-style-name="N10050">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72" style:family="table-cell" style:parent-style-name="Default">
      <style:text-properties style:font-name="Courier New" fo:font-size="8pt" style:font-size-asian="8pt" style:font-size-complex="8pt"/>
      <style:map style:condition="cell-content-is-between(5,6)" style:apply-style-name="ConditionalStyle_5f_1" style:base-cell-address="Planning.E1"/>
    </style:style>
    <style:style style:name="ce73" style:family="table-cell" style:parent-style-name="Default">
      <style:table-cell-properties fo:border-bottom="2.49pt solid #99ccff" fo:background-color="#99ccff" style:diagonal-bl-tr="none" style:diagonal-tl-br="none" fo:border-left="none" fo:border-right="none" style:rotation-align="none" fo:border-top="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74" style:family="table-cell" style:parent-style-name="Default">
      <style:table-cell-properties fo:background-color="#ffff99"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75" style:family="table-cell" style:parent-style-name="Default">
      <style:table-cell-properties fo:background-color="#99ccff"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76" style:family="table-cell" style:parent-style-name="Default" style:data-style-name="N10050">
      <style:table-cell-properties fo:background-color="#c0c0c0"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77" style:family="table-cell" style:parent-style-name="Default">
      <style:table-cell-properties fo:background-color="#c0c0c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78" style:family="table-cell" style:parent-style-name="Default">
      <style:table-cell-properties fo:background-color="#c0c0c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79" style:family="table-cell" style:parent-style-name="Default">
      <style:table-cell-properties fo:background-color="#33cccc"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80" style:family="table-cell" style:parent-style-name="Default">
      <style:table-cell-properties fo:background-color="#ccffff"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81" style:family="table-cell" style:parent-style-name="Default">
      <style:table-cell-properties fo:background-color="#99cc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82" style:family="table-cell" style:parent-style-name="Default">
      <style:table-cell-properties fo:background-color="#0080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83" style:family="table-cell" style:parent-style-name="Default">
      <style:table-cell-properties fo:background-color="#ff66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84" style:family="table-cell" style:parent-style-name="Default" style:data-style-name="N10040">
      <style:table-cell-properties fo:background-color="#ccffff"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85" style:family="table-cell" style:parent-style-name="Default">
      <style:table-cell-properties fo:background-color="#ff0000" style:rotation-align="none"/>
      <style:text-properties fo:color="#ffffff"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86" style:family="table-cell" style:parent-style-name="Default">
      <style:table-cell-properties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87" style:family="table-cell" style:parent-style-name="Default">
      <style:table-cell-properties fo:background-color="#99cc00"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88" style:family="table-cell" style:parent-style-name="Default" style:data-style-name="N10050">
      <style:table-cell-properties style:text-align-source="value-type" style:repeat-content="false" fo:background-color="transparent"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map style:condition="cell-content-is-between(5,6)" style:apply-style-name="ConditionalStyle_5f_1" style:base-cell-address="Planning.E1"/>
    </style:style>
    <style:style style:name="ce89" style:family="table-cell" style:parent-style-name="Default">
      <style:table-cell-properties fo:background-color="transparent"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90" style:family="table-cell" style:parent-style-name="Default">
      <style:table-cell-properties fo:background-color="#dfe3e8"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363636"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1" style:family="table-cell" style:parent-style-name="Default">
      <style:table-cell-properties fo:background-color="#ffffff"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ourier Ne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92"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wrap" fo:border="0.74pt solid #b1bbcc" style:direction="ltr" style:rotation-angle="0" style:rotation-align="none" style:shrink-to-fit="false" style:vertical-align="middle" loext:vertical-justify="auto"/>
      <style:paragraph-properties css3t:text-justify="auto" fo:margin-left="0mm" style:writing-mode="page"/>
      <style:text-properties style:font-name="Courier New" fo:font-size="8pt" style:font-size-asian="8pt" style:font-size-complex="8pt"/>
    </style:style>
    <style:style style:name="ce93" style:family="table-cell" style:parent-style-name="Default">
      <style:table-cell-properties fo:background-color="#dfe3e8"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center" css3t:text-justify="auto" fo:margin-left="0mm" style:writing-mode="page"/>
      <style:text-properties fo:color="#363636"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4" style:family="table-cell" style:parent-style-name="Default">
      <style:table-cell-properties fo:background-color="#ffffff"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Courier New"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95" style:family="table-cell" style:parent-style-name="Excel_20_Built-in_20_20_25__20_-_20_Accent1" style:data-style-name="N0">
      <style:table-cell-properties style:cell-protect="protected" style:print-content="true" style:diagonal-bl-tr="none" style:diagonal-tl-br="none" style:text-align-source="fix" style:repeat-content="false" fo:wrap-option="wrap" fo:border="0.74pt solid #b1bbcc" style:direction="ltr" style:rotation-angle="0" style:rotation-align="none" style:shrink-to-fit="false" style:vertical-align="middle" loext:vertical-justify="auto"/>
      <style:paragraph-properties fo:text-align="end" css3t:text-justify="auto" fo:margin-left="0mm" style:writing-mode="page"/>
      <style:text-properties style:font-name="Courier New" fo:font-size="8pt" style:font-size-asian="8pt" style:font-size-complex="8pt"/>
    </style:style>
    <style:style style:name="ce96" style:family="table-cell" style:parent-style-name="Default" style:data-style-name="N10143">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font-name="Courier New" fo:font-size="8pt" style:font-size-asian="8pt" style:font-size-complex="8pt"/>
    </style:style>
    <style:style style:name="ce97" style:family="table-cell" style:parent-style-name="Default" style:data-style-name="N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font-name="Courier New" fo:font-size="8pt" style:font-size-asian="8pt" style:font-size-complex="8pt"/>
    </style:style>
    <style:style style:name="ce98" style:family="table-cell" style:parent-style-name="Excel_20_Built-in_20_20_25__20_-_20_Accent1" style:data-style-name="N0">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Courier New" fo:font-size="8pt" style:font-size-asian="8pt" style:font-size-complex="8pt"/>
    </style:style>
    <style:style style:name="ce99" style:family="table-cell" style:parent-style-name="Default" style:data-style-name="N10114">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font-name="Courier New" fo:font-size="8pt" style:font-size-asian="8pt" style:font-size-complex="8pt"/>
    </style:style>
    <style:style style:name="ce100" style:family="table-cell" style:parent-style-name="Default">
      <style:table-cell-properties fo:border-bottom="2.49pt solid #000000" style:diagonal-bl-tr="none" style:diagonal-tl-br="none" fo:border-left="2.49pt solid #000000" fo:padding="0.71mm" fo:border-right="2.49pt solid #000000" style:rotation-align="none" fo:border-top="none"/>
      <style:text-properties style:font-name="Liberation Mono" fo:font-size="11pt" style:font-size-asian="11pt" style:font-size-complex="11pt"/>
    </style:style>
    <style:style style:name="ce101" style:family="table-cell" style:parent-style-name="Default">
      <style:table-cell-properties fo:border-bottom="none" style:diagonal-bl-tr="none" style:diagonal-tl-br="none" fo:border-left="2.49pt solid #000000" fo:padding="0.71mm" fo:border-right="2.49pt solid #000000" style:rotation-align="none" fo:border-top="2.49pt solid #000000"/>
      <style:text-properties style:font-name="Liberation Mono" fo:font-size="11pt" style:font-size-asian="11pt" style:font-size-complex="11pt"/>
    </style:style>
    <style:style style:name="ce102" style:family="table-cell" style:parent-style-name="Default">
      <style:table-cell-properties style:glyph-orientation-vertical="0" style:diagonal-bl-tr="none" style:diagonal-tl-br="none" style:text-align-source="fix" style:repeat-content="false" fo:wrap-option="no-wrap" fo:border="2.49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969696"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fo:color="#969696"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style:glyph-orientation-vertical="0" fo:border-bottom="2.49pt solid #000000"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middle" loext:vertical-justify="auto"/>
      <style:paragraph-properties fo:text-align="center" css3t:text-justify="auto" fo:margin-left="0mm" style:writing-mode="page"/>
      <style:text-properties fo:color="#969696"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5" style:family="table-cell" style:parent-style-name="Default">
      <style:table-cell-properties fo:padding="0.71mm"/>
      <style:text-properties style:font-name="Liberation Mono" fo:font-size="11pt" style:font-size-asian="11pt" style:font-size-complex="11pt"/>
    </style:style>
    <style:style style:name="ce106" style:family="table-cell" style:parent-style-name="Excel_5f_BuiltIn_5f_Texte_20_explicatif" style:data-style-name="N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2.49pt solid #000000" style:direction="ltr" fo:padding="0.71mm" fo:border-right="2.49pt solid #000000" style:rotation-angle="0" style:rotation-align="none" style:shrink-to-fit="false" fo:border-top="2.49pt solid #000000" style:vertical-align="automatic" loext:vertical-justify="auto"/>
      <style:paragraph-properties css3t:text-justify="auto" fo:margin-left="0mm" style:writing-mode="page"/>
      <style:text-properties style:font-name="Liberation Mono" fo:font-size="11pt" style:font-size-asian="11pt" style:font-size-complex="11pt"/>
    </style:style>
    <style:style style:name="ce107" style:family="table-cell" style:parent-style-name="Default">
      <style:table-cell-properties fo:border-bottom="0.74pt solid #000000" style:diagonal-bl-tr="none" style:diagonal-tl-br="none" fo:border-left="2.49pt solid #000000" fo:padding="0.71mm" fo:border-right="2.49pt solid #000000" style:rotation-align="none" fo:border-top="2.49pt solid #000000"/>
      <style:text-properties style:font-name="Liberation Mono" fo:font-size="11pt" style:font-size-asian="11pt" style:font-size-complex="11pt"/>
    </style:style>
    <style:style style:name="ce108" style:family="table-cell" style:parent-style-name="Default">
      <style:table-cell-properties fo:border-bottom="0.74pt solid #000000" style:diagonal-bl-tr="none" style:diagonal-tl-br="none" fo:border-left="2.49pt solid #000000" fo:padding="0.71mm" fo:border-right="2.49pt solid #000000" style:rotation-align="none" fo:border-top="0.74pt solid #000000"/>
      <style:text-properties style:font-name="Liberation Mono" fo:font-size="11pt" style:font-size-asian="11pt" style:font-size-complex="11pt"/>
    </style:style>
    <style:style style:name="ce109" style:family="table-cell" style:parent-style-name="Default">
      <style:table-cell-properties fo:border-bottom="2.49pt solid #000000" style:diagonal-bl-tr="none" style:diagonal-tl-br="none" fo:border-left="2.49pt solid #000000" fo:padding="0.71mm" fo:border-right="2.49pt solid #000000" style:rotation-align="none" fo:border-top="0.74pt solid #000000"/>
      <style:text-properties style:font-name="Liberation Mono" fo:font-size="11pt" style:font-size-asian="11pt" style:font-size-complex="11pt"/>
    </style:style>
    <style:style style:name="ce110" style:family="table-cell" style:parent-style-name="Default">
      <style:table-cell-properties fo:padding="0.71mm"/>
      <style:text-properties fo:color="#80808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1" style:family="table-cell" style:parent-style-name="Default">
      <style:table-cell-properties style:glyph-orientation-vertical="0" fo:border-bottom="2.49pt solid #000000" fo:background-color="#efefef"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112" style:family="table-cell" style:parent-style-name="Default">
      <style:table-cell-properties style:glyph-orientation-vertical="0" fo:border-bottom="none" fo:background-color="#efefef"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113" style:family="table-cell" style:parent-style-name="Default">
      <style:table-cell-properties fo:border-bottom="0.74pt solid #000000" fo:background-color="#bfefef" style:diagonal-bl-tr="none" style:diagonal-tl-br="none" fo:border-left="none" fo:padding="0.71mm" fo:border-right="none" style:rotation-align="none" fo:border-top="2.49pt solid #000000"/>
      <style:text-properties style:font-name="Liberation Mono" fo:font-size="11pt" style:font-size-asian="11pt" style:font-size-complex="11pt"/>
    </style:style>
    <style:style style:name="ce114" style:family="table-cell" style:parent-style-name="Default">
      <style:table-cell-properties fo:border-bottom="0.74pt solid #000000" fo:background-color="#bfefef" style:diagonal-bl-tr="none" style:diagonal-tl-br="none" fo:border-left="none" fo:padding="0.71mm" fo:border-right="none" style:rotation-align="none" fo:border-top="0.74pt solid #000000"/>
      <style:text-properties style:font-name="Liberation Mono" fo:font-size="11pt" style:font-size-asian="11pt" style:font-size-complex="11pt"/>
    </style:style>
    <style:style style:name="ce115" style:family="table-cell" style:parent-style-name="Default">
      <style:table-cell-properties fo:border-bottom="2.49pt solid #000000" fo:background-color="#bfefef" style:diagonal-bl-tr="none" style:diagonal-tl-br="none" fo:border-left="none" fo:padding="0.71mm" fo:border-right="none" style:rotation-align="none" fo:border-top="0.74pt solid #000000"/>
      <style:text-properties style:font-name="Liberation Mono" fo:font-size="11pt" style:font-size-asian="11pt" style:font-size-complex="11pt"/>
    </style:style>
    <style:style style:name="ce116" style:family="table-cell" style:parent-style-name="Default">
      <style:table-cell-properties fo:border-bottom="2.49pt solid #000000" fo:background-color="#bfefef" style:diagonal-bl-tr="none" style:diagonal-tl-br="none" fo:border-left="none" fo:padding="0.71mm" fo:border-right="none" style:rotation-align="none" fo:border-top="0.74pt solid #000000"/>
      <style:text-properties fo:color="#c0c0c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style:glyph-orientation-vertical="0" fo:border-bottom="2.49pt solid #000000" fo:background-color="#efefef"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118" style:family="table-cell" style:parent-style-name="Default">
      <style:table-cell-properties fo:border-bottom="0.74pt solid #000000" fo:background-color="#efefef" style:diagonal-bl-tr="none" style:diagonal-tl-br="none" fo:border-left="0.74pt solid #000000" fo:padding="0.71mm" fo:border-right="2.49pt solid #000000" style:rotation-align="none" fo:border-top="2.49pt solid #000000"/>
      <style:text-properties style:font-name="Liberation Mono" fo:font-size="11pt" style:font-size-asian="11pt" style:font-size-complex="11pt"/>
    </style:style>
    <style:style style:name="ce119" style:family="table-cell" style:parent-style-name="Default">
      <style:table-cell-properties fo:border-bottom="0.74pt solid #000000" fo:background-color="#efefef" style:diagonal-bl-tr="none" style:diagonal-tl-br="none" fo:border-left="0.74pt solid #000000" fo:padding="0.71mm" fo:border-right="2.49pt solid #000000" style:rotation-align="none" fo:border-top="0.74pt solid #000000"/>
      <style:text-properties style:font-name="Liberation Mono" fo:font-size="11pt" style:font-size-asian="11pt" style:font-size-complex="11pt"/>
    </style:style>
    <style:style style:name="ce120" style:family="table-cell" style:parent-style-name="Default">
      <style:table-cell-properties fo:border-bottom="2.49pt solid #000000" fo:background-color="#efefef" style:diagonal-bl-tr="none" style:diagonal-tl-br="none" fo:border-left="0.74pt solid #000000" fo:padding="0.71mm" fo:border-right="2.49pt solid #000000" style:rotation-align="none" fo:border-top="0.74pt solid #000000"/>
      <style:text-properties style:font-name="Liberation Mono" fo:font-size="11pt" style:font-size-asian="11pt" style:font-size-complex="11pt"/>
    </style:style>
    <style:style style:name="ce121" style:family="table-cell" style:parent-style-name="Default">
      <style:table-cell-properties fo:border-bottom="2.49pt solid #000000" fo:background-color="#efefef" style:diagonal-bl-tr="none" style:diagonal-tl-br="none" fo:border-left="0.74pt solid #000000" fo:padding="0.71mm" fo:border-right="2.49pt solid #000000" style:rotation-align="none" fo:border-top="0.74pt solid #000000"/>
      <style:text-properties fo:color="#c0c0c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123"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124" style:family="table-cell" style:parent-style-name="Default">
      <style:table-cell-properties fo:border-bottom="0.74pt solid #000000" fo:background-color="#ccffff" style:diagonal-bl-tr="none" style:diagonal-tl-br="none" fo:border-left="none" fo:padding="0.71mm" fo:border-right="none" style:rotation-align="none" fo:border-top="2.49pt solid #000000"/>
      <style:text-properties style:font-name="Liberation Mono" fo:font-size="11pt" style:font-size-asian="11pt" style:font-size-complex="11pt"/>
    </style:style>
    <style:style style:name="ce125" style:family="table-cell" style:parent-style-name="Default">
      <style:table-cell-properties fo:border-bottom="0.74pt solid #000000" fo:background-color="#ccffff" style:diagonal-bl-tr="none" style:diagonal-tl-br="none" fo:border-left="none" fo:padding="0.71mm" fo:border-right="none" style:rotation-align="none" fo:border-top="0.74pt solid #000000"/>
      <style:text-properties style:font-name="Liberation Mono" fo:font-size="11pt" style:font-size-asian="11pt" style:font-size-complex="11pt"/>
    </style:style>
    <style:style style:name="ce126" style:family="table-cell" style:parent-style-name="Default">
      <style:table-cell-properties fo:border-bottom="2.49pt solid #000000" fo:background-color="#ccffff" style:diagonal-bl-tr="none" style:diagonal-tl-br="none" fo:border-left="none" fo:padding="0.71mm" fo:border-right="none" style:rotation-align="none" fo:border-top="0.74pt solid #000000"/>
      <style:text-properties style:font-name="Liberation Mono" fo:font-size="11pt" style:font-size-asian="11pt" style:font-size-complex="11pt"/>
    </style:style>
    <style:style style:name="ce127" style:family="table-cell" style:parent-style-name="Default">
      <style:table-cell-properties fo:border-bottom="2.49pt solid #000000" fo:background-color="#ccffff" style:diagonal-bl-tr="none" style:diagonal-tl-br="none" fo:border-left="none" fo:padding="0.71mm" fo:border-right="none" style:rotation-align="none" fo:border-top="0.74pt solid #000000"/>
      <style:text-properties fo:color="#80808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8"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2.49pt solid #000000" style:rotation-angle="0" style:rotation-align="none" style:shrink-to-fit="false" fo:border-top="2.49pt solid #000000"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129" style:family="table-cell" style:parent-style-name="Default">
      <style:table-cell-properties fo:border-bottom="0.74pt solid #000000" style:diagonal-bl-tr="none" style:diagonal-tl-br="none" fo:border-left="0.74pt solid #000000" fo:padding="0.71mm" fo:border-right="2.49pt solid #000000" style:rotation-align="none" fo:border-top="2.49pt solid #000000"/>
      <style:text-properties style:font-name="Liberation Mono" fo:font-size="11pt" style:font-size-asian="11pt" style:font-size-complex="11pt"/>
    </style:style>
    <style:style style:name="ce130" style:family="table-cell" style:parent-style-name="Default">
      <style:table-cell-properties fo:border-bottom="0.74pt solid #000000" style:diagonal-bl-tr="none" style:diagonal-tl-br="none" fo:border-left="0.74pt solid #000000" fo:padding="0.71mm" fo:border-right="2.49pt solid #000000" style:rotation-align="none" fo:border-top="0.74pt solid #000000"/>
      <style:text-properties style:font-name="Liberation Mono" fo:font-size="11pt" style:font-size-asian="11pt" style:font-size-complex="11pt"/>
    </style:style>
    <style:style style:name="ce131" style:family="table-cell" style:parent-style-name="Default">
      <style:table-cell-properties fo:border-bottom="2.49pt solid #000000" style:diagonal-bl-tr="none" style:diagonal-tl-br="none" fo:border-left="0.74pt solid #000000" fo:padding="0.71mm" fo:border-right="2.49pt solid #000000" style:rotation-align="none" fo:border-top="0.74pt solid #000000"/>
      <style:text-properties style:font-name="Liberation Mono" fo:font-size="11pt" style:font-size-asian="11pt" style:font-size-complex="11pt"/>
    </style:style>
    <style:style style:name="ce132" style:family="table-cell" style:parent-style-name="Default">
      <style:table-cell-properties fo:border-bottom="2.49pt solid #000000" style:diagonal-bl-tr="none" style:diagonal-tl-br="none" fo:border-left="0.74pt solid #000000" fo:padding="0.71mm" fo:border-right="2.49pt solid #000000" style:rotation-align="none" fo:border-top="0.74pt solid #000000"/>
      <style:text-properties fo:color="#808080"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fo:border-bottom="0.74pt solid #000000" fo:background-color="#ccffff" style:diagonal-bl-tr="none" style:diagonal-tl-br="none" fo:border-left="none" fo:padding="0.71mm" fo:border-right="0.74pt solid #000000" style:rotation-align="none" fo:border-top="2.49pt solid #000000"/>
      <style:text-properties style:font-name="Liberation Mono" fo:font-size="11pt" style:font-size-asian="11pt" style:font-size-complex="11pt"/>
    </style:style>
    <style:style style:name="ce134" style:family="table-cell" style:parent-style-name="Default">
      <style:table-cell-properties fo:border-bottom="0.74pt solid #000000" fo:background-color="#ccffff" style:diagonal-bl-tr="none" style:diagonal-tl-br="none" fo:border-left="none" fo:padding="0.71mm" fo:border-right="0.74pt solid #000000" style:rotation-align="none" fo:border-top="0.74pt solid #000000"/>
      <style:text-properties style:font-name="Liberation Mono" fo:font-size="11pt" style:font-size-asian="11pt" style:font-size-complex="11pt"/>
    </style:style>
    <style:style style:name="ce135" style:family="table-cell" style:parent-style-name="Default">
      <style:table-cell-properties fo:border-bottom="2.49pt solid #000000" fo:background-color="#ccffff" style:diagonal-bl-tr="none" style:diagonal-tl-br="none" fo:border-left="none" fo:padding="0.71mm" fo:border-right="0.74pt solid #000000" style:rotation-align="none" fo:border-top="0.74pt solid #000000"/>
      <style:text-properties style:font-name="Liberation Mono" fo:font-size="11pt" style:font-size-asian="11pt" style:font-size-complex="11pt"/>
    </style:style>
    <style:style style:name="ce136" style:family="table-cell" style:parent-style-name="Default">
      <style:table-cell-properties fo:border-bottom="0.74pt solid #000000" style:diagonal-bl-tr="none" style:diagonal-tl-br="none" fo:border-left="none" fo:padding="0.71mm" fo:border-right="2.49pt solid #000000" style:rotation-align="none" fo:border-top="2.49pt solid #000000"/>
      <style:text-properties style:font-name="Liberation Mono" fo:font-size="11pt" style:font-size-asian="11pt" style:font-size-complex="11pt"/>
    </style:style>
    <style:style style:name="ce137" style:family="table-cell" style:parent-style-name="Default">
      <style:table-cell-properties fo:border-bottom="0.74pt solid #000000" style:diagonal-bl-tr="none" style:diagonal-tl-br="none" fo:border-left="none" fo:padding="0.71mm" fo:border-right="2.49pt solid #000000" style:rotation-align="none" fo:border-top="0.74pt solid #000000"/>
      <style:text-properties style:font-name="Liberation Mono" fo:font-size="11pt" style:font-size-asian="11pt" style:font-size-complex="11pt"/>
    </style:style>
    <style:style style:name="ce138" style:family="table-cell" style:parent-style-name="Default">
      <style:table-cell-properties fo:border-bottom="2.49pt solid #000000" style:diagonal-bl-tr="none" style:diagonal-tl-br="none" fo:border-left="none" fo:padding="0.71mm" fo:border-right="2.49pt solid #000000" style:rotation-align="none" fo:border-top="0.74pt solid #000000"/>
      <style:text-properties style:font-name="Liberation Mono" fo:font-size="11pt" style:font-size-asian="11pt" style:font-size-complex="11pt"/>
    </style:style>
    <style:style style:name="ce139" style:family="table-cell" style:parent-style-name="Default">
      <style:table-cell-properties fo:border-bottom="0.74pt solid #000000" fo:background-color="#ccffff" style:diagonal-bl-tr="none" style:diagonal-tl-br="none" fo:border-left="2.49pt solid #000000" fo:padding="0.71mm" fo:border-right="0.74pt solid #000000" style:rotation-align="none" fo:border-top="2.49pt solid #000000"/>
      <style:text-properties style:font-name="Liberation Mono" fo:font-size="11pt" style:font-size-asian="11pt" style:font-size-complex="11pt"/>
    </style:style>
    <style:style style:name="ce140" style:family="table-cell" style:parent-style-name="Default">
      <style:table-cell-properties fo:border-bottom="0.74pt solid #000000" fo:background-color="#ccffff" style:diagonal-bl-tr="none" style:diagonal-tl-br="none" fo:border-left="2.49pt solid #000000" fo:padding="0.71mm" fo:border-right="0.74pt solid #000000" style:rotation-align="none" fo:border-top="0.74pt solid #000000"/>
      <style:text-properties style:font-name="Liberation Mono" fo:font-size="11pt" style:font-size-asian="11pt" style:font-size-complex="11pt"/>
    </style:style>
    <style:style style:name="ce141" style:family="table-cell" style:parent-style-name="Default">
      <style:table-cell-properties fo:border-bottom="2.49pt solid #000000" fo:background-color="#ccffff" style:diagonal-bl-tr="none" style:diagonal-tl-br="none" fo:border-left="2.49pt solid #000000" fo:padding="0.71mm" fo:border-right="0.74pt solid #000000" style:rotation-align="none" fo:border-top="0.74pt solid #000000"/>
      <style:text-properties style:font-name="Liberation Mono" fo:font-size="11pt" style:font-size-asian="11pt" style:font-size-complex="11pt"/>
    </style:style>
    <style:style style:name="ce142" style:family="table-cell" style:parent-style-name="Default">
      <style:table-cell-properties style:glyph-orientation-vertical="0" fo:border-bottom="2.49pt solid #000000" style:diagonal-bl-tr="none" style:diagonal-tl-br="none" style:text-align-source="fix" style:repeat-content="false" fo:wrap-option="no-wrap" fo:border-left="2.49pt solid #000000"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143" style:family="table-cell" style:parent-style-name="Default">
      <style:table-cell-properties style:glyph-orientation-vertical="0" fo:border-bottom="2.49pt solid #000000" style:diagonal-bl-tr="none" style:diagonal-tl-br="none" style:text-align-source="fix" style:repeat-content="false" fo:wrap-option="no-wrap" fo:border-left="none" style:direction="ltr" fo:padding="0.71mm" fo:border-right="2.49pt solid #000000" style:rotation-angle="0" style:rotation-align="none" style:shrink-to-fit="false" fo:border-top="none" style:vertical-align="automatic" loext:vertical-justify="auto"/>
      <style:paragraph-properties fo:text-align="center" css3t:text-justify="auto" fo:margin-left="0mm" style:writing-mode="page"/>
      <style:text-properties style:font-name="Liberation Mono" fo:font-size="11pt" style:font-size-asian="11pt" style:font-size-complex="11pt"/>
    </style:style>
    <style:style style:name="ce144" style:family="table-cell" style:parent-style-name="Default">
      <style:table-cell-properties style:diagonal-bl-tr="none" style:diagonal-tl-br="none" fo:border="0.74pt solid #000000" style:rotation-align="none"/>
      <style:text-properties style:font-name="Liberation Mono" fo:font-size="11pt" style:font-size-asian="11pt" style:font-size-complex="11pt"/>
    </style:style>
    <style:style style:name="ce145" style:family="table-cell" style:parent-style-name="Excel_20_Built-in_20_Accent3"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font-name="Liberation Mono" fo:font-size="11pt" style:font-size-asian="11pt" style:font-size-complex="11pt"/>
    </style:style>
    <style:style style:name="ce146" style:family="table-cell" style:parent-style-name="Excel_20_Built-in_20_Accent3"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Liberation Mono" fo:font-size="11pt" style:font-size-asian="11pt" style:font-size-complex="11pt"/>
    </style:style>
    <style:style style:name="ce147" style:family="table-cell" style:parent-style-name="Excel_20_Built-in_20_Accent1"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font-name="Liberation Mono" fo:font-size="11pt" style:font-size-asian="11pt" style:font-size-complex="11pt"/>
    </style:style>
    <style:style style:name="ce148" style:family="table-cell" style:parent-style-name="Excel_20_Built-in_20_Accent1" style:data-style-name="N0">
      <style:table-cell-properties fo:border-bottom="none" style:cell-protect="protected"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Liberation Mono" fo:font-size="11pt" style:font-size-asian="11pt" style:font-size-complex="11pt"/>
    </style:style>
    <style:style style:name="ce149" style:family="table-cell" style:parent-style-name="Excel_20_Built-in_20_Accent3"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150" style:family="table-cell" style:parent-style-name="Excel_20_Built-in_20_Accent1"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151" style:family="table-cell" style:parent-style-name="Default" style:data-style-name="N10114">
      <style:table-cell-properties style:diagonal-bl-tr="none" style:diagonal-tl-br="none" fo:border="0.74pt solid #000000" style:rotation-align="none"/>
      <style:text-properties style:font-name="Liberation Mono" fo:font-size="11pt" style:font-size-asian="11pt" style:font-size-complex="11pt"/>
    </style:style>
    <style:style style:name="ce152" style:family="table-cell" style:parent-style-name="Default">
      <style:table-cell-properties fo:background-color="#b9cde5" style:diagonal-bl-tr="none" style:diagonal-tl-br="none" fo:border="0.74pt solid #000000" style:rotation-align="none"/>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3" style:family="table-cell" style:parent-style-name="Default">
      <style:table-cell-properties fo:background-color="#b9cde5" style:diagonal-bl-tr="none" style:diagonal-tl-br="none" fo:border="0.74pt solid #000000" style:rotation-align="none"/>
      <style:text-properties style:font-name="Liberation Mono" fo:font-size="11pt" style:font-size-asian="11pt" style:font-size-complex="11pt"/>
    </style:style>
    <style:style style:name="ce154" style:family="table-cell" style:parent-style-name="Excel_20_Built-in_20_Accent3" style:data-style-name="N1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155"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156" style:family="table-cell" style:parent-style-name="Excel_20_Built-in_20_Accent1" style:data-style-name="N1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157"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table-cell-properties fo:background-color="#b9cde5" style:diagonal-bl-tr="none" style:diagonal-tl-br="none" fo:border="0.74pt solid #000000" style:rotation-align="none"/>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9" style:family="table-cell" style:parent-style-name="Default" style:data-style-name="N10">
      <style:table-cell-properties style:diagonal-bl-tr="none" style:diagonal-tl-br="none" fo:border="0.74pt solid #000000" style:rotation-align="none"/>
      <style:text-properties style:font-name="Liberation Mono" fo:font-size="11pt" style:font-size-asian="11pt" style:font-size-complex="11pt"/>
    </style:style>
    <style:style style:name="ce16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font-name="Courier New" fo:font-size="8pt" style:font-size-asian="8pt" style:font-size-complex="8pt"/>
    </style:style>
    <style:style style:name="ce161" style:family="table-cell" style:parent-style-name="Default">
      <style:table-cell-properties fo:background-color="#ffff00"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62" style:family="table-cell" style:parent-style-name="Default">
      <style:table-cell-properties fo:background-color="#3366ff"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63" style:family="table-cell" style:parent-style-name="Default">
      <style:table-cell-properties fo:background-color="#ccffcc" style:rotation-align="non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64" style:family="table-cell" style:parent-style-name="Default">
      <style:table-cell-properties fo:background-color="#ff99cc" style:rotation-align="none"/>
      <style:text-properties fo:color="#ffffff"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65" style:family="table-cell" style:parent-style-name="Default">
      <style:table-cell-properties fo:background-color="#000000" style:rotation-align="none"/>
      <style:text-properties fo:color="#ffffff" style:text-outline="false" style:text-line-through-style="none" style:text-line-through-type="none" style:font-name="Courier New" fo:font-size="8pt" fo:font-style="normal" fo:text-shadow="none" style:text-underline-style="none" fo:font-weight="bold" style:font-size-asian="8pt" style:font-style-asian="normal" style:font-weight-asian="bold" style:font-name-complex="Courier New1" style:font-size-complex="8pt" style:font-style-complex="normal" style:font-weight-complex="bold"/>
    </style:style>
    <style:style style:name="ce166" style:family="table-cell" style:parent-style-name="Default">
      <style:table-cell-properties fo:background-color="#c0c0c0"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font-name="Courier New" fo:font-size="8pt" style:font-size-asian="8pt" style:font-size-complex="8pt"/>
    </style:style>
    <style:style style:name="ce168" style:family="table-cell" style:parent-style-name="Default" style:data-style-name="N10000">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69" style:family="table-cell" style:parent-style-name="Default" style:data-style-name="N10050">
      <style:table-cell-properties style:text-align-source="value-type" style:repeat-content="false" fo:wrap-option="no-wrap" style:direction="ltr" style:rotation-angle="9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8pt" fo:font-style="normal" fo:text-shadow="none" style:text-underline-style="none" fo:font-weight="normal" style:font-size-asian="8pt" style:font-style-asian="normal" style:font-weight-asian="normal" style:font-name-complex="Courier New1" style:font-size-complex="8pt" style:font-style-complex="normal" style:font-weight-complex="normal"/>
    </style:style>
    <style:style style:name="ce17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style:font-name="Courier New" fo:font-size="8pt" style:font-size-asian="8pt" style:font-size-complex="8pt"/>
    </style:style>
    <style:style style:name="ce171" style:family="table-cell" style:parent-style-name="Default">
      <style:table-cell-properties style:rotation-align="none" style:vertical-align="automatic"/>
      <style:text-properties style:use-window-font-color="true" style:text-outline="false" style:text-line-through-style="none" style:text-line-through-type="none" style:font-name="Liberation Mono"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table-cell-properties style:vertical-align="automatic"/>
      <style:text-properties style:font-name="Liberation Mono" fo:font-size="11pt" style:font-size-asian="11pt" style:font-size-complex="11pt"/>
    </style:style>
    <style:style style:name="ce173" style:family="table-cell" style:parent-style-name="Default">
      <style:text-properties style:font-name="Liberation Mono"/>
    </style:style>
    <style:style style:name="ce174" style:family="table-cell" style:parent-style-name="Default">
      <style:table-cell-properties fo:background-color="#000000" style:vertical-align="automatic"/>
      <style:text-properties style:font-name="Liberation Mono" fo:font-size="11pt" style:font-size-asian="11pt" style:font-size-complex="11pt"/>
    </style:style>
    <style:style style:name="ce175"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6"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17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font-name="Liberation Mono" fo:font-size="11pt" style:font-size-asian="11pt" style:font-size-complex="11pt"/>
    </style:style>
    <style:style style:name="ce17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180" style:family="table-cell" style:parent-style-name="Default">
      <style:table-cell-properties fo:border-bottom="0.74pt solid #000000" style:diagonal-bl-tr="none" style:diagonal-tl-br="none" fo:border-left="2.49pt solid #000000" fo:border-right="0.74pt solid #000000" style:rotation-align="none" fo:border-top="2.49pt solid #000000"/>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1"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top" loext:vertical-justify="auto"/>
      <style:paragraph-properties css3t:text-justify="auto" fo:margin-left="0mm" style:writing-mode="page"/>
      <style:text-properties style:font-name="Liberation Mono" fo:font-size="11pt" style:font-size-asian="11pt" style:font-size-complex="11pt"/>
    </style:style>
    <style:style style:name="ce182" style:family="table-cell" style:parent-style-name="Default">
      <style:table-cell-properties fo:border-bottom="0.74pt solid #000000" style:diagonal-bl-tr="none" style:diagonal-tl-br="none" fo:border-left="2.49pt solid #000000" fo:border-right="0.74pt solid #000000" style:rotation-align="none" fo:border-top="0.74pt solid #000000"/>
      <style:text-properties style:font-name="Liberation Mono" fo:font-size="11pt" style:font-size-asian="11pt" style:font-size-complex="11pt"/>
    </style:style>
    <style:style style:name="ce183" style:family="table-cell" style:parent-style-name="Default">
      <style:table-cell-properties fo:border-bottom="2.49pt solid #000000" style:diagonal-bl-tr="none" style:diagonal-tl-br="none" fo:border-left="2.49pt solid #000000" fo:border-right="0.74pt solid #000000" style:rotation-align="none" fo:border-top="0.74pt solid #000000"/>
      <style:text-properties style:font-name="Liberation Mono" fo:font-size="11pt" style:font-size-asian="11pt" style:font-size-complex="11pt"/>
    </style:style>
    <style:style style:name="ce184"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Liberation Mono" fo:font-size="11pt" style:font-size-asian="11pt" style:font-size-complex="11pt"/>
    </style:style>
    <style:style style:name="ce185" style:family="table-cell" style:parent-style-name="Default">
      <style:table-cell-properties fo:border-bottom="0.74pt solid #000000" style:diagonal-bl-tr="none" style:diagonal-tl-br="none" fo:border-left="0.74pt solid #000000" fo:border-right="0.74pt solid #000000" style:rotation-align="none" fo:border-top="2.49pt solid #000000"/>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6" style:family="table-cell" style:parent-style-name="Default" style:data-style-name="N10030">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style:font-name="Liberation Mono" fo:font-size="11pt" style:font-size-asian="11pt" style:font-size-complex="11pt"/>
    </style:style>
    <style:style style:name="ce187" style:family="table-cell" style:parent-style-name="Default" style:data-style-name="N10030">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mm" style:writing-mode="page"/>
      <style:text-properties style:font-name="Liberation Mono" fo:font-size="11pt" style:font-size-asian="11pt" style:font-size-complex="11pt"/>
    </style:style>
    <style:style style:name="ce188" style:family="table-cell" style:parent-style-name="Default" style:data-style-name="N10030">
      <style:table-cell-properties style:diagonal-bl-tr="none" style:diagonal-tl-br="none" fo:border="0.74pt solid #000000" style:rotation-align="none"/>
      <style:text-properties style:font-name="Liberation Mono" fo:font-size="11pt" style:font-size-asian="11pt" style:font-size-complex="11pt"/>
    </style:style>
    <style:style style:name="ce189" style:family="table-cell" style:parent-style-name="Default">
      <style:table-cell-properties fo:border-bottom="2.49pt solid #000000" style:diagonal-bl-tr="none" style:diagonal-tl-br="none" fo:border-left="0.74pt solid #000000" fo:border-right="0.74pt solid #000000" style:rotation-align="none" fo:border-top="0.74pt solid #000000"/>
      <style:text-properties style:font-name="Liberation Mono" fo:font-size="11pt" style:font-size-asian="11pt" style:font-size-complex="11pt"/>
    </style:style>
    <style:style style:name="ce19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style:font-name="Liberation Mono" fo:font-size="11pt" style:font-size-asian="11pt" style:font-size-complex="11pt"/>
    </style:style>
    <style:style style:name="ce191" style:family="table-cell" style:parent-style-name="Default">
      <style:table-cell-properties fo:border-bottom="0.74pt solid #000000" style:diagonal-bl-tr="none" style:diagonal-tl-br="none" fo:border-left="0.74pt solid #000000" fo:border-right="2.49pt solid #000000" style:rotation-align="none" fo:border-top="2.49pt solid #000000"/>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2"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bottom" loext:vertical-justify="auto"/>
      <style:paragraph-properties css3t:text-justify="auto" fo:margin-left="0mm" style:writing-mode="page"/>
      <style:text-properties style:font-name="Liberation Mono" fo:font-size="11pt" style:font-size-asian="11pt" style:font-size-complex="11pt"/>
    </style:style>
    <style:style style:name="ce19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top" loext:vertical-justify="auto"/>
      <style:paragraph-properties css3t:text-justify="auto" fo:margin-left="0mm" style:writing-mode="page"/>
      <style:text-properties style:font-name="Liberation Mono" fo:font-size="11pt" style:font-size-asian="11pt" style:font-size-complex="11pt"/>
    </style:style>
    <style:style style:name="ce194" style:family="table-cell" style:parent-style-name="Default">
      <style:table-cell-properties fo:border-bottom="0.74pt solid #000000" style:diagonal-bl-tr="none" style:diagonal-tl-br="none" fo:border-left="0.74pt solid #000000" fo:border-right="2.49pt solid #000000" style:rotation-align="none" fo:border-top="0.74pt solid #000000"/>
      <style:text-properties style:font-name="Liberation Mono" fo:font-size="11pt" style:font-size-asian="11pt" style:font-size-complex="11pt"/>
    </style:style>
    <style:style style:name="ce195" style:family="table-cell" style:parent-style-name="Default">
      <style:table-cell-properties fo:border-bottom="2.49pt solid #000000" style:diagonal-bl-tr="none" style:diagonal-tl-br="none" fo:border-left="0.74pt solid #000000" fo:border-right="2.49pt solid #000000" style:rotation-align="none" fo:border-top="0.74pt solid #000000"/>
      <style:text-properties style:font-name="Liberation Mono" fo:font-size="11pt" style:font-size-asian="11pt" style:font-size-complex="11pt"/>
    </style:style>
    <style:style style:name="ce196" style:family="table-cell" style:parent-style-name="Default">
      <style:table-cell-properties style:rotation-align="none"/>
      <style:text-properties style:use-window-font-color="true" style:text-outline="false" style:text-line-through-style="none" style:text-line-through-type="none" style:font-name="Liberation Mono"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7" style:family="table-cell" style:parent-style-name="Default">
      <style:text-properties style:font-name="Courier New" fo:font-size="11pt" fo:font-weight="bold" style:font-size-asian="11pt" style:font-weight-asian="bold" style:font-size-complex="11pt" style:font-weight-complex="bold"/>
    </style:style>
    <style:style style:name="ce198" style:family="table-cell" style:parent-style-name="Default" style:data-style-name="N100">
      <style:text-properties style:font-name="Courier New" fo:font-size="11pt" style:font-size-asian="11pt" style:font-size-complex="11pt"/>
    </style:style>
    <style:style style:name="ce199" style:family="table-cell" style:parent-style-name="Default">
      <style:text-properties style:font-name="Courier New" fo:font-size="11pt" style:font-size-asian="11pt" style:font-size-complex="11pt"/>
    </style:style>
    <style:style style:name="ce200" style:family="table-cell" style:parent-style-name="Default" style:data-style-name="N37">
      <style:text-properties style:font-name="Courier New" fo:font-size="11pt" style:font-size-asian="11pt" style:font-size-complex="11pt"/>
    </style:style>
    <style:style style:name="ce201" style:family="table-cell" style:parent-style-name="Default" style:data-style-name="N0">
      <style:text-properties style:font-name="Courier New" fo:font-size="11pt" style:font-size-asian="11pt" style:font-size-complex="11pt"/>
    </style:style>
    <style:style style:name="ce202" style:family="table-cell" style:parent-style-name="Default">
      <style:table-cell-properties style:rotation-align="none"/>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03" style:family="table-cell" style:parent-style-name="Default" style:data-style-name="N10030">
      <style:table-cell-properties style:rotation-align="none"/>
      <style:text-properties style:font-name="Courier New" fo:font-size="11pt" style:font-size-asian="11pt" style:font-size-complex="11pt"/>
    </style:style>
    <style:style style:name="ce204" style:family="table-cell" style:parent-style-name="Default">
      <style:text-properties fo:font-weight="bold" style:font-weight-asian="bold" style:font-weight-complex="bold"/>
    </style:style>
    <style:style style:name="ce205" style:family="table-cell" style:parent-style-name="Default">
      <style:table-cell-properties style:rotation-align="non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table-cell-properties style:text-align-source="fix" style:repeat-content="false" fo:wrap-option="wrap" style:vertical-align="middle"/>
      <style:paragraph-properties fo:text-align="center"/>
      <style:text-properties fo:color="#ff3366" style:font-name="Courier New" fo:font-size="14pt" fo:font-weight="bold" style:font-size-asian="14pt" style:font-weight-asian="bold" style:font-size-complex="14pt" style:font-weight-complex="bold"/>
    </style:style>
    <style:style style:name="ce207" style:family="table-cell" style:parent-style-name="Default" style:data-style-name="N50"/>
    <style:style style:name="ce208" style:family="table-cell" style:parent-style-name="Default" style:data-style-name="N51"/>
    <style:style style:name="ce209" style:family="table-cell" style:parent-style-name="Default" style:data-style-name="N100"/>
    <style:style style:name="ce21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1"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Courier New" fo:font-size="11pt" style:font-size-asian="11pt" style:font-size-complex="11pt"/>
    </style:style>
    <style:style style:name="ce212" style:family="table-cell" style:parent-style-name="Default">
      <style:table-cell-properties style:vertical-align="middle"/>
      <style:text-properties style:font-name="Courier New" fo:font-size="11pt" style:font-size-asian="11pt" style:font-size-complex="11pt"/>
    </style:style>
    <style:style style:name="ce21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font-name="Courier New" fo:font-size="11pt" style:font-size-asian="11pt" style:font-size-complex="11pt"/>
    </style:style>
    <style:style style:name="ce214" style:family="table-cell" style:parent-style-name="Default">
      <style:table-cell-properties style:vertical-align="top"/>
      <style:text-properties style:font-name="Courier New" fo:font-size="11pt" style:font-size-asian="11pt" style:font-size-complex="11pt"/>
    </style:style>
    <style:style style:name="ce2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font-name="Courier New" fo:font-size="11pt" style:font-size-asian="11pt" style:font-size-complex="11pt"/>
    </style:style>
    <style:style style:name="ce217" style:family="table-cell" style:parent-style-name="Default">
      <style:table-cell-properties fo:border-bottom="0.74pt solid #000000" style:diagonal-bl-tr="none" style:diagonal-tl-br="none" fo:border-left="2.49pt solid #000000" fo:border-right="0.74pt solid #000000" style:rotation-align="none" fo:border-top="2.49pt solid #000000"/>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18"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font-name="Courier New" fo:font-size="11pt" style:font-size-asian="11pt" style:font-size-complex="11pt"/>
    </style:style>
    <style:style style:name="ce219" style:family="table-cell" style:parent-style-name="Default">
      <style:table-cell-properties fo:border-bottom="0.74pt solid #000000"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table-cell-properties fo:border-bottom="none" style:diagonal-bl-tr="none" style:diagonal-tl-br="none" style:text-align-source="value-type" style:repeat-content="false" fo:wrap-option="no-wrap" fo:border-left="2.49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table-cell-properties fo:border-bottom="2.49pt solid #000000" style:diagonal-bl-tr="none" style:diagonal-tl-br="none" fo:border-left="2.49pt solid #000000" fo:border-right="0.74pt solid #000000" style:rotation-align="none" fo:border-top="0.74pt solid #000000" style:vertical-align="middle"/>
      <style:text-properties style:font-name="Courier New" fo:font-size="11pt" style:font-size-asian="11pt" style:font-size-complex="11pt"/>
    </style:style>
    <style:style style:name="ce222"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Courier New" fo:font-size="11pt" style:font-size-asian="11pt" style:font-size-complex="11pt"/>
    </style:style>
    <style:style style:name="ce223" style:family="table-cell" style:parent-style-name="Default">
      <style:table-cell-properties fo:border-bottom="0.74pt solid #000000" style:diagonal-bl-tr="none" style:diagonal-tl-br="none" fo:border-left="0.74pt solid #000000" fo:border-right="0.74pt solid #000000" style:rotation-align="none" fo:border-top="2.49pt solid #000000"/>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4" style:family="table-cell" style:parent-style-name="Default" style:data-style-name="N10030">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font-name="Courier New" fo:font-size="11pt" style:font-size-asian="11pt" style:font-size-complex="11pt"/>
    </style:style>
    <style:style style:name="ce225" style:family="table-cell" style:parent-style-name="Default" style:data-style-name="N10030">
      <style:table-cell-properties style:diagonal-bl-tr="none" style:diagonal-tl-br="none" fo:border="0.74pt solid #000000" style:rotation-align="none" style:vertical-align="middle"/>
      <style:text-properties style:font-name="Courier New" fo:font-size="11pt" style:font-size-asian="11pt" style:font-size-complex="11pt"/>
    </style:style>
    <style:style style:name="ce226" style:family="table-cell" style:parent-style-name="Default" style:data-style-name="N10030">
      <style:table-cell-properties fo:border-bottom="none" style:diagonal-bl-tr="none" style:diagonal-tl-br="none" fo:border-left="0.74pt solid #000000" fo:border-right="0.74pt solid #000000" style:rotation-align="none" fo:border-top="0.74pt solid #000000" style:vertical-align="middle"/>
      <style:text-properties style:font-name="Courier New" fo:font-size="11pt" style:font-size-asian="11pt" style:font-size-complex="11pt"/>
    </style:style>
    <style:style style:name="ce227" style:family="table-cell" style:parent-style-name="Default">
      <style:table-cell-properties fo:border-bottom="2.49pt solid #000000" style:diagonal-bl-tr="none" style:diagonal-tl-br="none" fo:border-left="0.74pt solid #000000" fo:border-right="0.74pt solid #000000" style:rotation-align="none" fo:border-top="0.74pt solid #000000" style:vertical-align="middle"/>
      <style:text-properties style:font-name="Courier New" fo:font-size="11pt" style:font-size-asian="11pt" style:font-size-complex="11pt"/>
    </style:style>
    <style:style style:name="ce228" style:family="table-cell" style:parent-style-name="Default" style:data-style-name="N37">
      <style:table-cell-properties style:vertical-align="top"/>
      <style:text-properties style:font-name="Courier New" fo:font-size="11pt" style:font-size-asian="11pt" style:font-size-complex="11pt"/>
    </style:style>
    <style:style style:name="ce22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style:font-name="Courier New" fo:font-size="11pt" style:font-size-asian="11pt" style:font-size-complex="11pt"/>
    </style:style>
    <style:style style:name="ce230" style:family="table-cell" style:parent-style-name="Default">
      <style:table-cell-properties style:diagonal-bl-tr="none" style:diagonal-tl-br="none" fo:border="0.74pt solid #000000" style:rotation-align="none" style:vertical-align="middl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1" style:family="table-cell" style:parent-style-name="Default">
      <style:table-cell-properties fo:border-bottom="none" style:diagonal-bl-tr="none" style:diagonal-tl-br="none" fo:border-left="0.74pt solid #000000" fo:border-right="0.74pt solid #000000" style:rotation-align="none" fo:border-top="0.74pt solid #000000" style:vertical-align="middl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2" style:family="table-cell" style:parent-style-name="Default">
      <style:table-cell-properties fo:border-bottom="0.74pt solid #000000" style:diagonal-bl-tr="none" style:diagonal-tl-br="none" fo:border-left="0.74pt solid #000000" fo:border-right="2.49pt solid #000000" style:rotation-align="none" fo:border-top="2.49pt solid #000000"/>
      <style:text-properties style:use-window-font-color="true" style:text-outline="false" style:text-line-through-style="none" style:text-line-through-type="none" style:font-name="Courier New"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3"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middle" loext:vertical-justify="auto"/>
      <style:paragraph-properties css3t:text-justify="auto" fo:margin-left="0mm" style:writing-mode="page"/>
      <style:text-properties style:font-name="Courier New" fo:font-size="11pt" style:font-size-asian="11pt" style:font-size-complex="11pt"/>
    </style:style>
    <style:style style:name="ce234" style:family="table-cell" style:parent-style-name="Default">
      <style:table-cell-properties fo:border-bottom="0.74pt solid #000000" style:diagonal-bl-tr="none" style:diagonal-tl-br="none" fo:border-left="0.74pt solid #000000" fo:border-right="2.49pt solid #000000" style:rotation-align="none" fo:border-top="0.74pt solid #000000" style:vertical-align="middl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table-cell-properties fo:border-bottom="none" style:diagonal-bl-tr="none" style:diagonal-tl-br="none" fo:border-left="0.74pt solid #000000" fo:border-right="2.49pt solid #000000" style:rotation-align="none" fo:border-top="0.74pt solid #000000" style:vertical-align="middle"/>
      <style:text-properties style:use-window-font-color="true" style:text-outline="false" style:text-line-through-style="none" style:text-line-through-type="none" style:font-name="Courier New"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table-cell-properties fo:border-bottom="2.49pt solid #000000" style:diagonal-bl-tr="none" style:diagonal-tl-br="none" fo:border-left="0.74pt solid #000000" fo:border-right="2.49pt solid #000000" style:rotation-align="none" fo:border-top="0.74pt solid #000000" style:vertical-align="middle"/>
      <style:text-properties style:font-name="Courier New" fo:font-size="11pt" style:font-size-asian="11pt" style:font-size-complex="11pt"/>
    </style:style>
    <style:style style:name="ce237" style:family="table-cell" style:parent-style-name="Default">
      <style:table-cell-properties fo:wrap-option="wrap"/>
      <style:text-properties style:font-name="Courier New" fo:font-size="11pt" style:font-size-asian="11pt" style:font-size-complex="11pt"/>
    </style:style>
    <style:style style:name="ce238" style:family="table-cell" style:parent-style-name="Default">
      <style:table-cell-properties fo:wrap-option="wrap" style:vertical-align="top"/>
      <style:text-properties style:font-name="Courier New" fo:font-size="11pt" style:font-size-asian="11pt" style:font-size-complex="11pt"/>
    </style:style>
    <style:style style:name="gr1" style:family="graphic">
      <style:graphic-properties draw:textarea-vertical-align="middle" fo:background-color="#ece9d8"/>
    </style:style>
    <style:style style:name="gr2"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120.5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76.58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17.58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22.87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Extrémités_20_de_20_flèche_20_1" draw:marker-start-width="2mm" draw:marker-start-center="false" draw:stroke-linejoin="miter" draw:fill="solid" draw:fill-color="#ffffe1" draw:textarea-horizontal-align="justify" draw:textarea-vertical-align="justify" draw:auto-grow-height="true" draw:auto-grow-width="false" draw:fit-to-size="false" fo:max-width="120mm" fo:min-height="17.57mm" fo:min-width="29mm" fo:padding-top="1mm" fo:padding-bottom="1mm" fo:padding-left="1mm" fo:padding-right="1mm" draw:shadow="hidden" draw:shadow-offset-x="1mm" draw:shadow-offset-y="1mm" draw:caption-escape-direction="auto"/>
    </style:style>
    <style:style style:name="gr7" style:family="graphic">
      <style:graphic-properties draw:marker-start="Extrémités_20_de_20_flèche_20_1" draw:marker-start-width="2mm" draw:marker-start-center="false" draw:fill="solid" draw:fill-color="#ffffc0" draw:auto-grow-height="true" draw:auto-grow-width="false" fo:min-height="37.93mm" fo:padding-top="1mm" fo:padding-bottom="1mm" fo:padding-left="1mm" fo:padding-right="1mm" draw:shadow="hidden" draw:shadow-offset-x="1mm" draw:shadow-offset-y="1mm" draw:caption-escape-direction="auto"/>
    </style:style>
    <style:style style:name="gr8" style:family="graphic">
      <style:graphic-properties draw:marker-start="Extrémités_20_de_20_flèche_20_1" draw:marker-start-width="2mm" draw:marker-start-center="false" draw:fill="solid" draw:fill-color="#ffffc0" draw:auto-grow-height="true" draw:auto-grow-width="false" fo:min-height="52.15mm" fo:padding-top="1mm" fo:padding-bottom="1mm" fo:padding-left="1mm" fo:padding-right="1mm" draw:shadow="hidden" draw:shadow-offset-x="1mm" draw:shadow-offset-y="1mm" draw:caption-escape-direction="auto"/>
    </style:style>
    <style:style style:name="P1" style:family="paragraph">
      <style:paragraph-properties fo:text-align="center"/>
      <style:text-properties fo:color="#000000" style:text-line-through-style="none" style:text-line-through-type="none" style:font-name="Arial1" fo:font-size="10pt" fo:font-style="normal" style:text-underline-style="none" fo:font-weight="normal"/>
    </style:style>
    <style:style style:name="P2" style:family="paragraph">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color="#000000" style:text-outline="false" style:text-line-through-style="none" style:text-line-through-type="none" style:font-name="Calibri1"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P5"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Calibri1"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bold" style:text-underline-mode="continuous" style:text-overline-mode="continuous" style:text-line-through-mode="continuous" style:font-name-asian="Microsoft YaHei"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fo:font-size="8pt" fo:language="fr" fo:country="FR" fo:font-style="normal" fo:text-shadow="none" style:text-underline-style="none" fo:font-weight="normal" style:text-underline-mode="continuous" style:text-overline-mode="continuous" style:text-line-through-mode="continuous" style:font-name-asian="Microsoft YaHei"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alibri1"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ff0000"/>
    </style:style>
    <style:style style:name="T5" style:family="text">
      <style:text-properties style:font-name="Arial" fo:font-size="10pt" fo:font-weight="bold" style:text-underline-style="solid" style:text-underline-width="auto"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6" style:family="text">
      <style:text-properties style:font-name="Arial" fo:font-size="10pt" fo:font-weight="bold"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text-underline-style="none" style:text-underline-color="font-color"/>
    </style:style>
    <style:style style:name="T7" style:family="text">
      <style:text-properties style:text-underline-style="solid" style:text-underline-width="auto" style:text-und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Project"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button form:name="Button 1" form:control-implementation="ooo:com.sun.star.form.component.CommandButton" xml:id="control1" form:id="control1" form:label="CommandButto" form:printable="false" office:target-frame="" xlink:href="" form:image-data="" form:delay-for-repeat="PT0.050000000S" form:image-position="top" form:image-align="center">
              <form:properties>
                <form:property form:property-name="DefaultControl" office:value-type="string" office:string-value="com.sun.star.form.control.CommandButton"/>
              </form:properties>
            </form:button>
            <form:button form:name="CommandButton1" form:control-implementation="ooo:com.sun.star.form.component.CommandButton" xml:id="control2" form:id="control2" form:label="CommandButto" office:target-frame="" xlink:href="" form:image-data="" form:delay-for-repeat="PT0.050000000S" form:image-position="top" form:image-align="center">
              <form:properties>
                <form:property form:property-name="DefaultControl" office:value-type="string" office:string-value="com.sun.star.form.control.CommandButton"/>
              </form:properties>
            </form:button>
          </form:form>
        </office:forms>
        <table:shapes>
          <draw:control draw:z-index="0" draw:style-name="gr1" draw:text-style-name="P1" svg:width="27.78mm" svg:height="7.67mm" svg:x="70.37mm" svg:y="50mm" draw:control="control1"/>
          <draw:control draw:z-index="1" draw:style-name="gr1" draw:text-style-name="P1" svg:width="26.71mm" svg:height="9.25mm" svg:x="211.66mm" svg:y="37.83mm" draw:control="control2"/>
        </table:shapes>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default-cell-style-name="ce1"/>
        <table:table-column table:style-name="co1" table:number-columns-repeated="1017" table:default-cell-style-name="ce1"/>
        <table:table-row table:style-name="ro1" table:number-rows-repeated="4">
          <table:table-cell table:number-columns-repeated="1024"/>
        </table:table-row>
        <table:table-row table:style-name="ro1">
          <table:table-cell table:number-columns-repeated="2"/>
          <table:table-cell office:value-type="string" calcext:value-type="string">
            <text:p>Project Name</text:p>
          </table:table-cell>
          <table:table-cell office:value-type="string" calcext:value-type="string">
            <text:p>testsDGL</text:p>
          </table:table-cell>
          <table:table-cell table:number-columns-repeated="1020"/>
        </table:table-row>
        <table:table-row table:style-name="ro1">
          <table:table-cell table:number-columns-repeated="2"/>
          <table:table-cell table:style-name="ce2" office:value-type="string" calcext:value-type="string">
            <text:p>Issue PRJ</text:p>
          </table:table-cell>
          <table:table-cell table:number-columns-repeated="1021"/>
        </table:table-row>
        <table:table-row table:style-name="ro1">
          <table:table-cell table:number-columns-repeated="2"/>
          <table:table-cell office:value-type="string" calcext:value-type="string">
            <text:p>Début projet</text:p>
          </table:table-cell>
          <table:table-cell table:style-name="ce3" office:value-type="date" office:date-value="2013-11-17" calcext:value-type="date">
            <text:p>17/11/2013</text:p>
          </table:table-cell>
          <table:table-cell table:number-columns-repeated="1020"/>
        </table:table-row>
        <table:table-row table:style-name="ro1">
          <table:table-cell table:number-columns-repeated="2"/>
          <table:table-cell office:value-type="string" calcext:value-type="string">
            <text:p>Durée projet</text:p>
          </table:table-cell>
          <table:table-cell office:value-type="float" office:value="100" calcext:value-type="float">
            <text:p>100</text:p>
          </table:table-cell>
          <table:table-cell table:number-columns-repeated="2"/>
          <table:table-cell office:value-type="string" calcext:value-type="string">
            <text:p>[Créer calendrier]</text:p>
          </table:table-cell>
          <table:table-cell table:number-columns-repeated="1017"/>
        </table:table-row>
        <table:table-row table:style-name="ro1">
          <table:table-cell table:number-columns-repeated="2"/>
          <table:table-cell office:value-type="string" calcext:value-type="string">
            <text:p>JourOff</text:p>
          </table:table-cell>
          <table:table-cell office:value-type="string" calcext:value-type="string">
            <text:p>Holidays</text:p>
          </table:table-cell>
          <table:table-cell table:number-columns-repeated="1020"/>
        </table:table-row>
        <table:table-row table:style-name="ro1">
          <table:table-cell table:number-columns-repeated="2"/>
          <table:table-cell office:value-type="string" calcext:value-type="string">
            <text:p>Planning</text:p>
          </table:table-cell>
          <table:table-cell office:value-type="string" calcext:value-type="string">
            <text:p>Feuil1</text:p>
          </table:table-cell>
          <table:table-cell table:number-columns-repeated="1020"/>
        </table:table-row>
        <table:table-row table:style-name="ro1" table:number-rows-repeated="4">
          <table:table-cell table:number-columns-repeated="1024"/>
        </table:table-row>
        <table:table-row table:style-name="ro1">
          <table:table-cell table:number-columns-repeated="2"/>
          <table:table-cell table:style-name="ce2" office:value-type="string" calcext:value-type="string">
            <text:p>Lot1</text:p>
          </table:table-cell>
          <table:table-cell table:number-columns-repeated="1021"/>
        </table:table-row>
        <table:table-row table:style-name="ro1">
          <table:table-cell table:number-columns-repeated="2"/>
          <table:table-cell table:style-name="ce2" office:value-type="string" calcext:value-type="string">
            <text:p>Lot2</text:p>
          </table:table-cell>
          <table:table-cell table:number-columns-repeated="1021"/>
        </table:table-row>
        <table:table-row table:style-name="ro1">
          <table:table-cell table:number-columns-repeated="2"/>
          <table:table-cell table:style-name="ce2" office:value-type="string" calcext:value-type="string">
            <text:p>Lot3</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Resources" table:style-name="ta2">
        <office:forms form:automatic-focus="false" form:apply-design-mode="false"/>
        <table:table-column table:style-name="co6" table:default-cell-style-name="ce1"/>
        <table:table-column table:style-name="co1" table:number-columns-repeated="1023" table:default-cell-style-name="ce1"/>
        <table:table-row table:style-name="ro1">
          <table:table-cell office:value-type="string" calcext:value-type="string">
            <text:p>Name &amp; Team</text:p>
          </table:table-cell>
          <table:table-cell office:value-type="string" calcext:value-type="string">
            <text:p>Groupe</text:p>
          </table:table-cell>
          <table:table-cell table:number-columns-repeated="1022"/>
        </table:table-row>
        <table:table-row table:style-name="ro1">
          <table:table-cell table:style-name="ce2" office:value-type="string" calcext:value-type="string">
            <text:p>DGL</text:p>
          </table:table-cell>
          <table:table-cell table:number-columns-repeated="1023"/>
        </table:table-row>
        <table:table-row table:style-name="ro1">
          <table:table-cell table:style-name="ce2" office:value-type="string" calcext:value-type="string">
            <text:p>Driss</text:p>
          </table:table-cell>
          <table:table-cell table:number-columns-repeated="1023"/>
        </table:table-row>
        <table:table-row table:style-name="ro1">
          <table:table-cell table:style-name="ce2" office:value-type="string" calcext:value-type="string">
            <text:p>--Fin</text:p>
          </table:table-cell>
          <table:table-cell table:number-columns-repeated="1023"/>
        </table:table-row>
        <table:table-row table:style-name="ro1" table:number-rows-repeated="1048571">
          <table:table-cell table:number-columns-repeated="1024"/>
        </table:table-row>
        <table:table-row table:style-name="ro1">
          <table:table-cell table:number-columns-repeated="1024"/>
        </table:table-row>
      </table:table>
      <table:table table:name="Tasks" table:style-name="ta3" table:print-ranges="Tasks.A1:Tasks.K52">
        <office:forms form:automatic-focus="false" form:apply-design-mode="false"/>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1" table:default-cell-style-name="ce5"/>
        <table:table-column table:style-name="co16" table:default-cell-style-name="ce15"/>
        <table:table-column table:style-name="co1" table:number-columns-repeated="1013" table:default-cell-style-name="ce5"/>
        <table:table-row table:style-name="ro2">
          <table:table-cell table:style-name="ce4" office:value-type="string" calcext:value-type="string">
            <text:p>Parent</text:p>
          </table:table-cell>
          <table:table-cell table:style-name="ce4" office:value-type="string" calcext:value-type="string">
            <text:p>Issue</text:p>
          </table:table-cell>
          <table:table-cell table:style-name="ce4" office:value-type="string" calcext:value-type="string">
            <text:p>Title</text:p>
          </table:table-cell>
          <table:table-cell table:style-name="ce4" office:value-type="string" calcext:value-type="string">
            <office:annotation draw:style-name="gr2" draw:text-style-name="P3" svg:width="99.48mm" svg:height="122.5mm" svg:x="213.37mm" svg:y="0.53mm" draw:caption-point-x="-1.16mm" draw:caption-point-y="-0.43mm">
              <dc:date>2016-10-22T00:00:00</dc:date>
              <text:p text:style-name="P2"><text:span text:style-name="T1">Denis-Gilles LAURENT:</text:span></text:p>
              <text:p text:style-name="P2"><text:span text:style-name="T2">Estimation fiability :Readiness and clarity of issue &amp; Estimation precision.</text:span></text:p>
              <text:p text:style-name="P2"><text:span text:style-name="T2">This fiability is an estimation of a potential overcost.</text:span></text:p>
              <text:p text:style-name="P2"><text:span text:style-name="T2"/></text:p>
              <text:p text:style-name="P2"><text:span text:style-name="T2">1 : Issue must be precise and frozen to be implemented correctly. A formal test is a sign of precision. </text:span></text:p>
              <text:p text:style-name="P2"><text:span text:style-name="T2">2 : The precision of evaluation impact also the estimation figure. Any architecture document, or analysis impact document help in this évaluation.</text:span></text:p>
              <text:p text:style-name="P2"><text:span text:style-name="T2"/></text:p>
              <text:p text:style-name="P2"><text:span text:style-name="T2">This fiability impacts the way tasks will undergo.</text:span></text:p>
              <text:p text:style-name="P2"><text:span text:style-name="T2"/></text:p>
              <text:p text:style-name="P2"><text:span text:style-name="T2">For instance : </text:span></text:p>
              <text:p text:style-name="P2"><text:span text:style-name="T2">A- Everythins is simple and precise : fiability is 0%</text:span></text:p>
              <text:p text:style-name="P2"><text:span text:style-name="T2">B- Fiability is normal, you will have to explain the need, why this issue, where we go, or you will have to check at the end that everything is done. Fiability may be 20% </text:span></text:p>
              <text:p text:style-name="P2"><text:span text:style-name="T2">C- The issue is not clear you will have to explain, have meetings to clarify the job. Fiability may be 100%</text:span></text:p>
              <text:p text:style-name="P2"><text:span text:style-name="T2"/></text:p>
              <text:p text:style-name="P2"><text:span text:style-name="T2">DO NOT MIX FIABILITY AND ESTIMATION.</text:span></text:p>
              <text:p text:style-name="P2"><text:span text:style-name="T2">For instance, if a task A requires the production of a specification document</text:span></text:p>
              <text:p text:style-name="P2"><text:span text:style-name="T2">the estimation of task A does not include the work for the spec production. If the documentation is poor may be fiability must be increased.</text:span></text:p>
              <text:p text:style-name="P2"><text:span text:style-name="T2"/></text:p>
            </office:annotation>
            <text:p>Fiab.</text:p>
          </table:table-cell>
          <table:table-cell table:style-name="ce4" office:value-type="string" calcext:value-type="string">
            <office:annotation draw:style-name="gr3" draw:text-style-name="P3" svg:width="129.64mm" svg:height="78.58mm" svg:x="223.16mm" svg:y="0.53mm" draw:caption-point-x="-1.16mm" draw:caption-point-y="-0.43mm">
              <dc:date>2016-10-22T00:00:00</dc:date>
              <text:p text:style-name="P2"><text:span text:style-name="T1">Denis-Gilles LAURENT:</text:span></text:p>
              <text:p text:style-name="P2"><text:span text:style-name="T2">Estimation of the realization.</text:span></text:p>
              <text:p text:style-name="P2"><text:span text:style-name="T2"/></text:p>
              <text:p text:style-name="P2"><text:span text:style-name="T2">The task is assigned to one single person and does not include init (or closing) work</text:span></text:p>
            </office:annotation>
            <text:p>Real</text:p>
          </table:table-cell>
          <table:table-cell table:style-name="ce4" office:value-type="string" calcext:value-type="string">
            <text:p>Test</text:p>
          </table:table-cell>
          <table:table-cell table:style-name="ce4" office:value-type="string" calcext:value-type="string">
            <text:p>Actual</text:p>
          </table:table-cell>
          <table:table-cell table:style-name="ce4" office:value-type="string" calcext:value-type="string">
            <text:p>IT</text:p>
          </table:table-cell>
          <table:table-cell table:style-name="ce4" office:value-type="string" calcext:value-type="string">
            <text:p>Client</text:p>
          </table:table-cell>
          <table:table-cell table:style-name="ce4" office:value-type="string" calcext:value-type="string">
            <text:p>Ass</text:p>
          </table:table-cell>
          <table:table-cell table:style-name="ce13" office:value-type="string" calcext:value-type="string">
            <text:p>Description</text:p>
          </table:table-cell>
          <table:table-cell table:style-name="ce4" table:number-columns-repeated="1013"/>
        </table:table-row>
        <table:table-row table:style-name="ro2">
          <table:table-cell table:number-columns-repeated="10"/>
          <table:table-cell table:style-name="ce13"/>
          <table:table-cell table:style-name="ce4" table:number-columns-repeated="1013"/>
        </table:table-row>
        <table:table-row table:style-name="ro2" table:number-rows-repeated="2">
          <table:table-cell table:style-name="ce4"/>
          <table:table-cell table:style-name="ce6" table:number-columns-repeated="9"/>
          <table:table-cell table:style-name="ce14"/>
          <table:table-cell table:style-name="ce6" table:number-columns-repeated="1013"/>
        </table:table-row>
        <table:table-row table:style-name="ro2">
          <table:table-cell table:style-name="ce4"/>
          <table:table-cell table:style-name="ce6" table:number-columns-repeated="3"/>
          <table:table-cell table:style-name="ce11"/>
          <table:table-cell table:number-columns-repeated="5"/>
          <table:table-cell table:style-name="ce14"/>
          <table:table-cell table:number-columns-repeated="1013"/>
        </table:table-row>
        <table:table-row table:style-name="ro3">
          <table:table-cell table:style-name="ce4" office:value-type="string" calcext:value-type="string">
            <text:p>collections</text:p>
          </table:table-cell>
          <table:table-cell table:style-name="ce6" office:value-type="string" calcext:value-type="string">
            <text:p>http://jira.apec.fr/browse/PRJ-376</text:p>
          </table:table-cell>
          <table:table-cell table:style-name="ce6" office:value-type="string" calcext:value-type="string">
            <text:p>Acme_pre_personnalisation</text:p>
          </table:table-cell>
          <table:table-cell/>
          <table:table-cell table:style-name="ce11" office:value-type="string" calcext:value-type="string">
            <text:p>4</text:p>
          </table:table-cell>
          <table:table-cell/>
          <table:table-cell table:style-name="ce6"/>
          <table:table-cell table:style-name="ce6" office:value-type="float" office:value="2" calcext:value-type="float">
            <text:p>2</text:p>
          </table:table-cell>
          <table:table-cell/>
          <table:table-cell table:style-name="ce7" office:value-type="string" calcext:value-type="string">
            <text:p>VMY</text:p>
          </table:table-cell>
          <table:table-cell table:style-name="ce14" office:value-type="string" calcext:value-type="string">
            <text:p>création de la structure + BO_x000D_/npage de visualisation par cadre dans le back ou par article</text:p>
          </table:table-cell>
          <table:table-cell table:number-columns-repeated="1013"/>
        </table:table-row>
        <table:table-row table:style-name="ro2">
          <table:table-cell table:style-name="ce4" office:value-type="string" calcext:value-type="string">
            <text:p>collections</text:p>
          </table:table-cell>
          <table:table-cell table:style-name="ce6" office:value-type="float" office:value="9198" calcext:value-type="float">
            <text:p>9198</text:p>
          </table:table-cell>
          <table:table-cell table:style-name="ce6" office:value-type="string" calcext:value-type="string">
            <text:p>Modification des règles de sélection</text:p>
          </table:table-cell>
          <table:table-cell/>
          <table:table-cell table:style-name="ce11" office:value-type="string" calcext:value-type="string">
            <text:p>2</text:p>
          </table:table-cell>
          <table:table-cell/>
          <table:table-cell table:style-name="ce6"/>
          <table:table-cell table:style-name="ce6" office:value-type="float" office:value="2" calcext:value-type="float">
            <text:p>2</text:p>
          </table:table-cell>
          <table:table-cell/>
          <table:table-cell table:style-name="ce7" office:value-type="string" calcext:value-type="string">
            <text:p>VMY</text:p>
          </table:table-cell>
          <table:table-cell table:style-name="ce14" office:value-type="string" calcext:value-type="string">
            <text:p>Analyse du contenu de ACME_PRE_PERSONNALISATION_x000D_/nDépilation_x000D_/n</text:p>
          </table:table-cell>
          <table:table-cell table:number-columns-repeated="1013"/>
        </table:table-row>
        <table:table-row table:style-name="ro2">
          <table:table-cell table:style-name="ce4" office:value-type="string" calcext:value-type="string">
            <text:p>collections</text:p>
          </table:table-cell>
          <table:table-cell table:style-name="ce6" office:value-type="float" office:value="9199" calcext:value-type="float">
            <text:p>9199</text:p>
          </table:table-cell>
          <table:table-cell table:style-name="ce6" office:value-type="string" calcext:value-type="string">
            <text:p>Alimentation structure delia</text:p>
          </table:table-cell>
          <table:table-cell/>
          <table:table-cell table:style-name="ce11" office:value-type="string" calcext:value-type="string">
            <text:p>6</text:p>
          </table:table-cell>
          <table:table-cell/>
          <table:table-cell table:style-name="ce6"/>
          <table:table-cell table:style-name="ce6" office:value-type="float" office:value="2" calcext:value-type="float">
            <text:p>2</text:p>
          </table:table-cell>
          <table:table-cell/>
          <table:table-cell table:style-name="ce7" office:value-type="string" calcext:value-type="string">
            <text:p>VMY</text:p>
          </table:table-cell>
          <table:table-cell table:style-name="ce14" office:value-type="string" calcext:value-type="string">
            <text:p>création des structures coté ACME_x000D_/ntransfert &amp; transformation des données</text:p>
          </table:table-cell>
          <table:table-cell table:number-columns-repeated="1013"/>
        </table:table-row>
        <table:table-row table:style-name="ro2">
          <table:table-cell table:style-name="ce4" office:value-type="string" calcext:value-type="string">
            <text:p>collections2</text:p>
          </table:table-cell>
          <table:table-cell table:style-name="ce7" office:value-type="float" office:value="10671" calcext:value-type="float">
            <text:p>10671</text:p>
          </table:table-cell>
          <table:table-cell table:style-name="ce7" office:value-type="string" calcext:value-type="string">
            <text:p>Tag sur les déjà vus</text:p>
          </table:table-cell>
          <table:table-cell table:style-name="ce7"/>
          <table:table-cell table:number-columns-repeated="2" table:style-name="ce6" office:value-type="float" office:value="1" calcext:value-type="float">
            <text:p>1</text:p>
          </table:table-cell>
          <table:table-cell/>
          <table:table-cell table:style-name="ce6" office:value-type="float" office:value="3" calcext:value-type="float">
            <text:p>3</text:p>
          </table:table-cell>
          <table:table-cell/>
          <table:table-cell table:style-name="ce7" office:value-type="string" calcext:value-type="string">
            <text:p>VMY</text:p>
          </table:table-cell>
          <table:table-cell table:style-name="ce14"/>
          <table:table-cell table:number-columns-repeated="1013"/>
        </table:table-row>
        <table:table-row table:style-name="ro2">
          <table:table-cell table:style-name="ce4" office:value-type="string" calcext:value-type="string">
            <text:p>collections2</text:p>
          </table:table-cell>
          <table:table-cell table:style-name="ce7" office:value-type="float" office:value="10672" calcext:value-type="float">
            <text:p>10672</text:p>
          </table:table-cell>
          <table:table-cell table:style-name="ce7" office:value-type="string" calcext:value-type="string">
            <text:p>Tag sur le prochain</text:p>
          </table:table-cell>
          <table:table-cell table:style-name="ce7"/>
          <table:table-cell table:style-name="ce6" office:value-type="float" office:value="1" calcext:value-type="float">
            <text:p>1</text:p>
          </table:table-cell>
          <table:table-cell table:number-columns-repeated="2"/>
          <table:table-cell table:style-name="ce6" office:value-type="float" office:value="3" calcext:value-type="float">
            <text:p>3</text:p>
          </table:table-cell>
          <table:table-cell/>
          <table:table-cell table:style-name="ce7" office:value-type="string" calcext:value-type="string">
            <text:p>VMY</text:p>
          </table:table-cell>
          <table:table-cell table:style-name="ce14"/>
          <table:table-cell table:number-columns-repeated="1013"/>
        </table:table-row>
        <table:table-row table:style-name="ro2">
          <table:table-cell table:style-name="ce4" office:value-type="string" calcext:value-type="string">
            <text:p>collections2</text:p>
          </table:table-cell>
          <table:table-cell table:style-name="ce7" office:value-type="float" office:value="10673" calcext:value-type="float">
            <text:p>10673</text:p>
          </table:table-cell>
          <table:table-cell table:style-name="ce7" office:value-type="string" calcext:value-type="string">
            <text:p>Tag sur le titre de la collection</text:p>
          </table:table-cell>
          <table:table-cell table:style-name="ce7"/>
          <table:table-cell table:style-name="ce6" office:value-type="float" office:value="1" calcext:value-type="float">
            <text:p>1</text:p>
          </table:table-cell>
          <table:table-cell table:number-columns-repeated="2"/>
          <table:table-cell table:style-name="ce6" office:value-type="float" office:value="3" calcext:value-type="float">
            <text:p>3</text:p>
          </table:table-cell>
          <table:table-cell/>
          <table:table-cell table:style-name="ce7" office:value-type="string" calcext:value-type="string">
            <text:p>VMY</text:p>
          </table:table-cell>
          <table:table-cell table:style-name="ce14"/>
          <table:table-cell table:number-columns-repeated="1013"/>
        </table:table-row>
        <table:table-row table:style-name="ro2">
          <table:table-cell table:style-name="ce4" office:value-type="string" calcext:value-type="string">
            <text:p>collections2</text:p>
          </table:table-cell>
          <table:table-cell table:style-name="ce8" office:value-type="string" calcext:value-type="string">
            <text:p>n4</text:p>
          </table:table-cell>
          <table:table-cell table:style-name="ce7" office:value-type="string" calcext:value-type="string">
            <text:p>Tag sur l'élément de collection</text:p>
          </table:table-cell>
          <table:table-cell table:style-name="ce7"/>
          <table:table-cell office:value-type="float" office:value="1" calcext:value-type="float">
            <text:p>1</text:p>
          </table:table-cell>
          <table:table-cell table:style-name="ce6"/>
          <table:table-cell/>
          <table:table-cell table:style-name="ce6" office:value-type="float" office:value="3" calcext:value-type="float">
            <text:p>3</text:p>
          </table:table-cell>
          <table:table-cell table:style-name="ce6" table:number-columns-repeated="2"/>
          <table:table-cell office:value-type="string" calcext:value-type="string">
            <text:p>Le dév du tag ci-dessus fera le boulot</text:p>
          </table:table-cell>
          <table:table-cell table:number-columns-repeated="1013"/>
        </table:table-row>
        <table:table-row table:style-name="ro2">
          <table:table-cell table:style-name="ce4" office:value-type="string" calcext:value-type="string">
            <text:p>collections2</text:p>
          </table:table-cell>
          <table:table-cell table:style-name="ce7" office:value-type="float" office:value="10674" calcext:value-type="float">
            <text:p>10674</text:p>
          </table:table-cell>
          <table:table-cell table:style-name="ce7" office:value-type="string" calcext:value-type="string">
            <text:p>Modification structure Tag/Acme</text:p>
          </table:table-cell>
          <table:table-cell table:style-name="ce7"/>
          <table:table-cell office:value-type="float" office:value="2" calcext:value-type="float">
            <text:p>2</text:p>
          </table:table-cell>
          <table:table-cell table:number-columns-repeated="2"/>
          <table:table-cell table:style-name="ce6" office:value-type="float" office:value="3" calcext:value-type="float">
            <text:p>3</text:p>
          </table:table-cell>
          <table:table-cell table:style-name="ce6"/>
          <table:table-cell table:style-name="ce6" office:value-type="string" calcext:value-type="string">
            <text:p>CLI</text:p>
          </table:table-cell>
          <table:table-cell table:style-name="ce5"/>
          <table:table-cell table:number-columns-repeated="1013"/>
        </table:table-row>
        <table:table-row table:style-name="ro2">
          <table:table-cell table:style-name="ce4" office:value-type="string" calcext:value-type="string">
            <text:p>collections2</text:p>
          </table:table-cell>
          <table:table-cell table:style-name="ce7" office:value-type="float" office:value="10691" calcext:value-type="float">
            <text:p>10691</text:p>
          </table:table-cell>
          <table:table-cell table:style-name="ce7" office:value-type="string" calcext:value-type="string">
            <text:p>Gabarit WEB</text:p>
          </table:table-cell>
          <table:table-cell table:style-name="ce7"/>
          <table:table-cell office:value-type="float" office:value="0.5" calcext:value-type="float">
            <text:p>0,5</text:p>
          </table:table-cell>
          <table:table-cell table:number-columns-repeated="2"/>
          <table:table-cell table:style-name="ce6" office:value-type="float" office:value="3" calcext:value-type="float">
            <text:p>3</text:p>
          </table:table-cell>
          <table:table-cell table:style-name="ce6"/>
          <table:table-cell table:style-name="ce6" office:value-type="string" calcext:value-type="string">
            <text:p>JGE</text:p>
          </table:table-cell>
          <table:table-cell table:style-name="ce5"/>
          <table:table-cell table:number-columns-repeated="1013"/>
        </table:table-row>
        <table:table-row table:style-name="ro2">
          <table:table-cell table:style-name="ce4" office:value-type="string" calcext:value-type="string">
            <text:p>collections2</text:p>
          </table:table-cell>
          <table:table-cell table:style-name="ce7" office:value-type="float" office:value="10669" calcext:value-type="float">
            <text:p>10669</text:p>
          </table:table-cell>
          <table:table-cell table:style-name="ce7" office:value-type="string" calcext:value-type="string">
            <text:p>Correction du pb simu - réelle</text:p>
          </table:table-cell>
          <table:table-cell table:style-name="ce7"/>
          <table:table-cell table:number-columns-repeated="3"/>
          <table:table-cell table:style-name="ce6" table:number-columns-repeated="2"/>
          <table:table-cell table:style-name="ce6" office:value-type="string" calcext:value-type="string">
            <text:p>VMY</text:p>
          </table:table-cell>
          <table:table-cell table:style-name="ce5"/>
          <table:table-cell table:number-columns-repeated="1013"/>
        </table:table-row>
        <table:table-row table:style-name="ro2">
          <table:table-cell table:style-name="ce4" office:value-type="string" calcext:value-type="string">
            <text:p>collections2</text:p>
          </table:table-cell>
          <table:table-cell table:style-name="ce8" office:value-type="string" calcext:value-type="string">
            <text:p>n8</text:p>
          </table:table-cell>
          <table:table-cell table:style-name="ce7" office:value-type="string" calcext:value-type="string">
            <text:p>Tag NLE est dans une collection</text:p>
          </table:table-cell>
          <table:table-cell table:style-name="ce7"/>
          <table:table-cell office:value-type="float" office:value="1" calcext:value-type="float">
            <text:p>1</text:p>
          </table:table-cell>
          <table:table-cell table:number-columns-repeated="2"/>
          <table:table-cell table:style-name="ce6" office:value-type="float" office:value="3" calcext:value-type="float">
            <text:p>3</text:p>
          </table:table-cell>
          <table:table-cell table:style-name="ce6"/>
          <table:table-cell table:style-name="ce7"/>
          <table:table-cell office:value-type="string" calcext:value-type="string">
            <text:p>Plus d'actualité (pas de modification de gabrit Neolane)</text:p>
          </table:table-cell>
          <table:table-cell table:number-columns-repeated="1013"/>
        </table:table-row>
        <table:table-row table:style-name="ro2">
          <table:table-cell table:style-name="ce4" office:value-type="string" calcext:value-type="string">
            <text:p>collections2</text:p>
          </table:table-cell>
          <table:table-cell table:style-name="ce8" office:value-type="string" calcext:value-type="string">
            <text:p>n9</text:p>
          </table:table-cell>
          <table:table-cell table:style-name="ce7" office:value-type="string" calcext:value-type="string">
            <text:p>Tag NLE nom de la collection</text:p>
          </table:table-cell>
          <table:table-cell table:style-name="ce7"/>
          <table:table-cell office:value-type="float" office:value="1" calcext:value-type="float">
            <text:p>1</text:p>
          </table:table-cell>
          <table:table-cell table:number-columns-repeated="2"/>
          <table:table-cell table:style-name="ce6" office:value-type="float" office:value="3" calcext:value-type="float">
            <text:p>3</text:p>
          </table:table-cell>
          <table:table-cell table:style-name="ce6"/>
          <table:table-cell table:style-name="ce7"/>
          <table:table-cell office:value-type="string" calcext:value-type="string">
            <text:p>Plus d'actualité (pas de modification de gabrit Neolane)</text:p>
          </table:table-cell>
          <table:table-cell table:number-columns-repeated="1013"/>
        </table:table-row>
        <table:table-row table:style-name="ro2">
          <table:table-cell table:style-name="ce4" office:value-type="string" calcext:value-type="string">
            <text:p>collections2</text:p>
          </table:table-cell>
          <table:table-cell table:style-name="ce8" office:value-type="string" calcext:value-type="string">
            <text:p>n10</text:p>
          </table:table-cell>
          <table:table-cell table:style-name="ce7" office:value-type="string" calcext:value-type="string">
            <text:p>Gabarits NLE</text:p>
          </table:table-cell>
          <table:table-cell table:style-name="ce7"/>
          <table:table-cell office:value-type="float" office:value="0.5" calcext:value-type="float">
            <text:p>0,5</text:p>
          </table:table-cell>
          <table:table-cell table:number-columns-repeated="2"/>
          <table:table-cell table:style-name="ce6" office:value-type="float" office:value="3" calcext:value-type="float">
            <text:p>3</text:p>
          </table:table-cell>
          <table:table-cell table:style-name="ce6"/>
          <table:table-cell table:style-name="ce7"/>
          <table:table-cell office:value-type="string" calcext:value-type="string">
            <text:p>Plus d'actualité (pas de modification de gabrit Neolane)</text:p>
          </table:table-cell>
          <table:table-cell table:number-columns-repeated="1013"/>
        </table:table-row>
        <table:table-row table:style-name="ro2">
          <table:table-cell table:style-name="ce4" office:value-type="string" calcext:value-type="string">
            <text:p>collections2</text:p>
          </table:table-cell>
          <table:table-cell table:style-name="ce8" office:value-type="string" calcext:value-type="string">
            <text:p>n11</text:p>
          </table:table-cell>
          <table:table-cell table:style-name="ce7" office:value-type="string" calcext:value-type="string">
            <text:p>Modification des vues</text:p>
          </table:table-cell>
          <table:table-cell table:style-name="ce7"/>
          <table:table-cell office:value-type="float" office:value="1" calcext:value-type="float">
            <text:p>1</text:p>
          </table:table-cell>
          <table:table-cell table:number-columns-repeated="2"/>
          <table:table-cell table:style-name="ce6" office:value-type="float" office:value="3" calcext:value-type="float">
            <text:p>3</text:p>
          </table:table-cell>
          <table:table-cell table:style-name="ce6"/>
          <table:table-cell table:style-name="ce7"/>
          <table:table-cell table:style-name="ce5"/>
          <table:table-cell table:number-columns-repeated="1013"/>
        </table:table-row>
        <table:table-row table:style-name="ro2">
          <table:table-cell table:style-name="ce4" office:value-type="string" calcext:value-type="string">
            <text:p>collections2</text:p>
          </table:table-cell>
          <table:table-cell table:style-name="ce7" office:value-type="float" office:value="10692" calcext:value-type="float">
            <text:p>10692</text:p>
          </table:table-cell>
          <table:table-cell table:style-name="ce7" office:value-type="string" calcext:value-type="string">
            <text:p>Page de test des tags</text:p>
          </table:table-cell>
          <table:table-cell table:style-name="ce7"/>
          <table:table-cell office:value-type="float" office:value="0.5" calcext:value-type="float">
            <text:p>0,5</text:p>
          </table:table-cell>
          <table:table-cell table:number-columns-repeated="2"/>
          <table:table-cell table:style-name="ce6" office:value-type="float" office:value="3" calcext:value-type="float">
            <text:p>3</text:p>
          </table:table-cell>
          <table:table-cell table:style-name="ce6"/>
          <table:table-cell table:style-name="ce6" office:value-type="string" calcext:value-type="string">
            <text:p>VMY</text:p>
          </table:table-cell>
          <table:table-cell table:style-name="ce5"/>
          <table:table-cell table:number-columns-repeated="1013"/>
        </table:table-row>
        <table:table-row table:style-name="ro2" table:number-rows-repeated="4">
          <table:table-cell table:style-name="ce4"/>
          <table:table-cell table:style-name="ce6" table:number-columns-repeated="3"/>
          <table:table-cell table:style-name="ce11"/>
          <table:table-cell table:style-name="ce6" table:number-columns-repeated="5"/>
          <table:table-cell table:style-name="ce14"/>
          <table:table-cell table:style-name="ce6" table:number-columns-repeated="1013"/>
        </table:table-row>
        <table:table-row table:style-name="ro2">
          <table:table-cell table:style-name="ce4" office:value-type="string" calcext:value-type="string">
            <text:p>modif lieux</text:p>
          </table:table-cell>
          <table:table-cell table:style-name="ce6" office:value-type="float" office:value="9183" calcext:value-type="float">
            <text:p>9183</text:p>
          </table:table-cell>
          <table:table-cell table:style-name="ce6" office:value-type="string" calcext:value-type="string">
            <text:p>Modification des lieux</text:p>
          </table:table-cell>
          <table:table-cell table:style-name="ce6"/>
          <table:table-cell table:style-name="ce11" office:value-type="string" calcext:value-type="string">
            <text:p>1</text:p>
          </table:table-cell>
          <table:table-cell table:style-name="ce6" table:number-columns-repeated="2"/>
          <table:table-cell table:style-name="ce6" office:value-type="float" office:value="1" calcext:value-type="float">
            <text:p>1</text:p>
          </table:table-cell>
          <table:table-cell table:style-name="ce6"/>
          <table:table-cell table:style-name="ce7" office:value-type="string" calcext:value-type="string">
            <text:p>Ann</text:p>
          </table:table-cell>
          <table:table-cell table:style-name="ce14" office:value-type="string" calcext:value-type="string">
            <text:p>Modification de l'arborescence des lieux_x000D_/nReprise de l'indexation (cf CDC)</text:p>
          </table:table-cell>
          <table:table-cell table:style-name="ce6" table:number-columns-repeated="1013"/>
        </table:table-row>
        <table:table-row table:style-name="ro2">
          <table:table-cell table:style-name="ce4"/>
          <table:table-cell table:number-columns-repeated="2"/>
          <table:table-cell table:style-name="ce6"/>
          <table:table-cell table:style-name="ce11"/>
          <table:table-cell table:style-name="ce6"/>
          <table:table-cell table:number-columns-repeated="2"/>
          <table:table-cell table:style-name="ce6"/>
          <table:table-cell/>
          <table:table-cell table:style-name="ce14"/>
          <table:table-cell table:style-name="ce6" table:number-columns-repeated="1013"/>
        </table:table-row>
        <table:table-row table:style-name="ro4">
          <table:table-cell table:style-name="ce4" office:value-type="string" calcext:value-type="string">
            <text:p>poids</text:p>
          </table:table-cell>
          <table:table-cell table:style-name="ce6" office:value-type="float" office:value="5579" calcext:value-type="float">
            <text:p>5579</text:p>
          </table:table-cell>
          <table:table-cell table:style-name="ce6" office:value-type="string" calcext:value-type="string">
            <text:p>Modification des règles de calcul du moteur</text:p>
          </table:table-cell>
          <table:table-cell table:style-name="ce6"/>
          <table:table-cell table:style-name="ce11" office:value-type="string" calcext:value-type="string">
            <text:p>4</text:p>
          </table:table-cell>
          <table:table-cell table:style-name="ce6"/>
          <table:table-cell table:style-name="ce6" office:value-type="float" office:value="8" calcext:value-type="float">
            <text:p>8</text:p>
          </table:table-cell>
          <table:table-cell table:style-name="ce6" office:value-type="float" office:value="1" calcext:value-type="float">
            <text:p>1</text:p>
          </table:table-cell>
          <table:table-cell table:style-name="ce6"/>
          <table:table-cell table:style-name="ce7" office:value-type="string" calcext:value-type="string">
            <text:p>VMY</text:p>
          </table:table-cell>
          <table:table-cell table:style-name="ce14" office:value-type="string" calcext:value-type="string">
            <text:p>Le &lt;b&gt;but&lt;/b&gt; est le suivant :_x000D_/n_x000D_/n1/ Les articles les plus prioritaire sont ceux qui matchent sur F+S+R_x000D_/n2/ Ensuite les articles qui matchent sur F+R quelque soit le secteur (noté Sx)_x000D_/n3/ Ensuite les articles qui matchent sur F+S quelque soit la région (notée Rx)_x000D_/n4/ Ensuite les articles qui matchent que sur la Fonction_x000D_/n_x000D_/nDonc on a par profils :_x000D_/n_x000D_/n1 : F + S <text:s/>+ R_x000D_/n2 : F + Sx + R_x000D_/n3 : F + S <text:s/>+ Rx_x000D_/n4 : F + Sx + Rx_x000D_/n_x000D_/nExemple :_x000D_/nSi matching F = 50 , R = 30, S = 20 (poids donnés par rubrique)_x000D_/nSi matching sur F+R on a 50+30 = 80_x000D_/nSi matching sur F+S on a 50+20 = 70_x000D_/nSi matching sur R+S on a 0_x000D_/n</text:p>
          </table:table-cell>
          <table:table-cell table:style-name="ce6" table:number-columns-repeated="1013"/>
        </table:table-row>
        <table:table-row table:style-name="ro2">
          <table:table-cell table:style-name="ce4"/>
          <table:table-cell table:number-columns-repeated="2"/>
          <table:table-cell table:style-name="ce6"/>
          <table:table-cell table:style-name="ce11"/>
          <table:table-cell table:style-name="ce6"/>
          <table:table-cell table:number-columns-repeated="2"/>
          <table:table-cell table:style-name="ce6"/>
          <table:table-cell/>
          <table:table-cell table:style-name="ce14"/>
          <table:table-cell table:style-name="ce6" table:number-columns-repeated="1013"/>
        </table:table-row>
        <table:table-row table:style-name="ro5">
          <table:table-cell table:style-name="ce4" office:value-type="string" calcext:value-type="string">
            <text:p>poids</text:p>
          </table:table-cell>
          <table:table-cell table:style-name="ce6" office:value-type="float" office:value="9196" calcext:value-type="float">
            <text:p>9196</text:p>
          </table:table-cell>
          <table:table-cell table:style-name="ce6" office:value-type="string" calcext:value-type="string">
            <text:p>Refonte du code de ponderation</text:p>
          </table:table-cell>
          <table:table-cell table:style-name="ce6"/>
          <table:table-cell table:style-name="ce11" office:value-type="string" calcext:value-type="string">
            <text:p>4</text:p>
          </table:table-cell>
          <table:table-cell table:style-name="ce6"/>
          <table:table-cell table:style-name="ce6" office:value-type="float" office:value="8" calcext:value-type="float">
            <text:p>8</text:p>
          </table:table-cell>
          <table:table-cell table:style-name="ce6" office:value-type="float" office:value="1" calcext:value-type="float">
            <text:p>1</text:p>
          </table:table-cell>
          <table:table-cell table:style-name="ce6"/>
          <table:table-cell table:style-name="ce7" office:value-type="string" calcext:value-type="string">
            <text:p>DGL</text:p>
          </table:table-cell>
          <table:table-cell table:style-name="ce14" office:value-type="string" calcext:value-type="string">
            <text:p>Reprendre le code de pondération pour rendre possible :_x000D_/n- l'extension du code de bas - sans changer une ligne - pour reporting_x000D_/n- l'appel sur des sous ensemble de cadre et/ou d'article._x000D_/n- vérification de la non regression</text:p>
          </table:table-cell>
          <table:table-cell table:style-name="ce6" table:number-columns-repeated="1013"/>
        </table:table-row>
        <table:table-row table:style-name="ro3">
          <table:table-cell table:style-name="ce4" office:value-type="string" calcext:value-type="string">
            <text:p>poids</text:p>
          </table:table-cell>
          <table:table-cell table:style-name="ce6" office:value-type="float" office:value="9200" calcext:value-type="float">
            <text:p>9200</text:p>
          </table:table-cell>
          <table:table-cell table:style-name="ce6" office:value-type="string" calcext:value-type="string">
            <text:p>Rapport sur les poids</text:p>
          </table:table-cell>
          <table:table-cell table:style-name="ce6"/>
          <table:table-cell table:style-name="ce11" office:value-type="float" office:value="7" calcext:value-type="float">
            <text:p>7</text:p>
          </table:table-cell>
          <table:table-cell table:style-name="ce6"/>
          <table:table-cell table:style-name="ce6" office:value-type="float" office:value="14" calcext:value-type="float">
            <text:p>14</text:p>
          </table:table-cell>
          <table:table-cell table:style-name="ce6" office:value-type="float" office:value="1" calcext:value-type="float">
            <text:p>1</text:p>
          </table:table-cell>
          <table:table-cell table:style-name="ce6"/>
          <table:table-cell table:style-name="ce7" office:value-type="string" calcext:value-type="string">
            <text:p>VMY</text:p>
          </table:table-cell>
          <table:table-cell table:style-name="ce14" office:value-type="string" calcext:value-type="string">
            <text:p>lister le detail des comparaison d'un cadre avec un ensemble d'article_x000D_/n(sans tenir compte des filtrage), c'est un rapport sur la pondération.</text:p>
          </table:table-cell>
          <table:table-cell table:style-name="ce6" table:number-columns-repeated="1013"/>
        </table:table-row>
        <table:table-row table:style-name="ro2">
          <table:table-cell table:style-name="ce4"/>
          <table:table-cell table:number-columns-repeated="2"/>
          <table:table-cell table:style-name="ce6"/>
          <table:table-cell table:style-name="ce11"/>
          <table:table-cell table:style-name="ce6"/>
          <table:table-cell table:number-columns-repeated="2"/>
          <table:table-cell table:style-name="ce6"/>
          <table:table-cell/>
          <table:table-cell table:style-name="ce14"/>
          <table:table-cell table:style-name="ce6" table:number-columns-repeated="1013"/>
        </table:table-row>
        <table:table-row table:style-name="ro3">
          <table:table-cell table:style-name="ce4" office:value-type="string" calcext:value-type="string">
            <text:p>rapport</text:p>
          </table:table-cell>
          <table:table-cell table:style-name="ce9" office:value-type="float" office:value="5378" calcext:value-type="float">
            <text:p>5378</text:p>
          </table:table-cell>
          <table:table-cell table:style-name="ce6" office:value-type="string" calcext:value-type="string">
            <text:p>L'obtention des rapports est trés long depuis la backoffice</text:p>
          </table:table-cell>
          <table:table-cell table:style-name="ce6"/>
          <table:table-cell table:style-name="ce11" office:value-type="float" office:value="0" calcext:value-type="float">
            <text:p>0</text:p>
          </table:table-cell>
          <table:table-cell table:style-name="ce6"/>
          <table:table-cell table:style-name="ce6" office:value-type="float" office:value="0" calcext:value-type="float">
            <text:p>0</text:p>
          </table:table-cell>
          <table:table-cell table:style-name="ce6" office:value-type="float" office:value="3" calcext:value-type="float">
            <text:p>3</text:p>
          </table:table-cell>
          <table:table-cell table:style-name="ce6"/>
          <table:table-cell table:style-name="ce6" office:value-type="string" calcext:value-type="string">
            <text:p>VMY</text:p>
          </table:table-cell>
          <table:table-cell table:style-name="ce14" office:value-type="string" calcext:value-type="string">
            <text:p>La génération des rapports est tres longue, _x000D_/nplus que le timeout de la session - ce qui rend le_x000D_/nrapport d'éxecution impossible à obtenir</text:p>
          </table:table-cell>
          <table:table-cell table:style-name="ce6" table:number-columns-repeated="1013"/>
        </table:table-row>
        <table:table-row table:style-name="ro5">
          <table:table-cell table:style-name="ce4" office:value-type="string" calcext:value-type="string">
            <text:p>rapport</text:p>
          </table:table-cell>
          <table:table-cell table:style-name="ce6" office:value-type="float" office:value="5752" calcext:value-type="float">
            <text:p>5752</text:p>
          </table:table-cell>
          <table:table-cell table:style-name="ce6" office:value-type="string" calcext:value-type="string">
            <text:p>Echec du moteur du 19/07/06</text:p>
          </table:table-cell>
          <table:table-cell table:style-name="ce6"/>
          <table:table-cell table:style-name="ce11" office:value-type="float" office:value="2" calcext:value-type="float">
            <text:p>2</text:p>
          </table:table-cell>
          <table:table-cell table:style-name="ce6" table:number-columns-repeated="2"/>
          <table:table-cell table:style-name="ce6" office:value-type="float" office:value="3" calcext:value-type="float">
            <text:p>3</text:p>
          </table:table-cell>
          <table:table-cell table:style-name="ce6"/>
          <table:table-cell table:style-name="ce7" office:value-type="string" calcext:value-type="string">
            <text:p>___</text:p>
          </table:table-cell>
          <table:table-cell table:style-name="ce14" office:value-type="string" calcext:value-type="string">
            <text:p>Le moteur realise des traces appelées "indicateurs". Le nombre de ces indicateurs est limité à leur numéro d'identification. Si ce nombre est trop grand le moteur_x000D_/ncrash._x000D_/n_x000D_/n</text:p>
          </table:table-cell>
          <table:table-cell table:style-name="ce6" table:number-columns-repeated="1013"/>
        </table:table-row>
        <table:table-row table:style-name="ro2">
          <table:table-cell table:style-name="ce4" office:value-type="string" calcext:value-type="string">
            <text:p>rapport</text:p>
          </table:table-cell>
          <table:table-cell table:style-name="ce6" office:value-type="float" office:value="8211" calcext:value-type="float">
            <text:p>8211</text:p>
          </table:table-cell>
          <table:table-cell table:style-name="ce6" office:value-type="string" calcext:value-type="string">
            <text:p>Modification d'architecture</text:p>
          </table:table-cell>
          <table:table-cell table:style-name="ce6"/>
          <table:table-cell table:style-name="ce11" office:value-type="float" office:value="1" calcext:value-type="float">
            <text:p>1</text:p>
          </table:table-cell>
          <table:table-cell table:style-name="ce6" table:number-columns-repeated="2"/>
          <table:table-cell table:style-name="ce6" office:value-type="float" office:value="3" calcext:value-type="float">
            <text:p>3</text:p>
          </table:table-cell>
          <table:table-cell table:style-name="ce6"/>
          <table:table-cell table:style-name="ce6" office:value-type="string" calcext:value-type="string">
            <text:p>VMY</text:p>
          </table:table-cell>
          <table:table-cell table:style-name="ce14" office:value-type="string" calcext:value-type="string">
            <text:p>Modification d'architecture à prendre en compte suite mantis 8207</text:p>
          </table:table-cell>
          <table:table-cell table:style-name="ce6" table:number-columns-repeated="1013"/>
        </table:table-row>
        <table:table-row table:style-name="ro3">
          <table:table-cell table:style-name="ce4" office:value-type="string" calcext:value-type="string">
            <text:p>rapport</text:p>
          </table:table-cell>
          <table:table-cell table:style-name="ce6" office:value-type="float" office:value="9177" calcext:value-type="float">
            <text:p>9177</text:p>
          </table:table-cell>
          <table:table-cell table:style-name="ce6" office:value-type="string" calcext:value-type="string">
            <text:p>Rapport sur les n cadres les plus risqués</text:p>
          </table:table-cell>
          <table:table-cell table:style-name="ce6"/>
          <table:table-cell table:style-name="ce11" office:value-type="float" office:value="1" calcext:value-type="float">
            <text:p>1</text:p>
          </table:table-cell>
          <table:table-cell table:style-name="ce6" table:number-columns-repeated="2"/>
          <table:table-cell table:style-name="ce6" office:value-type="float" office:value="4" calcext:value-type="float">
            <text:p>4</text:p>
          </table:table-cell>
          <table:table-cell table:style-name="ce6"/>
          <table:table-cell table:style-name="ce6" office:value-type="string" calcext:value-type="string">
            <text:p>BOI</text:p>
          </table:table-cell>
          <table:table-cell table:style-name="ce14" office:value-type="string" calcext:value-type="string">
            <text:p>Modifier le rapport sur les cadres les plus risqué pour indiquer n'afficher que les n cadre les plus risqués.</text:p>
          </table:table-cell>
          <table:table-cell table:style-name="ce6" table:number-columns-repeated="1013"/>
        </table:table-row>
        <table:table-row table:style-name="ro3">
          <table:table-cell table:style-name="ce4" office:value-type="string" calcext:value-type="string">
            <text:p>rapport</text:p>
          </table:table-cell>
          <table:table-cell table:style-name="ce6" office:value-type="float" office:value="9179" calcext:value-type="float">
            <text:p>9179</text:p>
          </table:table-cell>
          <table:table-cell table:style-name="ce6" office:value-type="string" calcext:value-type="string">
            <text:p>Rapport sur les cadres les moins personnalisés</text:p>
          </table:table-cell>
          <table:table-cell table:style-name="ce6"/>
          <table:table-cell table:style-name="ce11" office:value-type="float" office:value="2" calcext:value-type="float">
            <text:p>2</text:p>
          </table:table-cell>
          <table:table-cell table:style-name="ce6" table:number-columns-repeated="2"/>
          <table:table-cell table:style-name="ce6" office:value-type="float" office:value="4" calcext:value-type="float">
            <text:p>4</text:p>
          </table:table-cell>
          <table:table-cell table:style-name="ce6"/>
          <table:table-cell table:style-name="ce6" office:value-type="string" calcext:value-type="string">
            <text:p>BOI</text:p>
          </table:table-cell>
          <table:table-cell table:style-name="ce14" office:value-type="string" calcext:value-type="string">
            <text:p>Les n premier cadres (trié par ordre de poids croissant) ayant recu un article de poids inférieur à p</text:p>
          </table:table-cell>
          <table:table-cell table:style-name="ce6" table:number-columns-repeated="1013"/>
        </table:table-row>
        <table:table-row table:style-name="ro5">
          <table:table-cell table:style-name="ce4" office:value-type="string" calcext:value-type="string">
            <text:p>rapport</text:p>
          </table:table-cell>
          <table:table-cell table:style-name="ce6" office:value-type="float" office:value="9180" calcext:value-type="float">
            <text:p>9180</text:p>
          </table:table-cell>
          <table:table-cell table:style-name="ce6" office:value-type="string" calcext:value-type="string">
            <text:p>Reprise des indicateurs</text:p>
          </table:table-cell>
          <table:table-cell table:style-name="ce6"/>
          <table:table-cell table:style-name="ce11" office:value-type="float" office:value="1" calcext:value-type="float">
            <text:p>1</text:p>
          </table:table-cell>
          <table:table-cell table:style-name="ce6" table:number-columns-repeated="2"/>
          <table:table-cell table:style-name="ce6" office:value-type="float" office:value="3" calcext:value-type="float">
            <text:p>3</text:p>
          </table:table-cell>
          <table:table-cell table:style-name="ce6"/>
          <table:table-cell table:style-name="ce6" office:value-type="string" calcext:value-type="string">
            <text:p>VMY</text:p>
          </table:table-cell>
          <table:table-cell table:style-name="ce16" office:value-type="string" calcext:value-type="string">
            <text:p>Suppression des indicateurs du nombre de cadre et du nombre de cadre personnalisé </text:p>
            <text:p>et migration dans la table ACME_EXECUTION.</text:p>
            <text:p>Impact sur la gestion des historiques</text:p>
          </table:table-cell>
          <table:table-cell table:style-name="ce6" table:number-columns-repeated="1013"/>
        </table:table-row>
        <table:table-row table:style-name="ro3">
          <table:table-cell table:style-name="ce4" office:value-type="string" calcext:value-type="string">
            <text:p>rapport</text:p>
          </table:table-cell>
          <table:table-cell table:style-name="ce6" office:value-type="float" office:value="9181" calcext:value-type="float">
            <text:p>9181</text:p>
          </table:table-cell>
          <table:table-cell table:style-name="ce6" office:value-type="string" calcext:value-type="string">
            <text:p>Purge des indicateurs à chaque execution</text:p>
          </table:table-cell>
          <table:table-cell table:style-name="ce6"/>
          <table:table-cell table:style-name="ce11" office:value-type="float" office:value="1" calcext:value-type="float">
            <text:p>1</text:p>
          </table:table-cell>
          <table:table-cell table:style-name="ce6" table:number-columns-repeated="2"/>
          <table:table-cell table:style-name="ce6" office:value-type="float" office:value="3" calcext:value-type="float">
            <text:p>3</text:p>
          </table:table-cell>
          <table:table-cell table:style-name="ce6"/>
          <table:table-cell table:style-name="ce6" office:value-type="string" calcext:value-type="string">
            <text:p>VMY</text:p>
          </table:table-cell>
          <table:table-cell table:style-name="ce14" office:value-type="string" calcext:value-type="string">
            <text:p>Lorsque on lance un typperso + cible, on purge les indicateur précedent de ce type de perso pour la cible pour toutes les executions précédentes._x000D_/n&lt;PU&gt;1&lt;/PU&gt;</text:p>
          </table:table-cell>
          <table:table-cell table:style-name="ce6" table:number-columns-repeated="1013"/>
        </table:table-row>
        <table:table-row table:style-name="ro3">
          <table:table-cell table:style-name="ce4" office:value-type="string" calcext:value-type="string">
            <text:p>rapport</text:p>
          </table:table-cell>
          <table:table-cell table:style-name="ce6" office:value-type="float" office:value="10242" calcext:value-type="float">
            <text:p>10242</text:p>
          </table:table-cell>
          <table:table-cell table:style-name="ce6" office:value-type="string" calcext:value-type="string">
            <text:p>Rapport sur les cadres en échec de personnalisation</text:p>
          </table:table-cell>
          <table:table-cell table:style-name="ce6"/>
          <table:table-cell table:style-name="ce12" office:value-type="string" calcext:value-type="string">
            <text:p>?</text:p>
          </table:table-cell>
          <table:table-cell table:style-name="ce6"/>
          <table:table-cell/>
          <table:table-cell table:style-name="ce6" office:value-type="float" office:value="4" calcext:value-type="float">
            <text:p>4</text:p>
          </table:table-cell>
          <table:table-cell table:style-name="ce6"/>
          <table:table-cell table:style-name="ce7" office:value-type="string" calcext:value-type="string">
            <text:p>BOI</text:p>
          </table:table-cell>
          <table:table-cell table:style-name="ce16" office:value-type="string" calcext:value-type="string">
            <text:p>Rapport qui indique quels sont les cadre qui ont l'indicateur d'echec de personnalisation levé. (indiquer la rubrique).</text:p>
          </table:table-cell>
          <table:table-cell table:style-name="ce6" table:number-columns-repeated="1013"/>
        </table:table-row>
        <table:table-row table:style-name="ro6">
          <table:table-cell table:style-name="ce4" office:value-type="string" calcext:value-type="string">
            <text:p>technique</text:p>
          </table:table-cell>
          <table:table-cell table:style-name="ce6" office:value-type="float" office:value="8291" calcext:value-type="float">
            <text:p>8291</text:p>
          </table:table-cell>
          <table:table-cell table:style-name="ce6" office:value-type="string" calcext:value-type="string">
            <text:p>Assainissement Archi acme.</text:p>
          </table:table-cell>
          <table:table-cell table:style-name="ce6"/>
          <table:table-cell table:style-name="ce11" office:value-type="string" calcext:value-type="string">
            <text:p>2</text:p>
          </table:table-cell>
          <table:table-cell table:style-name="ce6" table:number-columns-repeated="2"/>
          <table:table-cell table:style-name="ce6" office:value-type="float" office:value="1" calcext:value-type="float">
            <text:p>1</text:p>
          </table:table-cell>
          <table:table-cell table:style-name="ce6"/>
          <table:table-cell/>
          <table:table-cell table:style-name="ce14" office:value-type="string" calcext:value-type="string">
            <text:p>Cleaner l'architecture ACME / Common, _x000D_/n_x000D_/n_x000D_/n_x000D_/nDéplacer le package WACMEPKG dans ACME_x000D_/nFaire un ensemble de fonction PL/SQL qui attaque ACME_PERSONNALISATION (et pas une vue) si cela peut améliorer les performance d'affichage (attention au process de validation)_x000D_/n_x000D_/nVoir demande liée</text:p>
          </table:table-cell>
          <table:table-cell table:style-name="ce6" table:number-columns-repeated="1013"/>
        </table:table-row>
        <table:table-row table:style-name="ro2">
          <table:table-cell table:style-name="ce4" office:value-type="string" calcext:value-type="string">
            <text:p>technique</text:p>
          </table:table-cell>
          <table:table-cell table:style-name="ce6" office:value-type="float" office:value="8352" calcext:value-type="float">
            <text:p>8352</text:p>
          </table:table-cell>
          <table:table-cell table:style-name="ce6" office:value-type="string" calcext:value-type="string">
            <text:p>Supprimer la colonne SEG de la vue ACME_HISTO_PUSH</text:p>
          </table:table-cell>
          <table:table-cell table:style-name="ce6"/>
          <table:table-cell table:style-name="ce11"/>
          <table:table-cell table:style-name="ce6" office:value-type="float" office:value="1" calcext:value-type="float">
            <text:p>1</text:p>
          </table:table-cell>
          <table:table-cell table:style-name="ce6"/>
          <table:table-cell table:style-name="ce6" office:value-type="float" office:value="1" calcext:value-type="float">
            <text:p>1</text:p>
          </table:table-cell>
          <table:table-cell table:style-name="ce6"/>
          <table:table-cell/>
          <table:table-cell table:style-name="ce14" office:value-type="string" calcext:value-type="string">
            <text:p>Voir demande liée</text:p>
          </table:table-cell>
          <table:table-cell table:style-name="ce6" table:number-columns-repeated="1013"/>
        </table:table-row>
        <table:table-row table:style-name="ro7">
          <table:table-cell table:style-name="ce4" office:value-type="string" calcext:value-type="string">
            <text:p>technique</text:p>
          </table:table-cell>
          <table:table-cell table:style-name="ce6" office:value-type="float" office:value="8720" calcext:value-type="float">
            <text:p>8720</text:p>
          </table:table-cell>
          <table:table-cell table:style-name="ce6" office:value-type="string" calcext:value-type="string">
            <text:p>Supprimer la contrainte entre les cibles et les cadres dans designer</text:p>
          </table:table-cell>
          <table:table-cell table:style-name="ce6"/>
          <table:table-cell table:style-name="ce11" office:value-type="float" office:value="0.5" calcext:value-type="float">
            <text:p>0,5</text:p>
          </table:table-cell>
          <table:table-cell/>
          <table:table-cell table:style-name="ce6"/>
          <table:table-cell table:style-name="ce6" office:value-type="float" office:value="1" calcext:value-type="float">
            <text:p>1</text:p>
          </table:table-cell>
          <table:table-cell table:style-name="ce6"/>
          <table:table-cell/>
          <table:table-cell table:style-name="ce14" office:value-type="string" calcext:value-type="string">
            <text:p>Il y a une contrainte entre les cadres et les cibles._x000D_/n_x000D_/nCela a deux impacts :_x000D_/n1- il est impossible de tronquer la table ccadre pour l'alim (ou bien il faut re-écrire l'alim pour ne tronquer que les cadre qui ne sont pas dans des cibles)_x000D_/n_x000D_/n2- Les cadres AX ne sont pas déterminés par acme mais viennent de CDM, alors que les cibles sont définies dans acme._x000D_/n_x000D_/nEn conséquence : on supprime la contrainte d'unicité. Charge à l'application de vérifier l'existence du cadre.</text:p>
          </table:table-cell>
          <table:table-cell table:style-name="ce6" table:number-columns-repeated="1013"/>
        </table:table-row>
        <table:table-row table:style-name="ro3">
          <table:table-cell table:style-name="ce4" office:value-type="string" calcext:value-type="string">
            <text:p>technique</text:p>
          </table:table-cell>
          <table:table-cell table:style-name="ce6" office:value-type="float" office:value="8802" calcext:value-type="float">
            <text:p>8802</text:p>
          </table:table-cell>
          <table:table-cell table:style-name="ce6" office:value-type="string" calcext:value-type="string">
            <text:p>Déplacer les package et les views dans le meme répertoire</text:p>
          </table:table-cell>
          <table:table-cell table:style-name="ce6"/>
          <table:table-cell table:style-name="ce11" office:value-type="string" calcext:value-type="string">
            <text:p>1</text:p>
          </table:table-cell>
          <table:table-cell/>
          <table:table-cell table:style-name="ce6"/>
          <table:table-cell table:style-name="ce6" office:value-type="float" office:value="1" calcext:value-type="float">
            <text:p>1</text:p>
          </table:table-cell>
          <table:table-cell table:style-name="ce6"/>
          <table:table-cell/>
          <table:table-cell table:style-name="ce14" office:value-type="string" calcext:value-type="string">
            <text:p>Lors du packaging de la livraison mettre les _x000D_/npackages et le view dans le meme répertoire_x000D_/n_x000D_/nNe mettre qu'un seul showerror dans Lot_.sql_x000D_/n_x000D_/n</text:p>
          </table:table-cell>
          <table:table-cell table:style-name="ce6" table:number-columns-repeated="1013"/>
        </table:table-row>
        <table:table-row table:style-name="ro2">
          <table:table-cell table:style-name="ce4"/>
          <table:table-cell table:number-columns-repeated="2"/>
          <table:table-cell table:style-name="ce6"/>
          <table:table-cell table:number-columns-repeated="4"/>
          <table:table-cell table:style-name="ce6"/>
          <table:table-cell/>
          <table:table-cell table:style-name="ce14"/>
          <table:table-cell table:style-name="ce6" table:number-columns-repeated="1013"/>
        </table:table-row>
        <table:table-row table:style-name="ro2">
          <table:table-cell table:style-name="ce4" office:value-type="string" calcext:value-type="string">
            <text:p>zz_livraison</text:p>
          </table:table-cell>
          <table:table-cell table:style-name="ce6" office:value-type="float" office:value="9267" calcext:value-type="float">
            <text:p>9267</text:p>
          </table:table-cell>
          <table:table-cell office:value-type="string" calcext:value-type="string">
            <text:p>Demande pour organisation et suivi du projet général</text:p>
          </table:table-cell>
          <table:table-cell table:style-name="ce6"/>
          <table:table-cell table:number-columns-repeated="3"/>
          <table:table-cell table:style-name="ce6" office:value-type="float" office:value="0" calcext:value-type="float">
            <text:p>0</text:p>
          </table:table-cell>
          <table:table-cell table:style-name="ce6"/>
          <table:table-cell table:style-name="ce7" office:value-type="string" calcext:value-type="string">
            <text:p>DGL</text:p>
          </table:table-cell>
          <table:table-cell table:style-name="ce14"/>
          <table:table-cell table:style-name="ce6" table:number-columns-repeated="1013"/>
        </table:table-row>
        <table:table-row table:style-name="ro2">
          <table:table-cell table:style-name="ce4" office:value-type="string" calcext:value-type="string">
            <text:p>zz_livraison</text:p>
          </table:table-cell>
          <table:table-cell table:style-name="ce6" office:value-type="float" office:value="9178" calcext:value-type="float">
            <text:p>9178</text:p>
          </table:table-cell>
          <table:table-cell table:style-name="ce7" office:value-type="string" calcext:value-type="string">
            <text:p>Demande pour commit itération 1(Poids)</text:p>
          </table:table-cell>
          <table:table-cell table:style-name="ce7"/>
          <table:table-cell table:style-name="ce6"/>
          <table:table-cell/>
          <table:table-cell table:style-name="ce6"/>
          <table:table-cell table:style-name="ce6" office:value-type="float" office:value="0" calcext:value-type="float">
            <text:p>0</text:p>
          </table:table-cell>
          <table:table-cell table:style-name="ce6"/>
          <table:table-cell table:style-name="ce7" office:value-type="string" calcext:value-type="string">
            <text:p>DGL</text:p>
          </table:table-cell>
          <table:table-cell table:style-name="ce14" office:value-type="string" calcext:value-type="string">
            <text:p>Demande technique pour commiter les modifications lié à l'itération 1</text:p>
          </table:table-cell>
          <table:table-cell table:style-name="ce6" table:number-columns-repeated="1013"/>
        </table:table-row>
        <table:table-row table:style-name="ro2">
          <table:table-cell table:style-name="ce4" office:value-type="string" calcext:value-type="string">
            <text:p>zz_livraison</text:p>
          </table:table-cell>
          <table:table-cell table:style-name="ce6" office:value-type="float" office:value="9266" calcext:value-type="float">
            <text:p>9266</text:p>
          </table:table-cell>
          <table:table-cell table:style-name="ce7" office:value-type="string" calcext:value-type="string">
            <text:p>Demande pour commit itération 2 (collection 1)</text:p>
          </table:table-cell>
          <table:table-cell table:style-name="ce7"/>
          <table:table-cell table:number-columns-repeated="3"/>
          <table:table-cell table:style-name="ce6" office:value-type="float" office:value="0" calcext:value-type="float">
            <text:p>0</text:p>
          </table:table-cell>
          <table:table-cell table:style-name="ce6"/>
          <table:table-cell table:style-name="ce7" office:value-type="string" calcext:value-type="string">
            <text:p>DGL</text:p>
          </table:table-cell>
          <table:table-cell table:style-name="ce16" office:value-type="string" calcext:value-type="string">
            <text:p>Demand</text:p>
          </table:table-cell>
          <table:table-cell table:style-name="ce6" table:number-columns-repeated="1013"/>
        </table:table-row>
        <table:table-row table:style-name="ro2">
          <table:table-cell table:style-name="ce4" office:value-type="string" calcext:value-type="string">
            <text:p>zz_livraison</text:p>
          </table:table-cell>
          <table:table-cell table:style-name="ce6" office:value-type="float" office:value="9566" calcext:value-type="float">
            <text:p>9566</text:p>
          </table:table-cell>
          <table:table-cell table:style-name="ce7" office:value-type="string" calcext:value-type="string">
            <text:p>Demande pour commit itération 3 (rapport - 1)</text:p>
          </table:table-cell>
          <table:table-cell table:style-name="ce7"/>
          <table:table-cell table:number-columns-repeated="3"/>
          <table:table-cell table:style-name="ce6" office:value-type="float" office:value="0" calcext:value-type="float">
            <text:p>0</text:p>
          </table:table-cell>
          <table:table-cell table:style-name="ce6"/>
          <table:table-cell table:style-name="ce7" office:value-type="string" calcext:value-type="string">
            <text:p>DGL</text:p>
          </table:table-cell>
          <table:table-cell table:style-name="ce16" office:value-type="string" calcext:value-type="string">
            <text:p>Demande technique pour commiter les modifications lié à l'itération 3 (Rapport-Hors STAD)</text:p>
          </table:table-cell>
          <table:table-cell table:style-name="ce6" table:number-columns-repeated="1013"/>
        </table:table-row>
        <table:table-row table:style-name="ro2">
          <table:table-cell table:style-name="ce4" office:value-type="string" calcext:value-type="string">
            <text:p>zz_livraison</text:p>
          </table:table-cell>
          <table:table-cell table:style-name="ce6" office:value-type="float" office:value="10542" calcext:value-type="float">
            <text:p>10542</text:p>
          </table:table-cell>
          <table:table-cell table:style-name="ce7" office:value-type="string" calcext:value-type="string">
            <text:p>Demande pour commit itération 4 (collection 2)</text:p>
          </table:table-cell>
          <table:table-cell table:style-name="ce7"/>
          <table:table-cell table:number-columns-repeated="3"/>
          <table:table-cell table:style-name="ce6" office:value-type="float" office:value="0" calcext:value-type="float">
            <text:p>0</text:p>
          </table:table-cell>
          <table:table-cell table:style-name="ce6"/>
          <table:table-cell table:style-name="ce7" office:value-type="string" calcext:value-type="string">
            <text:p>DGL</text:p>
          </table:table-cell>
          <table:table-cell table:style-name="ce16" office:value-type="string" calcext:value-type="string">
            <text:p>Demande d'itération / Plateforme de test</text:p>
          </table:table-cell>
          <table:table-cell table:style-name="ce6" table:number-columns-repeated="1013"/>
        </table:table-row>
        <table:table-row table:style-name="ro2" table:number-rows-repeated="2">
          <table:table-cell table:number-columns-repeated="8"/>
          <table:table-cell table:style-name="ce6"/>
          <table:table-cell/>
          <table:table-cell table:style-name="ce14"/>
          <table:table-cell table:number-columns-repeated="1013"/>
        </table:table-row>
        <table:table-row table:style-name="ro2">
          <table:table-cell table:style-name="ce4" office:value-type="string" calcext:value-type="string">
            <text:p>projet</text:p>
          </table:table-cell>
          <table:table-cell table:style-name="ce10" office:value-type="string" calcext:value-type="string">
            <text:p>HP</text:p>
          </table:table-cell>
          <table:table-cell table:style-name="ce7" office:value-type="string" calcext:value-type="string">
            <text:p>Activité Hors-Projet</text:p>
          </table:table-cell>
          <table:table-cell table:style-name="ce7"/>
          <table:table-cell table:number-columns-repeated="3"/>
          <table:table-cell table:style-name="ce6" office:value-type="float" office:value="99" calcext:value-type="float">
            <text:p>99</text:p>
          </table:table-cell>
          <table:table-cell table:style-name="ce6" table:number-columns-repeated="2"/>
          <table:table-cell office:value-type="string" calcext:value-type="string">
            <text:p>Activités Hors projet</text:p>
          </table:table-cell>
          <table:table-cell table:number-columns-repeated="1013"/>
        </table:table-row>
        <table:table-row table:style-name="ro2">
          <table:table-cell table:style-name="ce4" office:value-type="string" calcext:value-type="string">
            <text:p>projet</text:p>
          </table:table-cell>
          <table:table-cell table:style-name="ce10" office:value-type="string" calcext:value-type="string">
            <text:p>QUAD</text:p>
          </table:table-cell>
          <table:table-cell table:style-name="ce7" office:value-type="string" calcext:value-type="string">
            <text:p>Appui de QUAD (sur les test)</text:p>
          </table:table-cell>
          <table:table-cell table:style-name="ce7"/>
          <table:table-cell table:number-columns-repeated="3"/>
          <table:table-cell office:value-type="float" office:value="0" calcext:value-type="float">
            <text:p>0</text:p>
          </table:table-cell>
          <table:table-cell/>
          <table:table-cell table:style-name="ce6" office:value-type="string" calcext:value-type="string">
            <text:p>CAE</text:p>
          </table:table-cell>
          <table:table-cell table:number-columns-repeated="1014"/>
        </table:table-row>
        <table:table-row table:style-name="ro2" table:number-rows-repeated="1048522">
          <table:table-cell table:number-columns-repeated="1024"/>
        </table:table-row>
        <table:table-row table:style-name="ro2">
          <table:table-cell table:number-columns-repeated="1024"/>
        </table:table-row>
        <table:named-expressions>
          <table:named-range table:name="_xlnm.Print_Area" table:base-cell-address="$DocVersion.$A$1" table:cell-range-address="$Tasks.$A$1:.$K$52" table:range-usable-as="print-range"/>
        </table:named-expressions>
      </table:table>
      <table:table table:name="Planner" table:style-name="ta4" table:print-ranges="Planner.A2:Planner.M24">
        <office:forms form:automatic-focus="false" form:apply-design-mode="false"/>
        <table:table-column table:style-name="co17" table:default-cell-style-name="ce17"/>
        <table:table-column table:style-name="co18" table:default-cell-style-name="ce17"/>
        <table:table-column table:style-name="co1" table:number-columns-repeated="1022" table:default-cell-style-name="ce17"/>
        <table:table-row table:style-name="ro2">
          <table:table-cell table:number-columns-repeated="1024"/>
        </table:table-row>
        <table:table-row table:style-name="ro2">
          <table:table-cell table:style-name="ce18" office:value-type="string" calcext:value-type="string">
            <text:p>Deliverable</text:p>
          </table:table-cell>
          <table:table-cell table:style-name="ce18" office:value-type="string" calcext:value-type="string">
            <text:p>Code</text:p>
          </table:table-cell>
          <table:table-cell table:style-name="ce18" office:value-type="string" calcext:value-type="string">
            <text:p>Activity</text:p>
          </table:table-cell>
          <table:table-cell table:style-name="ce18"/>
          <table:table-cell table:style-name="ce19" table:number-columns-repeated="15"/>
          <table:table-cell table:number-columns-repeated="1005"/>
        </table:table-row>
        <table:table-row table:style-name="ro2">
          <table:table-cell table:style-name="ce19" office:value-type="string" calcext:value-type="string">
            <text:p>Reporting</text:p>
          </table:table-cell>
          <table:table-cell table:style-name="ce20" office:value-type="string" calcext:value-type="string">
            <text:p>pr</text:p>
          </table:table-cell>
          <table:table-cell table:style-name="ce19" office:value-type="string" calcext:value-type="string">
            <text:p>Project planning control</text:p>
          </table:table-cell>
          <table:table-cell table:style-name="ce19" table:number-columns-repeated="16"/>
          <table:table-cell table:number-columns-repeated="1005"/>
        </table:table-row>
        <table:table-row table:style-name="ro2">
          <table:table-cell table:style-name="ce19" office:value-type="string" calcext:value-type="string">
            <text:p>Issue</text:p>
          </table:table-cell>
          <table:table-cell table:style-name="ce21" office:value-type="string" calcext:value-type="string">
            <text:p>pw</text:p>
          </table:table-cell>
          <table:table-cell table:style-name="ce19" office:value-type="string" calcext:value-type="string">
            <text:p>Project planning adjustment and assignement</text:p>
          </table:table-cell>
          <table:table-cell table:style-name="ce19" table:number-columns-repeated="6"/>
          <table:table-cell table:style-name="ce19" office:value-type="string" calcext:value-type="string">
            <text:p>Color theme</text:p>
          </table:table-cell>
          <table:table-cell table:style-name="ce19" table:number-columns-repeated="9"/>
          <table:table-cell table:number-columns-repeated="1005"/>
        </table:table-row>
        <table:table-row table:style-name="ro2">
          <table:table-cell table:style-name="ce19" office:value-type="string" calcext:value-type="string">
            <text:p>CR</text:p>
          </table:table-cell>
          <table:table-cell table:style-name="ce22" office:value-type="string" calcext:value-type="string">
            <text:p>pm</text:p>
          </table:table-cell>
          <table:table-cell table:style-name="ce19" office:value-type="string" calcext:value-type="string">
            <text:p>Project meeting and contractor management</text:p>
          </table:table-cell>
          <table:table-cell table:style-name="ce19" table:number-columns-repeated="6"/>
          <table:table-cell table:style-name="ce31"/>
          <table:table-cell table:style-name="ce19" office:value-type="string" calcext:value-type="string">
            <text:p>Green : user centric</text:p>
          </table:table-cell>
          <table:table-cell table:style-name="ce19" table:number-columns-repeated="8"/>
          <table:table-cell table:number-columns-repeated="1005"/>
        </table:table-row>
        <table:table-row table:style-name="ro2">
          <table:table-cell table:style-name="ce19" office:value-type="string" calcext:value-type="string">
            <text:p>Office Doc</text:p>
          </table:table-cell>
          <table:table-cell table:style-name="ce23" office:value-type="string" calcext:value-type="string">
            <text:p>ad</text:p>
          </table:table-cell>
          <table:table-cell table:style-name="ce19" office:value-type="string" calcext:value-type="string">
            <text:p>Architecture and Design (either technical or functionnal)</text:p>
          </table:table-cell>
          <table:table-cell table:style-name="ce19" table:number-columns-repeated="6"/>
          <table:table-cell table:style-name="ce32"/>
          <table:table-cell table:style-name="ce19" office:value-type="string" calcext:value-type="string">
            <text:p>Yellow : projec management centric</text:p>
          </table:table-cell>
          <table:table-cell table:style-name="ce19" table:number-columns-repeated="8"/>
          <table:table-cell table:number-columns-repeated="1005"/>
        </table:table-row>
        <table:table-row table:style-name="ro2">
          <table:table-cell table:style-name="ce19" office:value-type="string" calcext:value-type="string">
            <text:p>Source code</text:p>
          </table:table-cell>
          <table:table-cell table:style-name="ce24" office:value-type="string" calcext:value-type="string">
            <text:p>co</text:p>
          </table:table-cell>
          <table:table-cell table:style-name="ce19" office:value-type="string" calcext:value-type="string">
            <text:p>solution and test implementation</text:p>
          </table:table-cell>
          <table:table-cell table:style-name="ce19" table:number-columns-repeated="6"/>
          <table:table-cell table:style-name="ce33"/>
          <table:table-cell table:style-name="ce19" office:value-type="string" calcext:value-type="string">
            <text:p>Blue : Technical centric</text:p>
          </table:table-cell>
          <table:table-cell table:style-name="ce19" table:number-columns-repeated="8"/>
          <table:table-cell table:number-columns-repeated="1005"/>
        </table:table-row>
        <table:table-row table:style-name="ro2">
          <table:table-cell table:style-name="ce19" office:value-type="string" calcext:value-type="string">
            <text:p>User Validation</text:p>
          </table:table-cell>
          <table:table-cell table:style-name="ce25" office:value-type="string" calcext:value-type="string">
            <text:p>ru</text:p>
          </table:table-cell>
          <table:table-cell table:style-name="ce19" office:value-type="string" calcext:value-type="string">
            <text:p>test execution for user validation</text:p>
          </table:table-cell>
          <table:table-cell table:style-name="ce19" table:number-columns-repeated="6"/>
          <table:table-cell table:style-name="ce34"/>
          <table:table-cell table:style-name="ce19" office:value-type="string" calcext:value-type="string">
            <text:p>Red : operation, integration and devops centrics</text:p>
          </table:table-cell>
          <table:table-cell table:style-name="ce19" table:number-columns-repeated="8"/>
          <table:table-cell table:number-columns-repeated="1005"/>
        </table:table-row>
        <table:table-row table:style-name="ro2">
          <table:table-cell table:style-name="ce19" office:value-type="string" calcext:value-type="string">
            <text:p>Office Doc</text:p>
          </table:table-cell>
          <table:table-cell table:style-name="ce26" office:value-type="string" calcext:value-type="string">
            <text:p>pa</text:p>
          </table:table-cell>
          <table:table-cell table:style-name="ce19" office:value-type="string" calcext:value-type="string">
            <text:p>requirement and test procedure</text:p>
          </table:table-cell>
          <table:table-cell table:style-name="ce19" table:number-columns-repeated="16"/>
          <table:table-cell table:number-columns-repeated="1005"/>
        </table:table-row>
        <table:table-row table:style-name="ro2">
          <table:table-cell table:style-name="ce19" office:value-type="string" calcext:value-type="string">
            <text:p>User Communication</text:p>
          </table:table-cell>
          <table:table-cell table:style-name="ce27" office:value-type="string" calcext:value-type="string">
            <text:p>fu</text:p>
          </table:table-cell>
          <table:table-cell table:style-name="ce19" office:value-type="string" calcext:value-type="string">
            <text:p>user deployment</text:p>
          </table:table-cell>
          <table:table-cell table:style-name="ce19" table:number-columns-repeated="6"/>
          <table:table-cell/>
          <table:table-cell table:style-name="ce19" table:number-columns-repeated="9"/>
          <table:table-cell table:number-columns-repeated="1005"/>
        </table:table-row>
        <table:table-row table:style-name="ro2">
          <table:table-cell table:style-name="ce19" office:value-type="string" calcext:value-type="string">
            <text:p>Environment</text:p>
          </table:table-cell>
          <table:table-cell table:style-name="ce28" office:value-type="string" calcext:value-type="string">
            <text:p>it</text:p>
          </table:table-cell>
          <table:table-cell table:style-name="ce19" office:value-type="string" calcext:value-type="string">
            <text:p>infrastructure, deployment, integration and integration test</text:p>
          </table:table-cell>
          <table:table-cell table:style-name="ce19" table:number-columns-repeated="16"/>
          <table:table-cell table:number-columns-repeated="1005"/>
        </table:table-row>
        <table:table-row table:style-name="ro2">
          <table:table-cell table:style-name="ce19" office:value-type="string" calcext:value-type="string">
            <text:p>Metrics</text:p>
          </table:table-cell>
          <table:table-cell table:style-name="ce29" office:value-type="string" calcext:value-type="string">
            <text:p>im</text:p>
          </table:table-cell>
          <table:table-cell table:style-name="ce19" office:value-type="string" calcext:value-type="string">
            <text:p>integration test result production</text:p>
          </table:table-cell>
          <table:table-cell table:style-name="ce19" table:number-columns-repeated="16"/>
          <table:table-cell table:number-columns-repeated="1005"/>
        </table:table-row>
        <table:table-row table:style-name="ro2">
          <table:table-cell table:style-name="ce19" office:value-type="string" calcext:value-type="string">
            <text:p>Live production</text:p>
          </table:table-cell>
          <table:table-cell table:style-name="ce30" office:value-type="string" calcext:value-type="string">
            <text:p>op</text:p>
          </table:table-cell>
          <table:table-cell table:style-name="ce19" office:value-type="string" calcext:value-type="string">
            <text:p>online production delivery</text:p>
          </table:table-cell>
          <table:table-cell table:style-name="ce19" table:number-columns-repeated="6"/>
          <table:table-cell table:style-name="ce35" office:value-type="float" office:value="1" calcext:value-type="float">
            <text:p>1</text:p>
          </table:table-cell>
          <table:table-cell table:style-name="ce19" office:value-type="string" calcext:value-type="string">
            <text:p>architecture &amp; design &amp; workshop</text:p>
          </table:table-cell>
          <table:table-cell table:style-name="ce19" table:number-columns-repeated="8"/>
          <table:table-cell table:number-columns-repeated="1005"/>
        </table:table-row>
        <table:table-row table:style-name="ro2">
          <table:table-cell table:style-name="ce19" table:number-columns-repeated="9"/>
          <table:table-cell table:style-name="ce31" office:value-type="float" office:value="1" calcext:value-type="float">
            <text:p>1</text:p>
          </table:table-cell>
          <table:table-cell table:style-name="ce19" office:value-type="string" calcext:value-type="string">
            <text:p>implémentation &amp; realization</text:p>
          </table:table-cell>
          <table:table-cell table:style-name="ce19" table:number-columns-repeated="8"/>
          <table:table-cell table:number-columns-repeated="1005"/>
        </table:table-row>
        <table:table-row table:style-name="ro2">
          <table:table-cell table:style-name="ce19" table:number-columns-repeated="9"/>
          <table:table-cell table:style-name="ce31" office:value-type="float" office:value="1" calcext:value-type="float">
            <text:p>1</text:p>
          </table:table-cell>
          <table:table-cell table:style-name="ce19" office:value-type="string" calcext:value-type="string">
            <text:p>test &amp; validation</text:p>
          </table:table-cell>
          <table:table-cell table:style-name="ce19" table:number-columns-repeated="8"/>
          <table:table-cell table:number-columns-repeated="1005"/>
        </table:table-row>
        <table:table-row table:style-name="ro2">
          <table:table-cell table:style-name="ce19" table:number-columns-repeated="9"/>
          <table:table-cell table:style-name="ce32" office:value-type="float" office:value="1" calcext:value-type="float">
            <text:p>1</text:p>
          </table:table-cell>
          <table:table-cell table:style-name="ce19" office:value-type="string" calcext:value-type="string">
            <text:p>pm &amp; meeting &amp; review</text:p>
          </table:table-cell>
          <table:table-cell table:style-name="ce19" table:number-columns-repeated="8"/>
          <table:table-cell table:number-columns-repeated="1005"/>
        </table:table-row>
        <table:table-row table:style-name="ro2">
          <table:table-cell table:style-name="ce19" table:number-columns-repeated="9"/>
          <table:table-cell table:style-name="ce34" office:value-type="float" office:value="0" calcext:value-type="float">
            <text:p>0</text:p>
          </table:table-cell>
          <table:table-cell table:style-name="ce19" office:value-type="string" calcext:value-type="string">
            <text:p>milestone</text:p>
          </table:table-cell>
          <table:table-cell table:style-name="ce19" table:number-columns-repeated="8"/>
          <table:table-cell table:number-columns-repeated="1005"/>
        </table:table-row>
        <table:table-row table:style-name="ro2" table:number-rows-repeated="7">
          <table:table-cell table:style-name="ce19" table:number-columns-repeated="19"/>
          <table:table-cell table:number-columns-repeated="1005"/>
        </table:table-row>
        <table:table-row table:style-name="ro2">
          <table:table-cell table:style-name="ce19" table:number-columns-repeated="10"/>
          <table:table-cell/>
          <table:table-cell table:style-name="ce19" table:number-columns-repeated="8"/>
          <table:table-cell table:number-columns-repeated="1005"/>
        </table:table-row>
        <table:table-row table:style-name="ro2">
          <table:table-cell table:style-name="ce19" table:number-columns-repeated="9"/>
          <table:table-cell table:number-columns-repeated="3"/>
          <table:table-cell table:style-name="ce19" table:number-columns-repeated="7"/>
          <table:table-cell table:number-columns-repeated="1005"/>
        </table:table-row>
        <table:table-row table:style-name="ro2" table:number-rows-repeated="5">
          <table:table-cell table:style-name="ce19" table:number-columns-repeated="11"/>
          <table:table-cell table:number-columns-repeated="1013"/>
        </table:table-row>
        <table:table-row table:style-name="ro2" table:number-rows-repeated="11">
          <table:table-cell table:style-name="ce19" table:number-columns-repeated="8"/>
          <table:table-cell table:number-columns-repeated="1016"/>
        </table:table-row>
        <table:table-row table:style-name="ro2" table:number-rows-repeated="5">
          <table:table-cell/>
          <table:table-cell table:style-name="ce19" table:number-columns-repeated="7"/>
          <table:table-cell table:number-columns-repeated="1016"/>
        </table:table-row>
        <table:table-row table:style-name="ro2" table:number-rows-repeated="1048528">
          <table:table-cell table:number-columns-repeated="1024"/>
        </table:table-row>
        <table:table-row table:style-name="ro2">
          <table:table-cell table:number-columns-repeated="1024"/>
        </table:table-row>
        <table:named-expressions>
          <table:named-range table:name="_xlnm.Print_Area" table:base-cell-address="$DocVersion.$A$1" table:cell-range-address="$Planner.$A$2:.$M$24" table:range-usable-as="print-range"/>
        </table:named-expressions>
      </table:table>
      <table:table table:name="p2" table:style-name="ta5">
        <office:forms form:automatic-focus="false" form:apply-design-mode="false"/>
        <table:table-column table:style-name="co19" table:default-cell-style-name="ce37"/>
        <table:table-column table:style-name="co20" table:default-cell-style-name="ce37"/>
        <table:table-column table:style-name="co21" table:default-cell-style-name="ce37"/>
        <table:table-column table:style-name="co22" table:number-columns-repeated="3" table:default-cell-style-name="ce37"/>
        <table:table-column table:style-name="co10" table:number-columns-repeated="5" table:default-cell-style-name="ce38"/>
        <table:table-column table:style-name="co10" table:number-columns-repeated="2" table:default-cell-style-name="ce52"/>
        <table:table-column table:style-name="co10" table:number-columns-repeated="4" table:default-cell-style-name="ce38"/>
        <table:table-column table:style-name="co10" table:number-columns-repeated="3" table:default-cell-style-name="ce52"/>
        <table:table-column table:style-name="co10" table:number-columns-repeated="5" table:default-cell-style-name="ce38"/>
        <table:table-column table:style-name="co10" table:number-columns-repeated="3" table:default-cell-style-name="ce52"/>
        <table:table-column table:style-name="co10" table:number-columns-repeated="4" table:default-cell-style-name="ce37"/>
        <table:table-column table:style-name="co10" table:number-columns-repeated="2" table:default-cell-style-name="ce52"/>
        <table:table-column table:style-name="co10" table:number-columns-repeated="8" table:default-cell-style-name="ce37"/>
        <table:table-column table:style-name="co23" table:number-columns-repeated="982" table:default-cell-style-name="ce37"/>
        <table:table-row table:style-name="ro8">
          <table:table-cell table:style-name="ce36" table:number-columns-repeated="4"/>
          <table:table-cell/>
          <table:table-cell table:style-name="ce36"/>
          <table:table-cell table:style-name="ce42" office:value-type="date" office:date-value="2013-10-21" calcext:value-type="date">
            <text:p>21/10/2013</text:p>
          </table:table-cell>
          <table:table-cell table:style-name="ce42" office:value-type="date" office:date-value="2013-10-22" calcext:value-type="date">
            <text:p>22/10/2013</text:p>
          </table:table-cell>
          <table:table-cell table:style-name="ce42" office:value-type="date" office:date-value="2013-10-23" calcext:value-type="date">
            <text:p>23/10/2013</text:p>
          </table:table-cell>
          <table:table-cell table:style-name="ce42" office:value-type="date" office:date-value="2013-10-24" calcext:value-type="date">
            <text:p>24/10/2013</text:p>
          </table:table-cell>
          <table:table-cell table:style-name="ce42" office:value-type="date" office:date-value="2013-10-25" calcext:value-type="date">
            <text:p>25/10/2013</text:p>
          </table:table-cell>
          <table:table-cell table:style-name="ce51" office:value-type="date" office:date-value="2013-10-26" calcext:value-type="date">
            <text:p>26/10/2013</text:p>
          </table:table-cell>
          <table:table-cell table:style-name="ce51" office:value-type="date" office:date-value="2013-10-27" calcext:value-type="date">
            <text:p>27/10/2013</text:p>
          </table:table-cell>
          <table:table-cell table:style-name="ce42" office:value-type="date" office:date-value="2013-10-28" calcext:value-type="date">
            <text:p>28/10/2013</text:p>
          </table:table-cell>
          <table:table-cell table:style-name="ce42" office:value-type="date" office:date-value="2013-10-29" calcext:value-type="date">
            <text:p>29/10/2013</text:p>
          </table:table-cell>
          <table:table-cell table:style-name="ce42" office:value-type="date" office:date-value="2013-10-30" calcext:value-type="date">
            <text:p>30/10/2013</text:p>
          </table:table-cell>
          <table:table-cell table:style-name="ce42" office:value-type="date" office:date-value="2013-10-31" calcext:value-type="date">
            <text:p>31/10/2013</text:p>
          </table:table-cell>
          <table:table-cell table:style-name="ce51" office:value-type="date" office:date-value="2013-11-01" calcext:value-type="date">
            <text:p>01/11/2013</text:p>
          </table:table-cell>
          <table:table-cell table:style-name="ce51" office:value-type="date" office:date-value="2013-11-02" calcext:value-type="date">
            <text:p>02/11/2013</text:p>
          </table:table-cell>
          <table:table-cell table:style-name="ce51" office:value-type="date" office:date-value="2013-11-03" calcext:value-type="date">
            <text:p>03/11/2013</text:p>
          </table:table-cell>
          <table:table-cell table:style-name="ce42" office:value-type="date" office:date-value="2013-11-04" calcext:value-type="date">
            <text:p>04/11/2013</text:p>
          </table:table-cell>
          <table:table-cell table:style-name="ce42" office:value-type="date" office:date-value="2013-11-05" calcext:value-type="date">
            <text:p>05/11/2013</text:p>
          </table:table-cell>
          <table:table-cell table:style-name="ce42" office:value-type="date" office:date-value="2013-11-06" calcext:value-type="date">
            <text:p>06/11/2013</text:p>
          </table:table-cell>
          <table:table-cell table:style-name="ce42" office:value-type="date" office:date-value="2013-11-07" calcext:value-type="date">
            <text:p>07/11/2013</text:p>
          </table:table-cell>
          <table:table-cell table:style-name="ce42" office:value-type="date" office:date-value="2013-11-08" calcext:value-type="date">
            <text:p>08/11/2013</text:p>
          </table:table-cell>
          <table:table-cell table:style-name="ce51" office:value-type="date" office:date-value="2013-11-09" calcext:value-type="date">
            <text:p>09/11/2013</text:p>
          </table:table-cell>
          <table:table-cell table:style-name="ce51" office:value-type="date" office:date-value="2013-11-10" calcext:value-type="date">
            <text:p>10/11/2013</text:p>
          </table:table-cell>
          <table:table-cell table:style-name="ce51" office:value-type="date" office:date-value="2013-11-11" calcext:value-type="date">
            <text:p>11/11/2013</text:p>
          </table:table-cell>
          <table:table-cell table:style-name="ce42" office:value-type="date" office:date-value="2013-11-12" calcext:value-type="date">
            <text:p>12/11/2013</text:p>
          </table:table-cell>
          <table:table-cell table:style-name="ce42" office:value-type="date" office:date-value="2013-11-13" calcext:value-type="date">
            <text:p>13/11/2013</text:p>
          </table:table-cell>
          <table:table-cell table:style-name="ce42" office:value-type="date" office:date-value="2013-11-14" calcext:value-type="date">
            <text:p>14/11/2013</text:p>
          </table:table-cell>
          <table:table-cell table:style-name="ce42" office:value-type="date" office:date-value="2013-11-15" calcext:value-type="date">
            <text:p>15/11/2013</text:p>
          </table:table-cell>
          <table:table-cell table:style-name="ce51" office:value-type="date" office:date-value="2013-11-16" calcext:value-type="date">
            <text:p>16/11/2013</text:p>
          </table:table-cell>
          <table:table-cell table:style-name="ce51" office:value-type="date" office:date-value="2013-11-17" calcext:value-type="date">
            <text:p>17/11/2013</text:p>
          </table:table-cell>
          <table:table-cell table:style-name="ce42" office:value-type="date" office:date-value="2013-11-18" calcext:value-type="date">
            <text:p>18/11/2013</text:p>
          </table:table-cell>
          <table:table-cell table:style-name="ce42" office:value-type="date" office:date-value="2013-11-19" calcext:value-type="date">
            <text:p>19/11/2013</text:p>
          </table:table-cell>
          <table:table-cell table:style-name="ce42" office:value-type="date" office:date-value="2013-11-20" calcext:value-type="date">
            <text:p>20/11/2013</text:p>
          </table:table-cell>
          <table:table-cell table:style-name="ce42" office:value-type="date" office:date-value="2013-11-21" calcext:value-type="date">
            <text:p>21/11/2013</text:p>
          </table:table-cell>
          <table:table-cell table:style-name="ce42" office:value-type="date" office:date-value="2013-11-22" calcext:value-type="date">
            <text:p>22/11/2013</text:p>
          </table:table-cell>
          <table:table-cell table:style-name="ce42" office:value-type="date" office:date-value="2013-11-23" calcext:value-type="date">
            <text:p>23/11/2013</text:p>
          </table:table-cell>
          <table:table-cell table:style-name="ce42" office:value-type="date" office:date-value="2013-11-24" calcext:value-type="date">
            <text:p>24/11/2013</text:p>
          </table:table-cell>
          <table:table-cell table:style-name="ce42" office:value-type="date" office:date-value="2013-11-25" calcext:value-type="date">
            <text:p>25/11/2013</text:p>
          </table:table-cell>
          <table:table-cell table:number-columns-repeated="982"/>
        </table:table-row>
        <table:table-row table:style-name="ro9">
          <table:table-cell table:style-name="ce36" table:number-columns-repeated="4"/>
          <table:table-cell/>
          <table:table-cell table:formula="of:=SUM([.F4:.F38])/2" office:value-type="float" office:value="14.6" calcext:value-type="float">
            <text:p>14,6</text:p>
          </table:table-cell>
          <table:table-cell table:style-name="ce37" table:formula="of:=SUM([.G4:.G38])/2" office:value-type="float" office:value="4" calcext:value-type="float">
            <text:p>4</text:p>
          </table:table-cell>
          <table:table-cell table:style-name="ce37" table:formula="of:=SUM([.H4:.H38])/2" office:value-type="float" office:value="3.5" calcext:value-type="float">
            <text:p>3,5</text:p>
          </table:table-cell>
          <table:table-cell table:style-name="ce37" table:formula="of:=SUM([.I4:.I38])/2" office:value-type="float" office:value="3" calcext:value-type="float">
            <text:p>3</text:p>
          </table:table-cell>
          <table:table-cell table:style-name="ce37" table:formula="of:=SUM([.J4:.J38])/2" office:value-type="float" office:value="2.5" calcext:value-type="float">
            <text:p>2,5</text:p>
          </table:table-cell>
          <table:table-cell table:style-name="ce37" table:formula="of:=SUM([.K4:.K38])/2" office:value-type="float" office:value="1.6" calcext:value-type="float">
            <text:p>1,6</text:p>
          </table:table-cell>
          <table:table-cell table:formula="of:=SUM([.L3:.L903])" office:value-type="float" office:value="0" calcext:value-type="float">
            <text:p>0</text:p>
          </table:table-cell>
          <table:table-cell table:formula="of:=SUM([.M3:.M903])" office:value-type="float" office:value="0" calcext:value-type="float">
            <text:p>0</text:p>
          </table:table-cell>
          <table:table-cell table:formula="of:=SUM([.N3:.N903])" office:value-type="float" office:value="0" calcext:value-type="float">
            <text:p>0</text:p>
          </table:table-cell>
          <table:table-cell table:formula="of:=SUM([.O3:.O903])" office:value-type="float" office:value="0" calcext:value-type="float">
            <text:p>0</text:p>
          </table:table-cell>
          <table:table-cell table:formula="of:=SUM([.P3:.P903])" office:value-type="float" office:value="0" calcext:value-type="float">
            <text:p>0</text:p>
          </table:table-cell>
          <table:table-cell table:formula="of:=SUM([.Q3:.Q903])" office:value-type="float" office:value="0" calcext:value-type="float">
            <text:p>0</text:p>
          </table:table-cell>
          <table:table-cell table:formula="of:=SUM([.R3:.R903])" office:value-type="float" office:value="0" calcext:value-type="float">
            <text:p>0</text:p>
          </table:table-cell>
          <table:table-cell table:formula="of:=SUM([.S3:.S903])" office:value-type="float" office:value="0" calcext:value-type="float">
            <text:p>0</text:p>
          </table:table-cell>
          <table:table-cell table:formula="of:=SUM([.T3:.T903])" office:value-type="float" office:value="0" calcext:value-type="float">
            <text:p>0</text:p>
          </table:table-cell>
          <table:table-cell table:formula="of:=SUM([.U3:.U903])" office:value-type="float" office:value="0" calcext:value-type="float">
            <text:p>0</text:p>
          </table:table-cell>
          <table:table-cell table:formula="of:=SUM([.V3:.V903])" office:value-type="float" office:value="0" calcext:value-type="float">
            <text:p>0</text:p>
          </table:table-cell>
          <table:table-cell table:formula="of:=SUM([.W3:.W903])" office:value-type="float" office:value="0" calcext:value-type="float">
            <text:p>0</text:p>
          </table:table-cell>
          <table:table-cell table:formula="of:=SUM([.X3:.X903])" office:value-type="float" office:value="0" calcext:value-type="float">
            <text:p>0</text:p>
          </table:table-cell>
          <table:table-cell table:formula="of:=SUM([.Y3:.Y903])" office:value-type="float" office:value="0" calcext:value-type="float">
            <text:p>0</text:p>
          </table:table-cell>
          <table:table-cell table:formula="of:=SUM([.Z3:.Z903])" office:value-type="float" office:value="0" calcext:value-type="float">
            <text:p>0</text:p>
          </table:table-cell>
          <table:table-cell table:formula="of:=SUM([.AA3:.AA903])" office:value-type="float" office:value="0" calcext:value-type="float">
            <text:p>0</text:p>
          </table:table-cell>
          <table:table-cell table:formula="of:=SUM([.AB3:.AB903])" office:value-type="float" office:value="0" calcext:value-type="float">
            <text:p>0</text:p>
          </table:table-cell>
          <table:table-cell table:style-name="ce38" table:formula="of:=SUM([.AC3:.AC903])" office:value-type="float" office:value="0" calcext:value-type="float">
            <text:p>0</text:p>
          </table:table-cell>
          <table:table-cell table:style-name="ce38" table:formula="of:=SUM([.AD3:.AD903])" office:value-type="float" office:value="0" calcext:value-type="float">
            <text:p>0</text:p>
          </table:table-cell>
          <table:table-cell table:style-name="ce38" table:formula="of:=SUM([.AE3:.AE903])" office:value-type="float" office:value="0" calcext:value-type="float">
            <text:p>0</text:p>
          </table:table-cell>
          <table:table-cell table:style-name="ce38" table:formula="of:=SUM([.AF3:.AF903])" office:value-type="float" office:value="0" calcext:value-type="float">
            <text:p>0</text:p>
          </table:table-cell>
          <table:table-cell table:formula="of:=SUM([.AG3:.AG903])" office:value-type="float" office:value="0" calcext:value-type="float">
            <text:p>0</text:p>
          </table:table-cell>
          <table:table-cell table:formula="of:=SUM([.AH3:.AH903])" office:value-type="float" office:value="0" calcext:value-type="float">
            <text:p>0</text:p>
          </table:table-cell>
          <table:table-cell table:number-columns-repeated="990"/>
        </table:table-row>
        <table:table-row table:style-name="ro9">
          <table:table-cell table:style-name="ce36" table:number-columns-repeated="4"/>
          <table:table-cell/>
          <table:table-cell table:style-name="ce36" table:number-columns-repeated="7"/>
          <table:table-cell table:number-columns-repeated="4"/>
          <table:table-cell table:style-name="ce36"/>
          <table:table-cell table:number-columns-repeated="12"/>
          <table:table-cell table:style-name="ce36"/>
          <table:table-cell table:number-columns-repeated="994"/>
        </table:table-row>
        <table:table-row table:style-name="ro9">
          <table:table-cell office:value-type="string" calcext:value-type="string">
            <text:p>Démarrage</text:p>
          </table:table-cell>
          <table:table-cell table:style-name="ce36" table:number-columns-repeated="2"/>
          <table:table-cell office:value-type="string" calcext:value-type="string">
            <text:p>SUM</text:p>
          </table:table-cell>
          <table:table-cell/>
          <table:table-cell table:formula="of:=SUM([.G4:.ZZ4])" office:value-type="float" office:value="4.5" calcext:value-type="float">
            <text:p>4,5</text:p>
          </table:table-cell>
          <table:table-cell table:style-name="ce43" table:number-matrix-columns-spanned="1" table:number-matrix-rows-spanned="1" table:formula="of:=SUM([.G5:.G8])" office:value-type="float" office:value="2.5" calcext:value-type="float">
            <text:p>2,5</text:p>
          </table:table-cell>
          <table:table-cell table:style-name="ce43" table:number-matrix-columns-spanned="1" table:number-matrix-rows-spanned="1" table:formula="of:=SUM([.H5:.H8])" office:value-type="float" office:value="1" calcext:value-type="float">
            <text:p>1</text:p>
          </table:table-cell>
          <table:table-cell table:style-name="ce43" table:number-matrix-columns-spanned="1" table:number-matrix-rows-spanned="1" table:formula="of:=SUM([.I5:.I8])" office:value-type="float" office:value="1" calcext:value-type="float">
            <text:p>1</text:p>
          </table:table-cell>
          <table:table-cell table:style-name="ce47" table:number-matrix-columns-spanned="1" table:number-matrix-rows-spanned="1" table:formula="of:=SUM([.J5:.J8])" office:value-type="float" office:value="0" calcext:value-type="float">
            <text:p>0</text:p>
          </table:table-cell>
          <table:table-cell table:style-name="ce47" table:number-matrix-columns-spanned="1" table:number-matrix-rows-spanned="1" table:formula="of:=SUM([.K5:.K8])" office:value-type="float" office:value="0" calcext:value-type="float">
            <text:p>0</text:p>
          </table:table-cell>
          <table:table-cell table:style-name="ce36"/>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Prise de connaissance</text:p>
          </table:table-cell>
          <table:table-cell table:style-name="ce39" office:value-type="string" calcext:value-type="string">
            <text:p><text:a xlink:href="http://jira.apec.fr/browse/ANDROID-2" xlink:type="simple">ANDROID-2</text:a></text:p>
          </table:table-cell>
          <table:table-cell office:value-type="string" calcext:value-type="string">
            <text:p>Amhed</text:p>
          </table:table-cell>
          <table:table-cell/>
          <table:table-cell table:formula="of:=SUM([.G5:.ZZ5])" office:value-type="float" office:value="1" calcext:value-type="float">
            <text:p>1</text:p>
          </table:table-cell>
          <table:table-cell table:style-name="ce43" office:value-type="float" office:value="1" calcext:value-type="float">
            <text:p>1</text:p>
          </table:table-cell>
          <table:table-cell table:style-name="ce36" table:number-columns-repeated="5"/>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Réunion de macro architecture</text:p>
          </table:table-cell>
          <table:table-cell table:style-name="ce36"/>
          <table:table-cell office:value-type="string" calcext:value-type="string">
            <text:p>Laurent</text:p>
          </table:table-cell>
          <table:table-cell/>
          <table:table-cell table:formula="of:=SUM([.G6:.ZZ6])" office:value-type="float" office:value="0.5" calcext:value-type="float">
            <text:p>0,5</text:p>
          </table:table-cell>
          <table:table-cell table:style-name="ce44" office:value-type="float" office:value="0.5" calcext:value-type="float">
            <text:p>0,5</text:p>
          </table:table-cell>
          <table:table-cell table:style-name="ce36" table:number-columns-repeated="5"/>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Réunion de macro architecture</text:p>
          </table:table-cell>
          <table:table-cell table:style-name="ce36"/>
          <table:table-cell office:value-type="string" calcext:value-type="string">
            <text:p>Amhed</text:p>
          </table:table-cell>
          <table:table-cell/>
          <table:table-cell table:formula="of:=SUM([.G7:.ZZ7])" office:value-type="float" office:value="2.5" calcext:value-type="float">
            <text:p>2,5</text:p>
          </table:table-cell>
          <table:table-cell table:style-name="ce44" office:value-type="float" office:value="0.5" calcext:value-type="float">
            <text:p>0,5</text:p>
          </table:table-cell>
          <table:table-cell table:number-columns-repeated="2" table:style-name="ce44" office:value-type="float" office:value="1" calcext:value-type="float">
            <text:p>1</text:p>
          </table:table-cell>
          <table:table-cell table:style-name="ce36" table:number-columns-repeated="3"/>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Réunion de macro architecture</text:p>
          </table:table-cell>
          <table:table-cell table:style-name="ce36"/>
          <table:table-cell office:value-type="string" calcext:value-type="string">
            <text:p>DG</text:p>
          </table:table-cell>
          <table:table-cell/>
          <table:table-cell table:formula="of:=SUM([.G8:.ZZ8])" office:value-type="float" office:value="0.5" calcext:value-type="float">
            <text:p>0,5</text:p>
          </table:table-cell>
          <table:table-cell table:style-name="ce44" office:value-type="float" office:value="0.5" calcext:value-type="float">
            <text:p>0,5</text:p>
          </table:table-cell>
          <table:table-cell table:style-name="ce36" table:number-columns-repeated="5"/>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number-columns-repeated="2"/>
          <table:table-cell table:style-name="ce39"/>
          <table:table-cell table:style-name="ce36"/>
          <table:table-cell/>
          <table:table-cell table:style-name="ce36" table:number-columns-repeated="7"/>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number-columns-repeated="4"/>
          <table:table-cell/>
          <table:table-cell table:style-name="ce36" table:number-columns-repeated="7"/>
          <table:table-cell table:number-columns-repeated="4"/>
          <table:table-cell table:style-name="ce36"/>
          <table:table-cell table:number-columns-repeated="12"/>
          <table:table-cell table:style-name="ce36"/>
          <table:table-cell table:number-columns-repeated="994"/>
        </table:table-row>
        <table:table-row table:style-name="ro9">
          <table:table-cell office:value-type="string" calcext:value-type="string">
            <text:p>OQA</text:p>
          </table:table-cell>
          <table:table-cell table:style-name="ce36" table:number-columns-repeated="2"/>
          <table:table-cell office:value-type="string" calcext:value-type="string">
            <text:p>SUM</text:p>
          </table:table-cell>
          <table:table-cell/>
          <table:table-cell table:formula="of:=SUM([.G11:.ZZ11])" office:value-type="float" office:value="3.1" calcext:value-type="float">
            <text:p>3,1</text:p>
          </table:table-cell>
          <table:table-cell table:number-matrix-columns-spanned="1" table:number-matrix-rows-spanned="1" table:formula="of:=SUM([.G12:.G15])" office:value-type="float" office:value="0" calcext:value-type="float">
            <text:p>0</text:p>
          </table:table-cell>
          <table:table-cell table:number-matrix-columns-spanned="1" table:number-matrix-rows-spanned="1" table:formula="of:=SUM([.H12:.H15])" office:value-type="float" office:value="0" calcext:value-type="float">
            <text:p>0</text:p>
          </table:table-cell>
          <table:table-cell table:number-matrix-columns-spanned="1" table:number-matrix-rows-spanned="1" table:formula="of:=SUM([.I12:.I15])" office:value-type="float" office:value="0" calcext:value-type="float">
            <text:p>0</text:p>
          </table:table-cell>
          <table:table-cell table:style-name="ce43" table:number-matrix-columns-spanned="1" table:number-matrix-rows-spanned="1" table:formula="of:=SUM([.J12:.J15])" office:value-type="float" office:value="1.5" calcext:value-type="float">
            <text:p>1,5</text:p>
          </table:table-cell>
          <table:table-cell table:style-name="ce50" table:number-matrix-columns-spanned="1" table:number-matrix-rows-spanned="1" table:formula="of:=SUM([.K12:.K15])" office:value-type="float" office:value="1.6" calcext:value-type="float">
            <text:p>1,6</text:p>
          </table:table-cell>
          <table:table-cell table:style-name="ce36"/>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Conception</text:p>
          </table:table-cell>
          <table:table-cell table:style-name="ce40" office:value-type="string" calcext:value-type="string">
            <text:p><text:a xlink:href="http://jira.apec.fr/browse/ANDROID-3" xlink:type="simple">ANDROID-3</text:a></text:p>
          </table:table-cell>
          <table:table-cell office:value-type="string" calcext:value-type="string">
            <text:p>Ahmed</text:p>
          </table:table-cell>
          <table:table-cell/>
          <table:table-cell table:formula="of:=SUM([.G12:.ZZ12])" office:value-type="float" office:value="2" calcext:value-type="float">
            <text:p>2</text:p>
          </table:table-cell>
          <table:table-cell table:style-name="ce36" table:number-columns-repeated="3"/>
          <table:table-cell table:number-columns-repeated="2" table:style-name="ce48" office:value-type="float" office:value="1" calcext:value-type="float">
            <text:p>1</text:p>
          </table:table-cell>
          <table:table-cell table:style-name="ce36"/>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number-columns-repeated="2"/>
          <table:table-cell table:style-name="ce40"/>
          <table:table-cell office:value-type="string" calcext:value-type="string">
            <text:p>DG</text:p>
          </table:table-cell>
          <table:table-cell/>
          <table:table-cell table:formula="of:=SUM([.G13:.ZZ13])" office:value-type="float" office:value="0.35" calcext:value-type="float">
            <text:p>0,35</text:p>
          </table:table-cell>
          <table:table-cell table:style-name="ce36" table:number-columns-repeated="3"/>
          <table:table-cell table:style-name="ce48" office:value-type="float" office:value="0.25" calcext:value-type="float">
            <text:p>0,25</text:p>
          </table:table-cell>
          <table:table-cell table:style-name="ce48" office:value-type="float" office:value="0.1" calcext:value-type="float">
            <text:p>0,1</text:p>
          </table:table-cell>
          <table:table-cell table:style-name="ce36"/>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number-columns-repeated="2"/>
          <table:table-cell table:style-name="ce40"/>
          <table:table-cell office:value-type="string" calcext:value-type="string">
            <text:p>Laurent</text:p>
          </table:table-cell>
          <table:table-cell/>
          <table:table-cell table:formula="of:=SUM([.G14:.ZZ14])" office:value-type="float" office:value="0.5" calcext:value-type="float">
            <text:p>0,5</text:p>
          </table:table-cell>
          <table:table-cell table:style-name="ce36" table:number-columns-repeated="3"/>
          <table:table-cell table:number-columns-repeated="2" table:style-name="ce48" office:value-type="float" office:value="0.25" calcext:value-type="float">
            <text:p>0,25</text:p>
          </table:table-cell>
          <table:table-cell table:style-name="ce36"/>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Developpement Indicateur</text:p>
          </table:table-cell>
          <table:table-cell table:style-name="ce36"/>
          <table:table-cell office:value-type="string" calcext:value-type="string">
            <text:p>Ahmed</text:p>
          </table:table-cell>
          <table:table-cell/>
          <table:table-cell table:formula="of:=SUM([.G15:.ZZ15])" office:value-type="float" office:value="0.25" calcext:value-type="float">
            <text:p>0,25</text:p>
          </table:table-cell>
          <table:table-cell table:style-name="ce36" table:number-columns-repeated="3"/>
          <table:table-cell table:style-name="ce49"/>
          <table:table-cell table:style-name="ce50" office:value-type="float" office:value="0.25" calcext:value-type="float">
            <text:p>0,25</text:p>
          </table:table-cell>
          <table:table-cell table:style-name="ce36"/>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Developpement Critères</text:p>
          </table:table-cell>
          <table:table-cell table:style-name="ce36" table:number-columns-repeated="2"/>
          <table:table-cell/>
          <table:table-cell table:style-name="ce36" table:number-columns-repeated="5"/>
          <table:table-cell/>
          <table:table-cell table:style-name="ce36"/>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Developpement Notification</text:p>
          </table:table-cell>
          <table:table-cell table:style-name="ce36" table:number-columns-repeated="2"/>
          <table:table-cell/>
          <table:table-cell table:style-name="ce36" table:number-columns-repeated="5"/>
          <table:table-cell/>
          <table:table-cell table:style-name="ce36"/>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number-columns-repeated="4"/>
          <table:table-cell/>
          <table:table-cell table:style-name="ce36" table:number-columns-repeated="5"/>
          <table:table-cell/>
          <table:table-cell table:style-name="ce36"/>
          <table:table-cell table:number-columns-repeated="4"/>
          <table:table-cell table:style-name="ce36"/>
          <table:table-cell table:number-columns-repeated="12"/>
          <table:table-cell table:style-name="ce36"/>
          <table:table-cell table:number-columns-repeated="994"/>
        </table:table-row>
        <table:table-row table:style-name="ro9">
          <table:table-cell office:value-type="string" calcext:value-type="string">
            <text:p>Audit</text:p>
          </table:table-cell>
          <table:table-cell table:style-name="ce36" table:number-columns-repeated="2"/>
          <table:table-cell office:value-type="string" calcext:value-type="string">
            <text:p>SUM</text:p>
          </table:table-cell>
          <table:table-cell/>
          <table:table-cell table:formula="of:=SUM([.G19:.ZZ19])" office:value-type="float" office:value="4" calcext:value-type="float">
            <text:p>4</text:p>
          </table:table-cell>
          <table:table-cell table:style-name="ce45" table:number-matrix-columns-spanned="1" table:number-matrix-rows-spanned="1" table:formula="of:=SUM([.G20:.G20])" office:value-type="float" office:value="1" calcext:value-type="float">
            <text:p>1</text:p>
          </table:table-cell>
          <table:table-cell table:style-name="ce45" table:number-matrix-columns-spanned="1" table:number-matrix-rows-spanned="1" table:formula="of:=SUM([.H20:.H20])" office:value-type="float" office:value="1" calcext:value-type="float">
            <text:p>1</text:p>
          </table:table-cell>
          <table:table-cell table:style-name="ce45" table:number-matrix-columns-spanned="1" table:number-matrix-rows-spanned="1" table:formula="of:=SUM([.I20:.I20])" office:value-type="float" office:value="1" calcext:value-type="float">
            <text:p>1</text:p>
          </table:table-cell>
          <table:table-cell table:style-name="ce45" table:number-matrix-columns-spanned="1" table:number-matrix-rows-spanned="1" table:formula="of:=SUM([.J20:.J20])" office:value-type="float" office:value="1" calcext:value-type="float">
            <text:p>1</text:p>
          </table:table-cell>
          <table:table-cell/>
          <table:table-cell table:style-name="ce36"/>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Audit de la plate-forme</text:p>
          </table:table-cell>
          <table:table-cell table:style-name="ce39" office:value-type="string" calcext:value-type="string">
            <text:p><text:a xlink:href="http://jira.apec.fr/browse/ANDROID-1" xlink:type="simple">ANDROID-1</text:a></text:p>
          </table:table-cell>
          <table:table-cell office:value-type="string" calcext:value-type="string">
            <text:p>CLI</text:p>
          </table:table-cell>
          <table:table-cell/>
          <table:table-cell table:formula="of:=SUM([.G20:.ZZ20])" office:value-type="float" office:value="4" calcext:value-type="float">
            <text:p>4</text:p>
          </table:table-cell>
          <table:table-cell table:number-columns-repeated="4" table:style-name="ce45" office:value-type="float" office:value="1" calcext:value-type="float">
            <text:p>1</text:p>
          </table:table-cell>
          <table:table-cell/>
          <table:table-cell table:style-name="ce36"/>
          <table:table-cell table:number-columns-repeated="4"/>
          <table:table-cell table:style-name="ce36"/>
          <table:table-cell table:number-columns-repeated="12"/>
          <table:table-cell table:style-name="ce36"/>
          <table:table-cell table:number-columns-repeated="994"/>
        </table:table-row>
        <table:table-row table:style-name="ro9">
          <table:table-cell table:style-name="ce36" table:number-columns-repeated="2"/>
          <table:table-cell/>
          <table:table-cell table:style-name="ce36"/>
          <table:table-cell/>
          <table:table-cell table:style-name="ce36" table:number-columns-repeated="4"/>
          <table:table-cell table:number-columns-repeated="2"/>
          <table:table-cell table:style-name="ce53"/>
          <table:table-cell table:number-columns-repeated="4"/>
          <table:table-cell table:style-name="ce36"/>
          <table:table-cell table:number-columns-repeated="12"/>
          <table:table-cell table:style-name="ce36"/>
          <table:table-cell table:number-columns-repeated="994"/>
        </table:table-row>
        <table:table-row table:style-name="ro9" table:number-rows-repeated="2">
          <table:table-cell table:style-name="ce36" table:number-columns-repeated="2"/>
          <table:table-cell/>
          <table:table-cell table:style-name="ce36"/>
          <table:table-cell/>
          <table:table-cell table:style-name="ce36" table:number-columns-repeated="4"/>
          <table:table-cell table:number-columns-repeated="7"/>
          <table:table-cell table:style-name="ce36"/>
          <table:table-cell table:number-columns-repeated="12"/>
          <table:table-cell table:style-name="ce36"/>
          <table:table-cell table:number-columns-repeated="994"/>
        </table:table-row>
        <table:table-row table:style-name="ro9">
          <table:table-cell office:value-type="string" calcext:value-type="string">
            <text:p>Pilotage</text:p>
          </table:table-cell>
          <table:table-cell table:style-name="ce36"/>
          <table:table-cell/>
          <table:table-cell office:value-type="string" calcext:value-type="string">
            <text:p>SUM</text:p>
          </table:table-cell>
          <table:table-cell/>
          <table:table-cell table:formula="of:=SUM([.G24:.ZZ24])" office:value-type="float" office:value="3" calcext:value-type="float">
            <text:p>3</text:p>
          </table:table-cell>
          <table:table-cell table:style-name="ce46" table:number-matrix-columns-spanned="1" table:number-matrix-rows-spanned="1" table:formula="of:=SUM([.G25:.G28])" office:value-type="float" office:value="0.5" calcext:value-type="float">
            <text:p>0,5</text:p>
          </table:table-cell>
          <table:table-cell table:style-name="ce46" table:number-matrix-columns-spanned="1" table:number-matrix-rows-spanned="1" table:formula="of:=SUM([.H25:.H30])" office:value-type="float" office:value="1.5" calcext:value-type="float">
            <text:p>1,5</text:p>
          </table:table-cell>
          <table:table-cell table:style-name="ce46" table:number-matrix-columns-spanned="1" table:number-matrix-rows-spanned="1" table:formula="of:=SUM([.I25:.I30])" office:value-type="float" office:value="1" calcext:value-type="float">
            <text:p>1</text:p>
          </table:table-cell>
          <table:table-cell table:number-columns-repeated="7"/>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Démarrage</text:p>
          </table:table-cell>
          <table:table-cell/>
          <table:table-cell office:value-type="string" calcext:value-type="string">
            <text:p>DG</text:p>
          </table:table-cell>
          <table:table-cell/>
          <table:table-cell table:formula="of:=SUM([.G25:.ZZ25])" office:value-type="float" office:value="2.25" calcext:value-type="float">
            <text:p>2,25</text:p>
          </table:table-cell>
          <table:table-cell table:style-name="ce46" office:value-type="float" office:value="0.5" calcext:value-type="float">
            <text:p>0,5</text:p>
          </table:table-cell>
          <table:table-cell table:style-name="ce46" office:value-type="float" office:value="0.75" calcext:value-type="float">
            <text:p>0,75</text:p>
          </table:table-cell>
          <table:table-cell table:style-name="ce46" office:value-type="float" office:value="1" calcext:value-type="float">
            <text:p>1</text:p>
          </table:table-cell>
          <table:table-cell table:number-columns-repeated="7"/>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Kickoff</text:p>
          </table:table-cell>
          <table:table-cell/>
          <table:table-cell office:value-type="string" calcext:value-type="string">
            <text:p>DG</text:p>
          </table:table-cell>
          <table:table-cell/>
          <table:table-cell table:formula="of:=SUM([.G26:.ZZ26])" office:value-type="float" office:value="0.25" calcext:value-type="float">
            <text:p>0,25</text:p>
          </table:table-cell>
          <table:table-cell/>
          <table:table-cell table:style-name="ce46" office:value-type="float" office:value="0.25" calcext:value-type="float">
            <text:p>0,25</text:p>
          </table:table-cell>
          <table:table-cell table:number-columns-repeated="8"/>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Kickoff</text:p>
          </table:table-cell>
          <table:table-cell/>
          <table:table-cell office:value-type="string" calcext:value-type="string">
            <text:p>Ahmed</text:p>
          </table:table-cell>
          <table:table-cell/>
          <table:table-cell table:formula="of:=SUM([.G27:.ZZ27])" office:value-type="float" office:value="0.25" calcext:value-type="float">
            <text:p>0,25</text:p>
          </table:table-cell>
          <table:table-cell/>
          <table:table-cell table:style-name="ce46" office:value-type="float" office:value="0.25" calcext:value-type="float">
            <text:p>0,25</text:p>
          </table:table-cell>
          <table:table-cell table:number-columns-repeated="8"/>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Kickoff</text:p>
          </table:table-cell>
          <table:table-cell/>
          <table:table-cell office:value-type="string" calcext:value-type="string">
            <text:p>Laurent</text:p>
          </table:table-cell>
          <table:table-cell/>
          <table:table-cell table:formula="of:=SUM([.G28:.ZZ28])" office:value-type="float" office:value="0.25" calcext:value-type="float">
            <text:p>0,25</text:p>
          </table:table-cell>
          <table:table-cell/>
          <table:table-cell table:style-name="ce46" office:value-type="float" office:value="0.25" calcext:value-type="float">
            <text:p>0,25</text:p>
          </table:table-cell>
          <table:table-cell table:number-columns-repeated="8"/>
          <table:table-cell table:style-name="ce36"/>
          <table:table-cell table:number-columns-repeated="12"/>
          <table:table-cell table:style-name="ce36"/>
          <table:table-cell table:number-columns-repeated="994"/>
        </table:table-row>
        <table:table-row table:style-name="ro9">
          <table:table-cell table:style-name="ce36"/>
          <table:table-cell office:value-type="string" calcext:value-type="string">
            <text:p>Livraison API</text:p>
          </table:table-cell>
          <table:table-cell/>
          <table:table-cell table:style-name="ce41" office:value-type="string" calcext:value-type="string">
            <text:p>JALON</text:p>
          </table:table-cell>
          <table:table-cell table:number-columns-repeated="12"/>
          <table:table-cell table:style-name="ce54" office:value-type="float" office:value="0" calcext:value-type="float">
            <text:p>0</text:p>
          </table:table-cell>
          <table:table-cell table:number-columns-repeated="12"/>
          <table:table-cell table:style-name="ce54" office:value-type="float" office:value="0" calcext:value-type="float">
            <text:p>0</text:p>
          </table:table-cell>
          <table:table-cell table:number-columns-repeated="994"/>
        </table:table-row>
        <table:table-row table:style-name="ro9">
          <table:table-cell table:style-name="ce36"/>
          <table:table-cell office:value-type="string" calcext:value-type="string">
            <text:p>Livraison R7</text:p>
          </table:table-cell>
          <table:table-cell table:number-columns-repeated="1022"/>
        </table:table-row>
        <table:table-row table:style-name="ro9">
          <table:table-cell table:style-name="ce36"/>
          <table:table-cell table:number-columns-repeated="1023"/>
        </table:table-row>
        <table:table-row table:style-name="ro9">
          <table:table-cell table:style-name="ce38"/>
          <table:table-cell table:number-columns-repeated="1023"/>
        </table:table-row>
        <table:table-row table:style-name="ro9" table:number-rows-repeated="4">
          <table:table-cell table:style-name="ce36"/>
          <table:table-cell table:number-columns-repeated="1023"/>
        </table:table-row>
        <table:table-row table:style-name="ro9">
          <table:table-cell table:style-name="ce38"/>
          <table:table-cell table:number-columns-repeated="1023"/>
        </table:table-row>
        <table:table-row table:style-name="ro9" table:number-rows-repeated="1048538">
          <table:table-cell table:number-columns-repeated="1024"/>
        </table:table-row>
        <table:table-row table:style-name="ro9">
          <table:table-cell table:number-columns-repeated="1024"/>
        </table:table-row>
        <table:named-expressions>
          <table:named-range table:name="_xlnm._FilterDatabase" table:base-cell-address="$DocVersion.$A$1" table:cell-range-address="$p2.$D$1:.$D$37"/>
        </table:named-expressions>
      </table:table>
      <table:table table:name="pl" table:style-name="ta6">
        <office:forms form:automatic-focus="false" form:apply-design-mode="false"/>
        <table:table-column table:style-name="co1" table:default-cell-style-name="ce17"/>
        <table:table-column table:style-name="co24" table:default-cell-style-name="ce17"/>
        <table:table-column table:style-name="co25" table:default-cell-style-name="ce17"/>
        <table:table-column table:style-name="co22" table:default-cell-style-name="ce17"/>
        <table:table-column table:style-name="co26" table:number-columns-repeated="2" table:default-cell-style-name="ce17"/>
        <table:table-column table:style-name="co27" table:number-columns-repeated="114" table:default-cell-style-name="ce17"/>
        <table:table-column table:style-name="co28" table:default-cell-style-name="ce17"/>
        <table:table-column table:style-name="co1" table:number-columns-repeated="903" table:default-cell-style-name="ce17"/>
        <table:table-row table:style-name="ro8">
          <table:table-cell table:style-name="ce55" office:value-type="string" calcext:value-type="string">
            <text:p>WBS</text:p>
          </table:table-cell>
          <table:table-cell table:style-name="ce55" office:value-type="string" calcext:value-type="string">
            <text:p>Nom de la ressource</text:p>
          </table:table-cell>
          <table:table-cell table:style-name="ce58" office:value-type="string" calcext:value-type="string">
            <text:p>Travail</text:p>
          </table:table-cell>
          <table:table-cell table:style-name="ce55" office:value-type="string" calcext:value-type="string">
            <text:p>Initiales</text:p>
          </table:table-cell>
          <table:table-cell table:style-name="ce61" office:value-type="date" office:date-value="2016-07-04" calcext:value-type="date">
            <text:p>04-juil.</text:p>
          </table:table-cell>
          <table:table-cell table:style-name="ce61" office:value-type="date" office:date-value="2016-07-05" calcext:value-type="date">
            <text:p>05-juil.</text:p>
          </table:table-cell>
          <table:table-cell table:style-name="ce61" office:value-type="date" office:date-value="2016-07-06" calcext:value-type="date">
            <text:p>06-juil.</text:p>
          </table:table-cell>
          <table:table-cell table:style-name="ce61" office:value-type="date" office:date-value="2016-07-07" calcext:value-type="date">
            <text:p>07-juil.</text:p>
          </table:table-cell>
          <table:table-cell table:style-name="ce61" office:value-type="date" office:date-value="2016-07-08" calcext:value-type="date">
            <text:p>08-juil.</text:p>
          </table:table-cell>
          <table:table-cell table:style-name="ce61" office:value-type="date" office:date-value="2016-07-09" calcext:value-type="date">
            <text:p>09-juil.</text:p>
          </table:table-cell>
          <table:table-cell table:style-name="ce61" office:value-type="date" office:date-value="2016-07-10" calcext:value-type="date">
            <text:p>10-juil.</text:p>
          </table:table-cell>
          <table:table-cell table:style-name="ce61" office:value-type="date" office:date-value="2016-07-11" calcext:value-type="date">
            <text:p>11-juil.</text:p>
          </table:table-cell>
          <table:table-cell table:style-name="ce61" office:value-type="date" office:date-value="2016-07-12" calcext:value-type="date">
            <text:p>12-juil.</text:p>
          </table:table-cell>
          <table:table-cell table:style-name="ce61" office:value-type="date" office:date-value="2016-07-13" calcext:value-type="date">
            <text:p>13-juil.</text:p>
          </table:table-cell>
          <table:table-cell table:style-name="ce61" office:value-type="date" office:date-value="2016-07-14" calcext:value-type="date">
            <text:p>14-juil.</text:p>
          </table:table-cell>
          <table:table-cell table:style-name="ce61" office:value-type="date" office:date-value="2016-07-15" calcext:value-type="date">
            <text:p>15-juil.</text:p>
          </table:table-cell>
          <table:table-cell table:style-name="ce61" office:value-type="date" office:date-value="2016-07-16" calcext:value-type="date">
            <text:p>16-juil.</text:p>
          </table:table-cell>
          <table:table-cell table:style-name="ce61" office:value-type="date" office:date-value="2016-07-17" calcext:value-type="date">
            <text:p>17-juil.</text:p>
          </table:table-cell>
          <table:table-cell table:style-name="ce61" office:value-type="date" office:date-value="2016-07-18" calcext:value-type="date">
            <text:p>18-juil.</text:p>
          </table:table-cell>
          <table:table-cell table:style-name="ce61" office:value-type="date" office:date-value="2016-07-19" calcext:value-type="date">
            <text:p>19-juil.</text:p>
          </table:table-cell>
          <table:table-cell table:style-name="ce61" office:value-type="date" office:date-value="2016-07-20" calcext:value-type="date">
            <text:p>20-juil.</text:p>
          </table:table-cell>
          <table:table-cell table:style-name="ce61" office:value-type="date" office:date-value="2016-07-21" calcext:value-type="date">
            <text:p>21-juil.</text:p>
          </table:table-cell>
          <table:table-cell table:style-name="ce61" office:value-type="date" office:date-value="2016-07-22" calcext:value-type="date">
            <text:p>22-juil.</text:p>
          </table:table-cell>
          <table:table-cell table:style-name="ce61" office:value-type="date" office:date-value="2016-07-23" calcext:value-type="date">
            <text:p>23-juil.</text:p>
          </table:table-cell>
          <table:table-cell table:style-name="ce61" office:value-type="date" office:date-value="2016-07-24" calcext:value-type="date">
            <text:p>24-juil.</text:p>
          </table:table-cell>
          <table:table-cell table:style-name="ce61" office:value-type="date" office:date-value="2016-07-25" calcext:value-type="date">
            <text:p>25-juil.</text:p>
          </table:table-cell>
          <table:table-cell table:style-name="ce61" office:value-type="date" office:date-value="2016-07-26" calcext:value-type="date">
            <text:p>26-juil.</text:p>
          </table:table-cell>
          <table:table-cell table:style-name="ce61" office:value-type="date" office:date-value="2016-07-27" calcext:value-type="date">
            <text:p>27-juil.</text:p>
          </table:table-cell>
          <table:table-cell table:style-name="ce61" office:value-type="date" office:date-value="2016-07-28" calcext:value-type="date">
            <text:p>28-juil.</text:p>
          </table:table-cell>
          <table:table-cell table:style-name="ce61" office:value-type="date" office:date-value="2016-07-29" calcext:value-type="date">
            <text:p>29-juil.</text:p>
          </table:table-cell>
          <table:table-cell table:style-name="ce61" office:value-type="date" office:date-value="2016-07-30" calcext:value-type="date">
            <text:p>30-juil.</text:p>
          </table:table-cell>
          <table:table-cell table:style-name="ce61" office:value-type="date" office:date-value="2016-07-31" calcext:value-type="date">
            <text:p>31-juil.</text:p>
          </table:table-cell>
          <table:table-cell table:style-name="ce61" office:value-type="date" office:date-value="2016-08-01" calcext:value-type="date">
            <text:p>01-août</text:p>
          </table:table-cell>
          <table:table-cell table:style-name="ce61" office:value-type="date" office:date-value="2016-08-02" calcext:value-type="date">
            <text:p>02-août</text:p>
          </table:table-cell>
          <table:table-cell table:style-name="ce61" office:value-type="date" office:date-value="2016-08-03" calcext:value-type="date">
            <text:p>03-août</text:p>
          </table:table-cell>
          <table:table-cell table:style-name="ce61" office:value-type="date" office:date-value="2016-08-04" calcext:value-type="date">
            <text:p>04-août</text:p>
          </table:table-cell>
          <table:table-cell table:style-name="ce61" office:value-type="date" office:date-value="2016-08-05" calcext:value-type="date">
            <text:p>05-août</text:p>
          </table:table-cell>
          <table:table-cell table:style-name="ce61" office:value-type="date" office:date-value="2016-08-06" calcext:value-type="date">
            <text:p>06-août</text:p>
          </table:table-cell>
          <table:table-cell table:style-name="ce61" office:value-type="date" office:date-value="2016-08-07" calcext:value-type="date">
            <text:p>07-août</text:p>
          </table:table-cell>
          <table:table-cell table:style-name="ce61" office:value-type="date" office:date-value="2016-08-08" calcext:value-type="date">
            <text:p>08-août</text:p>
          </table:table-cell>
          <table:table-cell table:style-name="ce61" office:value-type="date" office:date-value="2016-08-09" calcext:value-type="date">
            <text:p>09-août</text:p>
          </table:table-cell>
          <table:table-cell table:style-name="ce61" office:value-type="date" office:date-value="2016-08-10" calcext:value-type="date">
            <text:p>10-août</text:p>
          </table:table-cell>
          <table:table-cell table:style-name="ce61" office:value-type="date" office:date-value="2016-08-11" calcext:value-type="date">
            <text:p>11-août</text:p>
          </table:table-cell>
          <table:table-cell table:style-name="ce61" office:value-type="date" office:date-value="2016-08-12" calcext:value-type="date">
            <text:p>12-août</text:p>
          </table:table-cell>
          <table:table-cell table:style-name="ce61" office:value-type="date" office:date-value="2016-08-13" calcext:value-type="date">
            <text:p>13-août</text:p>
          </table:table-cell>
          <table:table-cell table:style-name="ce61" office:value-type="date" office:date-value="2016-08-14" calcext:value-type="date">
            <text:p>14-août</text:p>
          </table:table-cell>
          <table:table-cell table:style-name="ce61" office:value-type="date" office:date-value="2016-08-15" calcext:value-type="date">
            <text:p>15-août</text:p>
          </table:table-cell>
          <table:table-cell table:style-name="ce61" office:value-type="date" office:date-value="2016-08-16" calcext:value-type="date">
            <text:p>16-août</text:p>
          </table:table-cell>
          <table:table-cell table:style-name="ce61" office:value-type="date" office:date-value="2016-08-17" calcext:value-type="date">
            <text:p>17-août</text:p>
          </table:table-cell>
          <table:table-cell table:style-name="ce61" office:value-type="date" office:date-value="2016-08-18" calcext:value-type="date">
            <text:p>18-août</text:p>
          </table:table-cell>
          <table:table-cell table:style-name="ce61" office:value-type="date" office:date-value="2016-08-19" calcext:value-type="date">
            <text:p>19-août</text:p>
          </table:table-cell>
          <table:table-cell table:style-name="ce61" office:value-type="date" office:date-value="2016-08-20" calcext:value-type="date">
            <text:p>20-août</text:p>
          </table:table-cell>
          <table:table-cell table:style-name="ce61" office:value-type="date" office:date-value="2016-08-21" calcext:value-type="date">
            <text:p>21-août</text:p>
          </table:table-cell>
          <table:table-cell table:style-name="ce61" office:value-type="date" office:date-value="2016-08-22" calcext:value-type="date">
            <text:p>22-août</text:p>
          </table:table-cell>
          <table:table-cell table:style-name="ce61" office:value-type="date" office:date-value="2016-08-23" calcext:value-type="date">
            <text:p>23-août</text:p>
          </table:table-cell>
          <table:table-cell table:style-name="ce61" office:value-type="date" office:date-value="2016-08-24" calcext:value-type="date">
            <text:p>24-août</text:p>
          </table:table-cell>
          <table:table-cell table:style-name="ce61" office:value-type="date" office:date-value="2016-08-25" calcext:value-type="date">
            <text:p>25-août</text:p>
          </table:table-cell>
          <table:table-cell table:style-name="ce61" office:value-type="date" office:date-value="2016-08-26" calcext:value-type="date">
            <text:p>26-août</text:p>
          </table:table-cell>
          <table:table-cell table:style-name="ce61" office:value-type="date" office:date-value="2016-08-27" calcext:value-type="date">
            <text:p>27-août</text:p>
          </table:table-cell>
          <table:table-cell table:style-name="ce61" office:value-type="date" office:date-value="2016-08-28" calcext:value-type="date">
            <text:p>28-août</text:p>
          </table:table-cell>
          <table:table-cell table:style-name="ce61" office:value-type="date" office:date-value="2016-08-29" calcext:value-type="date">
            <text:p>29-août</text:p>
          </table:table-cell>
          <table:table-cell table:style-name="ce61" office:value-type="date" office:date-value="2016-08-30" calcext:value-type="date">
            <text:p>30-août</text:p>
          </table:table-cell>
          <table:table-cell table:style-name="ce61" office:value-type="date" office:date-value="2016-08-31" calcext:value-type="date">
            <text:p>31-août</text:p>
          </table:table-cell>
          <table:table-cell table:style-name="ce61" office:value-type="date" office:date-value="2016-09-01" calcext:value-type="date">
            <text:p>01-sept.</text:p>
          </table:table-cell>
          <table:table-cell table:style-name="ce61" office:value-type="date" office:date-value="2016-09-02" calcext:value-type="date">
            <text:p>02-sept.</text:p>
          </table:table-cell>
          <table:table-cell table:style-name="ce61" office:value-type="date" office:date-value="2016-09-03" calcext:value-type="date">
            <text:p>03-sept.</text:p>
          </table:table-cell>
          <table:table-cell table:style-name="ce61" office:value-type="date" office:date-value="2016-09-04" calcext:value-type="date">
            <text:p>04-sept.</text:p>
          </table:table-cell>
          <table:table-cell table:style-name="ce61" office:value-type="date" office:date-value="2016-09-05" calcext:value-type="date">
            <text:p>05-sept.</text:p>
          </table:table-cell>
          <table:table-cell table:style-name="ce61" office:value-type="date" office:date-value="2016-09-06" calcext:value-type="date">
            <text:p>06-sept.</text:p>
          </table:table-cell>
          <table:table-cell table:style-name="ce61" office:value-type="date" office:date-value="2016-09-07" calcext:value-type="date">
            <text:p>07-sept.</text:p>
          </table:table-cell>
          <table:table-cell table:style-name="ce61" office:value-type="date" office:date-value="2016-09-08" calcext:value-type="date">
            <text:p>08-sept.</text:p>
          </table:table-cell>
          <table:table-cell table:style-name="ce61" office:value-type="date" office:date-value="2016-09-09" calcext:value-type="date">
            <text:p>09-sept.</text:p>
          </table:table-cell>
          <table:table-cell table:style-name="ce61" office:value-type="date" office:date-value="2016-09-10" calcext:value-type="date">
            <text:p>10-sept.</text:p>
          </table:table-cell>
          <table:table-cell table:style-name="ce61" office:value-type="date" office:date-value="2016-09-11" calcext:value-type="date">
            <text:p>11-sept.</text:p>
          </table:table-cell>
          <table:table-cell table:style-name="ce61" office:value-type="date" office:date-value="2016-09-12" calcext:value-type="date">
            <text:p>12-sept.</text:p>
          </table:table-cell>
          <table:table-cell table:style-name="ce61" office:value-type="date" office:date-value="2016-09-13" calcext:value-type="date">
            <text:p>13-sept.</text:p>
          </table:table-cell>
          <table:table-cell table:style-name="ce61" office:value-type="date" office:date-value="2016-09-14" calcext:value-type="date">
            <text:p>14-sept.</text:p>
          </table:table-cell>
          <table:table-cell table:style-name="ce61" office:value-type="date" office:date-value="2016-09-15" calcext:value-type="date">
            <text:p>15-sept.</text:p>
          </table:table-cell>
          <table:table-cell table:style-name="ce61" office:value-type="date" office:date-value="2016-09-16" calcext:value-type="date">
            <text:p>16-sept.</text:p>
          </table:table-cell>
          <table:table-cell table:style-name="ce61" office:value-type="date" office:date-value="2016-09-17" calcext:value-type="date">
            <text:p>17-sept.</text:p>
          </table:table-cell>
          <table:table-cell table:style-name="ce61" office:value-type="date" office:date-value="2016-09-18" calcext:value-type="date">
            <text:p>18-sept.</text:p>
          </table:table-cell>
          <table:table-cell table:style-name="ce61" office:value-type="date" office:date-value="2016-09-19" calcext:value-type="date">
            <text:p>19-sept.</text:p>
          </table:table-cell>
          <table:table-cell table:style-name="ce61" office:value-type="date" office:date-value="2016-09-20" calcext:value-type="date">
            <text:p>20-sept.</text:p>
          </table:table-cell>
          <table:table-cell table:style-name="ce61" office:value-type="date" office:date-value="2016-09-21" calcext:value-type="date">
            <text:p>21-sept.</text:p>
          </table:table-cell>
          <table:table-cell table:style-name="ce61" office:value-type="date" office:date-value="2016-09-22" calcext:value-type="date">
            <text:p>22-sept.</text:p>
          </table:table-cell>
          <table:table-cell table:style-name="ce61" office:value-type="date" office:date-value="2016-09-23" calcext:value-type="date">
            <text:p>23-sept.</text:p>
          </table:table-cell>
          <table:table-cell table:style-name="ce61" office:value-type="date" office:date-value="2016-09-24" calcext:value-type="date">
            <text:p>24-sept.</text:p>
          </table:table-cell>
          <table:table-cell table:style-name="ce61" office:value-type="date" office:date-value="2016-09-25" calcext:value-type="date">
            <text:p>25-sept.</text:p>
          </table:table-cell>
          <table:table-cell table:style-name="ce61" office:value-type="date" office:date-value="2016-09-26" calcext:value-type="date">
            <text:p>26-sept.</text:p>
          </table:table-cell>
          <table:table-cell table:style-name="ce61" office:value-type="date" office:date-value="2016-09-27" calcext:value-type="date">
            <text:p>27-sept.</text:p>
          </table:table-cell>
          <table:table-cell table:style-name="ce61" office:value-type="date" office:date-value="2016-09-28" calcext:value-type="date">
            <text:p>28-sept.</text:p>
          </table:table-cell>
          <table:table-cell table:style-name="ce61" office:value-type="date" office:date-value="2016-09-29" calcext:value-type="date">
            <text:p>29-sept.</text:p>
          </table:table-cell>
          <table:table-cell table:style-name="ce61" office:value-type="date" office:date-value="2016-09-30" calcext:value-type="date">
            <text:p>30-sept.</text:p>
          </table:table-cell>
          <table:table-cell table:style-name="ce61" office:value-type="date" office:date-value="2016-10-01" calcext:value-type="date">
            <text:p>01-oct.</text:p>
          </table:table-cell>
          <table:table-cell table:style-name="ce61" office:value-type="date" office:date-value="2016-10-02" calcext:value-type="date">
            <text:p>02-oct.</text:p>
          </table:table-cell>
          <table:table-cell table:style-name="ce61" office:value-type="date" office:date-value="2016-10-03" calcext:value-type="date">
            <text:p>03-oct.</text:p>
          </table:table-cell>
          <table:table-cell table:style-name="ce61" office:value-type="date" office:date-value="2016-10-04" calcext:value-type="date">
            <text:p>04-oct.</text:p>
          </table:table-cell>
          <table:table-cell table:style-name="ce61" office:value-type="date" office:date-value="2016-10-05" calcext:value-type="date">
            <text:p>05-oct.</text:p>
          </table:table-cell>
          <table:table-cell table:style-name="ce61" office:value-type="date" office:date-value="2016-10-06" calcext:value-type="date">
            <text:p>06-oct.</text:p>
          </table:table-cell>
          <table:table-cell table:style-name="ce61" office:value-type="date" office:date-value="2016-10-07" calcext:value-type="date">
            <text:p>07-oct.</text:p>
          </table:table-cell>
          <table:table-cell table:style-name="ce61" office:value-type="date" office:date-value="2016-10-08" calcext:value-type="date">
            <text:p>08-oct.</text:p>
          </table:table-cell>
          <table:table-cell table:style-name="ce61" office:value-type="date" office:date-value="2016-10-09" calcext:value-type="date">
            <text:p>09-oct.</text:p>
          </table:table-cell>
          <table:table-cell table:style-name="ce61" office:value-type="date" office:date-value="2016-10-10" calcext:value-type="date">
            <text:p>10-oct.</text:p>
          </table:table-cell>
          <table:table-cell table:style-name="ce61" office:value-type="date" office:date-value="2016-10-11" calcext:value-type="date">
            <text:p>11-oct.</text:p>
          </table:table-cell>
          <table:table-cell table:style-name="ce61" office:value-type="date" office:date-value="2016-10-12" calcext:value-type="date">
            <text:p>12-oct.</text:p>
          </table:table-cell>
          <table:table-cell table:style-name="ce61" office:value-type="date" office:date-value="2016-10-13" calcext:value-type="date">
            <text:p>13-oct.</text:p>
          </table:table-cell>
          <table:table-cell table:style-name="ce61" office:value-type="date" office:date-value="2016-10-14" calcext:value-type="date">
            <text:p>14-oct.</text:p>
          </table:table-cell>
          <table:table-cell table:style-name="ce61" office:value-type="date" office:date-value="2016-10-15" calcext:value-type="date">
            <text:p>15-oct.</text:p>
          </table:table-cell>
          <table:table-cell table:style-name="ce61" office:value-type="date" office:date-value="2016-10-16" calcext:value-type="date">
            <text:p>16-oct.</text:p>
          </table:table-cell>
          <table:table-cell table:style-name="ce61" office:value-type="date" office:date-value="2016-10-17" calcext:value-type="date">
            <text:p>17-oct.</text:p>
          </table:table-cell>
          <table:table-cell table:style-name="ce61" office:value-type="date" office:date-value="2016-10-18" calcext:value-type="date">
            <text:p>18-oct.</text:p>
          </table:table-cell>
          <table:table-cell table:style-name="ce61" office:value-type="date" office:date-value="2016-10-19" calcext:value-type="date">
            <text:p>19-oct.</text:p>
          </table:table-cell>
          <table:table-cell table:style-name="ce61" office:value-type="date" office:date-value="2016-10-20" calcext:value-type="date">
            <text:p>20-oct.</text:p>
          </table:table-cell>
          <table:table-cell table:style-name="ce61" office:value-type="date" office:date-value="2016-10-21" calcext:value-type="date">
            <text:p>21-oct.</text:p>
          </table:table-cell>
          <table:table-cell table:style-name="ce61" office:value-type="date" office:date-value="2016-10-22" calcext:value-type="date">
            <text:p>22-oct.</text:p>
          </table:table-cell>
          <table:table-cell table:style-name="ce61" office:value-type="date" office:date-value="2016-10-23" calcext:value-type="date">
            <text:p>23-oct.</text:p>
          </table:table-cell>
          <table:table-cell table:style-name="ce61" office:value-type="date" office:date-value="2016-10-24" calcext:value-type="date">
            <text:p>24-oct.</text:p>
          </table:table-cell>
          <table:table-cell table:style-name="ce61" office:value-type="date" office:date-value="2016-10-25" calcext:value-type="date">
            <text:p>25-oct.</text:p>
          </table:table-cell>
          <table:table-cell table:style-name="ce61" office:value-type="date" office:date-value="2016-10-26" calcext:value-type="date">
            <text:p>26-oct.</text:p>
          </table:table-cell>
          <table:table-cell table:style-name="ce61" office:value-type="date" office:date-value="2016-10-27" calcext:value-type="date">
            <text:p>27-oct.</text:p>
          </table:table-cell>
          <table:table-cell table:style-name="ce61" office:value-type="date" office:date-value="2016-10-28" calcext:value-type="date">
            <text:p>28-oct.</text:p>
          </table:table-cell>
          <table:table-cell table:number-columns-repeated="903"/>
        </table:table-row>
        <table:table-row table:style-name="ro2">
          <table:table-cell table:style-name="ce55" table:number-columns-repeated="2"/>
          <table:table-cell table:style-name="ce58" table:formula="of:=SUM([.C3:.C56])" office:value-type="float" office:value="204" calcext:value-type="float">
            <text:p>204</text:p>
          </table:table-cell>
          <table:table-cell table:style-name="ce55"/>
          <table:table-cell table:style-name="ce62" table:formula="of:=[.C2]" office:value-type="float" office:value="204" calcext:value-type="float">
            <text:p>204</text:p>
          </table:table-cell>
          <table:table-cell table:style-name="ce62" table:formula="of:=[.E2]-SUM([.E3:.E56])" office:value-type="float" office:value="199" calcext:value-type="float">
            <text:p>199</text:p>
          </table:table-cell>
          <table:table-cell table:style-name="ce62" table:formula="of:=[.F2]-SUM([.F3:.F56])" office:value-type="float" office:value="195" calcext:value-type="float">
            <text:p>195</text:p>
          </table:table-cell>
          <table:table-cell table:style-name="ce62" table:formula="of:=[.G2]-SUM([.G3:.G56])" office:value-type="float" office:value="192" calcext:value-type="float">
            <text:p>192</text:p>
          </table:table-cell>
          <table:table-cell table:style-name="ce62" table:formula="of:=[.H2]-SUM([.H3:.H56])" office:value-type="float" office:value="188" calcext:value-type="float">
            <text:p>188</text:p>
          </table:table-cell>
          <table:table-cell table:style-name="ce62" table:formula="of:=[.I2]-SUM([.I3:.I56])" office:value-type="float" office:value="188" calcext:value-type="float">
            <text:p>188</text:p>
          </table:table-cell>
          <table:table-cell table:style-name="ce62" table:formula="of:=[.J2]-SUM([.J3:.J56])" office:value-type="float" office:value="188" calcext:value-type="float">
            <text:p>188</text:p>
          </table:table-cell>
          <table:table-cell table:style-name="ce62" table:formula="of:=[.K2]-SUM([.K3:.K56])" office:value-type="float" office:value="184" calcext:value-type="float">
            <text:p>184</text:p>
          </table:table-cell>
          <table:table-cell table:style-name="ce62" table:formula="of:=[.L2]-SUM([.L3:.L56])" office:value-type="float" office:value="181" calcext:value-type="float">
            <text:p>181</text:p>
          </table:table-cell>
          <table:table-cell table:style-name="ce62" table:formula="of:=[.M2]-SUM([.M3:.M56])" office:value-type="float" office:value="178" calcext:value-type="float">
            <text:p>178</text:p>
          </table:table-cell>
          <table:table-cell table:style-name="ce62" table:formula="of:=[.N2]-SUM([.N3:.N56])" office:value-type="float" office:value="178" calcext:value-type="float">
            <text:p>178</text:p>
          </table:table-cell>
          <table:table-cell table:style-name="ce62" table:formula="of:=[.O2]-SUM([.O3:.O56])" office:value-type="float" office:value="178" calcext:value-type="float">
            <text:p>178</text:p>
          </table:table-cell>
          <table:table-cell table:style-name="ce62" table:formula="of:=[.P2]-SUM([.P3:.P56])" office:value-type="float" office:value="178" calcext:value-type="float">
            <text:p>178</text:p>
          </table:table-cell>
          <table:table-cell table:style-name="ce62" table:formula="of:=[.Q2]-SUM([.Q3:.Q56])" office:value-type="float" office:value="178" calcext:value-type="float">
            <text:p>178</text:p>
          </table:table-cell>
          <table:table-cell table:style-name="ce62" table:formula="of:=[.R2]-SUM([.R3:.R56])" office:value-type="float" office:value="174" calcext:value-type="float">
            <text:p>174</text:p>
          </table:table-cell>
          <table:table-cell table:style-name="ce62" table:formula="of:=[.S2]-SUM([.S3:.S56])" office:value-type="float" office:value="170" calcext:value-type="float">
            <text:p>170</text:p>
          </table:table-cell>
          <table:table-cell table:style-name="ce62" table:formula="of:=[.T2]-SUM([.T3:.T56])" office:value-type="float" office:value="166" calcext:value-type="float">
            <text:p>166</text:p>
          </table:table-cell>
          <table:table-cell table:style-name="ce62" table:formula="of:=[.U2]-SUM([.U3:.U56])" office:value-type="float" office:value="162" calcext:value-type="float">
            <text:p>162</text:p>
          </table:table-cell>
          <table:table-cell table:style-name="ce62" table:formula="of:=[.V2]-SUM([.V3:.V56])" office:value-type="float" office:value="157" calcext:value-type="float">
            <text:p>157</text:p>
          </table:table-cell>
          <table:table-cell table:style-name="ce62" table:formula="of:=[.W2]-SUM([.W3:.W56])" office:value-type="float" office:value="157" calcext:value-type="float">
            <text:p>157</text:p>
          </table:table-cell>
          <table:table-cell table:style-name="ce62" table:formula="of:=[.X2]-SUM([.X3:.X56])" office:value-type="float" office:value="157" calcext:value-type="float">
            <text:p>157</text:p>
          </table:table-cell>
          <table:table-cell table:style-name="ce62" table:formula="of:=[.Y2]-SUM([.Y3:.Y56])" office:value-type="float" office:value="155" calcext:value-type="float">
            <text:p>155</text:p>
          </table:table-cell>
          <table:table-cell table:style-name="ce62" table:formula="of:=[.Z2]-SUM([.Z3:.Z56])" office:value-type="float" office:value="153" calcext:value-type="float">
            <text:p>153</text:p>
          </table:table-cell>
          <table:table-cell table:style-name="ce62" table:formula="of:=[.AA2]-SUM([.AA3:.AA56])" office:value-type="float" office:value="151" calcext:value-type="float">
            <text:p>151</text:p>
          </table:table-cell>
          <table:table-cell table:style-name="ce62" table:formula="of:=[.AB2]-SUM([.AB3:.AB56])" office:value-type="float" office:value="147" calcext:value-type="float">
            <text:p>147</text:p>
          </table:table-cell>
          <table:table-cell table:style-name="ce62" table:formula="of:=[.AC2]-SUM([.AC3:.AC56])" office:value-type="float" office:value="143" calcext:value-type="float">
            <text:p>143</text:p>
          </table:table-cell>
          <table:table-cell table:style-name="ce62" table:formula="of:=[.AD2]-SUM([.AD3:.AD56])" office:value-type="float" office:value="143" calcext:value-type="float">
            <text:p>143</text:p>
          </table:table-cell>
          <table:table-cell table:style-name="ce62" table:formula="of:=[.AE2]-SUM([.AE3:.AE56])" office:value-type="float" office:value="143" calcext:value-type="float">
            <text:p>143</text:p>
          </table:table-cell>
          <table:table-cell table:style-name="ce62" table:formula="of:=[.AF2]-SUM([.AF3:.AF56])" office:value-type="float" office:value="139" calcext:value-type="float">
            <text:p>139</text:p>
          </table:table-cell>
          <table:table-cell table:style-name="ce62" table:formula="of:=[.AG2]-SUM([.AG3:.AG56])" office:value-type="float" office:value="134" calcext:value-type="float">
            <text:p>134</text:p>
          </table:table-cell>
          <table:table-cell table:style-name="ce62" table:formula="of:=[.AH2]-SUM([.AH3:.AH56])" office:value-type="float" office:value="129" calcext:value-type="float">
            <text:p>129</text:p>
          </table:table-cell>
          <table:table-cell table:style-name="ce62" table:formula="of:=[.AI2]-SUM([.AI3:.AI56])" office:value-type="float" office:value="124" calcext:value-type="float">
            <text:p>124</text:p>
          </table:table-cell>
          <table:table-cell table:style-name="ce62" table:formula="of:=[.AJ2]-SUM([.AJ3:.AJ56])" office:value-type="float" office:value="118" calcext:value-type="float">
            <text:p>118</text:p>
          </table:table-cell>
          <table:table-cell table:style-name="ce62" table:formula="of:=[.AK2]-SUM([.AK3:.AK56])" office:value-type="float" office:value="118" calcext:value-type="float">
            <text:p>118</text:p>
          </table:table-cell>
          <table:table-cell table:style-name="ce62" table:formula="of:=[.AL2]-SUM([.AL3:.AL56])" office:value-type="float" office:value="118" calcext:value-type="float">
            <text:p>118</text:p>
          </table:table-cell>
          <table:table-cell table:style-name="ce62" table:formula="of:=[.AM2]-SUM([.AM3:.AM56])" office:value-type="float" office:value="113" calcext:value-type="float">
            <text:p>113</text:p>
          </table:table-cell>
          <table:table-cell table:style-name="ce62" table:formula="of:=[.AN2]-SUM([.AN3:.AN56])" office:value-type="float" office:value="108" calcext:value-type="float">
            <text:p>108</text:p>
          </table:table-cell>
          <table:table-cell table:style-name="ce62" table:formula="of:=[.AO2]-SUM([.AO3:.AO56])" office:value-type="float" office:value="103" calcext:value-type="float">
            <text:p>103</text:p>
          </table:table-cell>
          <table:table-cell table:style-name="ce62" table:formula="of:=[.AP2]-SUM([.AP3:.AP56])" office:value-type="float" office:value="99" calcext:value-type="float">
            <text:p>99</text:p>
          </table:table-cell>
          <table:table-cell table:style-name="ce62" table:formula="of:=[.AQ2]-SUM([.AQ3:.AQ56])" office:value-type="float" office:value="99" calcext:value-type="float">
            <text:p>99</text:p>
          </table:table-cell>
          <table:table-cell table:style-name="ce62" table:formula="of:=[.AR2]-SUM([.AR3:.AR56])" office:value-type="float" office:value="99" calcext:value-type="float">
            <text:p>99</text:p>
          </table:table-cell>
          <table:table-cell table:style-name="ce62" table:formula="of:=[.AS2]-SUM([.AS3:.AS56])" office:value-type="float" office:value="99" calcext:value-type="float">
            <text:p>99</text:p>
          </table:table-cell>
          <table:table-cell table:style-name="ce62" table:formula="of:=[.AT2]-SUM([.AT3:.AT56])" office:value-type="float" office:value="99" calcext:value-type="float">
            <text:p>99</text:p>
          </table:table-cell>
          <table:table-cell table:style-name="ce62" table:formula="of:=[.AU2]-SUM([.AU3:.AU56])" office:value-type="float" office:value="97" calcext:value-type="float">
            <text:p>97</text:p>
          </table:table-cell>
          <table:table-cell table:style-name="ce62" table:formula="of:=[.AV2]-SUM([.AV3:.AV56])" office:value-type="float" office:value="95" calcext:value-type="float">
            <text:p>95</text:p>
          </table:table-cell>
          <table:table-cell table:style-name="ce62" table:formula="of:=[.AW2]-SUM([.AW3:.AW56])" office:value-type="float" office:value="93" calcext:value-type="float">
            <text:p>93</text:p>
          </table:table-cell>
          <table:table-cell table:style-name="ce62" table:formula="of:=[.AX2]-SUM([.AX3:.AX56])" office:value-type="float" office:value="90" calcext:value-type="float">
            <text:p>90</text:p>
          </table:table-cell>
          <table:table-cell table:style-name="ce62" table:formula="of:=[.AY2]-SUM([.AY3:.AY56])" office:value-type="float" office:value="90" calcext:value-type="float">
            <text:p>90</text:p>
          </table:table-cell>
          <table:table-cell table:style-name="ce62" table:formula="of:=[.AZ2]-SUM([.AZ3:.AZ56])" office:value-type="float" office:value="90" calcext:value-type="float">
            <text:p>90</text:p>
          </table:table-cell>
          <table:table-cell table:style-name="ce62" table:formula="of:=[.BA2]-SUM([.BA3:.BA56])" office:value-type="float" office:value="86" calcext:value-type="float">
            <text:p>86</text:p>
          </table:table-cell>
          <table:table-cell table:style-name="ce62" table:formula="of:=[.BB2]-SUM([.BB3:.BB56])" office:value-type="float" office:value="82" calcext:value-type="float">
            <text:p>82</text:p>
          </table:table-cell>
          <table:table-cell table:style-name="ce62" table:formula="of:=[.BC2]-SUM([.BC3:.BC56])" office:value-type="float" office:value="79" calcext:value-type="float">
            <text:p>79</text:p>
          </table:table-cell>
          <table:table-cell table:style-name="ce62" table:formula="of:=[.BD2]-SUM([.BD3:.BD56])" office:value-type="float" office:value="76" calcext:value-type="float">
            <text:p>76</text:p>
          </table:table-cell>
          <table:table-cell table:style-name="ce62" table:formula="of:=[.BE2]-SUM([.BE3:.BE56])" office:value-type="float" office:value="73" calcext:value-type="float">
            <text:p>73</text:p>
          </table:table-cell>
          <table:table-cell table:style-name="ce62" table:formula="of:=[.BF2]-SUM([.BF3:.BF56])" office:value-type="float" office:value="73" calcext:value-type="float">
            <text:p>73</text:p>
          </table:table-cell>
          <table:table-cell table:style-name="ce62" table:formula="of:=[.BG2]-SUM([.BG3:.BG56])" office:value-type="float" office:value="73" calcext:value-type="float">
            <text:p>73</text:p>
          </table:table-cell>
          <table:table-cell table:style-name="ce62" table:formula="of:=[.BH2]-SUM([.BH3:.BH56])" office:value-type="float" office:value="71" calcext:value-type="float">
            <text:p>71</text:p>
          </table:table-cell>
          <table:table-cell table:style-name="ce62" table:formula="of:=[.BI2]-SUM([.BI3:.BI56])" office:value-type="float" office:value="69" calcext:value-type="float">
            <text:p>69</text:p>
          </table:table-cell>
          <table:table-cell table:style-name="ce62" table:formula="of:=[.BJ2]-SUM([.BJ3:.BJ56])" office:value-type="float" office:value="67" calcext:value-type="float">
            <text:p>67</text:p>
          </table:table-cell>
          <table:table-cell table:style-name="ce62" table:formula="of:=[.BK2]-SUM([.BK3:.BK56])" office:value-type="float" office:value="65" calcext:value-type="float">
            <text:p>65</text:p>
          </table:table-cell>
          <table:table-cell table:style-name="ce62" table:formula="of:=[.BL2]-SUM([.BL3:.BL56])" office:value-type="float" office:value="63" calcext:value-type="float">
            <text:p>63</text:p>
          </table:table-cell>
          <table:table-cell table:style-name="ce62" table:formula="of:=[.BM2]-SUM([.BM3:.BM56])" office:value-type="float" office:value="63" calcext:value-type="float">
            <text:p>63</text:p>
          </table:table-cell>
          <table:table-cell table:style-name="ce62" table:formula="of:=[.BN2]-SUM([.BN3:.BN56])" office:value-type="float" office:value="63" calcext:value-type="float">
            <text:p>63</text:p>
          </table:table-cell>
          <table:table-cell table:style-name="ce62" table:formula="of:=[.BO2]-SUM([.BO3:.BO56])" office:value-type="float" office:value="62" calcext:value-type="float">
            <text:p>62</text:p>
          </table:table-cell>
          <table:table-cell table:style-name="ce62" table:formula="of:=[.BP2]-SUM([.BP3:.BP56])" office:value-type="float" office:value="61" calcext:value-type="float">
            <text:p>61</text:p>
          </table:table-cell>
          <table:table-cell table:style-name="ce62" table:formula="of:=[.BQ2]-SUM([.BQ3:.BQ56])" office:value-type="float" office:value="60" calcext:value-type="float">
            <text:p>60</text:p>
          </table:table-cell>
          <table:table-cell table:style-name="ce62" table:formula="of:=[.BR2]-SUM([.BR3:.BR56])" office:value-type="float" office:value="59" calcext:value-type="float">
            <text:p>59</text:p>
          </table:table-cell>
          <table:table-cell table:style-name="ce62" table:formula="of:=[.BS2]-SUM([.BS3:.BS56])" office:value-type="float" office:value="57" calcext:value-type="float">
            <text:p>57</text:p>
          </table:table-cell>
          <table:table-cell table:style-name="ce62" table:formula="of:=[.BT2]-SUM([.BT3:.BT56])" office:value-type="float" office:value="57" calcext:value-type="float">
            <text:p>57</text:p>
          </table:table-cell>
          <table:table-cell table:style-name="ce62" table:formula="of:=[.BU2]-SUM([.BU3:.BU56])" office:value-type="float" office:value="57" calcext:value-type="float">
            <text:p>57</text:p>
          </table:table-cell>
          <table:table-cell table:style-name="ce62" table:formula="of:=[.BV2]-SUM([.BV3:.BV56])" office:value-type="float" office:value="56" calcext:value-type="float">
            <text:p>56</text:p>
          </table:table-cell>
          <table:table-cell table:style-name="ce62" table:formula="of:=[.BW2]-SUM([.BW3:.BW56])" office:value-type="float" office:value="55" calcext:value-type="float">
            <text:p>55</text:p>
          </table:table-cell>
          <table:table-cell table:style-name="ce62" table:formula="of:=[.BX2]-SUM([.BX3:.BX56])" office:value-type="float" office:value="51" calcext:value-type="float">
            <text:p>51</text:p>
          </table:table-cell>
          <table:table-cell table:style-name="ce62" table:formula="of:=[.BY2]-SUM([.BY3:.BY56])" office:value-type="float" office:value="47" calcext:value-type="float">
            <text:p>47</text:p>
          </table:table-cell>
          <table:table-cell table:style-name="ce62" table:formula="of:=[.BZ2]-SUM([.BZ3:.BZ56])" office:value-type="float" office:value="43" calcext:value-type="float">
            <text:p>43</text:p>
          </table:table-cell>
          <table:table-cell table:style-name="ce62" table:formula="of:=[.CA2]-SUM([.CA3:.CA56])" office:value-type="float" office:value="43" calcext:value-type="float">
            <text:p>43</text:p>
          </table:table-cell>
          <table:table-cell table:style-name="ce62" table:formula="of:=[.CB2]-SUM([.CB3:.CB56])" office:value-type="float" office:value="43" calcext:value-type="float">
            <text:p>43</text:p>
          </table:table-cell>
          <table:table-cell table:style-name="ce62" table:formula="of:=[.CC2]-SUM([.CC3:.CC56])" office:value-type="float" office:value="41" calcext:value-type="float">
            <text:p>41</text:p>
          </table:table-cell>
          <table:table-cell table:style-name="ce62" table:formula="of:=[.CD2]-SUM([.CD3:.CD56])" office:value-type="float" office:value="38" calcext:value-type="float">
            <text:p>38</text:p>
          </table:table-cell>
          <table:table-cell table:style-name="ce62" table:formula="of:=[.CE2]-SUM([.CE3:.CE56])" office:value-type="float" office:value="33" calcext:value-type="float">
            <text:p>33</text:p>
          </table:table-cell>
          <table:table-cell table:style-name="ce62" table:formula="of:=[.CF2]-SUM([.CF3:.CF56])" office:value-type="float" office:value="28" calcext:value-type="float">
            <text:p>28</text:p>
          </table:table-cell>
          <table:table-cell table:style-name="ce62" table:formula="of:=[.CG2]-SUM([.CG3:.CG56])" office:value-type="float" office:value="22" calcext:value-type="float">
            <text:p>22</text:p>
          </table:table-cell>
          <table:table-cell table:style-name="ce62" table:formula="of:=[.CH2]-SUM([.CH3:.CH56])" office:value-type="float" office:value="22" calcext:value-type="float">
            <text:p>22</text:p>
          </table:table-cell>
          <table:table-cell table:style-name="ce62" table:formula="of:=[.CI2]-SUM([.CI3:.CI56])" office:value-type="float" office:value="22" calcext:value-type="float">
            <text:p>22</text:p>
          </table:table-cell>
          <table:table-cell table:style-name="ce62" table:formula="of:=[.CJ2]-SUM([.CJ3:.CJ56])" office:value-type="float" office:value="18" calcext:value-type="float">
            <text:p>18</text:p>
          </table:table-cell>
          <table:table-cell table:style-name="ce62" table:formula="of:=[.CK2]-SUM([.CK3:.CK56])" office:value-type="float" office:value="14" calcext:value-type="float">
            <text:p>14</text:p>
          </table:table-cell>
          <table:table-cell table:style-name="ce62" table:formula="of:=[.CL2]-SUM([.CL3:.CL56])" office:value-type="float" office:value="12" calcext:value-type="float">
            <text:p>12</text:p>
          </table:table-cell>
          <table:table-cell table:style-name="ce62" table:formula="of:=[.CM2]-SUM([.CM3:.CM56])" office:value-type="float" office:value="10" calcext:value-type="float">
            <text:p>10</text:p>
          </table:table-cell>
          <table:table-cell table:style-name="ce62" table:formula="of:=[.CN2]-SUM([.CN3:.CN56])" office:value-type="float" office:value="7" calcext:value-type="float">
            <text:p>7</text:p>
          </table:table-cell>
          <table:table-cell table:style-name="ce62" table:formula="of:=[.CO2]-SUM([.CO3:.CO56])" office:value-type="float" office:value="7" calcext:value-type="float">
            <text:p>7</text:p>
          </table:table-cell>
          <table:table-cell table:style-name="ce62" table:formula="of:=[.CP2]-SUM([.CP3:.CP56])" office:value-type="float" office:value="7" calcext:value-type="float">
            <text:p>7</text:p>
          </table:table-cell>
          <table:table-cell table:style-name="ce62" table:formula="of:=[.CQ2]-SUM([.CQ3:.CQ56])" office:value-type="float" office:value="6" calcext:value-type="float">
            <text:p>6</text:p>
          </table:table-cell>
          <table:table-cell table:style-name="ce62" table:formula="of:=[.CR2]-SUM([.CR3:.CR56])" office:value-type="float" office:value="5" calcext:value-type="float">
            <text:p>5</text:p>
          </table:table-cell>
          <table:table-cell table:style-name="ce62" table:formula="of:=[.CS2]-SUM([.CS3:.CS56])" office:value-type="float" office:value="4" calcext:value-type="float">
            <text:p>4</text:p>
          </table:table-cell>
          <table:table-cell table:style-name="ce62" table:formula="of:=[.CT2]-SUM([.CT3:.CT56])" office:value-type="float" office:value="4" calcext:value-type="float">
            <text:p>4</text:p>
          </table:table-cell>
          <table:table-cell table:style-name="ce62" table:formula="of:=[.CU2]-SUM([.CU3:.CU56])" office:value-type="float" office:value="3" calcext:value-type="float">
            <text:p>3</text:p>
          </table:table-cell>
          <table:table-cell table:style-name="ce62" table:formula="of:=[.CV2]-SUM([.CV3:.CV56])" office:value-type="float" office:value="3" calcext:value-type="float">
            <text:p>3</text:p>
          </table:table-cell>
          <table:table-cell table:style-name="ce62" table:formula="of:=[.CW2]-SUM([.CW3:.CW56])" office:value-type="float" office:value="3" calcext:value-type="float">
            <text:p>3</text:p>
          </table:table-cell>
          <table:table-cell table:style-name="ce62" table:formula="of:=[.CX2]-SUM([.CX3:.CX56])" office:value-type="float" office:value="3" calcext:value-type="float">
            <text:p>3</text:p>
          </table:table-cell>
          <table:table-cell table:style-name="ce62" table:formula="of:=[.CY2]-SUM([.CY3:.CY56])" office:value-type="float" office:value="3" calcext:value-type="float">
            <text:p>3</text:p>
          </table:table-cell>
          <table:table-cell table:style-name="ce62" table:formula="of:=[.CZ2]-SUM([.CZ3:.CZ56])" office:value-type="float" office:value="3" calcext:value-type="float">
            <text:p>3</text:p>
          </table:table-cell>
          <table:table-cell table:style-name="ce62" table:formula="of:=[.DA2]-SUM([.DA3:.DA56])" office:value-type="float" office:value="3" calcext:value-type="float">
            <text:p>3</text:p>
          </table:table-cell>
          <table:table-cell table:style-name="ce62" table:formula="of:=[.DB2]-SUM([.DB3:.DB56])" office:value-type="float" office:value="2" calcext:value-type="float">
            <text:p>2</text:p>
          </table:table-cell>
          <table:table-cell table:style-name="ce62" table:formula="of:=[.DC2]-SUM([.DC3:.DC56])" office:value-type="float" office:value="2" calcext:value-type="float">
            <text:p>2</text:p>
          </table:table-cell>
          <table:table-cell table:style-name="ce62" table:formula="of:=[.DD2]-SUM([.DD3:.DD56])" office:value-type="float" office:value="2" calcext:value-type="float">
            <text:p>2</text:p>
          </table:table-cell>
          <table:table-cell table:style-name="ce62" table:formula="of:=[.DE2]-SUM([.DE3:.DE56])" office:value-type="float" office:value="2" calcext:value-type="float">
            <text:p>2</text:p>
          </table:table-cell>
          <table:table-cell table:style-name="ce62" table:formula="of:=[.DF2]-SUM([.DF3:.DF56])" office:value-type="float" office:value="2" calcext:value-type="float">
            <text:p>2</text:p>
          </table:table-cell>
          <table:table-cell table:style-name="ce62" table:formula="of:=[.DG2]-SUM([.DG3:.DG56])" office:value-type="float" office:value="2" calcext:value-type="float">
            <text:p>2</text:p>
          </table:table-cell>
          <table:table-cell table:style-name="ce62" table:formula="of:=[.DH2]-SUM([.DH3:.DH56])" office:value-type="float" office:value="2" calcext:value-type="float">
            <text:p>2</text:p>
          </table:table-cell>
          <table:table-cell table:style-name="ce62" table:formula="of:=[.DI2]-SUM([.DI3:.DI56])" office:value-type="float" office:value="1" calcext:value-type="float">
            <text:p>1</text:p>
          </table:table-cell>
          <table:table-cell table:style-name="ce62" table:formula="of:=[.DJ2]-SUM([.DJ3:.DJ56])" office:value-type="float" office:value="1" calcext:value-type="float">
            <text:p>1</text:p>
          </table:table-cell>
          <table:table-cell table:style-name="ce62" table:formula="of:=[.DK2]-SUM([.DK3:.DK56])" office:value-type="float" office:value="1" calcext:value-type="float">
            <text:p>1</text:p>
          </table:table-cell>
          <table:table-cell table:style-name="ce62" table:formula="of:=[.DL2]-SUM([.DL3:.DL56])" office:value-type="float" office:value="1" calcext:value-type="float">
            <text:p>1</text:p>
          </table:table-cell>
          <table:table-cell table:style-name="ce62" table:formula="of:=[.DM2]-SUM([.DM3:.DM56])" office:value-type="float" office:value="1" calcext:value-type="float">
            <text:p>1</text:p>
          </table:table-cell>
          <table:table-cell table:style-name="ce62" table:formula="of:=[.DN2]-SUM([.DN3:.DN56])" office:value-type="float" office:value="1" calcext:value-type="float">
            <text:p>1</text:p>
          </table:table-cell>
          <table:table-cell table:style-name="ce62" table:formula="of:=[.DO2]-SUM([.DO3:.DO56])" office:value-type="float" office:value="1" calcext:value-type="float">
            <text:p>1</text:p>
          </table:table-cell>
          <table:table-cell table:style-name="ce62" table:formula="of:=[.DP2]-SUM([.DP3:.DP56])" office:value-type="float" office:value="0" calcext:value-type="float">
            <text:p>0</text:p>
          </table:table-cell>
          <table:table-cell table:number-columns-repeated="903"/>
        </table:table-row>
        <table:table-row table:style-name="ro2">
          <table:table-cell table:style-name="ce56" office:value-type="string" calcext:value-type="string">
            <text:p>1.1.1</text:p>
          </table:table-cell>
          <table:table-cell table:style-name="ce56" office:value-type="string" calcext:value-type="string">
            <text:p><text:s text:c="3"/>Outil formulaire</text:p>
          </table:table-cell>
          <table:table-cell table:style-name="ce59" office:value-type="float" office:value="10" calcext:value-type="float">
            <text:p>10</text:p>
          </table:table-cell>
          <table:table-cell table:style-name="ce56" office:value-type="string" calcext:value-type="string">
            <text:p>BKE</text:p>
          </table:table-cell>
          <table:table-cell table:number-columns-repeated="6"/>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991"/>
        </table:table-row>
        <table:table-row table:style-name="ro2">
          <table:table-cell table:style-name="ce56" office:value-type="string" calcext:value-type="string">
            <text:p>1.1.2</text:p>
          </table:table-cell>
          <table:table-cell table:style-name="ce56" office:value-type="string" calcext:value-type="string">
            <text:p><text:s text:c="3"/>Conception Données</text:p>
          </table:table-cell>
          <table:table-cell table:style-name="ce59" office:value-type="float" office:value="16" calcext:value-type="float">
            <text:p>16</text:p>
          </table:table-cell>
          <table:table-cell table:style-name="ce56" office:value-type="string" calcext:value-type="string">
            <text:p>APT</text:p>
          </table:table-cell>
          <table:table-cell table:number-columns-repeated="4" office:value-type="float" office:value="1" calcext:value-type="float">
            <text:p>1</text:p>
          </table:table-cell>
          <table:table-cell/>
          <table:table-cell table:style-name="ce64"/>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996"/>
        </table:table-row>
        <table:table-row table:style-name="ro2">
          <table:table-cell table:style-name="ce56" office:value-type="string" calcext:value-type="string">
            <text:p>1.1.3</text:p>
          </table:table-cell>
          <table:table-cell table:style-name="ce56" office:value-type="string" calcext:value-type="string">
            <text:p><text:s text:c="3"/>Conception API</text:p>
          </table:table-cell>
          <table:table-cell table:style-name="ce59" office:value-type="float" office:value="1" calcext:value-type="float">
            <text:p>1</text:p>
          </table:table-cell>
          <table:table-cell table:style-name="ce56" office:value-type="string" calcext:value-type="string">
            <text:p>LAI</text:p>
          </table:table-cell>
          <table:table-cell office:value-type="float" office:value="1" calcext:value-type="float">
            <text:p>1</text:p>
          </table:table-cell>
          <table:table-cell table:number-columns-repeated="1019"/>
        </table:table-row>
        <table:table-row table:style-name="ro2">
          <table:table-cell table:style-name="ce56" office:value-type="string" calcext:value-type="string">
            <text:p>1.1.4</text:p>
          </table:table-cell>
          <table:table-cell table:style-name="ce56" office:value-type="string" calcext:value-type="string">
            <text:p><text:s text:c="3"/>Conception Archi</text:p>
          </table:table-cell>
          <table:table-cell table:style-name="ce59" office:value-type="float" office:value="5" calcext:value-type="float">
            <text:p>5</text:p>
          </table:table-cell>
          <table:table-cell table:style-name="ce56" office:value-type="string" calcext:value-type="string">
            <text:p>RMF</text:p>
          </table:table-cell>
          <table:table-cell table:number-columns-repeated="13"/>
          <table:table-cell table:number-columns-repeated="5" office:value-type="float" office:value="1" calcext:value-type="float">
            <text:p>1</text:p>
          </table:table-cell>
          <table:table-cell table:number-columns-repeated="1002"/>
        </table:table-row>
        <table:table-row table:style-name="ro2">
          <table:table-cell table:style-name="ce56" office:value-type="string" calcext:value-type="string">
            <text:p>1.1.5</text:p>
          </table:table-cell>
          <table:table-cell table:style-name="ce56" office:value-type="string" calcext:value-type="string">
            <text:p><text:s text:c="3"/>Conception APEC.FR</text:p>
          </table:table-cell>
          <table:table-cell table:style-name="ce59" office:value-type="float" office:value="1" calcext:value-type="float">
            <text:p>1</text:p>
          </table:table-cell>
          <table:table-cell table:style-name="ce56" office:value-type="string" calcext:value-type="string">
            <text:p>LAI</text:p>
          </table:table-cell>
          <table:table-cell/>
          <table:table-cell office:value-type="float" office:value="1" calcext:value-type="float">
            <text:p>1</text:p>
          </table:table-cell>
          <table:table-cell table:number-columns-repeated="1018"/>
        </table:table-row>
        <table:table-row table:style-name="ro2">
          <table:table-cell table:style-name="ce56" office:value-type="string" calcext:value-type="string">
            <text:p>1.1.6</text:p>
          </table:table-cell>
          <table:table-cell table:style-name="ce56" office:value-type="string" calcext:value-type="string">
            <text:p><text:s text:c="3"/>Conception PDS</text:p>
          </table:table-cell>
          <table:table-cell table:style-name="ce59" office:value-type="float" office:value="1" calcext:value-type="float">
            <text:p>1</text:p>
          </table:table-cell>
          <table:table-cell table:style-name="ce56" office:value-type="string" calcext:value-type="string">
            <text:p>APT</text:p>
          </table:table-cell>
          <table:table-cell table:number-columns-repeated="50"/>
          <table:table-cell office:value-type="float" office:value="1" calcext:value-type="float">
            <text:p>1</text:p>
          </table:table-cell>
          <table:table-cell table:number-columns-repeated="969"/>
        </table:table-row>
        <table:table-row table:style-name="ro2">
          <table:table-cell table:style-name="ce56" office:value-type="string" calcext:value-type="string">
            <text:p>1.1.7</text:p>
          </table:table-cell>
          <table:table-cell table:style-name="ce56" office:value-type="string" calcext:value-type="string">
            <text:p><text:s text:c="3"/>Conception Batch &amp; WSM</text:p>
          </table:table-cell>
          <table:table-cell table:style-name="ce59" office:value-type="float" office:value="3" calcext:value-type="float">
            <text:p>3</text:p>
          </table:table-cell>
          <table:table-cell table:style-name="ce56" office:value-type="string" calcext:value-type="string">
            <text:p>APT</text:p>
          </table:table-cell>
          <table:table-cell table:number-columns-repeated="37"/>
          <table:table-cell office:value-type="float" office:value="1" calcext:value-type="float">
            <text:p>1</text:p>
          </table:table-cell>
          <table:table-cell table:number-columns-repeated="10"/>
          <table:table-cell table:number-columns-repeated="2" office:value-type="float" office:value="1" calcext:value-type="float">
            <text:p>1</text:p>
          </table:table-cell>
          <table:table-cell table:number-columns-repeated="970"/>
        </table:table-row>
        <table:table-row table:style-name="ro2">
          <table:table-cell table:style-name="ce57" office:value-type="string" calcext:value-type="string">
            <text:p>1.2.1.1</text:p>
          </table:table-cell>
          <table:table-cell table:style-name="ce57" office:value-type="string" calcext:value-type="string">
            <text:p><text:s text:c="3"/>Séparation Step 1 / Step 2+3</text:p>
          </table:table-cell>
          <table:table-cell table:style-name="ce60" office:value-type="float" office:value="4" calcext:value-type="float">
            <text:p>4</text:p>
          </table:table-cell>
          <table:table-cell table:style-name="ce57" office:value-type="string" calcext:value-type="string">
            <text:p>BKE</text:p>
          </table:table-cell>
          <table:table-cell table:style-name="ce63" table:number-columns-repeated="36"/>
          <table:table-cell table:number-columns-repeated="2" table:style-name="ce63" office:value-type="float" office:value="1" calcext:value-type="float">
            <text:p>1</text:p>
          </table:table-cell>
          <table:table-cell table:style-name="ce63" table:number-columns-repeated="10"/>
          <table:table-cell table:number-columns-repeated="2" table:style-name="ce63" office:value-type="float" office:value="1" calcext:value-type="float">
            <text:p>1</text:p>
          </table:table-cell>
          <table:table-cell table:style-name="ce63" table:number-columns-repeated="9"/>
          <table:table-cell table:number-columns-repeated="961"/>
        </table:table-row>
        <table:table-row table:style-name="ro2">
          <table:table-cell table:style-name="ce57" office:value-type="string" calcext:value-type="string">
            <text:p>1.2.1.2</text:p>
          </table:table-cell>
          <table:table-cell table:style-name="ce57" office:value-type="string" calcext:value-type="string">
            <text:p><text:s text:c="3"/>Ajout état dans Cycle de vie</text:p>
          </table:table-cell>
          <table:table-cell table:style-name="ce60" office:value-type="float" office:value="5" calcext:value-type="float">
            <text:p>5</text:p>
          </table:table-cell>
          <table:table-cell table:style-name="ce57" office:value-type="string" calcext:value-type="string">
            <text:p>APT</text:p>
          </table:table-cell>
          <table:table-cell table:style-name="ce63" table:number-columns-repeated="23"/>
          <table:table-cell table:style-name="ce63" office:value-type="float" office:value="1" calcext:value-type="float">
            <text:p>1</text:p>
          </table:table-cell>
          <table:table-cell table:style-name="ce63" office:value-type="float" office:value="0" calcext:value-type="float">
            <text:p>0</text:p>
          </table:table-cell>
          <table:table-cell table:style-name="ce63" table:number-columns-repeated="2"/>
          <table:table-cell table:number-columns-repeated="4" table:style-name="ce63" office:value-type="float" office:value="1" calcext:value-type="float">
            <text:p>1</text:p>
          </table:table-cell>
          <table:table-cell table:style-name="ce63" table:number-columns-repeated="28"/>
          <table:table-cell table:number-columns-repeated="961"/>
        </table:table-row>
        <table:table-row table:style-name="ro2">
          <table:table-cell table:style-name="ce57" office:value-type="string" calcext:value-type="string">
            <text:p>1.2.1.3</text:p>
          </table:table-cell>
          <table:table-cell table:style-name="ce57" office:value-type="string" calcext:value-type="string">
            <text:p><text:s text:c="3"/>Batch Migration de données</text:p>
          </table:table-cell>
          <table:table-cell table:style-name="ce60" office:value-type="float" office:value="5" calcext:value-type="float">
            <text:p>5</text:p>
          </table:table-cell>
          <table:table-cell table:style-name="ce57" office:value-type="string" calcext:value-type="string">
            <text:p>APT</text:p>
          </table:table-cell>
          <table:table-cell table:style-name="ce63" table:number-columns-repeated="24"/>
          <table:table-cell table:style-name="ce63" office:value-type="float" office:value="1" calcext:value-type="float">
            <text:p>1</text:p>
          </table:table-cell>
          <table:table-cell table:style-name="ce63" table:number-columns-repeated="2"/>
          <table:table-cell table:number-columns-repeated="4" table:style-name="ce63" office:value-type="float" office:value="0" calcext:value-type="float">
            <text:p>0</text:p>
          </table:table-cell>
          <table:table-cell table:style-name="ce63" office:value-type="float" office:value="1" calcext:value-type="float">
            <text:p>1</text:p>
          </table:table-cell>
          <table:table-cell table:style-name="ce63" table:number-columns-repeated="2"/>
          <table:table-cell table:number-columns-repeated="3" table:style-name="ce63" office:value-type="float" office:value="1" calcext:value-type="float">
            <text:p>1</text:p>
          </table:table-cell>
          <table:table-cell table:style-name="ce63" table:number-columns-repeated="22"/>
          <table:table-cell table:number-columns-repeated="961"/>
        </table:table-row>
        <table:table-row table:style-name="ro2">
          <table:table-cell table:style-name="ce57" office:value-type="string" calcext:value-type="string">
            <text:p>1.2.2.1</text:p>
          </table:table-cell>
          <table:table-cell table:style-name="ce57" office:value-type="string" calcext:value-type="string">
            <text:p><text:s text:c="3"/>Maintient étape 1 à 2</text:p>
          </table:table-cell>
          <table:table-cell table:style-name="ce60" office:value-type="float" office:value="3" calcext:value-type="float">
            <text:p>3</text:p>
          </table:table-cell>
          <table:table-cell table:style-name="ce57" office:value-type="string" calcext:value-type="string">
            <text:p>LAI</text:p>
          </table:table-cell>
          <table:table-cell table:style-name="ce63" table:number-columns-repeated="30"/>
          <table:table-cell table:number-columns-repeated="2" table:style-name="ce63" office:value-type="float" office:value="1" calcext:value-type="float">
            <text:p>1</text:p>
          </table:table-cell>
          <table:table-cell table:style-name="ce63" table:number-columns-repeated="2"/>
          <table:table-cell table:style-name="ce63" office:value-type="float" office:value="1" calcext:value-type="float">
            <text:p>1</text:p>
          </table:table-cell>
          <table:table-cell table:style-name="ce63" table:number-columns-repeated="24"/>
          <table:table-cell table:number-columns-repeated="961"/>
        </table:table-row>
        <table:table-row table:style-name="ro10">
          <table:table-cell table:style-name="ce57" office:value-type="string" calcext:value-type="string">
            <text:p>1.2.2.2</text:p>
          </table:table-cell>
          <table:table-cell table:style-name="ce57" office:value-type="string" calcext:value-type="string">
            <text:p><text:s text:c="3"/>Création compte cadres (sans envoi mail)</text:p>
          </table:table-cell>
          <table:table-cell table:style-name="ce60" office:value-type="float" office:value="5" calcext:value-type="float">
            <text:p>5</text:p>
          </table:table-cell>
          <table:table-cell table:style-name="ce57" office:value-type="string" calcext:value-type="string">
            <text:p>LAI</text:p>
          </table:table-cell>
          <table:table-cell table:style-name="ce63" table:number-columns-repeated="23"/>
          <table:table-cell table:number-columns-repeated="2" table:style-name="ce63" office:value-type="float" office:value="1" calcext:value-type="float">
            <text:p>1</text:p>
          </table:table-cell>
          <table:table-cell table:style-name="ce63" table:number-columns-repeated="2"/>
          <table:table-cell table:number-columns-repeated="3" table:style-name="ce63" office:value-type="float" office:value="1" calcext:value-type="float">
            <text:p>1</text:p>
          </table:table-cell>
          <table:table-cell table:style-name="ce63" table:number-columns-repeated="29"/>
          <table:table-cell table:number-columns-repeated="961"/>
        </table:table-row>
        <table:table-row table:style-name="ro10">
          <table:table-cell table:style-name="ce57" office:value-type="string" calcext:value-type="string">
            <text:p>1.2.2.3</text:p>
          </table:table-cell>
          <table:table-cell table:style-name="ce57" office:value-type="string" calcext:value-type="string">
            <text:p><text:s text:c="3"/>Création compte JD (sans envoi mail)</text:p>
          </table:table-cell>
          <table:table-cell table:style-name="ce60" office:value-type="float" office:value="1" calcext:value-type="float">
            <text:p>1</text:p>
          </table:table-cell>
          <table:table-cell table:style-name="ce57" office:value-type="string" calcext:value-type="string">
            <text:p>LAI</text:p>
          </table:table-cell>
          <table:table-cell table:style-name="ce63" table:number-columns-repeated="49"/>
          <table:table-cell table:style-name="ce63" office:value-type="float" office:value="1" calcext:value-type="float">
            <text:p>1</text:p>
          </table:table-cell>
          <table:table-cell table:style-name="ce63" table:number-columns-repeated="9"/>
          <table:table-cell table:number-columns-repeated="961"/>
        </table:table-row>
        <table:table-row table:style-name="ro2">
          <table:table-cell table:style-name="ce57" office:value-type="string" calcext:value-type="string">
            <text:p>1.2.2.4</text:p>
          </table:table-cell>
          <table:table-cell table:style-name="ce57" office:value-type="string" calcext:value-type="string">
            <text:p><text:s text:c="3"/>Envoi du mail de validation</text:p>
          </table:table-cell>
          <table:table-cell table:style-name="ce60" office:value-type="float" office:value="1" calcext:value-type="float">
            <text:p>1</text:p>
          </table:table-cell>
          <table:table-cell table:style-name="ce57" office:value-type="string" calcext:value-type="string">
            <text:p>LAI</text:p>
          </table:table-cell>
          <table:table-cell table:style-name="ce63" table:number-columns-repeated="50"/>
          <table:table-cell table:style-name="ce63" office:value-type="float" office:value="1" calcext:value-type="float">
            <text:p>1</text:p>
          </table:table-cell>
          <table:table-cell table:style-name="ce63" table:number-columns-repeated="8"/>
          <table:table-cell table:number-columns-repeated="961"/>
        </table:table-row>
        <table:table-row table:style-name="ro10">
          <table:table-cell table:style-name="ce57" office:value-type="string" calcext:value-type="string">
            <text:p>1.2.2.5</text:p>
          </table:table-cell>
          <table:table-cell table:style-name="ce57" office:value-type="string" calcext:value-type="string">
            <text:p><text:s text:c="3"/>Création - Validation compte par email</text:p>
          </table:table-cell>
          <table:table-cell table:style-name="ce60" office:value-type="float" office:value="3" calcext:value-type="float">
            <text:p>3</text:p>
          </table:table-cell>
          <table:table-cell table:style-name="ce57" office:value-type="string" calcext:value-type="string">
            <text:p>LAI</text:p>
          </table:table-cell>
          <table:table-cell table:style-name="ce63" table:number-columns-repeated="35"/>
          <table:table-cell table:number-columns-repeated="3" table:style-name="ce63" office:value-type="float" office:value="1" calcext:value-type="float">
            <text:p>1</text:p>
          </table:table-cell>
          <table:table-cell table:style-name="ce63" table:number-columns-repeated="21"/>
          <table:table-cell table:number-columns-repeated="961"/>
        </table:table-row>
        <table:table-row table:style-name="ro2">
          <table:table-cell table:style-name="ce57" office:value-type="string" calcext:value-type="string">
            <text:p>1.2.2.6</text:p>
          </table:table-cell>
          <table:table-cell table:style-name="ce57" office:value-type="string" calcext:value-type="string">
            <text:p><text:s text:c="3"/>Modification compte</text:p>
          </table:table-cell>
          <table:table-cell table:style-name="ce60" office:value-type="float" office:value="3" calcext:value-type="float">
            <text:p>3</text:p>
          </table:table-cell>
          <table:table-cell table:style-name="ce57" office:value-type="string" calcext:value-type="string">
            <text:p>LAI</text:p>
          </table:table-cell>
          <table:table-cell table:style-name="ce63" table:number-columns-repeated="42"/>
          <table:table-cell table:number-columns-repeated="3" table:style-name="ce63" office:value-type="float" office:value="1" calcext:value-type="float">
            <text:p>1</text:p>
          </table:table-cell>
          <table:table-cell table:style-name="ce63" table:number-columns-repeated="14"/>
          <table:table-cell table:number-columns-repeated="961"/>
        </table:table-row>
        <table:table-row table:style-name="ro2">
          <table:table-cell table:style-name="ce57" office:value-type="string" calcext:value-type="string">
            <text:p>1.2.2.7</text:p>
          </table:table-cell>
          <table:table-cell table:style-name="ce57" office:value-type="string" calcext:value-type="string">
            <text:p><text:s text:c="3"/>Visualisation compte cadre</text:p>
          </table:table-cell>
          <table:table-cell table:style-name="ce60" office:value-type="float" office:value="2" calcext:value-type="float">
            <text:p>2</text:p>
          </table:table-cell>
          <table:table-cell table:style-name="ce57" office:value-type="string" calcext:value-type="string">
            <text:p>LAI</text:p>
          </table:table-cell>
          <table:table-cell table:style-name="ce63" table:number-columns-repeated="45"/>
          <table:table-cell table:style-name="ce63" office:value-type="float" office:value="1" calcext:value-type="float">
            <text:p>1</text:p>
          </table:table-cell>
          <table:table-cell table:style-name="ce63" table:number-columns-repeated="2"/>
          <table:table-cell table:style-name="ce63" office:value-type="float" office:value="1" calcext:value-type="float">
            <text:p>1</text:p>
          </table:table-cell>
          <table:table-cell table:style-name="ce63" table:number-columns-repeated="10"/>
          <table:table-cell table:number-columns-repeated="961"/>
        </table:table-row>
        <table:table-row table:style-name="ro2">
          <table:table-cell table:style-name="ce57" office:value-type="string" calcext:value-type="string">
            <text:p>1.2.2.8</text:p>
          </table:table-cell>
          <table:table-cell table:style-name="ce57" office:value-type="string" calcext:value-type="string">
            <text:p><text:s text:c="3"/>Migration angular 1.5</text:p>
          </table:table-cell>
          <table:table-cell table:style-name="ce60" office:value-type="float" office:value="10" calcext:value-type="float">
            <text:p>10</text:p>
          </table:table-cell>
          <table:table-cell table:style-name="ce57" office:value-type="string" calcext:value-type="string">
            <text:p>R</text:p>
          </table:table-cell>
          <table:table-cell table:style-name="ce63" table:number-columns-repeated="23"/>
          <table:table-cell table:number-columns-repeated="2" table:style-name="ce63" office:value-type="float" office:value="1" calcext:value-type="float">
            <text:p>1</text:p>
          </table:table-cell>
          <table:table-cell table:style-name="ce63" table:number-columns-repeated="2"/>
          <table:table-cell table:number-columns-repeated="5" table:style-name="ce63" office:value-type="float" office:value="1" calcext:value-type="float">
            <text:p>1</text:p>
          </table:table-cell>
          <table:table-cell table:style-name="ce63" table:number-columns-repeated="2"/>
          <table:table-cell table:number-columns-repeated="3" table:style-name="ce63" office:value-type="float" office:value="1" calcext:value-type="float">
            <text:p>1</text:p>
          </table:table-cell>
          <table:table-cell table:style-name="ce63" table:number-columns-repeated="22"/>
          <table:table-cell table:number-columns-repeated="961"/>
        </table:table-row>
        <table:table-row table:style-name="ro2">
          <table:table-cell table:style-name="ce57" office:value-type="string" calcext:value-type="string">
            <text:p>1.2.3.1</text:p>
          </table:table-cell>
          <table:table-cell table:style-name="ce57" office:value-type="string" calcext:value-type="string">
            <text:p><text:s text:c="3"/>Création Comptes cadre PDS</text:p>
          </table:table-cell>
          <table:table-cell table:style-name="ce60" office:value-type="float" office:value="1" calcext:value-type="float">
            <text:p>1</text:p>
          </table:table-cell>
          <table:table-cell table:style-name="ce57" office:value-type="string" calcext:value-type="string">
            <text:p>APT</text:p>
          </table:table-cell>
          <table:table-cell table:style-name="ce63" table:number-columns-repeated="51"/>
          <table:table-cell table:style-name="ce63" office:value-type="float" office:value="1" calcext:value-type="float">
            <text:p>1</text:p>
          </table:table-cell>
          <table:table-cell table:style-name="ce63" table:number-columns-repeated="7"/>
          <table:table-cell table:number-columns-repeated="961"/>
        </table:table-row>
        <table:table-row table:style-name="ro2">
          <table:table-cell table:style-name="ce57" office:value-type="string" calcext:value-type="string">
            <text:p>1.2.3.2</text:p>
          </table:table-cell>
          <table:table-cell table:style-name="ce57" office:value-type="string" calcext:value-type="string">
            <text:p><text:s text:c="3"/>Création - Validation compte </text:p>
          </table:table-cell>
          <table:table-cell table:style-name="ce60" office:value-type="float" office:value="1" calcext:value-type="float">
            <text:p>1</text:p>
          </table:table-cell>
          <table:table-cell table:style-name="ce57" office:value-type="string" calcext:value-type="string">
            <text:p>APT</text:p>
          </table:table-cell>
          <table:table-cell table:style-name="ce63" table:number-columns-repeated="52"/>
          <table:table-cell table:style-name="ce63" office:value-type="float" office:value="1" calcext:value-type="float">
            <text:p>1</text:p>
          </table:table-cell>
          <table:table-cell table:style-name="ce63" table:number-columns-repeated="6"/>
          <table:table-cell table:number-columns-repeated="961"/>
        </table:table-row>
        <table:table-row table:style-name="ro2">
          <table:table-cell table:style-name="ce57" office:value-type="string" calcext:value-type="string">
            <text:p>1.2.3.3</text:p>
          </table:table-cell>
          <table:table-cell table:style-name="ce57" office:value-type="string" calcext:value-type="string">
            <text:p><text:s text:c="3"/>Modification de compte</text:p>
          </table:table-cell>
          <table:table-cell table:style-name="ce60" office:value-type="float" office:value="1" calcext:value-type="float">
            <text:p>1</text:p>
          </table:table-cell>
          <table:table-cell table:style-name="ce57" office:value-type="string" calcext:value-type="string">
            <text:p>APT</text:p>
          </table:table-cell>
          <table:table-cell table:style-name="ce63" table:number-columns-repeated="55"/>
          <table:table-cell table:style-name="ce63" office:value-type="float" office:value="1" calcext:value-type="float">
            <text:p>1</text:p>
          </table:table-cell>
          <table:table-cell table:style-name="ce63" table:number-columns-repeated="3"/>
          <table:table-cell table:number-columns-repeated="961"/>
        </table:table-row>
        <table:table-row table:style-name="ro2">
          <table:table-cell table:style-name="ce57" office:value-type="string" calcext:value-type="string">
            <text:p>1.2.3.4</text:p>
          </table:table-cell>
          <table:table-cell table:style-name="ce57" office:value-type="string" calcext:value-type="string">
            <text:p><text:s text:c="3"/>Recherche Compte Cadre</text:p>
          </table:table-cell>
          <table:table-cell table:style-name="ce60" office:value-type="float" office:value="1" calcext:value-type="float">
            <text:p>1</text:p>
          </table:table-cell>
          <table:table-cell table:style-name="ce57" office:value-type="string" calcext:value-type="string">
            <text:p>APT</text:p>
          </table:table-cell>
          <table:table-cell table:style-name="ce63" table:number-columns-repeated="56"/>
          <table:table-cell table:style-name="ce63" office:value-type="float" office:value="1" calcext:value-type="float">
            <text:p>1</text:p>
          </table:table-cell>
          <table:table-cell table:style-name="ce63" table:number-columns-repeated="2"/>
          <table:table-cell table:number-columns-repeated="961"/>
        </table:table-row>
        <table:table-row table:style-name="ro2">
          <table:table-cell table:style-name="ce57" office:value-type="string" calcext:value-type="string">
            <text:p>1.2.3.5</text:p>
          </table:table-cell>
          <table:table-cell table:style-name="ce57" office:value-type="string" calcext:value-type="string">
            <text:p><text:s text:c="3"/>Consultation compte</text:p>
          </table:table-cell>
          <table:table-cell table:style-name="ce60" office:value-type="float" office:value="1" calcext:value-type="float">
            <text:p>1</text:p>
          </table:table-cell>
          <table:table-cell table:style-name="ce57" office:value-type="string" calcext:value-type="string">
            <text:p>APT</text:p>
          </table:table-cell>
          <table:table-cell table:style-name="ce63" table:number-columns-repeated="57"/>
          <table:table-cell table:style-name="ce63" office:value-type="float" office:value="1" calcext:value-type="float">
            <text:p>1</text:p>
          </table:table-cell>
          <table:table-cell table:style-name="ce63"/>
          <table:table-cell table:number-columns-repeated="961"/>
        </table:table-row>
        <table:table-row table:style-name="ro2">
          <table:table-cell table:style-name="ce57" office:value-type="string" calcext:value-type="string">
            <text:p>1.2.3.6</text:p>
          </table:table-cell>
          <table:table-cell table:style-name="ce57" office:value-type="string" calcext:value-type="string">
            <text:p><text:s text:c="3"/>Recherche CV</text:p>
          </table:table-cell>
          <table:table-cell table:style-name="ce60" office:value-type="float" office:value="1" calcext:value-type="float">
            <text:p>1</text:p>
          </table:table-cell>
          <table:table-cell table:style-name="ce57" office:value-type="string" calcext:value-type="string">
            <text:p>APT</text:p>
          </table:table-cell>
          <table:table-cell table:style-name="ce63" table:number-columns-repeated="58"/>
          <table:table-cell table:style-name="ce63" office:value-type="float" office:value="1" calcext:value-type="float">
            <text:p>1</text:p>
          </table:table-cell>
          <table:table-cell table:number-columns-repeated="961"/>
        </table:table-row>
        <table:table-row table:style-name="ro2">
          <table:table-cell table:style-name="ce57" office:value-type="string" calcext:value-type="string">
            <text:p>1.2.4.1</text:p>
          </table:table-cell>
          <table:table-cell table:style-name="ce57" office:value-type="string" calcext:value-type="string">
            <text:p><text:s text:c="3"/>Mise à jour du schéma</text:p>
          </table:table-cell>
          <table:table-cell table:style-name="ce60" office:value-type="float" office:value="1" calcext:value-type="float">
            <text:p>1</text:p>
          </table:table-cell>
          <table:table-cell table:style-name="ce57" office:value-type="string" calcext:value-type="string">
            <text:p>LAI</text:p>
          </table:table-cell>
          <table:table-cell table:style-name="ce63" table:number-columns-repeated="51"/>
          <table:table-cell table:style-name="ce63" office:value-type="float" office:value="1" calcext:value-type="float">
            <text:p>1</text:p>
          </table:table-cell>
          <table:table-cell table:style-name="ce63" table:number-columns-repeated="7"/>
          <table:table-cell table:number-columns-repeated="961"/>
        </table:table-row>
        <table:table-row table:style-name="ro2">
          <table:table-cell table:style-name="ce56" office:value-type="string" calcext:value-type="string">
            <text:p>1.4.1</text:p>
          </table:table-cell>
          <table:table-cell table:style-name="ce56" office:value-type="string" calcext:value-type="string">
            <text:p><text:s text:c="3"/>Recette Apec.fr</text:p>
          </table:table-cell>
          <table:table-cell table:style-name="ce59" office:value-type="float" office:value="5" calcext:value-type="float">
            <text:p>5</text:p>
          </table:table-cell>
          <table:table-cell table:style-name="ce56" office:value-type="string" calcext:value-type="string">
            <text:p>LAI</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2">
          <table:table-cell table:style-name="ce56" office:value-type="string" calcext:value-type="string">
            <text:p>1.4.2</text:p>
          </table:table-cell>
          <table:table-cell table:style-name="ce56" office:value-type="string" calcext:value-type="string">
            <text:p><text:s text:c="3"/>Recette PDS</text:p>
          </table:table-cell>
          <table:table-cell table:style-name="ce59" office:value-type="float" office:value="5" calcext:value-type="float">
            <text:p>5</text:p>
          </table:table-cell>
          <table:table-cell table:style-name="ce56" office:value-type="string" calcext:value-type="string">
            <text:p>APT</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2">
          <table:table-cell table:style-name="ce56" office:value-type="string" calcext:value-type="string">
            <text:p>1.4.3</text:p>
          </table:table-cell>
          <table:table-cell table:style-name="ce56" office:value-type="string" calcext:value-type="string">
            <text:p><text:s text:c="3"/>Recette SOLR</text:p>
          </table:table-cell>
          <table:table-cell table:style-name="ce59" office:value-type="float" office:value="5" calcext:value-type="float">
            <text:p>5</text:p>
          </table:table-cell>
          <table:table-cell table:style-name="ce56" office:value-type="string" calcext:value-type="string">
            <text:p>APT</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2">
          <table:table-cell table:style-name="ce56" office:value-type="string" calcext:value-type="string">
            <text:p>1.4.4</text:p>
          </table:table-cell>
          <table:table-cell table:style-name="ce56" office:value-type="string" calcext:value-type="string">
            <text:p><text:s text:c="3"/>Recette WSM</text:p>
          </table:table-cell>
          <table:table-cell table:style-name="ce59" office:value-type="float" office:value="5" calcext:value-type="float">
            <text:p>5</text:p>
          </table:table-cell>
          <table:table-cell table:style-name="ce56" office:value-type="string" calcext:value-type="string">
            <text:p>LAI</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2">
          <table:table-cell table:style-name="ce56" office:value-type="string" calcext:value-type="string">
            <text:p>1.4.5</text:p>
          </table:table-cell>
          <table:table-cell table:style-name="ce56" office:value-type="string" calcext:value-type="string">
            <text:p><text:s text:c="3"/>Recette WSM - Migration de données</text:p>
          </table:table-cell>
          <table:table-cell table:style-name="ce59" office:value-type="float" office:value="5" calcext:value-type="float">
            <text:p>5</text:p>
          </table:table-cell>
          <table:table-cell table:style-name="ce56" office:value-type="string" calcext:value-type="string">
            <text:p>APT</text:p>
          </table:table-cell>
          <table:table-cell table:number-columns-repeated="85"/>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28"/>
        </table:table-row>
        <table:table-row table:style-name="ro2">
          <table:table-cell table:style-name="ce56" office:value-type="string" calcext:value-type="string">
            <text:p>1.4.6</text:p>
          </table:table-cell>
          <table:table-cell table:style-name="ce56" office:value-type="string" calcext:value-type="string">
            <text:p><text:s text:c="3"/>Recette Angular 1.5</text:p>
          </table:table-cell>
          <table:table-cell table:style-name="ce59" office:value-type="float" office:value="5" calcext:value-type="float">
            <text:p>5</text:p>
          </table:table-cell>
          <table:table-cell table:style-name="ce56" office:value-type="string" calcext:value-type="string">
            <text:p>BKE2</text:p>
          </table:table-cell>
          <table:table-cell table:number-columns-repeated="71"/>
          <table:table-cell table:number-columns-repeated="3"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940"/>
        </table:table-row>
        <table:table-row table:style-name="ro2">
          <table:table-cell table:style-name="ce56" office:value-type="string" calcext:value-type="string">
            <text:p>4.1.1</text:p>
          </table:table-cell>
          <table:table-cell table:style-name="ce56" office:value-type="string" calcext:value-type="string">
            <text:p><text:s text:c="3"/>POC</text:p>
          </table:table-cell>
          <table:table-cell table:style-name="ce59" office:value-type="float" office:value="5" calcext:value-type="float">
            <text:p>5</text:p>
          </table:table-cell>
          <table:table-cell table:style-name="ce56" office:value-type="string" calcext:value-type="string">
            <text:p>BKE</text:p>
          </table:table-cell>
          <table:table-cell table:number-columns-repeated="29"/>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84"/>
        </table:table-row>
        <table:table-row table:style-name="ro11">
          <table:table-cell table:style-name="ce57" office:value-type="string" calcext:value-type="string">
            <text:p>4.2.1.1</text:p>
          </table:table-cell>
          <table:table-cell table:style-name="ce57" office:value-type="string" calcext:value-type="string">
            <text:p><text:s text:c="3"/>Création Batch Spring / Intégration Adresse dans SOLR sans INSEE</text:p>
          </table:table-cell>
          <table:table-cell table:style-name="ce60" office:value-type="float" office:value="4" calcext:value-type="float">
            <text:p>4</text:p>
          </table:table-cell>
          <table:table-cell table:style-name="ce57" office:value-type="string" calcext:value-type="string">
            <text:p>RMF</text:p>
          </table:table-cell>
          <table:table-cell table:style-name="ce63" table:number-columns-repeated="35"/>
          <table:table-cell table:number-columns-repeated="3" table:style-name="ce63" office:value-type="float" office:value="1" calcext:value-type="float">
            <text:p>1</text:p>
          </table:table-cell>
          <table:table-cell table:style-name="ce63" table:number-columns-repeated="4"/>
          <table:table-cell table:style-name="ce63" office:value-type="float" office:value="1" calcext:value-type="float">
            <text:p>1</text:p>
          </table:table-cell>
          <table:table-cell table:style-name="ce63" table:number-columns-repeated="35"/>
          <table:table-cell table:number-columns-repeated="942"/>
        </table:table-row>
        <table:table-row table:style-name="ro10">
          <table:table-cell table:style-name="ce57" office:value-type="string" calcext:value-type="string">
            <text:p>4.2.1.2</text:p>
          </table:table-cell>
          <table:table-cell table:style-name="ce57" office:value-type="string" calcext:value-type="string">
            <text:p><text:s text:c="3"/>Ajouter correspondance INSEE, Produit fichier de rejet</text:p>
          </table:table-cell>
          <table:table-cell table:style-name="ce60" office:value-type="float" office:value="4" calcext:value-type="float">
            <text:p>4</text:p>
          </table:table-cell>
          <table:table-cell table:style-name="ce57" office:value-type="string" calcext:value-type="string">
            <text:p>RMF</text:p>
          </table:table-cell>
          <table:table-cell table:style-name="ce63" table:number-columns-repeated="43"/>
          <table:table-cell table:number-columns-repeated="3" table:style-name="ce63" office:value-type="float" office:value="1" calcext:value-type="float">
            <text:p>1</text:p>
          </table:table-cell>
          <table:table-cell table:style-name="ce63" table:number-columns-repeated="2"/>
          <table:table-cell table:style-name="ce63" office:value-type="float" office:value="1" calcext:value-type="float">
            <text:p>1</text:p>
          </table:table-cell>
          <table:table-cell table:style-name="ce63" table:number-columns-repeated="29"/>
          <table:table-cell table:number-columns-repeated="942"/>
        </table:table-row>
        <table:table-row table:style-name="ro10">
          <table:table-cell table:style-name="ce57" office:value-type="string" calcext:value-type="string">
            <text:p>4.2.1.3</text:p>
          </table:table-cell>
          <table:table-cell table:style-name="ce57" office:value-type="string" calcext:value-type="string">
            <text:p><text:s text:c="3"/>Documentation du batch pour exploitation</text:p>
          </table:table-cell>
          <table:table-cell table:style-name="ce60" office:value-type="float" office:value="1" calcext:value-type="float">
            <text:p>1</text:p>
          </table:table-cell>
          <table:table-cell table:style-name="ce57" office:value-type="string" calcext:value-type="string">
            <text:p>RMF</text:p>
          </table:table-cell>
          <table:table-cell table:style-name="ce63" table:number-columns-repeated="69"/>
          <table:table-cell table:style-name="ce63" office:value-type="float" office:value="1" calcext:value-type="float">
            <text:p>1</text:p>
          </table:table-cell>
          <table:table-cell table:style-name="ce63" table:number-columns-repeated="8"/>
          <table:table-cell table:number-columns-repeated="942"/>
        </table:table-row>
        <table:table-row table:style-name="ro2">
          <table:table-cell table:style-name="ce57" office:value-type="string" calcext:value-type="string">
            <text:p>4.2.1.4</text:p>
          </table:table-cell>
          <table:table-cell table:style-name="ce57" office:value-type="string" calcext:value-type="string">
            <text:p><text:s text:c="3"/>Mise à jour document archi</text:p>
          </table:table-cell>
          <table:table-cell table:style-name="ce60" office:value-type="float" office:value="1" calcext:value-type="float">
            <text:p>1</text:p>
          </table:table-cell>
          <table:table-cell table:style-name="ce57" office:value-type="string" calcext:value-type="string">
            <text:p>RMF</text:p>
          </table:table-cell>
          <table:table-cell table:style-name="ce63" table:number-columns-repeated="70"/>
          <table:table-cell table:style-name="ce63" office:value-type="float" office:value="1" calcext:value-type="float">
            <text:p>1</text:p>
          </table:table-cell>
          <table:table-cell table:style-name="ce63" table:number-columns-repeated="7"/>
          <table:table-cell table:number-columns-repeated="942"/>
        </table:table-row>
        <table:table-row table:style-name="ro10">
          <table:table-cell table:style-name="ce57" office:value-type="string" calcext:value-type="string">
            <text:p>4.2.2.1</text:p>
          </table:table-cell>
          <table:table-cell table:style-name="ce57" office:value-type="string" calcext:value-type="string">
            <text:p><text:s text:c="3"/>Saisie de l'adresse pour le cadre (SANS MASQUAGE !!!!)</text:p>
          </table:table-cell>
          <table:table-cell table:style-name="ce60" office:value-type="float" office:value="4" calcext:value-type="float">
            <text:p>4</text:p>
          </table:table-cell>
          <table:table-cell table:style-name="ce57" office:value-type="string" calcext:value-type="string">
            <text:p>RMF</text:p>
          </table:table-cell>
          <table:table-cell table:style-name="ce63" table:number-columns-repeated="56"/>
          <table:table-cell table:number-columns-repeated="4" table:style-name="ce63" office:value-type="float" office:value="1" calcext:value-type="float">
            <text:p>1</text:p>
          </table:table-cell>
          <table:table-cell table:style-name="ce63" table:number-columns-repeated="18"/>
          <table:table-cell table:number-columns-repeated="942"/>
        </table:table-row>
        <table:table-row table:style-name="ro11">
          <table:table-cell table:style-name="ce57" office:value-type="string" calcext:value-type="string">
            <text:p>4.2.3.1</text:p>
          </table:table-cell>
          <table:table-cell table:style-name="ce57" office:value-type="string" calcext:value-type="string">
            <text:p><text:s text:c="3"/>Intégration dans fiche cadre de l'autocompletion (création / modification)</text:p>
          </table:table-cell>
          <table:table-cell table:style-name="ce60" office:value-type="float" office:value="5" calcext:value-type="float">
            <text:p>5</text:p>
          </table:table-cell>
          <table:table-cell table:style-name="ce57" office:value-type="string" calcext:value-type="string">
            <text:p>RMF</text:p>
          </table:table-cell>
          <table:table-cell table:style-name="ce63" table:number-columns-repeated="28"/>
          <table:table-cell table:number-columns-repeated="4" table:style-name="ce63" office:value-type="float" office:value="1" calcext:value-type="float">
            <text:p>1</text:p>
          </table:table-cell>
          <table:table-cell table:style-name="ce63" table:number-columns-repeated="2"/>
          <table:table-cell table:style-name="ce63" office:value-type="float" office:value="1" calcext:value-type="float">
            <text:p>1</text:p>
          </table:table-cell>
          <table:table-cell table:style-name="ce63" table:number-columns-repeated="43"/>
          <table:table-cell table:number-columns-repeated="942"/>
        </table:table-row>
        <table:table-row table:style-name="ro10">
          <table:table-cell table:style-name="ce57" office:value-type="string" calcext:value-type="string">
            <text:p>4.2.3.2</text:p>
          </table:table-cell>
          <table:table-cell table:style-name="ce57" office:value-type="string" calcext:value-type="string">
            <text:p><text:s text:c="3"/>Message d'alerte au login (intrusif ou bloquant)</text:p>
          </table:table-cell>
          <table:table-cell table:style-name="ce60" office:value-type="float" office:value="1" calcext:value-type="float">
            <text:p>1</text:p>
          </table:table-cell>
          <table:table-cell table:style-name="ce57" office:value-type="string" calcext:value-type="string">
            <text:p>RMF</text:p>
          </table:table-cell>
          <table:table-cell table:style-name="ce63" table:number-columns-repeated="71"/>
          <table:table-cell table:style-name="ce63" office:value-type="float" office:value="1" calcext:value-type="float">
            <text:p>1</text:p>
          </table:table-cell>
          <table:table-cell table:style-name="ce63" table:number-columns-repeated="6"/>
          <table:table-cell table:number-columns-repeated="942"/>
        </table:table-row>
        <table:table-row table:style-name="ro2">
          <table:table-cell table:style-name="ce57" office:value-type="string" calcext:value-type="string">
            <text:p>4.2.4.1</text:p>
          </table:table-cell>
          <table:table-cell table:style-name="ce57" office:value-type="string" calcext:value-type="string">
            <text:p><text:s text:c="3"/>Replication solr adresse_core</text:p>
          </table:table-cell>
          <table:table-cell table:style-name="ce60" office:value-type="float" office:value="1" calcext:value-type="float">
            <text:p>1</text:p>
          </table:table-cell>
          <table:table-cell table:style-name="ce57" office:value-type="string" calcext:value-type="string">
            <text:p>RMF</text:p>
          </table:table-cell>
          <table:table-cell table:style-name="ce63" table:number-columns-repeated="72"/>
          <table:table-cell table:style-name="ce63" office:value-type="float" office:value="1" calcext:value-type="float">
            <text:p>1</text:p>
          </table:table-cell>
          <table:table-cell table:style-name="ce63" table:number-columns-repeated="5"/>
          <table:table-cell table:number-columns-repeated="942"/>
        </table:table-row>
        <table:table-row table:style-name="ro11">
          <table:table-cell table:style-name="ce57" office:value-type="string" calcext:value-type="string">
            <text:p>4.2.4.2</text:p>
          </table:table-cell>
          <table:table-cell table:style-name="ce57" office:value-type="string" calcext:value-type="string">
            <text:p><text:s text:c="3"/>Opération autocomplétion adresse (TXT) --&gt; Voie, CPO , VILLE ACHEMINEMENT, ID_ADRESSE_SOLR</text:p>
          </table:table-cell>
          <table:table-cell table:style-name="ce60" office:value-type="float" office:value="1" calcext:value-type="float">
            <text:p>1</text:p>
          </table:table-cell>
          <table:table-cell table:style-name="ce57" office:value-type="string" calcext:value-type="string">
            <text:p>RMF</text:p>
          </table:table-cell>
          <table:table-cell table:style-name="ce63" table:number-columns-repeated="66"/>
          <table:table-cell table:style-name="ce63" office:value-type="float" office:value="1" calcext:value-type="float">
            <text:p>1</text:p>
          </table:table-cell>
          <table:table-cell table:style-name="ce63" table:number-columns-repeated="11"/>
          <table:table-cell table:number-columns-repeated="942"/>
        </table:table-row>
        <table:table-row table:style-name="ro10">
          <table:table-cell table:style-name="ce57" office:value-type="string" calcext:value-type="string">
            <text:p>4.2.4.3</text:p>
          </table:table-cell>
          <table:table-cell table:style-name="ce57" office:value-type="string" calcext:value-type="string">
            <text:p><text:s text:c="3"/>Opération de validation d'adresse (num ADR)</text:p>
          </table:table-cell>
          <table:table-cell table:style-name="ce60" office:value-type="float" office:value="5" calcext:value-type="float">
            <text:p>5</text:p>
          </table:table-cell>
          <table:table-cell table:style-name="ce57" office:value-type="string" calcext:value-type="string">
            <text:p>RMF</text:p>
          </table:table-cell>
          <table:table-cell table:style-name="ce63" table:number-columns-repeated="49"/>
          <table:table-cell table:number-columns-repeated="4" table:style-name="ce63" office:value-type="float" office:value="1" calcext:value-type="float">
            <text:p>1</text:p>
          </table:table-cell>
          <table:table-cell table:style-name="ce63" table:number-columns-repeated="2"/>
          <table:table-cell table:style-name="ce63" office:value-type="float" office:value="1" calcext:value-type="float">
            <text:p>1</text:p>
          </table:table-cell>
          <table:table-cell table:style-name="ce63" table:number-columns-repeated="22"/>
          <table:table-cell table:number-columns-repeated="942"/>
        </table:table-row>
        <table:table-row table:style-name="ro11">
          <table:table-cell table:style-name="ce57" office:value-type="string" calcext:value-type="string">
            <text:p>4.2.4.4</text:p>
          </table:table-cell>
          <table:table-cell table:style-name="ce57" office:value-type="string" calcext:value-type="string">
            <text:p><text:s text:c="3"/>Opération de split d'adresse (ID_SOLR) --&gt; Numéro, Voie, CPO, VILLE, Code commune, Commune</text:p>
          </table:table-cell>
          <table:table-cell table:style-name="ce60" office:value-type="float" office:value="1" calcext:value-type="float">
            <text:p>1</text:p>
          </table:table-cell>
          <table:table-cell table:style-name="ce57" office:value-type="string" calcext:value-type="string">
            <text:p>RMF</text:p>
          </table:table-cell>
          <table:table-cell table:style-name="ce63" table:number-columns-repeated="77"/>
          <table:table-cell table:style-name="ce63" office:value-type="float" office:value="1" calcext:value-type="float">
            <text:p>1</text:p>
          </table:table-cell>
          <table:table-cell table:number-columns-repeated="942"/>
        </table:table-row>
        <table:table-row table:style-name="ro10">
          <table:table-cell table:style-name="ce57" office:value-type="string" calcext:value-type="string">
            <text:p>4.2.5.1</text:p>
          </table:table-cell>
          <table:table-cell table:style-name="ce57" office:value-type="string" calcext:value-type="string">
            <text:p><text:s text:c="3"/>Parcourir des adresses en attente passage analyse openstreetmap</text:p>
          </table:table-cell>
          <table:table-cell table:style-name="ce60" office:value-type="float" office:value="2" calcext:value-type="float">
            <text:p>2</text:p>
          </table:table-cell>
          <table:table-cell table:style-name="ce57" office:value-type="string" calcext:value-type="string">
            <text:p>RMF</text:p>
          </table:table-cell>
          <table:table-cell table:style-name="ce63" table:number-columns-repeated="62"/>
          <table:table-cell table:number-columns-repeated="2" table:style-name="ce63" office:value-type="float" office:value="1" calcext:value-type="float">
            <text:p>1</text:p>
          </table:table-cell>
          <table:table-cell table:style-name="ce63" table:number-columns-repeated="14"/>
          <table:table-cell table:number-columns-repeated="942"/>
        </table:table-row>
        <table:table-row table:style-name="ro2">
          <table:table-cell table:style-name="ce57" office:value-type="string" calcext:value-type="string">
            <text:p>4.2.5.2</text:p>
          </table:table-cell>
          <table:table-cell table:style-name="ce57" office:value-type="string" calcext:value-type="string">
            <text:p><text:s text:c="3"/>Evaluation du bon fonctionnement</text:p>
          </table:table-cell>
          <table:table-cell table:style-name="ce60" office:value-type="float" office:value="2" calcext:value-type="float">
            <text:p>2</text:p>
          </table:table-cell>
          <table:table-cell table:style-name="ce57" office:value-type="string" calcext:value-type="string">
            <text:p>RMF</text:p>
          </table:table-cell>
          <table:table-cell table:style-name="ce63" table:number-columns-repeated="64"/>
          <table:table-cell table:number-columns-repeated="2" table:style-name="ce63" office:value-type="float" office:value="1" calcext:value-type="float">
            <text:p>1</text:p>
          </table:table-cell>
          <table:table-cell table:style-name="ce63" table:number-columns-repeated="12"/>
          <table:table-cell table:number-columns-repeated="942"/>
        </table:table-row>
        <table:table-row table:style-name="ro2">
          <table:table-cell table:style-name="ce56" office:value-type="string" calcext:value-type="string">
            <text:p>4.4.1</text:p>
          </table:table-cell>
          <table:table-cell table:style-name="ce56" office:value-type="string" calcext:value-type="string">
            <text:p><text:s text:c="3"/>Recette PMP Lieux</text:p>
          </table:table-cell>
          <table:table-cell table:style-name="ce59" office:value-type="float" office:value="5" calcext:value-type="float">
            <text:p>5</text:p>
          </table:table-cell>
          <table:table-cell table:style-name="ce56" office:value-type="string" calcext:value-type="string">
            <text:p>RMF</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2">
          <table:table-cell table:style-name="ce56" office:value-type="string" calcext:value-type="string">
            <text:p>4.4.2</text:p>
          </table:table-cell>
          <table:table-cell table:style-name="ce56" office:value-type="string" calcext:value-type="string">
            <text:p><text:s text:c="3"/>Recette PMP Lieux</text:p>
          </table:table-cell>
          <table:table-cell table:style-name="ce59" office:value-type="float" office:value="5" calcext:value-type="float">
            <text:p>5</text:p>
          </table:table-cell>
          <table:table-cell table:style-name="ce56" office:value-type="string" calcext:value-type="string">
            <text:p>BKE2</text:p>
          </table:table-cell>
          <table:table-cell table:number-columns-repeated="80"/>
          <table:table-cell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4"/>
          <table:table-cell office:value-type="float" office:value="1" calcext:value-type="float">
            <text:p>1</text:p>
          </table:table-cell>
          <table:table-cell table:number-columns-repeated="927"/>
        </table:table-row>
        <table:table-row table:style-name="ro2">
          <table:table-cell table:style-name="ce56" office:value-type="string" calcext:value-type="string">
            <text:p>4.4.3</text:p>
          </table:table-cell>
          <table:table-cell table:style-name="ce56" office:value-type="string" calcext:value-type="string">
            <text:p><text:s text:c="3"/>Recette PMP Lieux</text:p>
          </table:table-cell>
          <table:table-cell table:style-name="ce59" office:value-type="float" office:value="5" calcext:value-type="float">
            <text:p>5</text:p>
          </table:table-cell>
          <table:table-cell table:style-name="ce56" office:value-type="string" calcext:value-type="string">
            <text:p>DGL</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2">
          <table:table-cell table:style-name="ce56" office:value-type="string" calcext:value-type="string">
            <text:p>6.1</text:p>
          </table:table-cell>
          <table:table-cell table:style-name="ce56" office:value-type="string" calcext:value-type="string">
            <text:p><text:s text:c="3"/>Procédure de bascule &amp; BL</text:p>
          </table:table-cell>
          <table:table-cell table:style-name="ce59" office:value-type="float" office:value="1" calcext:value-type="float">
            <text:p>1</text:p>
          </table:table-cell>
          <table:table-cell table:style-name="ce56" office:value-type="string" calcext:value-type="string">
            <text:p>DGL</text:p>
          </table:table-cell>
          <table:table-cell office:value-type="float" office:value="1" calcext:value-type="float">
            <text:p>1</text:p>
          </table:table-cell>
          <table:table-cell table:number-columns-repeated="1019"/>
        </table:table-row>
        <table:table-row table:style-name="ro2">
          <table:table-cell table:style-name="ce56" office:value-type="string" calcext:value-type="string">
            <text:p>6.2</text:p>
          </table:table-cell>
          <table:table-cell table:style-name="ce56" office:value-type="string" calcext:value-type="string">
            <text:p><text:s text:c="3"/>Suivi</text:p>
          </table:table-cell>
          <table:table-cell table:style-name="ce59" office:value-type="float" office:value="15" calcext:value-type="float">
            <text:p>15</text:p>
          </table:table-cell>
          <table:table-cell table:style-name="ce56" office:value-type="string" calcext:value-type="string">
            <text:p>DGL-CP</text:p>
          </table:table-cell>
          <table:table-cell table:number-columns-repeated="3"/>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904"/>
        </table:table-row>
        <table:table-row table:style-name="ro2">
          <table:table-cell table:style-name="ce56" office:value-type="string" calcext:value-type="string">
            <text:p>7.1</text:p>
          </table:table-cell>
          <table:table-cell table:style-name="ce56" office:value-type="string" calcext:value-type="string">
            <text:p><text:s text:c="3"/>Adhérence Mobile</text:p>
          </table:table-cell>
          <table:table-cell table:style-name="ce59" office:value-type="float" office:value="3" calcext:value-type="float">
            <text:p>3</text:p>
          </table:table-cell>
          <table:table-cell table:style-name="ce56" office:value-type="string" calcext:value-type="string">
            <text:p>R</text:p>
          </table:table-cell>
          <table:table-cell table:number-columns-repeated="16"/>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999"/>
        </table:table-row>
        <table:table-row table:style-name="ro2">
          <table:table-cell table:style-name="ce56" office:value-type="string" calcext:value-type="string">
            <text:p>7.2</text:p>
          </table:table-cell>
          <table:table-cell table:style-name="ce56" office:value-type="string" calcext:value-type="string">
            <text:p><text:s text:c="3"/>Perte mot de passe</text:p>
          </table:table-cell>
          <table:table-cell table:style-name="ce59" office:value-type="float" office:value="2" calcext:value-type="float">
            <text:p>2</text:p>
          </table:table-cell>
          <table:table-cell table:style-name="ce56" office:value-type="string" calcext:value-type="string">
            <text:p>R</text:p>
          </table:table-cell>
          <table:table-cell table:number-columns-repeated="21"/>
          <table:table-cell table:number-columns-repeated="2" office:value-type="float" office:value="1" calcext:value-type="float">
            <text:p>1</text:p>
          </table:table-cell>
          <table:table-cell table:number-columns-repeated="997"/>
        </table:table-row>
        <table:table-row table:style-name="ro2">
          <table:table-cell table:style-name="ce56" office:value-type="string" calcext:value-type="string">
            <text:p>7.3</text:p>
          </table:table-cell>
          <table:table-cell table:style-name="ce56" office:value-type="string" calcext:value-type="string">
            <text:p><text:s text:c="3"/>Femerture CNIL</text:p>
          </table:table-cell>
          <table:table-cell table:style-name="ce59" office:value-type="float" office:value="10" calcext:value-type="float">
            <text:p>10</text:p>
          </table:table-cell>
          <table:table-cell table:style-name="ce56" office:value-type="string" calcext:value-type="string">
            <text:p>R</text:p>
          </table:table-cell>
          <table:table-cell table:number-columns-repeated="4"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1004"/>
        </table:table-row>
        <table:table-row table:style-name="ro10">
          <table:table-cell table:style-name="ce56" office:value-type="string" calcext:value-type="string">
            <text:p>8.1</text:p>
          </table:table-cell>
          <table:table-cell table:style-name="ce56" office:value-type="string" calcext:value-type="string">
            <text:p><text:s text:c="3"/>Difficulté de validation de la recette</text:p>
          </table:table-cell>
          <table:table-cell table:style-name="ce59" office:value-type="float" office:value="5" calcext:value-type="float">
            <text:p>5</text:p>
          </table:table-cell>
          <table:table-cell table:style-name="ce56" office:value-type="string" calcext:value-type="string">
            <text:p>R</text:p>
          </table:table-cell>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1013"/>
        </table:table-row>
        <table:table-row table:style-name="ro2" table:number-rows-repeated="1048519">
          <table:table-cell table:number-columns-repeated="1024"/>
        </table:table-row>
        <table:table-row table:style-name="ro2">
          <table:table-cell table:number-columns-repeated="1024"/>
        </table:table-row>
      </table:table>
      <table:table table:name="Planning" table:style-name="ta7" table:print-ranges="Planning.A1:Planning.GI63">
        <office:forms form:automatic-focus="false" form:apply-design-mode="false"/>
        <table:table-header-columns>
          <table:table-column table:style-name="co23" table:default-cell-style-name="ce37"/>
          <table:table-column table:style-name="co25" table:default-cell-style-name="ce37"/>
          <table:table-column table:style-name="co18" table:default-cell-style-name="ce37"/>
        </table:table-header-columns>
        <table:table-column table:style-name="co18" table:default-cell-style-name="ce37"/>
        <table:table-column table:style-name="co12" table:number-columns-repeated="144" table:default-cell-style-name="ce37"/>
        <table:table-column table:style-name="co12" table:default-cell-style-name="ce89"/>
        <table:table-column table:style-name="co12" table:number-columns-repeated="2" table:default-cell-style-name="ce78"/>
        <table:table-column table:style-name="co12" table:number-columns-repeated="3" table:default-cell-style-name="ce37"/>
        <table:table-column table:style-name="co12" table:number-columns-repeated="2" table:default-cell-style-name="ce89"/>
        <table:table-column table:style-name="co12" table:number-columns-repeated="2" table:default-cell-style-name="ce78"/>
        <table:table-column table:style-name="co12" table:number-columns-repeated="2" table:default-cell-style-name="ce37"/>
        <table:table-column table:style-name="co12" table:number-columns-repeated="2" table:default-cell-style-name="ce89"/>
        <table:table-column table:style-name="co12" table:default-cell-style-name="ce37"/>
        <table:table-column table:style-name="co12" table:number-columns-repeated="2" table:default-cell-style-name="ce78"/>
        <table:table-column table:style-name="co12" table:default-cell-style-name="ce37"/>
        <table:table-column table:style-name="co12" table:number-columns-repeated="2" table:default-cell-style-name="ce89"/>
        <table:table-column table:style-name="co12" table:number-columns-repeated="2" table:default-cell-style-name="ce37"/>
        <table:table-column table:style-name="co12" table:number-columns-repeated="2" table:default-cell-style-name="ce78"/>
        <table:table-column table:style-name="co12" table:number-columns-repeated="2" table:default-cell-style-name="ce89"/>
        <table:table-column table:style-name="co12" table:number-columns-repeated="3" table:default-cell-style-name="ce37"/>
        <table:table-column table:style-name="co12" table:number-columns-repeated="2" table:default-cell-style-name="ce78"/>
        <table:table-column table:style-name="co12" table:number-columns-repeated="4" table:default-cell-style-name="ce37"/>
        <table:table-column table:style-name="co12" table:default-cell-style-name="ce89"/>
        <table:table-column table:style-name="co12" table:number-columns-repeated="2" table:default-cell-style-name="ce78"/>
        <table:table-column table:style-name="co12" table:number-columns-repeated="5" table:default-cell-style-name="ce37"/>
        <table:table-column table:style-name="co23" table:number-columns-repeated="833" table:default-cell-style-name="ce37"/>
        <table:table-row table:style-name="ro12">
          <table:table-cell table:style-name="ce65" table:number-columns-repeated="2"/>
          <table:table-cell table:style-name="ce70" office:value-type="string" calcext:value-type="string">
            <text:p>Assign</text:p>
          </table:table-cell>
          <table:table-cell table:style-name="ce70"/>
          <table:table-cell table:style-name="ce71" office:value-type="date" office:date-value="2007-09-10" calcext:value-type="date">
            <text:p>10/09/07 00:00</text:p>
          </table:table-cell>
          <table:table-cell table:style-name="ce71" office:value-type="date" office:date-value="2007-09-11" calcext:value-type="date">
            <text:p>11/09/07 00:00</text:p>
          </table:table-cell>
          <table:table-cell table:style-name="ce71" office:value-type="date" office:date-value="2007-09-12" calcext:value-type="date">
            <text:p>12/09/07 00:00</text:p>
          </table:table-cell>
          <table:table-cell table:style-name="ce71" office:value-type="date" office:date-value="2007-09-13" calcext:value-type="date">
            <text:p>13/09/07 00:00</text:p>
          </table:table-cell>
          <table:table-cell table:style-name="ce71" office:value-type="date" office:date-value="2007-09-14" calcext:value-type="date">
            <text:p>14/09/07 00:00</text:p>
          </table:table-cell>
          <table:table-cell table:style-name="ce76" office:value-type="date" office:date-value="2007-09-15" calcext:value-type="date">
            <text:p>15/09/07 00:00</text:p>
          </table:table-cell>
          <table:table-cell table:style-name="ce76" office:value-type="date" office:date-value="2007-09-16" calcext:value-type="date">
            <text:p>16/09/07 00:00</text:p>
          </table:table-cell>
          <table:table-cell table:style-name="ce71" office:value-type="date" office:date-value="2007-09-17" calcext:value-type="date">
            <text:p>17/09/07 00:00</text:p>
          </table:table-cell>
          <table:table-cell table:style-name="ce71" office:value-type="date" office:date-value="2007-09-18" calcext:value-type="date">
            <text:p>18/09/07 00:00</text:p>
          </table:table-cell>
          <table:table-cell table:style-name="ce71" office:value-type="date" office:date-value="2007-09-19" calcext:value-type="date">
            <text:p>19/09/07 00:00</text:p>
          </table:table-cell>
          <table:table-cell table:style-name="ce71" office:value-type="date" office:date-value="2007-09-20" calcext:value-type="date">
            <text:p>20/09/07 00:00</text:p>
          </table:table-cell>
          <table:table-cell table:style-name="ce71" office:value-type="date" office:date-value="2007-09-21" calcext:value-type="date">
            <text:p>21/09/07 00:00</text:p>
          </table:table-cell>
          <table:table-cell table:style-name="ce76" office:value-type="date" office:date-value="2007-09-22" calcext:value-type="date">
            <text:p>22/09/07 00:00</text:p>
          </table:table-cell>
          <table:table-cell table:style-name="ce76" office:value-type="date" office:date-value="2007-09-23" calcext:value-type="date">
            <text:p>23/09/07 00:00</text:p>
          </table:table-cell>
          <table:table-cell table:style-name="ce71" office:value-type="date" office:date-value="2007-09-24" calcext:value-type="date">
            <text:p>24/09/07 00:00</text:p>
          </table:table-cell>
          <table:table-cell table:style-name="ce71" office:value-type="date" office:date-value="2007-09-25" calcext:value-type="date">
            <text:p>25/09/07 00:00</text:p>
          </table:table-cell>
          <table:table-cell table:style-name="ce71" office:value-type="date" office:date-value="2007-09-26" calcext:value-type="date">
            <text:p>26/09/07 00:00</text:p>
          </table:table-cell>
          <table:table-cell table:style-name="ce71" office:value-type="date" office:date-value="2007-09-27" calcext:value-type="date">
            <text:p>27/09/07 00:00</text:p>
          </table:table-cell>
          <table:table-cell table:style-name="ce71" office:value-type="date" office:date-value="2007-09-28" calcext:value-type="date">
            <text:p>28/09/07 00:00</text:p>
          </table:table-cell>
          <table:table-cell table:style-name="ce76" office:value-type="date" office:date-value="2007-09-29" calcext:value-type="date">
            <text:p>29/09/07 00:00</text:p>
          </table:table-cell>
          <table:table-cell table:style-name="ce76" office:value-type="date" office:date-value="2007-09-30" calcext:value-type="date">
            <text:p>30/09/07 00:00</text:p>
          </table:table-cell>
          <table:table-cell table:style-name="ce71" office:value-type="date" office:date-value="2007-10-01" calcext:value-type="date">
            <text:p>01/10/07 00:00</text:p>
          </table:table-cell>
          <table:table-cell table:style-name="ce71" office:value-type="date" office:date-value="2007-10-02" calcext:value-type="date">
            <text:p>02/10/07 00:00</text:p>
          </table:table-cell>
          <table:table-cell table:style-name="ce71" office:value-type="date" office:date-value="2007-10-03" calcext:value-type="date">
            <text:p>03/10/07 00:00</text:p>
          </table:table-cell>
          <table:table-cell table:style-name="ce71" office:value-type="date" office:date-value="2007-10-04" calcext:value-type="date">
            <text:p>04/10/07 00:00</text:p>
          </table:table-cell>
          <table:table-cell table:style-name="ce71" office:value-type="date" office:date-value="2007-10-05" calcext:value-type="date">
            <text:p>05/10/07 00:00</text:p>
          </table:table-cell>
          <table:table-cell table:style-name="ce76" office:value-type="date" office:date-value="2007-10-06" calcext:value-type="date">
            <text:p>06/10/07 00:00</text:p>
          </table:table-cell>
          <table:table-cell table:style-name="ce76" office:value-type="date" office:date-value="2007-10-07" calcext:value-type="date">
            <text:p>07/10/07 00:00</text:p>
          </table:table-cell>
          <table:table-cell table:style-name="ce71" office:value-type="date" office:date-value="2007-10-08" calcext:value-type="date">
            <text:p>08/10/07 00:00</text:p>
          </table:table-cell>
          <table:table-cell table:style-name="ce71" office:value-type="date" office:date-value="2007-10-09" calcext:value-type="date">
            <text:p>09/10/07 00:00</text:p>
          </table:table-cell>
          <table:table-cell table:style-name="ce71" office:value-type="date" office:date-value="2007-10-10" calcext:value-type="date">
            <text:p>10/10/07 00:00</text:p>
          </table:table-cell>
          <table:table-cell table:style-name="ce71" office:value-type="date" office:date-value="2007-10-11" calcext:value-type="date">
            <text:p>11/10/07 00:00</text:p>
          </table:table-cell>
          <table:table-cell table:style-name="ce71" office:value-type="date" office:date-value="2007-10-12" calcext:value-type="date">
            <text:p>12/10/07 00:00</text:p>
          </table:table-cell>
          <table:table-cell table:style-name="ce76" office:value-type="date" office:date-value="2007-10-13" calcext:value-type="date">
            <text:p>13/10/07 00:00</text:p>
          </table:table-cell>
          <table:table-cell table:style-name="ce76" office:value-type="date" office:date-value="2007-10-14" calcext:value-type="date">
            <text:p>14/10/07 00:00</text:p>
          </table:table-cell>
          <table:table-cell table:style-name="ce71" office:value-type="date" office:date-value="2007-10-15" calcext:value-type="date">
            <text:p>15/10/07 00:00</text:p>
          </table:table-cell>
          <table:table-cell table:style-name="ce71" office:value-type="date" office:date-value="2007-10-16" calcext:value-type="date">
            <text:p>16/10/07 00:00</text:p>
          </table:table-cell>
          <table:table-cell table:style-name="ce71" office:value-type="date" office:date-value="2007-10-17" calcext:value-type="date">
            <text:p>17/10/07 00:00</text:p>
          </table:table-cell>
          <table:table-cell table:style-name="ce71" office:value-type="date" office:date-value="2007-10-18" calcext:value-type="date">
            <text:p>18/10/07 00:00</text:p>
          </table:table-cell>
          <table:table-cell table:style-name="ce71" office:value-type="date" office:date-value="2007-10-19" calcext:value-type="date">
            <text:p>19/10/07 00:00</text:p>
          </table:table-cell>
          <table:table-cell table:style-name="ce76" office:value-type="date" office:date-value="2007-10-20" calcext:value-type="date">
            <text:p>20/10/07 00:00</text:p>
          </table:table-cell>
          <table:table-cell table:style-name="ce76" office:value-type="date" office:date-value="2007-10-21" calcext:value-type="date">
            <text:p>21/10/07 00:00</text:p>
          </table:table-cell>
          <table:table-cell table:style-name="ce71" office:value-type="date" office:date-value="2007-10-22" calcext:value-type="date">
            <text:p>22/10/07 00:00</text:p>
          </table:table-cell>
          <table:table-cell table:style-name="ce71" office:value-type="date" office:date-value="2007-10-23" calcext:value-type="date">
            <text:p>23/10/07 00:00</text:p>
          </table:table-cell>
          <table:table-cell table:style-name="ce71" office:value-type="date" office:date-value="2007-10-24" calcext:value-type="date">
            <text:p>24/10/07 00:00</text:p>
          </table:table-cell>
          <table:table-cell table:style-name="ce71" office:value-type="date" office:date-value="2007-10-25" calcext:value-type="date">
            <text:p>25/10/07 00:00</text:p>
          </table:table-cell>
          <table:table-cell table:style-name="ce71" office:value-type="date" office:date-value="2007-10-26" calcext:value-type="date">
            <text:p>26/10/07 00:00</text:p>
          </table:table-cell>
          <table:table-cell table:style-name="ce76" office:value-type="date" office:date-value="2007-10-27" calcext:value-type="date">
            <text:p>27/10/07 00:00</text:p>
          </table:table-cell>
          <table:table-cell table:style-name="ce76" office:value-type="date" office:date-value="2007-10-28" calcext:value-type="date">
            <text:p>28/10/07 00:00</text:p>
          </table:table-cell>
          <table:table-cell table:style-name="ce71" office:value-type="date" office:date-value="2007-10-29" calcext:value-type="date">
            <text:p>29/10/07 00:00</text:p>
          </table:table-cell>
          <table:table-cell table:style-name="ce71" office:value-type="date" office:date-value="2007-10-30" calcext:value-type="date">
            <text:p>30/10/07 00:00</text:p>
          </table:table-cell>
          <table:table-cell table:style-name="ce71" office:value-type="date" office:date-value="2007-10-31" calcext:value-type="date">
            <text:p>31/10/07 00:00</text:p>
          </table:table-cell>
          <table:table-cell table:style-name="ce76" office:value-type="date" office:date-value="2007-11-01" calcext:value-type="date">
            <text:p>01/11/07 00:00</text:p>
          </table:table-cell>
          <table:table-cell table:style-name="ce76" office:value-type="date" office:date-value="2007-11-02" calcext:value-type="date">
            <text:p>02/11/07 00:00</text:p>
          </table:table-cell>
          <table:table-cell table:style-name="ce76" office:value-type="date" office:date-value="2007-11-03" calcext:value-type="date">
            <text:p>03/11/07 00:00</text:p>
          </table:table-cell>
          <table:table-cell table:style-name="ce76" office:value-type="date" office:date-value="2007-11-04" calcext:value-type="date">
            <text:p>04/11/07 00:00</text:p>
          </table:table-cell>
          <table:table-cell table:style-name="ce71" office:value-type="date" office:date-value="2007-11-05" calcext:value-type="date">
            <text:p>05/11/07 00:00</text:p>
          </table:table-cell>
          <table:table-cell table:style-name="ce71" office:value-type="date" office:date-value="2007-11-06" calcext:value-type="date">
            <text:p>06/11/07 00:00</text:p>
          </table:table-cell>
          <table:table-cell table:style-name="ce71" office:value-type="date" office:date-value="2007-11-07" calcext:value-type="date">
            <text:p>07/11/07 00:00</text:p>
          </table:table-cell>
          <table:table-cell table:style-name="ce71" office:value-type="date" office:date-value="2007-11-08" calcext:value-type="date">
            <text:p>08/11/07 00:00</text:p>
          </table:table-cell>
          <table:table-cell table:style-name="ce71" office:value-type="date" office:date-value="2007-11-09" calcext:value-type="date">
            <text:p>09/11/07 00:00</text:p>
          </table:table-cell>
          <table:table-cell table:style-name="ce76" office:value-type="date" office:date-value="2007-11-10" calcext:value-type="date">
            <text:p>10/11/07 00:00</text:p>
          </table:table-cell>
          <table:table-cell table:style-name="ce76" office:value-type="date" office:date-value="2007-11-11" calcext:value-type="date">
            <text:p>11/11/07 00:00</text:p>
          </table:table-cell>
          <table:table-cell table:style-name="ce71" office:value-type="date" office:date-value="2007-11-12" calcext:value-type="date">
            <text:p>12/11/07 00:00</text:p>
          </table:table-cell>
          <table:table-cell table:style-name="ce71" office:value-type="date" office:date-value="2007-11-13" calcext:value-type="date">
            <text:p>13/11/07 00:00</text:p>
          </table:table-cell>
          <table:table-cell table:style-name="ce71" office:value-type="date" office:date-value="2007-11-14" calcext:value-type="date">
            <text:p>14/11/07 00:00</text:p>
          </table:table-cell>
          <table:table-cell table:style-name="ce71" office:value-type="date" office:date-value="2007-11-15" calcext:value-type="date">
            <text:p>15/11/07 00:00</text:p>
          </table:table-cell>
          <table:table-cell table:style-name="ce71" office:value-type="date" office:date-value="2007-11-16" calcext:value-type="date">
            <text:p>16/11/07 00:00</text:p>
          </table:table-cell>
          <table:table-cell table:style-name="ce76" office:value-type="date" office:date-value="2007-11-17" calcext:value-type="date">
            <text:p>17/11/07 00:00</text:p>
          </table:table-cell>
          <table:table-cell table:style-name="ce76" office:value-type="date" office:date-value="2007-11-18" calcext:value-type="date">
            <text:p>18/11/07 00:00</text:p>
          </table:table-cell>
          <table:table-cell table:style-name="ce71" office:value-type="date" office:date-value="2007-11-19" calcext:value-type="date">
            <text:p>19/11/07 00:00</text:p>
          </table:table-cell>
          <table:table-cell table:style-name="ce71" office:value-type="date" office:date-value="2007-11-20" calcext:value-type="date">
            <text:p>20/11/07 00:00</text:p>
          </table:table-cell>
          <table:table-cell table:style-name="ce71" office:value-type="date" office:date-value="2007-11-21" calcext:value-type="date">
            <text:p>21/11/07 00:00</text:p>
          </table:table-cell>
          <table:table-cell table:style-name="ce71" office:value-type="date" office:date-value="2007-11-22" calcext:value-type="date">
            <text:p>22/11/07 00:00</text:p>
          </table:table-cell>
          <table:table-cell table:style-name="ce71" office:value-type="date" office:date-value="2007-11-23" calcext:value-type="date">
            <text:p>23/11/07 00:00</text:p>
          </table:table-cell>
          <table:table-cell table:style-name="ce76" office:value-type="date" office:date-value="2007-11-24" calcext:value-type="date">
            <text:p>24/11/07 00:00</text:p>
          </table:table-cell>
          <table:table-cell table:style-name="ce76" office:value-type="date" office:date-value="2007-11-25" calcext:value-type="date">
            <text:p>25/11/07 00:00</text:p>
          </table:table-cell>
          <table:table-cell table:style-name="ce71" office:value-type="date" office:date-value="2007-11-26" calcext:value-type="date">
            <text:p>26/11/07 00:00</text:p>
          </table:table-cell>
          <table:table-cell table:style-name="ce71" office:value-type="date" office:date-value="2007-11-27" calcext:value-type="date">
            <text:p>27/11/07 00:00</text:p>
          </table:table-cell>
          <table:table-cell table:style-name="ce71" office:value-type="date" office:date-value="2007-11-28" calcext:value-type="date">
            <text:p>28/11/07 00:00</text:p>
          </table:table-cell>
          <table:table-cell table:style-name="ce71" office:value-type="date" office:date-value="2007-11-29" calcext:value-type="date">
            <text:p>29/11/07 00:00</text:p>
          </table:table-cell>
          <table:table-cell table:style-name="ce71" office:value-type="date" office:date-value="2007-11-30" calcext:value-type="date">
            <text:p>30/11/07 00:00</text:p>
          </table:table-cell>
          <table:table-cell table:style-name="ce76" office:value-type="date" office:date-value="2007-12-01" calcext:value-type="date">
            <text:p>01/12/07 00:00</text:p>
          </table:table-cell>
          <table:table-cell table:style-name="ce76" office:value-type="date" office:date-value="2007-12-02" calcext:value-type="date">
            <text:p>02/12/07 00:00</text:p>
          </table:table-cell>
          <table:table-cell table:style-name="ce71" office:value-type="date" office:date-value="2007-12-03" calcext:value-type="date">
            <text:p>03/12/07 00:00</text:p>
          </table:table-cell>
          <table:table-cell table:style-name="ce71" office:value-type="date" office:date-value="2007-12-04" calcext:value-type="date">
            <text:p>04/12/07 00:00</text:p>
          </table:table-cell>
          <table:table-cell table:style-name="ce71" office:value-type="date" office:date-value="2007-12-05" calcext:value-type="date">
            <text:p>05/12/07 00:00</text:p>
          </table:table-cell>
          <table:table-cell table:style-name="ce71" office:value-type="date" office:date-value="2007-12-06" calcext:value-type="date">
            <text:p>06/12/07 00:00</text:p>
          </table:table-cell>
          <table:table-cell table:style-name="ce71" office:value-type="date" office:date-value="2007-12-07" calcext:value-type="date">
            <text:p>07/12/07 00:00</text:p>
          </table:table-cell>
          <table:table-cell table:style-name="ce76" office:value-type="date" office:date-value="2007-12-08" calcext:value-type="date">
            <text:p>08/12/07 00:00</text:p>
          </table:table-cell>
          <table:table-cell table:style-name="ce76" office:value-type="date" office:date-value="2007-12-09" calcext:value-type="date">
            <text:p>09/12/07 00:00</text:p>
          </table:table-cell>
          <table:table-cell table:style-name="ce71" office:value-type="date" office:date-value="2007-12-10" calcext:value-type="date">
            <text:p>10/12/07 00:00</text:p>
          </table:table-cell>
          <table:table-cell table:style-name="ce71" office:value-type="date" office:date-value="2007-12-11" calcext:value-type="date">
            <text:p>11/12/07 00:00</text:p>
          </table:table-cell>
          <table:table-cell table:style-name="ce71" office:value-type="date" office:date-value="2007-12-12" calcext:value-type="date">
            <text:p>12/12/07 00:00</text:p>
          </table:table-cell>
          <table:table-cell table:style-name="ce71" office:value-type="date" office:date-value="2007-12-13" calcext:value-type="date">
            <text:p>13/12/07 00:00</text:p>
          </table:table-cell>
          <table:table-cell table:style-name="ce71" office:value-type="date" office:date-value="2007-12-14" calcext:value-type="date">
            <text:p>14/12/07 00:00</text:p>
          </table:table-cell>
          <table:table-cell table:style-name="ce76" office:value-type="date" office:date-value="2007-12-15" calcext:value-type="date">
            <text:p>15/12/07 00:00</text:p>
          </table:table-cell>
          <table:table-cell table:style-name="ce76" office:value-type="date" office:date-value="2007-12-16" calcext:value-type="date">
            <text:p>16/12/07 00:00</text:p>
          </table:table-cell>
          <table:table-cell table:style-name="ce71" office:value-type="date" office:date-value="2007-12-17" calcext:value-type="date">
            <text:p>17/12/07 00:00</text:p>
          </table:table-cell>
          <table:table-cell table:style-name="ce71" office:value-type="date" office:date-value="2007-12-18" calcext:value-type="date">
            <text:p>18/12/07 00:00</text:p>
          </table:table-cell>
          <table:table-cell table:style-name="ce71" office:value-type="date" office:date-value="2007-12-19" calcext:value-type="date">
            <text:p>19/12/07 00:00</text:p>
          </table:table-cell>
          <table:table-cell table:style-name="ce71" office:value-type="date" office:date-value="2007-12-20" calcext:value-type="date">
            <text:p>20/12/07 00:00</text:p>
          </table:table-cell>
          <table:table-cell table:style-name="ce71" office:value-type="date" office:date-value="2007-12-21" calcext:value-type="date">
            <text:p>21/12/07 00:00</text:p>
          </table:table-cell>
          <table:table-cell table:style-name="ce76" office:value-type="date" office:date-value="2007-12-22" calcext:value-type="date">
            <text:p>22/12/07 00:00</text:p>
          </table:table-cell>
          <table:table-cell table:style-name="ce76" office:value-type="date" office:date-value="2007-12-23" calcext:value-type="date">
            <text:p>23/12/07 00:00</text:p>
          </table:table-cell>
          <table:table-cell table:style-name="ce76" office:value-type="date" office:date-value="2007-12-24" calcext:value-type="date">
            <text:p>24/12/07 00:00</text:p>
          </table:table-cell>
          <table:table-cell table:style-name="ce76" office:value-type="date" office:date-value="2007-12-25" calcext:value-type="date">
            <text:p>25/12/07 00:00</text:p>
          </table:table-cell>
          <table:table-cell table:style-name="ce71" office:value-type="date" office:date-value="2007-12-26" calcext:value-type="date">
            <text:p>26/12/07 00:00</text:p>
          </table:table-cell>
          <table:table-cell table:style-name="ce71" office:value-type="date" office:date-value="2007-12-27" calcext:value-type="date">
            <text:p>27/12/07 00:00</text:p>
          </table:table-cell>
          <table:table-cell table:style-name="ce71" office:value-type="date" office:date-value="2007-12-28" calcext:value-type="date">
            <text:p>28/12/07 00:00</text:p>
          </table:table-cell>
          <table:table-cell table:style-name="ce76" office:value-type="date" office:date-value="2007-12-29" calcext:value-type="date">
            <text:p>29/12/07 00:00</text:p>
          </table:table-cell>
          <table:table-cell table:style-name="ce76" office:value-type="date" office:date-value="2007-12-30" calcext:value-type="date">
            <text:p>30/12/07 00:00</text:p>
          </table:table-cell>
          <table:table-cell table:style-name="ce76" office:value-type="date" office:date-value="2007-12-31" calcext:value-type="date">
            <text:p>31/12/07 00:00</text:p>
          </table:table-cell>
          <table:table-cell table:style-name="ce76" office:value-type="date" office:date-value="2008-01-01" calcext:value-type="date">
            <text:p>01/01/08 00:00</text:p>
          </table:table-cell>
          <table:table-cell table:style-name="ce71" office:value-type="date" office:date-value="2008-01-02" calcext:value-type="date">
            <text:p>02/01/08 00:00</text:p>
          </table:table-cell>
          <table:table-cell table:style-name="ce71" office:value-type="date" office:date-value="2008-01-03" calcext:value-type="date">
            <text:p>03/01/08 00:00</text:p>
          </table:table-cell>
          <table:table-cell table:style-name="ce71" office:value-type="date" office:date-value="2008-01-04" calcext:value-type="date">
            <text:p>04/01/08 00:00</text:p>
          </table:table-cell>
          <table:table-cell table:style-name="ce76" office:value-type="date" office:date-value="2008-01-05" calcext:value-type="date">
            <text:p>05/01/08 00:00</text:p>
          </table:table-cell>
          <table:table-cell table:style-name="ce76" office:value-type="date" office:date-value="2008-01-06" calcext:value-type="date">
            <text:p>06/01/08 00:00</text:p>
          </table:table-cell>
          <table:table-cell table:style-name="ce71" office:value-type="date" office:date-value="2008-01-07" calcext:value-type="date">
            <text:p>07/01/08 00:00</text:p>
          </table:table-cell>
          <table:table-cell table:style-name="ce71" office:value-type="date" office:date-value="2008-01-08" calcext:value-type="date">
            <text:p>08/01/08 00:00</text:p>
          </table:table-cell>
          <table:table-cell table:style-name="ce71" office:value-type="date" office:date-value="2008-01-09" calcext:value-type="date">
            <text:p>09/01/08 00:00</text:p>
          </table:table-cell>
          <table:table-cell table:style-name="ce71" office:value-type="date" office:date-value="2008-01-10" calcext:value-type="date">
            <text:p>10/01/08 00:00</text:p>
          </table:table-cell>
          <table:table-cell table:style-name="ce71" office:value-type="date" office:date-value="2008-01-11" calcext:value-type="date">
            <text:p>11/01/08 00:00</text:p>
          </table:table-cell>
          <table:table-cell table:style-name="ce76" office:value-type="date" office:date-value="2008-01-12" calcext:value-type="date">
            <text:p>12/01/08 00:00</text:p>
          </table:table-cell>
          <table:table-cell table:style-name="ce76" office:value-type="date" office:date-value="2008-01-13" calcext:value-type="date">
            <text:p>13/01/08 00:00</text:p>
          </table:table-cell>
          <table:table-cell table:style-name="ce71" office:value-type="date" office:date-value="2008-01-14" calcext:value-type="date">
            <text:p>14/01/08 00:00</text:p>
          </table:table-cell>
          <table:table-cell table:style-name="ce71" office:value-type="date" office:date-value="2008-01-15" calcext:value-type="date">
            <text:p>15/01/08 00:00</text:p>
          </table:table-cell>
          <table:table-cell table:style-name="ce71" office:value-type="date" office:date-value="2008-01-16" calcext:value-type="date">
            <text:p>16/01/08 00:00</text:p>
          </table:table-cell>
          <table:table-cell table:style-name="ce71" office:value-type="date" office:date-value="2008-01-17" calcext:value-type="date">
            <text:p>17/01/08 00:00</text:p>
          </table:table-cell>
          <table:table-cell table:style-name="ce71" office:value-type="date" office:date-value="2008-01-18" calcext:value-type="date">
            <text:p>18/01/08 00:00</text:p>
          </table:table-cell>
          <table:table-cell table:style-name="ce76" office:value-type="date" office:date-value="2008-01-19" calcext:value-type="date">
            <text:p>19/01/08 00:00</text:p>
          </table:table-cell>
          <table:table-cell table:style-name="ce76" office:value-type="date" office:date-value="2008-01-20" calcext:value-type="date">
            <text:p>20/01/08 00:00</text:p>
          </table:table-cell>
          <table:table-cell table:style-name="ce71" office:value-type="date" office:date-value="2008-01-21" calcext:value-type="date">
            <text:p>21/01/08 00:00</text:p>
          </table:table-cell>
          <table:table-cell table:style-name="ce71" office:value-type="date" office:date-value="2008-01-22" calcext:value-type="date">
            <text:p>22/01/08 00:00</text:p>
          </table:table-cell>
          <table:table-cell table:style-name="ce71" office:value-type="date" office:date-value="2008-01-23" calcext:value-type="date">
            <text:p>23/01/08 00:00</text:p>
          </table:table-cell>
          <table:table-cell table:style-name="ce71" office:value-type="date" office:date-value="2008-01-24" calcext:value-type="date">
            <text:p>24/01/08 00:00</text:p>
          </table:table-cell>
          <table:table-cell table:style-name="ce71" office:value-type="date" office:date-value="2008-01-25" calcext:value-type="date">
            <text:p>25/01/08 00:00</text:p>
          </table:table-cell>
          <table:table-cell table:style-name="ce76" office:value-type="date" office:date-value="2008-01-26" calcext:value-type="date">
            <text:p>26/01/08 00:00</text:p>
          </table:table-cell>
          <table:table-cell table:style-name="ce76" office:value-type="date" office:date-value="2008-01-27" calcext:value-type="date">
            <text:p>27/01/08 00:00</text:p>
          </table:table-cell>
          <table:table-cell table:style-name="ce71" office:value-type="date" office:date-value="2008-01-28" calcext:value-type="date">
            <text:p>28/01/08 00:00</text:p>
          </table:table-cell>
          <table:table-cell table:style-name="ce71" office:value-type="date" office:date-value="2008-01-29" calcext:value-type="date">
            <text:p>29/01/08 00:00</text:p>
          </table:table-cell>
          <table:table-cell table:style-name="ce71" office:value-type="date" office:date-value="2008-01-30" calcext:value-type="date">
            <text:p>30/01/08 00:00</text:p>
          </table:table-cell>
          <table:table-cell table:style-name="ce71" office:value-type="date" office:date-value="2008-01-31" calcext:value-type="date">
            <text:p>31/01/08 00:00</text:p>
          </table:table-cell>
          <table:table-cell table:style-name="ce88" office:value-type="date" office:date-value="2008-02-01" calcext:value-type="date">
            <text:p>01/02/08 00:00</text:p>
          </table:table-cell>
          <table:table-cell table:style-name="ce76" office:value-type="date" office:date-value="2008-02-02" calcext:value-type="date">
            <text:p>02/02/08 00:00</text:p>
          </table:table-cell>
          <table:table-cell table:style-name="ce76" office:value-type="date" office:date-value="2008-02-03" calcext:value-type="date">
            <text:p>03/02/08 00:00</text:p>
          </table:table-cell>
          <table:table-cell table:style-name="ce71" office:value-type="date" office:date-value="2008-02-04" calcext:value-type="date">
            <text:p>04/02/08 00:00</text:p>
          </table:table-cell>
          <table:table-cell table:style-name="ce71" office:value-type="date" office:date-value="2008-02-05" calcext:value-type="date">
            <text:p>05/02/08 00:00</text:p>
          </table:table-cell>
          <table:table-cell table:style-name="ce71" office:value-type="date" office:date-value="2008-02-06" calcext:value-type="date">
            <text:p>06/02/08 00:00</text:p>
          </table:table-cell>
          <table:table-cell table:style-name="ce88" office:value-type="date" office:date-value="2008-02-07" calcext:value-type="date">
            <text:p>07/02/08 00:00</text:p>
          </table:table-cell>
          <table:table-cell table:style-name="ce88" office:value-type="date" office:date-value="2008-02-08" calcext:value-type="date">
            <text:p>08/02/08 00:00</text:p>
          </table:table-cell>
          <table:table-cell table:style-name="ce76" office:value-type="date" office:date-value="2008-02-09" calcext:value-type="date">
            <text:p>09/02/08 00:00</text:p>
          </table:table-cell>
          <table:table-cell table:style-name="ce76" office:value-type="date" office:date-value="2008-02-10" calcext:value-type="date">
            <text:p>10/02/08 00:00</text:p>
          </table:table-cell>
          <table:table-cell table:style-name="ce71" office:value-type="date" office:date-value="2008-02-11" calcext:value-type="date">
            <text:p>11/02/08 00:00</text:p>
          </table:table-cell>
          <table:table-cell table:style-name="ce71" office:value-type="date" office:date-value="2008-02-12" calcext:value-type="date">
            <text:p>12/02/08 00:00</text:p>
          </table:table-cell>
          <table:table-cell table:style-name="ce88" office:value-type="date" office:date-value="2008-02-13" calcext:value-type="date">
            <text:p>13/02/08 00:00</text:p>
          </table:table-cell>
          <table:table-cell table:style-name="ce88" office:value-type="date" office:date-value="2008-02-14" calcext:value-type="date">
            <text:p>14/02/08 00:00</text:p>
          </table:table-cell>
          <table:table-cell table:style-name="ce71" office:value-type="date" office:date-value="2008-02-15" calcext:value-type="date">
            <text:p>15/02/08 00:00</text:p>
          </table:table-cell>
          <table:table-cell table:style-name="ce76" office:value-type="date" office:date-value="2008-02-16" calcext:value-type="date">
            <text:p>16/02/08 00:00</text:p>
          </table:table-cell>
          <table:table-cell table:style-name="ce76" office:value-type="date" office:date-value="2008-02-17" calcext:value-type="date">
            <text:p>17/02/08 00:00</text:p>
          </table:table-cell>
          <table:table-cell table:style-name="ce71" office:value-type="date" office:date-value="2008-02-18" calcext:value-type="date">
            <text:p>18/02/08 00:00</text:p>
          </table:table-cell>
          <table:table-cell table:style-name="ce88" office:value-type="date" office:date-value="2008-02-19" calcext:value-type="date">
            <text:p>19/02/08 00:00</text:p>
          </table:table-cell>
          <table:table-cell table:style-name="ce88" office:value-type="date" office:date-value="2008-02-20" calcext:value-type="date">
            <text:p>20/02/08 00:00</text:p>
          </table:table-cell>
          <table:table-cell table:style-name="ce71" office:value-type="date" office:date-value="2008-02-21" calcext:value-type="date">
            <text:p>21/02/08 00:00</text:p>
          </table:table-cell>
          <table:table-cell table:style-name="ce71" office:value-type="date" office:date-value="2008-02-22" calcext:value-type="date">
            <text:p>22/02/08 00:00</text:p>
          </table:table-cell>
          <table:table-cell table:style-name="ce76" office:value-type="date" office:date-value="2008-02-23" calcext:value-type="date">
            <text:p>23/02/08 00:00</text:p>
          </table:table-cell>
          <table:table-cell table:style-name="ce76" office:value-type="date" office:date-value="2008-02-24" calcext:value-type="date">
            <text:p>24/02/08 00:00</text:p>
          </table:table-cell>
          <table:table-cell table:style-name="ce88" office:value-type="date" office:date-value="2008-02-25" calcext:value-type="date">
            <text:p>25/02/08 00:00</text:p>
          </table:table-cell>
          <table:table-cell table:style-name="ce88" office:value-type="date" office:date-value="2008-02-26" calcext:value-type="date">
            <text:p>26/02/08 00:00</text:p>
          </table:table-cell>
          <table:table-cell table:style-name="ce71" office:value-type="date" office:date-value="2008-02-27" calcext:value-type="date">
            <text:p>27/02/08 00:00</text:p>
          </table:table-cell>
          <table:table-cell table:style-name="ce71" office:value-type="date" office:date-value="2008-02-28" calcext:value-type="date">
            <text:p>28/02/08 00:00</text:p>
          </table:table-cell>
          <table:table-cell table:style-name="ce71" office:value-type="date" office:date-value="2008-02-29" calcext:value-type="date">
            <text:p>29/02/08 00:00</text:p>
          </table:table-cell>
          <table:table-cell table:style-name="ce76" office:value-type="date" office:date-value="2008-03-01" calcext:value-type="date">
            <text:p>01/03/08 00:00</text:p>
          </table:table-cell>
          <table:table-cell table:style-name="ce76" office:value-type="date" office:date-value="2008-03-02" calcext:value-type="date">
            <text:p>02/03/08 00:00</text:p>
          </table:table-cell>
          <table:table-cell table:style-name="ce88" office:value-type="date" office:date-value="2008-03-03" calcext:value-type="date">
            <text:p>03/03/08 00:00</text:p>
          </table:table-cell>
          <table:table-cell table:style-name="ce88" office:value-type="date" office:date-value="2008-03-04" calcext:value-type="date">
            <text:p>04/03/08 00:00</text:p>
          </table:table-cell>
          <table:table-cell table:style-name="ce71" office:value-type="date" office:date-value="2008-03-05" calcext:value-type="date">
            <text:p>05/03/08 00:00</text:p>
          </table:table-cell>
          <table:table-cell table:style-name="ce71" office:value-type="date" office:date-value="2008-03-06" calcext:value-type="date">
            <text:p>06/03/08 00:00</text:p>
          </table:table-cell>
          <table:table-cell table:style-name="ce88" office:value-type="date" office:date-value="2008-03-07" calcext:value-type="date">
            <text:p>07/03/08 00:00</text:p>
          </table:table-cell>
          <table:table-cell table:style-name="ce76" office:value-type="date" office:date-value="2008-03-08" calcext:value-type="date">
            <text:p>08/03/08 00:00</text:p>
          </table:table-cell>
          <table:table-cell table:style-name="ce76" office:value-type="date" office:date-value="2008-03-09" calcext:value-type="date">
            <text:p>09/03/08 00:00</text:p>
          </table:table-cell>
          <table:table-cell table:style-name="ce88" office:value-type="date" office:date-value="2008-03-10" calcext:value-type="date">
            <text:p>10/03/08 00:00</text:p>
          </table:table-cell>
          <table:table-cell table:style-name="ce88" office:value-type="date" office:date-value="2008-03-11" calcext:value-type="date">
            <text:p>11/03/08 00:00</text:p>
          </table:table-cell>
          <table:table-cell table:style-name="ce71" office:value-type="date" office:date-value="2008-03-12" calcext:value-type="date">
            <text:p>12/03/08 00:00</text:p>
          </table:table-cell>
          <table:table-cell table:style-name="ce71" office:value-type="date" office:date-value="2008-03-13" calcext:value-type="date">
            <text:p>13/03/08 00:00</text:p>
          </table:table-cell>
          <table:table-cell table:style-name="ce88" office:value-type="date" office:date-value="2008-03-14" calcext:value-type="date">
            <text:p>14/03/08 00:00</text:p>
          </table:table-cell>
          <table:table-cell table:style-name="ce65" table:number-columns-repeated="833"/>
        </table:table-row>
        <table:table-row table:style-name="ro9">
          <table:table-cell office:value-type="string" calcext:value-type="string">
            <text:p>Confiance</text:p>
          </table:table-cell>
          <table:table-cell table:style-name="ce36" table:number-columns-repeated="3"/>
          <table:table-cell table:style-name="ce72" table:number-columns-repeated="5"/>
          <table:table-cell table:style-name="ce77" table:number-columns-repeated="2"/>
          <table:table-cell table:style-name="ce72" table:number-columns-repeated="5"/>
          <table:table-cell table:style-name="ce77" table:number-columns-repeated="2"/>
          <table:table-cell table:style-name="ce72" table:number-columns-repeated="5"/>
          <table:table-cell table:style-name="ce77" table:number-columns-repeated="2"/>
          <table:table-cell table:style-name="ce72" table:number-columns-repeated="5"/>
          <table:table-cell table:style-name="ce77" table:number-columns-repeated="2"/>
          <table:table-cell table:style-name="ce72" table:number-columns-repeated="5"/>
          <table:table-cell table:style-name="ce78" table:number-columns-repeated="2"/>
          <table:table-cell table:style-name="ce72" table:number-columns-repeated="5"/>
          <table:table-cell table:style-name="ce78" table:number-columns-repeated="2"/>
          <table:table-cell table:style-name="ce72" table:number-columns-repeated="5"/>
          <table:table-cell table:style-name="ce77" table:number-columns-repeated="2"/>
          <table:table-cell table:style-name="ce72" table:number-columns-repeated="3"/>
          <table:table-cell table:style-name="ce77" table:number-columns-repeated="4"/>
          <table:table-cell table:style-name="ce72" table:number-columns-repeated="5"/>
          <table:table-cell table:style-name="ce77" table:number-columns-repeated="2"/>
          <table:table-cell table:style-name="ce72" table:number-columns-repeated="5"/>
          <table:table-cell table:style-name="ce77" table:number-columns-repeated="2"/>
          <table:table-cell table:style-name="ce72" table:number-columns-repeated="5"/>
          <table:table-cell table:style-name="ce77" table:number-columns-repeated="2"/>
          <table:table-cell table:style-name="ce72" table:number-columns-repeated="4"/>
          <table:table-cell table:style-name="ce36"/>
          <table:table-cell table:style-name="ce77" table:number-columns-repeated="2"/>
          <table:table-cell table:style-name="ce72" table:number-columns-repeated="5"/>
          <table:table-cell table:style-name="ce77" table:number-columns-repeated="2"/>
          <table:table-cell table:style-name="ce72" table:number-columns-repeated="5"/>
          <table:table-cell table:style-name="ce77" table:number-columns-repeated="2"/>
          <table:table-cell table:style-name="ce72" table:number-columns-repeated="5"/>
          <table:table-cell table:style-name="ce77" table:number-columns-repeated="4"/>
          <table:table-cell table:style-name="ce72" table:number-columns-repeated="3"/>
          <table:table-cell table:style-name="ce77" table:number-columns-repeated="4"/>
          <table:table-cell table:style-name="ce72" table:number-columns-repeated="3"/>
          <table:table-cell table:style-name="ce77" table:number-columns-repeated="2"/>
          <table:table-cell table:style-name="ce72" table:number-columns-repeated="4"/>
          <table:table-cell table:style-name="ce86" office:value-type="string" calcext:value-type="string">
            <text:p>XXX</text:p>
          </table:table-cell>
          <table:table-cell table:style-name="ce77" table:number-columns-repeated="2"/>
          <table:table-cell table:style-name="ce72" table:number-columns-repeated="5"/>
          <table:table-cell table:style-name="ce77" table:number-columns-repeated="2"/>
          <table:table-cell table:style-name="ce72" table:number-columns-repeated="5"/>
          <table:table-cell table:style-name="ce77" table:number-columns-repeated="2"/>
          <table:table-cell table:style-name="ce72" table:number-columns-repeated="4"/>
          <table:table-cell table:style-name="ce36" table:number-columns-repeated="876"/>
        </table:table-row>
        <table:table-row table:style-name="ro9" table:number-rows-repeated="2">
          <table:table-cell table:style-name="ce36" table:number-columns-repeated="4"/>
          <table:table-cell table:style-name="ce72" table:number-columns-repeated="5"/>
          <table:table-cell table:style-name="ce77" table:number-columns-repeated="2"/>
          <table:table-cell table:style-name="ce72" table:number-columns-repeated="5"/>
          <table:table-cell table:style-name="ce77" table:number-columns-repeated="2"/>
          <table:table-cell table:style-name="ce72" table:number-columns-repeated="5"/>
          <table:table-cell table:style-name="ce77" table:number-columns-repeated="2"/>
          <table:table-cell table:style-name="ce72" table:number-columns-repeated="5"/>
          <table:table-cell table:style-name="ce77" table:number-columns-repeated="2"/>
          <table:table-cell table:style-name="ce72" table:number-columns-repeated="5"/>
          <table:table-cell table:style-name="ce78" table:number-columns-repeated="2"/>
          <table:table-cell table:style-name="ce72" table:number-columns-repeated="5"/>
          <table:table-cell table:style-name="ce78" table:number-columns-repeated="2"/>
          <table:table-cell table:style-name="ce72" table:number-columns-repeated="5"/>
          <table:table-cell table:style-name="ce77" table:number-columns-repeated="2"/>
          <table:table-cell table:style-name="ce72" table:number-columns-repeated="3"/>
          <table:table-cell table:style-name="ce77" table:number-columns-repeated="4"/>
          <table:table-cell table:style-name="ce72" table:number-columns-repeated="5"/>
          <table:table-cell table:style-name="ce77" table:number-columns-repeated="2"/>
          <table:table-cell table:style-name="ce72" table:number-columns-repeated="5"/>
          <table:table-cell table:style-name="ce77" table:number-columns-repeated="2"/>
          <table:table-cell table:style-name="ce72" table:number-columns-repeated="5"/>
          <table:table-cell table:style-name="ce77" table:number-columns-repeated="2"/>
          <table:table-cell table:style-name="ce72" table:number-columns-repeated="5"/>
          <table:table-cell table:style-name="ce77" table:number-columns-repeated="2"/>
          <table:table-cell table:style-name="ce72" table:number-columns-repeated="5"/>
          <table:table-cell table:style-name="ce77" table:number-columns-repeated="2"/>
          <table:table-cell table:style-name="ce72" table:number-columns-repeated="5"/>
          <table:table-cell table:style-name="ce77" table:number-columns-repeated="2"/>
          <table:table-cell table:style-name="ce72" table:number-columns-repeated="5"/>
          <table:table-cell table:style-name="ce77" table:number-columns-repeated="4"/>
          <table:table-cell table:style-name="ce72" table:number-columns-repeated="3"/>
          <table:table-cell table:style-name="ce77" table:number-columns-repeated="4"/>
          <table:table-cell table:style-name="ce72" table:number-columns-repeated="3"/>
          <table:table-cell table:style-name="ce77" table:number-columns-repeated="2"/>
          <table:table-cell table:style-name="ce72" table:number-columns-repeated="5"/>
          <table:table-cell table:style-name="ce77" table:number-columns-repeated="2"/>
          <table:table-cell table:style-name="ce72" table:number-columns-repeated="5"/>
          <table:table-cell table:style-name="ce77" table:number-columns-repeated="2"/>
          <table:table-cell table:style-name="ce72" table:number-columns-repeated="5"/>
          <table:table-cell table:style-name="ce77" table:number-columns-repeated="2"/>
          <table:table-cell table:style-name="ce72" table:number-columns-repeated="4"/>
          <table:table-cell table:style-name="ce36" table:number-columns-repeated="876"/>
        </table:table-row>
        <table:table-row table:style-name="ro9">
          <table:table-cell table:style-name="ce36" table:number-columns-repeated="9"/>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6]" office:value-type="string" office:string-value="collections" calcext:value-type="string">
            <text:p>collections</text:p>
          </table:table-cell>
          <table:table-cell table:formula="of:=[$Tasks.B6]" office:value-type="string" office:string-value="http://jira.apec.fr/browse/PRJ-376" calcext:value-type="string">
            <text:p>http://jira.apec.fr/browse/PRJ-376</text:p>
          </table:table-cell>
          <table:table-cell table:formula="of:=[$Tasks.J6]" office:value-type="string" office:string-value="VMY" calcext:value-type="string">
            <text:p>VMY</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2"/>
          <table:table-cell table:style-name="ce75" office:value-type="string" calcext:value-type="string">
            <text:p>cfcf</text:p>
          </table:table-cell>
          <table:table-cell table:style-name="ce77" table:number-columns-repeated="4"/>
          <table:table-cell table:style-name="ce36" table:number-columns-repeated="4"/>
          <table:table-cell table:style-name="ce75" office:value-type="string" calcext:value-type="string">
            <text:p>cfcf</text:p>
          </table:table-cell>
          <table:table-cell table:style-name="ce77" table:number-columns-repeated="2"/>
          <table:table-cell table:style-name="ce36"/>
          <table:table-cell table:style-name="ce75" office:value-type="string" calcext:value-type="string">
            <text:p>cfcf</text:p>
          </table:table-cell>
          <table:table-cell table:style-name="ce36" table:number-columns-repeated="3"/>
          <table:table-cell table:style-name="ce77" table:number-columns-repeated="2"/>
          <table:table-cell table:number-columns-repeated="4" table:style-name="ce80" office:value-type="string" calcext:value-type="string">
            <text:p>dtdt</text:p>
          </table:table-cell>
          <table:table-cell table:style-name="ce80" office:value-type="string" calcext:value-type="string">
            <text:p>dtgr</text:p>
          </table:table-cell>
          <table:table-cell table:style-name="ce77" table:number-columns-repeated="2"/>
          <table:table-cell table:style-name="ce36"/>
          <table:table-cell table:style-name="ce79" office:value-type="string" calcext:value-type="string">
            <text:p>tctc</text:p>
          </table:table-cell>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79" office:value-type="string" calcext:value-type="string">
            <text:p>ti</text:p>
          </table:table-cell>
          <table:table-cell table:style-name="ce36" table:number-columns-repeated="4"/>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7]" office:value-type="string" office:string-value="collections" calcext:value-type="string">
            <text:p>collections</text:p>
          </table:table-cell>
          <table:table-cell table:formula="of:=[$Tasks.B7]" office:value-type="float" office:value="9198" calcext:value-type="float">
            <text:p>9198</text:p>
          </table:table-cell>
          <table:table-cell table:formula="of:=[$Tasks.J7]" office:value-type="string" office:string-value="VMY" calcext:value-type="string">
            <text:p>VMY</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2"/>
          <table:table-cell table:style-name="ce75" office:value-type="string" calcext:value-type="string">
            <text:p>cfcf</text:p>
          </table:table-cell>
          <table:table-cell table:style-name="ce36"/>
          <table:table-cell table:style-name="ce75" office:value-type="string" calcext:value-type="string">
            <text:p>ctct</text:p>
          </table:table-cell>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table-cell table:number-columns-repeated="4" table:style-name="ce80" office:value-type="string" calcext:value-type="string">
            <text:p>dtdt</text:p>
          </table:table-cell>
          <table:table-cell table:style-name="ce77" table:number-columns-repeated="2"/>
          <table:table-cell table:style-name="ce36" table:number-columns-repeated="3"/>
          <table:table-cell table:style-name="ce75" office:value-type="string" calcext:value-type="string">
            <text:p>cscs</text:p>
          </table:table-cell>
          <table:table-cell table:style-name="ce36"/>
          <table:table-cell table:style-name="ce77" table:number-columns-repeated="2"/>
          <table:table-cell table:style-name="ce36" table:number-columns-repeated="2"/>
          <table:table-cell table:number-columns-repeated="2" table:style-name="ce79" office:value-type="string" calcext:value-type="string">
            <text:p>titi</text:p>
          </table:table-cell>
          <table:table-cell table:style-name="ce36"/>
          <table:table-cell table:style-name="ce77" table:number-columns-repeated="4"/>
          <table:table-cell table:number-columns-repeated="2" table:style-name="ce79" office:value-type="string" calcext:value-type="string">
            <text:p>titi</text:p>
          </table:table-cell>
          <table:table-cell table:style-name="ce36"/>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8]" office:value-type="string" office:string-value="collections" calcext:value-type="string">
            <text:p>collections</text:p>
          </table:table-cell>
          <table:table-cell table:formula="of:=[$Tasks.B8]" office:value-type="float" office:value="9199" calcext:value-type="float">
            <text:p>9199</text:p>
          </table:table-cell>
          <table:table-cell table:formula="of:=[$Tasks.J8]" office:value-type="string" office:string-value="VMY" calcext:value-type="string">
            <text:p>VMY</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75" office:value-type="string" calcext:value-type="string">
            <text:p>cfcf</text:p>
          </table:table-cell>
          <table:table-cell table:style-name="ce36" table:number-columns-repeated="4"/>
          <table:table-cell table:style-name="ce77" table:number-columns-repeated="2"/>
          <table:table-cell table:style-name="ce36" table:number-columns-repeated="5"/>
          <table:table-cell table:style-name="ce77" table:number-columns-repeated="2"/>
          <table:table-cell table:number-columns-repeated="5" table:style-name="ce80" office:value-type="string" calcext:value-type="string">
            <text:p>dtdt</text:p>
          </table:table-cell>
          <table:table-cell table:style-name="ce77" table:number-columns-repeated="2"/>
          <table:table-cell table:style-name="ce80" office:value-type="string" calcext:value-type="string">
            <text:p>dtdt</text:p>
          </table:table-cell>
          <table:table-cell table:style-name="ce36" table:number-columns-repeated="2"/>
          <table:table-cell table:style-name="ce79" office:value-type="string" calcext:value-type="string">
            <text:p>tctc</text:p>
          </table:table-cell>
          <table:table-cell table:style-name="ce36"/>
          <table:table-cell table:style-name="ce77" table:number-columns-repeated="2"/>
          <table:table-cell table:style-name="ce36" table:number-columns-repeated="4"/>
          <table:table-cell table:style-name="ce75" office:value-type="string" calcext:value-type="string">
            <text:p>cscs</text:p>
          </table:table-cell>
          <table:table-cell table:style-name="ce77" table:number-columns-repeated="2"/>
          <table:table-cell table:style-name="ce36"/>
          <table:table-cell table:style-name="ce79" office:value-type="string" calcext:value-type="string">
            <text:p>titi</text:p>
          </table:table-cell>
          <table:table-cell table:style-name="ce36" table:number-columns-repeated="3"/>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9]" office:value-type="string" office:string-value="collections2" calcext:value-type="string">
            <text:p>collections2</text:p>
          </table:table-cell>
          <table:table-cell table:formula="of:=[$Tasks.B9]" office:value-type="float" office:value="10671" calcext:value-type="float">
            <text:p>10671</text:p>
          </table:table-cell>
          <table:table-cell table:formula="of:=[$Tasks.J9]" office:value-type="string" office:string-value="VMY" calcext:value-type="string">
            <text:p>VMY</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80" office:value-type="string" calcext:value-type="string">
            <text:p>dtdt</text:p>
          </table:table-cell>
          <table:table-cell table:style-name="ce36" table:number-columns-repeated="2"/>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10]" office:value-type="string" office:string-value="collections2" calcext:value-type="string">
            <text:p>collections2</text:p>
          </table:table-cell>
          <table:table-cell table:formula="of:=[$Tasks.B10]" office:value-type="float" office:value="10672" calcext:value-type="float">
            <text:p>10672</text:p>
          </table:table-cell>
          <table:table-cell table:formula="of:=[$Tasks.J10]" office:value-type="string" office:string-value="VMY" calcext:value-type="string">
            <text:p>VMY</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table-cell table:style-name="ce80" office:value-type="string" calcext:value-type="string">
            <text:p>dtdt</text:p>
          </table:table-cell>
          <table:table-cell table:style-name="ce36"/>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11]" office:value-type="string" office:string-value="collections2" calcext:value-type="string">
            <text:p>collections2</text:p>
          </table:table-cell>
          <table:table-cell table:formula="of:=[$Tasks.B11]" office:value-type="float" office:value="10673" calcext:value-type="float">
            <text:p>10673</text:p>
          </table:table-cell>
          <table:table-cell table:formula="of:=[$Tasks.J11]" office:value-type="string" office:string-value="VMY" calcext:value-type="string">
            <text:p>VMY</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2"/>
          <table:table-cell table:style-name="ce80" office:value-type="string" calcext:value-type="string">
            <text:p>dtdt</text:p>
          </table:table-cell>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12]" office:value-type="string" office:string-value="collections2" calcext:value-type="string">
            <text:p>collections2</text:p>
          </table:table-cell>
          <table:table-cell table:formula="of:=[$Tasks.B12]" office:value-type="string" office:string-value="n4" calcext:value-type="string">
            <text:p>n4</text:p>
          </table:table-cell>
          <table:table-cell table:formula="of:=[$Tasks.J12]" office:value-type="float" office:value="0" calcext:value-type="float">
            <text:p>0</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13]" office:value-type="string" office:string-value="collections2" calcext:value-type="string">
            <text:p>collections2</text:p>
          </table:table-cell>
          <table:table-cell table:formula="of:=[$Tasks.B13]" office:value-type="float" office:value="10674" calcext:value-type="float">
            <text:p>10674</text:p>
          </table:table-cell>
          <table:table-cell table:formula="of:=[$Tasks.J13]" office:value-type="string" office:string-value="CLI" calcext:value-type="string">
            <text:p>CLI</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3"/>
          <table:table-cell table:style-name="ce80" office:value-type="string" calcext:value-type="string">
            <text:p>dtdt</text:p>
          </table:table-cell>
          <table:table-cell table:style-name="ce36"/>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14]" office:value-type="string" office:string-value="collections2" calcext:value-type="string">
            <text:p>collections2</text:p>
          </table:table-cell>
          <table:table-cell table:formula="of:=[$Tasks.B14]" office:value-type="float" office:value="10691" calcext:value-type="float">
            <text:p>10691</text:p>
          </table:table-cell>
          <table:table-cell table:formula="of:=[$Tasks.J14]" office:value-type="string" office:string-value="JGE" calcext:value-type="string">
            <text:p>JGE</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table-cell table:number-columns-repeated="4" table:style-name="ce87" office:value-type="string" calcext:value-type="string">
            <text:p>papa</text:p>
          </table:table-cell>
          <table:table-cell table:style-name="ce36" table:number-columns-repeated="875"/>
        </table:table-row>
        <table:table-row table:style-name="ro9">
          <table:table-cell table:formula="of:=[$Tasks.A15]" office:value-type="string" office:string-value="collections2" calcext:value-type="string">
            <text:p>collections2</text:p>
          </table:table-cell>
          <table:table-cell table:formula="of:=[$Tasks.B15]" office:value-type="float" office:value="10669" calcext:value-type="float">
            <text:p>10669</text:p>
          </table:table-cell>
          <table:table-cell table:formula="of:=[$Tasks.J15]" office:value-type="string" office:string-value="VMY" calcext:value-type="string">
            <text:p>VMY</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table-cell table:number-columns-repeated="2" table:style-name="ce80" office:value-type="string" calcext:value-type="string">
            <text:p>dtdt</text:p>
          </table:table-cell>
          <table:table-cell table:style-name="ce80" office:value-type="string" calcext:value-type="string">
            <text:p>dt</text:p>
          </table:table-cell>
          <table:table-cell table:style-name="ce79" office:value-type="string" calcext:value-type="string">
            <text:p>titi</text:p>
          </table:table-cell>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16]" office:value-type="string" office:string-value="collections2" calcext:value-type="string">
            <text:p>collections2</text:p>
          </table:table-cell>
          <table:table-cell table:style-name="ce68" table:formula="of:=[$Tasks.B16]" office:value-type="string" office:string-value="n8" calcext:value-type="string">
            <text:p>n8</text:p>
          </table:table-cell>
          <table:table-cell table:formula="of:=[$Tasks.J16]" office:value-type="float" office:value="0" calcext:value-type="float">
            <text:p>0</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17]" office:value-type="string" office:string-value="collections2" calcext:value-type="string">
            <text:p>collections2</text:p>
          </table:table-cell>
          <table:table-cell table:style-name="ce68" table:formula="of:=[$Tasks.B17]" office:value-type="string" office:string-value="n9" calcext:value-type="string">
            <text:p>n9</text:p>
          </table:table-cell>
          <table:table-cell table:formula="of:=[$Tasks.J17]" office:value-type="float" office:value="0" calcext:value-type="float">
            <text:p>0</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18]" office:value-type="string" office:string-value="collections2" calcext:value-type="string">
            <text:p>collections2</text:p>
          </table:table-cell>
          <table:table-cell table:style-name="ce68" table:formula="of:=[$Tasks.B18]" office:value-type="string" office:string-value="n10" calcext:value-type="string">
            <text:p>n10</text:p>
          </table:table-cell>
          <table:table-cell table:formula="of:=[$Tasks.J18]" office:value-type="float" office:value="0" calcext:value-type="float">
            <text:p>0</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19]" office:value-type="string" office:string-value="collections2" calcext:value-type="string">
            <text:p>collections2</text:p>
          </table:table-cell>
          <table:table-cell table:style-name="ce68" table:formula="of:=[$Tasks.B19]" office:value-type="string" office:string-value="n11" calcext:value-type="string">
            <text:p>n11</text:p>
          </table:table-cell>
          <table:table-cell table:formula="of:=[$Tasks.J19]" office:value-type="float" office:value="0" calcext:value-type="float">
            <text:p>0</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20]" office:value-type="string" office:string-value="collections2" calcext:value-type="string">
            <text:p>collections2</text:p>
          </table:table-cell>
          <table:table-cell table:formula="of:=[$Tasks.B20]" office:value-type="float" office:value="10692" calcext:value-type="float">
            <text:p>10692</text:p>
          </table:table-cell>
          <table:table-cell table:formula="of:=[$Tasks.J20]" office:value-type="string" office:string-value="VMY" calcext:value-type="string">
            <text:p>VMY</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80" office:value-type="string" calcext:value-type="string">
            <text:p>dtdt</text:p>
          </table:table-cell>
          <table:table-cell table:number-columns-repeated="2" table:style-name="ce79" office:value-type="string" calcext:value-type="string">
            <text:p>titi</text:p>
          </table:table-cell>
          <table:table-cell table:style-name="ce36" table:number-columns-repeated="2"/>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number-rows-repeated="4">
          <table:table-cell table:style-name="ce36" table:number-columns-repeated="9"/>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25]" office:value-type="string" office:string-value="modif lieux" calcext:value-type="string">
            <text:p>modif lieux</text:p>
          </table:table-cell>
          <table:table-cell table:formula="of:=[$Tasks.B25]" office:value-type="float" office:value="9183" calcext:value-type="float">
            <text:p>9183</text:p>
          </table:table-cell>
          <table:table-cell office:value-type="string" calcext:value-type="string">
            <text:p>DGL</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2"/>
          <table:table-cell table:style-name="ce80" office:value-type="string" calcext:value-type="string">
            <text:p>dtdt</text:p>
          </table:table-cell>
          <table:table-cell table:style-name="ce36" table:number-columns-repeated="2"/>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style-name="ce36" table:number-columns-repeated="9"/>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27]" office:value-type="string" office:string-value="poids" calcext:value-type="string">
            <text:p>poids</text:p>
          </table:table-cell>
          <table:table-cell table:formula="of:=[$Tasks.B27]" office:value-type="float" office:value="5579" calcext:value-type="float">
            <text:p>5579</text:p>
          </table:table-cell>
          <table:table-cell table:formula="of:=[$Tasks.J27]" office:value-type="string" office:string-value="VMY" calcext:value-type="string">
            <text:p>VMY</text:p>
          </table:table-cell>
          <table:table-cell table:style-name="ce36" table:number-columns-repeated="4"/>
          <table:table-cell table:number-columns-repeated="2" table:style-name="ce73" office:value-type="string" calcext:value-type="string">
            <text:p>cf</text:p>
          </table:table-cell>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80" office:value-type="string" calcext:value-type="string">
            <text:p>dt</text:p>
          </table:table-cell>
          <table:table-cell table:number-columns-repeated="3" table:style-name="ce80" office:value-type="string" calcext:value-type="string">
            <text:p>dtdt</text:p>
          </table:table-cell>
          <table:table-cell table:style-name="ce80" office:value-type="string" calcext:value-type="string">
            <text:p>dt</text:p>
          </table:table-cell>
          <table:table-cell table:style-name="ce78" table:number-columns-repeated="2"/>
          <table:table-cell table:style-name="ce36" table:number-columns-repeated="5"/>
          <table:table-cell table:style-name="ce78" table:number-columns-repeated="2"/>
          <table:table-cell table:style-name="ce36" table:number-columns-repeated="3"/>
          <table:table-cell table:style-name="ce79" office:value-type="string" calcext:value-type="string">
            <text:p>tctc</text:p>
          </table:table-cell>
          <table:table-cell table:style-name="ce36"/>
          <table:table-cell table:style-name="ce78" table:number-columns-repeated="2"/>
          <table:table-cell table:style-name="ce36" table:number-columns-repeated="4"/>
          <table:table-cell table:style-name="ce81" office:value-type="string" calcext:value-type="string">
            <text:p>pagr</text:p>
          </table:table-cell>
          <table:table-cell table:style-name="ce77" table:number-columns-repeated="2"/>
          <table:table-cell table:style-name="ce36"/>
          <table:table-cell table:style-name="ce81" office:value-type="string" calcext:value-type="string">
            <text:p>papa</text:p>
          </table:table-cell>
          <table:table-cell table:style-name="ce36"/>
          <table:table-cell table:style-name="ce77" table:number-columns-repeated="4"/>
          <table:table-cell table:style-name="ce36"/>
          <table:table-cell table:style-name="ce79" office:value-type="string" calcext:value-type="string">
            <text:p>ti</text:p>
          </table:table-cell>
          <table:table-cell table:style-name="ce36"/>
          <table:table-cell table:style-name="ce81" office:value-type="string" calcext:value-type="string">
            <text:p>papa</text:p>
          </table:table-cell>
          <table:table-cell table:style-name="ce36"/>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2"/>
          <table:table-cell table:style-name="ce80" office:value-type="string" calcext:value-type="string">
            <text:p>dtdt</text:p>
          </table:table-cell>
          <table:table-cell table:style-name="ce36" table:number-columns-repeated="2"/>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style-name="ce36" table:number-columns-repeated="9"/>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29]" office:value-type="string" office:string-value="poids" calcext:value-type="string">
            <text:p>poids</text:p>
          </table:table-cell>
          <table:table-cell table:formula="of:=[$Tasks.B29]" office:value-type="float" office:value="9196" calcext:value-type="float">
            <text:p>9196</text:p>
          </table:table-cell>
          <table:table-cell office:value-type="string" calcext:value-type="string">
            <text:p>VMY</text:p>
          </table:table-cell>
          <table:table-cell table:style-name="ce36" table:number-columns-repeated="5"/>
          <table:table-cell table:style-name="ce73" office:value-type="string" calcext:value-type="string">
            <text:p>cf</text:p>
          </table:table-cell>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4"/>
          <table:table-cell table:style-name="ce80" office:value-type="string" calcext:value-type="string">
            <text:p>dt</text:p>
          </table:table-cell>
          <table:table-cell table:style-name="ce78" table:number-columns-repeated="2"/>
          <table:table-cell table:number-columns-repeated="3" table:style-name="ce80" office:value-type="string" calcext:value-type="string">
            <text:p>dtdt</text:p>
          </table:table-cell>
          <table:table-cell table:style-name="ce80" office:value-type="string" calcext:value-type="string">
            <text:p>dt</text:p>
          </table:table-cell>
          <table:table-cell table:style-name="ce36"/>
          <table:table-cell table:style-name="ce78" table:number-columns-repeated="2"/>
          <table:table-cell table:style-name="ce36" table:number-columns-repeated="5"/>
          <table:table-cell table:style-name="ce78" table:number-columns-repeated="2"/>
          <table:table-cell table:number-columns-repeated="5" table:style-name="ce80" office:value-type="string" calcext:value-type="string">
            <text:p>dtdt</text:p>
          </table:table-cell>
          <table:table-cell table:style-name="ce77" table:number-columns-repeated="2"/>
          <table:table-cell table:number-columns-repeated="3" table:style-name="ce80" office:value-type="string" calcext:value-type="string">
            <text:p>dtdt</text:p>
          </table:table-cell>
          <table:table-cell table:style-name="ce77" table:number-columns-repeated="4"/>
          <table:table-cell table:number-columns-repeated="2" table:style-name="ce80" office:value-type="string" calcext:value-type="string">
            <text:p>dtdt</text:p>
          </table:table-cell>
          <table:table-cell table:style-name="ce79" office:value-type="string" calcext:value-type="string">
            <text:p>ti</text:p>
          </table:table-cell>
          <table:table-cell table:style-name="ce36" table:number-columns-repeated="2"/>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30]" office:value-type="string" office:string-value="poids" calcext:value-type="string">
            <text:p>poids</text:p>
          </table:table-cell>
          <table:table-cell table:formula="of:=[$Tasks.B30]" office:value-type="float" office:value="9200" calcext:value-type="float">
            <text:p>9200</text:p>
          </table:table-cell>
          <table:table-cell table:formula="of:=[$Tasks.J30]" office:value-type="string" office:string-value="VMY" calcext:value-type="string">
            <text:p>VMY</text:p>
          </table:table-cell>
          <table:table-cell table:style-name="ce36" table:number-columns-repeated="6"/>
          <table:table-cell table:style-name="ce78" table:number-columns-repeated="2"/>
          <table:table-cell table:style-name="ce73" office:value-type="string" calcext:value-type="string">
            <text:p>ctcf</text:p>
          </table:table-cell>
          <table:table-cell table:style-name="ce36" table:number-columns-repeated="4"/>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3"/>
          <table:table-cell table:style-name="ce80" office:value-type="string" calcext:value-type="string">
            <text:p>dt</text:p>
          </table:table-cell>
          <table:table-cell table:style-name="ce80" office:value-type="string" calcext:value-type="string">
            <text:p>dtdt</text:p>
          </table:table-cell>
          <table:table-cell table:style-name="ce78" table:number-columns-repeated="2"/>
          <table:table-cell table:style-name="ce80" office:value-type="string" calcext:value-type="string">
            <text:p>dtdt</text:p>
          </table:table-cell>
          <table:table-cell table:style-name="ce80" office:value-type="string" calcext:value-type="string">
            <text:p>dtgr</text:p>
          </table:table-cell>
          <table:table-cell table:number-columns-repeated="3" table:style-name="ce80" office:value-type="string" calcext:value-type="string">
            <text:p>dtdt</text:p>
          </table:table-cell>
          <table:table-cell table:style-name="ce78" table:number-columns-repeated="2"/>
          <table:table-cell table:style-name="ce80" office:value-type="string" calcext:value-type="string">
            <text:p>dt</text:p>
          </table:table-cell>
          <table:table-cell table:style-name="ce36" table:number-columns-repeated="4"/>
          <table:table-cell table:style-name="ce77" table:number-columns-repeated="2"/>
          <table:table-cell table:style-name="ce36" table:number-columns-repeated="3"/>
          <table:table-cell table:style-name="ce77" table:number-columns-repeated="4"/>
          <table:table-cell table:style-name="ce36" table:number-columns-repeated="2"/>
          <table:table-cell table:style-name="ce79" office:value-type="string" calcext:value-type="string">
            <text:p>ti</text:p>
          </table:table-cell>
          <table:table-cell table:style-name="ce36" table:number-columns-repeated="2"/>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style-name="ce66" office:value-type="string" calcext:value-type="string">
            <text:p>poids</text:p>
          </table:table-cell>
          <table:table-cell table:style-name="ce66" office:value-type="float" office:value="9196" calcext:value-type="float">
            <text:p>9196</text:p>
          </table:table-cell>
          <table:table-cell table:style-name="ce66" table:formula="of:=[$Tasks.J29]" office:value-type="string" office:string-value="DGL" calcext:value-type="string">
            <text:p>DGL</text:p>
          </table:table-cell>
          <table:table-cell table:style-name="ce66"/>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number-columns-repeated="5" table:style-name="ce80" office:value-type="string" calcext:value-type="string">
            <text:p>dtdt</text:p>
          </table:table-cell>
          <table:table-cell table:style-name="ce77" table:number-columns-repeated="2"/>
          <table:table-cell table:number-columns-repeated="3" table:style-name="ce80" office:value-type="string" calcext:value-type="string">
            <text:p>dtdt</text:p>
          </table:table-cell>
          <table:table-cell table:style-name="ce77" table:number-columns-repeated="2"/>
          <table:table-cell table:number-columns-repeated="2" table:style-name="ce80" office:value-type="string" calcext:value-type="string">
            <text:p>dtdt</text:p>
          </table:table-cell>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style-name="ce36" table:number-columns-repeated="9"/>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32]" office:value-type="string" office:string-value="rapport" calcext:value-type="string">
            <text:p>rapport</text:p>
          </table:table-cell>
          <table:table-cell table:style-name="ce68" table:formula="of:=[$Tasks.B32]" office:value-type="float" office:value="5378" calcext:value-type="float">
            <text:p>5378</text:p>
          </table:table-cell>
          <table:table-cell table:style-name="ce36" table:number-columns-repeated="7"/>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33]" office:value-type="string" office:string-value="rapport" calcext:value-type="string">
            <text:p>rapport</text:p>
          </table:table-cell>
          <table:table-cell table:formula="of:=[$Tasks.B33]" office:value-type="float" office:value="5752" calcext:value-type="float">
            <text:p>5752</text:p>
          </table:table-cell>
          <table:table-cell table:formula="of:=[$Tasks.J33]" office:value-type="string" office:string-value="___" calcext:value-type="string">
            <text:p>___</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3"/>
          <table:table-cell table:style-name="ce79" office:value-type="string" calcext:value-type="string">
            <text:p>titi</text:p>
          </table:table-cell>
          <table:table-cell table:style-name="ce36"/>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34]" office:value-type="string" office:string-value="rapport" calcext:value-type="string">
            <text:p>rapport</text:p>
          </table:table-cell>
          <table:table-cell table:formula="of:=[$Tasks.B34]" office:value-type="float" office:value="8211" calcext:value-type="float">
            <text:p>8211</text:p>
          </table:table-cell>
          <table:table-cell table:formula="of:=[$Tasks.J34]" office:value-type="string" office:string-value="VMY" calcext:value-type="string">
            <text:p>VMY</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4"/>
          <table:table-cell table:style-name="ce80" office:value-type="string" calcext:value-type="string">
            <text:p>dtdt</text:p>
          </table:table-cell>
          <table:table-cell table:style-name="ce77" table:number-columns-repeated="4"/>
          <table:table-cell table:style-name="ce36" table:number-columns-repeated="2"/>
          <table:table-cell table:style-name="ce84" office:value-type="string" calcext:value-type="string">
            <text:p>dtdt</text:p>
          </table:table-cell>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35]" office:value-type="string" office:string-value="rapport" calcext:value-type="string">
            <text:p>rapport</text:p>
          </table:table-cell>
          <table:table-cell table:formula="of:=[$Tasks.B35]" office:value-type="float" office:value="9177" calcext:value-type="float">
            <text:p>9177</text:p>
          </table:table-cell>
          <table:table-cell table:formula="of:=[$Tasks.J35]" office:value-type="string" office:string-value="BOI" calcext:value-type="string">
            <text:p>BOI</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table-cell table:style-name="ce75" office:value-type="string" calcext:value-type="string">
            <text:p>cfcf</text:p>
          </table:table-cell>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16"/>
          <table:table-cell table:style-name="ce37"/>
          <table:table-cell table:style-name="ce36"/>
          <table:table-cell table:style-name="ce89"/>
          <table:table-cell table:style-name="ce36" table:number-columns-repeated="3"/>
          <table:table-cell table:style-name="ce37"/>
          <table:table-cell table:style-name="ce36"/>
          <table:table-cell table:style-name="ce89"/>
          <table:table-cell table:style-name="ce36" table:number-columns-repeated="3"/>
          <table:table-cell table:number-columns-repeated="5" table:style-name="ce80" office:value-type="string" calcext:value-type="string">
            <text:p>dtdt</text:p>
          </table:table-cell>
          <table:table-cell table:style-name="ce72" table:number-columns-repeated="2"/>
          <table:table-cell table:style-name="ce79" office:value-type="string" calcext:value-type="string">
            <text:p>titi</text:p>
          </table:table-cell>
          <table:table-cell table:style-name="ce36" table:number-columns-repeated="844"/>
        </table:table-row>
        <table:table-row table:style-name="ro9">
          <table:table-cell table:formula="of:=[$Tasks.A36]" office:value-type="string" office:string-value="rapport" calcext:value-type="string">
            <text:p>rapport</text:p>
          </table:table-cell>
          <table:table-cell table:formula="of:=[$Tasks.B36]" office:value-type="float" office:value="9179" calcext:value-type="float">
            <text:p>9179</text:p>
          </table:table-cell>
          <table:table-cell table:formula="of:=[$Tasks.J36]" office:value-type="string" office:string-value="BOI" calcext:value-type="string">
            <text:p>BOI</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2"/>
          <table:table-cell table:style-name="ce75" office:value-type="string" calcext:value-type="string">
            <text:p>cfcf</text:p>
          </table:table-cell>
          <table:table-cell table:style-name="ce36" table:number-columns-repeated="2"/>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16"/>
          <table:table-cell table:style-name="ce37"/>
          <table:table-cell table:style-name="ce36"/>
          <table:table-cell table:style-name="ce89"/>
          <table:table-cell table:style-name="ce36" table:number-columns-repeated="2"/>
          <table:table-cell table:number-columns-repeated="5" table:style-name="ce80" office:value-type="string" calcext:value-type="string">
            <text:p>dtdt</text:p>
          </table:table-cell>
          <table:table-cell table:style-name="ce72" table:number-columns-repeated="2"/>
          <table:table-cell table:style-name="ce79" office:value-type="string" calcext:value-type="string">
            <text:p>titi</text:p>
          </table:table-cell>
          <table:table-cell table:style-name="ce36"/>
          <table:table-cell table:style-name="ce89"/>
          <table:table-cell table:style-name="ce36" table:number-columns-repeated="4"/>
          <table:table-cell table:style-name="ce89"/>
          <table:table-cell table:style-name="ce36" table:number-columns-repeated="844"/>
        </table:table-row>
        <table:table-row table:style-name="ro9">
          <table:table-cell table:formula="of:=[$Tasks.A37]" office:value-type="string" office:string-value="rapport" calcext:value-type="string">
            <text:p>rapport</text:p>
          </table:table-cell>
          <table:table-cell table:formula="of:=[$Tasks.B37]" office:value-type="float" office:value="9180" calcext:value-type="float">
            <text:p>9180</text:p>
          </table:table-cell>
          <table:table-cell table:formula="of:=[$Tasks.J37]" office:value-type="string" office:string-value="VMY" calcext:value-type="string">
            <text:p>VMY</text:p>
          </table:table-cell>
          <table:table-cell table:style-name="ce36" table:number-columns-repeated="2"/>
          <table:table-cell table:style-name="ce73" office:value-type="string" calcext:value-type="string">
            <text:p>cfcf</text:p>
          </table:table-cell>
          <table:table-cell table:style-name="ce36" table:number-columns-repeated="3"/>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3"/>
          <table:table-cell table:style-name="ce84" office:value-type="string" calcext:value-type="string">
            <text:p>dtdt</text:p>
          </table:table-cell>
          <table:table-cell table:style-name="ce36"/>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16"/>
          <table:table-cell table:style-name="ce37"/>
          <table:table-cell table:style-name="ce36"/>
          <table:table-cell table:style-name="ce89"/>
          <table:table-cell table:style-name="ce36" table:number-columns-repeated="3"/>
          <table:table-cell table:style-name="ce37"/>
          <table:table-cell table:style-name="ce36"/>
          <table:table-cell table:style-name="ce89"/>
          <table:table-cell table:style-name="ce36" table:number-columns-repeated="3"/>
          <table:table-cell table:style-name="ce37"/>
          <table:table-cell table:style-name="ce36"/>
          <table:table-cell table:style-name="ce89"/>
          <table:table-cell table:style-name="ce36" table:number-columns-repeated="4"/>
          <table:table-cell table:style-name="ce89"/>
          <table:table-cell table:style-name="ce36" table:number-columns-repeated="844"/>
        </table:table-row>
        <table:table-row table:style-name="ro9">
          <table:table-cell table:formula="of:=[$Tasks.A38]" office:value-type="string" office:string-value="rapport" calcext:value-type="string">
            <text:p>rapport</text:p>
          </table:table-cell>
          <table:table-cell table:formula="of:=[$Tasks.B38]" office:value-type="float" office:value="9181" calcext:value-type="float">
            <text:p>9181</text:p>
          </table:table-cell>
          <table:table-cell table:formula="of:=[$Tasks.J38]" office:value-type="string" office:string-value="VMY" calcext:value-type="string">
            <text:p>VMY</text:p>
          </table:table-cell>
          <table:table-cell table:style-name="ce36" table:number-columns-repeated="3"/>
          <table:table-cell table:style-name="ce75" office:value-type="string" calcext:value-type="string">
            <text:p>cfcf</text:p>
          </table:table-cell>
          <table:table-cell table:style-name="ce74" office:value-type="string" calcext:value-type="string">
            <text:p>gr</text:p>
          </table:table-cell>
          <table:table-cell table:style-name="ce3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3"/>
          <table:table-cell table:style-name="ce75" office:value-type="string" calcext:value-type="string">
            <text:p>cfcf</text:p>
          </table:table-cell>
          <table:table-cell table:style-name="ce36"/>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table-cell table:style-name="ce80" office:value-type="string" calcext:value-type="string">
            <text:p>dtdt</text:p>
          </table:table-cell>
          <table:table-cell table:style-name="ce36" table:number-columns-repeated="3"/>
          <table:table-cell table:style-name="ce77" table:number-columns-repeated="2"/>
          <table:table-cell table:style-name="ce36"/>
          <table:table-cell table:style-name="ce79" office:value-type="string" calcext:value-type="string">
            <text:p>titi</text:p>
          </table:table-cell>
          <table:table-cell table:style-name="ce36" table:number-columns-repeated="3"/>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16"/>
          <table:table-cell table:style-name="ce37"/>
          <table:table-cell table:style-name="ce36"/>
          <table:table-cell table:style-name="ce89"/>
          <table:table-cell table:style-name="ce36" table:number-columns-repeated="3"/>
          <table:table-cell table:style-name="ce37"/>
          <table:table-cell table:style-name="ce36"/>
          <table:table-cell table:style-name="ce89"/>
          <table:table-cell table:style-name="ce36" table:number-columns-repeated="3"/>
          <table:table-cell table:style-name="ce37"/>
          <table:table-cell table:style-name="ce36"/>
          <table:table-cell table:style-name="ce89"/>
          <table:table-cell table:style-name="ce36" table:number-columns-repeated="4"/>
          <table:table-cell table:style-name="ce89"/>
          <table:table-cell table:style-name="ce36" table:number-columns-repeated="844"/>
        </table:table-row>
        <table:table-row table:style-name="ro9">
          <table:table-cell table:formula="of:=[$Tasks.A39]" office:value-type="string" office:string-value="rapport" calcext:value-type="string">
            <text:p>rapport</text:p>
          </table:table-cell>
          <table:table-cell table:formula="of:=[$Tasks.B39]" office:value-type="float" office:value="10242" calcext:value-type="float">
            <text:p>10242</text:p>
          </table:table-cell>
          <table:table-cell table:formula="of:=[$Tasks.J39]" office:value-type="string" office:string-value="BOI" calcext:value-type="string">
            <text:p>BOI</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4"/>
          <table:table-cell table:style-name="ce75" office:value-type="string" calcext:value-type="string">
            <text:p>cfcf</text:p>
          </table:table-cell>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16"/>
          <table:table-cell table:style-name="ce37" table:number-columns-repeated="2"/>
          <table:table-cell table:style-name="ce36"/>
          <table:table-cell table:style-name="ce72" table:number-columns-repeated="2"/>
          <table:table-cell table:style-name="ce36"/>
          <table:table-cell table:style-name="ce37"/>
          <table:table-cell table:style-name="ce36"/>
          <table:table-cell table:style-name="ce89"/>
          <table:table-cell table:style-name="ce36" table:number-columns-repeated="3"/>
          <table:table-cell table:style-name="ce37"/>
          <table:table-cell table:style-name="ce36"/>
          <table:table-cell table:style-name="ce89"/>
          <table:table-cell table:style-name="ce36" table:number-columns-repeated="4"/>
          <table:table-cell table:number-columns-repeated="5" table:style-name="ce80" office:value-type="string" calcext:value-type="string">
            <text:p>dtdt</text:p>
          </table:table-cell>
          <table:table-cell table:style-name="ce72" table:number-columns-repeated="2"/>
          <table:table-cell table:style-name="ce79" office:value-type="string" calcext:value-type="string">
            <text:p>titi</text:p>
          </table:table-cell>
          <table:table-cell table:style-name="ce36" table:number-columns-repeated="837"/>
        </table:table-row>
        <table:table-row table:style-name="ro9">
          <table:table-cell table:formula="of:=[$Tasks.A40]" office:value-type="string" office:string-value="technique" calcext:value-type="string">
            <text:p>technique</text:p>
          </table:table-cell>
          <table:table-cell table:formula="of:=[$Tasks.B40]" office:value-type="float" office:value="8291" calcext:value-type="float">
            <text:p>8291</text:p>
          </table:table-cell>
          <table:table-cell office:value-type="string" calcext:value-type="string">
            <text:p>DGL</text:p>
          </table:table-cell>
          <table:table-cell table:style-name="ce36" table:number-columns-repeated="6"/>
          <table:table-cell table:style-name="ce78" table:number-columns-repeated="2"/>
          <table:table-cell table:style-name="ce36" table:number-columns-repeated="2"/>
          <table:table-cell table:number-columns-repeated="2" table:style-name="ce80" office:value-type="string" calcext:value-type="string">
            <text:p>dtdt</text:p>
          </table:table-cell>
          <table:table-cell table:style-name="ce3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16"/>
          <table:table-cell table:style-name="ce37"/>
          <table:table-cell table:style-name="ce36"/>
          <table:table-cell table:style-name="ce89"/>
          <table:table-cell table:style-name="ce36" table:number-columns-repeated="3"/>
          <table:table-cell table:style-name="ce37"/>
          <table:table-cell table:style-name="ce36"/>
          <table:table-cell table:style-name="ce89"/>
          <table:table-cell table:style-name="ce36" table:number-columns-repeated="3"/>
          <table:table-cell table:style-name="ce37"/>
          <table:table-cell table:style-name="ce36"/>
          <table:table-cell table:style-name="ce89"/>
          <table:table-cell table:style-name="ce36" table:number-columns-repeated="4"/>
          <table:table-cell table:style-name="ce89"/>
          <table:table-cell table:style-name="ce36" table:number-columns-repeated="844"/>
        </table:table-row>
        <table:table-row table:style-name="ro9">
          <table:table-cell table:formula="of:=[$Tasks.A41]" office:value-type="string" office:string-value="technique" calcext:value-type="string">
            <text:p>technique</text:p>
          </table:table-cell>
          <table:table-cell table:formula="of:=[$Tasks.B41]" office:value-type="float" office:value="8352" calcext:value-type="float">
            <text:p>8352</text:p>
          </table:table-cell>
          <table:table-cell office:value-type="string" calcext:value-type="string">
            <text:p>DGL</text:p>
          </table:table-cell>
          <table:table-cell table:style-name="ce36" table:number-columns-repeated="6"/>
          <table:table-cell table:style-name="ce78" table:number-columns-repeated="2"/>
          <table:table-cell table:style-name="ce36" table:number-columns-repeated="4"/>
          <table:table-cell table:style-name="ce80" office:value-type="string" calcext:value-type="string">
            <text:p>dt</text:p>
          </table:table-cell>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42]" office:value-type="string" office:string-value="technique" calcext:value-type="string">
            <text:p>technique</text:p>
          </table:table-cell>
          <table:table-cell table:formula="of:=[$Tasks.B42]" office:value-type="float" office:value="8720" calcext:value-type="float">
            <text:p>8720</text:p>
          </table:table-cell>
          <table:table-cell office:value-type="string" calcext:value-type="string">
            <text:p>DGL</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80" office:value-type="string" calcext:value-type="string">
            <text:p>dt</text:p>
          </table:table-cell>
          <table:table-cell table:style-name="ce36" table:number-columns-repeated="4"/>
          <table:table-cell table:style-name="ce78" table:number-columns-repeated="2"/>
          <table:table-cell table:style-name="ce79" office:value-type="string" calcext:value-type="string">
            <text:p>tc</text:p>
          </table:table-cell>
          <table:table-cell table:style-name="ce36" table:number-columns-repeated="4"/>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43]" office:value-type="string" office:string-value="technique" calcext:value-type="string">
            <text:p>technique</text:p>
          </table:table-cell>
          <table:table-cell table:formula="of:=[$Tasks.B43]" office:value-type="float" office:value="8802" calcext:value-type="float">
            <text:p>8802</text:p>
          </table:table-cell>
          <table:table-cell office:value-type="string" calcext:value-type="string">
            <text:p>DGL</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3"/>
          <table:table-cell table:style-name="ce80" office:value-type="string" calcext:value-type="string">
            <text:p>dtdt</text:p>
          </table:table-cell>
          <table:table-cell table:style-name="ce3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style-name="ce36" table:number-columns-repeated="9"/>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45]" office:value-type="string" office:string-value="zz_livraison" calcext:value-type="string">
            <text:p>zz_livraison</text:p>
          </table:table-cell>
          <table:table-cell table:formula="of:=[$Tasks.B45]" office:value-type="float" office:value="9267" calcext:value-type="float">
            <text:p>9267</text:p>
          </table:table-cell>
          <table:table-cell table:formula="of:=[$Tasks.J45]" office:value-type="string" office:string-value="DGL" calcext:value-type="string">
            <text:p>DGL</text:p>
          </table:table-cell>
          <table:table-cell table:style-name="ce36" table:number-columns-repeated="2"/>
          <table:table-cell table:number-columns-repeated="2" table:style-name="ce74" office:value-type="string" calcext:value-type="string">
            <text:p>gtgt</text:p>
          </table:table-cell>
          <table:table-cell table:style-name="ce74" office:value-type="string" calcext:value-type="string">
            <text:p>gr</text:p>
          </table:table-cell>
          <table:table-cell table:style-name="ce74" office:value-type="string" calcext:value-type="string">
            <text:p>gqgs</text:p>
          </table:table-cell>
          <table:table-cell table:style-name="ce78" table:number-columns-repeated="2"/>
          <table:table-cell table:style-name="ce36" table:number-columns-repeated="5"/>
          <table:table-cell table:style-name="ce78" table:number-columns-repeated="2"/>
          <table:table-cell table:style-name="ce36" table:number-columns-repeated="4"/>
          <table:table-cell table:style-name="ce74" office:value-type="string" calcext:value-type="string">
            <text:p>gr</text:p>
          </table:table-cell>
          <table:table-cell table:style-name="ce78" table:number-columns-repeated="2"/>
          <table:table-cell table:style-name="ce74" office:value-type="string" calcext:value-type="string">
            <text:p>gr</text:p>
          </table:table-cell>
          <table:table-cell table:style-name="ce36" table:number-columns-repeated="4"/>
          <table:table-cell table:style-name="ce78" table:number-columns-repeated="2"/>
          <table:table-cell table:style-name="ce36" table:number-columns-repeated="5"/>
          <table:table-cell table:style-name="ce78" table:number-columns-repeated="2"/>
          <table:table-cell table:style-name="ce36"/>
          <table:table-cell table:style-name="ce74" office:value-type="string" calcext:value-type="string">
            <text:p>gr</text:p>
          </table:table-cell>
          <table:table-cell table:style-name="ce36" table:number-columns-repeated="3"/>
          <table:table-cell table:style-name="ce78" table:number-columns-repeated="2"/>
          <table:table-cell table:style-name="ce36" table:number-columns-repeated="4"/>
          <table:table-cell table:style-name="ce74" office:value-type="string" calcext:value-type="string">
            <text:p>gr</text:p>
          </table:table-cell>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4"/>
          <table:table-cell table:style-name="ce74" office:value-type="string" calcext:value-type="string">
            <text:p>gr</text:p>
          </table:table-cell>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table-cell table:style-name="ce74" office:value-type="string" calcext:value-type="string">
            <text:p>gr</text:p>
          </table:table-cell>
          <table:table-cell table:style-name="ce36"/>
          <table:table-cell table:style-name="ce77" table:number-columns-repeated="2"/>
          <table:table-cell table:style-name="ce36" table:number-columns-repeated="3"/>
          <table:table-cell table:number-columns-repeated="2" table:style-name="ce74" office:value-type="string" calcext:value-type="string">
            <text:p>gr</text:p>
          </table:table-cell>
          <table:table-cell table:style-name="ce77" table:number-columns-repeated="2"/>
          <table:table-cell table:style-name="ce36" table:number-columns-repeated="5"/>
          <table:table-cell table:style-name="ce77" table:number-columns-repeated="2"/>
          <table:table-cell table:style-name="ce36"/>
          <table:table-cell table:style-name="ce74" office:value-type="string" calcext:value-type="string">
            <text:p>gr</text:p>
          </table:table-cell>
          <table:table-cell table:style-name="ce36" table:number-columns-repeated="3"/>
          <table:table-cell table:style-name="ce77" table:number-columns-repeated="2"/>
          <table:table-cell table:style-name="ce36" table:number-columns-repeated="8"/>
          <table:table-cell table:style-name="ce74" office:value-type="string" calcext:value-type="string">
            <text:p>gr</text:p>
          </table:table-cell>
          <table:table-cell table:style-name="ce36" table:number-columns-repeated="13"/>
          <table:table-cell table:style-name="ce74" office:value-type="string" calcext:value-type="string">
            <text:p>gr</text:p>
          </table:table-cell>
          <table:table-cell table:style-name="ce36" table:number-columns-repeated="13"/>
          <table:table-cell table:style-name="ce74" office:value-type="string" calcext:value-type="string">
            <text:p>gr</text:p>
          </table:table-cell>
          <table:table-cell table:style-name="ce36" table:number-columns-repeated="8"/>
          <table:table-cell table:style-name="ce74" office:value-type="string" calcext:value-type="string">
            <text:p>gr</text:p>
          </table:table-cell>
          <table:table-cell table:style-name="ce36" table:number-columns-repeated="834"/>
        </table:table-row>
        <table:table-row table:style-name="ro9">
          <table:table-cell table:formula="of:=[$Tasks.A46]" office:value-type="string" office:string-value="zz_livraison" calcext:value-type="string">
            <text:p>zz_livraison</text:p>
          </table:table-cell>
          <table:table-cell table:formula="of:=[$Tasks.B46]" office:value-type="float" office:value="9178" calcext:value-type="float">
            <text:p>9178</text:p>
          </table:table-cell>
          <table:table-cell table:formula="of:=[$Tasks.J46]" office:value-type="string" office:string-value="DGL" calcext:value-type="string">
            <text:p>DGL</text:p>
          </table:table-cell>
          <table:table-cell table:style-name="ce36" table:number-columns-repeated="4"/>
          <table:table-cell table:style-name="ce75" office:value-type="string" calcext:value-type="string">
            <text:p>cf</text:p>
          </table:table-cell>
          <table:table-cell table:style-name="ce36"/>
          <table:table-cell table:style-name="ce78" table:number-columns-repeated="2"/>
          <table:table-cell table:style-name="ce75" office:value-type="string" calcext:value-type="string">
            <text:p>cfct</text:p>
          </table:table-cell>
          <table:table-cell table:style-name="ce36" table:number-columns-repeated="4"/>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2"/>
          <table:table-cell table:style-name="ce74" office:value-type="string" calcext:value-type="string">
            <office:annotation draw:style-name="gr4" draw:text-style-name="P3" svg:width="34.65mm" svg:height="19.58mm" svg:x="396.08mm" svg:y="209.01mm" draw:caption-point-x="-0.63mm" draw:caption-point-y="13.07mm">
              <dc:date>2016-10-22T00:00:00</dc:date>
              <text:p text:style-name="P2"><text:span text:style-name="T1">Denis-Gilles Laurent:</text:span></text:p>
              <text:p text:style-name="P2"><text:span text:style-name="T2">Preparation de la livraison en intégration </text:span></text:p>
            </office:annotation>
            <text:p>gege</text:p>
          </table:table-cell>
          <table:table-cell table:style-name="ce36" table:number-columns-repeated="2"/>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3"/>
          <table:table-cell table:style-name="ce74" office:value-type="string" calcext:value-type="string">
            <office:annotation draw:style-name="gr5" draw:text-style-name="P3" svg:width="34.93mm" svg:height="24.87mm" svg:x="560.91mm" svg:y="184.67mm" draw:caption-point-x="32.45mm" draw:caption-point-y="37.41mm">
              <dc:date>2016-10-22T00:00:00</dc:date>
              <text:p text:style-name="P2"><text:span text:style-name="T1">Denis-Gilles Laurent:</text:span></text:p>
              <text:p text:style-name="P2"><text:span text:style-name="T2">Livraison en recette</text:span></text:p>
            </office:annotation>
            <text:p>ge</text:p>
          </table:table-cell>
          <table:table-cell table:style-name="ce82" office:value-type="string" calcext:value-type="string">
            <text:p>_ru</text:p>
          </table:table-cell>
          <table:table-cell table:style-name="ce77" table:number-columns-repeated="2"/>
          <table:table-cell table:number-columns-repeated="5" table:style-name="ce82" office:value-type="string" calcext:value-type="string">
            <text:p>_ru</text:p>
          </table:table-cell>
          <table:table-cell table:style-name="ce77" table:number-columns-repeated="2"/>
          <table:table-cell table:number-columns-repeated="5" table:style-name="ce82" office:value-type="string" calcext:value-type="string">
            <text:p>_ru</text:p>
          </table:table-cell>
          <table:table-cell table:style-name="ce77" table:number-columns-repeated="2"/>
          <table:table-cell table:number-columns-repeated="5" table:style-name="ce82" office:value-type="string" calcext:value-type="string">
            <text:p>_ru</text:p>
          </table:table-cell>
          <table:table-cell table:style-name="ce77" table:number-columns-repeated="2"/>
          <table:table-cell table:number-columns-repeated="5" table:style-name="ce82" office:value-type="string" calcext:value-type="string">
            <text:p>_ru</text:p>
          </table:table-cell>
          <table:table-cell table:style-name="ce77" table:number-columns-repeated="2"/>
          <table:table-cell table:style-name="ce83" office:value-type="string" calcext:value-type="string">
            <text:p>mg</text:p>
          </table:table-cell>
          <table:table-cell table:style-name="ce74" office:value-type="string" calcext:value-type="string">
            <office:annotation draw:style-name="gr4" draw:text-style-name="P3" svg:width="34.92mm" svg:height="19.58mm" svg:x="894.29mm" svg:y="208.75mm" draw:caption-point-x="-4.07mm" draw:caption-point-y="13.33mm">
              <dc:date>2016-10-22T00:00:00</dc:date>
              <text:p text:style-name="P2"><text:span text:style-name="T1">Denis-Gilles Laurent:</text:span></text:p>
              <text:p text:style-name="P2"><text:span text:style-name="T2">Re-livraison en recette</text:span></text:p>
            </office:annotation>
            <text:p>ge</text:p>
          </table:table-cell>
          <table:table-cell table:number-columns-repeated="3" table:style-name="ce82" office:value-type="string" calcext:value-type="string">
            <text:p>_ru</text:p>
          </table:table-cell>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number-columns-repeated="3" table:style-name="ce85" office:value-type="string" calcext:value-type="string">
            <text:p>_pi</text:p>
          </table:table-cell>
          <table:table-cell table:style-name="ce85" office:value-type="string" calcext:value-type="string">
            <text:p>pi</text:p>
          </table:table-cell>
          <table:table-cell table:style-name="ce36"/>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47]" office:value-type="string" office:string-value="zz_livraison" calcext:value-type="string">
            <text:p>zz_livraison</text:p>
          </table:table-cell>
          <table:table-cell table:formula="of:=[$Tasks.B47]" office:value-type="float" office:value="9266" calcext:value-type="float">
            <text:p>9266</text:p>
          </table:table-cell>
          <table:table-cell table:formula="of:=[$Tasks.J47]" office:value-type="string" office:string-value="DGL" calcext:value-type="string">
            <text:p>DGL</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table-cell table:style-name="ce75" office:value-type="string" calcext:value-type="string">
            <text:p>cf</text:p>
          </table:table-cell>
          <table:table-cell table:style-name="ce36"/>
          <table:table-cell table:style-name="ce75" office:value-type="string" calcext:value-type="string">
            <text:p>ct</text:p>
          </table:table-cell>
          <table:table-cell table:style-name="ce36"/>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74" office:value-type="string" calcext:value-type="string">
            <office:annotation draw:style-name="gr6" draw:text-style-name="P3" svg:width="34.66mm" svg:height="19.57mm" svg:x="818.88mm" svg:y="213.25mm" draw:caption-point-x="-0.63mm" draw:caption-point-y="13.35mm">
              <dc:date>2016-10-22T00:00:00</dc:date>
              <text:p text:style-name="P2"><text:span text:style-name="T1">Denis-Gilles Laurent:</text:span></text:p>
              <text:p text:style-name="P2"><text:span text:style-name="T2">Preparation livraison en intégration + demande maj schéma</text:span></text:p>
              <text:p text:style-name="P2"><text:span text:style-name="T2"/></text:p>
            </office:annotation>
            <text:p>gege</text:p>
          </table:table-cell>
          <table:table-cell table:style-name="ce36" table:number-columns-repeated="4"/>
          <table:table-cell table:style-name="ce77" table:number-columns-repeated="2"/>
          <table:table-cell table:style-name="ce36" table:number-columns-repeated="3"/>
          <table:table-cell table:style-name="ce74" office:value-type="string" calcext:value-type="string">
            <office:annotation draw:style-name="gr6" draw:text-style-name="P3" svg:width="34.66mm" svg:height="19.57mm" svg:x="908.84mm" svg:y="213.25mm" draw:caption-point-x="-0.63mm" draw:caption-point-y="13.35mm">
              <dc:date>2016-10-22T00:00:00</dc:date>
              <text:p text:style-name="P2"><text:span text:style-name="T1">Denis-Gilles Laurent:</text:span></text:p>
              <text:p text:style-name="P2"><text:span text:style-name="T2">Livraison en recette</text:span></text:p>
            </office:annotation>
            <text:p>gege</text:p>
          </table:table-cell>
          <table:table-cell table:style-name="ce36"/>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2"/>
          <table:table-cell table:style-name="ce74" office:value-type="string" calcext:value-type="string">
            <office:annotation draw:style-name="gr6" draw:text-style-name="P3" svg:width="34.92mm" svg:height="19.57mm" svg:x="1110.19mm" svg:y="212.99mm" draw:caption-point-x="-4.07mm" draw:caption-point-y="13.61mm">
              <dc:date>2016-10-22T00:00:00</dc:date>
              <text:p text:style-name="P2"><text:span text:style-name="T1">Denis-Gilles Laurent:</text:span></text:p>
              <text:p text:style-name="P2"><text:span text:style-name="T2">Livraison en recette</text:span></text:p>
            </office:annotation>
            <text:p>ge</text:p>
          </table:table-cell>
          <table:table-cell table:style-name="ce77" table:number-columns-repeated="2"/>
          <table:table-cell table:number-columns-repeated="5" table:style-name="ce82" office:value-type="string" calcext:value-type="string">
            <text:p>_ru</text:p>
          </table:table-cell>
          <table:table-cell table:style-name="ce77" table:number-columns-repeated="2"/>
          <table:table-cell table:style-name="ce74" office:value-type="string" calcext:value-type="string">
            <office:annotation draw:style-name="gr6" draw:text-style-name="P3" svg:width="34.92mm" svg:height="19.57mm" svg:x="1200.15mm" svg:y="212.99mm" draw:caption-point-x="-4.07mm" draw:caption-point-y="13.61mm">
              <dc:date>2016-10-22T00:00:00</dc:date>
              <text:p text:style-name="P2"><text:span text:style-name="T1">Denis-Gilles Laurent:</text:span></text:p>
              <text:p text:style-name="P2"><text:span text:style-name="T2">Livraison en recette</text:span></text:p>
            </office:annotation>
            <text:p>ge</text:p>
          </table:table-cell>
          <table:table-cell table:number-columns-repeated="3" table:style-name="ce82" office:value-type="string" calcext:value-type="string">
            <text:p>_ru</text:p>
          </table:table-cell>
          <table:table-cell table:style-name="ce74" office:value-type="string" calcext:value-type="string">
            <office:annotation draw:style-name="gr6" draw:text-style-name="P3" svg:width="34.92mm" svg:height="19.57mm" svg:x="1236.13mm" svg:y="212.99mm" draw:caption-point-x="-4.07mm" draw:caption-point-y="13.61mm">
              <dc:date>2016-10-22T00:00:00</dc:date>
              <text:p text:style-name="P2"><text:span text:style-name="T1">Denis-Gilles Laurent:</text:span></text:p>
              <text:p text:style-name="P2"><text:span text:style-name="T2">Livraison en recette</text:span></text:p>
            </office:annotation>
            <text:p>ge</text:p>
          </table:table-cell>
          <table:table-cell table:style-name="ce77" table:number-columns-repeated="2"/>
          <table:table-cell table:style-name="ce83" office:value-type="string" calcext:value-type="string">
            <text:p>mg</text:p>
          </table:table-cell>
          <table:table-cell table:number-columns-repeated="2" table:style-name="ce82" office:value-type="string" calcext:value-type="string">
            <text:p>_ru</text:p>
          </table:table-cell>
          <table:table-cell table:number-columns-repeated="2" table:style-name="ce85" office:value-type="string" calcext:value-type="string">
            <text:p>_pi</text:p>
          </table:table-cell>
          <table:table-cell table:style-name="ce77" table:number-columns-repeated="2"/>
          <table:table-cell table:style-name="ce85" office:value-type="string" calcext:value-type="string">
            <text:p>pi</text:p>
          </table:table-cell>
          <table:table-cell table:style-name="ce36" table:number-columns-repeated="879"/>
        </table:table-row>
        <table:table-row table:style-name="ro9">
          <table:table-cell table:formula="of:=[$Tasks.A48]" office:value-type="string" office:string-value="zz_livraison" calcext:value-type="string">
            <text:p>zz_livraison</text:p>
          </table:table-cell>
          <table:table-cell table:formula="of:=[$Tasks.B48]" office:value-type="float" office:value="9566" calcext:value-type="float">
            <text:p>9566</text:p>
          </table:table-cell>
          <table:table-cell table:formula="of:=[$Tasks.J48]" office:value-type="string" office:string-value="DGL" calcext:value-type="string">
            <text:p>DGL</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table-cell table:style-name="ce75" office:value-type="string" calcext:value-type="string">
            <text:p>cf</text:p>
          </table:table-cell>
          <table:table-cell table:style-name="ce75" office:value-type="string" calcext:value-type="string">
            <text:p>cfcf</text:p>
          </table:table-cell>
          <table:table-cell table:style-name="ce75" office:value-type="string" calcext:value-type="string">
            <text:p>cf</text:p>
          </table:table-cell>
          <table:table-cell table:style-name="ce36"/>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74" office:value-type="string" calcext:value-type="string">
            <office:annotation draw:style-name="gr4" draw:text-style-name="P3" svg:width="34.92mm" svg:height="19.58mm" svg:x="1326.09mm" svg:y="217.22mm" draw:caption-point-x="-4.07mm" draw:caption-point-y="13.89mm">
              <dc:date>2016-10-22T00:00:00</dc:date>
              <text:p text:style-name="P2"><text:span text:style-name="T1">Denis-Gilles Laurent:</text:span></text:p>
              <text:p text:style-name="P2"><text:span text:style-name="T2">Livraison en recette</text:span></text:p>
            </office:annotation>
            <text:p>ge</text:p>
          </table:table-cell>
          <table:table-cell table:number-columns-repeated="3" table:style-name="ce82" office:value-type="string" calcext:value-type="string">
            <text:p>_ru</text:p>
          </table:table-cell>
          <table:table-cell table:style-name="ce74" office:value-type="string" calcext:value-type="string">
            <office:annotation draw:style-name="gr4" draw:text-style-name="P3" svg:width="34.92mm" svg:height="19.58mm" svg:x="1362.07mm" svg:y="217.22mm" draw:caption-point-x="-4.07mm" draw:caption-point-y="13.89mm">
              <dc:date>2016-10-22T00:00:00</dc:date>
              <text:p text:style-name="P2"><text:span text:style-name="T1">Denis-Gilles Laurent:</text:span></text:p>
              <text:p text:style-name="P2"><text:span text:style-name="T2">Livraison en recette</text:span></text:p>
            </office:annotation>
            <text:p>ge</text:p>
          </table:table-cell>
          <table:table-cell table:style-name="ce36" table:number-columns-repeated="2"/>
          <table:table-cell table:style-name="ce82" office:value-type="string" calcext:value-type="string">
            <text:p>_ru</text:p>
          </table:table-cell>
          <table:table-cell table:style-name="ce83" office:value-type="string" calcext:value-type="string">
            <text:p>mg</text:p>
          </table:table-cell>
          <table:table-cell table:number-columns-repeated="3" table:style-name="ce82" office:value-type="string" calcext:value-type="string">
            <text:p>_ru</text:p>
          </table:table-cell>
          <table:table-cell table:style-name="ce36" table:number-columns-repeated="2"/>
          <table:table-cell table:number-columns-repeated="3" table:style-name="ce82" office:value-type="string" calcext:value-type="string">
            <text:p>_ru</text:p>
          </table:table-cell>
          <table:table-cell table:number-columns-repeated="2" table:style-name="ce85" office:value-type="string" calcext:value-type="string">
            <text:p>_pi</text:p>
          </table:table-cell>
          <table:table-cell table:style-name="ce36" table:number-columns-repeated="2"/>
          <table:table-cell table:style-name="ce85" office:value-type="string" calcext:value-type="string">
            <text:p>pi</text:p>
          </table:table-cell>
          <table:table-cell table:style-name="ce36" table:number-columns-repeated="858"/>
        </table:table-row>
        <table:table-row table:style-name="ro9">
          <table:table-cell table:formula="of:=[$Tasks.A49]" office:value-type="string" office:string-value="zz_livraison" calcext:value-type="string">
            <text:p>zz_livraison</text:p>
          </table:table-cell>
          <table:table-cell table:formula="of:=[$Tasks.B49]" office:value-type="float" office:value="10542" calcext:value-type="float">
            <text:p>10542</text:p>
          </table:table-cell>
          <table:table-cell table:formula="of:=[$Tasks.J49]" office:value-type="string" office:string-value="DGL" calcext:value-type="string">
            <text:p>DGL</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4"/>
          <table:table-cell table:style-name="ce37"/>
          <table:table-cell table:style-name="ce72"/>
          <table:table-cell table:style-name="ce36" table:number-columns-repeated="36"/>
          <table:table-cell table:number-columns-repeated="2" table:style-name="ce82" office:value-type="string" calcext:value-type="string">
            <text:p>_ru</text:p>
          </table:table-cell>
          <table:table-cell table:style-name="ce83" office:value-type="string" calcext:value-type="string">
            <text:p>mg</text:p>
          </table:table-cell>
          <table:table-cell table:style-name="ce74" office:value-type="string" calcext:value-type="string">
            <text:p>ge</text:p>
          </table:table-cell>
          <table:table-cell table:style-name="ce85" office:value-type="string" calcext:value-type="string">
            <text:p>pi</text:p>
          </table:table-cell>
          <table:table-cell table:style-name="ce36" table:number-columns-repeated="833"/>
        </table:table-row>
        <table:table-row table:style-name="ro9">
          <table:table-cell table:style-name="ce36" table:number-columns-repeated="9"/>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office:value-type="string" calcext:value-type="string">
            <text:p>projet</text:p>
          </table:table-cell>
          <table:table-cell table:style-name="ce69" office:value-type="string" calcext:value-type="string">
            <text:p>QUAD</text:p>
          </table:table-cell>
          <table:table-cell office:value-type="string" calcext:value-type="string">
            <text:p>CAE</text:p>
          </table:table-cell>
          <table:table-cell table:style-name="ce36" table:number-columns-repeated="6"/>
          <table:table-cell table:style-name="ce78" table:number-columns-repeated="2"/>
          <table:table-cell table:style-name="ce36"/>
          <table:table-cell table:number-columns-repeated="4" table:style-name="ce79" office:value-type="string" calcext:value-type="string">
            <text:p>_td</text:p>
          </table:table-cell>
          <table:table-cell table:style-name="ce78" table:number-columns-repeated="2"/>
          <table:table-cell table:number-columns-repeated="3" table:style-name="ce79" office:value-type="string" calcext:value-type="string">
            <text:p>_td</text:p>
          </table:table-cell>
          <table:table-cell table:style-name="ce36" table:number-columns-repeated="2"/>
          <table:table-cell table:style-name="ce78" table:number-columns-repeated="2"/>
          <table:table-cell table:style-name="ce36" table:number-columns-repeated="5"/>
          <table:table-cell table:style-name="ce78" table:number-columns-repeated="2"/>
          <table:table-cell table:style-name="ce36" table:number-columns-repeated="4"/>
          <table:table-cell table:style-name="ce79" office:value-type="string" calcext:value-type="string">
            <text:p>_td</text:p>
          </table:table-cell>
          <table:table-cell table:style-name="ce78" table:number-columns-repeated="2"/>
          <table:table-cell table:number-columns-repeated="5" table:style-name="ce79" office:value-type="string" calcext:value-type="string">
            <text:p>_td</text:p>
          </table:table-cell>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table-cell table:number-columns-repeated="3" table:style-name="ce75" office:value-type="string" calcext:value-type="string">
            <text:p>cscs</text:p>
          </table:table-cell>
          <table:table-cell table:style-name="ce75" office:value-type="string" calcext:value-type="string">
            <text:p>cs</text:p>
          </table:table-cell>
          <table:table-cell table:style-name="ce77" table:number-columns-repeated="2"/>
          <table:table-cell table:number-columns-repeated="5" table:style-name="ce79" office:value-type="string" calcext:value-type="string">
            <text:p>_td</text:p>
          </table:table-cell>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number-columns-repeated="3" table:style-name="ce78" office:value-type="string" calcext:value-type="string">
            <text:p>aaaa</text:p>
          </table:table-cell>
          <table:table-cell table:style-name="ce36" table:number-columns-repeated="2"/>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52]" office:value-type="string" office:string-value="projet" calcext:value-type="string">
            <text:p>projet</text:p>
          </table:table-cell>
          <table:table-cell table:style-name="ce69" office:value-type="string" calcext:value-type="string">
            <text:p>HP</text:p>
          </table:table-cell>
          <table:table-cell office:value-type="string" calcext:value-type="string">
            <text:p>VMY</text:p>
          </table:table-cell>
          <table:table-cell table:style-name="ce36" table:number-columns-repeated="6"/>
          <table:table-cell table:style-name="ce78" table:number-columns-repeated="2"/>
          <table:table-cell table:style-name="ce36" table:number-columns-repeated="2"/>
          <table:table-cell table:number-columns-repeated="3" table:style-name="ce78" office:value-type="string" calcext:value-type="string">
            <text:p>aaaa</text:p>
          </table:table-cell>
          <table:table-cell table:style-name="ce78" table:number-columns-repeated="2"/>
          <table:table-cell table:number-columns-repeated="5" table:style-name="ce78" office:value-type="string" calcext:value-type="string">
            <text:p>aaaa</text:p>
          </table:table-cell>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78" office:value-type="string" calcext:value-type="string">
            <text:p>aaaa</text:p>
          </table:table-cell>
          <table:table-cell table:style-name="ce36" table:number-columns-repeated="2"/>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formula="of:=[$Tasks.A52]" office:value-type="string" office:string-value="projet" calcext:value-type="string">
            <text:p>projet</text:p>
          </table:table-cell>
          <table:table-cell table:style-name="ce69" office:value-type="string" calcext:value-type="string">
            <text:p>HP</text:p>
          </table:table-cell>
          <table:table-cell office:value-type="string" calcext:value-type="string">
            <text:p>DGL</text:p>
          </table:table-cell>
          <table:table-cell table:style-name="ce36" table:number-columns-repeated="6"/>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table-cell table:number-columns-repeated="4" table:style-name="ce78" office:value-type="string" calcext:value-type="string">
            <text:p>aaaa</text:p>
          </table:table-cell>
          <table:table-cell table:style-name="ce78" table:number-columns-repeated="2"/>
          <table:table-cell table:number-columns-repeated="5" table:style-name="ce78" office:value-type="string" calcext:value-type="string">
            <text:p>aaaa</text:p>
          </table:table-cell>
          <table:table-cell table:style-name="ce78" table:number-columns-repeated="2"/>
          <table:table-cell table:style-name="ce78" office:value-type="string" calcext:value-type="string">
            <text:p>aaaa</text:p>
          </table:table-cell>
          <table:table-cell table:style-name="ce36" table:number-columns-repeated="4"/>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4"/>
          <table:table-cell table:style-name="ce78" office:value-type="string" calcext:value-type="string">
            <text:p>aaaa</text:p>
          </table:table-cell>
          <table:table-cell table:style-name="ce77" table:number-columns-repeated="4"/>
          <table:table-cell table:style-name="ce36" table:number-columns-repeated="3"/>
          <table:table-cell table:style-name="ce77" table:number-columns-repeated="4"/>
          <table:table-cell table:style-name="ce78" office:value-type="string" calcext:value-type="string">
            <text:p>aaaa</text:p>
          </table:table-cell>
          <table:table-cell table:style-name="ce36" table:number-columns-repeated="2"/>
          <table:table-cell table:style-name="ce77" table:number-columns-repeated="2"/>
          <table:table-cell table:style-name="ce36" table:number-columns-repeated="2"/>
          <table:table-cell table:style-name="ce78" office:value-type="string" calcext:value-type="string">
            <text:p>aaaa</text:p>
          </table:table-cell>
          <table:table-cell table:style-name="ce36" table:number-columns-repeated="2"/>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number-rows-repeated="2">
          <table:table-cell table:style-name="ce36" table:number-columns-repeated="9"/>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office:value-type="string" calcext:value-type="string">
            <text:p>VMY GBO</text:p>
          </table:table-cell>
          <table:table-cell table:style-name="ce36" table:number-columns-repeated="8"/>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office:value-type="string" calcext:value-type="string">
            <text:p>MOA / User</text:p>
          </table:table-cell>
          <table:table-cell table:style-name="ce36" table:number-columns-repeated="8"/>
          <table:table-cell table:style-name="ce78" table:number-columns-repeated="2"/>
          <table:table-cell table:style-name="ce36"/>
          <table:table-cell table:number-columns-repeated="4" table:style-name="ce79" office:value-type="string" calcext:value-type="string">
            <text:p>_td</text:p>
          </table:table-cell>
          <table:table-cell table:style-name="ce78" table:number-columns-repeated="2"/>
          <table:table-cell table:number-columns-repeated="3" table:style-name="ce79" office:value-type="string" calcext:value-type="string">
            <text:p>_td</text:p>
          </table:table-cell>
          <table:table-cell table:style-name="ce36" table:number-columns-repeated="2"/>
          <table:table-cell table:style-name="ce78" table:number-columns-repeated="2"/>
          <table:table-cell table:style-name="ce36" table:number-columns-repeated="5"/>
          <table:table-cell table:style-name="ce78" table:number-columns-repeated="2"/>
          <table:table-cell table:style-name="ce36" table:number-columns-repeated="4"/>
          <table:table-cell table:style-name="ce79" office:value-type="string" calcext:value-type="string">
            <text:p>_td</text:p>
          </table:table-cell>
          <table:table-cell table:style-name="ce78" table:number-columns-repeated="2"/>
          <table:table-cell table:number-columns-repeated="5" table:style-name="ce79" office:value-type="string" calcext:value-type="string">
            <text:p>_td</text:p>
          </table:table-cell>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5"/>
          <table:table-cell table:style-name="ce77" table:number-columns-repeated="2"/>
          <table:table-cell table:number-columns-repeated="5" table:style-name="ce79" office:value-type="string" calcext:value-type="string">
            <text:p>_td</text:p>
          </table:table-cell>
          <table:table-cell table:style-name="ce77" table:number-columns-repeated="2"/>
          <table:table-cell table:number-columns-repeated="5" table:style-name="ce79" office:value-type="string" calcext:value-type="string">
            <text:p>_td</text:p>
          </table:table-cell>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office:value-type="string" calcext:value-type="string">
            <text:p>NL AX</text:p>
          </table:table-cell>
          <table:table-cell table:style-name="ce36" table:number-columns-repeated="8"/>
          <table:table-cell table:style-name="ce78" table:number-columns-repeated="2"/>
          <table:table-cell table:style-name="ce36" table:number-columns-repeated="2"/>
          <table:table-cell table:number-columns-repeated="3" office:value-type="string" calcext:value-type="string">
            <text:p>X</text:p>
          </table:table-cell>
          <table:table-cell table:number-columns-repeated="2" table:style-name="ce78" office:value-type="string" calcext:value-type="string">
            <text:p>X</text:p>
          </table:table-cell>
          <table:table-cell table:number-columns-repeated="2" office:value-type="string" calcext:value-type="string">
            <text:p>X</text:p>
          </table:table-cell>
          <table:table-cell table:style-name="ce36" table:number-columns-repeated="3"/>
          <table:table-cell table:style-name="ce78" table:number-columns-repeated="2"/>
          <table:table-cell table:style-name="ce36" table:number-columns-repeated="2"/>
          <table:table-cell table:number-columns-repeated="3" office:value-type="string" calcext:value-type="string">
            <text:p>X</text:p>
          </table:table-cell>
          <table:table-cell table:number-columns-repeated="2" table:style-name="ce78" office:value-type="string" calcext:value-type="string">
            <text:p>X</text:p>
          </table:table-cell>
          <table:table-cell table:number-columns-repeated="2" office:value-type="string" calcext:value-type="string">
            <text:p>X</text:p>
          </table:table-cell>
          <table:table-cell table:style-name="ce36" table:number-columns-repeated="3"/>
          <table:table-cell table:style-name="ce78" table:number-columns-repeated="2"/>
          <table:table-cell table:style-name="ce36" table:number-columns-repeated="2"/>
          <table:table-cell table:number-columns-repeated="3" office:value-type="string" calcext:value-type="string">
            <text:p>X</text:p>
          </table:table-cell>
          <table:table-cell table:number-columns-repeated="2" table:style-name="ce78" office:value-type="string" calcext:value-type="string">
            <text:p>X</text:p>
          </table:table-cell>
          <table:table-cell table:number-columns-repeated="2" office:value-type="string" calcext:value-type="string">
            <text:p>X</text:p>
          </table:table-cell>
          <table:table-cell table:style-name="ce36" table:number-columns-repeated="3"/>
          <table:table-cell table:style-name="ce77" table:number-columns-repeated="2"/>
          <table:table-cell table:style-name="ce36"/>
          <table:table-cell table:number-columns-repeated="2" office:value-type="string" calcext:value-type="string">
            <text:p>X</text:p>
          </table:table-cell>
          <table:table-cell table:number-columns-repeated="4" table:style-name="ce77" office:value-type="string" calcext:value-type="string">
            <text:p>X</text:p>
          </table:table-cell>
          <table:table-cell table:number-columns-repeated="2" office:value-type="string" calcext:value-type="string">
            <text:p>X</text:p>
          </table:table-cell>
          <table:table-cell table:style-name="ce36" table:number-columns-repeated="3"/>
          <table:table-cell table:style-name="ce77" table:number-columns-repeated="2"/>
          <table:table-cell table:style-name="ce36" table:number-columns-repeated="2"/>
          <table:table-cell table:number-columns-repeated="3" office:value-type="string" calcext:value-type="string">
            <text:p>X</text:p>
          </table:table-cell>
          <table:table-cell table:number-columns-repeated="2" table:style-name="ce77" office:value-type="string" calcext:value-type="string">
            <text:p>X</text:p>
          </table:table-cell>
          <table:table-cell table:number-columns-repeated="2" office:value-type="string" calcext:value-type="string">
            <text:p>X</text:p>
          </table:table-cell>
          <table:table-cell table:style-name="ce36" table:number-columns-repeated="3"/>
          <table:table-cell table:style-name="ce77" table:number-columns-repeated="2"/>
          <table:table-cell table:style-name="ce36" table:number-columns-repeated="3"/>
          <table:table-cell table:number-columns-repeated="2" office:value-type="string" calcext:value-type="string">
            <text:p>X</text:p>
          </table:table-cell>
          <table:table-cell table:number-columns-repeated="2" table:style-name="ce77" office:value-type="string" calcext:value-type="string">
            <text:p>X</text:p>
          </table:table-cell>
          <table:table-cell table:number-columns-repeated="2" office:value-type="string" calcext:value-type="string">
            <text:p>X</text:p>
          </table:table-cell>
          <table:table-cell table:style-name="ce36" table:number-columns-repeated="3"/>
          <table:table-cell table:style-name="ce77" table:number-columns-repeated="2"/>
          <table:table-cell table:style-name="ce36" table:number-columns-repeated="3"/>
          <table:table-cell table:number-columns-repeated="2" office:value-type="string" calcext:value-type="string">
            <text:p>X</text:p>
          </table:table-cell>
          <table:table-cell table:number-columns-repeated="2" table:style-name="ce77" office:value-type="string" calcext:value-type="string">
            <text:p>X</text:p>
          </table:table-cell>
          <table:table-cell table:number-columns-repeated="2" office:value-type="string" calcext:value-type="string">
            <text:p>X</text:p>
          </table:table-cell>
          <table:table-cell table:style-name="ce36" table:number-columns-repeated="3"/>
          <table:table-cell table:style-name="ce77" table:number-columns-repeated="4"/>
          <table:table-cell table:style-name="ce36" table:number-columns-repeated="3"/>
          <table:table-cell table:style-name="ce77" table:number-columns-repeated="4"/>
          <table:table-cell table:style-name="ce36"/>
          <table:table-cell table:number-columns-repeated="2" office:value-type="string" calcext:value-type="string">
            <text:p>X</text:p>
          </table:table-cell>
          <table:table-cell table:number-columns-repeated="2" table:style-name="ce77" office:value-type="string" calcext:value-type="string">
            <text:p>X</text:p>
          </table:table-cell>
          <table:table-cell table:number-columns-repeated="2" office:value-type="string" calcext:value-type="string">
            <text:p>X</text:p>
          </table:table-cell>
          <table:table-cell table:style-name="ce36" table:number-columns-repeated="3"/>
          <table:table-cell table:style-name="ce77" table:number-columns-repeated="2"/>
          <table:table-cell table:style-name="ce36" table:number-columns-repeated="3"/>
          <table:table-cell table:number-columns-repeated="2" office:value-type="string" calcext:value-type="string">
            <text:p>X</text:p>
          </table:table-cell>
          <table:table-cell table:number-columns-repeated="2" table:style-name="ce77" office:value-type="string" calcext:value-type="string">
            <text:p>X</text:p>
          </table:table-cell>
          <table:table-cell table:number-columns-repeated="2" office:value-type="string" calcext:value-type="string">
            <text:p>X</text:p>
          </table:table-cell>
          <table:table-cell table:style-name="ce36" table:number-columns-repeated="3"/>
          <table:table-cell table:style-name="ce77" table:number-columns-repeated="2"/>
          <table:table-cell table:style-name="ce36" table:number-columns-repeated="3"/>
          <table:table-cell office:value-type="string" calcext:value-type="string">
            <text:p>X</text:p>
          </table:table-cell>
          <table:table-cell table:style-name="ce37" office:value-type="string" calcext:value-type="string">
            <text:p>X</text:p>
          </table:table-cell>
          <table:table-cell table:number-columns-repeated="2" table:style-name="ce77" office:value-type="string" calcext:value-type="string">
            <text:p>X</text:p>
          </table:table-cell>
          <table:table-cell table:number-columns-repeated="2" office:value-type="string" calcext:value-type="string">
            <text:p>X</text:p>
          </table:table-cell>
          <table:table-cell table:style-name="ce36" table:number-columns-repeated="8"/>
          <table:table-cell table:style-name="ce37" office:value-type="string" calcext:value-type="string">
            <text:p>X</text:p>
          </table:table-cell>
          <table:table-cell office:value-type="string" calcext:value-type="string">
            <text:p>X</text:p>
          </table:table-cell>
          <table:table-cell table:number-columns-repeated="2" table:style-name="ce77" office:value-type="string" calcext:value-type="string">
            <text:p>X</text:p>
          </table:table-cell>
          <table:table-cell office:value-type="string" calcext:value-type="string">
            <text:p>X</text:p>
          </table:table-cell>
          <table:table-cell table:style-name="ce37" office:value-type="string" calcext:value-type="string">
            <text:p>X</text:p>
          </table:table-cell>
          <table:table-cell table:style-name="ce36" table:number-columns-repeated="8"/>
          <table:table-cell table:number-columns-repeated="4" office:value-type="string" calcext:value-type="string">
            <text:p>X</text:p>
          </table:table-cell>
          <table:table-cell table:number-columns-repeated="2" table:style-name="ce89" office:value-type="string" calcext:value-type="string">
            <text:p>X</text:p>
          </table:table-cell>
          <table:table-cell table:style-name="ce36" table:number-columns-repeated="843"/>
        </table:table-row>
        <table:table-row table:style-name="ro9">
          <table:table-cell office:value-type="string" calcext:value-type="string">
            <text:p>Arcad</text:p>
          </table:table-cell>
          <table:table-cell table:style-name="ce36" table:number-columns-repeated="8"/>
          <table:table-cell table:style-name="ce78" table:number-columns-repeated="2"/>
          <table:table-cell office:value-type="string" calcext:value-type="string">
            <text:p>X</text:p>
          </table:table-cell>
          <table:table-cell table:style-name="ce36" table:number-columns-repeated="4"/>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office:value-type="string" calcext:value-type="string">
            <text:p>X</text:p>
          </table:table-cell>
          <table:table-cell table:style-name="ce36" table:number-columns-repeated="4"/>
          <table:table-cell table:style-name="ce78" table:number-columns-repeated="2"/>
          <table:table-cell table:style-name="ce36" table:number-columns-repeated="5"/>
          <table:table-cell table:style-name="ce78" table:number-columns-repeated="2"/>
          <table:table-cell office:value-type="string" calcext:value-type="string">
            <text:p>X</text:p>
          </table:table-cell>
          <table:table-cell table:style-name="ce36" table:number-columns-repeated="4"/>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office:value-type="string" calcext:value-type="string">
            <text:p>X</text:p>
          </table:table-cell>
          <table:table-cell table:style-name="ce36" table:number-columns-repeated="4"/>
          <table:table-cell table:style-name="ce77" table:number-columns-repeated="2"/>
          <table:table-cell table:style-name="ce36" table:number-columns-repeated="5"/>
          <table:table-cell table:style-name="ce77" table:number-columns-repeated="2"/>
          <table:table-cell office:value-type="string" calcext:value-type="string">
            <text:p>X</text:p>
          </table:table-cell>
          <table:table-cell table:style-name="ce36" table:number-columns-repeated="4"/>
          <table:table-cell table:style-name="ce77" table:number-columns-repeated="2"/>
          <table:table-cell table:style-name="ce36" table:number-columns-repeated="5"/>
          <table:table-cell table:style-name="ce77" table:number-columns-repeated="2"/>
          <table:table-cell office:value-type="string" calcext:value-type="string">
            <text:p>X</text:p>
          </table:table-cell>
          <table:table-cell table:style-name="ce36" table:number-columns-repeated="4"/>
          <table:table-cell table:style-name="ce77" table:number-columns-repeated="2"/>
          <table:table-cell table:style-name="ce36" table:number-columns-repeated="3"/>
          <table:table-cell table:style-name="ce68" office:value-type="string" calcext:value-type="string">
            <text:p>X</text:p>
          </table:table-cell>
          <table:table-cell table:style-name="ce36"/>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office:value-type="string" calcext:value-type="string">
            <text:p>COPRO</text:p>
          </table:table-cell>
          <table:table-cell table:style-name="ce36" table:number-columns-repeated="6"/>
          <table:table-cell office:value-type="string" calcext:value-type="string">
            <text:p>10h</text:p>
          </table:table-cell>
          <table:table-cell table:style-name="ce36"/>
          <table:table-cell table:style-name="ce78" table:number-columns-repeated="2"/>
          <table:table-cell table:style-name="ce36" table:number-columns-repeated="5"/>
          <table:table-cell table:style-name="ce78" table:number-columns-repeated="2"/>
          <table:table-cell table:style-name="ce36" table:number-columns-repeated="4"/>
          <table:table-cell office:value-type="string" calcext:value-type="string">
            <text:p>10h</text:p>
          </table:table-cell>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3"/>
          <table:table-cell office:value-type="string" calcext:value-type="string">
            <text:p>10h</text:p>
          </table:table-cell>
          <table:table-cell table:style-name="ce36"/>
          <table:table-cell table:style-name="ce78" table:number-columns-repeated="2"/>
          <table:table-cell table:style-name="ce36" table:number-columns-repeated="4"/>
          <table:table-cell office:value-type="string" calcext:value-type="string">
            <text:p>10h</text:p>
          </table:table-cell>
          <table:table-cell table:style-name="ce77" table:number-columns-repeated="2"/>
          <table:table-cell table:style-name="ce36" table:number-columns-repeated="3"/>
          <table:table-cell table:style-name="ce77" table:number-columns-repeated="4"/>
          <table:table-cell table:style-name="ce36" table:number-columns-repeated="5"/>
          <table:table-cell table:style-name="ce77" table:number-columns-repeated="2"/>
          <table:table-cell table:style-name="ce36" table:number-columns-repeated="4"/>
          <table:table-cell office:value-type="string" calcext:value-type="string">
            <text:p>10h</text:p>
          </table:table-cell>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table-cell office:value-type="string" calcext:value-type="string">
            <text:p>X</text:p>
          </table:table-cell>
          <table:table-cell table:style-name="ce36"/>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style-name="ce36" table:number-columns-repeated="9"/>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8" table:number-columns-repeated="2"/>
          <table:table-cell table:style-name="ce36" table:number-columns-repeated="5"/>
          <table:table-cell table:style-name="ce77" table:number-columns-repeated="2"/>
          <table:table-cell table:style-name="ce36" table:number-columns-repeated="3"/>
          <table:table-cell table:style-name="ce77" table:number-columns-repeated="4"/>
          <table:table-cell office:value-type="string" calcext:value-type="string">
            <text:p>GENIO</text:p>
          </table:table-cell>
          <table:table-cell table:style-name="ce36" table:number-columns-repeated="4"/>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4"/>
          <table:table-cell table:style-name="ce36" table:number-columns-repeated="3"/>
          <table:table-cell table:style-name="ce77" table:number-columns-repeated="4"/>
          <table:table-cell table:style-name="ce36" table:number-columns-repeated="3"/>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5"/>
          <table:table-cell table:style-name="ce77" table:number-columns-repeated="2"/>
          <table:table-cell table:style-name="ce36" table:number-columns-repeated="880"/>
        </table:table-row>
        <table:table-row table:style-name="ro9">
          <table:table-cell table:style-name="ce67" table:number-columns-repeated="1024"/>
        </table:table-row>
        <table:table-row table:style-name="ro9" table:number-rows-repeated="1048512">
          <table:table-cell table:number-columns-repeated="1024"/>
        </table:table-row>
        <table:table-row table:style-name="ro9">
          <table:table-cell table:number-columns-repeated="1024"/>
        </table:table-row>
        <table:named-expressions>
          <table:named-range table:name="_xlnm.Print_Area" table:base-cell-address="$DocVersion.$A$1" table:cell-range-address="$Planning.$A$1:.$GI$63" table:range-usable-as="print-range"/>
          <table:named-range table:name="_xlnm.Print_Titles" table:base-cell-address="$DocVersion.$A$1" table:cell-range-address="$Planning.$A$1:.$C$1048576" table:range-usable-as="repeat-column repeat-row"/>
        </table:named-expressions>
        <calcext:conditional-formats>
          <calcext:conditional-format calcext:target-range-address="Planning.FH40:Planning.FI40 Planning.FO37:Planning.FP37 Planning.FV36:Planning.FW36 Planning.BE31:Planning.BF31 Planning.E1:Planning.AK4 Planning.AL1:Planning.AM1 Planning.AN1:Planning.AR4 Planning.AS1:Planning.AT1 Planning.AU1:Planning.AY4 Planning.BB1:Planning.BD4 Planning.BI1:Planning.BM4 Planning.BP1:Planning.BT4 Planning.BW1:Planning.CA4 Planning.CD1:Planning.CG4 Planning.CH1:Planning.CH1 Planning.CH3:Planning.CH4 Planning.CK1:Planning.CO4 Planning.CR1:Planning.CV4 Planning.CY1:Planning.DC4 Planning.DY1:Planning.DZ62 Planning.EH1:Planning.EL4 Planning.EA1:Planning.EE4 Planning.BE32:Planning.BH62 Planning.DH1:Planning.DJ4 Planning.DO1:Planning.DQ4 Planning.BE1:Planning.BH30 Planning.AZ1:Planning.BA62 Planning.BU1:Planning.BV62 Planning.BN1:Planning.BO62 Planning.DR1:Planning.DS62 Planning.EM2:Planning.EN62 Planning.EF1:Planning.EG62 Planning.DD1:Planning.DG62 Planning.DK1:Planning.DN62 Planning.CB1:Planning.CC62 Planning.CW1:Planning.CX62 Planning.CI1:Planning.CJ62 Planning.CP1:Planning.CQ62 Planning.DT1:Planning.DX4 Planning.ET50:Planning.ET50 Planning.EO2:Planning.ER4 Planning.ET59:Planning.EU59 Planning.FH59:Planning.FI59 Planning.EM1:Planning.GI1 Planning.GC40:Planning.GD40">
            <calcext:condition calcext:apply-style-name="ConditionalStyle_1" calcext:value="between(5,6)" calcext:base-cell-address="Planning.E1"/>
          </calcext:conditional-format>
        </calcext:conditional-formats>
      </table:table>
      <table:table table:name="ExecGlobal" table:style-name="ta8">
        <office:forms form:automatic-focus="false" form:apply-design-mode="false"/>
        <table:table-column table:style-name="co1" table:default-cell-style-name="ce36"/>
        <table:table-column table:style-name="co29" table:default-cell-style-name="ce36"/>
        <table:table-column table:style-name="co30" table:default-cell-style-name="ce36"/>
        <table:table-column table:style-name="co22" table:default-cell-style-name="ce36"/>
        <table:table-column table:style-name="co31" table:number-columns-repeated="2" table:default-cell-style-name="ce36"/>
        <table:table-column table:style-name="co27" table:number-columns-repeated="114" table:default-cell-style-name="ce36"/>
        <table:table-column table:style-name="co1" table:number-columns-repeated="904" table:default-cell-style-name="ce36"/>
        <table:table-row table:style-name="ro13">
          <table:table-cell table:style-name="ce90" office:value-type="string" calcext:value-type="string">
            <text:p>WBS</text:p>
          </table:table-cell>
          <table:table-cell table:style-name="ce90" office:value-type="string" calcext:value-type="string">
            <text:p>Nom de la ressource</text:p>
          </table:table-cell>
          <table:table-cell table:style-name="ce93" office:value-type="string" calcext:value-type="string">
            <text:p>Travail</text:p>
          </table:table-cell>
          <table:table-cell table:style-name="ce90" office:value-type="string" calcext:value-type="string">
            <text:p>Initiales</text:p>
          </table:table-cell>
          <table:table-cell table:style-name="ce96" office:value-type="date" office:date-value="2016-07-05" calcext:value-type="date">
            <text:p>mar. 05/07</text:p>
          </table:table-cell>
          <table:table-cell table:style-name="ce96" office:value-type="date" office:date-value="2016-07-06" calcext:value-type="date">
            <text:p>mer. 06/07</text:p>
          </table:table-cell>
          <table:table-cell table:style-name="ce96" office:value-type="date" office:date-value="2016-07-07" calcext:value-type="date">
            <text:p>jeu. 07/07</text:p>
          </table:table-cell>
          <table:table-cell table:style-name="ce96" office:value-type="date" office:date-value="2016-07-08" calcext:value-type="date">
            <text:p>ven. 08/07</text:p>
          </table:table-cell>
          <table:table-cell table:style-name="ce96" office:value-type="date" office:date-value="2016-07-09" calcext:value-type="date">
            <text:p>sam. 09/07</text:p>
          </table:table-cell>
          <table:table-cell table:style-name="ce96" office:value-type="date" office:date-value="2016-07-10" calcext:value-type="date">
            <text:p>dim. 10/07</text:p>
          </table:table-cell>
          <table:table-cell table:style-name="ce96" office:value-type="date" office:date-value="2016-07-11" calcext:value-type="date">
            <text:p>lun. 11/07</text:p>
          </table:table-cell>
          <table:table-cell table:style-name="ce96" office:value-type="date" office:date-value="2016-07-12" calcext:value-type="date">
            <text:p>mar. 12/07</text:p>
          </table:table-cell>
          <table:table-cell table:style-name="ce96" office:value-type="date" office:date-value="2016-07-13" calcext:value-type="date">
            <text:p>mer. 13/07</text:p>
          </table:table-cell>
          <table:table-cell table:style-name="ce96" office:value-type="date" office:date-value="2016-07-14" calcext:value-type="date">
            <text:p>jeu. 14/07</text:p>
          </table:table-cell>
          <table:table-cell table:style-name="ce96" office:value-type="date" office:date-value="2016-07-15" calcext:value-type="date">
            <text:p>ven. 15/07</text:p>
          </table:table-cell>
          <table:table-cell table:style-name="ce96" office:value-type="date" office:date-value="2016-07-16" calcext:value-type="date">
            <text:p>sam. 16/07</text:p>
          </table:table-cell>
          <table:table-cell table:style-name="ce96" office:value-type="date" office:date-value="2016-07-17" calcext:value-type="date">
            <text:p>dim. 17/07</text:p>
          </table:table-cell>
          <table:table-cell table:style-name="ce96" office:value-type="date" office:date-value="2016-07-18" calcext:value-type="date">
            <text:p>lun. 18/07</text:p>
          </table:table-cell>
          <table:table-cell table:style-name="ce96" office:value-type="date" office:date-value="2016-07-19" calcext:value-type="date">
            <text:p>mar. 19/07</text:p>
          </table:table-cell>
          <table:table-cell table:style-name="ce96" office:value-type="date" office:date-value="2016-07-20" calcext:value-type="date">
            <text:p>mer. 20/07</text:p>
          </table:table-cell>
          <table:table-cell table:style-name="ce96" office:value-type="date" office:date-value="2016-07-21" calcext:value-type="date">
            <text:p>jeu. 21/07</text:p>
          </table:table-cell>
          <table:table-cell table:style-name="ce96" office:value-type="date" office:date-value="2016-07-22" calcext:value-type="date">
            <text:p>ven. 22/07</text:p>
          </table:table-cell>
          <table:table-cell table:style-name="ce96" office:value-type="date" office:date-value="2016-07-23" calcext:value-type="date">
            <text:p>sam. 23/07</text:p>
          </table:table-cell>
          <table:table-cell table:style-name="ce96" office:value-type="date" office:date-value="2016-07-24" calcext:value-type="date">
            <text:p>dim. 24/07</text:p>
          </table:table-cell>
          <table:table-cell table:style-name="ce96" office:value-type="date" office:date-value="2016-07-25" calcext:value-type="date">
            <text:p>lun. 25/07</text:p>
          </table:table-cell>
          <table:table-cell table:style-name="ce96" office:value-type="date" office:date-value="2016-07-26" calcext:value-type="date">
            <text:p>mar. 26/07</text:p>
          </table:table-cell>
          <table:table-cell table:style-name="ce96" office:value-type="date" office:date-value="2016-07-27" calcext:value-type="date">
            <text:p>mer. 27/07</text:p>
          </table:table-cell>
          <table:table-cell table:style-name="ce96" office:value-type="date" office:date-value="2016-07-28" calcext:value-type="date">
            <text:p>jeu. 28/07</text:p>
          </table:table-cell>
          <table:table-cell table:style-name="ce96" office:value-type="date" office:date-value="2016-07-29" calcext:value-type="date">
            <text:p>ven. 29/07</text:p>
          </table:table-cell>
          <table:table-cell table:style-name="ce96" office:value-type="date" office:date-value="2016-07-30" calcext:value-type="date">
            <text:p>sam. 30/07</text:p>
          </table:table-cell>
          <table:table-cell table:style-name="ce96" office:value-type="date" office:date-value="2016-07-31" calcext:value-type="date">
            <text:p>dim. 31/07</text:p>
          </table:table-cell>
          <table:table-cell table:style-name="ce96" office:value-type="date" office:date-value="2016-08-01" calcext:value-type="date">
            <text:p>lun. 01/08</text:p>
          </table:table-cell>
          <table:table-cell table:style-name="ce96" office:value-type="date" office:date-value="2016-08-02" calcext:value-type="date">
            <text:p>mar. 02/08</text:p>
          </table:table-cell>
          <table:table-cell table:style-name="ce96" office:value-type="date" office:date-value="2016-08-03" calcext:value-type="date">
            <text:p>mer. 03/08</text:p>
          </table:table-cell>
          <table:table-cell table:style-name="ce96" office:value-type="date" office:date-value="2016-08-04" calcext:value-type="date">
            <text:p>jeu. 04/08</text:p>
          </table:table-cell>
          <table:table-cell table:style-name="ce96" office:value-type="date" office:date-value="2016-08-05" calcext:value-type="date">
            <text:p>ven. 05/08</text:p>
          </table:table-cell>
          <table:table-cell table:style-name="ce96" office:value-type="date" office:date-value="2016-08-06" calcext:value-type="date">
            <text:p>sam. 06/08</text:p>
          </table:table-cell>
          <table:table-cell table:style-name="ce96" office:value-type="date" office:date-value="2016-08-07" calcext:value-type="date">
            <text:p>dim. 07/08</text:p>
          </table:table-cell>
          <table:table-cell table:style-name="ce96" office:value-type="date" office:date-value="2016-08-08" calcext:value-type="date">
            <text:p>lun. 08/08</text:p>
          </table:table-cell>
          <table:table-cell table:style-name="ce96" office:value-type="date" office:date-value="2016-08-09" calcext:value-type="date">
            <text:p>mar. 09/08</text:p>
          </table:table-cell>
          <table:table-cell table:style-name="ce96" office:value-type="date" office:date-value="2016-08-10" calcext:value-type="date">
            <text:p>mer. 10/08</text:p>
          </table:table-cell>
          <table:table-cell table:style-name="ce96" office:value-type="date" office:date-value="2016-08-11" calcext:value-type="date">
            <text:p>jeu. 11/08</text:p>
          </table:table-cell>
          <table:table-cell table:style-name="ce96" office:value-type="date" office:date-value="2016-08-12" calcext:value-type="date">
            <text:p>ven. 12/08</text:p>
          </table:table-cell>
          <table:table-cell table:style-name="ce96" office:value-type="date" office:date-value="2016-08-13" calcext:value-type="date">
            <text:p>sam. 13/08</text:p>
          </table:table-cell>
          <table:table-cell table:style-name="ce96" office:value-type="date" office:date-value="2016-08-14" calcext:value-type="date">
            <text:p>dim. 14/08</text:p>
          </table:table-cell>
          <table:table-cell table:style-name="ce96" office:value-type="date" office:date-value="2016-08-15" calcext:value-type="date">
            <text:p>lun. 15/08</text:p>
          </table:table-cell>
          <table:table-cell table:style-name="ce96" office:value-type="date" office:date-value="2016-08-16" calcext:value-type="date">
            <text:p>mar. 16/08</text:p>
          </table:table-cell>
          <table:table-cell table:style-name="ce96" office:value-type="date" office:date-value="2016-08-17" calcext:value-type="date">
            <text:p>mer. 17/08</text:p>
          </table:table-cell>
          <table:table-cell table:style-name="ce96" office:value-type="date" office:date-value="2016-08-18" calcext:value-type="date">
            <text:p>jeu. 18/08</text:p>
          </table:table-cell>
          <table:table-cell table:style-name="ce99" office:value-type="date" office:date-value="2016-08-18" calcext:value-type="date">
            <text:p>18-août</text:p>
          </table:table-cell>
          <table:table-cell table:style-name="ce99" office:value-type="date" office:date-value="2016-08-19" calcext:value-type="date">
            <text:p>19-août</text:p>
          </table:table-cell>
          <table:table-cell table:style-name="ce99" office:value-type="date" office:date-value="2016-08-20" calcext:value-type="date">
            <text:p>20-août</text:p>
          </table:table-cell>
          <table:table-cell table:style-name="ce99" office:value-type="date" office:date-value="2016-08-21" calcext:value-type="date">
            <text:p>21-août</text:p>
          </table:table-cell>
          <table:table-cell table:style-name="ce99" office:value-type="date" office:date-value="2016-08-22" calcext:value-type="date">
            <text:p>22-août</text:p>
          </table:table-cell>
          <table:table-cell table:style-name="ce99" office:value-type="date" office:date-value="2016-08-23" calcext:value-type="date">
            <text:p>23-août</text:p>
          </table:table-cell>
          <table:table-cell table:style-name="ce99" office:value-type="date" office:date-value="2016-08-24" calcext:value-type="date">
            <text:p>24-août</text:p>
          </table:table-cell>
          <table:table-cell table:style-name="ce99" office:value-type="date" office:date-value="2016-08-25" calcext:value-type="date">
            <text:p>25-août</text:p>
          </table:table-cell>
          <table:table-cell table:style-name="ce99" office:value-type="date" office:date-value="2016-08-26" calcext:value-type="date">
            <text:p>26-août</text:p>
          </table:table-cell>
          <table:table-cell table:style-name="ce99" office:value-type="date" office:date-value="2016-08-27" calcext:value-type="date">
            <text:p>27-août</text:p>
          </table:table-cell>
          <table:table-cell table:style-name="ce99" office:value-type="date" office:date-value="2016-08-28" calcext:value-type="date">
            <text:p>28-août</text:p>
          </table:table-cell>
          <table:table-cell table:style-name="ce99" office:value-type="date" office:date-value="2016-08-29" calcext:value-type="date">
            <text:p>29-août</text:p>
          </table:table-cell>
          <table:table-cell table:style-name="ce99" office:value-type="date" office:date-value="2016-08-30" calcext:value-type="date">
            <text:p>30-août</text:p>
          </table:table-cell>
          <table:table-cell table:style-name="ce99" office:value-type="date" office:date-value="2016-08-31" calcext:value-type="date">
            <text:p>31-août</text:p>
          </table:table-cell>
          <table:table-cell table:style-name="ce99" office:value-type="date" office:date-value="2016-09-01" calcext:value-type="date">
            <text:p>01-sept.</text:p>
          </table:table-cell>
          <table:table-cell table:style-name="ce99" office:value-type="date" office:date-value="2016-09-02" calcext:value-type="date">
            <text:p>02-sept.</text:p>
          </table:table-cell>
          <table:table-cell table:style-name="ce99" office:value-type="date" office:date-value="2016-09-03" calcext:value-type="date">
            <text:p>03-sept.</text:p>
          </table:table-cell>
          <table:table-cell table:style-name="ce99" office:value-type="date" office:date-value="2016-09-04" calcext:value-type="date">
            <text:p>04-sept.</text:p>
          </table:table-cell>
          <table:table-cell table:style-name="ce99" office:value-type="date" office:date-value="2016-09-05" calcext:value-type="date">
            <text:p>05-sept.</text:p>
          </table:table-cell>
          <table:table-cell table:style-name="ce99" office:value-type="date" office:date-value="2016-09-06" calcext:value-type="date">
            <text:p>06-sept.</text:p>
          </table:table-cell>
          <table:table-cell table:style-name="ce99" office:value-type="date" office:date-value="2016-09-07" calcext:value-type="date">
            <text:p>07-sept.</text:p>
          </table:table-cell>
          <table:table-cell table:style-name="ce99" office:value-type="date" office:date-value="2016-09-08" calcext:value-type="date">
            <text:p>08-sept.</text:p>
          </table:table-cell>
          <table:table-cell table:style-name="ce99" office:value-type="date" office:date-value="2016-09-09" calcext:value-type="date">
            <text:p>09-sept.</text:p>
          </table:table-cell>
          <table:table-cell table:style-name="ce99" office:value-type="date" office:date-value="2016-09-10" calcext:value-type="date">
            <text:p>10-sept.</text:p>
          </table:table-cell>
          <table:table-cell table:style-name="ce99" office:value-type="date" office:date-value="2016-09-11" calcext:value-type="date">
            <text:p>11-sept.</text:p>
          </table:table-cell>
          <table:table-cell table:style-name="ce99" office:value-type="date" office:date-value="2016-09-12" calcext:value-type="date">
            <text:p>12-sept.</text:p>
          </table:table-cell>
          <table:table-cell table:style-name="ce99" office:value-type="date" office:date-value="2016-09-13" calcext:value-type="date">
            <text:p>13-sept.</text:p>
          </table:table-cell>
          <table:table-cell table:style-name="ce99" office:value-type="date" office:date-value="2016-09-14" calcext:value-type="date">
            <text:p>14-sept.</text:p>
          </table:table-cell>
          <table:table-cell table:style-name="ce99" office:value-type="date" office:date-value="2016-09-15" calcext:value-type="date">
            <text:p>15-sept.</text:p>
          </table:table-cell>
          <table:table-cell table:style-name="ce99" office:value-type="date" office:date-value="2016-09-16" calcext:value-type="date">
            <text:p>16-sept.</text:p>
          </table:table-cell>
          <table:table-cell table:style-name="ce99" office:value-type="date" office:date-value="2016-09-17" calcext:value-type="date">
            <text:p>17-sept.</text:p>
          </table:table-cell>
          <table:table-cell table:style-name="ce99" office:value-type="date" office:date-value="2016-09-18" calcext:value-type="date">
            <text:p>18-sept.</text:p>
          </table:table-cell>
          <table:table-cell table:style-name="ce99" office:value-type="date" office:date-value="2016-09-19" calcext:value-type="date">
            <text:p>19-sept.</text:p>
          </table:table-cell>
          <table:table-cell table:style-name="ce99" office:value-type="date" office:date-value="2016-09-20" calcext:value-type="date">
            <text:p>20-sept.</text:p>
          </table:table-cell>
          <table:table-cell table:style-name="ce99" office:value-type="date" office:date-value="2016-09-21" calcext:value-type="date">
            <text:p>21-sept.</text:p>
          </table:table-cell>
          <table:table-cell table:style-name="ce99" office:value-type="date" office:date-value="2016-09-22" calcext:value-type="date">
            <text:p>22-sept.</text:p>
          </table:table-cell>
          <table:table-cell table:style-name="ce99" office:value-type="date" office:date-value="2016-09-23" calcext:value-type="date">
            <text:p>23-sept.</text:p>
          </table:table-cell>
          <table:table-cell table:style-name="ce99" office:value-type="date" office:date-value="2016-09-24" calcext:value-type="date">
            <text:p>24-sept.</text:p>
          </table:table-cell>
          <table:table-cell table:style-name="ce99" office:value-type="date" office:date-value="2016-09-25" calcext:value-type="date">
            <text:p>25-sept.</text:p>
          </table:table-cell>
          <table:table-cell table:style-name="ce99" office:value-type="date" office:date-value="2016-09-26" calcext:value-type="date">
            <text:p>26-sept.</text:p>
          </table:table-cell>
          <table:table-cell table:style-name="ce99" office:value-type="date" office:date-value="2016-09-27" calcext:value-type="date">
            <text:p>27-sept.</text:p>
          </table:table-cell>
          <table:table-cell table:style-name="ce99" office:value-type="date" office:date-value="2016-09-28" calcext:value-type="date">
            <text:p>28-sept.</text:p>
          </table:table-cell>
          <table:table-cell table:style-name="ce99" office:value-type="date" office:date-value="2016-09-29" calcext:value-type="date">
            <text:p>29-sept.</text:p>
          </table:table-cell>
          <table:table-cell table:style-name="ce99" office:value-type="date" office:date-value="2016-09-30" calcext:value-type="date">
            <text:p>30-sept.</text:p>
          </table:table-cell>
          <table:table-cell table:style-name="ce99" office:value-type="date" office:date-value="2016-10-01" calcext:value-type="date">
            <text:p>01-oct.</text:p>
          </table:table-cell>
          <table:table-cell table:style-name="ce99" office:value-type="date" office:date-value="2016-10-02" calcext:value-type="date">
            <text:p>02-oct.</text:p>
          </table:table-cell>
          <table:table-cell table:style-name="ce99" office:value-type="date" office:date-value="2016-10-03" calcext:value-type="date">
            <text:p>03-oct.</text:p>
          </table:table-cell>
          <table:table-cell table:style-name="ce99" office:value-type="date" office:date-value="2016-10-04" calcext:value-type="date">
            <text:p>04-oct.</text:p>
          </table:table-cell>
          <table:table-cell table:style-name="ce99" office:value-type="date" office:date-value="2016-10-05" calcext:value-type="date">
            <text:p>05-oct.</text:p>
          </table:table-cell>
          <table:table-cell table:style-name="ce99" office:value-type="date" office:date-value="2016-10-06" calcext:value-type="date">
            <text:p>06-oct.</text:p>
          </table:table-cell>
          <table:table-cell table:style-name="ce99" office:value-type="date" office:date-value="2016-10-07" calcext:value-type="date">
            <text:p>07-oct.</text:p>
          </table:table-cell>
          <table:table-cell table:style-name="ce99" office:value-type="date" office:date-value="2016-10-08" calcext:value-type="date">
            <text:p>08-oct.</text:p>
          </table:table-cell>
          <table:table-cell table:style-name="ce99" office:value-type="date" office:date-value="2016-10-09" calcext:value-type="date">
            <text:p>09-oct.</text:p>
          </table:table-cell>
          <table:table-cell table:style-name="ce99" office:value-type="date" office:date-value="2016-10-10" calcext:value-type="date">
            <text:p>10-oct.</text:p>
          </table:table-cell>
          <table:table-cell table:style-name="ce99" office:value-type="date" office:date-value="2016-10-11" calcext:value-type="date">
            <text:p>11-oct.</text:p>
          </table:table-cell>
          <table:table-cell table:style-name="ce99" office:value-type="date" office:date-value="2016-10-12" calcext:value-type="date">
            <text:p>12-oct.</text:p>
          </table:table-cell>
          <table:table-cell table:style-name="ce99" office:value-type="date" office:date-value="2016-10-13" calcext:value-type="date">
            <text:p>13-oct.</text:p>
          </table:table-cell>
          <table:table-cell table:style-name="ce99" office:value-type="date" office:date-value="2016-10-14" calcext:value-type="date">
            <text:p>14-oct.</text:p>
          </table:table-cell>
          <table:table-cell table:style-name="ce99" office:value-type="date" office:date-value="2016-10-15" calcext:value-type="date">
            <text:p>15-oct.</text:p>
          </table:table-cell>
          <table:table-cell table:style-name="ce99" office:value-type="date" office:date-value="2016-10-16" calcext:value-type="date">
            <text:p>16-oct.</text:p>
          </table:table-cell>
          <table:table-cell table:style-name="ce99" office:value-type="date" office:date-value="2016-10-17" calcext:value-type="date">
            <text:p>17-oct.</text:p>
          </table:table-cell>
          <table:table-cell table:style-name="ce99" office:value-type="date" office:date-value="2016-10-18" calcext:value-type="date">
            <text:p>18-oct.</text:p>
          </table:table-cell>
          <table:table-cell table:style-name="ce99" office:value-type="date" office:date-value="2016-10-19" calcext:value-type="date">
            <text:p>19-oct.</text:p>
          </table:table-cell>
          <table:table-cell table:style-name="ce99" office:value-type="date" office:date-value="2016-10-20" calcext:value-type="date">
            <text:p>20-oct.</text:p>
          </table:table-cell>
          <table:table-cell table:style-name="ce99" office:value-type="date" office:date-value="2016-10-21" calcext:value-type="date">
            <text:p>21-oct.</text:p>
          </table:table-cell>
          <table:table-cell table:style-name="ce99" office:value-type="date" office:date-value="2016-10-22" calcext:value-type="date">
            <text:p>22-oct.</text:p>
          </table:table-cell>
          <table:table-cell table:style-name="ce99" office:value-type="date" office:date-value="2016-10-23" calcext:value-type="date">
            <text:p>23-oct.</text:p>
          </table:table-cell>
          <table:table-cell table:style-name="ce99" office:value-type="date" office:date-value="2016-10-24" calcext:value-type="date">
            <text:p>24-oct.</text:p>
          </table:table-cell>
          <table:table-cell table:style-name="ce99" office:value-type="date" office:date-value="2016-10-25" calcext:value-type="date">
            <text:p>25-oct.</text:p>
          </table:table-cell>
          <table:table-cell table:style-name="ce99" office:value-type="date" office:date-value="2016-10-26" calcext:value-type="date">
            <text:p>26-oct.</text:p>
          </table:table-cell>
          <table:table-cell table:style-name="ce99" office:value-type="date" office:date-value="2016-10-27" calcext:value-type="date">
            <text:p>27-oct.</text:p>
          </table:table-cell>
          <table:table-cell table:number-columns-repeated="904"/>
        </table:table-row>
        <table:table-row table:style-name="ro9">
          <table:table-cell table:style-name="ce90" table:number-columns-repeated="2"/>
          <table:table-cell table:style-name="ce93" table:formula="of:=SUM([.C3:.C56])" office:value-type="float" office:value="204" calcext:value-type="float">
            <text:p>204</text:p>
          </table:table-cell>
          <table:table-cell table:style-name="ce90"/>
          <table:table-cell table:style-name="ce97" table:formula="of:=SUM([.E3:.E56])" office:value-type="float" office:value="5" calcext:value-type="float">
            <text:p>5</text:p>
          </table:table-cell>
          <table:table-cell table:style-name="ce97" table:formula="of:=SUM([.F3:.F56])" office:value-type="float" office:value="4" calcext:value-type="float">
            <text:p>4</text:p>
          </table:table-cell>
          <table:table-cell table:style-name="ce97" table:formula="of:=SUM([.G3:.G56])" office:value-type="float" office:value="3" calcext:value-type="float">
            <text:p>3</text:p>
          </table:table-cell>
          <table:table-cell table:style-name="ce97" table:formula="of:=SUM([.H3:.H56])" office:value-type="float" office:value="4" calcext:value-type="float">
            <text:p>4</text:p>
          </table:table-cell>
          <table:table-cell table:style-name="ce97" table:formula="of:=SUM([.I3:.I56])" office:value-type="float" office:value="0" calcext:value-type="float">
            <text:p>0</text:p>
          </table:table-cell>
          <table:table-cell table:style-name="ce97" table:formula="of:=SUM([.J3:.J56])" office:value-type="float" office:value="0" calcext:value-type="float">
            <text:p>0</text:p>
          </table:table-cell>
          <table:table-cell table:style-name="ce97" table:formula="of:=SUM([.K3:.K56])" office:value-type="float" office:value="4" calcext:value-type="float">
            <text:p>4</text:p>
          </table:table-cell>
          <table:table-cell table:style-name="ce97" table:formula="of:=SUM([.L3:.L56])" office:value-type="float" office:value="3" calcext:value-type="float">
            <text:p>3</text:p>
          </table:table-cell>
          <table:table-cell table:style-name="ce97" table:formula="of:=SUM([.M3:.M56])" office:value-type="float" office:value="3" calcext:value-type="float">
            <text:p>3</text:p>
          </table:table-cell>
          <table:table-cell table:style-name="ce97" table:formula="of:=SUM([.N3:.N56])" office:value-type="float" office:value="0" calcext:value-type="float">
            <text:p>0</text:p>
          </table:table-cell>
          <table:table-cell table:style-name="ce97" table:formula="of:=SUM([.O3:.O56])" office:value-type="float" office:value="0" calcext:value-type="float">
            <text:p>0</text:p>
          </table:table-cell>
          <table:table-cell table:style-name="ce97" table:formula="of:=SUM([.P3:.P56])" office:value-type="float" office:value="0" calcext:value-type="float">
            <text:p>0</text:p>
          </table:table-cell>
          <table:table-cell table:style-name="ce97" table:formula="of:=SUM([.Q3:.Q56])" office:value-type="float" office:value="0" calcext:value-type="float">
            <text:p>0</text:p>
          </table:table-cell>
          <table:table-cell table:style-name="ce97" table:formula="of:=SUM([.R3:.R56])" office:value-type="float" office:value="4" calcext:value-type="float">
            <text:p>4</text:p>
          </table:table-cell>
          <table:table-cell table:style-name="ce97" table:formula="of:=SUM([.S3:.S56])" office:value-type="float" office:value="4" calcext:value-type="float">
            <text:p>4</text:p>
          </table:table-cell>
          <table:table-cell table:style-name="ce97" table:formula="of:=SUM([.T3:.T56])" office:value-type="float" office:value="4" calcext:value-type="float">
            <text:p>4</text:p>
          </table:table-cell>
          <table:table-cell table:style-name="ce97" table:formula="of:=SUM([.U3:.U56])" office:value-type="float" office:value="4" calcext:value-type="float">
            <text:p>4</text:p>
          </table:table-cell>
          <table:table-cell table:style-name="ce97" table:formula="of:=SUM([.V3:.V56])" office:value-type="float" office:value="5" calcext:value-type="float">
            <text:p>5</text:p>
          </table:table-cell>
          <table:table-cell table:style-name="ce97" table:formula="of:=SUM([.W3:.W56])" office:value-type="float" office:value="0" calcext:value-type="float">
            <text:p>0</text:p>
          </table:table-cell>
          <table:table-cell table:style-name="ce97" table:formula="of:=SUM([.X3:.X56])" office:value-type="float" office:value="0" calcext:value-type="float">
            <text:p>0</text:p>
          </table:table-cell>
          <table:table-cell table:style-name="ce97" table:formula="of:=SUM([.Y3:.Y56])" office:value-type="float" office:value="2" calcext:value-type="float">
            <text:p>2</text:p>
          </table:table-cell>
          <table:table-cell table:style-name="ce97" table:formula="of:=SUM([.Z3:.Z56])" office:value-type="float" office:value="2" calcext:value-type="float">
            <text:p>2</text:p>
          </table:table-cell>
          <table:table-cell table:style-name="ce97" table:formula="of:=SUM([.AA3:.AA56])" office:value-type="float" office:value="2" calcext:value-type="float">
            <text:p>2</text:p>
          </table:table-cell>
          <table:table-cell table:style-name="ce97" table:formula="of:=SUM([.AB3:.AB56])" office:value-type="float" office:value="4" calcext:value-type="float">
            <text:p>4</text:p>
          </table:table-cell>
          <table:table-cell table:style-name="ce97" table:formula="of:=SUM([.AC3:.AC56])" office:value-type="float" office:value="4" calcext:value-type="float">
            <text:p>4</text:p>
          </table:table-cell>
          <table:table-cell table:style-name="ce97" table:formula="of:=SUM([.AD3:.AD56])" office:value-type="float" office:value="0" calcext:value-type="float">
            <text:p>0</text:p>
          </table:table-cell>
          <table:table-cell table:style-name="ce97" table:formula="of:=SUM([.AE3:.AE56])" office:value-type="float" office:value="0" calcext:value-type="float">
            <text:p>0</text:p>
          </table:table-cell>
          <table:table-cell table:style-name="ce97" table:formula="of:=SUM([.AF3:.AF56])" office:value-type="float" office:value="4" calcext:value-type="float">
            <text:p>4</text:p>
          </table:table-cell>
          <table:table-cell table:style-name="ce97" table:formula="of:=SUM([.AG3:.AG56])" office:value-type="float" office:value="5" calcext:value-type="float">
            <text:p>5</text:p>
          </table:table-cell>
          <table:table-cell table:style-name="ce97" table:formula="of:=SUM([.AH3:.AH56])" office:value-type="float" office:value="5" calcext:value-type="float">
            <text:p>5</text:p>
          </table:table-cell>
          <table:table-cell table:style-name="ce97" table:formula="of:=SUM([.AI3:.AI56])" office:value-type="float" office:value="5" calcext:value-type="float">
            <text:p>5</text:p>
          </table:table-cell>
          <table:table-cell table:style-name="ce97" table:formula="of:=SUM([.AJ3:.AJ56])" office:value-type="float" office:value="6" calcext:value-type="float">
            <text:p>6</text:p>
          </table:table-cell>
          <table:table-cell table:style-name="ce97" table:formula="of:=SUM([.AK3:.AK56])" office:value-type="float" office:value="0" calcext:value-type="float">
            <text:p>0</text:p>
          </table:table-cell>
          <table:table-cell table:style-name="ce97" table:formula="of:=SUM([.AL3:.AL56])" office:value-type="float" office:value="0" calcext:value-type="float">
            <text:p>0</text:p>
          </table:table-cell>
          <table:table-cell table:style-name="ce97" table:formula="of:=SUM([.AM3:.AM56])" office:value-type="float" office:value="5" calcext:value-type="float">
            <text:p>5</text:p>
          </table:table-cell>
          <table:table-cell table:style-name="ce97" table:formula="of:=SUM([.AN3:.AN56])" office:value-type="float" office:value="5" calcext:value-type="float">
            <text:p>5</text:p>
          </table:table-cell>
          <table:table-cell table:style-name="ce97" table:formula="of:=SUM([.AO3:.AO56])" office:value-type="float" office:value="5" calcext:value-type="float">
            <text:p>5</text:p>
          </table:table-cell>
          <table:table-cell table:style-name="ce97" table:formula="of:=SUM([.AP3:.AP56])" office:value-type="float" office:value="4" calcext:value-type="float">
            <text:p>4</text:p>
          </table:table-cell>
          <table:table-cell table:style-name="ce97" table:formula="of:=SUM([.AQ3:.AQ56])" office:value-type="float" office:value="0" calcext:value-type="float">
            <text:p>0</text:p>
          </table:table-cell>
          <table:table-cell table:style-name="ce97" table:formula="of:=SUM([.AR3:.AR56])" office:value-type="float" office:value="0" calcext:value-type="float">
            <text:p>0</text:p>
          </table:table-cell>
          <table:table-cell table:style-name="ce97" table:formula="of:=SUM([.AS3:.AS56])" office:value-type="float" office:value="0" calcext:value-type="float">
            <text:p>0</text:p>
          </table:table-cell>
          <table:table-cell table:style-name="ce97" table:formula="of:=SUM([.AT3:.AT56])" office:value-type="float" office:value="0" calcext:value-type="float">
            <text:p>0</text:p>
          </table:table-cell>
          <table:table-cell table:style-name="ce97" table:formula="of:=SUM([.AU3:.AU56])" office:value-type="float" office:value="2" calcext:value-type="float">
            <text:p>2</text:p>
          </table:table-cell>
          <table:table-cell table:style-name="ce97" table:formula="of:=SUM([.AV3:.AV56])" office:value-type="float" office:value="2" calcext:value-type="float">
            <text:p>2</text:p>
          </table:table-cell>
          <table:table-cell table:style-name="ce97" table:formula="of:=SUM([.AW3:.AW56])" office:value-type="float" office:value="2" calcext:value-type="float">
            <text:p>2</text:p>
          </table:table-cell>
          <table:table-cell table:style-name="ce97" table:formula="of:=SUM([.AX3:.AX56])" office:value-type="float" office:value="3" calcext:value-type="float">
            <text:p>3</text:p>
          </table:table-cell>
          <table:table-cell table:style-name="ce97" table:formula="of:=SUM([.AY3:.AY56])" office:value-type="float" office:value="0" calcext:value-type="float">
            <text:p>0</text:p>
          </table:table-cell>
          <table:table-cell table:style-name="ce97" table:formula="of:=SUM([.AZ3:.AZ56])" office:value-type="float" office:value="0" calcext:value-type="float">
            <text:p>0</text:p>
          </table:table-cell>
          <table:table-cell table:style-name="ce97" table:formula="of:=SUM([.BA3:.BA56])" office:value-type="float" office:value="4" calcext:value-type="float">
            <text:p>4</text:p>
          </table:table-cell>
          <table:table-cell table:style-name="ce97" table:formula="of:=SUM([.BB3:.BB56])" office:value-type="float" office:value="4" calcext:value-type="float">
            <text:p>4</text:p>
          </table:table-cell>
          <table:table-cell table:style-name="ce97" table:formula="of:=SUM([.BC3:.BC56])" office:value-type="float" office:value="3" calcext:value-type="float">
            <text:p>3</text:p>
          </table:table-cell>
          <table:table-cell table:style-name="ce97" table:formula="of:=SUM([.BD3:.BD56])" office:value-type="float" office:value="3" calcext:value-type="float">
            <text:p>3</text:p>
          </table:table-cell>
          <table:table-cell table:style-name="ce97" table:formula="of:=SUM([.BE3:.BE56])" office:value-type="float" office:value="3" calcext:value-type="float">
            <text:p>3</text:p>
          </table:table-cell>
          <table:table-cell table:style-name="ce97" table:formula="of:=SUM([.BF3:.BF56])" office:value-type="float" office:value="0" calcext:value-type="float">
            <text:p>0</text:p>
          </table:table-cell>
          <table:table-cell table:style-name="ce97" table:formula="of:=SUM([.BG3:.BG56])" office:value-type="float" office:value="0" calcext:value-type="float">
            <text:p>0</text:p>
          </table:table-cell>
          <table:table-cell table:style-name="ce97" table:formula="of:=SUM([.BH3:.BH56])" office:value-type="float" office:value="2" calcext:value-type="float">
            <text:p>2</text:p>
          </table:table-cell>
          <table:table-cell table:style-name="ce97" table:formula="of:=SUM([.BI3:.BI56])" office:value-type="float" office:value="2" calcext:value-type="float">
            <text:p>2</text:p>
          </table:table-cell>
          <table:table-cell table:style-name="ce97" table:formula="of:=SUM([.BJ3:.BJ56])" office:value-type="float" office:value="2" calcext:value-type="float">
            <text:p>2</text:p>
          </table:table-cell>
          <table:table-cell table:style-name="ce97" table:formula="of:=SUM([.BK3:.BK56])" office:value-type="float" office:value="2" calcext:value-type="float">
            <text:p>2</text:p>
          </table:table-cell>
          <table:table-cell table:style-name="ce97" table:formula="of:=SUM([.BL3:.BL56])" office:value-type="float" office:value="2" calcext:value-type="float">
            <text:p>2</text:p>
          </table:table-cell>
          <table:table-cell table:style-name="ce97" table:formula="of:=SUM([.BM3:.BM56])" office:value-type="float" office:value="0" calcext:value-type="float">
            <text:p>0</text:p>
          </table:table-cell>
          <table:table-cell table:style-name="ce97" table:formula="of:=SUM([.BN3:.BN56])" office:value-type="float" office:value="0" calcext:value-type="float">
            <text:p>0</text:p>
          </table:table-cell>
          <table:table-cell table:style-name="ce97" table:formula="of:=SUM([.BO3:.BO56])" office:value-type="float" office:value="1" calcext:value-type="float">
            <text:p>1</text:p>
          </table:table-cell>
          <table:table-cell table:style-name="ce97" table:formula="of:=SUM([.BP3:.BP56])" office:value-type="float" office:value="1" calcext:value-type="float">
            <text:p>1</text:p>
          </table:table-cell>
          <table:table-cell table:style-name="ce97" table:formula="of:=SUM([.BQ3:.BQ56])" office:value-type="float" office:value="1" calcext:value-type="float">
            <text:p>1</text:p>
          </table:table-cell>
          <table:table-cell table:style-name="ce97" table:formula="of:=SUM([.BR3:.BR56])" office:value-type="float" office:value="1" calcext:value-type="float">
            <text:p>1</text:p>
          </table:table-cell>
          <table:table-cell table:style-name="ce97" table:formula="of:=SUM([.BS3:.BS56])" office:value-type="float" office:value="2" calcext:value-type="float">
            <text:p>2</text:p>
          </table:table-cell>
          <table:table-cell table:style-name="ce97" table:formula="of:=SUM([.BT3:.BT56])" office:value-type="float" office:value="0" calcext:value-type="float">
            <text:p>0</text:p>
          </table:table-cell>
          <table:table-cell table:style-name="ce97" table:formula="of:=SUM([.BU3:.BU56])" office:value-type="float" office:value="0" calcext:value-type="float">
            <text:p>0</text:p>
          </table:table-cell>
          <table:table-cell table:style-name="ce97" table:formula="of:=SUM([.BV3:.BV56])" office:value-type="float" office:value="1" calcext:value-type="float">
            <text:p>1</text:p>
          </table:table-cell>
          <table:table-cell table:style-name="ce97" table:formula="of:=SUM([.BW3:.BW56])" office:value-type="float" office:value="1" calcext:value-type="float">
            <text:p>1</text:p>
          </table:table-cell>
          <table:table-cell table:style-name="ce97" table:formula="of:=SUM([.BX3:.BX56])" office:value-type="float" office:value="4" calcext:value-type="float">
            <text:p>4</text:p>
          </table:table-cell>
          <table:table-cell table:style-name="ce97" table:formula="of:=SUM([.BY3:.BY56])" office:value-type="float" office:value="4" calcext:value-type="float">
            <text:p>4</text:p>
          </table:table-cell>
          <table:table-cell table:style-name="ce97" table:formula="of:=SUM([.BZ3:.BZ56])" office:value-type="float" office:value="4" calcext:value-type="float">
            <text:p>4</text:p>
          </table:table-cell>
          <table:table-cell table:style-name="ce97" table:formula="of:=SUM([.CA3:.CA56])" office:value-type="float" office:value="0" calcext:value-type="float">
            <text:p>0</text:p>
          </table:table-cell>
          <table:table-cell table:style-name="ce97" table:formula="of:=SUM([.CB3:.CB56])" office:value-type="float" office:value="0" calcext:value-type="float">
            <text:p>0</text:p>
          </table:table-cell>
          <table:table-cell table:style-name="ce97" table:formula="of:=SUM([.CC3:.CC56])" office:value-type="float" office:value="2" calcext:value-type="float">
            <text:p>2</text:p>
          </table:table-cell>
          <table:table-cell table:style-name="ce97" table:formula="of:=SUM([.CD3:.CD56])" office:value-type="float" office:value="3" calcext:value-type="float">
            <text:p>3</text:p>
          </table:table-cell>
          <table:table-cell table:style-name="ce97" table:formula="of:=SUM([.CE3:.CE56])" office:value-type="float" office:value="5" calcext:value-type="float">
            <text:p>5</text:p>
          </table:table-cell>
          <table:table-cell table:style-name="ce97" table:formula="of:=SUM([.CF3:.CF56])" office:value-type="float" office:value="5" calcext:value-type="float">
            <text:p>5</text:p>
          </table:table-cell>
          <table:table-cell table:style-name="ce97" table:formula="of:=SUM([.CG3:.CG56])" office:value-type="float" office:value="6" calcext:value-type="float">
            <text:p>6</text:p>
          </table:table-cell>
          <table:table-cell table:style-name="ce97" table:formula="of:=SUM([.CH3:.CH56])" office:value-type="float" office:value="0" calcext:value-type="float">
            <text:p>0</text:p>
          </table:table-cell>
          <table:table-cell table:style-name="ce97" table:formula="of:=SUM([.CI3:.CI56])" office:value-type="float" office:value="0" calcext:value-type="float">
            <text:p>0</text:p>
          </table:table-cell>
          <table:table-cell table:style-name="ce97" table:formula="of:=SUM([.CJ3:.CJ56])" office:value-type="float" office:value="4" calcext:value-type="float">
            <text:p>4</text:p>
          </table:table-cell>
          <table:table-cell table:style-name="ce97" table:formula="of:=SUM([.CK3:.CK56])" office:value-type="float" office:value="4" calcext:value-type="float">
            <text:p>4</text:p>
          </table:table-cell>
          <table:table-cell table:style-name="ce97" table:formula="of:=SUM([.CL3:.CL56])" office:value-type="float" office:value="2" calcext:value-type="float">
            <text:p>2</text:p>
          </table:table-cell>
          <table:table-cell table:style-name="ce97" table:formula="of:=SUM([.CM3:.CM56])" office:value-type="float" office:value="2" calcext:value-type="float">
            <text:p>2</text:p>
          </table:table-cell>
          <table:table-cell table:style-name="ce97" table:formula="of:=SUM([.CN3:.CN56])" office:value-type="float" office:value="3" calcext:value-type="float">
            <text:p>3</text:p>
          </table:table-cell>
          <table:table-cell table:style-name="ce97" table:formula="of:=SUM([.CO3:.CO56])" office:value-type="float" office:value="0" calcext:value-type="float">
            <text:p>0</text:p>
          </table:table-cell>
          <table:table-cell table:style-name="ce97" table:formula="of:=SUM([.CP3:.CP56])" office:value-type="float" office:value="0" calcext:value-type="float">
            <text:p>0</text:p>
          </table:table-cell>
          <table:table-cell table:style-name="ce97" table:formula="of:=SUM([.CQ3:.CQ56])" office:value-type="float" office:value="1" calcext:value-type="float">
            <text:p>1</text:p>
          </table:table-cell>
          <table:table-cell table:style-name="ce97" table:formula="of:=SUM([.CR3:.CR56])" office:value-type="float" office:value="1" calcext:value-type="float">
            <text:p>1</text:p>
          </table:table-cell>
          <table:table-cell table:style-name="ce97" table:formula="of:=SUM([.CS3:.CS56])" office:value-type="float" office:value="1" calcext:value-type="float">
            <text:p>1</text:p>
          </table:table-cell>
          <table:table-cell table:style-name="ce97" table:formula="of:=SUM([.CT3:.CT56])" office:value-type="float" office:value="0" calcext:value-type="float">
            <text:p>0</text:p>
          </table:table-cell>
          <table:table-cell table:style-name="ce97" table:formula="of:=SUM([.CU3:.CU56])" office:value-type="float" office:value="1" calcext:value-type="float">
            <text:p>1</text:p>
          </table:table-cell>
          <table:table-cell table:style-name="ce97" table:formula="of:=SUM([.CV3:.CV56])" office:value-type="float" office:value="0" calcext:value-type="float">
            <text:p>0</text:p>
          </table:table-cell>
          <table:table-cell table:style-name="ce97" table:formula="of:=SUM([.CW3:.CW56])" office:value-type="float" office:value="0" calcext:value-type="float">
            <text:p>0</text:p>
          </table:table-cell>
          <table:table-cell table:style-name="ce97" table:formula="of:=SUM([.CX3:.CX56])" office:value-type="float" office:value="0" calcext:value-type="float">
            <text:p>0</text:p>
          </table:table-cell>
          <table:table-cell table:style-name="ce97" table:formula="of:=SUM([.CY3:.CY56])" office:value-type="float" office:value="0" calcext:value-type="float">
            <text:p>0</text:p>
          </table:table-cell>
          <table:table-cell table:style-name="ce97" table:formula="of:=SUM([.CZ3:.CZ56])" office:value-type="float" office:value="0" calcext:value-type="float">
            <text:p>0</text:p>
          </table:table-cell>
          <table:table-cell table:style-name="ce97" table:formula="of:=SUM([.DA3:.DA56])" office:value-type="float" office:value="0" calcext:value-type="float">
            <text:p>0</text:p>
          </table:table-cell>
          <table:table-cell table:style-name="ce97" table:formula="of:=SUM([.DB3:.DB56])" office:value-type="float" office:value="1" calcext:value-type="float">
            <text:p>1</text:p>
          </table:table-cell>
          <table:table-cell table:style-name="ce97" table:formula="of:=SUM([.DC3:.DC56])" office:value-type="float" office:value="0" calcext:value-type="float">
            <text:p>0</text:p>
          </table:table-cell>
          <table:table-cell table:style-name="ce97" table:formula="of:=SUM([.DD3:.DD56])" office:value-type="float" office:value="0" calcext:value-type="float">
            <text:p>0</text:p>
          </table:table-cell>
          <table:table-cell table:style-name="ce97" table:formula="of:=SUM([.DE3:.DE56])" office:value-type="float" office:value="0" calcext:value-type="float">
            <text:p>0</text:p>
          </table:table-cell>
          <table:table-cell table:style-name="ce97" table:formula="of:=SUM([.DF3:.DF56])" office:value-type="float" office:value="0" calcext:value-type="float">
            <text:p>0</text:p>
          </table:table-cell>
          <table:table-cell table:style-name="ce97" table:formula="of:=SUM([.DG3:.DG56])" office:value-type="float" office:value="0" calcext:value-type="float">
            <text:p>0</text:p>
          </table:table-cell>
          <table:table-cell table:style-name="ce97" table:formula="of:=SUM([.DH3:.DH56])" office:value-type="float" office:value="0" calcext:value-type="float">
            <text:p>0</text:p>
          </table:table-cell>
          <table:table-cell table:style-name="ce97" table:formula="of:=SUM([.DI3:.DI56])" office:value-type="float" office:value="1" calcext:value-type="float">
            <text:p>1</text:p>
          </table:table-cell>
          <table:table-cell table:style-name="ce97" table:formula="of:=SUM([.DJ3:.DJ56])" office:value-type="float" office:value="0" calcext:value-type="float">
            <text:p>0</text:p>
          </table:table-cell>
          <table:table-cell table:style-name="ce97" table:formula="of:=SUM([.DK3:.DK56])" office:value-type="float" office:value="0" calcext:value-type="float">
            <text:p>0</text:p>
          </table:table-cell>
          <table:table-cell table:style-name="ce97" table:formula="of:=SUM([.DL3:.DL56])" office:value-type="float" office:value="0" calcext:value-type="float">
            <text:p>0</text:p>
          </table:table-cell>
          <table:table-cell table:style-name="ce97" table:formula="of:=SUM([.DM3:.DM56])" office:value-type="float" office:value="0" calcext:value-type="float">
            <text:p>0</text:p>
          </table:table-cell>
          <table:table-cell table:style-name="ce97" table:formula="of:=SUM([.DN3:.DN56])" office:value-type="float" office:value="0" calcext:value-type="float">
            <text:p>0</text:p>
          </table:table-cell>
          <table:table-cell table:style-name="ce97" table:formula="of:=SUM([.DO3:.DO56])" office:value-type="float" office:value="0" calcext:value-type="float">
            <text:p>0</text:p>
          </table:table-cell>
          <table:table-cell table:style-name="ce97" table:formula="of:=SUM([.DP3:.DP56])" office:value-type="float" office:value="1" calcext:value-type="float">
            <text:p>1</text:p>
          </table:table-cell>
          <table:table-cell table:style-name="ce97"/>
          <table:table-cell table:number-columns-repeated="903"/>
        </table:table-row>
        <table:table-row table:style-name="ro9">
          <table:table-cell table:style-name="ce91" office:value-type="string" calcext:value-type="string">
            <text:p>1.1.1</text:p>
          </table:table-cell>
          <table:table-cell table:style-name="ce91" office:value-type="string" calcext:value-type="string">
            <text:p><text:s text:c="3"/>Outil formulaire</text:p>
          </table:table-cell>
          <table:table-cell table:style-name="ce94" office:value-type="float" office:value="10" calcext:value-type="float">
            <text:p>10</text:p>
          </table:table-cell>
          <table:table-cell table:style-name="ce91" office:value-type="string" calcext:value-type="string">
            <text:p>BKE</text:p>
          </table:table-cell>
          <table:table-cell table:number-columns-repeated="6"/>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9"/>
          <table:table-cell table:number-columns-repeated="2" office:value-type="float" office:value="1" calcext:value-type="float">
            <text:p>1</text:p>
          </table:table-cell>
          <table:table-cell table:number-columns-repeated="991"/>
        </table:table-row>
        <table:table-row table:style-name="ro9">
          <table:table-cell table:style-name="ce91" office:value-type="string" calcext:value-type="string">
            <text:p>1.1.2</text:p>
          </table:table-cell>
          <table:table-cell table:style-name="ce91" office:value-type="string" calcext:value-type="string">
            <text:p><text:s text:c="3"/>Conception Données</text:p>
          </table:table-cell>
          <table:table-cell table:style-name="ce94" office:value-type="float" office:value="16" calcext:value-type="float">
            <text:p>16</text:p>
          </table:table-cell>
          <table:table-cell table:style-name="ce91" office:value-type="string" calcext:value-type="string">
            <text:p>APT</text:p>
          </table:table-cell>
          <table:table-cell table:number-columns-repeated="4" office:value-type="float" office:value="1" calcext:value-type="float">
            <text:p>1</text:p>
          </table:table-cell>
          <table:table-cell/>
          <table:table-cell table:style-name="ce52"/>
          <table:table-cell table:number-columns-repeated="3" office:value-type="float" office:value="1" calcext:value-type="float">
            <text:p>1</text:p>
          </table:table-cell>
          <table:table-cell table:number-columns-repeated="4"/>
          <table:table-cell table:number-columns-repeated="5"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996"/>
        </table:table-row>
        <table:table-row table:style-name="ro9">
          <table:table-cell table:style-name="ce91" office:value-type="string" calcext:value-type="string">
            <text:p>1.1.3</text:p>
          </table:table-cell>
          <table:table-cell table:style-name="ce91" office:value-type="string" calcext:value-type="string">
            <text:p><text:s text:c="3"/>Conception API</text:p>
          </table:table-cell>
          <table:table-cell table:style-name="ce94" office:value-type="float" office:value="1" calcext:value-type="float">
            <text:p>1</text:p>
          </table:table-cell>
          <table:table-cell table:style-name="ce91" office:value-type="string" calcext:value-type="string">
            <text:p>LAI</text:p>
          </table:table-cell>
          <table:table-cell office:value-type="float" office:value="1" calcext:value-type="float">
            <text:p>1</text:p>
          </table:table-cell>
          <table:table-cell table:number-columns-repeated="1019"/>
        </table:table-row>
        <table:table-row table:style-name="ro9">
          <table:table-cell table:style-name="ce91" office:value-type="string" calcext:value-type="string">
            <text:p>1.1.4</text:p>
          </table:table-cell>
          <table:table-cell table:style-name="ce91" office:value-type="string" calcext:value-type="string">
            <text:p><text:s text:c="3"/>Conception Archi</text:p>
          </table:table-cell>
          <table:table-cell table:style-name="ce94" office:value-type="float" office:value="5" calcext:value-type="float">
            <text:p>5</text:p>
          </table:table-cell>
          <table:table-cell table:style-name="ce91" office:value-type="string" calcext:value-type="string">
            <text:p>RMF</text:p>
          </table:table-cell>
          <table:table-cell table:number-columns-repeated="13"/>
          <table:table-cell table:number-columns-repeated="5" office:value-type="float" office:value="1" calcext:value-type="float">
            <text:p>1</text:p>
          </table:table-cell>
          <table:table-cell table:number-columns-repeated="1002"/>
        </table:table-row>
        <table:table-row table:style-name="ro9">
          <table:table-cell table:style-name="ce91" office:value-type="string" calcext:value-type="string">
            <text:p>1.1.5</text:p>
          </table:table-cell>
          <table:table-cell table:style-name="ce91" office:value-type="string" calcext:value-type="string">
            <text:p><text:s text:c="3"/>Conception APEC.FR</text:p>
          </table:table-cell>
          <table:table-cell table:style-name="ce94" office:value-type="float" office:value="1" calcext:value-type="float">
            <text:p>1</text:p>
          </table:table-cell>
          <table:table-cell table:style-name="ce91" office:value-type="string" calcext:value-type="string">
            <text:p>LAI</text:p>
          </table:table-cell>
          <table:table-cell/>
          <table:table-cell office:value-type="float" office:value="1" calcext:value-type="float">
            <text:p>1</text:p>
          </table:table-cell>
          <table:table-cell table:number-columns-repeated="1018"/>
        </table:table-row>
        <table:table-row table:style-name="ro9">
          <table:table-cell table:style-name="ce91" office:value-type="string" calcext:value-type="string">
            <text:p>1.1.6</text:p>
          </table:table-cell>
          <table:table-cell table:style-name="ce91" office:value-type="string" calcext:value-type="string">
            <text:p><text:s text:c="3"/>Conception PDS</text:p>
          </table:table-cell>
          <table:table-cell table:style-name="ce94" office:value-type="float" office:value="1" calcext:value-type="float">
            <text:p>1</text:p>
          </table:table-cell>
          <table:table-cell table:style-name="ce91" office:value-type="string" calcext:value-type="string">
            <text:p>APT</text:p>
          </table:table-cell>
          <table:table-cell table:number-columns-repeated="50"/>
          <table:table-cell office:value-type="float" office:value="1" calcext:value-type="float">
            <text:p>1</text:p>
          </table:table-cell>
          <table:table-cell table:number-columns-repeated="969"/>
        </table:table-row>
        <table:table-row table:style-name="ro9">
          <table:table-cell table:style-name="ce91" office:value-type="string" calcext:value-type="string">
            <text:p>1.1.7</text:p>
          </table:table-cell>
          <table:table-cell table:style-name="ce91" office:value-type="string" calcext:value-type="string">
            <text:p><text:s text:c="3"/>Conception Batch &amp; WSM</text:p>
          </table:table-cell>
          <table:table-cell table:style-name="ce94" office:value-type="float" office:value="3" calcext:value-type="float">
            <text:p>3</text:p>
          </table:table-cell>
          <table:table-cell table:style-name="ce91" office:value-type="string" calcext:value-type="string">
            <text:p>APT</text:p>
          </table:table-cell>
          <table:table-cell table:number-columns-repeated="37"/>
          <table:table-cell office:value-type="float" office:value="1" calcext:value-type="float">
            <text:p>1</text:p>
          </table:table-cell>
          <table:table-cell table:number-columns-repeated="10"/>
          <table:table-cell table:number-columns-repeated="2" office:value-type="float" office:value="1" calcext:value-type="float">
            <text:p>1</text:p>
          </table:table-cell>
          <table:table-cell table:number-columns-repeated="970"/>
        </table:table-row>
        <table:table-row table:style-name="ro9">
          <table:table-cell table:style-name="ce92" office:value-type="string" calcext:value-type="string">
            <text:p>1.2.1.1</text:p>
          </table:table-cell>
          <table:table-cell table:style-name="ce92" office:value-type="string" calcext:value-type="string">
            <text:p><text:s text:c="3"/>Séparation Step 1 / Step 2+3</text:p>
          </table:table-cell>
          <table:table-cell table:style-name="ce95" office:value-type="float" office:value="4" calcext:value-type="float">
            <text:p>4</text:p>
          </table:table-cell>
          <table:table-cell table:style-name="ce92" office:value-type="string" calcext:value-type="string">
            <text:p>BKE</text:p>
          </table:table-cell>
          <table:table-cell table:style-name="ce98" table:number-columns-repeated="36"/>
          <table:table-cell table:number-columns-repeated="2" table:style-name="ce98" office:value-type="float" office:value="1" calcext:value-type="float">
            <text:p>1</text:p>
          </table:table-cell>
          <table:table-cell table:style-name="ce98" table:number-columns-repeated="10"/>
          <table:table-cell table:number-columns-repeated="2" table:style-name="ce98" office:value-type="float" office:value="1" calcext:value-type="float">
            <text:p>1</text:p>
          </table:table-cell>
          <table:table-cell table:style-name="ce98" table:number-columns-repeated="9"/>
          <table:table-cell table:number-columns-repeated="961"/>
        </table:table-row>
        <table:table-row table:style-name="ro9">
          <table:table-cell table:style-name="ce92" office:value-type="string" calcext:value-type="string">
            <text:p>1.2.1.2</text:p>
          </table:table-cell>
          <table:table-cell table:style-name="ce92" office:value-type="string" calcext:value-type="string">
            <text:p><text:s text:c="3"/>Ajout état dans Cycle de vie</text:p>
          </table:table-cell>
          <table:table-cell table:style-name="ce95" office:value-type="float" office:value="5" calcext:value-type="float">
            <text:p>5</text:p>
          </table:table-cell>
          <table:table-cell table:style-name="ce92" office:value-type="string" calcext:value-type="string">
            <text:p>APT</text:p>
          </table:table-cell>
          <table:table-cell table:style-name="ce98" table:number-columns-repeated="23"/>
          <table:table-cell table:style-name="ce98" office:value-type="float" office:value="1" calcext:value-type="float">
            <text:p>1</text:p>
          </table:table-cell>
          <table:table-cell table:style-name="ce98" office:value-type="float" office:value="0" calcext:value-type="float">
            <text:p>0</text:p>
          </table:table-cell>
          <table:table-cell table:style-name="ce98" table:number-columns-repeated="2"/>
          <table:table-cell table:number-columns-repeated="4" table:style-name="ce98" office:value-type="float" office:value="1" calcext:value-type="float">
            <text:p>1</text:p>
          </table:table-cell>
          <table:table-cell table:style-name="ce98" table:number-columns-repeated="28"/>
          <table:table-cell table:number-columns-repeated="961"/>
        </table:table-row>
        <table:table-row table:style-name="ro9">
          <table:table-cell table:style-name="ce92" office:value-type="string" calcext:value-type="string">
            <text:p>1.2.1.3</text:p>
          </table:table-cell>
          <table:table-cell table:style-name="ce92" office:value-type="string" calcext:value-type="string">
            <text:p><text:s text:c="3"/>Batch Migration de données</text:p>
          </table:table-cell>
          <table:table-cell table:style-name="ce95" office:value-type="float" office:value="5" calcext:value-type="float">
            <text:p>5</text:p>
          </table:table-cell>
          <table:table-cell table:style-name="ce92" office:value-type="string" calcext:value-type="string">
            <text:p>APT</text:p>
          </table:table-cell>
          <table:table-cell table:style-name="ce98" table:number-columns-repeated="24"/>
          <table:table-cell table:style-name="ce98" office:value-type="float" office:value="1" calcext:value-type="float">
            <text:p>1</text:p>
          </table:table-cell>
          <table:table-cell table:style-name="ce98" table:number-columns-repeated="2"/>
          <table:table-cell table:number-columns-repeated="4" table:style-name="ce98" office:value-type="float" office:value="0" calcext:value-type="float">
            <text:p>0</text:p>
          </table:table-cell>
          <table:table-cell table:style-name="ce98" office:value-type="float" office:value="1" calcext:value-type="float">
            <text:p>1</text:p>
          </table:table-cell>
          <table:table-cell table:style-name="ce98" table:number-columns-repeated="2"/>
          <table:table-cell table:number-columns-repeated="3" table:style-name="ce98" office:value-type="float" office:value="1" calcext:value-type="float">
            <text:p>1</text:p>
          </table:table-cell>
          <table:table-cell table:style-name="ce98" table:number-columns-repeated="22"/>
          <table:table-cell table:number-columns-repeated="961"/>
        </table:table-row>
        <table:table-row table:style-name="ro9">
          <table:table-cell table:style-name="ce92" office:value-type="string" calcext:value-type="string">
            <text:p>1.2.2.1</text:p>
          </table:table-cell>
          <table:table-cell table:style-name="ce92" office:value-type="string" calcext:value-type="string">
            <text:p><text:s text:c="3"/>Maintient étape 1 à 2</text:p>
          </table:table-cell>
          <table:table-cell table:style-name="ce95" office:value-type="float" office:value="3" calcext:value-type="float">
            <text:p>3</text:p>
          </table:table-cell>
          <table:table-cell table:style-name="ce92" office:value-type="string" calcext:value-type="string">
            <text:p>LAI</text:p>
          </table:table-cell>
          <table:table-cell table:style-name="ce98" table:number-columns-repeated="30"/>
          <table:table-cell table:number-columns-repeated="2" table:style-name="ce98" office:value-type="float" office:value="1" calcext:value-type="float">
            <text:p>1</text:p>
          </table:table-cell>
          <table:table-cell table:style-name="ce98" table:number-columns-repeated="2"/>
          <table:table-cell table:style-name="ce98" office:value-type="float" office:value="1" calcext:value-type="float">
            <text:p>1</text:p>
          </table:table-cell>
          <table:table-cell table:style-name="ce98" table:number-columns-repeated="24"/>
          <table:table-cell table:number-columns-repeated="961"/>
        </table:table-row>
        <table:table-row table:style-name="ro9">
          <table:table-cell table:style-name="ce92" office:value-type="string" calcext:value-type="string">
            <text:p>1.2.2.2</text:p>
          </table:table-cell>
          <table:table-cell table:style-name="ce92" office:value-type="string" calcext:value-type="string">
            <text:p><text:s text:c="3"/>Création compte cadres (sans envoi mail)</text:p>
          </table:table-cell>
          <table:table-cell table:style-name="ce95" office:value-type="float" office:value="5" calcext:value-type="float">
            <text:p>5</text:p>
          </table:table-cell>
          <table:table-cell table:style-name="ce92" office:value-type="string" calcext:value-type="string">
            <text:p>LAI</text:p>
          </table:table-cell>
          <table:table-cell table:style-name="ce98" table:number-columns-repeated="23"/>
          <table:table-cell table:number-columns-repeated="2" table:style-name="ce98" office:value-type="float" office:value="1" calcext:value-type="float">
            <text:p>1</text:p>
          </table:table-cell>
          <table:table-cell table:style-name="ce98" table:number-columns-repeated="2"/>
          <table:table-cell table:number-columns-repeated="3" table:style-name="ce98" office:value-type="float" office:value="1" calcext:value-type="float">
            <text:p>1</text:p>
          </table:table-cell>
          <table:table-cell table:style-name="ce98" table:number-columns-repeated="29"/>
          <table:table-cell table:number-columns-repeated="961"/>
        </table:table-row>
        <table:table-row table:style-name="ro9">
          <table:table-cell table:style-name="ce92" office:value-type="string" calcext:value-type="string">
            <text:p>1.2.2.3</text:p>
          </table:table-cell>
          <table:table-cell table:style-name="ce92" office:value-type="string" calcext:value-type="string">
            <text:p><text:s text:c="3"/>Création compte JD (sans envoi mail)</text:p>
          </table:table-cell>
          <table:table-cell table:style-name="ce95" office:value-type="float" office:value="1" calcext:value-type="float">
            <text:p>1</text:p>
          </table:table-cell>
          <table:table-cell table:style-name="ce92" office:value-type="string" calcext:value-type="string">
            <text:p>LAI</text:p>
          </table:table-cell>
          <table:table-cell table:style-name="ce98" table:number-columns-repeated="49"/>
          <table:table-cell table:style-name="ce98" office:value-type="float" office:value="1" calcext:value-type="float">
            <text:p>1</text:p>
          </table:table-cell>
          <table:table-cell table:style-name="ce98" table:number-columns-repeated="9"/>
          <table:table-cell table:number-columns-repeated="961"/>
        </table:table-row>
        <table:table-row table:style-name="ro9">
          <table:table-cell table:style-name="ce92" office:value-type="string" calcext:value-type="string">
            <text:p>1.2.2.4</text:p>
          </table:table-cell>
          <table:table-cell table:style-name="ce92" office:value-type="string" calcext:value-type="string">
            <text:p><text:s text:c="3"/>Envoi du mail de validation</text:p>
          </table:table-cell>
          <table:table-cell table:style-name="ce95" office:value-type="float" office:value="1" calcext:value-type="float">
            <text:p>1</text:p>
          </table:table-cell>
          <table:table-cell table:style-name="ce92" office:value-type="string" calcext:value-type="string">
            <text:p>LAI</text:p>
          </table:table-cell>
          <table:table-cell table:style-name="ce98" table:number-columns-repeated="50"/>
          <table:table-cell table:style-name="ce98" office:value-type="float" office:value="1" calcext:value-type="float">
            <text:p>1</text:p>
          </table:table-cell>
          <table:table-cell table:style-name="ce98" table:number-columns-repeated="8"/>
          <table:table-cell table:number-columns-repeated="961"/>
        </table:table-row>
        <table:table-row table:style-name="ro9">
          <table:table-cell table:style-name="ce92" office:value-type="string" calcext:value-type="string">
            <text:p>1.2.2.5</text:p>
          </table:table-cell>
          <table:table-cell table:style-name="ce92" office:value-type="string" calcext:value-type="string">
            <text:p><text:s text:c="3"/>Création - Validation compte par email</text:p>
          </table:table-cell>
          <table:table-cell table:style-name="ce95" office:value-type="float" office:value="3" calcext:value-type="float">
            <text:p>3</text:p>
          </table:table-cell>
          <table:table-cell table:style-name="ce92" office:value-type="string" calcext:value-type="string">
            <text:p>LAI</text:p>
          </table:table-cell>
          <table:table-cell table:style-name="ce98" table:number-columns-repeated="35"/>
          <table:table-cell table:number-columns-repeated="3" table:style-name="ce98" office:value-type="float" office:value="1" calcext:value-type="float">
            <text:p>1</text:p>
          </table:table-cell>
          <table:table-cell table:style-name="ce98" table:number-columns-repeated="21"/>
          <table:table-cell table:number-columns-repeated="961"/>
        </table:table-row>
        <table:table-row table:style-name="ro9">
          <table:table-cell table:style-name="ce92" office:value-type="string" calcext:value-type="string">
            <text:p>1.2.2.6</text:p>
          </table:table-cell>
          <table:table-cell table:style-name="ce92" office:value-type="string" calcext:value-type="string">
            <text:p><text:s text:c="3"/>Modification compte</text:p>
          </table:table-cell>
          <table:table-cell table:style-name="ce95" office:value-type="float" office:value="3" calcext:value-type="float">
            <text:p>3</text:p>
          </table:table-cell>
          <table:table-cell table:style-name="ce92" office:value-type="string" calcext:value-type="string">
            <text:p>LAI</text:p>
          </table:table-cell>
          <table:table-cell table:style-name="ce98" table:number-columns-repeated="42"/>
          <table:table-cell table:number-columns-repeated="3" table:style-name="ce98" office:value-type="float" office:value="1" calcext:value-type="float">
            <text:p>1</text:p>
          </table:table-cell>
          <table:table-cell table:style-name="ce98" table:number-columns-repeated="14"/>
          <table:table-cell table:number-columns-repeated="961"/>
        </table:table-row>
        <table:table-row table:style-name="ro9">
          <table:table-cell table:style-name="ce92" office:value-type="string" calcext:value-type="string">
            <text:p>1.2.2.7</text:p>
          </table:table-cell>
          <table:table-cell table:style-name="ce92" office:value-type="string" calcext:value-type="string">
            <text:p><text:s text:c="3"/>Visualisation compte cadre</text:p>
          </table:table-cell>
          <table:table-cell table:style-name="ce95" office:value-type="float" office:value="2" calcext:value-type="float">
            <text:p>2</text:p>
          </table:table-cell>
          <table:table-cell table:style-name="ce92" office:value-type="string" calcext:value-type="string">
            <text:p>LAI</text:p>
          </table:table-cell>
          <table:table-cell table:style-name="ce98" table:number-columns-repeated="45"/>
          <table:table-cell table:style-name="ce98" office:value-type="float" office:value="1" calcext:value-type="float">
            <text:p>1</text:p>
          </table:table-cell>
          <table:table-cell table:style-name="ce98" table:number-columns-repeated="2"/>
          <table:table-cell table:style-name="ce98" office:value-type="float" office:value="1" calcext:value-type="float">
            <text:p>1</text:p>
          </table:table-cell>
          <table:table-cell table:style-name="ce98" table:number-columns-repeated="10"/>
          <table:table-cell table:number-columns-repeated="961"/>
        </table:table-row>
        <table:table-row table:style-name="ro9">
          <table:table-cell table:style-name="ce92" office:value-type="string" calcext:value-type="string">
            <text:p>1.2.2.8</text:p>
          </table:table-cell>
          <table:table-cell table:style-name="ce92" office:value-type="string" calcext:value-type="string">
            <text:p><text:s text:c="3"/>Migration angular 1.5</text:p>
          </table:table-cell>
          <table:table-cell table:style-name="ce95" office:value-type="float" office:value="10" calcext:value-type="float">
            <text:p>10</text:p>
          </table:table-cell>
          <table:table-cell table:style-name="ce92" office:value-type="string" calcext:value-type="string">
            <text:p>R</text:p>
          </table:table-cell>
          <table:table-cell table:style-name="ce98" table:number-columns-repeated="23"/>
          <table:table-cell table:number-columns-repeated="2" table:style-name="ce98" office:value-type="float" office:value="1" calcext:value-type="float">
            <text:p>1</text:p>
          </table:table-cell>
          <table:table-cell table:style-name="ce98" table:number-columns-repeated="2"/>
          <table:table-cell table:number-columns-repeated="5" table:style-name="ce98" office:value-type="float" office:value="1" calcext:value-type="float">
            <text:p>1</text:p>
          </table:table-cell>
          <table:table-cell table:style-name="ce98" table:number-columns-repeated="2"/>
          <table:table-cell table:number-columns-repeated="3" table:style-name="ce98" office:value-type="float" office:value="1" calcext:value-type="float">
            <text:p>1</text:p>
          </table:table-cell>
          <table:table-cell table:style-name="ce98" table:number-columns-repeated="22"/>
          <table:table-cell table:number-columns-repeated="961"/>
        </table:table-row>
        <table:table-row table:style-name="ro9">
          <table:table-cell table:style-name="ce92" office:value-type="string" calcext:value-type="string">
            <text:p>1.2.3.1</text:p>
          </table:table-cell>
          <table:table-cell table:style-name="ce92" office:value-type="string" calcext:value-type="string">
            <text:p><text:s text:c="3"/>Création Comptes cadre PDS</text:p>
          </table:table-cell>
          <table:table-cell table:style-name="ce95" office:value-type="float" office:value="1" calcext:value-type="float">
            <text:p>1</text:p>
          </table:table-cell>
          <table:table-cell table:style-name="ce92" office:value-type="string" calcext:value-type="string">
            <text:p>APT</text:p>
          </table:table-cell>
          <table:table-cell table:style-name="ce98" table:number-columns-repeated="51"/>
          <table:table-cell table:style-name="ce98" office:value-type="float" office:value="1" calcext:value-type="float">
            <text:p>1</text:p>
          </table:table-cell>
          <table:table-cell table:style-name="ce98" table:number-columns-repeated="7"/>
          <table:table-cell table:number-columns-repeated="961"/>
        </table:table-row>
        <table:table-row table:style-name="ro9">
          <table:table-cell table:style-name="ce92" office:value-type="string" calcext:value-type="string">
            <text:p>1.2.3.2</text:p>
          </table:table-cell>
          <table:table-cell table:style-name="ce92" office:value-type="string" calcext:value-type="string">
            <text:p><text:s text:c="3"/>Création - Validation compte </text:p>
          </table:table-cell>
          <table:table-cell table:style-name="ce95" office:value-type="float" office:value="1" calcext:value-type="float">
            <text:p>1</text:p>
          </table:table-cell>
          <table:table-cell table:style-name="ce92" office:value-type="string" calcext:value-type="string">
            <text:p>APT</text:p>
          </table:table-cell>
          <table:table-cell table:style-name="ce98" table:number-columns-repeated="52"/>
          <table:table-cell table:style-name="ce98" office:value-type="float" office:value="1" calcext:value-type="float">
            <text:p>1</text:p>
          </table:table-cell>
          <table:table-cell table:style-name="ce98" table:number-columns-repeated="6"/>
          <table:table-cell table:number-columns-repeated="961"/>
        </table:table-row>
        <table:table-row table:style-name="ro9">
          <table:table-cell table:style-name="ce92" office:value-type="string" calcext:value-type="string">
            <text:p>1.2.3.3</text:p>
          </table:table-cell>
          <table:table-cell table:style-name="ce92" office:value-type="string" calcext:value-type="string">
            <text:p><text:s text:c="3"/>Modification de compte</text:p>
          </table:table-cell>
          <table:table-cell table:style-name="ce95" office:value-type="float" office:value="1" calcext:value-type="float">
            <text:p>1</text:p>
          </table:table-cell>
          <table:table-cell table:style-name="ce92" office:value-type="string" calcext:value-type="string">
            <text:p>APT</text:p>
          </table:table-cell>
          <table:table-cell table:style-name="ce98" table:number-columns-repeated="55"/>
          <table:table-cell table:style-name="ce98" office:value-type="float" office:value="1" calcext:value-type="float">
            <text:p>1</text:p>
          </table:table-cell>
          <table:table-cell table:style-name="ce98" table:number-columns-repeated="3"/>
          <table:table-cell table:number-columns-repeated="961"/>
        </table:table-row>
        <table:table-row table:style-name="ro9">
          <table:table-cell table:style-name="ce92" office:value-type="string" calcext:value-type="string">
            <text:p>1.2.3.4</text:p>
          </table:table-cell>
          <table:table-cell table:style-name="ce92" office:value-type="string" calcext:value-type="string">
            <text:p><text:s text:c="3"/>Recherche Compte Cadre</text:p>
          </table:table-cell>
          <table:table-cell table:style-name="ce95" office:value-type="float" office:value="1" calcext:value-type="float">
            <text:p>1</text:p>
          </table:table-cell>
          <table:table-cell table:style-name="ce92" office:value-type="string" calcext:value-type="string">
            <text:p>APT</text:p>
          </table:table-cell>
          <table:table-cell table:style-name="ce98" table:number-columns-repeated="56"/>
          <table:table-cell table:style-name="ce98" office:value-type="float" office:value="1" calcext:value-type="float">
            <text:p>1</text:p>
          </table:table-cell>
          <table:table-cell table:style-name="ce98" table:number-columns-repeated="2"/>
          <table:table-cell table:number-columns-repeated="961"/>
        </table:table-row>
        <table:table-row table:style-name="ro9">
          <table:table-cell table:style-name="ce92" office:value-type="string" calcext:value-type="string">
            <text:p>1.2.3.5</text:p>
          </table:table-cell>
          <table:table-cell table:style-name="ce92" office:value-type="string" calcext:value-type="string">
            <text:p><text:s text:c="3"/>Consultation compte</text:p>
          </table:table-cell>
          <table:table-cell table:style-name="ce95" office:value-type="float" office:value="1" calcext:value-type="float">
            <text:p>1</text:p>
          </table:table-cell>
          <table:table-cell table:style-name="ce92" office:value-type="string" calcext:value-type="string">
            <text:p>APT</text:p>
          </table:table-cell>
          <table:table-cell table:style-name="ce98" table:number-columns-repeated="57"/>
          <table:table-cell table:style-name="ce98" office:value-type="float" office:value="1" calcext:value-type="float">
            <text:p>1</text:p>
          </table:table-cell>
          <table:table-cell table:style-name="ce98"/>
          <table:table-cell table:number-columns-repeated="961"/>
        </table:table-row>
        <table:table-row table:style-name="ro9">
          <table:table-cell table:style-name="ce92" office:value-type="string" calcext:value-type="string">
            <text:p>1.2.3.6</text:p>
          </table:table-cell>
          <table:table-cell table:style-name="ce92" office:value-type="string" calcext:value-type="string">
            <text:p><text:s text:c="3"/>Recherche CV</text:p>
          </table:table-cell>
          <table:table-cell table:style-name="ce95" office:value-type="float" office:value="1" calcext:value-type="float">
            <text:p>1</text:p>
          </table:table-cell>
          <table:table-cell table:style-name="ce92" office:value-type="string" calcext:value-type="string">
            <text:p>APT</text:p>
          </table:table-cell>
          <table:table-cell table:style-name="ce98" table:number-columns-repeated="58"/>
          <table:table-cell table:style-name="ce98" office:value-type="float" office:value="1" calcext:value-type="float">
            <text:p>1</text:p>
          </table:table-cell>
          <table:table-cell table:number-columns-repeated="961"/>
        </table:table-row>
        <table:table-row table:style-name="ro9">
          <table:table-cell table:style-name="ce92" office:value-type="string" calcext:value-type="string">
            <text:p>1.2.4.1</text:p>
          </table:table-cell>
          <table:table-cell table:style-name="ce92" office:value-type="string" calcext:value-type="string">
            <text:p><text:s text:c="3"/>Mise à jour du schéma</text:p>
          </table:table-cell>
          <table:table-cell table:style-name="ce95" office:value-type="float" office:value="1" calcext:value-type="float">
            <text:p>1</text:p>
          </table:table-cell>
          <table:table-cell table:style-name="ce92" office:value-type="string" calcext:value-type="string">
            <text:p>LAI</text:p>
          </table:table-cell>
          <table:table-cell table:style-name="ce98" table:number-columns-repeated="51"/>
          <table:table-cell table:style-name="ce98" office:value-type="float" office:value="1" calcext:value-type="float">
            <text:p>1</text:p>
          </table:table-cell>
          <table:table-cell table:style-name="ce98" table:number-columns-repeated="7"/>
          <table:table-cell table:number-columns-repeated="961"/>
        </table:table-row>
        <table:table-row table:style-name="ro9">
          <table:table-cell table:style-name="ce91" office:value-type="string" calcext:value-type="string">
            <text:p>1.4.1</text:p>
          </table:table-cell>
          <table:table-cell table:style-name="ce91" office:value-type="string" calcext:value-type="string">
            <text:p><text:s text:c="3"/>Recette Apec.fr</text:p>
          </table:table-cell>
          <table:table-cell table:style-name="ce94" office:value-type="float" office:value="5" calcext:value-type="float">
            <text:p>5</text:p>
          </table:table-cell>
          <table:table-cell table:style-name="ce91" office:value-type="string" calcext:value-type="string">
            <text:p>LAI</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9">
          <table:table-cell table:style-name="ce91" office:value-type="string" calcext:value-type="string">
            <text:p>1.4.2</text:p>
          </table:table-cell>
          <table:table-cell table:style-name="ce91" office:value-type="string" calcext:value-type="string">
            <text:p><text:s text:c="3"/>Recette PDS</text:p>
          </table:table-cell>
          <table:table-cell table:style-name="ce94" office:value-type="float" office:value="5" calcext:value-type="float">
            <text:p>5</text:p>
          </table:table-cell>
          <table:table-cell table:style-name="ce91" office:value-type="string" calcext:value-type="string">
            <text:p>APT</text:p>
          </table:table-cell>
          <table:table-cell table:number-columns-repeated="71"/>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2"/>
        </table:table-row>
        <table:table-row table:style-name="ro9">
          <table:table-cell table:style-name="ce91" office:value-type="string" calcext:value-type="string">
            <text:p>1.4.3</text:p>
          </table:table-cell>
          <table:table-cell table:style-name="ce91" office:value-type="string" calcext:value-type="string">
            <text:p><text:s text:c="3"/>Recette SOLR</text:p>
          </table:table-cell>
          <table:table-cell table:style-name="ce94" office:value-type="float" office:value="5" calcext:value-type="float">
            <text:p>5</text:p>
          </table:table-cell>
          <table:table-cell table:style-name="ce91" office:value-type="string" calcext:value-type="string">
            <text:p>APT</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9">
          <table:table-cell table:style-name="ce91" office:value-type="string" calcext:value-type="string">
            <text:p>1.4.4</text:p>
          </table:table-cell>
          <table:table-cell table:style-name="ce91" office:value-type="string" calcext:value-type="string">
            <text:p><text:s text:c="3"/>Recette WSM</text:p>
          </table:table-cell>
          <table:table-cell table:style-name="ce94" office:value-type="float" office:value="5" calcext:value-type="float">
            <text:p>5</text:p>
          </table:table-cell>
          <table:table-cell table:style-name="ce91" office:value-type="string" calcext:value-type="string">
            <text:p>LAI</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9">
          <table:table-cell table:style-name="ce91" office:value-type="string" calcext:value-type="string">
            <text:p>1.4.5</text:p>
          </table:table-cell>
          <table:table-cell table:style-name="ce91" office:value-type="string" calcext:value-type="string">
            <text:p><text:s text:c="3"/>Recette WSM - Migration de données</text:p>
          </table:table-cell>
          <table:table-cell table:style-name="ce94" office:value-type="float" office:value="5" calcext:value-type="float">
            <text:p>5</text:p>
          </table:table-cell>
          <table:table-cell table:style-name="ce91" office:value-type="string" calcext:value-type="string">
            <text:p>APT</text:p>
          </table:table-cell>
          <table:table-cell table:number-columns-repeated="85"/>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28"/>
        </table:table-row>
        <table:table-row table:style-name="ro9">
          <table:table-cell table:style-name="ce91" office:value-type="string" calcext:value-type="string">
            <text:p>1.4.6</text:p>
          </table:table-cell>
          <table:table-cell table:style-name="ce91" office:value-type="string" calcext:value-type="string">
            <text:p><text:s text:c="3"/>Recette Angular 1.5</text:p>
          </table:table-cell>
          <table:table-cell table:style-name="ce94" office:value-type="float" office:value="5" calcext:value-type="float">
            <text:p>5</text:p>
          </table:table-cell>
          <table:table-cell table:style-name="ce91" office:value-type="string" calcext:value-type="string">
            <text:p>BKE2</text:p>
          </table:table-cell>
          <table:table-cell table:number-columns-repeated="71"/>
          <table:table-cell table:number-columns-repeated="3"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940"/>
        </table:table-row>
        <table:table-row table:style-name="ro9">
          <table:table-cell table:style-name="ce91" office:value-type="string" calcext:value-type="string">
            <text:p>4.1.1</text:p>
          </table:table-cell>
          <table:table-cell table:style-name="ce91" office:value-type="string" calcext:value-type="string">
            <text:p><text:s text:c="3"/>POC</text:p>
          </table:table-cell>
          <table:table-cell table:style-name="ce94" office:value-type="float" office:value="5" calcext:value-type="float">
            <text:p>5</text:p>
          </table:table-cell>
          <table:table-cell table:style-name="ce91" office:value-type="string" calcext:value-type="string">
            <text:p>BKE</text:p>
          </table:table-cell>
          <table:table-cell table:number-columns-repeated="29"/>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84"/>
        </table:table-row>
        <table:table-row table:style-name="ro14">
          <table:table-cell table:style-name="ce92" office:value-type="string" calcext:value-type="string">
            <text:p>4.2.1.1</text:p>
          </table:table-cell>
          <table:table-cell table:style-name="ce92" office:value-type="string" calcext:value-type="string">
            <text:p><text:s text:c="3"/>Création Batch Spring / Intégration Adresse dans SOLR sans INSEE</text:p>
          </table:table-cell>
          <table:table-cell table:style-name="ce95" office:value-type="float" office:value="4" calcext:value-type="float">
            <text:p>4</text:p>
          </table:table-cell>
          <table:table-cell table:style-name="ce92" office:value-type="string" calcext:value-type="string">
            <text:p>RMF</text:p>
          </table:table-cell>
          <table:table-cell table:style-name="ce98" table:number-columns-repeated="35"/>
          <table:table-cell table:number-columns-repeated="3" table:style-name="ce98" office:value-type="float" office:value="1" calcext:value-type="float">
            <text:p>1</text:p>
          </table:table-cell>
          <table:table-cell table:style-name="ce98" table:number-columns-repeated="4"/>
          <table:table-cell table:style-name="ce98" office:value-type="float" office:value="1" calcext:value-type="float">
            <text:p>1</text:p>
          </table:table-cell>
          <table:table-cell table:style-name="ce98" table:number-columns-repeated="35"/>
          <table:table-cell table:number-columns-repeated="942"/>
        </table:table-row>
        <table:table-row table:style-name="ro14">
          <table:table-cell table:style-name="ce92" office:value-type="string" calcext:value-type="string">
            <text:p>4.2.1.2</text:p>
          </table:table-cell>
          <table:table-cell table:style-name="ce92" office:value-type="string" calcext:value-type="string">
            <text:p><text:s text:c="3"/>Ajouter correspondance INSEE, Produit fichier de rejet</text:p>
          </table:table-cell>
          <table:table-cell table:style-name="ce95" office:value-type="float" office:value="4" calcext:value-type="float">
            <text:p>4</text:p>
          </table:table-cell>
          <table:table-cell table:style-name="ce92" office:value-type="string" calcext:value-type="string">
            <text:p>RMF</text:p>
          </table:table-cell>
          <table:table-cell table:style-name="ce98" table:number-columns-repeated="43"/>
          <table:table-cell table:number-columns-repeated="3" table:style-name="ce98" office:value-type="float" office:value="1" calcext:value-type="float">
            <text:p>1</text:p>
          </table:table-cell>
          <table:table-cell table:style-name="ce98" table:number-columns-repeated="2"/>
          <table:table-cell table:style-name="ce98" office:value-type="float" office:value="1" calcext:value-type="float">
            <text:p>1</text:p>
          </table:table-cell>
          <table:table-cell table:style-name="ce98" table:number-columns-repeated="29"/>
          <table:table-cell table:number-columns-repeated="942"/>
        </table:table-row>
        <table:table-row table:style-name="ro9">
          <table:table-cell table:style-name="ce92" office:value-type="string" calcext:value-type="string">
            <text:p>4.2.1.3</text:p>
          </table:table-cell>
          <table:table-cell table:style-name="ce92" office:value-type="string" calcext:value-type="string">
            <text:p><text:s text:c="3"/>Documentation du batch pour exploitation</text:p>
          </table:table-cell>
          <table:table-cell table:style-name="ce95" office:value-type="float" office:value="1" calcext:value-type="float">
            <text:p>1</text:p>
          </table:table-cell>
          <table:table-cell table:style-name="ce92" office:value-type="string" calcext:value-type="string">
            <text:p>RMF</text:p>
          </table:table-cell>
          <table:table-cell table:style-name="ce98" table:number-columns-repeated="69"/>
          <table:table-cell table:style-name="ce98" office:value-type="float" office:value="1" calcext:value-type="float">
            <text:p>1</text:p>
          </table:table-cell>
          <table:table-cell table:style-name="ce98" table:number-columns-repeated="8"/>
          <table:table-cell table:number-columns-repeated="942"/>
        </table:table-row>
        <table:table-row table:style-name="ro9">
          <table:table-cell table:style-name="ce92" office:value-type="string" calcext:value-type="string">
            <text:p>4.2.1.4</text:p>
          </table:table-cell>
          <table:table-cell table:style-name="ce92" office:value-type="string" calcext:value-type="string">
            <text:p><text:s text:c="3"/>Mise à jour document archi</text:p>
          </table:table-cell>
          <table:table-cell table:style-name="ce95" office:value-type="float" office:value="1" calcext:value-type="float">
            <text:p>1</text:p>
          </table:table-cell>
          <table:table-cell table:style-name="ce92" office:value-type="string" calcext:value-type="string">
            <text:p>RMF</text:p>
          </table:table-cell>
          <table:table-cell table:style-name="ce98" table:number-columns-repeated="70"/>
          <table:table-cell table:style-name="ce98" office:value-type="float" office:value="1" calcext:value-type="float">
            <text:p>1</text:p>
          </table:table-cell>
          <table:table-cell table:style-name="ce98" table:number-columns-repeated="7"/>
          <table:table-cell table:number-columns-repeated="942"/>
        </table:table-row>
        <table:table-row table:style-name="ro14">
          <table:table-cell table:style-name="ce92" office:value-type="string" calcext:value-type="string">
            <text:p>4.2.2.1</text:p>
          </table:table-cell>
          <table:table-cell table:style-name="ce92" office:value-type="string" calcext:value-type="string">
            <text:p><text:s text:c="3"/>Saisie de l'adresse pour le cadre (SANS MASQUAGE !!!!)</text:p>
          </table:table-cell>
          <table:table-cell table:style-name="ce95" office:value-type="float" office:value="4" calcext:value-type="float">
            <text:p>4</text:p>
          </table:table-cell>
          <table:table-cell table:style-name="ce92" office:value-type="string" calcext:value-type="string">
            <text:p>RMF</text:p>
          </table:table-cell>
          <table:table-cell table:style-name="ce98" table:number-columns-repeated="56"/>
          <table:table-cell table:number-columns-repeated="4" table:style-name="ce98" office:value-type="float" office:value="1" calcext:value-type="float">
            <text:p>1</text:p>
          </table:table-cell>
          <table:table-cell table:style-name="ce98" table:number-columns-repeated="18"/>
          <table:table-cell table:number-columns-repeated="942"/>
        </table:table-row>
        <table:table-row table:style-name="ro14">
          <table:table-cell table:style-name="ce92" office:value-type="string" calcext:value-type="string">
            <text:p>4.2.3.1</text:p>
          </table:table-cell>
          <table:table-cell table:style-name="ce92" office:value-type="string" calcext:value-type="string">
            <text:p><text:s text:c="3"/>Intégration dans fiche cadre de l'autocompletion (création / modification)</text:p>
          </table:table-cell>
          <table:table-cell table:style-name="ce95" office:value-type="float" office:value="5" calcext:value-type="float">
            <text:p>5</text:p>
          </table:table-cell>
          <table:table-cell table:style-name="ce92" office:value-type="string" calcext:value-type="string">
            <text:p>RMF</text:p>
          </table:table-cell>
          <table:table-cell table:style-name="ce98" table:number-columns-repeated="28"/>
          <table:table-cell table:number-columns-repeated="4" table:style-name="ce98" office:value-type="float" office:value="1" calcext:value-type="float">
            <text:p>1</text:p>
          </table:table-cell>
          <table:table-cell table:style-name="ce98" table:number-columns-repeated="2"/>
          <table:table-cell table:style-name="ce98" office:value-type="float" office:value="1" calcext:value-type="float">
            <text:p>1</text:p>
          </table:table-cell>
          <table:table-cell table:style-name="ce98" table:number-columns-repeated="43"/>
          <table:table-cell table:number-columns-repeated="942"/>
        </table:table-row>
        <table:table-row table:style-name="ro14">
          <table:table-cell table:style-name="ce92" office:value-type="string" calcext:value-type="string">
            <text:p>4.2.3.2</text:p>
          </table:table-cell>
          <table:table-cell table:style-name="ce92" office:value-type="string" calcext:value-type="string">
            <text:p><text:s text:c="3"/>Message d'alerte au login (intrusif ou bloquant)</text:p>
          </table:table-cell>
          <table:table-cell table:style-name="ce95" office:value-type="float" office:value="1" calcext:value-type="float">
            <text:p>1</text:p>
          </table:table-cell>
          <table:table-cell table:style-name="ce92" office:value-type="string" calcext:value-type="string">
            <text:p>RMF</text:p>
          </table:table-cell>
          <table:table-cell table:style-name="ce98" table:number-columns-repeated="71"/>
          <table:table-cell table:style-name="ce98" office:value-type="float" office:value="1" calcext:value-type="float">
            <text:p>1</text:p>
          </table:table-cell>
          <table:table-cell table:style-name="ce98" table:number-columns-repeated="6"/>
          <table:table-cell table:number-columns-repeated="942"/>
        </table:table-row>
        <table:table-row table:style-name="ro9">
          <table:table-cell table:style-name="ce92" office:value-type="string" calcext:value-type="string">
            <text:p>4.2.4.1</text:p>
          </table:table-cell>
          <table:table-cell table:style-name="ce92" office:value-type="string" calcext:value-type="string">
            <text:p><text:s text:c="3"/>Replication solr adresse_core</text:p>
          </table:table-cell>
          <table:table-cell table:style-name="ce95" office:value-type="float" office:value="1" calcext:value-type="float">
            <text:p>1</text:p>
          </table:table-cell>
          <table:table-cell table:style-name="ce92" office:value-type="string" calcext:value-type="string">
            <text:p>RMF</text:p>
          </table:table-cell>
          <table:table-cell table:style-name="ce98" table:number-columns-repeated="72"/>
          <table:table-cell table:style-name="ce98" office:value-type="float" office:value="1" calcext:value-type="float">
            <text:p>1</text:p>
          </table:table-cell>
          <table:table-cell table:style-name="ce98" table:number-columns-repeated="5"/>
          <table:table-cell table:number-columns-repeated="942"/>
        </table:table-row>
        <table:table-row table:style-name="ro14">
          <table:table-cell table:style-name="ce92" office:value-type="string" calcext:value-type="string">
            <text:p>4.2.4.2</text:p>
          </table:table-cell>
          <table:table-cell table:style-name="ce92" office:value-type="string" calcext:value-type="string">
            <text:p><text:s text:c="3"/>Opération autocomplétion adresse (TXT) --&gt; Voie, CPO , VILLE ACHEMINEMENT, ID_ADRESSE_SOLR</text:p>
          </table:table-cell>
          <table:table-cell table:style-name="ce95" office:value-type="float" office:value="1" calcext:value-type="float">
            <text:p>1</text:p>
          </table:table-cell>
          <table:table-cell table:style-name="ce92" office:value-type="string" calcext:value-type="string">
            <text:p>RMF</text:p>
          </table:table-cell>
          <table:table-cell table:style-name="ce98" table:number-columns-repeated="66"/>
          <table:table-cell table:style-name="ce98" office:value-type="float" office:value="1" calcext:value-type="float">
            <text:p>1</text:p>
          </table:table-cell>
          <table:table-cell table:style-name="ce98" table:number-columns-repeated="11"/>
          <table:table-cell table:number-columns-repeated="942"/>
        </table:table-row>
        <table:table-row table:style-name="ro9">
          <table:table-cell table:style-name="ce92" office:value-type="string" calcext:value-type="string">
            <text:p>4.2.4.3</text:p>
          </table:table-cell>
          <table:table-cell table:style-name="ce92" office:value-type="string" calcext:value-type="string">
            <text:p><text:s text:c="3"/>Opération de validation d'adresse (num ADR)</text:p>
          </table:table-cell>
          <table:table-cell table:style-name="ce95" office:value-type="float" office:value="5" calcext:value-type="float">
            <text:p>5</text:p>
          </table:table-cell>
          <table:table-cell table:style-name="ce92" office:value-type="string" calcext:value-type="string">
            <text:p>RMF</text:p>
          </table:table-cell>
          <table:table-cell table:style-name="ce98" table:number-columns-repeated="49"/>
          <table:table-cell table:number-columns-repeated="4" table:style-name="ce98" office:value-type="float" office:value="1" calcext:value-type="float">
            <text:p>1</text:p>
          </table:table-cell>
          <table:table-cell table:style-name="ce98" table:number-columns-repeated="2"/>
          <table:table-cell table:style-name="ce98" office:value-type="float" office:value="1" calcext:value-type="float">
            <text:p>1</text:p>
          </table:table-cell>
          <table:table-cell table:style-name="ce98" table:number-columns-repeated="22"/>
          <table:table-cell table:number-columns-repeated="942"/>
        </table:table-row>
        <table:table-row table:style-name="ro14">
          <table:table-cell table:style-name="ce92" office:value-type="string" calcext:value-type="string">
            <text:p>4.2.4.4</text:p>
          </table:table-cell>
          <table:table-cell table:style-name="ce92" office:value-type="string" calcext:value-type="string">
            <text:p><text:s text:c="3"/>Opération de split d'adresse (ID_SOLR) --&gt; Numéro, Voie, CPO, VILLE, Code commune, Commune</text:p>
          </table:table-cell>
          <table:table-cell table:style-name="ce95" office:value-type="float" office:value="1" calcext:value-type="float">
            <text:p>1</text:p>
          </table:table-cell>
          <table:table-cell table:style-name="ce92" office:value-type="string" calcext:value-type="string">
            <text:p>RMF</text:p>
          </table:table-cell>
          <table:table-cell table:style-name="ce98" table:number-columns-repeated="77"/>
          <table:table-cell table:style-name="ce98" office:value-type="float" office:value="1" calcext:value-type="float">
            <text:p>1</text:p>
          </table:table-cell>
          <table:table-cell table:number-columns-repeated="942"/>
        </table:table-row>
        <table:table-row table:style-name="ro14">
          <table:table-cell table:style-name="ce92" office:value-type="string" calcext:value-type="string">
            <text:p>4.2.5.1</text:p>
          </table:table-cell>
          <table:table-cell table:style-name="ce92" office:value-type="string" calcext:value-type="string">
            <text:p><text:s text:c="3"/>Parcourir des adresses en attente passage analyse openstreetmap</text:p>
          </table:table-cell>
          <table:table-cell table:style-name="ce95" office:value-type="float" office:value="2" calcext:value-type="float">
            <text:p>2</text:p>
          </table:table-cell>
          <table:table-cell table:style-name="ce92" office:value-type="string" calcext:value-type="string">
            <text:p>RMF</text:p>
          </table:table-cell>
          <table:table-cell table:style-name="ce98" table:number-columns-repeated="62"/>
          <table:table-cell table:number-columns-repeated="2" table:style-name="ce98" office:value-type="float" office:value="1" calcext:value-type="float">
            <text:p>1</text:p>
          </table:table-cell>
          <table:table-cell table:style-name="ce98" table:number-columns-repeated="14"/>
          <table:table-cell table:number-columns-repeated="942"/>
        </table:table-row>
        <table:table-row table:style-name="ro9">
          <table:table-cell table:style-name="ce92" office:value-type="string" calcext:value-type="string">
            <text:p>4.2.5.2</text:p>
          </table:table-cell>
          <table:table-cell table:style-name="ce92" office:value-type="string" calcext:value-type="string">
            <text:p><text:s text:c="3"/>Evaluation du bon fonctionnement</text:p>
          </table:table-cell>
          <table:table-cell table:style-name="ce95" office:value-type="float" office:value="2" calcext:value-type="float">
            <text:p>2</text:p>
          </table:table-cell>
          <table:table-cell table:style-name="ce92" office:value-type="string" calcext:value-type="string">
            <text:p>RMF</text:p>
          </table:table-cell>
          <table:table-cell table:style-name="ce98" table:number-columns-repeated="64"/>
          <table:table-cell table:number-columns-repeated="2" table:style-name="ce98" office:value-type="float" office:value="1" calcext:value-type="float">
            <text:p>1</text:p>
          </table:table-cell>
          <table:table-cell table:style-name="ce98" table:number-columns-repeated="12"/>
          <table:table-cell table:number-columns-repeated="942"/>
        </table:table-row>
        <table:table-row table:style-name="ro9">
          <table:table-cell table:style-name="ce91" office:value-type="string" calcext:value-type="string">
            <text:p>4.4.1</text:p>
          </table:table-cell>
          <table:table-cell table:style-name="ce91" office:value-type="string" calcext:value-type="string">
            <text:p><text:s text:c="3"/>Recette PMP Lieux</text:p>
          </table:table-cell>
          <table:table-cell table:style-name="ce94" office:value-type="float" office:value="5" calcext:value-type="float">
            <text:p>5</text:p>
          </table:table-cell>
          <table:table-cell table:style-name="ce91" office:value-type="string" calcext:value-type="string">
            <text:p>RMF</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9">
          <table:table-cell table:style-name="ce91" office:value-type="string" calcext:value-type="string">
            <text:p>4.4.2</text:p>
          </table:table-cell>
          <table:table-cell table:style-name="ce91" office:value-type="string" calcext:value-type="string">
            <text:p><text:s text:c="3"/>Recette PMP Lieux</text:p>
          </table:table-cell>
          <table:table-cell table:style-name="ce94" office:value-type="float" office:value="5" calcext:value-type="float">
            <text:p>5</text:p>
          </table:table-cell>
          <table:table-cell table:style-name="ce91" office:value-type="string" calcext:value-type="string">
            <text:p>BKE2</text:p>
          </table:table-cell>
          <table:table-cell table:number-columns-repeated="80"/>
          <table:table-cell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4"/>
          <table:table-cell office:value-type="float" office:value="1" calcext:value-type="float">
            <text:p>1</text:p>
          </table:table-cell>
          <table:table-cell table:number-columns-repeated="927"/>
        </table:table-row>
        <table:table-row table:style-name="ro9">
          <table:table-cell table:style-name="ce91" office:value-type="string" calcext:value-type="string">
            <text:p>4.4.3</text:p>
          </table:table-cell>
          <table:table-cell table:style-name="ce91" office:value-type="string" calcext:value-type="string">
            <text:p><text:s text:c="3"/>Recette PMP Lieux</text:p>
          </table:table-cell>
          <table:table-cell table:style-name="ce94" office:value-type="float" office:value="5" calcext:value-type="float">
            <text:p>5</text:p>
          </table:table-cell>
          <table:table-cell table:style-name="ce91" office:value-type="string" calcext:value-type="string">
            <text:p>DGL</text:p>
          </table:table-cell>
          <table:table-cell table:number-columns-repeated="78"/>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35"/>
        </table:table-row>
        <table:table-row table:style-name="ro9">
          <table:table-cell table:style-name="ce91" office:value-type="string" calcext:value-type="string">
            <text:p>6.1</text:p>
          </table:table-cell>
          <table:table-cell table:style-name="ce91" office:value-type="string" calcext:value-type="string">
            <text:p><text:s text:c="3"/>Procédure de bascule &amp; BL</text:p>
          </table:table-cell>
          <table:table-cell table:style-name="ce94" office:value-type="float" office:value="1" calcext:value-type="float">
            <text:p>1</text:p>
          </table:table-cell>
          <table:table-cell table:style-name="ce91" office:value-type="string" calcext:value-type="string">
            <text:p>DGL</text:p>
          </table:table-cell>
          <table:table-cell office:value-type="float" office:value="1" calcext:value-type="float">
            <text:p>1</text:p>
          </table:table-cell>
          <table:table-cell table:number-columns-repeated="1019"/>
        </table:table-row>
        <table:table-row table:style-name="ro9">
          <table:table-cell table:style-name="ce91" office:value-type="string" calcext:value-type="string">
            <text:p>6.2</text:p>
          </table:table-cell>
          <table:table-cell table:style-name="ce91" office:value-type="string" calcext:value-type="string">
            <text:p><text:s text:c="3"/>Suivi</text:p>
          </table:table-cell>
          <table:table-cell table:style-name="ce94" office:value-type="float" office:value="15" calcext:value-type="float">
            <text:p>15</text:p>
          </table:table-cell>
          <table:table-cell table:style-name="ce91" office:value-type="string" calcext:value-type="string">
            <text:p>DGL-CP</text:p>
          </table:table-cell>
          <table:table-cell table:number-columns-repeated="3"/>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904"/>
        </table:table-row>
        <table:table-row table:style-name="ro9">
          <table:table-cell table:style-name="ce91" office:value-type="string" calcext:value-type="string">
            <text:p>7.1</text:p>
          </table:table-cell>
          <table:table-cell table:style-name="ce91" office:value-type="string" calcext:value-type="string">
            <text:p><text:s text:c="3"/>Adhérence Mobile</text:p>
          </table:table-cell>
          <table:table-cell table:style-name="ce94" office:value-type="float" office:value="3" calcext:value-type="float">
            <text:p>3</text:p>
          </table:table-cell>
          <table:table-cell table:style-name="ce91" office:value-type="string" calcext:value-type="string">
            <text:p>R</text:p>
          </table:table-cell>
          <table:table-cell table:number-columns-repeated="16"/>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999"/>
        </table:table-row>
        <table:table-row table:style-name="ro9">
          <table:table-cell table:style-name="ce91" office:value-type="string" calcext:value-type="string">
            <text:p>7.2</text:p>
          </table:table-cell>
          <table:table-cell table:style-name="ce91" office:value-type="string" calcext:value-type="string">
            <text:p><text:s text:c="3"/>Perte mot de passe</text:p>
          </table:table-cell>
          <table:table-cell table:style-name="ce94" office:value-type="float" office:value="2" calcext:value-type="float">
            <text:p>2</text:p>
          </table:table-cell>
          <table:table-cell table:style-name="ce91" office:value-type="string" calcext:value-type="string">
            <text:p>R</text:p>
          </table:table-cell>
          <table:table-cell table:number-columns-repeated="21"/>
          <table:table-cell table:number-columns-repeated="2" office:value-type="float" office:value="1" calcext:value-type="float">
            <text:p>1</text:p>
          </table:table-cell>
          <table:table-cell table:number-columns-repeated="997"/>
        </table:table-row>
        <table:table-row table:style-name="ro9">
          <table:table-cell table:style-name="ce91" office:value-type="string" calcext:value-type="string">
            <text:p>7.3</text:p>
          </table:table-cell>
          <table:table-cell table:style-name="ce91" office:value-type="string" calcext:value-type="string">
            <text:p><text:s text:c="3"/>Femerture CNIL</text:p>
          </table:table-cell>
          <table:table-cell table:style-name="ce94" office:value-type="float" office:value="10" calcext:value-type="float">
            <text:p>10</text:p>
          </table:table-cell>
          <table:table-cell table:style-name="ce91" office:value-type="string" calcext:value-type="string">
            <text:p>R</text:p>
          </table:table-cell>
          <table:table-cell table:number-columns-repeated="4"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1004"/>
        </table:table-row>
        <table:table-row table:style-name="ro9">
          <table:table-cell table:style-name="ce91" office:value-type="string" calcext:value-type="string">
            <text:p>8.1</text:p>
          </table:table-cell>
          <table:table-cell table:style-name="ce91" office:value-type="string" calcext:value-type="string">
            <text:p><text:s text:c="3"/>Difficulté de validation de la recette</text:p>
          </table:table-cell>
          <table:table-cell table:style-name="ce94" office:value-type="float" office:value="5" calcext:value-type="float">
            <text:p>5</text:p>
          </table:table-cell>
          <table:table-cell table:style-name="ce91" office:value-type="string" calcext:value-type="string">
            <text:p>R</text:p>
          </table:table-cell>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1013"/>
        </table:table-row>
        <table:table-row table:style-name="ro9" table:number-rows-repeated="1048519">
          <table:table-cell table:number-columns-repeated="1024"/>
        </table:table-row>
        <table:table-row table:style-name="ro9">
          <table:table-cell table:number-columns-repeated="1024"/>
        </table:table-row>
      </table:table>
      <table:table table:name="ExecWeek" table:style-name="ta9">
        <office:forms form:automatic-focus="false" form:apply-design-mode="false"/>
        <table:table-column table:style-name="co32" table:default-cell-style-name="ce1"/>
        <table:table-column table:style-name="co33" table:default-cell-style-name="ce1"/>
        <table:table-column table:style-name="co34" table:number-columns-repeated="1022" table:default-cell-style-name="ce1"/>
        <table:table-row table:style-name="ro1">
          <table:table-cell table:style-name="ce100" office:value-type="string" calcext:value-type="string">
            <text:p><text:s/></text:p>
          </table:table-cell>
          <table:table-cell table:style-name="ce100"/>
          <table:table-cell table:style-name="ce111" office:value-type="string" calcext:value-type="string" table:number-columns-spanned="2" table:number-rows-spanned="1">
            <text:p>Ven</text:p>
          </table:table-cell>
          <table:covered-table-cell table:style-name="ce117"/>
          <table:table-cell table:style-name="ce122" office:value-type="string" calcext:value-type="string" table:number-columns-spanned="2" table:number-rows-spanned="1">
            <text:p>Lun</text:p>
          </table:table-cell>
          <table:covered-table-cell table:style-name="ce122"/>
          <table:table-cell table:style-name="ce122" office:value-type="string" calcext:value-type="string" table:number-columns-spanned="2" table:number-rows-spanned="1">
            <text:p>Mar</text:p>
          </table:table-cell>
          <table:covered-table-cell table:style-name="ce122"/>
          <table:table-cell table:style-name="ce122" office:value-type="string" calcext:value-type="string" table:number-columns-spanned="2" table:number-rows-spanned="1">
            <text:p>Mer</text:p>
          </table:table-cell>
          <table:covered-table-cell table:style-name="ce122"/>
          <table:table-cell table:style-name="ce142" office:value-type="string" calcext:value-type="string" table:number-columns-spanned="2" table:number-rows-spanned="1">
            <text:p>Jeu</text:p>
          </table:table-cell>
          <table:covered-table-cell table:style-name="ce143"/>
          <table:table-cell table:style-name="ce122" office:value-type="string" calcext:value-type="string" table:number-columns-spanned="2" table:number-rows-spanned="1">
            <text:p>Ven</text:p>
          </table:table-cell>
          <table:covered-table-cell table:style-name="ce122"/>
          <table:table-cell table:number-columns-repeated="1010"/>
        </table:table-row>
        <table:table-row table:style-name="ro15">
          <table:table-cell table:style-name="ce101"/>
          <table:table-cell table:style-name="ce106"/>
          <table:table-cell table:style-name="ce112" table:number-columns-spanned="2" table:number-rows-spanned="1"/>
          <table:covered-table-cell table:style-name="ce112"/>
          <table:table-cell table:style-name="ce123" table:number-columns-spanned="2" table:number-rows-spanned="1"/>
          <table:covered-table-cell table:style-name="ce128"/>
          <table:table-cell table:style-name="ce123" table:number-columns-spanned="2" table:number-rows-spanned="1"/>
          <table:covered-table-cell table:style-name="ce128"/>
          <table:table-cell table:style-name="ce123" table:number-columns-spanned="2" table:number-rows-spanned="1"/>
          <table:covered-table-cell table:style-name="ce128"/>
          <table:table-cell table:style-name="ce128" table:number-columns-spanned="2" table:number-rows-spanned="1"/>
          <table:covered-table-cell table:style-name="ce128"/>
          <table:table-cell table:style-name="ce123" table:number-columns-spanned="2" table:number-rows-spanned="1"/>
          <table:covered-table-cell table:style-name="ce128"/>
          <table:table-cell table:number-columns-repeated="1010"/>
        </table:table-row>
        <table:table-row table:style-name="ro1">
          <table:table-cell table:style-name="ce102" office:value-type="float" office:value="1" calcext:value-type="float" table:number-columns-spanned="1" table:number-rows-spanned="5">
            <text:p>1</text:p>
          </table:table-cell>
          <table:table-cell table:style-name="ce107"/>
          <table:table-cell table:style-name="ce113"/>
          <table:table-cell table:style-name="ce118"/>
          <table:table-cell table:style-name="ce124"/>
          <table:table-cell table:style-name="ce129"/>
          <table:table-cell table:style-name="ce133"/>
          <table:table-cell table:style-name="ce136"/>
          <table:table-cell table:style-name="ce139"/>
          <table:table-cell table:style-name="ce136"/>
          <table:table-cell table:style-name="ce139"/>
          <table:table-cell table:style-name="ce136"/>
          <table:table-cell table:style-name="ce139"/>
          <table:table-cell table:style-name="ce136"/>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4"/>
          <table:table-cell table:style-name="ce109"/>
          <table:table-cell table:style-name="ce115"/>
          <table:table-cell table:style-name="ce120"/>
          <table:table-cell table:style-name="ce126"/>
          <table:table-cell table:style-name="ce131"/>
          <table:table-cell table:style-name="ce135"/>
          <table:table-cell table:style-name="ce138"/>
          <table:table-cell table:style-name="ce141"/>
          <table:table-cell table:style-name="ce138"/>
          <table:table-cell table:style-name="ce141"/>
          <table:table-cell table:style-name="ce138"/>
          <table:table-cell table:style-name="ce141"/>
          <table:table-cell table:style-name="ce131"/>
          <table:table-cell table:number-columns-repeated="1010"/>
        </table:table-row>
        <table:table-row table:style-name="ro1">
          <table:table-cell table:style-name="ce102" office:value-type="float" office:value="2" calcext:value-type="float" table:number-columns-spanned="1" table:number-rows-spanned="5">
            <text:p>2</text:p>
          </table:table-cell>
          <table:table-cell table:style-name="ce107"/>
          <table:table-cell table:style-name="ce113"/>
          <table:table-cell table:style-name="ce118"/>
          <table:table-cell table:style-name="ce124"/>
          <table:table-cell table:style-name="ce129"/>
          <table:table-cell table:style-name="ce133"/>
          <table:table-cell table:style-name="ce136"/>
          <table:table-cell table:style-name="ce139"/>
          <table:table-cell table:style-name="ce136"/>
          <table:table-cell table:style-name="ce139"/>
          <table:table-cell table:style-name="ce136"/>
          <table:table-cell table:style-name="ce139"/>
          <table:table-cell table:style-name="ce129"/>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4"/>
          <table:table-cell table:style-name="ce109"/>
          <table:table-cell table:style-name="ce115"/>
          <table:table-cell table:style-name="ce120"/>
          <table:table-cell table:style-name="ce126"/>
          <table:table-cell table:style-name="ce131"/>
          <table:table-cell table:style-name="ce135"/>
          <table:table-cell table:style-name="ce138"/>
          <table:table-cell table:style-name="ce141"/>
          <table:table-cell table:style-name="ce138"/>
          <table:table-cell table:style-name="ce141"/>
          <table:table-cell table:style-name="ce138"/>
          <table:table-cell table:style-name="ce141"/>
          <table:table-cell table:style-name="ce131"/>
          <table:table-cell table:number-columns-repeated="1010"/>
        </table:table-row>
        <table:table-row table:style-name="ro1">
          <table:table-cell table:style-name="ce102" office:value-type="float" office:value="3" calcext:value-type="float" table:number-columns-spanned="1" table:number-rows-spanned="5">
            <text:p>3</text:p>
          </table:table-cell>
          <table:table-cell table:style-name="ce107"/>
          <table:table-cell table:style-name="ce113"/>
          <table:table-cell table:style-name="ce118"/>
          <table:table-cell table:style-name="ce124"/>
          <table:table-cell table:style-name="ce129"/>
          <table:table-cell table:style-name="ce133"/>
          <table:table-cell table:style-name="ce136"/>
          <table:table-cell table:style-name="ce139"/>
          <table:table-cell table:style-name="ce136"/>
          <table:table-cell table:style-name="ce139"/>
          <table:table-cell table:style-name="ce136"/>
          <table:table-cell table:style-name="ce139"/>
          <table:table-cell table:style-name="ce129"/>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4"/>
          <table:table-cell table:style-name="ce109"/>
          <table:table-cell table:style-name="ce115"/>
          <table:table-cell table:style-name="ce120"/>
          <table:table-cell table:style-name="ce126"/>
          <table:table-cell table:style-name="ce131"/>
          <table:table-cell table:style-name="ce135"/>
          <table:table-cell table:style-name="ce138"/>
          <table:table-cell table:style-name="ce141"/>
          <table:table-cell table:style-name="ce138"/>
          <table:table-cell table:style-name="ce141"/>
          <table:table-cell table:style-name="ce138"/>
          <table:table-cell table:style-name="ce141"/>
          <table:table-cell table:style-name="ce131"/>
          <table:table-cell table:number-columns-repeated="1010"/>
        </table:table-row>
        <table:table-row table:style-name="ro1">
          <table:table-cell table:style-name="ce102" office:value-type="float" office:value="4" calcext:value-type="float" table:number-columns-spanned="1" table:number-rows-spanned="5">
            <text:p>4</text:p>
          </table:table-cell>
          <table:table-cell table:style-name="ce107"/>
          <table:table-cell table:style-name="ce113"/>
          <table:table-cell table:style-name="ce118"/>
          <table:table-cell table:style-name="ce124"/>
          <table:table-cell table:style-name="ce129"/>
          <table:table-cell table:style-name="ce133"/>
          <table:table-cell table:style-name="ce136"/>
          <table:table-cell table:style-name="ce139"/>
          <table:table-cell table:style-name="ce136"/>
          <table:table-cell table:style-name="ce139"/>
          <table:table-cell table:style-name="ce136"/>
          <table:table-cell table:style-name="ce139"/>
          <table:table-cell table:style-name="ce129"/>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4"/>
          <table:table-cell table:style-name="ce109"/>
          <table:table-cell table:style-name="ce115"/>
          <table:table-cell table:style-name="ce120"/>
          <table:table-cell table:style-name="ce126"/>
          <table:table-cell table:style-name="ce131"/>
          <table:table-cell table:style-name="ce135"/>
          <table:table-cell table:style-name="ce138"/>
          <table:table-cell table:style-name="ce141"/>
          <table:table-cell table:style-name="ce138"/>
          <table:table-cell table:style-name="ce141"/>
          <table:table-cell table:style-name="ce138"/>
          <table:table-cell table:style-name="ce141"/>
          <table:table-cell table:style-name="ce131"/>
          <table:table-cell table:number-columns-repeated="1010"/>
        </table:table-row>
        <table:table-row table:style-name="ro1">
          <table:table-cell table:style-name="ce102" office:value-type="float" office:value="5" calcext:value-type="float" table:number-columns-spanned="1" table:number-rows-spanned="5">
            <text:p>5</text:p>
          </table:table-cell>
          <table:table-cell table:style-name="ce107"/>
          <table:table-cell table:style-name="ce113"/>
          <table:table-cell table:style-name="ce118"/>
          <table:table-cell table:style-name="ce124"/>
          <table:table-cell table:style-name="ce129"/>
          <table:table-cell table:style-name="ce133"/>
          <table:table-cell table:style-name="ce136"/>
          <table:table-cell table:style-name="ce139"/>
          <table:table-cell table:style-name="ce136"/>
          <table:table-cell table:style-name="ce139"/>
          <table:table-cell table:style-name="ce136"/>
          <table:table-cell table:style-name="ce139"/>
          <table:table-cell table:style-name="ce129"/>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4"/>
          <table:table-cell table:style-name="ce109"/>
          <table:table-cell table:style-name="ce115"/>
          <table:table-cell table:style-name="ce120"/>
          <table:table-cell table:style-name="ce126"/>
          <table:table-cell table:style-name="ce131"/>
          <table:table-cell table:style-name="ce135"/>
          <table:table-cell table:style-name="ce138"/>
          <table:table-cell table:style-name="ce141"/>
          <table:table-cell table:style-name="ce138"/>
          <table:table-cell table:style-name="ce141"/>
          <table:table-cell table:style-name="ce138"/>
          <table:table-cell table:style-name="ce141"/>
          <table:table-cell table:style-name="ce131"/>
          <table:table-cell table:number-columns-repeated="1010"/>
        </table:table-row>
        <table:table-row table:style-name="ro1">
          <table:table-cell table:style-name="ce102" office:value-type="float" office:value="6" calcext:value-type="float" table:number-columns-spanned="1" table:number-rows-spanned="5">
            <text:p>6</text:p>
          </table:table-cell>
          <table:table-cell table:style-name="ce107"/>
          <table:table-cell table:style-name="ce113"/>
          <table:table-cell table:style-name="ce118"/>
          <table:table-cell table:style-name="ce124"/>
          <table:table-cell table:style-name="ce129"/>
          <table:table-cell table:style-name="ce133"/>
          <table:table-cell table:style-name="ce136"/>
          <table:table-cell table:style-name="ce139"/>
          <table:table-cell table:style-name="ce136"/>
          <table:table-cell table:style-name="ce139"/>
          <table:table-cell table:style-name="ce136"/>
          <table:table-cell table:style-name="ce139"/>
          <table:table-cell table:style-name="ce129"/>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3"/>
          <table:table-cell table:style-name="ce108"/>
          <table:table-cell table:style-name="ce114"/>
          <table:table-cell table:style-name="ce119"/>
          <table:table-cell table:style-name="ce125"/>
          <table:table-cell table:style-name="ce130"/>
          <table:table-cell table:style-name="ce134"/>
          <table:table-cell table:style-name="ce137"/>
          <table:table-cell table:style-name="ce140"/>
          <table:table-cell table:style-name="ce137"/>
          <table:table-cell table:style-name="ce140"/>
          <table:table-cell table:style-name="ce137"/>
          <table:table-cell table:style-name="ce140"/>
          <table:table-cell table:style-name="ce130"/>
          <table:table-cell table:number-columns-repeated="1010"/>
        </table:table-row>
        <table:table-row table:style-name="ro1">
          <table:covered-table-cell table:style-name="ce104"/>
          <table:table-cell table:style-name="ce109"/>
          <table:table-cell table:style-name="ce116"/>
          <table:table-cell table:style-name="ce121"/>
          <table:table-cell table:style-name="ce127" office:value-type="string" calcext:value-type="string">
            <text:p>Ʃbdg./Ʃfait</text:p>
          </table:table-cell>
          <table:table-cell table:style-name="ce132" office:value-type="string" calcext:value-type="string">
            <text:p>fait/Ʃraf</text:p>
          </table:table-cell>
          <table:table-cell table:style-name="ce135"/>
          <table:table-cell table:style-name="ce138"/>
          <table:table-cell table:style-name="ce141"/>
          <table:table-cell table:style-name="ce138"/>
          <table:table-cell table:style-name="ce141"/>
          <table:table-cell table:style-name="ce138"/>
          <table:table-cell table:style-name="ce141"/>
          <table:table-cell table:style-name="ce131"/>
          <table:table-cell table:number-columns-repeated="1010"/>
        </table:table-row>
        <table:table-row table:style-name="ro1">
          <table:table-cell table:style-name="ce105"/>
          <table:table-cell table:style-name="ce110" office:value-type="string" calcext:value-type="string">
            <text:p>à J : indiquer budget / Ʃfait = (Ʃfait-1 + fait-1) | 0 + fait (en prévisionnel) / Rien ; à J+1 ajuster fait à la réalité | ou 0 / indiquer ƩRAF</text:p>
          </table:table-cell>
          <table:table-cell table:number-columns-repeated="1022"/>
        </table:table-row>
        <table:table-row table:style-name="ro1" table:number-rows-repeated="1048542">
          <table:table-cell table:number-columns-repeated="1024"/>
        </table:table-row>
        <table:table-row table:style-name="ro1">
          <table:table-cell table:number-columns-repeated="1024"/>
        </table:table-row>
      </table:table>
      <table:table table:name="Report" table:style-name="ta10">
        <office:forms form:automatic-focus="false" form:apply-design-mode="false"/>
        <table:table-column table:style-name="co1" table:number-columns-repeated="3" table:default-cell-style-name="ce1"/>
        <table:table-column table:style-name="co35" table:default-cell-style-name="ce1"/>
        <table:table-column table:style-name="co36" table:number-columns-repeated="3" table:default-cell-style-name="ce1"/>
        <table:table-column table:style-name="co37" table:default-cell-style-name="ce1"/>
        <table:table-column table:style-name="co1" table:number-columns-repeated="1016" table:default-cell-style-name="ce1"/>
        <table:table-row table:style-name="ro1">
          <table:table-cell table:style-name="ce144" office:value-type="string" calcext:value-type="string">
            <text:p>Lot</text:p>
          </table:table-cell>
          <table:table-cell table:style-name="ce144" office:value-type="string" calcext:value-type="string">
            <text:p>Clé</text:p>
          </table:table-cell>
          <table:table-cell table:style-name="ce144" office:value-type="string" calcext:value-type="string">
            <text:p>Ressource</text:p>
          </table:table-cell>
          <table:table-cell table:style-name="ce144" office:value-type="string" calcext:value-type="string">
            <text:p>Type</text:p>
          </table:table-cell>
          <table:table-cell table:style-name="ce144" table:number-columns-repeated="4"/>
          <table:table-cell table:number-columns-repeated="1016"/>
        </table:table-row>
        <table:table-row table:style-name="ro1">
          <table:table-cell table:style-name="ce144" table:number-columns-repeated="2"/>
          <table:table-cell table:style-name="ce151" table:number-columns-repeated="2"/>
          <table:table-cell table:style-name="ce151" office:value-type="date" office:date-value="2016-07-11" calcext:value-type="date">
            <text:p>11-juil.</text:p>
          </table:table-cell>
          <table:table-cell table:style-name="ce151" office:value-type="date" office:date-value="2016-07-22" calcext:value-type="date">
            <text:p>22-juil.</text:p>
          </table:table-cell>
          <table:table-cell table:style-name="ce151" office:value-type="date" office:date-value="2016-07-29" calcext:value-type="date">
            <text:p>29-juil.</text:p>
          </table:table-cell>
          <table:table-cell table:style-name="ce151" office:value-type="date" office:date-value="2016-08-22" calcext:value-type="date">
            <text:p>22-août</text:p>
          </table:table-cell>
          <table:table-cell table:number-columns-repeated="1016"/>
        </table:table-row>
        <table:table-row table:style-name="ro16">
          <table:table-cell table:style-name="ce145" office:value-type="string" calcext:value-type="string" table:number-columns-spanned="1" table:number-rows-spanned="23">
            <text:p>PLD COMPTES</text:p>
          </table:table-cell>
          <table:table-cell table:style-name="ce149" office:value-type="string" calcext:value-type="string">
            <text:p>Budget (jh)</text:p>
          </table:table-cell>
          <table:table-cell table:style-name="ce149" table:number-columns-repeated="2"/>
          <table:table-cell table:style-name="ce149" table:formula="of:=SUM([.E4:.E8])" office:value-type="float" office:value="162.9" calcext:value-type="float">
            <text:p>162,9</text:p>
          </table:table-cell>
          <table:table-cell table:style-name="ce149" table:formula="of:=SUM([.F4:.F8])" office:value-type="float" office:value="157.9" calcext:value-type="float">
            <text:p>157,9</text:p>
          </table:table-cell>
          <table:table-cell table:style-name="ce149" table:formula="of:=SUM([.G4:.G8])" office:value-type="float" office:value="157.9" calcext:value-type="float">
            <text:p>157,9</text:p>
          </table:table-cell>
          <table:table-cell table:style-name="ce149" table:formula="of:=SUM([.H4:.H8])" office:value-type="float" office:value="157.9" calcext:value-type="float">
            <text:p>157,9</text:p>
          </table:table-cell>
          <table:table-cell table:number-columns-repeated="1016"/>
        </table:table-row>
        <table:table-row table:style-name="ro17">
          <table:covered-table-cell table:style-name="ce146"/>
          <table:table-cell table:style-name="ce144"/>
          <table:table-cell table:style-name="ce152" office:value-type="string" calcext:value-type="string">
            <text:p>Interne. INIT</text:p>
          </table:table-cell>
          <table:table-cell table:style-name="ce152" office:value-type="string" calcext:value-type="string">
            <text:p>MOE/PRJ/INT</text:p>
          </table:table-cell>
          <table:table-cell table:style-name="ce158" office:value-type="float" office:value="4.9" calcext:value-type="float">
            <text:p>4,9</text:p>
          </table:table-cell>
          <table:table-cell table:number-columns-repeated="3" table:style-name="ce152" office:value-type="float" office:value="4.9" calcext:value-type="float">
            <text:p>4,9</text:p>
          </table:table-cell>
          <table:table-cell table:number-columns-repeated="1016"/>
        </table:table-row>
        <table:table-row table:style-name="ro17">
          <table:covered-table-cell table:style-name="ce146"/>
          <table:table-cell table:style-name="ce144"/>
          <table:table-cell table:style-name="ce152" office:value-type="string" calcext:value-type="string">
            <text:p>Prest. INIT</text:p>
          </table:table-cell>
          <table:table-cell table:style-name="ce153" office:value-type="string" calcext:value-type="string">
            <text:p>MOE/PRJ/EXT</text:p>
          </table:table-cell>
          <table:table-cell table:style-name="ce158" office:value-type="float" office:value="38" calcext:value-type="float">
            <text:p>38</text:p>
          </table:table-cell>
          <table:table-cell table:number-columns-repeated="3" table:style-name="ce152" office:value-type="float" office:value="38" calcext:value-type="float">
            <text:p>38</text:p>
          </table:table-cell>
          <table:table-cell table:number-columns-repeated="1016"/>
        </table:table-row>
        <table:table-row table:style-name="ro17">
          <table:covered-table-cell table:style-name="ce146"/>
          <table:table-cell table:style-name="ce144"/>
          <table:table-cell table:style-name="ce152" office:value-type="string" calcext:value-type="string">
            <text:p>DG</text:p>
          </table:table-cell>
          <table:table-cell table:style-name="ce152" office:value-type="string" calcext:value-type="string">
            <text:p>MOE/PRJ/INT</text:p>
          </table:table-cell>
          <table:table-cell table:number-columns-repeated="4" table:style-name="ce153" office:value-type="float" office:value="45" calcext:value-type="float">
            <text:p>45</text:p>
          </table:table-cell>
          <table:table-cell table:number-columns-repeated="1016"/>
        </table:table-row>
        <table:table-row table:style-name="ro17">
          <table:covered-table-cell table:style-name="ce146"/>
          <table:table-cell table:style-name="ce144"/>
          <table:table-cell table:style-name="ce152" office:value-type="string" calcext:value-type="string">
            <text:p>Prestation</text:p>
          </table:table-cell>
          <table:table-cell table:style-name="ce153" office:value-type="string" calcext:value-type="string">
            <text:p>MOE/PRJ/EXT</text:p>
          </table:table-cell>
          <table:table-cell table:style-name="ce153" office:value-type="float" office:value="75" calcext:value-type="float">
            <text:p>75</text:p>
          </table:table-cell>
          <table:table-cell table:number-columns-repeated="3" table:style-name="ce153" office:value-type="float" office:value="70" calcext:value-type="float">
            <text:p>70</text:p>
          </table:table-cell>
          <table:table-cell table:number-columns-repeated="1016"/>
        </table:table-row>
        <table:table-row table:style-name="ro17">
          <table:covered-table-cell table:style-name="ce146"/>
          <table:table-cell table:style-name="ce144" table:number-columns-repeated="7"/>
          <table:table-cell table:number-columns-repeated="1016"/>
        </table:table-row>
        <table:table-row table:style-name="ro1">
          <table:covered-table-cell table:style-name="ce146"/>
          <table:table-cell table:style-name="ce149" office:value-type="string" calcext:value-type="string">
            <text:p>ORO (jh)</text:p>
          </table:table-cell>
          <table:table-cell table:style-name="ce149" table:number-columns-repeated="2"/>
          <table:table-cell table:style-name="ce149" table:formula="of:=SUM([.E10:.E18])" office:value-type="float" office:value="42.65" calcext:value-type="float">
            <text:p>42,65</text:p>
          </table:table-cell>
          <table:table-cell table:style-name="ce149" table:formula="of:=SUM([.F10:.F18])" office:value-type="float" office:value="62.15" calcext:value-type="float">
            <text:p>62,15</text:p>
          </table:table-cell>
          <table:table-cell table:style-name="ce149" table:formula="of:=SUM([.G10:.G18])" office:value-type="float" office:value="77.65" calcext:value-type="float">
            <text:p>77,65</text:p>
          </table:table-cell>
          <table:table-cell table:style-name="ce149" table:formula="of:=SUM([.H10:.H18])" office:value-type="float" office:value="119.65" calcext:value-type="float">
            <text:p>119,65</text:p>
          </table:table-cell>
          <table:table-cell table:number-columns-repeated="1016"/>
        </table:table-row>
        <table:table-row table:style-name="ro17">
          <table:covered-table-cell table:style-name="ce146"/>
          <table:table-cell table:style-name="ce144"/>
          <table:table-cell table:style-name="ce152" office:value-type="string" calcext:value-type="string">
            <text:p>DG</text:p>
          </table:table-cell>
          <table:table-cell table:style-name="ce152" office:value-type="string" calcext:value-type="string">
            <text:p>MOE/PRJ/INT</text:p>
          </table:table-cell>
          <table:table-cell table:style-name="ce153" office:value-type="float" office:value="4.5" calcext:value-type="float">
            <text:p>4,5</text:p>
          </table:table-cell>
          <table:table-cell table:style-name="ce153" office:value-type="float" office:value="7" calcext:value-type="float">
            <text:p>7</text:p>
          </table:table-cell>
          <table:table-cell table:number-columns-repeated="2" table:style-name="ce153" office:value-type="float" office:value="12.5" calcext:value-type="float">
            <text:p>12,5</text:p>
          </table:table-cell>
          <table:table-cell table:number-columns-repeated="1016"/>
        </table:table-row>
        <table:table-row table:style-name="ro17">
          <table:covered-table-cell table:style-name="ce146"/>
          <table:table-cell table:style-name="ce144"/>
          <table:table-cell table:style-name="ce152" office:value-type="string" calcext:value-type="string">
            <text:p>Linda</text:p>
          </table:table-cell>
          <table:table-cell table:style-name="ce152" office:value-type="string" calcext:value-type="string">
            <text:p>MOE/PRJ/INT</text:p>
          </table:table-cell>
          <table:table-cell table:number-columns-repeated="4" table:style-name="ce153" office:value-type="float" office:value="0.15" calcext:value-type="float">
            <text:p>0,15</text:p>
          </table:table-cell>
          <table:table-cell table:number-columns-repeated="1016"/>
        </table:table-row>
        <table:table-row table:style-name="ro17">
          <table:covered-table-cell table:style-name="ce146"/>
          <table:table-cell table:style-name="ce144"/>
          <table:table-cell table:style-name="ce152" office:value-type="string" calcext:value-type="string">
            <text:p>Lamine</text:p>
          </table:table-cell>
          <table:table-cell table:style-name="ce153" office:value-type="string" calcext:value-type="string">
            <text:p>MOE/PRJ/EXT</text:p>
          </table:table-cell>
          <table:table-cell table:style-name="ce153"/>
          <table:table-cell table:style-name="ce153" office:value-type="float" office:value="2" calcext:value-type="float">
            <text:p>2</text:p>
          </table:table-cell>
          <table:table-cell table:style-name="ce153" office:value-type="float" office:value="7" calcext:value-type="float">
            <text:p>7</text:p>
          </table:table-cell>
          <table:table-cell table:style-name="ce153" office:value-type="float" office:value="20" calcext:value-type="float">
            <text:p>20</text:p>
          </table:table-cell>
          <table:table-cell table:number-columns-repeated="1016"/>
        </table:table-row>
        <table:table-row table:style-name="ro17">
          <table:covered-table-cell table:style-name="ce146"/>
          <table:table-cell table:style-name="ce144"/>
          <table:table-cell table:style-name="ce152" office:value-type="string" calcext:value-type="string">
            <text:p>Boun</text:p>
          </table:table-cell>
          <table:table-cell table:style-name="ce153" office:value-type="string" calcext:value-type="string">
            <text:p>MOE/PRJ/EXT</text:p>
          </table:table-cell>
          <table:table-cell table:style-name="ce153" office:value-type="float" office:value="20" calcext:value-type="float">
            <text:p>20</text:p>
          </table:table-cell>
          <table:table-cell table:number-columns-repeated="2" table:style-name="ce153" office:value-type="float" office:value="24" calcext:value-type="float">
            <text:p>24</text:p>
          </table:table-cell>
          <table:table-cell table:style-name="ce153" office:value-type="float" office:value="32" calcext:value-type="float">
            <text:p>32</text:p>
          </table:table-cell>
          <table:table-cell table:number-columns-repeated="1016"/>
        </table:table-row>
        <table:table-row table:style-name="ro17">
          <table:covered-table-cell table:style-name="ce146"/>
          <table:table-cell table:style-name="ce144"/>
          <table:table-cell table:style-name="ce152" office:value-type="string" calcext:value-type="string">
            <text:p>Alexandre</text:p>
          </table:table-cell>
          <table:table-cell table:style-name="ce153" office:value-type="string" calcext:value-type="string">
            <text:p>MOE/PRJ/EXT</text:p>
          </table:table-cell>
          <table:table-cell table:style-name="ce153"/>
          <table:table-cell table:style-name="ce153" office:value-type="float" office:value="4" calcext:value-type="float">
            <text:p>4</text:p>
          </table:table-cell>
          <table:table-cell table:style-name="ce153" office:value-type="float" office:value="9" calcext:value-type="float">
            <text:p>9</text:p>
          </table:table-cell>
          <table:table-cell table:style-name="ce153" office:value-type="float" office:value="18" calcext:value-type="float">
            <text:p>18</text:p>
          </table:table-cell>
          <table:table-cell table:number-columns-repeated="1016"/>
        </table:table-row>
        <table:table-row table:style-name="ro17">
          <table:covered-table-cell table:style-name="ce146"/>
          <table:table-cell table:style-name="ce144"/>
          <table:table-cell table:style-name="ce152" office:value-type="string" calcext:value-type="string">
            <text:p>Rochdi (GT1)</text:p>
          </table:table-cell>
          <table:table-cell table:style-name="ce153" office:value-type="string" calcext:value-type="string">
            <text:p>MOE/PRJ/EXT</text:p>
          </table:table-cell>
          <table:table-cell table:number-columns-repeated="4" table:style-name="ce153" office:value-type="float" office:value="18" calcext:value-type="float">
            <text:p>18</text:p>
          </table:table-cell>
          <table:table-cell table:number-columns-repeated="1016"/>
        </table:table-row>
        <table:table-row table:style-name="ro17">
          <table:covered-table-cell table:style-name="ce146"/>
          <table:table-cell table:style-name="ce144"/>
          <table:table-cell table:style-name="ce152" office:value-type="string" calcext:value-type="string">
            <text:p>Rochdi</text:p>
          </table:table-cell>
          <table:table-cell table:style-name="ce153" office:value-type="string" calcext:value-type="string">
            <text:p>MOE/PRJ/EXT</text:p>
          </table:table-cell>
          <table:table-cell table:style-name="ce153"/>
          <table:table-cell table:number-columns-repeated="2" table:style-name="ce153" office:value-type="float" office:value="7" calcext:value-type="float">
            <text:p>7</text:p>
          </table:table-cell>
          <table:table-cell table:style-name="ce153" office:value-type="float" office:value="19" calcext:value-type="float">
            <text:p>19</text:p>
          </table:table-cell>
          <table:table-cell table:number-columns-repeated="1016"/>
        </table:table-row>
        <table:table-row table:style-name="ro17">
          <table:covered-table-cell table:style-name="ce146"/>
          <table:table-cell table:style-name="ce144"/>
          <table:table-cell table:style-name="ce153" table:number-columns-repeated="6"/>
          <table:table-cell table:number-columns-repeated="1016"/>
        </table:table-row>
        <table:table-row table:style-name="ro17">
          <table:covered-table-cell table:style-name="ce146"/>
          <table:table-cell table:style-name="ce144" table:number-columns-repeated="7"/>
          <table:table-cell table:number-columns-repeated="1016"/>
        </table:table-row>
        <table:table-row table:style-name="ro1">
          <table:covered-table-cell table:style-name="ce146"/>
          <table:table-cell table:style-name="ce149" office:value-type="string" calcext:value-type="string">
            <text:p>Avancement (%)</text:p>
          </table:table-cell>
          <table:table-cell table:style-name="ce154" table:number-columns-repeated="6"/>
          <table:table-cell table:number-columns-repeated="1016"/>
        </table:table-row>
        <table:table-row table:style-name="ro17">
          <table:covered-table-cell table:style-name="ce146"/>
          <table:table-cell table:style-name="ce144"/>
          <table:table-cell table:style-name="ce155"/>
          <table:table-cell table:style-name="ce157" office:value-type="string" calcext:value-type="string">
            <text:p>Etape 1 (hors CRM / Informatica)</text:p>
          </table:table-cell>
          <table:table-cell table:number-columns-repeated="2" table:style-name="ce159" office:value-type="percentage" office:value="0" calcext:value-type="percentage">
            <text:p>0%</text:p>
          </table:table-cell>
          <table:table-cell table:number-columns-repeated="2" table:style-name="ce159" office:value-type="percentage" office:value="0.19" calcext:value-type="percentage">
            <text:p>19%</text:p>
          </table:table-cell>
          <table:table-cell table:number-columns-repeated="1016"/>
        </table:table-row>
        <table:table-row table:style-name="ro17">
          <table:covered-table-cell table:style-name="ce146"/>
          <table:table-cell table:style-name="ce144"/>
          <table:table-cell table:style-name="ce155"/>
          <table:table-cell table:style-name="ce157"/>
          <table:table-cell table:style-name="ce159"/>
          <table:table-cell table:style-name="ce144" table:number-columns-repeated="3"/>
          <table:table-cell table:number-columns-repeated="1016"/>
        </table:table-row>
        <table:table-row table:style-name="ro1">
          <table:covered-table-cell table:style-name="ce146"/>
          <table:table-cell table:style-name="ce149" office:value-type="string" calcext:value-type="string">
            <text:p>RAF (jh)</text:p>
          </table:table-cell>
          <table:table-cell table:style-name="ce149" table:number-columns-repeated="2"/>
          <table:table-cell table:style-name="ce149" table:formula="of:=SUM([.E23:.E25])" office:value-type="float" office:value="120" calcext:value-type="float">
            <text:p>120</text:p>
          </table:table-cell>
          <table:table-cell table:style-name="ce149" table:formula="of:=SUM([.F23:.F25])" office:value-type="float" office:value="115" calcext:value-type="float">
            <text:p>115</text:p>
          </table:table-cell>
          <table:table-cell table:style-name="ce149" table:formula="of:=SUM([.G23:.G25])" office:value-type="float" office:value="133" calcext:value-type="float">
            <text:p>133</text:p>
          </table:table-cell>
          <table:table-cell table:style-name="ce149" table:formula="of:=SUM([.H23:.H25])" office:value-type="float" office:value="133" calcext:value-type="float">
            <text:p>133</text:p>
          </table:table-cell>
          <table:table-cell table:number-columns-repeated="1016"/>
        </table:table-row>
        <table:table-row table:style-name="ro17">
          <table:covered-table-cell table:style-name="ce146"/>
          <table:table-cell table:style-name="ce144"/>
          <table:table-cell table:style-name="ce152" office:value-type="string" calcext:value-type="string">
            <text:p>DG</text:p>
          </table:table-cell>
          <table:table-cell table:style-name="ce152" office:value-type="string" calcext:value-type="string">
            <text:p>MOE/PRJ/INT</text:p>
          </table:table-cell>
          <table:table-cell table:number-columns-repeated="2" table:style-name="ce153" office:value-type="float" office:value="45" calcext:value-type="float">
            <text:p>45</text:p>
          </table:table-cell>
          <table:table-cell table:number-columns-repeated="2" table:style-name="ce153" office:value-type="float" office:value="44" calcext:value-type="float">
            <text:p>44</text:p>
          </table:table-cell>
          <table:table-cell table:number-columns-repeated="1016"/>
        </table:table-row>
        <table:table-row table:style-name="ro17">
          <table:covered-table-cell table:style-name="ce146"/>
          <table:table-cell table:style-name="ce144"/>
          <table:table-cell table:style-name="ce152" office:value-type="string" calcext:value-type="string">
            <text:p>Prestation</text:p>
          </table:table-cell>
          <table:table-cell table:style-name="ce153" office:value-type="string" calcext:value-type="string">
            <text:p>MOE/PRJ/EXT</text:p>
          </table:table-cell>
          <table:table-cell table:style-name="ce153" office:value-type="float" office:value="75" calcext:value-type="float">
            <text:p>75</text:p>
          </table:table-cell>
          <table:table-cell table:style-name="ce153" office:value-type="float" office:value="70" calcext:value-type="float">
            <text:p>70</text:p>
          </table:table-cell>
          <table:table-cell table:number-columns-repeated="2" table:style-name="ce153" office:value-type="float" office:value="89" calcext:value-type="float">
            <text:p>89</text:p>
          </table:table-cell>
          <table:table-cell table:number-columns-repeated="1016"/>
        </table:table-row>
        <table:table-row table:style-name="ro17">
          <table:covered-table-cell table:style-name="ce146"/>
          <table:table-cell table:style-name="ce144"/>
          <table:table-cell table:style-name="ce155"/>
          <table:table-cell table:style-name="ce157"/>
          <table:table-cell table:style-name="ce159"/>
          <table:table-cell table:style-name="ce144" table:number-columns-repeated="3"/>
          <table:table-cell table:number-columns-repeated="1016"/>
        </table:table-row>
        <table:table-row table:style-name="ro16">
          <table:table-cell table:style-name="ce147" office:value-type="string" calcext:value-type="string" table:number-columns-spanned="1" table:number-rows-spanned="17">
            <text:p>PLD @DRESSE</text:p>
          </table:table-cell>
          <table:table-cell table:style-name="ce150" office:value-type="string" calcext:value-type="string">
            <text:p>Budget (jh)</text:p>
          </table:table-cell>
          <table:table-cell table:style-name="ce150" table:number-columns-repeated="4"/>
          <table:table-cell table:style-name="ce150" table:formula="of:=SUM([.G27:.G28])" office:value-type="float" office:value="47" calcext:value-type="float">
            <text:p>47</text:p>
          </table:table-cell>
          <table:table-cell table:style-name="ce150" table:formula="of:=SUM([.H27:.H28])" office:value-type="float" office:value="47" calcext:value-type="float">
            <text:p>47</text:p>
          </table:table-cell>
          <table:table-cell table:number-columns-repeated="1016"/>
        </table:table-row>
        <table:table-row table:style-name="ro17">
          <table:covered-table-cell table:style-name="ce148"/>
          <table:table-cell table:style-name="ce144"/>
          <table:table-cell table:style-name="ce152" office:value-type="string" calcext:value-type="string">
            <text:p>Prestation</text:p>
          </table:table-cell>
          <table:table-cell table:style-name="ce153" office:value-type="string" calcext:value-type="string">
            <text:p>MOE/PRJ/EXT</text:p>
          </table:table-cell>
          <table:table-cell table:style-name="ce153" table:number-columns-repeated="2"/>
          <table:table-cell table:number-columns-repeated="2" table:style-name="ce153" office:value-type="float" office:value="47" calcext:value-type="float">
            <text:p>47</text:p>
          </table:table-cell>
          <table:table-cell table:number-columns-repeated="1016"/>
        </table:table-row>
        <table:table-row table:style-name="ro17">
          <table:covered-table-cell table:style-name="ce148"/>
          <table:table-cell table:style-name="ce144" table:number-columns-repeated="7"/>
          <table:table-cell table:number-columns-repeated="1016"/>
        </table:table-row>
        <table:table-row table:style-name="ro1">
          <table:covered-table-cell table:style-name="ce148"/>
          <table:table-cell table:style-name="ce150" office:value-type="string" calcext:value-type="string">
            <text:p>ORO (jh)</text:p>
          </table:table-cell>
          <table:table-cell table:style-name="ce150" table:number-columns-repeated="3"/>
          <table:table-cell table:style-name="ce150" table:formula="of:=SUM([.F30:.F35])" office:value-type="float" office:value="5" calcext:value-type="float">
            <text:p>5</text:p>
          </table:table-cell>
          <table:table-cell table:style-name="ce150" table:formula="of:=SUM([.G30:.G35])" office:value-type="float" office:value="5" calcext:value-type="float">
            <text:p>5</text:p>
          </table:table-cell>
          <table:table-cell table:style-name="ce150" table:formula="of:=SUM([.H30:.H35])" office:value-type="float" office:value="5" calcext:value-type="float">
            <text:p>5</text:p>
          </table:table-cell>
          <table:table-cell table:number-columns-repeated="1016"/>
        </table:table-row>
        <table:table-row table:style-name="ro17">
          <table:covered-table-cell table:style-name="ce148"/>
          <table:table-cell table:style-name="ce144"/>
          <table:table-cell table:style-name="ce152" office:value-type="string" calcext:value-type="string">
            <text:p>Lamine</text:p>
          </table:table-cell>
          <table:table-cell table:style-name="ce153" office:value-type="string" calcext:value-type="string">
            <text:p>MOE/PRJ/EXT</text:p>
          </table:table-cell>
          <table:table-cell table:style-name="ce153" table:number-columns-repeated="4"/>
          <table:table-cell table:number-columns-repeated="1016"/>
        </table:table-row>
        <table:table-row table:style-name="ro17">
          <table:covered-table-cell table:style-name="ce148"/>
          <table:table-cell table:style-name="ce144"/>
          <table:table-cell table:style-name="ce152" office:value-type="string" calcext:value-type="string">
            <text:p>Boun</text:p>
          </table:table-cell>
          <table:table-cell table:style-name="ce153" office:value-type="string" calcext:value-type="string">
            <text:p>MOE/PRJ/EXT</text:p>
          </table:table-cell>
          <table:table-cell table:style-name="ce153"/>
          <table:table-cell table:number-columns-repeated="3" table:style-name="ce153" office:value-type="float" office:value="5" calcext:value-type="float">
            <text:p>5</text:p>
          </table:table-cell>
          <table:table-cell table:number-columns-repeated="1016"/>
        </table:table-row>
        <table:table-row table:style-name="ro17">
          <table:covered-table-cell table:style-name="ce148"/>
          <table:table-cell table:style-name="ce144"/>
          <table:table-cell table:style-name="ce152" office:value-type="string" calcext:value-type="string">
            <text:p>Alexandre</text:p>
          </table:table-cell>
          <table:table-cell table:style-name="ce153" office:value-type="string" calcext:value-type="string">
            <text:p>MOE/PRJ/EXT</text:p>
          </table:table-cell>
          <table:table-cell table:style-name="ce153" table:number-columns-repeated="4"/>
          <table:table-cell table:number-columns-repeated="1016"/>
        </table:table-row>
        <table:table-row table:style-name="ro17">
          <table:covered-table-cell table:style-name="ce148"/>
          <table:table-cell table:style-name="ce144"/>
          <table:table-cell table:style-name="ce152" office:value-type="string" calcext:value-type="string">
            <text:p>Rochdi</text:p>
          </table:table-cell>
          <table:table-cell table:style-name="ce153" office:value-type="string" calcext:value-type="string">
            <text:p>MOE/PRJ/EXT</text:p>
          </table:table-cell>
          <table:table-cell table:style-name="ce153" table:number-columns-repeated="4"/>
          <table:table-cell table:number-columns-repeated="1016"/>
        </table:table-row>
        <table:table-row table:style-name="ro17">
          <table:covered-table-cell table:style-name="ce148"/>
          <table:table-cell table:style-name="ce144"/>
          <table:table-cell table:style-name="ce153" table:number-columns-repeated="6"/>
          <table:table-cell table:number-columns-repeated="1016"/>
        </table:table-row>
        <table:table-row table:style-name="ro17">
          <table:covered-table-cell table:style-name="ce148"/>
          <table:table-cell table:style-name="ce144" table:number-columns-repeated="7"/>
          <table:table-cell table:number-columns-repeated="1016"/>
        </table:table-row>
        <table:table-row table:style-name="ro1">
          <table:covered-table-cell table:style-name="ce148"/>
          <table:table-cell table:style-name="ce150" office:value-type="string" calcext:value-type="string">
            <text:p>Avancement (%)</text:p>
          </table:table-cell>
          <table:table-cell table:style-name="ce156" table:number-columns-repeated="6"/>
          <table:table-cell table:number-columns-repeated="1016"/>
        </table:table-row>
        <table:table-row table:style-name="ro17">
          <table:covered-table-cell table:style-name="ce148"/>
          <table:table-cell table:style-name="ce144"/>
          <table:table-cell table:style-name="ce155"/>
          <table:table-cell table:style-name="ce157" office:value-type="string" calcext:value-type="string">
            <text:p>Etape 1 (hors CRM / Informatica)</text:p>
          </table:table-cell>
          <table:table-cell table:style-name="ce159" table:number-columns-repeated="2"/>
          <table:table-cell table:number-columns-repeated="2" table:style-name="ce159" office:value-type="percentage" office:value="0.1" calcext:value-type="percentage">
            <text:p>10%</text:p>
          </table:table-cell>
          <table:table-cell table:number-columns-repeated="1016"/>
        </table:table-row>
        <table:table-row table:style-name="ro17">
          <table:covered-table-cell table:style-name="ce148"/>
          <table:table-cell table:style-name="ce144"/>
          <table:table-cell table:style-name="ce155"/>
          <table:table-cell table:style-name="ce157"/>
          <table:table-cell table:style-name="ce159"/>
          <table:table-cell table:style-name="ce144" table:number-columns-repeated="3"/>
          <table:table-cell table:number-columns-repeated="1016"/>
        </table:table-row>
        <table:table-row table:style-name="ro1">
          <table:covered-table-cell table:style-name="ce148"/>
          <table:table-cell table:style-name="ce150" office:value-type="string" calcext:value-type="string">
            <text:p>RAF (jh)</text:p>
          </table:table-cell>
          <table:table-cell table:style-name="ce150" table:number-columns-repeated="4"/>
          <table:table-cell table:style-name="ce150" table:formula="of:=SUM([.G40:.G42])" office:value-type="float" office:value="0" calcext:value-type="float">
            <text:p>0</text:p>
          </table:table-cell>
          <table:table-cell table:style-name="ce150" table:formula="of:=SUM([.H40:.H42])" office:value-type="float" office:value="0" calcext:value-type="float">
            <text:p>0</text:p>
          </table:table-cell>
          <table:table-cell table:number-columns-repeated="1016"/>
        </table:table-row>
        <table:table-row table:style-name="ro17">
          <table:covered-table-cell table:style-name="ce148"/>
          <table:table-cell table:style-name="ce144"/>
          <table:table-cell table:style-name="ce152" office:value-type="string" calcext:value-type="string">
            <text:p>DG</text:p>
          </table:table-cell>
          <table:table-cell table:style-name="ce152" office:value-type="string" calcext:value-type="string">
            <text:p>MOE/PRJ/INT</text:p>
          </table:table-cell>
          <table:table-cell table:style-name="ce153" table:number-columns-repeated="4"/>
          <table:table-cell table:number-columns-repeated="1016"/>
        </table:table-row>
        <table:table-row table:style-name="ro17">
          <table:covered-table-cell table:style-name="ce148"/>
          <table:table-cell table:style-name="ce144"/>
          <table:table-cell table:style-name="ce152" office:value-type="string" calcext:value-type="string">
            <text:p>Prestation</text:p>
          </table:table-cell>
          <table:table-cell table:style-name="ce153" office:value-type="string" calcext:value-type="string">
            <text:p>MOE/PRJ/EXT</text:p>
          </table:table-cell>
          <table:table-cell table:style-name="ce153" table:number-columns-repeated="4"/>
          <table:table-cell table:number-columns-repeated="1016"/>
        </table:table-row>
        <table:table-row table:style-name="ro17">
          <table:covered-table-cell table:style-name="ce148"/>
          <table:table-cell table:style-name="ce144"/>
          <table:table-cell table:style-name="ce155"/>
          <table:table-cell table:style-name="ce157"/>
          <table:table-cell table:style-name="ce159"/>
          <table:table-cell table:style-name="ce144" table:number-columns-repeated="3"/>
          <table:table-cell table:number-columns-repeated="1016"/>
        </table:table-row>
        <table:table-row table:style-name="ro1" table:number-rows-repeated="2">
          <table:table-cell table:number-columns-repeated="1024"/>
        </table:table-row>
        <table:table-row table:style-name="ro1">
          <table:table-cell/>
          <table:table-cell office:value-type="string" calcext:value-type="string">
            <text:p>Guide de remplissage </text:p>
          </table:table-cell>
          <table:table-cell table:number-columns-repeated="1022"/>
        </table:table-row>
        <table:table-row table:style-name="ro1">
          <table:table-cell table:number-columns-repeated="2"/>
          <table:table-cell office:value-type="string" calcext:value-type="string">
            <text:p>Saisir charge dans ORO</text:p>
          </table:table-cell>
          <table:table-cell table:number-columns-repeated="1021"/>
        </table:table-row>
        <table:table-row table:style-name="ro1">
          <table:table-cell table:number-columns-repeated="2"/>
          <table:table-cell office:value-type="string" calcext:value-type="string">
            <text:p>Lancer le </text:p>
          </table:table-cell>
          <table:table-cell office:value-type="string" calcext:value-type="string">
            <text:p>TDMQSB - TEMPS PASSE - PRJ - SS PRJ - EMP</text:p>
          </table:table-cell>
          <table:table-cell table:number-columns-repeated="1020"/>
        </table:table-row>
        <table:table-row table:style-name="ro1">
          <table:table-cell table:number-columns-repeated="2"/>
          <table:table-cell office:value-type="string" calcext:value-type="string">
            <text:p>Remplir les charge ORO ci-dessus</text:p>
          </table:table-cell>
          <table:table-cell table:number-columns-repeated="1021"/>
        </table:table-row>
        <table:table-row table:style-name="ro1">
          <table:table-cell table:number-columns-repeated="2"/>
          <table:table-cell office:value-type="string" calcext:value-type="string">
            <text:p>Depuis project</text:p>
          </table:table-cell>
          <table:table-cell table:number-columns-repeated="1021"/>
        </table:table-row>
        <table:table-row table:style-name="ro1">
          <table:table-cell table:number-columns-repeated="3"/>
          <table:table-cell office:value-type="string" calcext:value-type="string">
            <text:p>Remplir le budget</text:p>
          </table:table-cell>
          <table:table-cell table:number-columns-repeated="1020"/>
        </table:table-row>
        <table:table-row table:style-name="ro1">
          <table:table-cell table:number-columns-repeated="3"/>
          <table:table-cell office:value-type="string" calcext:value-type="string">
            <text:p>L'avancement</text:p>
          </table:table-cell>
          <table:table-cell table:number-columns-repeated="1020"/>
        </table:table-row>
        <table:table-row table:style-name="ro1">
          <table:table-cell table:number-columns-repeated="3"/>
          <table:table-cell office:value-type="string" calcext:value-type="string">
            <text:p>Le RAF</text:p>
          </table:table-cell>
          <table:table-cell table:number-columns-repeated="1020"/>
        </table:table-row>
        <table:table-row table:style-name="ro1">
          <table:table-cell table:number-columns-repeated="3"/>
          <table:table-cell office:value-type="string" calcext:value-type="string">
            <text:p>Enregistrer la date d'avancement</text:p>
          </table:table-cell>
          <table:table-cell table:number-columns-repeated="1020"/>
        </table:table-row>
        <table:table-row table:style-name="ro1" table:number-rows-repeated="1048522">
          <table:table-cell table:number-columns-repeated="1024"/>
        </table:table-row>
        <table:table-row table:style-name="ro1">
          <table:table-cell table:number-columns-repeated="1024"/>
        </table:table-row>
      </table:table>
      <table:table table:name="AuditPlanning" table:style-name="ta11" table:print-ranges="AuditPlanning.A1:AuditPlanning.E30">
        <office:forms form:automatic-focus="false" form:apply-design-mode="false"/>
        <table:table-column table:style-name="co1" table:number-columns-repeated="2" table:default-cell-style-name="ce36"/>
        <table:table-column table:style-name="co38" table:default-cell-style-name="ce36"/>
        <table:table-column table:style-name="co39" table:default-cell-style-name="ce36"/>
        <table:table-column table:style-name="co39" table:default-cell-style-name="ce167"/>
        <table:table-column table:style-name="co37" table:default-cell-style-name="ce36"/>
        <table:table-column table:style-name="co40" table:number-columns-repeated="143" table:default-cell-style-name="ce36"/>
        <table:table-column table:style-name="co12" table:number-columns-repeated="43" table:default-cell-style-name="ce36"/>
        <table:table-column table:style-name="co40" table:number-columns-repeated="2" table:default-cell-style-name="ce36"/>
        <table:table-column table:style-name="co41" table:default-cell-style-name="ce36"/>
        <table:table-column table:style-name="co1" table:number-columns-repeated="4" table:default-cell-style-name="ce36"/>
        <table:table-column table:style-name="co12" table:number-columns-repeated="30" table:default-cell-style-name="ce36"/>
        <table:table-column table:style-name="co1" table:number-columns-repeated="795" table:default-cell-style-name="ce36"/>
        <table:table-row table:style-name="ro18">
          <table:table-cell table:style-name="ce160" office:value-type="string" calcext:value-type="string">
            <text:p>Recalcul Off</text:p>
          </table:table-cell>
          <table:table-cell/>
          <table:table-cell table:style-name="ce65" office:value-type="string" calcext:value-type="string">
            <text:p>People</text:p>
          </table:table-cell>
          <table:table-cell table:style-name="ce65" office:value-type="string" calcext:value-type="string">
            <text:p>Itération</text:p>
          </table:table-cell>
          <table:table-cell table:style-name="ce70" office:value-type="string" calcext:value-type="string">
            <text:p>Activité</text:p>
          </table:table-cell>
          <table:table-cell table:style-name="ce168" table:formula="of:=[$Planning.E1]" office:value-type="float" office:value="39335" calcext:value-type="float">
            <text:p>39335</text:p>
          </table:table-cell>
          <table:table-cell table:style-name="ce168" table:formula="of:=[$Planning.F1]" office:value-type="float" office:value="39336" calcext:value-type="float">
            <text:p>39336</text:p>
          </table:table-cell>
          <table:table-cell table:style-name="ce168" table:formula="of:=[$Planning.G1]" office:value-type="float" office:value="39337" calcext:value-type="float">
            <text:p>39337</text:p>
          </table:table-cell>
          <table:table-cell table:style-name="ce168" table:formula="of:=[$Planning.H1]" office:value-type="float" office:value="39338" calcext:value-type="float">
            <text:p>39338</text:p>
          </table:table-cell>
          <table:table-cell table:style-name="ce168" table:formula="of:=[$Planning.I1]" office:value-type="float" office:value="39339" calcext:value-type="float">
            <text:p>39339</text:p>
          </table:table-cell>
          <table:table-cell table:style-name="ce168" table:formula="of:=[$Planning.J1]" office:value-type="float" office:value="39340" calcext:value-type="float">
            <text:p>39340</text:p>
          </table:table-cell>
          <table:table-cell table:style-name="ce168" table:formula="of:=[$Planning.K1]" office:value-type="float" office:value="39341" calcext:value-type="float">
            <text:p>39341</text:p>
          </table:table-cell>
          <table:table-cell table:style-name="ce168" table:formula="of:=[$Planning.L1]" office:value-type="float" office:value="39342" calcext:value-type="float">
            <text:p>39342</text:p>
          </table:table-cell>
          <table:table-cell table:style-name="ce168" table:formula="of:=[$Planning.M1]" office:value-type="float" office:value="39343" calcext:value-type="float">
            <text:p>39343</text:p>
          </table:table-cell>
          <table:table-cell table:style-name="ce168" table:formula="of:=[$Planning.N1]" office:value-type="float" office:value="39344" calcext:value-type="float">
            <text:p>39344</text:p>
          </table:table-cell>
          <table:table-cell table:style-name="ce168" table:formula="of:=[$Planning.O1]" office:value-type="float" office:value="39345" calcext:value-type="float">
            <text:p>39345</text:p>
          </table:table-cell>
          <table:table-cell table:style-name="ce168" table:formula="of:=[$Planning.P1]" office:value-type="float" office:value="39346" calcext:value-type="float">
            <text:p>39346</text:p>
          </table:table-cell>
          <table:table-cell table:style-name="ce168" table:formula="of:=[$Planning.Q1]" office:value-type="float" office:value="39347" calcext:value-type="float">
            <text:p>39347</text:p>
          </table:table-cell>
          <table:table-cell table:style-name="ce168" table:formula="of:=[$Planning.R1]" office:value-type="float" office:value="39348" calcext:value-type="float">
            <text:p>39348</text:p>
          </table:table-cell>
          <table:table-cell table:style-name="ce168" table:formula="of:=[$Planning.S1]" office:value-type="float" office:value="39349" calcext:value-type="float">
            <text:p>39349</text:p>
          </table:table-cell>
          <table:table-cell table:style-name="ce168" table:formula="of:=[$Planning.T1]" office:value-type="float" office:value="39350" calcext:value-type="float">
            <text:p>39350</text:p>
          </table:table-cell>
          <table:table-cell table:style-name="ce168" table:formula="of:=[$Planning.U1]" office:value-type="float" office:value="39351" calcext:value-type="float">
            <text:p>39351</text:p>
          </table:table-cell>
          <table:table-cell table:style-name="ce168" table:formula="of:=[$Planning.V1]" office:value-type="float" office:value="39352" calcext:value-type="float">
            <text:p>39352</text:p>
          </table:table-cell>
          <table:table-cell table:style-name="ce168" table:formula="of:=[$Planning.W1]" office:value-type="float" office:value="39353" calcext:value-type="float">
            <text:p>39353</text:p>
          </table:table-cell>
          <table:table-cell table:style-name="ce168" table:formula="of:=[$Planning.X1]" office:value-type="float" office:value="39354" calcext:value-type="float">
            <text:p>39354</text:p>
          </table:table-cell>
          <table:table-cell table:style-name="ce168" table:formula="of:=[$Planning.Y1]" office:value-type="float" office:value="39355" calcext:value-type="float">
            <text:p>39355</text:p>
          </table:table-cell>
          <table:table-cell table:style-name="ce168" table:formula="of:=[$Planning.Z1]" office:value-type="float" office:value="39356" calcext:value-type="float">
            <text:p>39356</text:p>
          </table:table-cell>
          <table:table-cell table:style-name="ce168" table:formula="of:=[$Planning.AA1]" office:value-type="float" office:value="39357" calcext:value-type="float">
            <text:p>39357</text:p>
          </table:table-cell>
          <table:table-cell table:style-name="ce168" table:formula="of:=[$Planning.AB1]" office:value-type="float" office:value="39358" calcext:value-type="float">
            <text:p>39358</text:p>
          </table:table-cell>
          <table:table-cell table:style-name="ce168" table:formula="of:=[$Planning.AC1]" office:value-type="float" office:value="39359" calcext:value-type="float">
            <text:p>39359</text:p>
          </table:table-cell>
          <table:table-cell table:style-name="ce168" table:formula="of:=[$Planning.AD1]" office:value-type="float" office:value="39360" calcext:value-type="float">
            <text:p>39360</text:p>
          </table:table-cell>
          <table:table-cell table:style-name="ce168" table:formula="of:=[$Planning.AE1]" office:value-type="float" office:value="39361" calcext:value-type="float">
            <text:p>39361</text:p>
          </table:table-cell>
          <table:table-cell table:style-name="ce168" table:formula="of:=[$Planning.AF1]" office:value-type="float" office:value="39362" calcext:value-type="float">
            <text:p>39362</text:p>
          </table:table-cell>
          <table:table-cell table:style-name="ce168" table:formula="of:=[$Planning.AG1]" office:value-type="float" office:value="39363" calcext:value-type="float">
            <text:p>39363</text:p>
          </table:table-cell>
          <table:table-cell table:style-name="ce168" table:formula="of:=[$Planning.AH1]" office:value-type="float" office:value="39364" calcext:value-type="float">
            <text:p>39364</text:p>
          </table:table-cell>
          <table:table-cell table:style-name="ce168" table:formula="of:=[$Planning.AI1]" office:value-type="float" office:value="39365" calcext:value-type="float">
            <text:p>39365</text:p>
          </table:table-cell>
          <table:table-cell table:style-name="ce168" table:formula="of:=[$Planning.AJ1]" office:value-type="float" office:value="39366" calcext:value-type="float">
            <text:p>39366</text:p>
          </table:table-cell>
          <table:table-cell table:style-name="ce168" table:formula="of:=[$Planning.AK1]" office:value-type="float" office:value="39367" calcext:value-type="float">
            <text:p>39367</text:p>
          </table:table-cell>
          <table:table-cell table:style-name="ce168" table:formula="of:=[$Planning.AL1]" office:value-type="float" office:value="39368" calcext:value-type="float">
            <text:p>39368</text:p>
          </table:table-cell>
          <table:table-cell table:style-name="ce168" table:formula="of:=[$Planning.AM1]" office:value-type="float" office:value="39369" calcext:value-type="float">
            <text:p>39369</text:p>
          </table:table-cell>
          <table:table-cell table:style-name="ce168" table:formula="of:=[$Planning.AN1]" office:value-type="float" office:value="39370" calcext:value-type="float">
            <text:p>39370</text:p>
          </table:table-cell>
          <table:table-cell table:style-name="ce168" table:formula="of:=[$Planning.AO1]" office:value-type="float" office:value="39371" calcext:value-type="float">
            <text:p>39371</text:p>
          </table:table-cell>
          <table:table-cell table:style-name="ce168" table:formula="of:=[$Planning.AP1]" office:value-type="float" office:value="39372" calcext:value-type="float">
            <text:p>39372</text:p>
          </table:table-cell>
          <table:table-cell table:style-name="ce168" table:formula="of:=[$Planning.AQ1]" office:value-type="float" office:value="39373" calcext:value-type="float">
            <text:p>39373</text:p>
          </table:table-cell>
          <table:table-cell table:style-name="ce168" table:formula="of:=[$Planning.AR1]" office:value-type="float" office:value="39374" calcext:value-type="float">
            <text:p>39374</text:p>
          </table:table-cell>
          <table:table-cell table:style-name="ce168" table:formula="of:=[$Planning.AS1]" office:value-type="float" office:value="39375" calcext:value-type="float">
            <text:p>39375</text:p>
          </table:table-cell>
          <table:table-cell table:style-name="ce168" table:formula="of:=[$Planning.AT1]" office:value-type="float" office:value="39376" calcext:value-type="float">
            <text:p>39376</text:p>
          </table:table-cell>
          <table:table-cell table:style-name="ce168" table:formula="of:=[$Planning.AU1]" office:value-type="float" office:value="39377" calcext:value-type="float">
            <text:p>39377</text:p>
          </table:table-cell>
          <table:table-cell table:style-name="ce168" table:formula="of:=[$Planning.AV1]" office:value-type="float" office:value="39378" calcext:value-type="float">
            <text:p>39378</text:p>
          </table:table-cell>
          <table:table-cell table:style-name="ce168" table:formula="of:=[$Planning.AW1]" office:value-type="float" office:value="39379" calcext:value-type="float">
            <text:p>39379</text:p>
          </table:table-cell>
          <table:table-cell table:style-name="ce168" table:formula="of:=[$Planning.AX1]" office:value-type="float" office:value="39380" calcext:value-type="float">
            <text:p>39380</text:p>
          </table:table-cell>
          <table:table-cell table:style-name="ce168" table:formula="of:=[$Planning.AY1]" office:value-type="float" office:value="39381" calcext:value-type="float">
            <text:p>39381</text:p>
          </table:table-cell>
          <table:table-cell table:style-name="ce168" table:formula="of:=[$Planning.AZ1]" office:value-type="float" office:value="39382" calcext:value-type="float">
            <text:p>39382</text:p>
          </table:table-cell>
          <table:table-cell table:style-name="ce168" table:formula="of:=[$Planning.BA1]" office:value-type="float" office:value="39383" calcext:value-type="float">
            <text:p>39383</text:p>
          </table:table-cell>
          <table:table-cell table:style-name="ce168" table:formula="of:=[$Planning.BB1]" office:value-type="float" office:value="39384" calcext:value-type="float">
            <text:p>39384</text:p>
          </table:table-cell>
          <table:table-cell table:style-name="ce168" table:formula="of:=[$Planning.BC1]" office:value-type="float" office:value="39385" calcext:value-type="float">
            <text:p>39385</text:p>
          </table:table-cell>
          <table:table-cell table:style-name="ce168" table:formula="of:=[$Planning.BD1]" office:value-type="float" office:value="39386" calcext:value-type="float">
            <text:p>39386</text:p>
          </table:table-cell>
          <table:table-cell table:style-name="ce168" table:formula="of:=[$Planning.BE1]" office:value-type="float" office:value="39387" calcext:value-type="float">
            <text:p>39387</text:p>
          </table:table-cell>
          <table:table-cell table:style-name="ce168" table:formula="of:=[$Planning.BF1]" office:value-type="float" office:value="39388" calcext:value-type="float">
            <text:p>39388</text:p>
          </table:table-cell>
          <table:table-cell table:style-name="ce168" table:formula="of:=[$Planning.BG1]" office:value-type="float" office:value="39389" calcext:value-type="float">
            <text:p>39389</text:p>
          </table:table-cell>
          <table:table-cell table:style-name="ce168" table:formula="of:=[$Planning.BH1]" office:value-type="float" office:value="39390" calcext:value-type="float">
            <text:p>39390</text:p>
          </table:table-cell>
          <table:table-cell table:style-name="ce168" table:formula="of:=[$Planning.BI1]" office:value-type="float" office:value="39391" calcext:value-type="float">
            <text:p>39391</text:p>
          </table:table-cell>
          <table:table-cell table:style-name="ce168" table:formula="of:=[$Planning.BJ1]" office:value-type="float" office:value="39392" calcext:value-type="float">
            <text:p>39392</text:p>
          </table:table-cell>
          <table:table-cell table:style-name="ce168" table:formula="of:=[$Planning.BK1]" office:value-type="float" office:value="39393" calcext:value-type="float">
            <text:p>39393</text:p>
          </table:table-cell>
          <table:table-cell table:style-name="ce168" table:formula="of:=[$Planning.BL1]" office:value-type="float" office:value="39394" calcext:value-type="float">
            <text:p>39394</text:p>
          </table:table-cell>
          <table:table-cell table:style-name="ce168" table:formula="of:=[$Planning.BM1]" office:value-type="float" office:value="39395" calcext:value-type="float">
            <text:p>39395</text:p>
          </table:table-cell>
          <table:table-cell table:style-name="ce168" table:formula="of:=[$Planning.BN1]" office:value-type="float" office:value="39396" calcext:value-type="float">
            <text:p>39396</text:p>
          </table:table-cell>
          <table:table-cell table:style-name="ce168" table:formula="of:=[$Planning.BO1]" office:value-type="float" office:value="39397" calcext:value-type="float">
            <text:p>39397</text:p>
          </table:table-cell>
          <table:table-cell table:style-name="ce168" table:formula="of:=[$Planning.BP1]" office:value-type="float" office:value="39398" calcext:value-type="float">
            <text:p>39398</text:p>
          </table:table-cell>
          <table:table-cell table:style-name="ce168" table:formula="of:=[$Planning.BQ1]" office:value-type="float" office:value="39399" calcext:value-type="float">
            <text:p>39399</text:p>
          </table:table-cell>
          <table:table-cell table:style-name="ce168" table:formula="of:=[$Planning.BR1]" office:value-type="float" office:value="39400" calcext:value-type="float">
            <text:p>39400</text:p>
          </table:table-cell>
          <table:table-cell table:style-name="ce168" table:formula="of:=[$Planning.BS1]" office:value-type="float" office:value="39401" calcext:value-type="float">
            <text:p>39401</text:p>
          </table:table-cell>
          <table:table-cell table:style-name="ce168" table:formula="of:=[$Planning.BT1]" office:value-type="float" office:value="39402" calcext:value-type="float">
            <text:p>39402</text:p>
          </table:table-cell>
          <table:table-cell table:style-name="ce168" table:formula="of:=[$Planning.BU1]" office:value-type="float" office:value="39403" calcext:value-type="float">
            <text:p>39403</text:p>
          </table:table-cell>
          <table:table-cell table:style-name="ce168" table:formula="of:=[$Planning.BV1]" office:value-type="float" office:value="39404" calcext:value-type="float">
            <text:p>39404</text:p>
          </table:table-cell>
          <table:table-cell table:style-name="ce168" table:formula="of:=[$Planning.BW1]" office:value-type="float" office:value="39405" calcext:value-type="float">
            <text:p>39405</text:p>
          </table:table-cell>
          <table:table-cell table:style-name="ce168" table:formula="of:=[$Planning.BX1]" office:value-type="float" office:value="39406" calcext:value-type="float">
            <text:p>39406</text:p>
          </table:table-cell>
          <table:table-cell table:style-name="ce168" table:formula="of:=[$Planning.BY1]" office:value-type="float" office:value="39407" calcext:value-type="float">
            <text:p>39407</text:p>
          </table:table-cell>
          <table:table-cell table:style-name="ce168" table:formula="of:=[$Planning.BZ1]" office:value-type="float" office:value="39408" calcext:value-type="float">
            <text:p>39408</text:p>
          </table:table-cell>
          <table:table-cell table:style-name="ce168" table:formula="of:=[$Planning.CA1]" office:value-type="float" office:value="39409" calcext:value-type="float">
            <text:p>39409</text:p>
          </table:table-cell>
          <table:table-cell table:style-name="ce168" table:formula="of:=[$Planning.CB1]" office:value-type="float" office:value="39410" calcext:value-type="float">
            <text:p>39410</text:p>
          </table:table-cell>
          <table:table-cell table:style-name="ce168" table:formula="of:=[$Planning.CC1]" office:value-type="float" office:value="39411" calcext:value-type="float">
            <text:p>39411</text:p>
          </table:table-cell>
          <table:table-cell table:style-name="ce168" table:formula="of:=[$Planning.CD1]" office:value-type="float" office:value="39412" calcext:value-type="float">
            <text:p>39412</text:p>
          </table:table-cell>
          <table:table-cell table:style-name="ce168" table:formula="of:=[$Planning.CE1]" office:value-type="float" office:value="39413" calcext:value-type="float">
            <text:p>39413</text:p>
          </table:table-cell>
          <table:table-cell table:style-name="ce168" table:formula="of:=[$Planning.CF1]" office:value-type="float" office:value="39414" calcext:value-type="float">
            <text:p>39414</text:p>
          </table:table-cell>
          <table:table-cell table:style-name="ce168" table:formula="of:=[$Planning.CG1]" office:value-type="float" office:value="39415" calcext:value-type="float">
            <text:p>39415</text:p>
          </table:table-cell>
          <table:table-cell table:style-name="ce168" table:formula="of:=[$Planning.CH1]" office:value-type="float" office:value="39416" calcext:value-type="float">
            <text:p>39416</text:p>
          </table:table-cell>
          <table:table-cell table:style-name="ce168" table:formula="of:=[$Planning.CI1]" office:value-type="float" office:value="39417" calcext:value-type="float">
            <text:p>39417</text:p>
          </table:table-cell>
          <table:table-cell table:style-name="ce168" table:formula="of:=[$Planning.CJ1]" office:value-type="float" office:value="39418" calcext:value-type="float">
            <text:p>39418</text:p>
          </table:table-cell>
          <table:table-cell table:style-name="ce168" table:formula="of:=[$Planning.CK1]" office:value-type="float" office:value="39419" calcext:value-type="float">
            <text:p>39419</text:p>
          </table:table-cell>
          <table:table-cell table:style-name="ce168" table:formula="of:=[$Planning.CL1]" office:value-type="float" office:value="39420" calcext:value-type="float">
            <text:p>39420</text:p>
          </table:table-cell>
          <table:table-cell table:style-name="ce168" table:formula="of:=[$Planning.CM1]" office:value-type="float" office:value="39421" calcext:value-type="float">
            <text:p>39421</text:p>
          </table:table-cell>
          <table:table-cell table:style-name="ce168" table:formula="of:=[$Planning.CN1]" office:value-type="float" office:value="39422" calcext:value-type="float">
            <text:p>39422</text:p>
          </table:table-cell>
          <table:table-cell table:style-name="ce168" table:formula="of:=[$Planning.CO1]" office:value-type="float" office:value="39423" calcext:value-type="float">
            <text:p>39423</text:p>
          </table:table-cell>
          <table:table-cell table:style-name="ce168" table:formula="of:=[$Planning.CP1]" office:value-type="float" office:value="39424" calcext:value-type="float">
            <text:p>39424</text:p>
          </table:table-cell>
          <table:table-cell table:style-name="ce168" table:formula="of:=[$Planning.CQ1]" office:value-type="float" office:value="39425" calcext:value-type="float">
            <text:p>39425</text:p>
          </table:table-cell>
          <table:table-cell table:style-name="ce168" table:formula="of:=[$Planning.CR1]" office:value-type="float" office:value="39426" calcext:value-type="float">
            <text:p>39426</text:p>
          </table:table-cell>
          <table:table-cell table:style-name="ce168" table:formula="of:=[$Planning.CS1]" office:value-type="float" office:value="39427" calcext:value-type="float">
            <text:p>39427</text:p>
          </table:table-cell>
          <table:table-cell table:style-name="ce168" table:formula="of:=[$Planning.CT1]" office:value-type="float" office:value="39428" calcext:value-type="float">
            <text:p>39428</text:p>
          </table:table-cell>
          <table:table-cell table:style-name="ce168" table:formula="of:=[$Planning.CU1]" office:value-type="float" office:value="39429" calcext:value-type="float">
            <text:p>39429</text:p>
          </table:table-cell>
          <table:table-cell table:style-name="ce168" table:formula="of:=[$Planning.CV1]" office:value-type="float" office:value="39430" calcext:value-type="float">
            <text:p>39430</text:p>
          </table:table-cell>
          <table:table-cell table:style-name="ce168" table:formula="of:=[$Planning.CW1]" office:value-type="float" office:value="39431" calcext:value-type="float">
            <text:p>39431</text:p>
          </table:table-cell>
          <table:table-cell table:style-name="ce168" table:formula="of:=[$Planning.CX1]" office:value-type="float" office:value="39432" calcext:value-type="float">
            <text:p>39432</text:p>
          </table:table-cell>
          <table:table-cell table:style-name="ce168" table:formula="of:=[$Planning.CY1]" office:value-type="float" office:value="39433" calcext:value-type="float">
            <text:p>39433</text:p>
          </table:table-cell>
          <table:table-cell table:style-name="ce168" table:formula="of:=[$Planning.CZ1]" office:value-type="float" office:value="39434" calcext:value-type="float">
            <text:p>39434</text:p>
          </table:table-cell>
          <table:table-cell table:style-name="ce168" table:formula="of:=[$Planning.DA1]" office:value-type="float" office:value="39435" calcext:value-type="float">
            <text:p>39435</text:p>
          </table:table-cell>
          <table:table-cell table:style-name="ce168" table:formula="of:=[$Planning.DB1]" office:value-type="float" office:value="39436" calcext:value-type="float">
            <text:p>39436</text:p>
          </table:table-cell>
          <table:table-cell table:style-name="ce168" table:formula="of:=[$Planning.DC1]" office:value-type="float" office:value="39437" calcext:value-type="float">
            <text:p>39437</text:p>
          </table:table-cell>
          <table:table-cell table:style-name="ce168" table:formula="of:=[$Planning.DD1]" office:value-type="float" office:value="39438" calcext:value-type="float">
            <text:p>39438</text:p>
          </table:table-cell>
          <table:table-cell table:style-name="ce168" table:formula="of:=[$Planning.DE1]" office:value-type="float" office:value="39439" calcext:value-type="float">
            <text:p>39439</text:p>
          </table:table-cell>
          <table:table-cell table:style-name="ce168" table:formula="of:=[$Planning.DF1]" office:value-type="float" office:value="39440" calcext:value-type="float">
            <text:p>39440</text:p>
          </table:table-cell>
          <table:table-cell table:style-name="ce168" table:formula="of:=[$Planning.DG1]" office:value-type="float" office:value="39441" calcext:value-type="float">
            <text:p>39441</text:p>
          </table:table-cell>
          <table:table-cell table:style-name="ce168" table:formula="of:=[$Planning.DH1]" office:value-type="float" office:value="39442" calcext:value-type="float">
            <text:p>39442</text:p>
          </table:table-cell>
          <table:table-cell table:style-name="ce168" table:formula="of:=[$Planning.DI1]" office:value-type="float" office:value="39443" calcext:value-type="float">
            <text:p>39443</text:p>
          </table:table-cell>
          <table:table-cell table:style-name="ce168" table:formula="of:=[$Planning.DJ1]" office:value-type="float" office:value="39444" calcext:value-type="float">
            <text:p>39444</text:p>
          </table:table-cell>
          <table:table-cell table:style-name="ce168" table:formula="of:=[$Planning.DK1]" office:value-type="float" office:value="39445" calcext:value-type="float">
            <text:p>39445</text:p>
          </table:table-cell>
          <table:table-cell table:style-name="ce168" table:formula="of:=[$Planning.DL1]" office:value-type="float" office:value="39446" calcext:value-type="float">
            <text:p>39446</text:p>
          </table:table-cell>
          <table:table-cell table:style-name="ce168" table:formula="of:=[$Planning.DM1]" office:value-type="float" office:value="39447" calcext:value-type="float">
            <text:p>39447</text:p>
          </table:table-cell>
          <table:table-cell table:style-name="ce168" table:formula="of:=[$Planning.DN1]" office:value-type="float" office:value="39448" calcext:value-type="float">
            <text:p>39448</text:p>
          </table:table-cell>
          <table:table-cell table:style-name="ce168" table:formula="of:=[$Planning.DO1]" office:value-type="float" office:value="39449" calcext:value-type="float">
            <text:p>39449</text:p>
          </table:table-cell>
          <table:table-cell table:style-name="ce168" table:formula="of:=[$Planning.DP1]" office:value-type="float" office:value="39450" calcext:value-type="float">
            <text:p>39450</text:p>
          </table:table-cell>
          <table:table-cell table:style-name="ce168" table:formula="of:=[$Planning.DQ1]" office:value-type="float" office:value="39451" calcext:value-type="float">
            <text:p>39451</text:p>
          </table:table-cell>
          <table:table-cell table:style-name="ce168" table:formula="of:=[$Planning.DR1]" office:value-type="float" office:value="39452" calcext:value-type="float">
            <text:p>39452</text:p>
          </table:table-cell>
          <table:table-cell table:style-name="ce168" table:formula="of:=[$Planning.DS1]" office:value-type="float" office:value="39453" calcext:value-type="float">
            <text:p>39453</text:p>
          </table:table-cell>
          <table:table-cell table:style-name="ce168" table:formula="of:=[$Planning.DT1]" office:value-type="float" office:value="39454" calcext:value-type="float">
            <text:p>39454</text:p>
          </table:table-cell>
          <table:table-cell table:style-name="ce168" table:formula="of:=[$Planning.DU1]" office:value-type="float" office:value="39455" calcext:value-type="float">
            <text:p>39455</text:p>
          </table:table-cell>
          <table:table-cell table:style-name="ce168" table:formula="of:=[$Planning.DV1]" office:value-type="float" office:value="39456" calcext:value-type="float">
            <text:p>39456</text:p>
          </table:table-cell>
          <table:table-cell table:style-name="ce168" table:formula="of:=[$Planning.DW1]" office:value-type="float" office:value="39457" calcext:value-type="float">
            <text:p>39457</text:p>
          </table:table-cell>
          <table:table-cell table:style-name="ce168" table:formula="of:=[$Planning.DX1]" office:value-type="float" office:value="39458" calcext:value-type="float">
            <text:p>39458</text:p>
          </table:table-cell>
          <table:table-cell table:style-name="ce168" table:formula="of:=[$Planning.DY1]" office:value-type="float" office:value="39459" calcext:value-type="float">
            <text:p>39459</text:p>
          </table:table-cell>
          <table:table-cell table:style-name="ce168" table:formula="of:=[$Planning.DZ1]" office:value-type="float" office:value="39460" calcext:value-type="float">
            <text:p>39460</text:p>
          </table:table-cell>
          <table:table-cell table:style-name="ce168" table:formula="of:=[$Planning.EA1]" office:value-type="float" office:value="39461" calcext:value-type="float">
            <text:p>39461</text:p>
          </table:table-cell>
          <table:table-cell table:style-name="ce168" table:formula="of:=[$Planning.EB1]" office:value-type="float" office:value="39462" calcext:value-type="float">
            <text:p>39462</text:p>
          </table:table-cell>
          <table:table-cell table:style-name="ce168" table:formula="of:=[$Planning.EC1]" office:value-type="float" office:value="39463" calcext:value-type="float">
            <text:p>39463</text:p>
          </table:table-cell>
          <table:table-cell table:style-name="ce168" table:formula="of:=[$Planning.ED1]" office:value-type="float" office:value="39464" calcext:value-type="float">
            <text:p>39464</text:p>
          </table:table-cell>
          <table:table-cell table:style-name="ce168" table:formula="of:=[$Planning.EE1]" office:value-type="float" office:value="39465" calcext:value-type="float">
            <text:p>39465</text:p>
          </table:table-cell>
          <table:table-cell table:style-name="ce168" table:formula="of:=[$Planning.EF1]" office:value-type="float" office:value="39466" calcext:value-type="float">
            <text:p>39466</text:p>
          </table:table-cell>
          <table:table-cell table:style-name="ce168" table:formula="of:=[$Planning.EG1]" office:value-type="float" office:value="39467" calcext:value-type="float">
            <text:p>39467</text:p>
          </table:table-cell>
          <table:table-cell table:style-name="ce168" table:formula="of:=[$Planning.EH1]" office:value-type="float" office:value="39468" calcext:value-type="float">
            <text:p>39468</text:p>
          </table:table-cell>
          <table:table-cell table:style-name="ce168" table:formula="of:=[$Planning.EI1]" office:value-type="float" office:value="39469" calcext:value-type="float">
            <text:p>39469</text:p>
          </table:table-cell>
          <table:table-cell table:style-name="ce168" table:formula="of:=[$Planning.EJ1]" office:value-type="float" office:value="39470" calcext:value-type="float">
            <text:p>39470</text:p>
          </table:table-cell>
          <table:table-cell table:style-name="ce168" table:formula="of:=[$Planning.EK1]" office:value-type="float" office:value="39471" calcext:value-type="float">
            <text:p>39471</text:p>
          </table:table-cell>
          <table:table-cell table:style-name="ce168" table:formula="of:=[$Planning.EL1]" office:value-type="float" office:value="39472" calcext:value-type="float">
            <text:p>39472</text:p>
          </table:table-cell>
          <table:table-cell table:style-name="ce168" table:formula="of:=[$Planning.EM1]" office:value-type="float" office:value="39473" calcext:value-type="float">
            <text:p>39473</text:p>
          </table:table-cell>
          <table:table-cell table:style-name="ce168" table:formula="of:=[$Planning.EN1]" office:value-type="float" office:value="39474" calcext:value-type="float">
            <text:p>39474</text:p>
          </table:table-cell>
          <table:table-cell table:style-name="ce168" table:formula="of:=[$Planning.EO1]" office:value-type="float" office:value="39475" calcext:value-type="float">
            <text:p>39475</text:p>
          </table:table-cell>
          <table:table-cell table:style-name="ce168" table:formula="of:=[$Planning.EP1]" office:value-type="float" office:value="39476" calcext:value-type="float">
            <text:p>39476</text:p>
          </table:table-cell>
          <table:table-cell table:style-name="ce168" table:formula="of:=[$Planning.EQ1]" office:value-type="float" office:value="39477" calcext:value-type="float">
            <text:p>39477</text:p>
          </table:table-cell>
          <table:table-cell table:style-name="ce168" table:formula="of:=[$Planning.ER1]" office:value-type="float" office:value="39478" calcext:value-type="float">
            <text:p>39478</text:p>
          </table:table-cell>
          <table:table-cell table:style-name="ce169" office:value-type="date" office:date-value="2008-02-01" calcext:value-type="date">
            <text:p>01/02/08 00:00</text:p>
          </table:table-cell>
          <table:table-cell table:style-name="ce169" office:value-type="date" office:date-value="2008-02-02" calcext:value-type="date">
            <text:p>02/02/08 00:00</text:p>
          </table:table-cell>
          <table:table-cell table:style-name="ce169" office:value-type="date" office:date-value="2008-02-03" calcext:value-type="date">
            <text:p>03/02/08 00:00</text:p>
          </table:table-cell>
          <table:table-cell table:style-name="ce169" office:value-type="date" office:date-value="2008-02-04" calcext:value-type="date">
            <text:p>04/02/08 00:00</text:p>
          </table:table-cell>
          <table:table-cell table:style-name="ce169" office:value-type="date" office:date-value="2008-02-05" calcext:value-type="date">
            <text:p>05/02/08 00:00</text:p>
          </table:table-cell>
          <table:table-cell table:style-name="ce169" office:value-type="date" office:date-value="2008-02-06" calcext:value-type="date">
            <text:p>06/02/08 00:00</text:p>
          </table:table-cell>
          <table:table-cell table:style-name="ce169" office:value-type="date" office:date-value="2008-02-07" calcext:value-type="date">
            <text:p>07/02/08 00:00</text:p>
          </table:table-cell>
          <table:table-cell table:style-name="ce169" office:value-type="date" office:date-value="2008-02-08" calcext:value-type="date">
            <text:p>08/02/08 00:00</text:p>
          </table:table-cell>
          <table:table-cell table:style-name="ce169" office:value-type="date" office:date-value="2008-02-09" calcext:value-type="date">
            <text:p>09/02/08 00:00</text:p>
          </table:table-cell>
          <table:table-cell table:style-name="ce169" office:value-type="date" office:date-value="2008-02-10" calcext:value-type="date">
            <text:p>10/02/08 00:00</text:p>
          </table:table-cell>
          <table:table-cell table:style-name="ce169" office:value-type="date" office:date-value="2008-02-11" calcext:value-type="date">
            <text:p>11/02/08 00:00</text:p>
          </table:table-cell>
          <table:table-cell table:style-name="ce169" office:value-type="date" office:date-value="2008-02-12" calcext:value-type="date">
            <text:p>12/02/08 00:00</text:p>
          </table:table-cell>
          <table:table-cell table:style-name="ce169" office:value-type="date" office:date-value="2008-02-13" calcext:value-type="date">
            <text:p>13/02/08 00:00</text:p>
          </table:table-cell>
          <table:table-cell table:style-name="ce169" office:value-type="date" office:date-value="2008-02-14" calcext:value-type="date">
            <text:p>14/02/08 00:00</text:p>
          </table:table-cell>
          <table:table-cell table:style-name="ce169" office:value-type="date" office:date-value="2008-02-15" calcext:value-type="date">
            <text:p>15/02/08 00:00</text:p>
          </table:table-cell>
          <table:table-cell table:style-name="ce169" office:value-type="date" office:date-value="2008-02-16" calcext:value-type="date">
            <text:p>16/02/08 00:00</text:p>
          </table:table-cell>
          <table:table-cell table:style-name="ce169" office:value-type="date" office:date-value="2008-02-17" calcext:value-type="date">
            <text:p>17/02/08 00:00</text:p>
          </table:table-cell>
          <table:table-cell table:style-name="ce169" office:value-type="date" office:date-value="2008-02-18" calcext:value-type="date">
            <text:p>18/02/08 00:00</text:p>
          </table:table-cell>
          <table:table-cell table:style-name="ce169" office:value-type="date" office:date-value="2008-02-19" calcext:value-type="date">
            <text:p>19/02/08 00:00</text:p>
          </table:table-cell>
          <table:table-cell table:style-name="ce169" office:value-type="date" office:date-value="2008-02-20" calcext:value-type="date">
            <text:p>20/02/08 00:00</text:p>
          </table:table-cell>
          <table:table-cell table:style-name="ce169" office:value-type="date" office:date-value="2008-02-21" calcext:value-type="date">
            <text:p>21/02/08 00:00</text:p>
          </table:table-cell>
          <table:table-cell table:style-name="ce169" office:value-type="date" office:date-value="2008-02-22" calcext:value-type="date">
            <text:p>22/02/08 00:00</text:p>
          </table:table-cell>
          <table:table-cell table:style-name="ce169" office:value-type="date" office:date-value="2008-02-23" calcext:value-type="date">
            <text:p>23/02/08 00:00</text:p>
          </table:table-cell>
          <table:table-cell table:style-name="ce169" office:value-type="date" office:date-value="2008-02-24" calcext:value-type="date">
            <text:p>24/02/08 00:00</text:p>
          </table:table-cell>
          <table:table-cell table:style-name="ce169" office:value-type="date" office:date-value="2008-02-25" calcext:value-type="date">
            <text:p>25/02/08 00:00</text:p>
          </table:table-cell>
          <table:table-cell table:style-name="ce169" office:value-type="date" office:date-value="2008-02-26" calcext:value-type="date">
            <text:p>26/02/08 00:00</text:p>
          </table:table-cell>
          <table:table-cell table:style-name="ce169" office:value-type="date" office:date-value="2008-02-27" calcext:value-type="date">
            <text:p>27/02/08 00:00</text:p>
          </table:table-cell>
          <table:table-cell table:style-name="ce169" office:value-type="date" office:date-value="2008-02-28" calcext:value-type="date">
            <text:p>28/02/08 00:00</text:p>
          </table:table-cell>
          <table:table-cell table:style-name="ce169" office:value-type="date" office:date-value="2008-02-29" calcext:value-type="date">
            <text:p>29/02/08 00:00</text:p>
          </table:table-cell>
          <table:table-cell table:style-name="ce169" office:value-type="date" office:date-value="2008-03-01" calcext:value-type="date">
            <text:p>01/03/08 00:00</text:p>
          </table:table-cell>
          <table:table-cell table:style-name="ce169" office:value-type="date" office:date-value="2008-03-02" calcext:value-type="date">
            <text:p>02/03/08 00:00</text:p>
          </table:table-cell>
          <table:table-cell table:style-name="ce169" office:value-type="date" office:date-value="2008-03-03" calcext:value-type="date">
            <text:p>03/03/08 00:00</text:p>
          </table:table-cell>
          <table:table-cell table:style-name="ce169" office:value-type="date" office:date-value="2008-03-04" calcext:value-type="date">
            <text:p>04/03/08 00:00</text:p>
          </table:table-cell>
          <table:table-cell table:style-name="ce169" office:value-type="date" office:date-value="2008-03-05" calcext:value-type="date">
            <text:p>05/03/08 00:00</text:p>
          </table:table-cell>
          <table:table-cell table:style-name="ce169" office:value-type="date" office:date-value="2008-03-06" calcext:value-type="date">
            <text:p>06/03/08 00:00</text:p>
          </table:table-cell>
          <table:table-cell table:style-name="ce169" office:value-type="date" office:date-value="2008-03-07" calcext:value-type="date">
            <text:p>07/03/08 00:00</text:p>
          </table:table-cell>
          <table:table-cell table:style-name="ce169" office:value-type="date" office:date-value="2008-03-08" calcext:value-type="date">
            <text:p>08/03/08 00:00</text:p>
          </table:table-cell>
          <table:table-cell table:style-name="ce169" office:value-type="date" office:date-value="2008-03-09" calcext:value-type="date">
            <text:p>09/03/08 00:00</text:p>
          </table:table-cell>
          <table:table-cell table:style-name="ce169" office:value-type="date" office:date-value="2008-03-10" calcext:value-type="date">
            <text:p>10/03/08 00:00</text:p>
          </table:table-cell>
          <table:table-cell table:style-name="ce169" office:value-type="date" office:date-value="2008-03-11" calcext:value-type="date">
            <text:p>11/03/08 00:00</text:p>
          </table:table-cell>
          <table:table-cell table:style-name="ce169" office:value-type="date" office:date-value="2008-03-12" calcext:value-type="date">
            <text:p>12/03/08 00:00</text:p>
          </table:table-cell>
          <table:table-cell table:style-name="ce169" office:value-type="date" office:date-value="2008-03-13" calcext:value-type="date">
            <text:p>13/03/08 00:00</text:p>
          </table:table-cell>
          <table:table-cell table:style-name="ce169" office:value-type="date" office:date-value="2008-03-14" calcext:value-type="date">
            <text:p>14/03/08 00:00</text:p>
          </table:table-cell>
          <table:table-cell table:number-columns-repeated="2"/>
          <table:table-cell table:style-name="ce170" office:value-type="string" calcext:value-type="string">
            <text:p>Fait</text:p>
          </table:table-cell>
          <table:table-cell table:style-name="ce170" office:value-type="string" calcext:value-type="string">
            <text:p>RAF</text:p>
          </table:table-cell>
          <table:table-cell office:value-type="string" calcext:value-type="string">
            <text:p>Total</text:p>
          </table:table-cell>
          <table:table-cell/>
          <table:table-cell table:style-name="ce169" office:value-type="date" office:date-value="2008-03-01" calcext:value-type="date">
            <text:p>01/03/08 00:00</text:p>
          </table:table-cell>
          <table:table-cell table:style-name="ce169" office:value-type="date" office:date-value="2008-03-02" calcext:value-type="date">
            <text:p>02/03/08 00:00</text:p>
          </table:table-cell>
          <table:table-cell table:style-name="ce169" office:value-type="date" office:date-value="2008-03-03" calcext:value-type="date">
            <text:p>03/03/08 00:00</text:p>
          </table:table-cell>
          <table:table-cell table:style-name="ce169" office:value-type="date" office:date-value="2008-03-04" calcext:value-type="date">
            <text:p>04/03/08 00:00</text:p>
          </table:table-cell>
          <table:table-cell table:style-name="ce169" office:value-type="date" office:date-value="2008-03-05" calcext:value-type="date">
            <text:p>05/03/08 00:00</text:p>
          </table:table-cell>
          <table:table-cell table:style-name="ce169" office:value-type="date" office:date-value="2008-03-06" calcext:value-type="date">
            <text:p>06/03/08 00:00</text:p>
          </table:table-cell>
          <table:table-cell table:style-name="ce169" office:value-type="date" office:date-value="2008-03-07" calcext:value-type="date">
            <text:p>07/03/08 00:00</text:p>
          </table:table-cell>
          <table:table-cell table:style-name="ce169" office:value-type="date" office:date-value="2008-03-08" calcext:value-type="date">
            <text:p>08/03/08 00:00</text:p>
          </table:table-cell>
          <table:table-cell table:style-name="ce169" office:value-type="date" office:date-value="2008-03-09" calcext:value-type="date">
            <text:p>09/03/08 00:00</text:p>
          </table:table-cell>
          <table:table-cell table:style-name="ce169" office:value-type="date" office:date-value="2008-03-10" calcext:value-type="date">
            <text:p>10/03/08 00:00</text:p>
          </table:table-cell>
          <table:table-cell table:style-name="ce169" office:value-type="date" office:date-value="2008-03-11" calcext:value-type="date">
            <text:p>11/03/08 00:00</text:p>
          </table:table-cell>
          <table:table-cell table:style-name="ce169" office:value-type="date" office:date-value="2008-03-12" calcext:value-type="date">
            <text:p>12/03/08 00:00</text:p>
          </table:table-cell>
          <table:table-cell table:style-name="ce169" office:value-type="date" office:date-value="2008-03-13" calcext:value-type="date">
            <text:p>13/03/08 00:00</text:p>
          </table:table-cell>
          <table:table-cell table:style-name="ce169" office:value-type="date" office:date-value="2008-03-14" calcext:value-type="date">
            <text:p>14/03/08 00:00</text:p>
          </table:table-cell>
          <table:table-cell table:style-name="ce169" office:value-type="date" office:date-value="2008-03-15" calcext:value-type="date">
            <text:p>15/03/08 00:00</text:p>
          </table:table-cell>
          <table:table-cell table:style-name="ce169" office:value-type="date" office:date-value="2008-03-16" calcext:value-type="date">
            <text:p>16/03/08 00:00</text:p>
          </table:table-cell>
          <table:table-cell table:style-name="ce169" office:value-type="date" office:date-value="2008-02-16" calcext:value-type="date">
            <text:p>16/02/08 00:00</text:p>
          </table:table-cell>
          <table:table-cell table:style-name="ce169" office:value-type="date" office:date-value="2008-02-17" calcext:value-type="date">
            <text:p>17/02/08 00:00</text:p>
          </table:table-cell>
          <table:table-cell table:style-name="ce169" office:value-type="date" office:date-value="2008-02-18" calcext:value-type="date">
            <text:p>18/02/08 00:00</text:p>
          </table:table-cell>
          <table:table-cell table:style-name="ce169" office:value-type="date" office:date-value="2008-02-19" calcext:value-type="date">
            <text:p>19/02/08 00:00</text:p>
          </table:table-cell>
          <table:table-cell table:style-name="ce169" office:value-type="date" office:date-value="2008-02-20" calcext:value-type="date">
            <text:p>20/02/08 00:00</text:p>
          </table:table-cell>
          <table:table-cell table:style-name="ce169" office:value-type="date" office:date-value="2008-02-21" calcext:value-type="date">
            <text:p>21/02/08 00:00</text:p>
          </table:table-cell>
          <table:table-cell table:style-name="ce169" office:value-type="date" office:date-value="2008-02-22" calcext:value-type="date">
            <text:p>22/02/08 00:00</text:p>
          </table:table-cell>
          <table:table-cell table:style-name="ce169" office:value-type="date" office:date-value="2008-02-23" calcext:value-type="date">
            <text:p>23/02/08 00:00</text:p>
          </table:table-cell>
          <table:table-cell table:style-name="ce169" office:value-type="date" office:date-value="2008-02-24" calcext:value-type="date">
            <text:p>24/02/08 00:00</text:p>
          </table:table-cell>
          <table:table-cell table:style-name="ce169" office:value-type="date" office:date-value="2008-02-25" calcext:value-type="date">
            <text:p>25/02/08 00:00</text:p>
          </table:table-cell>
          <table:table-cell table:style-name="ce169" office:value-type="date" office:date-value="2008-02-26" calcext:value-type="date">
            <text:p>26/02/08 00:00</text:p>
          </table:table-cell>
          <table:table-cell table:style-name="ce169" office:value-type="date" office:date-value="2008-02-27" calcext:value-type="date">
            <text:p>27/02/08 00:00</text:p>
          </table:table-cell>
          <table:table-cell table:style-name="ce169" office:value-type="date" office:date-value="2008-02-28" calcext:value-type="date">
            <text:p>28/02/08 00:00</text:p>
          </table:table-cell>
          <table:table-cell table:style-name="ce169" office:value-type="date" office:date-value="2008-02-29" calcext:value-type="date">
            <text:p>29/02/08 00:00</text:p>
          </table:table-cell>
          <table:table-cell table:style-name="ce169" office:value-type="date" office:date-value="2008-03-01" calcext:value-type="date">
            <text:p>01/03/08 00:00</text:p>
          </table:table-cell>
          <table:table-cell table:number-columns-repeated="795"/>
        </table:table-row>
        <table:table-row table:style-name="ro9">
          <table:table-cell table:style-name="ce37" office:value-type="string" calcext:value-type="string">
            <text:p>Charges / Activités</text:p>
          </table:table-cell>
          <table:table-cell table:style-name="ce37" table:number-columns-repeated="3"/>
          <table:table-cell table:style-name="ce38"/>
          <table:table-cell table:style-name="ce37" table:number-columns-repeated="188"/>
          <table:table-cell table:style-name="ce67"/>
          <table:table-cell table:style-name="ce37" table:number-columns-repeated="830"/>
        </table:table-row>
        <table:table-row table:style-name="ro9">
          <table:table-cell table:style-name="ce37" table:formula="of:=planner!#REF!" office:value-type="string" office:string-value="" calcext:value-type="error">
            <text:p>#NOM ?</text:p>
          </table:table-cell>
          <table:table-cell table:style-name="ce37" table:formula="of:=SUM([.F3:.GJ3])" office:value-type="string" office:string-value="" calcext:value-type="error">
            <text:p>#NOM ?</text:p>
          </table:table-cell>
          <table:table-cell table:number-columns-repeated="2" table:style-name="ce38" office:value-type="string" calcext:value-type="string">
            <text:p>**</text:p>
          </table:table-cell>
          <table:table-cell table:style-name="ce74" office:value-type="string" calcext:value-type="string">
            <text:p>gq</text:p>
          </table:table-cell>
          <table:table-cell table:style-name="ce37" table:formula="of:=sumiterationactivitypeople([$Planning.E$2:.E$62];[.$D3];[.$E3];[.$C3])" office:value-type="string" office:string-value="" calcext:value-type="error">
            <text:p>#NOM ?</text:p>
          </table:table-cell>
          <table:table-cell table:style-name="ce37" table:formula="of:=sumiterationactivitypeople([$Planning.F$2:.F$62];[.$D3];[.$E3];[.$C3])" office:value-type="string" office:string-value="" calcext:value-type="error">
            <text:p>#NOM ?</text:p>
          </table:table-cell>
          <table:table-cell table:style-name="ce37" table:formula="of:=sumiterationactivitypeople([$Planning.G$2:.G$62];[.$D3];[.$E3];[.$C3])" office:value-type="string" office:string-value="" calcext:value-type="error">
            <text:p>#NOM ?</text:p>
          </table:table-cell>
          <table:table-cell table:style-name="ce37" table:formula="of:=sumiterationactivitypeople([$Planning.H$2:.H$62];[.$D3];[.$E3];[.$C3])" office:value-type="string" office:string-value="" calcext:value-type="error">
            <text:p>#NOM ?</text:p>
          </table:table-cell>
          <table:table-cell table:style-name="ce37" table:formula="of:=sumiterationactivitypeople([$Planning.I$2:.I$62];[.$D3];[.$E3];[.$C3])" office:value-type="string" office:string-value="" calcext:value-type="error">
            <text:p>#NOM ?</text:p>
          </table:table-cell>
          <table:table-cell table:style-name="ce37" table:number-columns-repeated="2"/>
          <table:table-cell table:style-name="ce37" table:formula="of:=sumiterationactivitypeople([$Planning.L$2:.L$62];[.$D3];[.$E3];[.$C3])" office:value-type="string" office:string-value="" calcext:value-type="error">
            <text:p>#NOM ?</text:p>
          </table:table-cell>
          <table:table-cell table:style-name="ce37" table:formula="of:=sumiterationactivitypeople([$Planning.M$2:.M$62];[.$D3];[.$E3];[.$C3])" office:value-type="string" office:string-value="" calcext:value-type="error">
            <text:p>#NOM ?</text:p>
          </table:table-cell>
          <table:table-cell table:style-name="ce37" table:formula="of:=sumiterationactivitypeople([$Planning.N$2:.N$62];[.$D3];[.$E3];[.$C3])" office:value-type="string" office:string-value="" calcext:value-type="error">
            <text:p>#NOM ?</text:p>
          </table:table-cell>
          <table:table-cell table:style-name="ce37" table:formula="of:=sumiterationactivitypeople([$Planning.O$2:.O$62];[.$D3];[.$E3];[.$C3])" office:value-type="string" office:string-value="" calcext:value-type="error">
            <text:p>#NOM ?</text:p>
          </table:table-cell>
          <table:table-cell table:style-name="ce37" table:formula="of:=sumiterationactivitypeople([$Planning.P$2:.P$62];[.$D3];[.$E3];[.$C3])" office:value-type="string" office:string-value="" calcext:value-type="error">
            <text:p>#NOM ?</text:p>
          </table:table-cell>
          <table:table-cell table:style-name="ce37" table:number-columns-repeated="2"/>
          <table:table-cell table:style-name="ce37" table:formula="of:=sumiterationactivitypeople([$Planning.S$2:.S$62];[.$D3];[.$E3];[.$C3])" office:value-type="string" office:string-value="" calcext:value-type="error">
            <text:p>#NOM ?</text:p>
          </table:table-cell>
          <table:table-cell table:style-name="ce37" table:formula="of:=sumiterationactivitypeople([$Planning.T$2:.T$62];[.$D3];[.$E3];[.$C3])" office:value-type="string" office:string-value="" calcext:value-type="error">
            <text:p>#NOM ?</text:p>
          </table:table-cell>
          <table:table-cell table:style-name="ce37" table:formula="of:=sumiterationactivitypeople([$Planning.U$2:.U$62];[.$D3];[.$E3];[.$C3])" office:value-type="string" office:string-value="" calcext:value-type="error">
            <text:p>#NOM ?</text:p>
          </table:table-cell>
          <table:table-cell table:style-name="ce37" table:formula="of:=sumiterationactivitypeople([$Planning.V$2:.V$62];[.$D3];[.$E3];[.$C3])" office:value-type="string" office:string-value="" calcext:value-type="error">
            <text:p>#NOM ?</text:p>
          </table:table-cell>
          <table:table-cell table:style-name="ce37" table:formula="of:=sumiterationactivitypeople([$Planning.W$2:.W$62];[.$D3];[.$E3];[.$C3])" office:value-type="string" office:string-value="" calcext:value-type="error">
            <text:p>#NOM ?</text:p>
          </table:table-cell>
          <table:table-cell table:style-name="ce37" table:number-columns-repeated="2"/>
          <table:table-cell table:style-name="ce37" table:formula="of:=sumiterationactivitypeople([$Planning.Z$2:.Z$62];[.$D3];[.$E3];[.$C3])" office:value-type="string" office:string-value="" calcext:value-type="error">
            <text:p>#NOM ?</text:p>
          </table:table-cell>
          <table:table-cell table:style-name="ce37" table:formula="of:=sumiterationactivitypeople([$Planning.AA$2:.AA$62];[.$D3];[.$E3];[.$C3])" office:value-type="string" office:string-value="" calcext:value-type="error">
            <text:p>#NOM ?</text:p>
          </table:table-cell>
          <table:table-cell table:style-name="ce37" table:formula="of:=sumiterationactivitypeople([$Planning.AB$2:.AB$62];[.$D3];[.$E3];[.$C3])" office:value-type="string" office:string-value="" calcext:value-type="error">
            <text:p>#NOM ?</text:p>
          </table:table-cell>
          <table:table-cell table:style-name="ce37" table:formula="of:=sumiterationactivitypeople([$Planning.AC$2:.AC$62];[.$D3];[.$E3];[.$C3])" office:value-type="string" office:string-value="" calcext:value-type="error">
            <text:p>#NOM ?</text:p>
          </table:table-cell>
          <table:table-cell table:style-name="ce37" table:formula="of:=sumiterationactivitypeople([$Planning.AD$2:.AD$62];[.$D3];[.$E3];[.$C3])" office:value-type="string" office:string-value="" calcext:value-type="error">
            <text:p>#NOM ?</text:p>
          </table:table-cell>
          <table:table-cell table:style-name="ce37" table:number-columns-repeated="2"/>
          <table:table-cell table:style-name="ce37" table:formula="of:=sumiterationactivitypeople([$Planning.AG$2:.AG$62];[.$D3];[.$E3];[.$C3])" office:value-type="string" office:string-value="" calcext:value-type="error">
            <text:p>#NOM ?</text:p>
          </table:table-cell>
          <table:table-cell table:style-name="ce37" table:formula="of:=sumiterationactivitypeople([$Planning.AH$2:.AH$62];[.$D3];[.$E3];[.$C3])" office:value-type="string" office:string-value="" calcext:value-type="error">
            <text:p>#NOM ?</text:p>
          </table:table-cell>
          <table:table-cell table:style-name="ce37" table:formula="of:=sumiterationactivitypeople([$Planning.AI$2:.AI$62];[.$D3];[.$E3];[.$C3])" office:value-type="string" office:string-value="" calcext:value-type="error">
            <text:p>#NOM ?</text:p>
          </table:table-cell>
          <table:table-cell table:style-name="ce37" table:formula="of:=sumiterationactivitypeople([$Planning.AJ$2:.AJ$62];[.$D3];[.$E3];[.$C3])" office:value-type="string" office:string-value="" calcext:value-type="error">
            <text:p>#NOM ?</text:p>
          </table:table-cell>
          <table:table-cell table:style-name="ce37" table:formula="of:=sumiterationactivitypeople([$Planning.AK$2:.AK$62];[.$D3];[.$E3];[.$C3])" office:value-type="string" office:string-value="" calcext:value-type="error">
            <text:p>#NOM ?</text:p>
          </table:table-cell>
          <table:table-cell table:style-name="ce37" table:number-columns-repeated="2"/>
          <table:table-cell table:style-name="ce37" table:formula="of:=sumiterationactivitypeople([$Planning.AN$2:.AN$62];[.$D3];[.$E3];[.$C3])" office:value-type="string" office:string-value="" calcext:value-type="error">
            <text:p>#NOM ?</text:p>
          </table:table-cell>
          <table:table-cell table:style-name="ce37" table:formula="of:=sumiterationactivitypeople([$Planning.AO$2:.AO$62];[.$D3];[.$E3];[.$C3])" office:value-type="string" office:string-value="" calcext:value-type="error">
            <text:p>#NOM ?</text:p>
          </table:table-cell>
          <table:table-cell table:style-name="ce37" table:formula="of:=sumiterationactivitypeople([$Planning.AP$2:.AP$62];[.$D3];[.$E3];[.$C3])" office:value-type="string" office:string-value="" calcext:value-type="error">
            <text:p>#NOM ?</text:p>
          </table:table-cell>
          <table:table-cell table:style-name="ce37" table:formula="of:=sumiterationactivitypeople([$Planning.AQ$2:.AQ$62];[.$D3];[.$E3];[.$C3])" office:value-type="string" office:string-value="" calcext:value-type="error">
            <text:p>#NOM ?</text:p>
          </table:table-cell>
          <table:table-cell table:style-name="ce37" table:formula="of:=sumiterationactivitypeople([$Planning.AR$2:.AR$62];[.$D3];[.$E3];[.$C3])" office:value-type="string" office:string-value="" calcext:value-type="error">
            <text:p>#NOM ?</text:p>
          </table:table-cell>
          <table:table-cell table:style-name="ce37" table:number-columns-repeated="2"/>
          <table:table-cell table:style-name="ce37" table:formula="of:=sumiterationactivitypeople([$Planning.AU$2:.AU$62];[.$D3];[.$E3];[.$C3])" office:value-type="string" office:string-value="" calcext:value-type="error">
            <text:p>#NOM ?</text:p>
          </table:table-cell>
          <table:table-cell table:style-name="ce37" table:formula="of:=sumiterationactivitypeople([$Planning.AV$2:.AV$62];[.$D3];[.$E3];[.$C3])" office:value-type="string" office:string-value="" calcext:value-type="error">
            <text:p>#NOM ?</text:p>
          </table:table-cell>
          <table:table-cell table:style-name="ce37" table:formula="of:=sumiterationactivitypeople([$Planning.AW$2:.AW$62];[.$D3];[.$E3];[.$C3])" office:value-type="string" office:string-value="" calcext:value-type="error">
            <text:p>#NOM ?</text:p>
          </table:table-cell>
          <table:table-cell table:style-name="ce37" table:formula="of:=sumiterationactivitypeople([$Planning.AX$2:.AX$62];[.$D3];[.$E3];[.$C3])" office:value-type="string" office:string-value="" calcext:value-type="error">
            <text:p>#NOM ?</text:p>
          </table:table-cell>
          <table:table-cell table:style-name="ce37" table:formula="of:=sumiterationactivitypeople([$Planning.AY$2:.AY$62];[.$D3];[.$E3];[.$C3])" office:value-type="string" office:string-value="" calcext:value-type="error">
            <text:p>#NOM ?</text:p>
          </table:table-cell>
          <table:table-cell table:style-name="ce37" table:number-columns-repeated="2"/>
          <table:table-cell table:style-name="ce37" table:formula="of:=sumiterationactivitypeople([$Planning.BB$2:.BB$62];[.$D3];[.$E3];[.$C3])" office:value-type="string" office:string-value="" calcext:value-type="error">
            <text:p>#NOM ?</text:p>
          </table:table-cell>
          <table:table-cell table:style-name="ce37" table:formula="of:=sumiterationactivitypeople([$Planning.BC$2:.BC$62];[.$D3];[.$E3];[.$C3])" office:value-type="string" office:string-value="" calcext:value-type="error">
            <text:p>#NOM ?</text:p>
          </table:table-cell>
          <table:table-cell table:style-name="ce37" table:formula="of:=sumiterationactivitypeople([$Planning.BD$2:.BD$62];[.$D3];[.$E3];[.$C3])" office:value-type="string" office:string-value="" calcext:value-type="error">
            <text:p>#NOM ?</text:p>
          </table:table-cell>
          <table:table-cell table:style-name="ce37" table:number-columns-repeated="4"/>
          <table:table-cell table:style-name="ce37" table:formula="of:=sumiterationactivitypeople([$Planning.BI$2:.BI$62];[.$D3];[.$E3];[.$C3])" office:value-type="string" office:string-value="" calcext:value-type="error">
            <text:p>#NOM ?</text:p>
          </table:table-cell>
          <table:table-cell table:style-name="ce37" table:formula="of:=sumiterationactivitypeople([$Planning.BJ$2:.BJ$62];[.$D3];[.$E3];[.$C3])" office:value-type="string" office:string-value="" calcext:value-type="error">
            <text:p>#NOM ?</text:p>
          </table:table-cell>
          <table:table-cell table:style-name="ce37" table:formula="of:=sumiterationactivitypeople([$Planning.BK$2:.BK$62];[.$D3];[.$E3];[.$C3])" office:value-type="string" office:string-value="" calcext:value-type="error">
            <text:p>#NOM ?</text:p>
          </table:table-cell>
          <table:table-cell table:style-name="ce37" table:formula="of:=sumiterationactivitypeople([$Planning.BL$2:.BL$62];[.$D3];[.$E3];[.$C3])" office:value-type="string" office:string-value="" calcext:value-type="error">
            <text:p>#NOM ?</text:p>
          </table:table-cell>
          <table:table-cell table:style-name="ce37" table:formula="of:=sumiterationactivitypeople([$Planning.BM$2:.BM$62];[.$D3];[.$E3];[.$C3])" office:value-type="string" office:string-value="" calcext:value-type="error">
            <text:p>#NOM ?</text:p>
          </table:table-cell>
          <table:table-cell table:style-name="ce37" table:number-columns-repeated="2"/>
          <table:table-cell table:style-name="ce37" table:formula="of:=sumiterationactivitypeople([$Planning.BP$2:.BP$62];[.$D3];[.$E3];[.$C3])" office:value-type="string" office:string-value="" calcext:value-type="error">
            <text:p>#NOM ?</text:p>
          </table:table-cell>
          <table:table-cell table:style-name="ce37" table:formula="of:=sumiterationactivitypeople([$Planning.BQ$2:.BQ$62];[.$D3];[.$E3];[.$C3])" office:value-type="string" office:string-value="" calcext:value-type="error">
            <text:p>#NOM ?</text:p>
          </table:table-cell>
          <table:table-cell table:style-name="ce37" table:formula="of:=sumiterationactivitypeople([$Planning.BR$2:.BR$62];[.$D3];[.$E3];[.$C3])" office:value-type="string" office:string-value="" calcext:value-type="error">
            <text:p>#NOM ?</text:p>
          </table:table-cell>
          <table:table-cell table:style-name="ce37" table:formula="of:=sumiterationactivitypeople([$Planning.BS$2:.BS$62];[.$D3];[.$E3];[.$C3])" office:value-type="string" office:string-value="" calcext:value-type="error">
            <text:p>#NOM ?</text:p>
          </table:table-cell>
          <table:table-cell table:style-name="ce37" table:formula="of:=sumiterationactivitypeople([$Planning.BT$2:.BT$62];[.$D3];[.$E3];[.$C3])" office:value-type="string" office:string-value="" calcext:value-type="error">
            <text:p>#NOM ?</text:p>
          </table:table-cell>
          <table:table-cell table:style-name="ce37" table:number-columns-repeated="2"/>
          <table:table-cell table:style-name="ce37" table:formula="of:=sumiterationactivitypeople([$Planning.BW$2:.BW$62];[.$D3];[.$E3];[.$C3])" office:value-type="string" office:string-value="" calcext:value-type="error">
            <text:p>#NOM ?</text:p>
          </table:table-cell>
          <table:table-cell table:style-name="ce37" table:formula="of:=sumiterationactivitypeople([$Planning.BX$2:.BX$62];[.$D3];[.$E3];[.$C3])" office:value-type="string" office:string-value="" calcext:value-type="error">
            <text:p>#NOM ?</text:p>
          </table:table-cell>
          <table:table-cell table:style-name="ce37" table:formula="of:=sumiterationactivitypeople([$Planning.BY$2:.BY$62];[.$D3];[.$E3];[.$C3])" office:value-type="string" office:string-value="" calcext:value-type="error">
            <text:p>#NOM ?</text:p>
          </table:table-cell>
          <table:table-cell table:style-name="ce37" table:formula="of:=sumiterationactivitypeople([$Planning.BZ$2:.BZ$62];[.$D3];[.$E3];[.$C3])" office:value-type="string" office:string-value="" calcext:value-type="error">
            <text:p>#NOM ?</text:p>
          </table:table-cell>
          <table:table-cell table:style-name="ce37" table:formula="of:=sumiterationactivitypeople([$Planning.CA$2:.CA$62];[.$D3];[.$E3];[.$C3])" office:value-type="string" office:string-value="" calcext:value-type="error">
            <text:p>#NOM ?</text:p>
          </table:table-cell>
          <table:table-cell table:style-name="ce37" table:number-columns-repeated="2"/>
          <table:table-cell table:style-name="ce37" table:formula="of:=sumiterationactivitypeople([$Planning.CD$2:.CD$62];[.$D3];[.$E3];[.$C3])" office:value-type="string" office:string-value="" calcext:value-type="error">
            <text:p>#NOM ?</text:p>
          </table:table-cell>
          <table:table-cell table:style-name="ce37" table:formula="of:=sumiterationactivitypeople([$Planning.CE$2:.CE$62];[.$D3];[.$E3];[.$C3])" office:value-type="string" office:string-value="" calcext:value-type="error">
            <text:p>#NOM ?</text:p>
          </table:table-cell>
          <table:table-cell table:style-name="ce37" table:formula="of:=sumiterationactivitypeople([$Planning.CF$2:.CF$62];[.$D3];[.$E3];[.$C3])" office:value-type="string" office:string-value="" calcext:value-type="error">
            <text:p>#NOM ?</text:p>
          </table:table-cell>
          <table:table-cell table:style-name="ce37" table:formula="of:=sumiterationactivitypeople([$Planning.CG$2:.CG$62];[.$D3];[.$E3];[.$C3])" office:value-type="string" office:string-value="" calcext:value-type="error">
            <text:p>#NOM ?</text:p>
          </table:table-cell>
          <table:table-cell table:style-name="ce37" table:formula="of:=sumiterationactivitypeople([$Planning.CH$2:.CH$62];[.$D3];[.$E3];[.$C3])" office:value-type="string" office:string-value="" calcext:value-type="error">
            <text:p>#NOM ?</text:p>
          </table:table-cell>
          <table:table-cell table:style-name="ce37" table:number-columns-repeated="2"/>
          <table:table-cell table:style-name="ce37" table:formula="of:=sumiterationactivitypeople([$Planning.CK$2:.CK$62];[.$D3];[.$E3];[.$C3])" office:value-type="string" office:string-value="" calcext:value-type="error">
            <text:p>#NOM ?</text:p>
          </table:table-cell>
          <table:table-cell table:style-name="ce37" table:formula="of:=sumiterationactivitypeople([$Planning.CL$2:.CL$62];[.$D3];[.$E3];[.$C3])" office:value-type="string" office:string-value="" calcext:value-type="error">
            <text:p>#NOM ?</text:p>
          </table:table-cell>
          <table:table-cell table:style-name="ce37" table:formula="of:=sumiterationactivitypeople([$Planning.CM$2:.CM$62];[.$D3];[.$E3];[.$C3])" office:value-type="string" office:string-value="" calcext:value-type="error">
            <text:p>#NOM ?</text:p>
          </table:table-cell>
          <table:table-cell table:style-name="ce37" table:formula="of:=sumiterationactivitypeople([$Planning.CN$2:.CN$62];[.$D3];[.$E3];[.$C3])" office:value-type="string" office:string-value="" calcext:value-type="error">
            <text:p>#NOM ?</text:p>
          </table:table-cell>
          <table:table-cell table:style-name="ce37" table:formula="of:=sumiterationactivitypeople([$Planning.CO$2:.CO$62];[.$D3];[.$E3];[.$C3])" office:value-type="string" office:string-value="" calcext:value-type="error">
            <text:p>#NOM ?</text:p>
          </table:table-cell>
          <table:table-cell table:style-name="ce37" table:number-columns-repeated="2"/>
          <table:table-cell table:style-name="ce37" table:formula="of:=sumiterationactivitypeople([$Planning.CR$2:.CR$62];[.$D3];[.$E3];[.$C3])" office:value-type="string" office:string-value="" calcext:value-type="error">
            <text:p>#NOM ?</text:p>
          </table:table-cell>
          <table:table-cell table:style-name="ce37" table:formula="of:=sumiterationactivitypeople([$Planning.CS$2:.CS$62];[.$D3];[.$E3];[.$C3])" office:value-type="string" office:string-value="" calcext:value-type="error">
            <text:p>#NOM ?</text:p>
          </table:table-cell>
          <table:table-cell table:style-name="ce37" table:formula="of:=sumiterationactivitypeople([$Planning.CT$2:.CT$62];[.$D3];[.$E3];[.$C3])" office:value-type="string" office:string-value="" calcext:value-type="error">
            <text:p>#NOM ?</text:p>
          </table:table-cell>
          <table:table-cell table:style-name="ce37" table:formula="of:=sumiterationactivitypeople([$Planning.CU$2:.CU$62];[.$D3];[.$E3];[.$C3])" office:value-type="string" office:string-value="" calcext:value-type="error">
            <text:p>#NOM ?</text:p>
          </table:table-cell>
          <table:table-cell table:style-name="ce37" table:formula="of:=sumiterationactivitypeople([$Planning.CV$2:.CV$62];[.$D3];[.$E3];[.$C3])" office:value-type="string" office:string-value="" calcext:value-type="error">
            <text:p>#NOM ?</text:p>
          </table:table-cell>
          <table:table-cell table:style-name="ce37" table:number-columns-repeated="2"/>
          <table:table-cell table:style-name="ce37" table:formula="of:=sumiterationactivitypeople([$Planning.CY$2:.CY$62];[.$D3];[.$E3];[.$C3])" office:value-type="string" office:string-value="" calcext:value-type="error">
            <text:p>#NOM ?</text:p>
          </table:table-cell>
          <table:table-cell table:style-name="ce37" table:formula="of:=sumiterationactivitypeople([$Planning.CZ$2:.CZ$62];[.$D3];[.$E3];[.$C3])" office:value-type="string" office:string-value="" calcext:value-type="error">
            <text:p>#NOM ?</text:p>
          </table:table-cell>
          <table:table-cell table:style-name="ce37" table:formula="of:=sumiterationactivitypeople([$Planning.DA$2:.DA$62];[.$D3];[.$E3];[.$C3])" office:value-type="string" office:string-value="" calcext:value-type="error">
            <text:p>#NOM ?</text:p>
          </table:table-cell>
          <table:table-cell table:style-name="ce37" table:formula="of:=sumiterationactivitypeople([$Planning.DB$2:.DB$62];[.$D3];[.$E3];[.$C3])" office:value-type="string" office:string-value="" calcext:value-type="error">
            <text:p>#NOM ?</text:p>
          </table:table-cell>
          <table:table-cell table:style-name="ce37" table:formula="of:=sumiterationactivitypeople([$Planning.DC$2:.DC$62];[.$D3];[.$E3];[.$C3])" office:value-type="string" office:string-value="" calcext:value-type="error">
            <text:p>#NOM ?</text:p>
          </table:table-cell>
          <table:table-cell table:style-name="ce37" table:number-columns-repeated="4"/>
          <table:table-cell table:style-name="ce37" table:formula="of:=sumiterationactivitypeople([$Planning.DH$2:.DH$62];[.$D3];[.$E3];[.$C3])" office:value-type="string" office:string-value="" calcext:value-type="error">
            <text:p>#NOM ?</text:p>
          </table:table-cell>
          <table:table-cell table:style-name="ce37" table:formula="of:=sumiterationactivitypeople([$Planning.DI$2:.DI$62];[.$D3];[.$E3];[.$C3])" office:value-type="string" office:string-value="" calcext:value-type="error">
            <text:p>#NOM ?</text:p>
          </table:table-cell>
          <table:table-cell table:style-name="ce37" table:formula="of:=sumiterationactivitypeople([$Planning.DJ$2:.DJ$62];[.$D3];[.$E3];[.$C3])" office:value-type="string" office:string-value="" calcext:value-type="error">
            <text:p>#NOM ?</text:p>
          </table:table-cell>
          <table:table-cell table:style-name="ce37" table:number-columns-repeated="4"/>
          <table:table-cell table:style-name="ce37" table:formula="of:=sumiterationactivitypeople([$Planning.DO$2:.DO$62];[.$D3];[.$E3];[.$C3])" office:value-type="string" office:string-value="" calcext:value-type="error">
            <text:p>#NOM ?</text:p>
          </table:table-cell>
          <table:table-cell table:style-name="ce37" table:formula="of:=sumiterationactivitypeople([$Planning.DP$2:.DP$62];[.$D3];[.$E3];[.$C3])" office:value-type="string" office:string-value="" calcext:value-type="error">
            <text:p>#NOM ?</text:p>
          </table:table-cell>
          <table:table-cell table:style-name="ce37" table:formula="of:=sumiterationactivitypeople([$Planning.DQ$2:.DQ$62];[.$D3];[.$E3];[.$C3])" office:value-type="string" office:string-value="" calcext:value-type="error">
            <text:p>#NOM ?</text:p>
          </table:table-cell>
          <table:table-cell table:style-name="ce37" table:number-columns-repeated="2"/>
          <table:table-cell table:style-name="ce37" table:formula="of:=sumiterationactivitypeople([$Planning.DT$2:.DT$62];[.$D3];[.$E3];[.$C3])" office:value-type="string" office:string-value="" calcext:value-type="error">
            <text:p>#NOM ?</text:p>
          </table:table-cell>
          <table:table-cell table:style-name="ce37" table:formula="of:=sumiterationactivitypeople([$Planning.DU$2:.DU$62];[.$D3];[.$E3];[.$C3])" office:value-type="string" office:string-value="" calcext:value-type="error">
            <text:p>#NOM ?</text:p>
          </table:table-cell>
          <table:table-cell table:style-name="ce37" table:formula="of:=sumiterationactivitypeople([$Planning.DV$2:.DV$62];[.$D3];[.$E3];[.$C3])" office:value-type="string" office:string-value="" calcext:value-type="error">
            <text:p>#NOM ?</text:p>
          </table:table-cell>
          <table:table-cell table:style-name="ce37" table:formula="of:=sumiterationactivitypeople([$Planning.DW$2:.DW$62];[.$D3];[.$E3];[.$C3])" office:value-type="string" office:string-value="" calcext:value-type="error">
            <text:p>#NOM ?</text:p>
          </table:table-cell>
          <table:table-cell table:style-name="ce37" table:formula="of:=sumiterationactivitypeople([$Planning.DX$2:.DX$62];[.$D3];[.$E3];[.$C3])" office:value-type="string" office:string-value="" calcext:value-type="error">
            <text:p>#NOM ?</text:p>
          </table:table-cell>
          <table:table-cell table:style-name="ce37" table:number-columns-repeated="2"/>
          <table:table-cell table:style-name="ce37" table:formula="of:=sumiterationactivitypeople([$Planning.EA$2:.EA$62];[.$D3];[.$E3];[.$C3])" office:value-type="string" office:string-value="" calcext:value-type="error">
            <text:p>#NOM ?</text:p>
          </table:table-cell>
          <table:table-cell table:style-name="ce37" table:formula="of:=sumiterationactivitypeople([$Planning.EB$2:.EB$62];[.$D3];[.$E3];[.$C3])" office:value-type="string" office:string-value="" calcext:value-type="error">
            <text:p>#NOM ?</text:p>
          </table:table-cell>
          <table:table-cell table:style-name="ce37" table:formula="of:=sumiterationactivitypeople([$Planning.EC$2:.EC$62];[.$D3];[.$E3];[.$C3])" office:value-type="string" office:string-value="" calcext:value-type="error">
            <text:p>#NOM ?</text:p>
          </table:table-cell>
          <table:table-cell table:style-name="ce37" table:formula="of:=sumiterationactivitypeople([$Planning.ED$2:.ED$62];[.$D3];[.$E3];[.$C3])" office:value-type="string" office:string-value="" calcext:value-type="error">
            <text:p>#NOM ?</text:p>
          </table:table-cell>
          <table:table-cell table:style-name="ce37" table:formula="of:=sumiterationactivitypeople([$Planning.EE$2:.EE$62];[.$D3];[.$E3];[.$C3])" office:value-type="string" office:string-value="" calcext:value-type="error">
            <text:p>#NOM ?</text:p>
          </table:table-cell>
          <table:table-cell table:style-name="ce37" table:number-columns-repeated="2"/>
          <table:table-cell table:style-name="ce37" table:formula="of:=sumiterationactivitypeople([$Planning.EH$2:.EH$62];[.$D3];[.$E3];[.$C3])" office:value-type="string" office:string-value="" calcext:value-type="error">
            <text:p>#NOM ?</text:p>
          </table:table-cell>
          <table:table-cell table:style-name="ce37" table:formula="of:=sumiterationactivitypeople([$Planning.EI$2:.EI$62];[.$D3];[.$E3];[.$C3])" office:value-type="string" office:string-value="" calcext:value-type="error">
            <text:p>#NOM ?</text:p>
          </table:table-cell>
          <table:table-cell table:style-name="ce37" table:formula="of:=sumiterationactivitypeople([$Planning.EJ$2:.EJ$62];[.$D3];[.$E3];[.$C3])" office:value-type="string" office:string-value="" calcext:value-type="error">
            <text:p>#NOM ?</text:p>
          </table:table-cell>
          <table:table-cell table:style-name="ce37" table:formula="of:=sumiterationactivitypeople([$Planning.EK$2:.EK$62];[.$D3];[.$E3];[.$C3])" office:value-type="string" office:string-value="" calcext:value-type="error">
            <text:p>#NOM ?</text:p>
          </table:table-cell>
          <table:table-cell table:style-name="ce37" table:formula="of:=sumiterationactivitypeople([$Planning.EL$2:.EL$62];[.$D3];[.$E3];[.$C3])" office:value-type="string" office:string-value="" calcext:value-type="error">
            <text:p>#NOM ?</text:p>
          </table:table-cell>
          <table:table-cell table:style-name="ce37" table:number-columns-repeated="2"/>
          <table:table-cell table:style-name="ce37" table:formula="of:=sumiterationactivitypeople([$Planning.EO$2:.EO$62];[.$D3];[.$E3];[.$C3])" office:value-type="string" office:string-value="" calcext:value-type="error">
            <text:p>#NOM ?</text:p>
          </table:table-cell>
          <table:table-cell table:style-name="ce37" table:formula="of:=sumiterationactivitypeople([$Planning.EP$2:.EP$62];[.$D3];[.$E3];[.$C3])" office:value-type="string" office:string-value="" calcext:value-type="error">
            <text:p>#NOM ?</text:p>
          </table:table-cell>
          <table:table-cell table:style-name="ce37" table:formula="of:=sumiterationactivitypeople([$Planning.EQ$2:.EQ$62];[.$D3];[.$E3];[.$C3])" office:value-type="string" office:string-value="" calcext:value-type="error">
            <text:p>#NOM ?</text:p>
          </table:table-cell>
          <table:table-cell table:style-name="ce37" table:formula="of:=sumiterationactivitypeople([$Planning.ER$2:.ER$62];[.$D3];[.$E3];[.$C3])" office:value-type="string" office:string-value="" calcext:value-type="error">
            <text:p>#NOM ?</text:p>
          </table:table-cell>
          <table:table-cell table:style-name="ce37" table:formula="of:=sumiterationactivitypeople([$Planning.ES$2:.ES$62];[.$D3];[.$E3];[.$C3])" office:value-type="string" office:string-value="" calcext:value-type="error">
            <text:p>#NOM ?</text:p>
          </table:table-cell>
          <table:table-cell table:style-name="ce37" table:number-columns-repeated="2"/>
          <table:table-cell table:style-name="ce37" table:formula="of:=sumiterationactivitypeople([$Planning.EV$2:.EV$62];[.$D3];[.$E3];[.$C3])" office:value-type="string" office:string-value="" calcext:value-type="error">
            <text:p>#NOM ?</text:p>
          </table:table-cell>
          <table:table-cell table:style-name="ce37" table:formula="of:=sumiterationactivitypeople([$Planning.EW$2:.EW$62];[.$D3];[.$E3];[.$C3])" office:value-type="string" office:string-value="" calcext:value-type="error">
            <text:p>#NOM ?</text:p>
          </table:table-cell>
          <table:table-cell table:style-name="ce37" table:formula="of:=sumiterationactivitypeople([$Planning.EX$2:.EX$62];[.$D3];[.$E3];[.$C3])" office:value-type="string" office:string-value="" calcext:value-type="error">
            <text:p>#NOM ?</text:p>
          </table:table-cell>
          <table:table-cell table:style-name="ce37" table:formula="of:=sumiterationactivitypeople([$Planning.EY$2:.EY$62];[.$D3];[.$E3];[.$C3])" office:value-type="string" office:string-value="" calcext:value-type="error">
            <text:p>#NOM ?</text:p>
          </table:table-cell>
          <table:table-cell table:style-name="ce37" table:formula="of:=sumiterationactivitypeople([$Planning.EZ$2:.EZ$62];[.$D3];[.$E3];[.$C3])" office:value-type="string" office:string-value="" calcext:value-type="error">
            <text:p>#NOM ?</text:p>
          </table:table-cell>
          <table:table-cell table:style-name="ce37" table:number-columns-repeated="2"/>
          <table:table-cell table:style-name="ce37" table:formula="of:=sumiterationactivitypeople([$Planning.FC$2:.FC$62];[.$D3];[.$E3];[.$C3])" office:value-type="string" office:string-value="" calcext:value-type="error">
            <text:p>#NOM ?</text:p>
          </table:table-cell>
          <table:table-cell table:style-name="ce37" table:formula="of:=sumiterationactivitypeople([$Planning.FD$2:.FD$62];[.$D3];[.$E3];[.$C3])" office:value-type="string" office:string-value="" calcext:value-type="error">
            <text:p>#NOM ?</text:p>
          </table:table-cell>
          <table:table-cell table:style-name="ce37" table:formula="of:=sumiterationactivitypeople([$Planning.FE$2:.FE$62];[.$D3];[.$E3];[.$C3])" office:value-type="string" office:string-value="" calcext:value-type="error">
            <text:p>#NOM ?</text:p>
          </table:table-cell>
          <table:table-cell table:style-name="ce37" table:formula="of:=sumiterationactivitypeople([$Planning.FF$2:.FF$62];[.$D3];[.$E3];[.$C3])" office:value-type="string" office:string-value="" calcext:value-type="error">
            <text:p>#NOM ?</text:p>
          </table:table-cell>
          <table:table-cell table:style-name="ce37" table:formula="of:=sumiterationactivitypeople([$Planning.FG$2:.FG$62];[.$D3];[.$E3];[.$C3])" office:value-type="string" office:string-value="" calcext:value-type="error">
            <text:p>#NOM ?</text:p>
          </table:table-cell>
          <table:table-cell table:style-name="ce37" table:number-columns-repeated="2"/>
          <table:table-cell table:style-name="ce37" table:formula="of:=sumiterationactivitypeople([$Planning.FJ$2:.FJ$62];[.$D3];[.$E3];[.$C3])" office:value-type="string" office:string-value="" calcext:value-type="error">
            <text:p>#NOM ?</text:p>
          </table:table-cell>
          <table:table-cell table:style-name="ce37" table:formula="of:=sumiterationactivitypeople([$Planning.FK$2:.FK$62];[.$D3];[.$E3];[.$C3])" office:value-type="string" office:string-value="" calcext:value-type="error">
            <text:p>#NOM ?</text:p>
          </table:table-cell>
          <table:table-cell table:style-name="ce37" table:formula="of:=sumiterationactivitypeople([$Planning.FL$2:.FL$62];[.$D3];[.$E3];[.$C3])" office:value-type="string" office:string-value="" calcext:value-type="error">
            <text:p>#NOM ?</text:p>
          </table:table-cell>
          <table:table-cell table:style-name="ce37" table:formula="of:=sumiterationactivitypeople([$Planning.FM$2:.FM$62];[.$D3];[.$E3];[.$C3])" office:value-type="string" office:string-value="" calcext:value-type="error">
            <text:p>#NOM ?</text:p>
          </table:table-cell>
          <table:table-cell table:style-name="ce37" table:formula="of:=sumiterationactivitypeople([$Planning.FN$2:.FN$62];[.$D3];[.$E3];[.$C3])" office:value-type="string" office:string-value="" calcext:value-type="error">
            <text:p>#NOM ?</text:p>
          </table:table-cell>
          <table:table-cell table:style-name="ce37" table:number-columns-repeated="2"/>
          <table:table-cell table:style-name="ce37" table:formula="of:=sumiterationactivitypeople([$Planning.FQ$2:.FQ$62];[.$D3];[.$E3];[.$C3])" office:value-type="string" office:string-value="" calcext:value-type="error">
            <text:p>#NOM ?</text:p>
          </table:table-cell>
          <table:table-cell table:style-name="ce37" table:formula="of:=sumiterationactivitypeople([$Planning.FR$2:.FR$62];[.$D3];[.$E3];[.$C3])" office:value-type="string" office:string-value="" calcext:value-type="error">
            <text:p>#NOM ?</text:p>
          </table:table-cell>
          <table:table-cell table:style-name="ce37" table:formula="of:=sumiterationactivitypeople([$Planning.FS$2:.FS$62];[.$D3];[.$E3];[.$C3])" office:value-type="string" office:string-value="" calcext:value-type="error">
            <text:p>#NOM ?</text:p>
          </table:table-cell>
          <table:table-cell table:style-name="ce37" table:formula="of:=sumiterationactivitypeople([$Planning.FT$2:.FT$62];[.$D3];[.$E3];[.$C3])" office:value-type="string" office:string-value="" calcext:value-type="error">
            <text:p>#NOM ?</text:p>
          </table:table-cell>
          <table:table-cell table:style-name="ce37" table:formula="of:=sumiterationactivitypeople([$Planning.FU$2:.FU$62];[.$D3];[.$E3];[.$C3])" office:value-type="string" office:string-value="" calcext:value-type="error">
            <text:p>#NOM ?</text:p>
          </table:table-cell>
          <table:table-cell table:style-name="ce37" table:number-columns-repeated="2"/>
          <table:table-cell table:style-name="ce37" table:formula="of:=sumiterationactivitypeople([$Planning.FX$2:.FX$62];[.$D3];[.$E3];[.$C3])" office:value-type="string" office:string-value="" calcext:value-type="error">
            <text:p>#NOM ?</text:p>
          </table:table-cell>
          <table:table-cell table:style-name="ce37" table:formula="of:=sumiterationactivitypeople([$Planning.FY$2:.FY$62];[.$D3];[.$E3];[.$C3])" office:value-type="string" office:string-value="" calcext:value-type="error">
            <text:p>#NOM ?</text:p>
          </table:table-cell>
          <table:table-cell table:style-name="ce37" table:formula="of:=sumiterationactivitypeople([$Planning.FZ$2:.FZ$62];[.$D3];[.$E3];[.$C3])" office:value-type="string" office:string-value="" calcext:value-type="error">
            <text:p>#NOM ?</text:p>
          </table:table-cell>
          <table:table-cell table:style-name="ce37" table:formula="of:=sumiterationactivitypeople([$Planning.GA$2:.GA$62];[.$D3];[.$E3];[.$C3])" office:value-type="string" office:string-value="" calcext:value-type="error">
            <text:p>#NOM ?</text:p>
          </table:table-cell>
          <table:table-cell table:style-name="ce37" table:formula="of:=sumiterationactivitypeople([$Planning.GB$2:.GB$62];[.$D3];[.$E3];[.$C3])" office:value-type="string" office:string-value="" calcext:value-type="error">
            <text:p>#NOM ?</text:p>
          </table:table-cell>
          <table:table-cell table:style-name="ce37" table:number-columns-repeated="2"/>
          <table:table-cell table:style-name="ce37" table:formula="of:=sumiterationactivitypeople([$Planning.GE$2:.GE$62];[.$D3];[.$E3];[.$C3])" office:value-type="string" office:string-value="" calcext:value-type="error">
            <text:p>#NOM ?</text:p>
          </table:table-cell>
          <table:table-cell table:style-name="ce37" table:formula="of:=sumiterationactivitypeople([$Planning.GF$2:.GF$62];[.$D3];[.$E3];[.$C3])" office:value-type="string" office:string-value="" calcext:value-type="error">
            <text:p>#NOM ?</text:p>
          </table:table-cell>
          <table:table-cell table:style-name="ce37" table:formula="of:=sumiterationactivitypeople([$Planning.GG$2:.GG$62];[.$D3];[.$E3];[.$C3])" office:value-type="string" office:string-value="" calcext:value-type="error">
            <text:p>#NOM ?</text:p>
          </table:table-cell>
          <table:table-cell table:style-name="ce37" table:formula="of:=sumiterationactivitypeople([$Planning.GH$2:.GH$62];[.$D3];[.$E3];[.$C3])" office:value-type="string" office:string-value="" calcext:value-type="error">
            <text:p>#NOM ?</text:p>
          </table:table-cell>
          <table:table-cell table:style-name="ce37" table:formula="of:=sumiterationactivitypeople([$Planning.GI$2:.GI$62];[.$D3];[.$E3];[.$C3])" office:value-type="string" office:string-value="" calcext:value-type="error">
            <text:p>#NOM ?</text:p>
          </table:table-cell>
          <table:table-cell table:style-name="ce37"/>
          <table:table-cell table:style-name="ce67"/>
          <table:table-cell table:style-name="ce37" table:formula="of:=SUM([.F3:.EV3])" office:value-type="string" office:string-value="" calcext:value-type="error">
            <text:p>#NOM ?</text:p>
          </table:table-cell>
          <table:table-cell table:style-name="ce37" table:formula="of:=SUM([.EV3:.GJ3])" office:value-type="string" office:string-value="" calcext:value-type="error">
            <text:p>#NOM ?</text:p>
          </table:table-cell>
          <table:table-cell table:style-name="ce37" table:formula="of:=SUM([.GM3:.GN3])" office:value-type="string" office:string-value="" calcext:value-type="error">
            <text:p>#NOM ?</text:p>
          </table:table-cell>
          <table:table-cell table:style-name="ce37" table:number-columns-repeated="827"/>
        </table:table-row>
        <table:table-row table:style-name="ro9">
          <table:table-cell table:style-name="ce37" table:formula="of:=[$Planner.A3]" office:value-type="string" office:string-value="Reporting" calcext:value-type="string">
            <text:p>Reporting</text:p>
          </table:table-cell>
          <table:table-cell table:style-name="ce37" table:formula="of:=SUM([.F4:.GJ4])" office:value-type="string" office:string-value="" calcext:value-type="error">
            <text:p>#NOM ?</text:p>
          </table:table-cell>
          <table:table-cell table:number-columns-repeated="2" table:style-name="ce38" office:value-type="string" calcext:value-type="string">
            <text:p>**</text:p>
          </table:table-cell>
          <table:table-cell table:style-name="ce74" office:value-type="string" calcext:value-type="string">
            <text:p>gn</text:p>
          </table:table-cell>
          <table:table-cell table:style-name="ce37" table:formula="of:=sumiterationactivitypeople([$Planning.E$2:.E$62];[.$D4];[.$E4];[.$C4])" office:value-type="string" office:string-value="" calcext:value-type="error">
            <text:p>#NOM ?</text:p>
          </table:table-cell>
          <table:table-cell table:style-name="ce37" table:formula="of:=sumiterationactivitypeople([$Planning.F$2:.F$62];[.$D4];[.$E4];[.$C4])" office:value-type="string" office:string-value="" calcext:value-type="error">
            <text:p>#NOM ?</text:p>
          </table:table-cell>
          <table:table-cell table:style-name="ce37" table:formula="of:=sumiterationactivitypeople([$Planning.G$2:.G$62];[.$D4];[.$E4];[.$C4])" office:value-type="string" office:string-value="" calcext:value-type="error">
            <text:p>#NOM ?</text:p>
          </table:table-cell>
          <table:table-cell table:style-name="ce37" table:formula="of:=sumiterationactivitypeople([$Planning.H$2:.H$62];[.$D4];[.$E4];[.$C4])" office:value-type="string" office:string-value="" calcext:value-type="error">
            <text:p>#NOM ?</text:p>
          </table:table-cell>
          <table:table-cell table:style-name="ce37" table:formula="of:=sumiterationactivitypeople([$Planning.I$2:.I$62];[.$D4];[.$E4];[.$C4])" office:value-type="string" office:string-value="" calcext:value-type="error">
            <text:p>#NOM ?</text:p>
          </table:table-cell>
          <table:table-cell table:style-name="ce37" table:number-columns-repeated="2"/>
          <table:table-cell table:style-name="ce37" table:formula="of:=sumiterationactivitypeople([$Planning.L$2:.L$62];[.$D4];[.$E4];[.$C4])" office:value-type="string" office:string-value="" calcext:value-type="error">
            <text:p>#NOM ?</text:p>
          </table:table-cell>
          <table:table-cell table:style-name="ce37" table:formula="of:=sumiterationactivitypeople([$Planning.M$2:.M$62];[.$D4];[.$E4];[.$C4])" office:value-type="string" office:string-value="" calcext:value-type="error">
            <text:p>#NOM ?</text:p>
          </table:table-cell>
          <table:table-cell table:style-name="ce37" table:formula="of:=sumiterationactivitypeople([$Planning.N$2:.N$62];[.$D4];[.$E4];[.$C4])" office:value-type="string" office:string-value="" calcext:value-type="error">
            <text:p>#NOM ?</text:p>
          </table:table-cell>
          <table:table-cell table:style-name="ce37" table:formula="of:=sumiterationactivitypeople([$Planning.O$2:.O$62];[.$D4];[.$E4];[.$C4])" office:value-type="string" office:string-value="" calcext:value-type="error">
            <text:p>#NOM ?</text:p>
          </table:table-cell>
          <table:table-cell table:style-name="ce37" table:formula="of:=sumiterationactivitypeople([$Planning.P$2:.P$62];[.$D4];[.$E4];[.$C4])" office:value-type="string" office:string-value="" calcext:value-type="error">
            <text:p>#NOM ?</text:p>
          </table:table-cell>
          <table:table-cell table:style-name="ce37" table:number-columns-repeated="2"/>
          <table:table-cell table:style-name="ce37" table:formula="of:=sumiterationactivitypeople([$Planning.S$2:.S$62];[.$D4];[.$E4];[.$C4])" office:value-type="string" office:string-value="" calcext:value-type="error">
            <text:p>#NOM ?</text:p>
          </table:table-cell>
          <table:table-cell table:style-name="ce37" table:formula="of:=sumiterationactivitypeople([$Planning.T$2:.T$62];[.$D4];[.$E4];[.$C4])" office:value-type="string" office:string-value="" calcext:value-type="error">
            <text:p>#NOM ?</text:p>
          </table:table-cell>
          <table:table-cell table:style-name="ce37" table:formula="of:=sumiterationactivitypeople([$Planning.U$2:.U$62];[.$D4];[.$E4];[.$C4])" office:value-type="string" office:string-value="" calcext:value-type="error">
            <text:p>#NOM ?</text:p>
          </table:table-cell>
          <table:table-cell table:style-name="ce37" table:formula="of:=sumiterationactivitypeople([$Planning.V$2:.V$62];[.$D4];[.$E4];[.$C4])" office:value-type="string" office:string-value="" calcext:value-type="error">
            <text:p>#NOM ?</text:p>
          </table:table-cell>
          <table:table-cell table:style-name="ce37" table:formula="of:=sumiterationactivitypeople([$Planning.W$2:.W$62];[.$D4];[.$E4];[.$C4])" office:value-type="string" office:string-value="" calcext:value-type="error">
            <text:p>#NOM ?</text:p>
          </table:table-cell>
          <table:table-cell table:style-name="ce37" table:number-columns-repeated="2"/>
          <table:table-cell table:style-name="ce37" table:formula="of:=sumiterationactivitypeople([$Planning.Z$2:.Z$62];[.$D4];[.$E4];[.$C4])" office:value-type="string" office:string-value="" calcext:value-type="error">
            <text:p>#NOM ?</text:p>
          </table:table-cell>
          <table:table-cell table:style-name="ce37" table:formula="of:=sumiterationactivitypeople([$Planning.AA$2:.AA$62];[.$D4];[.$E4];[.$C4])" office:value-type="string" office:string-value="" calcext:value-type="error">
            <text:p>#NOM ?</text:p>
          </table:table-cell>
          <table:table-cell table:style-name="ce37" table:formula="of:=sumiterationactivitypeople([$Planning.AB$2:.AB$62];[.$D4];[.$E4];[.$C4])" office:value-type="string" office:string-value="" calcext:value-type="error">
            <text:p>#NOM ?</text:p>
          </table:table-cell>
          <table:table-cell table:style-name="ce37" table:formula="of:=sumiterationactivitypeople([$Planning.AC$2:.AC$62];[.$D4];[.$E4];[.$C4])" office:value-type="string" office:string-value="" calcext:value-type="error">
            <text:p>#NOM ?</text:p>
          </table:table-cell>
          <table:table-cell table:style-name="ce37" table:formula="of:=sumiterationactivitypeople([$Planning.AD$2:.AD$62];[.$D4];[.$E4];[.$C4])" office:value-type="string" office:string-value="" calcext:value-type="error">
            <text:p>#NOM ?</text:p>
          </table:table-cell>
          <table:table-cell table:style-name="ce37" table:number-columns-repeated="2"/>
          <table:table-cell table:style-name="ce37" table:formula="of:=sumiterationactivitypeople([$Planning.AG$2:.AG$62];[.$D4];[.$E4];[.$C4])" office:value-type="string" office:string-value="" calcext:value-type="error">
            <text:p>#NOM ?</text:p>
          </table:table-cell>
          <table:table-cell table:style-name="ce37" table:formula="of:=sumiterationactivitypeople([$Planning.AH$2:.AH$62];[.$D4];[.$E4];[.$C4])" office:value-type="string" office:string-value="" calcext:value-type="error">
            <text:p>#NOM ?</text:p>
          </table:table-cell>
          <table:table-cell table:style-name="ce37" table:formula="of:=sumiterationactivitypeople([$Planning.AI$2:.AI$62];[.$D4];[.$E4];[.$C4])" office:value-type="string" office:string-value="" calcext:value-type="error">
            <text:p>#NOM ?</text:p>
          </table:table-cell>
          <table:table-cell table:style-name="ce37" table:formula="of:=sumiterationactivitypeople([$Planning.AJ$2:.AJ$62];[.$D4];[.$E4];[.$C4])" office:value-type="string" office:string-value="" calcext:value-type="error">
            <text:p>#NOM ?</text:p>
          </table:table-cell>
          <table:table-cell table:style-name="ce37" table:formula="of:=sumiterationactivitypeople([$Planning.AK$2:.AK$62];[.$D4];[.$E4];[.$C4])" office:value-type="string" office:string-value="" calcext:value-type="error">
            <text:p>#NOM ?</text:p>
          </table:table-cell>
          <table:table-cell table:style-name="ce37" table:number-columns-repeated="2"/>
          <table:table-cell table:style-name="ce37" table:formula="of:=sumiterationactivitypeople([$Planning.AN$2:.AN$62];[.$D4];[.$E4];[.$C4])" office:value-type="string" office:string-value="" calcext:value-type="error">
            <text:p>#NOM ?</text:p>
          </table:table-cell>
          <table:table-cell table:style-name="ce37" table:formula="of:=sumiterationactivitypeople([$Planning.AO$2:.AO$62];[.$D4];[.$E4];[.$C4])" office:value-type="string" office:string-value="" calcext:value-type="error">
            <text:p>#NOM ?</text:p>
          </table:table-cell>
          <table:table-cell table:style-name="ce37" table:formula="of:=sumiterationactivitypeople([$Planning.AP$2:.AP$62];[.$D4];[.$E4];[.$C4])" office:value-type="string" office:string-value="" calcext:value-type="error">
            <text:p>#NOM ?</text:p>
          </table:table-cell>
          <table:table-cell table:style-name="ce37" table:formula="of:=sumiterationactivitypeople([$Planning.AQ$2:.AQ$62];[.$D4];[.$E4];[.$C4])" office:value-type="string" office:string-value="" calcext:value-type="error">
            <text:p>#NOM ?</text:p>
          </table:table-cell>
          <table:table-cell table:style-name="ce37" table:formula="of:=sumiterationactivitypeople([$Planning.AR$2:.AR$62];[.$D4];[.$E4];[.$C4])" office:value-type="string" office:string-value="" calcext:value-type="error">
            <text:p>#NOM ?</text:p>
          </table:table-cell>
          <table:table-cell table:style-name="ce37" table:number-columns-repeated="2"/>
          <table:table-cell table:style-name="ce37" table:formula="of:=sumiterationactivitypeople([$Planning.AU$2:.AU$62];[.$D4];[.$E4];[.$C4])" office:value-type="string" office:string-value="" calcext:value-type="error">
            <text:p>#NOM ?</text:p>
          </table:table-cell>
          <table:table-cell table:style-name="ce37" table:formula="of:=sumiterationactivitypeople([$Planning.AV$2:.AV$62];[.$D4];[.$E4];[.$C4])" office:value-type="string" office:string-value="" calcext:value-type="error">
            <text:p>#NOM ?</text:p>
          </table:table-cell>
          <table:table-cell table:style-name="ce37" table:formula="of:=sumiterationactivitypeople([$Planning.AW$2:.AW$62];[.$D4];[.$E4];[.$C4])" office:value-type="string" office:string-value="" calcext:value-type="error">
            <text:p>#NOM ?</text:p>
          </table:table-cell>
          <table:table-cell table:style-name="ce37" table:formula="of:=sumiterationactivitypeople([$Planning.AX$2:.AX$62];[.$D4];[.$E4];[.$C4])" office:value-type="string" office:string-value="" calcext:value-type="error">
            <text:p>#NOM ?</text:p>
          </table:table-cell>
          <table:table-cell table:style-name="ce37" table:formula="of:=sumiterationactivitypeople([$Planning.AY$2:.AY$62];[.$D4];[.$E4];[.$C4])" office:value-type="string" office:string-value="" calcext:value-type="error">
            <text:p>#NOM ?</text:p>
          </table:table-cell>
          <table:table-cell table:style-name="ce37" table:number-columns-repeated="2"/>
          <table:table-cell table:style-name="ce37" table:formula="of:=sumiterationactivitypeople([$Planning.BB$2:.BB$62];[.$D4];[.$E4];[.$C4])" office:value-type="string" office:string-value="" calcext:value-type="error">
            <text:p>#NOM ?</text:p>
          </table:table-cell>
          <table:table-cell table:style-name="ce37" table:formula="of:=sumiterationactivitypeople([$Planning.BC$2:.BC$62];[.$D4];[.$E4];[.$C4])" office:value-type="string" office:string-value="" calcext:value-type="error">
            <text:p>#NOM ?</text:p>
          </table:table-cell>
          <table:table-cell table:style-name="ce37" table:formula="of:=sumiterationactivitypeople([$Planning.BD$2:.BD$62];[.$D4];[.$E4];[.$C4])" office:value-type="string" office:string-value="" calcext:value-type="error">
            <text:p>#NOM ?</text:p>
          </table:table-cell>
          <table:table-cell table:style-name="ce37" table:number-columns-repeated="4"/>
          <table:table-cell table:style-name="ce37" table:formula="of:=sumiterationactivitypeople([$Planning.BI$2:.BI$62];[.$D4];[.$E4];[.$C4])" office:value-type="string" office:string-value="" calcext:value-type="error">
            <text:p>#NOM ?</text:p>
          </table:table-cell>
          <table:table-cell table:style-name="ce37" table:formula="of:=sumiterationactivitypeople([$Planning.BJ$2:.BJ$62];[.$D4];[.$E4];[.$C4])" office:value-type="string" office:string-value="" calcext:value-type="error">
            <text:p>#NOM ?</text:p>
          </table:table-cell>
          <table:table-cell table:style-name="ce37" table:formula="of:=sumiterationactivitypeople([$Planning.BK$2:.BK$62];[.$D4];[.$E4];[.$C4])" office:value-type="string" office:string-value="" calcext:value-type="error">
            <text:p>#NOM ?</text:p>
          </table:table-cell>
          <table:table-cell table:style-name="ce37" table:formula="of:=sumiterationactivitypeople([$Planning.BL$2:.BL$62];[.$D4];[.$E4];[.$C4])" office:value-type="string" office:string-value="" calcext:value-type="error">
            <text:p>#NOM ?</text:p>
          </table:table-cell>
          <table:table-cell table:style-name="ce37" table:formula="of:=sumiterationactivitypeople([$Planning.BM$2:.BM$62];[.$D4];[.$E4];[.$C4])" office:value-type="string" office:string-value="" calcext:value-type="error">
            <text:p>#NOM ?</text:p>
          </table:table-cell>
          <table:table-cell table:style-name="ce37" table:number-columns-repeated="2"/>
          <table:table-cell table:style-name="ce37" table:formula="of:=sumiterationactivitypeople([$Planning.BP$2:.BP$62];[.$D4];[.$E4];[.$C4])" office:value-type="string" office:string-value="" calcext:value-type="error">
            <text:p>#NOM ?</text:p>
          </table:table-cell>
          <table:table-cell table:style-name="ce37" table:formula="of:=sumiterationactivitypeople([$Planning.BQ$2:.BQ$62];[.$D4];[.$E4];[.$C4])" office:value-type="string" office:string-value="" calcext:value-type="error">
            <text:p>#NOM ?</text:p>
          </table:table-cell>
          <table:table-cell table:style-name="ce37" table:formula="of:=sumiterationactivitypeople([$Planning.BR$2:.BR$62];[.$D4];[.$E4];[.$C4])" office:value-type="string" office:string-value="" calcext:value-type="error">
            <text:p>#NOM ?</text:p>
          </table:table-cell>
          <table:table-cell table:style-name="ce37" table:formula="of:=sumiterationactivitypeople([$Planning.BS$2:.BS$62];[.$D4];[.$E4];[.$C4])" office:value-type="string" office:string-value="" calcext:value-type="error">
            <text:p>#NOM ?</text:p>
          </table:table-cell>
          <table:table-cell table:style-name="ce37" table:formula="of:=sumiterationactivitypeople([$Planning.BT$2:.BT$62];[.$D4];[.$E4];[.$C4])" office:value-type="string" office:string-value="" calcext:value-type="error">
            <text:p>#NOM ?</text:p>
          </table:table-cell>
          <table:table-cell table:style-name="ce37" table:number-columns-repeated="2"/>
          <table:table-cell table:style-name="ce37" table:formula="of:=sumiterationactivitypeople([$Planning.BW$2:.BW$62];[.$D4];[.$E4];[.$C4])" office:value-type="string" office:string-value="" calcext:value-type="error">
            <text:p>#NOM ?</text:p>
          </table:table-cell>
          <table:table-cell table:style-name="ce37" table:formula="of:=sumiterationactivitypeople([$Planning.BX$2:.BX$62];[.$D4];[.$E4];[.$C4])" office:value-type="string" office:string-value="" calcext:value-type="error">
            <text:p>#NOM ?</text:p>
          </table:table-cell>
          <table:table-cell table:style-name="ce37" table:formula="of:=sumiterationactivitypeople([$Planning.BY$2:.BY$62];[.$D4];[.$E4];[.$C4])" office:value-type="string" office:string-value="" calcext:value-type="error">
            <text:p>#NOM ?</text:p>
          </table:table-cell>
          <table:table-cell table:style-name="ce37" table:formula="of:=sumiterationactivitypeople([$Planning.BZ$2:.BZ$62];[.$D4];[.$E4];[.$C4])" office:value-type="string" office:string-value="" calcext:value-type="error">
            <text:p>#NOM ?</text:p>
          </table:table-cell>
          <table:table-cell table:style-name="ce37" table:formula="of:=sumiterationactivitypeople([$Planning.CA$2:.CA$62];[.$D4];[.$E4];[.$C4])" office:value-type="string" office:string-value="" calcext:value-type="error">
            <text:p>#NOM ?</text:p>
          </table:table-cell>
          <table:table-cell table:style-name="ce37" table:number-columns-repeated="2"/>
          <table:table-cell table:style-name="ce37" table:formula="of:=sumiterationactivitypeople([$Planning.CD$2:.CD$62];[.$D4];[.$E4];[.$C4])" office:value-type="string" office:string-value="" calcext:value-type="error">
            <text:p>#NOM ?</text:p>
          </table:table-cell>
          <table:table-cell table:style-name="ce37" table:formula="of:=sumiterationactivitypeople([$Planning.CE$2:.CE$62];[.$D4];[.$E4];[.$C4])" office:value-type="string" office:string-value="" calcext:value-type="error">
            <text:p>#NOM ?</text:p>
          </table:table-cell>
          <table:table-cell table:style-name="ce37" table:formula="of:=sumiterationactivitypeople([$Planning.CF$2:.CF$62];[.$D4];[.$E4];[.$C4])" office:value-type="string" office:string-value="" calcext:value-type="error">
            <text:p>#NOM ?</text:p>
          </table:table-cell>
          <table:table-cell table:style-name="ce37" table:formula="of:=sumiterationactivitypeople([$Planning.CG$2:.CG$62];[.$D4];[.$E4];[.$C4])" office:value-type="string" office:string-value="" calcext:value-type="error">
            <text:p>#NOM ?</text:p>
          </table:table-cell>
          <table:table-cell table:style-name="ce37" table:formula="of:=sumiterationactivitypeople([$Planning.CH$2:.CH$62];[.$D4];[.$E4];[.$C4])" office:value-type="string" office:string-value="" calcext:value-type="error">
            <text:p>#NOM ?</text:p>
          </table:table-cell>
          <table:table-cell table:style-name="ce37" table:number-columns-repeated="2"/>
          <table:table-cell table:style-name="ce37" table:formula="of:=sumiterationactivitypeople([$Planning.CK$2:.CK$62];[.$D4];[.$E4];[.$C4])" office:value-type="string" office:string-value="" calcext:value-type="error">
            <text:p>#NOM ?</text:p>
          </table:table-cell>
          <table:table-cell table:style-name="ce37" table:formula="of:=sumiterationactivitypeople([$Planning.CL$2:.CL$62];[.$D4];[.$E4];[.$C4])" office:value-type="string" office:string-value="" calcext:value-type="error">
            <text:p>#NOM ?</text:p>
          </table:table-cell>
          <table:table-cell table:style-name="ce37" table:formula="of:=sumiterationactivitypeople([$Planning.CM$2:.CM$62];[.$D4];[.$E4];[.$C4])" office:value-type="string" office:string-value="" calcext:value-type="error">
            <text:p>#NOM ?</text:p>
          </table:table-cell>
          <table:table-cell table:style-name="ce37" table:formula="of:=sumiterationactivitypeople([$Planning.CN$2:.CN$62];[.$D4];[.$E4];[.$C4])" office:value-type="string" office:string-value="" calcext:value-type="error">
            <text:p>#NOM ?</text:p>
          </table:table-cell>
          <table:table-cell table:style-name="ce37" table:formula="of:=sumiterationactivitypeople([$Planning.CO$2:.CO$62];[.$D4];[.$E4];[.$C4])" office:value-type="string" office:string-value="" calcext:value-type="error">
            <text:p>#NOM ?</text:p>
          </table:table-cell>
          <table:table-cell table:style-name="ce37" table:number-columns-repeated="2"/>
          <table:table-cell table:style-name="ce37" table:formula="of:=sumiterationactivitypeople([$Planning.CR$2:.CR$62];[.$D4];[.$E4];[.$C4])" office:value-type="string" office:string-value="" calcext:value-type="error">
            <text:p>#NOM ?</text:p>
          </table:table-cell>
          <table:table-cell table:style-name="ce37" table:formula="of:=sumiterationactivitypeople([$Planning.CS$2:.CS$62];[.$D4];[.$E4];[.$C4])" office:value-type="string" office:string-value="" calcext:value-type="error">
            <text:p>#NOM ?</text:p>
          </table:table-cell>
          <table:table-cell table:style-name="ce37" table:formula="of:=sumiterationactivitypeople([$Planning.CT$2:.CT$62];[.$D4];[.$E4];[.$C4])" office:value-type="string" office:string-value="" calcext:value-type="error">
            <text:p>#NOM ?</text:p>
          </table:table-cell>
          <table:table-cell table:style-name="ce37" table:formula="of:=sumiterationactivitypeople([$Planning.CU$2:.CU$62];[.$D4];[.$E4];[.$C4])" office:value-type="string" office:string-value="" calcext:value-type="error">
            <text:p>#NOM ?</text:p>
          </table:table-cell>
          <table:table-cell table:style-name="ce37" table:formula="of:=sumiterationactivitypeople([$Planning.CV$2:.CV$62];[.$D4];[.$E4];[.$C4])" office:value-type="string" office:string-value="" calcext:value-type="error">
            <text:p>#NOM ?</text:p>
          </table:table-cell>
          <table:table-cell table:style-name="ce37" table:number-columns-repeated="2"/>
          <table:table-cell table:style-name="ce37" table:formula="of:=sumiterationactivitypeople([$Planning.CY$2:.CY$62];[.$D4];[.$E4];[.$C4])" office:value-type="string" office:string-value="" calcext:value-type="error">
            <text:p>#NOM ?</text:p>
          </table:table-cell>
          <table:table-cell table:style-name="ce37" table:formula="of:=sumiterationactivitypeople([$Planning.CZ$2:.CZ$62];[.$D4];[.$E4];[.$C4])" office:value-type="string" office:string-value="" calcext:value-type="error">
            <text:p>#NOM ?</text:p>
          </table:table-cell>
          <table:table-cell table:style-name="ce37" table:formula="of:=sumiterationactivitypeople([$Planning.DA$2:.DA$62];[.$D4];[.$E4];[.$C4])" office:value-type="string" office:string-value="" calcext:value-type="error">
            <text:p>#NOM ?</text:p>
          </table:table-cell>
          <table:table-cell table:style-name="ce37" table:formula="of:=sumiterationactivitypeople([$Planning.DB$2:.DB$62];[.$D4];[.$E4];[.$C4])" office:value-type="string" office:string-value="" calcext:value-type="error">
            <text:p>#NOM ?</text:p>
          </table:table-cell>
          <table:table-cell table:style-name="ce37" table:formula="of:=sumiterationactivitypeople([$Planning.DC$2:.DC$62];[.$D4];[.$E4];[.$C4])" office:value-type="string" office:string-value="" calcext:value-type="error">
            <text:p>#NOM ?</text:p>
          </table:table-cell>
          <table:table-cell table:style-name="ce37" table:number-columns-repeated="4"/>
          <table:table-cell table:style-name="ce37" table:formula="of:=sumiterationactivitypeople([$Planning.DH$2:.DH$62];[.$D4];[.$E4];[.$C4])" office:value-type="string" office:string-value="" calcext:value-type="error">
            <text:p>#NOM ?</text:p>
          </table:table-cell>
          <table:table-cell table:style-name="ce37" table:formula="of:=sumiterationactivitypeople([$Planning.DI$2:.DI$62];[.$D4];[.$E4];[.$C4])" office:value-type="string" office:string-value="" calcext:value-type="error">
            <text:p>#NOM ?</text:p>
          </table:table-cell>
          <table:table-cell table:style-name="ce37" table:formula="of:=sumiterationactivitypeople([$Planning.DJ$2:.DJ$62];[.$D4];[.$E4];[.$C4])" office:value-type="string" office:string-value="" calcext:value-type="error">
            <text:p>#NOM ?</text:p>
          </table:table-cell>
          <table:table-cell table:style-name="ce37" table:number-columns-repeated="4"/>
          <table:table-cell table:style-name="ce37" table:formula="of:=sumiterationactivitypeople([$Planning.DO$2:.DO$62];[.$D4];[.$E4];[.$C4])" office:value-type="string" office:string-value="" calcext:value-type="error">
            <text:p>#NOM ?</text:p>
          </table:table-cell>
          <table:table-cell table:style-name="ce37" table:formula="of:=sumiterationactivitypeople([$Planning.DP$2:.DP$62];[.$D4];[.$E4];[.$C4])" office:value-type="string" office:string-value="" calcext:value-type="error">
            <text:p>#NOM ?</text:p>
          </table:table-cell>
          <table:table-cell table:style-name="ce37" table:formula="of:=sumiterationactivitypeople([$Planning.DQ$2:.DQ$62];[.$D4];[.$E4];[.$C4])" office:value-type="string" office:string-value="" calcext:value-type="error">
            <text:p>#NOM ?</text:p>
          </table:table-cell>
          <table:table-cell table:style-name="ce37" table:number-columns-repeated="2"/>
          <table:table-cell table:style-name="ce37" table:formula="of:=sumiterationactivitypeople([$Planning.DT$2:.DT$62];[.$D4];[.$E4];[.$C4])" office:value-type="string" office:string-value="" calcext:value-type="error">
            <text:p>#NOM ?</text:p>
          </table:table-cell>
          <table:table-cell table:style-name="ce37" table:formula="of:=sumiterationactivitypeople([$Planning.DU$2:.DU$62];[.$D4];[.$E4];[.$C4])" office:value-type="string" office:string-value="" calcext:value-type="error">
            <text:p>#NOM ?</text:p>
          </table:table-cell>
          <table:table-cell table:style-name="ce37" table:formula="of:=sumiterationactivitypeople([$Planning.DV$2:.DV$62];[.$D4];[.$E4];[.$C4])" office:value-type="string" office:string-value="" calcext:value-type="error">
            <text:p>#NOM ?</text:p>
          </table:table-cell>
          <table:table-cell table:style-name="ce37" table:formula="of:=sumiterationactivitypeople([$Planning.DW$2:.DW$62];[.$D4];[.$E4];[.$C4])" office:value-type="string" office:string-value="" calcext:value-type="error">
            <text:p>#NOM ?</text:p>
          </table:table-cell>
          <table:table-cell table:style-name="ce37" table:formula="of:=sumiterationactivitypeople([$Planning.DX$2:.DX$62];[.$D4];[.$E4];[.$C4])" office:value-type="string" office:string-value="" calcext:value-type="error">
            <text:p>#NOM ?</text:p>
          </table:table-cell>
          <table:table-cell table:style-name="ce37" table:number-columns-repeated="2"/>
          <table:table-cell table:style-name="ce37" table:formula="of:=sumiterationactivitypeople([$Planning.EA$2:.EA$62];[.$D4];[.$E4];[.$C4])" office:value-type="string" office:string-value="" calcext:value-type="error">
            <text:p>#NOM ?</text:p>
          </table:table-cell>
          <table:table-cell table:style-name="ce37" table:formula="of:=sumiterationactivitypeople([$Planning.EB$2:.EB$62];[.$D4];[.$E4];[.$C4])" office:value-type="string" office:string-value="" calcext:value-type="error">
            <text:p>#NOM ?</text:p>
          </table:table-cell>
          <table:table-cell table:style-name="ce37" table:formula="of:=sumiterationactivitypeople([$Planning.EC$2:.EC$62];[.$D4];[.$E4];[.$C4])" office:value-type="string" office:string-value="" calcext:value-type="error">
            <text:p>#NOM ?</text:p>
          </table:table-cell>
          <table:table-cell table:style-name="ce37" table:formula="of:=sumiterationactivitypeople([$Planning.ED$2:.ED$62];[.$D4];[.$E4];[.$C4])" office:value-type="string" office:string-value="" calcext:value-type="error">
            <text:p>#NOM ?</text:p>
          </table:table-cell>
          <table:table-cell table:style-name="ce37" table:formula="of:=sumiterationactivitypeople([$Planning.EE$2:.EE$62];[.$D4];[.$E4];[.$C4])" office:value-type="string" office:string-value="" calcext:value-type="error">
            <text:p>#NOM ?</text:p>
          </table:table-cell>
          <table:table-cell table:style-name="ce37" table:number-columns-repeated="2"/>
          <table:table-cell table:style-name="ce37" table:formula="of:=sumiterationactivitypeople([$Planning.EH$2:.EH$62];[.$D4];[.$E4];[.$C4])" office:value-type="string" office:string-value="" calcext:value-type="error">
            <text:p>#NOM ?</text:p>
          </table:table-cell>
          <table:table-cell table:style-name="ce37" table:formula="of:=sumiterationactivitypeople([$Planning.EI$2:.EI$62];[.$D4];[.$E4];[.$C4])" office:value-type="string" office:string-value="" calcext:value-type="error">
            <text:p>#NOM ?</text:p>
          </table:table-cell>
          <table:table-cell table:style-name="ce37" table:formula="of:=sumiterationactivitypeople([$Planning.EJ$2:.EJ$62];[.$D4];[.$E4];[.$C4])" office:value-type="string" office:string-value="" calcext:value-type="error">
            <text:p>#NOM ?</text:p>
          </table:table-cell>
          <table:table-cell table:style-name="ce37" table:formula="of:=sumiterationactivitypeople([$Planning.EK$2:.EK$62];[.$D4];[.$E4];[.$C4])" office:value-type="string" office:string-value="" calcext:value-type="error">
            <text:p>#NOM ?</text:p>
          </table:table-cell>
          <table:table-cell table:style-name="ce37" table:formula="of:=sumiterationactivitypeople([$Planning.EL$2:.EL$62];[.$D4];[.$E4];[.$C4])" office:value-type="string" office:string-value="" calcext:value-type="error">
            <text:p>#NOM ?</text:p>
          </table:table-cell>
          <table:table-cell table:style-name="ce37" table:number-columns-repeated="2"/>
          <table:table-cell table:style-name="ce37" table:formula="of:=sumiterationactivitypeople([$Planning.EO$2:.EO$62];[.$D4];[.$E4];[.$C4])" office:value-type="string" office:string-value="" calcext:value-type="error">
            <text:p>#NOM ?</text:p>
          </table:table-cell>
          <table:table-cell table:style-name="ce37" table:formula="of:=sumiterationactivitypeople([$Planning.EP$2:.EP$62];[.$D4];[.$E4];[.$C4])" office:value-type="string" office:string-value="" calcext:value-type="error">
            <text:p>#NOM ?</text:p>
          </table:table-cell>
          <table:table-cell table:style-name="ce37" table:formula="of:=sumiterationactivitypeople([$Planning.EQ$2:.EQ$62];[.$D4];[.$E4];[.$C4])" office:value-type="string" office:string-value="" calcext:value-type="error">
            <text:p>#NOM ?</text:p>
          </table:table-cell>
          <table:table-cell table:style-name="ce37" table:formula="of:=sumiterationactivitypeople([$Planning.ER$2:.ER$62];[.$D4];[.$E4];[.$C4])" office:value-type="string" office:string-value="" calcext:value-type="error">
            <text:p>#NOM ?</text:p>
          </table:table-cell>
          <table:table-cell table:style-name="ce37" table:formula="of:=sumiterationactivitypeople([$Planning.ES$2:.ES$62];[.$D4];[.$E4];[.$C4])" office:value-type="string" office:string-value="" calcext:value-type="error">
            <text:p>#NOM ?</text:p>
          </table:table-cell>
          <table:table-cell table:style-name="ce37" table:number-columns-repeated="2"/>
          <table:table-cell table:style-name="ce37" table:formula="of:=sumiterationactivitypeople([$Planning.EV$2:.EV$62];[.$D4];[.$E4];[.$C4])" office:value-type="string" office:string-value="" calcext:value-type="error">
            <text:p>#NOM ?</text:p>
          </table:table-cell>
          <table:table-cell table:style-name="ce37" table:formula="of:=sumiterationactivitypeople([$Planning.EW$2:.EW$62];[.$D4];[.$E4];[.$C4])" office:value-type="string" office:string-value="" calcext:value-type="error">
            <text:p>#NOM ?</text:p>
          </table:table-cell>
          <table:table-cell table:style-name="ce37" table:formula="of:=sumiterationactivitypeople([$Planning.EX$2:.EX$62];[.$D4];[.$E4];[.$C4])" office:value-type="string" office:string-value="" calcext:value-type="error">
            <text:p>#NOM ?</text:p>
          </table:table-cell>
          <table:table-cell table:style-name="ce37" table:formula="of:=sumiterationactivitypeople([$Planning.EY$2:.EY$62];[.$D4];[.$E4];[.$C4])" office:value-type="string" office:string-value="" calcext:value-type="error">
            <text:p>#NOM ?</text:p>
          </table:table-cell>
          <table:table-cell table:style-name="ce37" table:formula="of:=sumiterationactivitypeople([$Planning.EZ$2:.EZ$62];[.$D4];[.$E4];[.$C4])" office:value-type="string" office:string-value="" calcext:value-type="error">
            <text:p>#NOM ?</text:p>
          </table:table-cell>
          <table:table-cell table:style-name="ce37" table:number-columns-repeated="2"/>
          <table:table-cell table:style-name="ce37" table:formula="of:=sumiterationactivitypeople([$Planning.FC$2:.FC$62];[.$D4];[.$E4];[.$C4])" office:value-type="string" office:string-value="" calcext:value-type="error">
            <text:p>#NOM ?</text:p>
          </table:table-cell>
          <table:table-cell table:style-name="ce37" table:formula="of:=sumiterationactivitypeople([$Planning.FD$2:.FD$62];[.$D4];[.$E4];[.$C4])" office:value-type="string" office:string-value="" calcext:value-type="error">
            <text:p>#NOM ?</text:p>
          </table:table-cell>
          <table:table-cell table:style-name="ce37" table:formula="of:=sumiterationactivitypeople([$Planning.FE$2:.FE$62];[.$D4];[.$E4];[.$C4])" office:value-type="string" office:string-value="" calcext:value-type="error">
            <text:p>#NOM ?</text:p>
          </table:table-cell>
          <table:table-cell table:style-name="ce37" table:formula="of:=sumiterationactivitypeople([$Planning.FF$2:.FF$62];[.$D4];[.$E4];[.$C4])" office:value-type="string" office:string-value="" calcext:value-type="error">
            <text:p>#NOM ?</text:p>
          </table:table-cell>
          <table:table-cell table:style-name="ce37" table:formula="of:=sumiterationactivitypeople([$Planning.FG$2:.FG$62];[.$D4];[.$E4];[.$C4])" office:value-type="string" office:string-value="" calcext:value-type="error">
            <text:p>#NOM ?</text:p>
          </table:table-cell>
          <table:table-cell table:style-name="ce37" table:number-columns-repeated="2"/>
          <table:table-cell table:style-name="ce37" table:formula="of:=sumiterationactivitypeople([$Planning.FJ$2:.FJ$62];[.$D4];[.$E4];[.$C4])" office:value-type="string" office:string-value="" calcext:value-type="error">
            <text:p>#NOM ?</text:p>
          </table:table-cell>
          <table:table-cell table:style-name="ce37" table:formula="of:=sumiterationactivitypeople([$Planning.FK$2:.FK$62];[.$D4];[.$E4];[.$C4])" office:value-type="string" office:string-value="" calcext:value-type="error">
            <text:p>#NOM ?</text:p>
          </table:table-cell>
          <table:table-cell table:style-name="ce37" table:formula="of:=sumiterationactivitypeople([$Planning.FL$2:.FL$62];[.$D4];[.$E4];[.$C4])" office:value-type="string" office:string-value="" calcext:value-type="error">
            <text:p>#NOM ?</text:p>
          </table:table-cell>
          <table:table-cell table:style-name="ce37" table:formula="of:=sumiterationactivitypeople([$Planning.FM$2:.FM$62];[.$D4];[.$E4];[.$C4])" office:value-type="string" office:string-value="" calcext:value-type="error">
            <text:p>#NOM ?</text:p>
          </table:table-cell>
          <table:table-cell table:style-name="ce37" table:formula="of:=sumiterationactivitypeople([$Planning.FN$2:.FN$62];[.$D4];[.$E4];[.$C4])" office:value-type="string" office:string-value="" calcext:value-type="error">
            <text:p>#NOM ?</text:p>
          </table:table-cell>
          <table:table-cell table:style-name="ce37" table:number-columns-repeated="2"/>
          <table:table-cell table:style-name="ce37" table:formula="of:=sumiterationactivitypeople([$Planning.FQ$2:.FQ$62];[.$D4];[.$E4];[.$C4])" office:value-type="string" office:string-value="" calcext:value-type="error">
            <text:p>#NOM ?</text:p>
          </table:table-cell>
          <table:table-cell table:style-name="ce37" table:formula="of:=sumiterationactivitypeople([$Planning.FR$2:.FR$62];[.$D4];[.$E4];[.$C4])" office:value-type="string" office:string-value="" calcext:value-type="error">
            <text:p>#NOM ?</text:p>
          </table:table-cell>
          <table:table-cell table:style-name="ce37" table:formula="of:=sumiterationactivitypeople([$Planning.FS$2:.FS$62];[.$D4];[.$E4];[.$C4])" office:value-type="string" office:string-value="" calcext:value-type="error">
            <text:p>#NOM ?</text:p>
          </table:table-cell>
          <table:table-cell table:style-name="ce37" table:formula="of:=sumiterationactivitypeople([$Planning.FT$2:.FT$62];[.$D4];[.$E4];[.$C4])" office:value-type="string" office:string-value="" calcext:value-type="error">
            <text:p>#NOM ?</text:p>
          </table:table-cell>
          <table:table-cell table:style-name="ce37" table:formula="of:=sumiterationactivitypeople([$Planning.FU$2:.FU$62];[.$D4];[.$E4];[.$C4])" office:value-type="string" office:string-value="" calcext:value-type="error">
            <text:p>#NOM ?</text:p>
          </table:table-cell>
          <table:table-cell table:style-name="ce37" table:number-columns-repeated="2"/>
          <table:table-cell table:style-name="ce37" table:formula="of:=sumiterationactivitypeople([$Planning.FX$2:.FX$62];[.$D4];[.$E4];[.$C4])" office:value-type="string" office:string-value="" calcext:value-type="error">
            <text:p>#NOM ?</text:p>
          </table:table-cell>
          <table:table-cell table:style-name="ce37" table:formula="of:=sumiterationactivitypeople([$Planning.FY$2:.FY$62];[.$D4];[.$E4];[.$C4])" office:value-type="string" office:string-value="" calcext:value-type="error">
            <text:p>#NOM ?</text:p>
          </table:table-cell>
          <table:table-cell table:style-name="ce37" table:formula="of:=sumiterationactivitypeople([$Planning.FZ$2:.FZ$62];[.$D4];[.$E4];[.$C4])" office:value-type="string" office:string-value="" calcext:value-type="error">
            <text:p>#NOM ?</text:p>
          </table:table-cell>
          <table:table-cell table:style-name="ce37" table:formula="of:=sumiterationactivitypeople([$Planning.GA$2:.GA$62];[.$D4];[.$E4];[.$C4])" office:value-type="string" office:string-value="" calcext:value-type="error">
            <text:p>#NOM ?</text:p>
          </table:table-cell>
          <table:table-cell table:style-name="ce37" table:formula="of:=sumiterationactivitypeople([$Planning.GB$2:.GB$62];[.$D4];[.$E4];[.$C4])" office:value-type="string" office:string-value="" calcext:value-type="error">
            <text:p>#NOM ?</text:p>
          </table:table-cell>
          <table:table-cell table:style-name="ce37" table:number-columns-repeated="2"/>
          <table:table-cell table:style-name="ce37" table:formula="of:=sumiterationactivitypeople([$Planning.GE$2:.GE$62];[.$D4];[.$E4];[.$C4])" office:value-type="string" office:string-value="" calcext:value-type="error">
            <text:p>#NOM ?</text:p>
          </table:table-cell>
          <table:table-cell table:style-name="ce37" table:formula="of:=sumiterationactivitypeople([$Planning.GF$2:.GF$62];[.$D4];[.$E4];[.$C4])" office:value-type="string" office:string-value="" calcext:value-type="error">
            <text:p>#NOM ?</text:p>
          </table:table-cell>
          <table:table-cell table:style-name="ce37" table:formula="of:=sumiterationactivitypeople([$Planning.GG$2:.GG$62];[.$D4];[.$E4];[.$C4])" office:value-type="string" office:string-value="" calcext:value-type="error">
            <text:p>#NOM ?</text:p>
          </table:table-cell>
          <table:table-cell table:style-name="ce37" table:formula="of:=sumiterationactivitypeople([$Planning.GH$2:.GH$62];[.$D4];[.$E4];[.$C4])" office:value-type="string" office:string-value="" calcext:value-type="error">
            <text:p>#NOM ?</text:p>
          </table:table-cell>
          <table:table-cell table:style-name="ce37" table:formula="of:=sumiterationactivitypeople([$Planning.GI$2:.GI$62];[.$D4];[.$E4];[.$C4])" office:value-type="string" office:string-value="" calcext:value-type="error">
            <text:p>#NOM ?</text:p>
          </table:table-cell>
          <table:table-cell table:style-name="ce37"/>
          <table:table-cell table:style-name="ce67"/>
          <table:table-cell table:style-name="ce37" table:formula="of:=SUM([.F4:.EV4])" office:value-type="string" office:string-value="" calcext:value-type="error">
            <text:p>#NOM ?</text:p>
          </table:table-cell>
          <table:table-cell table:style-name="ce37" table:formula="of:=SUM([.EV4:.GJ4])" office:value-type="string" office:string-value="" calcext:value-type="error">
            <text:p>#NOM ?</text:p>
          </table:table-cell>
          <table:table-cell table:style-name="ce37" table:formula="of:=SUM([.GM4:.GN4])" office:value-type="string" office:string-value="" calcext:value-type="error">
            <text:p>#NOM ?</text:p>
          </table:table-cell>
          <table:table-cell table:style-name="ce37" table:number-columns-repeated="827"/>
        </table:table-row>
        <table:table-row table:style-name="ro9">
          <table:table-cell table:style-name="ce37" table:formula="of:=[$Planner.A4]" office:value-type="string" office:string-value="Issue" calcext:value-type="string">
            <text:p>Issue</text:p>
          </table:table-cell>
          <table:table-cell table:style-name="ce37" table:formula="of:=SUM([.F5:.GJ5])" office:value-type="string" office:string-value="" calcext:value-type="error">
            <text:p>#NOM ?</text:p>
          </table:table-cell>
          <table:table-cell table:number-columns-repeated="2" table:style-name="ce38" office:value-type="string" calcext:value-type="string">
            <text:p>**</text:p>
          </table:table-cell>
          <table:table-cell table:style-name="ce74" office:value-type="string" calcext:value-type="string">
            <text:p>gt</text:p>
          </table:table-cell>
          <table:table-cell table:style-name="ce37" table:formula="of:=sumiterationactivitypeople([$Planning.E$2:.E$62];[.$D5];[.$E5];[.$C5])" office:value-type="string" office:string-value="" calcext:value-type="error">
            <text:p>#NOM ?</text:p>
          </table:table-cell>
          <table:table-cell table:style-name="ce37" table:formula="of:=sumiterationactivitypeople([$Planning.F$2:.F$62];[.$D5];[.$E5];[.$C5])" office:value-type="string" office:string-value="" calcext:value-type="error">
            <text:p>#NOM ?</text:p>
          </table:table-cell>
          <table:table-cell table:style-name="ce37" table:formula="of:=sumiterationactivitypeople([$Planning.G$2:.G$62];[.$D5];[.$E5];[.$C5])" office:value-type="string" office:string-value="" calcext:value-type="error">
            <text:p>#NOM ?</text:p>
          </table:table-cell>
          <table:table-cell table:style-name="ce37" table:formula="of:=sumiterationactivitypeople([$Planning.H$2:.H$62];[.$D5];[.$E5];[.$C5])" office:value-type="string" office:string-value="" calcext:value-type="error">
            <text:p>#NOM ?</text:p>
          </table:table-cell>
          <table:table-cell table:style-name="ce37" table:formula="of:=sumiterationactivitypeople([$Planning.I$2:.I$62];[.$D5];[.$E5];[.$C5])" office:value-type="string" office:string-value="" calcext:value-type="error">
            <text:p>#NOM ?</text:p>
          </table:table-cell>
          <table:table-cell table:style-name="ce37" table:number-columns-repeated="2"/>
          <table:table-cell table:style-name="ce37" table:formula="of:=sumiterationactivitypeople([$Planning.L$2:.L$62];[.$D5];[.$E5];[.$C5])" office:value-type="string" office:string-value="" calcext:value-type="error">
            <text:p>#NOM ?</text:p>
          </table:table-cell>
          <table:table-cell table:style-name="ce37" table:formula="of:=sumiterationactivitypeople([$Planning.M$2:.M$62];[.$D5];[.$E5];[.$C5])" office:value-type="string" office:string-value="" calcext:value-type="error">
            <text:p>#NOM ?</text:p>
          </table:table-cell>
          <table:table-cell table:style-name="ce37" table:formula="of:=sumiterationactivitypeople([$Planning.N$2:.N$62];[.$D5];[.$E5];[.$C5])" office:value-type="string" office:string-value="" calcext:value-type="error">
            <text:p>#NOM ?</text:p>
          </table:table-cell>
          <table:table-cell table:style-name="ce37" table:formula="of:=sumiterationactivitypeople([$Planning.O$2:.O$62];[.$D5];[.$E5];[.$C5])" office:value-type="string" office:string-value="" calcext:value-type="error">
            <text:p>#NOM ?</text:p>
          </table:table-cell>
          <table:table-cell table:style-name="ce37" table:formula="of:=sumiterationactivitypeople([$Planning.P$2:.P$62];[.$D5];[.$E5];[.$C5])" office:value-type="string" office:string-value="" calcext:value-type="error">
            <text:p>#NOM ?</text:p>
          </table:table-cell>
          <table:table-cell table:style-name="ce37" table:number-columns-repeated="2"/>
          <table:table-cell table:style-name="ce37" table:formula="of:=sumiterationactivitypeople([$Planning.S$2:.S$62];[.$D5];[.$E5];[.$C5])" office:value-type="string" office:string-value="" calcext:value-type="error">
            <text:p>#NOM ?</text:p>
          </table:table-cell>
          <table:table-cell table:style-name="ce37" table:formula="of:=sumiterationactivitypeople([$Planning.T$2:.T$62];[.$D5];[.$E5];[.$C5])" office:value-type="string" office:string-value="" calcext:value-type="error">
            <text:p>#NOM ?</text:p>
          </table:table-cell>
          <table:table-cell table:style-name="ce37" table:formula="of:=sumiterationactivitypeople([$Planning.U$2:.U$62];[.$D5];[.$E5];[.$C5])" office:value-type="string" office:string-value="" calcext:value-type="error">
            <text:p>#NOM ?</text:p>
          </table:table-cell>
          <table:table-cell table:style-name="ce37" table:formula="of:=sumiterationactivitypeople([$Planning.V$2:.V$62];[.$D5];[.$E5];[.$C5])" office:value-type="string" office:string-value="" calcext:value-type="error">
            <text:p>#NOM ?</text:p>
          </table:table-cell>
          <table:table-cell table:style-name="ce37" table:formula="of:=sumiterationactivitypeople([$Planning.W$2:.W$62];[.$D5];[.$E5];[.$C5])" office:value-type="string" office:string-value="" calcext:value-type="error">
            <text:p>#NOM ?</text:p>
          </table:table-cell>
          <table:table-cell table:style-name="ce37" table:number-columns-repeated="2"/>
          <table:table-cell table:style-name="ce37" table:formula="of:=sumiterationactivitypeople([$Planning.Z$2:.Z$62];[.$D5];[.$E5];[.$C5])" office:value-type="string" office:string-value="" calcext:value-type="error">
            <text:p>#NOM ?</text:p>
          </table:table-cell>
          <table:table-cell table:style-name="ce37" table:formula="of:=sumiterationactivitypeople([$Planning.AA$2:.AA$62];[.$D5];[.$E5];[.$C5])" office:value-type="string" office:string-value="" calcext:value-type="error">
            <text:p>#NOM ?</text:p>
          </table:table-cell>
          <table:table-cell table:style-name="ce37" table:formula="of:=sumiterationactivitypeople([$Planning.AB$2:.AB$62];[.$D5];[.$E5];[.$C5])" office:value-type="string" office:string-value="" calcext:value-type="error">
            <text:p>#NOM ?</text:p>
          </table:table-cell>
          <table:table-cell table:style-name="ce37" table:formula="of:=sumiterationactivitypeople([$Planning.AC$2:.AC$62];[.$D5];[.$E5];[.$C5])" office:value-type="string" office:string-value="" calcext:value-type="error">
            <text:p>#NOM ?</text:p>
          </table:table-cell>
          <table:table-cell table:style-name="ce37" table:formula="of:=sumiterationactivitypeople([$Planning.AD$2:.AD$62];[.$D5];[.$E5];[.$C5])" office:value-type="string" office:string-value="" calcext:value-type="error">
            <text:p>#NOM ?</text:p>
          </table:table-cell>
          <table:table-cell table:style-name="ce37" table:number-columns-repeated="2"/>
          <table:table-cell table:style-name="ce37" table:formula="of:=sumiterationactivitypeople([$Planning.AG$2:.AG$62];[.$D5];[.$E5];[.$C5])" office:value-type="string" office:string-value="" calcext:value-type="error">
            <text:p>#NOM ?</text:p>
          </table:table-cell>
          <table:table-cell table:style-name="ce37" table:formula="of:=sumiterationactivitypeople([$Planning.AH$2:.AH$62];[.$D5];[.$E5];[.$C5])" office:value-type="string" office:string-value="" calcext:value-type="error">
            <text:p>#NOM ?</text:p>
          </table:table-cell>
          <table:table-cell table:style-name="ce37" table:formula="of:=sumiterationactivitypeople([$Planning.AI$2:.AI$62];[.$D5];[.$E5];[.$C5])" office:value-type="string" office:string-value="" calcext:value-type="error">
            <text:p>#NOM ?</text:p>
          </table:table-cell>
          <table:table-cell table:style-name="ce37" table:formula="of:=sumiterationactivitypeople([$Planning.AJ$2:.AJ$62];[.$D5];[.$E5];[.$C5])" office:value-type="string" office:string-value="" calcext:value-type="error">
            <text:p>#NOM ?</text:p>
          </table:table-cell>
          <table:table-cell table:style-name="ce37" table:formula="of:=sumiterationactivitypeople([$Planning.AK$2:.AK$62];[.$D5];[.$E5];[.$C5])" office:value-type="string" office:string-value="" calcext:value-type="error">
            <text:p>#NOM ?</text:p>
          </table:table-cell>
          <table:table-cell table:style-name="ce37" table:number-columns-repeated="2"/>
          <table:table-cell table:style-name="ce37" table:formula="of:=sumiterationactivitypeople([$Planning.AN$2:.AN$62];[.$D5];[.$E5];[.$C5])" office:value-type="string" office:string-value="" calcext:value-type="error">
            <text:p>#NOM ?</text:p>
          </table:table-cell>
          <table:table-cell table:style-name="ce37" table:formula="of:=sumiterationactivitypeople([$Planning.AO$2:.AO$62];[.$D5];[.$E5];[.$C5])" office:value-type="string" office:string-value="" calcext:value-type="error">
            <text:p>#NOM ?</text:p>
          </table:table-cell>
          <table:table-cell table:style-name="ce37" table:formula="of:=sumiterationactivitypeople([$Planning.AP$2:.AP$62];[.$D5];[.$E5];[.$C5])" office:value-type="string" office:string-value="" calcext:value-type="error">
            <text:p>#NOM ?</text:p>
          </table:table-cell>
          <table:table-cell table:style-name="ce37" table:formula="of:=sumiterationactivitypeople([$Planning.AQ$2:.AQ$62];[.$D5];[.$E5];[.$C5])" office:value-type="string" office:string-value="" calcext:value-type="error">
            <text:p>#NOM ?</text:p>
          </table:table-cell>
          <table:table-cell table:style-name="ce37" table:formula="of:=sumiterationactivitypeople([$Planning.AR$2:.AR$62];[.$D5];[.$E5];[.$C5])" office:value-type="string" office:string-value="" calcext:value-type="error">
            <text:p>#NOM ?</text:p>
          </table:table-cell>
          <table:table-cell table:style-name="ce37" table:number-columns-repeated="2"/>
          <table:table-cell table:style-name="ce37" table:formula="of:=sumiterationactivitypeople([$Planning.AU$2:.AU$62];[.$D5];[.$E5];[.$C5])" office:value-type="string" office:string-value="" calcext:value-type="error">
            <text:p>#NOM ?</text:p>
          </table:table-cell>
          <table:table-cell table:style-name="ce37" table:formula="of:=sumiterationactivitypeople([$Planning.AV$2:.AV$62];[.$D5];[.$E5];[.$C5])" office:value-type="string" office:string-value="" calcext:value-type="error">
            <text:p>#NOM ?</text:p>
          </table:table-cell>
          <table:table-cell table:style-name="ce37" table:formula="of:=sumiterationactivitypeople([$Planning.AW$2:.AW$62];[.$D5];[.$E5];[.$C5])" office:value-type="string" office:string-value="" calcext:value-type="error">
            <text:p>#NOM ?</text:p>
          </table:table-cell>
          <table:table-cell table:style-name="ce37" table:formula="of:=sumiterationactivitypeople([$Planning.AX$2:.AX$62];[.$D5];[.$E5];[.$C5])" office:value-type="string" office:string-value="" calcext:value-type="error">
            <text:p>#NOM ?</text:p>
          </table:table-cell>
          <table:table-cell table:style-name="ce37" table:formula="of:=sumiterationactivitypeople([$Planning.AY$2:.AY$62];[.$D5];[.$E5];[.$C5])" office:value-type="string" office:string-value="" calcext:value-type="error">
            <text:p>#NOM ?</text:p>
          </table:table-cell>
          <table:table-cell table:style-name="ce37" table:number-columns-repeated="2"/>
          <table:table-cell table:style-name="ce37" table:formula="of:=sumiterationactivitypeople([$Planning.BB$2:.BB$62];[.$D5];[.$E5];[.$C5])" office:value-type="string" office:string-value="" calcext:value-type="error">
            <text:p>#NOM ?</text:p>
          </table:table-cell>
          <table:table-cell table:style-name="ce37" table:formula="of:=sumiterationactivitypeople([$Planning.BC$2:.BC$62];[.$D5];[.$E5];[.$C5])" office:value-type="string" office:string-value="" calcext:value-type="error">
            <text:p>#NOM ?</text:p>
          </table:table-cell>
          <table:table-cell table:style-name="ce37" table:formula="of:=sumiterationactivitypeople([$Planning.BD$2:.BD$62];[.$D5];[.$E5];[.$C5])" office:value-type="string" office:string-value="" calcext:value-type="error">
            <text:p>#NOM ?</text:p>
          </table:table-cell>
          <table:table-cell table:style-name="ce37" table:number-columns-repeated="4"/>
          <table:table-cell table:style-name="ce37" table:formula="of:=sumiterationactivitypeople([$Planning.BI$2:.BI$62];[.$D5];[.$E5];[.$C5])" office:value-type="string" office:string-value="" calcext:value-type="error">
            <text:p>#NOM ?</text:p>
          </table:table-cell>
          <table:table-cell table:style-name="ce37" table:formula="of:=sumiterationactivitypeople([$Planning.BJ$2:.BJ$62];[.$D5];[.$E5];[.$C5])" office:value-type="string" office:string-value="" calcext:value-type="error">
            <text:p>#NOM ?</text:p>
          </table:table-cell>
          <table:table-cell table:style-name="ce37" table:formula="of:=sumiterationactivitypeople([$Planning.BK$2:.BK$62];[.$D5];[.$E5];[.$C5])" office:value-type="string" office:string-value="" calcext:value-type="error">
            <text:p>#NOM ?</text:p>
          </table:table-cell>
          <table:table-cell table:style-name="ce37" table:formula="of:=sumiterationactivitypeople([$Planning.BL$2:.BL$62];[.$D5];[.$E5];[.$C5])" office:value-type="string" office:string-value="" calcext:value-type="error">
            <text:p>#NOM ?</text:p>
          </table:table-cell>
          <table:table-cell table:style-name="ce37" table:formula="of:=sumiterationactivitypeople([$Planning.BM$2:.BM$62];[.$D5];[.$E5];[.$C5])" office:value-type="string" office:string-value="" calcext:value-type="error">
            <text:p>#NOM ?</text:p>
          </table:table-cell>
          <table:table-cell table:style-name="ce37" table:number-columns-repeated="2"/>
          <table:table-cell table:style-name="ce37" table:formula="of:=sumiterationactivitypeople([$Planning.BP$2:.BP$62];[.$D5];[.$E5];[.$C5])" office:value-type="string" office:string-value="" calcext:value-type="error">
            <text:p>#NOM ?</text:p>
          </table:table-cell>
          <table:table-cell table:style-name="ce37" table:formula="of:=sumiterationactivitypeople([$Planning.BQ$2:.BQ$62];[.$D5];[.$E5];[.$C5])" office:value-type="string" office:string-value="" calcext:value-type="error">
            <text:p>#NOM ?</text:p>
          </table:table-cell>
          <table:table-cell table:style-name="ce37" table:formula="of:=sumiterationactivitypeople([$Planning.BR$2:.BR$62];[.$D5];[.$E5];[.$C5])" office:value-type="string" office:string-value="" calcext:value-type="error">
            <text:p>#NOM ?</text:p>
          </table:table-cell>
          <table:table-cell table:style-name="ce37" table:formula="of:=sumiterationactivitypeople([$Planning.BS$2:.BS$62];[.$D5];[.$E5];[.$C5])" office:value-type="string" office:string-value="" calcext:value-type="error">
            <text:p>#NOM ?</text:p>
          </table:table-cell>
          <table:table-cell table:style-name="ce37" table:formula="of:=sumiterationactivitypeople([$Planning.BT$2:.BT$62];[.$D5];[.$E5];[.$C5])" office:value-type="string" office:string-value="" calcext:value-type="error">
            <text:p>#NOM ?</text:p>
          </table:table-cell>
          <table:table-cell table:style-name="ce37" table:number-columns-repeated="2"/>
          <table:table-cell table:style-name="ce37" table:formula="of:=sumiterationactivitypeople([$Planning.BW$2:.BW$62];[.$D5];[.$E5];[.$C5])" office:value-type="string" office:string-value="" calcext:value-type="error">
            <text:p>#NOM ?</text:p>
          </table:table-cell>
          <table:table-cell table:style-name="ce37" table:formula="of:=sumiterationactivitypeople([$Planning.BX$2:.BX$62];[.$D5];[.$E5];[.$C5])" office:value-type="string" office:string-value="" calcext:value-type="error">
            <text:p>#NOM ?</text:p>
          </table:table-cell>
          <table:table-cell table:style-name="ce37" table:formula="of:=sumiterationactivitypeople([$Planning.BY$2:.BY$62];[.$D5];[.$E5];[.$C5])" office:value-type="string" office:string-value="" calcext:value-type="error">
            <text:p>#NOM ?</text:p>
          </table:table-cell>
          <table:table-cell table:style-name="ce37" table:formula="of:=sumiterationactivitypeople([$Planning.BZ$2:.BZ$62];[.$D5];[.$E5];[.$C5])" office:value-type="string" office:string-value="" calcext:value-type="error">
            <text:p>#NOM ?</text:p>
          </table:table-cell>
          <table:table-cell table:style-name="ce37" table:formula="of:=sumiterationactivitypeople([$Planning.CA$2:.CA$62];[.$D5];[.$E5];[.$C5])" office:value-type="string" office:string-value="" calcext:value-type="error">
            <text:p>#NOM ?</text:p>
          </table:table-cell>
          <table:table-cell table:style-name="ce37" table:number-columns-repeated="2"/>
          <table:table-cell table:style-name="ce37" table:formula="of:=sumiterationactivitypeople([$Planning.CD$2:.CD$62];[.$D5];[.$E5];[.$C5])" office:value-type="string" office:string-value="" calcext:value-type="error">
            <text:p>#NOM ?</text:p>
          </table:table-cell>
          <table:table-cell table:style-name="ce37" table:formula="of:=sumiterationactivitypeople([$Planning.CE$2:.CE$62];[.$D5];[.$E5];[.$C5])" office:value-type="string" office:string-value="" calcext:value-type="error">
            <text:p>#NOM ?</text:p>
          </table:table-cell>
          <table:table-cell table:style-name="ce37" table:formula="of:=sumiterationactivitypeople([$Planning.CF$2:.CF$62];[.$D5];[.$E5];[.$C5])" office:value-type="string" office:string-value="" calcext:value-type="error">
            <text:p>#NOM ?</text:p>
          </table:table-cell>
          <table:table-cell table:style-name="ce37" table:formula="of:=sumiterationactivitypeople([$Planning.CG$2:.CG$62];[.$D5];[.$E5];[.$C5])" office:value-type="string" office:string-value="" calcext:value-type="error">
            <text:p>#NOM ?</text:p>
          </table:table-cell>
          <table:table-cell table:style-name="ce37" table:formula="of:=sumiterationactivitypeople([$Planning.CH$2:.CH$62];[.$D5];[.$E5];[.$C5])" office:value-type="string" office:string-value="" calcext:value-type="error">
            <text:p>#NOM ?</text:p>
          </table:table-cell>
          <table:table-cell table:style-name="ce37" table:number-columns-repeated="2"/>
          <table:table-cell table:style-name="ce37" table:formula="of:=sumiterationactivitypeople([$Planning.CK$2:.CK$62];[.$D5];[.$E5];[.$C5])" office:value-type="string" office:string-value="" calcext:value-type="error">
            <text:p>#NOM ?</text:p>
          </table:table-cell>
          <table:table-cell table:style-name="ce37" table:formula="of:=sumiterationactivitypeople([$Planning.CL$2:.CL$62];[.$D5];[.$E5];[.$C5])" office:value-type="string" office:string-value="" calcext:value-type="error">
            <text:p>#NOM ?</text:p>
          </table:table-cell>
          <table:table-cell table:style-name="ce37" table:formula="of:=sumiterationactivitypeople([$Planning.CM$2:.CM$62];[.$D5];[.$E5];[.$C5])" office:value-type="string" office:string-value="" calcext:value-type="error">
            <text:p>#NOM ?</text:p>
          </table:table-cell>
          <table:table-cell table:style-name="ce37" table:formula="of:=sumiterationactivitypeople([$Planning.CN$2:.CN$62];[.$D5];[.$E5];[.$C5])" office:value-type="string" office:string-value="" calcext:value-type="error">
            <text:p>#NOM ?</text:p>
          </table:table-cell>
          <table:table-cell table:style-name="ce37" table:formula="of:=sumiterationactivitypeople([$Planning.CO$2:.CO$62];[.$D5];[.$E5];[.$C5])" office:value-type="string" office:string-value="" calcext:value-type="error">
            <text:p>#NOM ?</text:p>
          </table:table-cell>
          <table:table-cell table:style-name="ce37" table:number-columns-repeated="2"/>
          <table:table-cell table:style-name="ce37" table:formula="of:=sumiterationactivitypeople([$Planning.CR$2:.CR$62];[.$D5];[.$E5];[.$C5])" office:value-type="string" office:string-value="" calcext:value-type="error">
            <text:p>#NOM ?</text:p>
          </table:table-cell>
          <table:table-cell table:style-name="ce37" table:formula="of:=sumiterationactivitypeople([$Planning.CS$2:.CS$62];[.$D5];[.$E5];[.$C5])" office:value-type="string" office:string-value="" calcext:value-type="error">
            <text:p>#NOM ?</text:p>
          </table:table-cell>
          <table:table-cell table:style-name="ce37" table:formula="of:=sumiterationactivitypeople([$Planning.CT$2:.CT$62];[.$D5];[.$E5];[.$C5])" office:value-type="string" office:string-value="" calcext:value-type="error">
            <text:p>#NOM ?</text:p>
          </table:table-cell>
          <table:table-cell table:style-name="ce37" table:formula="of:=sumiterationactivitypeople([$Planning.CU$2:.CU$62];[.$D5];[.$E5];[.$C5])" office:value-type="string" office:string-value="" calcext:value-type="error">
            <text:p>#NOM ?</text:p>
          </table:table-cell>
          <table:table-cell table:style-name="ce37" table:formula="of:=sumiterationactivitypeople([$Planning.CV$2:.CV$62];[.$D5];[.$E5];[.$C5])" office:value-type="string" office:string-value="" calcext:value-type="error">
            <text:p>#NOM ?</text:p>
          </table:table-cell>
          <table:table-cell table:style-name="ce37" table:number-columns-repeated="2"/>
          <table:table-cell table:style-name="ce37" table:formula="of:=sumiterationactivitypeople([$Planning.CY$2:.CY$62];[.$D5];[.$E5];[.$C5])" office:value-type="string" office:string-value="" calcext:value-type="error">
            <text:p>#NOM ?</text:p>
          </table:table-cell>
          <table:table-cell table:style-name="ce37" table:formula="of:=sumiterationactivitypeople([$Planning.CZ$2:.CZ$62];[.$D5];[.$E5];[.$C5])" office:value-type="string" office:string-value="" calcext:value-type="error">
            <text:p>#NOM ?</text:p>
          </table:table-cell>
          <table:table-cell table:style-name="ce37" table:formula="of:=sumiterationactivitypeople([$Planning.DA$2:.DA$62];[.$D5];[.$E5];[.$C5])" office:value-type="string" office:string-value="" calcext:value-type="error">
            <text:p>#NOM ?</text:p>
          </table:table-cell>
          <table:table-cell table:style-name="ce37" table:formula="of:=sumiterationactivitypeople([$Planning.DB$2:.DB$62];[.$D5];[.$E5];[.$C5])" office:value-type="string" office:string-value="" calcext:value-type="error">
            <text:p>#NOM ?</text:p>
          </table:table-cell>
          <table:table-cell table:style-name="ce37" table:formula="of:=sumiterationactivitypeople([$Planning.DC$2:.DC$62];[.$D5];[.$E5];[.$C5])" office:value-type="string" office:string-value="" calcext:value-type="error">
            <text:p>#NOM ?</text:p>
          </table:table-cell>
          <table:table-cell table:style-name="ce37" table:number-columns-repeated="4"/>
          <table:table-cell table:style-name="ce37" table:formula="of:=sumiterationactivitypeople([$Planning.DH$2:.DH$62];[.$D5];[.$E5];[.$C5])" office:value-type="string" office:string-value="" calcext:value-type="error">
            <text:p>#NOM ?</text:p>
          </table:table-cell>
          <table:table-cell table:style-name="ce37" table:formula="of:=sumiterationactivitypeople([$Planning.DI$2:.DI$62];[.$D5];[.$E5];[.$C5])" office:value-type="string" office:string-value="" calcext:value-type="error">
            <text:p>#NOM ?</text:p>
          </table:table-cell>
          <table:table-cell table:style-name="ce37" table:formula="of:=sumiterationactivitypeople([$Planning.DJ$2:.DJ$62];[.$D5];[.$E5];[.$C5])" office:value-type="string" office:string-value="" calcext:value-type="error">
            <text:p>#NOM ?</text:p>
          </table:table-cell>
          <table:table-cell table:style-name="ce37" table:number-columns-repeated="4"/>
          <table:table-cell table:style-name="ce37" table:formula="of:=sumiterationactivitypeople([$Planning.DO$2:.DO$62];[.$D5];[.$E5];[.$C5])" office:value-type="string" office:string-value="" calcext:value-type="error">
            <text:p>#NOM ?</text:p>
          </table:table-cell>
          <table:table-cell table:style-name="ce37" table:formula="of:=sumiterationactivitypeople([$Planning.DP$2:.DP$62];[.$D5];[.$E5];[.$C5])" office:value-type="string" office:string-value="" calcext:value-type="error">
            <text:p>#NOM ?</text:p>
          </table:table-cell>
          <table:table-cell table:style-name="ce37" table:formula="of:=sumiterationactivitypeople([$Planning.DQ$2:.DQ$62];[.$D5];[.$E5];[.$C5])" office:value-type="string" office:string-value="" calcext:value-type="error">
            <text:p>#NOM ?</text:p>
          </table:table-cell>
          <table:table-cell table:style-name="ce37" table:number-columns-repeated="2"/>
          <table:table-cell table:style-name="ce37" table:formula="of:=sumiterationactivitypeople([$Planning.DT$2:.DT$62];[.$D5];[.$E5];[.$C5])" office:value-type="string" office:string-value="" calcext:value-type="error">
            <text:p>#NOM ?</text:p>
          </table:table-cell>
          <table:table-cell table:style-name="ce37" table:formula="of:=sumiterationactivitypeople([$Planning.DU$2:.DU$62];[.$D5];[.$E5];[.$C5])" office:value-type="string" office:string-value="" calcext:value-type="error">
            <text:p>#NOM ?</text:p>
          </table:table-cell>
          <table:table-cell table:style-name="ce37" table:formula="of:=sumiterationactivitypeople([$Planning.DV$2:.DV$62];[.$D5];[.$E5];[.$C5])" office:value-type="string" office:string-value="" calcext:value-type="error">
            <text:p>#NOM ?</text:p>
          </table:table-cell>
          <table:table-cell table:style-name="ce37" table:formula="of:=sumiterationactivitypeople([$Planning.DW$2:.DW$62];[.$D5];[.$E5];[.$C5])" office:value-type="string" office:string-value="" calcext:value-type="error">
            <text:p>#NOM ?</text:p>
          </table:table-cell>
          <table:table-cell table:style-name="ce37" table:formula="of:=sumiterationactivitypeople([$Planning.DX$2:.DX$62];[.$D5];[.$E5];[.$C5])" office:value-type="string" office:string-value="" calcext:value-type="error">
            <text:p>#NOM ?</text:p>
          </table:table-cell>
          <table:table-cell table:style-name="ce37" table:number-columns-repeated="2"/>
          <table:table-cell table:style-name="ce37" table:formula="of:=sumiterationactivitypeople([$Planning.EA$2:.EA$62];[.$D5];[.$E5];[.$C5])" office:value-type="string" office:string-value="" calcext:value-type="error">
            <text:p>#NOM ?</text:p>
          </table:table-cell>
          <table:table-cell table:style-name="ce37" table:formula="of:=sumiterationactivitypeople([$Planning.EB$2:.EB$62];[.$D5];[.$E5];[.$C5])" office:value-type="string" office:string-value="" calcext:value-type="error">
            <text:p>#NOM ?</text:p>
          </table:table-cell>
          <table:table-cell table:style-name="ce37" table:formula="of:=sumiterationactivitypeople([$Planning.EC$2:.EC$62];[.$D5];[.$E5];[.$C5])" office:value-type="string" office:string-value="" calcext:value-type="error">
            <text:p>#NOM ?</text:p>
          </table:table-cell>
          <table:table-cell table:style-name="ce37" table:formula="of:=sumiterationactivitypeople([$Planning.ED$2:.ED$62];[.$D5];[.$E5];[.$C5])" office:value-type="string" office:string-value="" calcext:value-type="error">
            <text:p>#NOM ?</text:p>
          </table:table-cell>
          <table:table-cell table:style-name="ce37" table:formula="of:=sumiterationactivitypeople([$Planning.EE$2:.EE$62];[.$D5];[.$E5];[.$C5])" office:value-type="string" office:string-value="" calcext:value-type="error">
            <text:p>#NOM ?</text:p>
          </table:table-cell>
          <table:table-cell table:style-name="ce37" table:number-columns-repeated="2"/>
          <table:table-cell table:style-name="ce37" table:formula="of:=sumiterationactivitypeople([$Planning.EH$2:.EH$62];[.$D5];[.$E5];[.$C5])" office:value-type="string" office:string-value="" calcext:value-type="error">
            <text:p>#NOM ?</text:p>
          </table:table-cell>
          <table:table-cell table:style-name="ce37" table:formula="of:=sumiterationactivitypeople([$Planning.EI$2:.EI$62];[.$D5];[.$E5];[.$C5])" office:value-type="string" office:string-value="" calcext:value-type="error">
            <text:p>#NOM ?</text:p>
          </table:table-cell>
          <table:table-cell table:style-name="ce37" table:formula="of:=sumiterationactivitypeople([$Planning.EJ$2:.EJ$62];[.$D5];[.$E5];[.$C5])" office:value-type="string" office:string-value="" calcext:value-type="error">
            <text:p>#NOM ?</text:p>
          </table:table-cell>
          <table:table-cell table:style-name="ce37" table:formula="of:=sumiterationactivitypeople([$Planning.EK$2:.EK$62];[.$D5];[.$E5];[.$C5])" office:value-type="string" office:string-value="" calcext:value-type="error">
            <text:p>#NOM ?</text:p>
          </table:table-cell>
          <table:table-cell table:style-name="ce37" table:formula="of:=sumiterationactivitypeople([$Planning.EL$2:.EL$62];[.$D5];[.$E5];[.$C5])" office:value-type="string" office:string-value="" calcext:value-type="error">
            <text:p>#NOM ?</text:p>
          </table:table-cell>
          <table:table-cell table:style-name="ce37" table:number-columns-repeated="2"/>
          <table:table-cell table:style-name="ce37" table:formula="of:=sumiterationactivitypeople([$Planning.EO$2:.EO$62];[.$D5];[.$E5];[.$C5])" office:value-type="string" office:string-value="" calcext:value-type="error">
            <text:p>#NOM ?</text:p>
          </table:table-cell>
          <table:table-cell table:style-name="ce37" table:formula="of:=sumiterationactivitypeople([$Planning.EP$2:.EP$62];[.$D5];[.$E5];[.$C5])" office:value-type="string" office:string-value="" calcext:value-type="error">
            <text:p>#NOM ?</text:p>
          </table:table-cell>
          <table:table-cell table:style-name="ce37" table:formula="of:=sumiterationactivitypeople([$Planning.EQ$2:.EQ$62];[.$D5];[.$E5];[.$C5])" office:value-type="string" office:string-value="" calcext:value-type="error">
            <text:p>#NOM ?</text:p>
          </table:table-cell>
          <table:table-cell table:style-name="ce37" table:formula="of:=sumiterationactivitypeople([$Planning.ER$2:.ER$62];[.$D5];[.$E5];[.$C5])" office:value-type="string" office:string-value="" calcext:value-type="error">
            <text:p>#NOM ?</text:p>
          </table:table-cell>
          <table:table-cell table:style-name="ce37" table:formula="of:=sumiterationactivitypeople([$Planning.ES$2:.ES$62];[.$D5];[.$E5];[.$C5])" office:value-type="string" office:string-value="" calcext:value-type="error">
            <text:p>#NOM ?</text:p>
          </table:table-cell>
          <table:table-cell table:style-name="ce37" table:number-columns-repeated="2"/>
          <table:table-cell table:style-name="ce37" table:formula="of:=sumiterationactivitypeople([$Planning.EV$2:.EV$62];[.$D5];[.$E5];[.$C5])" office:value-type="string" office:string-value="" calcext:value-type="error">
            <text:p>#NOM ?</text:p>
          </table:table-cell>
          <table:table-cell table:style-name="ce37" table:formula="of:=sumiterationactivitypeople([$Planning.EW$2:.EW$62];[.$D5];[.$E5];[.$C5])" office:value-type="string" office:string-value="" calcext:value-type="error">
            <text:p>#NOM ?</text:p>
          </table:table-cell>
          <table:table-cell table:style-name="ce37" table:formula="of:=sumiterationactivitypeople([$Planning.EX$2:.EX$62];[.$D5];[.$E5];[.$C5])" office:value-type="string" office:string-value="" calcext:value-type="error">
            <text:p>#NOM ?</text:p>
          </table:table-cell>
          <table:table-cell table:style-name="ce37" table:formula="of:=sumiterationactivitypeople([$Planning.EY$2:.EY$62];[.$D5];[.$E5];[.$C5])" office:value-type="string" office:string-value="" calcext:value-type="error">
            <text:p>#NOM ?</text:p>
          </table:table-cell>
          <table:table-cell table:style-name="ce37" table:formula="of:=sumiterationactivitypeople([$Planning.EZ$2:.EZ$62];[.$D5];[.$E5];[.$C5])" office:value-type="string" office:string-value="" calcext:value-type="error">
            <text:p>#NOM ?</text:p>
          </table:table-cell>
          <table:table-cell table:style-name="ce37" table:number-columns-repeated="2"/>
          <table:table-cell table:style-name="ce37" table:formula="of:=sumiterationactivitypeople([$Planning.FC$2:.FC$62];[.$D5];[.$E5];[.$C5])" office:value-type="string" office:string-value="" calcext:value-type="error">
            <text:p>#NOM ?</text:p>
          </table:table-cell>
          <table:table-cell table:style-name="ce37" table:formula="of:=sumiterationactivitypeople([$Planning.FD$2:.FD$62];[.$D5];[.$E5];[.$C5])" office:value-type="string" office:string-value="" calcext:value-type="error">
            <text:p>#NOM ?</text:p>
          </table:table-cell>
          <table:table-cell table:style-name="ce37" table:formula="of:=sumiterationactivitypeople([$Planning.FE$2:.FE$62];[.$D5];[.$E5];[.$C5])" office:value-type="string" office:string-value="" calcext:value-type="error">
            <text:p>#NOM ?</text:p>
          </table:table-cell>
          <table:table-cell table:style-name="ce37" table:formula="of:=sumiterationactivitypeople([$Planning.FF$2:.FF$62];[.$D5];[.$E5];[.$C5])" office:value-type="string" office:string-value="" calcext:value-type="error">
            <text:p>#NOM ?</text:p>
          </table:table-cell>
          <table:table-cell table:style-name="ce37" table:formula="of:=sumiterationactivitypeople([$Planning.FG$2:.FG$62];[.$D5];[.$E5];[.$C5])" office:value-type="string" office:string-value="" calcext:value-type="error">
            <text:p>#NOM ?</text:p>
          </table:table-cell>
          <table:table-cell table:style-name="ce37" table:number-columns-repeated="2"/>
          <table:table-cell table:style-name="ce37" table:formula="of:=sumiterationactivitypeople([$Planning.FJ$2:.FJ$62];[.$D5];[.$E5];[.$C5])" office:value-type="string" office:string-value="" calcext:value-type="error">
            <text:p>#NOM ?</text:p>
          </table:table-cell>
          <table:table-cell table:style-name="ce37" table:formula="of:=sumiterationactivitypeople([$Planning.FK$2:.FK$62];[.$D5];[.$E5];[.$C5])" office:value-type="string" office:string-value="" calcext:value-type="error">
            <text:p>#NOM ?</text:p>
          </table:table-cell>
          <table:table-cell table:style-name="ce37" table:formula="of:=sumiterationactivitypeople([$Planning.FL$2:.FL$62];[.$D5];[.$E5];[.$C5])" office:value-type="string" office:string-value="" calcext:value-type="error">
            <text:p>#NOM ?</text:p>
          </table:table-cell>
          <table:table-cell table:style-name="ce37" table:formula="of:=sumiterationactivitypeople([$Planning.FM$2:.FM$62];[.$D5];[.$E5];[.$C5])" office:value-type="string" office:string-value="" calcext:value-type="error">
            <text:p>#NOM ?</text:p>
          </table:table-cell>
          <table:table-cell table:style-name="ce37" table:formula="of:=sumiterationactivitypeople([$Planning.FN$2:.FN$62];[.$D5];[.$E5];[.$C5])" office:value-type="string" office:string-value="" calcext:value-type="error">
            <text:p>#NOM ?</text:p>
          </table:table-cell>
          <table:table-cell table:style-name="ce37" table:number-columns-repeated="2"/>
          <table:table-cell table:style-name="ce37" table:formula="of:=sumiterationactivitypeople([$Planning.FQ$2:.FQ$62];[.$D5];[.$E5];[.$C5])" office:value-type="string" office:string-value="" calcext:value-type="error">
            <text:p>#NOM ?</text:p>
          </table:table-cell>
          <table:table-cell table:style-name="ce37" table:formula="of:=sumiterationactivitypeople([$Planning.FR$2:.FR$62];[.$D5];[.$E5];[.$C5])" office:value-type="string" office:string-value="" calcext:value-type="error">
            <text:p>#NOM ?</text:p>
          </table:table-cell>
          <table:table-cell table:style-name="ce37" table:formula="of:=sumiterationactivitypeople([$Planning.FS$2:.FS$62];[.$D5];[.$E5];[.$C5])" office:value-type="string" office:string-value="" calcext:value-type="error">
            <text:p>#NOM ?</text:p>
          </table:table-cell>
          <table:table-cell table:style-name="ce37" table:formula="of:=sumiterationactivitypeople([$Planning.FT$2:.FT$62];[.$D5];[.$E5];[.$C5])" office:value-type="string" office:string-value="" calcext:value-type="error">
            <text:p>#NOM ?</text:p>
          </table:table-cell>
          <table:table-cell table:style-name="ce37" table:formula="of:=sumiterationactivitypeople([$Planning.FU$2:.FU$62];[.$D5];[.$E5];[.$C5])" office:value-type="string" office:string-value="" calcext:value-type="error">
            <text:p>#NOM ?</text:p>
          </table:table-cell>
          <table:table-cell table:style-name="ce37" table:number-columns-repeated="2"/>
          <table:table-cell table:style-name="ce37" table:formula="of:=sumiterationactivitypeople([$Planning.FX$2:.FX$62];[.$D5];[.$E5];[.$C5])" office:value-type="string" office:string-value="" calcext:value-type="error">
            <text:p>#NOM ?</text:p>
          </table:table-cell>
          <table:table-cell table:style-name="ce37" table:formula="of:=sumiterationactivitypeople([$Planning.FY$2:.FY$62];[.$D5];[.$E5];[.$C5])" office:value-type="string" office:string-value="" calcext:value-type="error">
            <text:p>#NOM ?</text:p>
          </table:table-cell>
          <table:table-cell table:style-name="ce37" table:formula="of:=sumiterationactivitypeople([$Planning.FZ$2:.FZ$62];[.$D5];[.$E5];[.$C5])" office:value-type="string" office:string-value="" calcext:value-type="error">
            <text:p>#NOM ?</text:p>
          </table:table-cell>
          <table:table-cell table:style-name="ce37" table:formula="of:=sumiterationactivitypeople([$Planning.GA$2:.GA$62];[.$D5];[.$E5];[.$C5])" office:value-type="string" office:string-value="" calcext:value-type="error">
            <text:p>#NOM ?</text:p>
          </table:table-cell>
          <table:table-cell table:style-name="ce37" table:formula="of:=sumiterationactivitypeople([$Planning.GB$2:.GB$62];[.$D5];[.$E5];[.$C5])" office:value-type="string" office:string-value="" calcext:value-type="error">
            <text:p>#NOM ?</text:p>
          </table:table-cell>
          <table:table-cell table:style-name="ce37" table:number-columns-repeated="2"/>
          <table:table-cell table:style-name="ce37" table:formula="of:=sumiterationactivitypeople([$Planning.GE$2:.GE$62];[.$D5];[.$E5];[.$C5])" office:value-type="string" office:string-value="" calcext:value-type="error">
            <text:p>#NOM ?</text:p>
          </table:table-cell>
          <table:table-cell table:style-name="ce37" table:formula="of:=sumiterationactivitypeople([$Planning.GF$2:.GF$62];[.$D5];[.$E5];[.$C5])" office:value-type="string" office:string-value="" calcext:value-type="error">
            <text:p>#NOM ?</text:p>
          </table:table-cell>
          <table:table-cell table:style-name="ce37" table:formula="of:=sumiterationactivitypeople([$Planning.GG$2:.GG$62];[.$D5];[.$E5];[.$C5])" office:value-type="string" office:string-value="" calcext:value-type="error">
            <text:p>#NOM ?</text:p>
          </table:table-cell>
          <table:table-cell table:style-name="ce37" table:formula="of:=sumiterationactivitypeople([$Planning.GH$2:.GH$62];[.$D5];[.$E5];[.$C5])" office:value-type="string" office:string-value="" calcext:value-type="error">
            <text:p>#NOM ?</text:p>
          </table:table-cell>
          <table:table-cell table:style-name="ce37" table:formula="of:=sumiterationactivitypeople([$Planning.GI$2:.GI$62];[.$D5];[.$E5];[.$C5])" office:value-type="string" office:string-value="" calcext:value-type="error">
            <text:p>#NOM ?</text:p>
          </table:table-cell>
          <table:table-cell table:style-name="ce37"/>
          <table:table-cell table:style-name="ce67"/>
          <table:table-cell table:style-name="ce37" table:formula="of:=SUM([.F5:.EV5])" office:value-type="string" office:string-value="" calcext:value-type="error">
            <text:p>#NOM ?</text:p>
          </table:table-cell>
          <table:table-cell table:style-name="ce37" table:formula="of:=SUM([.EV5:.GJ5])" office:value-type="string" office:string-value="" calcext:value-type="error">
            <text:p>#NOM ?</text:p>
          </table:table-cell>
          <table:table-cell table:style-name="ce37" table:formula="of:=SUM([.GM5:.GN5])" office:value-type="string" office:string-value="" calcext:value-type="error">
            <text:p>#NOM ?</text:p>
          </table:table-cell>
          <table:table-cell table:style-name="ce37" table:number-columns-repeated="827"/>
        </table:table-row>
        <table:table-row table:style-name="ro9">
          <table:table-cell table:style-name="ce37" table:formula="of:=[$Planner.A5]" office:value-type="string" office:string-value="CR" calcext:value-type="string">
            <text:p>CR</text:p>
          </table:table-cell>
          <table:table-cell table:style-name="ce37" table:formula="of:=SUM([.F6:.GJ6])" office:value-type="string" office:string-value="" calcext:value-type="error">
            <text:p>#NOM ?</text:p>
          </table:table-cell>
          <table:table-cell table:number-columns-repeated="2" table:style-name="ce38" office:value-type="string" calcext:value-type="string">
            <text:p>**</text:p>
          </table:table-cell>
          <table:table-cell table:style-name="ce74" office:value-type="string" calcext:value-type="string">
            <text:p>gr</text:p>
          </table:table-cell>
          <table:table-cell table:style-name="ce37" table:formula="of:=sumiterationactivitypeople([$Planning.E$2:.E$62];[.$D6];[.$E6];[.$C6])" office:value-type="string" office:string-value="" calcext:value-type="error">
            <text:p>#NOM ?</text:p>
          </table:table-cell>
          <table:table-cell table:style-name="ce37" table:formula="of:=sumiterationactivitypeople([$Planning.F$2:.F$62];[.$D6];[.$E6];[.$C6])" office:value-type="string" office:string-value="" calcext:value-type="error">
            <text:p>#NOM ?</text:p>
          </table:table-cell>
          <table:table-cell table:style-name="ce37" table:formula="of:=sumiterationactivitypeople([$Planning.G$2:.G$62];[.$D6];[.$E6];[.$C6])" office:value-type="string" office:string-value="" calcext:value-type="error">
            <text:p>#NOM ?</text:p>
          </table:table-cell>
          <table:table-cell table:style-name="ce37" table:formula="of:=sumiterationactivitypeople([$Planning.H$2:.H$62];[.$D6];[.$E6];[.$C6])" office:value-type="string" office:string-value="" calcext:value-type="error">
            <text:p>#NOM ?</text:p>
          </table:table-cell>
          <table:table-cell table:style-name="ce37" table:formula="of:=sumiterationactivitypeople([$Planning.I$2:.I$62];[.$D6];[.$E6];[.$C6])" office:value-type="string" office:string-value="" calcext:value-type="error">
            <text:p>#NOM ?</text:p>
          </table:table-cell>
          <table:table-cell table:style-name="ce37" table:number-columns-repeated="2"/>
          <table:table-cell table:style-name="ce37" table:formula="of:=sumiterationactivitypeople([$Planning.L$2:.L$62];[.$D6];[.$E6];[.$C6])" office:value-type="string" office:string-value="" calcext:value-type="error">
            <text:p>#NOM ?</text:p>
          </table:table-cell>
          <table:table-cell table:style-name="ce37" table:formula="of:=sumiterationactivitypeople([$Planning.M$2:.M$62];[.$D6];[.$E6];[.$C6])" office:value-type="string" office:string-value="" calcext:value-type="error">
            <text:p>#NOM ?</text:p>
          </table:table-cell>
          <table:table-cell table:style-name="ce37" table:formula="of:=sumiterationactivitypeople([$Planning.N$2:.N$62];[.$D6];[.$E6];[.$C6])" office:value-type="string" office:string-value="" calcext:value-type="error">
            <text:p>#NOM ?</text:p>
          </table:table-cell>
          <table:table-cell table:style-name="ce37" table:formula="of:=sumiterationactivitypeople([$Planning.O$2:.O$62];[.$D6];[.$E6];[.$C6])" office:value-type="string" office:string-value="" calcext:value-type="error">
            <text:p>#NOM ?</text:p>
          </table:table-cell>
          <table:table-cell table:style-name="ce37" table:formula="of:=sumiterationactivitypeople([$Planning.P$2:.P$62];[.$D6];[.$E6];[.$C6])" office:value-type="string" office:string-value="" calcext:value-type="error">
            <text:p>#NOM ?</text:p>
          </table:table-cell>
          <table:table-cell table:style-name="ce37" table:number-columns-repeated="2"/>
          <table:table-cell table:style-name="ce37" table:formula="of:=sumiterationactivitypeople([$Planning.S$2:.S$62];[.$D6];[.$E6];[.$C6])" office:value-type="string" office:string-value="" calcext:value-type="error">
            <text:p>#NOM ?</text:p>
          </table:table-cell>
          <table:table-cell table:style-name="ce37" table:formula="of:=sumiterationactivitypeople([$Planning.T$2:.T$62];[.$D6];[.$E6];[.$C6])" office:value-type="string" office:string-value="" calcext:value-type="error">
            <text:p>#NOM ?</text:p>
          </table:table-cell>
          <table:table-cell table:style-name="ce37" table:formula="of:=sumiterationactivitypeople([$Planning.U$2:.U$62];[.$D6];[.$E6];[.$C6])" office:value-type="string" office:string-value="" calcext:value-type="error">
            <text:p>#NOM ?</text:p>
          </table:table-cell>
          <table:table-cell table:style-name="ce37" table:formula="of:=sumiterationactivitypeople([$Planning.V$2:.V$62];[.$D6];[.$E6];[.$C6])" office:value-type="string" office:string-value="" calcext:value-type="error">
            <text:p>#NOM ?</text:p>
          </table:table-cell>
          <table:table-cell table:style-name="ce37" table:formula="of:=sumiterationactivitypeople([$Planning.W$2:.W$62];[.$D6];[.$E6];[.$C6])" office:value-type="string" office:string-value="" calcext:value-type="error">
            <text:p>#NOM ?</text:p>
          </table:table-cell>
          <table:table-cell table:style-name="ce37" table:number-columns-repeated="2"/>
          <table:table-cell table:style-name="ce37" table:formula="of:=sumiterationactivitypeople([$Planning.Z$2:.Z$62];[.$D6];[.$E6];[.$C6])" office:value-type="string" office:string-value="" calcext:value-type="error">
            <text:p>#NOM ?</text:p>
          </table:table-cell>
          <table:table-cell table:style-name="ce37" table:formula="of:=sumiterationactivitypeople([$Planning.AA$2:.AA$62];[.$D6];[.$E6];[.$C6])" office:value-type="string" office:string-value="" calcext:value-type="error">
            <text:p>#NOM ?</text:p>
          </table:table-cell>
          <table:table-cell table:style-name="ce37" table:formula="of:=sumiterationactivitypeople([$Planning.AB$2:.AB$62];[.$D6];[.$E6];[.$C6])" office:value-type="string" office:string-value="" calcext:value-type="error">
            <text:p>#NOM ?</text:p>
          </table:table-cell>
          <table:table-cell table:style-name="ce37" table:formula="of:=sumiterationactivitypeople([$Planning.AC$2:.AC$62];[.$D6];[.$E6];[.$C6])" office:value-type="string" office:string-value="" calcext:value-type="error">
            <text:p>#NOM ?</text:p>
          </table:table-cell>
          <table:table-cell table:style-name="ce37" table:formula="of:=sumiterationactivitypeople([$Planning.AD$2:.AD$62];[.$D6];[.$E6];[.$C6])" office:value-type="string" office:string-value="" calcext:value-type="error">
            <text:p>#NOM ?</text:p>
          </table:table-cell>
          <table:table-cell table:style-name="ce37" table:number-columns-repeated="2"/>
          <table:table-cell table:style-name="ce37" table:formula="of:=sumiterationactivitypeople([$Planning.AG$2:.AG$62];[.$D6];[.$E6];[.$C6])" office:value-type="string" office:string-value="" calcext:value-type="error">
            <text:p>#NOM ?</text:p>
          </table:table-cell>
          <table:table-cell table:style-name="ce37" table:formula="of:=sumiterationactivitypeople([$Planning.AH$2:.AH$62];[.$D6];[.$E6];[.$C6])" office:value-type="string" office:string-value="" calcext:value-type="error">
            <text:p>#NOM ?</text:p>
          </table:table-cell>
          <table:table-cell table:style-name="ce37" table:formula="of:=sumiterationactivitypeople([$Planning.AI$2:.AI$62];[.$D6];[.$E6];[.$C6])" office:value-type="string" office:string-value="" calcext:value-type="error">
            <text:p>#NOM ?</text:p>
          </table:table-cell>
          <table:table-cell table:style-name="ce37" table:formula="of:=sumiterationactivitypeople([$Planning.AJ$2:.AJ$62];[.$D6];[.$E6];[.$C6])" office:value-type="string" office:string-value="" calcext:value-type="error">
            <text:p>#NOM ?</text:p>
          </table:table-cell>
          <table:table-cell table:style-name="ce37" table:formula="of:=sumiterationactivitypeople([$Planning.AK$2:.AK$62];[.$D6];[.$E6];[.$C6])" office:value-type="string" office:string-value="" calcext:value-type="error">
            <text:p>#NOM ?</text:p>
          </table:table-cell>
          <table:table-cell table:style-name="ce37" table:number-columns-repeated="2"/>
          <table:table-cell table:style-name="ce37" table:formula="of:=sumiterationactivitypeople([$Planning.AN$2:.AN$62];[.$D6];[.$E6];[.$C6])" office:value-type="string" office:string-value="" calcext:value-type="error">
            <text:p>#NOM ?</text:p>
          </table:table-cell>
          <table:table-cell table:style-name="ce37" table:formula="of:=sumiterationactivitypeople([$Planning.AO$2:.AO$62];[.$D6];[.$E6];[.$C6])" office:value-type="string" office:string-value="" calcext:value-type="error">
            <text:p>#NOM ?</text:p>
          </table:table-cell>
          <table:table-cell table:style-name="ce37" table:formula="of:=sumiterationactivitypeople([$Planning.AP$2:.AP$62];[.$D6];[.$E6];[.$C6])" office:value-type="string" office:string-value="" calcext:value-type="error">
            <text:p>#NOM ?</text:p>
          </table:table-cell>
          <table:table-cell table:style-name="ce37" table:formula="of:=sumiterationactivitypeople([$Planning.AQ$2:.AQ$62];[.$D6];[.$E6];[.$C6])" office:value-type="string" office:string-value="" calcext:value-type="error">
            <text:p>#NOM ?</text:p>
          </table:table-cell>
          <table:table-cell table:style-name="ce37" table:formula="of:=sumiterationactivitypeople([$Planning.AR$2:.AR$62];[.$D6];[.$E6];[.$C6])" office:value-type="string" office:string-value="" calcext:value-type="error">
            <text:p>#NOM ?</text:p>
          </table:table-cell>
          <table:table-cell table:style-name="ce37" table:number-columns-repeated="2"/>
          <table:table-cell table:style-name="ce37" table:formula="of:=sumiterationactivitypeople([$Planning.AU$2:.AU$62];[.$D6];[.$E6];[.$C6])" office:value-type="string" office:string-value="" calcext:value-type="error">
            <text:p>#NOM ?</text:p>
          </table:table-cell>
          <table:table-cell table:style-name="ce37" table:formula="of:=sumiterationactivitypeople([$Planning.AV$2:.AV$62];[.$D6];[.$E6];[.$C6])" office:value-type="string" office:string-value="" calcext:value-type="error">
            <text:p>#NOM ?</text:p>
          </table:table-cell>
          <table:table-cell table:style-name="ce37" table:formula="of:=sumiterationactivitypeople([$Planning.AW$2:.AW$62];[.$D6];[.$E6];[.$C6])" office:value-type="string" office:string-value="" calcext:value-type="error">
            <text:p>#NOM ?</text:p>
          </table:table-cell>
          <table:table-cell table:style-name="ce37" table:formula="of:=sumiterationactivitypeople([$Planning.AX$2:.AX$62];[.$D6];[.$E6];[.$C6])" office:value-type="string" office:string-value="" calcext:value-type="error">
            <text:p>#NOM ?</text:p>
          </table:table-cell>
          <table:table-cell table:style-name="ce37" table:formula="of:=sumiterationactivitypeople([$Planning.AY$2:.AY$62];[.$D6];[.$E6];[.$C6])" office:value-type="string" office:string-value="" calcext:value-type="error">
            <text:p>#NOM ?</text:p>
          </table:table-cell>
          <table:table-cell table:style-name="ce37" table:number-columns-repeated="2"/>
          <table:table-cell table:style-name="ce37" table:formula="of:=sumiterationactivitypeople([$Planning.BB$2:.BB$62];[.$D6];[.$E6];[.$C6])" office:value-type="string" office:string-value="" calcext:value-type="error">
            <text:p>#NOM ?</text:p>
          </table:table-cell>
          <table:table-cell table:style-name="ce37" table:formula="of:=sumiterationactivitypeople([$Planning.BC$2:.BC$62];[.$D6];[.$E6];[.$C6])" office:value-type="string" office:string-value="" calcext:value-type="error">
            <text:p>#NOM ?</text:p>
          </table:table-cell>
          <table:table-cell table:style-name="ce37" table:formula="of:=sumiterationactivitypeople([$Planning.BD$2:.BD$62];[.$D6];[.$E6];[.$C6])" office:value-type="string" office:string-value="" calcext:value-type="error">
            <text:p>#NOM ?</text:p>
          </table:table-cell>
          <table:table-cell table:style-name="ce37" table:number-columns-repeated="4"/>
          <table:table-cell table:style-name="ce37" table:formula="of:=sumiterationactivitypeople([$Planning.BI$2:.BI$62];[.$D6];[.$E6];[.$C6])" office:value-type="string" office:string-value="" calcext:value-type="error">
            <text:p>#NOM ?</text:p>
          </table:table-cell>
          <table:table-cell table:style-name="ce37" table:formula="of:=sumiterationactivitypeople([$Planning.BJ$2:.BJ$62];[.$D6];[.$E6];[.$C6])" office:value-type="string" office:string-value="" calcext:value-type="error">
            <text:p>#NOM ?</text:p>
          </table:table-cell>
          <table:table-cell table:style-name="ce37" table:formula="of:=sumiterationactivitypeople([$Planning.BK$2:.BK$62];[.$D6];[.$E6];[.$C6])" office:value-type="string" office:string-value="" calcext:value-type="error">
            <text:p>#NOM ?</text:p>
          </table:table-cell>
          <table:table-cell table:style-name="ce37" table:formula="of:=sumiterationactivitypeople([$Planning.BL$2:.BL$62];[.$D6];[.$E6];[.$C6])" office:value-type="string" office:string-value="" calcext:value-type="error">
            <text:p>#NOM ?</text:p>
          </table:table-cell>
          <table:table-cell table:style-name="ce37" table:formula="of:=sumiterationactivitypeople([$Planning.BM$2:.BM$62];[.$D6];[.$E6];[.$C6])" office:value-type="string" office:string-value="" calcext:value-type="error">
            <text:p>#NOM ?</text:p>
          </table:table-cell>
          <table:table-cell table:style-name="ce37" table:number-columns-repeated="2"/>
          <table:table-cell table:style-name="ce37" table:formula="of:=sumiterationactivitypeople([$Planning.BP$2:.BP$62];[.$D6];[.$E6];[.$C6])" office:value-type="string" office:string-value="" calcext:value-type="error">
            <text:p>#NOM ?</text:p>
          </table:table-cell>
          <table:table-cell table:style-name="ce37" table:formula="of:=sumiterationactivitypeople([$Planning.BQ$2:.BQ$62];[.$D6];[.$E6];[.$C6])" office:value-type="string" office:string-value="" calcext:value-type="error">
            <text:p>#NOM ?</text:p>
          </table:table-cell>
          <table:table-cell table:style-name="ce37" table:formula="of:=sumiterationactivitypeople([$Planning.BR$2:.BR$62];[.$D6];[.$E6];[.$C6])" office:value-type="string" office:string-value="" calcext:value-type="error">
            <text:p>#NOM ?</text:p>
          </table:table-cell>
          <table:table-cell table:style-name="ce37" table:formula="of:=sumiterationactivitypeople([$Planning.BS$2:.BS$62];[.$D6];[.$E6];[.$C6])" office:value-type="string" office:string-value="" calcext:value-type="error">
            <text:p>#NOM ?</text:p>
          </table:table-cell>
          <table:table-cell table:style-name="ce37" table:formula="of:=sumiterationactivitypeople([$Planning.BT$2:.BT$62];[.$D6];[.$E6];[.$C6])" office:value-type="string" office:string-value="" calcext:value-type="error">
            <text:p>#NOM ?</text:p>
          </table:table-cell>
          <table:table-cell table:style-name="ce37" table:number-columns-repeated="2"/>
          <table:table-cell table:style-name="ce37" table:formula="of:=sumiterationactivitypeople([$Planning.BW$2:.BW$62];[.$D6];[.$E6];[.$C6])" office:value-type="string" office:string-value="" calcext:value-type="error">
            <text:p>#NOM ?</text:p>
          </table:table-cell>
          <table:table-cell table:style-name="ce37" table:formula="of:=sumiterationactivitypeople([$Planning.BX$2:.BX$62];[.$D6];[.$E6];[.$C6])" office:value-type="string" office:string-value="" calcext:value-type="error">
            <text:p>#NOM ?</text:p>
          </table:table-cell>
          <table:table-cell table:style-name="ce37" table:formula="of:=sumiterationactivitypeople([$Planning.BY$2:.BY$62];[.$D6];[.$E6];[.$C6])" office:value-type="string" office:string-value="" calcext:value-type="error">
            <text:p>#NOM ?</text:p>
          </table:table-cell>
          <table:table-cell table:style-name="ce37" table:formula="of:=sumiterationactivitypeople([$Planning.BZ$2:.BZ$62];[.$D6];[.$E6];[.$C6])" office:value-type="string" office:string-value="" calcext:value-type="error">
            <text:p>#NOM ?</text:p>
          </table:table-cell>
          <table:table-cell table:style-name="ce37" table:formula="of:=sumiterationactivitypeople([$Planning.CA$2:.CA$62];[.$D6];[.$E6];[.$C6])" office:value-type="string" office:string-value="" calcext:value-type="error">
            <text:p>#NOM ?</text:p>
          </table:table-cell>
          <table:table-cell table:style-name="ce37" table:number-columns-repeated="2"/>
          <table:table-cell table:style-name="ce37" table:formula="of:=sumiterationactivitypeople([$Planning.CD$2:.CD$62];[.$D6];[.$E6];[.$C6])" office:value-type="string" office:string-value="" calcext:value-type="error">
            <text:p>#NOM ?</text:p>
          </table:table-cell>
          <table:table-cell table:style-name="ce37" table:formula="of:=sumiterationactivitypeople([$Planning.CE$2:.CE$62];[.$D6];[.$E6];[.$C6])" office:value-type="string" office:string-value="" calcext:value-type="error">
            <text:p>#NOM ?</text:p>
          </table:table-cell>
          <table:table-cell table:style-name="ce37" table:formula="of:=sumiterationactivitypeople([$Planning.CF$2:.CF$62];[.$D6];[.$E6];[.$C6])" office:value-type="string" office:string-value="" calcext:value-type="error">
            <text:p>#NOM ?</text:p>
          </table:table-cell>
          <table:table-cell table:style-name="ce37" table:formula="of:=sumiterationactivitypeople([$Planning.CG$2:.CG$62];[.$D6];[.$E6];[.$C6])" office:value-type="string" office:string-value="" calcext:value-type="error">
            <text:p>#NOM ?</text:p>
          </table:table-cell>
          <table:table-cell table:style-name="ce37" table:formula="of:=sumiterationactivitypeople([$Planning.CH$2:.CH$62];[.$D6];[.$E6];[.$C6])" office:value-type="string" office:string-value="" calcext:value-type="error">
            <text:p>#NOM ?</text:p>
          </table:table-cell>
          <table:table-cell table:style-name="ce37" table:number-columns-repeated="2"/>
          <table:table-cell table:style-name="ce37" table:formula="of:=sumiterationactivitypeople([$Planning.CK$2:.CK$62];[.$D6];[.$E6];[.$C6])" office:value-type="string" office:string-value="" calcext:value-type="error">
            <text:p>#NOM ?</text:p>
          </table:table-cell>
          <table:table-cell table:style-name="ce37" table:formula="of:=sumiterationactivitypeople([$Planning.CL$2:.CL$62];[.$D6];[.$E6];[.$C6])" office:value-type="string" office:string-value="" calcext:value-type="error">
            <text:p>#NOM ?</text:p>
          </table:table-cell>
          <table:table-cell table:style-name="ce37" table:formula="of:=sumiterationactivitypeople([$Planning.CM$2:.CM$62];[.$D6];[.$E6];[.$C6])" office:value-type="string" office:string-value="" calcext:value-type="error">
            <text:p>#NOM ?</text:p>
          </table:table-cell>
          <table:table-cell table:style-name="ce37" table:formula="of:=sumiterationactivitypeople([$Planning.CN$2:.CN$62];[.$D6];[.$E6];[.$C6])" office:value-type="string" office:string-value="" calcext:value-type="error">
            <text:p>#NOM ?</text:p>
          </table:table-cell>
          <table:table-cell table:style-name="ce37" table:formula="of:=sumiterationactivitypeople([$Planning.CO$2:.CO$62];[.$D6];[.$E6];[.$C6])" office:value-type="string" office:string-value="" calcext:value-type="error">
            <text:p>#NOM ?</text:p>
          </table:table-cell>
          <table:table-cell table:style-name="ce37" table:number-columns-repeated="2"/>
          <table:table-cell table:style-name="ce37" table:formula="of:=sumiterationactivitypeople([$Planning.CR$2:.CR$62];[.$D6];[.$E6];[.$C6])" office:value-type="string" office:string-value="" calcext:value-type="error">
            <text:p>#NOM ?</text:p>
          </table:table-cell>
          <table:table-cell table:style-name="ce37" table:formula="of:=sumiterationactivitypeople([$Planning.CS$2:.CS$62];[.$D6];[.$E6];[.$C6])" office:value-type="string" office:string-value="" calcext:value-type="error">
            <text:p>#NOM ?</text:p>
          </table:table-cell>
          <table:table-cell table:style-name="ce37" table:formula="of:=sumiterationactivitypeople([$Planning.CT$2:.CT$62];[.$D6];[.$E6];[.$C6])" office:value-type="string" office:string-value="" calcext:value-type="error">
            <text:p>#NOM ?</text:p>
          </table:table-cell>
          <table:table-cell table:style-name="ce37" table:formula="of:=sumiterationactivitypeople([$Planning.CU$2:.CU$62];[.$D6];[.$E6];[.$C6])" office:value-type="string" office:string-value="" calcext:value-type="error">
            <text:p>#NOM ?</text:p>
          </table:table-cell>
          <table:table-cell table:style-name="ce37" table:formula="of:=sumiterationactivitypeople([$Planning.CV$2:.CV$62];[.$D6];[.$E6];[.$C6])" office:value-type="string" office:string-value="" calcext:value-type="error">
            <text:p>#NOM ?</text:p>
          </table:table-cell>
          <table:table-cell table:style-name="ce37" table:number-columns-repeated="2"/>
          <table:table-cell table:style-name="ce37" table:formula="of:=sumiterationactivitypeople([$Planning.CY$2:.CY$62];[.$D6];[.$E6];[.$C6])" office:value-type="string" office:string-value="" calcext:value-type="error">
            <text:p>#NOM ?</text:p>
          </table:table-cell>
          <table:table-cell table:style-name="ce37" table:formula="of:=sumiterationactivitypeople([$Planning.CZ$2:.CZ$62];[.$D6];[.$E6];[.$C6])" office:value-type="string" office:string-value="" calcext:value-type="error">
            <text:p>#NOM ?</text:p>
          </table:table-cell>
          <table:table-cell table:style-name="ce37" table:formula="of:=sumiterationactivitypeople([$Planning.DA$2:.DA$62];[.$D6];[.$E6];[.$C6])" office:value-type="string" office:string-value="" calcext:value-type="error">
            <text:p>#NOM ?</text:p>
          </table:table-cell>
          <table:table-cell table:style-name="ce37" table:formula="of:=sumiterationactivitypeople([$Planning.DB$2:.DB$62];[.$D6];[.$E6];[.$C6])" office:value-type="string" office:string-value="" calcext:value-type="error">
            <text:p>#NOM ?</text:p>
          </table:table-cell>
          <table:table-cell table:style-name="ce37" table:formula="of:=sumiterationactivitypeople([$Planning.DC$2:.DC$62];[.$D6];[.$E6];[.$C6])" office:value-type="string" office:string-value="" calcext:value-type="error">
            <text:p>#NOM ?</text:p>
          </table:table-cell>
          <table:table-cell table:style-name="ce37" table:number-columns-repeated="4"/>
          <table:table-cell table:style-name="ce37" table:formula="of:=sumiterationactivitypeople([$Planning.DH$2:.DH$62];[.$D6];[.$E6];[.$C6])" office:value-type="string" office:string-value="" calcext:value-type="error">
            <text:p>#NOM ?</text:p>
          </table:table-cell>
          <table:table-cell table:style-name="ce37" table:formula="of:=sumiterationactivitypeople([$Planning.DI$2:.DI$62];[.$D6];[.$E6];[.$C6])" office:value-type="string" office:string-value="" calcext:value-type="error">
            <text:p>#NOM ?</text:p>
          </table:table-cell>
          <table:table-cell table:style-name="ce37" table:formula="of:=sumiterationactivitypeople([$Planning.DJ$2:.DJ$62];[.$D6];[.$E6];[.$C6])" office:value-type="string" office:string-value="" calcext:value-type="error">
            <text:p>#NOM ?</text:p>
          </table:table-cell>
          <table:table-cell table:style-name="ce37" table:number-columns-repeated="4"/>
          <table:table-cell table:style-name="ce37" table:formula="of:=sumiterationactivitypeople([$Planning.DO$2:.DO$62];[.$D6];[.$E6];[.$C6])" office:value-type="string" office:string-value="" calcext:value-type="error">
            <text:p>#NOM ?</text:p>
          </table:table-cell>
          <table:table-cell table:style-name="ce37" table:formula="of:=sumiterationactivitypeople([$Planning.DP$2:.DP$62];[.$D6];[.$E6];[.$C6])" office:value-type="string" office:string-value="" calcext:value-type="error">
            <text:p>#NOM ?</text:p>
          </table:table-cell>
          <table:table-cell table:style-name="ce37" table:formula="of:=sumiterationactivitypeople([$Planning.DQ$2:.DQ$62];[.$D6];[.$E6];[.$C6])" office:value-type="string" office:string-value="" calcext:value-type="error">
            <text:p>#NOM ?</text:p>
          </table:table-cell>
          <table:table-cell table:style-name="ce37" table:number-columns-repeated="2"/>
          <table:table-cell table:style-name="ce37" table:formula="of:=sumiterationactivitypeople([$Planning.DT$2:.DT$62];[.$D6];[.$E6];[.$C6])" office:value-type="string" office:string-value="" calcext:value-type="error">
            <text:p>#NOM ?</text:p>
          </table:table-cell>
          <table:table-cell table:style-name="ce37" table:formula="of:=sumiterationactivitypeople([$Planning.DU$2:.DU$62];[.$D6];[.$E6];[.$C6])" office:value-type="string" office:string-value="" calcext:value-type="error">
            <text:p>#NOM ?</text:p>
          </table:table-cell>
          <table:table-cell table:style-name="ce37" table:formula="of:=sumiterationactivitypeople([$Planning.DV$2:.DV$62];[.$D6];[.$E6];[.$C6])" office:value-type="string" office:string-value="" calcext:value-type="error">
            <text:p>#NOM ?</text:p>
          </table:table-cell>
          <table:table-cell table:style-name="ce37" table:formula="of:=sumiterationactivitypeople([$Planning.DW$2:.DW$62];[.$D6];[.$E6];[.$C6])" office:value-type="string" office:string-value="" calcext:value-type="error">
            <text:p>#NOM ?</text:p>
          </table:table-cell>
          <table:table-cell table:style-name="ce37" table:formula="of:=sumiterationactivitypeople([$Planning.DX$2:.DX$62];[.$D6];[.$E6];[.$C6])" office:value-type="string" office:string-value="" calcext:value-type="error">
            <text:p>#NOM ?</text:p>
          </table:table-cell>
          <table:table-cell table:style-name="ce37" table:number-columns-repeated="2"/>
          <table:table-cell table:style-name="ce37" table:formula="of:=sumiterationactivitypeople([$Planning.EA$2:.EA$62];[.$D6];[.$E6];[.$C6])" office:value-type="string" office:string-value="" calcext:value-type="error">
            <text:p>#NOM ?</text:p>
          </table:table-cell>
          <table:table-cell table:style-name="ce37" table:formula="of:=sumiterationactivitypeople([$Planning.EB$2:.EB$62];[.$D6];[.$E6];[.$C6])" office:value-type="string" office:string-value="" calcext:value-type="error">
            <text:p>#NOM ?</text:p>
          </table:table-cell>
          <table:table-cell table:style-name="ce37" table:formula="of:=sumiterationactivitypeople([$Planning.EC$2:.EC$62];[.$D6];[.$E6];[.$C6])" office:value-type="string" office:string-value="" calcext:value-type="error">
            <text:p>#NOM ?</text:p>
          </table:table-cell>
          <table:table-cell table:style-name="ce37" table:formula="of:=sumiterationactivitypeople([$Planning.ED$2:.ED$62];[.$D6];[.$E6];[.$C6])" office:value-type="string" office:string-value="" calcext:value-type="error">
            <text:p>#NOM ?</text:p>
          </table:table-cell>
          <table:table-cell table:style-name="ce37" table:formula="of:=sumiterationactivitypeople([$Planning.EE$2:.EE$62];[.$D6];[.$E6];[.$C6])" office:value-type="string" office:string-value="" calcext:value-type="error">
            <text:p>#NOM ?</text:p>
          </table:table-cell>
          <table:table-cell table:style-name="ce37" table:number-columns-repeated="2"/>
          <table:table-cell table:style-name="ce37" table:formula="of:=sumiterationactivitypeople([$Planning.EH$2:.EH$62];[.$D6];[.$E6];[.$C6])" office:value-type="string" office:string-value="" calcext:value-type="error">
            <text:p>#NOM ?</text:p>
          </table:table-cell>
          <table:table-cell table:style-name="ce37" table:formula="of:=sumiterationactivitypeople([$Planning.EI$2:.EI$62];[.$D6];[.$E6];[.$C6])" office:value-type="string" office:string-value="" calcext:value-type="error">
            <text:p>#NOM ?</text:p>
          </table:table-cell>
          <table:table-cell table:style-name="ce37" table:formula="of:=sumiterationactivitypeople([$Planning.EJ$2:.EJ$62];[.$D6];[.$E6];[.$C6])" office:value-type="string" office:string-value="" calcext:value-type="error">
            <text:p>#NOM ?</text:p>
          </table:table-cell>
          <table:table-cell table:style-name="ce37" table:formula="of:=sumiterationactivitypeople([$Planning.EK$2:.EK$62];[.$D6];[.$E6];[.$C6])" office:value-type="string" office:string-value="" calcext:value-type="error">
            <text:p>#NOM ?</text:p>
          </table:table-cell>
          <table:table-cell table:style-name="ce37" table:formula="of:=sumiterationactivitypeople([$Planning.EL$2:.EL$62];[.$D6];[.$E6];[.$C6])" office:value-type="string" office:string-value="" calcext:value-type="error">
            <text:p>#NOM ?</text:p>
          </table:table-cell>
          <table:table-cell table:style-name="ce37" table:number-columns-repeated="2"/>
          <table:table-cell table:style-name="ce37" table:formula="of:=sumiterationactivitypeople([$Planning.EO$2:.EO$62];[.$D6];[.$E6];[.$C6])" office:value-type="string" office:string-value="" calcext:value-type="error">
            <text:p>#NOM ?</text:p>
          </table:table-cell>
          <table:table-cell table:style-name="ce37" table:formula="of:=sumiterationactivitypeople([$Planning.EP$2:.EP$62];[.$D6];[.$E6];[.$C6])" office:value-type="string" office:string-value="" calcext:value-type="error">
            <text:p>#NOM ?</text:p>
          </table:table-cell>
          <table:table-cell table:style-name="ce37" table:formula="of:=sumiterationactivitypeople([$Planning.EQ$2:.EQ$62];[.$D6];[.$E6];[.$C6])" office:value-type="string" office:string-value="" calcext:value-type="error">
            <text:p>#NOM ?</text:p>
          </table:table-cell>
          <table:table-cell table:style-name="ce37" table:formula="of:=sumiterationactivitypeople([$Planning.ER$2:.ER$62];[.$D6];[.$E6];[.$C6])" office:value-type="string" office:string-value="" calcext:value-type="error">
            <text:p>#NOM ?</text:p>
          </table:table-cell>
          <table:table-cell table:style-name="ce37" table:formula="of:=sumiterationactivitypeople([$Planning.ES$2:.ES$62];[.$D6];[.$E6];[.$C6])" office:value-type="string" office:string-value="" calcext:value-type="error">
            <text:p>#NOM ?</text:p>
          </table:table-cell>
          <table:table-cell table:style-name="ce37" table:number-columns-repeated="2"/>
          <table:table-cell table:style-name="ce37" table:formula="of:=sumiterationactivitypeople([$Planning.EV$2:.EV$62];[.$D6];[.$E6];[.$C6])" office:value-type="string" office:string-value="" calcext:value-type="error">
            <text:p>#NOM ?</text:p>
          </table:table-cell>
          <table:table-cell table:style-name="ce37" table:formula="of:=sumiterationactivitypeople([$Planning.EW$2:.EW$62];[.$D6];[.$E6];[.$C6])" office:value-type="string" office:string-value="" calcext:value-type="error">
            <text:p>#NOM ?</text:p>
          </table:table-cell>
          <table:table-cell table:style-name="ce37" table:formula="of:=sumiterationactivitypeople([$Planning.EX$2:.EX$62];[.$D6];[.$E6];[.$C6])" office:value-type="string" office:string-value="" calcext:value-type="error">
            <text:p>#NOM ?</text:p>
          </table:table-cell>
          <table:table-cell table:style-name="ce37" table:formula="of:=sumiterationactivitypeople([$Planning.EY$2:.EY$62];[.$D6];[.$E6];[.$C6])" office:value-type="string" office:string-value="" calcext:value-type="error">
            <text:p>#NOM ?</text:p>
          </table:table-cell>
          <table:table-cell table:style-name="ce37" table:formula="of:=sumiterationactivitypeople([$Planning.EZ$2:.EZ$62];[.$D6];[.$E6];[.$C6])" office:value-type="string" office:string-value="" calcext:value-type="error">
            <text:p>#NOM ?</text:p>
          </table:table-cell>
          <table:table-cell table:style-name="ce37" table:number-columns-repeated="2"/>
          <table:table-cell table:style-name="ce37" table:formula="of:=sumiterationactivitypeople([$Planning.FC$2:.FC$62];[.$D6];[.$E6];[.$C6])" office:value-type="string" office:string-value="" calcext:value-type="error">
            <text:p>#NOM ?</text:p>
          </table:table-cell>
          <table:table-cell table:style-name="ce37" table:formula="of:=sumiterationactivitypeople([$Planning.FD$2:.FD$62];[.$D6];[.$E6];[.$C6])" office:value-type="string" office:string-value="" calcext:value-type="error">
            <text:p>#NOM ?</text:p>
          </table:table-cell>
          <table:table-cell table:style-name="ce37" table:formula="of:=sumiterationactivitypeople([$Planning.FE$2:.FE$62];[.$D6];[.$E6];[.$C6])" office:value-type="string" office:string-value="" calcext:value-type="error">
            <text:p>#NOM ?</text:p>
          </table:table-cell>
          <table:table-cell table:style-name="ce37" table:formula="of:=sumiterationactivitypeople([$Planning.FF$2:.FF$62];[.$D6];[.$E6];[.$C6])" office:value-type="string" office:string-value="" calcext:value-type="error">
            <text:p>#NOM ?</text:p>
          </table:table-cell>
          <table:table-cell table:style-name="ce37" table:formula="of:=sumiterationactivitypeople([$Planning.FG$2:.FG$62];[.$D6];[.$E6];[.$C6])" office:value-type="string" office:string-value="" calcext:value-type="error">
            <text:p>#NOM ?</text:p>
          </table:table-cell>
          <table:table-cell table:style-name="ce37" table:number-columns-repeated="2"/>
          <table:table-cell table:style-name="ce37" table:formula="of:=sumiterationactivitypeople([$Planning.FJ$2:.FJ$62];[.$D6];[.$E6];[.$C6])" office:value-type="string" office:string-value="" calcext:value-type="error">
            <text:p>#NOM ?</text:p>
          </table:table-cell>
          <table:table-cell table:style-name="ce37" table:formula="of:=sumiterationactivitypeople([$Planning.FK$2:.FK$62];[.$D6];[.$E6];[.$C6])" office:value-type="string" office:string-value="" calcext:value-type="error">
            <text:p>#NOM ?</text:p>
          </table:table-cell>
          <table:table-cell table:style-name="ce37" table:formula="of:=sumiterationactivitypeople([$Planning.FL$2:.FL$62];[.$D6];[.$E6];[.$C6])" office:value-type="string" office:string-value="" calcext:value-type="error">
            <text:p>#NOM ?</text:p>
          </table:table-cell>
          <table:table-cell table:style-name="ce37" table:formula="of:=sumiterationactivitypeople([$Planning.FM$2:.FM$62];[.$D6];[.$E6];[.$C6])" office:value-type="string" office:string-value="" calcext:value-type="error">
            <text:p>#NOM ?</text:p>
          </table:table-cell>
          <table:table-cell table:style-name="ce37" table:formula="of:=sumiterationactivitypeople([$Planning.FN$2:.FN$62];[.$D6];[.$E6];[.$C6])" office:value-type="string" office:string-value="" calcext:value-type="error">
            <text:p>#NOM ?</text:p>
          </table:table-cell>
          <table:table-cell table:style-name="ce37" table:number-columns-repeated="2"/>
          <table:table-cell table:style-name="ce37" table:formula="of:=sumiterationactivitypeople([$Planning.FQ$2:.FQ$62];[.$D6];[.$E6];[.$C6])" office:value-type="string" office:string-value="" calcext:value-type="error">
            <text:p>#NOM ?</text:p>
          </table:table-cell>
          <table:table-cell table:style-name="ce37" table:formula="of:=sumiterationactivitypeople([$Planning.FR$2:.FR$62];[.$D6];[.$E6];[.$C6])" office:value-type="string" office:string-value="" calcext:value-type="error">
            <text:p>#NOM ?</text:p>
          </table:table-cell>
          <table:table-cell table:style-name="ce37" table:formula="of:=sumiterationactivitypeople([$Planning.FS$2:.FS$62];[.$D6];[.$E6];[.$C6])" office:value-type="string" office:string-value="" calcext:value-type="error">
            <text:p>#NOM ?</text:p>
          </table:table-cell>
          <table:table-cell table:style-name="ce37" table:formula="of:=sumiterationactivitypeople([$Planning.FT$2:.FT$62];[.$D6];[.$E6];[.$C6])" office:value-type="string" office:string-value="" calcext:value-type="error">
            <text:p>#NOM ?</text:p>
          </table:table-cell>
          <table:table-cell table:style-name="ce37" table:formula="of:=sumiterationactivitypeople([$Planning.FU$2:.FU$62];[.$D6];[.$E6];[.$C6])" office:value-type="string" office:string-value="" calcext:value-type="error">
            <text:p>#NOM ?</text:p>
          </table:table-cell>
          <table:table-cell table:style-name="ce37" table:number-columns-repeated="2"/>
          <table:table-cell table:style-name="ce37" table:formula="of:=sumiterationactivitypeople([$Planning.FX$2:.FX$62];[.$D6];[.$E6];[.$C6])" office:value-type="string" office:string-value="" calcext:value-type="error">
            <text:p>#NOM ?</text:p>
          </table:table-cell>
          <table:table-cell table:style-name="ce37" table:formula="of:=sumiterationactivitypeople([$Planning.FY$2:.FY$62];[.$D6];[.$E6];[.$C6])" office:value-type="string" office:string-value="" calcext:value-type="error">
            <text:p>#NOM ?</text:p>
          </table:table-cell>
          <table:table-cell table:style-name="ce37" table:formula="of:=sumiterationactivitypeople([$Planning.FZ$2:.FZ$62];[.$D6];[.$E6];[.$C6])" office:value-type="string" office:string-value="" calcext:value-type="error">
            <text:p>#NOM ?</text:p>
          </table:table-cell>
          <table:table-cell table:style-name="ce37" table:formula="of:=sumiterationactivitypeople([$Planning.GA$2:.GA$62];[.$D6];[.$E6];[.$C6])" office:value-type="string" office:string-value="" calcext:value-type="error">
            <text:p>#NOM ?</text:p>
          </table:table-cell>
          <table:table-cell table:style-name="ce37" table:formula="of:=sumiterationactivitypeople([$Planning.GB$2:.GB$62];[.$D6];[.$E6];[.$C6])" office:value-type="string" office:string-value="" calcext:value-type="error">
            <text:p>#NOM ?</text:p>
          </table:table-cell>
          <table:table-cell table:style-name="ce37" table:number-columns-repeated="2"/>
          <table:table-cell table:style-name="ce37" table:formula="of:=sumiterationactivitypeople([$Planning.GE$2:.GE$62];[.$D6];[.$E6];[.$C6])" office:value-type="string" office:string-value="" calcext:value-type="error">
            <text:p>#NOM ?</text:p>
          </table:table-cell>
          <table:table-cell table:style-name="ce37" table:formula="of:=sumiterationactivitypeople([$Planning.GF$2:.GF$62];[.$D6];[.$E6];[.$C6])" office:value-type="string" office:string-value="" calcext:value-type="error">
            <text:p>#NOM ?</text:p>
          </table:table-cell>
          <table:table-cell table:style-name="ce37" table:formula="of:=sumiterationactivitypeople([$Planning.GG$2:.GG$62];[.$D6];[.$E6];[.$C6])" office:value-type="string" office:string-value="" calcext:value-type="error">
            <text:p>#NOM ?</text:p>
          </table:table-cell>
          <table:table-cell table:style-name="ce37" table:formula="of:=sumiterationactivitypeople([$Planning.GH$2:.GH$62];[.$D6];[.$E6];[.$C6])" office:value-type="string" office:string-value="" calcext:value-type="error">
            <text:p>#NOM ?</text:p>
          </table:table-cell>
          <table:table-cell table:style-name="ce37" table:formula="of:=sumiterationactivitypeople([$Planning.GI$2:.GI$62];[.$D6];[.$E6];[.$C6])" office:value-type="string" office:string-value="" calcext:value-type="error">
            <text:p>#NOM ?</text:p>
          </table:table-cell>
          <table:table-cell table:style-name="ce37"/>
          <table:table-cell table:style-name="ce67"/>
          <table:table-cell table:style-name="ce37" table:formula="of:=SUM([.F6:.EV6])" office:value-type="string" office:string-value="" calcext:value-type="error">
            <text:p>#NOM ?</text:p>
          </table:table-cell>
          <table:table-cell table:style-name="ce37" table:formula="of:=SUM([.EV6:.GJ6])" office:value-type="string" office:string-value="" calcext:value-type="error">
            <text:p>#NOM ?</text:p>
          </table:table-cell>
          <table:table-cell table:style-name="ce37" table:formula="of:=SUM([.GM6:.GN6])" office:value-type="string" office:string-value="" calcext:value-type="error">
            <text:p>#NOM ?</text:p>
          </table:table-cell>
          <table:table-cell table:style-name="ce37" table:number-columns-repeated="827"/>
        </table:table-row>
        <table:table-row table:style-name="ro9">
          <table:table-cell table:style-name="ce37" table:formula="of:=planner!#REF!" office:value-type="string" office:string-value="" calcext:value-type="error">
            <text:p>#NOM ?</text:p>
          </table:table-cell>
          <table:table-cell table:style-name="ce37" table:formula="of:=SUM([.F7:.GJ7])" office:value-type="string" office:string-value="" calcext:value-type="error">
            <text:p>#NOM ?</text:p>
          </table:table-cell>
          <table:table-cell table:number-columns-repeated="2" table:style-name="ce38" office:value-type="string" calcext:value-type="string">
            <text:p>**</text:p>
          </table:table-cell>
          <table:table-cell table:style-name="ce74" office:value-type="string" calcext:value-type="string">
            <text:p>gs</text:p>
          </table:table-cell>
          <table:table-cell table:style-name="ce37" table:formula="of:=sumiterationactivitypeople([$Planning.E$2:.E$62];[.$D7];[.$E7];[.$C7])" office:value-type="string" office:string-value="" calcext:value-type="error">
            <text:p>#NOM ?</text:p>
          </table:table-cell>
          <table:table-cell table:style-name="ce37" table:formula="of:=sumiterationactivitypeople([$Planning.F$2:.F$62];[.$D7];[.$E7];[.$C7])" office:value-type="string" office:string-value="" calcext:value-type="error">
            <text:p>#NOM ?</text:p>
          </table:table-cell>
          <table:table-cell table:style-name="ce37" table:formula="of:=sumiterationactivitypeople([$Planning.G$2:.G$62];[.$D7];[.$E7];[.$C7])" office:value-type="string" office:string-value="" calcext:value-type="error">
            <text:p>#NOM ?</text:p>
          </table:table-cell>
          <table:table-cell table:style-name="ce37" table:formula="of:=sumiterationactivitypeople([$Planning.H$2:.H$62];[.$D7];[.$E7];[.$C7])" office:value-type="string" office:string-value="" calcext:value-type="error">
            <text:p>#NOM ?</text:p>
          </table:table-cell>
          <table:table-cell table:style-name="ce37" table:formula="of:=sumiterationactivitypeople([$Planning.I$2:.I$62];[.$D7];[.$E7];[.$C7])" office:value-type="string" office:string-value="" calcext:value-type="error">
            <text:p>#NOM ?</text:p>
          </table:table-cell>
          <table:table-cell table:style-name="ce37" table:number-columns-repeated="2"/>
          <table:table-cell table:style-name="ce37" table:formula="of:=sumiterationactivitypeople([$Planning.L$2:.L$62];[.$D7];[.$E7];[.$C7])" office:value-type="string" office:string-value="" calcext:value-type="error">
            <text:p>#NOM ?</text:p>
          </table:table-cell>
          <table:table-cell table:style-name="ce37" table:formula="of:=sumiterationactivitypeople([$Planning.M$2:.M$62];[.$D7];[.$E7];[.$C7])" office:value-type="string" office:string-value="" calcext:value-type="error">
            <text:p>#NOM ?</text:p>
          </table:table-cell>
          <table:table-cell table:style-name="ce37" table:formula="of:=sumiterationactivitypeople([$Planning.N$2:.N$62];[.$D7];[.$E7];[.$C7])" office:value-type="string" office:string-value="" calcext:value-type="error">
            <text:p>#NOM ?</text:p>
          </table:table-cell>
          <table:table-cell table:style-name="ce37" table:formula="of:=sumiterationactivitypeople([$Planning.O$2:.O$62];[.$D7];[.$E7];[.$C7])" office:value-type="string" office:string-value="" calcext:value-type="error">
            <text:p>#NOM ?</text:p>
          </table:table-cell>
          <table:table-cell table:style-name="ce37" table:formula="of:=sumiterationactivitypeople([$Planning.P$2:.P$62];[.$D7];[.$E7];[.$C7])" office:value-type="string" office:string-value="" calcext:value-type="error">
            <text:p>#NOM ?</text:p>
          </table:table-cell>
          <table:table-cell table:style-name="ce37" table:number-columns-repeated="2"/>
          <table:table-cell table:style-name="ce37" table:formula="of:=sumiterationactivitypeople([$Planning.S$2:.S$62];[.$D7];[.$E7];[.$C7])" office:value-type="string" office:string-value="" calcext:value-type="error">
            <text:p>#NOM ?</text:p>
          </table:table-cell>
          <table:table-cell table:style-name="ce37" table:formula="of:=sumiterationactivitypeople([$Planning.T$2:.T$62];[.$D7];[.$E7];[.$C7])" office:value-type="string" office:string-value="" calcext:value-type="error">
            <text:p>#NOM ?</text:p>
          </table:table-cell>
          <table:table-cell table:style-name="ce37" table:formula="of:=sumiterationactivitypeople([$Planning.U$2:.U$62];[.$D7];[.$E7];[.$C7])" office:value-type="string" office:string-value="" calcext:value-type="error">
            <text:p>#NOM ?</text:p>
          </table:table-cell>
          <table:table-cell table:style-name="ce37" table:formula="of:=sumiterationactivitypeople([$Planning.V$2:.V$62];[.$D7];[.$E7];[.$C7])" office:value-type="string" office:string-value="" calcext:value-type="error">
            <text:p>#NOM ?</text:p>
          </table:table-cell>
          <table:table-cell table:style-name="ce37" table:formula="of:=sumiterationactivitypeople([$Planning.W$2:.W$62];[.$D7];[.$E7];[.$C7])" office:value-type="string" office:string-value="" calcext:value-type="error">
            <text:p>#NOM ?</text:p>
          </table:table-cell>
          <table:table-cell table:style-name="ce37" table:number-columns-repeated="2"/>
          <table:table-cell table:style-name="ce37" table:formula="of:=sumiterationactivitypeople([$Planning.Z$2:.Z$62];[.$D7];[.$E7];[.$C7])" office:value-type="string" office:string-value="" calcext:value-type="error">
            <text:p>#NOM ?</text:p>
          </table:table-cell>
          <table:table-cell table:style-name="ce37" table:formula="of:=sumiterationactivitypeople([$Planning.AA$2:.AA$62];[.$D7];[.$E7];[.$C7])" office:value-type="string" office:string-value="" calcext:value-type="error">
            <text:p>#NOM ?</text:p>
          </table:table-cell>
          <table:table-cell table:style-name="ce37" table:formula="of:=sumiterationactivitypeople([$Planning.AB$2:.AB$62];[.$D7];[.$E7];[.$C7])" office:value-type="string" office:string-value="" calcext:value-type="error">
            <text:p>#NOM ?</text:p>
          </table:table-cell>
          <table:table-cell table:style-name="ce37" table:formula="of:=sumiterationactivitypeople([$Planning.AC$2:.AC$62];[.$D7];[.$E7];[.$C7])" office:value-type="string" office:string-value="" calcext:value-type="error">
            <text:p>#NOM ?</text:p>
          </table:table-cell>
          <table:table-cell table:style-name="ce37" table:formula="of:=sumiterationactivitypeople([$Planning.AD$2:.AD$62];[.$D7];[.$E7];[.$C7])" office:value-type="string" office:string-value="" calcext:value-type="error">
            <text:p>#NOM ?</text:p>
          </table:table-cell>
          <table:table-cell table:style-name="ce37" table:number-columns-repeated="2"/>
          <table:table-cell table:style-name="ce37" table:formula="of:=sumiterationactivitypeople([$Planning.AG$2:.AG$62];[.$D7];[.$E7];[.$C7])" office:value-type="string" office:string-value="" calcext:value-type="error">
            <text:p>#NOM ?</text:p>
          </table:table-cell>
          <table:table-cell table:style-name="ce37" table:formula="of:=sumiterationactivitypeople([$Planning.AH$2:.AH$62];[.$D7];[.$E7];[.$C7])" office:value-type="string" office:string-value="" calcext:value-type="error">
            <text:p>#NOM ?</text:p>
          </table:table-cell>
          <table:table-cell table:style-name="ce37" table:formula="of:=sumiterationactivitypeople([$Planning.AI$2:.AI$62];[.$D7];[.$E7];[.$C7])" office:value-type="string" office:string-value="" calcext:value-type="error">
            <text:p>#NOM ?</text:p>
          </table:table-cell>
          <table:table-cell table:style-name="ce37" table:formula="of:=sumiterationactivitypeople([$Planning.AJ$2:.AJ$62];[.$D7];[.$E7];[.$C7])" office:value-type="string" office:string-value="" calcext:value-type="error">
            <text:p>#NOM ?</text:p>
          </table:table-cell>
          <table:table-cell table:style-name="ce37" table:formula="of:=sumiterationactivitypeople([$Planning.AK$2:.AK$62];[.$D7];[.$E7];[.$C7])" office:value-type="string" office:string-value="" calcext:value-type="error">
            <text:p>#NOM ?</text:p>
          </table:table-cell>
          <table:table-cell table:style-name="ce37" table:number-columns-repeated="2"/>
          <table:table-cell table:style-name="ce37" table:formula="of:=sumiterationactivitypeople([$Planning.AN$2:.AN$62];[.$D7];[.$E7];[.$C7])" office:value-type="string" office:string-value="" calcext:value-type="error">
            <text:p>#NOM ?</text:p>
          </table:table-cell>
          <table:table-cell table:style-name="ce37" table:formula="of:=sumiterationactivitypeople([$Planning.AO$2:.AO$62];[.$D7];[.$E7];[.$C7])" office:value-type="string" office:string-value="" calcext:value-type="error">
            <text:p>#NOM ?</text:p>
          </table:table-cell>
          <table:table-cell table:style-name="ce37" table:formula="of:=sumiterationactivitypeople([$Planning.AP$2:.AP$62];[.$D7];[.$E7];[.$C7])" office:value-type="string" office:string-value="" calcext:value-type="error">
            <text:p>#NOM ?</text:p>
          </table:table-cell>
          <table:table-cell table:style-name="ce37" table:formula="of:=sumiterationactivitypeople([$Planning.AQ$2:.AQ$62];[.$D7];[.$E7];[.$C7])" office:value-type="string" office:string-value="" calcext:value-type="error">
            <text:p>#NOM ?</text:p>
          </table:table-cell>
          <table:table-cell table:style-name="ce37" table:formula="of:=sumiterationactivitypeople([$Planning.AR$2:.AR$62];[.$D7];[.$E7];[.$C7])" office:value-type="string" office:string-value="" calcext:value-type="error">
            <text:p>#NOM ?</text:p>
          </table:table-cell>
          <table:table-cell table:style-name="ce37" table:number-columns-repeated="2"/>
          <table:table-cell table:style-name="ce37" table:formula="of:=sumiterationactivitypeople([$Planning.AU$2:.AU$62];[.$D7];[.$E7];[.$C7])" office:value-type="string" office:string-value="" calcext:value-type="error">
            <text:p>#NOM ?</text:p>
          </table:table-cell>
          <table:table-cell table:style-name="ce37" table:formula="of:=sumiterationactivitypeople([$Planning.AV$2:.AV$62];[.$D7];[.$E7];[.$C7])" office:value-type="string" office:string-value="" calcext:value-type="error">
            <text:p>#NOM ?</text:p>
          </table:table-cell>
          <table:table-cell table:style-name="ce37" table:formula="of:=sumiterationactivitypeople([$Planning.AW$2:.AW$62];[.$D7];[.$E7];[.$C7])" office:value-type="string" office:string-value="" calcext:value-type="error">
            <text:p>#NOM ?</text:p>
          </table:table-cell>
          <table:table-cell table:style-name="ce37" table:formula="of:=sumiterationactivitypeople([$Planning.AX$2:.AX$62];[.$D7];[.$E7];[.$C7])" office:value-type="string" office:string-value="" calcext:value-type="error">
            <text:p>#NOM ?</text:p>
          </table:table-cell>
          <table:table-cell table:style-name="ce37" table:formula="of:=sumiterationactivitypeople([$Planning.AY$2:.AY$62];[.$D7];[.$E7];[.$C7])" office:value-type="string" office:string-value="" calcext:value-type="error">
            <text:p>#NOM ?</text:p>
          </table:table-cell>
          <table:table-cell table:style-name="ce37" table:number-columns-repeated="2"/>
          <table:table-cell table:style-name="ce37" table:formula="of:=sumiterationactivitypeople([$Planning.BB$2:.BB$62];[.$D7];[.$E7];[.$C7])" office:value-type="string" office:string-value="" calcext:value-type="error">
            <text:p>#NOM ?</text:p>
          </table:table-cell>
          <table:table-cell table:style-name="ce37" table:formula="of:=sumiterationactivitypeople([$Planning.BC$2:.BC$62];[.$D7];[.$E7];[.$C7])" office:value-type="string" office:string-value="" calcext:value-type="error">
            <text:p>#NOM ?</text:p>
          </table:table-cell>
          <table:table-cell table:style-name="ce37" table:formula="of:=sumiterationactivitypeople([$Planning.BD$2:.BD$62];[.$D7];[.$E7];[.$C7])" office:value-type="string" office:string-value="" calcext:value-type="error">
            <text:p>#NOM ?</text:p>
          </table:table-cell>
          <table:table-cell table:style-name="ce37" table:number-columns-repeated="4"/>
          <table:table-cell table:style-name="ce37" table:formula="of:=sumiterationactivitypeople([$Planning.BI$2:.BI$62];[.$D7];[.$E7];[.$C7])" office:value-type="string" office:string-value="" calcext:value-type="error">
            <text:p>#NOM ?</text:p>
          </table:table-cell>
          <table:table-cell table:style-name="ce37" table:formula="of:=sumiterationactivitypeople([$Planning.BJ$2:.BJ$62];[.$D7];[.$E7];[.$C7])" office:value-type="string" office:string-value="" calcext:value-type="error">
            <text:p>#NOM ?</text:p>
          </table:table-cell>
          <table:table-cell table:style-name="ce37" table:formula="of:=sumiterationactivitypeople([$Planning.BK$2:.BK$62];[.$D7];[.$E7];[.$C7])" office:value-type="string" office:string-value="" calcext:value-type="error">
            <text:p>#NOM ?</text:p>
          </table:table-cell>
          <table:table-cell table:style-name="ce37" table:formula="of:=sumiterationactivitypeople([$Planning.BL$2:.BL$62];[.$D7];[.$E7];[.$C7])" office:value-type="string" office:string-value="" calcext:value-type="error">
            <text:p>#NOM ?</text:p>
          </table:table-cell>
          <table:table-cell table:style-name="ce37" table:formula="of:=sumiterationactivitypeople([$Planning.BM$2:.BM$62];[.$D7];[.$E7];[.$C7])" office:value-type="string" office:string-value="" calcext:value-type="error">
            <text:p>#NOM ?</text:p>
          </table:table-cell>
          <table:table-cell table:style-name="ce37" table:number-columns-repeated="2"/>
          <table:table-cell table:style-name="ce37" table:formula="of:=sumiterationactivitypeople([$Planning.BP$2:.BP$62];[.$D7];[.$E7];[.$C7])" office:value-type="string" office:string-value="" calcext:value-type="error">
            <text:p>#NOM ?</text:p>
          </table:table-cell>
          <table:table-cell table:style-name="ce37" table:formula="of:=sumiterationactivitypeople([$Planning.BQ$2:.BQ$62];[.$D7];[.$E7];[.$C7])" office:value-type="string" office:string-value="" calcext:value-type="error">
            <text:p>#NOM ?</text:p>
          </table:table-cell>
          <table:table-cell table:style-name="ce37" table:formula="of:=sumiterationactivitypeople([$Planning.BR$2:.BR$62];[.$D7];[.$E7];[.$C7])" office:value-type="string" office:string-value="" calcext:value-type="error">
            <text:p>#NOM ?</text:p>
          </table:table-cell>
          <table:table-cell table:style-name="ce37" table:formula="of:=sumiterationactivitypeople([$Planning.BS$2:.BS$62];[.$D7];[.$E7];[.$C7])" office:value-type="string" office:string-value="" calcext:value-type="error">
            <text:p>#NOM ?</text:p>
          </table:table-cell>
          <table:table-cell table:style-name="ce37" table:formula="of:=sumiterationactivitypeople([$Planning.BT$2:.BT$62];[.$D7];[.$E7];[.$C7])" office:value-type="string" office:string-value="" calcext:value-type="error">
            <text:p>#NOM ?</text:p>
          </table:table-cell>
          <table:table-cell table:style-name="ce37" table:number-columns-repeated="2"/>
          <table:table-cell table:style-name="ce37" table:formula="of:=sumiterationactivitypeople([$Planning.BW$2:.BW$62];[.$D7];[.$E7];[.$C7])" office:value-type="string" office:string-value="" calcext:value-type="error">
            <text:p>#NOM ?</text:p>
          </table:table-cell>
          <table:table-cell table:style-name="ce37" table:formula="of:=sumiterationactivitypeople([$Planning.BX$2:.BX$62];[.$D7];[.$E7];[.$C7])" office:value-type="string" office:string-value="" calcext:value-type="error">
            <text:p>#NOM ?</text:p>
          </table:table-cell>
          <table:table-cell table:style-name="ce37" table:formula="of:=sumiterationactivitypeople([$Planning.BY$2:.BY$62];[.$D7];[.$E7];[.$C7])" office:value-type="string" office:string-value="" calcext:value-type="error">
            <text:p>#NOM ?</text:p>
          </table:table-cell>
          <table:table-cell table:style-name="ce37" table:formula="of:=sumiterationactivitypeople([$Planning.BZ$2:.BZ$62];[.$D7];[.$E7];[.$C7])" office:value-type="string" office:string-value="" calcext:value-type="error">
            <text:p>#NOM ?</text:p>
          </table:table-cell>
          <table:table-cell table:style-name="ce37" table:formula="of:=sumiterationactivitypeople([$Planning.CA$2:.CA$62];[.$D7];[.$E7];[.$C7])" office:value-type="string" office:string-value="" calcext:value-type="error">
            <text:p>#NOM ?</text:p>
          </table:table-cell>
          <table:table-cell table:style-name="ce37" table:number-columns-repeated="2"/>
          <table:table-cell table:style-name="ce37" table:formula="of:=sumiterationactivitypeople([$Planning.CD$2:.CD$62];[.$D7];[.$E7];[.$C7])" office:value-type="string" office:string-value="" calcext:value-type="error">
            <text:p>#NOM ?</text:p>
          </table:table-cell>
          <table:table-cell table:style-name="ce37" table:formula="of:=sumiterationactivitypeople([$Planning.CE$2:.CE$62];[.$D7];[.$E7];[.$C7])" office:value-type="string" office:string-value="" calcext:value-type="error">
            <text:p>#NOM ?</text:p>
          </table:table-cell>
          <table:table-cell table:style-name="ce37" table:formula="of:=sumiterationactivitypeople([$Planning.CF$2:.CF$62];[.$D7];[.$E7];[.$C7])" office:value-type="string" office:string-value="" calcext:value-type="error">
            <text:p>#NOM ?</text:p>
          </table:table-cell>
          <table:table-cell table:style-name="ce37" table:formula="of:=sumiterationactivitypeople([$Planning.CG$2:.CG$62];[.$D7];[.$E7];[.$C7])" office:value-type="string" office:string-value="" calcext:value-type="error">
            <text:p>#NOM ?</text:p>
          </table:table-cell>
          <table:table-cell table:style-name="ce37" table:formula="of:=sumiterationactivitypeople([$Planning.CH$2:.CH$62];[.$D7];[.$E7];[.$C7])" office:value-type="string" office:string-value="" calcext:value-type="error">
            <text:p>#NOM ?</text:p>
          </table:table-cell>
          <table:table-cell table:style-name="ce37" table:number-columns-repeated="2"/>
          <table:table-cell table:style-name="ce37" table:formula="of:=sumiterationactivitypeople([$Planning.CK$2:.CK$62];[.$D7];[.$E7];[.$C7])" office:value-type="string" office:string-value="" calcext:value-type="error">
            <text:p>#NOM ?</text:p>
          </table:table-cell>
          <table:table-cell table:style-name="ce37" table:formula="of:=sumiterationactivitypeople([$Planning.CL$2:.CL$62];[.$D7];[.$E7];[.$C7])" office:value-type="string" office:string-value="" calcext:value-type="error">
            <text:p>#NOM ?</text:p>
          </table:table-cell>
          <table:table-cell table:style-name="ce37" table:formula="of:=sumiterationactivitypeople([$Planning.CM$2:.CM$62];[.$D7];[.$E7];[.$C7])" office:value-type="string" office:string-value="" calcext:value-type="error">
            <text:p>#NOM ?</text:p>
          </table:table-cell>
          <table:table-cell table:style-name="ce37" table:formula="of:=sumiterationactivitypeople([$Planning.CN$2:.CN$62];[.$D7];[.$E7];[.$C7])" office:value-type="string" office:string-value="" calcext:value-type="error">
            <text:p>#NOM ?</text:p>
          </table:table-cell>
          <table:table-cell table:style-name="ce37" table:formula="of:=sumiterationactivitypeople([$Planning.CO$2:.CO$62];[.$D7];[.$E7];[.$C7])" office:value-type="string" office:string-value="" calcext:value-type="error">
            <text:p>#NOM ?</text:p>
          </table:table-cell>
          <table:table-cell table:style-name="ce37" table:number-columns-repeated="2"/>
          <table:table-cell table:style-name="ce37" table:formula="of:=sumiterationactivitypeople([$Planning.CR$2:.CR$62];[.$D7];[.$E7];[.$C7])" office:value-type="string" office:string-value="" calcext:value-type="error">
            <text:p>#NOM ?</text:p>
          </table:table-cell>
          <table:table-cell table:style-name="ce37" table:formula="of:=sumiterationactivitypeople([$Planning.CS$2:.CS$62];[.$D7];[.$E7];[.$C7])" office:value-type="string" office:string-value="" calcext:value-type="error">
            <text:p>#NOM ?</text:p>
          </table:table-cell>
          <table:table-cell table:style-name="ce37" table:formula="of:=sumiterationactivitypeople([$Planning.CT$2:.CT$62];[.$D7];[.$E7];[.$C7])" office:value-type="string" office:string-value="" calcext:value-type="error">
            <text:p>#NOM ?</text:p>
          </table:table-cell>
          <table:table-cell table:style-name="ce37" table:formula="of:=sumiterationactivitypeople([$Planning.CU$2:.CU$62];[.$D7];[.$E7];[.$C7])" office:value-type="string" office:string-value="" calcext:value-type="error">
            <text:p>#NOM ?</text:p>
          </table:table-cell>
          <table:table-cell table:style-name="ce37" table:formula="of:=sumiterationactivitypeople([$Planning.CV$2:.CV$62];[.$D7];[.$E7];[.$C7])" office:value-type="string" office:string-value="" calcext:value-type="error">
            <text:p>#NOM ?</text:p>
          </table:table-cell>
          <table:table-cell table:style-name="ce37" table:number-columns-repeated="2"/>
          <table:table-cell table:style-name="ce37" table:formula="of:=sumiterationactivitypeople([$Planning.CY$2:.CY$62];[.$D7];[.$E7];[.$C7])" office:value-type="string" office:string-value="" calcext:value-type="error">
            <text:p>#NOM ?</text:p>
          </table:table-cell>
          <table:table-cell table:style-name="ce37" table:formula="of:=sumiterationactivitypeople([$Planning.CZ$2:.CZ$62];[.$D7];[.$E7];[.$C7])" office:value-type="string" office:string-value="" calcext:value-type="error">
            <text:p>#NOM ?</text:p>
          </table:table-cell>
          <table:table-cell table:style-name="ce37" table:formula="of:=sumiterationactivitypeople([$Planning.DA$2:.DA$62];[.$D7];[.$E7];[.$C7])" office:value-type="string" office:string-value="" calcext:value-type="error">
            <text:p>#NOM ?</text:p>
          </table:table-cell>
          <table:table-cell table:style-name="ce37" table:formula="of:=sumiterationactivitypeople([$Planning.DB$2:.DB$62];[.$D7];[.$E7];[.$C7])" office:value-type="string" office:string-value="" calcext:value-type="error">
            <text:p>#NOM ?</text:p>
          </table:table-cell>
          <table:table-cell table:style-name="ce37" table:formula="of:=sumiterationactivitypeople([$Planning.DC$2:.DC$62];[.$D7];[.$E7];[.$C7])" office:value-type="string" office:string-value="" calcext:value-type="error">
            <text:p>#NOM ?</text:p>
          </table:table-cell>
          <table:table-cell table:style-name="ce37" table:number-columns-repeated="4"/>
          <table:table-cell table:style-name="ce37" table:formula="of:=sumiterationactivitypeople([$Planning.DH$2:.DH$62];[.$D7];[.$E7];[.$C7])" office:value-type="string" office:string-value="" calcext:value-type="error">
            <text:p>#NOM ?</text:p>
          </table:table-cell>
          <table:table-cell table:style-name="ce37" table:formula="of:=sumiterationactivitypeople([$Planning.DI$2:.DI$62];[.$D7];[.$E7];[.$C7])" office:value-type="string" office:string-value="" calcext:value-type="error">
            <text:p>#NOM ?</text:p>
          </table:table-cell>
          <table:table-cell table:style-name="ce37" table:formula="of:=sumiterationactivitypeople([$Planning.DJ$2:.DJ$62];[.$D7];[.$E7];[.$C7])" office:value-type="string" office:string-value="" calcext:value-type="error">
            <text:p>#NOM ?</text:p>
          </table:table-cell>
          <table:table-cell table:style-name="ce37" table:number-columns-repeated="4"/>
          <table:table-cell table:style-name="ce37" table:formula="of:=sumiterationactivitypeople([$Planning.DO$2:.DO$62];[.$D7];[.$E7];[.$C7])" office:value-type="string" office:string-value="" calcext:value-type="error">
            <text:p>#NOM ?</text:p>
          </table:table-cell>
          <table:table-cell table:style-name="ce37" table:formula="of:=sumiterationactivitypeople([$Planning.DP$2:.DP$62];[.$D7];[.$E7];[.$C7])" office:value-type="string" office:string-value="" calcext:value-type="error">
            <text:p>#NOM ?</text:p>
          </table:table-cell>
          <table:table-cell table:style-name="ce37" table:formula="of:=sumiterationactivitypeople([$Planning.DQ$2:.DQ$62];[.$D7];[.$E7];[.$C7])" office:value-type="string" office:string-value="" calcext:value-type="error">
            <text:p>#NOM ?</text:p>
          </table:table-cell>
          <table:table-cell table:style-name="ce37" table:number-columns-repeated="2"/>
          <table:table-cell table:style-name="ce37" table:formula="of:=sumiterationactivitypeople([$Planning.DT$2:.DT$62];[.$D7];[.$E7];[.$C7])" office:value-type="string" office:string-value="" calcext:value-type="error">
            <text:p>#NOM ?</text:p>
          </table:table-cell>
          <table:table-cell table:style-name="ce37" table:formula="of:=sumiterationactivitypeople([$Planning.DU$2:.DU$62];[.$D7];[.$E7];[.$C7])" office:value-type="string" office:string-value="" calcext:value-type="error">
            <text:p>#NOM ?</text:p>
          </table:table-cell>
          <table:table-cell table:style-name="ce37" table:formula="of:=sumiterationactivitypeople([$Planning.DV$2:.DV$62];[.$D7];[.$E7];[.$C7])" office:value-type="string" office:string-value="" calcext:value-type="error">
            <text:p>#NOM ?</text:p>
          </table:table-cell>
          <table:table-cell table:style-name="ce37" table:formula="of:=sumiterationactivitypeople([$Planning.DW$2:.DW$62];[.$D7];[.$E7];[.$C7])" office:value-type="string" office:string-value="" calcext:value-type="error">
            <text:p>#NOM ?</text:p>
          </table:table-cell>
          <table:table-cell table:style-name="ce37" table:formula="of:=sumiterationactivitypeople([$Planning.DX$2:.DX$62];[.$D7];[.$E7];[.$C7])" office:value-type="string" office:string-value="" calcext:value-type="error">
            <text:p>#NOM ?</text:p>
          </table:table-cell>
          <table:table-cell table:style-name="ce37" table:number-columns-repeated="2"/>
          <table:table-cell table:style-name="ce37" table:formula="of:=sumiterationactivitypeople([$Planning.EA$2:.EA$62];[.$D7];[.$E7];[.$C7])" office:value-type="string" office:string-value="" calcext:value-type="error">
            <text:p>#NOM ?</text:p>
          </table:table-cell>
          <table:table-cell table:style-name="ce37" table:formula="of:=sumiterationactivitypeople([$Planning.EB$2:.EB$62];[.$D7];[.$E7];[.$C7])" office:value-type="string" office:string-value="" calcext:value-type="error">
            <text:p>#NOM ?</text:p>
          </table:table-cell>
          <table:table-cell table:style-name="ce37" table:formula="of:=sumiterationactivitypeople([$Planning.EC$2:.EC$62];[.$D7];[.$E7];[.$C7])" office:value-type="string" office:string-value="" calcext:value-type="error">
            <text:p>#NOM ?</text:p>
          </table:table-cell>
          <table:table-cell table:style-name="ce37" table:formula="of:=sumiterationactivitypeople([$Planning.ED$2:.ED$62];[.$D7];[.$E7];[.$C7])" office:value-type="string" office:string-value="" calcext:value-type="error">
            <text:p>#NOM ?</text:p>
          </table:table-cell>
          <table:table-cell table:style-name="ce37" table:formula="of:=sumiterationactivitypeople([$Planning.EE$2:.EE$62];[.$D7];[.$E7];[.$C7])" office:value-type="string" office:string-value="" calcext:value-type="error">
            <text:p>#NOM ?</text:p>
          </table:table-cell>
          <table:table-cell table:style-name="ce37" table:number-columns-repeated="2"/>
          <table:table-cell table:style-name="ce37" table:formula="of:=sumiterationactivitypeople([$Planning.EH$2:.EH$62];[.$D7];[.$E7];[.$C7])" office:value-type="string" office:string-value="" calcext:value-type="error">
            <text:p>#NOM ?</text:p>
          </table:table-cell>
          <table:table-cell table:style-name="ce37" table:formula="of:=sumiterationactivitypeople([$Planning.EI$2:.EI$62];[.$D7];[.$E7];[.$C7])" office:value-type="string" office:string-value="" calcext:value-type="error">
            <text:p>#NOM ?</text:p>
          </table:table-cell>
          <table:table-cell table:style-name="ce37" table:formula="of:=sumiterationactivitypeople([$Planning.EJ$2:.EJ$62];[.$D7];[.$E7];[.$C7])" office:value-type="string" office:string-value="" calcext:value-type="error">
            <text:p>#NOM ?</text:p>
          </table:table-cell>
          <table:table-cell table:style-name="ce37" table:formula="of:=sumiterationactivitypeople([$Planning.EK$2:.EK$62];[.$D7];[.$E7];[.$C7])" office:value-type="string" office:string-value="" calcext:value-type="error">
            <text:p>#NOM ?</text:p>
          </table:table-cell>
          <table:table-cell table:style-name="ce37" table:formula="of:=sumiterationactivitypeople([$Planning.EL$2:.EL$62];[.$D7];[.$E7];[.$C7])" office:value-type="string" office:string-value="" calcext:value-type="error">
            <text:p>#NOM ?</text:p>
          </table:table-cell>
          <table:table-cell table:style-name="ce37" table:number-columns-repeated="2"/>
          <table:table-cell table:style-name="ce37" table:formula="of:=sumiterationactivitypeople([$Planning.EO$2:.EO$62];[.$D7];[.$E7];[.$C7])" office:value-type="string" office:string-value="" calcext:value-type="error">
            <text:p>#NOM ?</text:p>
          </table:table-cell>
          <table:table-cell table:style-name="ce37" table:formula="of:=sumiterationactivitypeople([$Planning.EP$2:.EP$62];[.$D7];[.$E7];[.$C7])" office:value-type="string" office:string-value="" calcext:value-type="error">
            <text:p>#NOM ?</text:p>
          </table:table-cell>
          <table:table-cell table:style-name="ce37" table:formula="of:=sumiterationactivitypeople([$Planning.EQ$2:.EQ$62];[.$D7];[.$E7];[.$C7])" office:value-type="string" office:string-value="" calcext:value-type="error">
            <text:p>#NOM ?</text:p>
          </table:table-cell>
          <table:table-cell table:style-name="ce37" table:formula="of:=sumiterationactivitypeople([$Planning.ER$2:.ER$62];[.$D7];[.$E7];[.$C7])" office:value-type="string" office:string-value="" calcext:value-type="error">
            <text:p>#NOM ?</text:p>
          </table:table-cell>
          <table:table-cell table:style-name="ce37" table:formula="of:=sumiterationactivitypeople([$Planning.ES$2:.ES$62];[.$D7];[.$E7];[.$C7])" office:value-type="string" office:string-value="" calcext:value-type="error">
            <text:p>#NOM ?</text:p>
          </table:table-cell>
          <table:table-cell table:style-name="ce37" table:number-columns-repeated="2"/>
          <table:table-cell table:style-name="ce37" table:formula="of:=sumiterationactivitypeople([$Planning.EV$2:.EV$62];[.$D7];[.$E7];[.$C7])" office:value-type="string" office:string-value="" calcext:value-type="error">
            <text:p>#NOM ?</text:p>
          </table:table-cell>
          <table:table-cell table:style-name="ce37" table:formula="of:=sumiterationactivitypeople([$Planning.EW$2:.EW$62];[.$D7];[.$E7];[.$C7])" office:value-type="string" office:string-value="" calcext:value-type="error">
            <text:p>#NOM ?</text:p>
          </table:table-cell>
          <table:table-cell table:style-name="ce37" table:formula="of:=sumiterationactivitypeople([$Planning.EX$2:.EX$62];[.$D7];[.$E7];[.$C7])" office:value-type="string" office:string-value="" calcext:value-type="error">
            <text:p>#NOM ?</text:p>
          </table:table-cell>
          <table:table-cell table:style-name="ce37" table:formula="of:=sumiterationactivitypeople([$Planning.EY$2:.EY$62];[.$D7];[.$E7];[.$C7])" office:value-type="string" office:string-value="" calcext:value-type="error">
            <text:p>#NOM ?</text:p>
          </table:table-cell>
          <table:table-cell table:style-name="ce37" table:formula="of:=sumiterationactivitypeople([$Planning.EZ$2:.EZ$62];[.$D7];[.$E7];[.$C7])" office:value-type="string" office:string-value="" calcext:value-type="error">
            <text:p>#NOM ?</text:p>
          </table:table-cell>
          <table:table-cell table:style-name="ce37" table:number-columns-repeated="2"/>
          <table:table-cell table:style-name="ce37" table:formula="of:=sumiterationactivitypeople([$Planning.FC$2:.FC$62];[.$D7];[.$E7];[.$C7])" office:value-type="string" office:string-value="" calcext:value-type="error">
            <text:p>#NOM ?</text:p>
          </table:table-cell>
          <table:table-cell table:style-name="ce37" table:formula="of:=sumiterationactivitypeople([$Planning.FD$2:.FD$62];[.$D7];[.$E7];[.$C7])" office:value-type="string" office:string-value="" calcext:value-type="error">
            <text:p>#NOM ?</text:p>
          </table:table-cell>
          <table:table-cell table:style-name="ce37" table:formula="of:=sumiterationactivitypeople([$Planning.FE$2:.FE$62];[.$D7];[.$E7];[.$C7])" office:value-type="string" office:string-value="" calcext:value-type="error">
            <text:p>#NOM ?</text:p>
          </table:table-cell>
          <table:table-cell table:style-name="ce37" table:formula="of:=sumiterationactivitypeople([$Planning.FF$2:.FF$62];[.$D7];[.$E7];[.$C7])" office:value-type="string" office:string-value="" calcext:value-type="error">
            <text:p>#NOM ?</text:p>
          </table:table-cell>
          <table:table-cell table:style-name="ce37" table:formula="of:=sumiterationactivitypeople([$Planning.FG$2:.FG$62];[.$D7];[.$E7];[.$C7])" office:value-type="string" office:string-value="" calcext:value-type="error">
            <text:p>#NOM ?</text:p>
          </table:table-cell>
          <table:table-cell table:style-name="ce37" table:number-columns-repeated="2"/>
          <table:table-cell table:style-name="ce37" table:formula="of:=sumiterationactivitypeople([$Planning.FJ$2:.FJ$62];[.$D7];[.$E7];[.$C7])" office:value-type="string" office:string-value="" calcext:value-type="error">
            <text:p>#NOM ?</text:p>
          </table:table-cell>
          <table:table-cell table:style-name="ce37" table:formula="of:=sumiterationactivitypeople([$Planning.FK$2:.FK$62];[.$D7];[.$E7];[.$C7])" office:value-type="string" office:string-value="" calcext:value-type="error">
            <text:p>#NOM ?</text:p>
          </table:table-cell>
          <table:table-cell table:style-name="ce37" table:formula="of:=sumiterationactivitypeople([$Planning.FL$2:.FL$62];[.$D7];[.$E7];[.$C7])" office:value-type="string" office:string-value="" calcext:value-type="error">
            <text:p>#NOM ?</text:p>
          </table:table-cell>
          <table:table-cell table:style-name="ce37" table:formula="of:=sumiterationactivitypeople([$Planning.FM$2:.FM$62];[.$D7];[.$E7];[.$C7])" office:value-type="string" office:string-value="" calcext:value-type="error">
            <text:p>#NOM ?</text:p>
          </table:table-cell>
          <table:table-cell table:style-name="ce37" table:formula="of:=sumiterationactivitypeople([$Planning.FN$2:.FN$62];[.$D7];[.$E7];[.$C7])" office:value-type="string" office:string-value="" calcext:value-type="error">
            <text:p>#NOM ?</text:p>
          </table:table-cell>
          <table:table-cell table:style-name="ce37" table:number-columns-repeated="2"/>
          <table:table-cell table:style-name="ce37" table:formula="of:=sumiterationactivitypeople([$Planning.FQ$2:.FQ$62];[.$D7];[.$E7];[.$C7])" office:value-type="string" office:string-value="" calcext:value-type="error">
            <text:p>#NOM ?</text:p>
          </table:table-cell>
          <table:table-cell table:style-name="ce37" table:formula="of:=sumiterationactivitypeople([$Planning.FR$2:.FR$62];[.$D7];[.$E7];[.$C7])" office:value-type="string" office:string-value="" calcext:value-type="error">
            <text:p>#NOM ?</text:p>
          </table:table-cell>
          <table:table-cell table:style-name="ce37" table:formula="of:=sumiterationactivitypeople([$Planning.FS$2:.FS$62];[.$D7];[.$E7];[.$C7])" office:value-type="string" office:string-value="" calcext:value-type="error">
            <text:p>#NOM ?</text:p>
          </table:table-cell>
          <table:table-cell table:style-name="ce37" table:formula="of:=sumiterationactivitypeople([$Planning.FT$2:.FT$62];[.$D7];[.$E7];[.$C7])" office:value-type="string" office:string-value="" calcext:value-type="error">
            <text:p>#NOM ?</text:p>
          </table:table-cell>
          <table:table-cell table:style-name="ce37" table:formula="of:=sumiterationactivitypeople([$Planning.FU$2:.FU$62];[.$D7];[.$E7];[.$C7])" office:value-type="string" office:string-value="" calcext:value-type="error">
            <text:p>#NOM ?</text:p>
          </table:table-cell>
          <table:table-cell table:style-name="ce37" table:number-columns-repeated="2"/>
          <table:table-cell table:style-name="ce37" table:formula="of:=sumiterationactivitypeople([$Planning.FX$2:.FX$62];[.$D7];[.$E7];[.$C7])" office:value-type="string" office:string-value="" calcext:value-type="error">
            <text:p>#NOM ?</text:p>
          </table:table-cell>
          <table:table-cell table:style-name="ce37" table:formula="of:=sumiterationactivitypeople([$Planning.FY$2:.FY$62];[.$D7];[.$E7];[.$C7])" office:value-type="string" office:string-value="" calcext:value-type="error">
            <text:p>#NOM ?</text:p>
          </table:table-cell>
          <table:table-cell table:style-name="ce37" table:formula="of:=sumiterationactivitypeople([$Planning.FZ$2:.FZ$62];[.$D7];[.$E7];[.$C7])" office:value-type="string" office:string-value="" calcext:value-type="error">
            <text:p>#NOM ?</text:p>
          </table:table-cell>
          <table:table-cell table:style-name="ce37" table:formula="of:=sumiterationactivitypeople([$Planning.GA$2:.GA$62];[.$D7];[.$E7];[.$C7])" office:value-type="string" office:string-value="" calcext:value-type="error">
            <text:p>#NOM ?</text:p>
          </table:table-cell>
          <table:table-cell table:style-name="ce37" table:formula="of:=sumiterationactivitypeople([$Planning.GB$2:.GB$62];[.$D7];[.$E7];[.$C7])" office:value-type="string" office:string-value="" calcext:value-type="error">
            <text:p>#NOM ?</text:p>
          </table:table-cell>
          <table:table-cell table:style-name="ce37" table:number-columns-repeated="2"/>
          <table:table-cell table:style-name="ce37" table:formula="of:=sumiterationactivitypeople([$Planning.GE$2:.GE$62];[.$D7];[.$E7];[.$C7])" office:value-type="string" office:string-value="" calcext:value-type="error">
            <text:p>#NOM ?</text:p>
          </table:table-cell>
          <table:table-cell table:style-name="ce37" table:formula="of:=sumiterationactivitypeople([$Planning.GF$2:.GF$62];[.$D7];[.$E7];[.$C7])" office:value-type="string" office:string-value="" calcext:value-type="error">
            <text:p>#NOM ?</text:p>
          </table:table-cell>
          <table:table-cell table:style-name="ce37" table:formula="of:=sumiterationactivitypeople([$Planning.GG$2:.GG$62];[.$D7];[.$E7];[.$C7])" office:value-type="string" office:string-value="" calcext:value-type="error">
            <text:p>#NOM ?</text:p>
          </table:table-cell>
          <table:table-cell table:style-name="ce37" table:formula="of:=sumiterationactivitypeople([$Planning.GH$2:.GH$62];[.$D7];[.$E7];[.$C7])" office:value-type="string" office:string-value="" calcext:value-type="error">
            <text:p>#NOM ?</text:p>
          </table:table-cell>
          <table:table-cell table:style-name="ce37" table:formula="of:=sumiterationactivitypeople([$Planning.GI$2:.GI$62];[.$D7];[.$E7];[.$C7])" office:value-type="string" office:string-value="" calcext:value-type="error">
            <text:p>#NOM ?</text:p>
          </table:table-cell>
          <table:table-cell table:style-name="ce37"/>
          <table:table-cell table:style-name="ce67"/>
          <table:table-cell table:style-name="ce37" table:formula="of:=SUM([.F7:.EV7])" office:value-type="string" office:string-value="" calcext:value-type="error">
            <text:p>#NOM ?</text:p>
          </table:table-cell>
          <table:table-cell table:style-name="ce37" table:formula="of:=SUM([.EV7:.GJ7])" office:value-type="string" office:string-value="" calcext:value-type="error">
            <text:p>#NOM ?</text:p>
          </table:table-cell>
          <table:table-cell table:style-name="ce37" table:formula="of:=SUM([.GM7:.GN7])" office:value-type="string" office:string-value="" calcext:value-type="error">
            <text:p>#NOM ?</text:p>
          </table:table-cell>
          <table:table-cell table:style-name="ce37" table:number-columns-repeated="827"/>
        </table:table-row>
        <table:table-row table:style-name="ro9">
          <table:table-cell table:style-name="ce37" table:formula="of:=planner!#REF!" office:value-type="string" office:string-value="" calcext:value-type="error">
            <text:p>#NOM ?</text:p>
          </table:table-cell>
          <table:table-cell table:style-name="ce37" table:formula="of:=SUM([.F8:.GJ8])" office:value-type="string" office:string-value="" calcext:value-type="error">
            <text:p>#NOM ?</text:p>
          </table:table-cell>
          <table:table-cell table:number-columns-repeated="2" table:style-name="ce38" office:value-type="string" calcext:value-type="string">
            <text:p>**</text:p>
          </table:table-cell>
          <table:table-cell table:style-name="ce74" office:value-type="string" calcext:value-type="string">
            <text:p>ge</text:p>
          </table:table-cell>
          <table:table-cell table:style-name="ce37" table:formula="of:=sumiterationactivitypeople([$Planning.E$2:.E$62];[.$D8];[.$E8];[.$C8])" office:value-type="string" office:string-value="" calcext:value-type="error">
            <text:p>#NOM ?</text:p>
          </table:table-cell>
          <table:table-cell table:style-name="ce37" table:formula="of:=sumiterationactivitypeople([$Planning.F$2:.F$62];[.$D8];[.$E8];[.$C8])" office:value-type="string" office:string-value="" calcext:value-type="error">
            <text:p>#NOM ?</text:p>
          </table:table-cell>
          <table:table-cell table:style-name="ce37" table:formula="of:=sumiterationactivitypeople([$Planning.G$2:.G$62];[.$D8];[.$E8];[.$C8])" office:value-type="string" office:string-value="" calcext:value-type="error">
            <text:p>#NOM ?</text:p>
          </table:table-cell>
          <table:table-cell table:style-name="ce37" table:formula="of:=sumiterationactivitypeople([$Planning.H$2:.H$62];[.$D8];[.$E8];[.$C8])" office:value-type="string" office:string-value="" calcext:value-type="error">
            <text:p>#NOM ?</text:p>
          </table:table-cell>
          <table:table-cell table:style-name="ce37" table:formula="of:=sumiterationactivitypeople([$Planning.I$2:.I$62];[.$D8];[.$E8];[.$C8])" office:value-type="string" office:string-value="" calcext:value-type="error">
            <text:p>#NOM ?</text:p>
          </table:table-cell>
          <table:table-cell table:style-name="ce37" table:number-columns-repeated="2"/>
          <table:table-cell table:style-name="ce37" table:formula="of:=sumiterationactivitypeople([$Planning.L$2:.L$62];[.$D8];[.$E8];[.$C8])" office:value-type="string" office:string-value="" calcext:value-type="error">
            <text:p>#NOM ?</text:p>
          </table:table-cell>
          <table:table-cell table:style-name="ce37" table:formula="of:=sumiterationactivitypeople([$Planning.M$2:.M$62];[.$D8];[.$E8];[.$C8])" office:value-type="string" office:string-value="" calcext:value-type="error">
            <text:p>#NOM ?</text:p>
          </table:table-cell>
          <table:table-cell table:style-name="ce37" table:formula="of:=sumiterationactivitypeople([$Planning.N$2:.N$62];[.$D8];[.$E8];[.$C8])" office:value-type="string" office:string-value="" calcext:value-type="error">
            <text:p>#NOM ?</text:p>
          </table:table-cell>
          <table:table-cell table:style-name="ce37" table:formula="of:=sumiterationactivitypeople([$Planning.O$2:.O$62];[.$D8];[.$E8];[.$C8])" office:value-type="string" office:string-value="" calcext:value-type="error">
            <text:p>#NOM ?</text:p>
          </table:table-cell>
          <table:table-cell table:style-name="ce37" table:formula="of:=sumiterationactivitypeople([$Planning.P$2:.P$62];[.$D8];[.$E8];[.$C8])" office:value-type="string" office:string-value="" calcext:value-type="error">
            <text:p>#NOM ?</text:p>
          </table:table-cell>
          <table:table-cell table:style-name="ce37" table:number-columns-repeated="2"/>
          <table:table-cell table:style-name="ce37" table:formula="of:=sumiterationactivitypeople([$Planning.S$2:.S$62];[.$D8];[.$E8];[.$C8])" office:value-type="string" office:string-value="" calcext:value-type="error">
            <text:p>#NOM ?</text:p>
          </table:table-cell>
          <table:table-cell table:style-name="ce37" table:formula="of:=sumiterationactivitypeople([$Planning.T$2:.T$62];[.$D8];[.$E8];[.$C8])" office:value-type="string" office:string-value="" calcext:value-type="error">
            <text:p>#NOM ?</text:p>
          </table:table-cell>
          <table:table-cell table:style-name="ce37" table:formula="of:=sumiterationactivitypeople([$Planning.U$2:.U$62];[.$D8];[.$E8];[.$C8])" office:value-type="string" office:string-value="" calcext:value-type="error">
            <text:p>#NOM ?</text:p>
          </table:table-cell>
          <table:table-cell table:style-name="ce37" table:formula="of:=sumiterationactivitypeople([$Planning.V$2:.V$62];[.$D8];[.$E8];[.$C8])" office:value-type="string" office:string-value="" calcext:value-type="error">
            <text:p>#NOM ?</text:p>
          </table:table-cell>
          <table:table-cell table:style-name="ce37" table:formula="of:=sumiterationactivitypeople([$Planning.W$2:.W$62];[.$D8];[.$E8];[.$C8])" office:value-type="string" office:string-value="" calcext:value-type="error">
            <text:p>#NOM ?</text:p>
          </table:table-cell>
          <table:table-cell table:style-name="ce37" table:number-columns-repeated="2"/>
          <table:table-cell table:style-name="ce37" table:formula="of:=sumiterationactivitypeople([$Planning.Z$2:.Z$62];[.$D8];[.$E8];[.$C8])" office:value-type="string" office:string-value="" calcext:value-type="error">
            <text:p>#NOM ?</text:p>
          </table:table-cell>
          <table:table-cell table:style-name="ce37" table:formula="of:=sumiterationactivitypeople([$Planning.AA$2:.AA$62];[.$D8];[.$E8];[.$C8])" office:value-type="string" office:string-value="" calcext:value-type="error">
            <text:p>#NOM ?</text:p>
          </table:table-cell>
          <table:table-cell table:style-name="ce37" table:formula="of:=sumiterationactivitypeople([$Planning.AB$2:.AB$62];[.$D8];[.$E8];[.$C8])" office:value-type="string" office:string-value="" calcext:value-type="error">
            <text:p>#NOM ?</text:p>
          </table:table-cell>
          <table:table-cell table:style-name="ce37" table:formula="of:=sumiterationactivitypeople([$Planning.AC$2:.AC$62];[.$D8];[.$E8];[.$C8])" office:value-type="string" office:string-value="" calcext:value-type="error">
            <text:p>#NOM ?</text:p>
          </table:table-cell>
          <table:table-cell table:style-name="ce37" table:formula="of:=sumiterationactivitypeople([$Planning.AD$2:.AD$62];[.$D8];[.$E8];[.$C8])" office:value-type="string" office:string-value="" calcext:value-type="error">
            <text:p>#NOM ?</text:p>
          </table:table-cell>
          <table:table-cell table:style-name="ce37" table:number-columns-repeated="2"/>
          <table:table-cell table:style-name="ce37" table:formula="of:=sumiterationactivitypeople([$Planning.AG$2:.AG$62];[.$D8];[.$E8];[.$C8])" office:value-type="string" office:string-value="" calcext:value-type="error">
            <text:p>#NOM ?</text:p>
          </table:table-cell>
          <table:table-cell table:style-name="ce37" table:formula="of:=sumiterationactivitypeople([$Planning.AH$2:.AH$62];[.$D8];[.$E8];[.$C8])" office:value-type="string" office:string-value="" calcext:value-type="error">
            <text:p>#NOM ?</text:p>
          </table:table-cell>
          <table:table-cell table:style-name="ce37" table:formula="of:=sumiterationactivitypeople([$Planning.AI$2:.AI$62];[.$D8];[.$E8];[.$C8])" office:value-type="string" office:string-value="" calcext:value-type="error">
            <text:p>#NOM ?</text:p>
          </table:table-cell>
          <table:table-cell table:style-name="ce37" table:formula="of:=sumiterationactivitypeople([$Planning.AJ$2:.AJ$62];[.$D8];[.$E8];[.$C8])" office:value-type="string" office:string-value="" calcext:value-type="error">
            <text:p>#NOM ?</text:p>
          </table:table-cell>
          <table:table-cell table:style-name="ce37" table:formula="of:=sumiterationactivitypeople([$Planning.AK$2:.AK$62];[.$D8];[.$E8];[.$C8])" office:value-type="string" office:string-value="" calcext:value-type="error">
            <text:p>#NOM ?</text:p>
          </table:table-cell>
          <table:table-cell table:style-name="ce37" table:number-columns-repeated="2"/>
          <table:table-cell table:style-name="ce37" table:formula="of:=sumiterationactivitypeople([$Planning.AN$2:.AN$62];[.$D8];[.$E8];[.$C8])" office:value-type="string" office:string-value="" calcext:value-type="error">
            <text:p>#NOM ?</text:p>
          </table:table-cell>
          <table:table-cell table:style-name="ce37" table:formula="of:=sumiterationactivitypeople([$Planning.AO$2:.AO$62];[.$D8];[.$E8];[.$C8])" office:value-type="string" office:string-value="" calcext:value-type="error">
            <text:p>#NOM ?</text:p>
          </table:table-cell>
          <table:table-cell table:style-name="ce37" table:formula="of:=sumiterationactivitypeople([$Planning.AP$2:.AP$62];[.$D8];[.$E8];[.$C8])" office:value-type="string" office:string-value="" calcext:value-type="error">
            <text:p>#NOM ?</text:p>
          </table:table-cell>
          <table:table-cell table:style-name="ce37" table:formula="of:=sumiterationactivitypeople([$Planning.AQ$2:.AQ$62];[.$D8];[.$E8];[.$C8])" office:value-type="string" office:string-value="" calcext:value-type="error">
            <text:p>#NOM ?</text:p>
          </table:table-cell>
          <table:table-cell table:style-name="ce37" table:formula="of:=sumiterationactivitypeople([$Planning.AR$2:.AR$62];[.$D8];[.$E8];[.$C8])" office:value-type="string" office:string-value="" calcext:value-type="error">
            <text:p>#NOM ?</text:p>
          </table:table-cell>
          <table:table-cell table:style-name="ce37" table:number-columns-repeated="2"/>
          <table:table-cell table:style-name="ce37" table:formula="of:=sumiterationactivitypeople([$Planning.AU$2:.AU$62];[.$D8];[.$E8];[.$C8])" office:value-type="string" office:string-value="" calcext:value-type="error">
            <text:p>#NOM ?</text:p>
          </table:table-cell>
          <table:table-cell table:style-name="ce37" table:formula="of:=sumiterationactivitypeople([$Planning.AV$2:.AV$62];[.$D8];[.$E8];[.$C8])" office:value-type="string" office:string-value="" calcext:value-type="error">
            <text:p>#NOM ?</text:p>
          </table:table-cell>
          <table:table-cell table:style-name="ce37" table:formula="of:=sumiterationactivitypeople([$Planning.AW$2:.AW$62];[.$D8];[.$E8];[.$C8])" office:value-type="string" office:string-value="" calcext:value-type="error">
            <text:p>#NOM ?</text:p>
          </table:table-cell>
          <table:table-cell table:style-name="ce37" table:formula="of:=sumiterationactivitypeople([$Planning.AX$2:.AX$62];[.$D8];[.$E8];[.$C8])" office:value-type="string" office:string-value="" calcext:value-type="error">
            <text:p>#NOM ?</text:p>
          </table:table-cell>
          <table:table-cell table:style-name="ce37" table:formula="of:=sumiterationactivitypeople([$Planning.AY$2:.AY$62];[.$D8];[.$E8];[.$C8])" office:value-type="string" office:string-value="" calcext:value-type="error">
            <text:p>#NOM ?</text:p>
          </table:table-cell>
          <table:table-cell table:style-name="ce37" table:number-columns-repeated="2"/>
          <table:table-cell table:style-name="ce37" table:formula="of:=sumiterationactivitypeople([$Planning.BB$2:.BB$62];[.$D8];[.$E8];[.$C8])" office:value-type="string" office:string-value="" calcext:value-type="error">
            <text:p>#NOM ?</text:p>
          </table:table-cell>
          <table:table-cell table:style-name="ce37" table:formula="of:=sumiterationactivitypeople([$Planning.BC$2:.BC$62];[.$D8];[.$E8];[.$C8])" office:value-type="string" office:string-value="" calcext:value-type="error">
            <text:p>#NOM ?</text:p>
          </table:table-cell>
          <table:table-cell table:style-name="ce37" table:formula="of:=sumiterationactivitypeople([$Planning.BD$2:.BD$62];[.$D8];[.$E8];[.$C8])" office:value-type="string" office:string-value="" calcext:value-type="error">
            <text:p>#NOM ?</text:p>
          </table:table-cell>
          <table:table-cell table:style-name="ce37" table:number-columns-repeated="4"/>
          <table:table-cell table:style-name="ce37" table:formula="of:=sumiterationactivitypeople([$Planning.BI$2:.BI$62];[.$D8];[.$E8];[.$C8])" office:value-type="string" office:string-value="" calcext:value-type="error">
            <text:p>#NOM ?</text:p>
          </table:table-cell>
          <table:table-cell table:style-name="ce37" table:formula="of:=sumiterationactivitypeople([$Planning.BJ$2:.BJ$62];[.$D8];[.$E8];[.$C8])" office:value-type="string" office:string-value="" calcext:value-type="error">
            <text:p>#NOM ?</text:p>
          </table:table-cell>
          <table:table-cell table:style-name="ce37" table:formula="of:=sumiterationactivitypeople([$Planning.BK$2:.BK$62];[.$D8];[.$E8];[.$C8])" office:value-type="string" office:string-value="" calcext:value-type="error">
            <text:p>#NOM ?</text:p>
          </table:table-cell>
          <table:table-cell table:style-name="ce37" table:formula="of:=sumiterationactivitypeople([$Planning.BL$2:.BL$62];[.$D8];[.$E8];[.$C8])" office:value-type="string" office:string-value="" calcext:value-type="error">
            <text:p>#NOM ?</text:p>
          </table:table-cell>
          <table:table-cell table:style-name="ce37" table:formula="of:=sumiterationactivitypeople([$Planning.BM$2:.BM$62];[.$D8];[.$E8];[.$C8])" office:value-type="string" office:string-value="" calcext:value-type="error">
            <text:p>#NOM ?</text:p>
          </table:table-cell>
          <table:table-cell table:style-name="ce37" table:number-columns-repeated="2"/>
          <table:table-cell table:style-name="ce37" table:formula="of:=sumiterationactivitypeople([$Planning.BP$2:.BP$62];[.$D8];[.$E8];[.$C8])" office:value-type="string" office:string-value="" calcext:value-type="error">
            <text:p>#NOM ?</text:p>
          </table:table-cell>
          <table:table-cell table:style-name="ce37" table:formula="of:=sumiterationactivitypeople([$Planning.BQ$2:.BQ$62];[.$D8];[.$E8];[.$C8])" office:value-type="string" office:string-value="" calcext:value-type="error">
            <text:p>#NOM ?</text:p>
          </table:table-cell>
          <table:table-cell table:style-name="ce37" table:formula="of:=sumiterationactivitypeople([$Planning.BR$2:.BR$62];[.$D8];[.$E8];[.$C8])" office:value-type="string" office:string-value="" calcext:value-type="error">
            <text:p>#NOM ?</text:p>
          </table:table-cell>
          <table:table-cell table:style-name="ce37" table:formula="of:=sumiterationactivitypeople([$Planning.BS$2:.BS$62];[.$D8];[.$E8];[.$C8])" office:value-type="string" office:string-value="" calcext:value-type="error">
            <text:p>#NOM ?</text:p>
          </table:table-cell>
          <table:table-cell table:style-name="ce37" table:formula="of:=sumiterationactivitypeople([$Planning.BT$2:.BT$62];[.$D8];[.$E8];[.$C8])" office:value-type="string" office:string-value="" calcext:value-type="error">
            <text:p>#NOM ?</text:p>
          </table:table-cell>
          <table:table-cell table:style-name="ce37" table:number-columns-repeated="2"/>
          <table:table-cell table:style-name="ce37" table:formula="of:=sumiterationactivitypeople([$Planning.BW$2:.BW$62];[.$D8];[.$E8];[.$C8])" office:value-type="string" office:string-value="" calcext:value-type="error">
            <text:p>#NOM ?</text:p>
          </table:table-cell>
          <table:table-cell table:style-name="ce37" table:formula="of:=sumiterationactivitypeople([$Planning.BX$2:.BX$62];[.$D8];[.$E8];[.$C8])" office:value-type="string" office:string-value="" calcext:value-type="error">
            <text:p>#NOM ?</text:p>
          </table:table-cell>
          <table:table-cell table:style-name="ce37" table:formula="of:=sumiterationactivitypeople([$Planning.BY$2:.BY$62];[.$D8];[.$E8];[.$C8])" office:value-type="string" office:string-value="" calcext:value-type="error">
            <text:p>#NOM ?</text:p>
          </table:table-cell>
          <table:table-cell table:style-name="ce37" table:formula="of:=sumiterationactivitypeople([$Planning.BZ$2:.BZ$62];[.$D8];[.$E8];[.$C8])" office:value-type="string" office:string-value="" calcext:value-type="error">
            <text:p>#NOM ?</text:p>
          </table:table-cell>
          <table:table-cell table:style-name="ce37" table:formula="of:=sumiterationactivitypeople([$Planning.CA$2:.CA$62];[.$D8];[.$E8];[.$C8])" office:value-type="string" office:string-value="" calcext:value-type="error">
            <text:p>#NOM ?</text:p>
          </table:table-cell>
          <table:table-cell table:style-name="ce37" table:number-columns-repeated="2"/>
          <table:table-cell table:style-name="ce37" table:formula="of:=sumiterationactivitypeople([$Planning.CD$2:.CD$62];[.$D8];[.$E8];[.$C8])" office:value-type="string" office:string-value="" calcext:value-type="error">
            <text:p>#NOM ?</text:p>
          </table:table-cell>
          <table:table-cell table:style-name="ce37" table:formula="of:=sumiterationactivitypeople([$Planning.CE$2:.CE$62];[.$D8];[.$E8];[.$C8])" office:value-type="string" office:string-value="" calcext:value-type="error">
            <text:p>#NOM ?</text:p>
          </table:table-cell>
          <table:table-cell table:style-name="ce37" table:formula="of:=sumiterationactivitypeople([$Planning.CF$2:.CF$62];[.$D8];[.$E8];[.$C8])" office:value-type="string" office:string-value="" calcext:value-type="error">
            <text:p>#NOM ?</text:p>
          </table:table-cell>
          <table:table-cell table:style-name="ce37" table:formula="of:=sumiterationactivitypeople([$Planning.CG$2:.CG$62];[.$D8];[.$E8];[.$C8])" office:value-type="string" office:string-value="" calcext:value-type="error">
            <text:p>#NOM ?</text:p>
          </table:table-cell>
          <table:table-cell table:style-name="ce37" table:formula="of:=sumiterationactivitypeople([$Planning.CH$2:.CH$62];[.$D8];[.$E8];[.$C8])" office:value-type="string" office:string-value="" calcext:value-type="error">
            <text:p>#NOM ?</text:p>
          </table:table-cell>
          <table:table-cell table:style-name="ce37" table:number-columns-repeated="2"/>
          <table:table-cell table:style-name="ce37" table:formula="of:=sumiterationactivitypeople([$Planning.CK$2:.CK$62];[.$D8];[.$E8];[.$C8])" office:value-type="string" office:string-value="" calcext:value-type="error">
            <text:p>#NOM ?</text:p>
          </table:table-cell>
          <table:table-cell table:style-name="ce37" table:formula="of:=sumiterationactivitypeople([$Planning.CL$2:.CL$62];[.$D8];[.$E8];[.$C8])" office:value-type="string" office:string-value="" calcext:value-type="error">
            <text:p>#NOM ?</text:p>
          </table:table-cell>
          <table:table-cell table:style-name="ce37" table:formula="of:=sumiterationactivitypeople([$Planning.CM$2:.CM$62];[.$D8];[.$E8];[.$C8])" office:value-type="string" office:string-value="" calcext:value-type="error">
            <text:p>#NOM ?</text:p>
          </table:table-cell>
          <table:table-cell table:style-name="ce37" table:formula="of:=sumiterationactivitypeople([$Planning.CN$2:.CN$62];[.$D8];[.$E8];[.$C8])" office:value-type="string" office:string-value="" calcext:value-type="error">
            <text:p>#NOM ?</text:p>
          </table:table-cell>
          <table:table-cell table:style-name="ce37" table:formula="of:=sumiterationactivitypeople([$Planning.CO$2:.CO$62];[.$D8];[.$E8];[.$C8])" office:value-type="string" office:string-value="" calcext:value-type="error">
            <text:p>#NOM ?</text:p>
          </table:table-cell>
          <table:table-cell table:style-name="ce37" table:number-columns-repeated="2"/>
          <table:table-cell table:style-name="ce37" table:formula="of:=sumiterationactivitypeople([$Planning.CR$2:.CR$62];[.$D8];[.$E8];[.$C8])" office:value-type="string" office:string-value="" calcext:value-type="error">
            <text:p>#NOM ?</text:p>
          </table:table-cell>
          <table:table-cell table:style-name="ce37" table:formula="of:=sumiterationactivitypeople([$Planning.CS$2:.CS$62];[.$D8];[.$E8];[.$C8])" office:value-type="string" office:string-value="" calcext:value-type="error">
            <text:p>#NOM ?</text:p>
          </table:table-cell>
          <table:table-cell table:style-name="ce37" table:formula="of:=sumiterationactivitypeople([$Planning.CT$2:.CT$62];[.$D8];[.$E8];[.$C8])" office:value-type="string" office:string-value="" calcext:value-type="error">
            <text:p>#NOM ?</text:p>
          </table:table-cell>
          <table:table-cell table:style-name="ce37" table:formula="of:=sumiterationactivitypeople([$Planning.CU$2:.CU$62];[.$D8];[.$E8];[.$C8])" office:value-type="string" office:string-value="" calcext:value-type="error">
            <text:p>#NOM ?</text:p>
          </table:table-cell>
          <table:table-cell table:style-name="ce37" table:formula="of:=sumiterationactivitypeople([$Planning.CV$2:.CV$62];[.$D8];[.$E8];[.$C8])" office:value-type="string" office:string-value="" calcext:value-type="error">
            <text:p>#NOM ?</text:p>
          </table:table-cell>
          <table:table-cell table:style-name="ce37" table:number-columns-repeated="2"/>
          <table:table-cell table:style-name="ce37" table:formula="of:=sumiterationactivitypeople([$Planning.CY$2:.CY$62];[.$D8];[.$E8];[.$C8])" office:value-type="string" office:string-value="" calcext:value-type="error">
            <text:p>#NOM ?</text:p>
          </table:table-cell>
          <table:table-cell table:style-name="ce37" table:formula="of:=sumiterationactivitypeople([$Planning.CZ$2:.CZ$62];[.$D8];[.$E8];[.$C8])" office:value-type="string" office:string-value="" calcext:value-type="error">
            <text:p>#NOM ?</text:p>
          </table:table-cell>
          <table:table-cell table:style-name="ce37" table:formula="of:=sumiterationactivitypeople([$Planning.DA$2:.DA$62];[.$D8];[.$E8];[.$C8])" office:value-type="string" office:string-value="" calcext:value-type="error">
            <text:p>#NOM ?</text:p>
          </table:table-cell>
          <table:table-cell table:style-name="ce37" table:formula="of:=sumiterationactivitypeople([$Planning.DB$2:.DB$62];[.$D8];[.$E8];[.$C8])" office:value-type="string" office:string-value="" calcext:value-type="error">
            <text:p>#NOM ?</text:p>
          </table:table-cell>
          <table:table-cell table:style-name="ce37" table:formula="of:=sumiterationactivitypeople([$Planning.DC$2:.DC$62];[.$D8];[.$E8];[.$C8])" office:value-type="string" office:string-value="" calcext:value-type="error">
            <text:p>#NOM ?</text:p>
          </table:table-cell>
          <table:table-cell table:style-name="ce37" table:number-columns-repeated="4"/>
          <table:table-cell table:style-name="ce37" table:formula="of:=sumiterationactivitypeople([$Planning.DH$2:.DH$62];[.$D8];[.$E8];[.$C8])" office:value-type="string" office:string-value="" calcext:value-type="error">
            <text:p>#NOM ?</text:p>
          </table:table-cell>
          <table:table-cell table:style-name="ce37" table:formula="of:=sumiterationactivitypeople([$Planning.DI$2:.DI$62];[.$D8];[.$E8];[.$C8])" office:value-type="string" office:string-value="" calcext:value-type="error">
            <text:p>#NOM ?</text:p>
          </table:table-cell>
          <table:table-cell table:style-name="ce37" table:formula="of:=sumiterationactivitypeople([$Planning.DJ$2:.DJ$62];[.$D8];[.$E8];[.$C8])" office:value-type="string" office:string-value="" calcext:value-type="error">
            <text:p>#NOM ?</text:p>
          </table:table-cell>
          <table:table-cell table:style-name="ce37" table:number-columns-repeated="4"/>
          <table:table-cell table:style-name="ce37" table:formula="of:=sumiterationactivitypeople([$Planning.DO$2:.DO$62];[.$D8];[.$E8];[.$C8])" office:value-type="string" office:string-value="" calcext:value-type="error">
            <text:p>#NOM ?</text:p>
          </table:table-cell>
          <table:table-cell table:style-name="ce37" table:formula="of:=sumiterationactivitypeople([$Planning.DP$2:.DP$62];[.$D8];[.$E8];[.$C8])" office:value-type="string" office:string-value="" calcext:value-type="error">
            <text:p>#NOM ?</text:p>
          </table:table-cell>
          <table:table-cell table:style-name="ce37" table:formula="of:=sumiterationactivitypeople([$Planning.DQ$2:.DQ$62];[.$D8];[.$E8];[.$C8])" office:value-type="string" office:string-value="" calcext:value-type="error">
            <text:p>#NOM ?</text:p>
          </table:table-cell>
          <table:table-cell table:style-name="ce37" table:number-columns-repeated="2"/>
          <table:table-cell table:style-name="ce37" table:formula="of:=sumiterationactivitypeople([$Planning.DT$2:.DT$62];[.$D8];[.$E8];[.$C8])" office:value-type="string" office:string-value="" calcext:value-type="error">
            <text:p>#NOM ?</text:p>
          </table:table-cell>
          <table:table-cell table:style-name="ce37" table:formula="of:=sumiterationactivitypeople([$Planning.DU$2:.DU$62];[.$D8];[.$E8];[.$C8])" office:value-type="string" office:string-value="" calcext:value-type="error">
            <text:p>#NOM ?</text:p>
          </table:table-cell>
          <table:table-cell table:style-name="ce37" table:formula="of:=sumiterationactivitypeople([$Planning.DV$2:.DV$62];[.$D8];[.$E8];[.$C8])" office:value-type="string" office:string-value="" calcext:value-type="error">
            <text:p>#NOM ?</text:p>
          </table:table-cell>
          <table:table-cell table:style-name="ce37" table:formula="of:=sumiterationactivitypeople([$Planning.DW$2:.DW$62];[.$D8];[.$E8];[.$C8])" office:value-type="string" office:string-value="" calcext:value-type="error">
            <text:p>#NOM ?</text:p>
          </table:table-cell>
          <table:table-cell table:style-name="ce37" table:formula="of:=sumiterationactivitypeople([$Planning.DX$2:.DX$62];[.$D8];[.$E8];[.$C8])" office:value-type="string" office:string-value="" calcext:value-type="error">
            <text:p>#NOM ?</text:p>
          </table:table-cell>
          <table:table-cell table:style-name="ce37" table:number-columns-repeated="2"/>
          <table:table-cell table:style-name="ce37" table:formula="of:=sumiterationactivitypeople([$Planning.EA$2:.EA$62];[.$D8];[.$E8];[.$C8])" office:value-type="string" office:string-value="" calcext:value-type="error">
            <text:p>#NOM ?</text:p>
          </table:table-cell>
          <table:table-cell table:style-name="ce37" table:formula="of:=sumiterationactivitypeople([$Planning.EB$2:.EB$62];[.$D8];[.$E8];[.$C8])" office:value-type="string" office:string-value="" calcext:value-type="error">
            <text:p>#NOM ?</text:p>
          </table:table-cell>
          <table:table-cell table:style-name="ce37" table:formula="of:=sumiterationactivitypeople([$Planning.EC$2:.EC$62];[.$D8];[.$E8];[.$C8])" office:value-type="string" office:string-value="" calcext:value-type="error">
            <text:p>#NOM ?</text:p>
          </table:table-cell>
          <table:table-cell table:style-name="ce37" table:formula="of:=sumiterationactivitypeople([$Planning.ED$2:.ED$62];[.$D8];[.$E8];[.$C8])" office:value-type="string" office:string-value="" calcext:value-type="error">
            <text:p>#NOM ?</text:p>
          </table:table-cell>
          <table:table-cell table:style-name="ce37" table:formula="of:=sumiterationactivitypeople([$Planning.EE$2:.EE$62];[.$D8];[.$E8];[.$C8])" office:value-type="string" office:string-value="" calcext:value-type="error">
            <text:p>#NOM ?</text:p>
          </table:table-cell>
          <table:table-cell table:style-name="ce37" table:number-columns-repeated="2"/>
          <table:table-cell table:style-name="ce37" table:formula="of:=sumiterationactivitypeople([$Planning.EH$2:.EH$62];[.$D8];[.$E8];[.$C8])" office:value-type="string" office:string-value="" calcext:value-type="error">
            <text:p>#NOM ?</text:p>
          </table:table-cell>
          <table:table-cell table:style-name="ce37" table:formula="of:=sumiterationactivitypeople([$Planning.EI$2:.EI$62];[.$D8];[.$E8];[.$C8])" office:value-type="string" office:string-value="" calcext:value-type="error">
            <text:p>#NOM ?</text:p>
          </table:table-cell>
          <table:table-cell table:style-name="ce37" table:formula="of:=sumiterationactivitypeople([$Planning.EJ$2:.EJ$62];[.$D8];[.$E8];[.$C8])" office:value-type="string" office:string-value="" calcext:value-type="error">
            <text:p>#NOM ?</text:p>
          </table:table-cell>
          <table:table-cell table:style-name="ce37" table:formula="of:=sumiterationactivitypeople([$Planning.EK$2:.EK$62];[.$D8];[.$E8];[.$C8])" office:value-type="string" office:string-value="" calcext:value-type="error">
            <text:p>#NOM ?</text:p>
          </table:table-cell>
          <table:table-cell table:style-name="ce37" table:formula="of:=sumiterationactivitypeople([$Planning.EL$2:.EL$62];[.$D8];[.$E8];[.$C8])" office:value-type="string" office:string-value="" calcext:value-type="error">
            <text:p>#NOM ?</text:p>
          </table:table-cell>
          <table:table-cell table:style-name="ce37" table:number-columns-repeated="2"/>
          <table:table-cell table:style-name="ce37" table:formula="of:=sumiterationactivitypeople([$Planning.EO$2:.EO$62];[.$D8];[.$E8];[.$C8])" office:value-type="string" office:string-value="" calcext:value-type="error">
            <text:p>#NOM ?</text:p>
          </table:table-cell>
          <table:table-cell table:style-name="ce37" table:formula="of:=sumiterationactivitypeople([$Planning.EP$2:.EP$62];[.$D8];[.$E8];[.$C8])" office:value-type="string" office:string-value="" calcext:value-type="error">
            <text:p>#NOM ?</text:p>
          </table:table-cell>
          <table:table-cell table:style-name="ce37" table:formula="of:=sumiterationactivitypeople([$Planning.EQ$2:.EQ$62];[.$D8];[.$E8];[.$C8])" office:value-type="string" office:string-value="" calcext:value-type="error">
            <text:p>#NOM ?</text:p>
          </table:table-cell>
          <table:table-cell table:style-name="ce37" table:formula="of:=sumiterationactivitypeople([$Planning.ER$2:.ER$62];[.$D8];[.$E8];[.$C8])" office:value-type="string" office:string-value="" calcext:value-type="error">
            <text:p>#NOM ?</text:p>
          </table:table-cell>
          <table:table-cell table:style-name="ce37" table:formula="of:=sumiterationactivitypeople([$Planning.ES$2:.ES$62];[.$D8];[.$E8];[.$C8])" office:value-type="string" office:string-value="" calcext:value-type="error">
            <text:p>#NOM ?</text:p>
          </table:table-cell>
          <table:table-cell table:style-name="ce37" table:number-columns-repeated="2"/>
          <table:table-cell table:style-name="ce37" table:formula="of:=sumiterationactivitypeople([$Planning.EV$2:.EV$62];[.$D8];[.$E8];[.$C8])" office:value-type="string" office:string-value="" calcext:value-type="error">
            <text:p>#NOM ?</text:p>
          </table:table-cell>
          <table:table-cell table:style-name="ce37" table:formula="of:=sumiterationactivitypeople([$Planning.EW$2:.EW$62];[.$D8];[.$E8];[.$C8])" office:value-type="string" office:string-value="" calcext:value-type="error">
            <text:p>#NOM ?</text:p>
          </table:table-cell>
          <table:table-cell table:style-name="ce37" table:formula="of:=sumiterationactivitypeople([$Planning.EX$2:.EX$62];[.$D8];[.$E8];[.$C8])" office:value-type="string" office:string-value="" calcext:value-type="error">
            <text:p>#NOM ?</text:p>
          </table:table-cell>
          <table:table-cell table:style-name="ce37" table:formula="of:=sumiterationactivitypeople([$Planning.EY$2:.EY$62];[.$D8];[.$E8];[.$C8])" office:value-type="string" office:string-value="" calcext:value-type="error">
            <text:p>#NOM ?</text:p>
          </table:table-cell>
          <table:table-cell table:style-name="ce37" table:formula="of:=sumiterationactivitypeople([$Planning.EZ$2:.EZ$62];[.$D8];[.$E8];[.$C8])" office:value-type="string" office:string-value="" calcext:value-type="error">
            <text:p>#NOM ?</text:p>
          </table:table-cell>
          <table:table-cell table:style-name="ce37" table:number-columns-repeated="2"/>
          <table:table-cell table:style-name="ce37" table:formula="of:=sumiterationactivitypeople([$Planning.FC$2:.FC$62];[.$D8];[.$E8];[.$C8])" office:value-type="string" office:string-value="" calcext:value-type="error">
            <text:p>#NOM ?</text:p>
          </table:table-cell>
          <table:table-cell table:style-name="ce37" table:formula="of:=sumiterationactivitypeople([$Planning.FD$2:.FD$62];[.$D8];[.$E8];[.$C8])" office:value-type="string" office:string-value="" calcext:value-type="error">
            <text:p>#NOM ?</text:p>
          </table:table-cell>
          <table:table-cell table:style-name="ce37" table:formula="of:=sumiterationactivitypeople([$Planning.FE$2:.FE$62];[.$D8];[.$E8];[.$C8])" office:value-type="string" office:string-value="" calcext:value-type="error">
            <text:p>#NOM ?</text:p>
          </table:table-cell>
          <table:table-cell table:style-name="ce37" table:formula="of:=sumiterationactivitypeople([$Planning.FF$2:.FF$62];[.$D8];[.$E8];[.$C8])" office:value-type="string" office:string-value="" calcext:value-type="error">
            <text:p>#NOM ?</text:p>
          </table:table-cell>
          <table:table-cell table:style-name="ce37" table:formula="of:=sumiterationactivitypeople([$Planning.FG$2:.FG$62];[.$D8];[.$E8];[.$C8])" office:value-type="string" office:string-value="" calcext:value-type="error">
            <text:p>#NOM ?</text:p>
          </table:table-cell>
          <table:table-cell table:style-name="ce37" table:number-columns-repeated="2"/>
          <table:table-cell table:style-name="ce37" table:formula="of:=sumiterationactivitypeople([$Planning.FJ$2:.FJ$62];[.$D8];[.$E8];[.$C8])" office:value-type="string" office:string-value="" calcext:value-type="error">
            <text:p>#NOM ?</text:p>
          </table:table-cell>
          <table:table-cell table:style-name="ce37" table:formula="of:=sumiterationactivitypeople([$Planning.FK$2:.FK$62];[.$D8];[.$E8];[.$C8])" office:value-type="string" office:string-value="" calcext:value-type="error">
            <text:p>#NOM ?</text:p>
          </table:table-cell>
          <table:table-cell table:style-name="ce37" table:formula="of:=sumiterationactivitypeople([$Planning.FL$2:.FL$62];[.$D8];[.$E8];[.$C8])" office:value-type="string" office:string-value="" calcext:value-type="error">
            <text:p>#NOM ?</text:p>
          </table:table-cell>
          <table:table-cell table:style-name="ce37" table:formula="of:=sumiterationactivitypeople([$Planning.FM$2:.FM$62];[.$D8];[.$E8];[.$C8])" office:value-type="string" office:string-value="" calcext:value-type="error">
            <text:p>#NOM ?</text:p>
          </table:table-cell>
          <table:table-cell table:style-name="ce37" table:formula="of:=sumiterationactivitypeople([$Planning.FN$2:.FN$62];[.$D8];[.$E8];[.$C8])" office:value-type="string" office:string-value="" calcext:value-type="error">
            <text:p>#NOM ?</text:p>
          </table:table-cell>
          <table:table-cell table:style-name="ce37" table:number-columns-repeated="2"/>
          <table:table-cell table:style-name="ce37" table:formula="of:=sumiterationactivitypeople([$Planning.FQ$2:.FQ$62];[.$D8];[.$E8];[.$C8])" office:value-type="string" office:string-value="" calcext:value-type="error">
            <text:p>#NOM ?</text:p>
          </table:table-cell>
          <table:table-cell table:style-name="ce37" table:formula="of:=sumiterationactivitypeople([$Planning.FR$2:.FR$62];[.$D8];[.$E8];[.$C8])" office:value-type="string" office:string-value="" calcext:value-type="error">
            <text:p>#NOM ?</text:p>
          </table:table-cell>
          <table:table-cell table:style-name="ce37" table:formula="of:=sumiterationactivitypeople([$Planning.FS$2:.FS$62];[.$D8];[.$E8];[.$C8])" office:value-type="string" office:string-value="" calcext:value-type="error">
            <text:p>#NOM ?</text:p>
          </table:table-cell>
          <table:table-cell table:style-name="ce37" table:formula="of:=sumiterationactivitypeople([$Planning.FT$2:.FT$62];[.$D8];[.$E8];[.$C8])" office:value-type="string" office:string-value="" calcext:value-type="error">
            <text:p>#NOM ?</text:p>
          </table:table-cell>
          <table:table-cell table:style-name="ce37" table:formula="of:=sumiterationactivitypeople([$Planning.FU$2:.FU$62];[.$D8];[.$E8];[.$C8])" office:value-type="string" office:string-value="" calcext:value-type="error">
            <text:p>#NOM ?</text:p>
          </table:table-cell>
          <table:table-cell table:style-name="ce37" table:number-columns-repeated="2"/>
          <table:table-cell table:style-name="ce37" table:formula="of:=sumiterationactivitypeople([$Planning.FX$2:.FX$62];[.$D8];[.$E8];[.$C8])" office:value-type="string" office:string-value="" calcext:value-type="error">
            <text:p>#NOM ?</text:p>
          </table:table-cell>
          <table:table-cell table:style-name="ce37" table:formula="of:=sumiterationactivitypeople([$Planning.FY$2:.FY$62];[.$D8];[.$E8];[.$C8])" office:value-type="string" office:string-value="" calcext:value-type="error">
            <text:p>#NOM ?</text:p>
          </table:table-cell>
          <table:table-cell table:style-name="ce37" table:formula="of:=sumiterationactivitypeople([$Planning.FZ$2:.FZ$62];[.$D8];[.$E8];[.$C8])" office:value-type="string" office:string-value="" calcext:value-type="error">
            <text:p>#NOM ?</text:p>
          </table:table-cell>
          <table:table-cell table:style-name="ce37" table:formula="of:=sumiterationactivitypeople([$Planning.GA$2:.GA$62];[.$D8];[.$E8];[.$C8])" office:value-type="string" office:string-value="" calcext:value-type="error">
            <text:p>#NOM ?</text:p>
          </table:table-cell>
          <table:table-cell table:style-name="ce37" table:formula="of:=sumiterationactivitypeople([$Planning.GB$2:.GB$62];[.$D8];[.$E8];[.$C8])" office:value-type="string" office:string-value="" calcext:value-type="error">
            <text:p>#NOM ?</text:p>
          </table:table-cell>
          <table:table-cell table:style-name="ce37" table:number-columns-repeated="2"/>
          <table:table-cell table:style-name="ce37" table:formula="of:=sumiterationactivitypeople([$Planning.GE$2:.GE$62];[.$D8];[.$E8];[.$C8])" office:value-type="string" office:string-value="" calcext:value-type="error">
            <text:p>#NOM ?</text:p>
          </table:table-cell>
          <table:table-cell table:style-name="ce37" table:formula="of:=sumiterationactivitypeople([$Planning.GF$2:.GF$62];[.$D8];[.$E8];[.$C8])" office:value-type="string" office:string-value="" calcext:value-type="error">
            <text:p>#NOM ?</text:p>
          </table:table-cell>
          <table:table-cell table:style-name="ce37" table:formula="of:=sumiterationactivitypeople([$Planning.GG$2:.GG$62];[.$D8];[.$E8];[.$C8])" office:value-type="string" office:string-value="" calcext:value-type="error">
            <text:p>#NOM ?</text:p>
          </table:table-cell>
          <table:table-cell table:style-name="ce37" table:formula="of:=sumiterationactivitypeople([$Planning.GH$2:.GH$62];[.$D8];[.$E8];[.$C8])" office:value-type="string" office:string-value="" calcext:value-type="error">
            <text:p>#NOM ?</text:p>
          </table:table-cell>
          <table:table-cell table:style-name="ce37" table:formula="of:=sumiterationactivitypeople([$Planning.GI$2:.GI$62];[.$D8];[.$E8];[.$C8])" office:value-type="string" office:string-value="" calcext:value-type="error">
            <text:p>#NOM ?</text:p>
          </table:table-cell>
          <table:table-cell table:style-name="ce37"/>
          <table:table-cell table:style-name="ce67"/>
          <table:table-cell table:style-name="ce37" table:formula="of:=SUM([.F8:.EV8])" office:value-type="string" office:string-value="" calcext:value-type="error">
            <text:p>#NOM ?</text:p>
          </table:table-cell>
          <table:table-cell table:style-name="ce37" table:formula="of:=SUM([.EV8:.GJ8])" office:value-type="string" office:string-value="" calcext:value-type="error">
            <text:p>#NOM ?</text:p>
          </table:table-cell>
          <table:table-cell table:style-name="ce37" table:formula="of:=SUM([.GM8:.GN8])" office:value-type="string" office:string-value="" calcext:value-type="error">
            <text:p>#NOM ?</text:p>
          </table:table-cell>
          <table:table-cell table:style-name="ce37" table:number-columns-repeated="827"/>
        </table:table-row>
        <table:table-row table:style-name="ro9">
          <table:table-cell table:style-name="ce37" table:formula="of:=[$Planner.A6]" office:value-type="string" office:string-value="Office Doc" calcext:value-type="string">
            <text:p>Office Doc</text:p>
          </table:table-cell>
          <table:table-cell table:style-name="ce37" table:formula="of:=SUM([.F9:.GJ9])" office:value-type="string" office:string-value="" calcext:value-type="error">
            <text:p>#NOM ?</text:p>
          </table:table-cell>
          <table:table-cell table:number-columns-repeated="2" table:style-name="ce38" office:value-type="string" calcext:value-type="string">
            <text:p>**</text:p>
          </table:table-cell>
          <table:table-cell table:style-name="ce75" office:value-type="string" calcext:value-type="string">
            <text:p>cf</text:p>
          </table:table-cell>
          <table:table-cell table:style-name="ce37" table:formula="of:=sumiterationactivitypeople([$Planning.E$2:.E$62];[.$D9];[.$E9];[.$C9])" office:value-type="string" office:string-value="" calcext:value-type="error">
            <text:p>#NOM ?</text:p>
          </table:table-cell>
          <table:table-cell table:style-name="ce37" table:formula="of:=sumiterationactivitypeople([$Planning.F$2:.F$62];[.$D9];[.$E9];[.$C9])" office:value-type="string" office:string-value="" calcext:value-type="error">
            <text:p>#NOM ?</text:p>
          </table:table-cell>
          <table:table-cell table:style-name="ce37" table:formula="of:=sumiterationactivitypeople([$Planning.G$2:.G$62];[.$D9];[.$E9];[.$C9])" office:value-type="string" office:string-value="" calcext:value-type="error">
            <text:p>#NOM ?</text:p>
          </table:table-cell>
          <table:table-cell table:style-name="ce37" table:formula="of:=sumiterationactivitypeople([$Planning.H$2:.H$62];[.$D9];[.$E9];[.$C9])" office:value-type="string" office:string-value="" calcext:value-type="error">
            <text:p>#NOM ?</text:p>
          </table:table-cell>
          <table:table-cell table:style-name="ce37" table:formula="of:=sumiterationactivitypeople([$Planning.I$2:.I$62];[.$D9];[.$E9];[.$C9])" office:value-type="string" office:string-value="" calcext:value-type="error">
            <text:p>#NOM ?</text:p>
          </table:table-cell>
          <table:table-cell table:style-name="ce37" table:number-columns-repeated="2"/>
          <table:table-cell table:style-name="ce37" table:formula="of:=sumiterationactivitypeople([$Planning.L$2:.L$62];[.$D9];[.$E9];[.$C9])" office:value-type="string" office:string-value="" calcext:value-type="error">
            <text:p>#NOM ?</text:p>
          </table:table-cell>
          <table:table-cell table:style-name="ce37" table:formula="of:=sumiterationactivitypeople([$Planning.M$2:.M$62];[.$D9];[.$E9];[.$C9])" office:value-type="string" office:string-value="" calcext:value-type="error">
            <text:p>#NOM ?</text:p>
          </table:table-cell>
          <table:table-cell table:style-name="ce37" table:formula="of:=sumiterationactivitypeople([$Planning.N$2:.N$62];[.$D9];[.$E9];[.$C9])" office:value-type="string" office:string-value="" calcext:value-type="error">
            <text:p>#NOM ?</text:p>
          </table:table-cell>
          <table:table-cell table:style-name="ce37" table:formula="of:=sumiterationactivitypeople([$Planning.O$2:.O$62];[.$D9];[.$E9];[.$C9])" office:value-type="string" office:string-value="" calcext:value-type="error">
            <text:p>#NOM ?</text:p>
          </table:table-cell>
          <table:table-cell table:style-name="ce37" table:formula="of:=sumiterationactivitypeople([$Planning.P$2:.P$62];[.$D9];[.$E9];[.$C9])" office:value-type="string" office:string-value="" calcext:value-type="error">
            <text:p>#NOM ?</text:p>
          </table:table-cell>
          <table:table-cell table:style-name="ce37" table:number-columns-repeated="2"/>
          <table:table-cell table:style-name="ce37" table:formula="of:=sumiterationactivitypeople([$Planning.S$2:.S$62];[.$D9];[.$E9];[.$C9])" office:value-type="string" office:string-value="" calcext:value-type="error">
            <text:p>#NOM ?</text:p>
          </table:table-cell>
          <table:table-cell table:style-name="ce37" table:formula="of:=sumiterationactivitypeople([$Planning.T$2:.T$62];[.$D9];[.$E9];[.$C9])" office:value-type="string" office:string-value="" calcext:value-type="error">
            <text:p>#NOM ?</text:p>
          </table:table-cell>
          <table:table-cell table:style-name="ce37" table:formula="of:=sumiterationactivitypeople([$Planning.U$2:.U$62];[.$D9];[.$E9];[.$C9])" office:value-type="string" office:string-value="" calcext:value-type="error">
            <text:p>#NOM ?</text:p>
          </table:table-cell>
          <table:table-cell table:style-name="ce37" table:formula="of:=sumiterationactivitypeople([$Planning.V$2:.V$62];[.$D9];[.$E9];[.$C9])" office:value-type="string" office:string-value="" calcext:value-type="error">
            <text:p>#NOM ?</text:p>
          </table:table-cell>
          <table:table-cell table:style-name="ce37" table:formula="of:=sumiterationactivitypeople([$Planning.W$2:.W$62];[.$D9];[.$E9];[.$C9])" office:value-type="string" office:string-value="" calcext:value-type="error">
            <text:p>#NOM ?</text:p>
          </table:table-cell>
          <table:table-cell table:style-name="ce37" table:number-columns-repeated="2"/>
          <table:table-cell table:style-name="ce37" table:formula="of:=sumiterationactivitypeople([$Planning.Z$2:.Z$62];[.$D9];[.$E9];[.$C9])" office:value-type="string" office:string-value="" calcext:value-type="error">
            <text:p>#NOM ?</text:p>
          </table:table-cell>
          <table:table-cell table:style-name="ce37" table:formula="of:=sumiterationactivitypeople([$Planning.AA$2:.AA$62];[.$D9];[.$E9];[.$C9])" office:value-type="string" office:string-value="" calcext:value-type="error">
            <text:p>#NOM ?</text:p>
          </table:table-cell>
          <table:table-cell table:style-name="ce37" table:formula="of:=sumiterationactivitypeople([$Planning.AB$2:.AB$62];[.$D9];[.$E9];[.$C9])" office:value-type="string" office:string-value="" calcext:value-type="error">
            <text:p>#NOM ?</text:p>
          </table:table-cell>
          <table:table-cell table:style-name="ce37" table:formula="of:=sumiterationactivitypeople([$Planning.AC$2:.AC$62];[.$D9];[.$E9];[.$C9])" office:value-type="string" office:string-value="" calcext:value-type="error">
            <text:p>#NOM ?</text:p>
          </table:table-cell>
          <table:table-cell table:style-name="ce37" table:formula="of:=sumiterationactivitypeople([$Planning.AD$2:.AD$62];[.$D9];[.$E9];[.$C9])" office:value-type="string" office:string-value="" calcext:value-type="error">
            <text:p>#NOM ?</text:p>
          </table:table-cell>
          <table:table-cell table:style-name="ce37" table:number-columns-repeated="2"/>
          <table:table-cell table:style-name="ce37" table:formula="of:=sumiterationactivitypeople([$Planning.AG$2:.AG$62];[.$D9];[.$E9];[.$C9])" office:value-type="string" office:string-value="" calcext:value-type="error">
            <text:p>#NOM ?</text:p>
          </table:table-cell>
          <table:table-cell table:style-name="ce37" table:formula="of:=sumiterationactivitypeople([$Planning.AH$2:.AH$62];[.$D9];[.$E9];[.$C9])" office:value-type="string" office:string-value="" calcext:value-type="error">
            <text:p>#NOM ?</text:p>
          </table:table-cell>
          <table:table-cell table:style-name="ce37" table:formula="of:=sumiterationactivitypeople([$Planning.AI$2:.AI$62];[.$D9];[.$E9];[.$C9])" office:value-type="string" office:string-value="" calcext:value-type="error">
            <text:p>#NOM ?</text:p>
          </table:table-cell>
          <table:table-cell table:style-name="ce37" table:formula="of:=sumiterationactivitypeople([$Planning.AJ$2:.AJ$62];[.$D9];[.$E9];[.$C9])" office:value-type="string" office:string-value="" calcext:value-type="error">
            <text:p>#NOM ?</text:p>
          </table:table-cell>
          <table:table-cell table:style-name="ce37" table:formula="of:=sumiterationactivitypeople([$Planning.AK$2:.AK$62];[.$D9];[.$E9];[.$C9])" office:value-type="string" office:string-value="" calcext:value-type="error">
            <text:p>#NOM ?</text:p>
          </table:table-cell>
          <table:table-cell table:style-name="ce37" table:number-columns-repeated="2"/>
          <table:table-cell table:style-name="ce37" table:formula="of:=sumiterationactivitypeople([$Planning.AN$2:.AN$62];[.$D9];[.$E9];[.$C9])" office:value-type="string" office:string-value="" calcext:value-type="error">
            <text:p>#NOM ?</text:p>
          </table:table-cell>
          <table:table-cell table:style-name="ce37" table:formula="of:=sumiterationactivitypeople([$Planning.AO$2:.AO$62];[.$D9];[.$E9];[.$C9])" office:value-type="string" office:string-value="" calcext:value-type="error">
            <text:p>#NOM ?</text:p>
          </table:table-cell>
          <table:table-cell table:style-name="ce37" table:formula="of:=sumiterationactivitypeople([$Planning.AP$2:.AP$62];[.$D9];[.$E9];[.$C9])" office:value-type="string" office:string-value="" calcext:value-type="error">
            <text:p>#NOM ?</text:p>
          </table:table-cell>
          <table:table-cell table:style-name="ce37" table:formula="of:=sumiterationactivitypeople([$Planning.AQ$2:.AQ$62];[.$D9];[.$E9];[.$C9])" office:value-type="string" office:string-value="" calcext:value-type="error">
            <text:p>#NOM ?</text:p>
          </table:table-cell>
          <table:table-cell table:style-name="ce37" table:formula="of:=sumiterationactivitypeople([$Planning.AR$2:.AR$62];[.$D9];[.$E9];[.$C9])" office:value-type="string" office:string-value="" calcext:value-type="error">
            <text:p>#NOM ?</text:p>
          </table:table-cell>
          <table:table-cell table:style-name="ce37" table:number-columns-repeated="2"/>
          <table:table-cell table:style-name="ce37" table:formula="of:=sumiterationactivitypeople([$Planning.AU$2:.AU$62];[.$D9];[.$E9];[.$C9])" office:value-type="string" office:string-value="" calcext:value-type="error">
            <text:p>#NOM ?</text:p>
          </table:table-cell>
          <table:table-cell table:style-name="ce37" table:formula="of:=sumiterationactivitypeople([$Planning.AV$2:.AV$62];[.$D9];[.$E9];[.$C9])" office:value-type="string" office:string-value="" calcext:value-type="error">
            <text:p>#NOM ?</text:p>
          </table:table-cell>
          <table:table-cell table:style-name="ce37" table:formula="of:=sumiterationactivitypeople([$Planning.AW$2:.AW$62];[.$D9];[.$E9];[.$C9])" office:value-type="string" office:string-value="" calcext:value-type="error">
            <text:p>#NOM ?</text:p>
          </table:table-cell>
          <table:table-cell table:style-name="ce37" table:formula="of:=sumiterationactivitypeople([$Planning.AX$2:.AX$62];[.$D9];[.$E9];[.$C9])" office:value-type="string" office:string-value="" calcext:value-type="error">
            <text:p>#NOM ?</text:p>
          </table:table-cell>
          <table:table-cell table:style-name="ce37" table:formula="of:=sumiterationactivitypeople([$Planning.AY$2:.AY$62];[.$D9];[.$E9];[.$C9])" office:value-type="string" office:string-value="" calcext:value-type="error">
            <text:p>#NOM ?</text:p>
          </table:table-cell>
          <table:table-cell table:style-name="ce37" table:number-columns-repeated="2"/>
          <table:table-cell table:style-name="ce37" table:formula="of:=sumiterationactivitypeople([$Planning.BB$2:.BB$62];[.$D9];[.$E9];[.$C9])" office:value-type="string" office:string-value="" calcext:value-type="error">
            <text:p>#NOM ?</text:p>
          </table:table-cell>
          <table:table-cell table:style-name="ce37" table:formula="of:=sumiterationactivitypeople([$Planning.BC$2:.BC$62];[.$D9];[.$E9];[.$C9])" office:value-type="string" office:string-value="" calcext:value-type="error">
            <text:p>#NOM ?</text:p>
          </table:table-cell>
          <table:table-cell table:style-name="ce37" table:formula="of:=sumiterationactivitypeople([$Planning.BD$2:.BD$62];[.$D9];[.$E9];[.$C9])" office:value-type="string" office:string-value="" calcext:value-type="error">
            <text:p>#NOM ?</text:p>
          </table:table-cell>
          <table:table-cell table:style-name="ce37" table:number-columns-repeated="4"/>
          <table:table-cell table:style-name="ce37" table:formula="of:=sumiterationactivitypeople([$Planning.BI$2:.BI$62];[.$D9];[.$E9];[.$C9])" office:value-type="string" office:string-value="" calcext:value-type="error">
            <text:p>#NOM ?</text:p>
          </table:table-cell>
          <table:table-cell table:style-name="ce37" table:formula="of:=sumiterationactivitypeople([$Planning.BJ$2:.BJ$62];[.$D9];[.$E9];[.$C9])" office:value-type="string" office:string-value="" calcext:value-type="error">
            <text:p>#NOM ?</text:p>
          </table:table-cell>
          <table:table-cell table:style-name="ce37" table:formula="of:=sumiterationactivitypeople([$Planning.BK$2:.BK$62];[.$D9];[.$E9];[.$C9])" office:value-type="string" office:string-value="" calcext:value-type="error">
            <text:p>#NOM ?</text:p>
          </table:table-cell>
          <table:table-cell table:style-name="ce37" table:formula="of:=sumiterationactivitypeople([$Planning.BL$2:.BL$62];[.$D9];[.$E9];[.$C9])" office:value-type="string" office:string-value="" calcext:value-type="error">
            <text:p>#NOM ?</text:p>
          </table:table-cell>
          <table:table-cell table:style-name="ce37" table:formula="of:=sumiterationactivitypeople([$Planning.BM$2:.BM$62];[.$D9];[.$E9];[.$C9])" office:value-type="string" office:string-value="" calcext:value-type="error">
            <text:p>#NOM ?</text:p>
          </table:table-cell>
          <table:table-cell table:style-name="ce37" table:number-columns-repeated="2"/>
          <table:table-cell table:style-name="ce37" table:formula="of:=sumiterationactivitypeople([$Planning.BP$2:.BP$62];[.$D9];[.$E9];[.$C9])" office:value-type="string" office:string-value="" calcext:value-type="error">
            <text:p>#NOM ?</text:p>
          </table:table-cell>
          <table:table-cell table:style-name="ce37" table:formula="of:=sumiterationactivitypeople([$Planning.BQ$2:.BQ$62];[.$D9];[.$E9];[.$C9])" office:value-type="string" office:string-value="" calcext:value-type="error">
            <text:p>#NOM ?</text:p>
          </table:table-cell>
          <table:table-cell table:style-name="ce37" table:formula="of:=sumiterationactivitypeople([$Planning.BR$2:.BR$62];[.$D9];[.$E9];[.$C9])" office:value-type="string" office:string-value="" calcext:value-type="error">
            <text:p>#NOM ?</text:p>
          </table:table-cell>
          <table:table-cell table:style-name="ce37" table:formula="of:=sumiterationactivitypeople([$Planning.BS$2:.BS$62];[.$D9];[.$E9];[.$C9])" office:value-type="string" office:string-value="" calcext:value-type="error">
            <text:p>#NOM ?</text:p>
          </table:table-cell>
          <table:table-cell table:style-name="ce37" table:formula="of:=sumiterationactivitypeople([$Planning.BT$2:.BT$62];[.$D9];[.$E9];[.$C9])" office:value-type="string" office:string-value="" calcext:value-type="error">
            <text:p>#NOM ?</text:p>
          </table:table-cell>
          <table:table-cell table:style-name="ce37" table:number-columns-repeated="2"/>
          <table:table-cell table:style-name="ce37" table:formula="of:=sumiterationactivitypeople([$Planning.BW$2:.BW$62];[.$D9];[.$E9];[.$C9])" office:value-type="string" office:string-value="" calcext:value-type="error">
            <text:p>#NOM ?</text:p>
          </table:table-cell>
          <table:table-cell table:style-name="ce37" table:formula="of:=sumiterationactivitypeople([$Planning.BX$2:.BX$62];[.$D9];[.$E9];[.$C9])" office:value-type="string" office:string-value="" calcext:value-type="error">
            <text:p>#NOM ?</text:p>
          </table:table-cell>
          <table:table-cell table:style-name="ce37" table:formula="of:=sumiterationactivitypeople([$Planning.BY$2:.BY$62];[.$D9];[.$E9];[.$C9])" office:value-type="string" office:string-value="" calcext:value-type="error">
            <text:p>#NOM ?</text:p>
          </table:table-cell>
          <table:table-cell table:style-name="ce37" table:formula="of:=sumiterationactivitypeople([$Planning.BZ$2:.BZ$62];[.$D9];[.$E9];[.$C9])" office:value-type="string" office:string-value="" calcext:value-type="error">
            <text:p>#NOM ?</text:p>
          </table:table-cell>
          <table:table-cell table:style-name="ce37" table:formula="of:=sumiterationactivitypeople([$Planning.CA$2:.CA$62];[.$D9];[.$E9];[.$C9])" office:value-type="string" office:string-value="" calcext:value-type="error">
            <text:p>#NOM ?</text:p>
          </table:table-cell>
          <table:table-cell table:style-name="ce37" table:number-columns-repeated="2"/>
          <table:table-cell table:style-name="ce37" table:formula="of:=sumiterationactivitypeople([$Planning.CD$2:.CD$62];[.$D9];[.$E9];[.$C9])" office:value-type="string" office:string-value="" calcext:value-type="error">
            <text:p>#NOM ?</text:p>
          </table:table-cell>
          <table:table-cell table:style-name="ce37" table:formula="of:=sumiterationactivitypeople([$Planning.CE$2:.CE$62];[.$D9];[.$E9];[.$C9])" office:value-type="string" office:string-value="" calcext:value-type="error">
            <text:p>#NOM ?</text:p>
          </table:table-cell>
          <table:table-cell table:style-name="ce37" table:formula="of:=sumiterationactivitypeople([$Planning.CF$2:.CF$62];[.$D9];[.$E9];[.$C9])" office:value-type="string" office:string-value="" calcext:value-type="error">
            <text:p>#NOM ?</text:p>
          </table:table-cell>
          <table:table-cell table:style-name="ce37" table:formula="of:=sumiterationactivitypeople([$Planning.CG$2:.CG$62];[.$D9];[.$E9];[.$C9])" office:value-type="string" office:string-value="" calcext:value-type="error">
            <text:p>#NOM ?</text:p>
          </table:table-cell>
          <table:table-cell table:style-name="ce37" table:formula="of:=sumiterationactivitypeople([$Planning.CH$2:.CH$62];[.$D9];[.$E9];[.$C9])" office:value-type="string" office:string-value="" calcext:value-type="error">
            <text:p>#NOM ?</text:p>
          </table:table-cell>
          <table:table-cell table:style-name="ce37" table:number-columns-repeated="2"/>
          <table:table-cell table:style-name="ce37" table:formula="of:=sumiterationactivitypeople([$Planning.CK$2:.CK$62];[.$D9];[.$E9];[.$C9])" office:value-type="string" office:string-value="" calcext:value-type="error">
            <text:p>#NOM ?</text:p>
          </table:table-cell>
          <table:table-cell table:style-name="ce37" table:formula="of:=sumiterationactivitypeople([$Planning.CL$2:.CL$62];[.$D9];[.$E9];[.$C9])" office:value-type="string" office:string-value="" calcext:value-type="error">
            <text:p>#NOM ?</text:p>
          </table:table-cell>
          <table:table-cell table:style-name="ce37" table:formula="of:=sumiterationactivitypeople([$Planning.CM$2:.CM$62];[.$D9];[.$E9];[.$C9])" office:value-type="string" office:string-value="" calcext:value-type="error">
            <text:p>#NOM ?</text:p>
          </table:table-cell>
          <table:table-cell table:style-name="ce37" table:formula="of:=sumiterationactivitypeople([$Planning.CN$2:.CN$62];[.$D9];[.$E9];[.$C9])" office:value-type="string" office:string-value="" calcext:value-type="error">
            <text:p>#NOM ?</text:p>
          </table:table-cell>
          <table:table-cell table:style-name="ce37" table:formula="of:=sumiterationactivitypeople([$Planning.CO$2:.CO$62];[.$D9];[.$E9];[.$C9])" office:value-type="string" office:string-value="" calcext:value-type="error">
            <text:p>#NOM ?</text:p>
          </table:table-cell>
          <table:table-cell table:style-name="ce37" table:number-columns-repeated="2"/>
          <table:table-cell table:style-name="ce37" table:formula="of:=sumiterationactivitypeople([$Planning.CR$2:.CR$62];[.$D9];[.$E9];[.$C9])" office:value-type="string" office:string-value="" calcext:value-type="error">
            <text:p>#NOM ?</text:p>
          </table:table-cell>
          <table:table-cell table:style-name="ce37" table:formula="of:=sumiterationactivitypeople([$Planning.CS$2:.CS$62];[.$D9];[.$E9];[.$C9])" office:value-type="string" office:string-value="" calcext:value-type="error">
            <text:p>#NOM ?</text:p>
          </table:table-cell>
          <table:table-cell table:style-name="ce37" table:formula="of:=sumiterationactivitypeople([$Planning.CT$2:.CT$62];[.$D9];[.$E9];[.$C9])" office:value-type="string" office:string-value="" calcext:value-type="error">
            <text:p>#NOM ?</text:p>
          </table:table-cell>
          <table:table-cell table:style-name="ce37" table:formula="of:=sumiterationactivitypeople([$Planning.CU$2:.CU$62];[.$D9];[.$E9];[.$C9])" office:value-type="string" office:string-value="" calcext:value-type="error">
            <text:p>#NOM ?</text:p>
          </table:table-cell>
          <table:table-cell table:style-name="ce37" table:formula="of:=sumiterationactivitypeople([$Planning.CV$2:.CV$62];[.$D9];[.$E9];[.$C9])" office:value-type="string" office:string-value="" calcext:value-type="error">
            <text:p>#NOM ?</text:p>
          </table:table-cell>
          <table:table-cell table:style-name="ce37" table:number-columns-repeated="2"/>
          <table:table-cell table:style-name="ce37" table:formula="of:=sumiterationactivitypeople([$Planning.CY$2:.CY$62];[.$D9];[.$E9];[.$C9])" office:value-type="string" office:string-value="" calcext:value-type="error">
            <text:p>#NOM ?</text:p>
          </table:table-cell>
          <table:table-cell table:style-name="ce37" table:formula="of:=sumiterationactivitypeople([$Planning.CZ$2:.CZ$62];[.$D9];[.$E9];[.$C9])" office:value-type="string" office:string-value="" calcext:value-type="error">
            <text:p>#NOM ?</text:p>
          </table:table-cell>
          <table:table-cell table:style-name="ce37" table:formula="of:=sumiterationactivitypeople([$Planning.DA$2:.DA$62];[.$D9];[.$E9];[.$C9])" office:value-type="string" office:string-value="" calcext:value-type="error">
            <text:p>#NOM ?</text:p>
          </table:table-cell>
          <table:table-cell table:style-name="ce37" table:formula="of:=sumiterationactivitypeople([$Planning.DB$2:.DB$62];[.$D9];[.$E9];[.$C9])" office:value-type="string" office:string-value="" calcext:value-type="error">
            <text:p>#NOM ?</text:p>
          </table:table-cell>
          <table:table-cell table:style-name="ce37" table:formula="of:=sumiterationactivitypeople([$Planning.DC$2:.DC$62];[.$D9];[.$E9];[.$C9])" office:value-type="string" office:string-value="" calcext:value-type="error">
            <text:p>#NOM ?</text:p>
          </table:table-cell>
          <table:table-cell table:style-name="ce37" table:number-columns-repeated="4"/>
          <table:table-cell table:style-name="ce37" table:formula="of:=sumiterationactivitypeople([$Planning.DH$2:.DH$62];[.$D9];[.$E9];[.$C9])" office:value-type="string" office:string-value="" calcext:value-type="error">
            <text:p>#NOM ?</text:p>
          </table:table-cell>
          <table:table-cell table:style-name="ce37" table:formula="of:=sumiterationactivitypeople([$Planning.DI$2:.DI$62];[.$D9];[.$E9];[.$C9])" office:value-type="string" office:string-value="" calcext:value-type="error">
            <text:p>#NOM ?</text:p>
          </table:table-cell>
          <table:table-cell table:style-name="ce37" table:formula="of:=sumiterationactivitypeople([$Planning.DJ$2:.DJ$62];[.$D9];[.$E9];[.$C9])" office:value-type="string" office:string-value="" calcext:value-type="error">
            <text:p>#NOM ?</text:p>
          </table:table-cell>
          <table:table-cell table:style-name="ce37" table:number-columns-repeated="4"/>
          <table:table-cell table:style-name="ce37" table:formula="of:=sumiterationactivitypeople([$Planning.DO$2:.DO$62];[.$D9];[.$E9];[.$C9])" office:value-type="string" office:string-value="" calcext:value-type="error">
            <text:p>#NOM ?</text:p>
          </table:table-cell>
          <table:table-cell table:style-name="ce37" table:formula="of:=sumiterationactivitypeople([$Planning.DP$2:.DP$62];[.$D9];[.$E9];[.$C9])" office:value-type="string" office:string-value="" calcext:value-type="error">
            <text:p>#NOM ?</text:p>
          </table:table-cell>
          <table:table-cell table:style-name="ce37" table:formula="of:=sumiterationactivitypeople([$Planning.DQ$2:.DQ$62];[.$D9];[.$E9];[.$C9])" office:value-type="string" office:string-value="" calcext:value-type="error">
            <text:p>#NOM ?</text:p>
          </table:table-cell>
          <table:table-cell table:style-name="ce37" table:number-columns-repeated="2"/>
          <table:table-cell table:style-name="ce37" table:formula="of:=sumiterationactivitypeople([$Planning.DT$2:.DT$62];[.$D9];[.$E9];[.$C9])" office:value-type="string" office:string-value="" calcext:value-type="error">
            <text:p>#NOM ?</text:p>
          </table:table-cell>
          <table:table-cell table:style-name="ce37" table:formula="of:=sumiterationactivitypeople([$Planning.DU$2:.DU$62];[.$D9];[.$E9];[.$C9])" office:value-type="string" office:string-value="" calcext:value-type="error">
            <text:p>#NOM ?</text:p>
          </table:table-cell>
          <table:table-cell table:style-name="ce37" table:formula="of:=sumiterationactivitypeople([$Planning.DV$2:.DV$62];[.$D9];[.$E9];[.$C9])" office:value-type="string" office:string-value="" calcext:value-type="error">
            <text:p>#NOM ?</text:p>
          </table:table-cell>
          <table:table-cell table:style-name="ce37" table:formula="of:=sumiterationactivitypeople([$Planning.DW$2:.DW$62];[.$D9];[.$E9];[.$C9])" office:value-type="string" office:string-value="" calcext:value-type="error">
            <text:p>#NOM ?</text:p>
          </table:table-cell>
          <table:table-cell table:style-name="ce37" table:formula="of:=sumiterationactivitypeople([$Planning.DX$2:.DX$62];[.$D9];[.$E9];[.$C9])" office:value-type="string" office:string-value="" calcext:value-type="error">
            <text:p>#NOM ?</text:p>
          </table:table-cell>
          <table:table-cell table:style-name="ce37" table:number-columns-repeated="2"/>
          <table:table-cell table:style-name="ce37" table:formula="of:=sumiterationactivitypeople([$Planning.EA$2:.EA$62];[.$D9];[.$E9];[.$C9])" office:value-type="string" office:string-value="" calcext:value-type="error">
            <text:p>#NOM ?</text:p>
          </table:table-cell>
          <table:table-cell table:style-name="ce37" table:formula="of:=sumiterationactivitypeople([$Planning.EB$2:.EB$62];[.$D9];[.$E9];[.$C9])" office:value-type="string" office:string-value="" calcext:value-type="error">
            <text:p>#NOM ?</text:p>
          </table:table-cell>
          <table:table-cell table:style-name="ce37" table:formula="of:=sumiterationactivitypeople([$Planning.EC$2:.EC$62];[.$D9];[.$E9];[.$C9])" office:value-type="string" office:string-value="" calcext:value-type="error">
            <text:p>#NOM ?</text:p>
          </table:table-cell>
          <table:table-cell table:style-name="ce37" table:formula="of:=sumiterationactivitypeople([$Planning.ED$2:.ED$62];[.$D9];[.$E9];[.$C9])" office:value-type="string" office:string-value="" calcext:value-type="error">
            <text:p>#NOM ?</text:p>
          </table:table-cell>
          <table:table-cell table:style-name="ce37" table:formula="of:=sumiterationactivitypeople([$Planning.EE$2:.EE$62];[.$D9];[.$E9];[.$C9])" office:value-type="string" office:string-value="" calcext:value-type="error">
            <text:p>#NOM ?</text:p>
          </table:table-cell>
          <table:table-cell table:style-name="ce37" table:number-columns-repeated="2"/>
          <table:table-cell table:style-name="ce37" table:formula="of:=sumiterationactivitypeople([$Planning.EH$2:.EH$62];[.$D9];[.$E9];[.$C9])" office:value-type="string" office:string-value="" calcext:value-type="error">
            <text:p>#NOM ?</text:p>
          </table:table-cell>
          <table:table-cell table:style-name="ce37" table:formula="of:=sumiterationactivitypeople([$Planning.EI$2:.EI$62];[.$D9];[.$E9];[.$C9])" office:value-type="string" office:string-value="" calcext:value-type="error">
            <text:p>#NOM ?</text:p>
          </table:table-cell>
          <table:table-cell table:style-name="ce37" table:formula="of:=sumiterationactivitypeople([$Planning.EJ$2:.EJ$62];[.$D9];[.$E9];[.$C9])" office:value-type="string" office:string-value="" calcext:value-type="error">
            <text:p>#NOM ?</text:p>
          </table:table-cell>
          <table:table-cell table:style-name="ce37" table:formula="of:=sumiterationactivitypeople([$Planning.EK$2:.EK$62];[.$D9];[.$E9];[.$C9])" office:value-type="string" office:string-value="" calcext:value-type="error">
            <text:p>#NOM ?</text:p>
          </table:table-cell>
          <table:table-cell table:style-name="ce37" table:formula="of:=sumiterationactivitypeople([$Planning.EL$2:.EL$62];[.$D9];[.$E9];[.$C9])" office:value-type="string" office:string-value="" calcext:value-type="error">
            <text:p>#NOM ?</text:p>
          </table:table-cell>
          <table:table-cell table:style-name="ce37" table:number-columns-repeated="2"/>
          <table:table-cell table:style-name="ce37" table:formula="of:=sumiterationactivitypeople([$Planning.EO$2:.EO$62];[.$D9];[.$E9];[.$C9])" office:value-type="string" office:string-value="" calcext:value-type="error">
            <text:p>#NOM ?</text:p>
          </table:table-cell>
          <table:table-cell table:style-name="ce37" table:formula="of:=sumiterationactivitypeople([$Planning.EP$2:.EP$62];[.$D9];[.$E9];[.$C9])" office:value-type="string" office:string-value="" calcext:value-type="error">
            <text:p>#NOM ?</text:p>
          </table:table-cell>
          <table:table-cell table:style-name="ce37" table:formula="of:=sumiterationactivitypeople([$Planning.EQ$2:.EQ$62];[.$D9];[.$E9];[.$C9])" office:value-type="string" office:string-value="" calcext:value-type="error">
            <text:p>#NOM ?</text:p>
          </table:table-cell>
          <table:table-cell table:style-name="ce37" table:formula="of:=sumiterationactivitypeople([$Planning.ER$2:.ER$62];[.$D9];[.$E9];[.$C9])" office:value-type="string" office:string-value="" calcext:value-type="error">
            <text:p>#NOM ?</text:p>
          </table:table-cell>
          <table:table-cell table:style-name="ce37" table:formula="of:=sumiterationactivitypeople([$Planning.ES$2:.ES$62];[.$D9];[.$E9];[.$C9])" office:value-type="string" office:string-value="" calcext:value-type="error">
            <text:p>#NOM ?</text:p>
          </table:table-cell>
          <table:table-cell table:style-name="ce37" table:number-columns-repeated="2"/>
          <table:table-cell table:style-name="ce37" table:formula="of:=sumiterationactivitypeople([$Planning.EV$2:.EV$62];[.$D9];[.$E9];[.$C9])" office:value-type="string" office:string-value="" calcext:value-type="error">
            <text:p>#NOM ?</text:p>
          </table:table-cell>
          <table:table-cell table:style-name="ce37" table:formula="of:=sumiterationactivitypeople([$Planning.EW$2:.EW$62];[.$D9];[.$E9];[.$C9])" office:value-type="string" office:string-value="" calcext:value-type="error">
            <text:p>#NOM ?</text:p>
          </table:table-cell>
          <table:table-cell table:style-name="ce37" table:formula="of:=sumiterationactivitypeople([$Planning.EX$2:.EX$62];[.$D9];[.$E9];[.$C9])" office:value-type="string" office:string-value="" calcext:value-type="error">
            <text:p>#NOM ?</text:p>
          </table:table-cell>
          <table:table-cell table:style-name="ce37" table:formula="of:=sumiterationactivitypeople([$Planning.EY$2:.EY$62];[.$D9];[.$E9];[.$C9])" office:value-type="string" office:string-value="" calcext:value-type="error">
            <text:p>#NOM ?</text:p>
          </table:table-cell>
          <table:table-cell table:style-name="ce37" table:formula="of:=sumiterationactivitypeople([$Planning.EZ$2:.EZ$62];[.$D9];[.$E9];[.$C9])" office:value-type="string" office:string-value="" calcext:value-type="error">
            <text:p>#NOM ?</text:p>
          </table:table-cell>
          <table:table-cell table:style-name="ce37" table:number-columns-repeated="2"/>
          <table:table-cell table:style-name="ce37" table:formula="of:=sumiterationactivitypeople([$Planning.FC$2:.FC$62];[.$D9];[.$E9];[.$C9])" office:value-type="string" office:string-value="" calcext:value-type="error">
            <text:p>#NOM ?</text:p>
          </table:table-cell>
          <table:table-cell table:style-name="ce37" table:formula="of:=sumiterationactivitypeople([$Planning.FD$2:.FD$62];[.$D9];[.$E9];[.$C9])" office:value-type="string" office:string-value="" calcext:value-type="error">
            <text:p>#NOM ?</text:p>
          </table:table-cell>
          <table:table-cell table:style-name="ce37" table:formula="of:=sumiterationactivitypeople([$Planning.FE$2:.FE$62];[.$D9];[.$E9];[.$C9])" office:value-type="string" office:string-value="" calcext:value-type="error">
            <text:p>#NOM ?</text:p>
          </table:table-cell>
          <table:table-cell table:style-name="ce37" table:formula="of:=sumiterationactivitypeople([$Planning.FF$2:.FF$62];[.$D9];[.$E9];[.$C9])" office:value-type="string" office:string-value="" calcext:value-type="error">
            <text:p>#NOM ?</text:p>
          </table:table-cell>
          <table:table-cell table:style-name="ce37" table:formula="of:=sumiterationactivitypeople([$Planning.FG$2:.FG$62];[.$D9];[.$E9];[.$C9])" office:value-type="string" office:string-value="" calcext:value-type="error">
            <text:p>#NOM ?</text:p>
          </table:table-cell>
          <table:table-cell table:style-name="ce37" table:number-columns-repeated="2"/>
          <table:table-cell table:style-name="ce37" table:formula="of:=sumiterationactivitypeople([$Planning.FJ$2:.FJ$62];[.$D9];[.$E9];[.$C9])" office:value-type="string" office:string-value="" calcext:value-type="error">
            <text:p>#NOM ?</text:p>
          </table:table-cell>
          <table:table-cell table:style-name="ce37" table:formula="of:=sumiterationactivitypeople([$Planning.FK$2:.FK$62];[.$D9];[.$E9];[.$C9])" office:value-type="string" office:string-value="" calcext:value-type="error">
            <text:p>#NOM ?</text:p>
          </table:table-cell>
          <table:table-cell table:style-name="ce37" table:formula="of:=sumiterationactivitypeople([$Planning.FL$2:.FL$62];[.$D9];[.$E9];[.$C9])" office:value-type="string" office:string-value="" calcext:value-type="error">
            <text:p>#NOM ?</text:p>
          </table:table-cell>
          <table:table-cell table:style-name="ce37" table:formula="of:=sumiterationactivitypeople([$Planning.FM$2:.FM$62];[.$D9];[.$E9];[.$C9])" office:value-type="string" office:string-value="" calcext:value-type="error">
            <text:p>#NOM ?</text:p>
          </table:table-cell>
          <table:table-cell table:style-name="ce37" table:formula="of:=sumiterationactivitypeople([$Planning.FN$2:.FN$62];[.$D9];[.$E9];[.$C9])" office:value-type="string" office:string-value="" calcext:value-type="error">
            <text:p>#NOM ?</text:p>
          </table:table-cell>
          <table:table-cell table:style-name="ce37" table:number-columns-repeated="2"/>
          <table:table-cell table:style-name="ce37" table:formula="of:=sumiterationactivitypeople([$Planning.FQ$2:.FQ$62];[.$D9];[.$E9];[.$C9])" office:value-type="string" office:string-value="" calcext:value-type="error">
            <text:p>#NOM ?</text:p>
          </table:table-cell>
          <table:table-cell table:style-name="ce37" table:formula="of:=sumiterationactivitypeople([$Planning.FR$2:.FR$62];[.$D9];[.$E9];[.$C9])" office:value-type="string" office:string-value="" calcext:value-type="error">
            <text:p>#NOM ?</text:p>
          </table:table-cell>
          <table:table-cell table:style-name="ce37" table:formula="of:=sumiterationactivitypeople([$Planning.FS$2:.FS$62];[.$D9];[.$E9];[.$C9])" office:value-type="string" office:string-value="" calcext:value-type="error">
            <text:p>#NOM ?</text:p>
          </table:table-cell>
          <table:table-cell table:style-name="ce37" table:formula="of:=sumiterationactivitypeople([$Planning.FT$2:.FT$62];[.$D9];[.$E9];[.$C9])" office:value-type="string" office:string-value="" calcext:value-type="error">
            <text:p>#NOM ?</text:p>
          </table:table-cell>
          <table:table-cell table:style-name="ce37" table:formula="of:=sumiterationactivitypeople([$Planning.FU$2:.FU$62];[.$D9];[.$E9];[.$C9])" office:value-type="string" office:string-value="" calcext:value-type="error">
            <text:p>#NOM ?</text:p>
          </table:table-cell>
          <table:table-cell table:style-name="ce37" table:number-columns-repeated="2"/>
          <table:table-cell table:style-name="ce37" table:formula="of:=sumiterationactivitypeople([$Planning.FX$2:.FX$62];[.$D9];[.$E9];[.$C9])" office:value-type="string" office:string-value="" calcext:value-type="error">
            <text:p>#NOM ?</text:p>
          </table:table-cell>
          <table:table-cell table:style-name="ce37" table:formula="of:=sumiterationactivitypeople([$Planning.FY$2:.FY$62];[.$D9];[.$E9];[.$C9])" office:value-type="string" office:string-value="" calcext:value-type="error">
            <text:p>#NOM ?</text:p>
          </table:table-cell>
          <table:table-cell table:style-name="ce37" table:formula="of:=sumiterationactivitypeople([$Planning.FZ$2:.FZ$62];[.$D9];[.$E9];[.$C9])" office:value-type="string" office:string-value="" calcext:value-type="error">
            <text:p>#NOM ?</text:p>
          </table:table-cell>
          <table:table-cell table:style-name="ce37" table:formula="of:=sumiterationactivitypeople([$Planning.GA$2:.GA$62];[.$D9];[.$E9];[.$C9])" office:value-type="string" office:string-value="" calcext:value-type="error">
            <text:p>#NOM ?</text:p>
          </table:table-cell>
          <table:table-cell table:style-name="ce37" table:formula="of:=sumiterationactivitypeople([$Planning.GB$2:.GB$62];[.$D9];[.$E9];[.$C9])" office:value-type="string" office:string-value="" calcext:value-type="error">
            <text:p>#NOM ?</text:p>
          </table:table-cell>
          <table:table-cell table:style-name="ce37" table:number-columns-repeated="2"/>
          <table:table-cell table:style-name="ce37" table:formula="of:=sumiterationactivitypeople([$Planning.GE$2:.GE$62];[.$D9];[.$E9];[.$C9])" office:value-type="string" office:string-value="" calcext:value-type="error">
            <text:p>#NOM ?</text:p>
          </table:table-cell>
          <table:table-cell table:style-name="ce37" table:formula="of:=sumiterationactivitypeople([$Planning.GF$2:.GF$62];[.$D9];[.$E9];[.$C9])" office:value-type="string" office:string-value="" calcext:value-type="error">
            <text:p>#NOM ?</text:p>
          </table:table-cell>
          <table:table-cell table:style-name="ce37" table:formula="of:=sumiterationactivitypeople([$Planning.GG$2:.GG$62];[.$D9];[.$E9];[.$C9])" office:value-type="string" office:string-value="" calcext:value-type="error">
            <text:p>#NOM ?</text:p>
          </table:table-cell>
          <table:table-cell table:style-name="ce37" table:formula="of:=sumiterationactivitypeople([$Planning.GH$2:.GH$62];[.$D9];[.$E9];[.$C9])" office:value-type="string" office:string-value="" calcext:value-type="error">
            <text:p>#NOM ?</text:p>
          </table:table-cell>
          <table:table-cell table:style-name="ce37" table:formula="of:=sumiterationactivitypeople([$Planning.GI$2:.GI$62];[.$D9];[.$E9];[.$C9])" office:value-type="string" office:string-value="" calcext:value-type="error">
            <text:p>#NOM ?</text:p>
          </table:table-cell>
          <table:table-cell table:style-name="ce37"/>
          <table:table-cell table:style-name="ce67"/>
          <table:table-cell table:style-name="ce37" table:formula="of:=SUM([.F9:.EV9])" office:value-type="string" office:string-value="" calcext:value-type="error">
            <text:p>#NOM ?</text:p>
          </table:table-cell>
          <table:table-cell table:style-name="ce37" table:formula="of:=SUM([.EV9:.GJ9])" office:value-type="string" office:string-value="" calcext:value-type="error">
            <text:p>#NOM ?</text:p>
          </table:table-cell>
          <table:table-cell table:style-name="ce37" table:formula="of:=SUM([.GM9:.GN9])" office:value-type="string" office:string-value="" calcext:value-type="error">
            <text:p>#NOM ?</text:p>
          </table:table-cell>
          <table:table-cell table:style-name="ce37" table:number-columns-repeated="827"/>
        </table:table-row>
        <table:table-row table:style-name="ro9">
          <table:table-cell table:style-name="ce37" table:formula="of:=planner!#REF!" office:value-type="string" office:string-value="" calcext:value-type="error">
            <text:p>#NOM ?</text:p>
          </table:table-cell>
          <table:table-cell table:style-name="ce37" table:formula="of:=SUM([.F10:.GJ10])" office:value-type="string" office:string-value="" calcext:value-type="error">
            <text:p>#NOM ?</text:p>
          </table:table-cell>
          <table:table-cell table:number-columns-repeated="2" table:style-name="ce38" office:value-type="string" calcext:value-type="string">
            <text:p>**</text:p>
          </table:table-cell>
          <table:table-cell table:style-name="ce75" office:value-type="string" calcext:value-type="string">
            <text:p>ct</text:p>
          </table:table-cell>
          <table:table-cell table:style-name="ce37" table:formula="of:=sumiterationactivitypeople([$Planning.E$2:.E$62];[.$D10];[.$E10];[.$C10])" office:value-type="string" office:string-value="" calcext:value-type="error">
            <text:p>#NOM ?</text:p>
          </table:table-cell>
          <table:table-cell table:style-name="ce37" table:formula="of:=sumiterationactivitypeople([$Planning.F$2:.F$62];[.$D10];[.$E10];[.$C10])" office:value-type="string" office:string-value="" calcext:value-type="error">
            <text:p>#NOM ?</text:p>
          </table:table-cell>
          <table:table-cell table:style-name="ce37" table:formula="of:=sumiterationactivitypeople([$Planning.G$2:.G$62];[.$D10];[.$E10];[.$C10])" office:value-type="string" office:string-value="" calcext:value-type="error">
            <text:p>#NOM ?</text:p>
          </table:table-cell>
          <table:table-cell table:style-name="ce37" table:formula="of:=sumiterationactivitypeople([$Planning.H$2:.H$62];[.$D10];[.$E10];[.$C10])" office:value-type="string" office:string-value="" calcext:value-type="error">
            <text:p>#NOM ?</text:p>
          </table:table-cell>
          <table:table-cell table:style-name="ce37" table:formula="of:=sumiterationactivitypeople([$Planning.I$2:.I$62];[.$D10];[.$E10];[.$C10])" office:value-type="string" office:string-value="" calcext:value-type="error">
            <text:p>#NOM ?</text:p>
          </table:table-cell>
          <table:table-cell table:style-name="ce37" table:number-columns-repeated="2"/>
          <table:table-cell table:style-name="ce37" table:formula="of:=sumiterationactivitypeople([$Planning.L$2:.L$62];[.$D10];[.$E10];[.$C10])" office:value-type="string" office:string-value="" calcext:value-type="error">
            <text:p>#NOM ?</text:p>
          </table:table-cell>
          <table:table-cell table:style-name="ce37" table:formula="of:=sumiterationactivitypeople([$Planning.M$2:.M$62];[.$D10];[.$E10];[.$C10])" office:value-type="string" office:string-value="" calcext:value-type="error">
            <text:p>#NOM ?</text:p>
          </table:table-cell>
          <table:table-cell table:style-name="ce37" table:formula="of:=sumiterationactivitypeople([$Planning.N$2:.N$62];[.$D10];[.$E10];[.$C10])" office:value-type="string" office:string-value="" calcext:value-type="error">
            <text:p>#NOM ?</text:p>
          </table:table-cell>
          <table:table-cell table:style-name="ce37" table:formula="of:=sumiterationactivitypeople([$Planning.O$2:.O$62];[.$D10];[.$E10];[.$C10])" office:value-type="string" office:string-value="" calcext:value-type="error">
            <text:p>#NOM ?</text:p>
          </table:table-cell>
          <table:table-cell table:style-name="ce37" table:formula="of:=sumiterationactivitypeople([$Planning.P$2:.P$62];[.$D10];[.$E10];[.$C10])" office:value-type="string" office:string-value="" calcext:value-type="error">
            <text:p>#NOM ?</text:p>
          </table:table-cell>
          <table:table-cell table:style-name="ce37" table:number-columns-repeated="2"/>
          <table:table-cell table:style-name="ce37" table:formula="of:=sumiterationactivitypeople([$Planning.S$2:.S$62];[.$D10];[.$E10];[.$C10])" office:value-type="string" office:string-value="" calcext:value-type="error">
            <text:p>#NOM ?</text:p>
          </table:table-cell>
          <table:table-cell table:style-name="ce37" table:formula="of:=sumiterationactivitypeople([$Planning.T$2:.T$62];[.$D10];[.$E10];[.$C10])" office:value-type="string" office:string-value="" calcext:value-type="error">
            <text:p>#NOM ?</text:p>
          </table:table-cell>
          <table:table-cell table:style-name="ce37" table:formula="of:=sumiterationactivitypeople([$Planning.U$2:.U$62];[.$D10];[.$E10];[.$C10])" office:value-type="string" office:string-value="" calcext:value-type="error">
            <text:p>#NOM ?</text:p>
          </table:table-cell>
          <table:table-cell table:style-name="ce37" table:formula="of:=sumiterationactivitypeople([$Planning.V$2:.V$62];[.$D10];[.$E10];[.$C10])" office:value-type="string" office:string-value="" calcext:value-type="error">
            <text:p>#NOM ?</text:p>
          </table:table-cell>
          <table:table-cell table:style-name="ce37" table:formula="of:=sumiterationactivitypeople([$Planning.W$2:.W$62];[.$D10];[.$E10];[.$C10])" office:value-type="string" office:string-value="" calcext:value-type="error">
            <text:p>#NOM ?</text:p>
          </table:table-cell>
          <table:table-cell table:style-name="ce37" table:number-columns-repeated="2"/>
          <table:table-cell table:style-name="ce37" table:formula="of:=sumiterationactivitypeople([$Planning.Z$2:.Z$62];[.$D10];[.$E10];[.$C10])" office:value-type="string" office:string-value="" calcext:value-type="error">
            <text:p>#NOM ?</text:p>
          </table:table-cell>
          <table:table-cell table:style-name="ce37" table:formula="of:=sumiterationactivitypeople([$Planning.AA$2:.AA$62];[.$D10];[.$E10];[.$C10])" office:value-type="string" office:string-value="" calcext:value-type="error">
            <text:p>#NOM ?</text:p>
          </table:table-cell>
          <table:table-cell table:style-name="ce37" table:formula="of:=sumiterationactivitypeople([$Planning.AB$2:.AB$62];[.$D10];[.$E10];[.$C10])" office:value-type="string" office:string-value="" calcext:value-type="error">
            <text:p>#NOM ?</text:p>
          </table:table-cell>
          <table:table-cell table:style-name="ce37" table:formula="of:=sumiterationactivitypeople([$Planning.AC$2:.AC$62];[.$D10];[.$E10];[.$C10])" office:value-type="string" office:string-value="" calcext:value-type="error">
            <text:p>#NOM ?</text:p>
          </table:table-cell>
          <table:table-cell table:style-name="ce37" table:formula="of:=sumiterationactivitypeople([$Planning.AD$2:.AD$62];[.$D10];[.$E10];[.$C10])" office:value-type="string" office:string-value="" calcext:value-type="error">
            <text:p>#NOM ?</text:p>
          </table:table-cell>
          <table:table-cell table:style-name="ce37" table:number-columns-repeated="2"/>
          <table:table-cell table:style-name="ce37" table:formula="of:=sumiterationactivitypeople([$Planning.AG$2:.AG$62];[.$D10];[.$E10];[.$C10])" office:value-type="string" office:string-value="" calcext:value-type="error">
            <text:p>#NOM ?</text:p>
          </table:table-cell>
          <table:table-cell table:style-name="ce37" table:formula="of:=sumiterationactivitypeople([$Planning.AH$2:.AH$62];[.$D10];[.$E10];[.$C10])" office:value-type="string" office:string-value="" calcext:value-type="error">
            <text:p>#NOM ?</text:p>
          </table:table-cell>
          <table:table-cell table:style-name="ce37" table:formula="of:=sumiterationactivitypeople([$Planning.AI$2:.AI$62];[.$D10];[.$E10];[.$C10])" office:value-type="string" office:string-value="" calcext:value-type="error">
            <text:p>#NOM ?</text:p>
          </table:table-cell>
          <table:table-cell table:style-name="ce37" table:formula="of:=sumiterationactivitypeople([$Planning.AJ$2:.AJ$62];[.$D10];[.$E10];[.$C10])" office:value-type="string" office:string-value="" calcext:value-type="error">
            <text:p>#NOM ?</text:p>
          </table:table-cell>
          <table:table-cell table:style-name="ce37" table:formula="of:=sumiterationactivitypeople([$Planning.AK$2:.AK$62];[.$D10];[.$E10];[.$C10])" office:value-type="string" office:string-value="" calcext:value-type="error">
            <text:p>#NOM ?</text:p>
          </table:table-cell>
          <table:table-cell table:style-name="ce37" table:number-columns-repeated="2"/>
          <table:table-cell table:style-name="ce37" table:formula="of:=sumiterationactivitypeople([$Planning.AN$2:.AN$62];[.$D10];[.$E10];[.$C10])" office:value-type="string" office:string-value="" calcext:value-type="error">
            <text:p>#NOM ?</text:p>
          </table:table-cell>
          <table:table-cell table:style-name="ce37" table:formula="of:=sumiterationactivitypeople([$Planning.AO$2:.AO$62];[.$D10];[.$E10];[.$C10])" office:value-type="string" office:string-value="" calcext:value-type="error">
            <text:p>#NOM ?</text:p>
          </table:table-cell>
          <table:table-cell table:style-name="ce37" table:formula="of:=sumiterationactivitypeople([$Planning.AP$2:.AP$62];[.$D10];[.$E10];[.$C10])" office:value-type="string" office:string-value="" calcext:value-type="error">
            <text:p>#NOM ?</text:p>
          </table:table-cell>
          <table:table-cell table:style-name="ce37" table:formula="of:=sumiterationactivitypeople([$Planning.AQ$2:.AQ$62];[.$D10];[.$E10];[.$C10])" office:value-type="string" office:string-value="" calcext:value-type="error">
            <text:p>#NOM ?</text:p>
          </table:table-cell>
          <table:table-cell table:style-name="ce37" table:formula="of:=sumiterationactivitypeople([$Planning.AR$2:.AR$62];[.$D10];[.$E10];[.$C10])" office:value-type="string" office:string-value="" calcext:value-type="error">
            <text:p>#NOM ?</text:p>
          </table:table-cell>
          <table:table-cell table:style-name="ce37" table:number-columns-repeated="2"/>
          <table:table-cell table:style-name="ce37" table:formula="of:=sumiterationactivitypeople([$Planning.AU$2:.AU$62];[.$D10];[.$E10];[.$C10])" office:value-type="string" office:string-value="" calcext:value-type="error">
            <text:p>#NOM ?</text:p>
          </table:table-cell>
          <table:table-cell table:style-name="ce37" table:formula="of:=sumiterationactivitypeople([$Planning.AV$2:.AV$62];[.$D10];[.$E10];[.$C10])" office:value-type="string" office:string-value="" calcext:value-type="error">
            <text:p>#NOM ?</text:p>
          </table:table-cell>
          <table:table-cell table:style-name="ce37" table:formula="of:=sumiterationactivitypeople([$Planning.AW$2:.AW$62];[.$D10];[.$E10];[.$C10])" office:value-type="string" office:string-value="" calcext:value-type="error">
            <text:p>#NOM ?</text:p>
          </table:table-cell>
          <table:table-cell table:style-name="ce37" table:formula="of:=sumiterationactivitypeople([$Planning.AX$2:.AX$62];[.$D10];[.$E10];[.$C10])" office:value-type="string" office:string-value="" calcext:value-type="error">
            <text:p>#NOM ?</text:p>
          </table:table-cell>
          <table:table-cell table:style-name="ce37" table:formula="of:=sumiterationactivitypeople([$Planning.AY$2:.AY$62];[.$D10];[.$E10];[.$C10])" office:value-type="string" office:string-value="" calcext:value-type="error">
            <text:p>#NOM ?</text:p>
          </table:table-cell>
          <table:table-cell table:style-name="ce37" table:number-columns-repeated="2"/>
          <table:table-cell table:style-name="ce37" table:formula="of:=sumiterationactivitypeople([$Planning.BB$2:.BB$62];[.$D10];[.$E10];[.$C10])" office:value-type="string" office:string-value="" calcext:value-type="error">
            <text:p>#NOM ?</text:p>
          </table:table-cell>
          <table:table-cell table:style-name="ce37" table:formula="of:=sumiterationactivitypeople([$Planning.BC$2:.BC$62];[.$D10];[.$E10];[.$C10])" office:value-type="string" office:string-value="" calcext:value-type="error">
            <text:p>#NOM ?</text:p>
          </table:table-cell>
          <table:table-cell table:style-name="ce37" table:formula="of:=sumiterationactivitypeople([$Planning.BD$2:.BD$62];[.$D10];[.$E10];[.$C10])" office:value-type="string" office:string-value="" calcext:value-type="error">
            <text:p>#NOM ?</text:p>
          </table:table-cell>
          <table:table-cell table:style-name="ce37" table:number-columns-repeated="4"/>
          <table:table-cell table:style-name="ce37" table:formula="of:=sumiterationactivitypeople([$Planning.BI$2:.BI$62];[.$D10];[.$E10];[.$C10])" office:value-type="string" office:string-value="" calcext:value-type="error">
            <text:p>#NOM ?</text:p>
          </table:table-cell>
          <table:table-cell table:style-name="ce37" table:formula="of:=sumiterationactivitypeople([$Planning.BJ$2:.BJ$62];[.$D10];[.$E10];[.$C10])" office:value-type="string" office:string-value="" calcext:value-type="error">
            <text:p>#NOM ?</text:p>
          </table:table-cell>
          <table:table-cell table:style-name="ce37" table:formula="of:=sumiterationactivitypeople([$Planning.BK$2:.BK$62];[.$D10];[.$E10];[.$C10])" office:value-type="string" office:string-value="" calcext:value-type="error">
            <text:p>#NOM ?</text:p>
          </table:table-cell>
          <table:table-cell table:style-name="ce37" table:formula="of:=sumiterationactivitypeople([$Planning.BL$2:.BL$62];[.$D10];[.$E10];[.$C10])" office:value-type="string" office:string-value="" calcext:value-type="error">
            <text:p>#NOM ?</text:p>
          </table:table-cell>
          <table:table-cell table:style-name="ce37" table:formula="of:=sumiterationactivitypeople([$Planning.BM$2:.BM$62];[.$D10];[.$E10];[.$C10])" office:value-type="string" office:string-value="" calcext:value-type="error">
            <text:p>#NOM ?</text:p>
          </table:table-cell>
          <table:table-cell table:style-name="ce37" table:number-columns-repeated="2"/>
          <table:table-cell table:style-name="ce37" table:formula="of:=sumiterationactivitypeople([$Planning.BP$2:.BP$62];[.$D10];[.$E10];[.$C10])" office:value-type="string" office:string-value="" calcext:value-type="error">
            <text:p>#NOM ?</text:p>
          </table:table-cell>
          <table:table-cell table:style-name="ce37" table:formula="of:=sumiterationactivitypeople([$Planning.BQ$2:.BQ$62];[.$D10];[.$E10];[.$C10])" office:value-type="string" office:string-value="" calcext:value-type="error">
            <text:p>#NOM ?</text:p>
          </table:table-cell>
          <table:table-cell table:style-name="ce37" table:formula="of:=sumiterationactivitypeople([$Planning.BR$2:.BR$62];[.$D10];[.$E10];[.$C10])" office:value-type="string" office:string-value="" calcext:value-type="error">
            <text:p>#NOM ?</text:p>
          </table:table-cell>
          <table:table-cell table:style-name="ce37" table:formula="of:=sumiterationactivitypeople([$Planning.BS$2:.BS$62];[.$D10];[.$E10];[.$C10])" office:value-type="string" office:string-value="" calcext:value-type="error">
            <text:p>#NOM ?</text:p>
          </table:table-cell>
          <table:table-cell table:style-name="ce37" table:formula="of:=sumiterationactivitypeople([$Planning.BT$2:.BT$62];[.$D10];[.$E10];[.$C10])" office:value-type="string" office:string-value="" calcext:value-type="error">
            <text:p>#NOM ?</text:p>
          </table:table-cell>
          <table:table-cell table:style-name="ce37" table:number-columns-repeated="2"/>
          <table:table-cell table:style-name="ce37" table:formula="of:=sumiterationactivitypeople([$Planning.BW$2:.BW$62];[.$D10];[.$E10];[.$C10])" office:value-type="string" office:string-value="" calcext:value-type="error">
            <text:p>#NOM ?</text:p>
          </table:table-cell>
          <table:table-cell table:style-name="ce37" table:formula="of:=sumiterationactivitypeople([$Planning.BX$2:.BX$62];[.$D10];[.$E10];[.$C10])" office:value-type="string" office:string-value="" calcext:value-type="error">
            <text:p>#NOM ?</text:p>
          </table:table-cell>
          <table:table-cell table:style-name="ce37" table:formula="of:=sumiterationactivitypeople([$Planning.BY$2:.BY$62];[.$D10];[.$E10];[.$C10])" office:value-type="string" office:string-value="" calcext:value-type="error">
            <text:p>#NOM ?</text:p>
          </table:table-cell>
          <table:table-cell table:style-name="ce37" table:formula="of:=sumiterationactivitypeople([$Planning.BZ$2:.BZ$62];[.$D10];[.$E10];[.$C10])" office:value-type="string" office:string-value="" calcext:value-type="error">
            <text:p>#NOM ?</text:p>
          </table:table-cell>
          <table:table-cell table:style-name="ce37" table:formula="of:=sumiterationactivitypeople([$Planning.CA$2:.CA$62];[.$D10];[.$E10];[.$C10])" office:value-type="string" office:string-value="" calcext:value-type="error">
            <text:p>#NOM ?</text:p>
          </table:table-cell>
          <table:table-cell table:style-name="ce37" table:number-columns-repeated="2"/>
          <table:table-cell table:style-name="ce37" table:formula="of:=sumiterationactivitypeople([$Planning.CD$2:.CD$62];[.$D10];[.$E10];[.$C10])" office:value-type="string" office:string-value="" calcext:value-type="error">
            <text:p>#NOM ?</text:p>
          </table:table-cell>
          <table:table-cell table:style-name="ce37" table:formula="of:=sumiterationactivitypeople([$Planning.CE$2:.CE$62];[.$D10];[.$E10];[.$C10])" office:value-type="string" office:string-value="" calcext:value-type="error">
            <text:p>#NOM ?</text:p>
          </table:table-cell>
          <table:table-cell table:style-name="ce37" table:formula="of:=sumiterationactivitypeople([$Planning.CF$2:.CF$62];[.$D10];[.$E10];[.$C10])" office:value-type="string" office:string-value="" calcext:value-type="error">
            <text:p>#NOM ?</text:p>
          </table:table-cell>
          <table:table-cell table:style-name="ce37" table:formula="of:=sumiterationactivitypeople([$Planning.CG$2:.CG$62];[.$D10];[.$E10];[.$C10])" office:value-type="string" office:string-value="" calcext:value-type="error">
            <text:p>#NOM ?</text:p>
          </table:table-cell>
          <table:table-cell table:style-name="ce37" table:formula="of:=sumiterationactivitypeople([$Planning.CH$2:.CH$62];[.$D10];[.$E10];[.$C10])" office:value-type="string" office:string-value="" calcext:value-type="error">
            <text:p>#NOM ?</text:p>
          </table:table-cell>
          <table:table-cell table:style-name="ce37" table:number-columns-repeated="2"/>
          <table:table-cell table:style-name="ce37" table:formula="of:=sumiterationactivitypeople([$Planning.CK$2:.CK$62];[.$D10];[.$E10];[.$C10])" office:value-type="string" office:string-value="" calcext:value-type="error">
            <text:p>#NOM ?</text:p>
          </table:table-cell>
          <table:table-cell table:style-name="ce37" table:formula="of:=sumiterationactivitypeople([$Planning.CL$2:.CL$62];[.$D10];[.$E10];[.$C10])" office:value-type="string" office:string-value="" calcext:value-type="error">
            <text:p>#NOM ?</text:p>
          </table:table-cell>
          <table:table-cell table:style-name="ce37" table:formula="of:=sumiterationactivitypeople([$Planning.CM$2:.CM$62];[.$D10];[.$E10];[.$C10])" office:value-type="string" office:string-value="" calcext:value-type="error">
            <text:p>#NOM ?</text:p>
          </table:table-cell>
          <table:table-cell table:style-name="ce37" table:formula="of:=sumiterationactivitypeople([$Planning.CN$2:.CN$62];[.$D10];[.$E10];[.$C10])" office:value-type="string" office:string-value="" calcext:value-type="error">
            <text:p>#NOM ?</text:p>
          </table:table-cell>
          <table:table-cell table:style-name="ce37" table:formula="of:=sumiterationactivitypeople([$Planning.CO$2:.CO$62];[.$D10];[.$E10];[.$C10])" office:value-type="string" office:string-value="" calcext:value-type="error">
            <text:p>#NOM ?</text:p>
          </table:table-cell>
          <table:table-cell table:style-name="ce37" table:number-columns-repeated="2"/>
          <table:table-cell table:style-name="ce37" table:formula="of:=sumiterationactivitypeople([$Planning.CR$2:.CR$62];[.$D10];[.$E10];[.$C10])" office:value-type="string" office:string-value="" calcext:value-type="error">
            <text:p>#NOM ?</text:p>
          </table:table-cell>
          <table:table-cell table:style-name="ce37" table:formula="of:=sumiterationactivitypeople([$Planning.CS$2:.CS$62];[.$D10];[.$E10];[.$C10])" office:value-type="string" office:string-value="" calcext:value-type="error">
            <text:p>#NOM ?</text:p>
          </table:table-cell>
          <table:table-cell table:style-name="ce37" table:formula="of:=sumiterationactivitypeople([$Planning.CT$2:.CT$62];[.$D10];[.$E10];[.$C10])" office:value-type="string" office:string-value="" calcext:value-type="error">
            <text:p>#NOM ?</text:p>
          </table:table-cell>
          <table:table-cell table:style-name="ce37" table:formula="of:=sumiterationactivitypeople([$Planning.CU$2:.CU$62];[.$D10];[.$E10];[.$C10])" office:value-type="string" office:string-value="" calcext:value-type="error">
            <text:p>#NOM ?</text:p>
          </table:table-cell>
          <table:table-cell table:style-name="ce37" table:formula="of:=sumiterationactivitypeople([$Planning.CV$2:.CV$62];[.$D10];[.$E10];[.$C10])" office:value-type="string" office:string-value="" calcext:value-type="error">
            <text:p>#NOM ?</text:p>
          </table:table-cell>
          <table:table-cell table:style-name="ce37" table:number-columns-repeated="2"/>
          <table:table-cell table:style-name="ce37" table:formula="of:=sumiterationactivitypeople([$Planning.CY$2:.CY$62];[.$D10];[.$E10];[.$C10])" office:value-type="string" office:string-value="" calcext:value-type="error">
            <text:p>#NOM ?</text:p>
          </table:table-cell>
          <table:table-cell table:style-name="ce37" table:formula="of:=sumiterationactivitypeople([$Planning.CZ$2:.CZ$62];[.$D10];[.$E10];[.$C10])" office:value-type="string" office:string-value="" calcext:value-type="error">
            <text:p>#NOM ?</text:p>
          </table:table-cell>
          <table:table-cell table:style-name="ce37" table:formula="of:=sumiterationactivitypeople([$Planning.DA$2:.DA$62];[.$D10];[.$E10];[.$C10])" office:value-type="string" office:string-value="" calcext:value-type="error">
            <text:p>#NOM ?</text:p>
          </table:table-cell>
          <table:table-cell table:style-name="ce37" table:formula="of:=sumiterationactivitypeople([$Planning.DB$2:.DB$62];[.$D10];[.$E10];[.$C10])" office:value-type="string" office:string-value="" calcext:value-type="error">
            <text:p>#NOM ?</text:p>
          </table:table-cell>
          <table:table-cell table:style-name="ce37" table:formula="of:=sumiterationactivitypeople([$Planning.DC$2:.DC$62];[.$D10];[.$E10];[.$C10])" office:value-type="string" office:string-value="" calcext:value-type="error">
            <text:p>#NOM ?</text:p>
          </table:table-cell>
          <table:table-cell table:style-name="ce37" table:number-columns-repeated="4"/>
          <table:table-cell table:style-name="ce37" table:formula="of:=sumiterationactivitypeople([$Planning.DH$2:.DH$62];[.$D10];[.$E10];[.$C10])" office:value-type="string" office:string-value="" calcext:value-type="error">
            <text:p>#NOM ?</text:p>
          </table:table-cell>
          <table:table-cell table:style-name="ce37" table:formula="of:=sumiterationactivitypeople([$Planning.DI$2:.DI$62];[.$D10];[.$E10];[.$C10])" office:value-type="string" office:string-value="" calcext:value-type="error">
            <text:p>#NOM ?</text:p>
          </table:table-cell>
          <table:table-cell table:style-name="ce37" table:formula="of:=sumiterationactivitypeople([$Planning.DJ$2:.DJ$62];[.$D10];[.$E10];[.$C10])" office:value-type="string" office:string-value="" calcext:value-type="error">
            <text:p>#NOM ?</text:p>
          </table:table-cell>
          <table:table-cell table:style-name="ce37" table:number-columns-repeated="4"/>
          <table:table-cell table:style-name="ce37" table:formula="of:=sumiterationactivitypeople([$Planning.DO$2:.DO$62];[.$D10];[.$E10];[.$C10])" office:value-type="string" office:string-value="" calcext:value-type="error">
            <text:p>#NOM ?</text:p>
          </table:table-cell>
          <table:table-cell table:style-name="ce37" table:formula="of:=sumiterationactivitypeople([$Planning.DP$2:.DP$62];[.$D10];[.$E10];[.$C10])" office:value-type="string" office:string-value="" calcext:value-type="error">
            <text:p>#NOM ?</text:p>
          </table:table-cell>
          <table:table-cell table:style-name="ce37" table:formula="of:=sumiterationactivitypeople([$Planning.DQ$2:.DQ$62];[.$D10];[.$E10];[.$C10])" office:value-type="string" office:string-value="" calcext:value-type="error">
            <text:p>#NOM ?</text:p>
          </table:table-cell>
          <table:table-cell table:style-name="ce37" table:number-columns-repeated="2"/>
          <table:table-cell table:style-name="ce37" table:formula="of:=sumiterationactivitypeople([$Planning.DT$2:.DT$62];[.$D10];[.$E10];[.$C10])" office:value-type="string" office:string-value="" calcext:value-type="error">
            <text:p>#NOM ?</text:p>
          </table:table-cell>
          <table:table-cell table:style-name="ce37" table:formula="of:=sumiterationactivitypeople([$Planning.DU$2:.DU$62];[.$D10];[.$E10];[.$C10])" office:value-type="string" office:string-value="" calcext:value-type="error">
            <text:p>#NOM ?</text:p>
          </table:table-cell>
          <table:table-cell table:style-name="ce37" table:formula="of:=sumiterationactivitypeople([$Planning.DV$2:.DV$62];[.$D10];[.$E10];[.$C10])" office:value-type="string" office:string-value="" calcext:value-type="error">
            <text:p>#NOM ?</text:p>
          </table:table-cell>
          <table:table-cell table:style-name="ce37" table:formula="of:=sumiterationactivitypeople([$Planning.DW$2:.DW$62];[.$D10];[.$E10];[.$C10])" office:value-type="string" office:string-value="" calcext:value-type="error">
            <text:p>#NOM ?</text:p>
          </table:table-cell>
          <table:table-cell table:style-name="ce37" table:formula="of:=sumiterationactivitypeople([$Planning.DX$2:.DX$62];[.$D10];[.$E10];[.$C10])" office:value-type="string" office:string-value="" calcext:value-type="error">
            <text:p>#NOM ?</text:p>
          </table:table-cell>
          <table:table-cell table:style-name="ce37" table:number-columns-repeated="2"/>
          <table:table-cell table:style-name="ce37" table:formula="of:=sumiterationactivitypeople([$Planning.EA$2:.EA$62];[.$D10];[.$E10];[.$C10])" office:value-type="string" office:string-value="" calcext:value-type="error">
            <text:p>#NOM ?</text:p>
          </table:table-cell>
          <table:table-cell table:style-name="ce37" table:formula="of:=sumiterationactivitypeople([$Planning.EB$2:.EB$62];[.$D10];[.$E10];[.$C10])" office:value-type="string" office:string-value="" calcext:value-type="error">
            <text:p>#NOM ?</text:p>
          </table:table-cell>
          <table:table-cell table:style-name="ce37" table:formula="of:=sumiterationactivitypeople([$Planning.EC$2:.EC$62];[.$D10];[.$E10];[.$C10])" office:value-type="string" office:string-value="" calcext:value-type="error">
            <text:p>#NOM ?</text:p>
          </table:table-cell>
          <table:table-cell table:style-name="ce37" table:formula="of:=sumiterationactivitypeople([$Planning.ED$2:.ED$62];[.$D10];[.$E10];[.$C10])" office:value-type="string" office:string-value="" calcext:value-type="error">
            <text:p>#NOM ?</text:p>
          </table:table-cell>
          <table:table-cell table:style-name="ce37" table:formula="of:=sumiterationactivitypeople([$Planning.EE$2:.EE$62];[.$D10];[.$E10];[.$C10])" office:value-type="string" office:string-value="" calcext:value-type="error">
            <text:p>#NOM ?</text:p>
          </table:table-cell>
          <table:table-cell table:style-name="ce37" table:number-columns-repeated="2"/>
          <table:table-cell table:style-name="ce37" table:formula="of:=sumiterationactivitypeople([$Planning.EH$2:.EH$62];[.$D10];[.$E10];[.$C10])" office:value-type="string" office:string-value="" calcext:value-type="error">
            <text:p>#NOM ?</text:p>
          </table:table-cell>
          <table:table-cell table:style-name="ce37" table:formula="of:=sumiterationactivitypeople([$Planning.EI$2:.EI$62];[.$D10];[.$E10];[.$C10])" office:value-type="string" office:string-value="" calcext:value-type="error">
            <text:p>#NOM ?</text:p>
          </table:table-cell>
          <table:table-cell table:style-name="ce37" table:formula="of:=sumiterationactivitypeople([$Planning.EJ$2:.EJ$62];[.$D10];[.$E10];[.$C10])" office:value-type="string" office:string-value="" calcext:value-type="error">
            <text:p>#NOM ?</text:p>
          </table:table-cell>
          <table:table-cell table:style-name="ce37" table:formula="of:=sumiterationactivitypeople([$Planning.EK$2:.EK$62];[.$D10];[.$E10];[.$C10])" office:value-type="string" office:string-value="" calcext:value-type="error">
            <text:p>#NOM ?</text:p>
          </table:table-cell>
          <table:table-cell table:style-name="ce37" table:formula="of:=sumiterationactivitypeople([$Planning.EL$2:.EL$62];[.$D10];[.$E10];[.$C10])" office:value-type="string" office:string-value="" calcext:value-type="error">
            <text:p>#NOM ?</text:p>
          </table:table-cell>
          <table:table-cell table:style-name="ce37" table:number-columns-repeated="2"/>
          <table:table-cell table:style-name="ce37" table:formula="of:=sumiterationactivitypeople([$Planning.EO$2:.EO$62];[.$D10];[.$E10];[.$C10])" office:value-type="string" office:string-value="" calcext:value-type="error">
            <text:p>#NOM ?</text:p>
          </table:table-cell>
          <table:table-cell table:style-name="ce37" table:formula="of:=sumiterationactivitypeople([$Planning.EP$2:.EP$62];[.$D10];[.$E10];[.$C10])" office:value-type="string" office:string-value="" calcext:value-type="error">
            <text:p>#NOM ?</text:p>
          </table:table-cell>
          <table:table-cell table:style-name="ce37" table:formula="of:=sumiterationactivitypeople([$Planning.EQ$2:.EQ$62];[.$D10];[.$E10];[.$C10])" office:value-type="string" office:string-value="" calcext:value-type="error">
            <text:p>#NOM ?</text:p>
          </table:table-cell>
          <table:table-cell table:style-name="ce37" table:formula="of:=sumiterationactivitypeople([$Planning.ER$2:.ER$62];[.$D10];[.$E10];[.$C10])" office:value-type="string" office:string-value="" calcext:value-type="error">
            <text:p>#NOM ?</text:p>
          </table:table-cell>
          <table:table-cell table:style-name="ce37" table:formula="of:=sumiterationactivitypeople([$Planning.ES$2:.ES$62];[.$D10];[.$E10];[.$C10])" office:value-type="string" office:string-value="" calcext:value-type="error">
            <text:p>#NOM ?</text:p>
          </table:table-cell>
          <table:table-cell table:style-name="ce37" table:number-columns-repeated="2"/>
          <table:table-cell table:style-name="ce37" table:formula="of:=sumiterationactivitypeople([$Planning.EV$2:.EV$62];[.$D10];[.$E10];[.$C10])" office:value-type="string" office:string-value="" calcext:value-type="error">
            <text:p>#NOM ?</text:p>
          </table:table-cell>
          <table:table-cell table:style-name="ce37" table:formula="of:=sumiterationactivitypeople([$Planning.EW$2:.EW$62];[.$D10];[.$E10];[.$C10])" office:value-type="string" office:string-value="" calcext:value-type="error">
            <text:p>#NOM ?</text:p>
          </table:table-cell>
          <table:table-cell table:style-name="ce37" table:formula="of:=sumiterationactivitypeople([$Planning.EX$2:.EX$62];[.$D10];[.$E10];[.$C10])" office:value-type="string" office:string-value="" calcext:value-type="error">
            <text:p>#NOM ?</text:p>
          </table:table-cell>
          <table:table-cell table:style-name="ce37" table:formula="of:=sumiterationactivitypeople([$Planning.EY$2:.EY$62];[.$D10];[.$E10];[.$C10])" office:value-type="string" office:string-value="" calcext:value-type="error">
            <text:p>#NOM ?</text:p>
          </table:table-cell>
          <table:table-cell table:style-name="ce37" table:formula="of:=sumiterationactivitypeople([$Planning.EZ$2:.EZ$62];[.$D10];[.$E10];[.$C10])" office:value-type="string" office:string-value="" calcext:value-type="error">
            <text:p>#NOM ?</text:p>
          </table:table-cell>
          <table:table-cell table:style-name="ce37" table:number-columns-repeated="2"/>
          <table:table-cell table:style-name="ce37" table:formula="of:=sumiterationactivitypeople([$Planning.FC$2:.FC$62];[.$D10];[.$E10];[.$C10])" office:value-type="string" office:string-value="" calcext:value-type="error">
            <text:p>#NOM ?</text:p>
          </table:table-cell>
          <table:table-cell table:style-name="ce37" table:formula="of:=sumiterationactivitypeople([$Planning.FD$2:.FD$62];[.$D10];[.$E10];[.$C10])" office:value-type="string" office:string-value="" calcext:value-type="error">
            <text:p>#NOM ?</text:p>
          </table:table-cell>
          <table:table-cell table:style-name="ce37" table:formula="of:=sumiterationactivitypeople([$Planning.FE$2:.FE$62];[.$D10];[.$E10];[.$C10])" office:value-type="string" office:string-value="" calcext:value-type="error">
            <text:p>#NOM ?</text:p>
          </table:table-cell>
          <table:table-cell table:style-name="ce37" table:formula="of:=sumiterationactivitypeople([$Planning.FF$2:.FF$62];[.$D10];[.$E10];[.$C10])" office:value-type="string" office:string-value="" calcext:value-type="error">
            <text:p>#NOM ?</text:p>
          </table:table-cell>
          <table:table-cell table:style-name="ce37" table:formula="of:=sumiterationactivitypeople([$Planning.FG$2:.FG$62];[.$D10];[.$E10];[.$C10])" office:value-type="string" office:string-value="" calcext:value-type="error">
            <text:p>#NOM ?</text:p>
          </table:table-cell>
          <table:table-cell table:style-name="ce37" table:number-columns-repeated="2"/>
          <table:table-cell table:style-name="ce37" table:formula="of:=sumiterationactivitypeople([$Planning.FJ$2:.FJ$62];[.$D10];[.$E10];[.$C10])" office:value-type="string" office:string-value="" calcext:value-type="error">
            <text:p>#NOM ?</text:p>
          </table:table-cell>
          <table:table-cell table:style-name="ce37" table:formula="of:=sumiterationactivitypeople([$Planning.FK$2:.FK$62];[.$D10];[.$E10];[.$C10])" office:value-type="string" office:string-value="" calcext:value-type="error">
            <text:p>#NOM ?</text:p>
          </table:table-cell>
          <table:table-cell table:style-name="ce37" table:formula="of:=sumiterationactivitypeople([$Planning.FL$2:.FL$62];[.$D10];[.$E10];[.$C10])" office:value-type="string" office:string-value="" calcext:value-type="error">
            <text:p>#NOM ?</text:p>
          </table:table-cell>
          <table:table-cell table:style-name="ce37" table:formula="of:=sumiterationactivitypeople([$Planning.FM$2:.FM$62];[.$D10];[.$E10];[.$C10])" office:value-type="string" office:string-value="" calcext:value-type="error">
            <text:p>#NOM ?</text:p>
          </table:table-cell>
          <table:table-cell table:style-name="ce37" table:formula="of:=sumiterationactivitypeople([$Planning.FN$2:.FN$62];[.$D10];[.$E10];[.$C10])" office:value-type="string" office:string-value="" calcext:value-type="error">
            <text:p>#NOM ?</text:p>
          </table:table-cell>
          <table:table-cell table:style-name="ce37" table:number-columns-repeated="2"/>
          <table:table-cell table:style-name="ce37" table:formula="of:=sumiterationactivitypeople([$Planning.FQ$2:.FQ$62];[.$D10];[.$E10];[.$C10])" office:value-type="string" office:string-value="" calcext:value-type="error">
            <text:p>#NOM ?</text:p>
          </table:table-cell>
          <table:table-cell table:style-name="ce37" table:formula="of:=sumiterationactivitypeople([$Planning.FR$2:.FR$62];[.$D10];[.$E10];[.$C10])" office:value-type="string" office:string-value="" calcext:value-type="error">
            <text:p>#NOM ?</text:p>
          </table:table-cell>
          <table:table-cell table:style-name="ce37" table:formula="of:=sumiterationactivitypeople([$Planning.FS$2:.FS$62];[.$D10];[.$E10];[.$C10])" office:value-type="string" office:string-value="" calcext:value-type="error">
            <text:p>#NOM ?</text:p>
          </table:table-cell>
          <table:table-cell table:style-name="ce37" table:formula="of:=sumiterationactivitypeople([$Planning.FT$2:.FT$62];[.$D10];[.$E10];[.$C10])" office:value-type="string" office:string-value="" calcext:value-type="error">
            <text:p>#NOM ?</text:p>
          </table:table-cell>
          <table:table-cell table:style-name="ce37" table:formula="of:=sumiterationactivitypeople([$Planning.FU$2:.FU$62];[.$D10];[.$E10];[.$C10])" office:value-type="string" office:string-value="" calcext:value-type="error">
            <text:p>#NOM ?</text:p>
          </table:table-cell>
          <table:table-cell table:style-name="ce37" table:number-columns-repeated="2"/>
          <table:table-cell table:style-name="ce37" table:formula="of:=sumiterationactivitypeople([$Planning.FX$2:.FX$62];[.$D10];[.$E10];[.$C10])" office:value-type="string" office:string-value="" calcext:value-type="error">
            <text:p>#NOM ?</text:p>
          </table:table-cell>
          <table:table-cell table:style-name="ce37" table:formula="of:=sumiterationactivitypeople([$Planning.FY$2:.FY$62];[.$D10];[.$E10];[.$C10])" office:value-type="string" office:string-value="" calcext:value-type="error">
            <text:p>#NOM ?</text:p>
          </table:table-cell>
          <table:table-cell table:style-name="ce37" table:formula="of:=sumiterationactivitypeople([$Planning.FZ$2:.FZ$62];[.$D10];[.$E10];[.$C10])" office:value-type="string" office:string-value="" calcext:value-type="error">
            <text:p>#NOM ?</text:p>
          </table:table-cell>
          <table:table-cell table:style-name="ce37" table:formula="of:=sumiterationactivitypeople([$Planning.GA$2:.GA$62];[.$D10];[.$E10];[.$C10])" office:value-type="string" office:string-value="" calcext:value-type="error">
            <text:p>#NOM ?</text:p>
          </table:table-cell>
          <table:table-cell table:style-name="ce37" table:formula="of:=sumiterationactivitypeople([$Planning.GB$2:.GB$62];[.$D10];[.$E10];[.$C10])" office:value-type="string" office:string-value="" calcext:value-type="error">
            <text:p>#NOM ?</text:p>
          </table:table-cell>
          <table:table-cell table:style-name="ce37" table:number-columns-repeated="2"/>
          <table:table-cell table:style-name="ce37" table:formula="of:=sumiterationactivitypeople([$Planning.GE$2:.GE$62];[.$D10];[.$E10];[.$C10])" office:value-type="string" office:string-value="" calcext:value-type="error">
            <text:p>#NOM ?</text:p>
          </table:table-cell>
          <table:table-cell table:style-name="ce37" table:formula="of:=sumiterationactivitypeople([$Planning.GF$2:.GF$62];[.$D10];[.$E10];[.$C10])" office:value-type="string" office:string-value="" calcext:value-type="error">
            <text:p>#NOM ?</text:p>
          </table:table-cell>
          <table:table-cell table:style-name="ce37" table:formula="of:=sumiterationactivitypeople([$Planning.GG$2:.GG$62];[.$D10];[.$E10];[.$C10])" office:value-type="string" office:string-value="" calcext:value-type="error">
            <text:p>#NOM ?</text:p>
          </table:table-cell>
          <table:table-cell table:style-name="ce37" table:formula="of:=sumiterationactivitypeople([$Planning.GH$2:.GH$62];[.$D10];[.$E10];[.$C10])" office:value-type="string" office:string-value="" calcext:value-type="error">
            <text:p>#NOM ?</text:p>
          </table:table-cell>
          <table:table-cell table:style-name="ce37" table:formula="of:=sumiterationactivitypeople([$Planning.GI$2:.GI$62];[.$D10];[.$E10];[.$C10])" office:value-type="string" office:string-value="" calcext:value-type="error">
            <text:p>#NOM ?</text:p>
          </table:table-cell>
          <table:table-cell table:style-name="ce37"/>
          <table:table-cell table:style-name="ce67"/>
          <table:table-cell table:style-name="ce37" table:formula="of:=SUM([.F10:.EV10])" office:value-type="string" office:string-value="" calcext:value-type="error">
            <text:p>#NOM ?</text:p>
          </table:table-cell>
          <table:table-cell table:style-name="ce37" table:formula="of:=SUM([.EV10:.GJ10])" office:value-type="string" office:string-value="" calcext:value-type="error">
            <text:p>#NOM ?</text:p>
          </table:table-cell>
          <table:table-cell table:style-name="ce37" table:formula="of:=SUM([.GM10:.GN10])" office:value-type="string" office:string-value="" calcext:value-type="error">
            <text:p>#NOM ?</text:p>
          </table:table-cell>
          <table:table-cell table:style-name="ce37" table:number-columns-repeated="827"/>
        </table:table-row>
        <table:table-row table:style-name="ro9">
          <table:table-cell table:style-name="ce37" table:formula="of:=planner!#REF!" office:value-type="string" office:string-value="" calcext:value-type="error">
            <text:p>#NOM ?</text:p>
          </table:table-cell>
          <table:table-cell table:style-name="ce37" table:formula="of:=SUM([.F11:.GJ11])" office:value-type="string" office:string-value="" calcext:value-type="error">
            <text:p>#NOM ?</text:p>
          </table:table-cell>
          <table:table-cell table:number-columns-repeated="2" table:style-name="ce38" office:value-type="string" calcext:value-type="string">
            <text:p>**</text:p>
          </table:table-cell>
          <table:table-cell table:style-name="ce75" office:value-type="string" calcext:value-type="string">
            <text:p>cs</text:p>
          </table:table-cell>
          <table:table-cell table:style-name="ce37" table:formula="of:=sumiterationactivitypeople([$Planning.E$2:.E$62];[.$D11];[.$E11];[.$C11])" office:value-type="string" office:string-value="" calcext:value-type="error">
            <text:p>#NOM ?</text:p>
          </table:table-cell>
          <table:table-cell table:style-name="ce37" table:formula="of:=sumiterationactivitypeople([$Planning.F$2:.F$62];[.$D11];[.$E11];[.$C11])" office:value-type="string" office:string-value="" calcext:value-type="error">
            <text:p>#NOM ?</text:p>
          </table:table-cell>
          <table:table-cell table:style-name="ce37" table:formula="of:=sumiterationactivitypeople([$Planning.G$2:.G$62];[.$D11];[.$E11];[.$C11])" office:value-type="string" office:string-value="" calcext:value-type="error">
            <text:p>#NOM ?</text:p>
          </table:table-cell>
          <table:table-cell table:style-name="ce37" table:formula="of:=sumiterationactivitypeople([$Planning.H$2:.H$62];[.$D11];[.$E11];[.$C11])" office:value-type="string" office:string-value="" calcext:value-type="error">
            <text:p>#NOM ?</text:p>
          </table:table-cell>
          <table:table-cell table:style-name="ce37" table:formula="of:=sumiterationactivitypeople([$Planning.I$2:.I$62];[.$D11];[.$E11];[.$C11])" office:value-type="string" office:string-value="" calcext:value-type="error">
            <text:p>#NOM ?</text:p>
          </table:table-cell>
          <table:table-cell table:style-name="ce37" table:number-columns-repeated="2"/>
          <table:table-cell table:style-name="ce37" table:formula="of:=sumiterationactivitypeople([$Planning.L$2:.L$62];[.$D11];[.$E11];[.$C11])" office:value-type="string" office:string-value="" calcext:value-type="error">
            <text:p>#NOM ?</text:p>
          </table:table-cell>
          <table:table-cell table:style-name="ce37" table:formula="of:=sumiterationactivitypeople([$Planning.M$2:.M$62];[.$D11];[.$E11];[.$C11])" office:value-type="string" office:string-value="" calcext:value-type="error">
            <text:p>#NOM ?</text:p>
          </table:table-cell>
          <table:table-cell table:style-name="ce37" table:formula="of:=sumiterationactivitypeople([$Planning.N$2:.N$62];[.$D11];[.$E11];[.$C11])" office:value-type="string" office:string-value="" calcext:value-type="error">
            <text:p>#NOM ?</text:p>
          </table:table-cell>
          <table:table-cell table:style-name="ce37" table:formula="of:=sumiterationactivitypeople([$Planning.O$2:.O$62];[.$D11];[.$E11];[.$C11])" office:value-type="string" office:string-value="" calcext:value-type="error">
            <text:p>#NOM ?</text:p>
          </table:table-cell>
          <table:table-cell table:style-name="ce37" table:formula="of:=sumiterationactivitypeople([$Planning.P$2:.P$62];[.$D11];[.$E11];[.$C11])" office:value-type="string" office:string-value="" calcext:value-type="error">
            <text:p>#NOM ?</text:p>
          </table:table-cell>
          <table:table-cell table:style-name="ce37" table:number-columns-repeated="2"/>
          <table:table-cell table:style-name="ce37" table:formula="of:=sumiterationactivitypeople([$Planning.S$2:.S$62];[.$D11];[.$E11];[.$C11])" office:value-type="string" office:string-value="" calcext:value-type="error">
            <text:p>#NOM ?</text:p>
          </table:table-cell>
          <table:table-cell table:style-name="ce37" table:formula="of:=sumiterationactivitypeople([$Planning.T$2:.T$62];[.$D11];[.$E11];[.$C11])" office:value-type="string" office:string-value="" calcext:value-type="error">
            <text:p>#NOM ?</text:p>
          </table:table-cell>
          <table:table-cell table:style-name="ce37" table:formula="of:=sumiterationactivitypeople([$Planning.U$2:.U$62];[.$D11];[.$E11];[.$C11])" office:value-type="string" office:string-value="" calcext:value-type="error">
            <text:p>#NOM ?</text:p>
          </table:table-cell>
          <table:table-cell table:style-name="ce37" table:formula="of:=sumiterationactivitypeople([$Planning.V$2:.V$62];[.$D11];[.$E11];[.$C11])" office:value-type="string" office:string-value="" calcext:value-type="error">
            <text:p>#NOM ?</text:p>
          </table:table-cell>
          <table:table-cell table:style-name="ce37" table:formula="of:=sumiterationactivitypeople([$Planning.W$2:.W$62];[.$D11];[.$E11];[.$C11])" office:value-type="string" office:string-value="" calcext:value-type="error">
            <text:p>#NOM ?</text:p>
          </table:table-cell>
          <table:table-cell table:style-name="ce37" table:number-columns-repeated="2"/>
          <table:table-cell table:style-name="ce37" table:formula="of:=sumiterationactivitypeople([$Planning.Z$2:.Z$62];[.$D11];[.$E11];[.$C11])" office:value-type="string" office:string-value="" calcext:value-type="error">
            <text:p>#NOM ?</text:p>
          </table:table-cell>
          <table:table-cell table:style-name="ce37" table:formula="of:=sumiterationactivitypeople([$Planning.AA$2:.AA$62];[.$D11];[.$E11];[.$C11])" office:value-type="string" office:string-value="" calcext:value-type="error">
            <text:p>#NOM ?</text:p>
          </table:table-cell>
          <table:table-cell table:style-name="ce37" table:formula="of:=sumiterationactivitypeople([$Planning.AB$2:.AB$62];[.$D11];[.$E11];[.$C11])" office:value-type="string" office:string-value="" calcext:value-type="error">
            <text:p>#NOM ?</text:p>
          </table:table-cell>
          <table:table-cell table:style-name="ce37" table:formula="of:=sumiterationactivitypeople([$Planning.AC$2:.AC$62];[.$D11];[.$E11];[.$C11])" office:value-type="string" office:string-value="" calcext:value-type="error">
            <text:p>#NOM ?</text:p>
          </table:table-cell>
          <table:table-cell table:style-name="ce37" table:formula="of:=sumiterationactivitypeople([$Planning.AD$2:.AD$62];[.$D11];[.$E11];[.$C11])" office:value-type="string" office:string-value="" calcext:value-type="error">
            <text:p>#NOM ?</text:p>
          </table:table-cell>
          <table:table-cell table:style-name="ce37" table:number-columns-repeated="2"/>
          <table:table-cell table:style-name="ce37" table:formula="of:=sumiterationactivitypeople([$Planning.AG$2:.AG$62];[.$D11];[.$E11];[.$C11])" office:value-type="string" office:string-value="" calcext:value-type="error">
            <text:p>#NOM ?</text:p>
          </table:table-cell>
          <table:table-cell table:style-name="ce37" table:formula="of:=sumiterationactivitypeople([$Planning.AH$2:.AH$62];[.$D11];[.$E11];[.$C11])" office:value-type="string" office:string-value="" calcext:value-type="error">
            <text:p>#NOM ?</text:p>
          </table:table-cell>
          <table:table-cell table:style-name="ce37" table:formula="of:=sumiterationactivitypeople([$Planning.AI$2:.AI$62];[.$D11];[.$E11];[.$C11])" office:value-type="string" office:string-value="" calcext:value-type="error">
            <text:p>#NOM ?</text:p>
          </table:table-cell>
          <table:table-cell table:style-name="ce37" table:formula="of:=sumiterationactivitypeople([$Planning.AJ$2:.AJ$62];[.$D11];[.$E11];[.$C11])" office:value-type="string" office:string-value="" calcext:value-type="error">
            <text:p>#NOM ?</text:p>
          </table:table-cell>
          <table:table-cell table:style-name="ce37" table:formula="of:=sumiterationactivitypeople([$Planning.AK$2:.AK$62];[.$D11];[.$E11];[.$C11])" office:value-type="string" office:string-value="" calcext:value-type="error">
            <text:p>#NOM ?</text:p>
          </table:table-cell>
          <table:table-cell table:style-name="ce37" table:number-columns-repeated="2"/>
          <table:table-cell table:style-name="ce37" table:formula="of:=sumiterationactivitypeople([$Planning.AN$2:.AN$62];[.$D11];[.$E11];[.$C11])" office:value-type="string" office:string-value="" calcext:value-type="error">
            <text:p>#NOM ?</text:p>
          </table:table-cell>
          <table:table-cell table:style-name="ce37" table:formula="of:=sumiterationactivitypeople([$Planning.AO$2:.AO$62];[.$D11];[.$E11];[.$C11])" office:value-type="string" office:string-value="" calcext:value-type="error">
            <text:p>#NOM ?</text:p>
          </table:table-cell>
          <table:table-cell table:style-name="ce37" table:formula="of:=sumiterationactivitypeople([$Planning.AP$2:.AP$62];[.$D11];[.$E11];[.$C11])" office:value-type="string" office:string-value="" calcext:value-type="error">
            <text:p>#NOM ?</text:p>
          </table:table-cell>
          <table:table-cell table:style-name="ce37" table:formula="of:=sumiterationactivitypeople([$Planning.AQ$2:.AQ$62];[.$D11];[.$E11];[.$C11])" office:value-type="string" office:string-value="" calcext:value-type="error">
            <text:p>#NOM ?</text:p>
          </table:table-cell>
          <table:table-cell table:style-name="ce37" table:formula="of:=sumiterationactivitypeople([$Planning.AR$2:.AR$62];[.$D11];[.$E11];[.$C11])" office:value-type="string" office:string-value="" calcext:value-type="error">
            <text:p>#NOM ?</text:p>
          </table:table-cell>
          <table:table-cell table:style-name="ce37" table:number-columns-repeated="2"/>
          <table:table-cell table:style-name="ce37" table:formula="of:=sumiterationactivitypeople([$Planning.AU$2:.AU$62];[.$D11];[.$E11];[.$C11])" office:value-type="string" office:string-value="" calcext:value-type="error">
            <text:p>#NOM ?</text:p>
          </table:table-cell>
          <table:table-cell table:style-name="ce37" table:formula="of:=sumiterationactivitypeople([$Planning.AV$2:.AV$62];[.$D11];[.$E11];[.$C11])" office:value-type="string" office:string-value="" calcext:value-type="error">
            <text:p>#NOM ?</text:p>
          </table:table-cell>
          <table:table-cell table:style-name="ce37" table:formula="of:=sumiterationactivitypeople([$Planning.AW$2:.AW$62];[.$D11];[.$E11];[.$C11])" office:value-type="string" office:string-value="" calcext:value-type="error">
            <text:p>#NOM ?</text:p>
          </table:table-cell>
          <table:table-cell table:style-name="ce37" table:formula="of:=sumiterationactivitypeople([$Planning.AX$2:.AX$62];[.$D11];[.$E11];[.$C11])" office:value-type="string" office:string-value="" calcext:value-type="error">
            <text:p>#NOM ?</text:p>
          </table:table-cell>
          <table:table-cell table:style-name="ce37" table:formula="of:=sumiterationactivitypeople([$Planning.AY$2:.AY$62];[.$D11];[.$E11];[.$C11])" office:value-type="string" office:string-value="" calcext:value-type="error">
            <text:p>#NOM ?</text:p>
          </table:table-cell>
          <table:table-cell table:style-name="ce37" table:number-columns-repeated="2"/>
          <table:table-cell table:style-name="ce37" table:formula="of:=sumiterationactivitypeople([$Planning.BB$2:.BB$62];[.$D11];[.$E11];[.$C11])" office:value-type="string" office:string-value="" calcext:value-type="error">
            <text:p>#NOM ?</text:p>
          </table:table-cell>
          <table:table-cell table:style-name="ce37" table:formula="of:=sumiterationactivitypeople([$Planning.BC$2:.BC$62];[.$D11];[.$E11];[.$C11])" office:value-type="string" office:string-value="" calcext:value-type="error">
            <text:p>#NOM ?</text:p>
          </table:table-cell>
          <table:table-cell table:style-name="ce37" table:formula="of:=sumiterationactivitypeople([$Planning.BD$2:.BD$62];[.$D11];[.$E11];[.$C11])" office:value-type="string" office:string-value="" calcext:value-type="error">
            <text:p>#NOM ?</text:p>
          </table:table-cell>
          <table:table-cell table:style-name="ce37" table:number-columns-repeated="4"/>
          <table:table-cell table:style-name="ce37" table:formula="of:=sumiterationactivitypeople([$Planning.BI$2:.BI$62];[.$D11];[.$E11];[.$C11])" office:value-type="string" office:string-value="" calcext:value-type="error">
            <text:p>#NOM ?</text:p>
          </table:table-cell>
          <table:table-cell table:style-name="ce37" table:formula="of:=sumiterationactivitypeople([$Planning.BJ$2:.BJ$62];[.$D11];[.$E11];[.$C11])" office:value-type="string" office:string-value="" calcext:value-type="error">
            <text:p>#NOM ?</text:p>
          </table:table-cell>
          <table:table-cell table:style-name="ce37" table:formula="of:=sumiterationactivitypeople([$Planning.BK$2:.BK$62];[.$D11];[.$E11];[.$C11])" office:value-type="string" office:string-value="" calcext:value-type="error">
            <text:p>#NOM ?</text:p>
          </table:table-cell>
          <table:table-cell table:style-name="ce37" table:formula="of:=sumiterationactivitypeople([$Planning.BL$2:.BL$62];[.$D11];[.$E11];[.$C11])" office:value-type="string" office:string-value="" calcext:value-type="error">
            <text:p>#NOM ?</text:p>
          </table:table-cell>
          <table:table-cell table:style-name="ce37" table:formula="of:=sumiterationactivitypeople([$Planning.BM$2:.BM$62];[.$D11];[.$E11];[.$C11])" office:value-type="string" office:string-value="" calcext:value-type="error">
            <text:p>#NOM ?</text:p>
          </table:table-cell>
          <table:table-cell table:style-name="ce37" table:number-columns-repeated="2"/>
          <table:table-cell table:style-name="ce37" table:formula="of:=sumiterationactivitypeople([$Planning.BP$2:.BP$62];[.$D11];[.$E11];[.$C11])" office:value-type="string" office:string-value="" calcext:value-type="error">
            <text:p>#NOM ?</text:p>
          </table:table-cell>
          <table:table-cell table:style-name="ce37" table:formula="of:=sumiterationactivitypeople([$Planning.BQ$2:.BQ$62];[.$D11];[.$E11];[.$C11])" office:value-type="string" office:string-value="" calcext:value-type="error">
            <text:p>#NOM ?</text:p>
          </table:table-cell>
          <table:table-cell table:style-name="ce37" table:formula="of:=sumiterationactivitypeople([$Planning.BR$2:.BR$62];[.$D11];[.$E11];[.$C11])" office:value-type="string" office:string-value="" calcext:value-type="error">
            <text:p>#NOM ?</text:p>
          </table:table-cell>
          <table:table-cell table:style-name="ce37" table:formula="of:=sumiterationactivitypeople([$Planning.BS$2:.BS$62];[.$D11];[.$E11];[.$C11])" office:value-type="string" office:string-value="" calcext:value-type="error">
            <text:p>#NOM ?</text:p>
          </table:table-cell>
          <table:table-cell table:style-name="ce37" table:formula="of:=sumiterationactivitypeople([$Planning.BT$2:.BT$62];[.$D11];[.$E11];[.$C11])" office:value-type="string" office:string-value="" calcext:value-type="error">
            <text:p>#NOM ?</text:p>
          </table:table-cell>
          <table:table-cell table:style-name="ce37" table:number-columns-repeated="2"/>
          <table:table-cell table:style-name="ce37" table:formula="of:=sumiterationactivitypeople([$Planning.BW$2:.BW$62];[.$D11];[.$E11];[.$C11])" office:value-type="string" office:string-value="" calcext:value-type="error">
            <text:p>#NOM ?</text:p>
          </table:table-cell>
          <table:table-cell table:style-name="ce37" table:formula="of:=sumiterationactivitypeople([$Planning.BX$2:.BX$62];[.$D11];[.$E11];[.$C11])" office:value-type="string" office:string-value="" calcext:value-type="error">
            <text:p>#NOM ?</text:p>
          </table:table-cell>
          <table:table-cell table:style-name="ce37" table:formula="of:=sumiterationactivitypeople([$Planning.BY$2:.BY$62];[.$D11];[.$E11];[.$C11])" office:value-type="string" office:string-value="" calcext:value-type="error">
            <text:p>#NOM ?</text:p>
          </table:table-cell>
          <table:table-cell table:style-name="ce37" table:formula="of:=sumiterationactivitypeople([$Planning.BZ$2:.BZ$62];[.$D11];[.$E11];[.$C11])" office:value-type="string" office:string-value="" calcext:value-type="error">
            <text:p>#NOM ?</text:p>
          </table:table-cell>
          <table:table-cell table:style-name="ce37" table:formula="of:=sumiterationactivitypeople([$Planning.CA$2:.CA$62];[.$D11];[.$E11];[.$C11])" office:value-type="string" office:string-value="" calcext:value-type="error">
            <text:p>#NOM ?</text:p>
          </table:table-cell>
          <table:table-cell table:style-name="ce37" table:number-columns-repeated="2"/>
          <table:table-cell table:style-name="ce37" table:formula="of:=sumiterationactivitypeople([$Planning.CD$2:.CD$62];[.$D11];[.$E11];[.$C11])" office:value-type="string" office:string-value="" calcext:value-type="error">
            <text:p>#NOM ?</text:p>
          </table:table-cell>
          <table:table-cell table:style-name="ce37" table:formula="of:=sumiterationactivitypeople([$Planning.CE$2:.CE$62];[.$D11];[.$E11];[.$C11])" office:value-type="string" office:string-value="" calcext:value-type="error">
            <text:p>#NOM ?</text:p>
          </table:table-cell>
          <table:table-cell table:style-name="ce37" table:formula="of:=sumiterationactivitypeople([$Planning.CF$2:.CF$62];[.$D11];[.$E11];[.$C11])" office:value-type="string" office:string-value="" calcext:value-type="error">
            <text:p>#NOM ?</text:p>
          </table:table-cell>
          <table:table-cell table:style-name="ce37" table:formula="of:=sumiterationactivitypeople([$Planning.CG$2:.CG$62];[.$D11];[.$E11];[.$C11])" office:value-type="string" office:string-value="" calcext:value-type="error">
            <text:p>#NOM ?</text:p>
          </table:table-cell>
          <table:table-cell table:style-name="ce37" table:formula="of:=sumiterationactivitypeople([$Planning.CH$2:.CH$62];[.$D11];[.$E11];[.$C11])" office:value-type="string" office:string-value="" calcext:value-type="error">
            <text:p>#NOM ?</text:p>
          </table:table-cell>
          <table:table-cell table:style-name="ce37" table:number-columns-repeated="2"/>
          <table:table-cell table:style-name="ce37" table:formula="of:=sumiterationactivitypeople([$Planning.CK$2:.CK$62];[.$D11];[.$E11];[.$C11])" office:value-type="string" office:string-value="" calcext:value-type="error">
            <text:p>#NOM ?</text:p>
          </table:table-cell>
          <table:table-cell table:style-name="ce37" table:formula="of:=sumiterationactivitypeople([$Planning.CL$2:.CL$62];[.$D11];[.$E11];[.$C11])" office:value-type="string" office:string-value="" calcext:value-type="error">
            <text:p>#NOM ?</text:p>
          </table:table-cell>
          <table:table-cell table:style-name="ce37" table:formula="of:=sumiterationactivitypeople([$Planning.CM$2:.CM$62];[.$D11];[.$E11];[.$C11])" office:value-type="string" office:string-value="" calcext:value-type="error">
            <text:p>#NOM ?</text:p>
          </table:table-cell>
          <table:table-cell table:style-name="ce37" table:formula="of:=sumiterationactivitypeople([$Planning.CN$2:.CN$62];[.$D11];[.$E11];[.$C11])" office:value-type="string" office:string-value="" calcext:value-type="error">
            <text:p>#NOM ?</text:p>
          </table:table-cell>
          <table:table-cell table:style-name="ce37" table:formula="of:=sumiterationactivitypeople([$Planning.CO$2:.CO$62];[.$D11];[.$E11];[.$C11])" office:value-type="string" office:string-value="" calcext:value-type="error">
            <text:p>#NOM ?</text:p>
          </table:table-cell>
          <table:table-cell table:style-name="ce37" table:number-columns-repeated="2"/>
          <table:table-cell table:style-name="ce37" table:formula="of:=sumiterationactivitypeople([$Planning.CR$2:.CR$62];[.$D11];[.$E11];[.$C11])" office:value-type="string" office:string-value="" calcext:value-type="error">
            <text:p>#NOM ?</text:p>
          </table:table-cell>
          <table:table-cell table:style-name="ce37" table:formula="of:=sumiterationactivitypeople([$Planning.CS$2:.CS$62];[.$D11];[.$E11];[.$C11])" office:value-type="string" office:string-value="" calcext:value-type="error">
            <text:p>#NOM ?</text:p>
          </table:table-cell>
          <table:table-cell table:style-name="ce37" table:formula="of:=sumiterationactivitypeople([$Planning.CT$2:.CT$62];[.$D11];[.$E11];[.$C11])" office:value-type="string" office:string-value="" calcext:value-type="error">
            <text:p>#NOM ?</text:p>
          </table:table-cell>
          <table:table-cell table:style-name="ce37" table:formula="of:=sumiterationactivitypeople([$Planning.CU$2:.CU$62];[.$D11];[.$E11];[.$C11])" office:value-type="string" office:string-value="" calcext:value-type="error">
            <text:p>#NOM ?</text:p>
          </table:table-cell>
          <table:table-cell table:style-name="ce37" table:formula="of:=sumiterationactivitypeople([$Planning.CV$2:.CV$62];[.$D11];[.$E11];[.$C11])" office:value-type="string" office:string-value="" calcext:value-type="error">
            <text:p>#NOM ?</text:p>
          </table:table-cell>
          <table:table-cell table:style-name="ce37" table:number-columns-repeated="2"/>
          <table:table-cell table:style-name="ce37" table:formula="of:=sumiterationactivitypeople([$Planning.CY$2:.CY$62];[.$D11];[.$E11];[.$C11])" office:value-type="string" office:string-value="" calcext:value-type="error">
            <text:p>#NOM ?</text:p>
          </table:table-cell>
          <table:table-cell table:style-name="ce37" table:formula="of:=sumiterationactivitypeople([$Planning.CZ$2:.CZ$62];[.$D11];[.$E11];[.$C11])" office:value-type="string" office:string-value="" calcext:value-type="error">
            <text:p>#NOM ?</text:p>
          </table:table-cell>
          <table:table-cell table:style-name="ce37" table:formula="of:=sumiterationactivitypeople([$Planning.DA$2:.DA$62];[.$D11];[.$E11];[.$C11])" office:value-type="string" office:string-value="" calcext:value-type="error">
            <text:p>#NOM ?</text:p>
          </table:table-cell>
          <table:table-cell table:style-name="ce37" table:formula="of:=sumiterationactivitypeople([$Planning.DB$2:.DB$62];[.$D11];[.$E11];[.$C11])" office:value-type="string" office:string-value="" calcext:value-type="error">
            <text:p>#NOM ?</text:p>
          </table:table-cell>
          <table:table-cell table:style-name="ce37" table:formula="of:=sumiterationactivitypeople([$Planning.DC$2:.DC$62];[.$D11];[.$E11];[.$C11])" office:value-type="string" office:string-value="" calcext:value-type="error">
            <text:p>#NOM ?</text:p>
          </table:table-cell>
          <table:table-cell table:style-name="ce37" table:number-columns-repeated="4"/>
          <table:table-cell table:style-name="ce37" table:formula="of:=sumiterationactivitypeople([$Planning.DH$2:.DH$62];[.$D11];[.$E11];[.$C11])" office:value-type="string" office:string-value="" calcext:value-type="error">
            <text:p>#NOM ?</text:p>
          </table:table-cell>
          <table:table-cell table:style-name="ce37" table:formula="of:=sumiterationactivitypeople([$Planning.DI$2:.DI$62];[.$D11];[.$E11];[.$C11])" office:value-type="string" office:string-value="" calcext:value-type="error">
            <text:p>#NOM ?</text:p>
          </table:table-cell>
          <table:table-cell table:style-name="ce37" table:formula="of:=sumiterationactivitypeople([$Planning.DJ$2:.DJ$62];[.$D11];[.$E11];[.$C11])" office:value-type="string" office:string-value="" calcext:value-type="error">
            <text:p>#NOM ?</text:p>
          </table:table-cell>
          <table:table-cell table:style-name="ce37" table:number-columns-repeated="4"/>
          <table:table-cell table:style-name="ce37" table:formula="of:=sumiterationactivitypeople([$Planning.DO$2:.DO$62];[.$D11];[.$E11];[.$C11])" office:value-type="string" office:string-value="" calcext:value-type="error">
            <text:p>#NOM ?</text:p>
          </table:table-cell>
          <table:table-cell table:style-name="ce37" table:formula="of:=sumiterationactivitypeople([$Planning.DP$2:.DP$62];[.$D11];[.$E11];[.$C11])" office:value-type="string" office:string-value="" calcext:value-type="error">
            <text:p>#NOM ?</text:p>
          </table:table-cell>
          <table:table-cell table:style-name="ce37" table:formula="of:=sumiterationactivitypeople([$Planning.DQ$2:.DQ$62];[.$D11];[.$E11];[.$C11])" office:value-type="string" office:string-value="" calcext:value-type="error">
            <text:p>#NOM ?</text:p>
          </table:table-cell>
          <table:table-cell table:style-name="ce37" table:number-columns-repeated="2"/>
          <table:table-cell table:style-name="ce37" table:formula="of:=sumiterationactivitypeople([$Planning.DT$2:.DT$62];[.$D11];[.$E11];[.$C11])" office:value-type="string" office:string-value="" calcext:value-type="error">
            <text:p>#NOM ?</text:p>
          </table:table-cell>
          <table:table-cell table:style-name="ce37" table:formula="of:=sumiterationactivitypeople([$Planning.DU$2:.DU$62];[.$D11];[.$E11];[.$C11])" office:value-type="string" office:string-value="" calcext:value-type="error">
            <text:p>#NOM ?</text:p>
          </table:table-cell>
          <table:table-cell table:style-name="ce37" table:formula="of:=sumiterationactivitypeople([$Planning.DV$2:.DV$62];[.$D11];[.$E11];[.$C11])" office:value-type="string" office:string-value="" calcext:value-type="error">
            <text:p>#NOM ?</text:p>
          </table:table-cell>
          <table:table-cell table:style-name="ce37" table:formula="of:=sumiterationactivitypeople([$Planning.DW$2:.DW$62];[.$D11];[.$E11];[.$C11])" office:value-type="string" office:string-value="" calcext:value-type="error">
            <text:p>#NOM ?</text:p>
          </table:table-cell>
          <table:table-cell table:style-name="ce37" table:formula="of:=sumiterationactivitypeople([$Planning.DX$2:.DX$62];[.$D11];[.$E11];[.$C11])" office:value-type="string" office:string-value="" calcext:value-type="error">
            <text:p>#NOM ?</text:p>
          </table:table-cell>
          <table:table-cell table:style-name="ce37" table:number-columns-repeated="2"/>
          <table:table-cell table:style-name="ce37" table:formula="of:=sumiterationactivitypeople([$Planning.EA$2:.EA$62];[.$D11];[.$E11];[.$C11])" office:value-type="string" office:string-value="" calcext:value-type="error">
            <text:p>#NOM ?</text:p>
          </table:table-cell>
          <table:table-cell table:style-name="ce37" table:formula="of:=sumiterationactivitypeople([$Planning.EB$2:.EB$62];[.$D11];[.$E11];[.$C11])" office:value-type="string" office:string-value="" calcext:value-type="error">
            <text:p>#NOM ?</text:p>
          </table:table-cell>
          <table:table-cell table:style-name="ce37" table:formula="of:=sumiterationactivitypeople([$Planning.EC$2:.EC$62];[.$D11];[.$E11];[.$C11])" office:value-type="string" office:string-value="" calcext:value-type="error">
            <text:p>#NOM ?</text:p>
          </table:table-cell>
          <table:table-cell table:style-name="ce37" table:formula="of:=sumiterationactivitypeople([$Planning.ED$2:.ED$62];[.$D11];[.$E11];[.$C11])" office:value-type="string" office:string-value="" calcext:value-type="error">
            <text:p>#NOM ?</text:p>
          </table:table-cell>
          <table:table-cell table:style-name="ce37" table:formula="of:=sumiterationactivitypeople([$Planning.EE$2:.EE$62];[.$D11];[.$E11];[.$C11])" office:value-type="string" office:string-value="" calcext:value-type="error">
            <text:p>#NOM ?</text:p>
          </table:table-cell>
          <table:table-cell table:style-name="ce37" table:number-columns-repeated="2"/>
          <table:table-cell table:style-name="ce37" table:formula="of:=sumiterationactivitypeople([$Planning.EH$2:.EH$62];[.$D11];[.$E11];[.$C11])" office:value-type="string" office:string-value="" calcext:value-type="error">
            <text:p>#NOM ?</text:p>
          </table:table-cell>
          <table:table-cell table:style-name="ce37" table:formula="of:=sumiterationactivitypeople([$Planning.EI$2:.EI$62];[.$D11];[.$E11];[.$C11])" office:value-type="string" office:string-value="" calcext:value-type="error">
            <text:p>#NOM ?</text:p>
          </table:table-cell>
          <table:table-cell table:style-name="ce37" table:formula="of:=sumiterationactivitypeople([$Planning.EJ$2:.EJ$62];[.$D11];[.$E11];[.$C11])" office:value-type="string" office:string-value="" calcext:value-type="error">
            <text:p>#NOM ?</text:p>
          </table:table-cell>
          <table:table-cell table:style-name="ce37" table:formula="of:=sumiterationactivitypeople([$Planning.EK$2:.EK$62];[.$D11];[.$E11];[.$C11])" office:value-type="string" office:string-value="" calcext:value-type="error">
            <text:p>#NOM ?</text:p>
          </table:table-cell>
          <table:table-cell table:style-name="ce37" table:formula="of:=sumiterationactivitypeople([$Planning.EL$2:.EL$62];[.$D11];[.$E11];[.$C11])" office:value-type="string" office:string-value="" calcext:value-type="error">
            <text:p>#NOM ?</text:p>
          </table:table-cell>
          <table:table-cell table:style-name="ce37" table:number-columns-repeated="2"/>
          <table:table-cell table:style-name="ce37" table:formula="of:=sumiterationactivitypeople([$Planning.EO$2:.EO$62];[.$D11];[.$E11];[.$C11])" office:value-type="string" office:string-value="" calcext:value-type="error">
            <text:p>#NOM ?</text:p>
          </table:table-cell>
          <table:table-cell table:style-name="ce37" table:formula="of:=sumiterationactivitypeople([$Planning.EP$2:.EP$62];[.$D11];[.$E11];[.$C11])" office:value-type="string" office:string-value="" calcext:value-type="error">
            <text:p>#NOM ?</text:p>
          </table:table-cell>
          <table:table-cell table:style-name="ce37" table:formula="of:=sumiterationactivitypeople([$Planning.EQ$2:.EQ$62];[.$D11];[.$E11];[.$C11])" office:value-type="string" office:string-value="" calcext:value-type="error">
            <text:p>#NOM ?</text:p>
          </table:table-cell>
          <table:table-cell table:style-name="ce37" table:formula="of:=sumiterationactivitypeople([$Planning.ER$2:.ER$62];[.$D11];[.$E11];[.$C11])" office:value-type="string" office:string-value="" calcext:value-type="error">
            <text:p>#NOM ?</text:p>
          </table:table-cell>
          <table:table-cell table:style-name="ce37" table:formula="of:=sumiterationactivitypeople([$Planning.ES$2:.ES$62];[.$D11];[.$E11];[.$C11])" office:value-type="string" office:string-value="" calcext:value-type="error">
            <text:p>#NOM ?</text:p>
          </table:table-cell>
          <table:table-cell table:style-name="ce37" table:number-columns-repeated="2"/>
          <table:table-cell table:style-name="ce37" table:formula="of:=sumiterationactivitypeople([$Planning.EV$2:.EV$62];[.$D11];[.$E11];[.$C11])" office:value-type="string" office:string-value="" calcext:value-type="error">
            <text:p>#NOM ?</text:p>
          </table:table-cell>
          <table:table-cell table:style-name="ce37" table:formula="of:=sumiterationactivitypeople([$Planning.EW$2:.EW$62];[.$D11];[.$E11];[.$C11])" office:value-type="string" office:string-value="" calcext:value-type="error">
            <text:p>#NOM ?</text:p>
          </table:table-cell>
          <table:table-cell table:style-name="ce37" table:formula="of:=sumiterationactivitypeople([$Planning.EX$2:.EX$62];[.$D11];[.$E11];[.$C11])" office:value-type="string" office:string-value="" calcext:value-type="error">
            <text:p>#NOM ?</text:p>
          </table:table-cell>
          <table:table-cell table:style-name="ce37" table:formula="of:=sumiterationactivitypeople([$Planning.EY$2:.EY$62];[.$D11];[.$E11];[.$C11])" office:value-type="string" office:string-value="" calcext:value-type="error">
            <text:p>#NOM ?</text:p>
          </table:table-cell>
          <table:table-cell table:style-name="ce37" table:formula="of:=sumiterationactivitypeople([$Planning.EZ$2:.EZ$62];[.$D11];[.$E11];[.$C11])" office:value-type="string" office:string-value="" calcext:value-type="error">
            <text:p>#NOM ?</text:p>
          </table:table-cell>
          <table:table-cell table:style-name="ce37" table:number-columns-repeated="2"/>
          <table:table-cell table:style-name="ce37" table:formula="of:=sumiterationactivitypeople([$Planning.FC$2:.FC$62];[.$D11];[.$E11];[.$C11])" office:value-type="string" office:string-value="" calcext:value-type="error">
            <text:p>#NOM ?</text:p>
          </table:table-cell>
          <table:table-cell table:style-name="ce37" table:formula="of:=sumiterationactivitypeople([$Planning.FD$2:.FD$62];[.$D11];[.$E11];[.$C11])" office:value-type="string" office:string-value="" calcext:value-type="error">
            <text:p>#NOM ?</text:p>
          </table:table-cell>
          <table:table-cell table:style-name="ce37" table:formula="of:=sumiterationactivitypeople([$Planning.FE$2:.FE$62];[.$D11];[.$E11];[.$C11])" office:value-type="string" office:string-value="" calcext:value-type="error">
            <text:p>#NOM ?</text:p>
          </table:table-cell>
          <table:table-cell table:style-name="ce37" table:formula="of:=sumiterationactivitypeople([$Planning.FF$2:.FF$62];[.$D11];[.$E11];[.$C11])" office:value-type="string" office:string-value="" calcext:value-type="error">
            <text:p>#NOM ?</text:p>
          </table:table-cell>
          <table:table-cell table:style-name="ce37" table:formula="of:=sumiterationactivitypeople([$Planning.FG$2:.FG$62];[.$D11];[.$E11];[.$C11])" office:value-type="string" office:string-value="" calcext:value-type="error">
            <text:p>#NOM ?</text:p>
          </table:table-cell>
          <table:table-cell table:style-name="ce37" table:number-columns-repeated="2"/>
          <table:table-cell table:style-name="ce37" table:formula="of:=sumiterationactivitypeople([$Planning.FJ$2:.FJ$62];[.$D11];[.$E11];[.$C11])" office:value-type="string" office:string-value="" calcext:value-type="error">
            <text:p>#NOM ?</text:p>
          </table:table-cell>
          <table:table-cell table:style-name="ce37" table:formula="of:=sumiterationactivitypeople([$Planning.FK$2:.FK$62];[.$D11];[.$E11];[.$C11])" office:value-type="string" office:string-value="" calcext:value-type="error">
            <text:p>#NOM ?</text:p>
          </table:table-cell>
          <table:table-cell table:style-name="ce37" table:formula="of:=sumiterationactivitypeople([$Planning.FL$2:.FL$62];[.$D11];[.$E11];[.$C11])" office:value-type="string" office:string-value="" calcext:value-type="error">
            <text:p>#NOM ?</text:p>
          </table:table-cell>
          <table:table-cell table:style-name="ce37" table:formula="of:=sumiterationactivitypeople([$Planning.FM$2:.FM$62];[.$D11];[.$E11];[.$C11])" office:value-type="string" office:string-value="" calcext:value-type="error">
            <text:p>#NOM ?</text:p>
          </table:table-cell>
          <table:table-cell table:style-name="ce37" table:formula="of:=sumiterationactivitypeople([$Planning.FN$2:.FN$62];[.$D11];[.$E11];[.$C11])" office:value-type="string" office:string-value="" calcext:value-type="error">
            <text:p>#NOM ?</text:p>
          </table:table-cell>
          <table:table-cell table:style-name="ce37" table:number-columns-repeated="2"/>
          <table:table-cell table:style-name="ce37" table:formula="of:=sumiterationactivitypeople([$Planning.FQ$2:.FQ$62];[.$D11];[.$E11];[.$C11])" office:value-type="string" office:string-value="" calcext:value-type="error">
            <text:p>#NOM ?</text:p>
          </table:table-cell>
          <table:table-cell table:style-name="ce37" table:formula="of:=sumiterationactivitypeople([$Planning.FR$2:.FR$62];[.$D11];[.$E11];[.$C11])" office:value-type="string" office:string-value="" calcext:value-type="error">
            <text:p>#NOM ?</text:p>
          </table:table-cell>
          <table:table-cell table:style-name="ce37" table:formula="of:=sumiterationactivitypeople([$Planning.FS$2:.FS$62];[.$D11];[.$E11];[.$C11])" office:value-type="string" office:string-value="" calcext:value-type="error">
            <text:p>#NOM ?</text:p>
          </table:table-cell>
          <table:table-cell table:style-name="ce37" table:formula="of:=sumiterationactivitypeople([$Planning.FT$2:.FT$62];[.$D11];[.$E11];[.$C11])" office:value-type="string" office:string-value="" calcext:value-type="error">
            <text:p>#NOM ?</text:p>
          </table:table-cell>
          <table:table-cell table:style-name="ce37" table:formula="of:=sumiterationactivitypeople([$Planning.FU$2:.FU$62];[.$D11];[.$E11];[.$C11])" office:value-type="string" office:string-value="" calcext:value-type="error">
            <text:p>#NOM ?</text:p>
          </table:table-cell>
          <table:table-cell table:style-name="ce37" table:number-columns-repeated="2"/>
          <table:table-cell table:style-name="ce37" table:formula="of:=sumiterationactivitypeople([$Planning.FX$2:.FX$62];[.$D11];[.$E11];[.$C11])" office:value-type="string" office:string-value="" calcext:value-type="error">
            <text:p>#NOM ?</text:p>
          </table:table-cell>
          <table:table-cell table:style-name="ce37" table:formula="of:=sumiterationactivitypeople([$Planning.FY$2:.FY$62];[.$D11];[.$E11];[.$C11])" office:value-type="string" office:string-value="" calcext:value-type="error">
            <text:p>#NOM ?</text:p>
          </table:table-cell>
          <table:table-cell table:style-name="ce37" table:formula="of:=sumiterationactivitypeople([$Planning.FZ$2:.FZ$62];[.$D11];[.$E11];[.$C11])" office:value-type="string" office:string-value="" calcext:value-type="error">
            <text:p>#NOM ?</text:p>
          </table:table-cell>
          <table:table-cell table:style-name="ce37" table:formula="of:=sumiterationactivitypeople([$Planning.GA$2:.GA$62];[.$D11];[.$E11];[.$C11])" office:value-type="string" office:string-value="" calcext:value-type="error">
            <text:p>#NOM ?</text:p>
          </table:table-cell>
          <table:table-cell table:style-name="ce37" table:formula="of:=sumiterationactivitypeople([$Planning.GB$2:.GB$62];[.$D11];[.$E11];[.$C11])" office:value-type="string" office:string-value="" calcext:value-type="error">
            <text:p>#NOM ?</text:p>
          </table:table-cell>
          <table:table-cell table:style-name="ce37" table:number-columns-repeated="2"/>
          <table:table-cell table:style-name="ce37" table:formula="of:=sumiterationactivitypeople([$Planning.GE$2:.GE$62];[.$D11];[.$E11];[.$C11])" office:value-type="string" office:string-value="" calcext:value-type="error">
            <text:p>#NOM ?</text:p>
          </table:table-cell>
          <table:table-cell table:style-name="ce37" table:formula="of:=sumiterationactivitypeople([$Planning.GF$2:.GF$62];[.$D11];[.$E11];[.$C11])" office:value-type="string" office:string-value="" calcext:value-type="error">
            <text:p>#NOM ?</text:p>
          </table:table-cell>
          <table:table-cell table:style-name="ce37" table:formula="of:=sumiterationactivitypeople([$Planning.GG$2:.GG$62];[.$D11];[.$E11];[.$C11])" office:value-type="string" office:string-value="" calcext:value-type="error">
            <text:p>#NOM ?</text:p>
          </table:table-cell>
          <table:table-cell table:style-name="ce37" table:formula="of:=sumiterationactivitypeople([$Planning.GH$2:.GH$62];[.$D11];[.$E11];[.$C11])" office:value-type="string" office:string-value="" calcext:value-type="error">
            <text:p>#NOM ?</text:p>
          </table:table-cell>
          <table:table-cell table:style-name="ce37" table:formula="of:=sumiterationactivitypeople([$Planning.GI$2:.GI$62];[.$D11];[.$E11];[.$C11])" office:value-type="string" office:string-value="" calcext:value-type="error">
            <text:p>#NOM ?</text:p>
          </table:table-cell>
          <table:table-cell table:style-name="ce37"/>
          <table:table-cell table:style-name="ce67"/>
          <table:table-cell table:style-name="ce37" table:formula="of:=SUM([.F11:.EV11])" office:value-type="string" office:string-value="" calcext:value-type="error">
            <text:p>#NOM ?</text:p>
          </table:table-cell>
          <table:table-cell table:style-name="ce37" table:formula="of:=SUM([.EV11:.GJ11])" office:value-type="string" office:string-value="" calcext:value-type="error">
            <text:p>#NOM ?</text:p>
          </table:table-cell>
          <table:table-cell table:style-name="ce37" table:formula="of:=SUM([.GM11:.GN11])" office:value-type="string" office:string-value="" calcext:value-type="error">
            <text:p>#NOM ?</text:p>
          </table:table-cell>
          <table:table-cell table:style-name="ce37" table:number-columns-repeated="827"/>
        </table:table-row>
        <table:table-row table:style-name="ro9">
          <table:table-cell table:style-name="ce37" table:formula="of:=[$Planner.A7]" office:value-type="string" office:string-value="Source code" calcext:value-type="string">
            <text:p>Source code</text:p>
          </table:table-cell>
          <table:table-cell table:style-name="ce37" table:formula="of:=SUM([.F12:.GJ12])" office:value-type="string" office:string-value="" calcext:value-type="error">
            <text:p>#NOM ?</text:p>
          </table:table-cell>
          <table:table-cell table:number-columns-repeated="2" table:style-name="ce38" office:value-type="string" calcext:value-type="string">
            <text:p>**</text:p>
          </table:table-cell>
          <table:table-cell table:style-name="ce80" office:value-type="string" calcext:value-type="string">
            <text:p>dt</text:p>
          </table:table-cell>
          <table:table-cell table:style-name="ce37" table:formula="of:=sumiterationactivitypeople([$Planning.E$2:.E$62];[.$D12];[.$E12];[.$C12])" office:value-type="string" office:string-value="" calcext:value-type="error">
            <text:p>#NOM ?</text:p>
          </table:table-cell>
          <table:table-cell table:style-name="ce37" table:formula="of:=sumiterationactivitypeople([$Planning.F$2:.F$62];[.$D12];[.$E12];[.$C12])" office:value-type="string" office:string-value="" calcext:value-type="error">
            <text:p>#NOM ?</text:p>
          </table:table-cell>
          <table:table-cell table:style-name="ce37" table:formula="of:=sumiterationactivitypeople([$Planning.G$2:.G$62];[.$D12];[.$E12];[.$C12])" office:value-type="string" office:string-value="" calcext:value-type="error">
            <text:p>#NOM ?</text:p>
          </table:table-cell>
          <table:table-cell table:style-name="ce37" table:formula="of:=sumiterationactivitypeople([$Planning.H$2:.H$62];[.$D12];[.$E12];[.$C12])" office:value-type="string" office:string-value="" calcext:value-type="error">
            <text:p>#NOM ?</text:p>
          </table:table-cell>
          <table:table-cell table:style-name="ce37" table:formula="of:=sumiterationactivitypeople([$Planning.I$2:.I$62];[.$D12];[.$E12];[.$C12])" office:value-type="string" office:string-value="" calcext:value-type="error">
            <text:p>#NOM ?</text:p>
          </table:table-cell>
          <table:table-cell table:style-name="ce37" table:number-columns-repeated="2"/>
          <table:table-cell table:style-name="ce37" table:formula="of:=sumiterationactivitypeople([$Planning.L$2:.L$62];[.$D12];[.$E12];[.$C12])" office:value-type="string" office:string-value="" calcext:value-type="error">
            <text:p>#NOM ?</text:p>
          </table:table-cell>
          <table:table-cell table:style-name="ce37" table:formula="of:=sumiterationactivitypeople([$Planning.M$2:.M$62];[.$D12];[.$E12];[.$C12])" office:value-type="string" office:string-value="" calcext:value-type="error">
            <text:p>#NOM ?</text:p>
          </table:table-cell>
          <table:table-cell table:style-name="ce37" table:formula="of:=sumiterationactivitypeople([$Planning.N$2:.N$62];[.$D12];[.$E12];[.$C12])" office:value-type="string" office:string-value="" calcext:value-type="error">
            <text:p>#NOM ?</text:p>
          </table:table-cell>
          <table:table-cell table:style-name="ce37" table:formula="of:=sumiterationactivitypeople([$Planning.O$2:.O$62];[.$D12];[.$E12];[.$C12])" office:value-type="string" office:string-value="" calcext:value-type="error">
            <text:p>#NOM ?</text:p>
          </table:table-cell>
          <table:table-cell table:style-name="ce37" table:formula="of:=sumiterationactivitypeople([$Planning.P$2:.P$62];[.$D12];[.$E12];[.$C12])" office:value-type="string" office:string-value="" calcext:value-type="error">
            <text:p>#NOM ?</text:p>
          </table:table-cell>
          <table:table-cell table:style-name="ce37" table:number-columns-repeated="2"/>
          <table:table-cell table:style-name="ce37" table:formula="of:=sumiterationactivitypeople([$Planning.S$2:.S$62];[.$D12];[.$E12];[.$C12])" office:value-type="string" office:string-value="" calcext:value-type="error">
            <text:p>#NOM ?</text:p>
          </table:table-cell>
          <table:table-cell table:style-name="ce37" table:formula="of:=sumiterationactivitypeople([$Planning.T$2:.T$62];[.$D12];[.$E12];[.$C12])" office:value-type="string" office:string-value="" calcext:value-type="error">
            <text:p>#NOM ?</text:p>
          </table:table-cell>
          <table:table-cell table:style-name="ce37" table:formula="of:=sumiterationactivitypeople([$Planning.U$2:.U$62];[.$D12];[.$E12];[.$C12])" office:value-type="string" office:string-value="" calcext:value-type="error">
            <text:p>#NOM ?</text:p>
          </table:table-cell>
          <table:table-cell table:style-name="ce37" table:formula="of:=sumiterationactivitypeople([$Planning.V$2:.V$62];[.$D12];[.$E12];[.$C12])" office:value-type="string" office:string-value="" calcext:value-type="error">
            <text:p>#NOM ?</text:p>
          </table:table-cell>
          <table:table-cell table:style-name="ce37" table:formula="of:=sumiterationactivitypeople([$Planning.W$2:.W$62];[.$D12];[.$E12];[.$C12])" office:value-type="string" office:string-value="" calcext:value-type="error">
            <text:p>#NOM ?</text:p>
          </table:table-cell>
          <table:table-cell table:style-name="ce37" table:number-columns-repeated="2"/>
          <table:table-cell table:style-name="ce37" table:formula="of:=sumiterationactivitypeople([$Planning.Z$2:.Z$62];[.$D12];[.$E12];[.$C12])" office:value-type="string" office:string-value="" calcext:value-type="error">
            <text:p>#NOM ?</text:p>
          </table:table-cell>
          <table:table-cell table:style-name="ce37" table:formula="of:=sumiterationactivitypeople([$Planning.AA$2:.AA$62];[.$D12];[.$E12];[.$C12])" office:value-type="string" office:string-value="" calcext:value-type="error">
            <text:p>#NOM ?</text:p>
          </table:table-cell>
          <table:table-cell table:style-name="ce37" table:formula="of:=sumiterationactivitypeople([$Planning.AB$2:.AB$62];[.$D12];[.$E12];[.$C12])" office:value-type="string" office:string-value="" calcext:value-type="error">
            <text:p>#NOM ?</text:p>
          </table:table-cell>
          <table:table-cell table:style-name="ce37" table:formula="of:=sumiterationactivitypeople([$Planning.AC$2:.AC$62];[.$D12];[.$E12];[.$C12])" office:value-type="string" office:string-value="" calcext:value-type="error">
            <text:p>#NOM ?</text:p>
          </table:table-cell>
          <table:table-cell table:style-name="ce37" table:formula="of:=sumiterationactivitypeople([$Planning.AD$2:.AD$62];[.$D12];[.$E12];[.$C12])" office:value-type="string" office:string-value="" calcext:value-type="error">
            <text:p>#NOM ?</text:p>
          </table:table-cell>
          <table:table-cell table:style-name="ce37" table:number-columns-repeated="2"/>
          <table:table-cell table:style-name="ce37" table:formula="of:=sumiterationactivitypeople([$Planning.AG$2:.AG$62];[.$D12];[.$E12];[.$C12])" office:value-type="string" office:string-value="" calcext:value-type="error">
            <text:p>#NOM ?</text:p>
          </table:table-cell>
          <table:table-cell table:style-name="ce37" table:formula="of:=sumiterationactivitypeople([$Planning.AH$2:.AH$62];[.$D12];[.$E12];[.$C12])" office:value-type="string" office:string-value="" calcext:value-type="error">
            <text:p>#NOM ?</text:p>
          </table:table-cell>
          <table:table-cell table:style-name="ce37" table:formula="of:=sumiterationactivitypeople([$Planning.AI$2:.AI$62];[.$D12];[.$E12];[.$C12])" office:value-type="string" office:string-value="" calcext:value-type="error">
            <text:p>#NOM ?</text:p>
          </table:table-cell>
          <table:table-cell table:style-name="ce37" table:formula="of:=sumiterationactivitypeople([$Planning.AJ$2:.AJ$62];[.$D12];[.$E12];[.$C12])" office:value-type="string" office:string-value="" calcext:value-type="error">
            <text:p>#NOM ?</text:p>
          </table:table-cell>
          <table:table-cell table:style-name="ce37" table:formula="of:=sumiterationactivitypeople([$Planning.AK$2:.AK$62];[.$D12];[.$E12];[.$C12])" office:value-type="string" office:string-value="" calcext:value-type="error">
            <text:p>#NOM ?</text:p>
          </table:table-cell>
          <table:table-cell table:style-name="ce37" table:number-columns-repeated="2"/>
          <table:table-cell table:style-name="ce37" table:formula="of:=sumiterationactivitypeople([$Planning.AN$2:.AN$62];[.$D12];[.$E12];[.$C12])" office:value-type="string" office:string-value="" calcext:value-type="error">
            <text:p>#NOM ?</text:p>
          </table:table-cell>
          <table:table-cell table:style-name="ce37" table:formula="of:=sumiterationactivitypeople([$Planning.AO$2:.AO$62];[.$D12];[.$E12];[.$C12])" office:value-type="string" office:string-value="" calcext:value-type="error">
            <text:p>#NOM ?</text:p>
          </table:table-cell>
          <table:table-cell table:style-name="ce37" table:formula="of:=sumiterationactivitypeople([$Planning.AP$2:.AP$62];[.$D12];[.$E12];[.$C12])" office:value-type="string" office:string-value="" calcext:value-type="error">
            <text:p>#NOM ?</text:p>
          </table:table-cell>
          <table:table-cell table:style-name="ce37" table:formula="of:=sumiterationactivitypeople([$Planning.AQ$2:.AQ$62];[.$D12];[.$E12];[.$C12])" office:value-type="string" office:string-value="" calcext:value-type="error">
            <text:p>#NOM ?</text:p>
          </table:table-cell>
          <table:table-cell table:style-name="ce37" table:formula="of:=sumiterationactivitypeople([$Planning.AR$2:.AR$62];[.$D12];[.$E12];[.$C12])" office:value-type="string" office:string-value="" calcext:value-type="error">
            <text:p>#NOM ?</text:p>
          </table:table-cell>
          <table:table-cell table:style-name="ce37" table:number-columns-repeated="2"/>
          <table:table-cell table:style-name="ce37" table:formula="of:=sumiterationactivitypeople([$Planning.AU$2:.AU$62];[.$D12];[.$E12];[.$C12])" office:value-type="string" office:string-value="" calcext:value-type="error">
            <text:p>#NOM ?</text:p>
          </table:table-cell>
          <table:table-cell table:style-name="ce37" table:formula="of:=sumiterationactivitypeople([$Planning.AV$2:.AV$62];[.$D12];[.$E12];[.$C12])" office:value-type="string" office:string-value="" calcext:value-type="error">
            <text:p>#NOM ?</text:p>
          </table:table-cell>
          <table:table-cell table:style-name="ce37" table:formula="of:=sumiterationactivitypeople([$Planning.AW$2:.AW$62];[.$D12];[.$E12];[.$C12])" office:value-type="string" office:string-value="" calcext:value-type="error">
            <text:p>#NOM ?</text:p>
          </table:table-cell>
          <table:table-cell table:style-name="ce37" table:formula="of:=sumiterationactivitypeople([$Planning.AX$2:.AX$62];[.$D12];[.$E12];[.$C12])" office:value-type="string" office:string-value="" calcext:value-type="error">
            <text:p>#NOM ?</text:p>
          </table:table-cell>
          <table:table-cell table:style-name="ce37" table:formula="of:=sumiterationactivitypeople([$Planning.AY$2:.AY$62];[.$D12];[.$E12];[.$C12])" office:value-type="string" office:string-value="" calcext:value-type="error">
            <text:p>#NOM ?</text:p>
          </table:table-cell>
          <table:table-cell table:style-name="ce37" table:number-columns-repeated="2"/>
          <table:table-cell table:style-name="ce37" table:formula="of:=sumiterationactivitypeople([$Planning.BB$2:.BB$62];[.$D12];[.$E12];[.$C12])" office:value-type="string" office:string-value="" calcext:value-type="error">
            <text:p>#NOM ?</text:p>
          </table:table-cell>
          <table:table-cell table:style-name="ce37" table:formula="of:=sumiterationactivitypeople([$Planning.BC$2:.BC$62];[.$D12];[.$E12];[.$C12])" office:value-type="string" office:string-value="" calcext:value-type="error">
            <text:p>#NOM ?</text:p>
          </table:table-cell>
          <table:table-cell table:style-name="ce37" table:formula="of:=sumiterationactivitypeople([$Planning.BD$2:.BD$62];[.$D12];[.$E12];[.$C12])" office:value-type="string" office:string-value="" calcext:value-type="error">
            <text:p>#NOM ?</text:p>
          </table:table-cell>
          <table:table-cell table:style-name="ce37" table:number-columns-repeated="4"/>
          <table:table-cell table:style-name="ce37" table:formula="of:=sumiterationactivitypeople([$Planning.BI$2:.BI$62];[.$D12];[.$E12];[.$C12])" office:value-type="string" office:string-value="" calcext:value-type="error">
            <text:p>#NOM ?</text:p>
          </table:table-cell>
          <table:table-cell table:style-name="ce37" table:formula="of:=sumiterationactivitypeople([$Planning.BJ$2:.BJ$62];[.$D12];[.$E12];[.$C12])" office:value-type="string" office:string-value="" calcext:value-type="error">
            <text:p>#NOM ?</text:p>
          </table:table-cell>
          <table:table-cell table:style-name="ce37" table:formula="of:=sumiterationactivitypeople([$Planning.BK$2:.BK$62];[.$D12];[.$E12];[.$C12])" office:value-type="string" office:string-value="" calcext:value-type="error">
            <text:p>#NOM ?</text:p>
          </table:table-cell>
          <table:table-cell table:style-name="ce37" table:formula="of:=sumiterationactivitypeople([$Planning.BL$2:.BL$62];[.$D12];[.$E12];[.$C12])" office:value-type="string" office:string-value="" calcext:value-type="error">
            <text:p>#NOM ?</text:p>
          </table:table-cell>
          <table:table-cell table:style-name="ce37" table:formula="of:=sumiterationactivitypeople([$Planning.BM$2:.BM$62];[.$D12];[.$E12];[.$C12])" office:value-type="string" office:string-value="" calcext:value-type="error">
            <text:p>#NOM ?</text:p>
          </table:table-cell>
          <table:table-cell table:style-name="ce37" table:number-columns-repeated="2"/>
          <table:table-cell table:style-name="ce37" table:formula="of:=sumiterationactivitypeople([$Planning.BP$2:.BP$62];[.$D12];[.$E12];[.$C12])" office:value-type="string" office:string-value="" calcext:value-type="error">
            <text:p>#NOM ?</text:p>
          </table:table-cell>
          <table:table-cell table:style-name="ce37" table:formula="of:=sumiterationactivitypeople([$Planning.BQ$2:.BQ$62];[.$D12];[.$E12];[.$C12])" office:value-type="string" office:string-value="" calcext:value-type="error">
            <text:p>#NOM ?</text:p>
          </table:table-cell>
          <table:table-cell table:style-name="ce37" table:formula="of:=sumiterationactivitypeople([$Planning.BR$2:.BR$62];[.$D12];[.$E12];[.$C12])" office:value-type="string" office:string-value="" calcext:value-type="error">
            <text:p>#NOM ?</text:p>
          </table:table-cell>
          <table:table-cell table:style-name="ce37" table:formula="of:=sumiterationactivitypeople([$Planning.BS$2:.BS$62];[.$D12];[.$E12];[.$C12])" office:value-type="string" office:string-value="" calcext:value-type="error">
            <text:p>#NOM ?</text:p>
          </table:table-cell>
          <table:table-cell table:style-name="ce37" table:formula="of:=sumiterationactivitypeople([$Planning.BT$2:.BT$62];[.$D12];[.$E12];[.$C12])" office:value-type="string" office:string-value="" calcext:value-type="error">
            <text:p>#NOM ?</text:p>
          </table:table-cell>
          <table:table-cell table:style-name="ce37" table:number-columns-repeated="2"/>
          <table:table-cell table:style-name="ce37" table:formula="of:=sumiterationactivitypeople([$Planning.BW$2:.BW$62];[.$D12];[.$E12];[.$C12])" office:value-type="string" office:string-value="" calcext:value-type="error">
            <text:p>#NOM ?</text:p>
          </table:table-cell>
          <table:table-cell table:style-name="ce37" table:formula="of:=sumiterationactivitypeople([$Planning.BX$2:.BX$62];[.$D12];[.$E12];[.$C12])" office:value-type="string" office:string-value="" calcext:value-type="error">
            <text:p>#NOM ?</text:p>
          </table:table-cell>
          <table:table-cell table:style-name="ce37" table:formula="of:=sumiterationactivitypeople([$Planning.BY$2:.BY$62];[.$D12];[.$E12];[.$C12])" office:value-type="string" office:string-value="" calcext:value-type="error">
            <text:p>#NOM ?</text:p>
          </table:table-cell>
          <table:table-cell table:style-name="ce37" table:formula="of:=sumiterationactivitypeople([$Planning.BZ$2:.BZ$62];[.$D12];[.$E12];[.$C12])" office:value-type="string" office:string-value="" calcext:value-type="error">
            <text:p>#NOM ?</text:p>
          </table:table-cell>
          <table:table-cell table:style-name="ce37" table:formula="of:=sumiterationactivitypeople([$Planning.CA$2:.CA$62];[.$D12];[.$E12];[.$C12])" office:value-type="string" office:string-value="" calcext:value-type="error">
            <text:p>#NOM ?</text:p>
          </table:table-cell>
          <table:table-cell table:style-name="ce37" table:number-columns-repeated="2"/>
          <table:table-cell table:style-name="ce37" table:formula="of:=sumiterationactivitypeople([$Planning.CD$2:.CD$62];[.$D12];[.$E12];[.$C12])" office:value-type="string" office:string-value="" calcext:value-type="error">
            <text:p>#NOM ?</text:p>
          </table:table-cell>
          <table:table-cell table:style-name="ce37" table:formula="of:=sumiterationactivitypeople([$Planning.CE$2:.CE$62];[.$D12];[.$E12];[.$C12])" office:value-type="string" office:string-value="" calcext:value-type="error">
            <text:p>#NOM ?</text:p>
          </table:table-cell>
          <table:table-cell table:style-name="ce37" table:formula="of:=sumiterationactivitypeople([$Planning.CF$2:.CF$62];[.$D12];[.$E12];[.$C12])" office:value-type="string" office:string-value="" calcext:value-type="error">
            <text:p>#NOM ?</text:p>
          </table:table-cell>
          <table:table-cell table:style-name="ce37" table:formula="of:=sumiterationactivitypeople([$Planning.CG$2:.CG$62];[.$D12];[.$E12];[.$C12])" office:value-type="string" office:string-value="" calcext:value-type="error">
            <text:p>#NOM ?</text:p>
          </table:table-cell>
          <table:table-cell table:style-name="ce37" table:formula="of:=sumiterationactivitypeople([$Planning.CH$2:.CH$62];[.$D12];[.$E12];[.$C12])" office:value-type="string" office:string-value="" calcext:value-type="error">
            <text:p>#NOM ?</text:p>
          </table:table-cell>
          <table:table-cell table:style-name="ce37" table:number-columns-repeated="2"/>
          <table:table-cell table:style-name="ce37" table:formula="of:=sumiterationactivitypeople([$Planning.CK$2:.CK$62];[.$D12];[.$E12];[.$C12])" office:value-type="string" office:string-value="" calcext:value-type="error">
            <text:p>#NOM ?</text:p>
          </table:table-cell>
          <table:table-cell table:style-name="ce37" table:formula="of:=sumiterationactivitypeople([$Planning.CL$2:.CL$62];[.$D12];[.$E12];[.$C12])" office:value-type="string" office:string-value="" calcext:value-type="error">
            <text:p>#NOM ?</text:p>
          </table:table-cell>
          <table:table-cell table:style-name="ce37" table:formula="of:=sumiterationactivitypeople([$Planning.CM$2:.CM$62];[.$D12];[.$E12];[.$C12])" office:value-type="string" office:string-value="" calcext:value-type="error">
            <text:p>#NOM ?</text:p>
          </table:table-cell>
          <table:table-cell table:style-name="ce37" table:formula="of:=sumiterationactivitypeople([$Planning.CN$2:.CN$62];[.$D12];[.$E12];[.$C12])" office:value-type="string" office:string-value="" calcext:value-type="error">
            <text:p>#NOM ?</text:p>
          </table:table-cell>
          <table:table-cell table:style-name="ce37" table:formula="of:=sumiterationactivitypeople([$Planning.CO$2:.CO$62];[.$D12];[.$E12];[.$C12])" office:value-type="string" office:string-value="" calcext:value-type="error">
            <text:p>#NOM ?</text:p>
          </table:table-cell>
          <table:table-cell table:style-name="ce37" table:number-columns-repeated="2"/>
          <table:table-cell table:style-name="ce37" table:formula="of:=sumiterationactivitypeople([$Planning.CR$2:.CR$62];[.$D12];[.$E12];[.$C12])" office:value-type="string" office:string-value="" calcext:value-type="error">
            <text:p>#NOM ?</text:p>
          </table:table-cell>
          <table:table-cell table:style-name="ce37" table:formula="of:=sumiterationactivitypeople([$Planning.CS$2:.CS$62];[.$D12];[.$E12];[.$C12])" office:value-type="string" office:string-value="" calcext:value-type="error">
            <text:p>#NOM ?</text:p>
          </table:table-cell>
          <table:table-cell table:style-name="ce37" table:formula="of:=sumiterationactivitypeople([$Planning.CT$2:.CT$62];[.$D12];[.$E12];[.$C12])" office:value-type="string" office:string-value="" calcext:value-type="error">
            <text:p>#NOM ?</text:p>
          </table:table-cell>
          <table:table-cell table:style-name="ce37" table:formula="of:=sumiterationactivitypeople([$Planning.CU$2:.CU$62];[.$D12];[.$E12];[.$C12])" office:value-type="string" office:string-value="" calcext:value-type="error">
            <text:p>#NOM ?</text:p>
          </table:table-cell>
          <table:table-cell table:style-name="ce37" table:formula="of:=sumiterationactivitypeople([$Planning.CV$2:.CV$62];[.$D12];[.$E12];[.$C12])" office:value-type="string" office:string-value="" calcext:value-type="error">
            <text:p>#NOM ?</text:p>
          </table:table-cell>
          <table:table-cell table:style-name="ce37" table:number-columns-repeated="2"/>
          <table:table-cell table:style-name="ce37" table:formula="of:=sumiterationactivitypeople([$Planning.CY$2:.CY$62];[.$D12];[.$E12];[.$C12])" office:value-type="string" office:string-value="" calcext:value-type="error">
            <text:p>#NOM ?</text:p>
          </table:table-cell>
          <table:table-cell table:style-name="ce37" table:formula="of:=sumiterationactivitypeople([$Planning.CZ$2:.CZ$62];[.$D12];[.$E12];[.$C12])" office:value-type="string" office:string-value="" calcext:value-type="error">
            <text:p>#NOM ?</text:p>
          </table:table-cell>
          <table:table-cell table:style-name="ce37" table:formula="of:=sumiterationactivitypeople([$Planning.DA$2:.DA$62];[.$D12];[.$E12];[.$C12])" office:value-type="string" office:string-value="" calcext:value-type="error">
            <text:p>#NOM ?</text:p>
          </table:table-cell>
          <table:table-cell table:style-name="ce37" table:formula="of:=sumiterationactivitypeople([$Planning.DB$2:.DB$62];[.$D12];[.$E12];[.$C12])" office:value-type="string" office:string-value="" calcext:value-type="error">
            <text:p>#NOM ?</text:p>
          </table:table-cell>
          <table:table-cell table:style-name="ce37" table:formula="of:=sumiterationactivitypeople([$Planning.DC$2:.DC$62];[.$D12];[.$E12];[.$C12])" office:value-type="string" office:string-value="" calcext:value-type="error">
            <text:p>#NOM ?</text:p>
          </table:table-cell>
          <table:table-cell table:style-name="ce37" table:number-columns-repeated="4"/>
          <table:table-cell table:style-name="ce37" table:formula="of:=sumiterationactivitypeople([$Planning.DH$2:.DH$62];[.$D12];[.$E12];[.$C12])" office:value-type="string" office:string-value="" calcext:value-type="error">
            <text:p>#NOM ?</text:p>
          </table:table-cell>
          <table:table-cell table:style-name="ce37" table:formula="of:=sumiterationactivitypeople([$Planning.DI$2:.DI$62];[.$D12];[.$E12];[.$C12])" office:value-type="string" office:string-value="" calcext:value-type="error">
            <text:p>#NOM ?</text:p>
          </table:table-cell>
          <table:table-cell table:style-name="ce37" table:formula="of:=sumiterationactivitypeople([$Planning.DJ$2:.DJ$62];[.$D12];[.$E12];[.$C12])" office:value-type="string" office:string-value="" calcext:value-type="error">
            <text:p>#NOM ?</text:p>
          </table:table-cell>
          <table:table-cell table:style-name="ce37" table:number-columns-repeated="4"/>
          <table:table-cell table:style-name="ce37" table:formula="of:=sumiterationactivitypeople([$Planning.DO$2:.DO$62];[.$D12];[.$E12];[.$C12])" office:value-type="string" office:string-value="" calcext:value-type="error">
            <text:p>#NOM ?</text:p>
          </table:table-cell>
          <table:table-cell table:style-name="ce37" table:formula="of:=sumiterationactivitypeople([$Planning.DP$2:.DP$62];[.$D12];[.$E12];[.$C12])" office:value-type="string" office:string-value="" calcext:value-type="error">
            <text:p>#NOM ?</text:p>
          </table:table-cell>
          <table:table-cell table:style-name="ce37" table:formula="of:=sumiterationactivitypeople([$Planning.DQ$2:.DQ$62];[.$D12];[.$E12];[.$C12])" office:value-type="string" office:string-value="" calcext:value-type="error">
            <text:p>#NOM ?</text:p>
          </table:table-cell>
          <table:table-cell table:style-name="ce37" table:number-columns-repeated="2"/>
          <table:table-cell table:style-name="ce37" table:formula="of:=sumiterationactivitypeople([$Planning.DT$2:.DT$62];[.$D12];[.$E12];[.$C12])" office:value-type="string" office:string-value="" calcext:value-type="error">
            <text:p>#NOM ?</text:p>
          </table:table-cell>
          <table:table-cell table:style-name="ce37" table:formula="of:=sumiterationactivitypeople([$Planning.DU$2:.DU$62];[.$D12];[.$E12];[.$C12])" office:value-type="string" office:string-value="" calcext:value-type="error">
            <text:p>#NOM ?</text:p>
          </table:table-cell>
          <table:table-cell table:style-name="ce37" table:formula="of:=sumiterationactivitypeople([$Planning.DV$2:.DV$62];[.$D12];[.$E12];[.$C12])" office:value-type="string" office:string-value="" calcext:value-type="error">
            <text:p>#NOM ?</text:p>
          </table:table-cell>
          <table:table-cell table:style-name="ce37" table:formula="of:=sumiterationactivitypeople([$Planning.DW$2:.DW$62];[.$D12];[.$E12];[.$C12])" office:value-type="string" office:string-value="" calcext:value-type="error">
            <text:p>#NOM ?</text:p>
          </table:table-cell>
          <table:table-cell table:style-name="ce37" table:formula="of:=sumiterationactivitypeople([$Planning.DX$2:.DX$62];[.$D12];[.$E12];[.$C12])" office:value-type="string" office:string-value="" calcext:value-type="error">
            <text:p>#NOM ?</text:p>
          </table:table-cell>
          <table:table-cell table:style-name="ce37" table:number-columns-repeated="2"/>
          <table:table-cell table:style-name="ce37" table:formula="of:=sumiterationactivitypeople([$Planning.EA$2:.EA$62];[.$D12];[.$E12];[.$C12])" office:value-type="string" office:string-value="" calcext:value-type="error">
            <text:p>#NOM ?</text:p>
          </table:table-cell>
          <table:table-cell table:style-name="ce37" table:formula="of:=sumiterationactivitypeople([$Planning.EB$2:.EB$62];[.$D12];[.$E12];[.$C12])" office:value-type="string" office:string-value="" calcext:value-type="error">
            <text:p>#NOM ?</text:p>
          </table:table-cell>
          <table:table-cell table:style-name="ce37" table:formula="of:=sumiterationactivitypeople([$Planning.EC$2:.EC$62];[.$D12];[.$E12];[.$C12])" office:value-type="string" office:string-value="" calcext:value-type="error">
            <text:p>#NOM ?</text:p>
          </table:table-cell>
          <table:table-cell table:style-name="ce37" table:formula="of:=sumiterationactivitypeople([$Planning.ED$2:.ED$62];[.$D12];[.$E12];[.$C12])" office:value-type="string" office:string-value="" calcext:value-type="error">
            <text:p>#NOM ?</text:p>
          </table:table-cell>
          <table:table-cell table:style-name="ce37" table:formula="of:=sumiterationactivitypeople([$Planning.EE$2:.EE$62];[.$D12];[.$E12];[.$C12])" office:value-type="string" office:string-value="" calcext:value-type="error">
            <text:p>#NOM ?</text:p>
          </table:table-cell>
          <table:table-cell table:style-name="ce37" table:number-columns-repeated="2"/>
          <table:table-cell table:style-name="ce37" table:formula="of:=sumiterationactivitypeople([$Planning.EH$2:.EH$62];[.$D12];[.$E12];[.$C12])" office:value-type="string" office:string-value="" calcext:value-type="error">
            <text:p>#NOM ?</text:p>
          </table:table-cell>
          <table:table-cell table:style-name="ce37" table:formula="of:=sumiterationactivitypeople([$Planning.EI$2:.EI$62];[.$D12];[.$E12];[.$C12])" office:value-type="string" office:string-value="" calcext:value-type="error">
            <text:p>#NOM ?</text:p>
          </table:table-cell>
          <table:table-cell table:style-name="ce37" table:formula="of:=sumiterationactivitypeople([$Planning.EJ$2:.EJ$62];[.$D12];[.$E12];[.$C12])" office:value-type="string" office:string-value="" calcext:value-type="error">
            <text:p>#NOM ?</text:p>
          </table:table-cell>
          <table:table-cell table:style-name="ce37" table:formula="of:=sumiterationactivitypeople([$Planning.EK$2:.EK$62];[.$D12];[.$E12];[.$C12])" office:value-type="string" office:string-value="" calcext:value-type="error">
            <text:p>#NOM ?</text:p>
          </table:table-cell>
          <table:table-cell table:style-name="ce37" table:formula="of:=sumiterationactivitypeople([$Planning.EL$2:.EL$62];[.$D12];[.$E12];[.$C12])" office:value-type="string" office:string-value="" calcext:value-type="error">
            <text:p>#NOM ?</text:p>
          </table:table-cell>
          <table:table-cell table:style-name="ce37" table:number-columns-repeated="2"/>
          <table:table-cell table:style-name="ce37" table:formula="of:=sumiterationactivitypeople([$Planning.EO$2:.EO$62];[.$D12];[.$E12];[.$C12])" office:value-type="string" office:string-value="" calcext:value-type="error">
            <text:p>#NOM ?</text:p>
          </table:table-cell>
          <table:table-cell table:style-name="ce37" table:formula="of:=sumiterationactivitypeople([$Planning.EP$2:.EP$62];[.$D12];[.$E12];[.$C12])" office:value-type="string" office:string-value="" calcext:value-type="error">
            <text:p>#NOM ?</text:p>
          </table:table-cell>
          <table:table-cell table:style-name="ce37" table:formula="of:=sumiterationactivitypeople([$Planning.EQ$2:.EQ$62];[.$D12];[.$E12];[.$C12])" office:value-type="string" office:string-value="" calcext:value-type="error">
            <text:p>#NOM ?</text:p>
          </table:table-cell>
          <table:table-cell table:style-name="ce37" table:formula="of:=sumiterationactivitypeople([$Planning.ER$2:.ER$62];[.$D12];[.$E12];[.$C12])" office:value-type="string" office:string-value="" calcext:value-type="error">
            <text:p>#NOM ?</text:p>
          </table:table-cell>
          <table:table-cell table:style-name="ce37" table:formula="of:=sumiterationactivitypeople([$Planning.ES$2:.ES$62];[.$D12];[.$E12];[.$C12])" office:value-type="string" office:string-value="" calcext:value-type="error">
            <text:p>#NOM ?</text:p>
          </table:table-cell>
          <table:table-cell table:style-name="ce37" table:number-columns-repeated="2"/>
          <table:table-cell table:style-name="ce37" table:formula="of:=sumiterationactivitypeople([$Planning.EV$2:.EV$62];[.$D12];[.$E12];[.$C12])" office:value-type="string" office:string-value="" calcext:value-type="error">
            <text:p>#NOM ?</text:p>
          </table:table-cell>
          <table:table-cell table:style-name="ce37" table:formula="of:=sumiterationactivitypeople([$Planning.EW$2:.EW$62];[.$D12];[.$E12];[.$C12])" office:value-type="string" office:string-value="" calcext:value-type="error">
            <text:p>#NOM ?</text:p>
          </table:table-cell>
          <table:table-cell table:style-name="ce37" table:formula="of:=sumiterationactivitypeople([$Planning.EX$2:.EX$62];[.$D12];[.$E12];[.$C12])" office:value-type="string" office:string-value="" calcext:value-type="error">
            <text:p>#NOM ?</text:p>
          </table:table-cell>
          <table:table-cell table:style-name="ce37" table:formula="of:=sumiterationactivitypeople([$Planning.EY$2:.EY$62];[.$D12];[.$E12];[.$C12])" office:value-type="string" office:string-value="" calcext:value-type="error">
            <text:p>#NOM ?</text:p>
          </table:table-cell>
          <table:table-cell table:style-name="ce37" table:formula="of:=sumiterationactivitypeople([$Planning.EZ$2:.EZ$62];[.$D12];[.$E12];[.$C12])" office:value-type="string" office:string-value="" calcext:value-type="error">
            <text:p>#NOM ?</text:p>
          </table:table-cell>
          <table:table-cell table:style-name="ce37" table:number-columns-repeated="2"/>
          <table:table-cell table:style-name="ce37" table:formula="of:=sumiterationactivitypeople([$Planning.FC$2:.FC$62];[.$D12];[.$E12];[.$C12])" office:value-type="string" office:string-value="" calcext:value-type="error">
            <text:p>#NOM ?</text:p>
          </table:table-cell>
          <table:table-cell table:style-name="ce37" table:formula="of:=sumiterationactivitypeople([$Planning.FD$2:.FD$62];[.$D12];[.$E12];[.$C12])" office:value-type="string" office:string-value="" calcext:value-type="error">
            <text:p>#NOM ?</text:p>
          </table:table-cell>
          <table:table-cell table:style-name="ce37" table:formula="of:=sumiterationactivitypeople([$Planning.FE$2:.FE$62];[.$D12];[.$E12];[.$C12])" office:value-type="string" office:string-value="" calcext:value-type="error">
            <text:p>#NOM ?</text:p>
          </table:table-cell>
          <table:table-cell table:style-name="ce37" table:formula="of:=sumiterationactivitypeople([$Planning.FF$2:.FF$62];[.$D12];[.$E12];[.$C12])" office:value-type="string" office:string-value="" calcext:value-type="error">
            <text:p>#NOM ?</text:p>
          </table:table-cell>
          <table:table-cell table:style-name="ce37" table:formula="of:=sumiterationactivitypeople([$Planning.FG$2:.FG$62];[.$D12];[.$E12];[.$C12])" office:value-type="string" office:string-value="" calcext:value-type="error">
            <text:p>#NOM ?</text:p>
          </table:table-cell>
          <table:table-cell table:style-name="ce37" table:number-columns-repeated="2"/>
          <table:table-cell table:style-name="ce37" table:formula="of:=sumiterationactivitypeople([$Planning.FJ$2:.FJ$62];[.$D12];[.$E12];[.$C12])" office:value-type="string" office:string-value="" calcext:value-type="error">
            <text:p>#NOM ?</text:p>
          </table:table-cell>
          <table:table-cell table:style-name="ce37" table:formula="of:=sumiterationactivitypeople([$Planning.FK$2:.FK$62];[.$D12];[.$E12];[.$C12])" office:value-type="string" office:string-value="" calcext:value-type="error">
            <text:p>#NOM ?</text:p>
          </table:table-cell>
          <table:table-cell table:style-name="ce37" table:formula="of:=sumiterationactivitypeople([$Planning.FL$2:.FL$62];[.$D12];[.$E12];[.$C12])" office:value-type="string" office:string-value="" calcext:value-type="error">
            <text:p>#NOM ?</text:p>
          </table:table-cell>
          <table:table-cell table:style-name="ce37" table:formula="of:=sumiterationactivitypeople([$Planning.FM$2:.FM$62];[.$D12];[.$E12];[.$C12])" office:value-type="string" office:string-value="" calcext:value-type="error">
            <text:p>#NOM ?</text:p>
          </table:table-cell>
          <table:table-cell table:style-name="ce37" table:formula="of:=sumiterationactivitypeople([$Planning.FN$2:.FN$62];[.$D12];[.$E12];[.$C12])" office:value-type="string" office:string-value="" calcext:value-type="error">
            <text:p>#NOM ?</text:p>
          </table:table-cell>
          <table:table-cell table:style-name="ce37" table:number-columns-repeated="2"/>
          <table:table-cell table:style-name="ce37" table:formula="of:=sumiterationactivitypeople([$Planning.FQ$2:.FQ$62];[.$D12];[.$E12];[.$C12])" office:value-type="string" office:string-value="" calcext:value-type="error">
            <text:p>#NOM ?</text:p>
          </table:table-cell>
          <table:table-cell table:style-name="ce37" table:formula="of:=sumiterationactivitypeople([$Planning.FR$2:.FR$62];[.$D12];[.$E12];[.$C12])" office:value-type="string" office:string-value="" calcext:value-type="error">
            <text:p>#NOM ?</text:p>
          </table:table-cell>
          <table:table-cell table:style-name="ce37" table:formula="of:=sumiterationactivitypeople([$Planning.FS$2:.FS$62];[.$D12];[.$E12];[.$C12])" office:value-type="string" office:string-value="" calcext:value-type="error">
            <text:p>#NOM ?</text:p>
          </table:table-cell>
          <table:table-cell table:style-name="ce37" table:formula="of:=sumiterationactivitypeople([$Planning.FT$2:.FT$62];[.$D12];[.$E12];[.$C12])" office:value-type="string" office:string-value="" calcext:value-type="error">
            <text:p>#NOM ?</text:p>
          </table:table-cell>
          <table:table-cell table:style-name="ce37" table:formula="of:=sumiterationactivitypeople([$Planning.FU$2:.FU$62];[.$D12];[.$E12];[.$C12])" office:value-type="string" office:string-value="" calcext:value-type="error">
            <text:p>#NOM ?</text:p>
          </table:table-cell>
          <table:table-cell table:style-name="ce37" table:number-columns-repeated="2"/>
          <table:table-cell table:style-name="ce37" table:formula="of:=sumiterationactivitypeople([$Planning.FX$2:.FX$62];[.$D12];[.$E12];[.$C12])" office:value-type="string" office:string-value="" calcext:value-type="error">
            <text:p>#NOM ?</text:p>
          </table:table-cell>
          <table:table-cell table:style-name="ce37" table:formula="of:=sumiterationactivitypeople([$Planning.FY$2:.FY$62];[.$D12];[.$E12];[.$C12])" office:value-type="string" office:string-value="" calcext:value-type="error">
            <text:p>#NOM ?</text:p>
          </table:table-cell>
          <table:table-cell table:style-name="ce37" table:formula="of:=sumiterationactivitypeople([$Planning.FZ$2:.FZ$62];[.$D12];[.$E12];[.$C12])" office:value-type="string" office:string-value="" calcext:value-type="error">
            <text:p>#NOM ?</text:p>
          </table:table-cell>
          <table:table-cell table:style-name="ce37" table:formula="of:=sumiterationactivitypeople([$Planning.GA$2:.GA$62];[.$D12];[.$E12];[.$C12])" office:value-type="string" office:string-value="" calcext:value-type="error">
            <text:p>#NOM ?</text:p>
          </table:table-cell>
          <table:table-cell table:style-name="ce37" table:formula="of:=sumiterationactivitypeople([$Planning.GB$2:.GB$62];[.$D12];[.$E12];[.$C12])" office:value-type="string" office:string-value="" calcext:value-type="error">
            <text:p>#NOM ?</text:p>
          </table:table-cell>
          <table:table-cell table:style-name="ce37" table:number-columns-repeated="2"/>
          <table:table-cell table:style-name="ce37" table:formula="of:=sumiterationactivitypeople([$Planning.GE$2:.GE$62];[.$D12];[.$E12];[.$C12])" office:value-type="string" office:string-value="" calcext:value-type="error">
            <text:p>#NOM ?</text:p>
          </table:table-cell>
          <table:table-cell table:style-name="ce37" table:formula="of:=sumiterationactivitypeople([$Planning.GF$2:.GF$62];[.$D12];[.$E12];[.$C12])" office:value-type="string" office:string-value="" calcext:value-type="error">
            <text:p>#NOM ?</text:p>
          </table:table-cell>
          <table:table-cell table:style-name="ce37" table:formula="of:=sumiterationactivitypeople([$Planning.GG$2:.GG$62];[.$D12];[.$E12];[.$C12])" office:value-type="string" office:string-value="" calcext:value-type="error">
            <text:p>#NOM ?</text:p>
          </table:table-cell>
          <table:table-cell table:style-name="ce37" table:formula="of:=sumiterationactivitypeople([$Planning.GH$2:.GH$62];[.$D12];[.$E12];[.$C12])" office:value-type="string" office:string-value="" calcext:value-type="error">
            <text:p>#NOM ?</text:p>
          </table:table-cell>
          <table:table-cell table:style-name="ce37" table:formula="of:=sumiterationactivitypeople([$Planning.GI$2:.GI$62];[.$D12];[.$E12];[.$C12])" office:value-type="string" office:string-value="" calcext:value-type="error">
            <text:p>#NOM ?</text:p>
          </table:table-cell>
          <table:table-cell table:style-name="ce37"/>
          <table:table-cell table:style-name="ce67"/>
          <table:table-cell table:style-name="ce37" table:formula="of:=SUM([.F12:.EV12])" office:value-type="string" office:string-value="" calcext:value-type="error">
            <text:p>#NOM ?</text:p>
          </table:table-cell>
          <table:table-cell table:style-name="ce37" table:formula="of:=SUM([.EV12:.GJ12])" office:value-type="string" office:string-value="" calcext:value-type="error">
            <text:p>#NOM ?</text:p>
          </table:table-cell>
          <table:table-cell table:style-name="ce37" table:formula="of:=SUM([.GM12:.GN12])" office:value-type="string" office:string-value="" calcext:value-type="error">
            <text:p>#NOM ?</text:p>
          </table:table-cell>
          <table:table-cell table:style-name="ce37" table:number-columns-repeated="827"/>
        </table:table-row>
        <table:table-row table:style-name="ro9">
          <table:table-cell table:style-name="ce37" table:formula="of:=[$Planner.A11]" office:value-type="string" office:string-value="Environment" calcext:value-type="string">
            <text:p>Environment</text:p>
          </table:table-cell>
          <table:table-cell table:style-name="ce37" table:formula="of:=SUM([.F13:.GJ13])" office:value-type="string" office:string-value="" calcext:value-type="error">
            <text:p>#NOM ?</text:p>
          </table:table-cell>
          <table:table-cell table:number-columns-repeated="2" table:style-name="ce38" office:value-type="string" calcext:value-type="string">
            <text:p>**</text:p>
          </table:table-cell>
          <table:table-cell table:style-name="ce79" office:value-type="string" calcext:value-type="string">
            <text:p>ti</text:p>
          </table:table-cell>
          <table:table-cell table:style-name="ce37" table:formula="of:=sumiterationactivitypeople([$Planning.E$2:.E$62];[.$D13];[.$E13];[.$C13])" office:value-type="string" office:string-value="" calcext:value-type="error">
            <text:p>#NOM ?</text:p>
          </table:table-cell>
          <table:table-cell table:style-name="ce37" table:formula="of:=sumiterationactivitypeople([$Planning.F$2:.F$62];[.$D13];[.$E13];[.$C13])" office:value-type="string" office:string-value="" calcext:value-type="error">
            <text:p>#NOM ?</text:p>
          </table:table-cell>
          <table:table-cell table:style-name="ce37" table:formula="of:=sumiterationactivitypeople([$Planning.G$2:.G$62];[.$D13];[.$E13];[.$C13])" office:value-type="string" office:string-value="" calcext:value-type="error">
            <text:p>#NOM ?</text:p>
          </table:table-cell>
          <table:table-cell table:style-name="ce37" table:formula="of:=sumiterationactivitypeople([$Planning.H$2:.H$62];[.$D13];[.$E13];[.$C13])" office:value-type="string" office:string-value="" calcext:value-type="error">
            <text:p>#NOM ?</text:p>
          </table:table-cell>
          <table:table-cell table:style-name="ce37" table:formula="of:=sumiterationactivitypeople([$Planning.I$2:.I$62];[.$D13];[.$E13];[.$C13])" office:value-type="string" office:string-value="" calcext:value-type="error">
            <text:p>#NOM ?</text:p>
          </table:table-cell>
          <table:table-cell table:style-name="ce37" table:number-columns-repeated="2"/>
          <table:table-cell table:style-name="ce37" table:formula="of:=sumiterationactivitypeople([$Planning.L$2:.L$62];[.$D13];[.$E13];[.$C13])" office:value-type="string" office:string-value="" calcext:value-type="error">
            <text:p>#NOM ?</text:p>
          </table:table-cell>
          <table:table-cell table:style-name="ce37" table:formula="of:=sumiterationactivitypeople([$Planning.M$2:.M$62];[.$D13];[.$E13];[.$C13])" office:value-type="string" office:string-value="" calcext:value-type="error">
            <text:p>#NOM ?</text:p>
          </table:table-cell>
          <table:table-cell table:style-name="ce37" table:formula="of:=sumiterationactivitypeople([$Planning.N$2:.N$62];[.$D13];[.$E13];[.$C13])" office:value-type="string" office:string-value="" calcext:value-type="error">
            <text:p>#NOM ?</text:p>
          </table:table-cell>
          <table:table-cell table:style-name="ce37" table:formula="of:=sumiterationactivitypeople([$Planning.O$2:.O$62];[.$D13];[.$E13];[.$C13])" office:value-type="string" office:string-value="" calcext:value-type="error">
            <text:p>#NOM ?</text:p>
          </table:table-cell>
          <table:table-cell table:style-name="ce37" table:formula="of:=sumiterationactivitypeople([$Planning.P$2:.P$62];[.$D13];[.$E13];[.$C13])" office:value-type="string" office:string-value="" calcext:value-type="error">
            <text:p>#NOM ?</text:p>
          </table:table-cell>
          <table:table-cell table:style-name="ce37" table:number-columns-repeated="2"/>
          <table:table-cell table:style-name="ce37" table:formula="of:=sumiterationactivitypeople([$Planning.S$2:.S$62];[.$D13];[.$E13];[.$C13])" office:value-type="string" office:string-value="" calcext:value-type="error">
            <text:p>#NOM ?</text:p>
          </table:table-cell>
          <table:table-cell table:style-name="ce37" table:formula="of:=sumiterationactivitypeople([$Planning.T$2:.T$62];[.$D13];[.$E13];[.$C13])" office:value-type="string" office:string-value="" calcext:value-type="error">
            <text:p>#NOM ?</text:p>
          </table:table-cell>
          <table:table-cell table:style-name="ce37" table:formula="of:=sumiterationactivitypeople([$Planning.U$2:.U$62];[.$D13];[.$E13];[.$C13])" office:value-type="string" office:string-value="" calcext:value-type="error">
            <text:p>#NOM ?</text:p>
          </table:table-cell>
          <table:table-cell table:style-name="ce37" table:formula="of:=sumiterationactivitypeople([$Planning.V$2:.V$62];[.$D13];[.$E13];[.$C13])" office:value-type="string" office:string-value="" calcext:value-type="error">
            <text:p>#NOM ?</text:p>
          </table:table-cell>
          <table:table-cell table:style-name="ce37" table:formula="of:=sumiterationactivitypeople([$Planning.W$2:.W$62];[.$D13];[.$E13];[.$C13])" office:value-type="string" office:string-value="" calcext:value-type="error">
            <text:p>#NOM ?</text:p>
          </table:table-cell>
          <table:table-cell table:style-name="ce37" table:number-columns-repeated="2"/>
          <table:table-cell table:style-name="ce37" table:formula="of:=sumiterationactivitypeople([$Planning.Z$2:.Z$62];[.$D13];[.$E13];[.$C13])" office:value-type="string" office:string-value="" calcext:value-type="error">
            <text:p>#NOM ?</text:p>
          </table:table-cell>
          <table:table-cell table:style-name="ce37" table:formula="of:=sumiterationactivitypeople([$Planning.AA$2:.AA$62];[.$D13];[.$E13];[.$C13])" office:value-type="string" office:string-value="" calcext:value-type="error">
            <text:p>#NOM ?</text:p>
          </table:table-cell>
          <table:table-cell table:style-name="ce37" table:formula="of:=sumiterationactivitypeople([$Planning.AB$2:.AB$62];[.$D13];[.$E13];[.$C13])" office:value-type="string" office:string-value="" calcext:value-type="error">
            <text:p>#NOM ?</text:p>
          </table:table-cell>
          <table:table-cell table:style-name="ce37" table:formula="of:=sumiterationactivitypeople([$Planning.AC$2:.AC$62];[.$D13];[.$E13];[.$C13])" office:value-type="string" office:string-value="" calcext:value-type="error">
            <text:p>#NOM ?</text:p>
          </table:table-cell>
          <table:table-cell table:style-name="ce37" table:formula="of:=sumiterationactivitypeople([$Planning.AD$2:.AD$62];[.$D13];[.$E13];[.$C13])" office:value-type="string" office:string-value="" calcext:value-type="error">
            <text:p>#NOM ?</text:p>
          </table:table-cell>
          <table:table-cell table:style-name="ce37" table:number-columns-repeated="2"/>
          <table:table-cell table:style-name="ce37" table:formula="of:=sumiterationactivitypeople([$Planning.AG$2:.AG$62];[.$D13];[.$E13];[.$C13])" office:value-type="string" office:string-value="" calcext:value-type="error">
            <text:p>#NOM ?</text:p>
          </table:table-cell>
          <table:table-cell table:style-name="ce37" table:formula="of:=sumiterationactivitypeople([$Planning.AH$2:.AH$62];[.$D13];[.$E13];[.$C13])" office:value-type="string" office:string-value="" calcext:value-type="error">
            <text:p>#NOM ?</text:p>
          </table:table-cell>
          <table:table-cell table:style-name="ce37" table:formula="of:=sumiterationactivitypeople([$Planning.AI$2:.AI$62];[.$D13];[.$E13];[.$C13])" office:value-type="string" office:string-value="" calcext:value-type="error">
            <text:p>#NOM ?</text:p>
          </table:table-cell>
          <table:table-cell table:style-name="ce37" table:formula="of:=sumiterationactivitypeople([$Planning.AJ$2:.AJ$62];[.$D13];[.$E13];[.$C13])" office:value-type="string" office:string-value="" calcext:value-type="error">
            <text:p>#NOM ?</text:p>
          </table:table-cell>
          <table:table-cell table:style-name="ce37" table:formula="of:=sumiterationactivitypeople([$Planning.AK$2:.AK$62];[.$D13];[.$E13];[.$C13])" office:value-type="string" office:string-value="" calcext:value-type="error">
            <text:p>#NOM ?</text:p>
          </table:table-cell>
          <table:table-cell table:style-name="ce37" table:number-columns-repeated="2"/>
          <table:table-cell table:style-name="ce37" table:formula="of:=sumiterationactivitypeople([$Planning.AN$2:.AN$62];[.$D13];[.$E13];[.$C13])" office:value-type="string" office:string-value="" calcext:value-type="error">
            <text:p>#NOM ?</text:p>
          </table:table-cell>
          <table:table-cell table:style-name="ce37" table:formula="of:=sumiterationactivitypeople([$Planning.AO$2:.AO$62];[.$D13];[.$E13];[.$C13])" office:value-type="string" office:string-value="" calcext:value-type="error">
            <text:p>#NOM ?</text:p>
          </table:table-cell>
          <table:table-cell table:style-name="ce37" table:formula="of:=sumiterationactivitypeople([$Planning.AP$2:.AP$62];[.$D13];[.$E13];[.$C13])" office:value-type="string" office:string-value="" calcext:value-type="error">
            <text:p>#NOM ?</text:p>
          </table:table-cell>
          <table:table-cell table:style-name="ce37" table:formula="of:=sumiterationactivitypeople([$Planning.AQ$2:.AQ$62];[.$D13];[.$E13];[.$C13])" office:value-type="string" office:string-value="" calcext:value-type="error">
            <text:p>#NOM ?</text:p>
          </table:table-cell>
          <table:table-cell table:style-name="ce37" table:formula="of:=sumiterationactivitypeople([$Planning.AR$2:.AR$62];[.$D13];[.$E13];[.$C13])" office:value-type="string" office:string-value="" calcext:value-type="error">
            <text:p>#NOM ?</text:p>
          </table:table-cell>
          <table:table-cell table:style-name="ce37" table:number-columns-repeated="2"/>
          <table:table-cell table:style-name="ce37" table:formula="of:=sumiterationactivitypeople([$Planning.AU$2:.AU$62];[.$D13];[.$E13];[.$C13])" office:value-type="string" office:string-value="" calcext:value-type="error">
            <text:p>#NOM ?</text:p>
          </table:table-cell>
          <table:table-cell table:style-name="ce37" table:formula="of:=sumiterationactivitypeople([$Planning.AV$2:.AV$62];[.$D13];[.$E13];[.$C13])" office:value-type="string" office:string-value="" calcext:value-type="error">
            <text:p>#NOM ?</text:p>
          </table:table-cell>
          <table:table-cell table:style-name="ce37" table:formula="of:=sumiterationactivitypeople([$Planning.AW$2:.AW$62];[.$D13];[.$E13];[.$C13])" office:value-type="string" office:string-value="" calcext:value-type="error">
            <text:p>#NOM ?</text:p>
          </table:table-cell>
          <table:table-cell table:style-name="ce37" table:formula="of:=sumiterationactivitypeople([$Planning.AX$2:.AX$62];[.$D13];[.$E13];[.$C13])" office:value-type="string" office:string-value="" calcext:value-type="error">
            <text:p>#NOM ?</text:p>
          </table:table-cell>
          <table:table-cell table:style-name="ce37" table:formula="of:=sumiterationactivitypeople([$Planning.AY$2:.AY$62];[.$D13];[.$E13];[.$C13])" office:value-type="string" office:string-value="" calcext:value-type="error">
            <text:p>#NOM ?</text:p>
          </table:table-cell>
          <table:table-cell table:style-name="ce37" table:number-columns-repeated="2"/>
          <table:table-cell table:style-name="ce37" table:formula="of:=sumiterationactivitypeople([$Planning.BB$2:.BB$62];[.$D13];[.$E13];[.$C13])" office:value-type="string" office:string-value="" calcext:value-type="error">
            <text:p>#NOM ?</text:p>
          </table:table-cell>
          <table:table-cell table:style-name="ce37" table:formula="of:=sumiterationactivitypeople([$Planning.BC$2:.BC$62];[.$D13];[.$E13];[.$C13])" office:value-type="string" office:string-value="" calcext:value-type="error">
            <text:p>#NOM ?</text:p>
          </table:table-cell>
          <table:table-cell table:style-name="ce37" table:formula="of:=sumiterationactivitypeople([$Planning.BD$2:.BD$62];[.$D13];[.$E13];[.$C13])" office:value-type="string" office:string-value="" calcext:value-type="error">
            <text:p>#NOM ?</text:p>
          </table:table-cell>
          <table:table-cell table:style-name="ce37" table:number-columns-repeated="4"/>
          <table:table-cell table:style-name="ce37" table:formula="of:=sumiterationactivitypeople([$Planning.BI$2:.BI$62];[.$D13];[.$E13];[.$C13])" office:value-type="string" office:string-value="" calcext:value-type="error">
            <text:p>#NOM ?</text:p>
          </table:table-cell>
          <table:table-cell table:style-name="ce37" table:formula="of:=sumiterationactivitypeople([$Planning.BJ$2:.BJ$62];[.$D13];[.$E13];[.$C13])" office:value-type="string" office:string-value="" calcext:value-type="error">
            <text:p>#NOM ?</text:p>
          </table:table-cell>
          <table:table-cell table:style-name="ce37" table:formula="of:=sumiterationactivitypeople([$Planning.BK$2:.BK$62];[.$D13];[.$E13];[.$C13])" office:value-type="string" office:string-value="" calcext:value-type="error">
            <text:p>#NOM ?</text:p>
          </table:table-cell>
          <table:table-cell table:style-name="ce37" table:formula="of:=sumiterationactivitypeople([$Planning.BL$2:.BL$62];[.$D13];[.$E13];[.$C13])" office:value-type="string" office:string-value="" calcext:value-type="error">
            <text:p>#NOM ?</text:p>
          </table:table-cell>
          <table:table-cell table:style-name="ce37" table:formula="of:=sumiterationactivitypeople([$Planning.BM$2:.BM$62];[.$D13];[.$E13];[.$C13])" office:value-type="string" office:string-value="" calcext:value-type="error">
            <text:p>#NOM ?</text:p>
          </table:table-cell>
          <table:table-cell table:style-name="ce37" table:number-columns-repeated="2"/>
          <table:table-cell table:style-name="ce37" table:formula="of:=sumiterationactivitypeople([$Planning.BP$2:.BP$62];[.$D13];[.$E13];[.$C13])" office:value-type="string" office:string-value="" calcext:value-type="error">
            <text:p>#NOM ?</text:p>
          </table:table-cell>
          <table:table-cell table:style-name="ce37" table:formula="of:=sumiterationactivitypeople([$Planning.BQ$2:.BQ$62];[.$D13];[.$E13];[.$C13])" office:value-type="string" office:string-value="" calcext:value-type="error">
            <text:p>#NOM ?</text:p>
          </table:table-cell>
          <table:table-cell table:style-name="ce37" table:formula="of:=sumiterationactivitypeople([$Planning.BR$2:.BR$62];[.$D13];[.$E13];[.$C13])" office:value-type="string" office:string-value="" calcext:value-type="error">
            <text:p>#NOM ?</text:p>
          </table:table-cell>
          <table:table-cell table:style-name="ce37" table:formula="of:=sumiterationactivitypeople([$Planning.BS$2:.BS$62];[.$D13];[.$E13];[.$C13])" office:value-type="string" office:string-value="" calcext:value-type="error">
            <text:p>#NOM ?</text:p>
          </table:table-cell>
          <table:table-cell table:style-name="ce37" table:formula="of:=sumiterationactivitypeople([$Planning.BT$2:.BT$62];[.$D13];[.$E13];[.$C13])" office:value-type="string" office:string-value="" calcext:value-type="error">
            <text:p>#NOM ?</text:p>
          </table:table-cell>
          <table:table-cell table:style-name="ce37" table:number-columns-repeated="2"/>
          <table:table-cell table:style-name="ce37" table:formula="of:=sumiterationactivitypeople([$Planning.BW$2:.BW$62];[.$D13];[.$E13];[.$C13])" office:value-type="string" office:string-value="" calcext:value-type="error">
            <text:p>#NOM ?</text:p>
          </table:table-cell>
          <table:table-cell table:style-name="ce37" table:formula="of:=sumiterationactivitypeople([$Planning.BX$2:.BX$62];[.$D13];[.$E13];[.$C13])" office:value-type="string" office:string-value="" calcext:value-type="error">
            <text:p>#NOM ?</text:p>
          </table:table-cell>
          <table:table-cell table:style-name="ce37" table:formula="of:=sumiterationactivitypeople([$Planning.BY$2:.BY$62];[.$D13];[.$E13];[.$C13])" office:value-type="string" office:string-value="" calcext:value-type="error">
            <text:p>#NOM ?</text:p>
          </table:table-cell>
          <table:table-cell table:style-name="ce37" table:formula="of:=sumiterationactivitypeople([$Planning.BZ$2:.BZ$62];[.$D13];[.$E13];[.$C13])" office:value-type="string" office:string-value="" calcext:value-type="error">
            <text:p>#NOM ?</text:p>
          </table:table-cell>
          <table:table-cell table:style-name="ce37" table:formula="of:=sumiterationactivitypeople([$Planning.CA$2:.CA$62];[.$D13];[.$E13];[.$C13])" office:value-type="string" office:string-value="" calcext:value-type="error">
            <text:p>#NOM ?</text:p>
          </table:table-cell>
          <table:table-cell table:style-name="ce37" table:number-columns-repeated="2"/>
          <table:table-cell table:style-name="ce37" table:formula="of:=sumiterationactivitypeople([$Planning.CD$2:.CD$62];[.$D13];[.$E13];[.$C13])" office:value-type="string" office:string-value="" calcext:value-type="error">
            <text:p>#NOM ?</text:p>
          </table:table-cell>
          <table:table-cell table:style-name="ce37" table:formula="of:=sumiterationactivitypeople([$Planning.CE$2:.CE$62];[.$D13];[.$E13];[.$C13])" office:value-type="string" office:string-value="" calcext:value-type="error">
            <text:p>#NOM ?</text:p>
          </table:table-cell>
          <table:table-cell table:style-name="ce37" table:formula="of:=sumiterationactivitypeople([$Planning.CF$2:.CF$62];[.$D13];[.$E13];[.$C13])" office:value-type="string" office:string-value="" calcext:value-type="error">
            <text:p>#NOM ?</text:p>
          </table:table-cell>
          <table:table-cell table:style-name="ce37" table:formula="of:=sumiterationactivitypeople([$Planning.CG$2:.CG$62];[.$D13];[.$E13];[.$C13])" office:value-type="string" office:string-value="" calcext:value-type="error">
            <text:p>#NOM ?</text:p>
          </table:table-cell>
          <table:table-cell table:style-name="ce37" table:formula="of:=sumiterationactivitypeople([$Planning.CH$2:.CH$62];[.$D13];[.$E13];[.$C13])" office:value-type="string" office:string-value="" calcext:value-type="error">
            <text:p>#NOM ?</text:p>
          </table:table-cell>
          <table:table-cell table:style-name="ce37" table:number-columns-repeated="2"/>
          <table:table-cell table:style-name="ce37" table:formula="of:=sumiterationactivitypeople([$Planning.CK$2:.CK$62];[.$D13];[.$E13];[.$C13])" office:value-type="string" office:string-value="" calcext:value-type="error">
            <text:p>#NOM ?</text:p>
          </table:table-cell>
          <table:table-cell table:style-name="ce37" table:formula="of:=sumiterationactivitypeople([$Planning.CL$2:.CL$62];[.$D13];[.$E13];[.$C13])" office:value-type="string" office:string-value="" calcext:value-type="error">
            <text:p>#NOM ?</text:p>
          </table:table-cell>
          <table:table-cell table:style-name="ce37" table:formula="of:=sumiterationactivitypeople([$Planning.CM$2:.CM$62];[.$D13];[.$E13];[.$C13])" office:value-type="string" office:string-value="" calcext:value-type="error">
            <text:p>#NOM ?</text:p>
          </table:table-cell>
          <table:table-cell table:style-name="ce37" table:formula="of:=sumiterationactivitypeople([$Planning.CN$2:.CN$62];[.$D13];[.$E13];[.$C13])" office:value-type="string" office:string-value="" calcext:value-type="error">
            <text:p>#NOM ?</text:p>
          </table:table-cell>
          <table:table-cell table:style-name="ce37" table:formula="of:=sumiterationactivitypeople([$Planning.CO$2:.CO$62];[.$D13];[.$E13];[.$C13])" office:value-type="string" office:string-value="" calcext:value-type="error">
            <text:p>#NOM ?</text:p>
          </table:table-cell>
          <table:table-cell table:style-name="ce37" table:number-columns-repeated="2"/>
          <table:table-cell table:style-name="ce37" table:formula="of:=sumiterationactivitypeople([$Planning.CR$2:.CR$62];[.$D13];[.$E13];[.$C13])" office:value-type="string" office:string-value="" calcext:value-type="error">
            <text:p>#NOM ?</text:p>
          </table:table-cell>
          <table:table-cell table:style-name="ce37" table:formula="of:=sumiterationactivitypeople([$Planning.CS$2:.CS$62];[.$D13];[.$E13];[.$C13])" office:value-type="string" office:string-value="" calcext:value-type="error">
            <text:p>#NOM ?</text:p>
          </table:table-cell>
          <table:table-cell table:style-name="ce37" table:formula="of:=sumiterationactivitypeople([$Planning.CT$2:.CT$62];[.$D13];[.$E13];[.$C13])" office:value-type="string" office:string-value="" calcext:value-type="error">
            <text:p>#NOM ?</text:p>
          </table:table-cell>
          <table:table-cell table:style-name="ce37" table:formula="of:=sumiterationactivitypeople([$Planning.CU$2:.CU$62];[.$D13];[.$E13];[.$C13])" office:value-type="string" office:string-value="" calcext:value-type="error">
            <text:p>#NOM ?</text:p>
          </table:table-cell>
          <table:table-cell table:style-name="ce37" table:formula="of:=sumiterationactivitypeople([$Planning.CV$2:.CV$62];[.$D13];[.$E13];[.$C13])" office:value-type="string" office:string-value="" calcext:value-type="error">
            <text:p>#NOM ?</text:p>
          </table:table-cell>
          <table:table-cell table:style-name="ce37" table:number-columns-repeated="2"/>
          <table:table-cell table:style-name="ce37" table:formula="of:=sumiterationactivitypeople([$Planning.CY$2:.CY$62];[.$D13];[.$E13];[.$C13])" office:value-type="string" office:string-value="" calcext:value-type="error">
            <text:p>#NOM ?</text:p>
          </table:table-cell>
          <table:table-cell table:style-name="ce37" table:formula="of:=sumiterationactivitypeople([$Planning.CZ$2:.CZ$62];[.$D13];[.$E13];[.$C13])" office:value-type="string" office:string-value="" calcext:value-type="error">
            <text:p>#NOM ?</text:p>
          </table:table-cell>
          <table:table-cell table:style-name="ce37" table:formula="of:=sumiterationactivitypeople([$Planning.DA$2:.DA$62];[.$D13];[.$E13];[.$C13])" office:value-type="string" office:string-value="" calcext:value-type="error">
            <text:p>#NOM ?</text:p>
          </table:table-cell>
          <table:table-cell table:style-name="ce37" table:formula="of:=sumiterationactivitypeople([$Planning.DB$2:.DB$62];[.$D13];[.$E13];[.$C13])" office:value-type="string" office:string-value="" calcext:value-type="error">
            <text:p>#NOM ?</text:p>
          </table:table-cell>
          <table:table-cell table:style-name="ce37" table:formula="of:=sumiterationactivitypeople([$Planning.DC$2:.DC$62];[.$D13];[.$E13];[.$C13])" office:value-type="string" office:string-value="" calcext:value-type="error">
            <text:p>#NOM ?</text:p>
          </table:table-cell>
          <table:table-cell table:style-name="ce37" table:number-columns-repeated="4"/>
          <table:table-cell table:style-name="ce37" table:formula="of:=sumiterationactivitypeople([$Planning.DH$2:.DH$62];[.$D13];[.$E13];[.$C13])" office:value-type="string" office:string-value="" calcext:value-type="error">
            <text:p>#NOM ?</text:p>
          </table:table-cell>
          <table:table-cell table:style-name="ce37" table:formula="of:=sumiterationactivitypeople([$Planning.DI$2:.DI$62];[.$D13];[.$E13];[.$C13])" office:value-type="string" office:string-value="" calcext:value-type="error">
            <text:p>#NOM ?</text:p>
          </table:table-cell>
          <table:table-cell table:style-name="ce37" table:formula="of:=sumiterationactivitypeople([$Planning.DJ$2:.DJ$62];[.$D13];[.$E13];[.$C13])" office:value-type="string" office:string-value="" calcext:value-type="error">
            <text:p>#NOM ?</text:p>
          </table:table-cell>
          <table:table-cell table:style-name="ce37" table:number-columns-repeated="4"/>
          <table:table-cell table:style-name="ce37" table:formula="of:=sumiterationactivitypeople([$Planning.DO$2:.DO$62];[.$D13];[.$E13];[.$C13])" office:value-type="string" office:string-value="" calcext:value-type="error">
            <text:p>#NOM ?</text:p>
          </table:table-cell>
          <table:table-cell table:style-name="ce37" table:formula="of:=sumiterationactivitypeople([$Planning.DP$2:.DP$62];[.$D13];[.$E13];[.$C13])" office:value-type="string" office:string-value="" calcext:value-type="error">
            <text:p>#NOM ?</text:p>
          </table:table-cell>
          <table:table-cell table:style-name="ce37" table:formula="of:=sumiterationactivitypeople([$Planning.DQ$2:.DQ$62];[.$D13];[.$E13];[.$C13])" office:value-type="string" office:string-value="" calcext:value-type="error">
            <text:p>#NOM ?</text:p>
          </table:table-cell>
          <table:table-cell table:style-name="ce37" table:number-columns-repeated="2"/>
          <table:table-cell table:style-name="ce37" table:formula="of:=sumiterationactivitypeople([$Planning.DT$2:.DT$62];[.$D13];[.$E13];[.$C13])" office:value-type="string" office:string-value="" calcext:value-type="error">
            <text:p>#NOM ?</text:p>
          </table:table-cell>
          <table:table-cell table:style-name="ce37" table:formula="of:=sumiterationactivitypeople([$Planning.DU$2:.DU$62];[.$D13];[.$E13];[.$C13])" office:value-type="string" office:string-value="" calcext:value-type="error">
            <text:p>#NOM ?</text:p>
          </table:table-cell>
          <table:table-cell table:style-name="ce37" table:formula="of:=sumiterationactivitypeople([$Planning.DV$2:.DV$62];[.$D13];[.$E13];[.$C13])" office:value-type="string" office:string-value="" calcext:value-type="error">
            <text:p>#NOM ?</text:p>
          </table:table-cell>
          <table:table-cell table:style-name="ce37" table:formula="of:=sumiterationactivitypeople([$Planning.DW$2:.DW$62];[.$D13];[.$E13];[.$C13])" office:value-type="string" office:string-value="" calcext:value-type="error">
            <text:p>#NOM ?</text:p>
          </table:table-cell>
          <table:table-cell table:style-name="ce37" table:formula="of:=sumiterationactivitypeople([$Planning.DX$2:.DX$62];[.$D13];[.$E13];[.$C13])" office:value-type="string" office:string-value="" calcext:value-type="error">
            <text:p>#NOM ?</text:p>
          </table:table-cell>
          <table:table-cell table:style-name="ce37" table:number-columns-repeated="2"/>
          <table:table-cell table:style-name="ce37" table:formula="of:=sumiterationactivitypeople([$Planning.EA$2:.EA$62];[.$D13];[.$E13];[.$C13])" office:value-type="string" office:string-value="" calcext:value-type="error">
            <text:p>#NOM ?</text:p>
          </table:table-cell>
          <table:table-cell table:style-name="ce37" table:formula="of:=sumiterationactivitypeople([$Planning.EB$2:.EB$62];[.$D13];[.$E13];[.$C13])" office:value-type="string" office:string-value="" calcext:value-type="error">
            <text:p>#NOM ?</text:p>
          </table:table-cell>
          <table:table-cell table:style-name="ce37" table:formula="of:=sumiterationactivitypeople([$Planning.EC$2:.EC$62];[.$D13];[.$E13];[.$C13])" office:value-type="string" office:string-value="" calcext:value-type="error">
            <text:p>#NOM ?</text:p>
          </table:table-cell>
          <table:table-cell table:style-name="ce37" table:formula="of:=sumiterationactivitypeople([$Planning.ED$2:.ED$62];[.$D13];[.$E13];[.$C13])" office:value-type="string" office:string-value="" calcext:value-type="error">
            <text:p>#NOM ?</text:p>
          </table:table-cell>
          <table:table-cell table:style-name="ce37" table:formula="of:=sumiterationactivitypeople([$Planning.EE$2:.EE$62];[.$D13];[.$E13];[.$C13])" office:value-type="string" office:string-value="" calcext:value-type="error">
            <text:p>#NOM ?</text:p>
          </table:table-cell>
          <table:table-cell table:style-name="ce37" table:number-columns-repeated="2"/>
          <table:table-cell table:style-name="ce37" table:formula="of:=sumiterationactivitypeople([$Planning.EH$2:.EH$62];[.$D13];[.$E13];[.$C13])" office:value-type="string" office:string-value="" calcext:value-type="error">
            <text:p>#NOM ?</text:p>
          </table:table-cell>
          <table:table-cell table:style-name="ce37" table:formula="of:=sumiterationactivitypeople([$Planning.EI$2:.EI$62];[.$D13];[.$E13];[.$C13])" office:value-type="string" office:string-value="" calcext:value-type="error">
            <text:p>#NOM ?</text:p>
          </table:table-cell>
          <table:table-cell table:style-name="ce37" table:formula="of:=sumiterationactivitypeople([$Planning.EJ$2:.EJ$62];[.$D13];[.$E13];[.$C13])" office:value-type="string" office:string-value="" calcext:value-type="error">
            <text:p>#NOM ?</text:p>
          </table:table-cell>
          <table:table-cell table:style-name="ce37" table:formula="of:=sumiterationactivitypeople([$Planning.EK$2:.EK$62];[.$D13];[.$E13];[.$C13])" office:value-type="string" office:string-value="" calcext:value-type="error">
            <text:p>#NOM ?</text:p>
          </table:table-cell>
          <table:table-cell table:style-name="ce37" table:formula="of:=sumiterationactivitypeople([$Planning.EL$2:.EL$62];[.$D13];[.$E13];[.$C13])" office:value-type="string" office:string-value="" calcext:value-type="error">
            <text:p>#NOM ?</text:p>
          </table:table-cell>
          <table:table-cell table:style-name="ce37" table:number-columns-repeated="2"/>
          <table:table-cell table:style-name="ce37" table:formula="of:=sumiterationactivitypeople([$Planning.EO$2:.EO$62];[.$D13];[.$E13];[.$C13])" office:value-type="string" office:string-value="" calcext:value-type="error">
            <text:p>#NOM ?</text:p>
          </table:table-cell>
          <table:table-cell table:style-name="ce37" table:formula="of:=sumiterationactivitypeople([$Planning.EP$2:.EP$62];[.$D13];[.$E13];[.$C13])" office:value-type="string" office:string-value="" calcext:value-type="error">
            <text:p>#NOM ?</text:p>
          </table:table-cell>
          <table:table-cell table:style-name="ce37" table:formula="of:=sumiterationactivitypeople([$Planning.EQ$2:.EQ$62];[.$D13];[.$E13];[.$C13])" office:value-type="string" office:string-value="" calcext:value-type="error">
            <text:p>#NOM ?</text:p>
          </table:table-cell>
          <table:table-cell table:style-name="ce37" table:formula="of:=sumiterationactivitypeople([$Planning.ER$2:.ER$62];[.$D13];[.$E13];[.$C13])" office:value-type="string" office:string-value="" calcext:value-type="error">
            <text:p>#NOM ?</text:p>
          </table:table-cell>
          <table:table-cell table:style-name="ce37" table:formula="of:=sumiterationactivitypeople([$Planning.ES$2:.ES$62];[.$D13];[.$E13];[.$C13])" office:value-type="string" office:string-value="" calcext:value-type="error">
            <text:p>#NOM ?</text:p>
          </table:table-cell>
          <table:table-cell table:style-name="ce37" table:number-columns-repeated="2"/>
          <table:table-cell table:style-name="ce37" table:formula="of:=sumiterationactivitypeople([$Planning.EV$2:.EV$62];[.$D13];[.$E13];[.$C13])" office:value-type="string" office:string-value="" calcext:value-type="error">
            <text:p>#NOM ?</text:p>
          </table:table-cell>
          <table:table-cell table:style-name="ce37" table:formula="of:=sumiterationactivitypeople([$Planning.EW$2:.EW$62];[.$D13];[.$E13];[.$C13])" office:value-type="string" office:string-value="" calcext:value-type="error">
            <text:p>#NOM ?</text:p>
          </table:table-cell>
          <table:table-cell table:style-name="ce37" table:formula="of:=sumiterationactivitypeople([$Planning.EX$2:.EX$62];[.$D13];[.$E13];[.$C13])" office:value-type="string" office:string-value="" calcext:value-type="error">
            <text:p>#NOM ?</text:p>
          </table:table-cell>
          <table:table-cell table:style-name="ce37" table:formula="of:=sumiterationactivitypeople([$Planning.EY$2:.EY$62];[.$D13];[.$E13];[.$C13])" office:value-type="string" office:string-value="" calcext:value-type="error">
            <text:p>#NOM ?</text:p>
          </table:table-cell>
          <table:table-cell table:style-name="ce37" table:formula="of:=sumiterationactivitypeople([$Planning.EZ$2:.EZ$62];[.$D13];[.$E13];[.$C13])" office:value-type="string" office:string-value="" calcext:value-type="error">
            <text:p>#NOM ?</text:p>
          </table:table-cell>
          <table:table-cell table:style-name="ce37" table:number-columns-repeated="2"/>
          <table:table-cell table:style-name="ce37" table:formula="of:=sumiterationactivitypeople([$Planning.FC$2:.FC$62];[.$D13];[.$E13];[.$C13])" office:value-type="string" office:string-value="" calcext:value-type="error">
            <text:p>#NOM ?</text:p>
          </table:table-cell>
          <table:table-cell table:style-name="ce37" table:formula="of:=sumiterationactivitypeople([$Planning.FD$2:.FD$62];[.$D13];[.$E13];[.$C13])" office:value-type="string" office:string-value="" calcext:value-type="error">
            <text:p>#NOM ?</text:p>
          </table:table-cell>
          <table:table-cell table:style-name="ce37" table:formula="of:=sumiterationactivitypeople([$Planning.FE$2:.FE$62];[.$D13];[.$E13];[.$C13])" office:value-type="string" office:string-value="" calcext:value-type="error">
            <text:p>#NOM ?</text:p>
          </table:table-cell>
          <table:table-cell table:style-name="ce37" table:formula="of:=sumiterationactivitypeople([$Planning.FF$2:.FF$62];[.$D13];[.$E13];[.$C13])" office:value-type="string" office:string-value="" calcext:value-type="error">
            <text:p>#NOM ?</text:p>
          </table:table-cell>
          <table:table-cell table:style-name="ce37" table:formula="of:=sumiterationactivitypeople([$Planning.FG$2:.FG$62];[.$D13];[.$E13];[.$C13])" office:value-type="string" office:string-value="" calcext:value-type="error">
            <text:p>#NOM ?</text:p>
          </table:table-cell>
          <table:table-cell table:style-name="ce37" table:number-columns-repeated="2"/>
          <table:table-cell table:style-name="ce37" table:formula="of:=sumiterationactivitypeople([$Planning.FJ$2:.FJ$62];[.$D13];[.$E13];[.$C13])" office:value-type="string" office:string-value="" calcext:value-type="error">
            <text:p>#NOM ?</text:p>
          </table:table-cell>
          <table:table-cell table:style-name="ce37" table:formula="of:=sumiterationactivitypeople([$Planning.FK$2:.FK$62];[.$D13];[.$E13];[.$C13])" office:value-type="string" office:string-value="" calcext:value-type="error">
            <text:p>#NOM ?</text:p>
          </table:table-cell>
          <table:table-cell table:style-name="ce37" table:formula="of:=sumiterationactivitypeople([$Planning.FL$2:.FL$62];[.$D13];[.$E13];[.$C13])" office:value-type="string" office:string-value="" calcext:value-type="error">
            <text:p>#NOM ?</text:p>
          </table:table-cell>
          <table:table-cell table:style-name="ce37" table:formula="of:=sumiterationactivitypeople([$Planning.FM$2:.FM$62];[.$D13];[.$E13];[.$C13])" office:value-type="string" office:string-value="" calcext:value-type="error">
            <text:p>#NOM ?</text:p>
          </table:table-cell>
          <table:table-cell table:style-name="ce37" table:formula="of:=sumiterationactivitypeople([$Planning.FN$2:.FN$62];[.$D13];[.$E13];[.$C13])" office:value-type="string" office:string-value="" calcext:value-type="error">
            <text:p>#NOM ?</text:p>
          </table:table-cell>
          <table:table-cell table:style-name="ce37" table:number-columns-repeated="2"/>
          <table:table-cell table:style-name="ce37" table:formula="of:=sumiterationactivitypeople([$Planning.FQ$2:.FQ$62];[.$D13];[.$E13];[.$C13])" office:value-type="string" office:string-value="" calcext:value-type="error">
            <text:p>#NOM ?</text:p>
          </table:table-cell>
          <table:table-cell table:style-name="ce37" table:formula="of:=sumiterationactivitypeople([$Planning.FR$2:.FR$62];[.$D13];[.$E13];[.$C13])" office:value-type="string" office:string-value="" calcext:value-type="error">
            <text:p>#NOM ?</text:p>
          </table:table-cell>
          <table:table-cell table:style-name="ce37" table:formula="of:=sumiterationactivitypeople([$Planning.FS$2:.FS$62];[.$D13];[.$E13];[.$C13])" office:value-type="string" office:string-value="" calcext:value-type="error">
            <text:p>#NOM ?</text:p>
          </table:table-cell>
          <table:table-cell table:style-name="ce37" table:formula="of:=sumiterationactivitypeople([$Planning.FT$2:.FT$62];[.$D13];[.$E13];[.$C13])" office:value-type="string" office:string-value="" calcext:value-type="error">
            <text:p>#NOM ?</text:p>
          </table:table-cell>
          <table:table-cell table:style-name="ce37" table:formula="of:=sumiterationactivitypeople([$Planning.FU$2:.FU$62];[.$D13];[.$E13];[.$C13])" office:value-type="string" office:string-value="" calcext:value-type="error">
            <text:p>#NOM ?</text:p>
          </table:table-cell>
          <table:table-cell table:style-name="ce37" table:number-columns-repeated="2"/>
          <table:table-cell table:style-name="ce37" table:formula="of:=sumiterationactivitypeople([$Planning.FX$2:.FX$62];[.$D13];[.$E13];[.$C13])" office:value-type="string" office:string-value="" calcext:value-type="error">
            <text:p>#NOM ?</text:p>
          </table:table-cell>
          <table:table-cell table:style-name="ce37" table:formula="of:=sumiterationactivitypeople([$Planning.FY$2:.FY$62];[.$D13];[.$E13];[.$C13])" office:value-type="string" office:string-value="" calcext:value-type="error">
            <text:p>#NOM ?</text:p>
          </table:table-cell>
          <table:table-cell table:style-name="ce37" table:formula="of:=sumiterationactivitypeople([$Planning.FZ$2:.FZ$62];[.$D13];[.$E13];[.$C13])" office:value-type="string" office:string-value="" calcext:value-type="error">
            <text:p>#NOM ?</text:p>
          </table:table-cell>
          <table:table-cell table:style-name="ce37" table:formula="of:=sumiterationactivitypeople([$Planning.GA$2:.GA$62];[.$D13];[.$E13];[.$C13])" office:value-type="string" office:string-value="" calcext:value-type="error">
            <text:p>#NOM ?</text:p>
          </table:table-cell>
          <table:table-cell table:style-name="ce37" table:formula="of:=sumiterationactivitypeople([$Planning.GB$2:.GB$62];[.$D13];[.$E13];[.$C13])" office:value-type="string" office:string-value="" calcext:value-type="error">
            <text:p>#NOM ?</text:p>
          </table:table-cell>
          <table:table-cell table:style-name="ce37" table:number-columns-repeated="2"/>
          <table:table-cell table:style-name="ce37" table:formula="of:=sumiterationactivitypeople([$Planning.GE$2:.GE$62];[.$D13];[.$E13];[.$C13])" office:value-type="string" office:string-value="" calcext:value-type="error">
            <text:p>#NOM ?</text:p>
          </table:table-cell>
          <table:table-cell table:style-name="ce37" table:formula="of:=sumiterationactivitypeople([$Planning.GF$2:.GF$62];[.$D13];[.$E13];[.$C13])" office:value-type="string" office:string-value="" calcext:value-type="error">
            <text:p>#NOM ?</text:p>
          </table:table-cell>
          <table:table-cell table:style-name="ce37" table:formula="of:=sumiterationactivitypeople([$Planning.GG$2:.GG$62];[.$D13];[.$E13];[.$C13])" office:value-type="string" office:string-value="" calcext:value-type="error">
            <text:p>#NOM ?</text:p>
          </table:table-cell>
          <table:table-cell table:style-name="ce37" table:formula="of:=sumiterationactivitypeople([$Planning.GH$2:.GH$62];[.$D13];[.$E13];[.$C13])" office:value-type="string" office:string-value="" calcext:value-type="error">
            <text:p>#NOM ?</text:p>
          </table:table-cell>
          <table:table-cell table:style-name="ce37" table:formula="of:=sumiterationactivitypeople([$Planning.GI$2:.GI$62];[.$D13];[.$E13];[.$C13])" office:value-type="string" office:string-value="" calcext:value-type="error">
            <text:p>#NOM ?</text:p>
          </table:table-cell>
          <table:table-cell table:style-name="ce37"/>
          <table:table-cell table:style-name="ce67"/>
          <table:table-cell table:style-name="ce37" table:formula="of:=SUM([.F13:.EV13])" office:value-type="string" office:string-value="" calcext:value-type="error">
            <text:p>#NOM ?</text:p>
          </table:table-cell>
          <table:table-cell table:style-name="ce37" table:formula="of:=SUM([.EV13:.GJ13])" office:value-type="string" office:string-value="" calcext:value-type="error">
            <text:p>#NOM ?</text:p>
          </table:table-cell>
          <table:table-cell table:style-name="ce37" table:formula="of:=SUM([.GM13:.GN13])" office:value-type="string" office:string-value="" calcext:value-type="error">
            <text:p>#NOM ?</text:p>
          </table:table-cell>
          <table:table-cell table:style-name="ce37" table:number-columns-repeated="827"/>
        </table:table-row>
        <table:table-row table:style-name="ro9">
          <table:table-cell table:style-name="ce37" table:formula="of:=[$Planner.A26]" office:value-type="float" office:value="0" calcext:value-type="float">
            <text:p>0</text:p>
          </table:table-cell>
          <table:table-cell table:style-name="ce37" table:formula="of:=SUM([.F14:.GJ14])" office:value-type="string" office:string-value="" calcext:value-type="error">
            <text:p>#NOM ?</text:p>
          </table:table-cell>
          <table:table-cell table:number-columns-repeated="2" table:style-name="ce38" office:value-type="string" calcext:value-type="string">
            <text:p>**</text:p>
          </table:table-cell>
          <table:table-cell table:style-name="ce81" office:value-type="string" calcext:value-type="string">
            <text:p>pa</text:p>
          </table:table-cell>
          <table:table-cell table:style-name="ce37" table:formula="of:=sumiterationactivitypeople([$Planning.E$2:.E$62];[.$D14];[.$E14];[.$C14])" office:value-type="string" office:string-value="" calcext:value-type="error">
            <text:p>#NOM ?</text:p>
          </table:table-cell>
          <table:table-cell table:style-name="ce37" table:formula="of:=sumiterationactivitypeople([$Planning.F$2:.F$62];[.$D14];[.$E14];[.$C14])" office:value-type="string" office:string-value="" calcext:value-type="error">
            <text:p>#NOM ?</text:p>
          </table:table-cell>
          <table:table-cell table:style-name="ce37" table:formula="of:=sumiterationactivitypeople([$Planning.G$2:.G$62];[.$D14];[.$E14];[.$C14])" office:value-type="string" office:string-value="" calcext:value-type="error">
            <text:p>#NOM ?</text:p>
          </table:table-cell>
          <table:table-cell table:style-name="ce37" table:formula="of:=sumiterationactivitypeople([$Planning.H$2:.H$62];[.$D14];[.$E14];[.$C14])" office:value-type="string" office:string-value="" calcext:value-type="error">
            <text:p>#NOM ?</text:p>
          </table:table-cell>
          <table:table-cell table:style-name="ce37" table:formula="of:=sumiterationactivitypeople([$Planning.I$2:.I$62];[.$D14];[.$E14];[.$C14])" office:value-type="string" office:string-value="" calcext:value-type="error">
            <text:p>#NOM ?</text:p>
          </table:table-cell>
          <table:table-cell table:style-name="ce37" table:number-columns-repeated="2"/>
          <table:table-cell table:style-name="ce37" table:formula="of:=sumiterationactivitypeople([$Planning.L$2:.L$62];[.$D14];[.$E14];[.$C14])" office:value-type="string" office:string-value="" calcext:value-type="error">
            <text:p>#NOM ?</text:p>
          </table:table-cell>
          <table:table-cell table:style-name="ce37" table:formula="of:=sumiterationactivitypeople([$Planning.M$2:.M$62];[.$D14];[.$E14];[.$C14])" office:value-type="string" office:string-value="" calcext:value-type="error">
            <text:p>#NOM ?</text:p>
          </table:table-cell>
          <table:table-cell table:style-name="ce37" table:formula="of:=sumiterationactivitypeople([$Planning.N$2:.N$62];[.$D14];[.$E14];[.$C14])" office:value-type="string" office:string-value="" calcext:value-type="error">
            <text:p>#NOM ?</text:p>
          </table:table-cell>
          <table:table-cell table:style-name="ce37" table:formula="of:=sumiterationactivitypeople([$Planning.O$2:.O$62];[.$D14];[.$E14];[.$C14])" office:value-type="string" office:string-value="" calcext:value-type="error">
            <text:p>#NOM ?</text:p>
          </table:table-cell>
          <table:table-cell table:style-name="ce37" table:formula="of:=sumiterationactivitypeople([$Planning.P$2:.P$62];[.$D14];[.$E14];[.$C14])" office:value-type="string" office:string-value="" calcext:value-type="error">
            <text:p>#NOM ?</text:p>
          </table:table-cell>
          <table:table-cell table:style-name="ce37" table:number-columns-repeated="2"/>
          <table:table-cell table:style-name="ce37" table:formula="of:=sumiterationactivitypeople([$Planning.S$2:.S$62];[.$D14];[.$E14];[.$C14])" office:value-type="string" office:string-value="" calcext:value-type="error">
            <text:p>#NOM ?</text:p>
          </table:table-cell>
          <table:table-cell table:style-name="ce37" table:formula="of:=sumiterationactivitypeople([$Planning.T$2:.T$62];[.$D14];[.$E14];[.$C14])" office:value-type="string" office:string-value="" calcext:value-type="error">
            <text:p>#NOM ?</text:p>
          </table:table-cell>
          <table:table-cell table:style-name="ce37" table:formula="of:=sumiterationactivitypeople([$Planning.U$2:.U$62];[.$D14];[.$E14];[.$C14])" office:value-type="string" office:string-value="" calcext:value-type="error">
            <text:p>#NOM ?</text:p>
          </table:table-cell>
          <table:table-cell table:style-name="ce37" table:formula="of:=sumiterationactivitypeople([$Planning.V$2:.V$62];[.$D14];[.$E14];[.$C14])" office:value-type="string" office:string-value="" calcext:value-type="error">
            <text:p>#NOM ?</text:p>
          </table:table-cell>
          <table:table-cell table:style-name="ce37" table:formula="of:=sumiterationactivitypeople([$Planning.W$2:.W$62];[.$D14];[.$E14];[.$C14])" office:value-type="string" office:string-value="" calcext:value-type="error">
            <text:p>#NOM ?</text:p>
          </table:table-cell>
          <table:table-cell table:style-name="ce37" table:number-columns-repeated="2"/>
          <table:table-cell table:style-name="ce37" table:formula="of:=sumiterationactivitypeople([$Planning.Z$2:.Z$62];[.$D14];[.$E14];[.$C14])" office:value-type="string" office:string-value="" calcext:value-type="error">
            <text:p>#NOM ?</text:p>
          </table:table-cell>
          <table:table-cell table:style-name="ce37" table:formula="of:=sumiterationactivitypeople([$Planning.AA$2:.AA$62];[.$D14];[.$E14];[.$C14])" office:value-type="string" office:string-value="" calcext:value-type="error">
            <text:p>#NOM ?</text:p>
          </table:table-cell>
          <table:table-cell table:style-name="ce37" table:formula="of:=sumiterationactivitypeople([$Planning.AB$2:.AB$62];[.$D14];[.$E14];[.$C14])" office:value-type="string" office:string-value="" calcext:value-type="error">
            <text:p>#NOM ?</text:p>
          </table:table-cell>
          <table:table-cell table:style-name="ce37" table:formula="of:=sumiterationactivitypeople([$Planning.AC$2:.AC$62];[.$D14];[.$E14];[.$C14])" office:value-type="string" office:string-value="" calcext:value-type="error">
            <text:p>#NOM ?</text:p>
          </table:table-cell>
          <table:table-cell table:style-name="ce37" table:formula="of:=sumiterationactivitypeople([$Planning.AD$2:.AD$62];[.$D14];[.$E14];[.$C14])" office:value-type="string" office:string-value="" calcext:value-type="error">
            <text:p>#NOM ?</text:p>
          </table:table-cell>
          <table:table-cell table:style-name="ce37" table:number-columns-repeated="2"/>
          <table:table-cell table:style-name="ce37" table:formula="of:=sumiterationactivitypeople([$Planning.AG$2:.AG$62];[.$D14];[.$E14];[.$C14])" office:value-type="string" office:string-value="" calcext:value-type="error">
            <text:p>#NOM ?</text:p>
          </table:table-cell>
          <table:table-cell table:style-name="ce37" table:formula="of:=sumiterationactivitypeople([$Planning.AH$2:.AH$62];[.$D14];[.$E14];[.$C14])" office:value-type="string" office:string-value="" calcext:value-type="error">
            <text:p>#NOM ?</text:p>
          </table:table-cell>
          <table:table-cell table:style-name="ce37" table:formula="of:=sumiterationactivitypeople([$Planning.AI$2:.AI$62];[.$D14];[.$E14];[.$C14])" office:value-type="string" office:string-value="" calcext:value-type="error">
            <text:p>#NOM ?</text:p>
          </table:table-cell>
          <table:table-cell table:style-name="ce37" table:formula="of:=sumiterationactivitypeople([$Planning.AJ$2:.AJ$62];[.$D14];[.$E14];[.$C14])" office:value-type="string" office:string-value="" calcext:value-type="error">
            <text:p>#NOM ?</text:p>
          </table:table-cell>
          <table:table-cell table:style-name="ce37" table:formula="of:=sumiterationactivitypeople([$Planning.AK$2:.AK$62];[.$D14];[.$E14];[.$C14])" office:value-type="string" office:string-value="" calcext:value-type="error">
            <text:p>#NOM ?</text:p>
          </table:table-cell>
          <table:table-cell table:style-name="ce37" table:number-columns-repeated="2"/>
          <table:table-cell table:style-name="ce37" table:formula="of:=sumiterationactivitypeople([$Planning.AN$2:.AN$62];[.$D14];[.$E14];[.$C14])" office:value-type="string" office:string-value="" calcext:value-type="error">
            <text:p>#NOM ?</text:p>
          </table:table-cell>
          <table:table-cell table:style-name="ce37" table:formula="of:=sumiterationactivitypeople([$Planning.AO$2:.AO$62];[.$D14];[.$E14];[.$C14])" office:value-type="string" office:string-value="" calcext:value-type="error">
            <text:p>#NOM ?</text:p>
          </table:table-cell>
          <table:table-cell table:style-name="ce37" table:formula="of:=sumiterationactivitypeople([$Planning.AP$2:.AP$62];[.$D14];[.$E14];[.$C14])" office:value-type="string" office:string-value="" calcext:value-type="error">
            <text:p>#NOM ?</text:p>
          </table:table-cell>
          <table:table-cell table:style-name="ce37" table:formula="of:=sumiterationactivitypeople([$Planning.AQ$2:.AQ$62];[.$D14];[.$E14];[.$C14])" office:value-type="string" office:string-value="" calcext:value-type="error">
            <text:p>#NOM ?</text:p>
          </table:table-cell>
          <table:table-cell table:style-name="ce37" table:formula="of:=sumiterationactivitypeople([$Planning.AR$2:.AR$62];[.$D14];[.$E14];[.$C14])" office:value-type="string" office:string-value="" calcext:value-type="error">
            <text:p>#NOM ?</text:p>
          </table:table-cell>
          <table:table-cell table:style-name="ce37" table:number-columns-repeated="2"/>
          <table:table-cell table:style-name="ce37" table:formula="of:=sumiterationactivitypeople([$Planning.AU$2:.AU$62];[.$D14];[.$E14];[.$C14])" office:value-type="string" office:string-value="" calcext:value-type="error">
            <text:p>#NOM ?</text:p>
          </table:table-cell>
          <table:table-cell table:style-name="ce37" table:formula="of:=sumiterationactivitypeople([$Planning.AV$2:.AV$62];[.$D14];[.$E14];[.$C14])" office:value-type="string" office:string-value="" calcext:value-type="error">
            <text:p>#NOM ?</text:p>
          </table:table-cell>
          <table:table-cell table:style-name="ce37" table:formula="of:=sumiterationactivitypeople([$Planning.AW$2:.AW$62];[.$D14];[.$E14];[.$C14])" office:value-type="string" office:string-value="" calcext:value-type="error">
            <text:p>#NOM ?</text:p>
          </table:table-cell>
          <table:table-cell table:style-name="ce37" table:formula="of:=sumiterationactivitypeople([$Planning.AX$2:.AX$62];[.$D14];[.$E14];[.$C14])" office:value-type="string" office:string-value="" calcext:value-type="error">
            <text:p>#NOM ?</text:p>
          </table:table-cell>
          <table:table-cell table:style-name="ce37" table:formula="of:=sumiterationactivitypeople([$Planning.AY$2:.AY$62];[.$D14];[.$E14];[.$C14])" office:value-type="string" office:string-value="" calcext:value-type="error">
            <text:p>#NOM ?</text:p>
          </table:table-cell>
          <table:table-cell table:style-name="ce37" table:number-columns-repeated="2"/>
          <table:table-cell table:style-name="ce37" table:formula="of:=sumiterationactivitypeople([$Planning.BB$2:.BB$62];[.$D14];[.$E14];[.$C14])" office:value-type="string" office:string-value="" calcext:value-type="error">
            <text:p>#NOM ?</text:p>
          </table:table-cell>
          <table:table-cell table:style-name="ce37" table:formula="of:=sumiterationactivitypeople([$Planning.BC$2:.BC$62];[.$D14];[.$E14];[.$C14])" office:value-type="string" office:string-value="" calcext:value-type="error">
            <text:p>#NOM ?</text:p>
          </table:table-cell>
          <table:table-cell table:style-name="ce37" table:formula="of:=sumiterationactivitypeople([$Planning.BD$2:.BD$62];[.$D14];[.$E14];[.$C14])" office:value-type="string" office:string-value="" calcext:value-type="error">
            <text:p>#NOM ?</text:p>
          </table:table-cell>
          <table:table-cell table:style-name="ce37" table:number-columns-repeated="4"/>
          <table:table-cell table:style-name="ce37" table:formula="of:=sumiterationactivitypeople([$Planning.BI$2:.BI$62];[.$D14];[.$E14];[.$C14])" office:value-type="string" office:string-value="" calcext:value-type="error">
            <text:p>#NOM ?</text:p>
          </table:table-cell>
          <table:table-cell table:style-name="ce37" table:formula="of:=sumiterationactivitypeople([$Planning.BJ$2:.BJ$62];[.$D14];[.$E14];[.$C14])" office:value-type="string" office:string-value="" calcext:value-type="error">
            <text:p>#NOM ?</text:p>
          </table:table-cell>
          <table:table-cell table:style-name="ce37" table:formula="of:=sumiterationactivitypeople([$Planning.BK$2:.BK$62];[.$D14];[.$E14];[.$C14])" office:value-type="string" office:string-value="" calcext:value-type="error">
            <text:p>#NOM ?</text:p>
          </table:table-cell>
          <table:table-cell table:style-name="ce37" table:formula="of:=sumiterationactivitypeople([$Planning.BL$2:.BL$62];[.$D14];[.$E14];[.$C14])" office:value-type="string" office:string-value="" calcext:value-type="error">
            <text:p>#NOM ?</text:p>
          </table:table-cell>
          <table:table-cell table:style-name="ce37" table:formula="of:=sumiterationactivitypeople([$Planning.BM$2:.BM$62];[.$D14];[.$E14];[.$C14])" office:value-type="string" office:string-value="" calcext:value-type="error">
            <text:p>#NOM ?</text:p>
          </table:table-cell>
          <table:table-cell table:style-name="ce37" table:number-columns-repeated="2"/>
          <table:table-cell table:style-name="ce37" table:formula="of:=sumiterationactivitypeople([$Planning.BP$2:.BP$62];[.$D14];[.$E14];[.$C14])" office:value-type="string" office:string-value="" calcext:value-type="error">
            <text:p>#NOM ?</text:p>
          </table:table-cell>
          <table:table-cell table:style-name="ce37" table:formula="of:=sumiterationactivitypeople([$Planning.BQ$2:.BQ$62];[.$D14];[.$E14];[.$C14])" office:value-type="string" office:string-value="" calcext:value-type="error">
            <text:p>#NOM ?</text:p>
          </table:table-cell>
          <table:table-cell table:style-name="ce37" table:formula="of:=sumiterationactivitypeople([$Planning.BR$2:.BR$62];[.$D14];[.$E14];[.$C14])" office:value-type="string" office:string-value="" calcext:value-type="error">
            <text:p>#NOM ?</text:p>
          </table:table-cell>
          <table:table-cell table:style-name="ce37" table:formula="of:=sumiterationactivitypeople([$Planning.BS$2:.BS$62];[.$D14];[.$E14];[.$C14])" office:value-type="string" office:string-value="" calcext:value-type="error">
            <text:p>#NOM ?</text:p>
          </table:table-cell>
          <table:table-cell table:style-name="ce37" table:formula="of:=sumiterationactivitypeople([$Planning.BT$2:.BT$62];[.$D14];[.$E14];[.$C14])" office:value-type="string" office:string-value="" calcext:value-type="error">
            <text:p>#NOM ?</text:p>
          </table:table-cell>
          <table:table-cell table:style-name="ce37" table:number-columns-repeated="2"/>
          <table:table-cell table:style-name="ce37" table:formula="of:=sumiterationactivitypeople([$Planning.BW$2:.BW$62];[.$D14];[.$E14];[.$C14])" office:value-type="string" office:string-value="" calcext:value-type="error">
            <text:p>#NOM ?</text:p>
          </table:table-cell>
          <table:table-cell table:style-name="ce37" table:formula="of:=sumiterationactivitypeople([$Planning.BX$2:.BX$62];[.$D14];[.$E14];[.$C14])" office:value-type="string" office:string-value="" calcext:value-type="error">
            <text:p>#NOM ?</text:p>
          </table:table-cell>
          <table:table-cell table:style-name="ce37" table:formula="of:=sumiterationactivitypeople([$Planning.BY$2:.BY$62];[.$D14];[.$E14];[.$C14])" office:value-type="string" office:string-value="" calcext:value-type="error">
            <text:p>#NOM ?</text:p>
          </table:table-cell>
          <table:table-cell table:style-name="ce37" table:formula="of:=sumiterationactivitypeople([$Planning.BZ$2:.BZ$62];[.$D14];[.$E14];[.$C14])" office:value-type="string" office:string-value="" calcext:value-type="error">
            <text:p>#NOM ?</text:p>
          </table:table-cell>
          <table:table-cell table:style-name="ce37" table:formula="of:=sumiterationactivitypeople([$Planning.CA$2:.CA$62];[.$D14];[.$E14];[.$C14])" office:value-type="string" office:string-value="" calcext:value-type="error">
            <text:p>#NOM ?</text:p>
          </table:table-cell>
          <table:table-cell table:style-name="ce37" table:number-columns-repeated="2"/>
          <table:table-cell table:style-name="ce37" table:formula="of:=sumiterationactivitypeople([$Planning.CD$2:.CD$62];[.$D14];[.$E14];[.$C14])" office:value-type="string" office:string-value="" calcext:value-type="error">
            <text:p>#NOM ?</text:p>
          </table:table-cell>
          <table:table-cell table:style-name="ce37" table:formula="of:=sumiterationactivitypeople([$Planning.CE$2:.CE$62];[.$D14];[.$E14];[.$C14])" office:value-type="string" office:string-value="" calcext:value-type="error">
            <text:p>#NOM ?</text:p>
          </table:table-cell>
          <table:table-cell table:style-name="ce37" table:formula="of:=sumiterationactivitypeople([$Planning.CF$2:.CF$62];[.$D14];[.$E14];[.$C14])" office:value-type="string" office:string-value="" calcext:value-type="error">
            <text:p>#NOM ?</text:p>
          </table:table-cell>
          <table:table-cell table:style-name="ce37" table:formula="of:=sumiterationactivitypeople([$Planning.CG$2:.CG$62];[.$D14];[.$E14];[.$C14])" office:value-type="string" office:string-value="" calcext:value-type="error">
            <text:p>#NOM ?</text:p>
          </table:table-cell>
          <table:table-cell table:style-name="ce37" table:formula="of:=sumiterationactivitypeople([$Planning.CH$2:.CH$62];[.$D14];[.$E14];[.$C14])" office:value-type="string" office:string-value="" calcext:value-type="error">
            <text:p>#NOM ?</text:p>
          </table:table-cell>
          <table:table-cell table:style-name="ce37" table:number-columns-repeated="2"/>
          <table:table-cell table:style-name="ce37" table:formula="of:=sumiterationactivitypeople([$Planning.CK$2:.CK$62];[.$D14];[.$E14];[.$C14])" office:value-type="string" office:string-value="" calcext:value-type="error">
            <text:p>#NOM ?</text:p>
          </table:table-cell>
          <table:table-cell table:style-name="ce37" table:formula="of:=sumiterationactivitypeople([$Planning.CL$2:.CL$62];[.$D14];[.$E14];[.$C14])" office:value-type="string" office:string-value="" calcext:value-type="error">
            <text:p>#NOM ?</text:p>
          </table:table-cell>
          <table:table-cell table:style-name="ce37" table:formula="of:=sumiterationactivitypeople([$Planning.CM$2:.CM$62];[.$D14];[.$E14];[.$C14])" office:value-type="string" office:string-value="" calcext:value-type="error">
            <text:p>#NOM ?</text:p>
          </table:table-cell>
          <table:table-cell table:style-name="ce37" table:formula="of:=sumiterationactivitypeople([$Planning.CN$2:.CN$62];[.$D14];[.$E14];[.$C14])" office:value-type="string" office:string-value="" calcext:value-type="error">
            <text:p>#NOM ?</text:p>
          </table:table-cell>
          <table:table-cell table:style-name="ce37" table:formula="of:=sumiterationactivitypeople([$Planning.CO$2:.CO$62];[.$D14];[.$E14];[.$C14])" office:value-type="string" office:string-value="" calcext:value-type="error">
            <text:p>#NOM ?</text:p>
          </table:table-cell>
          <table:table-cell table:style-name="ce37" table:number-columns-repeated="2"/>
          <table:table-cell table:style-name="ce37" table:formula="of:=sumiterationactivitypeople([$Planning.CR$2:.CR$62];[.$D14];[.$E14];[.$C14])" office:value-type="string" office:string-value="" calcext:value-type="error">
            <text:p>#NOM ?</text:p>
          </table:table-cell>
          <table:table-cell table:style-name="ce37" table:formula="of:=sumiterationactivitypeople([$Planning.CS$2:.CS$62];[.$D14];[.$E14];[.$C14])" office:value-type="string" office:string-value="" calcext:value-type="error">
            <text:p>#NOM ?</text:p>
          </table:table-cell>
          <table:table-cell table:style-name="ce37" table:formula="of:=sumiterationactivitypeople([$Planning.CT$2:.CT$62];[.$D14];[.$E14];[.$C14])" office:value-type="string" office:string-value="" calcext:value-type="error">
            <text:p>#NOM ?</text:p>
          </table:table-cell>
          <table:table-cell table:style-name="ce37" table:formula="of:=sumiterationactivitypeople([$Planning.CU$2:.CU$62];[.$D14];[.$E14];[.$C14])" office:value-type="string" office:string-value="" calcext:value-type="error">
            <text:p>#NOM ?</text:p>
          </table:table-cell>
          <table:table-cell table:style-name="ce37" table:formula="of:=sumiterationactivitypeople([$Planning.CV$2:.CV$62];[.$D14];[.$E14];[.$C14])" office:value-type="string" office:string-value="" calcext:value-type="error">
            <text:p>#NOM ?</text:p>
          </table:table-cell>
          <table:table-cell table:style-name="ce37" table:number-columns-repeated="2"/>
          <table:table-cell table:style-name="ce37" table:formula="of:=sumiterationactivitypeople([$Planning.CY$2:.CY$62];[.$D14];[.$E14];[.$C14])" office:value-type="string" office:string-value="" calcext:value-type="error">
            <text:p>#NOM ?</text:p>
          </table:table-cell>
          <table:table-cell table:style-name="ce37" table:formula="of:=sumiterationactivitypeople([$Planning.CZ$2:.CZ$62];[.$D14];[.$E14];[.$C14])" office:value-type="string" office:string-value="" calcext:value-type="error">
            <text:p>#NOM ?</text:p>
          </table:table-cell>
          <table:table-cell table:style-name="ce37" table:formula="of:=sumiterationactivitypeople([$Planning.DA$2:.DA$62];[.$D14];[.$E14];[.$C14])" office:value-type="string" office:string-value="" calcext:value-type="error">
            <text:p>#NOM ?</text:p>
          </table:table-cell>
          <table:table-cell table:style-name="ce37" table:formula="of:=sumiterationactivitypeople([$Planning.DB$2:.DB$62];[.$D14];[.$E14];[.$C14])" office:value-type="string" office:string-value="" calcext:value-type="error">
            <text:p>#NOM ?</text:p>
          </table:table-cell>
          <table:table-cell table:style-name="ce37" table:formula="of:=sumiterationactivitypeople([$Planning.DC$2:.DC$62];[.$D14];[.$E14];[.$C14])" office:value-type="string" office:string-value="" calcext:value-type="error">
            <text:p>#NOM ?</text:p>
          </table:table-cell>
          <table:table-cell table:style-name="ce37" table:number-columns-repeated="4"/>
          <table:table-cell table:style-name="ce37" table:formula="of:=sumiterationactivitypeople([$Planning.DH$2:.DH$62];[.$D14];[.$E14];[.$C14])" office:value-type="string" office:string-value="" calcext:value-type="error">
            <text:p>#NOM ?</text:p>
          </table:table-cell>
          <table:table-cell table:style-name="ce37" table:formula="of:=sumiterationactivitypeople([$Planning.DI$2:.DI$62];[.$D14];[.$E14];[.$C14])" office:value-type="string" office:string-value="" calcext:value-type="error">
            <text:p>#NOM ?</text:p>
          </table:table-cell>
          <table:table-cell table:style-name="ce37" table:formula="of:=sumiterationactivitypeople([$Planning.DJ$2:.DJ$62];[.$D14];[.$E14];[.$C14])" office:value-type="string" office:string-value="" calcext:value-type="error">
            <text:p>#NOM ?</text:p>
          </table:table-cell>
          <table:table-cell table:style-name="ce37" table:number-columns-repeated="4"/>
          <table:table-cell table:style-name="ce37" table:formula="of:=sumiterationactivitypeople([$Planning.DO$2:.DO$62];[.$D14];[.$E14];[.$C14])" office:value-type="string" office:string-value="" calcext:value-type="error">
            <text:p>#NOM ?</text:p>
          </table:table-cell>
          <table:table-cell table:style-name="ce37" table:formula="of:=sumiterationactivitypeople([$Planning.DP$2:.DP$62];[.$D14];[.$E14];[.$C14])" office:value-type="string" office:string-value="" calcext:value-type="error">
            <text:p>#NOM ?</text:p>
          </table:table-cell>
          <table:table-cell table:style-name="ce37" table:formula="of:=sumiterationactivitypeople([$Planning.DQ$2:.DQ$62];[.$D14];[.$E14];[.$C14])" office:value-type="string" office:string-value="" calcext:value-type="error">
            <text:p>#NOM ?</text:p>
          </table:table-cell>
          <table:table-cell table:style-name="ce37" table:number-columns-repeated="2"/>
          <table:table-cell table:style-name="ce37" table:formula="of:=sumiterationactivitypeople([$Planning.DT$2:.DT$62];[.$D14];[.$E14];[.$C14])" office:value-type="string" office:string-value="" calcext:value-type="error">
            <text:p>#NOM ?</text:p>
          </table:table-cell>
          <table:table-cell table:style-name="ce37" table:formula="of:=sumiterationactivitypeople([$Planning.DU$2:.DU$62];[.$D14];[.$E14];[.$C14])" office:value-type="string" office:string-value="" calcext:value-type="error">
            <text:p>#NOM ?</text:p>
          </table:table-cell>
          <table:table-cell table:style-name="ce37" table:formula="of:=sumiterationactivitypeople([$Planning.DV$2:.DV$62];[.$D14];[.$E14];[.$C14])" office:value-type="string" office:string-value="" calcext:value-type="error">
            <text:p>#NOM ?</text:p>
          </table:table-cell>
          <table:table-cell table:style-name="ce37" table:formula="of:=sumiterationactivitypeople([$Planning.DW$2:.DW$62];[.$D14];[.$E14];[.$C14])" office:value-type="string" office:string-value="" calcext:value-type="error">
            <text:p>#NOM ?</text:p>
          </table:table-cell>
          <table:table-cell table:style-name="ce37" table:formula="of:=sumiterationactivitypeople([$Planning.DX$2:.DX$62];[.$D14];[.$E14];[.$C14])" office:value-type="string" office:string-value="" calcext:value-type="error">
            <text:p>#NOM ?</text:p>
          </table:table-cell>
          <table:table-cell table:style-name="ce37" table:number-columns-repeated="2"/>
          <table:table-cell table:style-name="ce37" table:formula="of:=sumiterationactivitypeople([$Planning.EA$2:.EA$62];[.$D14];[.$E14];[.$C14])" office:value-type="string" office:string-value="" calcext:value-type="error">
            <text:p>#NOM ?</text:p>
          </table:table-cell>
          <table:table-cell table:style-name="ce37" table:formula="of:=sumiterationactivitypeople([$Planning.EB$2:.EB$62];[.$D14];[.$E14];[.$C14])" office:value-type="string" office:string-value="" calcext:value-type="error">
            <text:p>#NOM ?</text:p>
          </table:table-cell>
          <table:table-cell table:style-name="ce37" table:formula="of:=sumiterationactivitypeople([$Planning.EC$2:.EC$62];[.$D14];[.$E14];[.$C14])" office:value-type="string" office:string-value="" calcext:value-type="error">
            <text:p>#NOM ?</text:p>
          </table:table-cell>
          <table:table-cell table:style-name="ce37" table:formula="of:=sumiterationactivitypeople([$Planning.ED$2:.ED$62];[.$D14];[.$E14];[.$C14])" office:value-type="string" office:string-value="" calcext:value-type="error">
            <text:p>#NOM ?</text:p>
          </table:table-cell>
          <table:table-cell table:style-name="ce37" table:formula="of:=sumiterationactivitypeople([$Planning.EE$2:.EE$62];[.$D14];[.$E14];[.$C14])" office:value-type="string" office:string-value="" calcext:value-type="error">
            <text:p>#NOM ?</text:p>
          </table:table-cell>
          <table:table-cell table:style-name="ce37" table:number-columns-repeated="2"/>
          <table:table-cell table:style-name="ce37" table:formula="of:=sumiterationactivitypeople([$Planning.EH$2:.EH$62];[.$D14];[.$E14];[.$C14])" office:value-type="string" office:string-value="" calcext:value-type="error">
            <text:p>#NOM ?</text:p>
          </table:table-cell>
          <table:table-cell table:style-name="ce37" table:formula="of:=sumiterationactivitypeople([$Planning.EI$2:.EI$62];[.$D14];[.$E14];[.$C14])" office:value-type="string" office:string-value="" calcext:value-type="error">
            <text:p>#NOM ?</text:p>
          </table:table-cell>
          <table:table-cell table:style-name="ce37" table:formula="of:=sumiterationactivitypeople([$Planning.EJ$2:.EJ$62];[.$D14];[.$E14];[.$C14])" office:value-type="string" office:string-value="" calcext:value-type="error">
            <text:p>#NOM ?</text:p>
          </table:table-cell>
          <table:table-cell table:style-name="ce37" table:formula="of:=sumiterationactivitypeople([$Planning.EK$2:.EK$62];[.$D14];[.$E14];[.$C14])" office:value-type="string" office:string-value="" calcext:value-type="error">
            <text:p>#NOM ?</text:p>
          </table:table-cell>
          <table:table-cell table:style-name="ce37" table:formula="of:=sumiterationactivitypeople([$Planning.EL$2:.EL$62];[.$D14];[.$E14];[.$C14])" office:value-type="string" office:string-value="" calcext:value-type="error">
            <text:p>#NOM ?</text:p>
          </table:table-cell>
          <table:table-cell table:style-name="ce37" table:number-columns-repeated="2"/>
          <table:table-cell table:style-name="ce37" table:formula="of:=sumiterationactivitypeople([$Planning.EO$2:.EO$62];[.$D14];[.$E14];[.$C14])" office:value-type="string" office:string-value="" calcext:value-type="error">
            <text:p>#NOM ?</text:p>
          </table:table-cell>
          <table:table-cell table:style-name="ce37" table:formula="of:=sumiterationactivitypeople([$Planning.EP$2:.EP$62];[.$D14];[.$E14];[.$C14])" office:value-type="string" office:string-value="" calcext:value-type="error">
            <text:p>#NOM ?</text:p>
          </table:table-cell>
          <table:table-cell table:style-name="ce37" table:formula="of:=sumiterationactivitypeople([$Planning.EQ$2:.EQ$62];[.$D14];[.$E14];[.$C14])" office:value-type="string" office:string-value="" calcext:value-type="error">
            <text:p>#NOM ?</text:p>
          </table:table-cell>
          <table:table-cell table:style-name="ce37" table:formula="of:=sumiterationactivitypeople([$Planning.ER$2:.ER$62];[.$D14];[.$E14];[.$C14])" office:value-type="string" office:string-value="" calcext:value-type="error">
            <text:p>#NOM ?</text:p>
          </table:table-cell>
          <table:table-cell table:style-name="ce37" table:formula="of:=sumiterationactivitypeople([$Planning.ES$2:.ES$62];[.$D14];[.$E14];[.$C14])" office:value-type="string" office:string-value="" calcext:value-type="error">
            <text:p>#NOM ?</text:p>
          </table:table-cell>
          <table:table-cell table:style-name="ce37" table:number-columns-repeated="2"/>
          <table:table-cell table:style-name="ce37" table:formula="of:=sumiterationactivitypeople([$Planning.EV$2:.EV$62];[.$D14];[.$E14];[.$C14])" office:value-type="string" office:string-value="" calcext:value-type="error">
            <text:p>#NOM ?</text:p>
          </table:table-cell>
          <table:table-cell table:style-name="ce37" table:formula="of:=sumiterationactivitypeople([$Planning.EW$2:.EW$62];[.$D14];[.$E14];[.$C14])" office:value-type="string" office:string-value="" calcext:value-type="error">
            <text:p>#NOM ?</text:p>
          </table:table-cell>
          <table:table-cell table:style-name="ce37" table:formula="of:=sumiterationactivitypeople([$Planning.EX$2:.EX$62];[.$D14];[.$E14];[.$C14])" office:value-type="string" office:string-value="" calcext:value-type="error">
            <text:p>#NOM ?</text:p>
          </table:table-cell>
          <table:table-cell table:style-name="ce37" table:formula="of:=sumiterationactivitypeople([$Planning.EY$2:.EY$62];[.$D14];[.$E14];[.$C14])" office:value-type="string" office:string-value="" calcext:value-type="error">
            <text:p>#NOM ?</text:p>
          </table:table-cell>
          <table:table-cell table:style-name="ce37" table:formula="of:=sumiterationactivitypeople([$Planning.EZ$2:.EZ$62];[.$D14];[.$E14];[.$C14])" office:value-type="string" office:string-value="" calcext:value-type="error">
            <text:p>#NOM ?</text:p>
          </table:table-cell>
          <table:table-cell table:style-name="ce37" table:number-columns-repeated="2"/>
          <table:table-cell table:style-name="ce37" table:formula="of:=sumiterationactivitypeople([$Planning.FC$2:.FC$62];[.$D14];[.$E14];[.$C14])" office:value-type="string" office:string-value="" calcext:value-type="error">
            <text:p>#NOM ?</text:p>
          </table:table-cell>
          <table:table-cell table:style-name="ce37" table:formula="of:=sumiterationactivitypeople([$Planning.FD$2:.FD$62];[.$D14];[.$E14];[.$C14])" office:value-type="string" office:string-value="" calcext:value-type="error">
            <text:p>#NOM ?</text:p>
          </table:table-cell>
          <table:table-cell table:style-name="ce37" table:formula="of:=sumiterationactivitypeople([$Planning.FE$2:.FE$62];[.$D14];[.$E14];[.$C14])" office:value-type="string" office:string-value="" calcext:value-type="error">
            <text:p>#NOM ?</text:p>
          </table:table-cell>
          <table:table-cell table:style-name="ce37" table:formula="of:=sumiterationactivitypeople([$Planning.FF$2:.FF$62];[.$D14];[.$E14];[.$C14])" office:value-type="string" office:string-value="" calcext:value-type="error">
            <text:p>#NOM ?</text:p>
          </table:table-cell>
          <table:table-cell table:style-name="ce37" table:formula="of:=sumiterationactivitypeople([$Planning.FG$2:.FG$62];[.$D14];[.$E14];[.$C14])" office:value-type="string" office:string-value="" calcext:value-type="error">
            <text:p>#NOM ?</text:p>
          </table:table-cell>
          <table:table-cell table:style-name="ce37" table:number-columns-repeated="2"/>
          <table:table-cell table:style-name="ce37" table:formula="of:=sumiterationactivitypeople([$Planning.FJ$2:.FJ$62];[.$D14];[.$E14];[.$C14])" office:value-type="string" office:string-value="" calcext:value-type="error">
            <text:p>#NOM ?</text:p>
          </table:table-cell>
          <table:table-cell table:style-name="ce37" table:formula="of:=sumiterationactivitypeople([$Planning.FK$2:.FK$62];[.$D14];[.$E14];[.$C14])" office:value-type="string" office:string-value="" calcext:value-type="error">
            <text:p>#NOM ?</text:p>
          </table:table-cell>
          <table:table-cell table:style-name="ce37" table:formula="of:=sumiterationactivitypeople([$Planning.FL$2:.FL$62];[.$D14];[.$E14];[.$C14])" office:value-type="string" office:string-value="" calcext:value-type="error">
            <text:p>#NOM ?</text:p>
          </table:table-cell>
          <table:table-cell table:style-name="ce37" table:formula="of:=sumiterationactivitypeople([$Planning.FM$2:.FM$62];[.$D14];[.$E14];[.$C14])" office:value-type="string" office:string-value="" calcext:value-type="error">
            <text:p>#NOM ?</text:p>
          </table:table-cell>
          <table:table-cell table:style-name="ce37" table:formula="of:=sumiterationactivitypeople([$Planning.FN$2:.FN$62];[.$D14];[.$E14];[.$C14])" office:value-type="string" office:string-value="" calcext:value-type="error">
            <text:p>#NOM ?</text:p>
          </table:table-cell>
          <table:table-cell table:style-name="ce37" table:number-columns-repeated="2"/>
          <table:table-cell table:style-name="ce37" table:formula="of:=sumiterationactivitypeople([$Planning.FQ$2:.FQ$62];[.$D14];[.$E14];[.$C14])" office:value-type="string" office:string-value="" calcext:value-type="error">
            <text:p>#NOM ?</text:p>
          </table:table-cell>
          <table:table-cell table:style-name="ce37" table:formula="of:=sumiterationactivitypeople([$Planning.FR$2:.FR$62];[.$D14];[.$E14];[.$C14])" office:value-type="string" office:string-value="" calcext:value-type="error">
            <text:p>#NOM ?</text:p>
          </table:table-cell>
          <table:table-cell table:style-name="ce37" table:formula="of:=sumiterationactivitypeople([$Planning.FS$2:.FS$62];[.$D14];[.$E14];[.$C14])" office:value-type="string" office:string-value="" calcext:value-type="error">
            <text:p>#NOM ?</text:p>
          </table:table-cell>
          <table:table-cell table:style-name="ce37" table:formula="of:=sumiterationactivitypeople([$Planning.FT$2:.FT$62];[.$D14];[.$E14];[.$C14])" office:value-type="string" office:string-value="" calcext:value-type="error">
            <text:p>#NOM ?</text:p>
          </table:table-cell>
          <table:table-cell table:style-name="ce37" table:formula="of:=sumiterationactivitypeople([$Planning.FU$2:.FU$62];[.$D14];[.$E14];[.$C14])" office:value-type="string" office:string-value="" calcext:value-type="error">
            <text:p>#NOM ?</text:p>
          </table:table-cell>
          <table:table-cell table:style-name="ce37" table:number-columns-repeated="2"/>
          <table:table-cell table:style-name="ce37" table:formula="of:=sumiterationactivitypeople([$Planning.FX$2:.FX$62];[.$D14];[.$E14];[.$C14])" office:value-type="string" office:string-value="" calcext:value-type="error">
            <text:p>#NOM ?</text:p>
          </table:table-cell>
          <table:table-cell table:style-name="ce37" table:formula="of:=sumiterationactivitypeople([$Planning.FY$2:.FY$62];[.$D14];[.$E14];[.$C14])" office:value-type="string" office:string-value="" calcext:value-type="error">
            <text:p>#NOM ?</text:p>
          </table:table-cell>
          <table:table-cell table:style-name="ce37" table:formula="of:=sumiterationactivitypeople([$Planning.FZ$2:.FZ$62];[.$D14];[.$E14];[.$C14])" office:value-type="string" office:string-value="" calcext:value-type="error">
            <text:p>#NOM ?</text:p>
          </table:table-cell>
          <table:table-cell table:style-name="ce37" table:formula="of:=sumiterationactivitypeople([$Planning.GA$2:.GA$62];[.$D14];[.$E14];[.$C14])" office:value-type="string" office:string-value="" calcext:value-type="error">
            <text:p>#NOM ?</text:p>
          </table:table-cell>
          <table:table-cell table:style-name="ce37" table:formula="of:=sumiterationactivitypeople([$Planning.GB$2:.GB$62];[.$D14];[.$E14];[.$C14])" office:value-type="string" office:string-value="" calcext:value-type="error">
            <text:p>#NOM ?</text:p>
          </table:table-cell>
          <table:table-cell table:style-name="ce37" table:number-columns-repeated="2"/>
          <table:table-cell table:style-name="ce37" table:formula="of:=sumiterationactivitypeople([$Planning.GE$2:.GE$62];[.$D14];[.$E14];[.$C14])" office:value-type="string" office:string-value="" calcext:value-type="error">
            <text:p>#NOM ?</text:p>
          </table:table-cell>
          <table:table-cell table:style-name="ce37" table:formula="of:=sumiterationactivitypeople([$Planning.GF$2:.GF$62];[.$D14];[.$E14];[.$C14])" office:value-type="string" office:string-value="" calcext:value-type="error">
            <text:p>#NOM ?</text:p>
          </table:table-cell>
          <table:table-cell table:style-name="ce37" table:formula="of:=sumiterationactivitypeople([$Planning.GG$2:.GG$62];[.$D14];[.$E14];[.$C14])" office:value-type="string" office:string-value="" calcext:value-type="error">
            <text:p>#NOM ?</text:p>
          </table:table-cell>
          <table:table-cell table:style-name="ce37" table:formula="of:=sumiterationactivitypeople([$Planning.GH$2:.GH$62];[.$D14];[.$E14];[.$C14])" office:value-type="string" office:string-value="" calcext:value-type="error">
            <text:p>#NOM ?</text:p>
          </table:table-cell>
          <table:table-cell table:style-name="ce37" table:formula="of:=sumiterationactivitypeople([$Planning.GI$2:.GI$62];[.$D14];[.$E14];[.$C14])" office:value-type="string" office:string-value="" calcext:value-type="error">
            <text:p>#NOM ?</text:p>
          </table:table-cell>
          <table:table-cell table:style-name="ce37"/>
          <table:table-cell table:style-name="ce67"/>
          <table:table-cell table:style-name="ce37" table:formula="of:=SUM([.F14:.EV14])" office:value-type="string" office:string-value="" calcext:value-type="error">
            <text:p>#NOM ?</text:p>
          </table:table-cell>
          <table:table-cell table:style-name="ce37" table:formula="of:=SUM([.EV14:.GJ14])" office:value-type="string" office:string-value="" calcext:value-type="error">
            <text:p>#NOM ?</text:p>
          </table:table-cell>
          <table:table-cell table:style-name="ce37" table:formula="of:=SUM([.GM14:.GN14])" office:value-type="string" office:string-value="" calcext:value-type="error">
            <text:p>#NOM ?</text:p>
          </table:table-cell>
          <table:table-cell table:style-name="ce37" table:number-columns-repeated="827"/>
        </table:table-row>
        <table:table-row table:style-name="ro9">
          <table:table-cell table:style-name="ce37" table:formula="of:=[$Planner.A27]" office:value-type="float" office:value="0" calcext:value-type="float">
            <text:p>0</text:p>
          </table:table-cell>
          <table:table-cell table:style-name="ce37" table:formula="of:=SUM([.F15:.GJ15])" office:value-type="string" office:string-value="" calcext:value-type="error">
            <text:p>#NOM ?</text:p>
          </table:table-cell>
          <table:table-cell table:number-columns-repeated="2" table:style-name="ce38" office:value-type="string" calcext:value-type="string">
            <text:p>**</text:p>
          </table:table-cell>
          <table:table-cell table:style-name="ce83" office:value-type="string" calcext:value-type="string">
            <text:p>ii</text:p>
          </table:table-cell>
          <table:table-cell table:style-name="ce37" table:formula="of:=sumiterationactivitypeople([$Planning.E$2:.E$62];[.$D15];[.$E15];[.$C15])" office:value-type="string" office:string-value="" calcext:value-type="error">
            <text:p>#NOM ?</text:p>
          </table:table-cell>
          <table:table-cell table:style-name="ce37" table:formula="of:=sumiterationactivitypeople([$Planning.F$2:.F$62];[.$D15];[.$E15];[.$C15])" office:value-type="string" office:string-value="" calcext:value-type="error">
            <text:p>#NOM ?</text:p>
          </table:table-cell>
          <table:table-cell table:style-name="ce37" table:formula="of:=sumiterationactivitypeople([$Planning.G$2:.G$62];[.$D15];[.$E15];[.$C15])" office:value-type="string" office:string-value="" calcext:value-type="error">
            <text:p>#NOM ?</text:p>
          </table:table-cell>
          <table:table-cell table:style-name="ce37" table:formula="of:=sumiterationactivitypeople([$Planning.H$2:.H$62];[.$D15];[.$E15];[.$C15])" office:value-type="string" office:string-value="" calcext:value-type="error">
            <text:p>#NOM ?</text:p>
          </table:table-cell>
          <table:table-cell table:style-name="ce37" table:formula="of:=sumiterationactivitypeople([$Planning.I$2:.I$62];[.$D15];[.$E15];[.$C15])" office:value-type="string" office:string-value="" calcext:value-type="error">
            <text:p>#NOM ?</text:p>
          </table:table-cell>
          <table:table-cell table:style-name="ce37" table:number-columns-repeated="2"/>
          <table:table-cell table:style-name="ce37" table:formula="of:=sumiterationactivitypeople([$Planning.L$2:.L$62];[.$D15];[.$E15];[.$C15])" office:value-type="string" office:string-value="" calcext:value-type="error">
            <text:p>#NOM ?</text:p>
          </table:table-cell>
          <table:table-cell table:style-name="ce37" table:formula="of:=sumiterationactivitypeople([$Planning.M$2:.M$62];[.$D15];[.$E15];[.$C15])" office:value-type="string" office:string-value="" calcext:value-type="error">
            <text:p>#NOM ?</text:p>
          </table:table-cell>
          <table:table-cell table:style-name="ce37" table:formula="of:=sumiterationactivitypeople([$Planning.N$2:.N$62];[.$D15];[.$E15];[.$C15])" office:value-type="string" office:string-value="" calcext:value-type="error">
            <text:p>#NOM ?</text:p>
          </table:table-cell>
          <table:table-cell table:style-name="ce37" table:formula="of:=sumiterationactivitypeople([$Planning.O$2:.O$62];[.$D15];[.$E15];[.$C15])" office:value-type="string" office:string-value="" calcext:value-type="error">
            <text:p>#NOM ?</text:p>
          </table:table-cell>
          <table:table-cell table:style-name="ce37" table:formula="of:=sumiterationactivitypeople([$Planning.P$2:.P$62];[.$D15];[.$E15];[.$C15])" office:value-type="string" office:string-value="" calcext:value-type="error">
            <text:p>#NOM ?</text:p>
          </table:table-cell>
          <table:table-cell table:style-name="ce37" table:number-columns-repeated="2"/>
          <table:table-cell table:style-name="ce37" table:formula="of:=sumiterationactivitypeople([$Planning.S$2:.S$62];[.$D15];[.$E15];[.$C15])" office:value-type="string" office:string-value="" calcext:value-type="error">
            <text:p>#NOM ?</text:p>
          </table:table-cell>
          <table:table-cell table:style-name="ce37" table:formula="of:=sumiterationactivitypeople([$Planning.T$2:.T$62];[.$D15];[.$E15];[.$C15])" office:value-type="string" office:string-value="" calcext:value-type="error">
            <text:p>#NOM ?</text:p>
          </table:table-cell>
          <table:table-cell table:style-name="ce37" table:formula="of:=sumiterationactivitypeople([$Planning.U$2:.U$62];[.$D15];[.$E15];[.$C15])" office:value-type="string" office:string-value="" calcext:value-type="error">
            <text:p>#NOM ?</text:p>
          </table:table-cell>
          <table:table-cell table:style-name="ce37" table:formula="of:=sumiterationactivitypeople([$Planning.V$2:.V$62];[.$D15];[.$E15];[.$C15])" office:value-type="string" office:string-value="" calcext:value-type="error">
            <text:p>#NOM ?</text:p>
          </table:table-cell>
          <table:table-cell table:style-name="ce37" table:formula="of:=sumiterationactivitypeople([$Planning.W$2:.W$62];[.$D15];[.$E15];[.$C15])" office:value-type="string" office:string-value="" calcext:value-type="error">
            <text:p>#NOM ?</text:p>
          </table:table-cell>
          <table:table-cell table:style-name="ce37" table:number-columns-repeated="2"/>
          <table:table-cell table:style-name="ce37" table:formula="of:=sumiterationactivitypeople([$Planning.Z$2:.Z$62];[.$D15];[.$E15];[.$C15])" office:value-type="string" office:string-value="" calcext:value-type="error">
            <text:p>#NOM ?</text:p>
          </table:table-cell>
          <table:table-cell table:style-name="ce37" table:formula="of:=sumiterationactivitypeople([$Planning.AA$2:.AA$62];[.$D15];[.$E15];[.$C15])" office:value-type="string" office:string-value="" calcext:value-type="error">
            <text:p>#NOM ?</text:p>
          </table:table-cell>
          <table:table-cell table:style-name="ce37" table:formula="of:=sumiterationactivitypeople([$Planning.AB$2:.AB$62];[.$D15];[.$E15];[.$C15])" office:value-type="string" office:string-value="" calcext:value-type="error">
            <text:p>#NOM ?</text:p>
          </table:table-cell>
          <table:table-cell table:style-name="ce37" table:formula="of:=sumiterationactivitypeople([$Planning.AC$2:.AC$62];[.$D15];[.$E15];[.$C15])" office:value-type="string" office:string-value="" calcext:value-type="error">
            <text:p>#NOM ?</text:p>
          </table:table-cell>
          <table:table-cell table:style-name="ce37" table:formula="of:=sumiterationactivitypeople([$Planning.AD$2:.AD$62];[.$D15];[.$E15];[.$C15])" office:value-type="string" office:string-value="" calcext:value-type="error">
            <text:p>#NOM ?</text:p>
          </table:table-cell>
          <table:table-cell table:style-name="ce37" table:number-columns-repeated="2"/>
          <table:table-cell table:style-name="ce37" table:formula="of:=sumiterationactivitypeople([$Planning.AG$2:.AG$62];[.$D15];[.$E15];[.$C15])" office:value-type="string" office:string-value="" calcext:value-type="error">
            <text:p>#NOM ?</text:p>
          </table:table-cell>
          <table:table-cell table:style-name="ce37" table:formula="of:=sumiterationactivitypeople([$Planning.AH$2:.AH$62];[.$D15];[.$E15];[.$C15])" office:value-type="string" office:string-value="" calcext:value-type="error">
            <text:p>#NOM ?</text:p>
          </table:table-cell>
          <table:table-cell table:style-name="ce37" table:formula="of:=sumiterationactivitypeople([$Planning.AI$2:.AI$62];[.$D15];[.$E15];[.$C15])" office:value-type="string" office:string-value="" calcext:value-type="error">
            <text:p>#NOM ?</text:p>
          </table:table-cell>
          <table:table-cell table:style-name="ce37" table:formula="of:=sumiterationactivitypeople([$Planning.AJ$2:.AJ$62];[.$D15];[.$E15];[.$C15])" office:value-type="string" office:string-value="" calcext:value-type="error">
            <text:p>#NOM ?</text:p>
          </table:table-cell>
          <table:table-cell table:style-name="ce37" table:formula="of:=sumiterationactivitypeople([$Planning.AK$2:.AK$62];[.$D15];[.$E15];[.$C15])" office:value-type="string" office:string-value="" calcext:value-type="error">
            <text:p>#NOM ?</text:p>
          </table:table-cell>
          <table:table-cell table:style-name="ce37" table:number-columns-repeated="2"/>
          <table:table-cell table:style-name="ce37" table:formula="of:=sumiterationactivitypeople([$Planning.AN$2:.AN$62];[.$D15];[.$E15];[.$C15])" office:value-type="string" office:string-value="" calcext:value-type="error">
            <text:p>#NOM ?</text:p>
          </table:table-cell>
          <table:table-cell table:style-name="ce37" table:formula="of:=sumiterationactivitypeople([$Planning.AO$2:.AO$62];[.$D15];[.$E15];[.$C15])" office:value-type="string" office:string-value="" calcext:value-type="error">
            <text:p>#NOM ?</text:p>
          </table:table-cell>
          <table:table-cell table:style-name="ce37" table:formula="of:=sumiterationactivitypeople([$Planning.AP$2:.AP$62];[.$D15];[.$E15];[.$C15])" office:value-type="string" office:string-value="" calcext:value-type="error">
            <text:p>#NOM ?</text:p>
          </table:table-cell>
          <table:table-cell table:style-name="ce37" table:formula="of:=sumiterationactivitypeople([$Planning.AQ$2:.AQ$62];[.$D15];[.$E15];[.$C15])" office:value-type="string" office:string-value="" calcext:value-type="error">
            <text:p>#NOM ?</text:p>
          </table:table-cell>
          <table:table-cell table:style-name="ce37" table:formula="of:=sumiterationactivitypeople([$Planning.AR$2:.AR$62];[.$D15];[.$E15];[.$C15])" office:value-type="string" office:string-value="" calcext:value-type="error">
            <text:p>#NOM ?</text:p>
          </table:table-cell>
          <table:table-cell table:style-name="ce37" table:number-columns-repeated="2"/>
          <table:table-cell table:style-name="ce37" table:formula="of:=sumiterationactivitypeople([$Planning.AU$2:.AU$62];[.$D15];[.$E15];[.$C15])" office:value-type="string" office:string-value="" calcext:value-type="error">
            <text:p>#NOM ?</text:p>
          </table:table-cell>
          <table:table-cell table:style-name="ce37" table:formula="of:=sumiterationactivitypeople([$Planning.AV$2:.AV$62];[.$D15];[.$E15];[.$C15])" office:value-type="string" office:string-value="" calcext:value-type="error">
            <text:p>#NOM ?</text:p>
          </table:table-cell>
          <table:table-cell table:style-name="ce37" table:formula="of:=sumiterationactivitypeople([$Planning.AW$2:.AW$62];[.$D15];[.$E15];[.$C15])" office:value-type="string" office:string-value="" calcext:value-type="error">
            <text:p>#NOM ?</text:p>
          </table:table-cell>
          <table:table-cell table:style-name="ce37" table:formula="of:=sumiterationactivitypeople([$Planning.AX$2:.AX$62];[.$D15];[.$E15];[.$C15])" office:value-type="string" office:string-value="" calcext:value-type="error">
            <text:p>#NOM ?</text:p>
          </table:table-cell>
          <table:table-cell table:style-name="ce37" table:formula="of:=sumiterationactivitypeople([$Planning.AY$2:.AY$62];[.$D15];[.$E15];[.$C15])" office:value-type="string" office:string-value="" calcext:value-type="error">
            <text:p>#NOM ?</text:p>
          </table:table-cell>
          <table:table-cell table:style-name="ce37" table:number-columns-repeated="2"/>
          <table:table-cell table:style-name="ce37" table:formula="of:=sumiterationactivitypeople([$Planning.BB$2:.BB$62];[.$D15];[.$E15];[.$C15])" office:value-type="string" office:string-value="" calcext:value-type="error">
            <text:p>#NOM ?</text:p>
          </table:table-cell>
          <table:table-cell table:style-name="ce37" table:formula="of:=sumiterationactivitypeople([$Planning.BC$2:.BC$62];[.$D15];[.$E15];[.$C15])" office:value-type="string" office:string-value="" calcext:value-type="error">
            <text:p>#NOM ?</text:p>
          </table:table-cell>
          <table:table-cell table:style-name="ce37" table:formula="of:=sumiterationactivitypeople([$Planning.BD$2:.BD$62];[.$D15];[.$E15];[.$C15])" office:value-type="string" office:string-value="" calcext:value-type="error">
            <text:p>#NOM ?</text:p>
          </table:table-cell>
          <table:table-cell table:style-name="ce37" table:number-columns-repeated="4"/>
          <table:table-cell table:style-name="ce37" table:formula="of:=sumiterationactivitypeople([$Planning.BI$2:.BI$62];[.$D15];[.$E15];[.$C15])" office:value-type="string" office:string-value="" calcext:value-type="error">
            <text:p>#NOM ?</text:p>
          </table:table-cell>
          <table:table-cell table:style-name="ce37" table:formula="of:=sumiterationactivitypeople([$Planning.BJ$2:.BJ$62];[.$D15];[.$E15];[.$C15])" office:value-type="string" office:string-value="" calcext:value-type="error">
            <text:p>#NOM ?</text:p>
          </table:table-cell>
          <table:table-cell table:style-name="ce37" table:formula="of:=sumiterationactivitypeople([$Planning.BK$2:.BK$62];[.$D15];[.$E15];[.$C15])" office:value-type="string" office:string-value="" calcext:value-type="error">
            <text:p>#NOM ?</text:p>
          </table:table-cell>
          <table:table-cell table:style-name="ce37" table:formula="of:=sumiterationactivitypeople([$Planning.BL$2:.BL$62];[.$D15];[.$E15];[.$C15])" office:value-type="string" office:string-value="" calcext:value-type="error">
            <text:p>#NOM ?</text:p>
          </table:table-cell>
          <table:table-cell table:style-name="ce37" table:formula="of:=sumiterationactivitypeople([$Planning.BM$2:.BM$62];[.$D15];[.$E15];[.$C15])" office:value-type="string" office:string-value="" calcext:value-type="error">
            <text:p>#NOM ?</text:p>
          </table:table-cell>
          <table:table-cell table:style-name="ce37" table:number-columns-repeated="2"/>
          <table:table-cell table:style-name="ce37" table:formula="of:=sumiterationactivitypeople([$Planning.BP$2:.BP$62];[.$D15];[.$E15];[.$C15])" office:value-type="string" office:string-value="" calcext:value-type="error">
            <text:p>#NOM ?</text:p>
          </table:table-cell>
          <table:table-cell table:style-name="ce37" table:formula="of:=sumiterationactivitypeople([$Planning.BQ$2:.BQ$62];[.$D15];[.$E15];[.$C15])" office:value-type="string" office:string-value="" calcext:value-type="error">
            <text:p>#NOM ?</text:p>
          </table:table-cell>
          <table:table-cell table:style-name="ce37" table:formula="of:=sumiterationactivitypeople([$Planning.BR$2:.BR$62];[.$D15];[.$E15];[.$C15])" office:value-type="string" office:string-value="" calcext:value-type="error">
            <text:p>#NOM ?</text:p>
          </table:table-cell>
          <table:table-cell table:style-name="ce37" table:formula="of:=sumiterationactivitypeople([$Planning.BS$2:.BS$62];[.$D15];[.$E15];[.$C15])" office:value-type="string" office:string-value="" calcext:value-type="error">
            <text:p>#NOM ?</text:p>
          </table:table-cell>
          <table:table-cell table:style-name="ce37" table:formula="of:=sumiterationactivitypeople([$Planning.BT$2:.BT$62];[.$D15];[.$E15];[.$C15])" office:value-type="string" office:string-value="" calcext:value-type="error">
            <text:p>#NOM ?</text:p>
          </table:table-cell>
          <table:table-cell table:style-name="ce37" table:number-columns-repeated="2"/>
          <table:table-cell table:style-name="ce37" table:formula="of:=sumiterationactivitypeople([$Planning.BW$2:.BW$62];[.$D15];[.$E15];[.$C15])" office:value-type="string" office:string-value="" calcext:value-type="error">
            <text:p>#NOM ?</text:p>
          </table:table-cell>
          <table:table-cell table:style-name="ce37" table:formula="of:=sumiterationactivitypeople([$Planning.BX$2:.BX$62];[.$D15];[.$E15];[.$C15])" office:value-type="string" office:string-value="" calcext:value-type="error">
            <text:p>#NOM ?</text:p>
          </table:table-cell>
          <table:table-cell table:style-name="ce37" table:formula="of:=sumiterationactivitypeople([$Planning.BY$2:.BY$62];[.$D15];[.$E15];[.$C15])" office:value-type="string" office:string-value="" calcext:value-type="error">
            <text:p>#NOM ?</text:p>
          </table:table-cell>
          <table:table-cell table:style-name="ce37" table:formula="of:=sumiterationactivitypeople([$Planning.BZ$2:.BZ$62];[.$D15];[.$E15];[.$C15])" office:value-type="string" office:string-value="" calcext:value-type="error">
            <text:p>#NOM ?</text:p>
          </table:table-cell>
          <table:table-cell table:style-name="ce37" table:formula="of:=sumiterationactivitypeople([$Planning.CA$2:.CA$62];[.$D15];[.$E15];[.$C15])" office:value-type="string" office:string-value="" calcext:value-type="error">
            <text:p>#NOM ?</text:p>
          </table:table-cell>
          <table:table-cell table:style-name="ce37" table:number-columns-repeated="2"/>
          <table:table-cell table:style-name="ce37" table:formula="of:=sumiterationactivitypeople([$Planning.CD$2:.CD$62];[.$D15];[.$E15];[.$C15])" office:value-type="string" office:string-value="" calcext:value-type="error">
            <text:p>#NOM ?</text:p>
          </table:table-cell>
          <table:table-cell table:style-name="ce37" table:formula="of:=sumiterationactivitypeople([$Planning.CE$2:.CE$62];[.$D15];[.$E15];[.$C15])" office:value-type="string" office:string-value="" calcext:value-type="error">
            <text:p>#NOM ?</text:p>
          </table:table-cell>
          <table:table-cell table:style-name="ce37" table:formula="of:=sumiterationactivitypeople([$Planning.CF$2:.CF$62];[.$D15];[.$E15];[.$C15])" office:value-type="string" office:string-value="" calcext:value-type="error">
            <text:p>#NOM ?</text:p>
          </table:table-cell>
          <table:table-cell table:style-name="ce37" table:formula="of:=sumiterationactivitypeople([$Planning.CG$2:.CG$62];[.$D15];[.$E15];[.$C15])" office:value-type="string" office:string-value="" calcext:value-type="error">
            <text:p>#NOM ?</text:p>
          </table:table-cell>
          <table:table-cell table:style-name="ce37" table:formula="of:=sumiterationactivitypeople([$Planning.CH$2:.CH$62];[.$D15];[.$E15];[.$C15])" office:value-type="string" office:string-value="" calcext:value-type="error">
            <text:p>#NOM ?</text:p>
          </table:table-cell>
          <table:table-cell table:style-name="ce37" table:number-columns-repeated="2"/>
          <table:table-cell table:style-name="ce37" table:formula="of:=sumiterationactivitypeople([$Planning.CK$2:.CK$62];[.$D15];[.$E15];[.$C15])" office:value-type="string" office:string-value="" calcext:value-type="error">
            <text:p>#NOM ?</text:p>
          </table:table-cell>
          <table:table-cell table:style-name="ce37" table:formula="of:=sumiterationactivitypeople([$Planning.CL$2:.CL$62];[.$D15];[.$E15];[.$C15])" office:value-type="string" office:string-value="" calcext:value-type="error">
            <text:p>#NOM ?</text:p>
          </table:table-cell>
          <table:table-cell table:style-name="ce37" table:formula="of:=sumiterationactivitypeople([$Planning.CM$2:.CM$62];[.$D15];[.$E15];[.$C15])" office:value-type="string" office:string-value="" calcext:value-type="error">
            <text:p>#NOM ?</text:p>
          </table:table-cell>
          <table:table-cell table:style-name="ce37" table:formula="of:=sumiterationactivitypeople([$Planning.CN$2:.CN$62];[.$D15];[.$E15];[.$C15])" office:value-type="string" office:string-value="" calcext:value-type="error">
            <text:p>#NOM ?</text:p>
          </table:table-cell>
          <table:table-cell table:style-name="ce37" table:formula="of:=sumiterationactivitypeople([$Planning.CO$2:.CO$62];[.$D15];[.$E15];[.$C15])" office:value-type="string" office:string-value="" calcext:value-type="error">
            <text:p>#NOM ?</text:p>
          </table:table-cell>
          <table:table-cell table:style-name="ce37" table:number-columns-repeated="2"/>
          <table:table-cell table:style-name="ce37" table:formula="of:=sumiterationactivitypeople([$Planning.CR$2:.CR$62];[.$D15];[.$E15];[.$C15])" office:value-type="string" office:string-value="" calcext:value-type="error">
            <text:p>#NOM ?</text:p>
          </table:table-cell>
          <table:table-cell table:style-name="ce37" table:formula="of:=sumiterationactivitypeople([$Planning.CS$2:.CS$62];[.$D15];[.$E15];[.$C15])" office:value-type="string" office:string-value="" calcext:value-type="error">
            <text:p>#NOM ?</text:p>
          </table:table-cell>
          <table:table-cell table:style-name="ce37" table:formula="of:=sumiterationactivitypeople([$Planning.CT$2:.CT$62];[.$D15];[.$E15];[.$C15])" office:value-type="string" office:string-value="" calcext:value-type="error">
            <text:p>#NOM ?</text:p>
          </table:table-cell>
          <table:table-cell table:style-name="ce37" table:formula="of:=sumiterationactivitypeople([$Planning.CU$2:.CU$62];[.$D15];[.$E15];[.$C15])" office:value-type="string" office:string-value="" calcext:value-type="error">
            <text:p>#NOM ?</text:p>
          </table:table-cell>
          <table:table-cell table:style-name="ce37" table:formula="of:=sumiterationactivitypeople([$Planning.CV$2:.CV$62];[.$D15];[.$E15];[.$C15])" office:value-type="string" office:string-value="" calcext:value-type="error">
            <text:p>#NOM ?</text:p>
          </table:table-cell>
          <table:table-cell table:style-name="ce37" table:number-columns-repeated="2"/>
          <table:table-cell table:style-name="ce37" table:formula="of:=sumiterationactivitypeople([$Planning.CY$2:.CY$62];[.$D15];[.$E15];[.$C15])" office:value-type="string" office:string-value="" calcext:value-type="error">
            <text:p>#NOM ?</text:p>
          </table:table-cell>
          <table:table-cell table:style-name="ce37" table:formula="of:=sumiterationactivitypeople([$Planning.CZ$2:.CZ$62];[.$D15];[.$E15];[.$C15])" office:value-type="string" office:string-value="" calcext:value-type="error">
            <text:p>#NOM ?</text:p>
          </table:table-cell>
          <table:table-cell table:style-name="ce37" table:formula="of:=sumiterationactivitypeople([$Planning.DA$2:.DA$62];[.$D15];[.$E15];[.$C15])" office:value-type="string" office:string-value="" calcext:value-type="error">
            <text:p>#NOM ?</text:p>
          </table:table-cell>
          <table:table-cell table:style-name="ce37" table:formula="of:=sumiterationactivitypeople([$Planning.DB$2:.DB$62];[.$D15];[.$E15];[.$C15])" office:value-type="string" office:string-value="" calcext:value-type="error">
            <text:p>#NOM ?</text:p>
          </table:table-cell>
          <table:table-cell table:style-name="ce37" table:formula="of:=sumiterationactivitypeople([$Planning.DC$2:.DC$62];[.$D15];[.$E15];[.$C15])" office:value-type="string" office:string-value="" calcext:value-type="error">
            <text:p>#NOM ?</text:p>
          </table:table-cell>
          <table:table-cell table:style-name="ce37" table:number-columns-repeated="4"/>
          <table:table-cell table:style-name="ce37" table:formula="of:=sumiterationactivitypeople([$Planning.DH$2:.DH$62];[.$D15];[.$E15];[.$C15])" office:value-type="string" office:string-value="" calcext:value-type="error">
            <text:p>#NOM ?</text:p>
          </table:table-cell>
          <table:table-cell table:style-name="ce37" table:formula="of:=sumiterationactivitypeople([$Planning.DI$2:.DI$62];[.$D15];[.$E15];[.$C15])" office:value-type="string" office:string-value="" calcext:value-type="error">
            <text:p>#NOM ?</text:p>
          </table:table-cell>
          <table:table-cell table:style-name="ce37" table:formula="of:=sumiterationactivitypeople([$Planning.DJ$2:.DJ$62];[.$D15];[.$E15];[.$C15])" office:value-type="string" office:string-value="" calcext:value-type="error">
            <text:p>#NOM ?</text:p>
          </table:table-cell>
          <table:table-cell table:style-name="ce37" table:number-columns-repeated="4"/>
          <table:table-cell table:style-name="ce37" table:formula="of:=sumiterationactivitypeople([$Planning.DO$2:.DO$62];[.$D15];[.$E15];[.$C15])" office:value-type="string" office:string-value="" calcext:value-type="error">
            <text:p>#NOM ?</text:p>
          </table:table-cell>
          <table:table-cell table:style-name="ce37" table:formula="of:=sumiterationactivitypeople([$Planning.DP$2:.DP$62];[.$D15];[.$E15];[.$C15])" office:value-type="string" office:string-value="" calcext:value-type="error">
            <text:p>#NOM ?</text:p>
          </table:table-cell>
          <table:table-cell table:style-name="ce37" table:formula="of:=sumiterationactivitypeople([$Planning.DQ$2:.DQ$62];[.$D15];[.$E15];[.$C15])" office:value-type="string" office:string-value="" calcext:value-type="error">
            <text:p>#NOM ?</text:p>
          </table:table-cell>
          <table:table-cell table:style-name="ce37" table:number-columns-repeated="2"/>
          <table:table-cell table:style-name="ce37" table:formula="of:=sumiterationactivitypeople([$Planning.DT$2:.DT$62];[.$D15];[.$E15];[.$C15])" office:value-type="string" office:string-value="" calcext:value-type="error">
            <text:p>#NOM ?</text:p>
          </table:table-cell>
          <table:table-cell table:style-name="ce37" table:formula="of:=sumiterationactivitypeople([$Planning.DU$2:.DU$62];[.$D15];[.$E15];[.$C15])" office:value-type="string" office:string-value="" calcext:value-type="error">
            <text:p>#NOM ?</text:p>
          </table:table-cell>
          <table:table-cell table:style-name="ce37" table:formula="of:=sumiterationactivitypeople([$Planning.DV$2:.DV$62];[.$D15];[.$E15];[.$C15])" office:value-type="string" office:string-value="" calcext:value-type="error">
            <text:p>#NOM ?</text:p>
          </table:table-cell>
          <table:table-cell table:style-name="ce37" table:formula="of:=sumiterationactivitypeople([$Planning.DW$2:.DW$62];[.$D15];[.$E15];[.$C15])" office:value-type="string" office:string-value="" calcext:value-type="error">
            <text:p>#NOM ?</text:p>
          </table:table-cell>
          <table:table-cell table:style-name="ce37" table:formula="of:=sumiterationactivitypeople([$Planning.DX$2:.DX$62];[.$D15];[.$E15];[.$C15])" office:value-type="string" office:string-value="" calcext:value-type="error">
            <text:p>#NOM ?</text:p>
          </table:table-cell>
          <table:table-cell table:style-name="ce37" table:number-columns-repeated="2"/>
          <table:table-cell table:style-name="ce37" table:formula="of:=sumiterationactivitypeople([$Planning.EA$2:.EA$62];[.$D15];[.$E15];[.$C15])" office:value-type="string" office:string-value="" calcext:value-type="error">
            <text:p>#NOM ?</text:p>
          </table:table-cell>
          <table:table-cell table:style-name="ce37" table:formula="of:=sumiterationactivitypeople([$Planning.EB$2:.EB$62];[.$D15];[.$E15];[.$C15])" office:value-type="string" office:string-value="" calcext:value-type="error">
            <text:p>#NOM ?</text:p>
          </table:table-cell>
          <table:table-cell table:style-name="ce37" table:formula="of:=sumiterationactivitypeople([$Planning.EC$2:.EC$62];[.$D15];[.$E15];[.$C15])" office:value-type="string" office:string-value="" calcext:value-type="error">
            <text:p>#NOM ?</text:p>
          </table:table-cell>
          <table:table-cell table:style-name="ce37" table:formula="of:=sumiterationactivitypeople([$Planning.ED$2:.ED$62];[.$D15];[.$E15];[.$C15])" office:value-type="string" office:string-value="" calcext:value-type="error">
            <text:p>#NOM ?</text:p>
          </table:table-cell>
          <table:table-cell table:style-name="ce37" table:formula="of:=sumiterationactivitypeople([$Planning.EE$2:.EE$62];[.$D15];[.$E15];[.$C15])" office:value-type="string" office:string-value="" calcext:value-type="error">
            <text:p>#NOM ?</text:p>
          </table:table-cell>
          <table:table-cell table:style-name="ce37" table:number-columns-repeated="2"/>
          <table:table-cell table:style-name="ce37" table:formula="of:=sumiterationactivitypeople([$Planning.EH$2:.EH$62];[.$D15];[.$E15];[.$C15])" office:value-type="string" office:string-value="" calcext:value-type="error">
            <text:p>#NOM ?</text:p>
          </table:table-cell>
          <table:table-cell table:style-name="ce37" table:formula="of:=sumiterationactivitypeople([$Planning.EI$2:.EI$62];[.$D15];[.$E15];[.$C15])" office:value-type="string" office:string-value="" calcext:value-type="error">
            <text:p>#NOM ?</text:p>
          </table:table-cell>
          <table:table-cell table:style-name="ce37" table:formula="of:=sumiterationactivitypeople([$Planning.EJ$2:.EJ$62];[.$D15];[.$E15];[.$C15])" office:value-type="string" office:string-value="" calcext:value-type="error">
            <text:p>#NOM ?</text:p>
          </table:table-cell>
          <table:table-cell table:style-name="ce37" table:formula="of:=sumiterationactivitypeople([$Planning.EK$2:.EK$62];[.$D15];[.$E15];[.$C15])" office:value-type="string" office:string-value="" calcext:value-type="error">
            <text:p>#NOM ?</text:p>
          </table:table-cell>
          <table:table-cell table:style-name="ce37" table:formula="of:=sumiterationactivitypeople([$Planning.EL$2:.EL$62];[.$D15];[.$E15];[.$C15])" office:value-type="string" office:string-value="" calcext:value-type="error">
            <text:p>#NOM ?</text:p>
          </table:table-cell>
          <table:table-cell table:style-name="ce37" table:number-columns-repeated="2"/>
          <table:table-cell table:style-name="ce37" table:formula="of:=sumiterationactivitypeople([$Planning.EO$2:.EO$62];[.$D15];[.$E15];[.$C15])" office:value-type="string" office:string-value="" calcext:value-type="error">
            <text:p>#NOM ?</text:p>
          </table:table-cell>
          <table:table-cell table:style-name="ce37" table:formula="of:=sumiterationactivitypeople([$Planning.EP$2:.EP$62];[.$D15];[.$E15];[.$C15])" office:value-type="string" office:string-value="" calcext:value-type="error">
            <text:p>#NOM ?</text:p>
          </table:table-cell>
          <table:table-cell table:style-name="ce37" table:formula="of:=sumiterationactivitypeople([$Planning.EQ$2:.EQ$62];[.$D15];[.$E15];[.$C15])" office:value-type="string" office:string-value="" calcext:value-type="error">
            <text:p>#NOM ?</text:p>
          </table:table-cell>
          <table:table-cell table:style-name="ce37" table:formula="of:=sumiterationactivitypeople([$Planning.ER$2:.ER$62];[.$D15];[.$E15];[.$C15])" office:value-type="string" office:string-value="" calcext:value-type="error">
            <text:p>#NOM ?</text:p>
          </table:table-cell>
          <table:table-cell table:style-name="ce37" table:formula="of:=sumiterationactivitypeople([$Planning.ES$2:.ES$62];[.$D15];[.$E15];[.$C15])" office:value-type="string" office:string-value="" calcext:value-type="error">
            <text:p>#NOM ?</text:p>
          </table:table-cell>
          <table:table-cell table:style-name="ce37" table:number-columns-repeated="2"/>
          <table:table-cell table:style-name="ce37" table:formula="of:=sumiterationactivitypeople([$Planning.EV$2:.EV$62];[.$D15];[.$E15];[.$C15])" office:value-type="string" office:string-value="" calcext:value-type="error">
            <text:p>#NOM ?</text:p>
          </table:table-cell>
          <table:table-cell table:style-name="ce37" table:formula="of:=sumiterationactivitypeople([$Planning.EW$2:.EW$62];[.$D15];[.$E15];[.$C15])" office:value-type="string" office:string-value="" calcext:value-type="error">
            <text:p>#NOM ?</text:p>
          </table:table-cell>
          <table:table-cell table:style-name="ce37" table:formula="of:=sumiterationactivitypeople([$Planning.EX$2:.EX$62];[.$D15];[.$E15];[.$C15])" office:value-type="string" office:string-value="" calcext:value-type="error">
            <text:p>#NOM ?</text:p>
          </table:table-cell>
          <table:table-cell table:style-name="ce37" table:formula="of:=sumiterationactivitypeople([$Planning.EY$2:.EY$62];[.$D15];[.$E15];[.$C15])" office:value-type="string" office:string-value="" calcext:value-type="error">
            <text:p>#NOM ?</text:p>
          </table:table-cell>
          <table:table-cell table:style-name="ce37" table:formula="of:=sumiterationactivitypeople([$Planning.EZ$2:.EZ$62];[.$D15];[.$E15];[.$C15])" office:value-type="string" office:string-value="" calcext:value-type="error">
            <text:p>#NOM ?</text:p>
          </table:table-cell>
          <table:table-cell table:style-name="ce37" table:number-columns-repeated="2"/>
          <table:table-cell table:style-name="ce37" table:formula="of:=sumiterationactivitypeople([$Planning.FC$2:.FC$62];[.$D15];[.$E15];[.$C15])" office:value-type="string" office:string-value="" calcext:value-type="error">
            <text:p>#NOM ?</text:p>
          </table:table-cell>
          <table:table-cell table:style-name="ce37" table:formula="of:=sumiterationactivitypeople([$Planning.FD$2:.FD$62];[.$D15];[.$E15];[.$C15])" office:value-type="string" office:string-value="" calcext:value-type="error">
            <text:p>#NOM ?</text:p>
          </table:table-cell>
          <table:table-cell table:style-name="ce37" table:formula="of:=sumiterationactivitypeople([$Planning.FE$2:.FE$62];[.$D15];[.$E15];[.$C15])" office:value-type="string" office:string-value="" calcext:value-type="error">
            <text:p>#NOM ?</text:p>
          </table:table-cell>
          <table:table-cell table:style-name="ce37" table:formula="of:=sumiterationactivitypeople([$Planning.FF$2:.FF$62];[.$D15];[.$E15];[.$C15])" office:value-type="string" office:string-value="" calcext:value-type="error">
            <text:p>#NOM ?</text:p>
          </table:table-cell>
          <table:table-cell table:style-name="ce37" table:formula="of:=sumiterationactivitypeople([$Planning.FG$2:.FG$62];[.$D15];[.$E15];[.$C15])" office:value-type="string" office:string-value="" calcext:value-type="error">
            <text:p>#NOM ?</text:p>
          </table:table-cell>
          <table:table-cell table:style-name="ce37" table:number-columns-repeated="2"/>
          <table:table-cell table:style-name="ce37" table:formula="of:=sumiterationactivitypeople([$Planning.FJ$2:.FJ$62];[.$D15];[.$E15];[.$C15])" office:value-type="string" office:string-value="" calcext:value-type="error">
            <text:p>#NOM ?</text:p>
          </table:table-cell>
          <table:table-cell table:style-name="ce37" table:formula="of:=sumiterationactivitypeople([$Planning.FK$2:.FK$62];[.$D15];[.$E15];[.$C15])" office:value-type="string" office:string-value="" calcext:value-type="error">
            <text:p>#NOM ?</text:p>
          </table:table-cell>
          <table:table-cell table:style-name="ce37" table:formula="of:=sumiterationactivitypeople([$Planning.FL$2:.FL$62];[.$D15];[.$E15];[.$C15])" office:value-type="string" office:string-value="" calcext:value-type="error">
            <text:p>#NOM ?</text:p>
          </table:table-cell>
          <table:table-cell table:style-name="ce37" table:formula="of:=sumiterationactivitypeople([$Planning.FM$2:.FM$62];[.$D15];[.$E15];[.$C15])" office:value-type="string" office:string-value="" calcext:value-type="error">
            <text:p>#NOM ?</text:p>
          </table:table-cell>
          <table:table-cell table:style-name="ce37" table:formula="of:=sumiterationactivitypeople([$Planning.FN$2:.FN$62];[.$D15];[.$E15];[.$C15])" office:value-type="string" office:string-value="" calcext:value-type="error">
            <text:p>#NOM ?</text:p>
          </table:table-cell>
          <table:table-cell table:style-name="ce37" table:number-columns-repeated="2"/>
          <table:table-cell table:style-name="ce37" table:formula="of:=sumiterationactivitypeople([$Planning.FQ$2:.FQ$62];[.$D15];[.$E15];[.$C15])" office:value-type="string" office:string-value="" calcext:value-type="error">
            <text:p>#NOM ?</text:p>
          </table:table-cell>
          <table:table-cell table:style-name="ce37" table:formula="of:=sumiterationactivitypeople([$Planning.FR$2:.FR$62];[.$D15];[.$E15];[.$C15])" office:value-type="string" office:string-value="" calcext:value-type="error">
            <text:p>#NOM ?</text:p>
          </table:table-cell>
          <table:table-cell table:style-name="ce37" table:formula="of:=sumiterationactivitypeople([$Planning.FS$2:.FS$62];[.$D15];[.$E15];[.$C15])" office:value-type="string" office:string-value="" calcext:value-type="error">
            <text:p>#NOM ?</text:p>
          </table:table-cell>
          <table:table-cell table:style-name="ce37" table:formula="of:=sumiterationactivitypeople([$Planning.FT$2:.FT$62];[.$D15];[.$E15];[.$C15])" office:value-type="string" office:string-value="" calcext:value-type="error">
            <text:p>#NOM ?</text:p>
          </table:table-cell>
          <table:table-cell table:style-name="ce37" table:formula="of:=sumiterationactivitypeople([$Planning.FU$2:.FU$62];[.$D15];[.$E15];[.$C15])" office:value-type="string" office:string-value="" calcext:value-type="error">
            <text:p>#NOM ?</text:p>
          </table:table-cell>
          <table:table-cell table:style-name="ce37" table:number-columns-repeated="2"/>
          <table:table-cell table:style-name="ce37" table:formula="of:=sumiterationactivitypeople([$Planning.FX$2:.FX$62];[.$D15];[.$E15];[.$C15])" office:value-type="string" office:string-value="" calcext:value-type="error">
            <text:p>#NOM ?</text:p>
          </table:table-cell>
          <table:table-cell table:style-name="ce37" table:formula="of:=sumiterationactivitypeople([$Planning.FY$2:.FY$62];[.$D15];[.$E15];[.$C15])" office:value-type="string" office:string-value="" calcext:value-type="error">
            <text:p>#NOM ?</text:p>
          </table:table-cell>
          <table:table-cell table:style-name="ce37" table:formula="of:=sumiterationactivitypeople([$Planning.FZ$2:.FZ$62];[.$D15];[.$E15];[.$C15])" office:value-type="string" office:string-value="" calcext:value-type="error">
            <text:p>#NOM ?</text:p>
          </table:table-cell>
          <table:table-cell table:style-name="ce37" table:formula="of:=sumiterationactivitypeople([$Planning.GA$2:.GA$62];[.$D15];[.$E15];[.$C15])" office:value-type="string" office:string-value="" calcext:value-type="error">
            <text:p>#NOM ?</text:p>
          </table:table-cell>
          <table:table-cell table:style-name="ce37" table:formula="of:=sumiterationactivitypeople([$Planning.GB$2:.GB$62];[.$D15];[.$E15];[.$C15])" office:value-type="string" office:string-value="" calcext:value-type="error">
            <text:p>#NOM ?</text:p>
          </table:table-cell>
          <table:table-cell table:style-name="ce37" table:number-columns-repeated="2"/>
          <table:table-cell table:style-name="ce37" table:formula="of:=sumiterationactivitypeople([$Planning.GE$2:.GE$62];[.$D15];[.$E15];[.$C15])" office:value-type="string" office:string-value="" calcext:value-type="error">
            <text:p>#NOM ?</text:p>
          </table:table-cell>
          <table:table-cell table:style-name="ce37" table:formula="of:=sumiterationactivitypeople([$Planning.GF$2:.GF$62];[.$D15];[.$E15];[.$C15])" office:value-type="string" office:string-value="" calcext:value-type="error">
            <text:p>#NOM ?</text:p>
          </table:table-cell>
          <table:table-cell table:style-name="ce37" table:formula="of:=sumiterationactivitypeople([$Planning.GG$2:.GG$62];[.$D15];[.$E15];[.$C15])" office:value-type="string" office:string-value="" calcext:value-type="error">
            <text:p>#NOM ?</text:p>
          </table:table-cell>
          <table:table-cell table:style-name="ce37" table:formula="of:=sumiterationactivitypeople([$Planning.GH$2:.GH$62];[.$D15];[.$E15];[.$C15])" office:value-type="string" office:string-value="" calcext:value-type="error">
            <text:p>#NOM ?</text:p>
          </table:table-cell>
          <table:table-cell table:style-name="ce37" table:formula="of:=sumiterationactivitypeople([$Planning.GI$2:.GI$62];[.$D15];[.$E15];[.$C15])" office:value-type="string" office:string-value="" calcext:value-type="error">
            <text:p>#NOM ?</text:p>
          </table:table-cell>
          <table:table-cell table:style-name="ce37"/>
          <table:table-cell table:style-name="ce67"/>
          <table:table-cell table:style-name="ce37" table:formula="of:=SUM([.F15:.EV15])" office:value-type="string" office:string-value="" calcext:value-type="error">
            <text:p>#NOM ?</text:p>
          </table:table-cell>
          <table:table-cell table:style-name="ce37" table:formula="of:=SUM([.EV15:.GJ15])" office:value-type="string" office:string-value="" calcext:value-type="error">
            <text:p>#NOM ?</text:p>
          </table:table-cell>
          <table:table-cell table:style-name="ce37" table:formula="of:=SUM([.GM15:.GN15])" office:value-type="string" office:string-value="" calcext:value-type="error">
            <text:p>#NOM ?</text:p>
          </table:table-cell>
          <table:table-cell table:style-name="ce37" table:number-columns-repeated="827"/>
        </table:table-row>
        <table:table-row table:style-name="ro9">
          <table:table-cell table:style-name="ce37" table:formula="of:=[$Planner.A28]" office:value-type="float" office:value="0" calcext:value-type="float">
            <text:p>0</text:p>
          </table:table-cell>
          <table:table-cell table:style-name="ce37" table:formula="of:=SUM([.F16:.GJ16])" office:value-type="string" office:string-value="" calcext:value-type="error">
            <text:p>#NOM ?</text:p>
          </table:table-cell>
          <table:table-cell table:number-columns-repeated="2" table:style-name="ce38" office:value-type="string" calcext:value-type="string">
            <text:p>**</text:p>
          </table:table-cell>
          <table:table-cell table:style-name="ce82" office:value-type="string" calcext:value-type="string">
            <text:p>ru</text:p>
          </table:table-cell>
          <table:table-cell table:style-name="ce37" table:formula="of:=sumiterationactivitypeople([$Planning.E$2:.E$62];[.$D16];[.$E16];[.$C16])" office:value-type="string" office:string-value="" calcext:value-type="error">
            <text:p>#NOM ?</text:p>
          </table:table-cell>
          <table:table-cell table:style-name="ce37" table:formula="of:=sumiterationactivitypeople([$Planning.F$2:.F$62];[.$D16];[.$E16];[.$C16])" office:value-type="string" office:string-value="" calcext:value-type="error">
            <text:p>#NOM ?</text:p>
          </table:table-cell>
          <table:table-cell table:style-name="ce37" table:formula="of:=sumiterationactivitypeople([$Planning.G$2:.G$62];[.$D16];[.$E16];[.$C16])" office:value-type="string" office:string-value="" calcext:value-type="error">
            <text:p>#NOM ?</text:p>
          </table:table-cell>
          <table:table-cell table:style-name="ce37" table:formula="of:=sumiterationactivitypeople([$Planning.H$2:.H$62];[.$D16];[.$E16];[.$C16])" office:value-type="string" office:string-value="" calcext:value-type="error">
            <text:p>#NOM ?</text:p>
          </table:table-cell>
          <table:table-cell table:style-name="ce37" table:formula="of:=sumiterationactivitypeople([$Planning.I$2:.I$62];[.$D16];[.$E16];[.$C16])" office:value-type="string" office:string-value="" calcext:value-type="error">
            <text:p>#NOM ?</text:p>
          </table:table-cell>
          <table:table-cell table:style-name="ce37" table:number-columns-repeated="2"/>
          <table:table-cell table:style-name="ce37" table:formula="of:=sumiterationactivitypeople([$Planning.L$2:.L$62];[.$D16];[.$E16];[.$C16])" office:value-type="string" office:string-value="" calcext:value-type="error">
            <text:p>#NOM ?</text:p>
          </table:table-cell>
          <table:table-cell table:style-name="ce37" table:formula="of:=sumiterationactivitypeople([$Planning.M$2:.M$62];[.$D16];[.$E16];[.$C16])" office:value-type="string" office:string-value="" calcext:value-type="error">
            <text:p>#NOM ?</text:p>
          </table:table-cell>
          <table:table-cell table:style-name="ce37" table:formula="of:=sumiterationactivitypeople([$Planning.N$2:.N$62];[.$D16];[.$E16];[.$C16])" office:value-type="string" office:string-value="" calcext:value-type="error">
            <text:p>#NOM ?</text:p>
          </table:table-cell>
          <table:table-cell table:style-name="ce37" table:formula="of:=sumiterationactivitypeople([$Planning.O$2:.O$62];[.$D16];[.$E16];[.$C16])" office:value-type="string" office:string-value="" calcext:value-type="error">
            <text:p>#NOM ?</text:p>
          </table:table-cell>
          <table:table-cell table:style-name="ce37" table:formula="of:=sumiterationactivitypeople([$Planning.P$2:.P$62];[.$D16];[.$E16];[.$C16])" office:value-type="string" office:string-value="" calcext:value-type="error">
            <text:p>#NOM ?</text:p>
          </table:table-cell>
          <table:table-cell table:style-name="ce37" table:number-columns-repeated="2"/>
          <table:table-cell table:style-name="ce37" table:formula="of:=sumiterationactivitypeople([$Planning.S$2:.S$62];[.$D16];[.$E16];[.$C16])" office:value-type="string" office:string-value="" calcext:value-type="error">
            <text:p>#NOM ?</text:p>
          </table:table-cell>
          <table:table-cell table:style-name="ce37" table:formula="of:=sumiterationactivitypeople([$Planning.T$2:.T$62];[.$D16];[.$E16];[.$C16])" office:value-type="string" office:string-value="" calcext:value-type="error">
            <text:p>#NOM ?</text:p>
          </table:table-cell>
          <table:table-cell table:style-name="ce37" table:formula="of:=sumiterationactivitypeople([$Planning.U$2:.U$62];[.$D16];[.$E16];[.$C16])" office:value-type="string" office:string-value="" calcext:value-type="error">
            <text:p>#NOM ?</text:p>
          </table:table-cell>
          <table:table-cell table:style-name="ce37" table:formula="of:=sumiterationactivitypeople([$Planning.V$2:.V$62];[.$D16];[.$E16];[.$C16])" office:value-type="string" office:string-value="" calcext:value-type="error">
            <text:p>#NOM ?</text:p>
          </table:table-cell>
          <table:table-cell table:style-name="ce37" table:formula="of:=sumiterationactivitypeople([$Planning.W$2:.W$62];[.$D16];[.$E16];[.$C16])" office:value-type="string" office:string-value="" calcext:value-type="error">
            <text:p>#NOM ?</text:p>
          </table:table-cell>
          <table:table-cell table:style-name="ce37" table:number-columns-repeated="2"/>
          <table:table-cell table:style-name="ce37" table:formula="of:=sumiterationactivitypeople([$Planning.Z$2:.Z$62];[.$D16];[.$E16];[.$C16])" office:value-type="string" office:string-value="" calcext:value-type="error">
            <text:p>#NOM ?</text:p>
          </table:table-cell>
          <table:table-cell table:style-name="ce37" table:formula="of:=sumiterationactivitypeople([$Planning.AA$2:.AA$62];[.$D16];[.$E16];[.$C16])" office:value-type="string" office:string-value="" calcext:value-type="error">
            <text:p>#NOM ?</text:p>
          </table:table-cell>
          <table:table-cell table:style-name="ce37" table:formula="of:=sumiterationactivitypeople([$Planning.AB$2:.AB$62];[.$D16];[.$E16];[.$C16])" office:value-type="string" office:string-value="" calcext:value-type="error">
            <text:p>#NOM ?</text:p>
          </table:table-cell>
          <table:table-cell table:style-name="ce37" table:formula="of:=sumiterationactivitypeople([$Planning.AC$2:.AC$62];[.$D16];[.$E16];[.$C16])" office:value-type="string" office:string-value="" calcext:value-type="error">
            <text:p>#NOM ?</text:p>
          </table:table-cell>
          <table:table-cell table:style-name="ce37" table:formula="of:=sumiterationactivitypeople([$Planning.AD$2:.AD$62];[.$D16];[.$E16];[.$C16])" office:value-type="string" office:string-value="" calcext:value-type="error">
            <text:p>#NOM ?</text:p>
          </table:table-cell>
          <table:table-cell table:style-name="ce37" table:number-columns-repeated="2"/>
          <table:table-cell table:style-name="ce37" table:formula="of:=sumiterationactivitypeople([$Planning.AG$2:.AG$62];[.$D16];[.$E16];[.$C16])" office:value-type="string" office:string-value="" calcext:value-type="error">
            <text:p>#NOM ?</text:p>
          </table:table-cell>
          <table:table-cell table:style-name="ce37" table:formula="of:=sumiterationactivitypeople([$Planning.AH$2:.AH$62];[.$D16];[.$E16];[.$C16])" office:value-type="string" office:string-value="" calcext:value-type="error">
            <text:p>#NOM ?</text:p>
          </table:table-cell>
          <table:table-cell table:style-name="ce37" table:formula="of:=sumiterationactivitypeople([$Planning.AI$2:.AI$62];[.$D16];[.$E16];[.$C16])" office:value-type="string" office:string-value="" calcext:value-type="error">
            <text:p>#NOM ?</text:p>
          </table:table-cell>
          <table:table-cell table:style-name="ce37" table:formula="of:=sumiterationactivitypeople([$Planning.AJ$2:.AJ$62];[.$D16];[.$E16];[.$C16])" office:value-type="string" office:string-value="" calcext:value-type="error">
            <text:p>#NOM ?</text:p>
          </table:table-cell>
          <table:table-cell table:style-name="ce37" table:formula="of:=sumiterationactivitypeople([$Planning.AK$2:.AK$62];[.$D16];[.$E16];[.$C16])" office:value-type="string" office:string-value="" calcext:value-type="error">
            <text:p>#NOM ?</text:p>
          </table:table-cell>
          <table:table-cell table:style-name="ce37" table:number-columns-repeated="2"/>
          <table:table-cell table:style-name="ce37" table:formula="of:=sumiterationactivitypeople([$Planning.AN$2:.AN$62];[.$D16];[.$E16];[.$C16])" office:value-type="string" office:string-value="" calcext:value-type="error">
            <text:p>#NOM ?</text:p>
          </table:table-cell>
          <table:table-cell table:style-name="ce37" table:formula="of:=sumiterationactivitypeople([$Planning.AO$2:.AO$62];[.$D16];[.$E16];[.$C16])" office:value-type="string" office:string-value="" calcext:value-type="error">
            <text:p>#NOM ?</text:p>
          </table:table-cell>
          <table:table-cell table:style-name="ce37" table:formula="of:=sumiterationactivitypeople([$Planning.AP$2:.AP$62];[.$D16];[.$E16];[.$C16])" office:value-type="string" office:string-value="" calcext:value-type="error">
            <text:p>#NOM ?</text:p>
          </table:table-cell>
          <table:table-cell table:style-name="ce37" table:formula="of:=sumiterationactivitypeople([$Planning.AQ$2:.AQ$62];[.$D16];[.$E16];[.$C16])" office:value-type="string" office:string-value="" calcext:value-type="error">
            <text:p>#NOM ?</text:p>
          </table:table-cell>
          <table:table-cell table:style-name="ce37" table:formula="of:=sumiterationactivitypeople([$Planning.AR$2:.AR$62];[.$D16];[.$E16];[.$C16])" office:value-type="string" office:string-value="" calcext:value-type="error">
            <text:p>#NOM ?</text:p>
          </table:table-cell>
          <table:table-cell table:style-name="ce37" table:number-columns-repeated="2"/>
          <table:table-cell table:style-name="ce37" table:formula="of:=sumiterationactivitypeople([$Planning.AU$2:.AU$62];[.$D16];[.$E16];[.$C16])" office:value-type="string" office:string-value="" calcext:value-type="error">
            <text:p>#NOM ?</text:p>
          </table:table-cell>
          <table:table-cell table:style-name="ce37" table:formula="of:=sumiterationactivitypeople([$Planning.AV$2:.AV$62];[.$D16];[.$E16];[.$C16])" office:value-type="string" office:string-value="" calcext:value-type="error">
            <text:p>#NOM ?</text:p>
          </table:table-cell>
          <table:table-cell table:style-name="ce37" table:formula="of:=sumiterationactivitypeople([$Planning.AW$2:.AW$62];[.$D16];[.$E16];[.$C16])" office:value-type="string" office:string-value="" calcext:value-type="error">
            <text:p>#NOM ?</text:p>
          </table:table-cell>
          <table:table-cell table:style-name="ce37" table:formula="of:=sumiterationactivitypeople([$Planning.AX$2:.AX$62];[.$D16];[.$E16];[.$C16])" office:value-type="string" office:string-value="" calcext:value-type="error">
            <text:p>#NOM ?</text:p>
          </table:table-cell>
          <table:table-cell table:style-name="ce37" table:formula="of:=sumiterationactivitypeople([$Planning.AY$2:.AY$62];[.$D16];[.$E16];[.$C16])" office:value-type="string" office:string-value="" calcext:value-type="error">
            <text:p>#NOM ?</text:p>
          </table:table-cell>
          <table:table-cell table:style-name="ce37" table:number-columns-repeated="2"/>
          <table:table-cell table:style-name="ce37" table:formula="of:=sumiterationactivitypeople([$Planning.BB$2:.BB$62];[.$D16];[.$E16];[.$C16])" office:value-type="string" office:string-value="" calcext:value-type="error">
            <text:p>#NOM ?</text:p>
          </table:table-cell>
          <table:table-cell table:style-name="ce37" table:formula="of:=sumiterationactivitypeople([$Planning.BC$2:.BC$62];[.$D16];[.$E16];[.$C16])" office:value-type="string" office:string-value="" calcext:value-type="error">
            <text:p>#NOM ?</text:p>
          </table:table-cell>
          <table:table-cell table:style-name="ce37" table:formula="of:=sumiterationactivitypeople([$Planning.BD$2:.BD$62];[.$D16];[.$E16];[.$C16])" office:value-type="string" office:string-value="" calcext:value-type="error">
            <text:p>#NOM ?</text:p>
          </table:table-cell>
          <table:table-cell table:style-name="ce37" table:number-columns-repeated="4"/>
          <table:table-cell table:style-name="ce37" table:formula="of:=sumiterationactivitypeople([$Planning.BI$2:.BI$62];[.$D16];[.$E16];[.$C16])" office:value-type="string" office:string-value="" calcext:value-type="error">
            <text:p>#NOM ?</text:p>
          </table:table-cell>
          <table:table-cell table:style-name="ce37" table:formula="of:=sumiterationactivitypeople([$Planning.BJ$2:.BJ$62];[.$D16];[.$E16];[.$C16])" office:value-type="string" office:string-value="" calcext:value-type="error">
            <text:p>#NOM ?</text:p>
          </table:table-cell>
          <table:table-cell table:style-name="ce37" table:formula="of:=sumiterationactivitypeople([$Planning.BK$2:.BK$62];[.$D16];[.$E16];[.$C16])" office:value-type="string" office:string-value="" calcext:value-type="error">
            <text:p>#NOM ?</text:p>
          </table:table-cell>
          <table:table-cell table:style-name="ce37" table:formula="of:=sumiterationactivitypeople([$Planning.BL$2:.BL$62];[.$D16];[.$E16];[.$C16])" office:value-type="string" office:string-value="" calcext:value-type="error">
            <text:p>#NOM ?</text:p>
          </table:table-cell>
          <table:table-cell table:style-name="ce37" table:formula="of:=sumiterationactivitypeople([$Planning.BM$2:.BM$62];[.$D16];[.$E16];[.$C16])" office:value-type="string" office:string-value="" calcext:value-type="error">
            <text:p>#NOM ?</text:p>
          </table:table-cell>
          <table:table-cell table:style-name="ce37" table:number-columns-repeated="2"/>
          <table:table-cell table:style-name="ce37" table:formula="of:=sumiterationactivitypeople([$Planning.BP$2:.BP$62];[.$D16];[.$E16];[.$C16])" office:value-type="string" office:string-value="" calcext:value-type="error">
            <text:p>#NOM ?</text:p>
          </table:table-cell>
          <table:table-cell table:style-name="ce37" table:formula="of:=sumiterationactivitypeople([$Planning.BQ$2:.BQ$62];[.$D16];[.$E16];[.$C16])" office:value-type="string" office:string-value="" calcext:value-type="error">
            <text:p>#NOM ?</text:p>
          </table:table-cell>
          <table:table-cell table:style-name="ce37" table:formula="of:=sumiterationactivitypeople([$Planning.BR$2:.BR$62];[.$D16];[.$E16];[.$C16])" office:value-type="string" office:string-value="" calcext:value-type="error">
            <text:p>#NOM ?</text:p>
          </table:table-cell>
          <table:table-cell table:style-name="ce37" table:formula="of:=sumiterationactivitypeople([$Planning.BS$2:.BS$62];[.$D16];[.$E16];[.$C16])" office:value-type="string" office:string-value="" calcext:value-type="error">
            <text:p>#NOM ?</text:p>
          </table:table-cell>
          <table:table-cell table:style-name="ce37" table:formula="of:=sumiterationactivitypeople([$Planning.BT$2:.BT$62];[.$D16];[.$E16];[.$C16])" office:value-type="string" office:string-value="" calcext:value-type="error">
            <text:p>#NOM ?</text:p>
          </table:table-cell>
          <table:table-cell table:style-name="ce37" table:number-columns-repeated="2"/>
          <table:table-cell table:style-name="ce37" table:formula="of:=sumiterationactivitypeople([$Planning.BW$2:.BW$62];[.$D16];[.$E16];[.$C16])" office:value-type="string" office:string-value="" calcext:value-type="error">
            <text:p>#NOM ?</text:p>
          </table:table-cell>
          <table:table-cell table:style-name="ce37" table:formula="of:=sumiterationactivitypeople([$Planning.BX$2:.BX$62];[.$D16];[.$E16];[.$C16])" office:value-type="string" office:string-value="" calcext:value-type="error">
            <text:p>#NOM ?</text:p>
          </table:table-cell>
          <table:table-cell table:style-name="ce37" table:formula="of:=sumiterationactivitypeople([$Planning.BY$2:.BY$62];[.$D16];[.$E16];[.$C16])" office:value-type="string" office:string-value="" calcext:value-type="error">
            <text:p>#NOM ?</text:p>
          </table:table-cell>
          <table:table-cell table:style-name="ce37" table:formula="of:=sumiterationactivitypeople([$Planning.BZ$2:.BZ$62];[.$D16];[.$E16];[.$C16])" office:value-type="string" office:string-value="" calcext:value-type="error">
            <text:p>#NOM ?</text:p>
          </table:table-cell>
          <table:table-cell table:style-name="ce37" table:formula="of:=sumiterationactivitypeople([$Planning.CA$2:.CA$62];[.$D16];[.$E16];[.$C16])" office:value-type="string" office:string-value="" calcext:value-type="error">
            <text:p>#NOM ?</text:p>
          </table:table-cell>
          <table:table-cell table:style-name="ce37" table:number-columns-repeated="2"/>
          <table:table-cell table:style-name="ce37" table:formula="of:=sumiterationactivitypeople([$Planning.CD$2:.CD$62];[.$D16];[.$E16];[.$C16])" office:value-type="string" office:string-value="" calcext:value-type="error">
            <text:p>#NOM ?</text:p>
          </table:table-cell>
          <table:table-cell table:style-name="ce37" table:formula="of:=sumiterationactivitypeople([$Planning.CE$2:.CE$62];[.$D16];[.$E16];[.$C16])" office:value-type="string" office:string-value="" calcext:value-type="error">
            <text:p>#NOM ?</text:p>
          </table:table-cell>
          <table:table-cell table:style-name="ce37" table:formula="of:=sumiterationactivitypeople([$Planning.CF$2:.CF$62];[.$D16];[.$E16];[.$C16])" office:value-type="string" office:string-value="" calcext:value-type="error">
            <text:p>#NOM ?</text:p>
          </table:table-cell>
          <table:table-cell table:style-name="ce37" table:formula="of:=sumiterationactivitypeople([$Planning.CG$2:.CG$62];[.$D16];[.$E16];[.$C16])" office:value-type="string" office:string-value="" calcext:value-type="error">
            <text:p>#NOM ?</text:p>
          </table:table-cell>
          <table:table-cell table:style-name="ce37" table:formula="of:=sumiterationactivitypeople([$Planning.CH$2:.CH$62];[.$D16];[.$E16];[.$C16])" office:value-type="string" office:string-value="" calcext:value-type="error">
            <text:p>#NOM ?</text:p>
          </table:table-cell>
          <table:table-cell table:style-name="ce37" table:number-columns-repeated="2"/>
          <table:table-cell table:style-name="ce37" table:formula="of:=sumiterationactivitypeople([$Planning.CK$2:.CK$62];[.$D16];[.$E16];[.$C16])" office:value-type="string" office:string-value="" calcext:value-type="error">
            <text:p>#NOM ?</text:p>
          </table:table-cell>
          <table:table-cell table:style-name="ce37" table:formula="of:=sumiterationactivitypeople([$Planning.CL$2:.CL$62];[.$D16];[.$E16];[.$C16])" office:value-type="string" office:string-value="" calcext:value-type="error">
            <text:p>#NOM ?</text:p>
          </table:table-cell>
          <table:table-cell table:style-name="ce37" table:formula="of:=sumiterationactivitypeople([$Planning.CM$2:.CM$62];[.$D16];[.$E16];[.$C16])" office:value-type="string" office:string-value="" calcext:value-type="error">
            <text:p>#NOM ?</text:p>
          </table:table-cell>
          <table:table-cell table:style-name="ce37" table:formula="of:=sumiterationactivitypeople([$Planning.CN$2:.CN$62];[.$D16];[.$E16];[.$C16])" office:value-type="string" office:string-value="" calcext:value-type="error">
            <text:p>#NOM ?</text:p>
          </table:table-cell>
          <table:table-cell table:style-name="ce37" table:formula="of:=sumiterationactivitypeople([$Planning.CO$2:.CO$62];[.$D16];[.$E16];[.$C16])" office:value-type="string" office:string-value="" calcext:value-type="error">
            <text:p>#NOM ?</text:p>
          </table:table-cell>
          <table:table-cell table:style-name="ce37" table:number-columns-repeated="2"/>
          <table:table-cell table:style-name="ce37" table:formula="of:=sumiterationactivitypeople([$Planning.CR$2:.CR$62];[.$D16];[.$E16];[.$C16])" office:value-type="string" office:string-value="" calcext:value-type="error">
            <text:p>#NOM ?</text:p>
          </table:table-cell>
          <table:table-cell table:style-name="ce37" table:formula="of:=sumiterationactivitypeople([$Planning.CS$2:.CS$62];[.$D16];[.$E16];[.$C16])" office:value-type="string" office:string-value="" calcext:value-type="error">
            <text:p>#NOM ?</text:p>
          </table:table-cell>
          <table:table-cell table:style-name="ce37" table:formula="of:=sumiterationactivitypeople([$Planning.CT$2:.CT$62];[.$D16];[.$E16];[.$C16])" office:value-type="string" office:string-value="" calcext:value-type="error">
            <text:p>#NOM ?</text:p>
          </table:table-cell>
          <table:table-cell table:style-name="ce37" table:formula="of:=sumiterationactivitypeople([$Planning.CU$2:.CU$62];[.$D16];[.$E16];[.$C16])" office:value-type="string" office:string-value="" calcext:value-type="error">
            <text:p>#NOM ?</text:p>
          </table:table-cell>
          <table:table-cell table:style-name="ce37" table:formula="of:=sumiterationactivitypeople([$Planning.CV$2:.CV$62];[.$D16];[.$E16];[.$C16])" office:value-type="string" office:string-value="" calcext:value-type="error">
            <text:p>#NOM ?</text:p>
          </table:table-cell>
          <table:table-cell table:style-name="ce37" table:number-columns-repeated="2"/>
          <table:table-cell table:style-name="ce37" table:formula="of:=sumiterationactivitypeople([$Planning.CY$2:.CY$62];[.$D16];[.$E16];[.$C16])" office:value-type="string" office:string-value="" calcext:value-type="error">
            <text:p>#NOM ?</text:p>
          </table:table-cell>
          <table:table-cell table:style-name="ce37" table:formula="of:=sumiterationactivitypeople([$Planning.CZ$2:.CZ$62];[.$D16];[.$E16];[.$C16])" office:value-type="string" office:string-value="" calcext:value-type="error">
            <text:p>#NOM ?</text:p>
          </table:table-cell>
          <table:table-cell table:style-name="ce37" table:formula="of:=sumiterationactivitypeople([$Planning.DA$2:.DA$62];[.$D16];[.$E16];[.$C16])" office:value-type="string" office:string-value="" calcext:value-type="error">
            <text:p>#NOM ?</text:p>
          </table:table-cell>
          <table:table-cell table:style-name="ce37" table:formula="of:=sumiterationactivitypeople([$Planning.DB$2:.DB$62];[.$D16];[.$E16];[.$C16])" office:value-type="string" office:string-value="" calcext:value-type="error">
            <text:p>#NOM ?</text:p>
          </table:table-cell>
          <table:table-cell table:style-name="ce37" table:formula="of:=sumiterationactivitypeople([$Planning.DC$2:.DC$62];[.$D16];[.$E16];[.$C16])" office:value-type="string" office:string-value="" calcext:value-type="error">
            <text:p>#NOM ?</text:p>
          </table:table-cell>
          <table:table-cell table:style-name="ce37" table:number-columns-repeated="4"/>
          <table:table-cell table:style-name="ce37" table:formula="of:=sumiterationactivitypeople([$Planning.DH$2:.DH$62];[.$D16];[.$E16];[.$C16])" office:value-type="string" office:string-value="" calcext:value-type="error">
            <text:p>#NOM ?</text:p>
          </table:table-cell>
          <table:table-cell table:style-name="ce37" table:formula="of:=sumiterationactivitypeople([$Planning.DI$2:.DI$62];[.$D16];[.$E16];[.$C16])" office:value-type="string" office:string-value="" calcext:value-type="error">
            <text:p>#NOM ?</text:p>
          </table:table-cell>
          <table:table-cell table:style-name="ce37" table:formula="of:=sumiterationactivitypeople([$Planning.DJ$2:.DJ$62];[.$D16];[.$E16];[.$C16])" office:value-type="string" office:string-value="" calcext:value-type="error">
            <text:p>#NOM ?</text:p>
          </table:table-cell>
          <table:table-cell table:style-name="ce37" table:number-columns-repeated="4"/>
          <table:table-cell table:style-name="ce37" table:formula="of:=sumiterationactivitypeople([$Planning.DO$2:.DO$62];[.$D16];[.$E16];[.$C16])" office:value-type="string" office:string-value="" calcext:value-type="error">
            <text:p>#NOM ?</text:p>
          </table:table-cell>
          <table:table-cell table:style-name="ce37" table:formula="of:=sumiterationactivitypeople([$Planning.DP$2:.DP$62];[.$D16];[.$E16];[.$C16])" office:value-type="string" office:string-value="" calcext:value-type="error">
            <text:p>#NOM ?</text:p>
          </table:table-cell>
          <table:table-cell table:style-name="ce37" table:formula="of:=sumiterationactivitypeople([$Planning.DQ$2:.DQ$62];[.$D16];[.$E16];[.$C16])" office:value-type="string" office:string-value="" calcext:value-type="error">
            <text:p>#NOM ?</text:p>
          </table:table-cell>
          <table:table-cell table:style-name="ce37" table:number-columns-repeated="2"/>
          <table:table-cell table:style-name="ce37" table:formula="of:=sumiterationactivitypeople([$Planning.DT$2:.DT$62];[.$D16];[.$E16];[.$C16])" office:value-type="string" office:string-value="" calcext:value-type="error">
            <text:p>#NOM ?</text:p>
          </table:table-cell>
          <table:table-cell table:style-name="ce37" table:formula="of:=sumiterationactivitypeople([$Planning.DU$2:.DU$62];[.$D16];[.$E16];[.$C16])" office:value-type="string" office:string-value="" calcext:value-type="error">
            <text:p>#NOM ?</text:p>
          </table:table-cell>
          <table:table-cell table:style-name="ce37" table:formula="of:=sumiterationactivitypeople([$Planning.DV$2:.DV$62];[.$D16];[.$E16];[.$C16])" office:value-type="string" office:string-value="" calcext:value-type="error">
            <text:p>#NOM ?</text:p>
          </table:table-cell>
          <table:table-cell table:style-name="ce37" table:formula="of:=sumiterationactivitypeople([$Planning.DW$2:.DW$62];[.$D16];[.$E16];[.$C16])" office:value-type="string" office:string-value="" calcext:value-type="error">
            <text:p>#NOM ?</text:p>
          </table:table-cell>
          <table:table-cell table:style-name="ce37" table:formula="of:=sumiterationactivitypeople([$Planning.DX$2:.DX$62];[.$D16];[.$E16];[.$C16])" office:value-type="string" office:string-value="" calcext:value-type="error">
            <text:p>#NOM ?</text:p>
          </table:table-cell>
          <table:table-cell table:style-name="ce37" table:number-columns-repeated="2"/>
          <table:table-cell table:style-name="ce37" table:formula="of:=sumiterationactivitypeople([$Planning.EA$2:.EA$62];[.$D16];[.$E16];[.$C16])" office:value-type="string" office:string-value="" calcext:value-type="error">
            <text:p>#NOM ?</text:p>
          </table:table-cell>
          <table:table-cell table:style-name="ce37" table:formula="of:=sumiterationactivitypeople([$Planning.EB$2:.EB$62];[.$D16];[.$E16];[.$C16])" office:value-type="string" office:string-value="" calcext:value-type="error">
            <text:p>#NOM ?</text:p>
          </table:table-cell>
          <table:table-cell table:style-name="ce37" table:formula="of:=sumiterationactivitypeople([$Planning.EC$2:.EC$62];[.$D16];[.$E16];[.$C16])" office:value-type="string" office:string-value="" calcext:value-type="error">
            <text:p>#NOM ?</text:p>
          </table:table-cell>
          <table:table-cell table:style-name="ce37" table:formula="of:=sumiterationactivitypeople([$Planning.ED$2:.ED$62];[.$D16];[.$E16];[.$C16])" office:value-type="string" office:string-value="" calcext:value-type="error">
            <text:p>#NOM ?</text:p>
          </table:table-cell>
          <table:table-cell table:style-name="ce37" table:formula="of:=sumiterationactivitypeople([$Planning.EE$2:.EE$62];[.$D16];[.$E16];[.$C16])" office:value-type="string" office:string-value="" calcext:value-type="error">
            <text:p>#NOM ?</text:p>
          </table:table-cell>
          <table:table-cell table:style-name="ce37" table:number-columns-repeated="2"/>
          <table:table-cell table:style-name="ce37" table:formula="of:=sumiterationactivitypeople([$Planning.EH$2:.EH$62];[.$D16];[.$E16];[.$C16])" office:value-type="string" office:string-value="" calcext:value-type="error">
            <text:p>#NOM ?</text:p>
          </table:table-cell>
          <table:table-cell table:style-name="ce37" table:formula="of:=sumiterationactivitypeople([$Planning.EI$2:.EI$62];[.$D16];[.$E16];[.$C16])" office:value-type="string" office:string-value="" calcext:value-type="error">
            <text:p>#NOM ?</text:p>
          </table:table-cell>
          <table:table-cell table:style-name="ce37" table:formula="of:=sumiterationactivitypeople([$Planning.EJ$2:.EJ$62];[.$D16];[.$E16];[.$C16])" office:value-type="string" office:string-value="" calcext:value-type="error">
            <text:p>#NOM ?</text:p>
          </table:table-cell>
          <table:table-cell table:style-name="ce37" table:formula="of:=sumiterationactivitypeople([$Planning.EK$2:.EK$62];[.$D16];[.$E16];[.$C16])" office:value-type="string" office:string-value="" calcext:value-type="error">
            <text:p>#NOM ?</text:p>
          </table:table-cell>
          <table:table-cell table:style-name="ce37" table:formula="of:=sumiterationactivitypeople([$Planning.EL$2:.EL$62];[.$D16];[.$E16];[.$C16])" office:value-type="string" office:string-value="" calcext:value-type="error">
            <text:p>#NOM ?</text:p>
          </table:table-cell>
          <table:table-cell table:style-name="ce37" table:number-columns-repeated="2"/>
          <table:table-cell table:style-name="ce37" table:formula="of:=sumiterationactivitypeople([$Planning.EO$2:.EO$62];[.$D16];[.$E16];[.$C16])" office:value-type="string" office:string-value="" calcext:value-type="error">
            <text:p>#NOM ?</text:p>
          </table:table-cell>
          <table:table-cell table:style-name="ce37" table:formula="of:=sumiterationactivitypeople([$Planning.EP$2:.EP$62];[.$D16];[.$E16];[.$C16])" office:value-type="string" office:string-value="" calcext:value-type="error">
            <text:p>#NOM ?</text:p>
          </table:table-cell>
          <table:table-cell table:style-name="ce37" table:formula="of:=sumiterationactivitypeople([$Planning.EQ$2:.EQ$62];[.$D16];[.$E16];[.$C16])" office:value-type="string" office:string-value="" calcext:value-type="error">
            <text:p>#NOM ?</text:p>
          </table:table-cell>
          <table:table-cell table:style-name="ce37" table:formula="of:=sumiterationactivitypeople([$Planning.ER$2:.ER$62];[.$D16];[.$E16];[.$C16])" office:value-type="string" office:string-value="" calcext:value-type="error">
            <text:p>#NOM ?</text:p>
          </table:table-cell>
          <table:table-cell table:style-name="ce37" table:formula="of:=sumiterationactivitypeople([$Planning.ES$2:.ES$62];[.$D16];[.$E16];[.$C16])" office:value-type="string" office:string-value="" calcext:value-type="error">
            <text:p>#NOM ?</text:p>
          </table:table-cell>
          <table:table-cell table:style-name="ce37" table:number-columns-repeated="2"/>
          <table:table-cell table:style-name="ce37" table:formula="of:=sumiterationactivitypeople([$Planning.EV$2:.EV$62];[.$D16];[.$E16];[.$C16])" office:value-type="string" office:string-value="" calcext:value-type="error">
            <text:p>#NOM ?</text:p>
          </table:table-cell>
          <table:table-cell table:style-name="ce37" table:formula="of:=sumiterationactivitypeople([$Planning.EW$2:.EW$62];[.$D16];[.$E16];[.$C16])" office:value-type="string" office:string-value="" calcext:value-type="error">
            <text:p>#NOM ?</text:p>
          </table:table-cell>
          <table:table-cell table:style-name="ce37" table:formula="of:=sumiterationactivitypeople([$Planning.EX$2:.EX$62];[.$D16];[.$E16];[.$C16])" office:value-type="string" office:string-value="" calcext:value-type="error">
            <text:p>#NOM ?</text:p>
          </table:table-cell>
          <table:table-cell table:style-name="ce37" table:formula="of:=sumiterationactivitypeople([$Planning.EY$2:.EY$62];[.$D16];[.$E16];[.$C16])" office:value-type="string" office:string-value="" calcext:value-type="error">
            <text:p>#NOM ?</text:p>
          </table:table-cell>
          <table:table-cell table:style-name="ce37" table:formula="of:=sumiterationactivitypeople([$Planning.EZ$2:.EZ$62];[.$D16];[.$E16];[.$C16])" office:value-type="string" office:string-value="" calcext:value-type="error">
            <text:p>#NOM ?</text:p>
          </table:table-cell>
          <table:table-cell table:style-name="ce37" table:number-columns-repeated="2"/>
          <table:table-cell table:style-name="ce37" table:formula="of:=sumiterationactivitypeople([$Planning.FC$2:.FC$62];[.$D16];[.$E16];[.$C16])" office:value-type="string" office:string-value="" calcext:value-type="error">
            <text:p>#NOM ?</text:p>
          </table:table-cell>
          <table:table-cell table:style-name="ce37" table:formula="of:=sumiterationactivitypeople([$Planning.FD$2:.FD$62];[.$D16];[.$E16];[.$C16])" office:value-type="string" office:string-value="" calcext:value-type="error">
            <text:p>#NOM ?</text:p>
          </table:table-cell>
          <table:table-cell table:style-name="ce37" table:formula="of:=sumiterationactivitypeople([$Planning.FE$2:.FE$62];[.$D16];[.$E16];[.$C16])" office:value-type="string" office:string-value="" calcext:value-type="error">
            <text:p>#NOM ?</text:p>
          </table:table-cell>
          <table:table-cell table:style-name="ce37" table:formula="of:=sumiterationactivitypeople([$Planning.FF$2:.FF$62];[.$D16];[.$E16];[.$C16])" office:value-type="string" office:string-value="" calcext:value-type="error">
            <text:p>#NOM ?</text:p>
          </table:table-cell>
          <table:table-cell table:style-name="ce37" table:formula="of:=sumiterationactivitypeople([$Planning.FG$2:.FG$62];[.$D16];[.$E16];[.$C16])" office:value-type="string" office:string-value="" calcext:value-type="error">
            <text:p>#NOM ?</text:p>
          </table:table-cell>
          <table:table-cell table:style-name="ce37" table:number-columns-repeated="2"/>
          <table:table-cell table:style-name="ce37" table:formula="of:=sumiterationactivitypeople([$Planning.FJ$2:.FJ$62];[.$D16];[.$E16];[.$C16])" office:value-type="string" office:string-value="" calcext:value-type="error">
            <text:p>#NOM ?</text:p>
          </table:table-cell>
          <table:table-cell table:style-name="ce37" table:formula="of:=sumiterationactivitypeople([$Planning.FK$2:.FK$62];[.$D16];[.$E16];[.$C16])" office:value-type="string" office:string-value="" calcext:value-type="error">
            <text:p>#NOM ?</text:p>
          </table:table-cell>
          <table:table-cell table:style-name="ce37" table:formula="of:=sumiterationactivitypeople([$Planning.FL$2:.FL$62];[.$D16];[.$E16];[.$C16])" office:value-type="string" office:string-value="" calcext:value-type="error">
            <text:p>#NOM ?</text:p>
          </table:table-cell>
          <table:table-cell table:style-name="ce37" table:formula="of:=sumiterationactivitypeople([$Planning.FM$2:.FM$62];[.$D16];[.$E16];[.$C16])" office:value-type="string" office:string-value="" calcext:value-type="error">
            <text:p>#NOM ?</text:p>
          </table:table-cell>
          <table:table-cell table:style-name="ce37" table:formula="of:=sumiterationactivitypeople([$Planning.FN$2:.FN$62];[.$D16];[.$E16];[.$C16])" office:value-type="string" office:string-value="" calcext:value-type="error">
            <text:p>#NOM ?</text:p>
          </table:table-cell>
          <table:table-cell table:style-name="ce37" table:number-columns-repeated="2"/>
          <table:table-cell table:style-name="ce37" table:formula="of:=sumiterationactivitypeople([$Planning.FQ$2:.FQ$62];[.$D16];[.$E16];[.$C16])" office:value-type="string" office:string-value="" calcext:value-type="error">
            <text:p>#NOM ?</text:p>
          </table:table-cell>
          <table:table-cell table:style-name="ce37" table:formula="of:=sumiterationactivitypeople([$Planning.FR$2:.FR$62];[.$D16];[.$E16];[.$C16])" office:value-type="string" office:string-value="" calcext:value-type="error">
            <text:p>#NOM ?</text:p>
          </table:table-cell>
          <table:table-cell table:style-name="ce37" table:formula="of:=sumiterationactivitypeople([$Planning.FS$2:.FS$62];[.$D16];[.$E16];[.$C16])" office:value-type="string" office:string-value="" calcext:value-type="error">
            <text:p>#NOM ?</text:p>
          </table:table-cell>
          <table:table-cell table:style-name="ce37" table:formula="of:=sumiterationactivitypeople([$Planning.FT$2:.FT$62];[.$D16];[.$E16];[.$C16])" office:value-type="string" office:string-value="" calcext:value-type="error">
            <text:p>#NOM ?</text:p>
          </table:table-cell>
          <table:table-cell table:style-name="ce37" table:formula="of:=sumiterationactivitypeople([$Planning.FU$2:.FU$62];[.$D16];[.$E16];[.$C16])" office:value-type="string" office:string-value="" calcext:value-type="error">
            <text:p>#NOM ?</text:p>
          </table:table-cell>
          <table:table-cell table:style-name="ce37" table:number-columns-repeated="2"/>
          <table:table-cell table:style-name="ce37" table:formula="of:=sumiterationactivitypeople([$Planning.FX$2:.FX$62];[.$D16];[.$E16];[.$C16])" office:value-type="string" office:string-value="" calcext:value-type="error">
            <text:p>#NOM ?</text:p>
          </table:table-cell>
          <table:table-cell table:style-name="ce37" table:formula="of:=sumiterationactivitypeople([$Planning.FY$2:.FY$62];[.$D16];[.$E16];[.$C16])" office:value-type="string" office:string-value="" calcext:value-type="error">
            <text:p>#NOM ?</text:p>
          </table:table-cell>
          <table:table-cell table:style-name="ce37" table:formula="of:=sumiterationactivitypeople([$Planning.FZ$2:.FZ$62];[.$D16];[.$E16];[.$C16])" office:value-type="string" office:string-value="" calcext:value-type="error">
            <text:p>#NOM ?</text:p>
          </table:table-cell>
          <table:table-cell table:style-name="ce37" table:formula="of:=sumiterationactivitypeople([$Planning.GA$2:.GA$62];[.$D16];[.$E16];[.$C16])" office:value-type="string" office:string-value="" calcext:value-type="error">
            <text:p>#NOM ?</text:p>
          </table:table-cell>
          <table:table-cell table:style-name="ce37" table:formula="of:=sumiterationactivitypeople([$Planning.GB$2:.GB$62];[.$D16];[.$E16];[.$C16])" office:value-type="string" office:string-value="" calcext:value-type="error">
            <text:p>#NOM ?</text:p>
          </table:table-cell>
          <table:table-cell table:style-name="ce37" table:number-columns-repeated="2"/>
          <table:table-cell table:style-name="ce37" table:formula="of:=sumiterationactivitypeople([$Planning.GE$2:.GE$62];[.$D16];[.$E16];[.$C16])" office:value-type="string" office:string-value="" calcext:value-type="error">
            <text:p>#NOM ?</text:p>
          </table:table-cell>
          <table:table-cell table:style-name="ce37" table:formula="of:=sumiterationactivitypeople([$Planning.GF$2:.GF$62];[.$D16];[.$E16];[.$C16])" office:value-type="string" office:string-value="" calcext:value-type="error">
            <text:p>#NOM ?</text:p>
          </table:table-cell>
          <table:table-cell table:style-name="ce37" table:formula="of:=sumiterationactivitypeople([$Planning.GG$2:.GG$62];[.$D16];[.$E16];[.$C16])" office:value-type="string" office:string-value="" calcext:value-type="error">
            <text:p>#NOM ?</text:p>
          </table:table-cell>
          <table:table-cell table:style-name="ce37" table:formula="of:=sumiterationactivitypeople([$Planning.GH$2:.GH$62];[.$D16];[.$E16];[.$C16])" office:value-type="string" office:string-value="" calcext:value-type="error">
            <text:p>#NOM ?</text:p>
          </table:table-cell>
          <table:table-cell table:style-name="ce37" table:formula="of:=sumiterationactivitypeople([$Planning.GI$2:.GI$62];[.$D16];[.$E16];[.$C16])" office:value-type="string" office:string-value="" calcext:value-type="error">
            <text:p>#NOM ?</text:p>
          </table:table-cell>
          <table:table-cell table:style-name="ce37"/>
          <table:table-cell table:style-name="ce67"/>
          <table:table-cell table:style-name="ce37" table:formula="of:=SUM([.F16:.EV16])" office:value-type="string" office:string-value="" calcext:value-type="error">
            <text:p>#NOM ?</text:p>
          </table:table-cell>
          <table:table-cell table:style-name="ce37" table:formula="of:=SUM([.EV16:.GJ16])" office:value-type="string" office:string-value="" calcext:value-type="error">
            <text:p>#NOM ?</text:p>
          </table:table-cell>
          <table:table-cell table:style-name="ce37" table:formula="of:=SUM([.GM16:.GN16])" office:value-type="string" office:string-value="" calcext:value-type="error">
            <text:p>#NOM ?</text:p>
          </table:table-cell>
          <table:table-cell table:style-name="ce37" table:number-columns-repeated="827"/>
        </table:table-row>
        <table:table-row table:style-name="ro9">
          <table:table-cell table:style-name="ce37" table:formula="of:=[$Planner.A29]" office:value-type="float" office:value="0" calcext:value-type="float">
            <text:p>0</text:p>
          </table:table-cell>
          <table:table-cell table:style-name="ce37" table:formula="of:=SUM([.F17:.GJ17])" office:value-type="string" office:string-value="" calcext:value-type="error">
            <text:p>#NOM ?</text:p>
          </table:table-cell>
          <table:table-cell table:number-columns-repeated="2" table:style-name="ce38" office:value-type="string" calcext:value-type="string">
            <text:p>**</text:p>
          </table:table-cell>
          <table:table-cell table:style-name="ce79" office:value-type="string" calcext:value-type="string">
            <text:p>td</text:p>
          </table:table-cell>
          <table:table-cell table:style-name="ce37" table:formula="of:=sumiterationactivitypeople([$Planning.E$2:.E$62];[.$D17];[.$E17];[.$C17])" office:value-type="string" office:string-value="" calcext:value-type="error">
            <text:p>#NOM ?</text:p>
          </table:table-cell>
          <table:table-cell table:style-name="ce37" table:formula="of:=sumiterationactivitypeople([$Planning.F$2:.F$62];[.$D17];[.$E17];[.$C17])" office:value-type="string" office:string-value="" calcext:value-type="error">
            <text:p>#NOM ?</text:p>
          </table:table-cell>
          <table:table-cell table:style-name="ce37" table:formula="of:=sumiterationactivitypeople([$Planning.G$2:.G$62];[.$D17];[.$E17];[.$C17])" office:value-type="string" office:string-value="" calcext:value-type="error">
            <text:p>#NOM ?</text:p>
          </table:table-cell>
          <table:table-cell table:style-name="ce37" table:formula="of:=sumiterationactivitypeople([$Planning.H$2:.H$62];[.$D17];[.$E17];[.$C17])" office:value-type="string" office:string-value="" calcext:value-type="error">
            <text:p>#NOM ?</text:p>
          </table:table-cell>
          <table:table-cell table:style-name="ce37" table:formula="of:=sumiterationactivitypeople([$Planning.I$2:.I$62];[.$D17];[.$E17];[.$C17])" office:value-type="string" office:string-value="" calcext:value-type="error">
            <text:p>#NOM ?</text:p>
          </table:table-cell>
          <table:table-cell table:style-name="ce37" table:number-columns-repeated="2"/>
          <table:table-cell table:style-name="ce37" table:formula="of:=sumiterationactivitypeople([$Planning.L$2:.L$62];[.$D17];[.$E17];[.$C17])" office:value-type="string" office:string-value="" calcext:value-type="error">
            <text:p>#NOM ?</text:p>
          </table:table-cell>
          <table:table-cell table:style-name="ce37" table:formula="of:=sumiterationactivitypeople([$Planning.M$2:.M$62];[.$D17];[.$E17];[.$C17])" office:value-type="string" office:string-value="" calcext:value-type="error">
            <text:p>#NOM ?</text:p>
          </table:table-cell>
          <table:table-cell table:style-name="ce37" table:formula="of:=sumiterationactivitypeople([$Planning.N$2:.N$62];[.$D17];[.$E17];[.$C17])" office:value-type="string" office:string-value="" calcext:value-type="error">
            <text:p>#NOM ?</text:p>
          </table:table-cell>
          <table:table-cell table:style-name="ce37" table:formula="of:=sumiterationactivitypeople([$Planning.O$2:.O$62];[.$D17];[.$E17];[.$C17])" office:value-type="string" office:string-value="" calcext:value-type="error">
            <text:p>#NOM ?</text:p>
          </table:table-cell>
          <table:table-cell table:style-name="ce37" table:formula="of:=sumiterationactivitypeople([$Planning.P$2:.P$62];[.$D17];[.$E17];[.$C17])" office:value-type="string" office:string-value="" calcext:value-type="error">
            <text:p>#NOM ?</text:p>
          </table:table-cell>
          <table:table-cell table:style-name="ce37" table:number-columns-repeated="2"/>
          <table:table-cell table:style-name="ce37" table:formula="of:=sumiterationactivitypeople([$Planning.S$2:.S$62];[.$D17];[.$E17];[.$C17])" office:value-type="string" office:string-value="" calcext:value-type="error">
            <text:p>#NOM ?</text:p>
          </table:table-cell>
          <table:table-cell table:style-name="ce37" table:formula="of:=sumiterationactivitypeople([$Planning.T$2:.T$62];[.$D17];[.$E17];[.$C17])" office:value-type="string" office:string-value="" calcext:value-type="error">
            <text:p>#NOM ?</text:p>
          </table:table-cell>
          <table:table-cell table:style-name="ce37" table:formula="of:=sumiterationactivitypeople([$Planning.U$2:.U$62];[.$D17];[.$E17];[.$C17])" office:value-type="string" office:string-value="" calcext:value-type="error">
            <text:p>#NOM ?</text:p>
          </table:table-cell>
          <table:table-cell table:style-name="ce37" table:formula="of:=sumiterationactivitypeople([$Planning.V$2:.V$62];[.$D17];[.$E17];[.$C17])" office:value-type="string" office:string-value="" calcext:value-type="error">
            <text:p>#NOM ?</text:p>
          </table:table-cell>
          <table:table-cell table:style-name="ce37" table:formula="of:=sumiterationactivitypeople([$Planning.W$2:.W$62];[.$D17];[.$E17];[.$C17])" office:value-type="string" office:string-value="" calcext:value-type="error">
            <text:p>#NOM ?</text:p>
          </table:table-cell>
          <table:table-cell table:style-name="ce37" table:number-columns-repeated="2"/>
          <table:table-cell table:style-name="ce37" table:formula="of:=sumiterationactivitypeople([$Planning.Z$2:.Z$62];[.$D17];[.$E17];[.$C17])" office:value-type="string" office:string-value="" calcext:value-type="error">
            <text:p>#NOM ?</text:p>
          </table:table-cell>
          <table:table-cell table:style-name="ce37" table:formula="of:=sumiterationactivitypeople([$Planning.AA$2:.AA$62];[.$D17];[.$E17];[.$C17])" office:value-type="string" office:string-value="" calcext:value-type="error">
            <text:p>#NOM ?</text:p>
          </table:table-cell>
          <table:table-cell table:style-name="ce37" table:formula="of:=sumiterationactivitypeople([$Planning.AB$2:.AB$62];[.$D17];[.$E17];[.$C17])" office:value-type="string" office:string-value="" calcext:value-type="error">
            <text:p>#NOM ?</text:p>
          </table:table-cell>
          <table:table-cell table:style-name="ce37" table:formula="of:=sumiterationactivitypeople([$Planning.AC$2:.AC$62];[.$D17];[.$E17];[.$C17])" office:value-type="string" office:string-value="" calcext:value-type="error">
            <text:p>#NOM ?</text:p>
          </table:table-cell>
          <table:table-cell table:style-name="ce37" table:formula="of:=sumiterationactivitypeople([$Planning.AD$2:.AD$62];[.$D17];[.$E17];[.$C17])" office:value-type="string" office:string-value="" calcext:value-type="error">
            <text:p>#NOM ?</text:p>
          </table:table-cell>
          <table:table-cell table:style-name="ce37" table:number-columns-repeated="2"/>
          <table:table-cell table:style-name="ce37" table:formula="of:=sumiterationactivitypeople([$Planning.AG$2:.AG$62];[.$D17];[.$E17];[.$C17])" office:value-type="string" office:string-value="" calcext:value-type="error">
            <text:p>#NOM ?</text:p>
          </table:table-cell>
          <table:table-cell table:style-name="ce37" table:formula="of:=sumiterationactivitypeople([$Planning.AH$2:.AH$62];[.$D17];[.$E17];[.$C17])" office:value-type="string" office:string-value="" calcext:value-type="error">
            <text:p>#NOM ?</text:p>
          </table:table-cell>
          <table:table-cell table:style-name="ce37" table:formula="of:=sumiterationactivitypeople([$Planning.AI$2:.AI$62];[.$D17];[.$E17];[.$C17])" office:value-type="string" office:string-value="" calcext:value-type="error">
            <text:p>#NOM ?</text:p>
          </table:table-cell>
          <table:table-cell table:style-name="ce37" table:formula="of:=sumiterationactivitypeople([$Planning.AJ$2:.AJ$62];[.$D17];[.$E17];[.$C17])" office:value-type="string" office:string-value="" calcext:value-type="error">
            <text:p>#NOM ?</text:p>
          </table:table-cell>
          <table:table-cell table:style-name="ce37" table:formula="of:=sumiterationactivitypeople([$Planning.AK$2:.AK$62];[.$D17];[.$E17];[.$C17])" office:value-type="string" office:string-value="" calcext:value-type="error">
            <text:p>#NOM ?</text:p>
          </table:table-cell>
          <table:table-cell table:style-name="ce37" table:number-columns-repeated="2"/>
          <table:table-cell table:style-name="ce37" table:formula="of:=sumiterationactivitypeople([$Planning.AN$2:.AN$62];[.$D17];[.$E17];[.$C17])" office:value-type="string" office:string-value="" calcext:value-type="error">
            <text:p>#NOM ?</text:p>
          </table:table-cell>
          <table:table-cell table:style-name="ce37" table:formula="of:=sumiterationactivitypeople([$Planning.AO$2:.AO$62];[.$D17];[.$E17];[.$C17])" office:value-type="string" office:string-value="" calcext:value-type="error">
            <text:p>#NOM ?</text:p>
          </table:table-cell>
          <table:table-cell table:style-name="ce37" table:formula="of:=sumiterationactivitypeople([$Planning.AP$2:.AP$62];[.$D17];[.$E17];[.$C17])" office:value-type="string" office:string-value="" calcext:value-type="error">
            <text:p>#NOM ?</text:p>
          </table:table-cell>
          <table:table-cell table:style-name="ce37" table:formula="of:=sumiterationactivitypeople([$Planning.AQ$2:.AQ$62];[.$D17];[.$E17];[.$C17])" office:value-type="string" office:string-value="" calcext:value-type="error">
            <text:p>#NOM ?</text:p>
          </table:table-cell>
          <table:table-cell table:style-name="ce37" table:formula="of:=sumiterationactivitypeople([$Planning.AR$2:.AR$62];[.$D17];[.$E17];[.$C17])" office:value-type="string" office:string-value="" calcext:value-type="error">
            <text:p>#NOM ?</text:p>
          </table:table-cell>
          <table:table-cell table:style-name="ce37" table:number-columns-repeated="2"/>
          <table:table-cell table:style-name="ce37" table:formula="of:=sumiterationactivitypeople([$Planning.AU$2:.AU$62];[.$D17];[.$E17];[.$C17])" office:value-type="string" office:string-value="" calcext:value-type="error">
            <text:p>#NOM ?</text:p>
          </table:table-cell>
          <table:table-cell table:style-name="ce37" table:formula="of:=sumiterationactivitypeople([$Planning.AV$2:.AV$62];[.$D17];[.$E17];[.$C17])" office:value-type="string" office:string-value="" calcext:value-type="error">
            <text:p>#NOM ?</text:p>
          </table:table-cell>
          <table:table-cell table:style-name="ce37" table:formula="of:=sumiterationactivitypeople([$Planning.AW$2:.AW$62];[.$D17];[.$E17];[.$C17])" office:value-type="string" office:string-value="" calcext:value-type="error">
            <text:p>#NOM ?</text:p>
          </table:table-cell>
          <table:table-cell table:style-name="ce37" table:formula="of:=sumiterationactivitypeople([$Planning.AX$2:.AX$62];[.$D17];[.$E17];[.$C17])" office:value-type="string" office:string-value="" calcext:value-type="error">
            <text:p>#NOM ?</text:p>
          </table:table-cell>
          <table:table-cell table:style-name="ce37" table:formula="of:=sumiterationactivitypeople([$Planning.AY$2:.AY$62];[.$D17];[.$E17];[.$C17])" office:value-type="string" office:string-value="" calcext:value-type="error">
            <text:p>#NOM ?</text:p>
          </table:table-cell>
          <table:table-cell table:style-name="ce37" table:number-columns-repeated="2"/>
          <table:table-cell table:style-name="ce37" table:formula="of:=sumiterationactivitypeople([$Planning.BB$2:.BB$62];[.$D17];[.$E17];[.$C17])" office:value-type="string" office:string-value="" calcext:value-type="error">
            <text:p>#NOM ?</text:p>
          </table:table-cell>
          <table:table-cell table:style-name="ce37" table:formula="of:=sumiterationactivitypeople([$Planning.BC$2:.BC$62];[.$D17];[.$E17];[.$C17])" office:value-type="string" office:string-value="" calcext:value-type="error">
            <text:p>#NOM ?</text:p>
          </table:table-cell>
          <table:table-cell table:style-name="ce37" table:formula="of:=sumiterationactivitypeople([$Planning.BD$2:.BD$62];[.$D17];[.$E17];[.$C17])" office:value-type="string" office:string-value="" calcext:value-type="error">
            <text:p>#NOM ?</text:p>
          </table:table-cell>
          <table:table-cell table:style-name="ce37" table:number-columns-repeated="4"/>
          <table:table-cell table:style-name="ce37" table:formula="of:=sumiterationactivitypeople([$Planning.BI$2:.BI$62];[.$D17];[.$E17];[.$C17])" office:value-type="string" office:string-value="" calcext:value-type="error">
            <text:p>#NOM ?</text:p>
          </table:table-cell>
          <table:table-cell table:style-name="ce37" table:formula="of:=sumiterationactivitypeople([$Planning.BJ$2:.BJ$62];[.$D17];[.$E17];[.$C17])" office:value-type="string" office:string-value="" calcext:value-type="error">
            <text:p>#NOM ?</text:p>
          </table:table-cell>
          <table:table-cell table:style-name="ce37" table:formula="of:=sumiterationactivitypeople([$Planning.BK$2:.BK$62];[.$D17];[.$E17];[.$C17])" office:value-type="string" office:string-value="" calcext:value-type="error">
            <text:p>#NOM ?</text:p>
          </table:table-cell>
          <table:table-cell table:style-name="ce37" table:formula="of:=sumiterationactivitypeople([$Planning.BL$2:.BL$62];[.$D17];[.$E17];[.$C17])" office:value-type="string" office:string-value="" calcext:value-type="error">
            <text:p>#NOM ?</text:p>
          </table:table-cell>
          <table:table-cell table:style-name="ce37" table:formula="of:=sumiterationactivitypeople([$Planning.BM$2:.BM$62];[.$D17];[.$E17];[.$C17])" office:value-type="string" office:string-value="" calcext:value-type="error">
            <text:p>#NOM ?</text:p>
          </table:table-cell>
          <table:table-cell table:style-name="ce37" table:number-columns-repeated="2"/>
          <table:table-cell table:style-name="ce37" table:formula="of:=sumiterationactivitypeople([$Planning.BP$2:.BP$62];[.$D17];[.$E17];[.$C17])" office:value-type="string" office:string-value="" calcext:value-type="error">
            <text:p>#NOM ?</text:p>
          </table:table-cell>
          <table:table-cell table:style-name="ce37" table:formula="of:=sumiterationactivitypeople([$Planning.BQ$2:.BQ$62];[.$D17];[.$E17];[.$C17])" office:value-type="string" office:string-value="" calcext:value-type="error">
            <text:p>#NOM ?</text:p>
          </table:table-cell>
          <table:table-cell table:style-name="ce37" table:formula="of:=sumiterationactivitypeople([$Planning.BR$2:.BR$62];[.$D17];[.$E17];[.$C17])" office:value-type="string" office:string-value="" calcext:value-type="error">
            <text:p>#NOM ?</text:p>
          </table:table-cell>
          <table:table-cell table:style-name="ce37" table:formula="of:=sumiterationactivitypeople([$Planning.BS$2:.BS$62];[.$D17];[.$E17];[.$C17])" office:value-type="string" office:string-value="" calcext:value-type="error">
            <text:p>#NOM ?</text:p>
          </table:table-cell>
          <table:table-cell table:style-name="ce37" table:formula="of:=sumiterationactivitypeople([$Planning.BT$2:.BT$62];[.$D17];[.$E17];[.$C17])" office:value-type="string" office:string-value="" calcext:value-type="error">
            <text:p>#NOM ?</text:p>
          </table:table-cell>
          <table:table-cell table:style-name="ce37" table:number-columns-repeated="2"/>
          <table:table-cell table:style-name="ce37" table:formula="of:=sumiterationactivitypeople([$Planning.BW$2:.BW$62];[.$D17];[.$E17];[.$C17])" office:value-type="string" office:string-value="" calcext:value-type="error">
            <text:p>#NOM ?</text:p>
          </table:table-cell>
          <table:table-cell table:style-name="ce37" table:formula="of:=sumiterationactivitypeople([$Planning.BX$2:.BX$62];[.$D17];[.$E17];[.$C17])" office:value-type="string" office:string-value="" calcext:value-type="error">
            <text:p>#NOM ?</text:p>
          </table:table-cell>
          <table:table-cell table:style-name="ce37" table:formula="of:=sumiterationactivitypeople([$Planning.BY$2:.BY$62];[.$D17];[.$E17];[.$C17])" office:value-type="string" office:string-value="" calcext:value-type="error">
            <text:p>#NOM ?</text:p>
          </table:table-cell>
          <table:table-cell table:style-name="ce37" table:formula="of:=sumiterationactivitypeople([$Planning.BZ$2:.BZ$62];[.$D17];[.$E17];[.$C17])" office:value-type="string" office:string-value="" calcext:value-type="error">
            <text:p>#NOM ?</text:p>
          </table:table-cell>
          <table:table-cell table:style-name="ce37" table:formula="of:=sumiterationactivitypeople([$Planning.CA$2:.CA$62];[.$D17];[.$E17];[.$C17])" office:value-type="string" office:string-value="" calcext:value-type="error">
            <text:p>#NOM ?</text:p>
          </table:table-cell>
          <table:table-cell table:style-name="ce37" table:number-columns-repeated="2"/>
          <table:table-cell table:style-name="ce37" table:formula="of:=sumiterationactivitypeople([$Planning.CD$2:.CD$62];[.$D17];[.$E17];[.$C17])" office:value-type="string" office:string-value="" calcext:value-type="error">
            <text:p>#NOM ?</text:p>
          </table:table-cell>
          <table:table-cell table:style-name="ce37" table:formula="of:=sumiterationactivitypeople([$Planning.CE$2:.CE$62];[.$D17];[.$E17];[.$C17])" office:value-type="string" office:string-value="" calcext:value-type="error">
            <text:p>#NOM ?</text:p>
          </table:table-cell>
          <table:table-cell table:style-name="ce37" table:formula="of:=sumiterationactivitypeople([$Planning.CF$2:.CF$62];[.$D17];[.$E17];[.$C17])" office:value-type="string" office:string-value="" calcext:value-type="error">
            <text:p>#NOM ?</text:p>
          </table:table-cell>
          <table:table-cell table:style-name="ce37" table:formula="of:=sumiterationactivitypeople([$Planning.CG$2:.CG$62];[.$D17];[.$E17];[.$C17])" office:value-type="string" office:string-value="" calcext:value-type="error">
            <text:p>#NOM ?</text:p>
          </table:table-cell>
          <table:table-cell table:style-name="ce37" table:formula="of:=sumiterationactivitypeople([$Planning.CH$2:.CH$62];[.$D17];[.$E17];[.$C17])" office:value-type="string" office:string-value="" calcext:value-type="error">
            <text:p>#NOM ?</text:p>
          </table:table-cell>
          <table:table-cell table:style-name="ce37" table:number-columns-repeated="2"/>
          <table:table-cell table:style-name="ce37" table:formula="of:=sumiterationactivitypeople([$Planning.CK$2:.CK$62];[.$D17];[.$E17];[.$C17])" office:value-type="string" office:string-value="" calcext:value-type="error">
            <text:p>#NOM ?</text:p>
          </table:table-cell>
          <table:table-cell table:style-name="ce37" table:formula="of:=sumiterationactivitypeople([$Planning.CL$2:.CL$62];[.$D17];[.$E17];[.$C17])" office:value-type="string" office:string-value="" calcext:value-type="error">
            <text:p>#NOM ?</text:p>
          </table:table-cell>
          <table:table-cell table:style-name="ce37" table:formula="of:=sumiterationactivitypeople([$Planning.CM$2:.CM$62];[.$D17];[.$E17];[.$C17])" office:value-type="string" office:string-value="" calcext:value-type="error">
            <text:p>#NOM ?</text:p>
          </table:table-cell>
          <table:table-cell table:style-name="ce37" table:formula="of:=sumiterationactivitypeople([$Planning.CN$2:.CN$62];[.$D17];[.$E17];[.$C17])" office:value-type="string" office:string-value="" calcext:value-type="error">
            <text:p>#NOM ?</text:p>
          </table:table-cell>
          <table:table-cell table:style-name="ce37" table:formula="of:=sumiterationactivitypeople([$Planning.CO$2:.CO$62];[.$D17];[.$E17];[.$C17])" office:value-type="string" office:string-value="" calcext:value-type="error">
            <text:p>#NOM ?</text:p>
          </table:table-cell>
          <table:table-cell table:style-name="ce37" table:number-columns-repeated="2"/>
          <table:table-cell table:style-name="ce37" table:formula="of:=sumiterationactivitypeople([$Planning.CR$2:.CR$62];[.$D17];[.$E17];[.$C17])" office:value-type="string" office:string-value="" calcext:value-type="error">
            <text:p>#NOM ?</text:p>
          </table:table-cell>
          <table:table-cell table:style-name="ce37" table:formula="of:=sumiterationactivitypeople([$Planning.CS$2:.CS$62];[.$D17];[.$E17];[.$C17])" office:value-type="string" office:string-value="" calcext:value-type="error">
            <text:p>#NOM ?</text:p>
          </table:table-cell>
          <table:table-cell table:style-name="ce37" table:formula="of:=sumiterationactivitypeople([$Planning.CT$2:.CT$62];[.$D17];[.$E17];[.$C17])" office:value-type="string" office:string-value="" calcext:value-type="error">
            <text:p>#NOM ?</text:p>
          </table:table-cell>
          <table:table-cell table:style-name="ce37" table:formula="of:=sumiterationactivitypeople([$Planning.CU$2:.CU$62];[.$D17];[.$E17];[.$C17])" office:value-type="string" office:string-value="" calcext:value-type="error">
            <text:p>#NOM ?</text:p>
          </table:table-cell>
          <table:table-cell table:style-name="ce37" table:formula="of:=sumiterationactivitypeople([$Planning.CV$2:.CV$62];[.$D17];[.$E17];[.$C17])" office:value-type="string" office:string-value="" calcext:value-type="error">
            <text:p>#NOM ?</text:p>
          </table:table-cell>
          <table:table-cell table:style-name="ce37" table:number-columns-repeated="2"/>
          <table:table-cell table:style-name="ce37" table:formula="of:=sumiterationactivitypeople([$Planning.CY$2:.CY$62];[.$D17];[.$E17];[.$C17])" office:value-type="string" office:string-value="" calcext:value-type="error">
            <text:p>#NOM ?</text:p>
          </table:table-cell>
          <table:table-cell table:style-name="ce37" table:formula="of:=sumiterationactivitypeople([$Planning.CZ$2:.CZ$62];[.$D17];[.$E17];[.$C17])" office:value-type="string" office:string-value="" calcext:value-type="error">
            <text:p>#NOM ?</text:p>
          </table:table-cell>
          <table:table-cell table:style-name="ce37" table:formula="of:=sumiterationactivitypeople([$Planning.DA$2:.DA$62];[.$D17];[.$E17];[.$C17])" office:value-type="string" office:string-value="" calcext:value-type="error">
            <text:p>#NOM ?</text:p>
          </table:table-cell>
          <table:table-cell table:style-name="ce37" table:formula="of:=sumiterationactivitypeople([$Planning.DB$2:.DB$62];[.$D17];[.$E17];[.$C17])" office:value-type="string" office:string-value="" calcext:value-type="error">
            <text:p>#NOM ?</text:p>
          </table:table-cell>
          <table:table-cell table:style-name="ce37" table:formula="of:=sumiterationactivitypeople([$Planning.DC$2:.DC$62];[.$D17];[.$E17];[.$C17])" office:value-type="string" office:string-value="" calcext:value-type="error">
            <text:p>#NOM ?</text:p>
          </table:table-cell>
          <table:table-cell table:style-name="ce37" table:number-columns-repeated="4"/>
          <table:table-cell table:style-name="ce37" table:formula="of:=sumiterationactivitypeople([$Planning.DH$2:.DH$62];[.$D17];[.$E17];[.$C17])" office:value-type="string" office:string-value="" calcext:value-type="error">
            <text:p>#NOM ?</text:p>
          </table:table-cell>
          <table:table-cell table:style-name="ce37" table:formula="of:=sumiterationactivitypeople([$Planning.DI$2:.DI$62];[.$D17];[.$E17];[.$C17])" office:value-type="string" office:string-value="" calcext:value-type="error">
            <text:p>#NOM ?</text:p>
          </table:table-cell>
          <table:table-cell table:style-name="ce37" table:formula="of:=sumiterationactivitypeople([$Planning.DJ$2:.DJ$62];[.$D17];[.$E17];[.$C17])" office:value-type="string" office:string-value="" calcext:value-type="error">
            <text:p>#NOM ?</text:p>
          </table:table-cell>
          <table:table-cell table:style-name="ce37" table:number-columns-repeated="4"/>
          <table:table-cell table:style-name="ce37" table:formula="of:=sumiterationactivitypeople([$Planning.DO$2:.DO$62];[.$D17];[.$E17];[.$C17])" office:value-type="string" office:string-value="" calcext:value-type="error">
            <text:p>#NOM ?</text:p>
          </table:table-cell>
          <table:table-cell table:style-name="ce37" table:formula="of:=sumiterationactivitypeople([$Planning.DP$2:.DP$62];[.$D17];[.$E17];[.$C17])" office:value-type="string" office:string-value="" calcext:value-type="error">
            <text:p>#NOM ?</text:p>
          </table:table-cell>
          <table:table-cell table:style-name="ce37" table:formula="of:=sumiterationactivitypeople([$Planning.DQ$2:.DQ$62];[.$D17];[.$E17];[.$C17])" office:value-type="string" office:string-value="" calcext:value-type="error">
            <text:p>#NOM ?</text:p>
          </table:table-cell>
          <table:table-cell table:style-name="ce37" table:number-columns-repeated="2"/>
          <table:table-cell table:style-name="ce37" table:formula="of:=sumiterationactivitypeople([$Planning.DT$2:.DT$62];[.$D17];[.$E17];[.$C17])" office:value-type="string" office:string-value="" calcext:value-type="error">
            <text:p>#NOM ?</text:p>
          </table:table-cell>
          <table:table-cell table:style-name="ce37" table:formula="of:=sumiterationactivitypeople([$Planning.DU$2:.DU$62];[.$D17];[.$E17];[.$C17])" office:value-type="string" office:string-value="" calcext:value-type="error">
            <text:p>#NOM ?</text:p>
          </table:table-cell>
          <table:table-cell table:style-name="ce37" table:formula="of:=sumiterationactivitypeople([$Planning.DV$2:.DV$62];[.$D17];[.$E17];[.$C17])" office:value-type="string" office:string-value="" calcext:value-type="error">
            <text:p>#NOM ?</text:p>
          </table:table-cell>
          <table:table-cell table:style-name="ce37" table:formula="of:=sumiterationactivitypeople([$Planning.DW$2:.DW$62];[.$D17];[.$E17];[.$C17])" office:value-type="string" office:string-value="" calcext:value-type="error">
            <text:p>#NOM ?</text:p>
          </table:table-cell>
          <table:table-cell table:style-name="ce37" table:formula="of:=sumiterationactivitypeople([$Planning.DX$2:.DX$62];[.$D17];[.$E17];[.$C17])" office:value-type="string" office:string-value="" calcext:value-type="error">
            <text:p>#NOM ?</text:p>
          </table:table-cell>
          <table:table-cell table:style-name="ce37" table:number-columns-repeated="2"/>
          <table:table-cell table:style-name="ce37" table:formula="of:=sumiterationactivitypeople([$Planning.EA$2:.EA$62];[.$D17];[.$E17];[.$C17])" office:value-type="string" office:string-value="" calcext:value-type="error">
            <text:p>#NOM ?</text:p>
          </table:table-cell>
          <table:table-cell table:style-name="ce37" table:formula="of:=sumiterationactivitypeople([$Planning.EB$2:.EB$62];[.$D17];[.$E17];[.$C17])" office:value-type="string" office:string-value="" calcext:value-type="error">
            <text:p>#NOM ?</text:p>
          </table:table-cell>
          <table:table-cell table:style-name="ce37" table:formula="of:=sumiterationactivitypeople([$Planning.EC$2:.EC$62];[.$D17];[.$E17];[.$C17])" office:value-type="string" office:string-value="" calcext:value-type="error">
            <text:p>#NOM ?</text:p>
          </table:table-cell>
          <table:table-cell table:style-name="ce37" table:formula="of:=sumiterationactivitypeople([$Planning.ED$2:.ED$62];[.$D17];[.$E17];[.$C17])" office:value-type="string" office:string-value="" calcext:value-type="error">
            <text:p>#NOM ?</text:p>
          </table:table-cell>
          <table:table-cell table:style-name="ce37" table:formula="of:=sumiterationactivitypeople([$Planning.EE$2:.EE$62];[.$D17];[.$E17];[.$C17])" office:value-type="string" office:string-value="" calcext:value-type="error">
            <text:p>#NOM ?</text:p>
          </table:table-cell>
          <table:table-cell table:style-name="ce37" table:number-columns-repeated="2"/>
          <table:table-cell table:style-name="ce37" table:formula="of:=sumiterationactivitypeople([$Planning.EH$2:.EH$62];[.$D17];[.$E17];[.$C17])" office:value-type="string" office:string-value="" calcext:value-type="error">
            <text:p>#NOM ?</text:p>
          </table:table-cell>
          <table:table-cell table:style-name="ce37" table:formula="of:=sumiterationactivitypeople([$Planning.EI$2:.EI$62];[.$D17];[.$E17];[.$C17])" office:value-type="string" office:string-value="" calcext:value-type="error">
            <text:p>#NOM ?</text:p>
          </table:table-cell>
          <table:table-cell table:style-name="ce37" table:formula="of:=sumiterationactivitypeople([$Planning.EJ$2:.EJ$62];[.$D17];[.$E17];[.$C17])" office:value-type="string" office:string-value="" calcext:value-type="error">
            <text:p>#NOM ?</text:p>
          </table:table-cell>
          <table:table-cell table:style-name="ce37" table:formula="of:=sumiterationactivitypeople([$Planning.EK$2:.EK$62];[.$D17];[.$E17];[.$C17])" office:value-type="string" office:string-value="" calcext:value-type="error">
            <text:p>#NOM ?</text:p>
          </table:table-cell>
          <table:table-cell table:style-name="ce37" table:formula="of:=sumiterationactivitypeople([$Planning.EL$2:.EL$62];[.$D17];[.$E17];[.$C17])" office:value-type="string" office:string-value="" calcext:value-type="error">
            <text:p>#NOM ?</text:p>
          </table:table-cell>
          <table:table-cell table:style-name="ce37" table:number-columns-repeated="2"/>
          <table:table-cell table:style-name="ce37" table:formula="of:=sumiterationactivitypeople([$Planning.EO$2:.EO$62];[.$D17];[.$E17];[.$C17])" office:value-type="string" office:string-value="" calcext:value-type="error">
            <text:p>#NOM ?</text:p>
          </table:table-cell>
          <table:table-cell table:style-name="ce37" table:formula="of:=sumiterationactivitypeople([$Planning.EP$2:.EP$62];[.$D17];[.$E17];[.$C17])" office:value-type="string" office:string-value="" calcext:value-type="error">
            <text:p>#NOM ?</text:p>
          </table:table-cell>
          <table:table-cell table:style-name="ce37" table:formula="of:=sumiterationactivitypeople([$Planning.EQ$2:.EQ$62];[.$D17];[.$E17];[.$C17])" office:value-type="string" office:string-value="" calcext:value-type="error">
            <text:p>#NOM ?</text:p>
          </table:table-cell>
          <table:table-cell table:style-name="ce37" table:formula="of:=sumiterationactivitypeople([$Planning.ER$2:.ER$62];[.$D17];[.$E17];[.$C17])" office:value-type="string" office:string-value="" calcext:value-type="error">
            <text:p>#NOM ?</text:p>
          </table:table-cell>
          <table:table-cell table:style-name="ce37" table:formula="of:=sumiterationactivitypeople([$Planning.ES$2:.ES$62];[.$D17];[.$E17];[.$C17])" office:value-type="string" office:string-value="" calcext:value-type="error">
            <text:p>#NOM ?</text:p>
          </table:table-cell>
          <table:table-cell table:style-name="ce37" table:number-columns-repeated="2"/>
          <table:table-cell table:style-name="ce37" table:formula="of:=sumiterationactivitypeople([$Planning.EV$2:.EV$62];[.$D17];[.$E17];[.$C17])" office:value-type="string" office:string-value="" calcext:value-type="error">
            <text:p>#NOM ?</text:p>
          </table:table-cell>
          <table:table-cell table:style-name="ce37" table:formula="of:=sumiterationactivitypeople([$Planning.EW$2:.EW$62];[.$D17];[.$E17];[.$C17])" office:value-type="string" office:string-value="" calcext:value-type="error">
            <text:p>#NOM ?</text:p>
          </table:table-cell>
          <table:table-cell table:style-name="ce37" table:formula="of:=sumiterationactivitypeople([$Planning.EX$2:.EX$62];[.$D17];[.$E17];[.$C17])" office:value-type="string" office:string-value="" calcext:value-type="error">
            <text:p>#NOM ?</text:p>
          </table:table-cell>
          <table:table-cell table:style-name="ce37" table:formula="of:=sumiterationactivitypeople([$Planning.EY$2:.EY$62];[.$D17];[.$E17];[.$C17])" office:value-type="string" office:string-value="" calcext:value-type="error">
            <text:p>#NOM ?</text:p>
          </table:table-cell>
          <table:table-cell table:style-name="ce37" table:formula="of:=sumiterationactivitypeople([$Planning.EZ$2:.EZ$62];[.$D17];[.$E17];[.$C17])" office:value-type="string" office:string-value="" calcext:value-type="error">
            <text:p>#NOM ?</text:p>
          </table:table-cell>
          <table:table-cell table:style-name="ce37" table:number-columns-repeated="2"/>
          <table:table-cell table:style-name="ce37" table:formula="of:=sumiterationactivitypeople([$Planning.FC$2:.FC$62];[.$D17];[.$E17];[.$C17])" office:value-type="string" office:string-value="" calcext:value-type="error">
            <text:p>#NOM ?</text:p>
          </table:table-cell>
          <table:table-cell table:style-name="ce37" table:formula="of:=sumiterationactivitypeople([$Planning.FD$2:.FD$62];[.$D17];[.$E17];[.$C17])" office:value-type="string" office:string-value="" calcext:value-type="error">
            <text:p>#NOM ?</text:p>
          </table:table-cell>
          <table:table-cell table:style-name="ce37" table:formula="of:=sumiterationactivitypeople([$Planning.FE$2:.FE$62];[.$D17];[.$E17];[.$C17])" office:value-type="string" office:string-value="" calcext:value-type="error">
            <text:p>#NOM ?</text:p>
          </table:table-cell>
          <table:table-cell table:style-name="ce37" table:formula="of:=sumiterationactivitypeople([$Planning.FF$2:.FF$62];[.$D17];[.$E17];[.$C17])" office:value-type="string" office:string-value="" calcext:value-type="error">
            <text:p>#NOM ?</text:p>
          </table:table-cell>
          <table:table-cell table:style-name="ce37" table:formula="of:=sumiterationactivitypeople([$Planning.FG$2:.FG$62];[.$D17];[.$E17];[.$C17])" office:value-type="string" office:string-value="" calcext:value-type="error">
            <text:p>#NOM ?</text:p>
          </table:table-cell>
          <table:table-cell table:style-name="ce37" table:number-columns-repeated="2"/>
          <table:table-cell table:style-name="ce37" table:formula="of:=sumiterationactivitypeople([$Planning.FJ$2:.FJ$62];[.$D17];[.$E17];[.$C17])" office:value-type="string" office:string-value="" calcext:value-type="error">
            <text:p>#NOM ?</text:p>
          </table:table-cell>
          <table:table-cell table:style-name="ce37" table:formula="of:=sumiterationactivitypeople([$Planning.FK$2:.FK$62];[.$D17];[.$E17];[.$C17])" office:value-type="string" office:string-value="" calcext:value-type="error">
            <text:p>#NOM ?</text:p>
          </table:table-cell>
          <table:table-cell table:style-name="ce37" table:formula="of:=sumiterationactivitypeople([$Planning.FL$2:.FL$62];[.$D17];[.$E17];[.$C17])" office:value-type="string" office:string-value="" calcext:value-type="error">
            <text:p>#NOM ?</text:p>
          </table:table-cell>
          <table:table-cell table:style-name="ce37" table:formula="of:=sumiterationactivitypeople([$Planning.FM$2:.FM$62];[.$D17];[.$E17];[.$C17])" office:value-type="string" office:string-value="" calcext:value-type="error">
            <text:p>#NOM ?</text:p>
          </table:table-cell>
          <table:table-cell table:style-name="ce37" table:formula="of:=sumiterationactivitypeople([$Planning.FN$2:.FN$62];[.$D17];[.$E17];[.$C17])" office:value-type="string" office:string-value="" calcext:value-type="error">
            <text:p>#NOM ?</text:p>
          </table:table-cell>
          <table:table-cell table:style-name="ce37" table:number-columns-repeated="2"/>
          <table:table-cell table:style-name="ce37" table:formula="of:=sumiterationactivitypeople([$Planning.FQ$2:.FQ$62];[.$D17];[.$E17];[.$C17])" office:value-type="string" office:string-value="" calcext:value-type="error">
            <text:p>#NOM ?</text:p>
          </table:table-cell>
          <table:table-cell table:style-name="ce37" table:formula="of:=sumiterationactivitypeople([$Planning.FR$2:.FR$62];[.$D17];[.$E17];[.$C17])" office:value-type="string" office:string-value="" calcext:value-type="error">
            <text:p>#NOM ?</text:p>
          </table:table-cell>
          <table:table-cell table:style-name="ce37" table:formula="of:=sumiterationactivitypeople([$Planning.FS$2:.FS$62];[.$D17];[.$E17];[.$C17])" office:value-type="string" office:string-value="" calcext:value-type="error">
            <text:p>#NOM ?</text:p>
          </table:table-cell>
          <table:table-cell table:style-name="ce37" table:formula="of:=sumiterationactivitypeople([$Planning.FT$2:.FT$62];[.$D17];[.$E17];[.$C17])" office:value-type="string" office:string-value="" calcext:value-type="error">
            <text:p>#NOM ?</text:p>
          </table:table-cell>
          <table:table-cell table:style-name="ce37" table:formula="of:=sumiterationactivitypeople([$Planning.FU$2:.FU$62];[.$D17];[.$E17];[.$C17])" office:value-type="string" office:string-value="" calcext:value-type="error">
            <text:p>#NOM ?</text:p>
          </table:table-cell>
          <table:table-cell table:style-name="ce37" table:number-columns-repeated="2"/>
          <table:table-cell table:style-name="ce37" table:formula="of:=sumiterationactivitypeople([$Planning.FX$2:.FX$62];[.$D17];[.$E17];[.$C17])" office:value-type="string" office:string-value="" calcext:value-type="error">
            <text:p>#NOM ?</text:p>
          </table:table-cell>
          <table:table-cell table:style-name="ce37" table:formula="of:=sumiterationactivitypeople([$Planning.FY$2:.FY$62];[.$D17];[.$E17];[.$C17])" office:value-type="string" office:string-value="" calcext:value-type="error">
            <text:p>#NOM ?</text:p>
          </table:table-cell>
          <table:table-cell table:style-name="ce37" table:formula="of:=sumiterationactivitypeople([$Planning.FZ$2:.FZ$62];[.$D17];[.$E17];[.$C17])" office:value-type="string" office:string-value="" calcext:value-type="error">
            <text:p>#NOM ?</text:p>
          </table:table-cell>
          <table:table-cell table:style-name="ce37" table:formula="of:=sumiterationactivitypeople([$Planning.GA$2:.GA$62];[.$D17];[.$E17];[.$C17])" office:value-type="string" office:string-value="" calcext:value-type="error">
            <text:p>#NOM ?</text:p>
          </table:table-cell>
          <table:table-cell table:style-name="ce37" table:formula="of:=sumiterationactivitypeople([$Planning.GB$2:.GB$62];[.$D17];[.$E17];[.$C17])" office:value-type="string" office:string-value="" calcext:value-type="error">
            <text:p>#NOM ?</text:p>
          </table:table-cell>
          <table:table-cell table:style-name="ce37" table:number-columns-repeated="2"/>
          <table:table-cell table:style-name="ce37" table:formula="of:=sumiterationactivitypeople([$Planning.GE$2:.GE$62];[.$D17];[.$E17];[.$C17])" office:value-type="string" office:string-value="" calcext:value-type="error">
            <text:p>#NOM ?</text:p>
          </table:table-cell>
          <table:table-cell table:style-name="ce37" table:formula="of:=sumiterationactivitypeople([$Planning.GF$2:.GF$62];[.$D17];[.$E17];[.$C17])" office:value-type="string" office:string-value="" calcext:value-type="error">
            <text:p>#NOM ?</text:p>
          </table:table-cell>
          <table:table-cell table:style-name="ce37" table:formula="of:=sumiterationactivitypeople([$Planning.GG$2:.GG$62];[.$D17];[.$E17];[.$C17])" office:value-type="string" office:string-value="" calcext:value-type="error">
            <text:p>#NOM ?</text:p>
          </table:table-cell>
          <table:table-cell table:style-name="ce37" table:formula="of:=sumiterationactivitypeople([$Planning.GH$2:.GH$62];[.$D17];[.$E17];[.$C17])" office:value-type="string" office:string-value="" calcext:value-type="error">
            <text:p>#NOM ?</text:p>
          </table:table-cell>
          <table:table-cell table:style-name="ce37" table:formula="of:=sumiterationactivitypeople([$Planning.GI$2:.GI$62];[.$D17];[.$E17];[.$C17])" office:value-type="string" office:string-value="" calcext:value-type="error">
            <text:p>#NOM ?</text:p>
          </table:table-cell>
          <table:table-cell table:style-name="ce37"/>
          <table:table-cell table:style-name="ce67"/>
          <table:table-cell table:style-name="ce37" table:formula="of:=SUM([.F17:.EV17])" office:value-type="string" office:string-value="" calcext:value-type="error">
            <text:p>#NOM ?</text:p>
          </table:table-cell>
          <table:table-cell table:style-name="ce37" table:formula="of:=SUM([.EV17:.GJ17])" office:value-type="string" office:string-value="" calcext:value-type="error">
            <text:p>#NOM ?</text:p>
          </table:table-cell>
          <table:table-cell table:style-name="ce37" table:formula="of:=SUM([.GM17:.GN17])" office:value-type="string" office:string-value="" calcext:value-type="error">
            <text:p>#NOM ?</text:p>
          </table:table-cell>
          <table:table-cell table:style-name="ce37" table:number-columns-repeated="827"/>
        </table:table-row>
        <table:table-row table:style-name="ro9">
          <table:table-cell table:style-name="ce37" table:formula="of:=[$Planner.A30]" office:value-type="float" office:value="0" calcext:value-type="float">
            <text:p>0</text:p>
          </table:table-cell>
          <table:table-cell table:style-name="ce37" table:formula="of:=SUM([.F18:.GJ18])" office:value-type="string" office:string-value="" calcext:value-type="error">
            <text:p>#NOM ?</text:p>
          </table:table-cell>
          <table:table-cell table:number-columns-repeated="2" table:style-name="ce38" office:value-type="string" calcext:value-type="string">
            <text:p>**</text:p>
          </table:table-cell>
          <table:table-cell table:style-name="ce79" office:value-type="string" calcext:value-type="string">
            <text:p>tc</text:p>
          </table:table-cell>
          <table:table-cell table:style-name="ce37" table:formula="of:=sumiterationactivitypeople([$Planning.E$2:.E$62];[.$D18];[.$E18];[.$C18])" office:value-type="string" office:string-value="" calcext:value-type="error">
            <text:p>#NOM ?</text:p>
          </table:table-cell>
          <table:table-cell table:style-name="ce37" table:formula="of:=sumiterationactivitypeople([$Planning.F$2:.F$62];[.$D18];[.$E18];[.$C18])" office:value-type="string" office:string-value="" calcext:value-type="error">
            <text:p>#NOM ?</text:p>
          </table:table-cell>
          <table:table-cell table:style-name="ce37" table:formula="of:=sumiterationactivitypeople([$Planning.G$2:.G$62];[.$D18];[.$E18];[.$C18])" office:value-type="string" office:string-value="" calcext:value-type="error">
            <text:p>#NOM ?</text:p>
          </table:table-cell>
          <table:table-cell table:style-name="ce37" table:formula="of:=sumiterationactivitypeople([$Planning.H$2:.H$62];[.$D18];[.$E18];[.$C18])" office:value-type="string" office:string-value="" calcext:value-type="error">
            <text:p>#NOM ?</text:p>
          </table:table-cell>
          <table:table-cell table:style-name="ce37" table:formula="of:=sumiterationactivitypeople([$Planning.I$2:.I$62];[.$D18];[.$E18];[.$C18])" office:value-type="string" office:string-value="" calcext:value-type="error">
            <text:p>#NOM ?</text:p>
          </table:table-cell>
          <table:table-cell table:style-name="ce37" table:number-columns-repeated="2"/>
          <table:table-cell table:style-name="ce37" table:formula="of:=sumiterationactivitypeople([$Planning.L$2:.L$62];[.$D18];[.$E18];[.$C18])" office:value-type="string" office:string-value="" calcext:value-type="error">
            <text:p>#NOM ?</text:p>
          </table:table-cell>
          <table:table-cell table:style-name="ce37" table:formula="of:=sumiterationactivitypeople([$Planning.M$2:.M$62];[.$D18];[.$E18];[.$C18])" office:value-type="string" office:string-value="" calcext:value-type="error">
            <text:p>#NOM ?</text:p>
          </table:table-cell>
          <table:table-cell table:style-name="ce37" table:formula="of:=sumiterationactivitypeople([$Planning.N$2:.N$62];[.$D18];[.$E18];[.$C18])" office:value-type="string" office:string-value="" calcext:value-type="error">
            <text:p>#NOM ?</text:p>
          </table:table-cell>
          <table:table-cell table:style-name="ce37" table:formula="of:=sumiterationactivitypeople([$Planning.O$2:.O$62];[.$D18];[.$E18];[.$C18])" office:value-type="string" office:string-value="" calcext:value-type="error">
            <text:p>#NOM ?</text:p>
          </table:table-cell>
          <table:table-cell table:style-name="ce37" table:formula="of:=sumiterationactivitypeople([$Planning.P$2:.P$62];[.$D18];[.$E18];[.$C18])" office:value-type="string" office:string-value="" calcext:value-type="error">
            <text:p>#NOM ?</text:p>
          </table:table-cell>
          <table:table-cell table:style-name="ce37" table:number-columns-repeated="2"/>
          <table:table-cell table:style-name="ce37" table:formula="of:=sumiterationactivitypeople([$Planning.S$2:.S$62];[.$D18];[.$E18];[.$C18])" office:value-type="string" office:string-value="" calcext:value-type="error">
            <text:p>#NOM ?</text:p>
          </table:table-cell>
          <table:table-cell table:style-name="ce37" table:formula="of:=sumiterationactivitypeople([$Planning.T$2:.T$62];[.$D18];[.$E18];[.$C18])" office:value-type="string" office:string-value="" calcext:value-type="error">
            <text:p>#NOM ?</text:p>
          </table:table-cell>
          <table:table-cell table:style-name="ce37" table:formula="of:=sumiterationactivitypeople([$Planning.U$2:.U$62];[.$D18];[.$E18];[.$C18])" office:value-type="string" office:string-value="" calcext:value-type="error">
            <text:p>#NOM ?</text:p>
          </table:table-cell>
          <table:table-cell table:style-name="ce37" table:formula="of:=sumiterationactivitypeople([$Planning.V$2:.V$62];[.$D18];[.$E18];[.$C18])" office:value-type="string" office:string-value="" calcext:value-type="error">
            <text:p>#NOM ?</text:p>
          </table:table-cell>
          <table:table-cell table:style-name="ce37" table:formula="of:=sumiterationactivitypeople([$Planning.W$2:.W$62];[.$D18];[.$E18];[.$C18])" office:value-type="string" office:string-value="" calcext:value-type="error">
            <text:p>#NOM ?</text:p>
          </table:table-cell>
          <table:table-cell table:style-name="ce37" table:number-columns-repeated="2"/>
          <table:table-cell table:style-name="ce37" table:formula="of:=sumiterationactivitypeople([$Planning.Z$2:.Z$62];[.$D18];[.$E18];[.$C18])" office:value-type="string" office:string-value="" calcext:value-type="error">
            <text:p>#NOM ?</text:p>
          </table:table-cell>
          <table:table-cell table:style-name="ce37" table:formula="of:=sumiterationactivitypeople([$Planning.AA$2:.AA$62];[.$D18];[.$E18];[.$C18])" office:value-type="string" office:string-value="" calcext:value-type="error">
            <text:p>#NOM ?</text:p>
          </table:table-cell>
          <table:table-cell table:style-name="ce37" table:formula="of:=sumiterationactivitypeople([$Planning.AB$2:.AB$62];[.$D18];[.$E18];[.$C18])" office:value-type="string" office:string-value="" calcext:value-type="error">
            <text:p>#NOM ?</text:p>
          </table:table-cell>
          <table:table-cell table:style-name="ce37" table:formula="of:=sumiterationactivitypeople([$Planning.AC$2:.AC$62];[.$D18];[.$E18];[.$C18])" office:value-type="string" office:string-value="" calcext:value-type="error">
            <text:p>#NOM ?</text:p>
          </table:table-cell>
          <table:table-cell table:style-name="ce37" table:formula="of:=sumiterationactivitypeople([$Planning.AD$2:.AD$62];[.$D18];[.$E18];[.$C18])" office:value-type="string" office:string-value="" calcext:value-type="error">
            <text:p>#NOM ?</text:p>
          </table:table-cell>
          <table:table-cell table:style-name="ce37" table:number-columns-repeated="2"/>
          <table:table-cell table:style-name="ce37" table:formula="of:=sumiterationactivitypeople([$Planning.AG$2:.AG$62];[.$D18];[.$E18];[.$C18])" office:value-type="string" office:string-value="" calcext:value-type="error">
            <text:p>#NOM ?</text:p>
          </table:table-cell>
          <table:table-cell table:style-name="ce37" table:formula="of:=sumiterationactivitypeople([$Planning.AH$2:.AH$62];[.$D18];[.$E18];[.$C18])" office:value-type="string" office:string-value="" calcext:value-type="error">
            <text:p>#NOM ?</text:p>
          </table:table-cell>
          <table:table-cell table:style-name="ce37" table:formula="of:=sumiterationactivitypeople([$Planning.AI$2:.AI$62];[.$D18];[.$E18];[.$C18])" office:value-type="string" office:string-value="" calcext:value-type="error">
            <text:p>#NOM ?</text:p>
          </table:table-cell>
          <table:table-cell table:style-name="ce37" table:formula="of:=sumiterationactivitypeople([$Planning.AJ$2:.AJ$62];[.$D18];[.$E18];[.$C18])" office:value-type="string" office:string-value="" calcext:value-type="error">
            <text:p>#NOM ?</text:p>
          </table:table-cell>
          <table:table-cell table:style-name="ce37" table:formula="of:=sumiterationactivitypeople([$Planning.AK$2:.AK$62];[.$D18];[.$E18];[.$C18])" office:value-type="string" office:string-value="" calcext:value-type="error">
            <text:p>#NOM ?</text:p>
          </table:table-cell>
          <table:table-cell table:style-name="ce37" table:number-columns-repeated="2"/>
          <table:table-cell table:style-name="ce37" table:formula="of:=sumiterationactivitypeople([$Planning.AN$2:.AN$62];[.$D18];[.$E18];[.$C18])" office:value-type="string" office:string-value="" calcext:value-type="error">
            <text:p>#NOM ?</text:p>
          </table:table-cell>
          <table:table-cell table:style-name="ce37" table:formula="of:=sumiterationactivitypeople([$Planning.AO$2:.AO$62];[.$D18];[.$E18];[.$C18])" office:value-type="string" office:string-value="" calcext:value-type="error">
            <text:p>#NOM ?</text:p>
          </table:table-cell>
          <table:table-cell table:style-name="ce37" table:formula="of:=sumiterationactivitypeople([$Planning.AP$2:.AP$62];[.$D18];[.$E18];[.$C18])" office:value-type="string" office:string-value="" calcext:value-type="error">
            <text:p>#NOM ?</text:p>
          </table:table-cell>
          <table:table-cell table:style-name="ce37" table:formula="of:=sumiterationactivitypeople([$Planning.AQ$2:.AQ$62];[.$D18];[.$E18];[.$C18])" office:value-type="string" office:string-value="" calcext:value-type="error">
            <text:p>#NOM ?</text:p>
          </table:table-cell>
          <table:table-cell table:style-name="ce37" table:formula="of:=sumiterationactivitypeople([$Planning.AR$2:.AR$62];[.$D18];[.$E18];[.$C18])" office:value-type="string" office:string-value="" calcext:value-type="error">
            <text:p>#NOM ?</text:p>
          </table:table-cell>
          <table:table-cell table:style-name="ce37" table:number-columns-repeated="2"/>
          <table:table-cell table:style-name="ce37" table:formula="of:=sumiterationactivitypeople([$Planning.AU$2:.AU$62];[.$D18];[.$E18];[.$C18])" office:value-type="string" office:string-value="" calcext:value-type="error">
            <text:p>#NOM ?</text:p>
          </table:table-cell>
          <table:table-cell table:style-name="ce37" table:formula="of:=sumiterationactivitypeople([$Planning.AV$2:.AV$62];[.$D18];[.$E18];[.$C18])" office:value-type="string" office:string-value="" calcext:value-type="error">
            <text:p>#NOM ?</text:p>
          </table:table-cell>
          <table:table-cell table:style-name="ce37" table:formula="of:=sumiterationactivitypeople([$Planning.AW$2:.AW$62];[.$D18];[.$E18];[.$C18])" office:value-type="string" office:string-value="" calcext:value-type="error">
            <text:p>#NOM ?</text:p>
          </table:table-cell>
          <table:table-cell table:style-name="ce37" table:formula="of:=sumiterationactivitypeople([$Planning.AX$2:.AX$62];[.$D18];[.$E18];[.$C18])" office:value-type="string" office:string-value="" calcext:value-type="error">
            <text:p>#NOM ?</text:p>
          </table:table-cell>
          <table:table-cell table:style-name="ce37" table:formula="of:=sumiterationactivitypeople([$Planning.AY$2:.AY$62];[.$D18];[.$E18];[.$C18])" office:value-type="string" office:string-value="" calcext:value-type="error">
            <text:p>#NOM ?</text:p>
          </table:table-cell>
          <table:table-cell table:style-name="ce37" table:number-columns-repeated="2"/>
          <table:table-cell table:style-name="ce37" table:formula="of:=sumiterationactivitypeople([$Planning.BB$2:.BB$62];[.$D18];[.$E18];[.$C18])" office:value-type="string" office:string-value="" calcext:value-type="error">
            <text:p>#NOM ?</text:p>
          </table:table-cell>
          <table:table-cell table:style-name="ce37" table:formula="of:=sumiterationactivitypeople([$Planning.BC$2:.BC$62];[.$D18];[.$E18];[.$C18])" office:value-type="string" office:string-value="" calcext:value-type="error">
            <text:p>#NOM ?</text:p>
          </table:table-cell>
          <table:table-cell table:style-name="ce37" table:formula="of:=sumiterationactivitypeople([$Planning.BD$2:.BD$62];[.$D18];[.$E18];[.$C18])" office:value-type="string" office:string-value="" calcext:value-type="error">
            <text:p>#NOM ?</text:p>
          </table:table-cell>
          <table:table-cell table:style-name="ce37" table:number-columns-repeated="4"/>
          <table:table-cell table:style-name="ce37" table:formula="of:=sumiterationactivitypeople([$Planning.BI$2:.BI$62];[.$D18];[.$E18];[.$C18])" office:value-type="string" office:string-value="" calcext:value-type="error">
            <text:p>#NOM ?</text:p>
          </table:table-cell>
          <table:table-cell table:style-name="ce37" table:formula="of:=sumiterationactivitypeople([$Planning.BJ$2:.BJ$62];[.$D18];[.$E18];[.$C18])" office:value-type="string" office:string-value="" calcext:value-type="error">
            <text:p>#NOM ?</text:p>
          </table:table-cell>
          <table:table-cell table:style-name="ce37" table:formula="of:=sumiterationactivitypeople([$Planning.BK$2:.BK$62];[.$D18];[.$E18];[.$C18])" office:value-type="string" office:string-value="" calcext:value-type="error">
            <text:p>#NOM ?</text:p>
          </table:table-cell>
          <table:table-cell table:style-name="ce37" table:formula="of:=sumiterationactivitypeople([$Planning.BL$2:.BL$62];[.$D18];[.$E18];[.$C18])" office:value-type="string" office:string-value="" calcext:value-type="error">
            <text:p>#NOM ?</text:p>
          </table:table-cell>
          <table:table-cell table:style-name="ce37" table:formula="of:=sumiterationactivitypeople([$Planning.BM$2:.BM$62];[.$D18];[.$E18];[.$C18])" office:value-type="string" office:string-value="" calcext:value-type="error">
            <text:p>#NOM ?</text:p>
          </table:table-cell>
          <table:table-cell table:style-name="ce37" table:number-columns-repeated="2"/>
          <table:table-cell table:style-name="ce37" table:formula="of:=sumiterationactivitypeople([$Planning.BP$2:.BP$62];[.$D18];[.$E18];[.$C18])" office:value-type="string" office:string-value="" calcext:value-type="error">
            <text:p>#NOM ?</text:p>
          </table:table-cell>
          <table:table-cell table:style-name="ce37" table:formula="of:=sumiterationactivitypeople([$Planning.BQ$2:.BQ$62];[.$D18];[.$E18];[.$C18])" office:value-type="string" office:string-value="" calcext:value-type="error">
            <text:p>#NOM ?</text:p>
          </table:table-cell>
          <table:table-cell table:style-name="ce37" table:formula="of:=sumiterationactivitypeople([$Planning.BR$2:.BR$62];[.$D18];[.$E18];[.$C18])" office:value-type="string" office:string-value="" calcext:value-type="error">
            <text:p>#NOM ?</text:p>
          </table:table-cell>
          <table:table-cell table:style-name="ce37" table:formula="of:=sumiterationactivitypeople([$Planning.BS$2:.BS$62];[.$D18];[.$E18];[.$C18])" office:value-type="string" office:string-value="" calcext:value-type="error">
            <text:p>#NOM ?</text:p>
          </table:table-cell>
          <table:table-cell table:style-name="ce37" table:formula="of:=sumiterationactivitypeople([$Planning.BT$2:.BT$62];[.$D18];[.$E18];[.$C18])" office:value-type="string" office:string-value="" calcext:value-type="error">
            <text:p>#NOM ?</text:p>
          </table:table-cell>
          <table:table-cell table:style-name="ce37" table:number-columns-repeated="2"/>
          <table:table-cell table:style-name="ce37" table:formula="of:=sumiterationactivitypeople([$Planning.BW$2:.BW$62];[.$D18];[.$E18];[.$C18])" office:value-type="string" office:string-value="" calcext:value-type="error">
            <text:p>#NOM ?</text:p>
          </table:table-cell>
          <table:table-cell table:style-name="ce37" table:formula="of:=sumiterationactivitypeople([$Planning.BX$2:.BX$62];[.$D18];[.$E18];[.$C18])" office:value-type="string" office:string-value="" calcext:value-type="error">
            <text:p>#NOM ?</text:p>
          </table:table-cell>
          <table:table-cell table:style-name="ce37" table:formula="of:=sumiterationactivitypeople([$Planning.BY$2:.BY$62];[.$D18];[.$E18];[.$C18])" office:value-type="string" office:string-value="" calcext:value-type="error">
            <text:p>#NOM ?</text:p>
          </table:table-cell>
          <table:table-cell table:style-name="ce37" table:formula="of:=sumiterationactivitypeople([$Planning.BZ$2:.BZ$62];[.$D18];[.$E18];[.$C18])" office:value-type="string" office:string-value="" calcext:value-type="error">
            <text:p>#NOM ?</text:p>
          </table:table-cell>
          <table:table-cell table:style-name="ce37" table:formula="of:=sumiterationactivitypeople([$Planning.CA$2:.CA$62];[.$D18];[.$E18];[.$C18])" office:value-type="string" office:string-value="" calcext:value-type="error">
            <text:p>#NOM ?</text:p>
          </table:table-cell>
          <table:table-cell table:style-name="ce37" table:number-columns-repeated="2"/>
          <table:table-cell table:style-name="ce37" table:formula="of:=sumiterationactivitypeople([$Planning.CD$2:.CD$62];[.$D18];[.$E18];[.$C18])" office:value-type="string" office:string-value="" calcext:value-type="error">
            <text:p>#NOM ?</text:p>
          </table:table-cell>
          <table:table-cell table:style-name="ce37" table:formula="of:=sumiterationactivitypeople([$Planning.CE$2:.CE$62];[.$D18];[.$E18];[.$C18])" office:value-type="string" office:string-value="" calcext:value-type="error">
            <text:p>#NOM ?</text:p>
          </table:table-cell>
          <table:table-cell table:style-name="ce37" table:formula="of:=sumiterationactivitypeople([$Planning.CF$2:.CF$62];[.$D18];[.$E18];[.$C18])" office:value-type="string" office:string-value="" calcext:value-type="error">
            <text:p>#NOM ?</text:p>
          </table:table-cell>
          <table:table-cell table:style-name="ce37" table:formula="of:=sumiterationactivitypeople([$Planning.CG$2:.CG$62];[.$D18];[.$E18];[.$C18])" office:value-type="string" office:string-value="" calcext:value-type="error">
            <text:p>#NOM ?</text:p>
          </table:table-cell>
          <table:table-cell table:style-name="ce37" table:formula="of:=sumiterationactivitypeople([$Planning.CH$2:.CH$62];[.$D18];[.$E18];[.$C18])" office:value-type="string" office:string-value="" calcext:value-type="error">
            <text:p>#NOM ?</text:p>
          </table:table-cell>
          <table:table-cell table:style-name="ce37" table:number-columns-repeated="2"/>
          <table:table-cell table:style-name="ce37" table:formula="of:=sumiterationactivitypeople([$Planning.CK$2:.CK$62];[.$D18];[.$E18];[.$C18])" office:value-type="string" office:string-value="" calcext:value-type="error">
            <text:p>#NOM ?</text:p>
          </table:table-cell>
          <table:table-cell table:style-name="ce37" table:formula="of:=sumiterationactivitypeople([$Planning.CL$2:.CL$62];[.$D18];[.$E18];[.$C18])" office:value-type="string" office:string-value="" calcext:value-type="error">
            <text:p>#NOM ?</text:p>
          </table:table-cell>
          <table:table-cell table:style-name="ce37" table:formula="of:=sumiterationactivitypeople([$Planning.CM$2:.CM$62];[.$D18];[.$E18];[.$C18])" office:value-type="string" office:string-value="" calcext:value-type="error">
            <text:p>#NOM ?</text:p>
          </table:table-cell>
          <table:table-cell table:style-name="ce37" table:formula="of:=sumiterationactivitypeople([$Planning.CN$2:.CN$62];[.$D18];[.$E18];[.$C18])" office:value-type="string" office:string-value="" calcext:value-type="error">
            <text:p>#NOM ?</text:p>
          </table:table-cell>
          <table:table-cell table:style-name="ce37" table:formula="of:=sumiterationactivitypeople([$Planning.CO$2:.CO$62];[.$D18];[.$E18];[.$C18])" office:value-type="string" office:string-value="" calcext:value-type="error">
            <text:p>#NOM ?</text:p>
          </table:table-cell>
          <table:table-cell table:style-name="ce37" table:number-columns-repeated="2"/>
          <table:table-cell table:style-name="ce37" table:formula="of:=sumiterationactivitypeople([$Planning.CR$2:.CR$62];[.$D18];[.$E18];[.$C18])" office:value-type="string" office:string-value="" calcext:value-type="error">
            <text:p>#NOM ?</text:p>
          </table:table-cell>
          <table:table-cell table:style-name="ce37" table:formula="of:=sumiterationactivitypeople([$Planning.CS$2:.CS$62];[.$D18];[.$E18];[.$C18])" office:value-type="string" office:string-value="" calcext:value-type="error">
            <text:p>#NOM ?</text:p>
          </table:table-cell>
          <table:table-cell table:style-name="ce37" table:formula="of:=sumiterationactivitypeople([$Planning.CT$2:.CT$62];[.$D18];[.$E18];[.$C18])" office:value-type="string" office:string-value="" calcext:value-type="error">
            <text:p>#NOM ?</text:p>
          </table:table-cell>
          <table:table-cell table:style-name="ce37" table:formula="of:=sumiterationactivitypeople([$Planning.CU$2:.CU$62];[.$D18];[.$E18];[.$C18])" office:value-type="string" office:string-value="" calcext:value-type="error">
            <text:p>#NOM ?</text:p>
          </table:table-cell>
          <table:table-cell table:style-name="ce37" table:formula="of:=sumiterationactivitypeople([$Planning.CV$2:.CV$62];[.$D18];[.$E18];[.$C18])" office:value-type="string" office:string-value="" calcext:value-type="error">
            <text:p>#NOM ?</text:p>
          </table:table-cell>
          <table:table-cell table:style-name="ce37" table:number-columns-repeated="2"/>
          <table:table-cell table:style-name="ce37" table:formula="of:=sumiterationactivitypeople([$Planning.CY$2:.CY$62];[.$D18];[.$E18];[.$C18])" office:value-type="string" office:string-value="" calcext:value-type="error">
            <text:p>#NOM ?</text:p>
          </table:table-cell>
          <table:table-cell table:style-name="ce37" table:formula="of:=sumiterationactivitypeople([$Planning.CZ$2:.CZ$62];[.$D18];[.$E18];[.$C18])" office:value-type="string" office:string-value="" calcext:value-type="error">
            <text:p>#NOM ?</text:p>
          </table:table-cell>
          <table:table-cell table:style-name="ce37" table:formula="of:=sumiterationactivitypeople([$Planning.DA$2:.DA$62];[.$D18];[.$E18];[.$C18])" office:value-type="string" office:string-value="" calcext:value-type="error">
            <text:p>#NOM ?</text:p>
          </table:table-cell>
          <table:table-cell table:style-name="ce37" table:formula="of:=sumiterationactivitypeople([$Planning.DB$2:.DB$62];[.$D18];[.$E18];[.$C18])" office:value-type="string" office:string-value="" calcext:value-type="error">
            <text:p>#NOM ?</text:p>
          </table:table-cell>
          <table:table-cell table:style-name="ce37" table:formula="of:=sumiterationactivitypeople([$Planning.DC$2:.DC$62];[.$D18];[.$E18];[.$C18])" office:value-type="string" office:string-value="" calcext:value-type="error">
            <text:p>#NOM ?</text:p>
          </table:table-cell>
          <table:table-cell table:style-name="ce37" table:number-columns-repeated="4"/>
          <table:table-cell table:style-name="ce37" table:formula="of:=sumiterationactivitypeople([$Planning.DH$2:.DH$62];[.$D18];[.$E18];[.$C18])" office:value-type="string" office:string-value="" calcext:value-type="error">
            <text:p>#NOM ?</text:p>
          </table:table-cell>
          <table:table-cell table:style-name="ce37" table:formula="of:=sumiterationactivitypeople([$Planning.DI$2:.DI$62];[.$D18];[.$E18];[.$C18])" office:value-type="string" office:string-value="" calcext:value-type="error">
            <text:p>#NOM ?</text:p>
          </table:table-cell>
          <table:table-cell table:style-name="ce37" table:formula="of:=sumiterationactivitypeople([$Planning.DJ$2:.DJ$62];[.$D18];[.$E18];[.$C18])" office:value-type="string" office:string-value="" calcext:value-type="error">
            <text:p>#NOM ?</text:p>
          </table:table-cell>
          <table:table-cell table:style-name="ce37" table:number-columns-repeated="4"/>
          <table:table-cell table:style-name="ce37" table:formula="of:=sumiterationactivitypeople([$Planning.DO$2:.DO$62];[.$D18];[.$E18];[.$C18])" office:value-type="string" office:string-value="" calcext:value-type="error">
            <text:p>#NOM ?</text:p>
          </table:table-cell>
          <table:table-cell table:style-name="ce37" table:formula="of:=sumiterationactivitypeople([$Planning.DP$2:.DP$62];[.$D18];[.$E18];[.$C18])" office:value-type="string" office:string-value="" calcext:value-type="error">
            <text:p>#NOM ?</text:p>
          </table:table-cell>
          <table:table-cell table:style-name="ce37" table:formula="of:=sumiterationactivitypeople([$Planning.DQ$2:.DQ$62];[.$D18];[.$E18];[.$C18])" office:value-type="string" office:string-value="" calcext:value-type="error">
            <text:p>#NOM ?</text:p>
          </table:table-cell>
          <table:table-cell table:style-name="ce37" table:number-columns-repeated="2"/>
          <table:table-cell table:style-name="ce37" table:formula="of:=sumiterationactivitypeople([$Planning.DT$2:.DT$62];[.$D18];[.$E18];[.$C18])" office:value-type="string" office:string-value="" calcext:value-type="error">
            <text:p>#NOM ?</text:p>
          </table:table-cell>
          <table:table-cell table:style-name="ce37" table:formula="of:=sumiterationactivitypeople([$Planning.DU$2:.DU$62];[.$D18];[.$E18];[.$C18])" office:value-type="string" office:string-value="" calcext:value-type="error">
            <text:p>#NOM ?</text:p>
          </table:table-cell>
          <table:table-cell table:style-name="ce37" table:formula="of:=sumiterationactivitypeople([$Planning.DV$2:.DV$62];[.$D18];[.$E18];[.$C18])" office:value-type="string" office:string-value="" calcext:value-type="error">
            <text:p>#NOM ?</text:p>
          </table:table-cell>
          <table:table-cell table:style-name="ce37" table:formula="of:=sumiterationactivitypeople([$Planning.DW$2:.DW$62];[.$D18];[.$E18];[.$C18])" office:value-type="string" office:string-value="" calcext:value-type="error">
            <text:p>#NOM ?</text:p>
          </table:table-cell>
          <table:table-cell table:style-name="ce37" table:formula="of:=sumiterationactivitypeople([$Planning.DX$2:.DX$62];[.$D18];[.$E18];[.$C18])" office:value-type="string" office:string-value="" calcext:value-type="error">
            <text:p>#NOM ?</text:p>
          </table:table-cell>
          <table:table-cell table:style-name="ce37" table:number-columns-repeated="2"/>
          <table:table-cell table:style-name="ce37" table:formula="of:=sumiterationactivitypeople([$Planning.EA$2:.EA$62];[.$D18];[.$E18];[.$C18])" office:value-type="string" office:string-value="" calcext:value-type="error">
            <text:p>#NOM ?</text:p>
          </table:table-cell>
          <table:table-cell table:style-name="ce37" table:formula="of:=sumiterationactivitypeople([$Planning.EB$2:.EB$62];[.$D18];[.$E18];[.$C18])" office:value-type="string" office:string-value="" calcext:value-type="error">
            <text:p>#NOM ?</text:p>
          </table:table-cell>
          <table:table-cell table:style-name="ce37" table:formula="of:=sumiterationactivitypeople([$Planning.EC$2:.EC$62];[.$D18];[.$E18];[.$C18])" office:value-type="string" office:string-value="" calcext:value-type="error">
            <text:p>#NOM ?</text:p>
          </table:table-cell>
          <table:table-cell table:style-name="ce37" table:formula="of:=sumiterationactivitypeople([$Planning.ED$2:.ED$62];[.$D18];[.$E18];[.$C18])" office:value-type="string" office:string-value="" calcext:value-type="error">
            <text:p>#NOM ?</text:p>
          </table:table-cell>
          <table:table-cell table:style-name="ce37" table:formula="of:=sumiterationactivitypeople([$Planning.EE$2:.EE$62];[.$D18];[.$E18];[.$C18])" office:value-type="string" office:string-value="" calcext:value-type="error">
            <text:p>#NOM ?</text:p>
          </table:table-cell>
          <table:table-cell table:style-name="ce37" table:number-columns-repeated="2"/>
          <table:table-cell table:style-name="ce37" table:formula="of:=sumiterationactivitypeople([$Planning.EH$2:.EH$62];[.$D18];[.$E18];[.$C18])" office:value-type="string" office:string-value="" calcext:value-type="error">
            <text:p>#NOM ?</text:p>
          </table:table-cell>
          <table:table-cell table:style-name="ce37" table:formula="of:=sumiterationactivitypeople([$Planning.EI$2:.EI$62];[.$D18];[.$E18];[.$C18])" office:value-type="string" office:string-value="" calcext:value-type="error">
            <text:p>#NOM ?</text:p>
          </table:table-cell>
          <table:table-cell table:style-name="ce37" table:formula="of:=sumiterationactivitypeople([$Planning.EJ$2:.EJ$62];[.$D18];[.$E18];[.$C18])" office:value-type="string" office:string-value="" calcext:value-type="error">
            <text:p>#NOM ?</text:p>
          </table:table-cell>
          <table:table-cell table:style-name="ce37" table:formula="of:=sumiterationactivitypeople([$Planning.EK$2:.EK$62];[.$D18];[.$E18];[.$C18])" office:value-type="string" office:string-value="" calcext:value-type="error">
            <text:p>#NOM ?</text:p>
          </table:table-cell>
          <table:table-cell table:style-name="ce37" table:formula="of:=sumiterationactivitypeople([$Planning.EL$2:.EL$62];[.$D18];[.$E18];[.$C18])" office:value-type="string" office:string-value="" calcext:value-type="error">
            <text:p>#NOM ?</text:p>
          </table:table-cell>
          <table:table-cell table:style-name="ce37" table:number-columns-repeated="2"/>
          <table:table-cell table:style-name="ce37" table:formula="of:=sumiterationactivitypeople([$Planning.EO$2:.EO$62];[.$D18];[.$E18];[.$C18])" office:value-type="string" office:string-value="" calcext:value-type="error">
            <text:p>#NOM ?</text:p>
          </table:table-cell>
          <table:table-cell table:style-name="ce37" table:formula="of:=sumiterationactivitypeople([$Planning.EP$2:.EP$62];[.$D18];[.$E18];[.$C18])" office:value-type="string" office:string-value="" calcext:value-type="error">
            <text:p>#NOM ?</text:p>
          </table:table-cell>
          <table:table-cell table:style-name="ce37" table:formula="of:=sumiterationactivitypeople([$Planning.EQ$2:.EQ$62];[.$D18];[.$E18];[.$C18])" office:value-type="string" office:string-value="" calcext:value-type="error">
            <text:p>#NOM ?</text:p>
          </table:table-cell>
          <table:table-cell table:style-name="ce37" table:formula="of:=sumiterationactivitypeople([$Planning.ER$2:.ER$62];[.$D18];[.$E18];[.$C18])" office:value-type="string" office:string-value="" calcext:value-type="error">
            <text:p>#NOM ?</text:p>
          </table:table-cell>
          <table:table-cell table:style-name="ce37" table:formula="of:=sumiterationactivitypeople([$Planning.ES$2:.ES$62];[.$D18];[.$E18];[.$C18])" office:value-type="string" office:string-value="" calcext:value-type="error">
            <text:p>#NOM ?</text:p>
          </table:table-cell>
          <table:table-cell table:style-name="ce37" table:number-columns-repeated="2"/>
          <table:table-cell table:style-name="ce37" table:formula="of:=sumiterationactivitypeople([$Planning.EV$2:.EV$62];[.$D18];[.$E18];[.$C18])" office:value-type="string" office:string-value="" calcext:value-type="error">
            <text:p>#NOM ?</text:p>
          </table:table-cell>
          <table:table-cell table:style-name="ce37" table:formula="of:=sumiterationactivitypeople([$Planning.EW$2:.EW$62];[.$D18];[.$E18];[.$C18])" office:value-type="string" office:string-value="" calcext:value-type="error">
            <text:p>#NOM ?</text:p>
          </table:table-cell>
          <table:table-cell table:style-name="ce37" table:formula="of:=sumiterationactivitypeople([$Planning.EX$2:.EX$62];[.$D18];[.$E18];[.$C18])" office:value-type="string" office:string-value="" calcext:value-type="error">
            <text:p>#NOM ?</text:p>
          </table:table-cell>
          <table:table-cell table:style-name="ce37" table:formula="of:=sumiterationactivitypeople([$Planning.EY$2:.EY$62];[.$D18];[.$E18];[.$C18])" office:value-type="string" office:string-value="" calcext:value-type="error">
            <text:p>#NOM ?</text:p>
          </table:table-cell>
          <table:table-cell table:style-name="ce37" table:formula="of:=sumiterationactivitypeople([$Planning.EZ$2:.EZ$62];[.$D18];[.$E18];[.$C18])" office:value-type="string" office:string-value="" calcext:value-type="error">
            <text:p>#NOM ?</text:p>
          </table:table-cell>
          <table:table-cell table:style-name="ce37" table:number-columns-repeated="2"/>
          <table:table-cell table:style-name="ce37" table:formula="of:=sumiterationactivitypeople([$Planning.FC$2:.FC$62];[.$D18];[.$E18];[.$C18])" office:value-type="string" office:string-value="" calcext:value-type="error">
            <text:p>#NOM ?</text:p>
          </table:table-cell>
          <table:table-cell table:style-name="ce37" table:formula="of:=sumiterationactivitypeople([$Planning.FD$2:.FD$62];[.$D18];[.$E18];[.$C18])" office:value-type="string" office:string-value="" calcext:value-type="error">
            <text:p>#NOM ?</text:p>
          </table:table-cell>
          <table:table-cell table:style-name="ce37" table:formula="of:=sumiterationactivitypeople([$Planning.FE$2:.FE$62];[.$D18];[.$E18];[.$C18])" office:value-type="string" office:string-value="" calcext:value-type="error">
            <text:p>#NOM ?</text:p>
          </table:table-cell>
          <table:table-cell table:style-name="ce37" table:formula="of:=sumiterationactivitypeople([$Planning.FF$2:.FF$62];[.$D18];[.$E18];[.$C18])" office:value-type="string" office:string-value="" calcext:value-type="error">
            <text:p>#NOM ?</text:p>
          </table:table-cell>
          <table:table-cell table:style-name="ce37" table:formula="of:=sumiterationactivitypeople([$Planning.FG$2:.FG$62];[.$D18];[.$E18];[.$C18])" office:value-type="string" office:string-value="" calcext:value-type="error">
            <text:p>#NOM ?</text:p>
          </table:table-cell>
          <table:table-cell table:style-name="ce37" table:number-columns-repeated="2"/>
          <table:table-cell table:style-name="ce37" table:formula="of:=sumiterationactivitypeople([$Planning.FJ$2:.FJ$62];[.$D18];[.$E18];[.$C18])" office:value-type="string" office:string-value="" calcext:value-type="error">
            <text:p>#NOM ?</text:p>
          </table:table-cell>
          <table:table-cell table:style-name="ce37" table:formula="of:=sumiterationactivitypeople([$Planning.FK$2:.FK$62];[.$D18];[.$E18];[.$C18])" office:value-type="string" office:string-value="" calcext:value-type="error">
            <text:p>#NOM ?</text:p>
          </table:table-cell>
          <table:table-cell table:style-name="ce37" table:formula="of:=sumiterationactivitypeople([$Planning.FL$2:.FL$62];[.$D18];[.$E18];[.$C18])" office:value-type="string" office:string-value="" calcext:value-type="error">
            <text:p>#NOM ?</text:p>
          </table:table-cell>
          <table:table-cell table:style-name="ce37" table:formula="of:=sumiterationactivitypeople([$Planning.FM$2:.FM$62];[.$D18];[.$E18];[.$C18])" office:value-type="string" office:string-value="" calcext:value-type="error">
            <text:p>#NOM ?</text:p>
          </table:table-cell>
          <table:table-cell table:style-name="ce37" table:formula="of:=sumiterationactivitypeople([$Planning.FN$2:.FN$62];[.$D18];[.$E18];[.$C18])" office:value-type="string" office:string-value="" calcext:value-type="error">
            <text:p>#NOM ?</text:p>
          </table:table-cell>
          <table:table-cell table:style-name="ce37" table:number-columns-repeated="2"/>
          <table:table-cell table:style-name="ce37" table:formula="of:=sumiterationactivitypeople([$Planning.FQ$2:.FQ$62];[.$D18];[.$E18];[.$C18])" office:value-type="string" office:string-value="" calcext:value-type="error">
            <text:p>#NOM ?</text:p>
          </table:table-cell>
          <table:table-cell table:style-name="ce37" table:formula="of:=sumiterationactivitypeople([$Planning.FR$2:.FR$62];[.$D18];[.$E18];[.$C18])" office:value-type="string" office:string-value="" calcext:value-type="error">
            <text:p>#NOM ?</text:p>
          </table:table-cell>
          <table:table-cell table:style-name="ce37" table:formula="of:=sumiterationactivitypeople([$Planning.FS$2:.FS$62];[.$D18];[.$E18];[.$C18])" office:value-type="string" office:string-value="" calcext:value-type="error">
            <text:p>#NOM ?</text:p>
          </table:table-cell>
          <table:table-cell table:style-name="ce37" table:formula="of:=sumiterationactivitypeople([$Planning.FT$2:.FT$62];[.$D18];[.$E18];[.$C18])" office:value-type="string" office:string-value="" calcext:value-type="error">
            <text:p>#NOM ?</text:p>
          </table:table-cell>
          <table:table-cell table:style-name="ce37" table:formula="of:=sumiterationactivitypeople([$Planning.FU$2:.FU$62];[.$D18];[.$E18];[.$C18])" office:value-type="string" office:string-value="" calcext:value-type="error">
            <text:p>#NOM ?</text:p>
          </table:table-cell>
          <table:table-cell table:style-name="ce37" table:number-columns-repeated="2"/>
          <table:table-cell table:style-name="ce37" table:formula="of:=sumiterationactivitypeople([$Planning.FX$2:.FX$62];[.$D18];[.$E18];[.$C18])" office:value-type="string" office:string-value="" calcext:value-type="error">
            <text:p>#NOM ?</text:p>
          </table:table-cell>
          <table:table-cell table:style-name="ce37" table:formula="of:=sumiterationactivitypeople([$Planning.FY$2:.FY$62];[.$D18];[.$E18];[.$C18])" office:value-type="string" office:string-value="" calcext:value-type="error">
            <text:p>#NOM ?</text:p>
          </table:table-cell>
          <table:table-cell table:style-name="ce37" table:formula="of:=sumiterationactivitypeople([$Planning.FZ$2:.FZ$62];[.$D18];[.$E18];[.$C18])" office:value-type="string" office:string-value="" calcext:value-type="error">
            <text:p>#NOM ?</text:p>
          </table:table-cell>
          <table:table-cell table:style-name="ce37" table:formula="of:=sumiterationactivitypeople([$Planning.GA$2:.GA$62];[.$D18];[.$E18];[.$C18])" office:value-type="string" office:string-value="" calcext:value-type="error">
            <text:p>#NOM ?</text:p>
          </table:table-cell>
          <table:table-cell table:style-name="ce37" table:formula="of:=sumiterationactivitypeople([$Planning.GB$2:.GB$62];[.$D18];[.$E18];[.$C18])" office:value-type="string" office:string-value="" calcext:value-type="error">
            <text:p>#NOM ?</text:p>
          </table:table-cell>
          <table:table-cell table:style-name="ce37" table:number-columns-repeated="2"/>
          <table:table-cell table:style-name="ce37" table:formula="of:=sumiterationactivitypeople([$Planning.GE$2:.GE$62];[.$D18];[.$E18];[.$C18])" office:value-type="string" office:string-value="" calcext:value-type="error">
            <text:p>#NOM ?</text:p>
          </table:table-cell>
          <table:table-cell table:style-name="ce37" table:formula="of:=sumiterationactivitypeople([$Planning.GF$2:.GF$62];[.$D18];[.$E18];[.$C18])" office:value-type="string" office:string-value="" calcext:value-type="error">
            <text:p>#NOM ?</text:p>
          </table:table-cell>
          <table:table-cell table:style-name="ce37" table:formula="of:=sumiterationactivitypeople([$Planning.GG$2:.GG$62];[.$D18];[.$E18];[.$C18])" office:value-type="string" office:string-value="" calcext:value-type="error">
            <text:p>#NOM ?</text:p>
          </table:table-cell>
          <table:table-cell table:style-name="ce37" table:formula="of:=sumiterationactivitypeople([$Planning.GH$2:.GH$62];[.$D18];[.$E18];[.$C18])" office:value-type="string" office:string-value="" calcext:value-type="error">
            <text:p>#NOM ?</text:p>
          </table:table-cell>
          <table:table-cell table:style-name="ce37" table:formula="of:=sumiterationactivitypeople([$Planning.GI$2:.GI$62];[.$D18];[.$E18];[.$C18])" office:value-type="string" office:string-value="" calcext:value-type="error">
            <text:p>#NOM ?</text:p>
          </table:table-cell>
          <table:table-cell table:style-name="ce37"/>
          <table:table-cell table:style-name="ce67"/>
          <table:table-cell table:style-name="ce37" table:formula="of:=SUM([.F18:.EV18])" office:value-type="string" office:string-value="" calcext:value-type="error">
            <text:p>#NOM ?</text:p>
          </table:table-cell>
          <table:table-cell table:style-name="ce37" table:formula="of:=SUM([.EV18:.GJ18])" office:value-type="string" office:string-value="" calcext:value-type="error">
            <text:p>#NOM ?</text:p>
          </table:table-cell>
          <table:table-cell table:style-name="ce37" table:formula="of:=SUM([.GM18:.GN18])" office:value-type="string" office:string-value="" calcext:value-type="error">
            <text:p>#NOM ?</text:p>
          </table:table-cell>
          <table:table-cell table:style-name="ce37" table:number-columns-repeated="827"/>
        </table:table-row>
        <table:table-row table:style-name="ro9">
          <table:table-cell table:style-name="ce37" table:formula="of:=[$Planner.A31]" office:value-type="float" office:value="0" calcext:value-type="float">
            <text:p>0</text:p>
          </table:table-cell>
          <table:table-cell table:style-name="ce37" table:formula="of:=SUM([.F19:.GJ19])" office:value-type="string" office:string-value="" calcext:value-type="error">
            <text:p>#NOM ?</text:p>
          </table:table-cell>
          <table:table-cell table:number-columns-repeated="2" table:style-name="ce38" office:value-type="string" calcext:value-type="string">
            <text:p>**</text:p>
          </table:table-cell>
          <table:table-cell table:style-name="ce161" office:value-type="string" calcext:value-type="string">
            <text:p>ao</text:p>
          </table:table-cell>
          <table:table-cell table:style-name="ce37" table:formula="of:=sumiterationactivitypeople([$Planning.E$2:.E$62];[.$D19];[.$E19];[.$C19])" office:value-type="string" office:string-value="" calcext:value-type="error">
            <text:p>#NOM ?</text:p>
          </table:table-cell>
          <table:table-cell table:style-name="ce37" table:formula="of:=sumiterationactivitypeople([$Planning.F$2:.F$62];[.$D19];[.$E19];[.$C19])" office:value-type="string" office:string-value="" calcext:value-type="error">
            <text:p>#NOM ?</text:p>
          </table:table-cell>
          <table:table-cell table:style-name="ce37" table:formula="of:=sumiterationactivitypeople([$Planning.G$2:.G$62];[.$D19];[.$E19];[.$C19])" office:value-type="string" office:string-value="" calcext:value-type="error">
            <text:p>#NOM ?</text:p>
          </table:table-cell>
          <table:table-cell table:style-name="ce37" table:formula="of:=sumiterationactivitypeople([$Planning.H$2:.H$62];[.$D19];[.$E19];[.$C19])" office:value-type="string" office:string-value="" calcext:value-type="error">
            <text:p>#NOM ?</text:p>
          </table:table-cell>
          <table:table-cell table:style-name="ce37" table:formula="of:=sumiterationactivitypeople([$Planning.I$2:.I$62];[.$D19];[.$E19];[.$C19])" office:value-type="string" office:string-value="" calcext:value-type="error">
            <text:p>#NOM ?</text:p>
          </table:table-cell>
          <table:table-cell table:style-name="ce37" table:number-columns-repeated="2"/>
          <table:table-cell table:style-name="ce37" table:formula="of:=sumiterationactivitypeople([$Planning.L$2:.L$62];[.$D19];[.$E19];[.$C19])" office:value-type="string" office:string-value="" calcext:value-type="error">
            <text:p>#NOM ?</text:p>
          </table:table-cell>
          <table:table-cell table:style-name="ce37" table:formula="of:=sumiterationactivitypeople([$Planning.M$2:.M$62];[.$D19];[.$E19];[.$C19])" office:value-type="string" office:string-value="" calcext:value-type="error">
            <text:p>#NOM ?</text:p>
          </table:table-cell>
          <table:table-cell table:style-name="ce37" table:formula="of:=sumiterationactivitypeople([$Planning.N$2:.N$62];[.$D19];[.$E19];[.$C19])" office:value-type="string" office:string-value="" calcext:value-type="error">
            <text:p>#NOM ?</text:p>
          </table:table-cell>
          <table:table-cell table:style-name="ce37" table:formula="of:=sumiterationactivitypeople([$Planning.O$2:.O$62];[.$D19];[.$E19];[.$C19])" office:value-type="string" office:string-value="" calcext:value-type="error">
            <text:p>#NOM ?</text:p>
          </table:table-cell>
          <table:table-cell table:style-name="ce37" table:formula="of:=sumiterationactivitypeople([$Planning.P$2:.P$62];[.$D19];[.$E19];[.$C19])" office:value-type="string" office:string-value="" calcext:value-type="error">
            <text:p>#NOM ?</text:p>
          </table:table-cell>
          <table:table-cell table:style-name="ce37" table:number-columns-repeated="2"/>
          <table:table-cell table:style-name="ce37" table:formula="of:=sumiterationactivitypeople([$Planning.S$2:.S$62];[.$D19];[.$E19];[.$C19])" office:value-type="string" office:string-value="" calcext:value-type="error">
            <text:p>#NOM ?</text:p>
          </table:table-cell>
          <table:table-cell table:style-name="ce37" table:formula="of:=sumiterationactivitypeople([$Planning.T$2:.T$62];[.$D19];[.$E19];[.$C19])" office:value-type="string" office:string-value="" calcext:value-type="error">
            <text:p>#NOM ?</text:p>
          </table:table-cell>
          <table:table-cell table:style-name="ce37" table:formula="of:=sumiterationactivitypeople([$Planning.U$2:.U$62];[.$D19];[.$E19];[.$C19])" office:value-type="string" office:string-value="" calcext:value-type="error">
            <text:p>#NOM ?</text:p>
          </table:table-cell>
          <table:table-cell table:style-name="ce37" table:formula="of:=sumiterationactivitypeople([$Planning.V$2:.V$62];[.$D19];[.$E19];[.$C19])" office:value-type="string" office:string-value="" calcext:value-type="error">
            <text:p>#NOM ?</text:p>
          </table:table-cell>
          <table:table-cell table:style-name="ce37" table:formula="of:=sumiterationactivitypeople([$Planning.W$2:.W$62];[.$D19];[.$E19];[.$C19])" office:value-type="string" office:string-value="" calcext:value-type="error">
            <text:p>#NOM ?</text:p>
          </table:table-cell>
          <table:table-cell table:style-name="ce37" table:number-columns-repeated="2"/>
          <table:table-cell table:style-name="ce37" table:formula="of:=sumiterationactivitypeople([$Planning.Z$2:.Z$62];[.$D19];[.$E19];[.$C19])" office:value-type="string" office:string-value="" calcext:value-type="error">
            <text:p>#NOM ?</text:p>
          </table:table-cell>
          <table:table-cell table:style-name="ce37" table:formula="of:=sumiterationactivitypeople([$Planning.AA$2:.AA$62];[.$D19];[.$E19];[.$C19])" office:value-type="string" office:string-value="" calcext:value-type="error">
            <text:p>#NOM ?</text:p>
          </table:table-cell>
          <table:table-cell table:style-name="ce37" table:formula="of:=sumiterationactivitypeople([$Planning.AB$2:.AB$62];[.$D19];[.$E19];[.$C19])" office:value-type="string" office:string-value="" calcext:value-type="error">
            <text:p>#NOM ?</text:p>
          </table:table-cell>
          <table:table-cell table:style-name="ce37" table:formula="of:=sumiterationactivitypeople([$Planning.AC$2:.AC$62];[.$D19];[.$E19];[.$C19])" office:value-type="string" office:string-value="" calcext:value-type="error">
            <text:p>#NOM ?</text:p>
          </table:table-cell>
          <table:table-cell table:style-name="ce37" table:formula="of:=sumiterationactivitypeople([$Planning.AD$2:.AD$62];[.$D19];[.$E19];[.$C19])" office:value-type="string" office:string-value="" calcext:value-type="error">
            <text:p>#NOM ?</text:p>
          </table:table-cell>
          <table:table-cell table:style-name="ce37" table:number-columns-repeated="2"/>
          <table:table-cell table:style-name="ce37" table:formula="of:=sumiterationactivitypeople([$Planning.AG$2:.AG$62];[.$D19];[.$E19];[.$C19])" office:value-type="string" office:string-value="" calcext:value-type="error">
            <text:p>#NOM ?</text:p>
          </table:table-cell>
          <table:table-cell table:style-name="ce37" table:formula="of:=sumiterationactivitypeople([$Planning.AH$2:.AH$62];[.$D19];[.$E19];[.$C19])" office:value-type="string" office:string-value="" calcext:value-type="error">
            <text:p>#NOM ?</text:p>
          </table:table-cell>
          <table:table-cell table:style-name="ce37" table:formula="of:=sumiterationactivitypeople([$Planning.AI$2:.AI$62];[.$D19];[.$E19];[.$C19])" office:value-type="string" office:string-value="" calcext:value-type="error">
            <text:p>#NOM ?</text:p>
          </table:table-cell>
          <table:table-cell table:style-name="ce37" table:formula="of:=sumiterationactivitypeople([$Planning.AJ$2:.AJ$62];[.$D19];[.$E19];[.$C19])" office:value-type="string" office:string-value="" calcext:value-type="error">
            <text:p>#NOM ?</text:p>
          </table:table-cell>
          <table:table-cell table:style-name="ce37" table:formula="of:=sumiterationactivitypeople([$Planning.AK$2:.AK$62];[.$D19];[.$E19];[.$C19])" office:value-type="string" office:string-value="" calcext:value-type="error">
            <text:p>#NOM ?</text:p>
          </table:table-cell>
          <table:table-cell table:style-name="ce37" table:number-columns-repeated="2"/>
          <table:table-cell table:style-name="ce37" table:formula="of:=sumiterationactivitypeople([$Planning.AN$2:.AN$62];[.$D19];[.$E19];[.$C19])" office:value-type="string" office:string-value="" calcext:value-type="error">
            <text:p>#NOM ?</text:p>
          </table:table-cell>
          <table:table-cell table:style-name="ce37" table:formula="of:=sumiterationactivitypeople([$Planning.AO$2:.AO$62];[.$D19];[.$E19];[.$C19])" office:value-type="string" office:string-value="" calcext:value-type="error">
            <text:p>#NOM ?</text:p>
          </table:table-cell>
          <table:table-cell table:style-name="ce37" table:formula="of:=sumiterationactivitypeople([$Planning.AP$2:.AP$62];[.$D19];[.$E19];[.$C19])" office:value-type="string" office:string-value="" calcext:value-type="error">
            <text:p>#NOM ?</text:p>
          </table:table-cell>
          <table:table-cell table:style-name="ce37" table:formula="of:=sumiterationactivitypeople([$Planning.AQ$2:.AQ$62];[.$D19];[.$E19];[.$C19])" office:value-type="string" office:string-value="" calcext:value-type="error">
            <text:p>#NOM ?</text:p>
          </table:table-cell>
          <table:table-cell table:style-name="ce37" table:formula="of:=sumiterationactivitypeople([$Planning.AR$2:.AR$62];[.$D19];[.$E19];[.$C19])" office:value-type="string" office:string-value="" calcext:value-type="error">
            <text:p>#NOM ?</text:p>
          </table:table-cell>
          <table:table-cell table:style-name="ce37" table:number-columns-repeated="2"/>
          <table:table-cell table:style-name="ce37" table:formula="of:=sumiterationactivitypeople([$Planning.AU$2:.AU$62];[.$D19];[.$E19];[.$C19])" office:value-type="string" office:string-value="" calcext:value-type="error">
            <text:p>#NOM ?</text:p>
          </table:table-cell>
          <table:table-cell table:style-name="ce37" table:formula="of:=sumiterationactivitypeople([$Planning.AV$2:.AV$62];[.$D19];[.$E19];[.$C19])" office:value-type="string" office:string-value="" calcext:value-type="error">
            <text:p>#NOM ?</text:p>
          </table:table-cell>
          <table:table-cell table:style-name="ce37" table:formula="of:=sumiterationactivitypeople([$Planning.AW$2:.AW$62];[.$D19];[.$E19];[.$C19])" office:value-type="string" office:string-value="" calcext:value-type="error">
            <text:p>#NOM ?</text:p>
          </table:table-cell>
          <table:table-cell table:style-name="ce37" table:formula="of:=sumiterationactivitypeople([$Planning.AX$2:.AX$62];[.$D19];[.$E19];[.$C19])" office:value-type="string" office:string-value="" calcext:value-type="error">
            <text:p>#NOM ?</text:p>
          </table:table-cell>
          <table:table-cell table:style-name="ce37" table:formula="of:=sumiterationactivitypeople([$Planning.AY$2:.AY$62];[.$D19];[.$E19];[.$C19])" office:value-type="string" office:string-value="" calcext:value-type="error">
            <text:p>#NOM ?</text:p>
          </table:table-cell>
          <table:table-cell table:style-name="ce37" table:number-columns-repeated="2"/>
          <table:table-cell table:style-name="ce37" table:formula="of:=sumiterationactivitypeople([$Planning.BB$2:.BB$62];[.$D19];[.$E19];[.$C19])" office:value-type="string" office:string-value="" calcext:value-type="error">
            <text:p>#NOM ?</text:p>
          </table:table-cell>
          <table:table-cell table:style-name="ce37" table:formula="of:=sumiterationactivitypeople([$Planning.BC$2:.BC$62];[.$D19];[.$E19];[.$C19])" office:value-type="string" office:string-value="" calcext:value-type="error">
            <text:p>#NOM ?</text:p>
          </table:table-cell>
          <table:table-cell table:style-name="ce37" table:formula="of:=sumiterationactivitypeople([$Planning.BD$2:.BD$62];[.$D19];[.$E19];[.$C19])" office:value-type="string" office:string-value="" calcext:value-type="error">
            <text:p>#NOM ?</text:p>
          </table:table-cell>
          <table:table-cell table:style-name="ce37" table:number-columns-repeated="4"/>
          <table:table-cell table:style-name="ce37" table:formula="of:=sumiterationactivitypeople([$Planning.BI$2:.BI$62];[.$D19];[.$E19];[.$C19])" office:value-type="string" office:string-value="" calcext:value-type="error">
            <text:p>#NOM ?</text:p>
          </table:table-cell>
          <table:table-cell table:style-name="ce37" table:formula="of:=sumiterationactivitypeople([$Planning.BJ$2:.BJ$62];[.$D19];[.$E19];[.$C19])" office:value-type="string" office:string-value="" calcext:value-type="error">
            <text:p>#NOM ?</text:p>
          </table:table-cell>
          <table:table-cell table:style-name="ce37" table:formula="of:=sumiterationactivitypeople([$Planning.BK$2:.BK$62];[.$D19];[.$E19];[.$C19])" office:value-type="string" office:string-value="" calcext:value-type="error">
            <text:p>#NOM ?</text:p>
          </table:table-cell>
          <table:table-cell table:style-name="ce37" table:formula="of:=sumiterationactivitypeople([$Planning.BL$2:.BL$62];[.$D19];[.$E19];[.$C19])" office:value-type="string" office:string-value="" calcext:value-type="error">
            <text:p>#NOM ?</text:p>
          </table:table-cell>
          <table:table-cell table:style-name="ce37" table:formula="of:=sumiterationactivitypeople([$Planning.BM$2:.BM$62];[.$D19];[.$E19];[.$C19])" office:value-type="string" office:string-value="" calcext:value-type="error">
            <text:p>#NOM ?</text:p>
          </table:table-cell>
          <table:table-cell table:style-name="ce37" table:number-columns-repeated="2"/>
          <table:table-cell table:style-name="ce37" table:formula="of:=sumiterationactivitypeople([$Planning.BP$2:.BP$62];[.$D19];[.$E19];[.$C19])" office:value-type="string" office:string-value="" calcext:value-type="error">
            <text:p>#NOM ?</text:p>
          </table:table-cell>
          <table:table-cell table:style-name="ce37" table:formula="of:=sumiterationactivitypeople([$Planning.BQ$2:.BQ$62];[.$D19];[.$E19];[.$C19])" office:value-type="string" office:string-value="" calcext:value-type="error">
            <text:p>#NOM ?</text:p>
          </table:table-cell>
          <table:table-cell table:style-name="ce37" table:formula="of:=sumiterationactivitypeople([$Planning.BR$2:.BR$62];[.$D19];[.$E19];[.$C19])" office:value-type="string" office:string-value="" calcext:value-type="error">
            <text:p>#NOM ?</text:p>
          </table:table-cell>
          <table:table-cell table:style-name="ce37" table:formula="of:=sumiterationactivitypeople([$Planning.BS$2:.BS$62];[.$D19];[.$E19];[.$C19])" office:value-type="string" office:string-value="" calcext:value-type="error">
            <text:p>#NOM ?</text:p>
          </table:table-cell>
          <table:table-cell table:style-name="ce37" table:formula="of:=sumiterationactivitypeople([$Planning.BT$2:.BT$62];[.$D19];[.$E19];[.$C19])" office:value-type="string" office:string-value="" calcext:value-type="error">
            <text:p>#NOM ?</text:p>
          </table:table-cell>
          <table:table-cell table:style-name="ce37" table:number-columns-repeated="2"/>
          <table:table-cell table:style-name="ce37" table:formula="of:=sumiterationactivitypeople([$Planning.BW$2:.BW$62];[.$D19];[.$E19];[.$C19])" office:value-type="string" office:string-value="" calcext:value-type="error">
            <text:p>#NOM ?</text:p>
          </table:table-cell>
          <table:table-cell table:style-name="ce37" table:formula="of:=sumiterationactivitypeople([$Planning.BX$2:.BX$62];[.$D19];[.$E19];[.$C19])" office:value-type="string" office:string-value="" calcext:value-type="error">
            <text:p>#NOM ?</text:p>
          </table:table-cell>
          <table:table-cell table:style-name="ce37" table:formula="of:=sumiterationactivitypeople([$Planning.BY$2:.BY$62];[.$D19];[.$E19];[.$C19])" office:value-type="string" office:string-value="" calcext:value-type="error">
            <text:p>#NOM ?</text:p>
          </table:table-cell>
          <table:table-cell table:style-name="ce37" table:formula="of:=sumiterationactivitypeople([$Planning.BZ$2:.BZ$62];[.$D19];[.$E19];[.$C19])" office:value-type="string" office:string-value="" calcext:value-type="error">
            <text:p>#NOM ?</text:p>
          </table:table-cell>
          <table:table-cell table:style-name="ce37" table:formula="of:=sumiterationactivitypeople([$Planning.CA$2:.CA$62];[.$D19];[.$E19];[.$C19])" office:value-type="string" office:string-value="" calcext:value-type="error">
            <text:p>#NOM ?</text:p>
          </table:table-cell>
          <table:table-cell table:style-name="ce37" table:number-columns-repeated="2"/>
          <table:table-cell table:style-name="ce37" table:formula="of:=sumiterationactivitypeople([$Planning.CD$2:.CD$62];[.$D19];[.$E19];[.$C19])" office:value-type="string" office:string-value="" calcext:value-type="error">
            <text:p>#NOM ?</text:p>
          </table:table-cell>
          <table:table-cell table:style-name="ce37" table:formula="of:=sumiterationactivitypeople([$Planning.CE$2:.CE$62];[.$D19];[.$E19];[.$C19])" office:value-type="string" office:string-value="" calcext:value-type="error">
            <text:p>#NOM ?</text:p>
          </table:table-cell>
          <table:table-cell table:style-name="ce37" table:formula="of:=sumiterationactivitypeople([$Planning.CF$2:.CF$62];[.$D19];[.$E19];[.$C19])" office:value-type="string" office:string-value="" calcext:value-type="error">
            <text:p>#NOM ?</text:p>
          </table:table-cell>
          <table:table-cell table:style-name="ce37" table:formula="of:=sumiterationactivitypeople([$Planning.CG$2:.CG$62];[.$D19];[.$E19];[.$C19])" office:value-type="string" office:string-value="" calcext:value-type="error">
            <text:p>#NOM ?</text:p>
          </table:table-cell>
          <table:table-cell table:style-name="ce37" table:formula="of:=sumiterationactivitypeople([$Planning.CH$2:.CH$62];[.$D19];[.$E19];[.$C19])" office:value-type="string" office:string-value="" calcext:value-type="error">
            <text:p>#NOM ?</text:p>
          </table:table-cell>
          <table:table-cell table:style-name="ce37" table:number-columns-repeated="2"/>
          <table:table-cell table:style-name="ce37" table:formula="of:=sumiterationactivitypeople([$Planning.CK$2:.CK$62];[.$D19];[.$E19];[.$C19])" office:value-type="string" office:string-value="" calcext:value-type="error">
            <text:p>#NOM ?</text:p>
          </table:table-cell>
          <table:table-cell table:style-name="ce37" table:formula="of:=sumiterationactivitypeople([$Planning.CL$2:.CL$62];[.$D19];[.$E19];[.$C19])" office:value-type="string" office:string-value="" calcext:value-type="error">
            <text:p>#NOM ?</text:p>
          </table:table-cell>
          <table:table-cell table:style-name="ce37" table:formula="of:=sumiterationactivitypeople([$Planning.CM$2:.CM$62];[.$D19];[.$E19];[.$C19])" office:value-type="string" office:string-value="" calcext:value-type="error">
            <text:p>#NOM ?</text:p>
          </table:table-cell>
          <table:table-cell table:style-name="ce37" table:formula="of:=sumiterationactivitypeople([$Planning.CN$2:.CN$62];[.$D19];[.$E19];[.$C19])" office:value-type="string" office:string-value="" calcext:value-type="error">
            <text:p>#NOM ?</text:p>
          </table:table-cell>
          <table:table-cell table:style-name="ce37" table:formula="of:=sumiterationactivitypeople([$Planning.CO$2:.CO$62];[.$D19];[.$E19];[.$C19])" office:value-type="string" office:string-value="" calcext:value-type="error">
            <text:p>#NOM ?</text:p>
          </table:table-cell>
          <table:table-cell table:style-name="ce37" table:number-columns-repeated="2"/>
          <table:table-cell table:style-name="ce37" table:formula="of:=sumiterationactivitypeople([$Planning.CR$2:.CR$62];[.$D19];[.$E19];[.$C19])" office:value-type="string" office:string-value="" calcext:value-type="error">
            <text:p>#NOM ?</text:p>
          </table:table-cell>
          <table:table-cell table:style-name="ce37" table:formula="of:=sumiterationactivitypeople([$Planning.CS$2:.CS$62];[.$D19];[.$E19];[.$C19])" office:value-type="string" office:string-value="" calcext:value-type="error">
            <text:p>#NOM ?</text:p>
          </table:table-cell>
          <table:table-cell table:style-name="ce37" table:formula="of:=sumiterationactivitypeople([$Planning.CT$2:.CT$62];[.$D19];[.$E19];[.$C19])" office:value-type="string" office:string-value="" calcext:value-type="error">
            <text:p>#NOM ?</text:p>
          </table:table-cell>
          <table:table-cell table:style-name="ce37" table:formula="of:=sumiterationactivitypeople([$Planning.CU$2:.CU$62];[.$D19];[.$E19];[.$C19])" office:value-type="string" office:string-value="" calcext:value-type="error">
            <text:p>#NOM ?</text:p>
          </table:table-cell>
          <table:table-cell table:style-name="ce37" table:formula="of:=sumiterationactivitypeople([$Planning.CV$2:.CV$62];[.$D19];[.$E19];[.$C19])" office:value-type="string" office:string-value="" calcext:value-type="error">
            <text:p>#NOM ?</text:p>
          </table:table-cell>
          <table:table-cell table:style-name="ce37" table:number-columns-repeated="2"/>
          <table:table-cell table:style-name="ce37" table:formula="of:=sumiterationactivitypeople([$Planning.CY$2:.CY$62];[.$D19];[.$E19];[.$C19])" office:value-type="string" office:string-value="" calcext:value-type="error">
            <text:p>#NOM ?</text:p>
          </table:table-cell>
          <table:table-cell table:style-name="ce37" table:formula="of:=sumiterationactivitypeople([$Planning.CZ$2:.CZ$62];[.$D19];[.$E19];[.$C19])" office:value-type="string" office:string-value="" calcext:value-type="error">
            <text:p>#NOM ?</text:p>
          </table:table-cell>
          <table:table-cell table:style-name="ce37" table:formula="of:=sumiterationactivitypeople([$Planning.DA$2:.DA$62];[.$D19];[.$E19];[.$C19])" office:value-type="string" office:string-value="" calcext:value-type="error">
            <text:p>#NOM ?</text:p>
          </table:table-cell>
          <table:table-cell table:style-name="ce37" table:formula="of:=sumiterationactivitypeople([$Planning.DB$2:.DB$62];[.$D19];[.$E19];[.$C19])" office:value-type="string" office:string-value="" calcext:value-type="error">
            <text:p>#NOM ?</text:p>
          </table:table-cell>
          <table:table-cell table:style-name="ce37" table:formula="of:=sumiterationactivitypeople([$Planning.DC$2:.DC$62];[.$D19];[.$E19];[.$C19])" office:value-type="string" office:string-value="" calcext:value-type="error">
            <text:p>#NOM ?</text:p>
          </table:table-cell>
          <table:table-cell table:style-name="ce37" table:number-columns-repeated="4"/>
          <table:table-cell table:style-name="ce37" table:formula="of:=sumiterationactivitypeople([$Planning.DH$2:.DH$62];[.$D19];[.$E19];[.$C19])" office:value-type="string" office:string-value="" calcext:value-type="error">
            <text:p>#NOM ?</text:p>
          </table:table-cell>
          <table:table-cell table:style-name="ce37" table:formula="of:=sumiterationactivitypeople([$Planning.DI$2:.DI$62];[.$D19];[.$E19];[.$C19])" office:value-type="string" office:string-value="" calcext:value-type="error">
            <text:p>#NOM ?</text:p>
          </table:table-cell>
          <table:table-cell table:style-name="ce37" table:formula="of:=sumiterationactivitypeople([$Planning.DJ$2:.DJ$62];[.$D19];[.$E19];[.$C19])" office:value-type="string" office:string-value="" calcext:value-type="error">
            <text:p>#NOM ?</text:p>
          </table:table-cell>
          <table:table-cell table:style-name="ce37" table:number-columns-repeated="4"/>
          <table:table-cell table:style-name="ce37" table:formula="of:=sumiterationactivitypeople([$Planning.DO$2:.DO$62];[.$D19];[.$E19];[.$C19])" office:value-type="string" office:string-value="" calcext:value-type="error">
            <text:p>#NOM ?</text:p>
          </table:table-cell>
          <table:table-cell table:style-name="ce37" table:formula="of:=sumiterationactivitypeople([$Planning.DP$2:.DP$62];[.$D19];[.$E19];[.$C19])" office:value-type="string" office:string-value="" calcext:value-type="error">
            <text:p>#NOM ?</text:p>
          </table:table-cell>
          <table:table-cell table:style-name="ce37" table:formula="of:=sumiterationactivitypeople([$Planning.DQ$2:.DQ$62];[.$D19];[.$E19];[.$C19])" office:value-type="string" office:string-value="" calcext:value-type="error">
            <text:p>#NOM ?</text:p>
          </table:table-cell>
          <table:table-cell table:style-name="ce37" table:number-columns-repeated="2"/>
          <table:table-cell table:style-name="ce37" table:formula="of:=sumiterationactivitypeople([$Planning.DT$2:.DT$62];[.$D19];[.$E19];[.$C19])" office:value-type="string" office:string-value="" calcext:value-type="error">
            <text:p>#NOM ?</text:p>
          </table:table-cell>
          <table:table-cell table:style-name="ce37" table:formula="of:=sumiterationactivitypeople([$Planning.DU$2:.DU$62];[.$D19];[.$E19];[.$C19])" office:value-type="string" office:string-value="" calcext:value-type="error">
            <text:p>#NOM ?</text:p>
          </table:table-cell>
          <table:table-cell table:style-name="ce37" table:formula="of:=sumiterationactivitypeople([$Planning.DV$2:.DV$62];[.$D19];[.$E19];[.$C19])" office:value-type="string" office:string-value="" calcext:value-type="error">
            <text:p>#NOM ?</text:p>
          </table:table-cell>
          <table:table-cell table:style-name="ce37" table:formula="of:=sumiterationactivitypeople([$Planning.DW$2:.DW$62];[.$D19];[.$E19];[.$C19])" office:value-type="string" office:string-value="" calcext:value-type="error">
            <text:p>#NOM ?</text:p>
          </table:table-cell>
          <table:table-cell table:style-name="ce37" table:formula="of:=sumiterationactivitypeople([$Planning.DX$2:.DX$62];[.$D19];[.$E19];[.$C19])" office:value-type="string" office:string-value="" calcext:value-type="error">
            <text:p>#NOM ?</text:p>
          </table:table-cell>
          <table:table-cell table:style-name="ce37" table:number-columns-repeated="2"/>
          <table:table-cell table:style-name="ce37" table:formula="of:=sumiterationactivitypeople([$Planning.EA$2:.EA$62];[.$D19];[.$E19];[.$C19])" office:value-type="string" office:string-value="" calcext:value-type="error">
            <text:p>#NOM ?</text:p>
          </table:table-cell>
          <table:table-cell table:style-name="ce37" table:formula="of:=sumiterationactivitypeople([$Planning.EB$2:.EB$62];[.$D19];[.$E19];[.$C19])" office:value-type="string" office:string-value="" calcext:value-type="error">
            <text:p>#NOM ?</text:p>
          </table:table-cell>
          <table:table-cell table:style-name="ce37" table:formula="of:=sumiterationactivitypeople([$Planning.EC$2:.EC$62];[.$D19];[.$E19];[.$C19])" office:value-type="string" office:string-value="" calcext:value-type="error">
            <text:p>#NOM ?</text:p>
          </table:table-cell>
          <table:table-cell table:style-name="ce37" table:formula="of:=sumiterationactivitypeople([$Planning.ED$2:.ED$62];[.$D19];[.$E19];[.$C19])" office:value-type="string" office:string-value="" calcext:value-type="error">
            <text:p>#NOM ?</text:p>
          </table:table-cell>
          <table:table-cell table:style-name="ce37" table:formula="of:=sumiterationactivitypeople([$Planning.EE$2:.EE$62];[.$D19];[.$E19];[.$C19])" office:value-type="string" office:string-value="" calcext:value-type="error">
            <text:p>#NOM ?</text:p>
          </table:table-cell>
          <table:table-cell table:style-name="ce37" table:number-columns-repeated="2"/>
          <table:table-cell table:style-name="ce37" table:formula="of:=sumiterationactivitypeople([$Planning.EH$2:.EH$62];[.$D19];[.$E19];[.$C19])" office:value-type="string" office:string-value="" calcext:value-type="error">
            <text:p>#NOM ?</text:p>
          </table:table-cell>
          <table:table-cell table:style-name="ce37" table:formula="of:=sumiterationactivitypeople([$Planning.EI$2:.EI$62];[.$D19];[.$E19];[.$C19])" office:value-type="string" office:string-value="" calcext:value-type="error">
            <text:p>#NOM ?</text:p>
          </table:table-cell>
          <table:table-cell table:style-name="ce37" table:formula="of:=sumiterationactivitypeople([$Planning.EJ$2:.EJ$62];[.$D19];[.$E19];[.$C19])" office:value-type="string" office:string-value="" calcext:value-type="error">
            <text:p>#NOM ?</text:p>
          </table:table-cell>
          <table:table-cell table:style-name="ce37" table:formula="of:=sumiterationactivitypeople([$Planning.EK$2:.EK$62];[.$D19];[.$E19];[.$C19])" office:value-type="string" office:string-value="" calcext:value-type="error">
            <text:p>#NOM ?</text:p>
          </table:table-cell>
          <table:table-cell table:style-name="ce37" table:formula="of:=sumiterationactivitypeople([$Planning.EL$2:.EL$62];[.$D19];[.$E19];[.$C19])" office:value-type="string" office:string-value="" calcext:value-type="error">
            <text:p>#NOM ?</text:p>
          </table:table-cell>
          <table:table-cell table:style-name="ce37" table:number-columns-repeated="2"/>
          <table:table-cell table:style-name="ce37" table:formula="of:=sumiterationactivitypeople([$Planning.EO$2:.EO$62];[.$D19];[.$E19];[.$C19])" office:value-type="string" office:string-value="" calcext:value-type="error">
            <text:p>#NOM ?</text:p>
          </table:table-cell>
          <table:table-cell table:style-name="ce37" table:formula="of:=sumiterationactivitypeople([$Planning.EP$2:.EP$62];[.$D19];[.$E19];[.$C19])" office:value-type="string" office:string-value="" calcext:value-type="error">
            <text:p>#NOM ?</text:p>
          </table:table-cell>
          <table:table-cell table:style-name="ce37" table:formula="of:=sumiterationactivitypeople([$Planning.EQ$2:.EQ$62];[.$D19];[.$E19];[.$C19])" office:value-type="string" office:string-value="" calcext:value-type="error">
            <text:p>#NOM ?</text:p>
          </table:table-cell>
          <table:table-cell table:style-name="ce37" table:formula="of:=sumiterationactivitypeople([$Planning.ER$2:.ER$62];[.$D19];[.$E19];[.$C19])" office:value-type="string" office:string-value="" calcext:value-type="error">
            <text:p>#NOM ?</text:p>
          </table:table-cell>
          <table:table-cell table:style-name="ce37" table:formula="of:=sumiterationactivitypeople([$Planning.ES$2:.ES$62];[.$D19];[.$E19];[.$C19])" office:value-type="string" office:string-value="" calcext:value-type="error">
            <text:p>#NOM ?</text:p>
          </table:table-cell>
          <table:table-cell table:style-name="ce37" table:number-columns-repeated="2"/>
          <table:table-cell table:style-name="ce37" table:formula="of:=sumiterationactivitypeople([$Planning.EV$2:.EV$62];[.$D19];[.$E19];[.$C19])" office:value-type="string" office:string-value="" calcext:value-type="error">
            <text:p>#NOM ?</text:p>
          </table:table-cell>
          <table:table-cell table:style-name="ce37" table:formula="of:=sumiterationactivitypeople([$Planning.EW$2:.EW$62];[.$D19];[.$E19];[.$C19])" office:value-type="string" office:string-value="" calcext:value-type="error">
            <text:p>#NOM ?</text:p>
          </table:table-cell>
          <table:table-cell table:style-name="ce37" table:formula="of:=sumiterationactivitypeople([$Planning.EX$2:.EX$62];[.$D19];[.$E19];[.$C19])" office:value-type="string" office:string-value="" calcext:value-type="error">
            <text:p>#NOM ?</text:p>
          </table:table-cell>
          <table:table-cell table:style-name="ce37" table:formula="of:=sumiterationactivitypeople([$Planning.EY$2:.EY$62];[.$D19];[.$E19];[.$C19])" office:value-type="string" office:string-value="" calcext:value-type="error">
            <text:p>#NOM ?</text:p>
          </table:table-cell>
          <table:table-cell table:style-name="ce37" table:formula="of:=sumiterationactivitypeople([$Planning.EZ$2:.EZ$62];[.$D19];[.$E19];[.$C19])" office:value-type="string" office:string-value="" calcext:value-type="error">
            <text:p>#NOM ?</text:p>
          </table:table-cell>
          <table:table-cell table:style-name="ce37" table:number-columns-repeated="2"/>
          <table:table-cell table:style-name="ce37" table:formula="of:=sumiterationactivitypeople([$Planning.FC$2:.FC$62];[.$D19];[.$E19];[.$C19])" office:value-type="string" office:string-value="" calcext:value-type="error">
            <text:p>#NOM ?</text:p>
          </table:table-cell>
          <table:table-cell table:style-name="ce37" table:formula="of:=sumiterationactivitypeople([$Planning.FD$2:.FD$62];[.$D19];[.$E19];[.$C19])" office:value-type="string" office:string-value="" calcext:value-type="error">
            <text:p>#NOM ?</text:p>
          </table:table-cell>
          <table:table-cell table:style-name="ce37" table:formula="of:=sumiterationactivitypeople([$Planning.FE$2:.FE$62];[.$D19];[.$E19];[.$C19])" office:value-type="string" office:string-value="" calcext:value-type="error">
            <text:p>#NOM ?</text:p>
          </table:table-cell>
          <table:table-cell table:style-name="ce37" table:formula="of:=sumiterationactivitypeople([$Planning.FF$2:.FF$62];[.$D19];[.$E19];[.$C19])" office:value-type="string" office:string-value="" calcext:value-type="error">
            <text:p>#NOM ?</text:p>
          </table:table-cell>
          <table:table-cell table:style-name="ce37" table:formula="of:=sumiterationactivitypeople([$Planning.FG$2:.FG$62];[.$D19];[.$E19];[.$C19])" office:value-type="string" office:string-value="" calcext:value-type="error">
            <text:p>#NOM ?</text:p>
          </table:table-cell>
          <table:table-cell table:style-name="ce37" table:number-columns-repeated="2"/>
          <table:table-cell table:style-name="ce37" table:formula="of:=sumiterationactivitypeople([$Planning.FJ$2:.FJ$62];[.$D19];[.$E19];[.$C19])" office:value-type="string" office:string-value="" calcext:value-type="error">
            <text:p>#NOM ?</text:p>
          </table:table-cell>
          <table:table-cell table:style-name="ce37" table:formula="of:=sumiterationactivitypeople([$Planning.FK$2:.FK$62];[.$D19];[.$E19];[.$C19])" office:value-type="string" office:string-value="" calcext:value-type="error">
            <text:p>#NOM ?</text:p>
          </table:table-cell>
          <table:table-cell table:style-name="ce37" table:formula="of:=sumiterationactivitypeople([$Planning.FL$2:.FL$62];[.$D19];[.$E19];[.$C19])" office:value-type="string" office:string-value="" calcext:value-type="error">
            <text:p>#NOM ?</text:p>
          </table:table-cell>
          <table:table-cell table:style-name="ce37" table:formula="of:=sumiterationactivitypeople([$Planning.FM$2:.FM$62];[.$D19];[.$E19];[.$C19])" office:value-type="string" office:string-value="" calcext:value-type="error">
            <text:p>#NOM ?</text:p>
          </table:table-cell>
          <table:table-cell table:style-name="ce37" table:formula="of:=sumiterationactivitypeople([$Planning.FN$2:.FN$62];[.$D19];[.$E19];[.$C19])" office:value-type="string" office:string-value="" calcext:value-type="error">
            <text:p>#NOM ?</text:p>
          </table:table-cell>
          <table:table-cell table:style-name="ce37" table:number-columns-repeated="2"/>
          <table:table-cell table:style-name="ce37" table:formula="of:=sumiterationactivitypeople([$Planning.FQ$2:.FQ$62];[.$D19];[.$E19];[.$C19])" office:value-type="string" office:string-value="" calcext:value-type="error">
            <text:p>#NOM ?</text:p>
          </table:table-cell>
          <table:table-cell table:style-name="ce37" table:formula="of:=sumiterationactivitypeople([$Planning.FR$2:.FR$62];[.$D19];[.$E19];[.$C19])" office:value-type="string" office:string-value="" calcext:value-type="error">
            <text:p>#NOM ?</text:p>
          </table:table-cell>
          <table:table-cell table:style-name="ce37" table:formula="of:=sumiterationactivitypeople([$Planning.FS$2:.FS$62];[.$D19];[.$E19];[.$C19])" office:value-type="string" office:string-value="" calcext:value-type="error">
            <text:p>#NOM ?</text:p>
          </table:table-cell>
          <table:table-cell table:style-name="ce37" table:formula="of:=sumiterationactivitypeople([$Planning.FT$2:.FT$62];[.$D19];[.$E19];[.$C19])" office:value-type="string" office:string-value="" calcext:value-type="error">
            <text:p>#NOM ?</text:p>
          </table:table-cell>
          <table:table-cell table:style-name="ce37" table:formula="of:=sumiterationactivitypeople([$Planning.FU$2:.FU$62];[.$D19];[.$E19];[.$C19])" office:value-type="string" office:string-value="" calcext:value-type="error">
            <text:p>#NOM ?</text:p>
          </table:table-cell>
          <table:table-cell table:style-name="ce37" table:number-columns-repeated="2"/>
          <table:table-cell table:style-name="ce37" table:formula="of:=sumiterationactivitypeople([$Planning.FX$2:.FX$62];[.$D19];[.$E19];[.$C19])" office:value-type="string" office:string-value="" calcext:value-type="error">
            <text:p>#NOM ?</text:p>
          </table:table-cell>
          <table:table-cell table:style-name="ce37" table:formula="of:=sumiterationactivitypeople([$Planning.FY$2:.FY$62];[.$D19];[.$E19];[.$C19])" office:value-type="string" office:string-value="" calcext:value-type="error">
            <text:p>#NOM ?</text:p>
          </table:table-cell>
          <table:table-cell table:style-name="ce37" table:formula="of:=sumiterationactivitypeople([$Planning.FZ$2:.FZ$62];[.$D19];[.$E19];[.$C19])" office:value-type="string" office:string-value="" calcext:value-type="error">
            <text:p>#NOM ?</text:p>
          </table:table-cell>
          <table:table-cell table:style-name="ce37" table:formula="of:=sumiterationactivitypeople([$Planning.GA$2:.GA$62];[.$D19];[.$E19];[.$C19])" office:value-type="string" office:string-value="" calcext:value-type="error">
            <text:p>#NOM ?</text:p>
          </table:table-cell>
          <table:table-cell table:style-name="ce37" table:formula="of:=sumiterationactivitypeople([$Planning.GB$2:.GB$62];[.$D19];[.$E19];[.$C19])" office:value-type="string" office:string-value="" calcext:value-type="error">
            <text:p>#NOM ?</text:p>
          </table:table-cell>
          <table:table-cell table:style-name="ce37" table:number-columns-repeated="2"/>
          <table:table-cell table:style-name="ce37" table:formula="of:=sumiterationactivitypeople([$Planning.GE$2:.GE$62];[.$D19];[.$E19];[.$C19])" office:value-type="string" office:string-value="" calcext:value-type="error">
            <text:p>#NOM ?</text:p>
          </table:table-cell>
          <table:table-cell table:style-name="ce37" table:formula="of:=sumiterationactivitypeople([$Planning.GF$2:.GF$62];[.$D19];[.$E19];[.$C19])" office:value-type="string" office:string-value="" calcext:value-type="error">
            <text:p>#NOM ?</text:p>
          </table:table-cell>
          <table:table-cell table:style-name="ce37" table:formula="of:=sumiterationactivitypeople([$Planning.GG$2:.GG$62];[.$D19];[.$E19];[.$C19])" office:value-type="string" office:string-value="" calcext:value-type="error">
            <text:p>#NOM ?</text:p>
          </table:table-cell>
          <table:table-cell table:style-name="ce37" table:formula="of:=sumiterationactivitypeople([$Planning.GH$2:.GH$62];[.$D19];[.$E19];[.$C19])" office:value-type="string" office:string-value="" calcext:value-type="error">
            <text:p>#NOM ?</text:p>
          </table:table-cell>
          <table:table-cell table:style-name="ce37" table:formula="of:=sumiterationactivitypeople([$Planning.GI$2:.GI$62];[.$D19];[.$E19];[.$C19])" office:value-type="string" office:string-value="" calcext:value-type="error">
            <text:p>#NOM ?</text:p>
          </table:table-cell>
          <table:table-cell table:style-name="ce37"/>
          <table:table-cell table:style-name="ce67"/>
          <table:table-cell table:style-name="ce37" table:formula="of:=SUM([.F19:.EV19])" office:value-type="string" office:string-value="" calcext:value-type="error">
            <text:p>#NOM ?</text:p>
          </table:table-cell>
          <table:table-cell table:style-name="ce37" table:formula="of:=SUM([.EV19:.GJ19])" office:value-type="string" office:string-value="" calcext:value-type="error">
            <text:p>#NOM ?</text:p>
          </table:table-cell>
          <table:table-cell table:style-name="ce37" table:formula="of:=SUM([.GM19:.GN19])" office:value-type="string" office:string-value="" calcext:value-type="error">
            <text:p>#NOM ?</text:p>
          </table:table-cell>
          <table:table-cell table:style-name="ce37" table:number-columns-repeated="827"/>
        </table:table-row>
        <table:table-row table:style-name="ro9">
          <table:table-cell table:style-name="ce37" table:formula="of:=[$Planner.A32]" office:value-type="float" office:value="0" calcext:value-type="float">
            <text:p>0</text:p>
          </table:table-cell>
          <table:table-cell table:style-name="ce37" table:formula="of:=SUM([.F20:.GJ20])" office:value-type="string" office:string-value="" calcext:value-type="error">
            <text:p>#NOM ?</text:p>
          </table:table-cell>
          <table:table-cell table:number-columns-repeated="2" table:style-name="ce38" office:value-type="string" calcext:value-type="string">
            <text:p>**</text:p>
          </table:table-cell>
          <table:table-cell table:style-name="ce162" office:value-type="string" calcext:value-type="string">
            <text:p>st</text:p>
          </table:table-cell>
          <table:table-cell table:style-name="ce37" table:formula="of:=sumiterationactivitypeople([$Planning.E$2:.E$62];[.$D20];[.$E20];[.$C20])" office:value-type="string" office:string-value="" calcext:value-type="error">
            <text:p>#NOM ?</text:p>
          </table:table-cell>
          <table:table-cell table:style-name="ce37" table:formula="of:=sumiterationactivitypeople([$Planning.F$2:.F$62];[.$D20];[.$E20];[.$C20])" office:value-type="string" office:string-value="" calcext:value-type="error">
            <text:p>#NOM ?</text:p>
          </table:table-cell>
          <table:table-cell table:style-name="ce37" table:formula="of:=sumiterationactivitypeople([$Planning.G$2:.G$62];[.$D20];[.$E20];[.$C20])" office:value-type="string" office:string-value="" calcext:value-type="error">
            <text:p>#NOM ?</text:p>
          </table:table-cell>
          <table:table-cell table:style-name="ce37" table:formula="of:=sumiterationactivitypeople([$Planning.H$2:.H$62];[.$D20];[.$E20];[.$C20])" office:value-type="string" office:string-value="" calcext:value-type="error">
            <text:p>#NOM ?</text:p>
          </table:table-cell>
          <table:table-cell table:style-name="ce37" table:formula="of:=sumiterationactivitypeople([$Planning.I$2:.I$62];[.$D20];[.$E20];[.$C20])" office:value-type="string" office:string-value="" calcext:value-type="error">
            <text:p>#NOM ?</text:p>
          </table:table-cell>
          <table:table-cell table:style-name="ce37" table:number-columns-repeated="2"/>
          <table:table-cell table:style-name="ce37" table:formula="of:=sumiterationactivitypeople([$Planning.L$2:.L$62];[.$D20];[.$E20];[.$C20])" office:value-type="string" office:string-value="" calcext:value-type="error">
            <text:p>#NOM ?</text:p>
          </table:table-cell>
          <table:table-cell table:style-name="ce37" table:formula="of:=sumiterationactivitypeople([$Planning.M$2:.M$62];[.$D20];[.$E20];[.$C20])" office:value-type="string" office:string-value="" calcext:value-type="error">
            <text:p>#NOM ?</text:p>
          </table:table-cell>
          <table:table-cell table:style-name="ce37" table:formula="of:=sumiterationactivitypeople([$Planning.N$2:.N$62];[.$D20];[.$E20];[.$C20])" office:value-type="string" office:string-value="" calcext:value-type="error">
            <text:p>#NOM ?</text:p>
          </table:table-cell>
          <table:table-cell table:style-name="ce37" table:formula="of:=sumiterationactivitypeople([$Planning.O$2:.O$62];[.$D20];[.$E20];[.$C20])" office:value-type="string" office:string-value="" calcext:value-type="error">
            <text:p>#NOM ?</text:p>
          </table:table-cell>
          <table:table-cell table:style-name="ce37" table:formula="of:=sumiterationactivitypeople([$Planning.P$2:.P$62];[.$D20];[.$E20];[.$C20])" office:value-type="string" office:string-value="" calcext:value-type="error">
            <text:p>#NOM ?</text:p>
          </table:table-cell>
          <table:table-cell table:style-name="ce37" table:number-columns-repeated="2"/>
          <table:table-cell table:style-name="ce37" table:formula="of:=sumiterationactivitypeople([$Planning.S$2:.S$62];[.$D20];[.$E20];[.$C20])" office:value-type="string" office:string-value="" calcext:value-type="error">
            <text:p>#NOM ?</text:p>
          </table:table-cell>
          <table:table-cell table:style-name="ce37" table:formula="of:=sumiterationactivitypeople([$Planning.T$2:.T$62];[.$D20];[.$E20];[.$C20])" office:value-type="string" office:string-value="" calcext:value-type="error">
            <text:p>#NOM ?</text:p>
          </table:table-cell>
          <table:table-cell table:style-name="ce37" table:formula="of:=sumiterationactivitypeople([$Planning.U$2:.U$62];[.$D20];[.$E20];[.$C20])" office:value-type="string" office:string-value="" calcext:value-type="error">
            <text:p>#NOM ?</text:p>
          </table:table-cell>
          <table:table-cell table:style-name="ce37" table:formula="of:=sumiterationactivitypeople([$Planning.V$2:.V$62];[.$D20];[.$E20];[.$C20])" office:value-type="string" office:string-value="" calcext:value-type="error">
            <text:p>#NOM ?</text:p>
          </table:table-cell>
          <table:table-cell table:style-name="ce37" table:formula="of:=sumiterationactivitypeople([$Planning.W$2:.W$62];[.$D20];[.$E20];[.$C20])" office:value-type="string" office:string-value="" calcext:value-type="error">
            <text:p>#NOM ?</text:p>
          </table:table-cell>
          <table:table-cell table:style-name="ce37" table:number-columns-repeated="2"/>
          <table:table-cell table:style-name="ce37" table:formula="of:=sumiterationactivitypeople([$Planning.Z$2:.Z$62];[.$D20];[.$E20];[.$C20])" office:value-type="string" office:string-value="" calcext:value-type="error">
            <text:p>#NOM ?</text:p>
          </table:table-cell>
          <table:table-cell table:style-name="ce37" table:formula="of:=sumiterationactivitypeople([$Planning.AA$2:.AA$62];[.$D20];[.$E20];[.$C20])" office:value-type="string" office:string-value="" calcext:value-type="error">
            <text:p>#NOM ?</text:p>
          </table:table-cell>
          <table:table-cell table:style-name="ce37" table:formula="of:=sumiterationactivitypeople([$Planning.AB$2:.AB$62];[.$D20];[.$E20];[.$C20])" office:value-type="string" office:string-value="" calcext:value-type="error">
            <text:p>#NOM ?</text:p>
          </table:table-cell>
          <table:table-cell table:style-name="ce37" table:formula="of:=sumiterationactivitypeople([$Planning.AC$2:.AC$62];[.$D20];[.$E20];[.$C20])" office:value-type="string" office:string-value="" calcext:value-type="error">
            <text:p>#NOM ?</text:p>
          </table:table-cell>
          <table:table-cell table:style-name="ce37" table:formula="of:=sumiterationactivitypeople([$Planning.AD$2:.AD$62];[.$D20];[.$E20];[.$C20])" office:value-type="string" office:string-value="" calcext:value-type="error">
            <text:p>#NOM ?</text:p>
          </table:table-cell>
          <table:table-cell table:style-name="ce37" table:number-columns-repeated="2"/>
          <table:table-cell table:style-name="ce37" table:formula="of:=sumiterationactivitypeople([$Planning.AG$2:.AG$62];[.$D20];[.$E20];[.$C20])" office:value-type="string" office:string-value="" calcext:value-type="error">
            <text:p>#NOM ?</text:p>
          </table:table-cell>
          <table:table-cell table:style-name="ce37" table:formula="of:=sumiterationactivitypeople([$Planning.AH$2:.AH$62];[.$D20];[.$E20];[.$C20])" office:value-type="string" office:string-value="" calcext:value-type="error">
            <text:p>#NOM ?</text:p>
          </table:table-cell>
          <table:table-cell table:style-name="ce37" table:formula="of:=sumiterationactivitypeople([$Planning.AI$2:.AI$62];[.$D20];[.$E20];[.$C20])" office:value-type="string" office:string-value="" calcext:value-type="error">
            <text:p>#NOM ?</text:p>
          </table:table-cell>
          <table:table-cell table:style-name="ce37" table:formula="of:=sumiterationactivitypeople([$Planning.AJ$2:.AJ$62];[.$D20];[.$E20];[.$C20])" office:value-type="string" office:string-value="" calcext:value-type="error">
            <text:p>#NOM ?</text:p>
          </table:table-cell>
          <table:table-cell table:style-name="ce37" table:formula="of:=sumiterationactivitypeople([$Planning.AK$2:.AK$62];[.$D20];[.$E20];[.$C20])" office:value-type="string" office:string-value="" calcext:value-type="error">
            <text:p>#NOM ?</text:p>
          </table:table-cell>
          <table:table-cell table:style-name="ce37" table:number-columns-repeated="2"/>
          <table:table-cell table:style-name="ce37" table:formula="of:=sumiterationactivitypeople([$Planning.AN$2:.AN$62];[.$D20];[.$E20];[.$C20])" office:value-type="string" office:string-value="" calcext:value-type="error">
            <text:p>#NOM ?</text:p>
          </table:table-cell>
          <table:table-cell table:style-name="ce37" table:formula="of:=sumiterationactivitypeople([$Planning.AO$2:.AO$62];[.$D20];[.$E20];[.$C20])" office:value-type="string" office:string-value="" calcext:value-type="error">
            <text:p>#NOM ?</text:p>
          </table:table-cell>
          <table:table-cell table:style-name="ce37" table:formula="of:=sumiterationactivitypeople([$Planning.AP$2:.AP$62];[.$D20];[.$E20];[.$C20])" office:value-type="string" office:string-value="" calcext:value-type="error">
            <text:p>#NOM ?</text:p>
          </table:table-cell>
          <table:table-cell table:style-name="ce37" table:formula="of:=sumiterationactivitypeople([$Planning.AQ$2:.AQ$62];[.$D20];[.$E20];[.$C20])" office:value-type="string" office:string-value="" calcext:value-type="error">
            <text:p>#NOM ?</text:p>
          </table:table-cell>
          <table:table-cell table:style-name="ce37" table:formula="of:=sumiterationactivitypeople([$Planning.AR$2:.AR$62];[.$D20];[.$E20];[.$C20])" office:value-type="string" office:string-value="" calcext:value-type="error">
            <text:p>#NOM ?</text:p>
          </table:table-cell>
          <table:table-cell table:style-name="ce37" table:number-columns-repeated="2"/>
          <table:table-cell table:style-name="ce37" table:formula="of:=sumiterationactivitypeople([$Planning.AU$2:.AU$62];[.$D20];[.$E20];[.$C20])" office:value-type="string" office:string-value="" calcext:value-type="error">
            <text:p>#NOM ?</text:p>
          </table:table-cell>
          <table:table-cell table:style-name="ce37" table:formula="of:=sumiterationactivitypeople([$Planning.AV$2:.AV$62];[.$D20];[.$E20];[.$C20])" office:value-type="string" office:string-value="" calcext:value-type="error">
            <text:p>#NOM ?</text:p>
          </table:table-cell>
          <table:table-cell table:style-name="ce37" table:formula="of:=sumiterationactivitypeople([$Planning.AW$2:.AW$62];[.$D20];[.$E20];[.$C20])" office:value-type="string" office:string-value="" calcext:value-type="error">
            <text:p>#NOM ?</text:p>
          </table:table-cell>
          <table:table-cell table:style-name="ce37" table:formula="of:=sumiterationactivitypeople([$Planning.AX$2:.AX$62];[.$D20];[.$E20];[.$C20])" office:value-type="string" office:string-value="" calcext:value-type="error">
            <text:p>#NOM ?</text:p>
          </table:table-cell>
          <table:table-cell table:style-name="ce37" table:formula="of:=sumiterationactivitypeople([$Planning.AY$2:.AY$62];[.$D20];[.$E20];[.$C20])" office:value-type="string" office:string-value="" calcext:value-type="error">
            <text:p>#NOM ?</text:p>
          </table:table-cell>
          <table:table-cell table:style-name="ce37" table:number-columns-repeated="2"/>
          <table:table-cell table:style-name="ce37" table:formula="of:=sumiterationactivitypeople([$Planning.BB$2:.BB$62];[.$D20];[.$E20];[.$C20])" office:value-type="string" office:string-value="" calcext:value-type="error">
            <text:p>#NOM ?</text:p>
          </table:table-cell>
          <table:table-cell table:style-name="ce37" table:formula="of:=sumiterationactivitypeople([$Planning.BC$2:.BC$62];[.$D20];[.$E20];[.$C20])" office:value-type="string" office:string-value="" calcext:value-type="error">
            <text:p>#NOM ?</text:p>
          </table:table-cell>
          <table:table-cell table:style-name="ce37" table:formula="of:=sumiterationactivitypeople([$Planning.BD$2:.BD$62];[.$D20];[.$E20];[.$C20])" office:value-type="string" office:string-value="" calcext:value-type="error">
            <text:p>#NOM ?</text:p>
          </table:table-cell>
          <table:table-cell table:style-name="ce37" table:number-columns-repeated="4"/>
          <table:table-cell table:style-name="ce37" table:formula="of:=sumiterationactivitypeople([$Planning.BI$2:.BI$62];[.$D20];[.$E20];[.$C20])" office:value-type="string" office:string-value="" calcext:value-type="error">
            <text:p>#NOM ?</text:p>
          </table:table-cell>
          <table:table-cell table:style-name="ce37" table:formula="of:=sumiterationactivitypeople([$Planning.BJ$2:.BJ$62];[.$D20];[.$E20];[.$C20])" office:value-type="string" office:string-value="" calcext:value-type="error">
            <text:p>#NOM ?</text:p>
          </table:table-cell>
          <table:table-cell table:style-name="ce37" table:formula="of:=sumiterationactivitypeople([$Planning.BK$2:.BK$62];[.$D20];[.$E20];[.$C20])" office:value-type="string" office:string-value="" calcext:value-type="error">
            <text:p>#NOM ?</text:p>
          </table:table-cell>
          <table:table-cell table:style-name="ce37" table:formula="of:=sumiterationactivitypeople([$Planning.BL$2:.BL$62];[.$D20];[.$E20];[.$C20])" office:value-type="string" office:string-value="" calcext:value-type="error">
            <text:p>#NOM ?</text:p>
          </table:table-cell>
          <table:table-cell table:style-name="ce37" table:formula="of:=sumiterationactivitypeople([$Planning.BM$2:.BM$62];[.$D20];[.$E20];[.$C20])" office:value-type="string" office:string-value="" calcext:value-type="error">
            <text:p>#NOM ?</text:p>
          </table:table-cell>
          <table:table-cell table:style-name="ce37" table:number-columns-repeated="2"/>
          <table:table-cell table:style-name="ce37" table:formula="of:=sumiterationactivitypeople([$Planning.BP$2:.BP$62];[.$D20];[.$E20];[.$C20])" office:value-type="string" office:string-value="" calcext:value-type="error">
            <text:p>#NOM ?</text:p>
          </table:table-cell>
          <table:table-cell table:style-name="ce37" table:formula="of:=sumiterationactivitypeople([$Planning.BQ$2:.BQ$62];[.$D20];[.$E20];[.$C20])" office:value-type="string" office:string-value="" calcext:value-type="error">
            <text:p>#NOM ?</text:p>
          </table:table-cell>
          <table:table-cell table:style-name="ce37" table:formula="of:=sumiterationactivitypeople([$Planning.BR$2:.BR$62];[.$D20];[.$E20];[.$C20])" office:value-type="string" office:string-value="" calcext:value-type="error">
            <text:p>#NOM ?</text:p>
          </table:table-cell>
          <table:table-cell table:style-name="ce37" table:formula="of:=sumiterationactivitypeople([$Planning.BS$2:.BS$62];[.$D20];[.$E20];[.$C20])" office:value-type="string" office:string-value="" calcext:value-type="error">
            <text:p>#NOM ?</text:p>
          </table:table-cell>
          <table:table-cell table:style-name="ce37" table:formula="of:=sumiterationactivitypeople([$Planning.BT$2:.BT$62];[.$D20];[.$E20];[.$C20])" office:value-type="string" office:string-value="" calcext:value-type="error">
            <text:p>#NOM ?</text:p>
          </table:table-cell>
          <table:table-cell table:style-name="ce37" table:number-columns-repeated="2"/>
          <table:table-cell table:style-name="ce37" table:formula="of:=sumiterationactivitypeople([$Planning.BW$2:.BW$62];[.$D20];[.$E20];[.$C20])" office:value-type="string" office:string-value="" calcext:value-type="error">
            <text:p>#NOM ?</text:p>
          </table:table-cell>
          <table:table-cell table:style-name="ce37" table:formula="of:=sumiterationactivitypeople([$Planning.BX$2:.BX$62];[.$D20];[.$E20];[.$C20])" office:value-type="string" office:string-value="" calcext:value-type="error">
            <text:p>#NOM ?</text:p>
          </table:table-cell>
          <table:table-cell table:style-name="ce37" table:formula="of:=sumiterationactivitypeople([$Planning.BY$2:.BY$62];[.$D20];[.$E20];[.$C20])" office:value-type="string" office:string-value="" calcext:value-type="error">
            <text:p>#NOM ?</text:p>
          </table:table-cell>
          <table:table-cell table:style-name="ce37" table:formula="of:=sumiterationactivitypeople([$Planning.BZ$2:.BZ$62];[.$D20];[.$E20];[.$C20])" office:value-type="string" office:string-value="" calcext:value-type="error">
            <text:p>#NOM ?</text:p>
          </table:table-cell>
          <table:table-cell table:style-name="ce37" table:formula="of:=sumiterationactivitypeople([$Planning.CA$2:.CA$62];[.$D20];[.$E20];[.$C20])" office:value-type="string" office:string-value="" calcext:value-type="error">
            <text:p>#NOM ?</text:p>
          </table:table-cell>
          <table:table-cell table:style-name="ce37" table:number-columns-repeated="2"/>
          <table:table-cell table:style-name="ce37" table:formula="of:=sumiterationactivitypeople([$Planning.CD$2:.CD$62];[.$D20];[.$E20];[.$C20])" office:value-type="string" office:string-value="" calcext:value-type="error">
            <text:p>#NOM ?</text:p>
          </table:table-cell>
          <table:table-cell table:style-name="ce37" table:formula="of:=sumiterationactivitypeople([$Planning.CE$2:.CE$62];[.$D20];[.$E20];[.$C20])" office:value-type="string" office:string-value="" calcext:value-type="error">
            <text:p>#NOM ?</text:p>
          </table:table-cell>
          <table:table-cell table:style-name="ce37" table:formula="of:=sumiterationactivitypeople([$Planning.CF$2:.CF$62];[.$D20];[.$E20];[.$C20])" office:value-type="string" office:string-value="" calcext:value-type="error">
            <text:p>#NOM ?</text:p>
          </table:table-cell>
          <table:table-cell table:style-name="ce37" table:formula="of:=sumiterationactivitypeople([$Planning.CG$2:.CG$62];[.$D20];[.$E20];[.$C20])" office:value-type="string" office:string-value="" calcext:value-type="error">
            <text:p>#NOM ?</text:p>
          </table:table-cell>
          <table:table-cell table:style-name="ce37" table:formula="of:=sumiterationactivitypeople([$Planning.CH$2:.CH$62];[.$D20];[.$E20];[.$C20])" office:value-type="string" office:string-value="" calcext:value-type="error">
            <text:p>#NOM ?</text:p>
          </table:table-cell>
          <table:table-cell table:style-name="ce37" table:number-columns-repeated="2"/>
          <table:table-cell table:style-name="ce37" table:formula="of:=sumiterationactivitypeople([$Planning.CK$2:.CK$62];[.$D20];[.$E20];[.$C20])" office:value-type="string" office:string-value="" calcext:value-type="error">
            <text:p>#NOM ?</text:p>
          </table:table-cell>
          <table:table-cell table:style-name="ce37" table:formula="of:=sumiterationactivitypeople([$Planning.CL$2:.CL$62];[.$D20];[.$E20];[.$C20])" office:value-type="string" office:string-value="" calcext:value-type="error">
            <text:p>#NOM ?</text:p>
          </table:table-cell>
          <table:table-cell table:style-name="ce37" table:formula="of:=sumiterationactivitypeople([$Planning.CM$2:.CM$62];[.$D20];[.$E20];[.$C20])" office:value-type="string" office:string-value="" calcext:value-type="error">
            <text:p>#NOM ?</text:p>
          </table:table-cell>
          <table:table-cell table:style-name="ce37" table:formula="of:=sumiterationactivitypeople([$Planning.CN$2:.CN$62];[.$D20];[.$E20];[.$C20])" office:value-type="string" office:string-value="" calcext:value-type="error">
            <text:p>#NOM ?</text:p>
          </table:table-cell>
          <table:table-cell table:style-name="ce37" table:formula="of:=sumiterationactivitypeople([$Planning.CO$2:.CO$62];[.$D20];[.$E20];[.$C20])" office:value-type="string" office:string-value="" calcext:value-type="error">
            <text:p>#NOM ?</text:p>
          </table:table-cell>
          <table:table-cell table:style-name="ce37" table:number-columns-repeated="2"/>
          <table:table-cell table:style-name="ce37" table:formula="of:=sumiterationactivitypeople([$Planning.CR$2:.CR$62];[.$D20];[.$E20];[.$C20])" office:value-type="string" office:string-value="" calcext:value-type="error">
            <text:p>#NOM ?</text:p>
          </table:table-cell>
          <table:table-cell table:style-name="ce37" table:formula="of:=sumiterationactivitypeople([$Planning.CS$2:.CS$62];[.$D20];[.$E20];[.$C20])" office:value-type="string" office:string-value="" calcext:value-type="error">
            <text:p>#NOM ?</text:p>
          </table:table-cell>
          <table:table-cell table:style-name="ce37" table:formula="of:=sumiterationactivitypeople([$Planning.CT$2:.CT$62];[.$D20];[.$E20];[.$C20])" office:value-type="string" office:string-value="" calcext:value-type="error">
            <text:p>#NOM ?</text:p>
          </table:table-cell>
          <table:table-cell table:style-name="ce37" table:formula="of:=sumiterationactivitypeople([$Planning.CU$2:.CU$62];[.$D20];[.$E20];[.$C20])" office:value-type="string" office:string-value="" calcext:value-type="error">
            <text:p>#NOM ?</text:p>
          </table:table-cell>
          <table:table-cell table:style-name="ce37" table:formula="of:=sumiterationactivitypeople([$Planning.CV$2:.CV$62];[.$D20];[.$E20];[.$C20])" office:value-type="string" office:string-value="" calcext:value-type="error">
            <text:p>#NOM ?</text:p>
          </table:table-cell>
          <table:table-cell table:style-name="ce37" table:number-columns-repeated="2"/>
          <table:table-cell table:style-name="ce37" table:formula="of:=sumiterationactivitypeople([$Planning.CY$2:.CY$62];[.$D20];[.$E20];[.$C20])" office:value-type="string" office:string-value="" calcext:value-type="error">
            <text:p>#NOM ?</text:p>
          </table:table-cell>
          <table:table-cell table:style-name="ce37" table:formula="of:=sumiterationactivitypeople([$Planning.CZ$2:.CZ$62];[.$D20];[.$E20];[.$C20])" office:value-type="string" office:string-value="" calcext:value-type="error">
            <text:p>#NOM ?</text:p>
          </table:table-cell>
          <table:table-cell table:style-name="ce37" table:formula="of:=sumiterationactivitypeople([$Planning.DA$2:.DA$62];[.$D20];[.$E20];[.$C20])" office:value-type="string" office:string-value="" calcext:value-type="error">
            <text:p>#NOM ?</text:p>
          </table:table-cell>
          <table:table-cell table:style-name="ce37" table:formula="of:=sumiterationactivitypeople([$Planning.DB$2:.DB$62];[.$D20];[.$E20];[.$C20])" office:value-type="string" office:string-value="" calcext:value-type="error">
            <text:p>#NOM ?</text:p>
          </table:table-cell>
          <table:table-cell table:style-name="ce37" table:formula="of:=sumiterationactivitypeople([$Planning.DC$2:.DC$62];[.$D20];[.$E20];[.$C20])" office:value-type="string" office:string-value="" calcext:value-type="error">
            <text:p>#NOM ?</text:p>
          </table:table-cell>
          <table:table-cell table:style-name="ce37" table:number-columns-repeated="4"/>
          <table:table-cell table:style-name="ce37" table:formula="of:=sumiterationactivitypeople([$Planning.DH$2:.DH$62];[.$D20];[.$E20];[.$C20])" office:value-type="string" office:string-value="" calcext:value-type="error">
            <text:p>#NOM ?</text:p>
          </table:table-cell>
          <table:table-cell table:style-name="ce37" table:formula="of:=sumiterationactivitypeople([$Planning.DI$2:.DI$62];[.$D20];[.$E20];[.$C20])" office:value-type="string" office:string-value="" calcext:value-type="error">
            <text:p>#NOM ?</text:p>
          </table:table-cell>
          <table:table-cell table:style-name="ce37" table:formula="of:=sumiterationactivitypeople([$Planning.DJ$2:.DJ$62];[.$D20];[.$E20];[.$C20])" office:value-type="string" office:string-value="" calcext:value-type="error">
            <text:p>#NOM ?</text:p>
          </table:table-cell>
          <table:table-cell table:style-name="ce37" table:number-columns-repeated="4"/>
          <table:table-cell table:style-name="ce37" table:formula="of:=sumiterationactivitypeople([$Planning.DO$2:.DO$62];[.$D20];[.$E20];[.$C20])" office:value-type="string" office:string-value="" calcext:value-type="error">
            <text:p>#NOM ?</text:p>
          </table:table-cell>
          <table:table-cell table:style-name="ce37" table:formula="of:=sumiterationactivitypeople([$Planning.DP$2:.DP$62];[.$D20];[.$E20];[.$C20])" office:value-type="string" office:string-value="" calcext:value-type="error">
            <text:p>#NOM ?</text:p>
          </table:table-cell>
          <table:table-cell table:style-name="ce37" table:formula="of:=sumiterationactivitypeople([$Planning.DQ$2:.DQ$62];[.$D20];[.$E20];[.$C20])" office:value-type="string" office:string-value="" calcext:value-type="error">
            <text:p>#NOM ?</text:p>
          </table:table-cell>
          <table:table-cell table:style-name="ce37" table:number-columns-repeated="2"/>
          <table:table-cell table:style-name="ce37" table:formula="of:=sumiterationactivitypeople([$Planning.DT$2:.DT$62];[.$D20];[.$E20];[.$C20])" office:value-type="string" office:string-value="" calcext:value-type="error">
            <text:p>#NOM ?</text:p>
          </table:table-cell>
          <table:table-cell table:style-name="ce37" table:formula="of:=sumiterationactivitypeople([$Planning.DU$2:.DU$62];[.$D20];[.$E20];[.$C20])" office:value-type="string" office:string-value="" calcext:value-type="error">
            <text:p>#NOM ?</text:p>
          </table:table-cell>
          <table:table-cell table:style-name="ce37" table:formula="of:=sumiterationactivitypeople([$Planning.DV$2:.DV$62];[.$D20];[.$E20];[.$C20])" office:value-type="string" office:string-value="" calcext:value-type="error">
            <text:p>#NOM ?</text:p>
          </table:table-cell>
          <table:table-cell table:style-name="ce37" table:formula="of:=sumiterationactivitypeople([$Planning.DW$2:.DW$62];[.$D20];[.$E20];[.$C20])" office:value-type="string" office:string-value="" calcext:value-type="error">
            <text:p>#NOM ?</text:p>
          </table:table-cell>
          <table:table-cell table:style-name="ce37" table:formula="of:=sumiterationactivitypeople([$Planning.DX$2:.DX$62];[.$D20];[.$E20];[.$C20])" office:value-type="string" office:string-value="" calcext:value-type="error">
            <text:p>#NOM ?</text:p>
          </table:table-cell>
          <table:table-cell table:style-name="ce37" table:number-columns-repeated="2"/>
          <table:table-cell table:style-name="ce37" table:formula="of:=sumiterationactivitypeople([$Planning.EA$2:.EA$62];[.$D20];[.$E20];[.$C20])" office:value-type="string" office:string-value="" calcext:value-type="error">
            <text:p>#NOM ?</text:p>
          </table:table-cell>
          <table:table-cell table:style-name="ce37" table:formula="of:=sumiterationactivitypeople([$Planning.EB$2:.EB$62];[.$D20];[.$E20];[.$C20])" office:value-type="string" office:string-value="" calcext:value-type="error">
            <text:p>#NOM ?</text:p>
          </table:table-cell>
          <table:table-cell table:style-name="ce37" table:formula="of:=sumiterationactivitypeople([$Planning.EC$2:.EC$62];[.$D20];[.$E20];[.$C20])" office:value-type="string" office:string-value="" calcext:value-type="error">
            <text:p>#NOM ?</text:p>
          </table:table-cell>
          <table:table-cell table:style-name="ce37" table:formula="of:=sumiterationactivitypeople([$Planning.ED$2:.ED$62];[.$D20];[.$E20];[.$C20])" office:value-type="string" office:string-value="" calcext:value-type="error">
            <text:p>#NOM ?</text:p>
          </table:table-cell>
          <table:table-cell table:style-name="ce37" table:formula="of:=sumiterationactivitypeople([$Planning.EE$2:.EE$62];[.$D20];[.$E20];[.$C20])" office:value-type="string" office:string-value="" calcext:value-type="error">
            <text:p>#NOM ?</text:p>
          </table:table-cell>
          <table:table-cell table:style-name="ce37" table:number-columns-repeated="2"/>
          <table:table-cell table:style-name="ce37" table:formula="of:=sumiterationactivitypeople([$Planning.EH$2:.EH$62];[.$D20];[.$E20];[.$C20])" office:value-type="string" office:string-value="" calcext:value-type="error">
            <text:p>#NOM ?</text:p>
          </table:table-cell>
          <table:table-cell table:style-name="ce37" table:formula="of:=sumiterationactivitypeople([$Planning.EI$2:.EI$62];[.$D20];[.$E20];[.$C20])" office:value-type="string" office:string-value="" calcext:value-type="error">
            <text:p>#NOM ?</text:p>
          </table:table-cell>
          <table:table-cell table:style-name="ce37" table:formula="of:=sumiterationactivitypeople([$Planning.EJ$2:.EJ$62];[.$D20];[.$E20];[.$C20])" office:value-type="string" office:string-value="" calcext:value-type="error">
            <text:p>#NOM ?</text:p>
          </table:table-cell>
          <table:table-cell table:style-name="ce37" table:formula="of:=sumiterationactivitypeople([$Planning.EK$2:.EK$62];[.$D20];[.$E20];[.$C20])" office:value-type="string" office:string-value="" calcext:value-type="error">
            <text:p>#NOM ?</text:p>
          </table:table-cell>
          <table:table-cell table:style-name="ce37" table:formula="of:=sumiterationactivitypeople([$Planning.EL$2:.EL$62];[.$D20];[.$E20];[.$C20])" office:value-type="string" office:string-value="" calcext:value-type="error">
            <text:p>#NOM ?</text:p>
          </table:table-cell>
          <table:table-cell table:style-name="ce37" table:number-columns-repeated="2"/>
          <table:table-cell table:style-name="ce37" table:formula="of:=sumiterationactivitypeople([$Planning.EO$2:.EO$62];[.$D20];[.$E20];[.$C20])" office:value-type="string" office:string-value="" calcext:value-type="error">
            <text:p>#NOM ?</text:p>
          </table:table-cell>
          <table:table-cell table:style-name="ce37" table:formula="of:=sumiterationactivitypeople([$Planning.EP$2:.EP$62];[.$D20];[.$E20];[.$C20])" office:value-type="string" office:string-value="" calcext:value-type="error">
            <text:p>#NOM ?</text:p>
          </table:table-cell>
          <table:table-cell table:style-name="ce37" table:formula="of:=sumiterationactivitypeople([$Planning.EQ$2:.EQ$62];[.$D20];[.$E20];[.$C20])" office:value-type="string" office:string-value="" calcext:value-type="error">
            <text:p>#NOM ?</text:p>
          </table:table-cell>
          <table:table-cell table:style-name="ce37" table:formula="of:=sumiterationactivitypeople([$Planning.ER$2:.ER$62];[.$D20];[.$E20];[.$C20])" office:value-type="string" office:string-value="" calcext:value-type="error">
            <text:p>#NOM ?</text:p>
          </table:table-cell>
          <table:table-cell table:style-name="ce37" table:formula="of:=sumiterationactivitypeople([$Planning.ES$2:.ES$62];[.$D20];[.$E20];[.$C20])" office:value-type="string" office:string-value="" calcext:value-type="error">
            <text:p>#NOM ?</text:p>
          </table:table-cell>
          <table:table-cell table:style-name="ce37" table:number-columns-repeated="2"/>
          <table:table-cell table:style-name="ce37" table:formula="of:=sumiterationactivitypeople([$Planning.EV$2:.EV$62];[.$D20];[.$E20];[.$C20])" office:value-type="string" office:string-value="" calcext:value-type="error">
            <text:p>#NOM ?</text:p>
          </table:table-cell>
          <table:table-cell table:style-name="ce37" table:formula="of:=sumiterationactivitypeople([$Planning.EW$2:.EW$62];[.$D20];[.$E20];[.$C20])" office:value-type="string" office:string-value="" calcext:value-type="error">
            <text:p>#NOM ?</text:p>
          </table:table-cell>
          <table:table-cell table:style-name="ce37" table:formula="of:=sumiterationactivitypeople([$Planning.EX$2:.EX$62];[.$D20];[.$E20];[.$C20])" office:value-type="string" office:string-value="" calcext:value-type="error">
            <text:p>#NOM ?</text:p>
          </table:table-cell>
          <table:table-cell table:style-name="ce37" table:formula="of:=sumiterationactivitypeople([$Planning.EY$2:.EY$62];[.$D20];[.$E20];[.$C20])" office:value-type="string" office:string-value="" calcext:value-type="error">
            <text:p>#NOM ?</text:p>
          </table:table-cell>
          <table:table-cell table:style-name="ce37" table:formula="of:=sumiterationactivitypeople([$Planning.EZ$2:.EZ$62];[.$D20];[.$E20];[.$C20])" office:value-type="string" office:string-value="" calcext:value-type="error">
            <text:p>#NOM ?</text:p>
          </table:table-cell>
          <table:table-cell table:style-name="ce37" table:number-columns-repeated="2"/>
          <table:table-cell table:style-name="ce37" table:formula="of:=sumiterationactivitypeople([$Planning.FC$2:.FC$62];[.$D20];[.$E20];[.$C20])" office:value-type="string" office:string-value="" calcext:value-type="error">
            <text:p>#NOM ?</text:p>
          </table:table-cell>
          <table:table-cell table:style-name="ce37" table:formula="of:=sumiterationactivitypeople([$Planning.FD$2:.FD$62];[.$D20];[.$E20];[.$C20])" office:value-type="string" office:string-value="" calcext:value-type="error">
            <text:p>#NOM ?</text:p>
          </table:table-cell>
          <table:table-cell table:style-name="ce37" table:formula="of:=sumiterationactivitypeople([$Planning.FE$2:.FE$62];[.$D20];[.$E20];[.$C20])" office:value-type="string" office:string-value="" calcext:value-type="error">
            <text:p>#NOM ?</text:p>
          </table:table-cell>
          <table:table-cell table:style-name="ce37" table:formula="of:=sumiterationactivitypeople([$Planning.FF$2:.FF$62];[.$D20];[.$E20];[.$C20])" office:value-type="string" office:string-value="" calcext:value-type="error">
            <text:p>#NOM ?</text:p>
          </table:table-cell>
          <table:table-cell table:style-name="ce37" table:formula="of:=sumiterationactivitypeople([$Planning.FG$2:.FG$62];[.$D20];[.$E20];[.$C20])" office:value-type="string" office:string-value="" calcext:value-type="error">
            <text:p>#NOM ?</text:p>
          </table:table-cell>
          <table:table-cell table:style-name="ce37" table:number-columns-repeated="2"/>
          <table:table-cell table:style-name="ce37" table:formula="of:=sumiterationactivitypeople([$Planning.FJ$2:.FJ$62];[.$D20];[.$E20];[.$C20])" office:value-type="string" office:string-value="" calcext:value-type="error">
            <text:p>#NOM ?</text:p>
          </table:table-cell>
          <table:table-cell table:style-name="ce37" table:formula="of:=sumiterationactivitypeople([$Planning.FK$2:.FK$62];[.$D20];[.$E20];[.$C20])" office:value-type="string" office:string-value="" calcext:value-type="error">
            <text:p>#NOM ?</text:p>
          </table:table-cell>
          <table:table-cell table:style-name="ce37" table:formula="of:=sumiterationactivitypeople([$Planning.FL$2:.FL$62];[.$D20];[.$E20];[.$C20])" office:value-type="string" office:string-value="" calcext:value-type="error">
            <text:p>#NOM ?</text:p>
          </table:table-cell>
          <table:table-cell table:style-name="ce37" table:formula="of:=sumiterationactivitypeople([$Planning.FM$2:.FM$62];[.$D20];[.$E20];[.$C20])" office:value-type="string" office:string-value="" calcext:value-type="error">
            <text:p>#NOM ?</text:p>
          </table:table-cell>
          <table:table-cell table:style-name="ce37" table:formula="of:=sumiterationactivitypeople([$Planning.FN$2:.FN$62];[.$D20];[.$E20];[.$C20])" office:value-type="string" office:string-value="" calcext:value-type="error">
            <text:p>#NOM ?</text:p>
          </table:table-cell>
          <table:table-cell table:style-name="ce37" table:number-columns-repeated="2"/>
          <table:table-cell table:style-name="ce37" table:formula="of:=sumiterationactivitypeople([$Planning.FQ$2:.FQ$62];[.$D20];[.$E20];[.$C20])" office:value-type="string" office:string-value="" calcext:value-type="error">
            <text:p>#NOM ?</text:p>
          </table:table-cell>
          <table:table-cell table:style-name="ce37" table:formula="of:=sumiterationactivitypeople([$Planning.FR$2:.FR$62];[.$D20];[.$E20];[.$C20])" office:value-type="string" office:string-value="" calcext:value-type="error">
            <text:p>#NOM ?</text:p>
          </table:table-cell>
          <table:table-cell table:style-name="ce37" table:formula="of:=sumiterationactivitypeople([$Planning.FS$2:.FS$62];[.$D20];[.$E20];[.$C20])" office:value-type="string" office:string-value="" calcext:value-type="error">
            <text:p>#NOM ?</text:p>
          </table:table-cell>
          <table:table-cell table:style-name="ce37" table:formula="of:=sumiterationactivitypeople([$Planning.FT$2:.FT$62];[.$D20];[.$E20];[.$C20])" office:value-type="string" office:string-value="" calcext:value-type="error">
            <text:p>#NOM ?</text:p>
          </table:table-cell>
          <table:table-cell table:style-name="ce37" table:formula="of:=sumiterationactivitypeople([$Planning.FU$2:.FU$62];[.$D20];[.$E20];[.$C20])" office:value-type="string" office:string-value="" calcext:value-type="error">
            <text:p>#NOM ?</text:p>
          </table:table-cell>
          <table:table-cell table:style-name="ce37" table:number-columns-repeated="2"/>
          <table:table-cell table:style-name="ce37" table:formula="of:=sumiterationactivitypeople([$Planning.FX$2:.FX$62];[.$D20];[.$E20];[.$C20])" office:value-type="string" office:string-value="" calcext:value-type="error">
            <text:p>#NOM ?</text:p>
          </table:table-cell>
          <table:table-cell table:style-name="ce37" table:formula="of:=sumiterationactivitypeople([$Planning.FY$2:.FY$62];[.$D20];[.$E20];[.$C20])" office:value-type="string" office:string-value="" calcext:value-type="error">
            <text:p>#NOM ?</text:p>
          </table:table-cell>
          <table:table-cell table:style-name="ce37" table:formula="of:=sumiterationactivitypeople([$Planning.FZ$2:.FZ$62];[.$D20];[.$E20];[.$C20])" office:value-type="string" office:string-value="" calcext:value-type="error">
            <text:p>#NOM ?</text:p>
          </table:table-cell>
          <table:table-cell table:style-name="ce37" table:formula="of:=sumiterationactivitypeople([$Planning.GA$2:.GA$62];[.$D20];[.$E20];[.$C20])" office:value-type="string" office:string-value="" calcext:value-type="error">
            <text:p>#NOM ?</text:p>
          </table:table-cell>
          <table:table-cell table:style-name="ce37" table:formula="of:=sumiterationactivitypeople([$Planning.GB$2:.GB$62];[.$D20];[.$E20];[.$C20])" office:value-type="string" office:string-value="" calcext:value-type="error">
            <text:p>#NOM ?</text:p>
          </table:table-cell>
          <table:table-cell table:style-name="ce37" table:number-columns-repeated="2"/>
          <table:table-cell table:style-name="ce37" table:formula="of:=sumiterationactivitypeople([$Planning.GE$2:.GE$62];[.$D20];[.$E20];[.$C20])" office:value-type="string" office:string-value="" calcext:value-type="error">
            <text:p>#NOM ?</text:p>
          </table:table-cell>
          <table:table-cell table:style-name="ce37" table:formula="of:=sumiterationactivitypeople([$Planning.GF$2:.GF$62];[.$D20];[.$E20];[.$C20])" office:value-type="string" office:string-value="" calcext:value-type="error">
            <text:p>#NOM ?</text:p>
          </table:table-cell>
          <table:table-cell table:style-name="ce37" table:formula="of:=sumiterationactivitypeople([$Planning.GG$2:.GG$62];[.$D20];[.$E20];[.$C20])" office:value-type="string" office:string-value="" calcext:value-type="error">
            <text:p>#NOM ?</text:p>
          </table:table-cell>
          <table:table-cell table:style-name="ce37" table:formula="of:=sumiterationactivitypeople([$Planning.GH$2:.GH$62];[.$D20];[.$E20];[.$C20])" office:value-type="string" office:string-value="" calcext:value-type="error">
            <text:p>#NOM ?</text:p>
          </table:table-cell>
          <table:table-cell table:style-name="ce37" table:formula="of:=sumiterationactivitypeople([$Planning.GI$2:.GI$62];[.$D20];[.$E20];[.$C20])" office:value-type="string" office:string-value="" calcext:value-type="error">
            <text:p>#NOM ?</text:p>
          </table:table-cell>
          <table:table-cell table:style-name="ce37"/>
          <table:table-cell table:style-name="ce67"/>
          <table:table-cell table:style-name="ce37" table:formula="of:=SUM([.F20:.EV20])" office:value-type="string" office:string-value="" calcext:value-type="error">
            <text:p>#NOM ?</text:p>
          </table:table-cell>
          <table:table-cell table:style-name="ce37" table:formula="of:=SUM([.EV20:.GJ20])" office:value-type="string" office:string-value="" calcext:value-type="error">
            <text:p>#NOM ?</text:p>
          </table:table-cell>
          <table:table-cell table:style-name="ce37" table:formula="of:=SUM([.GM20:.GN20])" office:value-type="string" office:string-value="" calcext:value-type="error">
            <text:p>#NOM ?</text:p>
          </table:table-cell>
          <table:table-cell table:style-name="ce37" table:number-columns-repeated="827"/>
        </table:table-row>
        <table:table-row table:style-name="ro9">
          <table:table-cell table:style-name="ce37" table:formula="of:=[$Planner.A33]" office:value-type="float" office:value="0" calcext:value-type="float">
            <text:p>0</text:p>
          </table:table-cell>
          <table:table-cell table:style-name="ce37" table:formula="of:=SUM([.F21:.GJ21])" office:value-type="string" office:string-value="" calcext:value-type="error">
            <text:p>#NOM ?</text:p>
          </table:table-cell>
          <table:table-cell table:number-columns-repeated="2" table:style-name="ce38" office:value-type="string" calcext:value-type="string">
            <text:p>**</text:p>
          </table:table-cell>
          <table:table-cell table:style-name="ce163" office:value-type="string" calcext:value-type="string">
            <text:p>fu</text:p>
          </table:table-cell>
          <table:table-cell table:style-name="ce37" table:formula="of:=sumiterationactivitypeople([$Planning.E$2:.E$62];[.$D21];[.$E21];[.$C21])" office:value-type="string" office:string-value="" calcext:value-type="error">
            <text:p>#NOM ?</text:p>
          </table:table-cell>
          <table:table-cell table:style-name="ce37" table:formula="of:=sumiterationactivitypeople([$Planning.F$2:.F$62];[.$D21];[.$E21];[.$C21])" office:value-type="string" office:string-value="" calcext:value-type="error">
            <text:p>#NOM ?</text:p>
          </table:table-cell>
          <table:table-cell table:style-name="ce37" table:formula="of:=sumiterationactivitypeople([$Planning.G$2:.G$62];[.$D21];[.$E21];[.$C21])" office:value-type="string" office:string-value="" calcext:value-type="error">
            <text:p>#NOM ?</text:p>
          </table:table-cell>
          <table:table-cell table:style-name="ce37" table:formula="of:=sumiterationactivitypeople([$Planning.H$2:.H$62];[.$D21];[.$E21];[.$C21])" office:value-type="string" office:string-value="" calcext:value-type="error">
            <text:p>#NOM ?</text:p>
          </table:table-cell>
          <table:table-cell table:style-name="ce37" table:formula="of:=sumiterationactivitypeople([$Planning.I$2:.I$62];[.$D21];[.$E21];[.$C21])" office:value-type="string" office:string-value="" calcext:value-type="error">
            <text:p>#NOM ?</text:p>
          </table:table-cell>
          <table:table-cell table:style-name="ce37" table:number-columns-repeated="2"/>
          <table:table-cell table:style-name="ce37" table:formula="of:=sumiterationactivitypeople([$Planning.L$2:.L$62];[.$D21];[.$E21];[.$C21])" office:value-type="string" office:string-value="" calcext:value-type="error">
            <text:p>#NOM ?</text:p>
          </table:table-cell>
          <table:table-cell table:style-name="ce37" table:formula="of:=sumiterationactivitypeople([$Planning.M$2:.M$62];[.$D21];[.$E21];[.$C21])" office:value-type="string" office:string-value="" calcext:value-type="error">
            <text:p>#NOM ?</text:p>
          </table:table-cell>
          <table:table-cell table:style-name="ce37" table:formula="of:=sumiterationactivitypeople([$Planning.N$2:.N$62];[.$D21];[.$E21];[.$C21])" office:value-type="string" office:string-value="" calcext:value-type="error">
            <text:p>#NOM ?</text:p>
          </table:table-cell>
          <table:table-cell table:style-name="ce37" table:formula="of:=sumiterationactivitypeople([$Planning.O$2:.O$62];[.$D21];[.$E21];[.$C21])" office:value-type="string" office:string-value="" calcext:value-type="error">
            <text:p>#NOM ?</text:p>
          </table:table-cell>
          <table:table-cell table:style-name="ce37" table:formula="of:=sumiterationactivitypeople([$Planning.P$2:.P$62];[.$D21];[.$E21];[.$C21])" office:value-type="string" office:string-value="" calcext:value-type="error">
            <text:p>#NOM ?</text:p>
          </table:table-cell>
          <table:table-cell table:style-name="ce37" table:number-columns-repeated="2"/>
          <table:table-cell table:style-name="ce37" table:formula="of:=sumiterationactivitypeople([$Planning.S$2:.S$62];[.$D21];[.$E21];[.$C21])" office:value-type="string" office:string-value="" calcext:value-type="error">
            <text:p>#NOM ?</text:p>
          </table:table-cell>
          <table:table-cell table:style-name="ce37" table:formula="of:=sumiterationactivitypeople([$Planning.T$2:.T$62];[.$D21];[.$E21];[.$C21])" office:value-type="string" office:string-value="" calcext:value-type="error">
            <text:p>#NOM ?</text:p>
          </table:table-cell>
          <table:table-cell table:style-name="ce37" table:formula="of:=sumiterationactivitypeople([$Planning.U$2:.U$62];[.$D21];[.$E21];[.$C21])" office:value-type="string" office:string-value="" calcext:value-type="error">
            <text:p>#NOM ?</text:p>
          </table:table-cell>
          <table:table-cell table:style-name="ce37" table:formula="of:=sumiterationactivitypeople([$Planning.V$2:.V$62];[.$D21];[.$E21];[.$C21])" office:value-type="string" office:string-value="" calcext:value-type="error">
            <text:p>#NOM ?</text:p>
          </table:table-cell>
          <table:table-cell table:style-name="ce37" table:formula="of:=sumiterationactivitypeople([$Planning.W$2:.W$62];[.$D21];[.$E21];[.$C21])" office:value-type="string" office:string-value="" calcext:value-type="error">
            <text:p>#NOM ?</text:p>
          </table:table-cell>
          <table:table-cell table:style-name="ce37" table:number-columns-repeated="2"/>
          <table:table-cell table:style-name="ce37" table:formula="of:=sumiterationactivitypeople([$Planning.Z$2:.Z$62];[.$D21];[.$E21];[.$C21])" office:value-type="string" office:string-value="" calcext:value-type="error">
            <text:p>#NOM ?</text:p>
          </table:table-cell>
          <table:table-cell table:style-name="ce37" table:formula="of:=sumiterationactivitypeople([$Planning.AA$2:.AA$62];[.$D21];[.$E21];[.$C21])" office:value-type="string" office:string-value="" calcext:value-type="error">
            <text:p>#NOM ?</text:p>
          </table:table-cell>
          <table:table-cell table:style-name="ce37" table:formula="of:=sumiterationactivitypeople([$Planning.AB$2:.AB$62];[.$D21];[.$E21];[.$C21])" office:value-type="string" office:string-value="" calcext:value-type="error">
            <text:p>#NOM ?</text:p>
          </table:table-cell>
          <table:table-cell table:style-name="ce37" table:formula="of:=sumiterationactivitypeople([$Planning.AC$2:.AC$62];[.$D21];[.$E21];[.$C21])" office:value-type="string" office:string-value="" calcext:value-type="error">
            <text:p>#NOM ?</text:p>
          </table:table-cell>
          <table:table-cell table:style-name="ce37" table:formula="of:=sumiterationactivitypeople([$Planning.AD$2:.AD$62];[.$D21];[.$E21];[.$C21])" office:value-type="string" office:string-value="" calcext:value-type="error">
            <text:p>#NOM ?</text:p>
          </table:table-cell>
          <table:table-cell table:style-name="ce37" table:number-columns-repeated="2"/>
          <table:table-cell table:style-name="ce37" table:formula="of:=sumiterationactivitypeople([$Planning.AG$2:.AG$62];[.$D21];[.$E21];[.$C21])" office:value-type="string" office:string-value="" calcext:value-type="error">
            <text:p>#NOM ?</text:p>
          </table:table-cell>
          <table:table-cell table:style-name="ce37" table:formula="of:=sumiterationactivitypeople([$Planning.AH$2:.AH$62];[.$D21];[.$E21];[.$C21])" office:value-type="string" office:string-value="" calcext:value-type="error">
            <text:p>#NOM ?</text:p>
          </table:table-cell>
          <table:table-cell table:style-name="ce37" table:formula="of:=sumiterationactivitypeople([$Planning.AI$2:.AI$62];[.$D21];[.$E21];[.$C21])" office:value-type="string" office:string-value="" calcext:value-type="error">
            <text:p>#NOM ?</text:p>
          </table:table-cell>
          <table:table-cell table:style-name="ce37" table:formula="of:=sumiterationactivitypeople([$Planning.AJ$2:.AJ$62];[.$D21];[.$E21];[.$C21])" office:value-type="string" office:string-value="" calcext:value-type="error">
            <text:p>#NOM ?</text:p>
          </table:table-cell>
          <table:table-cell table:style-name="ce37" table:formula="of:=sumiterationactivitypeople([$Planning.AK$2:.AK$62];[.$D21];[.$E21];[.$C21])" office:value-type="string" office:string-value="" calcext:value-type="error">
            <text:p>#NOM ?</text:p>
          </table:table-cell>
          <table:table-cell table:style-name="ce37" table:number-columns-repeated="2"/>
          <table:table-cell table:style-name="ce37" table:formula="of:=sumiterationactivitypeople([$Planning.AN$2:.AN$62];[.$D21];[.$E21];[.$C21])" office:value-type="string" office:string-value="" calcext:value-type="error">
            <text:p>#NOM ?</text:p>
          </table:table-cell>
          <table:table-cell table:style-name="ce37" table:formula="of:=sumiterationactivitypeople([$Planning.AO$2:.AO$62];[.$D21];[.$E21];[.$C21])" office:value-type="string" office:string-value="" calcext:value-type="error">
            <text:p>#NOM ?</text:p>
          </table:table-cell>
          <table:table-cell table:style-name="ce37" table:formula="of:=sumiterationactivitypeople([$Planning.AP$2:.AP$62];[.$D21];[.$E21];[.$C21])" office:value-type="string" office:string-value="" calcext:value-type="error">
            <text:p>#NOM ?</text:p>
          </table:table-cell>
          <table:table-cell table:style-name="ce37" table:formula="of:=sumiterationactivitypeople([$Planning.AQ$2:.AQ$62];[.$D21];[.$E21];[.$C21])" office:value-type="string" office:string-value="" calcext:value-type="error">
            <text:p>#NOM ?</text:p>
          </table:table-cell>
          <table:table-cell table:style-name="ce37" table:formula="of:=sumiterationactivitypeople([$Planning.AR$2:.AR$62];[.$D21];[.$E21];[.$C21])" office:value-type="string" office:string-value="" calcext:value-type="error">
            <text:p>#NOM ?</text:p>
          </table:table-cell>
          <table:table-cell table:style-name="ce37" table:number-columns-repeated="2"/>
          <table:table-cell table:style-name="ce37" table:formula="of:=sumiterationactivitypeople([$Planning.AU$2:.AU$62];[.$D21];[.$E21];[.$C21])" office:value-type="string" office:string-value="" calcext:value-type="error">
            <text:p>#NOM ?</text:p>
          </table:table-cell>
          <table:table-cell table:style-name="ce37" table:formula="of:=sumiterationactivitypeople([$Planning.AV$2:.AV$62];[.$D21];[.$E21];[.$C21])" office:value-type="string" office:string-value="" calcext:value-type="error">
            <text:p>#NOM ?</text:p>
          </table:table-cell>
          <table:table-cell table:style-name="ce37" table:formula="of:=sumiterationactivitypeople([$Planning.AW$2:.AW$62];[.$D21];[.$E21];[.$C21])" office:value-type="string" office:string-value="" calcext:value-type="error">
            <text:p>#NOM ?</text:p>
          </table:table-cell>
          <table:table-cell table:style-name="ce37" table:formula="of:=sumiterationactivitypeople([$Planning.AX$2:.AX$62];[.$D21];[.$E21];[.$C21])" office:value-type="string" office:string-value="" calcext:value-type="error">
            <text:p>#NOM ?</text:p>
          </table:table-cell>
          <table:table-cell table:style-name="ce37" table:formula="of:=sumiterationactivitypeople([$Planning.AY$2:.AY$62];[.$D21];[.$E21];[.$C21])" office:value-type="string" office:string-value="" calcext:value-type="error">
            <text:p>#NOM ?</text:p>
          </table:table-cell>
          <table:table-cell table:style-name="ce37" table:number-columns-repeated="2"/>
          <table:table-cell table:style-name="ce37" table:formula="of:=sumiterationactivitypeople([$Planning.BB$2:.BB$62];[.$D21];[.$E21];[.$C21])" office:value-type="string" office:string-value="" calcext:value-type="error">
            <text:p>#NOM ?</text:p>
          </table:table-cell>
          <table:table-cell table:style-name="ce37" table:formula="of:=sumiterationactivitypeople([$Planning.BC$2:.BC$62];[.$D21];[.$E21];[.$C21])" office:value-type="string" office:string-value="" calcext:value-type="error">
            <text:p>#NOM ?</text:p>
          </table:table-cell>
          <table:table-cell table:style-name="ce37" table:formula="of:=sumiterationactivitypeople([$Planning.BD$2:.BD$62];[.$D21];[.$E21];[.$C21])" office:value-type="string" office:string-value="" calcext:value-type="error">
            <text:p>#NOM ?</text:p>
          </table:table-cell>
          <table:table-cell table:style-name="ce37" table:number-columns-repeated="4"/>
          <table:table-cell table:style-name="ce37" table:formula="of:=sumiterationactivitypeople([$Planning.BI$2:.BI$62];[.$D21];[.$E21];[.$C21])" office:value-type="string" office:string-value="" calcext:value-type="error">
            <text:p>#NOM ?</text:p>
          </table:table-cell>
          <table:table-cell table:style-name="ce37" table:formula="of:=sumiterationactivitypeople([$Planning.BJ$2:.BJ$62];[.$D21];[.$E21];[.$C21])" office:value-type="string" office:string-value="" calcext:value-type="error">
            <text:p>#NOM ?</text:p>
          </table:table-cell>
          <table:table-cell table:style-name="ce37" table:formula="of:=sumiterationactivitypeople([$Planning.BK$2:.BK$62];[.$D21];[.$E21];[.$C21])" office:value-type="string" office:string-value="" calcext:value-type="error">
            <text:p>#NOM ?</text:p>
          </table:table-cell>
          <table:table-cell table:style-name="ce37" table:formula="of:=sumiterationactivitypeople([$Planning.BL$2:.BL$62];[.$D21];[.$E21];[.$C21])" office:value-type="string" office:string-value="" calcext:value-type="error">
            <text:p>#NOM ?</text:p>
          </table:table-cell>
          <table:table-cell table:style-name="ce37" table:formula="of:=sumiterationactivitypeople([$Planning.BM$2:.BM$62];[.$D21];[.$E21];[.$C21])" office:value-type="string" office:string-value="" calcext:value-type="error">
            <text:p>#NOM ?</text:p>
          </table:table-cell>
          <table:table-cell table:style-name="ce37" table:number-columns-repeated="2"/>
          <table:table-cell table:style-name="ce37" table:formula="of:=sumiterationactivitypeople([$Planning.BP$2:.BP$62];[.$D21];[.$E21];[.$C21])" office:value-type="string" office:string-value="" calcext:value-type="error">
            <text:p>#NOM ?</text:p>
          </table:table-cell>
          <table:table-cell table:style-name="ce37" table:formula="of:=sumiterationactivitypeople([$Planning.BQ$2:.BQ$62];[.$D21];[.$E21];[.$C21])" office:value-type="string" office:string-value="" calcext:value-type="error">
            <text:p>#NOM ?</text:p>
          </table:table-cell>
          <table:table-cell table:style-name="ce37" table:formula="of:=sumiterationactivitypeople([$Planning.BR$2:.BR$62];[.$D21];[.$E21];[.$C21])" office:value-type="string" office:string-value="" calcext:value-type="error">
            <text:p>#NOM ?</text:p>
          </table:table-cell>
          <table:table-cell table:style-name="ce37" table:formula="of:=sumiterationactivitypeople([$Planning.BS$2:.BS$62];[.$D21];[.$E21];[.$C21])" office:value-type="string" office:string-value="" calcext:value-type="error">
            <text:p>#NOM ?</text:p>
          </table:table-cell>
          <table:table-cell table:style-name="ce37" table:formula="of:=sumiterationactivitypeople([$Planning.BT$2:.BT$62];[.$D21];[.$E21];[.$C21])" office:value-type="string" office:string-value="" calcext:value-type="error">
            <text:p>#NOM ?</text:p>
          </table:table-cell>
          <table:table-cell table:style-name="ce37" table:number-columns-repeated="2"/>
          <table:table-cell table:style-name="ce37" table:formula="of:=sumiterationactivitypeople([$Planning.BW$2:.BW$62];[.$D21];[.$E21];[.$C21])" office:value-type="string" office:string-value="" calcext:value-type="error">
            <text:p>#NOM ?</text:p>
          </table:table-cell>
          <table:table-cell table:style-name="ce37" table:formula="of:=sumiterationactivitypeople([$Planning.BX$2:.BX$62];[.$D21];[.$E21];[.$C21])" office:value-type="string" office:string-value="" calcext:value-type="error">
            <text:p>#NOM ?</text:p>
          </table:table-cell>
          <table:table-cell table:style-name="ce37" table:formula="of:=sumiterationactivitypeople([$Planning.BY$2:.BY$62];[.$D21];[.$E21];[.$C21])" office:value-type="string" office:string-value="" calcext:value-type="error">
            <text:p>#NOM ?</text:p>
          </table:table-cell>
          <table:table-cell table:style-name="ce37" table:formula="of:=sumiterationactivitypeople([$Planning.BZ$2:.BZ$62];[.$D21];[.$E21];[.$C21])" office:value-type="string" office:string-value="" calcext:value-type="error">
            <text:p>#NOM ?</text:p>
          </table:table-cell>
          <table:table-cell table:style-name="ce37" table:formula="of:=sumiterationactivitypeople([$Planning.CA$2:.CA$62];[.$D21];[.$E21];[.$C21])" office:value-type="string" office:string-value="" calcext:value-type="error">
            <text:p>#NOM ?</text:p>
          </table:table-cell>
          <table:table-cell table:style-name="ce37" table:number-columns-repeated="2"/>
          <table:table-cell table:style-name="ce37" table:formula="of:=sumiterationactivitypeople([$Planning.CD$2:.CD$62];[.$D21];[.$E21];[.$C21])" office:value-type="string" office:string-value="" calcext:value-type="error">
            <text:p>#NOM ?</text:p>
          </table:table-cell>
          <table:table-cell table:style-name="ce37" table:formula="of:=sumiterationactivitypeople([$Planning.CE$2:.CE$62];[.$D21];[.$E21];[.$C21])" office:value-type="string" office:string-value="" calcext:value-type="error">
            <text:p>#NOM ?</text:p>
          </table:table-cell>
          <table:table-cell table:style-name="ce37" table:formula="of:=sumiterationactivitypeople([$Planning.CF$2:.CF$62];[.$D21];[.$E21];[.$C21])" office:value-type="string" office:string-value="" calcext:value-type="error">
            <text:p>#NOM ?</text:p>
          </table:table-cell>
          <table:table-cell table:style-name="ce37" table:formula="of:=sumiterationactivitypeople([$Planning.CG$2:.CG$62];[.$D21];[.$E21];[.$C21])" office:value-type="string" office:string-value="" calcext:value-type="error">
            <text:p>#NOM ?</text:p>
          </table:table-cell>
          <table:table-cell table:style-name="ce37" table:formula="of:=sumiterationactivitypeople([$Planning.CH$2:.CH$62];[.$D21];[.$E21];[.$C21])" office:value-type="string" office:string-value="" calcext:value-type="error">
            <text:p>#NOM ?</text:p>
          </table:table-cell>
          <table:table-cell table:style-name="ce37" table:number-columns-repeated="2"/>
          <table:table-cell table:style-name="ce37" table:formula="of:=sumiterationactivitypeople([$Planning.CK$2:.CK$62];[.$D21];[.$E21];[.$C21])" office:value-type="string" office:string-value="" calcext:value-type="error">
            <text:p>#NOM ?</text:p>
          </table:table-cell>
          <table:table-cell table:style-name="ce37" table:formula="of:=sumiterationactivitypeople([$Planning.CL$2:.CL$62];[.$D21];[.$E21];[.$C21])" office:value-type="string" office:string-value="" calcext:value-type="error">
            <text:p>#NOM ?</text:p>
          </table:table-cell>
          <table:table-cell table:style-name="ce37" table:formula="of:=sumiterationactivitypeople([$Planning.CM$2:.CM$62];[.$D21];[.$E21];[.$C21])" office:value-type="string" office:string-value="" calcext:value-type="error">
            <text:p>#NOM ?</text:p>
          </table:table-cell>
          <table:table-cell table:style-name="ce37" table:formula="of:=sumiterationactivitypeople([$Planning.CN$2:.CN$62];[.$D21];[.$E21];[.$C21])" office:value-type="string" office:string-value="" calcext:value-type="error">
            <text:p>#NOM ?</text:p>
          </table:table-cell>
          <table:table-cell table:style-name="ce37" table:formula="of:=sumiterationactivitypeople([$Planning.CO$2:.CO$62];[.$D21];[.$E21];[.$C21])" office:value-type="string" office:string-value="" calcext:value-type="error">
            <text:p>#NOM ?</text:p>
          </table:table-cell>
          <table:table-cell table:style-name="ce37" table:number-columns-repeated="2"/>
          <table:table-cell table:style-name="ce37" table:formula="of:=sumiterationactivitypeople([$Planning.CR$2:.CR$62];[.$D21];[.$E21];[.$C21])" office:value-type="string" office:string-value="" calcext:value-type="error">
            <text:p>#NOM ?</text:p>
          </table:table-cell>
          <table:table-cell table:style-name="ce37" table:formula="of:=sumiterationactivitypeople([$Planning.CS$2:.CS$62];[.$D21];[.$E21];[.$C21])" office:value-type="string" office:string-value="" calcext:value-type="error">
            <text:p>#NOM ?</text:p>
          </table:table-cell>
          <table:table-cell table:style-name="ce37" table:formula="of:=sumiterationactivitypeople([$Planning.CT$2:.CT$62];[.$D21];[.$E21];[.$C21])" office:value-type="string" office:string-value="" calcext:value-type="error">
            <text:p>#NOM ?</text:p>
          </table:table-cell>
          <table:table-cell table:style-name="ce37" table:formula="of:=sumiterationactivitypeople([$Planning.CU$2:.CU$62];[.$D21];[.$E21];[.$C21])" office:value-type="string" office:string-value="" calcext:value-type="error">
            <text:p>#NOM ?</text:p>
          </table:table-cell>
          <table:table-cell table:style-name="ce37" table:formula="of:=sumiterationactivitypeople([$Planning.CV$2:.CV$62];[.$D21];[.$E21];[.$C21])" office:value-type="string" office:string-value="" calcext:value-type="error">
            <text:p>#NOM ?</text:p>
          </table:table-cell>
          <table:table-cell table:style-name="ce37" table:number-columns-repeated="2"/>
          <table:table-cell table:style-name="ce37" table:formula="of:=sumiterationactivitypeople([$Planning.CY$2:.CY$62];[.$D21];[.$E21];[.$C21])" office:value-type="string" office:string-value="" calcext:value-type="error">
            <text:p>#NOM ?</text:p>
          </table:table-cell>
          <table:table-cell table:style-name="ce37" table:formula="of:=sumiterationactivitypeople([$Planning.CZ$2:.CZ$62];[.$D21];[.$E21];[.$C21])" office:value-type="string" office:string-value="" calcext:value-type="error">
            <text:p>#NOM ?</text:p>
          </table:table-cell>
          <table:table-cell table:style-name="ce37" table:formula="of:=sumiterationactivitypeople([$Planning.DA$2:.DA$62];[.$D21];[.$E21];[.$C21])" office:value-type="string" office:string-value="" calcext:value-type="error">
            <text:p>#NOM ?</text:p>
          </table:table-cell>
          <table:table-cell table:style-name="ce37" table:formula="of:=sumiterationactivitypeople([$Planning.DB$2:.DB$62];[.$D21];[.$E21];[.$C21])" office:value-type="string" office:string-value="" calcext:value-type="error">
            <text:p>#NOM ?</text:p>
          </table:table-cell>
          <table:table-cell table:style-name="ce37" table:formula="of:=sumiterationactivitypeople([$Planning.DC$2:.DC$62];[.$D21];[.$E21];[.$C21])" office:value-type="string" office:string-value="" calcext:value-type="error">
            <text:p>#NOM ?</text:p>
          </table:table-cell>
          <table:table-cell table:style-name="ce37" table:number-columns-repeated="4"/>
          <table:table-cell table:style-name="ce37" table:formula="of:=sumiterationactivitypeople([$Planning.DH$2:.DH$62];[.$D21];[.$E21];[.$C21])" office:value-type="string" office:string-value="" calcext:value-type="error">
            <text:p>#NOM ?</text:p>
          </table:table-cell>
          <table:table-cell table:style-name="ce37" table:formula="of:=sumiterationactivitypeople([$Planning.DI$2:.DI$62];[.$D21];[.$E21];[.$C21])" office:value-type="string" office:string-value="" calcext:value-type="error">
            <text:p>#NOM ?</text:p>
          </table:table-cell>
          <table:table-cell table:style-name="ce37" table:formula="of:=sumiterationactivitypeople([$Planning.DJ$2:.DJ$62];[.$D21];[.$E21];[.$C21])" office:value-type="string" office:string-value="" calcext:value-type="error">
            <text:p>#NOM ?</text:p>
          </table:table-cell>
          <table:table-cell table:style-name="ce37" table:number-columns-repeated="4"/>
          <table:table-cell table:style-name="ce37" table:formula="of:=sumiterationactivitypeople([$Planning.DO$2:.DO$62];[.$D21];[.$E21];[.$C21])" office:value-type="string" office:string-value="" calcext:value-type="error">
            <text:p>#NOM ?</text:p>
          </table:table-cell>
          <table:table-cell table:style-name="ce37" table:formula="of:=sumiterationactivitypeople([$Planning.DP$2:.DP$62];[.$D21];[.$E21];[.$C21])" office:value-type="string" office:string-value="" calcext:value-type="error">
            <text:p>#NOM ?</text:p>
          </table:table-cell>
          <table:table-cell table:style-name="ce37" table:formula="of:=sumiterationactivitypeople([$Planning.DQ$2:.DQ$62];[.$D21];[.$E21];[.$C21])" office:value-type="string" office:string-value="" calcext:value-type="error">
            <text:p>#NOM ?</text:p>
          </table:table-cell>
          <table:table-cell table:style-name="ce37" table:number-columns-repeated="2"/>
          <table:table-cell table:style-name="ce37" table:formula="of:=sumiterationactivitypeople([$Planning.DT$2:.DT$62];[.$D21];[.$E21];[.$C21])" office:value-type="string" office:string-value="" calcext:value-type="error">
            <text:p>#NOM ?</text:p>
          </table:table-cell>
          <table:table-cell table:style-name="ce37" table:formula="of:=sumiterationactivitypeople([$Planning.DU$2:.DU$62];[.$D21];[.$E21];[.$C21])" office:value-type="string" office:string-value="" calcext:value-type="error">
            <text:p>#NOM ?</text:p>
          </table:table-cell>
          <table:table-cell table:style-name="ce37" table:formula="of:=sumiterationactivitypeople([$Planning.DV$2:.DV$62];[.$D21];[.$E21];[.$C21])" office:value-type="string" office:string-value="" calcext:value-type="error">
            <text:p>#NOM ?</text:p>
          </table:table-cell>
          <table:table-cell table:style-name="ce37" table:formula="of:=sumiterationactivitypeople([$Planning.DW$2:.DW$62];[.$D21];[.$E21];[.$C21])" office:value-type="string" office:string-value="" calcext:value-type="error">
            <text:p>#NOM ?</text:p>
          </table:table-cell>
          <table:table-cell table:style-name="ce37" table:formula="of:=sumiterationactivitypeople([$Planning.DX$2:.DX$62];[.$D21];[.$E21];[.$C21])" office:value-type="string" office:string-value="" calcext:value-type="error">
            <text:p>#NOM ?</text:p>
          </table:table-cell>
          <table:table-cell table:style-name="ce37" table:number-columns-repeated="2"/>
          <table:table-cell table:style-name="ce37" table:formula="of:=sumiterationactivitypeople([$Planning.EA$2:.EA$62];[.$D21];[.$E21];[.$C21])" office:value-type="string" office:string-value="" calcext:value-type="error">
            <text:p>#NOM ?</text:p>
          </table:table-cell>
          <table:table-cell table:style-name="ce37" table:formula="of:=sumiterationactivitypeople([$Planning.EB$2:.EB$62];[.$D21];[.$E21];[.$C21])" office:value-type="string" office:string-value="" calcext:value-type="error">
            <text:p>#NOM ?</text:p>
          </table:table-cell>
          <table:table-cell table:style-name="ce37" table:formula="of:=sumiterationactivitypeople([$Planning.EC$2:.EC$62];[.$D21];[.$E21];[.$C21])" office:value-type="string" office:string-value="" calcext:value-type="error">
            <text:p>#NOM ?</text:p>
          </table:table-cell>
          <table:table-cell table:style-name="ce37" table:formula="of:=sumiterationactivitypeople([$Planning.ED$2:.ED$62];[.$D21];[.$E21];[.$C21])" office:value-type="string" office:string-value="" calcext:value-type="error">
            <text:p>#NOM ?</text:p>
          </table:table-cell>
          <table:table-cell table:style-name="ce37" table:formula="of:=sumiterationactivitypeople([$Planning.EE$2:.EE$62];[.$D21];[.$E21];[.$C21])" office:value-type="string" office:string-value="" calcext:value-type="error">
            <text:p>#NOM ?</text:p>
          </table:table-cell>
          <table:table-cell table:style-name="ce37" table:number-columns-repeated="2"/>
          <table:table-cell table:style-name="ce37" table:formula="of:=sumiterationactivitypeople([$Planning.EH$2:.EH$62];[.$D21];[.$E21];[.$C21])" office:value-type="string" office:string-value="" calcext:value-type="error">
            <text:p>#NOM ?</text:p>
          </table:table-cell>
          <table:table-cell table:style-name="ce37" table:formula="of:=sumiterationactivitypeople([$Planning.EI$2:.EI$62];[.$D21];[.$E21];[.$C21])" office:value-type="string" office:string-value="" calcext:value-type="error">
            <text:p>#NOM ?</text:p>
          </table:table-cell>
          <table:table-cell table:style-name="ce37" table:formula="of:=sumiterationactivitypeople([$Planning.EJ$2:.EJ$62];[.$D21];[.$E21];[.$C21])" office:value-type="string" office:string-value="" calcext:value-type="error">
            <text:p>#NOM ?</text:p>
          </table:table-cell>
          <table:table-cell table:style-name="ce37" table:formula="of:=sumiterationactivitypeople([$Planning.EK$2:.EK$62];[.$D21];[.$E21];[.$C21])" office:value-type="string" office:string-value="" calcext:value-type="error">
            <text:p>#NOM ?</text:p>
          </table:table-cell>
          <table:table-cell table:style-name="ce37" table:formula="of:=sumiterationactivitypeople([$Planning.EL$2:.EL$62];[.$D21];[.$E21];[.$C21])" office:value-type="string" office:string-value="" calcext:value-type="error">
            <text:p>#NOM ?</text:p>
          </table:table-cell>
          <table:table-cell table:style-name="ce37" table:number-columns-repeated="2"/>
          <table:table-cell table:style-name="ce37" table:formula="of:=sumiterationactivitypeople([$Planning.EO$2:.EO$62];[.$D21];[.$E21];[.$C21])" office:value-type="string" office:string-value="" calcext:value-type="error">
            <text:p>#NOM ?</text:p>
          </table:table-cell>
          <table:table-cell table:style-name="ce37" table:formula="of:=sumiterationactivitypeople([$Planning.EP$2:.EP$62];[.$D21];[.$E21];[.$C21])" office:value-type="string" office:string-value="" calcext:value-type="error">
            <text:p>#NOM ?</text:p>
          </table:table-cell>
          <table:table-cell table:style-name="ce37" table:formula="of:=sumiterationactivitypeople([$Planning.EQ$2:.EQ$62];[.$D21];[.$E21];[.$C21])" office:value-type="string" office:string-value="" calcext:value-type="error">
            <text:p>#NOM ?</text:p>
          </table:table-cell>
          <table:table-cell table:style-name="ce37" table:formula="of:=sumiterationactivitypeople([$Planning.ER$2:.ER$62];[.$D21];[.$E21];[.$C21])" office:value-type="string" office:string-value="" calcext:value-type="error">
            <text:p>#NOM ?</text:p>
          </table:table-cell>
          <table:table-cell table:style-name="ce37" table:formula="of:=sumiterationactivitypeople([$Planning.ES$2:.ES$62];[.$D21];[.$E21];[.$C21])" office:value-type="string" office:string-value="" calcext:value-type="error">
            <text:p>#NOM ?</text:p>
          </table:table-cell>
          <table:table-cell table:style-name="ce37" table:number-columns-repeated="2"/>
          <table:table-cell table:style-name="ce37" table:formula="of:=sumiterationactivitypeople([$Planning.EV$2:.EV$62];[.$D21];[.$E21];[.$C21])" office:value-type="string" office:string-value="" calcext:value-type="error">
            <text:p>#NOM ?</text:p>
          </table:table-cell>
          <table:table-cell table:style-name="ce37" table:formula="of:=sumiterationactivitypeople([$Planning.EW$2:.EW$62];[.$D21];[.$E21];[.$C21])" office:value-type="string" office:string-value="" calcext:value-type="error">
            <text:p>#NOM ?</text:p>
          </table:table-cell>
          <table:table-cell table:style-name="ce37" table:formula="of:=sumiterationactivitypeople([$Planning.EX$2:.EX$62];[.$D21];[.$E21];[.$C21])" office:value-type="string" office:string-value="" calcext:value-type="error">
            <text:p>#NOM ?</text:p>
          </table:table-cell>
          <table:table-cell table:style-name="ce37" table:formula="of:=sumiterationactivitypeople([$Planning.EY$2:.EY$62];[.$D21];[.$E21];[.$C21])" office:value-type="string" office:string-value="" calcext:value-type="error">
            <text:p>#NOM ?</text:p>
          </table:table-cell>
          <table:table-cell table:style-name="ce37" table:formula="of:=sumiterationactivitypeople([$Planning.EZ$2:.EZ$62];[.$D21];[.$E21];[.$C21])" office:value-type="string" office:string-value="" calcext:value-type="error">
            <text:p>#NOM ?</text:p>
          </table:table-cell>
          <table:table-cell table:style-name="ce37" table:number-columns-repeated="2"/>
          <table:table-cell table:style-name="ce37" table:formula="of:=sumiterationactivitypeople([$Planning.FC$2:.FC$62];[.$D21];[.$E21];[.$C21])" office:value-type="string" office:string-value="" calcext:value-type="error">
            <text:p>#NOM ?</text:p>
          </table:table-cell>
          <table:table-cell table:style-name="ce37" table:formula="of:=sumiterationactivitypeople([$Planning.FD$2:.FD$62];[.$D21];[.$E21];[.$C21])" office:value-type="string" office:string-value="" calcext:value-type="error">
            <text:p>#NOM ?</text:p>
          </table:table-cell>
          <table:table-cell table:style-name="ce37" table:formula="of:=sumiterationactivitypeople([$Planning.FE$2:.FE$62];[.$D21];[.$E21];[.$C21])" office:value-type="string" office:string-value="" calcext:value-type="error">
            <text:p>#NOM ?</text:p>
          </table:table-cell>
          <table:table-cell table:style-name="ce37" table:formula="of:=sumiterationactivitypeople([$Planning.FF$2:.FF$62];[.$D21];[.$E21];[.$C21])" office:value-type="string" office:string-value="" calcext:value-type="error">
            <text:p>#NOM ?</text:p>
          </table:table-cell>
          <table:table-cell table:style-name="ce37" table:formula="of:=sumiterationactivitypeople([$Planning.FG$2:.FG$62];[.$D21];[.$E21];[.$C21])" office:value-type="string" office:string-value="" calcext:value-type="error">
            <text:p>#NOM ?</text:p>
          </table:table-cell>
          <table:table-cell table:style-name="ce37" table:number-columns-repeated="2"/>
          <table:table-cell table:style-name="ce37" table:formula="of:=sumiterationactivitypeople([$Planning.FJ$2:.FJ$62];[.$D21];[.$E21];[.$C21])" office:value-type="string" office:string-value="" calcext:value-type="error">
            <text:p>#NOM ?</text:p>
          </table:table-cell>
          <table:table-cell table:style-name="ce37" table:formula="of:=sumiterationactivitypeople([$Planning.FK$2:.FK$62];[.$D21];[.$E21];[.$C21])" office:value-type="string" office:string-value="" calcext:value-type="error">
            <text:p>#NOM ?</text:p>
          </table:table-cell>
          <table:table-cell table:style-name="ce37" table:formula="of:=sumiterationactivitypeople([$Planning.FL$2:.FL$62];[.$D21];[.$E21];[.$C21])" office:value-type="string" office:string-value="" calcext:value-type="error">
            <text:p>#NOM ?</text:p>
          </table:table-cell>
          <table:table-cell table:style-name="ce37" table:formula="of:=sumiterationactivitypeople([$Planning.FM$2:.FM$62];[.$D21];[.$E21];[.$C21])" office:value-type="string" office:string-value="" calcext:value-type="error">
            <text:p>#NOM ?</text:p>
          </table:table-cell>
          <table:table-cell table:style-name="ce37" table:formula="of:=sumiterationactivitypeople([$Planning.FN$2:.FN$62];[.$D21];[.$E21];[.$C21])" office:value-type="string" office:string-value="" calcext:value-type="error">
            <text:p>#NOM ?</text:p>
          </table:table-cell>
          <table:table-cell table:style-name="ce37" table:number-columns-repeated="2"/>
          <table:table-cell table:style-name="ce37" table:formula="of:=sumiterationactivitypeople([$Planning.FQ$2:.FQ$62];[.$D21];[.$E21];[.$C21])" office:value-type="string" office:string-value="" calcext:value-type="error">
            <text:p>#NOM ?</text:p>
          </table:table-cell>
          <table:table-cell table:style-name="ce37" table:formula="of:=sumiterationactivitypeople([$Planning.FR$2:.FR$62];[.$D21];[.$E21];[.$C21])" office:value-type="string" office:string-value="" calcext:value-type="error">
            <text:p>#NOM ?</text:p>
          </table:table-cell>
          <table:table-cell table:style-name="ce37" table:formula="of:=sumiterationactivitypeople([$Planning.FS$2:.FS$62];[.$D21];[.$E21];[.$C21])" office:value-type="string" office:string-value="" calcext:value-type="error">
            <text:p>#NOM ?</text:p>
          </table:table-cell>
          <table:table-cell table:style-name="ce37" table:formula="of:=sumiterationactivitypeople([$Planning.FT$2:.FT$62];[.$D21];[.$E21];[.$C21])" office:value-type="string" office:string-value="" calcext:value-type="error">
            <text:p>#NOM ?</text:p>
          </table:table-cell>
          <table:table-cell table:style-name="ce37" table:formula="of:=sumiterationactivitypeople([$Planning.FU$2:.FU$62];[.$D21];[.$E21];[.$C21])" office:value-type="string" office:string-value="" calcext:value-type="error">
            <text:p>#NOM ?</text:p>
          </table:table-cell>
          <table:table-cell table:style-name="ce37" table:number-columns-repeated="2"/>
          <table:table-cell table:style-name="ce37" table:formula="of:=sumiterationactivitypeople([$Planning.FX$2:.FX$62];[.$D21];[.$E21];[.$C21])" office:value-type="string" office:string-value="" calcext:value-type="error">
            <text:p>#NOM ?</text:p>
          </table:table-cell>
          <table:table-cell table:style-name="ce37" table:formula="of:=sumiterationactivitypeople([$Planning.FY$2:.FY$62];[.$D21];[.$E21];[.$C21])" office:value-type="string" office:string-value="" calcext:value-type="error">
            <text:p>#NOM ?</text:p>
          </table:table-cell>
          <table:table-cell table:style-name="ce37" table:formula="of:=sumiterationactivitypeople([$Planning.FZ$2:.FZ$62];[.$D21];[.$E21];[.$C21])" office:value-type="string" office:string-value="" calcext:value-type="error">
            <text:p>#NOM ?</text:p>
          </table:table-cell>
          <table:table-cell table:style-name="ce37" table:formula="of:=sumiterationactivitypeople([$Planning.GA$2:.GA$62];[.$D21];[.$E21];[.$C21])" office:value-type="string" office:string-value="" calcext:value-type="error">
            <text:p>#NOM ?</text:p>
          </table:table-cell>
          <table:table-cell table:style-name="ce37" table:formula="of:=sumiterationactivitypeople([$Planning.GB$2:.GB$62];[.$D21];[.$E21];[.$C21])" office:value-type="string" office:string-value="" calcext:value-type="error">
            <text:p>#NOM ?</text:p>
          </table:table-cell>
          <table:table-cell table:style-name="ce37" table:number-columns-repeated="2"/>
          <table:table-cell table:style-name="ce37" table:formula="of:=sumiterationactivitypeople([$Planning.GE$2:.GE$62];[.$D21];[.$E21];[.$C21])" office:value-type="string" office:string-value="" calcext:value-type="error">
            <text:p>#NOM ?</text:p>
          </table:table-cell>
          <table:table-cell table:style-name="ce37" table:formula="of:=sumiterationactivitypeople([$Planning.GF$2:.GF$62];[.$D21];[.$E21];[.$C21])" office:value-type="string" office:string-value="" calcext:value-type="error">
            <text:p>#NOM ?</text:p>
          </table:table-cell>
          <table:table-cell table:style-name="ce37" table:formula="of:=sumiterationactivitypeople([$Planning.GG$2:.GG$62];[.$D21];[.$E21];[.$C21])" office:value-type="string" office:string-value="" calcext:value-type="error">
            <text:p>#NOM ?</text:p>
          </table:table-cell>
          <table:table-cell table:style-name="ce37" table:formula="of:=sumiterationactivitypeople([$Planning.GH$2:.GH$62];[.$D21];[.$E21];[.$C21])" office:value-type="string" office:string-value="" calcext:value-type="error">
            <text:p>#NOM ?</text:p>
          </table:table-cell>
          <table:table-cell table:style-name="ce37" table:formula="of:=sumiterationactivitypeople([$Planning.GI$2:.GI$62];[.$D21];[.$E21];[.$C21])" office:value-type="string" office:string-value="" calcext:value-type="error">
            <text:p>#NOM ?</text:p>
          </table:table-cell>
          <table:table-cell table:style-name="ce37"/>
          <table:table-cell table:style-name="ce67"/>
          <table:table-cell table:style-name="ce37" table:formula="of:=SUM([.F21:.EV21])" office:value-type="string" office:string-value="" calcext:value-type="error">
            <text:p>#NOM ?</text:p>
          </table:table-cell>
          <table:table-cell table:style-name="ce37" table:formula="of:=SUM([.EV21:.GJ21])" office:value-type="string" office:string-value="" calcext:value-type="error">
            <text:p>#NOM ?</text:p>
          </table:table-cell>
          <table:table-cell table:style-name="ce37" table:formula="of:=SUM([.GM21:.GN21])" office:value-type="string" office:string-value="" calcext:value-type="error">
            <text:p>#NOM ?</text:p>
          </table:table-cell>
          <table:table-cell table:style-name="ce37" table:number-columns-repeated="827"/>
        </table:table-row>
        <table:table-row table:style-name="ro9">
          <table:table-cell table:style-name="ce37" table:formula="of:=[$Planner.A34]" office:value-type="float" office:value="0" calcext:value-type="float">
            <text:p>0</text:p>
          </table:table-cell>
          <table:table-cell table:style-name="ce37" table:formula="of:=SUM([.F22:.GJ22])" office:value-type="string" office:string-value="" calcext:value-type="error">
            <text:p>#NOM ?</text:p>
          </table:table-cell>
          <table:table-cell table:number-columns-repeated="2" table:style-name="ce38" office:value-type="string" calcext:value-type="string">
            <text:p>**</text:p>
          </table:table-cell>
          <table:table-cell table:style-name="ce164" office:value-type="string" calcext:value-type="string">
            <text:p>pl</text:p>
          </table:table-cell>
          <table:table-cell table:style-name="ce37" table:formula="of:=sumiterationactivitypeople([$Planning.E$2:.E$62];[.$D22];[.$E22];[.$C22])" office:value-type="string" office:string-value="" calcext:value-type="error">
            <text:p>#NOM ?</text:p>
          </table:table-cell>
          <table:table-cell table:style-name="ce37" table:formula="of:=sumiterationactivitypeople([$Planning.F$2:.F$62];[.$D22];[.$E22];[.$C22])" office:value-type="string" office:string-value="" calcext:value-type="error">
            <text:p>#NOM ?</text:p>
          </table:table-cell>
          <table:table-cell table:style-name="ce37" table:formula="of:=sumiterationactivitypeople([$Planning.G$2:.G$62];[.$D22];[.$E22];[.$C22])" office:value-type="string" office:string-value="" calcext:value-type="error">
            <text:p>#NOM ?</text:p>
          </table:table-cell>
          <table:table-cell table:style-name="ce37" table:formula="of:=sumiterationactivitypeople([$Planning.H$2:.H$62];[.$D22];[.$E22];[.$C22])" office:value-type="string" office:string-value="" calcext:value-type="error">
            <text:p>#NOM ?</text:p>
          </table:table-cell>
          <table:table-cell table:style-name="ce37" table:formula="of:=sumiterationactivitypeople([$Planning.I$2:.I$62];[.$D22];[.$E22];[.$C22])" office:value-type="string" office:string-value="" calcext:value-type="error">
            <text:p>#NOM ?</text:p>
          </table:table-cell>
          <table:table-cell table:style-name="ce37" table:number-columns-repeated="2"/>
          <table:table-cell table:style-name="ce37" table:formula="of:=sumiterationactivitypeople([$Planning.L$2:.L$62];[.$D22];[.$E22];[.$C22])" office:value-type="string" office:string-value="" calcext:value-type="error">
            <text:p>#NOM ?</text:p>
          </table:table-cell>
          <table:table-cell table:style-name="ce37" table:formula="of:=sumiterationactivitypeople([$Planning.M$2:.M$62];[.$D22];[.$E22];[.$C22])" office:value-type="string" office:string-value="" calcext:value-type="error">
            <text:p>#NOM ?</text:p>
          </table:table-cell>
          <table:table-cell table:style-name="ce37" table:formula="of:=sumiterationactivitypeople([$Planning.N$2:.N$62];[.$D22];[.$E22];[.$C22])" office:value-type="string" office:string-value="" calcext:value-type="error">
            <text:p>#NOM ?</text:p>
          </table:table-cell>
          <table:table-cell table:style-name="ce37" table:formula="of:=sumiterationactivitypeople([$Planning.O$2:.O$62];[.$D22];[.$E22];[.$C22])" office:value-type="string" office:string-value="" calcext:value-type="error">
            <text:p>#NOM ?</text:p>
          </table:table-cell>
          <table:table-cell table:style-name="ce37" table:formula="of:=sumiterationactivitypeople([$Planning.P$2:.P$62];[.$D22];[.$E22];[.$C22])" office:value-type="string" office:string-value="" calcext:value-type="error">
            <text:p>#NOM ?</text:p>
          </table:table-cell>
          <table:table-cell table:style-name="ce37" table:number-columns-repeated="2"/>
          <table:table-cell table:style-name="ce37" table:formula="of:=sumiterationactivitypeople([$Planning.S$2:.S$62];[.$D22];[.$E22];[.$C22])" office:value-type="string" office:string-value="" calcext:value-type="error">
            <text:p>#NOM ?</text:p>
          </table:table-cell>
          <table:table-cell table:style-name="ce37" table:formula="of:=sumiterationactivitypeople([$Planning.T$2:.T$62];[.$D22];[.$E22];[.$C22])" office:value-type="string" office:string-value="" calcext:value-type="error">
            <text:p>#NOM ?</text:p>
          </table:table-cell>
          <table:table-cell table:style-name="ce37" table:formula="of:=sumiterationactivitypeople([$Planning.U$2:.U$62];[.$D22];[.$E22];[.$C22])" office:value-type="string" office:string-value="" calcext:value-type="error">
            <text:p>#NOM ?</text:p>
          </table:table-cell>
          <table:table-cell table:style-name="ce37" table:formula="of:=sumiterationactivitypeople([$Planning.V$2:.V$62];[.$D22];[.$E22];[.$C22])" office:value-type="string" office:string-value="" calcext:value-type="error">
            <text:p>#NOM ?</text:p>
          </table:table-cell>
          <table:table-cell table:style-name="ce37" table:formula="of:=sumiterationactivitypeople([$Planning.W$2:.W$62];[.$D22];[.$E22];[.$C22])" office:value-type="string" office:string-value="" calcext:value-type="error">
            <text:p>#NOM ?</text:p>
          </table:table-cell>
          <table:table-cell table:style-name="ce37" table:number-columns-repeated="2"/>
          <table:table-cell table:style-name="ce37" table:formula="of:=sumiterationactivitypeople([$Planning.Z$2:.Z$62];[.$D22];[.$E22];[.$C22])" office:value-type="string" office:string-value="" calcext:value-type="error">
            <text:p>#NOM ?</text:p>
          </table:table-cell>
          <table:table-cell table:style-name="ce37" table:formula="of:=sumiterationactivitypeople([$Planning.AA$2:.AA$62];[.$D22];[.$E22];[.$C22])" office:value-type="string" office:string-value="" calcext:value-type="error">
            <text:p>#NOM ?</text:p>
          </table:table-cell>
          <table:table-cell table:style-name="ce37" table:formula="of:=sumiterationactivitypeople([$Planning.AB$2:.AB$62];[.$D22];[.$E22];[.$C22])" office:value-type="string" office:string-value="" calcext:value-type="error">
            <text:p>#NOM ?</text:p>
          </table:table-cell>
          <table:table-cell table:style-name="ce37" table:formula="of:=sumiterationactivitypeople([$Planning.AC$2:.AC$62];[.$D22];[.$E22];[.$C22])" office:value-type="string" office:string-value="" calcext:value-type="error">
            <text:p>#NOM ?</text:p>
          </table:table-cell>
          <table:table-cell table:style-name="ce37" table:formula="of:=sumiterationactivitypeople([$Planning.AD$2:.AD$62];[.$D22];[.$E22];[.$C22])" office:value-type="string" office:string-value="" calcext:value-type="error">
            <text:p>#NOM ?</text:p>
          </table:table-cell>
          <table:table-cell table:style-name="ce37" table:number-columns-repeated="2"/>
          <table:table-cell table:style-name="ce37" table:formula="of:=sumiterationactivitypeople([$Planning.AG$2:.AG$62];[.$D22];[.$E22];[.$C22])" office:value-type="string" office:string-value="" calcext:value-type="error">
            <text:p>#NOM ?</text:p>
          </table:table-cell>
          <table:table-cell table:style-name="ce37" table:formula="of:=sumiterationactivitypeople([$Planning.AH$2:.AH$62];[.$D22];[.$E22];[.$C22])" office:value-type="string" office:string-value="" calcext:value-type="error">
            <text:p>#NOM ?</text:p>
          </table:table-cell>
          <table:table-cell table:style-name="ce37" table:formula="of:=sumiterationactivitypeople([$Planning.AI$2:.AI$62];[.$D22];[.$E22];[.$C22])" office:value-type="string" office:string-value="" calcext:value-type="error">
            <text:p>#NOM ?</text:p>
          </table:table-cell>
          <table:table-cell table:style-name="ce37" table:formula="of:=sumiterationactivitypeople([$Planning.AJ$2:.AJ$62];[.$D22];[.$E22];[.$C22])" office:value-type="string" office:string-value="" calcext:value-type="error">
            <text:p>#NOM ?</text:p>
          </table:table-cell>
          <table:table-cell table:style-name="ce37" table:formula="of:=sumiterationactivitypeople([$Planning.AK$2:.AK$62];[.$D22];[.$E22];[.$C22])" office:value-type="string" office:string-value="" calcext:value-type="error">
            <text:p>#NOM ?</text:p>
          </table:table-cell>
          <table:table-cell table:style-name="ce37" table:number-columns-repeated="2"/>
          <table:table-cell table:style-name="ce37" table:formula="of:=sumiterationactivitypeople([$Planning.AN$2:.AN$62];[.$D22];[.$E22];[.$C22])" office:value-type="string" office:string-value="" calcext:value-type="error">
            <text:p>#NOM ?</text:p>
          </table:table-cell>
          <table:table-cell table:style-name="ce37" table:formula="of:=sumiterationactivitypeople([$Planning.AO$2:.AO$62];[.$D22];[.$E22];[.$C22])" office:value-type="string" office:string-value="" calcext:value-type="error">
            <text:p>#NOM ?</text:p>
          </table:table-cell>
          <table:table-cell table:style-name="ce37" table:formula="of:=sumiterationactivitypeople([$Planning.AP$2:.AP$62];[.$D22];[.$E22];[.$C22])" office:value-type="string" office:string-value="" calcext:value-type="error">
            <text:p>#NOM ?</text:p>
          </table:table-cell>
          <table:table-cell table:style-name="ce37" table:formula="of:=sumiterationactivitypeople([$Planning.AQ$2:.AQ$62];[.$D22];[.$E22];[.$C22])" office:value-type="string" office:string-value="" calcext:value-type="error">
            <text:p>#NOM ?</text:p>
          </table:table-cell>
          <table:table-cell table:style-name="ce37" table:formula="of:=sumiterationactivitypeople([$Planning.AR$2:.AR$62];[.$D22];[.$E22];[.$C22])" office:value-type="string" office:string-value="" calcext:value-type="error">
            <text:p>#NOM ?</text:p>
          </table:table-cell>
          <table:table-cell table:style-name="ce37" table:number-columns-repeated="2"/>
          <table:table-cell table:style-name="ce37" table:formula="of:=sumiterationactivitypeople([$Planning.AU$2:.AU$62];[.$D22];[.$E22];[.$C22])" office:value-type="string" office:string-value="" calcext:value-type="error">
            <text:p>#NOM ?</text:p>
          </table:table-cell>
          <table:table-cell table:style-name="ce37" table:formula="of:=sumiterationactivitypeople([$Planning.AV$2:.AV$62];[.$D22];[.$E22];[.$C22])" office:value-type="string" office:string-value="" calcext:value-type="error">
            <text:p>#NOM ?</text:p>
          </table:table-cell>
          <table:table-cell table:style-name="ce37" table:formula="of:=sumiterationactivitypeople([$Planning.AW$2:.AW$62];[.$D22];[.$E22];[.$C22])" office:value-type="string" office:string-value="" calcext:value-type="error">
            <text:p>#NOM ?</text:p>
          </table:table-cell>
          <table:table-cell table:style-name="ce37" table:formula="of:=sumiterationactivitypeople([$Planning.AX$2:.AX$62];[.$D22];[.$E22];[.$C22])" office:value-type="string" office:string-value="" calcext:value-type="error">
            <text:p>#NOM ?</text:p>
          </table:table-cell>
          <table:table-cell table:style-name="ce37" table:formula="of:=sumiterationactivitypeople([$Planning.AY$2:.AY$62];[.$D22];[.$E22];[.$C22])" office:value-type="string" office:string-value="" calcext:value-type="error">
            <text:p>#NOM ?</text:p>
          </table:table-cell>
          <table:table-cell table:style-name="ce37" table:number-columns-repeated="2"/>
          <table:table-cell table:style-name="ce37" table:formula="of:=sumiterationactivitypeople([$Planning.BB$2:.BB$62];[.$D22];[.$E22];[.$C22])" office:value-type="string" office:string-value="" calcext:value-type="error">
            <text:p>#NOM ?</text:p>
          </table:table-cell>
          <table:table-cell table:style-name="ce37" table:formula="of:=sumiterationactivitypeople([$Planning.BC$2:.BC$62];[.$D22];[.$E22];[.$C22])" office:value-type="string" office:string-value="" calcext:value-type="error">
            <text:p>#NOM ?</text:p>
          </table:table-cell>
          <table:table-cell table:style-name="ce37" table:formula="of:=sumiterationactivitypeople([$Planning.BD$2:.BD$62];[.$D22];[.$E22];[.$C22])" office:value-type="string" office:string-value="" calcext:value-type="error">
            <text:p>#NOM ?</text:p>
          </table:table-cell>
          <table:table-cell table:style-name="ce37" table:number-columns-repeated="4"/>
          <table:table-cell table:style-name="ce37" table:formula="of:=sumiterationactivitypeople([$Planning.BI$2:.BI$62];[.$D22];[.$E22];[.$C22])" office:value-type="string" office:string-value="" calcext:value-type="error">
            <text:p>#NOM ?</text:p>
          </table:table-cell>
          <table:table-cell table:style-name="ce37" table:formula="of:=sumiterationactivitypeople([$Planning.BJ$2:.BJ$62];[.$D22];[.$E22];[.$C22])" office:value-type="string" office:string-value="" calcext:value-type="error">
            <text:p>#NOM ?</text:p>
          </table:table-cell>
          <table:table-cell table:style-name="ce37" table:formula="of:=sumiterationactivitypeople([$Planning.BK$2:.BK$62];[.$D22];[.$E22];[.$C22])" office:value-type="string" office:string-value="" calcext:value-type="error">
            <text:p>#NOM ?</text:p>
          </table:table-cell>
          <table:table-cell table:style-name="ce37" table:formula="of:=sumiterationactivitypeople([$Planning.BL$2:.BL$62];[.$D22];[.$E22];[.$C22])" office:value-type="string" office:string-value="" calcext:value-type="error">
            <text:p>#NOM ?</text:p>
          </table:table-cell>
          <table:table-cell table:style-name="ce37" table:formula="of:=sumiterationactivitypeople([$Planning.BM$2:.BM$62];[.$D22];[.$E22];[.$C22])" office:value-type="string" office:string-value="" calcext:value-type="error">
            <text:p>#NOM ?</text:p>
          </table:table-cell>
          <table:table-cell table:style-name="ce37" table:number-columns-repeated="2"/>
          <table:table-cell table:style-name="ce37" table:formula="of:=sumiterationactivitypeople([$Planning.BP$2:.BP$62];[.$D22];[.$E22];[.$C22])" office:value-type="string" office:string-value="" calcext:value-type="error">
            <text:p>#NOM ?</text:p>
          </table:table-cell>
          <table:table-cell table:style-name="ce37" table:formula="of:=sumiterationactivitypeople([$Planning.BQ$2:.BQ$62];[.$D22];[.$E22];[.$C22])" office:value-type="string" office:string-value="" calcext:value-type="error">
            <text:p>#NOM ?</text:p>
          </table:table-cell>
          <table:table-cell table:style-name="ce37" table:formula="of:=sumiterationactivitypeople([$Planning.BR$2:.BR$62];[.$D22];[.$E22];[.$C22])" office:value-type="string" office:string-value="" calcext:value-type="error">
            <text:p>#NOM ?</text:p>
          </table:table-cell>
          <table:table-cell table:style-name="ce37" table:formula="of:=sumiterationactivitypeople([$Planning.BS$2:.BS$62];[.$D22];[.$E22];[.$C22])" office:value-type="string" office:string-value="" calcext:value-type="error">
            <text:p>#NOM ?</text:p>
          </table:table-cell>
          <table:table-cell table:style-name="ce37" table:formula="of:=sumiterationactivitypeople([$Planning.BT$2:.BT$62];[.$D22];[.$E22];[.$C22])" office:value-type="string" office:string-value="" calcext:value-type="error">
            <text:p>#NOM ?</text:p>
          </table:table-cell>
          <table:table-cell table:style-name="ce37" table:number-columns-repeated="2"/>
          <table:table-cell table:style-name="ce37" table:formula="of:=sumiterationactivitypeople([$Planning.BW$2:.BW$62];[.$D22];[.$E22];[.$C22])" office:value-type="string" office:string-value="" calcext:value-type="error">
            <text:p>#NOM ?</text:p>
          </table:table-cell>
          <table:table-cell table:style-name="ce37" table:formula="of:=sumiterationactivitypeople([$Planning.BX$2:.BX$62];[.$D22];[.$E22];[.$C22])" office:value-type="string" office:string-value="" calcext:value-type="error">
            <text:p>#NOM ?</text:p>
          </table:table-cell>
          <table:table-cell table:style-name="ce37" table:formula="of:=sumiterationactivitypeople([$Planning.BY$2:.BY$62];[.$D22];[.$E22];[.$C22])" office:value-type="string" office:string-value="" calcext:value-type="error">
            <text:p>#NOM ?</text:p>
          </table:table-cell>
          <table:table-cell table:style-name="ce37" table:formula="of:=sumiterationactivitypeople([$Planning.BZ$2:.BZ$62];[.$D22];[.$E22];[.$C22])" office:value-type="string" office:string-value="" calcext:value-type="error">
            <text:p>#NOM ?</text:p>
          </table:table-cell>
          <table:table-cell table:style-name="ce37" table:formula="of:=sumiterationactivitypeople([$Planning.CA$2:.CA$62];[.$D22];[.$E22];[.$C22])" office:value-type="string" office:string-value="" calcext:value-type="error">
            <text:p>#NOM ?</text:p>
          </table:table-cell>
          <table:table-cell table:style-name="ce37" table:number-columns-repeated="2"/>
          <table:table-cell table:style-name="ce37" table:formula="of:=sumiterationactivitypeople([$Planning.CD$2:.CD$62];[.$D22];[.$E22];[.$C22])" office:value-type="string" office:string-value="" calcext:value-type="error">
            <text:p>#NOM ?</text:p>
          </table:table-cell>
          <table:table-cell table:style-name="ce37" table:formula="of:=sumiterationactivitypeople([$Planning.CE$2:.CE$62];[.$D22];[.$E22];[.$C22])" office:value-type="string" office:string-value="" calcext:value-type="error">
            <text:p>#NOM ?</text:p>
          </table:table-cell>
          <table:table-cell table:style-name="ce37" table:formula="of:=sumiterationactivitypeople([$Planning.CF$2:.CF$62];[.$D22];[.$E22];[.$C22])" office:value-type="string" office:string-value="" calcext:value-type="error">
            <text:p>#NOM ?</text:p>
          </table:table-cell>
          <table:table-cell table:style-name="ce37" table:formula="of:=sumiterationactivitypeople([$Planning.CG$2:.CG$62];[.$D22];[.$E22];[.$C22])" office:value-type="string" office:string-value="" calcext:value-type="error">
            <text:p>#NOM ?</text:p>
          </table:table-cell>
          <table:table-cell table:style-name="ce37" table:formula="of:=sumiterationactivitypeople([$Planning.CH$2:.CH$62];[.$D22];[.$E22];[.$C22])" office:value-type="string" office:string-value="" calcext:value-type="error">
            <text:p>#NOM ?</text:p>
          </table:table-cell>
          <table:table-cell table:style-name="ce37" table:number-columns-repeated="2"/>
          <table:table-cell table:style-name="ce37" table:formula="of:=sumiterationactivitypeople([$Planning.CK$2:.CK$62];[.$D22];[.$E22];[.$C22])" office:value-type="string" office:string-value="" calcext:value-type="error">
            <text:p>#NOM ?</text:p>
          </table:table-cell>
          <table:table-cell table:style-name="ce37" table:formula="of:=sumiterationactivitypeople([$Planning.CL$2:.CL$62];[.$D22];[.$E22];[.$C22])" office:value-type="string" office:string-value="" calcext:value-type="error">
            <text:p>#NOM ?</text:p>
          </table:table-cell>
          <table:table-cell table:style-name="ce37" table:formula="of:=sumiterationactivitypeople([$Planning.CM$2:.CM$62];[.$D22];[.$E22];[.$C22])" office:value-type="string" office:string-value="" calcext:value-type="error">
            <text:p>#NOM ?</text:p>
          </table:table-cell>
          <table:table-cell table:style-name="ce37" table:formula="of:=sumiterationactivitypeople([$Planning.CN$2:.CN$62];[.$D22];[.$E22];[.$C22])" office:value-type="string" office:string-value="" calcext:value-type="error">
            <text:p>#NOM ?</text:p>
          </table:table-cell>
          <table:table-cell table:style-name="ce37" table:formula="of:=sumiterationactivitypeople([$Planning.CO$2:.CO$62];[.$D22];[.$E22];[.$C22])" office:value-type="string" office:string-value="" calcext:value-type="error">
            <text:p>#NOM ?</text:p>
          </table:table-cell>
          <table:table-cell table:style-name="ce37" table:number-columns-repeated="2"/>
          <table:table-cell table:style-name="ce37" table:formula="of:=sumiterationactivitypeople([$Planning.CR$2:.CR$62];[.$D22];[.$E22];[.$C22])" office:value-type="string" office:string-value="" calcext:value-type="error">
            <text:p>#NOM ?</text:p>
          </table:table-cell>
          <table:table-cell table:style-name="ce37" table:formula="of:=sumiterationactivitypeople([$Planning.CS$2:.CS$62];[.$D22];[.$E22];[.$C22])" office:value-type="string" office:string-value="" calcext:value-type="error">
            <text:p>#NOM ?</text:p>
          </table:table-cell>
          <table:table-cell table:style-name="ce37" table:formula="of:=sumiterationactivitypeople([$Planning.CT$2:.CT$62];[.$D22];[.$E22];[.$C22])" office:value-type="string" office:string-value="" calcext:value-type="error">
            <text:p>#NOM ?</text:p>
          </table:table-cell>
          <table:table-cell table:style-name="ce37" table:formula="of:=sumiterationactivitypeople([$Planning.CU$2:.CU$62];[.$D22];[.$E22];[.$C22])" office:value-type="string" office:string-value="" calcext:value-type="error">
            <text:p>#NOM ?</text:p>
          </table:table-cell>
          <table:table-cell table:style-name="ce37" table:formula="of:=sumiterationactivitypeople([$Planning.CV$2:.CV$62];[.$D22];[.$E22];[.$C22])" office:value-type="string" office:string-value="" calcext:value-type="error">
            <text:p>#NOM ?</text:p>
          </table:table-cell>
          <table:table-cell table:style-name="ce37" table:number-columns-repeated="2"/>
          <table:table-cell table:style-name="ce37" table:formula="of:=sumiterationactivitypeople([$Planning.CY$2:.CY$62];[.$D22];[.$E22];[.$C22])" office:value-type="string" office:string-value="" calcext:value-type="error">
            <text:p>#NOM ?</text:p>
          </table:table-cell>
          <table:table-cell table:style-name="ce37" table:formula="of:=sumiterationactivitypeople([$Planning.CZ$2:.CZ$62];[.$D22];[.$E22];[.$C22])" office:value-type="string" office:string-value="" calcext:value-type="error">
            <text:p>#NOM ?</text:p>
          </table:table-cell>
          <table:table-cell table:style-name="ce37" table:formula="of:=sumiterationactivitypeople([$Planning.DA$2:.DA$62];[.$D22];[.$E22];[.$C22])" office:value-type="string" office:string-value="" calcext:value-type="error">
            <text:p>#NOM ?</text:p>
          </table:table-cell>
          <table:table-cell table:style-name="ce37" table:formula="of:=sumiterationactivitypeople([$Planning.DB$2:.DB$62];[.$D22];[.$E22];[.$C22])" office:value-type="string" office:string-value="" calcext:value-type="error">
            <text:p>#NOM ?</text:p>
          </table:table-cell>
          <table:table-cell table:style-name="ce37" table:formula="of:=sumiterationactivitypeople([$Planning.DC$2:.DC$62];[.$D22];[.$E22];[.$C22])" office:value-type="string" office:string-value="" calcext:value-type="error">
            <text:p>#NOM ?</text:p>
          </table:table-cell>
          <table:table-cell table:style-name="ce37" table:number-columns-repeated="4"/>
          <table:table-cell table:style-name="ce37" table:formula="of:=sumiterationactivitypeople([$Planning.DH$2:.DH$62];[.$D22];[.$E22];[.$C22])" office:value-type="string" office:string-value="" calcext:value-type="error">
            <text:p>#NOM ?</text:p>
          </table:table-cell>
          <table:table-cell table:style-name="ce37" table:formula="of:=sumiterationactivitypeople([$Planning.DI$2:.DI$62];[.$D22];[.$E22];[.$C22])" office:value-type="string" office:string-value="" calcext:value-type="error">
            <text:p>#NOM ?</text:p>
          </table:table-cell>
          <table:table-cell table:style-name="ce37" table:formula="of:=sumiterationactivitypeople([$Planning.DJ$2:.DJ$62];[.$D22];[.$E22];[.$C22])" office:value-type="string" office:string-value="" calcext:value-type="error">
            <text:p>#NOM ?</text:p>
          </table:table-cell>
          <table:table-cell table:style-name="ce37" table:number-columns-repeated="4"/>
          <table:table-cell table:style-name="ce37" table:formula="of:=sumiterationactivitypeople([$Planning.DO$2:.DO$62];[.$D22];[.$E22];[.$C22])" office:value-type="string" office:string-value="" calcext:value-type="error">
            <text:p>#NOM ?</text:p>
          </table:table-cell>
          <table:table-cell table:style-name="ce37" table:formula="of:=sumiterationactivitypeople([$Planning.DP$2:.DP$62];[.$D22];[.$E22];[.$C22])" office:value-type="string" office:string-value="" calcext:value-type="error">
            <text:p>#NOM ?</text:p>
          </table:table-cell>
          <table:table-cell table:style-name="ce37" table:formula="of:=sumiterationactivitypeople([$Planning.DQ$2:.DQ$62];[.$D22];[.$E22];[.$C22])" office:value-type="string" office:string-value="" calcext:value-type="error">
            <text:p>#NOM ?</text:p>
          </table:table-cell>
          <table:table-cell table:style-name="ce37" table:number-columns-repeated="2"/>
          <table:table-cell table:style-name="ce37" table:formula="of:=sumiterationactivitypeople([$Planning.DT$2:.DT$62];[.$D22];[.$E22];[.$C22])" office:value-type="string" office:string-value="" calcext:value-type="error">
            <text:p>#NOM ?</text:p>
          </table:table-cell>
          <table:table-cell table:style-name="ce37" table:formula="of:=sumiterationactivitypeople([$Planning.DU$2:.DU$62];[.$D22];[.$E22];[.$C22])" office:value-type="string" office:string-value="" calcext:value-type="error">
            <text:p>#NOM ?</text:p>
          </table:table-cell>
          <table:table-cell table:style-name="ce37" table:formula="of:=sumiterationactivitypeople([$Planning.DV$2:.DV$62];[.$D22];[.$E22];[.$C22])" office:value-type="string" office:string-value="" calcext:value-type="error">
            <text:p>#NOM ?</text:p>
          </table:table-cell>
          <table:table-cell table:style-name="ce37" table:formula="of:=sumiterationactivitypeople([$Planning.DW$2:.DW$62];[.$D22];[.$E22];[.$C22])" office:value-type="string" office:string-value="" calcext:value-type="error">
            <text:p>#NOM ?</text:p>
          </table:table-cell>
          <table:table-cell table:style-name="ce37" table:formula="of:=sumiterationactivitypeople([$Planning.DX$2:.DX$62];[.$D22];[.$E22];[.$C22])" office:value-type="string" office:string-value="" calcext:value-type="error">
            <text:p>#NOM ?</text:p>
          </table:table-cell>
          <table:table-cell table:style-name="ce37" table:number-columns-repeated="2"/>
          <table:table-cell table:style-name="ce37" table:formula="of:=sumiterationactivitypeople([$Planning.EA$2:.EA$62];[.$D22];[.$E22];[.$C22])" office:value-type="string" office:string-value="" calcext:value-type="error">
            <text:p>#NOM ?</text:p>
          </table:table-cell>
          <table:table-cell table:style-name="ce37" table:formula="of:=sumiterationactivitypeople([$Planning.EB$2:.EB$62];[.$D22];[.$E22];[.$C22])" office:value-type="string" office:string-value="" calcext:value-type="error">
            <text:p>#NOM ?</text:p>
          </table:table-cell>
          <table:table-cell table:style-name="ce37" table:formula="of:=sumiterationactivitypeople([$Planning.EC$2:.EC$62];[.$D22];[.$E22];[.$C22])" office:value-type="string" office:string-value="" calcext:value-type="error">
            <text:p>#NOM ?</text:p>
          </table:table-cell>
          <table:table-cell table:style-name="ce37" table:formula="of:=sumiterationactivitypeople([$Planning.ED$2:.ED$62];[.$D22];[.$E22];[.$C22])" office:value-type="string" office:string-value="" calcext:value-type="error">
            <text:p>#NOM ?</text:p>
          </table:table-cell>
          <table:table-cell table:style-name="ce37" table:formula="of:=sumiterationactivitypeople([$Planning.EE$2:.EE$62];[.$D22];[.$E22];[.$C22])" office:value-type="string" office:string-value="" calcext:value-type="error">
            <text:p>#NOM ?</text:p>
          </table:table-cell>
          <table:table-cell table:style-name="ce37" table:number-columns-repeated="2"/>
          <table:table-cell table:style-name="ce37" table:formula="of:=sumiterationactivitypeople([$Planning.EH$2:.EH$62];[.$D22];[.$E22];[.$C22])" office:value-type="string" office:string-value="" calcext:value-type="error">
            <text:p>#NOM ?</text:p>
          </table:table-cell>
          <table:table-cell table:style-name="ce37" table:formula="of:=sumiterationactivitypeople([$Planning.EI$2:.EI$62];[.$D22];[.$E22];[.$C22])" office:value-type="string" office:string-value="" calcext:value-type="error">
            <text:p>#NOM ?</text:p>
          </table:table-cell>
          <table:table-cell table:style-name="ce37" table:formula="of:=sumiterationactivitypeople([$Planning.EJ$2:.EJ$62];[.$D22];[.$E22];[.$C22])" office:value-type="string" office:string-value="" calcext:value-type="error">
            <text:p>#NOM ?</text:p>
          </table:table-cell>
          <table:table-cell table:style-name="ce37" table:formula="of:=sumiterationactivitypeople([$Planning.EK$2:.EK$62];[.$D22];[.$E22];[.$C22])" office:value-type="string" office:string-value="" calcext:value-type="error">
            <text:p>#NOM ?</text:p>
          </table:table-cell>
          <table:table-cell table:style-name="ce37" table:formula="of:=sumiterationactivitypeople([$Planning.EL$2:.EL$62];[.$D22];[.$E22];[.$C22])" office:value-type="string" office:string-value="" calcext:value-type="error">
            <text:p>#NOM ?</text:p>
          </table:table-cell>
          <table:table-cell table:style-name="ce37" table:number-columns-repeated="2"/>
          <table:table-cell table:style-name="ce37" table:formula="of:=sumiterationactivitypeople([$Planning.EO$2:.EO$62];[.$D22];[.$E22];[.$C22])" office:value-type="string" office:string-value="" calcext:value-type="error">
            <text:p>#NOM ?</text:p>
          </table:table-cell>
          <table:table-cell table:style-name="ce37" table:formula="of:=sumiterationactivitypeople([$Planning.EP$2:.EP$62];[.$D22];[.$E22];[.$C22])" office:value-type="string" office:string-value="" calcext:value-type="error">
            <text:p>#NOM ?</text:p>
          </table:table-cell>
          <table:table-cell table:style-name="ce37" table:formula="of:=sumiterationactivitypeople([$Planning.EQ$2:.EQ$62];[.$D22];[.$E22];[.$C22])" office:value-type="string" office:string-value="" calcext:value-type="error">
            <text:p>#NOM ?</text:p>
          </table:table-cell>
          <table:table-cell table:style-name="ce37" table:formula="of:=sumiterationactivitypeople([$Planning.ER$2:.ER$62];[.$D22];[.$E22];[.$C22])" office:value-type="string" office:string-value="" calcext:value-type="error">
            <text:p>#NOM ?</text:p>
          </table:table-cell>
          <table:table-cell table:style-name="ce37" table:formula="of:=sumiterationactivitypeople([$Planning.ES$2:.ES$62];[.$D22];[.$E22];[.$C22])" office:value-type="string" office:string-value="" calcext:value-type="error">
            <text:p>#NOM ?</text:p>
          </table:table-cell>
          <table:table-cell table:style-name="ce37" table:number-columns-repeated="2"/>
          <table:table-cell table:style-name="ce37" table:formula="of:=sumiterationactivitypeople([$Planning.EV$2:.EV$62];[.$D22];[.$E22];[.$C22])" office:value-type="string" office:string-value="" calcext:value-type="error">
            <text:p>#NOM ?</text:p>
          </table:table-cell>
          <table:table-cell table:style-name="ce37" table:formula="of:=sumiterationactivitypeople([$Planning.EW$2:.EW$62];[.$D22];[.$E22];[.$C22])" office:value-type="string" office:string-value="" calcext:value-type="error">
            <text:p>#NOM ?</text:p>
          </table:table-cell>
          <table:table-cell table:style-name="ce37" table:formula="of:=sumiterationactivitypeople([$Planning.EX$2:.EX$62];[.$D22];[.$E22];[.$C22])" office:value-type="string" office:string-value="" calcext:value-type="error">
            <text:p>#NOM ?</text:p>
          </table:table-cell>
          <table:table-cell table:style-name="ce37" table:formula="of:=sumiterationactivitypeople([$Planning.EY$2:.EY$62];[.$D22];[.$E22];[.$C22])" office:value-type="string" office:string-value="" calcext:value-type="error">
            <text:p>#NOM ?</text:p>
          </table:table-cell>
          <table:table-cell table:style-name="ce37" table:formula="of:=sumiterationactivitypeople([$Planning.EZ$2:.EZ$62];[.$D22];[.$E22];[.$C22])" office:value-type="string" office:string-value="" calcext:value-type="error">
            <text:p>#NOM ?</text:p>
          </table:table-cell>
          <table:table-cell table:style-name="ce37" table:number-columns-repeated="2"/>
          <table:table-cell table:style-name="ce37" table:formula="of:=sumiterationactivitypeople([$Planning.FC$2:.FC$62];[.$D22];[.$E22];[.$C22])" office:value-type="string" office:string-value="" calcext:value-type="error">
            <text:p>#NOM ?</text:p>
          </table:table-cell>
          <table:table-cell table:style-name="ce37" table:formula="of:=sumiterationactivitypeople([$Planning.FD$2:.FD$62];[.$D22];[.$E22];[.$C22])" office:value-type="string" office:string-value="" calcext:value-type="error">
            <text:p>#NOM ?</text:p>
          </table:table-cell>
          <table:table-cell table:style-name="ce37" table:formula="of:=sumiterationactivitypeople([$Planning.FE$2:.FE$62];[.$D22];[.$E22];[.$C22])" office:value-type="string" office:string-value="" calcext:value-type="error">
            <text:p>#NOM ?</text:p>
          </table:table-cell>
          <table:table-cell table:style-name="ce37" table:formula="of:=sumiterationactivitypeople([$Planning.FF$2:.FF$62];[.$D22];[.$E22];[.$C22])" office:value-type="string" office:string-value="" calcext:value-type="error">
            <text:p>#NOM ?</text:p>
          </table:table-cell>
          <table:table-cell table:style-name="ce37" table:formula="of:=sumiterationactivitypeople([$Planning.FG$2:.FG$62];[.$D22];[.$E22];[.$C22])" office:value-type="string" office:string-value="" calcext:value-type="error">
            <text:p>#NOM ?</text:p>
          </table:table-cell>
          <table:table-cell table:style-name="ce37" table:number-columns-repeated="2"/>
          <table:table-cell table:style-name="ce37" table:formula="of:=sumiterationactivitypeople([$Planning.FJ$2:.FJ$62];[.$D22];[.$E22];[.$C22])" office:value-type="string" office:string-value="" calcext:value-type="error">
            <text:p>#NOM ?</text:p>
          </table:table-cell>
          <table:table-cell table:style-name="ce37" table:formula="of:=sumiterationactivitypeople([$Planning.FK$2:.FK$62];[.$D22];[.$E22];[.$C22])" office:value-type="string" office:string-value="" calcext:value-type="error">
            <text:p>#NOM ?</text:p>
          </table:table-cell>
          <table:table-cell table:style-name="ce37" table:formula="of:=sumiterationactivitypeople([$Planning.FL$2:.FL$62];[.$D22];[.$E22];[.$C22])" office:value-type="string" office:string-value="" calcext:value-type="error">
            <text:p>#NOM ?</text:p>
          </table:table-cell>
          <table:table-cell table:style-name="ce37" table:formula="of:=sumiterationactivitypeople([$Planning.FM$2:.FM$62];[.$D22];[.$E22];[.$C22])" office:value-type="string" office:string-value="" calcext:value-type="error">
            <text:p>#NOM ?</text:p>
          </table:table-cell>
          <table:table-cell table:style-name="ce37" table:formula="of:=sumiterationactivitypeople([$Planning.FN$2:.FN$62];[.$D22];[.$E22];[.$C22])" office:value-type="string" office:string-value="" calcext:value-type="error">
            <text:p>#NOM ?</text:p>
          </table:table-cell>
          <table:table-cell table:style-name="ce37" table:number-columns-repeated="2"/>
          <table:table-cell table:style-name="ce37" table:formula="of:=sumiterationactivitypeople([$Planning.FQ$2:.FQ$62];[.$D22];[.$E22];[.$C22])" office:value-type="string" office:string-value="" calcext:value-type="error">
            <text:p>#NOM ?</text:p>
          </table:table-cell>
          <table:table-cell table:style-name="ce37" table:formula="of:=sumiterationactivitypeople([$Planning.FR$2:.FR$62];[.$D22];[.$E22];[.$C22])" office:value-type="string" office:string-value="" calcext:value-type="error">
            <text:p>#NOM ?</text:p>
          </table:table-cell>
          <table:table-cell table:style-name="ce37" table:formula="of:=sumiterationactivitypeople([$Planning.FS$2:.FS$62];[.$D22];[.$E22];[.$C22])" office:value-type="string" office:string-value="" calcext:value-type="error">
            <text:p>#NOM ?</text:p>
          </table:table-cell>
          <table:table-cell table:style-name="ce37" table:formula="of:=sumiterationactivitypeople([$Planning.FT$2:.FT$62];[.$D22];[.$E22];[.$C22])" office:value-type="string" office:string-value="" calcext:value-type="error">
            <text:p>#NOM ?</text:p>
          </table:table-cell>
          <table:table-cell table:style-name="ce37" table:formula="of:=sumiterationactivitypeople([$Planning.FU$2:.FU$62];[.$D22];[.$E22];[.$C22])" office:value-type="string" office:string-value="" calcext:value-type="error">
            <text:p>#NOM ?</text:p>
          </table:table-cell>
          <table:table-cell table:style-name="ce37" table:number-columns-repeated="2"/>
          <table:table-cell table:style-name="ce37" table:formula="of:=sumiterationactivitypeople([$Planning.FX$2:.FX$62];[.$D22];[.$E22];[.$C22])" office:value-type="string" office:string-value="" calcext:value-type="error">
            <text:p>#NOM ?</text:p>
          </table:table-cell>
          <table:table-cell table:style-name="ce37" table:formula="of:=sumiterationactivitypeople([$Planning.FY$2:.FY$62];[.$D22];[.$E22];[.$C22])" office:value-type="string" office:string-value="" calcext:value-type="error">
            <text:p>#NOM ?</text:p>
          </table:table-cell>
          <table:table-cell table:style-name="ce37" table:formula="of:=sumiterationactivitypeople([$Planning.FZ$2:.FZ$62];[.$D22];[.$E22];[.$C22])" office:value-type="string" office:string-value="" calcext:value-type="error">
            <text:p>#NOM ?</text:p>
          </table:table-cell>
          <table:table-cell table:style-name="ce37" table:formula="of:=sumiterationactivitypeople([$Planning.GA$2:.GA$62];[.$D22];[.$E22];[.$C22])" office:value-type="string" office:string-value="" calcext:value-type="error">
            <text:p>#NOM ?</text:p>
          </table:table-cell>
          <table:table-cell table:style-name="ce37" table:formula="of:=sumiterationactivitypeople([$Planning.GB$2:.GB$62];[.$D22];[.$E22];[.$C22])" office:value-type="string" office:string-value="" calcext:value-type="error">
            <text:p>#NOM ?</text:p>
          </table:table-cell>
          <table:table-cell table:style-name="ce37" table:number-columns-repeated="2"/>
          <table:table-cell table:style-name="ce37" table:formula="of:=sumiterationactivitypeople([$Planning.GE$2:.GE$62];[.$D22];[.$E22];[.$C22])" office:value-type="string" office:string-value="" calcext:value-type="error">
            <text:p>#NOM ?</text:p>
          </table:table-cell>
          <table:table-cell table:style-name="ce37" table:formula="of:=sumiterationactivitypeople([$Planning.GF$2:.GF$62];[.$D22];[.$E22];[.$C22])" office:value-type="string" office:string-value="" calcext:value-type="error">
            <text:p>#NOM ?</text:p>
          </table:table-cell>
          <table:table-cell table:style-name="ce37" table:formula="of:=sumiterationactivitypeople([$Planning.GG$2:.GG$62];[.$D22];[.$E22];[.$C22])" office:value-type="string" office:string-value="" calcext:value-type="error">
            <text:p>#NOM ?</text:p>
          </table:table-cell>
          <table:table-cell table:style-name="ce37" table:formula="of:=sumiterationactivitypeople([$Planning.GH$2:.GH$62];[.$D22];[.$E22];[.$C22])" office:value-type="string" office:string-value="" calcext:value-type="error">
            <text:p>#NOM ?</text:p>
          </table:table-cell>
          <table:table-cell table:style-name="ce37" table:formula="of:=sumiterationactivitypeople([$Planning.GI$2:.GI$62];[.$D22];[.$E22];[.$C22])" office:value-type="string" office:string-value="" calcext:value-type="error">
            <text:p>#NOM ?</text:p>
          </table:table-cell>
          <table:table-cell table:style-name="ce37"/>
          <table:table-cell table:style-name="ce67"/>
          <table:table-cell table:style-name="ce37" table:formula="of:=SUM([.F22:.EV22])" office:value-type="string" office:string-value="" calcext:value-type="error">
            <text:p>#NOM ?</text:p>
          </table:table-cell>
          <table:table-cell table:style-name="ce37" table:formula="of:=SUM([.EV22:.GJ22])" office:value-type="string" office:string-value="" calcext:value-type="error">
            <text:p>#NOM ?</text:p>
          </table:table-cell>
          <table:table-cell table:style-name="ce37" table:formula="of:=SUM([.GM22:.GN22])" office:value-type="string" office:string-value="" calcext:value-type="error">
            <text:p>#NOM ?</text:p>
          </table:table-cell>
          <table:table-cell table:style-name="ce37" table:number-columns-repeated="827"/>
        </table:table-row>
        <table:table-row table:style-name="ro9">
          <table:table-cell table:style-name="ce37" table:formula="of:=[$Planner.A35]" office:value-type="float" office:value="0" calcext:value-type="float">
            <text:p>0</text:p>
          </table:table-cell>
          <table:table-cell table:style-name="ce37" table:formula="of:=SUM([.F23:.GJ23])" office:value-type="string" office:string-value="" calcext:value-type="error">
            <text:p>#NOM ?</text:p>
          </table:table-cell>
          <table:table-cell table:number-columns-repeated="2" table:style-name="ce38" office:value-type="string" calcext:value-type="string">
            <text:p>**</text:p>
          </table:table-cell>
          <table:table-cell table:style-name="ce164" office:value-type="string" calcext:value-type="string">
            <text:p>pt</text:p>
          </table:table-cell>
          <table:table-cell table:style-name="ce37" table:formula="of:=sumiterationactivitypeople([$Planning.E$2:.E$62];[.$D23];[.$E23];[.$C23])" office:value-type="string" office:string-value="" calcext:value-type="error">
            <text:p>#NOM ?</text:p>
          </table:table-cell>
          <table:table-cell table:style-name="ce37" table:formula="of:=sumiterationactivitypeople([$Planning.F$2:.F$62];[.$D23];[.$E23];[.$C23])" office:value-type="string" office:string-value="" calcext:value-type="error">
            <text:p>#NOM ?</text:p>
          </table:table-cell>
          <table:table-cell table:style-name="ce37" table:formula="of:=sumiterationactivitypeople([$Planning.G$2:.G$62];[.$D23];[.$E23];[.$C23])" office:value-type="string" office:string-value="" calcext:value-type="error">
            <text:p>#NOM ?</text:p>
          </table:table-cell>
          <table:table-cell table:style-name="ce37" table:formula="of:=sumiterationactivitypeople([$Planning.H$2:.H$62];[.$D23];[.$E23];[.$C23])" office:value-type="string" office:string-value="" calcext:value-type="error">
            <text:p>#NOM ?</text:p>
          </table:table-cell>
          <table:table-cell table:style-name="ce37" table:formula="of:=sumiterationactivitypeople([$Planning.I$2:.I$62];[.$D23];[.$E23];[.$C23])" office:value-type="string" office:string-value="" calcext:value-type="error">
            <text:p>#NOM ?</text:p>
          </table:table-cell>
          <table:table-cell table:style-name="ce37" table:number-columns-repeated="2"/>
          <table:table-cell table:style-name="ce37" table:formula="of:=sumiterationactivitypeople([$Planning.L$2:.L$62];[.$D23];[.$E23];[.$C23])" office:value-type="string" office:string-value="" calcext:value-type="error">
            <text:p>#NOM ?</text:p>
          </table:table-cell>
          <table:table-cell table:style-name="ce37" table:formula="of:=sumiterationactivitypeople([$Planning.M$2:.M$62];[.$D23];[.$E23];[.$C23])" office:value-type="string" office:string-value="" calcext:value-type="error">
            <text:p>#NOM ?</text:p>
          </table:table-cell>
          <table:table-cell table:style-name="ce37" table:formula="of:=sumiterationactivitypeople([$Planning.N$2:.N$62];[.$D23];[.$E23];[.$C23])" office:value-type="string" office:string-value="" calcext:value-type="error">
            <text:p>#NOM ?</text:p>
          </table:table-cell>
          <table:table-cell table:style-name="ce37" table:formula="of:=sumiterationactivitypeople([$Planning.O$2:.O$62];[.$D23];[.$E23];[.$C23])" office:value-type="string" office:string-value="" calcext:value-type="error">
            <text:p>#NOM ?</text:p>
          </table:table-cell>
          <table:table-cell table:style-name="ce37" table:formula="of:=sumiterationactivitypeople([$Planning.P$2:.P$62];[.$D23];[.$E23];[.$C23])" office:value-type="string" office:string-value="" calcext:value-type="error">
            <text:p>#NOM ?</text:p>
          </table:table-cell>
          <table:table-cell table:style-name="ce37" table:number-columns-repeated="2"/>
          <table:table-cell table:style-name="ce37" table:formula="of:=sumiterationactivitypeople([$Planning.S$2:.S$62];[.$D23];[.$E23];[.$C23])" office:value-type="string" office:string-value="" calcext:value-type="error">
            <text:p>#NOM ?</text:p>
          </table:table-cell>
          <table:table-cell table:style-name="ce37" table:formula="of:=sumiterationactivitypeople([$Planning.T$2:.T$62];[.$D23];[.$E23];[.$C23])" office:value-type="string" office:string-value="" calcext:value-type="error">
            <text:p>#NOM ?</text:p>
          </table:table-cell>
          <table:table-cell table:style-name="ce37" table:formula="of:=sumiterationactivitypeople([$Planning.U$2:.U$62];[.$D23];[.$E23];[.$C23])" office:value-type="string" office:string-value="" calcext:value-type="error">
            <text:p>#NOM ?</text:p>
          </table:table-cell>
          <table:table-cell table:style-name="ce37" table:formula="of:=sumiterationactivitypeople([$Planning.V$2:.V$62];[.$D23];[.$E23];[.$C23])" office:value-type="string" office:string-value="" calcext:value-type="error">
            <text:p>#NOM ?</text:p>
          </table:table-cell>
          <table:table-cell table:style-name="ce37" table:formula="of:=sumiterationactivitypeople([$Planning.W$2:.W$62];[.$D23];[.$E23];[.$C23])" office:value-type="string" office:string-value="" calcext:value-type="error">
            <text:p>#NOM ?</text:p>
          </table:table-cell>
          <table:table-cell table:style-name="ce37" table:number-columns-repeated="2"/>
          <table:table-cell table:style-name="ce37" table:formula="of:=sumiterationactivitypeople([$Planning.Z$2:.Z$62];[.$D23];[.$E23];[.$C23])" office:value-type="string" office:string-value="" calcext:value-type="error">
            <text:p>#NOM ?</text:p>
          </table:table-cell>
          <table:table-cell table:style-name="ce37" table:formula="of:=sumiterationactivitypeople([$Planning.AA$2:.AA$62];[.$D23];[.$E23];[.$C23])" office:value-type="string" office:string-value="" calcext:value-type="error">
            <text:p>#NOM ?</text:p>
          </table:table-cell>
          <table:table-cell table:style-name="ce37" table:formula="of:=sumiterationactivitypeople([$Planning.AB$2:.AB$62];[.$D23];[.$E23];[.$C23])" office:value-type="string" office:string-value="" calcext:value-type="error">
            <text:p>#NOM ?</text:p>
          </table:table-cell>
          <table:table-cell table:style-name="ce37" table:formula="of:=sumiterationactivitypeople([$Planning.AC$2:.AC$62];[.$D23];[.$E23];[.$C23])" office:value-type="string" office:string-value="" calcext:value-type="error">
            <text:p>#NOM ?</text:p>
          </table:table-cell>
          <table:table-cell table:style-name="ce37" table:formula="of:=sumiterationactivitypeople([$Planning.AD$2:.AD$62];[.$D23];[.$E23];[.$C23])" office:value-type="string" office:string-value="" calcext:value-type="error">
            <text:p>#NOM ?</text:p>
          </table:table-cell>
          <table:table-cell table:style-name="ce37" table:number-columns-repeated="2"/>
          <table:table-cell table:style-name="ce37" table:formula="of:=sumiterationactivitypeople([$Planning.AG$2:.AG$62];[.$D23];[.$E23];[.$C23])" office:value-type="string" office:string-value="" calcext:value-type="error">
            <text:p>#NOM ?</text:p>
          </table:table-cell>
          <table:table-cell table:style-name="ce37" table:formula="of:=sumiterationactivitypeople([$Planning.AH$2:.AH$62];[.$D23];[.$E23];[.$C23])" office:value-type="string" office:string-value="" calcext:value-type="error">
            <text:p>#NOM ?</text:p>
          </table:table-cell>
          <table:table-cell table:style-name="ce37" table:formula="of:=sumiterationactivitypeople([$Planning.AI$2:.AI$62];[.$D23];[.$E23];[.$C23])" office:value-type="string" office:string-value="" calcext:value-type="error">
            <text:p>#NOM ?</text:p>
          </table:table-cell>
          <table:table-cell table:style-name="ce37" table:formula="of:=sumiterationactivitypeople([$Planning.AJ$2:.AJ$62];[.$D23];[.$E23];[.$C23])" office:value-type="string" office:string-value="" calcext:value-type="error">
            <text:p>#NOM ?</text:p>
          </table:table-cell>
          <table:table-cell table:style-name="ce37" table:formula="of:=sumiterationactivitypeople([$Planning.AK$2:.AK$62];[.$D23];[.$E23];[.$C23])" office:value-type="string" office:string-value="" calcext:value-type="error">
            <text:p>#NOM ?</text:p>
          </table:table-cell>
          <table:table-cell table:style-name="ce37" table:number-columns-repeated="2"/>
          <table:table-cell table:style-name="ce37" table:formula="of:=sumiterationactivitypeople([$Planning.AN$2:.AN$62];[.$D23];[.$E23];[.$C23])" office:value-type="string" office:string-value="" calcext:value-type="error">
            <text:p>#NOM ?</text:p>
          </table:table-cell>
          <table:table-cell table:style-name="ce37" table:formula="of:=sumiterationactivitypeople([$Planning.AO$2:.AO$62];[.$D23];[.$E23];[.$C23])" office:value-type="string" office:string-value="" calcext:value-type="error">
            <text:p>#NOM ?</text:p>
          </table:table-cell>
          <table:table-cell table:style-name="ce37" table:formula="of:=sumiterationactivitypeople([$Planning.AP$2:.AP$62];[.$D23];[.$E23];[.$C23])" office:value-type="string" office:string-value="" calcext:value-type="error">
            <text:p>#NOM ?</text:p>
          </table:table-cell>
          <table:table-cell table:style-name="ce37" table:formula="of:=sumiterationactivitypeople([$Planning.AQ$2:.AQ$62];[.$D23];[.$E23];[.$C23])" office:value-type="string" office:string-value="" calcext:value-type="error">
            <text:p>#NOM ?</text:p>
          </table:table-cell>
          <table:table-cell table:style-name="ce37" table:formula="of:=sumiterationactivitypeople([$Planning.AR$2:.AR$62];[.$D23];[.$E23];[.$C23])" office:value-type="string" office:string-value="" calcext:value-type="error">
            <text:p>#NOM ?</text:p>
          </table:table-cell>
          <table:table-cell table:style-name="ce37" table:number-columns-repeated="2"/>
          <table:table-cell table:style-name="ce37" table:formula="of:=sumiterationactivitypeople([$Planning.AU$2:.AU$62];[.$D23];[.$E23];[.$C23])" office:value-type="string" office:string-value="" calcext:value-type="error">
            <text:p>#NOM ?</text:p>
          </table:table-cell>
          <table:table-cell table:style-name="ce37" table:formula="of:=sumiterationactivitypeople([$Planning.AV$2:.AV$62];[.$D23];[.$E23];[.$C23])" office:value-type="string" office:string-value="" calcext:value-type="error">
            <text:p>#NOM ?</text:p>
          </table:table-cell>
          <table:table-cell table:style-name="ce37" table:formula="of:=sumiterationactivitypeople([$Planning.AW$2:.AW$62];[.$D23];[.$E23];[.$C23])" office:value-type="string" office:string-value="" calcext:value-type="error">
            <text:p>#NOM ?</text:p>
          </table:table-cell>
          <table:table-cell table:style-name="ce37" table:formula="of:=sumiterationactivitypeople([$Planning.AX$2:.AX$62];[.$D23];[.$E23];[.$C23])" office:value-type="string" office:string-value="" calcext:value-type="error">
            <text:p>#NOM ?</text:p>
          </table:table-cell>
          <table:table-cell table:style-name="ce37" table:formula="of:=sumiterationactivitypeople([$Planning.AY$2:.AY$62];[.$D23];[.$E23];[.$C23])" office:value-type="string" office:string-value="" calcext:value-type="error">
            <text:p>#NOM ?</text:p>
          </table:table-cell>
          <table:table-cell table:style-name="ce37" table:number-columns-repeated="2"/>
          <table:table-cell table:style-name="ce37" table:formula="of:=sumiterationactivitypeople([$Planning.BB$2:.BB$62];[.$D23];[.$E23];[.$C23])" office:value-type="string" office:string-value="" calcext:value-type="error">
            <text:p>#NOM ?</text:p>
          </table:table-cell>
          <table:table-cell table:style-name="ce37" table:formula="of:=sumiterationactivitypeople([$Planning.BC$2:.BC$62];[.$D23];[.$E23];[.$C23])" office:value-type="string" office:string-value="" calcext:value-type="error">
            <text:p>#NOM ?</text:p>
          </table:table-cell>
          <table:table-cell table:style-name="ce37" table:formula="of:=sumiterationactivitypeople([$Planning.BD$2:.BD$62];[.$D23];[.$E23];[.$C23])" office:value-type="string" office:string-value="" calcext:value-type="error">
            <text:p>#NOM ?</text:p>
          </table:table-cell>
          <table:table-cell table:style-name="ce37" table:number-columns-repeated="4"/>
          <table:table-cell table:style-name="ce37" table:formula="of:=sumiterationactivitypeople([$Planning.BI$2:.BI$62];[.$D23];[.$E23];[.$C23])" office:value-type="string" office:string-value="" calcext:value-type="error">
            <text:p>#NOM ?</text:p>
          </table:table-cell>
          <table:table-cell table:style-name="ce37" table:formula="of:=sumiterationactivitypeople([$Planning.BJ$2:.BJ$62];[.$D23];[.$E23];[.$C23])" office:value-type="string" office:string-value="" calcext:value-type="error">
            <text:p>#NOM ?</text:p>
          </table:table-cell>
          <table:table-cell table:style-name="ce37" table:formula="of:=sumiterationactivitypeople([$Planning.BK$2:.BK$62];[.$D23];[.$E23];[.$C23])" office:value-type="string" office:string-value="" calcext:value-type="error">
            <text:p>#NOM ?</text:p>
          </table:table-cell>
          <table:table-cell table:style-name="ce37" table:formula="of:=sumiterationactivitypeople([$Planning.BL$2:.BL$62];[.$D23];[.$E23];[.$C23])" office:value-type="string" office:string-value="" calcext:value-type="error">
            <text:p>#NOM ?</text:p>
          </table:table-cell>
          <table:table-cell table:style-name="ce37" table:formula="of:=sumiterationactivitypeople([$Planning.BM$2:.BM$62];[.$D23];[.$E23];[.$C23])" office:value-type="string" office:string-value="" calcext:value-type="error">
            <text:p>#NOM ?</text:p>
          </table:table-cell>
          <table:table-cell table:style-name="ce37" table:number-columns-repeated="2"/>
          <table:table-cell table:style-name="ce37" table:formula="of:=sumiterationactivitypeople([$Planning.BP$2:.BP$62];[.$D23];[.$E23];[.$C23])" office:value-type="string" office:string-value="" calcext:value-type="error">
            <text:p>#NOM ?</text:p>
          </table:table-cell>
          <table:table-cell table:style-name="ce37" table:formula="of:=sumiterationactivitypeople([$Planning.BQ$2:.BQ$62];[.$D23];[.$E23];[.$C23])" office:value-type="string" office:string-value="" calcext:value-type="error">
            <text:p>#NOM ?</text:p>
          </table:table-cell>
          <table:table-cell table:style-name="ce37" table:formula="of:=sumiterationactivitypeople([$Planning.BR$2:.BR$62];[.$D23];[.$E23];[.$C23])" office:value-type="string" office:string-value="" calcext:value-type="error">
            <text:p>#NOM ?</text:p>
          </table:table-cell>
          <table:table-cell table:style-name="ce37" table:formula="of:=sumiterationactivitypeople([$Planning.BS$2:.BS$62];[.$D23];[.$E23];[.$C23])" office:value-type="string" office:string-value="" calcext:value-type="error">
            <text:p>#NOM ?</text:p>
          </table:table-cell>
          <table:table-cell table:style-name="ce37" table:formula="of:=sumiterationactivitypeople([$Planning.BT$2:.BT$62];[.$D23];[.$E23];[.$C23])" office:value-type="string" office:string-value="" calcext:value-type="error">
            <text:p>#NOM ?</text:p>
          </table:table-cell>
          <table:table-cell table:style-name="ce37" table:number-columns-repeated="2"/>
          <table:table-cell table:style-name="ce37" table:formula="of:=sumiterationactivitypeople([$Planning.BW$2:.BW$62];[.$D23];[.$E23];[.$C23])" office:value-type="string" office:string-value="" calcext:value-type="error">
            <text:p>#NOM ?</text:p>
          </table:table-cell>
          <table:table-cell table:style-name="ce37" table:formula="of:=sumiterationactivitypeople([$Planning.BX$2:.BX$62];[.$D23];[.$E23];[.$C23])" office:value-type="string" office:string-value="" calcext:value-type="error">
            <text:p>#NOM ?</text:p>
          </table:table-cell>
          <table:table-cell table:style-name="ce37" table:formula="of:=sumiterationactivitypeople([$Planning.BY$2:.BY$62];[.$D23];[.$E23];[.$C23])" office:value-type="string" office:string-value="" calcext:value-type="error">
            <text:p>#NOM ?</text:p>
          </table:table-cell>
          <table:table-cell table:style-name="ce37" table:formula="of:=sumiterationactivitypeople([$Planning.BZ$2:.BZ$62];[.$D23];[.$E23];[.$C23])" office:value-type="string" office:string-value="" calcext:value-type="error">
            <text:p>#NOM ?</text:p>
          </table:table-cell>
          <table:table-cell table:style-name="ce37" table:formula="of:=sumiterationactivitypeople([$Planning.CA$2:.CA$62];[.$D23];[.$E23];[.$C23])" office:value-type="string" office:string-value="" calcext:value-type="error">
            <text:p>#NOM ?</text:p>
          </table:table-cell>
          <table:table-cell table:style-name="ce37" table:number-columns-repeated="2"/>
          <table:table-cell table:style-name="ce37" table:formula="of:=sumiterationactivitypeople([$Planning.CD$2:.CD$62];[.$D23];[.$E23];[.$C23])" office:value-type="string" office:string-value="" calcext:value-type="error">
            <text:p>#NOM ?</text:p>
          </table:table-cell>
          <table:table-cell table:style-name="ce37" table:formula="of:=sumiterationactivitypeople([$Planning.CE$2:.CE$62];[.$D23];[.$E23];[.$C23])" office:value-type="string" office:string-value="" calcext:value-type="error">
            <text:p>#NOM ?</text:p>
          </table:table-cell>
          <table:table-cell table:style-name="ce37" table:formula="of:=sumiterationactivitypeople([$Planning.CF$2:.CF$62];[.$D23];[.$E23];[.$C23])" office:value-type="string" office:string-value="" calcext:value-type="error">
            <text:p>#NOM ?</text:p>
          </table:table-cell>
          <table:table-cell table:style-name="ce37" table:formula="of:=sumiterationactivitypeople([$Planning.CG$2:.CG$62];[.$D23];[.$E23];[.$C23])" office:value-type="string" office:string-value="" calcext:value-type="error">
            <text:p>#NOM ?</text:p>
          </table:table-cell>
          <table:table-cell table:style-name="ce37" table:formula="of:=sumiterationactivitypeople([$Planning.CH$2:.CH$62];[.$D23];[.$E23];[.$C23])" office:value-type="string" office:string-value="" calcext:value-type="error">
            <text:p>#NOM ?</text:p>
          </table:table-cell>
          <table:table-cell table:style-name="ce37" table:number-columns-repeated="2"/>
          <table:table-cell table:style-name="ce37" table:formula="of:=sumiterationactivitypeople([$Planning.CK$2:.CK$62];[.$D23];[.$E23];[.$C23])" office:value-type="string" office:string-value="" calcext:value-type="error">
            <text:p>#NOM ?</text:p>
          </table:table-cell>
          <table:table-cell table:style-name="ce37" table:formula="of:=sumiterationactivitypeople([$Planning.CL$2:.CL$62];[.$D23];[.$E23];[.$C23])" office:value-type="string" office:string-value="" calcext:value-type="error">
            <text:p>#NOM ?</text:p>
          </table:table-cell>
          <table:table-cell table:style-name="ce37" table:formula="of:=sumiterationactivitypeople([$Planning.CM$2:.CM$62];[.$D23];[.$E23];[.$C23])" office:value-type="string" office:string-value="" calcext:value-type="error">
            <text:p>#NOM ?</text:p>
          </table:table-cell>
          <table:table-cell table:style-name="ce37" table:formula="of:=sumiterationactivitypeople([$Planning.CN$2:.CN$62];[.$D23];[.$E23];[.$C23])" office:value-type="string" office:string-value="" calcext:value-type="error">
            <text:p>#NOM ?</text:p>
          </table:table-cell>
          <table:table-cell table:style-name="ce37" table:formula="of:=sumiterationactivitypeople([$Planning.CO$2:.CO$62];[.$D23];[.$E23];[.$C23])" office:value-type="string" office:string-value="" calcext:value-type="error">
            <text:p>#NOM ?</text:p>
          </table:table-cell>
          <table:table-cell table:style-name="ce37" table:number-columns-repeated="2"/>
          <table:table-cell table:style-name="ce37" table:formula="of:=sumiterationactivitypeople([$Planning.CR$2:.CR$62];[.$D23];[.$E23];[.$C23])" office:value-type="string" office:string-value="" calcext:value-type="error">
            <text:p>#NOM ?</text:p>
          </table:table-cell>
          <table:table-cell table:style-name="ce37" table:formula="of:=sumiterationactivitypeople([$Planning.CS$2:.CS$62];[.$D23];[.$E23];[.$C23])" office:value-type="string" office:string-value="" calcext:value-type="error">
            <text:p>#NOM ?</text:p>
          </table:table-cell>
          <table:table-cell table:style-name="ce37" table:formula="of:=sumiterationactivitypeople([$Planning.CT$2:.CT$62];[.$D23];[.$E23];[.$C23])" office:value-type="string" office:string-value="" calcext:value-type="error">
            <text:p>#NOM ?</text:p>
          </table:table-cell>
          <table:table-cell table:style-name="ce37" table:formula="of:=sumiterationactivitypeople([$Planning.CU$2:.CU$62];[.$D23];[.$E23];[.$C23])" office:value-type="string" office:string-value="" calcext:value-type="error">
            <text:p>#NOM ?</text:p>
          </table:table-cell>
          <table:table-cell table:style-name="ce37" table:formula="of:=sumiterationactivitypeople([$Planning.CV$2:.CV$62];[.$D23];[.$E23];[.$C23])" office:value-type="string" office:string-value="" calcext:value-type="error">
            <text:p>#NOM ?</text:p>
          </table:table-cell>
          <table:table-cell table:style-name="ce37" table:number-columns-repeated="2"/>
          <table:table-cell table:style-name="ce37" table:formula="of:=sumiterationactivitypeople([$Planning.CY$2:.CY$62];[.$D23];[.$E23];[.$C23])" office:value-type="string" office:string-value="" calcext:value-type="error">
            <text:p>#NOM ?</text:p>
          </table:table-cell>
          <table:table-cell table:style-name="ce37" table:formula="of:=sumiterationactivitypeople([$Planning.CZ$2:.CZ$62];[.$D23];[.$E23];[.$C23])" office:value-type="string" office:string-value="" calcext:value-type="error">
            <text:p>#NOM ?</text:p>
          </table:table-cell>
          <table:table-cell table:style-name="ce37" table:formula="of:=sumiterationactivitypeople([$Planning.DA$2:.DA$62];[.$D23];[.$E23];[.$C23])" office:value-type="string" office:string-value="" calcext:value-type="error">
            <text:p>#NOM ?</text:p>
          </table:table-cell>
          <table:table-cell table:style-name="ce37" table:formula="of:=sumiterationactivitypeople([$Planning.DB$2:.DB$62];[.$D23];[.$E23];[.$C23])" office:value-type="string" office:string-value="" calcext:value-type="error">
            <text:p>#NOM ?</text:p>
          </table:table-cell>
          <table:table-cell table:style-name="ce37" table:formula="of:=sumiterationactivitypeople([$Planning.DC$2:.DC$62];[.$D23];[.$E23];[.$C23])" office:value-type="string" office:string-value="" calcext:value-type="error">
            <text:p>#NOM ?</text:p>
          </table:table-cell>
          <table:table-cell table:style-name="ce37" table:number-columns-repeated="4"/>
          <table:table-cell table:style-name="ce37" table:formula="of:=sumiterationactivitypeople([$Planning.DH$2:.DH$62];[.$D23];[.$E23];[.$C23])" office:value-type="string" office:string-value="" calcext:value-type="error">
            <text:p>#NOM ?</text:p>
          </table:table-cell>
          <table:table-cell table:style-name="ce37" table:formula="of:=sumiterationactivitypeople([$Planning.DI$2:.DI$62];[.$D23];[.$E23];[.$C23])" office:value-type="string" office:string-value="" calcext:value-type="error">
            <text:p>#NOM ?</text:p>
          </table:table-cell>
          <table:table-cell table:style-name="ce37" table:formula="of:=sumiterationactivitypeople([$Planning.DJ$2:.DJ$62];[.$D23];[.$E23];[.$C23])" office:value-type="string" office:string-value="" calcext:value-type="error">
            <text:p>#NOM ?</text:p>
          </table:table-cell>
          <table:table-cell table:style-name="ce37" table:number-columns-repeated="4"/>
          <table:table-cell table:style-name="ce37" table:formula="of:=sumiterationactivitypeople([$Planning.DO$2:.DO$62];[.$D23];[.$E23];[.$C23])" office:value-type="string" office:string-value="" calcext:value-type="error">
            <text:p>#NOM ?</text:p>
          </table:table-cell>
          <table:table-cell table:style-name="ce37" table:formula="of:=sumiterationactivitypeople([$Planning.DP$2:.DP$62];[.$D23];[.$E23];[.$C23])" office:value-type="string" office:string-value="" calcext:value-type="error">
            <text:p>#NOM ?</text:p>
          </table:table-cell>
          <table:table-cell table:style-name="ce37" table:formula="of:=sumiterationactivitypeople([$Planning.DQ$2:.DQ$62];[.$D23];[.$E23];[.$C23])" office:value-type="string" office:string-value="" calcext:value-type="error">
            <text:p>#NOM ?</text:p>
          </table:table-cell>
          <table:table-cell table:style-name="ce37" table:number-columns-repeated="2"/>
          <table:table-cell table:style-name="ce37" table:formula="of:=sumiterationactivitypeople([$Planning.DT$2:.DT$62];[.$D23];[.$E23];[.$C23])" office:value-type="string" office:string-value="" calcext:value-type="error">
            <text:p>#NOM ?</text:p>
          </table:table-cell>
          <table:table-cell table:style-name="ce37" table:formula="of:=sumiterationactivitypeople([$Planning.DU$2:.DU$62];[.$D23];[.$E23];[.$C23])" office:value-type="string" office:string-value="" calcext:value-type="error">
            <text:p>#NOM ?</text:p>
          </table:table-cell>
          <table:table-cell table:style-name="ce37" table:formula="of:=sumiterationactivitypeople([$Planning.DV$2:.DV$62];[.$D23];[.$E23];[.$C23])" office:value-type="string" office:string-value="" calcext:value-type="error">
            <text:p>#NOM ?</text:p>
          </table:table-cell>
          <table:table-cell table:style-name="ce37" table:formula="of:=sumiterationactivitypeople([$Planning.DW$2:.DW$62];[.$D23];[.$E23];[.$C23])" office:value-type="string" office:string-value="" calcext:value-type="error">
            <text:p>#NOM ?</text:p>
          </table:table-cell>
          <table:table-cell table:style-name="ce37" table:formula="of:=sumiterationactivitypeople([$Planning.DX$2:.DX$62];[.$D23];[.$E23];[.$C23])" office:value-type="string" office:string-value="" calcext:value-type="error">
            <text:p>#NOM ?</text:p>
          </table:table-cell>
          <table:table-cell table:style-name="ce37" table:number-columns-repeated="2"/>
          <table:table-cell table:style-name="ce37" table:formula="of:=sumiterationactivitypeople([$Planning.EA$2:.EA$62];[.$D23];[.$E23];[.$C23])" office:value-type="string" office:string-value="" calcext:value-type="error">
            <text:p>#NOM ?</text:p>
          </table:table-cell>
          <table:table-cell table:style-name="ce37" table:formula="of:=sumiterationactivitypeople([$Planning.EB$2:.EB$62];[.$D23];[.$E23];[.$C23])" office:value-type="string" office:string-value="" calcext:value-type="error">
            <text:p>#NOM ?</text:p>
          </table:table-cell>
          <table:table-cell table:style-name="ce37" table:formula="of:=sumiterationactivitypeople([$Planning.EC$2:.EC$62];[.$D23];[.$E23];[.$C23])" office:value-type="string" office:string-value="" calcext:value-type="error">
            <text:p>#NOM ?</text:p>
          </table:table-cell>
          <table:table-cell table:style-name="ce37" table:formula="of:=sumiterationactivitypeople([$Planning.ED$2:.ED$62];[.$D23];[.$E23];[.$C23])" office:value-type="string" office:string-value="" calcext:value-type="error">
            <text:p>#NOM ?</text:p>
          </table:table-cell>
          <table:table-cell table:style-name="ce37" table:formula="of:=sumiterationactivitypeople([$Planning.EE$2:.EE$62];[.$D23];[.$E23];[.$C23])" office:value-type="string" office:string-value="" calcext:value-type="error">
            <text:p>#NOM ?</text:p>
          </table:table-cell>
          <table:table-cell table:style-name="ce37" table:number-columns-repeated="2"/>
          <table:table-cell table:style-name="ce37" table:formula="of:=sumiterationactivitypeople([$Planning.EH$2:.EH$62];[.$D23];[.$E23];[.$C23])" office:value-type="string" office:string-value="" calcext:value-type="error">
            <text:p>#NOM ?</text:p>
          </table:table-cell>
          <table:table-cell table:style-name="ce37" table:formula="of:=sumiterationactivitypeople([$Planning.EI$2:.EI$62];[.$D23];[.$E23];[.$C23])" office:value-type="string" office:string-value="" calcext:value-type="error">
            <text:p>#NOM ?</text:p>
          </table:table-cell>
          <table:table-cell table:style-name="ce37" table:formula="of:=sumiterationactivitypeople([$Planning.EJ$2:.EJ$62];[.$D23];[.$E23];[.$C23])" office:value-type="string" office:string-value="" calcext:value-type="error">
            <text:p>#NOM ?</text:p>
          </table:table-cell>
          <table:table-cell table:style-name="ce37" table:formula="of:=sumiterationactivitypeople([$Planning.EK$2:.EK$62];[.$D23];[.$E23];[.$C23])" office:value-type="string" office:string-value="" calcext:value-type="error">
            <text:p>#NOM ?</text:p>
          </table:table-cell>
          <table:table-cell table:style-name="ce37" table:formula="of:=sumiterationactivitypeople([$Planning.EL$2:.EL$62];[.$D23];[.$E23];[.$C23])" office:value-type="string" office:string-value="" calcext:value-type="error">
            <text:p>#NOM ?</text:p>
          </table:table-cell>
          <table:table-cell table:style-name="ce37" table:number-columns-repeated="2"/>
          <table:table-cell table:style-name="ce37" table:formula="of:=sumiterationactivitypeople([$Planning.EO$2:.EO$62];[.$D23];[.$E23];[.$C23])" office:value-type="string" office:string-value="" calcext:value-type="error">
            <text:p>#NOM ?</text:p>
          </table:table-cell>
          <table:table-cell table:style-name="ce37" table:formula="of:=sumiterationactivitypeople([$Planning.EP$2:.EP$62];[.$D23];[.$E23];[.$C23])" office:value-type="string" office:string-value="" calcext:value-type="error">
            <text:p>#NOM ?</text:p>
          </table:table-cell>
          <table:table-cell table:style-name="ce37" table:formula="of:=sumiterationactivitypeople([$Planning.EQ$2:.EQ$62];[.$D23];[.$E23];[.$C23])" office:value-type="string" office:string-value="" calcext:value-type="error">
            <text:p>#NOM ?</text:p>
          </table:table-cell>
          <table:table-cell table:style-name="ce37" table:formula="of:=sumiterationactivitypeople([$Planning.ER$2:.ER$62];[.$D23];[.$E23];[.$C23])" office:value-type="string" office:string-value="" calcext:value-type="error">
            <text:p>#NOM ?</text:p>
          </table:table-cell>
          <table:table-cell table:style-name="ce37" table:formula="of:=sumiterationactivitypeople([$Planning.ES$2:.ES$62];[.$D23];[.$E23];[.$C23])" office:value-type="string" office:string-value="" calcext:value-type="error">
            <text:p>#NOM ?</text:p>
          </table:table-cell>
          <table:table-cell table:style-name="ce37" table:number-columns-repeated="2"/>
          <table:table-cell table:style-name="ce37" table:formula="of:=sumiterationactivitypeople([$Planning.EV$2:.EV$62];[.$D23];[.$E23];[.$C23])" office:value-type="string" office:string-value="" calcext:value-type="error">
            <text:p>#NOM ?</text:p>
          </table:table-cell>
          <table:table-cell table:style-name="ce37" table:formula="of:=sumiterationactivitypeople([$Planning.EW$2:.EW$62];[.$D23];[.$E23];[.$C23])" office:value-type="string" office:string-value="" calcext:value-type="error">
            <text:p>#NOM ?</text:p>
          </table:table-cell>
          <table:table-cell table:style-name="ce37" table:formula="of:=sumiterationactivitypeople([$Planning.EX$2:.EX$62];[.$D23];[.$E23];[.$C23])" office:value-type="string" office:string-value="" calcext:value-type="error">
            <text:p>#NOM ?</text:p>
          </table:table-cell>
          <table:table-cell table:style-name="ce37" table:formula="of:=sumiterationactivitypeople([$Planning.EY$2:.EY$62];[.$D23];[.$E23];[.$C23])" office:value-type="string" office:string-value="" calcext:value-type="error">
            <text:p>#NOM ?</text:p>
          </table:table-cell>
          <table:table-cell table:style-name="ce37" table:formula="of:=sumiterationactivitypeople([$Planning.EZ$2:.EZ$62];[.$D23];[.$E23];[.$C23])" office:value-type="string" office:string-value="" calcext:value-type="error">
            <text:p>#NOM ?</text:p>
          </table:table-cell>
          <table:table-cell table:style-name="ce37" table:number-columns-repeated="2"/>
          <table:table-cell table:style-name="ce37" table:formula="of:=sumiterationactivitypeople([$Planning.FC$2:.FC$62];[.$D23];[.$E23];[.$C23])" office:value-type="string" office:string-value="" calcext:value-type="error">
            <text:p>#NOM ?</text:p>
          </table:table-cell>
          <table:table-cell table:style-name="ce37" table:formula="of:=sumiterationactivitypeople([$Planning.FD$2:.FD$62];[.$D23];[.$E23];[.$C23])" office:value-type="string" office:string-value="" calcext:value-type="error">
            <text:p>#NOM ?</text:p>
          </table:table-cell>
          <table:table-cell table:style-name="ce37" table:formula="of:=sumiterationactivitypeople([$Planning.FE$2:.FE$62];[.$D23];[.$E23];[.$C23])" office:value-type="string" office:string-value="" calcext:value-type="error">
            <text:p>#NOM ?</text:p>
          </table:table-cell>
          <table:table-cell table:style-name="ce37" table:formula="of:=sumiterationactivitypeople([$Planning.FF$2:.FF$62];[.$D23];[.$E23];[.$C23])" office:value-type="string" office:string-value="" calcext:value-type="error">
            <text:p>#NOM ?</text:p>
          </table:table-cell>
          <table:table-cell table:style-name="ce37" table:formula="of:=sumiterationactivitypeople([$Planning.FG$2:.FG$62];[.$D23];[.$E23];[.$C23])" office:value-type="string" office:string-value="" calcext:value-type="error">
            <text:p>#NOM ?</text:p>
          </table:table-cell>
          <table:table-cell table:style-name="ce37" table:number-columns-repeated="2"/>
          <table:table-cell table:style-name="ce37" table:formula="of:=sumiterationactivitypeople([$Planning.FJ$2:.FJ$62];[.$D23];[.$E23];[.$C23])" office:value-type="string" office:string-value="" calcext:value-type="error">
            <text:p>#NOM ?</text:p>
          </table:table-cell>
          <table:table-cell table:style-name="ce37" table:formula="of:=sumiterationactivitypeople([$Planning.FK$2:.FK$62];[.$D23];[.$E23];[.$C23])" office:value-type="string" office:string-value="" calcext:value-type="error">
            <text:p>#NOM ?</text:p>
          </table:table-cell>
          <table:table-cell table:style-name="ce37" table:formula="of:=sumiterationactivitypeople([$Planning.FL$2:.FL$62];[.$D23];[.$E23];[.$C23])" office:value-type="string" office:string-value="" calcext:value-type="error">
            <text:p>#NOM ?</text:p>
          </table:table-cell>
          <table:table-cell table:style-name="ce37" table:formula="of:=sumiterationactivitypeople([$Planning.FM$2:.FM$62];[.$D23];[.$E23];[.$C23])" office:value-type="string" office:string-value="" calcext:value-type="error">
            <text:p>#NOM ?</text:p>
          </table:table-cell>
          <table:table-cell table:style-name="ce37" table:formula="of:=sumiterationactivitypeople([$Planning.FN$2:.FN$62];[.$D23];[.$E23];[.$C23])" office:value-type="string" office:string-value="" calcext:value-type="error">
            <text:p>#NOM ?</text:p>
          </table:table-cell>
          <table:table-cell table:style-name="ce37" table:number-columns-repeated="2"/>
          <table:table-cell table:style-name="ce37" table:formula="of:=sumiterationactivitypeople([$Planning.FQ$2:.FQ$62];[.$D23];[.$E23];[.$C23])" office:value-type="string" office:string-value="" calcext:value-type="error">
            <text:p>#NOM ?</text:p>
          </table:table-cell>
          <table:table-cell table:style-name="ce37" table:formula="of:=sumiterationactivitypeople([$Planning.FR$2:.FR$62];[.$D23];[.$E23];[.$C23])" office:value-type="string" office:string-value="" calcext:value-type="error">
            <text:p>#NOM ?</text:p>
          </table:table-cell>
          <table:table-cell table:style-name="ce37" table:formula="of:=sumiterationactivitypeople([$Planning.FS$2:.FS$62];[.$D23];[.$E23];[.$C23])" office:value-type="string" office:string-value="" calcext:value-type="error">
            <text:p>#NOM ?</text:p>
          </table:table-cell>
          <table:table-cell table:style-name="ce37" table:formula="of:=sumiterationactivitypeople([$Planning.FT$2:.FT$62];[.$D23];[.$E23];[.$C23])" office:value-type="string" office:string-value="" calcext:value-type="error">
            <text:p>#NOM ?</text:p>
          </table:table-cell>
          <table:table-cell table:style-name="ce37" table:formula="of:=sumiterationactivitypeople([$Planning.FU$2:.FU$62];[.$D23];[.$E23];[.$C23])" office:value-type="string" office:string-value="" calcext:value-type="error">
            <text:p>#NOM ?</text:p>
          </table:table-cell>
          <table:table-cell table:style-name="ce37" table:number-columns-repeated="2"/>
          <table:table-cell table:style-name="ce37" table:formula="of:=sumiterationactivitypeople([$Planning.FX$2:.FX$62];[.$D23];[.$E23];[.$C23])" office:value-type="string" office:string-value="" calcext:value-type="error">
            <text:p>#NOM ?</text:p>
          </table:table-cell>
          <table:table-cell table:style-name="ce37" table:formula="of:=sumiterationactivitypeople([$Planning.FY$2:.FY$62];[.$D23];[.$E23];[.$C23])" office:value-type="string" office:string-value="" calcext:value-type="error">
            <text:p>#NOM ?</text:p>
          </table:table-cell>
          <table:table-cell table:style-name="ce37" table:formula="of:=sumiterationactivitypeople([$Planning.FZ$2:.FZ$62];[.$D23];[.$E23];[.$C23])" office:value-type="string" office:string-value="" calcext:value-type="error">
            <text:p>#NOM ?</text:p>
          </table:table-cell>
          <table:table-cell table:style-name="ce37" table:formula="of:=sumiterationactivitypeople([$Planning.GA$2:.GA$62];[.$D23];[.$E23];[.$C23])" office:value-type="string" office:string-value="" calcext:value-type="error">
            <text:p>#NOM ?</text:p>
          </table:table-cell>
          <table:table-cell table:style-name="ce37" table:formula="of:=sumiterationactivitypeople([$Planning.GB$2:.GB$62];[.$D23];[.$E23];[.$C23])" office:value-type="string" office:string-value="" calcext:value-type="error">
            <text:p>#NOM ?</text:p>
          </table:table-cell>
          <table:table-cell table:style-name="ce37" table:number-columns-repeated="2"/>
          <table:table-cell table:style-name="ce37" table:formula="of:=sumiterationactivitypeople([$Planning.GE$2:.GE$62];[.$D23];[.$E23];[.$C23])" office:value-type="string" office:string-value="" calcext:value-type="error">
            <text:p>#NOM ?</text:p>
          </table:table-cell>
          <table:table-cell table:style-name="ce37" table:formula="of:=sumiterationactivitypeople([$Planning.GF$2:.GF$62];[.$D23];[.$E23];[.$C23])" office:value-type="string" office:string-value="" calcext:value-type="error">
            <text:p>#NOM ?</text:p>
          </table:table-cell>
          <table:table-cell table:style-name="ce37" table:formula="of:=sumiterationactivitypeople([$Planning.GG$2:.GG$62];[.$D23];[.$E23];[.$C23])" office:value-type="string" office:string-value="" calcext:value-type="error">
            <text:p>#NOM ?</text:p>
          </table:table-cell>
          <table:table-cell table:style-name="ce37" table:formula="of:=sumiterationactivitypeople([$Planning.GH$2:.GH$62];[.$D23];[.$E23];[.$C23])" office:value-type="string" office:string-value="" calcext:value-type="error">
            <text:p>#NOM ?</text:p>
          </table:table-cell>
          <table:table-cell table:style-name="ce37" table:formula="of:=sumiterationactivitypeople([$Planning.GI$2:.GI$62];[.$D23];[.$E23];[.$C23])" office:value-type="string" office:string-value="" calcext:value-type="error">
            <text:p>#NOM ?</text:p>
          </table:table-cell>
          <table:table-cell table:style-name="ce37"/>
          <table:table-cell table:style-name="ce67"/>
          <table:table-cell table:style-name="ce37" table:formula="of:=SUM([.F23:.EV23])" office:value-type="string" office:string-value="" calcext:value-type="error">
            <text:p>#NOM ?</text:p>
          </table:table-cell>
          <table:table-cell table:style-name="ce37" table:formula="of:=SUM([.EV23:.GJ23])" office:value-type="string" office:string-value="" calcext:value-type="error">
            <text:p>#NOM ?</text:p>
          </table:table-cell>
          <table:table-cell table:style-name="ce37" table:formula="of:=SUM([.GM23:.GN23])" office:value-type="string" office:string-value="" calcext:value-type="error">
            <text:p>#NOM ?</text:p>
          </table:table-cell>
          <table:table-cell table:style-name="ce37" table:number-columns-repeated="827"/>
        </table:table-row>
        <table:table-row table:style-name="ro9">
          <table:table-cell table:style-name="ce37" table:formula="of:=[$Planner.A36]" office:value-type="float" office:value="0" calcext:value-type="float">
            <text:p>0</text:p>
          </table:table-cell>
          <table:table-cell table:style-name="ce37" table:formula="of:=SUM([.F24:.GJ24])" office:value-type="string" office:string-value="" calcext:value-type="error">
            <text:p>#NOM ?</text:p>
          </table:table-cell>
          <table:table-cell table:number-columns-repeated="2" table:style-name="ce38" office:value-type="string" calcext:value-type="string">
            <text:p>**</text:p>
          </table:table-cell>
          <table:table-cell table:style-name="ce85" office:value-type="string" calcext:value-type="string">
            <text:p>pi</text:p>
          </table:table-cell>
          <table:table-cell table:style-name="ce37" table:formula="of:=sumiterationactivitypeople([$Planning.E$2:.E$62];[.$D24];[.$E24];[.$C24])" office:value-type="string" office:string-value="" calcext:value-type="error">
            <text:p>#NOM ?</text:p>
          </table:table-cell>
          <table:table-cell table:style-name="ce37" table:formula="of:=sumiterationactivitypeople([$Planning.F$2:.F$62];[.$D24];[.$E24];[.$C24])" office:value-type="string" office:string-value="" calcext:value-type="error">
            <text:p>#NOM ?</text:p>
          </table:table-cell>
          <table:table-cell table:style-name="ce37" table:formula="of:=sumiterationactivitypeople([$Planning.G$2:.G$62];[.$D24];[.$E24];[.$C24])" office:value-type="string" office:string-value="" calcext:value-type="error">
            <text:p>#NOM ?</text:p>
          </table:table-cell>
          <table:table-cell table:style-name="ce37" table:formula="of:=sumiterationactivitypeople([$Planning.H$2:.H$62];[.$D24];[.$E24];[.$C24])" office:value-type="string" office:string-value="" calcext:value-type="error">
            <text:p>#NOM ?</text:p>
          </table:table-cell>
          <table:table-cell table:style-name="ce37" table:formula="of:=sumiterationactivitypeople([$Planning.I$2:.I$62];[.$D24];[.$E24];[.$C24])" office:value-type="string" office:string-value="" calcext:value-type="error">
            <text:p>#NOM ?</text:p>
          </table:table-cell>
          <table:table-cell table:style-name="ce37" table:number-columns-repeated="2"/>
          <table:table-cell table:style-name="ce37" table:formula="of:=sumiterationactivitypeople([$Planning.L$2:.L$62];[.$D24];[.$E24];[.$C24])" office:value-type="string" office:string-value="" calcext:value-type="error">
            <text:p>#NOM ?</text:p>
          </table:table-cell>
          <table:table-cell table:style-name="ce37" table:formula="of:=sumiterationactivitypeople([$Planning.M$2:.M$62];[.$D24];[.$E24];[.$C24])" office:value-type="string" office:string-value="" calcext:value-type="error">
            <text:p>#NOM ?</text:p>
          </table:table-cell>
          <table:table-cell table:style-name="ce37" table:formula="of:=sumiterationactivitypeople([$Planning.N$2:.N$62];[.$D24];[.$E24];[.$C24])" office:value-type="string" office:string-value="" calcext:value-type="error">
            <text:p>#NOM ?</text:p>
          </table:table-cell>
          <table:table-cell table:style-name="ce37" table:formula="of:=sumiterationactivitypeople([$Planning.O$2:.O$62];[.$D24];[.$E24];[.$C24])" office:value-type="string" office:string-value="" calcext:value-type="error">
            <text:p>#NOM ?</text:p>
          </table:table-cell>
          <table:table-cell table:style-name="ce37" table:formula="of:=sumiterationactivitypeople([$Planning.P$2:.P$62];[.$D24];[.$E24];[.$C24])" office:value-type="string" office:string-value="" calcext:value-type="error">
            <text:p>#NOM ?</text:p>
          </table:table-cell>
          <table:table-cell table:style-name="ce37" table:number-columns-repeated="2"/>
          <table:table-cell table:style-name="ce37" table:formula="of:=sumiterationactivitypeople([$Planning.S$2:.S$62];[.$D24];[.$E24];[.$C24])" office:value-type="string" office:string-value="" calcext:value-type="error">
            <text:p>#NOM ?</text:p>
          </table:table-cell>
          <table:table-cell table:style-name="ce37" table:formula="of:=sumiterationactivitypeople([$Planning.T$2:.T$62];[.$D24];[.$E24];[.$C24])" office:value-type="string" office:string-value="" calcext:value-type="error">
            <text:p>#NOM ?</text:p>
          </table:table-cell>
          <table:table-cell table:style-name="ce37" table:formula="of:=sumiterationactivitypeople([$Planning.U$2:.U$62];[.$D24];[.$E24];[.$C24])" office:value-type="string" office:string-value="" calcext:value-type="error">
            <text:p>#NOM ?</text:p>
          </table:table-cell>
          <table:table-cell table:style-name="ce37" table:formula="of:=sumiterationactivitypeople([$Planning.V$2:.V$62];[.$D24];[.$E24];[.$C24])" office:value-type="string" office:string-value="" calcext:value-type="error">
            <text:p>#NOM ?</text:p>
          </table:table-cell>
          <table:table-cell table:style-name="ce37" table:formula="of:=sumiterationactivitypeople([$Planning.W$2:.W$62];[.$D24];[.$E24];[.$C24])" office:value-type="string" office:string-value="" calcext:value-type="error">
            <text:p>#NOM ?</text:p>
          </table:table-cell>
          <table:table-cell table:style-name="ce37" table:number-columns-repeated="2"/>
          <table:table-cell table:style-name="ce37" table:formula="of:=sumiterationactivitypeople([$Planning.Z$2:.Z$62];[.$D24];[.$E24];[.$C24])" office:value-type="string" office:string-value="" calcext:value-type="error">
            <text:p>#NOM ?</text:p>
          </table:table-cell>
          <table:table-cell table:style-name="ce37" table:formula="of:=sumiterationactivitypeople([$Planning.AA$2:.AA$62];[.$D24];[.$E24];[.$C24])" office:value-type="string" office:string-value="" calcext:value-type="error">
            <text:p>#NOM ?</text:p>
          </table:table-cell>
          <table:table-cell table:style-name="ce37" table:formula="of:=sumiterationactivitypeople([$Planning.AB$2:.AB$62];[.$D24];[.$E24];[.$C24])" office:value-type="string" office:string-value="" calcext:value-type="error">
            <text:p>#NOM ?</text:p>
          </table:table-cell>
          <table:table-cell table:style-name="ce37" table:formula="of:=sumiterationactivitypeople([$Planning.AC$2:.AC$62];[.$D24];[.$E24];[.$C24])" office:value-type="string" office:string-value="" calcext:value-type="error">
            <text:p>#NOM ?</text:p>
          </table:table-cell>
          <table:table-cell table:style-name="ce37" table:formula="of:=sumiterationactivitypeople([$Planning.AD$2:.AD$62];[.$D24];[.$E24];[.$C24])" office:value-type="string" office:string-value="" calcext:value-type="error">
            <text:p>#NOM ?</text:p>
          </table:table-cell>
          <table:table-cell table:style-name="ce37" table:number-columns-repeated="2"/>
          <table:table-cell table:style-name="ce37" table:formula="of:=sumiterationactivitypeople([$Planning.AG$2:.AG$62];[.$D24];[.$E24];[.$C24])" office:value-type="string" office:string-value="" calcext:value-type="error">
            <text:p>#NOM ?</text:p>
          </table:table-cell>
          <table:table-cell table:style-name="ce37" table:formula="of:=sumiterationactivitypeople([$Planning.AH$2:.AH$62];[.$D24];[.$E24];[.$C24])" office:value-type="string" office:string-value="" calcext:value-type="error">
            <text:p>#NOM ?</text:p>
          </table:table-cell>
          <table:table-cell table:style-name="ce37" table:formula="of:=sumiterationactivitypeople([$Planning.AI$2:.AI$62];[.$D24];[.$E24];[.$C24])" office:value-type="string" office:string-value="" calcext:value-type="error">
            <text:p>#NOM ?</text:p>
          </table:table-cell>
          <table:table-cell table:style-name="ce37" table:formula="of:=sumiterationactivitypeople([$Planning.AJ$2:.AJ$62];[.$D24];[.$E24];[.$C24])" office:value-type="string" office:string-value="" calcext:value-type="error">
            <text:p>#NOM ?</text:p>
          </table:table-cell>
          <table:table-cell table:style-name="ce37" table:formula="of:=sumiterationactivitypeople([$Planning.AK$2:.AK$62];[.$D24];[.$E24];[.$C24])" office:value-type="string" office:string-value="" calcext:value-type="error">
            <text:p>#NOM ?</text:p>
          </table:table-cell>
          <table:table-cell table:style-name="ce37" table:number-columns-repeated="2"/>
          <table:table-cell table:style-name="ce37" table:formula="of:=sumiterationactivitypeople([$Planning.AN$2:.AN$62];[.$D24];[.$E24];[.$C24])" office:value-type="string" office:string-value="" calcext:value-type="error">
            <text:p>#NOM ?</text:p>
          </table:table-cell>
          <table:table-cell table:style-name="ce37" table:formula="of:=sumiterationactivitypeople([$Planning.AO$2:.AO$62];[.$D24];[.$E24];[.$C24])" office:value-type="string" office:string-value="" calcext:value-type="error">
            <text:p>#NOM ?</text:p>
          </table:table-cell>
          <table:table-cell table:style-name="ce37" table:formula="of:=sumiterationactivitypeople([$Planning.AP$2:.AP$62];[.$D24];[.$E24];[.$C24])" office:value-type="string" office:string-value="" calcext:value-type="error">
            <text:p>#NOM ?</text:p>
          </table:table-cell>
          <table:table-cell table:style-name="ce37" table:formula="of:=sumiterationactivitypeople([$Planning.AQ$2:.AQ$62];[.$D24];[.$E24];[.$C24])" office:value-type="string" office:string-value="" calcext:value-type="error">
            <text:p>#NOM ?</text:p>
          </table:table-cell>
          <table:table-cell table:style-name="ce37" table:formula="of:=sumiterationactivitypeople([$Planning.AR$2:.AR$62];[.$D24];[.$E24];[.$C24])" office:value-type="string" office:string-value="" calcext:value-type="error">
            <text:p>#NOM ?</text:p>
          </table:table-cell>
          <table:table-cell table:style-name="ce37" table:number-columns-repeated="2"/>
          <table:table-cell table:style-name="ce37" table:formula="of:=sumiterationactivitypeople([$Planning.AU$2:.AU$62];[.$D24];[.$E24];[.$C24])" office:value-type="string" office:string-value="" calcext:value-type="error">
            <text:p>#NOM ?</text:p>
          </table:table-cell>
          <table:table-cell table:style-name="ce37" table:formula="of:=sumiterationactivitypeople([$Planning.AV$2:.AV$62];[.$D24];[.$E24];[.$C24])" office:value-type="string" office:string-value="" calcext:value-type="error">
            <text:p>#NOM ?</text:p>
          </table:table-cell>
          <table:table-cell table:style-name="ce37" table:formula="of:=sumiterationactivitypeople([$Planning.AW$2:.AW$62];[.$D24];[.$E24];[.$C24])" office:value-type="string" office:string-value="" calcext:value-type="error">
            <text:p>#NOM ?</text:p>
          </table:table-cell>
          <table:table-cell table:style-name="ce37" table:formula="of:=sumiterationactivitypeople([$Planning.AX$2:.AX$62];[.$D24];[.$E24];[.$C24])" office:value-type="string" office:string-value="" calcext:value-type="error">
            <text:p>#NOM ?</text:p>
          </table:table-cell>
          <table:table-cell table:style-name="ce37" table:formula="of:=sumiterationactivitypeople([$Planning.AY$2:.AY$62];[.$D24];[.$E24];[.$C24])" office:value-type="string" office:string-value="" calcext:value-type="error">
            <text:p>#NOM ?</text:p>
          </table:table-cell>
          <table:table-cell table:style-name="ce37" table:number-columns-repeated="2"/>
          <table:table-cell table:style-name="ce37" table:formula="of:=sumiterationactivitypeople([$Planning.BB$2:.BB$62];[.$D24];[.$E24];[.$C24])" office:value-type="string" office:string-value="" calcext:value-type="error">
            <text:p>#NOM ?</text:p>
          </table:table-cell>
          <table:table-cell table:style-name="ce37" table:formula="of:=sumiterationactivitypeople([$Planning.BC$2:.BC$62];[.$D24];[.$E24];[.$C24])" office:value-type="string" office:string-value="" calcext:value-type="error">
            <text:p>#NOM ?</text:p>
          </table:table-cell>
          <table:table-cell table:style-name="ce37" table:formula="of:=sumiterationactivitypeople([$Planning.BD$2:.BD$62];[.$D24];[.$E24];[.$C24])" office:value-type="string" office:string-value="" calcext:value-type="error">
            <text:p>#NOM ?</text:p>
          </table:table-cell>
          <table:table-cell table:style-name="ce37" table:number-columns-repeated="4"/>
          <table:table-cell table:style-name="ce37" table:formula="of:=sumiterationactivitypeople([$Planning.BI$2:.BI$62];[.$D24];[.$E24];[.$C24])" office:value-type="string" office:string-value="" calcext:value-type="error">
            <text:p>#NOM ?</text:p>
          </table:table-cell>
          <table:table-cell table:style-name="ce37" table:formula="of:=sumiterationactivitypeople([$Planning.BJ$2:.BJ$62];[.$D24];[.$E24];[.$C24])" office:value-type="string" office:string-value="" calcext:value-type="error">
            <text:p>#NOM ?</text:p>
          </table:table-cell>
          <table:table-cell table:style-name="ce37" table:formula="of:=sumiterationactivitypeople([$Planning.BK$2:.BK$62];[.$D24];[.$E24];[.$C24])" office:value-type="string" office:string-value="" calcext:value-type="error">
            <text:p>#NOM ?</text:p>
          </table:table-cell>
          <table:table-cell table:style-name="ce37" table:formula="of:=sumiterationactivitypeople([$Planning.BL$2:.BL$62];[.$D24];[.$E24];[.$C24])" office:value-type="string" office:string-value="" calcext:value-type="error">
            <text:p>#NOM ?</text:p>
          </table:table-cell>
          <table:table-cell table:style-name="ce37" table:formula="of:=sumiterationactivitypeople([$Planning.BM$2:.BM$62];[.$D24];[.$E24];[.$C24])" office:value-type="string" office:string-value="" calcext:value-type="error">
            <text:p>#NOM ?</text:p>
          </table:table-cell>
          <table:table-cell table:style-name="ce37" table:number-columns-repeated="2"/>
          <table:table-cell table:style-name="ce37" table:formula="of:=sumiterationactivitypeople([$Planning.BP$2:.BP$62];[.$D24];[.$E24];[.$C24])" office:value-type="string" office:string-value="" calcext:value-type="error">
            <text:p>#NOM ?</text:p>
          </table:table-cell>
          <table:table-cell table:style-name="ce37" table:formula="of:=sumiterationactivitypeople([$Planning.BQ$2:.BQ$62];[.$D24];[.$E24];[.$C24])" office:value-type="string" office:string-value="" calcext:value-type="error">
            <text:p>#NOM ?</text:p>
          </table:table-cell>
          <table:table-cell table:style-name="ce37" table:formula="of:=sumiterationactivitypeople([$Planning.BR$2:.BR$62];[.$D24];[.$E24];[.$C24])" office:value-type="string" office:string-value="" calcext:value-type="error">
            <text:p>#NOM ?</text:p>
          </table:table-cell>
          <table:table-cell table:style-name="ce37" table:formula="of:=sumiterationactivitypeople([$Planning.BS$2:.BS$62];[.$D24];[.$E24];[.$C24])" office:value-type="string" office:string-value="" calcext:value-type="error">
            <text:p>#NOM ?</text:p>
          </table:table-cell>
          <table:table-cell table:style-name="ce37" table:formula="of:=sumiterationactivitypeople([$Planning.BT$2:.BT$62];[.$D24];[.$E24];[.$C24])" office:value-type="string" office:string-value="" calcext:value-type="error">
            <text:p>#NOM ?</text:p>
          </table:table-cell>
          <table:table-cell table:style-name="ce37" table:number-columns-repeated="2"/>
          <table:table-cell table:style-name="ce37" table:formula="of:=sumiterationactivitypeople([$Planning.BW$2:.BW$62];[.$D24];[.$E24];[.$C24])" office:value-type="string" office:string-value="" calcext:value-type="error">
            <text:p>#NOM ?</text:p>
          </table:table-cell>
          <table:table-cell table:style-name="ce37" table:formula="of:=sumiterationactivitypeople([$Planning.BX$2:.BX$62];[.$D24];[.$E24];[.$C24])" office:value-type="string" office:string-value="" calcext:value-type="error">
            <text:p>#NOM ?</text:p>
          </table:table-cell>
          <table:table-cell table:style-name="ce37" table:formula="of:=sumiterationactivitypeople([$Planning.BY$2:.BY$62];[.$D24];[.$E24];[.$C24])" office:value-type="string" office:string-value="" calcext:value-type="error">
            <text:p>#NOM ?</text:p>
          </table:table-cell>
          <table:table-cell table:style-name="ce37" table:formula="of:=sumiterationactivitypeople([$Planning.BZ$2:.BZ$62];[.$D24];[.$E24];[.$C24])" office:value-type="string" office:string-value="" calcext:value-type="error">
            <text:p>#NOM ?</text:p>
          </table:table-cell>
          <table:table-cell table:style-name="ce37" table:formula="of:=sumiterationactivitypeople([$Planning.CA$2:.CA$62];[.$D24];[.$E24];[.$C24])" office:value-type="string" office:string-value="" calcext:value-type="error">
            <text:p>#NOM ?</text:p>
          </table:table-cell>
          <table:table-cell table:style-name="ce37" table:number-columns-repeated="2"/>
          <table:table-cell table:style-name="ce37" table:formula="of:=sumiterationactivitypeople([$Planning.CD$2:.CD$62];[.$D24];[.$E24];[.$C24])" office:value-type="string" office:string-value="" calcext:value-type="error">
            <text:p>#NOM ?</text:p>
          </table:table-cell>
          <table:table-cell table:style-name="ce37" table:formula="of:=sumiterationactivitypeople([$Planning.CE$2:.CE$62];[.$D24];[.$E24];[.$C24])" office:value-type="string" office:string-value="" calcext:value-type="error">
            <text:p>#NOM ?</text:p>
          </table:table-cell>
          <table:table-cell table:style-name="ce37" table:formula="of:=sumiterationactivitypeople([$Planning.CF$2:.CF$62];[.$D24];[.$E24];[.$C24])" office:value-type="string" office:string-value="" calcext:value-type="error">
            <text:p>#NOM ?</text:p>
          </table:table-cell>
          <table:table-cell table:style-name="ce37" table:formula="of:=sumiterationactivitypeople([$Planning.CG$2:.CG$62];[.$D24];[.$E24];[.$C24])" office:value-type="string" office:string-value="" calcext:value-type="error">
            <text:p>#NOM ?</text:p>
          </table:table-cell>
          <table:table-cell table:style-name="ce37" table:formula="of:=sumiterationactivitypeople([$Planning.CH$2:.CH$62];[.$D24];[.$E24];[.$C24])" office:value-type="string" office:string-value="" calcext:value-type="error">
            <text:p>#NOM ?</text:p>
          </table:table-cell>
          <table:table-cell table:style-name="ce37" table:number-columns-repeated="2"/>
          <table:table-cell table:style-name="ce37" table:formula="of:=sumiterationactivitypeople([$Planning.CK$2:.CK$62];[.$D24];[.$E24];[.$C24])" office:value-type="string" office:string-value="" calcext:value-type="error">
            <text:p>#NOM ?</text:p>
          </table:table-cell>
          <table:table-cell table:style-name="ce37" table:formula="of:=sumiterationactivitypeople([$Planning.CL$2:.CL$62];[.$D24];[.$E24];[.$C24])" office:value-type="string" office:string-value="" calcext:value-type="error">
            <text:p>#NOM ?</text:p>
          </table:table-cell>
          <table:table-cell table:style-name="ce37" table:formula="of:=sumiterationactivitypeople([$Planning.CM$2:.CM$62];[.$D24];[.$E24];[.$C24])" office:value-type="string" office:string-value="" calcext:value-type="error">
            <text:p>#NOM ?</text:p>
          </table:table-cell>
          <table:table-cell table:style-name="ce37" table:formula="of:=sumiterationactivitypeople([$Planning.CN$2:.CN$62];[.$D24];[.$E24];[.$C24])" office:value-type="string" office:string-value="" calcext:value-type="error">
            <text:p>#NOM ?</text:p>
          </table:table-cell>
          <table:table-cell table:style-name="ce37" table:formula="of:=sumiterationactivitypeople([$Planning.CO$2:.CO$62];[.$D24];[.$E24];[.$C24])" office:value-type="string" office:string-value="" calcext:value-type="error">
            <text:p>#NOM ?</text:p>
          </table:table-cell>
          <table:table-cell table:style-name="ce37" table:number-columns-repeated="2"/>
          <table:table-cell table:style-name="ce37" table:formula="of:=sumiterationactivitypeople([$Planning.CR$2:.CR$62];[.$D24];[.$E24];[.$C24])" office:value-type="string" office:string-value="" calcext:value-type="error">
            <text:p>#NOM ?</text:p>
          </table:table-cell>
          <table:table-cell table:style-name="ce37" table:formula="of:=sumiterationactivitypeople([$Planning.CS$2:.CS$62];[.$D24];[.$E24];[.$C24])" office:value-type="string" office:string-value="" calcext:value-type="error">
            <text:p>#NOM ?</text:p>
          </table:table-cell>
          <table:table-cell table:style-name="ce37" table:formula="of:=sumiterationactivitypeople([$Planning.CT$2:.CT$62];[.$D24];[.$E24];[.$C24])" office:value-type="string" office:string-value="" calcext:value-type="error">
            <text:p>#NOM ?</text:p>
          </table:table-cell>
          <table:table-cell table:style-name="ce37" table:formula="of:=sumiterationactivitypeople([$Planning.CU$2:.CU$62];[.$D24];[.$E24];[.$C24])" office:value-type="string" office:string-value="" calcext:value-type="error">
            <text:p>#NOM ?</text:p>
          </table:table-cell>
          <table:table-cell table:style-name="ce37" table:formula="of:=sumiterationactivitypeople([$Planning.CV$2:.CV$62];[.$D24];[.$E24];[.$C24])" office:value-type="string" office:string-value="" calcext:value-type="error">
            <text:p>#NOM ?</text:p>
          </table:table-cell>
          <table:table-cell table:style-name="ce37" table:number-columns-repeated="2"/>
          <table:table-cell table:style-name="ce37" table:formula="of:=sumiterationactivitypeople([$Planning.CY$2:.CY$62];[.$D24];[.$E24];[.$C24])" office:value-type="string" office:string-value="" calcext:value-type="error">
            <text:p>#NOM ?</text:p>
          </table:table-cell>
          <table:table-cell table:style-name="ce37" table:formula="of:=sumiterationactivitypeople([$Planning.CZ$2:.CZ$62];[.$D24];[.$E24];[.$C24])" office:value-type="string" office:string-value="" calcext:value-type="error">
            <text:p>#NOM ?</text:p>
          </table:table-cell>
          <table:table-cell table:style-name="ce37" table:formula="of:=sumiterationactivitypeople([$Planning.DA$2:.DA$62];[.$D24];[.$E24];[.$C24])" office:value-type="string" office:string-value="" calcext:value-type="error">
            <text:p>#NOM ?</text:p>
          </table:table-cell>
          <table:table-cell table:style-name="ce37" table:formula="of:=sumiterationactivitypeople([$Planning.DB$2:.DB$62];[.$D24];[.$E24];[.$C24])" office:value-type="string" office:string-value="" calcext:value-type="error">
            <text:p>#NOM ?</text:p>
          </table:table-cell>
          <table:table-cell table:style-name="ce37" table:formula="of:=sumiterationactivitypeople([$Planning.DC$2:.DC$62];[.$D24];[.$E24];[.$C24])" office:value-type="string" office:string-value="" calcext:value-type="error">
            <text:p>#NOM ?</text:p>
          </table:table-cell>
          <table:table-cell table:style-name="ce37" table:number-columns-repeated="4"/>
          <table:table-cell table:style-name="ce37" table:formula="of:=sumiterationactivitypeople([$Planning.DH$2:.DH$62];[.$D24];[.$E24];[.$C24])" office:value-type="string" office:string-value="" calcext:value-type="error">
            <text:p>#NOM ?</text:p>
          </table:table-cell>
          <table:table-cell table:style-name="ce37" table:formula="of:=sumiterationactivitypeople([$Planning.DI$2:.DI$62];[.$D24];[.$E24];[.$C24])" office:value-type="string" office:string-value="" calcext:value-type="error">
            <text:p>#NOM ?</text:p>
          </table:table-cell>
          <table:table-cell table:style-name="ce37" table:formula="of:=sumiterationactivitypeople([$Planning.DJ$2:.DJ$62];[.$D24];[.$E24];[.$C24])" office:value-type="string" office:string-value="" calcext:value-type="error">
            <text:p>#NOM ?</text:p>
          </table:table-cell>
          <table:table-cell table:style-name="ce37" table:number-columns-repeated="4"/>
          <table:table-cell table:style-name="ce37" table:formula="of:=sumiterationactivitypeople([$Planning.DO$2:.DO$62];[.$D24];[.$E24];[.$C24])" office:value-type="string" office:string-value="" calcext:value-type="error">
            <text:p>#NOM ?</text:p>
          </table:table-cell>
          <table:table-cell table:style-name="ce37" table:formula="of:=sumiterationactivitypeople([$Planning.DP$2:.DP$62];[.$D24];[.$E24];[.$C24])" office:value-type="string" office:string-value="" calcext:value-type="error">
            <text:p>#NOM ?</text:p>
          </table:table-cell>
          <table:table-cell table:style-name="ce37" table:formula="of:=sumiterationactivitypeople([$Planning.DQ$2:.DQ$62];[.$D24];[.$E24];[.$C24])" office:value-type="string" office:string-value="" calcext:value-type="error">
            <text:p>#NOM ?</text:p>
          </table:table-cell>
          <table:table-cell table:style-name="ce37" table:number-columns-repeated="2"/>
          <table:table-cell table:style-name="ce37" table:formula="of:=sumiterationactivitypeople([$Planning.DT$2:.DT$62];[.$D24];[.$E24];[.$C24])" office:value-type="string" office:string-value="" calcext:value-type="error">
            <text:p>#NOM ?</text:p>
          </table:table-cell>
          <table:table-cell table:style-name="ce37" table:formula="of:=sumiterationactivitypeople([$Planning.DU$2:.DU$62];[.$D24];[.$E24];[.$C24])" office:value-type="string" office:string-value="" calcext:value-type="error">
            <text:p>#NOM ?</text:p>
          </table:table-cell>
          <table:table-cell table:style-name="ce37" table:formula="of:=sumiterationactivitypeople([$Planning.DV$2:.DV$62];[.$D24];[.$E24];[.$C24])" office:value-type="string" office:string-value="" calcext:value-type="error">
            <text:p>#NOM ?</text:p>
          </table:table-cell>
          <table:table-cell table:style-name="ce37" table:formula="of:=sumiterationactivitypeople([$Planning.DW$2:.DW$62];[.$D24];[.$E24];[.$C24])" office:value-type="string" office:string-value="" calcext:value-type="error">
            <text:p>#NOM ?</text:p>
          </table:table-cell>
          <table:table-cell table:style-name="ce37" table:formula="of:=sumiterationactivitypeople([$Planning.DX$2:.DX$62];[.$D24];[.$E24];[.$C24])" office:value-type="string" office:string-value="" calcext:value-type="error">
            <text:p>#NOM ?</text:p>
          </table:table-cell>
          <table:table-cell table:style-name="ce37" table:number-columns-repeated="2"/>
          <table:table-cell table:style-name="ce37" table:formula="of:=sumiterationactivitypeople([$Planning.EA$2:.EA$62];[.$D24];[.$E24];[.$C24])" office:value-type="string" office:string-value="" calcext:value-type="error">
            <text:p>#NOM ?</text:p>
          </table:table-cell>
          <table:table-cell table:style-name="ce37" table:formula="of:=sumiterationactivitypeople([$Planning.EB$2:.EB$62];[.$D24];[.$E24];[.$C24])" office:value-type="string" office:string-value="" calcext:value-type="error">
            <text:p>#NOM ?</text:p>
          </table:table-cell>
          <table:table-cell table:style-name="ce37" table:formula="of:=sumiterationactivitypeople([$Planning.EC$2:.EC$62];[.$D24];[.$E24];[.$C24])" office:value-type="string" office:string-value="" calcext:value-type="error">
            <text:p>#NOM ?</text:p>
          </table:table-cell>
          <table:table-cell table:style-name="ce37" table:formula="of:=sumiterationactivitypeople([$Planning.ED$2:.ED$62];[.$D24];[.$E24];[.$C24])" office:value-type="string" office:string-value="" calcext:value-type="error">
            <text:p>#NOM ?</text:p>
          </table:table-cell>
          <table:table-cell table:style-name="ce37" table:formula="of:=sumiterationactivitypeople([$Planning.EE$2:.EE$62];[.$D24];[.$E24];[.$C24])" office:value-type="string" office:string-value="" calcext:value-type="error">
            <text:p>#NOM ?</text:p>
          </table:table-cell>
          <table:table-cell table:style-name="ce37" table:number-columns-repeated="2"/>
          <table:table-cell table:style-name="ce37" table:formula="of:=sumiterationactivitypeople([$Planning.EH$2:.EH$62];[.$D24];[.$E24];[.$C24])" office:value-type="string" office:string-value="" calcext:value-type="error">
            <text:p>#NOM ?</text:p>
          </table:table-cell>
          <table:table-cell table:style-name="ce37" table:formula="of:=sumiterationactivitypeople([$Planning.EI$2:.EI$62];[.$D24];[.$E24];[.$C24])" office:value-type="string" office:string-value="" calcext:value-type="error">
            <text:p>#NOM ?</text:p>
          </table:table-cell>
          <table:table-cell table:style-name="ce37" table:formula="of:=sumiterationactivitypeople([$Planning.EJ$2:.EJ$62];[.$D24];[.$E24];[.$C24])" office:value-type="string" office:string-value="" calcext:value-type="error">
            <text:p>#NOM ?</text:p>
          </table:table-cell>
          <table:table-cell table:style-name="ce37" table:formula="of:=sumiterationactivitypeople([$Planning.EK$2:.EK$62];[.$D24];[.$E24];[.$C24])" office:value-type="string" office:string-value="" calcext:value-type="error">
            <text:p>#NOM ?</text:p>
          </table:table-cell>
          <table:table-cell table:style-name="ce37" table:formula="of:=sumiterationactivitypeople([$Planning.EL$2:.EL$62];[.$D24];[.$E24];[.$C24])" office:value-type="string" office:string-value="" calcext:value-type="error">
            <text:p>#NOM ?</text:p>
          </table:table-cell>
          <table:table-cell table:style-name="ce37" table:number-columns-repeated="2"/>
          <table:table-cell table:style-name="ce37" table:formula="of:=sumiterationactivitypeople([$Planning.EO$2:.EO$62];[.$D24];[.$E24];[.$C24])" office:value-type="string" office:string-value="" calcext:value-type="error">
            <text:p>#NOM ?</text:p>
          </table:table-cell>
          <table:table-cell table:style-name="ce37" table:formula="of:=sumiterationactivitypeople([$Planning.EP$2:.EP$62];[.$D24];[.$E24];[.$C24])" office:value-type="string" office:string-value="" calcext:value-type="error">
            <text:p>#NOM ?</text:p>
          </table:table-cell>
          <table:table-cell table:style-name="ce37" table:formula="of:=sumiterationactivitypeople([$Planning.EQ$2:.EQ$62];[.$D24];[.$E24];[.$C24])" office:value-type="string" office:string-value="" calcext:value-type="error">
            <text:p>#NOM ?</text:p>
          </table:table-cell>
          <table:table-cell table:style-name="ce37" table:formula="of:=sumiterationactivitypeople([$Planning.ER$2:.ER$62];[.$D24];[.$E24];[.$C24])" office:value-type="string" office:string-value="" calcext:value-type="error">
            <text:p>#NOM ?</text:p>
          </table:table-cell>
          <table:table-cell table:style-name="ce37" table:formula="of:=sumiterationactivitypeople([$Planning.ES$2:.ES$62];[.$D24];[.$E24];[.$C24])" office:value-type="string" office:string-value="" calcext:value-type="error">
            <text:p>#NOM ?</text:p>
          </table:table-cell>
          <table:table-cell table:style-name="ce37" table:number-columns-repeated="2"/>
          <table:table-cell table:style-name="ce37" table:formula="of:=sumiterationactivitypeople([$Planning.EV$2:.EV$62];[.$D24];[.$E24];[.$C24])" office:value-type="string" office:string-value="" calcext:value-type="error">
            <text:p>#NOM ?</text:p>
          </table:table-cell>
          <table:table-cell table:style-name="ce37" table:formula="of:=sumiterationactivitypeople([$Planning.EW$2:.EW$62];[.$D24];[.$E24];[.$C24])" office:value-type="string" office:string-value="" calcext:value-type="error">
            <text:p>#NOM ?</text:p>
          </table:table-cell>
          <table:table-cell table:style-name="ce37" table:formula="of:=sumiterationactivitypeople([$Planning.EX$2:.EX$62];[.$D24];[.$E24];[.$C24])" office:value-type="string" office:string-value="" calcext:value-type="error">
            <text:p>#NOM ?</text:p>
          </table:table-cell>
          <table:table-cell table:style-name="ce37" table:formula="of:=sumiterationactivitypeople([$Planning.EY$2:.EY$62];[.$D24];[.$E24];[.$C24])" office:value-type="string" office:string-value="" calcext:value-type="error">
            <text:p>#NOM ?</text:p>
          </table:table-cell>
          <table:table-cell table:style-name="ce37" table:formula="of:=sumiterationactivitypeople([$Planning.EZ$2:.EZ$62];[.$D24];[.$E24];[.$C24])" office:value-type="string" office:string-value="" calcext:value-type="error">
            <text:p>#NOM ?</text:p>
          </table:table-cell>
          <table:table-cell table:style-name="ce37" table:number-columns-repeated="2"/>
          <table:table-cell table:style-name="ce37" table:formula="of:=sumiterationactivitypeople([$Planning.FC$2:.FC$62];[.$D24];[.$E24];[.$C24])" office:value-type="string" office:string-value="" calcext:value-type="error">
            <text:p>#NOM ?</text:p>
          </table:table-cell>
          <table:table-cell table:style-name="ce37" table:formula="of:=sumiterationactivitypeople([$Planning.FD$2:.FD$62];[.$D24];[.$E24];[.$C24])" office:value-type="string" office:string-value="" calcext:value-type="error">
            <text:p>#NOM ?</text:p>
          </table:table-cell>
          <table:table-cell table:style-name="ce37" table:formula="of:=sumiterationactivitypeople([$Planning.FE$2:.FE$62];[.$D24];[.$E24];[.$C24])" office:value-type="string" office:string-value="" calcext:value-type="error">
            <text:p>#NOM ?</text:p>
          </table:table-cell>
          <table:table-cell table:style-name="ce37" table:formula="of:=sumiterationactivitypeople([$Planning.FF$2:.FF$62];[.$D24];[.$E24];[.$C24])" office:value-type="string" office:string-value="" calcext:value-type="error">
            <text:p>#NOM ?</text:p>
          </table:table-cell>
          <table:table-cell table:style-name="ce37" table:formula="of:=sumiterationactivitypeople([$Planning.FG$2:.FG$62];[.$D24];[.$E24];[.$C24])" office:value-type="string" office:string-value="" calcext:value-type="error">
            <text:p>#NOM ?</text:p>
          </table:table-cell>
          <table:table-cell table:style-name="ce37" table:number-columns-repeated="2"/>
          <table:table-cell table:style-name="ce37" table:formula="of:=sumiterationactivitypeople([$Planning.FJ$2:.FJ$62];[.$D24];[.$E24];[.$C24])" office:value-type="string" office:string-value="" calcext:value-type="error">
            <text:p>#NOM ?</text:p>
          </table:table-cell>
          <table:table-cell table:style-name="ce37" table:formula="of:=sumiterationactivitypeople([$Planning.FK$2:.FK$62];[.$D24];[.$E24];[.$C24])" office:value-type="string" office:string-value="" calcext:value-type="error">
            <text:p>#NOM ?</text:p>
          </table:table-cell>
          <table:table-cell table:style-name="ce37" table:formula="of:=sumiterationactivitypeople([$Planning.FL$2:.FL$62];[.$D24];[.$E24];[.$C24])" office:value-type="string" office:string-value="" calcext:value-type="error">
            <text:p>#NOM ?</text:p>
          </table:table-cell>
          <table:table-cell table:style-name="ce37" table:formula="of:=sumiterationactivitypeople([$Planning.FM$2:.FM$62];[.$D24];[.$E24];[.$C24])" office:value-type="string" office:string-value="" calcext:value-type="error">
            <text:p>#NOM ?</text:p>
          </table:table-cell>
          <table:table-cell table:style-name="ce37" table:formula="of:=sumiterationactivitypeople([$Planning.FN$2:.FN$62];[.$D24];[.$E24];[.$C24])" office:value-type="string" office:string-value="" calcext:value-type="error">
            <text:p>#NOM ?</text:p>
          </table:table-cell>
          <table:table-cell table:style-name="ce37" table:number-columns-repeated="2"/>
          <table:table-cell table:style-name="ce37" table:formula="of:=sumiterationactivitypeople([$Planning.FQ$2:.FQ$62];[.$D24];[.$E24];[.$C24])" office:value-type="string" office:string-value="" calcext:value-type="error">
            <text:p>#NOM ?</text:p>
          </table:table-cell>
          <table:table-cell table:style-name="ce37" table:formula="of:=sumiterationactivitypeople([$Planning.FR$2:.FR$62];[.$D24];[.$E24];[.$C24])" office:value-type="string" office:string-value="" calcext:value-type="error">
            <text:p>#NOM ?</text:p>
          </table:table-cell>
          <table:table-cell table:style-name="ce37" table:formula="of:=sumiterationactivitypeople([$Planning.FS$2:.FS$62];[.$D24];[.$E24];[.$C24])" office:value-type="string" office:string-value="" calcext:value-type="error">
            <text:p>#NOM ?</text:p>
          </table:table-cell>
          <table:table-cell table:style-name="ce37" table:formula="of:=sumiterationactivitypeople([$Planning.FT$2:.FT$62];[.$D24];[.$E24];[.$C24])" office:value-type="string" office:string-value="" calcext:value-type="error">
            <text:p>#NOM ?</text:p>
          </table:table-cell>
          <table:table-cell table:style-name="ce37" table:formula="of:=sumiterationactivitypeople([$Planning.FU$2:.FU$62];[.$D24];[.$E24];[.$C24])" office:value-type="string" office:string-value="" calcext:value-type="error">
            <text:p>#NOM ?</text:p>
          </table:table-cell>
          <table:table-cell table:style-name="ce37" table:number-columns-repeated="2"/>
          <table:table-cell table:style-name="ce37" table:formula="of:=sumiterationactivitypeople([$Planning.FX$2:.FX$62];[.$D24];[.$E24];[.$C24])" office:value-type="string" office:string-value="" calcext:value-type="error">
            <text:p>#NOM ?</text:p>
          </table:table-cell>
          <table:table-cell table:style-name="ce37" table:formula="of:=sumiterationactivitypeople([$Planning.FY$2:.FY$62];[.$D24];[.$E24];[.$C24])" office:value-type="string" office:string-value="" calcext:value-type="error">
            <text:p>#NOM ?</text:p>
          </table:table-cell>
          <table:table-cell table:style-name="ce37" table:formula="of:=sumiterationactivitypeople([$Planning.FZ$2:.FZ$62];[.$D24];[.$E24];[.$C24])" office:value-type="string" office:string-value="" calcext:value-type="error">
            <text:p>#NOM ?</text:p>
          </table:table-cell>
          <table:table-cell table:style-name="ce37" table:formula="of:=sumiterationactivitypeople([$Planning.GA$2:.GA$62];[.$D24];[.$E24];[.$C24])" office:value-type="string" office:string-value="" calcext:value-type="error">
            <text:p>#NOM ?</text:p>
          </table:table-cell>
          <table:table-cell table:style-name="ce37" table:formula="of:=sumiterationactivitypeople([$Planning.GB$2:.GB$62];[.$D24];[.$E24];[.$C24])" office:value-type="string" office:string-value="" calcext:value-type="error">
            <text:p>#NOM ?</text:p>
          </table:table-cell>
          <table:table-cell table:style-name="ce37" table:number-columns-repeated="2"/>
          <table:table-cell table:style-name="ce37" table:formula="of:=sumiterationactivitypeople([$Planning.GE$2:.GE$62];[.$D24];[.$E24];[.$C24])" office:value-type="string" office:string-value="" calcext:value-type="error">
            <text:p>#NOM ?</text:p>
          </table:table-cell>
          <table:table-cell table:style-name="ce37" table:formula="of:=sumiterationactivitypeople([$Planning.GF$2:.GF$62];[.$D24];[.$E24];[.$C24])" office:value-type="string" office:string-value="" calcext:value-type="error">
            <text:p>#NOM ?</text:p>
          </table:table-cell>
          <table:table-cell table:style-name="ce37" table:formula="of:=sumiterationactivitypeople([$Planning.GG$2:.GG$62];[.$D24];[.$E24];[.$C24])" office:value-type="string" office:string-value="" calcext:value-type="error">
            <text:p>#NOM ?</text:p>
          </table:table-cell>
          <table:table-cell table:style-name="ce37" table:formula="of:=sumiterationactivitypeople([$Planning.GH$2:.GH$62];[.$D24];[.$E24];[.$C24])" office:value-type="string" office:string-value="" calcext:value-type="error">
            <text:p>#NOM ?</text:p>
          </table:table-cell>
          <table:table-cell table:style-name="ce37" table:formula="of:=sumiterationactivitypeople([$Planning.GI$2:.GI$62];[.$D24];[.$E24];[.$C24])" office:value-type="string" office:string-value="" calcext:value-type="error">
            <text:p>#NOM ?</text:p>
          </table:table-cell>
          <table:table-cell table:style-name="ce37"/>
          <table:table-cell table:style-name="ce67"/>
          <table:table-cell table:style-name="ce37" table:formula="of:=SUM([.F24:.EV24])" office:value-type="string" office:string-value="" calcext:value-type="error">
            <text:p>#NOM ?</text:p>
          </table:table-cell>
          <table:table-cell table:style-name="ce37" table:formula="of:=SUM([.EV24:.GJ24])" office:value-type="string" office:string-value="" calcext:value-type="error">
            <text:p>#NOM ?</text:p>
          </table:table-cell>
          <table:table-cell table:style-name="ce37" table:formula="of:=SUM([.GM24:.GN24])" office:value-type="string" office:string-value="" calcext:value-type="error">
            <text:p>#NOM ?</text:p>
          </table:table-cell>
          <table:table-cell table:style-name="ce37" table:number-columns-repeated="827"/>
        </table:table-row>
        <table:table-row table:style-name="ro9">
          <table:table-cell table:style-name="ce37" table:formula="of:=[$Planner.A37]" office:value-type="float" office:value="0" calcext:value-type="float">
            <text:p>0</text:p>
          </table:table-cell>
          <table:table-cell table:style-name="ce37" table:formula="of:=SUM([.F25:.GJ25])" office:value-type="string" office:string-value="" calcext:value-type="error">
            <text:p>#NOM ?</text:p>
          </table:table-cell>
          <table:table-cell table:number-columns-repeated="2" table:style-name="ce38" office:value-type="string" calcext:value-type="string">
            <text:p>**</text:p>
          </table:table-cell>
          <table:table-cell table:style-name="ce165" office:value-type="string" calcext:value-type="string">
            <text:p>ps</text:p>
          </table:table-cell>
          <table:table-cell table:style-name="ce37" table:formula="of:=sumiterationactivitypeople([$Planning.E$2:.E$62];[.$D25];[.$E25];[.$C25])" office:value-type="string" office:string-value="" calcext:value-type="error">
            <text:p>#NOM ?</text:p>
          </table:table-cell>
          <table:table-cell table:style-name="ce37" table:formula="of:=sumiterationactivitypeople([$Planning.F$2:.F$62];[.$D25];[.$E25];[.$C25])" office:value-type="string" office:string-value="" calcext:value-type="error">
            <text:p>#NOM ?</text:p>
          </table:table-cell>
          <table:table-cell table:style-name="ce37" table:formula="of:=sumiterationactivitypeople([$Planning.G$2:.G$62];[.$D25];[.$E25];[.$C25])" office:value-type="string" office:string-value="" calcext:value-type="error">
            <text:p>#NOM ?</text:p>
          </table:table-cell>
          <table:table-cell table:style-name="ce37" table:formula="of:=sumiterationactivitypeople([$Planning.H$2:.H$62];[.$D25];[.$E25];[.$C25])" office:value-type="string" office:string-value="" calcext:value-type="error">
            <text:p>#NOM ?</text:p>
          </table:table-cell>
          <table:table-cell table:style-name="ce37" table:formula="of:=sumiterationactivitypeople([$Planning.I$2:.I$62];[.$D25];[.$E25];[.$C25])" office:value-type="string" office:string-value="" calcext:value-type="error">
            <text:p>#NOM ?</text:p>
          </table:table-cell>
          <table:table-cell table:style-name="ce37" table:number-columns-repeated="2"/>
          <table:table-cell table:style-name="ce37" table:formula="of:=sumiterationactivitypeople([$Planning.L$2:.L$62];[.$D25];[.$E25];[.$C25])" office:value-type="string" office:string-value="" calcext:value-type="error">
            <text:p>#NOM ?</text:p>
          </table:table-cell>
          <table:table-cell table:style-name="ce37" table:formula="of:=sumiterationactivitypeople([$Planning.M$2:.M$62];[.$D25];[.$E25];[.$C25])" office:value-type="string" office:string-value="" calcext:value-type="error">
            <text:p>#NOM ?</text:p>
          </table:table-cell>
          <table:table-cell table:style-name="ce37" table:formula="of:=sumiterationactivitypeople([$Planning.N$2:.N$62];[.$D25];[.$E25];[.$C25])" office:value-type="string" office:string-value="" calcext:value-type="error">
            <text:p>#NOM ?</text:p>
          </table:table-cell>
          <table:table-cell table:style-name="ce37" table:formula="of:=sumiterationactivitypeople([$Planning.O$2:.O$62];[.$D25];[.$E25];[.$C25])" office:value-type="string" office:string-value="" calcext:value-type="error">
            <text:p>#NOM ?</text:p>
          </table:table-cell>
          <table:table-cell table:style-name="ce37" table:formula="of:=sumiterationactivitypeople([$Planning.P$2:.P$62];[.$D25];[.$E25];[.$C25])" office:value-type="string" office:string-value="" calcext:value-type="error">
            <text:p>#NOM ?</text:p>
          </table:table-cell>
          <table:table-cell table:style-name="ce37" table:number-columns-repeated="2"/>
          <table:table-cell table:style-name="ce37" table:formula="of:=sumiterationactivitypeople([$Planning.S$2:.S$62];[.$D25];[.$E25];[.$C25])" office:value-type="string" office:string-value="" calcext:value-type="error">
            <text:p>#NOM ?</text:p>
          </table:table-cell>
          <table:table-cell table:style-name="ce37" table:formula="of:=sumiterationactivitypeople([$Planning.T$2:.T$62];[.$D25];[.$E25];[.$C25])" office:value-type="string" office:string-value="" calcext:value-type="error">
            <text:p>#NOM ?</text:p>
          </table:table-cell>
          <table:table-cell table:style-name="ce37" table:formula="of:=sumiterationactivitypeople([$Planning.U$2:.U$62];[.$D25];[.$E25];[.$C25])" office:value-type="string" office:string-value="" calcext:value-type="error">
            <text:p>#NOM ?</text:p>
          </table:table-cell>
          <table:table-cell table:style-name="ce37" table:formula="of:=sumiterationactivitypeople([$Planning.V$2:.V$62];[.$D25];[.$E25];[.$C25])" office:value-type="string" office:string-value="" calcext:value-type="error">
            <text:p>#NOM ?</text:p>
          </table:table-cell>
          <table:table-cell table:style-name="ce37" table:formula="of:=sumiterationactivitypeople([$Planning.W$2:.W$62];[.$D25];[.$E25];[.$C25])" office:value-type="string" office:string-value="" calcext:value-type="error">
            <text:p>#NOM ?</text:p>
          </table:table-cell>
          <table:table-cell table:style-name="ce37" table:number-columns-repeated="2"/>
          <table:table-cell table:style-name="ce37" table:formula="of:=sumiterationactivitypeople([$Planning.Z$2:.Z$62];[.$D25];[.$E25];[.$C25])" office:value-type="string" office:string-value="" calcext:value-type="error">
            <text:p>#NOM ?</text:p>
          </table:table-cell>
          <table:table-cell table:style-name="ce37" table:formula="of:=sumiterationactivitypeople([$Planning.AA$2:.AA$62];[.$D25];[.$E25];[.$C25])" office:value-type="string" office:string-value="" calcext:value-type="error">
            <text:p>#NOM ?</text:p>
          </table:table-cell>
          <table:table-cell table:style-name="ce37" table:formula="of:=sumiterationactivitypeople([$Planning.AB$2:.AB$62];[.$D25];[.$E25];[.$C25])" office:value-type="string" office:string-value="" calcext:value-type="error">
            <text:p>#NOM ?</text:p>
          </table:table-cell>
          <table:table-cell table:style-name="ce37" table:formula="of:=sumiterationactivitypeople([$Planning.AC$2:.AC$62];[.$D25];[.$E25];[.$C25])" office:value-type="string" office:string-value="" calcext:value-type="error">
            <text:p>#NOM ?</text:p>
          </table:table-cell>
          <table:table-cell table:style-name="ce37" table:formula="of:=sumiterationactivitypeople([$Planning.AD$2:.AD$62];[.$D25];[.$E25];[.$C25])" office:value-type="string" office:string-value="" calcext:value-type="error">
            <text:p>#NOM ?</text:p>
          </table:table-cell>
          <table:table-cell table:style-name="ce37" table:number-columns-repeated="2"/>
          <table:table-cell table:style-name="ce37" table:formula="of:=sumiterationactivitypeople([$Planning.AG$2:.AG$62];[.$D25];[.$E25];[.$C25])" office:value-type="string" office:string-value="" calcext:value-type="error">
            <text:p>#NOM ?</text:p>
          </table:table-cell>
          <table:table-cell table:style-name="ce37" table:formula="of:=sumiterationactivitypeople([$Planning.AH$2:.AH$62];[.$D25];[.$E25];[.$C25])" office:value-type="string" office:string-value="" calcext:value-type="error">
            <text:p>#NOM ?</text:p>
          </table:table-cell>
          <table:table-cell table:style-name="ce37" table:formula="of:=sumiterationactivitypeople([$Planning.AI$2:.AI$62];[.$D25];[.$E25];[.$C25])" office:value-type="string" office:string-value="" calcext:value-type="error">
            <text:p>#NOM ?</text:p>
          </table:table-cell>
          <table:table-cell table:style-name="ce37" table:formula="of:=sumiterationactivitypeople([$Planning.AJ$2:.AJ$62];[.$D25];[.$E25];[.$C25])" office:value-type="string" office:string-value="" calcext:value-type="error">
            <text:p>#NOM ?</text:p>
          </table:table-cell>
          <table:table-cell table:style-name="ce37" table:formula="of:=sumiterationactivitypeople([$Planning.AK$2:.AK$62];[.$D25];[.$E25];[.$C25])" office:value-type="string" office:string-value="" calcext:value-type="error">
            <text:p>#NOM ?</text:p>
          </table:table-cell>
          <table:table-cell table:style-name="ce37" table:number-columns-repeated="2"/>
          <table:table-cell table:style-name="ce37" table:formula="of:=sumiterationactivitypeople([$Planning.AN$2:.AN$62];[.$D25];[.$E25];[.$C25])" office:value-type="string" office:string-value="" calcext:value-type="error">
            <text:p>#NOM ?</text:p>
          </table:table-cell>
          <table:table-cell table:style-name="ce37" table:formula="of:=sumiterationactivitypeople([$Planning.AO$2:.AO$62];[.$D25];[.$E25];[.$C25])" office:value-type="string" office:string-value="" calcext:value-type="error">
            <text:p>#NOM ?</text:p>
          </table:table-cell>
          <table:table-cell table:style-name="ce37" table:formula="of:=sumiterationactivitypeople([$Planning.AP$2:.AP$62];[.$D25];[.$E25];[.$C25])" office:value-type="string" office:string-value="" calcext:value-type="error">
            <text:p>#NOM ?</text:p>
          </table:table-cell>
          <table:table-cell table:style-name="ce37" table:formula="of:=sumiterationactivitypeople([$Planning.AQ$2:.AQ$62];[.$D25];[.$E25];[.$C25])" office:value-type="string" office:string-value="" calcext:value-type="error">
            <text:p>#NOM ?</text:p>
          </table:table-cell>
          <table:table-cell table:style-name="ce37" table:formula="of:=sumiterationactivitypeople([$Planning.AR$2:.AR$62];[.$D25];[.$E25];[.$C25])" office:value-type="string" office:string-value="" calcext:value-type="error">
            <text:p>#NOM ?</text:p>
          </table:table-cell>
          <table:table-cell table:style-name="ce37" table:number-columns-repeated="2"/>
          <table:table-cell table:style-name="ce37" table:formula="of:=sumiterationactivitypeople([$Planning.AU$2:.AU$62];[.$D25];[.$E25];[.$C25])" office:value-type="string" office:string-value="" calcext:value-type="error">
            <text:p>#NOM ?</text:p>
          </table:table-cell>
          <table:table-cell table:style-name="ce37" table:formula="of:=sumiterationactivitypeople([$Planning.AV$2:.AV$62];[.$D25];[.$E25];[.$C25])" office:value-type="string" office:string-value="" calcext:value-type="error">
            <text:p>#NOM ?</text:p>
          </table:table-cell>
          <table:table-cell table:style-name="ce37" table:formula="of:=sumiterationactivitypeople([$Planning.AW$2:.AW$62];[.$D25];[.$E25];[.$C25])" office:value-type="string" office:string-value="" calcext:value-type="error">
            <text:p>#NOM ?</text:p>
          </table:table-cell>
          <table:table-cell table:style-name="ce37" table:formula="of:=sumiterationactivitypeople([$Planning.AX$2:.AX$62];[.$D25];[.$E25];[.$C25])" office:value-type="string" office:string-value="" calcext:value-type="error">
            <text:p>#NOM ?</text:p>
          </table:table-cell>
          <table:table-cell table:style-name="ce37" table:formula="of:=sumiterationactivitypeople([$Planning.AY$2:.AY$62];[.$D25];[.$E25];[.$C25])" office:value-type="string" office:string-value="" calcext:value-type="error">
            <text:p>#NOM ?</text:p>
          </table:table-cell>
          <table:table-cell table:style-name="ce37" table:number-columns-repeated="2"/>
          <table:table-cell table:style-name="ce37" table:formula="of:=sumiterationactivitypeople([$Planning.BB$2:.BB$62];[.$D25];[.$E25];[.$C25])" office:value-type="string" office:string-value="" calcext:value-type="error">
            <text:p>#NOM ?</text:p>
          </table:table-cell>
          <table:table-cell table:style-name="ce37" table:formula="of:=sumiterationactivitypeople([$Planning.BC$2:.BC$62];[.$D25];[.$E25];[.$C25])" office:value-type="string" office:string-value="" calcext:value-type="error">
            <text:p>#NOM ?</text:p>
          </table:table-cell>
          <table:table-cell table:style-name="ce37" table:formula="of:=sumiterationactivitypeople([$Planning.BD$2:.BD$62];[.$D25];[.$E25];[.$C25])" office:value-type="string" office:string-value="" calcext:value-type="error">
            <text:p>#NOM ?</text:p>
          </table:table-cell>
          <table:table-cell table:style-name="ce37" table:number-columns-repeated="4"/>
          <table:table-cell table:style-name="ce37" table:formula="of:=sumiterationactivitypeople([$Planning.BI$2:.BI$62];[.$D25];[.$E25];[.$C25])" office:value-type="string" office:string-value="" calcext:value-type="error">
            <text:p>#NOM ?</text:p>
          </table:table-cell>
          <table:table-cell table:style-name="ce37" table:formula="of:=sumiterationactivitypeople([$Planning.BJ$2:.BJ$62];[.$D25];[.$E25];[.$C25])" office:value-type="string" office:string-value="" calcext:value-type="error">
            <text:p>#NOM ?</text:p>
          </table:table-cell>
          <table:table-cell table:style-name="ce37" table:formula="of:=sumiterationactivitypeople([$Planning.BK$2:.BK$62];[.$D25];[.$E25];[.$C25])" office:value-type="string" office:string-value="" calcext:value-type="error">
            <text:p>#NOM ?</text:p>
          </table:table-cell>
          <table:table-cell table:style-name="ce37" table:formula="of:=sumiterationactivitypeople([$Planning.BL$2:.BL$62];[.$D25];[.$E25];[.$C25])" office:value-type="string" office:string-value="" calcext:value-type="error">
            <text:p>#NOM ?</text:p>
          </table:table-cell>
          <table:table-cell table:style-name="ce37" table:formula="of:=sumiterationactivitypeople([$Planning.BM$2:.BM$62];[.$D25];[.$E25];[.$C25])" office:value-type="string" office:string-value="" calcext:value-type="error">
            <text:p>#NOM ?</text:p>
          </table:table-cell>
          <table:table-cell table:style-name="ce37" table:number-columns-repeated="2"/>
          <table:table-cell table:style-name="ce37" table:formula="of:=sumiterationactivitypeople([$Planning.BP$2:.BP$62];[.$D25];[.$E25];[.$C25])" office:value-type="string" office:string-value="" calcext:value-type="error">
            <text:p>#NOM ?</text:p>
          </table:table-cell>
          <table:table-cell table:style-name="ce37" table:formula="of:=sumiterationactivitypeople([$Planning.BQ$2:.BQ$62];[.$D25];[.$E25];[.$C25])" office:value-type="string" office:string-value="" calcext:value-type="error">
            <text:p>#NOM ?</text:p>
          </table:table-cell>
          <table:table-cell table:style-name="ce37" table:formula="of:=sumiterationactivitypeople([$Planning.BR$2:.BR$62];[.$D25];[.$E25];[.$C25])" office:value-type="string" office:string-value="" calcext:value-type="error">
            <text:p>#NOM ?</text:p>
          </table:table-cell>
          <table:table-cell table:style-name="ce37" table:formula="of:=sumiterationactivitypeople([$Planning.BS$2:.BS$62];[.$D25];[.$E25];[.$C25])" office:value-type="string" office:string-value="" calcext:value-type="error">
            <text:p>#NOM ?</text:p>
          </table:table-cell>
          <table:table-cell table:style-name="ce37" table:formula="of:=sumiterationactivitypeople([$Planning.BT$2:.BT$62];[.$D25];[.$E25];[.$C25])" office:value-type="string" office:string-value="" calcext:value-type="error">
            <text:p>#NOM ?</text:p>
          </table:table-cell>
          <table:table-cell table:style-name="ce37" table:number-columns-repeated="2"/>
          <table:table-cell table:style-name="ce37" table:formula="of:=sumiterationactivitypeople([$Planning.BW$2:.BW$62];[.$D25];[.$E25];[.$C25])" office:value-type="string" office:string-value="" calcext:value-type="error">
            <text:p>#NOM ?</text:p>
          </table:table-cell>
          <table:table-cell table:style-name="ce37" table:formula="of:=sumiterationactivitypeople([$Planning.BX$2:.BX$62];[.$D25];[.$E25];[.$C25])" office:value-type="string" office:string-value="" calcext:value-type="error">
            <text:p>#NOM ?</text:p>
          </table:table-cell>
          <table:table-cell table:style-name="ce37" table:formula="of:=sumiterationactivitypeople([$Planning.BY$2:.BY$62];[.$D25];[.$E25];[.$C25])" office:value-type="string" office:string-value="" calcext:value-type="error">
            <text:p>#NOM ?</text:p>
          </table:table-cell>
          <table:table-cell table:style-name="ce37" table:formula="of:=sumiterationactivitypeople([$Planning.BZ$2:.BZ$62];[.$D25];[.$E25];[.$C25])" office:value-type="string" office:string-value="" calcext:value-type="error">
            <text:p>#NOM ?</text:p>
          </table:table-cell>
          <table:table-cell table:style-name="ce37" table:formula="of:=sumiterationactivitypeople([$Planning.CA$2:.CA$62];[.$D25];[.$E25];[.$C25])" office:value-type="string" office:string-value="" calcext:value-type="error">
            <text:p>#NOM ?</text:p>
          </table:table-cell>
          <table:table-cell table:style-name="ce37" table:number-columns-repeated="2"/>
          <table:table-cell table:style-name="ce37" table:formula="of:=sumiterationactivitypeople([$Planning.CD$2:.CD$62];[.$D25];[.$E25];[.$C25])" office:value-type="string" office:string-value="" calcext:value-type="error">
            <text:p>#NOM ?</text:p>
          </table:table-cell>
          <table:table-cell table:style-name="ce37" table:formula="of:=sumiterationactivitypeople([$Planning.CE$2:.CE$62];[.$D25];[.$E25];[.$C25])" office:value-type="string" office:string-value="" calcext:value-type="error">
            <text:p>#NOM ?</text:p>
          </table:table-cell>
          <table:table-cell table:style-name="ce37" table:formula="of:=sumiterationactivitypeople([$Planning.CF$2:.CF$62];[.$D25];[.$E25];[.$C25])" office:value-type="string" office:string-value="" calcext:value-type="error">
            <text:p>#NOM ?</text:p>
          </table:table-cell>
          <table:table-cell table:style-name="ce37" table:formula="of:=sumiterationactivitypeople([$Planning.CG$2:.CG$62];[.$D25];[.$E25];[.$C25])" office:value-type="string" office:string-value="" calcext:value-type="error">
            <text:p>#NOM ?</text:p>
          </table:table-cell>
          <table:table-cell table:style-name="ce37" table:formula="of:=sumiterationactivitypeople([$Planning.CH$2:.CH$62];[.$D25];[.$E25];[.$C25])" office:value-type="string" office:string-value="" calcext:value-type="error">
            <text:p>#NOM ?</text:p>
          </table:table-cell>
          <table:table-cell table:style-name="ce37" table:number-columns-repeated="2"/>
          <table:table-cell table:style-name="ce37" table:formula="of:=sumiterationactivitypeople([$Planning.CK$2:.CK$62];[.$D25];[.$E25];[.$C25])" office:value-type="string" office:string-value="" calcext:value-type="error">
            <text:p>#NOM ?</text:p>
          </table:table-cell>
          <table:table-cell table:style-name="ce37" table:formula="of:=sumiterationactivitypeople([$Planning.CL$2:.CL$62];[.$D25];[.$E25];[.$C25])" office:value-type="string" office:string-value="" calcext:value-type="error">
            <text:p>#NOM ?</text:p>
          </table:table-cell>
          <table:table-cell table:style-name="ce37" table:formula="of:=sumiterationactivitypeople([$Planning.CM$2:.CM$62];[.$D25];[.$E25];[.$C25])" office:value-type="string" office:string-value="" calcext:value-type="error">
            <text:p>#NOM ?</text:p>
          </table:table-cell>
          <table:table-cell table:style-name="ce37" table:formula="of:=sumiterationactivitypeople([$Planning.CN$2:.CN$62];[.$D25];[.$E25];[.$C25])" office:value-type="string" office:string-value="" calcext:value-type="error">
            <text:p>#NOM ?</text:p>
          </table:table-cell>
          <table:table-cell table:style-name="ce37" table:formula="of:=sumiterationactivitypeople([$Planning.CO$2:.CO$62];[.$D25];[.$E25];[.$C25])" office:value-type="string" office:string-value="" calcext:value-type="error">
            <text:p>#NOM ?</text:p>
          </table:table-cell>
          <table:table-cell table:style-name="ce37" table:number-columns-repeated="2"/>
          <table:table-cell table:style-name="ce37" table:formula="of:=sumiterationactivitypeople([$Planning.CR$2:.CR$62];[.$D25];[.$E25];[.$C25])" office:value-type="string" office:string-value="" calcext:value-type="error">
            <text:p>#NOM ?</text:p>
          </table:table-cell>
          <table:table-cell table:style-name="ce37" table:formula="of:=sumiterationactivitypeople([$Planning.CS$2:.CS$62];[.$D25];[.$E25];[.$C25])" office:value-type="string" office:string-value="" calcext:value-type="error">
            <text:p>#NOM ?</text:p>
          </table:table-cell>
          <table:table-cell table:style-name="ce37" table:formula="of:=sumiterationactivitypeople([$Planning.CT$2:.CT$62];[.$D25];[.$E25];[.$C25])" office:value-type="string" office:string-value="" calcext:value-type="error">
            <text:p>#NOM ?</text:p>
          </table:table-cell>
          <table:table-cell table:style-name="ce37" table:formula="of:=sumiterationactivitypeople([$Planning.CU$2:.CU$62];[.$D25];[.$E25];[.$C25])" office:value-type="string" office:string-value="" calcext:value-type="error">
            <text:p>#NOM ?</text:p>
          </table:table-cell>
          <table:table-cell table:style-name="ce37" table:formula="of:=sumiterationactivitypeople([$Planning.CV$2:.CV$62];[.$D25];[.$E25];[.$C25])" office:value-type="string" office:string-value="" calcext:value-type="error">
            <text:p>#NOM ?</text:p>
          </table:table-cell>
          <table:table-cell table:style-name="ce37" table:number-columns-repeated="2"/>
          <table:table-cell table:style-name="ce37" table:formula="of:=sumiterationactivitypeople([$Planning.CY$2:.CY$62];[.$D25];[.$E25];[.$C25])" office:value-type="string" office:string-value="" calcext:value-type="error">
            <text:p>#NOM ?</text:p>
          </table:table-cell>
          <table:table-cell table:style-name="ce37" table:formula="of:=sumiterationactivitypeople([$Planning.CZ$2:.CZ$62];[.$D25];[.$E25];[.$C25])" office:value-type="string" office:string-value="" calcext:value-type="error">
            <text:p>#NOM ?</text:p>
          </table:table-cell>
          <table:table-cell table:style-name="ce37" table:formula="of:=sumiterationactivitypeople([$Planning.DA$2:.DA$62];[.$D25];[.$E25];[.$C25])" office:value-type="string" office:string-value="" calcext:value-type="error">
            <text:p>#NOM ?</text:p>
          </table:table-cell>
          <table:table-cell table:style-name="ce37" table:formula="of:=sumiterationactivitypeople([$Planning.DB$2:.DB$62];[.$D25];[.$E25];[.$C25])" office:value-type="string" office:string-value="" calcext:value-type="error">
            <text:p>#NOM ?</text:p>
          </table:table-cell>
          <table:table-cell table:style-name="ce37" table:formula="of:=sumiterationactivitypeople([$Planning.DC$2:.DC$62];[.$D25];[.$E25];[.$C25])" office:value-type="string" office:string-value="" calcext:value-type="error">
            <text:p>#NOM ?</text:p>
          </table:table-cell>
          <table:table-cell table:style-name="ce37" table:number-columns-repeated="4"/>
          <table:table-cell table:style-name="ce37" table:formula="of:=sumiterationactivitypeople([$Planning.DH$2:.DH$62];[.$D25];[.$E25];[.$C25])" office:value-type="string" office:string-value="" calcext:value-type="error">
            <text:p>#NOM ?</text:p>
          </table:table-cell>
          <table:table-cell table:style-name="ce37" table:formula="of:=sumiterationactivitypeople([$Planning.DI$2:.DI$62];[.$D25];[.$E25];[.$C25])" office:value-type="string" office:string-value="" calcext:value-type="error">
            <text:p>#NOM ?</text:p>
          </table:table-cell>
          <table:table-cell table:style-name="ce37" table:formula="of:=sumiterationactivitypeople([$Planning.DJ$2:.DJ$62];[.$D25];[.$E25];[.$C25])" office:value-type="string" office:string-value="" calcext:value-type="error">
            <text:p>#NOM ?</text:p>
          </table:table-cell>
          <table:table-cell table:style-name="ce37" table:number-columns-repeated="4"/>
          <table:table-cell table:style-name="ce37" table:formula="of:=sumiterationactivitypeople([$Planning.DO$2:.DO$62];[.$D25];[.$E25];[.$C25])" office:value-type="string" office:string-value="" calcext:value-type="error">
            <text:p>#NOM ?</text:p>
          </table:table-cell>
          <table:table-cell table:style-name="ce37" table:formula="of:=sumiterationactivitypeople([$Planning.DP$2:.DP$62];[.$D25];[.$E25];[.$C25])" office:value-type="string" office:string-value="" calcext:value-type="error">
            <text:p>#NOM ?</text:p>
          </table:table-cell>
          <table:table-cell table:style-name="ce37" table:formula="of:=sumiterationactivitypeople([$Planning.DQ$2:.DQ$62];[.$D25];[.$E25];[.$C25])" office:value-type="string" office:string-value="" calcext:value-type="error">
            <text:p>#NOM ?</text:p>
          </table:table-cell>
          <table:table-cell table:style-name="ce37" table:number-columns-repeated="2"/>
          <table:table-cell table:style-name="ce37" table:formula="of:=sumiterationactivitypeople([$Planning.DT$2:.DT$62];[.$D25];[.$E25];[.$C25])" office:value-type="string" office:string-value="" calcext:value-type="error">
            <text:p>#NOM ?</text:p>
          </table:table-cell>
          <table:table-cell table:style-name="ce37" table:formula="of:=sumiterationactivitypeople([$Planning.DU$2:.DU$62];[.$D25];[.$E25];[.$C25])" office:value-type="string" office:string-value="" calcext:value-type="error">
            <text:p>#NOM ?</text:p>
          </table:table-cell>
          <table:table-cell table:style-name="ce37" table:formula="of:=sumiterationactivitypeople([$Planning.DV$2:.DV$62];[.$D25];[.$E25];[.$C25])" office:value-type="string" office:string-value="" calcext:value-type="error">
            <text:p>#NOM ?</text:p>
          </table:table-cell>
          <table:table-cell table:style-name="ce37" table:formula="of:=sumiterationactivitypeople([$Planning.DW$2:.DW$62];[.$D25];[.$E25];[.$C25])" office:value-type="string" office:string-value="" calcext:value-type="error">
            <text:p>#NOM ?</text:p>
          </table:table-cell>
          <table:table-cell table:style-name="ce37" table:formula="of:=sumiterationactivitypeople([$Planning.DX$2:.DX$62];[.$D25];[.$E25];[.$C25])" office:value-type="string" office:string-value="" calcext:value-type="error">
            <text:p>#NOM ?</text:p>
          </table:table-cell>
          <table:table-cell table:style-name="ce37" table:number-columns-repeated="2"/>
          <table:table-cell table:style-name="ce37" table:formula="of:=sumiterationactivitypeople([$Planning.EA$2:.EA$62];[.$D25];[.$E25];[.$C25])" office:value-type="string" office:string-value="" calcext:value-type="error">
            <text:p>#NOM ?</text:p>
          </table:table-cell>
          <table:table-cell table:style-name="ce37" table:formula="of:=sumiterationactivitypeople([$Planning.EB$2:.EB$62];[.$D25];[.$E25];[.$C25])" office:value-type="string" office:string-value="" calcext:value-type="error">
            <text:p>#NOM ?</text:p>
          </table:table-cell>
          <table:table-cell table:style-name="ce37" table:formula="of:=sumiterationactivitypeople([$Planning.EC$2:.EC$62];[.$D25];[.$E25];[.$C25])" office:value-type="string" office:string-value="" calcext:value-type="error">
            <text:p>#NOM ?</text:p>
          </table:table-cell>
          <table:table-cell table:style-name="ce37" table:formula="of:=sumiterationactivitypeople([$Planning.ED$2:.ED$62];[.$D25];[.$E25];[.$C25])" office:value-type="string" office:string-value="" calcext:value-type="error">
            <text:p>#NOM ?</text:p>
          </table:table-cell>
          <table:table-cell table:style-name="ce37" table:formula="of:=sumiterationactivitypeople([$Planning.EE$2:.EE$62];[.$D25];[.$E25];[.$C25])" office:value-type="string" office:string-value="" calcext:value-type="error">
            <text:p>#NOM ?</text:p>
          </table:table-cell>
          <table:table-cell table:style-name="ce37" table:number-columns-repeated="2"/>
          <table:table-cell table:style-name="ce37" table:formula="of:=sumiterationactivitypeople([$Planning.EH$2:.EH$62];[.$D25];[.$E25];[.$C25])" office:value-type="string" office:string-value="" calcext:value-type="error">
            <text:p>#NOM ?</text:p>
          </table:table-cell>
          <table:table-cell table:style-name="ce37" table:formula="of:=sumiterationactivitypeople([$Planning.EI$2:.EI$62];[.$D25];[.$E25];[.$C25])" office:value-type="string" office:string-value="" calcext:value-type="error">
            <text:p>#NOM ?</text:p>
          </table:table-cell>
          <table:table-cell table:style-name="ce37" table:formula="of:=sumiterationactivitypeople([$Planning.EJ$2:.EJ$62];[.$D25];[.$E25];[.$C25])" office:value-type="string" office:string-value="" calcext:value-type="error">
            <text:p>#NOM ?</text:p>
          </table:table-cell>
          <table:table-cell table:style-name="ce37" table:formula="of:=sumiterationactivitypeople([$Planning.EK$2:.EK$62];[.$D25];[.$E25];[.$C25])" office:value-type="string" office:string-value="" calcext:value-type="error">
            <text:p>#NOM ?</text:p>
          </table:table-cell>
          <table:table-cell table:style-name="ce37" table:formula="of:=sumiterationactivitypeople([$Planning.EL$2:.EL$62];[.$D25];[.$E25];[.$C25])" office:value-type="string" office:string-value="" calcext:value-type="error">
            <text:p>#NOM ?</text:p>
          </table:table-cell>
          <table:table-cell table:style-name="ce37" table:number-columns-repeated="2"/>
          <table:table-cell table:style-name="ce37" table:formula="of:=sumiterationactivitypeople([$Planning.EO$2:.EO$62];[.$D25];[.$E25];[.$C25])" office:value-type="string" office:string-value="" calcext:value-type="error">
            <text:p>#NOM ?</text:p>
          </table:table-cell>
          <table:table-cell table:style-name="ce37" table:formula="of:=sumiterationactivitypeople([$Planning.EP$2:.EP$62];[.$D25];[.$E25];[.$C25])" office:value-type="string" office:string-value="" calcext:value-type="error">
            <text:p>#NOM ?</text:p>
          </table:table-cell>
          <table:table-cell table:style-name="ce37" table:formula="of:=sumiterationactivitypeople([$Planning.EQ$2:.EQ$62];[.$D25];[.$E25];[.$C25])" office:value-type="string" office:string-value="" calcext:value-type="error">
            <text:p>#NOM ?</text:p>
          </table:table-cell>
          <table:table-cell table:style-name="ce37" table:formula="of:=sumiterationactivitypeople([$Planning.ER$2:.ER$62];[.$D25];[.$E25];[.$C25])" office:value-type="string" office:string-value="" calcext:value-type="error">
            <text:p>#NOM ?</text:p>
          </table:table-cell>
          <table:table-cell table:style-name="ce37" table:formula="of:=sumiterationactivitypeople([$Planning.ES$2:.ES$62];[.$D25];[.$E25];[.$C25])" office:value-type="string" office:string-value="" calcext:value-type="error">
            <text:p>#NOM ?</text:p>
          </table:table-cell>
          <table:table-cell table:style-name="ce37" table:number-columns-repeated="2"/>
          <table:table-cell table:style-name="ce37" table:formula="of:=sumiterationactivitypeople([$Planning.EV$2:.EV$62];[.$D25];[.$E25];[.$C25])" office:value-type="string" office:string-value="" calcext:value-type="error">
            <text:p>#NOM ?</text:p>
          </table:table-cell>
          <table:table-cell table:style-name="ce37" table:formula="of:=sumiterationactivitypeople([$Planning.EW$2:.EW$62];[.$D25];[.$E25];[.$C25])" office:value-type="string" office:string-value="" calcext:value-type="error">
            <text:p>#NOM ?</text:p>
          </table:table-cell>
          <table:table-cell table:style-name="ce37" table:formula="of:=sumiterationactivitypeople([$Planning.EX$2:.EX$62];[.$D25];[.$E25];[.$C25])" office:value-type="string" office:string-value="" calcext:value-type="error">
            <text:p>#NOM ?</text:p>
          </table:table-cell>
          <table:table-cell table:style-name="ce37" table:formula="of:=sumiterationactivitypeople([$Planning.EY$2:.EY$62];[.$D25];[.$E25];[.$C25])" office:value-type="string" office:string-value="" calcext:value-type="error">
            <text:p>#NOM ?</text:p>
          </table:table-cell>
          <table:table-cell table:style-name="ce37" table:formula="of:=sumiterationactivitypeople([$Planning.EZ$2:.EZ$62];[.$D25];[.$E25];[.$C25])" office:value-type="string" office:string-value="" calcext:value-type="error">
            <text:p>#NOM ?</text:p>
          </table:table-cell>
          <table:table-cell table:style-name="ce37" table:number-columns-repeated="2"/>
          <table:table-cell table:style-name="ce37" table:formula="of:=sumiterationactivitypeople([$Planning.FC$2:.FC$62];[.$D25];[.$E25];[.$C25])" office:value-type="string" office:string-value="" calcext:value-type="error">
            <text:p>#NOM ?</text:p>
          </table:table-cell>
          <table:table-cell table:style-name="ce37" table:formula="of:=sumiterationactivitypeople([$Planning.FD$2:.FD$62];[.$D25];[.$E25];[.$C25])" office:value-type="string" office:string-value="" calcext:value-type="error">
            <text:p>#NOM ?</text:p>
          </table:table-cell>
          <table:table-cell table:style-name="ce37" table:formula="of:=sumiterationactivitypeople([$Planning.FE$2:.FE$62];[.$D25];[.$E25];[.$C25])" office:value-type="string" office:string-value="" calcext:value-type="error">
            <text:p>#NOM ?</text:p>
          </table:table-cell>
          <table:table-cell table:style-name="ce37" table:formula="of:=sumiterationactivitypeople([$Planning.FF$2:.FF$62];[.$D25];[.$E25];[.$C25])" office:value-type="string" office:string-value="" calcext:value-type="error">
            <text:p>#NOM ?</text:p>
          </table:table-cell>
          <table:table-cell table:style-name="ce37" table:formula="of:=sumiterationactivitypeople([$Planning.FG$2:.FG$62];[.$D25];[.$E25];[.$C25])" office:value-type="string" office:string-value="" calcext:value-type="error">
            <text:p>#NOM ?</text:p>
          </table:table-cell>
          <table:table-cell table:style-name="ce37" table:number-columns-repeated="2"/>
          <table:table-cell table:style-name="ce37" table:formula="of:=sumiterationactivitypeople([$Planning.FJ$2:.FJ$62];[.$D25];[.$E25];[.$C25])" office:value-type="string" office:string-value="" calcext:value-type="error">
            <text:p>#NOM ?</text:p>
          </table:table-cell>
          <table:table-cell table:style-name="ce37" table:formula="of:=sumiterationactivitypeople([$Planning.FK$2:.FK$62];[.$D25];[.$E25];[.$C25])" office:value-type="string" office:string-value="" calcext:value-type="error">
            <text:p>#NOM ?</text:p>
          </table:table-cell>
          <table:table-cell table:style-name="ce37" table:formula="of:=sumiterationactivitypeople([$Planning.FL$2:.FL$62];[.$D25];[.$E25];[.$C25])" office:value-type="string" office:string-value="" calcext:value-type="error">
            <text:p>#NOM ?</text:p>
          </table:table-cell>
          <table:table-cell table:style-name="ce37" table:formula="of:=sumiterationactivitypeople([$Planning.FM$2:.FM$62];[.$D25];[.$E25];[.$C25])" office:value-type="string" office:string-value="" calcext:value-type="error">
            <text:p>#NOM ?</text:p>
          </table:table-cell>
          <table:table-cell table:style-name="ce37" table:formula="of:=sumiterationactivitypeople([$Planning.FN$2:.FN$62];[.$D25];[.$E25];[.$C25])" office:value-type="string" office:string-value="" calcext:value-type="error">
            <text:p>#NOM ?</text:p>
          </table:table-cell>
          <table:table-cell table:style-name="ce37" table:number-columns-repeated="2"/>
          <table:table-cell table:style-name="ce37" table:formula="of:=sumiterationactivitypeople([$Planning.FQ$2:.FQ$62];[.$D25];[.$E25];[.$C25])" office:value-type="string" office:string-value="" calcext:value-type="error">
            <text:p>#NOM ?</text:p>
          </table:table-cell>
          <table:table-cell table:style-name="ce37" table:formula="of:=sumiterationactivitypeople([$Planning.FR$2:.FR$62];[.$D25];[.$E25];[.$C25])" office:value-type="string" office:string-value="" calcext:value-type="error">
            <text:p>#NOM ?</text:p>
          </table:table-cell>
          <table:table-cell table:style-name="ce37" table:formula="of:=sumiterationactivitypeople([$Planning.FS$2:.FS$62];[.$D25];[.$E25];[.$C25])" office:value-type="string" office:string-value="" calcext:value-type="error">
            <text:p>#NOM ?</text:p>
          </table:table-cell>
          <table:table-cell table:style-name="ce37" table:formula="of:=sumiterationactivitypeople([$Planning.FT$2:.FT$62];[.$D25];[.$E25];[.$C25])" office:value-type="string" office:string-value="" calcext:value-type="error">
            <text:p>#NOM ?</text:p>
          </table:table-cell>
          <table:table-cell table:style-name="ce37" table:formula="of:=sumiterationactivitypeople([$Planning.FU$2:.FU$62];[.$D25];[.$E25];[.$C25])" office:value-type="string" office:string-value="" calcext:value-type="error">
            <text:p>#NOM ?</text:p>
          </table:table-cell>
          <table:table-cell table:style-name="ce37" table:number-columns-repeated="2"/>
          <table:table-cell table:style-name="ce37" table:formula="of:=sumiterationactivitypeople([$Planning.FX$2:.FX$62];[.$D25];[.$E25];[.$C25])" office:value-type="string" office:string-value="" calcext:value-type="error">
            <text:p>#NOM ?</text:p>
          </table:table-cell>
          <table:table-cell table:style-name="ce37" table:formula="of:=sumiterationactivitypeople([$Planning.FY$2:.FY$62];[.$D25];[.$E25];[.$C25])" office:value-type="string" office:string-value="" calcext:value-type="error">
            <text:p>#NOM ?</text:p>
          </table:table-cell>
          <table:table-cell table:style-name="ce37" table:formula="of:=sumiterationactivitypeople([$Planning.FZ$2:.FZ$62];[.$D25];[.$E25];[.$C25])" office:value-type="string" office:string-value="" calcext:value-type="error">
            <text:p>#NOM ?</text:p>
          </table:table-cell>
          <table:table-cell table:style-name="ce37" table:formula="of:=sumiterationactivitypeople([$Planning.GA$2:.GA$62];[.$D25];[.$E25];[.$C25])" office:value-type="string" office:string-value="" calcext:value-type="error">
            <text:p>#NOM ?</text:p>
          </table:table-cell>
          <table:table-cell table:style-name="ce37" table:formula="of:=sumiterationactivitypeople([$Planning.GB$2:.GB$62];[.$D25];[.$E25];[.$C25])" office:value-type="string" office:string-value="" calcext:value-type="error">
            <text:p>#NOM ?</text:p>
          </table:table-cell>
          <table:table-cell table:style-name="ce37" table:number-columns-repeated="2"/>
          <table:table-cell table:style-name="ce37" table:formula="of:=sumiterationactivitypeople([$Planning.GE$2:.GE$62];[.$D25];[.$E25];[.$C25])" office:value-type="string" office:string-value="" calcext:value-type="error">
            <text:p>#NOM ?</text:p>
          </table:table-cell>
          <table:table-cell table:style-name="ce37" table:formula="of:=sumiterationactivitypeople([$Planning.GF$2:.GF$62];[.$D25];[.$E25];[.$C25])" office:value-type="string" office:string-value="" calcext:value-type="error">
            <text:p>#NOM ?</text:p>
          </table:table-cell>
          <table:table-cell table:style-name="ce37" table:formula="of:=sumiterationactivitypeople([$Planning.GG$2:.GG$62];[.$D25];[.$E25];[.$C25])" office:value-type="string" office:string-value="" calcext:value-type="error">
            <text:p>#NOM ?</text:p>
          </table:table-cell>
          <table:table-cell table:style-name="ce37" table:formula="of:=sumiterationactivitypeople([$Planning.GH$2:.GH$62];[.$D25];[.$E25];[.$C25])" office:value-type="string" office:string-value="" calcext:value-type="error">
            <text:p>#NOM ?</text:p>
          </table:table-cell>
          <table:table-cell table:style-name="ce37" table:formula="of:=sumiterationactivitypeople([$Planning.GI$2:.GI$62];[.$D25];[.$E25];[.$C25])" office:value-type="string" office:string-value="" calcext:value-type="error">
            <text:p>#NOM ?</text:p>
          </table:table-cell>
          <table:table-cell table:style-name="ce37"/>
          <table:table-cell table:style-name="ce67"/>
          <table:table-cell table:style-name="ce37" table:formula="of:=SUM([.F25:.EV25])" office:value-type="string" office:string-value="" calcext:value-type="error">
            <text:p>#NOM ?</text:p>
          </table:table-cell>
          <table:table-cell table:style-name="ce37" table:formula="of:=SUM([.EV25:.GJ25])" office:value-type="string" office:string-value="" calcext:value-type="error">
            <text:p>#NOM ?</text:p>
          </table:table-cell>
          <table:table-cell table:style-name="ce37" table:formula="of:=SUM([.GM25:.GN25])" office:value-type="string" office:string-value="" calcext:value-type="error">
            <text:p>#NOM ?</text:p>
          </table:table-cell>
          <table:table-cell table:style-name="ce37" table:number-columns-repeated="827"/>
        </table:table-row>
        <table:table-row table:style-name="ro9">
          <table:table-cell table:style-name="ce37" table:formula="of:=[$Planner.A38]" office:value-type="float" office:value="0" calcext:value-type="float">
            <text:p>0</text:p>
          </table:table-cell>
          <table:table-cell table:style-name="ce37" table:formula="of:=SUM([.F26:.GJ26])" office:value-type="string" office:string-value="" calcext:value-type="error">
            <text:p>#NOM ?</text:p>
          </table:table-cell>
          <table:table-cell table:number-columns-repeated="2" table:style-name="ce38" office:value-type="string" calcext:value-type="string">
            <text:p>**</text:p>
          </table:table-cell>
          <table:table-cell table:style-name="ce83" office:value-type="string" calcext:value-type="string">
            <text:p>mg</text:p>
          </table:table-cell>
          <table:table-cell table:style-name="ce37" table:formula="of:=sumiterationactivitypeople([$Planning.E$2:.E$62];[.$D26];[.$E26];[.$C26])" office:value-type="string" office:string-value="" calcext:value-type="error">
            <text:p>#NOM ?</text:p>
          </table:table-cell>
          <table:table-cell table:style-name="ce37" table:formula="of:=sumiterationactivitypeople([$Planning.F$2:.F$62];[.$D26];[.$E26];[.$C26])" office:value-type="string" office:string-value="" calcext:value-type="error">
            <text:p>#NOM ?</text:p>
          </table:table-cell>
          <table:table-cell table:style-name="ce37" table:formula="of:=sumiterationactivitypeople([$Planning.G$2:.G$62];[.$D26];[.$E26];[.$C26])" office:value-type="string" office:string-value="" calcext:value-type="error">
            <text:p>#NOM ?</text:p>
          </table:table-cell>
          <table:table-cell table:style-name="ce37" table:formula="of:=sumiterationactivitypeople([$Planning.H$2:.H$62];[.$D26];[.$E26];[.$C26])" office:value-type="string" office:string-value="" calcext:value-type="error">
            <text:p>#NOM ?</text:p>
          </table:table-cell>
          <table:table-cell table:style-name="ce37" table:formula="of:=sumiterationactivitypeople([$Planning.I$2:.I$62];[.$D26];[.$E26];[.$C26])" office:value-type="string" office:string-value="" calcext:value-type="error">
            <text:p>#NOM ?</text:p>
          </table:table-cell>
          <table:table-cell table:style-name="ce37" table:number-columns-repeated="2"/>
          <table:table-cell table:style-name="ce37" table:formula="of:=sumiterationactivitypeople([$Planning.L$2:.L$62];[.$D26];[.$E26];[.$C26])" office:value-type="string" office:string-value="" calcext:value-type="error">
            <text:p>#NOM ?</text:p>
          </table:table-cell>
          <table:table-cell table:style-name="ce37" table:formula="of:=sumiterationactivitypeople([$Planning.M$2:.M$62];[.$D26];[.$E26];[.$C26])" office:value-type="string" office:string-value="" calcext:value-type="error">
            <text:p>#NOM ?</text:p>
          </table:table-cell>
          <table:table-cell table:style-name="ce37" table:formula="of:=sumiterationactivitypeople([$Planning.N$2:.N$62];[.$D26];[.$E26];[.$C26])" office:value-type="string" office:string-value="" calcext:value-type="error">
            <text:p>#NOM ?</text:p>
          </table:table-cell>
          <table:table-cell table:style-name="ce37" table:formula="of:=sumiterationactivitypeople([$Planning.O$2:.O$62];[.$D26];[.$E26];[.$C26])" office:value-type="string" office:string-value="" calcext:value-type="error">
            <text:p>#NOM ?</text:p>
          </table:table-cell>
          <table:table-cell table:style-name="ce37" table:formula="of:=sumiterationactivitypeople([$Planning.P$2:.P$62];[.$D26];[.$E26];[.$C26])" office:value-type="string" office:string-value="" calcext:value-type="error">
            <text:p>#NOM ?</text:p>
          </table:table-cell>
          <table:table-cell table:style-name="ce37" table:number-columns-repeated="2"/>
          <table:table-cell table:style-name="ce37" table:formula="of:=sumiterationactivitypeople([$Planning.S$2:.S$62];[.$D26];[.$E26];[.$C26])" office:value-type="string" office:string-value="" calcext:value-type="error">
            <text:p>#NOM ?</text:p>
          </table:table-cell>
          <table:table-cell table:style-name="ce37" table:formula="of:=sumiterationactivitypeople([$Planning.T$2:.T$62];[.$D26];[.$E26];[.$C26])" office:value-type="string" office:string-value="" calcext:value-type="error">
            <text:p>#NOM ?</text:p>
          </table:table-cell>
          <table:table-cell table:style-name="ce37" table:formula="of:=sumiterationactivitypeople([$Planning.U$2:.U$62];[.$D26];[.$E26];[.$C26])" office:value-type="string" office:string-value="" calcext:value-type="error">
            <text:p>#NOM ?</text:p>
          </table:table-cell>
          <table:table-cell table:style-name="ce37" table:formula="of:=sumiterationactivitypeople([$Planning.V$2:.V$62];[.$D26];[.$E26];[.$C26])" office:value-type="string" office:string-value="" calcext:value-type="error">
            <text:p>#NOM ?</text:p>
          </table:table-cell>
          <table:table-cell table:style-name="ce37" table:formula="of:=sumiterationactivitypeople([$Planning.W$2:.W$62];[.$D26];[.$E26];[.$C26])" office:value-type="string" office:string-value="" calcext:value-type="error">
            <text:p>#NOM ?</text:p>
          </table:table-cell>
          <table:table-cell table:style-name="ce37" table:number-columns-repeated="2"/>
          <table:table-cell table:style-name="ce37" table:formula="of:=sumiterationactivitypeople([$Planning.Z$2:.Z$62];[.$D26];[.$E26];[.$C26])" office:value-type="string" office:string-value="" calcext:value-type="error">
            <text:p>#NOM ?</text:p>
          </table:table-cell>
          <table:table-cell table:style-name="ce37" table:formula="of:=sumiterationactivitypeople([$Planning.AA$2:.AA$62];[.$D26];[.$E26];[.$C26])" office:value-type="string" office:string-value="" calcext:value-type="error">
            <text:p>#NOM ?</text:p>
          </table:table-cell>
          <table:table-cell table:style-name="ce37" table:formula="of:=sumiterationactivitypeople([$Planning.AB$2:.AB$62];[.$D26];[.$E26];[.$C26])" office:value-type="string" office:string-value="" calcext:value-type="error">
            <text:p>#NOM ?</text:p>
          </table:table-cell>
          <table:table-cell table:style-name="ce37" table:formula="of:=sumiterationactivitypeople([$Planning.AC$2:.AC$62];[.$D26];[.$E26];[.$C26])" office:value-type="string" office:string-value="" calcext:value-type="error">
            <text:p>#NOM ?</text:p>
          </table:table-cell>
          <table:table-cell table:style-name="ce37" table:formula="of:=sumiterationactivitypeople([$Planning.AD$2:.AD$62];[.$D26];[.$E26];[.$C26])" office:value-type="string" office:string-value="" calcext:value-type="error">
            <text:p>#NOM ?</text:p>
          </table:table-cell>
          <table:table-cell table:style-name="ce37" table:number-columns-repeated="2"/>
          <table:table-cell table:style-name="ce37" table:formula="of:=sumiterationactivitypeople([$Planning.AG$2:.AG$62];[.$D26];[.$E26];[.$C26])" office:value-type="string" office:string-value="" calcext:value-type="error">
            <text:p>#NOM ?</text:p>
          </table:table-cell>
          <table:table-cell table:style-name="ce37" table:formula="of:=sumiterationactivitypeople([$Planning.AH$2:.AH$62];[.$D26];[.$E26];[.$C26])" office:value-type="string" office:string-value="" calcext:value-type="error">
            <text:p>#NOM ?</text:p>
          </table:table-cell>
          <table:table-cell table:style-name="ce37" table:formula="of:=sumiterationactivitypeople([$Planning.AI$2:.AI$62];[.$D26];[.$E26];[.$C26])" office:value-type="string" office:string-value="" calcext:value-type="error">
            <text:p>#NOM ?</text:p>
          </table:table-cell>
          <table:table-cell table:style-name="ce37" table:formula="of:=sumiterationactivitypeople([$Planning.AJ$2:.AJ$62];[.$D26];[.$E26];[.$C26])" office:value-type="string" office:string-value="" calcext:value-type="error">
            <text:p>#NOM ?</text:p>
          </table:table-cell>
          <table:table-cell table:style-name="ce37" table:formula="of:=sumiterationactivitypeople([$Planning.AK$2:.AK$62];[.$D26];[.$E26];[.$C26])" office:value-type="string" office:string-value="" calcext:value-type="error">
            <text:p>#NOM ?</text:p>
          </table:table-cell>
          <table:table-cell table:style-name="ce37" table:number-columns-repeated="2"/>
          <table:table-cell table:style-name="ce37" table:formula="of:=sumiterationactivitypeople([$Planning.AN$2:.AN$62];[.$D26];[.$E26];[.$C26])" office:value-type="string" office:string-value="" calcext:value-type="error">
            <text:p>#NOM ?</text:p>
          </table:table-cell>
          <table:table-cell table:style-name="ce37" table:formula="of:=sumiterationactivitypeople([$Planning.AO$2:.AO$62];[.$D26];[.$E26];[.$C26])" office:value-type="string" office:string-value="" calcext:value-type="error">
            <text:p>#NOM ?</text:p>
          </table:table-cell>
          <table:table-cell table:style-name="ce37" table:formula="of:=sumiterationactivitypeople([$Planning.AP$2:.AP$62];[.$D26];[.$E26];[.$C26])" office:value-type="string" office:string-value="" calcext:value-type="error">
            <text:p>#NOM ?</text:p>
          </table:table-cell>
          <table:table-cell table:style-name="ce37" table:formula="of:=sumiterationactivitypeople([$Planning.AQ$2:.AQ$62];[.$D26];[.$E26];[.$C26])" office:value-type="string" office:string-value="" calcext:value-type="error">
            <text:p>#NOM ?</text:p>
          </table:table-cell>
          <table:table-cell table:style-name="ce37" table:formula="of:=sumiterationactivitypeople([$Planning.AR$2:.AR$62];[.$D26];[.$E26];[.$C26])" office:value-type="string" office:string-value="" calcext:value-type="error">
            <text:p>#NOM ?</text:p>
          </table:table-cell>
          <table:table-cell table:style-name="ce37" table:number-columns-repeated="2"/>
          <table:table-cell table:style-name="ce37" table:formula="of:=sumiterationactivitypeople([$Planning.AU$2:.AU$62];[.$D26];[.$E26];[.$C26])" office:value-type="string" office:string-value="" calcext:value-type="error">
            <text:p>#NOM ?</text:p>
          </table:table-cell>
          <table:table-cell table:style-name="ce37" table:formula="of:=sumiterationactivitypeople([$Planning.AV$2:.AV$62];[.$D26];[.$E26];[.$C26])" office:value-type="string" office:string-value="" calcext:value-type="error">
            <text:p>#NOM ?</text:p>
          </table:table-cell>
          <table:table-cell table:style-name="ce37" table:formula="of:=sumiterationactivitypeople([$Planning.AW$2:.AW$62];[.$D26];[.$E26];[.$C26])" office:value-type="string" office:string-value="" calcext:value-type="error">
            <text:p>#NOM ?</text:p>
          </table:table-cell>
          <table:table-cell table:style-name="ce37" table:formula="of:=sumiterationactivitypeople([$Planning.AX$2:.AX$62];[.$D26];[.$E26];[.$C26])" office:value-type="string" office:string-value="" calcext:value-type="error">
            <text:p>#NOM ?</text:p>
          </table:table-cell>
          <table:table-cell table:style-name="ce37" table:formula="of:=sumiterationactivitypeople([$Planning.AY$2:.AY$62];[.$D26];[.$E26];[.$C26])" office:value-type="string" office:string-value="" calcext:value-type="error">
            <text:p>#NOM ?</text:p>
          </table:table-cell>
          <table:table-cell table:style-name="ce37" table:number-columns-repeated="2"/>
          <table:table-cell table:style-name="ce37" table:formula="of:=sumiterationactivitypeople([$Planning.BB$2:.BB$62];[.$D26];[.$E26];[.$C26])" office:value-type="string" office:string-value="" calcext:value-type="error">
            <text:p>#NOM ?</text:p>
          </table:table-cell>
          <table:table-cell table:style-name="ce37" table:formula="of:=sumiterationactivitypeople([$Planning.BC$2:.BC$62];[.$D26];[.$E26];[.$C26])" office:value-type="string" office:string-value="" calcext:value-type="error">
            <text:p>#NOM ?</text:p>
          </table:table-cell>
          <table:table-cell table:style-name="ce37" table:formula="of:=sumiterationactivitypeople([$Planning.BD$2:.BD$62];[.$D26];[.$E26];[.$C26])" office:value-type="string" office:string-value="" calcext:value-type="error">
            <text:p>#NOM ?</text:p>
          </table:table-cell>
          <table:table-cell table:style-name="ce37" table:number-columns-repeated="4"/>
          <table:table-cell table:style-name="ce37" table:formula="of:=sumiterationactivitypeople([$Planning.BI$2:.BI$62];[.$D26];[.$E26];[.$C26])" office:value-type="string" office:string-value="" calcext:value-type="error">
            <text:p>#NOM ?</text:p>
          </table:table-cell>
          <table:table-cell table:style-name="ce37" table:formula="of:=sumiterationactivitypeople([$Planning.BJ$2:.BJ$62];[.$D26];[.$E26];[.$C26])" office:value-type="string" office:string-value="" calcext:value-type="error">
            <text:p>#NOM ?</text:p>
          </table:table-cell>
          <table:table-cell table:style-name="ce37" table:formula="of:=sumiterationactivitypeople([$Planning.BK$2:.BK$62];[.$D26];[.$E26];[.$C26])" office:value-type="string" office:string-value="" calcext:value-type="error">
            <text:p>#NOM ?</text:p>
          </table:table-cell>
          <table:table-cell table:style-name="ce37" table:formula="of:=sumiterationactivitypeople([$Planning.BL$2:.BL$62];[.$D26];[.$E26];[.$C26])" office:value-type="string" office:string-value="" calcext:value-type="error">
            <text:p>#NOM ?</text:p>
          </table:table-cell>
          <table:table-cell table:style-name="ce37" table:formula="of:=sumiterationactivitypeople([$Planning.BM$2:.BM$62];[.$D26];[.$E26];[.$C26])" office:value-type="string" office:string-value="" calcext:value-type="error">
            <text:p>#NOM ?</text:p>
          </table:table-cell>
          <table:table-cell table:style-name="ce37" table:number-columns-repeated="2"/>
          <table:table-cell table:style-name="ce37" table:formula="of:=sumiterationactivitypeople([$Planning.BP$2:.BP$62];[.$D26];[.$E26];[.$C26])" office:value-type="string" office:string-value="" calcext:value-type="error">
            <text:p>#NOM ?</text:p>
          </table:table-cell>
          <table:table-cell table:style-name="ce37" table:formula="of:=sumiterationactivitypeople([$Planning.BQ$2:.BQ$62];[.$D26];[.$E26];[.$C26])" office:value-type="string" office:string-value="" calcext:value-type="error">
            <text:p>#NOM ?</text:p>
          </table:table-cell>
          <table:table-cell table:style-name="ce37" table:formula="of:=sumiterationactivitypeople([$Planning.BR$2:.BR$62];[.$D26];[.$E26];[.$C26])" office:value-type="string" office:string-value="" calcext:value-type="error">
            <text:p>#NOM ?</text:p>
          </table:table-cell>
          <table:table-cell table:style-name="ce37" table:formula="of:=sumiterationactivitypeople([$Planning.BS$2:.BS$62];[.$D26];[.$E26];[.$C26])" office:value-type="string" office:string-value="" calcext:value-type="error">
            <text:p>#NOM ?</text:p>
          </table:table-cell>
          <table:table-cell table:style-name="ce37" table:formula="of:=sumiterationactivitypeople([$Planning.BT$2:.BT$62];[.$D26];[.$E26];[.$C26])" office:value-type="string" office:string-value="" calcext:value-type="error">
            <text:p>#NOM ?</text:p>
          </table:table-cell>
          <table:table-cell table:style-name="ce37" table:number-columns-repeated="2"/>
          <table:table-cell table:style-name="ce37" table:formula="of:=sumiterationactivitypeople([$Planning.BW$2:.BW$62];[.$D26];[.$E26];[.$C26])" office:value-type="string" office:string-value="" calcext:value-type="error">
            <text:p>#NOM ?</text:p>
          </table:table-cell>
          <table:table-cell table:style-name="ce37" table:formula="of:=sumiterationactivitypeople([$Planning.BX$2:.BX$62];[.$D26];[.$E26];[.$C26])" office:value-type="string" office:string-value="" calcext:value-type="error">
            <text:p>#NOM ?</text:p>
          </table:table-cell>
          <table:table-cell table:style-name="ce37" table:formula="of:=sumiterationactivitypeople([$Planning.BY$2:.BY$62];[.$D26];[.$E26];[.$C26])" office:value-type="string" office:string-value="" calcext:value-type="error">
            <text:p>#NOM ?</text:p>
          </table:table-cell>
          <table:table-cell table:style-name="ce37" table:formula="of:=sumiterationactivitypeople([$Planning.BZ$2:.BZ$62];[.$D26];[.$E26];[.$C26])" office:value-type="string" office:string-value="" calcext:value-type="error">
            <text:p>#NOM ?</text:p>
          </table:table-cell>
          <table:table-cell table:style-name="ce37" table:formula="of:=sumiterationactivitypeople([$Planning.CA$2:.CA$62];[.$D26];[.$E26];[.$C26])" office:value-type="string" office:string-value="" calcext:value-type="error">
            <text:p>#NOM ?</text:p>
          </table:table-cell>
          <table:table-cell table:style-name="ce37" table:number-columns-repeated="2"/>
          <table:table-cell table:style-name="ce37" table:formula="of:=sumiterationactivitypeople([$Planning.CD$2:.CD$62];[.$D26];[.$E26];[.$C26])" office:value-type="string" office:string-value="" calcext:value-type="error">
            <text:p>#NOM ?</text:p>
          </table:table-cell>
          <table:table-cell table:style-name="ce37" table:formula="of:=sumiterationactivitypeople([$Planning.CE$2:.CE$62];[.$D26];[.$E26];[.$C26])" office:value-type="string" office:string-value="" calcext:value-type="error">
            <text:p>#NOM ?</text:p>
          </table:table-cell>
          <table:table-cell table:style-name="ce37" table:formula="of:=sumiterationactivitypeople([$Planning.CF$2:.CF$62];[.$D26];[.$E26];[.$C26])" office:value-type="string" office:string-value="" calcext:value-type="error">
            <text:p>#NOM ?</text:p>
          </table:table-cell>
          <table:table-cell table:style-name="ce37" table:formula="of:=sumiterationactivitypeople([$Planning.CG$2:.CG$62];[.$D26];[.$E26];[.$C26])" office:value-type="string" office:string-value="" calcext:value-type="error">
            <text:p>#NOM ?</text:p>
          </table:table-cell>
          <table:table-cell table:style-name="ce37" table:formula="of:=sumiterationactivitypeople([$Planning.CH$2:.CH$62];[.$D26];[.$E26];[.$C26])" office:value-type="string" office:string-value="" calcext:value-type="error">
            <text:p>#NOM ?</text:p>
          </table:table-cell>
          <table:table-cell table:style-name="ce37" table:number-columns-repeated="2"/>
          <table:table-cell table:style-name="ce37" table:formula="of:=sumiterationactivitypeople([$Planning.CK$2:.CK$62];[.$D26];[.$E26];[.$C26])" office:value-type="string" office:string-value="" calcext:value-type="error">
            <text:p>#NOM ?</text:p>
          </table:table-cell>
          <table:table-cell table:style-name="ce37" table:formula="of:=sumiterationactivitypeople([$Planning.CL$2:.CL$62];[.$D26];[.$E26];[.$C26])" office:value-type="string" office:string-value="" calcext:value-type="error">
            <text:p>#NOM ?</text:p>
          </table:table-cell>
          <table:table-cell table:style-name="ce37" table:formula="of:=sumiterationactivitypeople([$Planning.CM$2:.CM$62];[.$D26];[.$E26];[.$C26])" office:value-type="string" office:string-value="" calcext:value-type="error">
            <text:p>#NOM ?</text:p>
          </table:table-cell>
          <table:table-cell table:style-name="ce37" table:formula="of:=sumiterationactivitypeople([$Planning.CN$2:.CN$62];[.$D26];[.$E26];[.$C26])" office:value-type="string" office:string-value="" calcext:value-type="error">
            <text:p>#NOM ?</text:p>
          </table:table-cell>
          <table:table-cell table:style-name="ce37" table:formula="of:=sumiterationactivitypeople([$Planning.CO$2:.CO$62];[.$D26];[.$E26];[.$C26])" office:value-type="string" office:string-value="" calcext:value-type="error">
            <text:p>#NOM ?</text:p>
          </table:table-cell>
          <table:table-cell table:style-name="ce37" table:number-columns-repeated="2"/>
          <table:table-cell table:style-name="ce37" table:formula="of:=sumiterationactivitypeople([$Planning.CR$2:.CR$62];[.$D26];[.$E26];[.$C26])" office:value-type="string" office:string-value="" calcext:value-type="error">
            <text:p>#NOM ?</text:p>
          </table:table-cell>
          <table:table-cell table:style-name="ce37" table:formula="of:=sumiterationactivitypeople([$Planning.CS$2:.CS$62];[.$D26];[.$E26];[.$C26])" office:value-type="string" office:string-value="" calcext:value-type="error">
            <text:p>#NOM ?</text:p>
          </table:table-cell>
          <table:table-cell table:style-name="ce37" table:formula="of:=sumiterationactivitypeople([$Planning.CT$2:.CT$62];[.$D26];[.$E26];[.$C26])" office:value-type="string" office:string-value="" calcext:value-type="error">
            <text:p>#NOM ?</text:p>
          </table:table-cell>
          <table:table-cell table:style-name="ce37" table:formula="of:=sumiterationactivitypeople([$Planning.CU$2:.CU$62];[.$D26];[.$E26];[.$C26])" office:value-type="string" office:string-value="" calcext:value-type="error">
            <text:p>#NOM ?</text:p>
          </table:table-cell>
          <table:table-cell table:style-name="ce37" table:formula="of:=sumiterationactivitypeople([$Planning.CV$2:.CV$62];[.$D26];[.$E26];[.$C26])" office:value-type="string" office:string-value="" calcext:value-type="error">
            <text:p>#NOM ?</text:p>
          </table:table-cell>
          <table:table-cell table:style-name="ce37" table:number-columns-repeated="2"/>
          <table:table-cell table:style-name="ce37" table:formula="of:=sumiterationactivitypeople([$Planning.CY$2:.CY$62];[.$D26];[.$E26];[.$C26])" office:value-type="string" office:string-value="" calcext:value-type="error">
            <text:p>#NOM ?</text:p>
          </table:table-cell>
          <table:table-cell table:style-name="ce37" table:formula="of:=sumiterationactivitypeople([$Planning.CZ$2:.CZ$62];[.$D26];[.$E26];[.$C26])" office:value-type="string" office:string-value="" calcext:value-type="error">
            <text:p>#NOM ?</text:p>
          </table:table-cell>
          <table:table-cell table:style-name="ce37" table:formula="of:=sumiterationactivitypeople([$Planning.DA$2:.DA$62];[.$D26];[.$E26];[.$C26])" office:value-type="string" office:string-value="" calcext:value-type="error">
            <text:p>#NOM ?</text:p>
          </table:table-cell>
          <table:table-cell table:style-name="ce37" table:formula="of:=sumiterationactivitypeople([$Planning.DB$2:.DB$62];[.$D26];[.$E26];[.$C26])" office:value-type="string" office:string-value="" calcext:value-type="error">
            <text:p>#NOM ?</text:p>
          </table:table-cell>
          <table:table-cell table:style-name="ce37" table:formula="of:=sumiterationactivitypeople([$Planning.DC$2:.DC$62];[.$D26];[.$E26];[.$C26])" office:value-type="string" office:string-value="" calcext:value-type="error">
            <text:p>#NOM ?</text:p>
          </table:table-cell>
          <table:table-cell table:style-name="ce37" table:number-columns-repeated="4"/>
          <table:table-cell table:style-name="ce37" table:formula="of:=sumiterationactivitypeople([$Planning.DH$2:.DH$62];[.$D26];[.$E26];[.$C26])" office:value-type="string" office:string-value="" calcext:value-type="error">
            <text:p>#NOM ?</text:p>
          </table:table-cell>
          <table:table-cell table:style-name="ce37" table:formula="of:=sumiterationactivitypeople([$Planning.DI$2:.DI$62];[.$D26];[.$E26];[.$C26])" office:value-type="string" office:string-value="" calcext:value-type="error">
            <text:p>#NOM ?</text:p>
          </table:table-cell>
          <table:table-cell table:style-name="ce37" table:formula="of:=sumiterationactivitypeople([$Planning.DJ$2:.DJ$62];[.$D26];[.$E26];[.$C26])" office:value-type="string" office:string-value="" calcext:value-type="error">
            <text:p>#NOM ?</text:p>
          </table:table-cell>
          <table:table-cell table:style-name="ce37" table:number-columns-repeated="4"/>
          <table:table-cell table:style-name="ce37" table:formula="of:=sumiterationactivitypeople([$Planning.DO$2:.DO$62];[.$D26];[.$E26];[.$C26])" office:value-type="string" office:string-value="" calcext:value-type="error">
            <text:p>#NOM ?</text:p>
          </table:table-cell>
          <table:table-cell table:style-name="ce37" table:formula="of:=sumiterationactivitypeople([$Planning.DP$2:.DP$62];[.$D26];[.$E26];[.$C26])" office:value-type="string" office:string-value="" calcext:value-type="error">
            <text:p>#NOM ?</text:p>
          </table:table-cell>
          <table:table-cell table:style-name="ce37" table:formula="of:=sumiterationactivitypeople([$Planning.DQ$2:.DQ$62];[.$D26];[.$E26];[.$C26])" office:value-type="string" office:string-value="" calcext:value-type="error">
            <text:p>#NOM ?</text:p>
          </table:table-cell>
          <table:table-cell table:style-name="ce37" table:number-columns-repeated="2"/>
          <table:table-cell table:style-name="ce37" table:formula="of:=sumiterationactivitypeople([$Planning.DT$2:.DT$62];[.$D26];[.$E26];[.$C26])" office:value-type="string" office:string-value="" calcext:value-type="error">
            <text:p>#NOM ?</text:p>
          </table:table-cell>
          <table:table-cell table:style-name="ce37" table:formula="of:=sumiterationactivitypeople([$Planning.DU$2:.DU$62];[.$D26];[.$E26];[.$C26])" office:value-type="string" office:string-value="" calcext:value-type="error">
            <text:p>#NOM ?</text:p>
          </table:table-cell>
          <table:table-cell table:style-name="ce37" table:formula="of:=sumiterationactivitypeople([$Planning.DV$2:.DV$62];[.$D26];[.$E26];[.$C26])" office:value-type="string" office:string-value="" calcext:value-type="error">
            <text:p>#NOM ?</text:p>
          </table:table-cell>
          <table:table-cell table:style-name="ce37" table:formula="of:=sumiterationactivitypeople([$Planning.DW$2:.DW$62];[.$D26];[.$E26];[.$C26])" office:value-type="string" office:string-value="" calcext:value-type="error">
            <text:p>#NOM ?</text:p>
          </table:table-cell>
          <table:table-cell table:style-name="ce37" table:formula="of:=sumiterationactivitypeople([$Planning.DX$2:.DX$62];[.$D26];[.$E26];[.$C26])" office:value-type="string" office:string-value="" calcext:value-type="error">
            <text:p>#NOM ?</text:p>
          </table:table-cell>
          <table:table-cell table:style-name="ce37" table:number-columns-repeated="2"/>
          <table:table-cell table:style-name="ce37" table:formula="of:=sumiterationactivitypeople([$Planning.EA$2:.EA$62];[.$D26];[.$E26];[.$C26])" office:value-type="string" office:string-value="" calcext:value-type="error">
            <text:p>#NOM ?</text:p>
          </table:table-cell>
          <table:table-cell table:style-name="ce37" table:formula="of:=sumiterationactivitypeople([$Planning.EB$2:.EB$62];[.$D26];[.$E26];[.$C26])" office:value-type="string" office:string-value="" calcext:value-type="error">
            <text:p>#NOM ?</text:p>
          </table:table-cell>
          <table:table-cell table:style-name="ce37" table:formula="of:=sumiterationactivitypeople([$Planning.EC$2:.EC$62];[.$D26];[.$E26];[.$C26])" office:value-type="string" office:string-value="" calcext:value-type="error">
            <text:p>#NOM ?</text:p>
          </table:table-cell>
          <table:table-cell table:style-name="ce37" table:formula="of:=sumiterationactivitypeople([$Planning.ED$2:.ED$62];[.$D26];[.$E26];[.$C26])" office:value-type="string" office:string-value="" calcext:value-type="error">
            <text:p>#NOM ?</text:p>
          </table:table-cell>
          <table:table-cell table:style-name="ce37" table:formula="of:=sumiterationactivitypeople([$Planning.EE$2:.EE$62];[.$D26];[.$E26];[.$C26])" office:value-type="string" office:string-value="" calcext:value-type="error">
            <text:p>#NOM ?</text:p>
          </table:table-cell>
          <table:table-cell table:style-name="ce37" table:number-columns-repeated="2"/>
          <table:table-cell table:style-name="ce37" table:formula="of:=sumiterationactivitypeople([$Planning.EH$2:.EH$62];[.$D26];[.$E26];[.$C26])" office:value-type="string" office:string-value="" calcext:value-type="error">
            <text:p>#NOM ?</text:p>
          </table:table-cell>
          <table:table-cell table:style-name="ce37" table:formula="of:=sumiterationactivitypeople([$Planning.EI$2:.EI$62];[.$D26];[.$E26];[.$C26])" office:value-type="string" office:string-value="" calcext:value-type="error">
            <text:p>#NOM ?</text:p>
          </table:table-cell>
          <table:table-cell table:style-name="ce37" table:formula="of:=sumiterationactivitypeople([$Planning.EJ$2:.EJ$62];[.$D26];[.$E26];[.$C26])" office:value-type="string" office:string-value="" calcext:value-type="error">
            <text:p>#NOM ?</text:p>
          </table:table-cell>
          <table:table-cell table:style-name="ce37" table:formula="of:=sumiterationactivitypeople([$Planning.EK$2:.EK$62];[.$D26];[.$E26];[.$C26])" office:value-type="string" office:string-value="" calcext:value-type="error">
            <text:p>#NOM ?</text:p>
          </table:table-cell>
          <table:table-cell table:style-name="ce37" table:formula="of:=sumiterationactivitypeople([$Planning.EL$2:.EL$62];[.$D26];[.$E26];[.$C26])" office:value-type="string" office:string-value="" calcext:value-type="error">
            <text:p>#NOM ?</text:p>
          </table:table-cell>
          <table:table-cell table:style-name="ce37" table:number-columns-repeated="2"/>
          <table:table-cell table:style-name="ce37" table:formula="of:=sumiterationactivitypeople([$Planning.EO$2:.EO$62];[.$D26];[.$E26];[.$C26])" office:value-type="string" office:string-value="" calcext:value-type="error">
            <text:p>#NOM ?</text:p>
          </table:table-cell>
          <table:table-cell table:style-name="ce37" table:formula="of:=sumiterationactivitypeople([$Planning.EP$2:.EP$62];[.$D26];[.$E26];[.$C26])" office:value-type="string" office:string-value="" calcext:value-type="error">
            <text:p>#NOM ?</text:p>
          </table:table-cell>
          <table:table-cell table:style-name="ce37" table:formula="of:=sumiterationactivitypeople([$Planning.EQ$2:.EQ$62];[.$D26];[.$E26];[.$C26])" office:value-type="string" office:string-value="" calcext:value-type="error">
            <text:p>#NOM ?</text:p>
          </table:table-cell>
          <table:table-cell table:style-name="ce37" table:formula="of:=sumiterationactivitypeople([$Planning.ER$2:.ER$62];[.$D26];[.$E26];[.$C26])" office:value-type="string" office:string-value="" calcext:value-type="error">
            <text:p>#NOM ?</text:p>
          </table:table-cell>
          <table:table-cell table:style-name="ce37" table:formula="of:=sumiterationactivitypeople([$Planning.ES$2:.ES$62];[.$D26];[.$E26];[.$C26])" office:value-type="string" office:string-value="" calcext:value-type="error">
            <text:p>#NOM ?</text:p>
          </table:table-cell>
          <table:table-cell table:style-name="ce37" table:number-columns-repeated="2"/>
          <table:table-cell table:style-name="ce37" table:formula="of:=sumiterationactivitypeople([$Planning.EV$2:.EV$62];[.$D26];[.$E26];[.$C26])" office:value-type="string" office:string-value="" calcext:value-type="error">
            <text:p>#NOM ?</text:p>
          </table:table-cell>
          <table:table-cell table:style-name="ce37" table:formula="of:=sumiterationactivitypeople([$Planning.EW$2:.EW$62];[.$D26];[.$E26];[.$C26])" office:value-type="string" office:string-value="" calcext:value-type="error">
            <text:p>#NOM ?</text:p>
          </table:table-cell>
          <table:table-cell table:style-name="ce37" table:formula="of:=sumiterationactivitypeople([$Planning.EX$2:.EX$62];[.$D26];[.$E26];[.$C26])" office:value-type="string" office:string-value="" calcext:value-type="error">
            <text:p>#NOM ?</text:p>
          </table:table-cell>
          <table:table-cell table:style-name="ce37" table:formula="of:=sumiterationactivitypeople([$Planning.EY$2:.EY$62];[.$D26];[.$E26];[.$C26])" office:value-type="string" office:string-value="" calcext:value-type="error">
            <text:p>#NOM ?</text:p>
          </table:table-cell>
          <table:table-cell table:style-name="ce37" table:formula="of:=sumiterationactivitypeople([$Planning.EZ$2:.EZ$62];[.$D26];[.$E26];[.$C26])" office:value-type="string" office:string-value="" calcext:value-type="error">
            <text:p>#NOM ?</text:p>
          </table:table-cell>
          <table:table-cell table:style-name="ce37" table:number-columns-repeated="2"/>
          <table:table-cell table:style-name="ce37" table:formula="of:=sumiterationactivitypeople([$Planning.FC$2:.FC$62];[.$D26];[.$E26];[.$C26])" office:value-type="string" office:string-value="" calcext:value-type="error">
            <text:p>#NOM ?</text:p>
          </table:table-cell>
          <table:table-cell table:style-name="ce37" table:formula="of:=sumiterationactivitypeople([$Planning.FD$2:.FD$62];[.$D26];[.$E26];[.$C26])" office:value-type="string" office:string-value="" calcext:value-type="error">
            <text:p>#NOM ?</text:p>
          </table:table-cell>
          <table:table-cell table:style-name="ce37" table:formula="of:=sumiterationactivitypeople([$Planning.FE$2:.FE$62];[.$D26];[.$E26];[.$C26])" office:value-type="string" office:string-value="" calcext:value-type="error">
            <text:p>#NOM ?</text:p>
          </table:table-cell>
          <table:table-cell table:style-name="ce37" table:formula="of:=sumiterationactivitypeople([$Planning.FF$2:.FF$62];[.$D26];[.$E26];[.$C26])" office:value-type="string" office:string-value="" calcext:value-type="error">
            <text:p>#NOM ?</text:p>
          </table:table-cell>
          <table:table-cell table:style-name="ce37" table:formula="of:=sumiterationactivitypeople([$Planning.FG$2:.FG$62];[.$D26];[.$E26];[.$C26])" office:value-type="string" office:string-value="" calcext:value-type="error">
            <text:p>#NOM ?</text:p>
          </table:table-cell>
          <table:table-cell table:style-name="ce37" table:number-columns-repeated="2"/>
          <table:table-cell table:style-name="ce37" table:formula="of:=sumiterationactivitypeople([$Planning.FJ$2:.FJ$62];[.$D26];[.$E26];[.$C26])" office:value-type="string" office:string-value="" calcext:value-type="error">
            <text:p>#NOM ?</text:p>
          </table:table-cell>
          <table:table-cell table:style-name="ce37" table:formula="of:=sumiterationactivitypeople([$Planning.FK$2:.FK$62];[.$D26];[.$E26];[.$C26])" office:value-type="string" office:string-value="" calcext:value-type="error">
            <text:p>#NOM ?</text:p>
          </table:table-cell>
          <table:table-cell table:style-name="ce37" table:formula="of:=sumiterationactivitypeople([$Planning.FL$2:.FL$62];[.$D26];[.$E26];[.$C26])" office:value-type="string" office:string-value="" calcext:value-type="error">
            <text:p>#NOM ?</text:p>
          </table:table-cell>
          <table:table-cell table:style-name="ce37" table:formula="of:=sumiterationactivitypeople([$Planning.FM$2:.FM$62];[.$D26];[.$E26];[.$C26])" office:value-type="string" office:string-value="" calcext:value-type="error">
            <text:p>#NOM ?</text:p>
          </table:table-cell>
          <table:table-cell table:style-name="ce37" table:formula="of:=sumiterationactivitypeople([$Planning.FN$2:.FN$62];[.$D26];[.$E26];[.$C26])" office:value-type="string" office:string-value="" calcext:value-type="error">
            <text:p>#NOM ?</text:p>
          </table:table-cell>
          <table:table-cell table:style-name="ce37" table:number-columns-repeated="2"/>
          <table:table-cell table:style-name="ce37" table:formula="of:=sumiterationactivitypeople([$Planning.FQ$2:.FQ$62];[.$D26];[.$E26];[.$C26])" office:value-type="string" office:string-value="" calcext:value-type="error">
            <text:p>#NOM ?</text:p>
          </table:table-cell>
          <table:table-cell table:style-name="ce37" table:formula="of:=sumiterationactivitypeople([$Planning.FR$2:.FR$62];[.$D26];[.$E26];[.$C26])" office:value-type="string" office:string-value="" calcext:value-type="error">
            <text:p>#NOM ?</text:p>
          </table:table-cell>
          <table:table-cell table:style-name="ce37" table:formula="of:=sumiterationactivitypeople([$Planning.FS$2:.FS$62];[.$D26];[.$E26];[.$C26])" office:value-type="string" office:string-value="" calcext:value-type="error">
            <text:p>#NOM ?</text:p>
          </table:table-cell>
          <table:table-cell table:style-name="ce37" table:formula="of:=sumiterationactivitypeople([$Planning.FT$2:.FT$62];[.$D26];[.$E26];[.$C26])" office:value-type="string" office:string-value="" calcext:value-type="error">
            <text:p>#NOM ?</text:p>
          </table:table-cell>
          <table:table-cell table:style-name="ce37" table:formula="of:=sumiterationactivitypeople([$Planning.FU$2:.FU$62];[.$D26];[.$E26];[.$C26])" office:value-type="string" office:string-value="" calcext:value-type="error">
            <text:p>#NOM ?</text:p>
          </table:table-cell>
          <table:table-cell table:style-name="ce37" table:number-columns-repeated="2"/>
          <table:table-cell table:style-name="ce37" table:formula="of:=sumiterationactivitypeople([$Planning.FX$2:.FX$62];[.$D26];[.$E26];[.$C26])" office:value-type="string" office:string-value="" calcext:value-type="error">
            <text:p>#NOM ?</text:p>
          </table:table-cell>
          <table:table-cell table:style-name="ce37" table:formula="of:=sumiterationactivitypeople([$Planning.FY$2:.FY$62];[.$D26];[.$E26];[.$C26])" office:value-type="string" office:string-value="" calcext:value-type="error">
            <text:p>#NOM ?</text:p>
          </table:table-cell>
          <table:table-cell table:style-name="ce37" table:formula="of:=sumiterationactivitypeople([$Planning.FZ$2:.FZ$62];[.$D26];[.$E26];[.$C26])" office:value-type="string" office:string-value="" calcext:value-type="error">
            <text:p>#NOM ?</text:p>
          </table:table-cell>
          <table:table-cell table:style-name="ce37" table:formula="of:=sumiterationactivitypeople([$Planning.GA$2:.GA$62];[.$D26];[.$E26];[.$C26])" office:value-type="string" office:string-value="" calcext:value-type="error">
            <text:p>#NOM ?</text:p>
          </table:table-cell>
          <table:table-cell table:style-name="ce37" table:formula="of:=sumiterationactivitypeople([$Planning.GB$2:.GB$62];[.$D26];[.$E26];[.$C26])" office:value-type="string" office:string-value="" calcext:value-type="error">
            <text:p>#NOM ?</text:p>
          </table:table-cell>
          <table:table-cell table:style-name="ce37" table:number-columns-repeated="2"/>
          <table:table-cell table:style-name="ce37" table:formula="of:=sumiterationactivitypeople([$Planning.GE$2:.GE$62];[.$D26];[.$E26];[.$C26])" office:value-type="string" office:string-value="" calcext:value-type="error">
            <text:p>#NOM ?</text:p>
          </table:table-cell>
          <table:table-cell table:style-name="ce37" table:formula="of:=sumiterationactivitypeople([$Planning.GF$2:.GF$62];[.$D26];[.$E26];[.$C26])" office:value-type="string" office:string-value="" calcext:value-type="error">
            <text:p>#NOM ?</text:p>
          </table:table-cell>
          <table:table-cell table:style-name="ce37" table:formula="of:=sumiterationactivitypeople([$Planning.GG$2:.GG$62];[.$D26];[.$E26];[.$C26])" office:value-type="string" office:string-value="" calcext:value-type="error">
            <text:p>#NOM ?</text:p>
          </table:table-cell>
          <table:table-cell table:style-name="ce37" table:formula="of:=sumiterationactivitypeople([$Planning.GH$2:.GH$62];[.$D26];[.$E26];[.$C26])" office:value-type="string" office:string-value="" calcext:value-type="error">
            <text:p>#NOM ?</text:p>
          </table:table-cell>
          <table:table-cell table:style-name="ce37" table:formula="of:=sumiterationactivitypeople([$Planning.GI$2:.GI$62];[.$D26];[.$E26];[.$C26])" office:value-type="string" office:string-value="" calcext:value-type="error">
            <text:p>#NOM ?</text:p>
          </table:table-cell>
          <table:table-cell table:style-name="ce37"/>
          <table:table-cell table:style-name="ce67"/>
          <table:table-cell table:style-name="ce37" table:formula="of:=SUM([.F26:.EV26])" office:value-type="string" office:string-value="" calcext:value-type="error">
            <text:p>#NOM ?</text:p>
          </table:table-cell>
          <table:table-cell table:style-name="ce37" table:formula="of:=SUM([.EV26:.GJ26])" office:value-type="string" office:string-value="" calcext:value-type="error">
            <text:p>#NOM ?</text:p>
          </table:table-cell>
          <table:table-cell table:style-name="ce37" table:formula="of:=SUM([.GM26:.GN26])" office:value-type="string" office:string-value="" calcext:value-type="error">
            <text:p>#NOM ?</text:p>
          </table:table-cell>
          <table:table-cell table:style-name="ce37" table:number-columns-repeated="827"/>
        </table:table-row>
        <table:table-row table:style-name="ro9">
          <table:table-cell table:number-columns-repeated="4"/>
          <table:table-cell table:style-name="ce36"/>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3"/>
          <table:table-cell table:style-name="ce37" table:number-columns-repeated="4"/>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4"/>
          <table:table-cell table:number-columns-repeated="3"/>
          <table:table-cell table:style-name="ce37" table:number-columns-repeated="4"/>
          <table:table-cell table:number-columns-repeated="3"/>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table-cell table:style-name="ce67"/>
          <table:table-cell table:number-columns-repeated="3"/>
          <table:table-cell table:style-name="ce37" table:number-columns-repeated="827"/>
        </table:table-row>
        <table:table-row table:style-name="ro9">
          <table:table-cell table:style-name="ce37" office:value-type="string" calcext:value-type="string">
            <text:p>Total</text:p>
          </table:table-cell>
          <table:table-cell table:style-name="ce37" table:formula="of:=SUM([.F28:.GJ28])" office:value-type="string" office:string-value="" calcext:value-type="error">
            <text:p>#NOM ?</text:p>
          </table:table-cell>
          <table:table-cell table:style-name="ce38" office:value-type="string" calcext:value-type="string">
            <text:p>**</text:p>
          </table:table-cell>
          <table:table-cell table:style-name="ce38"/>
          <table:table-cell table:style-name="ce38" office:value-type="string" calcext:value-type="string">
            <text:p>**</text:p>
          </table:table-cell>
          <table:table-cell table:style-name="ce37" table:formula="of:=SUM([.F3:.F26])" office:value-type="string" office:string-value="" calcext:value-type="error">
            <text:p>#NOM ?</text:p>
          </table:table-cell>
          <table:table-cell table:style-name="ce37" table:formula="of:=SUM([.G3:.G26])" office:value-type="string" office:string-value="" calcext:value-type="error">
            <text:p>#NOM ?</text:p>
          </table:table-cell>
          <table:table-cell table:style-name="ce37" table:formula="of:=SUM([.H3:.H26])" office:value-type="string" office:string-value="" calcext:value-type="error">
            <text:p>#NOM ?</text:p>
          </table:table-cell>
          <table:table-cell table:style-name="ce37" table:formula="of:=SUM([.I3:.I26])" office:value-type="string" office:string-value="" calcext:value-type="error">
            <text:p>#NOM ?</text:p>
          </table:table-cell>
          <table:table-cell table:style-name="ce37" table:formula="of:=SUM([.J3:.J26])" office:value-type="string" office:string-value="" calcext:value-type="error">
            <text:p>#NOM ?</text:p>
          </table:table-cell>
          <table:table-cell table:style-name="ce37" table:number-columns-repeated="2"/>
          <table:table-cell table:style-name="ce37" table:formula="of:=SUM([.M3:.M26])" office:value-type="string" office:string-value="" calcext:value-type="error">
            <text:p>#NOM ?</text:p>
          </table:table-cell>
          <table:table-cell table:style-name="ce37" table:formula="of:=SUM([.N3:.N26])" office:value-type="string" office:string-value="" calcext:value-type="error">
            <text:p>#NOM ?</text:p>
          </table:table-cell>
          <table:table-cell table:style-name="ce37" table:formula="of:=SUM([.O3:.O26])" office:value-type="string" office:string-value="" calcext:value-type="error">
            <text:p>#NOM ?</text:p>
          </table:table-cell>
          <table:table-cell table:style-name="ce37" table:formula="of:=SUM([.P3:.P26])" office:value-type="string" office:string-value="" calcext:value-type="error">
            <text:p>#NOM ?</text:p>
          </table:table-cell>
          <table:table-cell table:style-name="ce37" table:formula="of:=SUM([.Q3:.Q26])" office:value-type="string" office:string-value="" calcext:value-type="error">
            <text:p>#NOM ?</text:p>
          </table:table-cell>
          <table:table-cell table:style-name="ce37" table:number-columns-repeated="2"/>
          <table:table-cell table:style-name="ce37" table:formula="of:=SUM([.T3:.T26])" office:value-type="string" office:string-value="" calcext:value-type="error">
            <text:p>#NOM ?</text:p>
          </table:table-cell>
          <table:table-cell table:style-name="ce37" table:formula="of:=SUM([.U3:.U26])" office:value-type="string" office:string-value="" calcext:value-type="error">
            <text:p>#NOM ?</text:p>
          </table:table-cell>
          <table:table-cell table:style-name="ce37" table:formula="of:=SUM([.V3:.V26])" office:value-type="string" office:string-value="" calcext:value-type="error">
            <text:p>#NOM ?</text:p>
          </table:table-cell>
          <table:table-cell table:style-name="ce37" table:formula="of:=SUM([.W3:.W26])" office:value-type="string" office:string-value="" calcext:value-type="error">
            <text:p>#NOM ?</text:p>
          </table:table-cell>
          <table:table-cell table:style-name="ce37" table:formula="of:=SUM([.X3:.X26])" office:value-type="string" office:string-value="" calcext:value-type="error">
            <text:p>#NOM ?</text:p>
          </table:table-cell>
          <table:table-cell table:style-name="ce37" table:number-columns-repeated="2"/>
          <table:table-cell table:style-name="ce37" table:formula="of:=SUM([.AA3:.AA26])" office:value-type="string" office:string-value="" calcext:value-type="error">
            <text:p>#NOM ?</text:p>
          </table:table-cell>
          <table:table-cell table:style-name="ce37" table:formula="of:=SUM([.AB3:.AB26])" office:value-type="string" office:string-value="" calcext:value-type="error">
            <text:p>#NOM ?</text:p>
          </table:table-cell>
          <table:table-cell table:style-name="ce37" table:formula="of:=SUM([.AC3:.AC26])" office:value-type="string" office:string-value="" calcext:value-type="error">
            <text:p>#NOM ?</text:p>
          </table:table-cell>
          <table:table-cell table:style-name="ce37" table:formula="of:=SUM([.AD3:.AD26])" office:value-type="string" office:string-value="" calcext:value-type="error">
            <text:p>#NOM ?</text:p>
          </table:table-cell>
          <table:table-cell table:style-name="ce37" table:formula="of:=SUM([.AE3:.AE26])" office:value-type="string" office:string-value="" calcext:value-type="error">
            <text:p>#NOM ?</text:p>
          </table:table-cell>
          <table:table-cell table:style-name="ce37" table:number-columns-repeated="2"/>
          <table:table-cell table:style-name="ce37" table:formula="of:=SUM([.AH3:.AH26])" office:value-type="string" office:string-value="" calcext:value-type="error">
            <text:p>#NOM ?</text:p>
          </table:table-cell>
          <table:table-cell table:style-name="ce37" table:formula="of:=SUM([.AI3:.AI26])" office:value-type="string" office:string-value="" calcext:value-type="error">
            <text:p>#NOM ?</text:p>
          </table:table-cell>
          <table:table-cell table:style-name="ce37" table:formula="of:=SUM([.AJ3:.AJ26])" office:value-type="string" office:string-value="" calcext:value-type="error">
            <text:p>#NOM ?</text:p>
          </table:table-cell>
          <table:table-cell table:style-name="ce37" table:formula="of:=SUM([.AK3:.AK26])" office:value-type="string" office:string-value="" calcext:value-type="error">
            <text:p>#NOM ?</text:p>
          </table:table-cell>
          <table:table-cell table:style-name="ce37" table:formula="of:=SUM([.AL3:.AL26])" office:value-type="string" office:string-value="" calcext:value-type="error">
            <text:p>#NOM ?</text:p>
          </table:table-cell>
          <table:table-cell table:style-name="ce37" table:number-columns-repeated="2"/>
          <table:table-cell table:style-name="ce37" table:formula="of:=SUM([.AO3:.AO26])" office:value-type="string" office:string-value="" calcext:value-type="error">
            <text:p>#NOM ?</text:p>
          </table:table-cell>
          <table:table-cell table:style-name="ce37" table:formula="of:=SUM([.AP3:.AP26])" office:value-type="string" office:string-value="" calcext:value-type="error">
            <text:p>#NOM ?</text:p>
          </table:table-cell>
          <table:table-cell table:style-name="ce37" table:formula="of:=SUM([.AQ3:.AQ26])" office:value-type="string" office:string-value="" calcext:value-type="error">
            <text:p>#NOM ?</text:p>
          </table:table-cell>
          <table:table-cell table:style-name="ce37" table:formula="of:=SUM([.AR3:.AR26])" office:value-type="string" office:string-value="" calcext:value-type="error">
            <text:p>#NOM ?</text:p>
          </table:table-cell>
          <table:table-cell table:style-name="ce37" table:formula="of:=SUM([.AS3:.AS26])" office:value-type="string" office:string-value="" calcext:value-type="error">
            <text:p>#NOM ?</text:p>
          </table:table-cell>
          <table:table-cell table:style-name="ce37" table:number-columns-repeated="2"/>
          <table:table-cell table:style-name="ce37" table:formula="of:=SUM([.AV3:.AV26])" office:value-type="string" office:string-value="" calcext:value-type="error">
            <text:p>#NOM ?</text:p>
          </table:table-cell>
          <table:table-cell table:style-name="ce37" table:formula="of:=SUM([.AW3:.AW26])" office:value-type="string" office:string-value="" calcext:value-type="error">
            <text:p>#NOM ?</text:p>
          </table:table-cell>
          <table:table-cell table:style-name="ce37" table:formula="of:=SUM([.AX3:.AX26])" office:value-type="string" office:string-value="" calcext:value-type="error">
            <text:p>#NOM ?</text:p>
          </table:table-cell>
          <table:table-cell table:style-name="ce37" table:formula="of:=SUM([.AY3:.AY26])" office:value-type="string" office:string-value="" calcext:value-type="error">
            <text:p>#NOM ?</text:p>
          </table:table-cell>
          <table:table-cell table:style-name="ce37" table:formula="of:=SUM([.AZ3:.AZ26])" office:value-type="string" office:string-value="" calcext:value-type="error">
            <text:p>#NOM ?</text:p>
          </table:table-cell>
          <table:table-cell table:style-name="ce37" table:number-columns-repeated="2"/>
          <table:table-cell table:style-name="ce37" table:formula="of:=SUM([.BC3:.BC26])" office:value-type="string" office:string-value="" calcext:value-type="error">
            <text:p>#NOM ?</text:p>
          </table:table-cell>
          <table:table-cell table:style-name="ce37" table:formula="of:=SUM([.BD3:.BD26])" office:value-type="string" office:string-value="" calcext:value-type="error">
            <text:p>#NOM ?</text:p>
          </table:table-cell>
          <table:table-cell table:style-name="ce37" table:formula="of:=SUM([.BE3:.BE26])" office:value-type="string" office:string-value="" calcext:value-type="error">
            <text:p>#NOM ?</text:p>
          </table:table-cell>
          <table:table-cell table:style-name="ce37" table:number-columns-repeated="4"/>
          <table:table-cell table:style-name="ce37" table:formula="of:=SUM([.BJ3:.BJ26])" office:value-type="string" office:string-value="" calcext:value-type="error">
            <text:p>#NOM ?</text:p>
          </table:table-cell>
          <table:table-cell table:style-name="ce37" table:formula="of:=SUM([.BK3:.BK26])" office:value-type="string" office:string-value="" calcext:value-type="error">
            <text:p>#NOM ?</text:p>
          </table:table-cell>
          <table:table-cell table:style-name="ce37" table:formula="of:=SUM([.BL3:.BL26])" office:value-type="string" office:string-value="" calcext:value-type="error">
            <text:p>#NOM ?</text:p>
          </table:table-cell>
          <table:table-cell table:style-name="ce37" table:formula="of:=SUM([.BM3:.BM26])" office:value-type="string" office:string-value="" calcext:value-type="error">
            <text:p>#NOM ?</text:p>
          </table:table-cell>
          <table:table-cell table:style-name="ce37" table:formula="of:=SUM([.BN3:.BN26])" office:value-type="string" office:string-value="" calcext:value-type="error">
            <text:p>#NOM ?</text:p>
          </table:table-cell>
          <table:table-cell table:style-name="ce37" table:number-columns-repeated="2"/>
          <table:table-cell table:style-name="ce37" table:formula="of:=SUM([.BQ3:.BQ26])" office:value-type="string" office:string-value="" calcext:value-type="error">
            <text:p>#NOM ?</text:p>
          </table:table-cell>
          <table:table-cell table:style-name="ce37" table:formula="of:=SUM([.BR3:.BR26])" office:value-type="string" office:string-value="" calcext:value-type="error">
            <text:p>#NOM ?</text:p>
          </table:table-cell>
          <table:table-cell table:style-name="ce37" table:formula="of:=SUM([.BS3:.BS26])" office:value-type="string" office:string-value="" calcext:value-type="error">
            <text:p>#NOM ?</text:p>
          </table:table-cell>
          <table:table-cell table:style-name="ce37" table:formula="of:=SUM([.BT3:.BT26])" office:value-type="string" office:string-value="" calcext:value-type="error">
            <text:p>#NOM ?</text:p>
          </table:table-cell>
          <table:table-cell table:style-name="ce37" table:formula="of:=SUM([.BU3:.BU26])" office:value-type="string" office:string-value="" calcext:value-type="error">
            <text:p>#NOM ?</text:p>
          </table:table-cell>
          <table:table-cell table:style-name="ce37" table:number-columns-repeated="2"/>
          <table:table-cell table:style-name="ce37" table:formula="of:=SUM([.BX3:.BX26])" office:value-type="string" office:string-value="" calcext:value-type="error">
            <text:p>#NOM ?</text:p>
          </table:table-cell>
          <table:table-cell table:style-name="ce37" table:formula="of:=SUM([.BY3:.BY26])" office:value-type="string" office:string-value="" calcext:value-type="error">
            <text:p>#NOM ?</text:p>
          </table:table-cell>
          <table:table-cell table:style-name="ce37" table:formula="of:=SUM([.BZ3:.BZ26])" office:value-type="string" office:string-value="" calcext:value-type="error">
            <text:p>#NOM ?</text:p>
          </table:table-cell>
          <table:table-cell table:style-name="ce37" table:formula="of:=SUM([.CA3:.CA26])" office:value-type="string" office:string-value="" calcext:value-type="error">
            <text:p>#NOM ?</text:p>
          </table:table-cell>
          <table:table-cell table:style-name="ce37" table:formula="of:=SUM([.CB3:.CB26])" office:value-type="string" office:string-value="" calcext:value-type="error">
            <text:p>#NOM ?</text:p>
          </table:table-cell>
          <table:table-cell table:style-name="ce37" table:number-columns-repeated="2"/>
          <table:table-cell table:style-name="ce37" table:formula="of:=SUM([.CE3:.CE26])" office:value-type="string" office:string-value="" calcext:value-type="error">
            <text:p>#NOM ?</text:p>
          </table:table-cell>
          <table:table-cell table:style-name="ce37" table:formula="of:=SUM([.CF3:.CF26])" office:value-type="string" office:string-value="" calcext:value-type="error">
            <text:p>#NOM ?</text:p>
          </table:table-cell>
          <table:table-cell table:style-name="ce37" table:formula="of:=SUM([.CG3:.CG26])" office:value-type="string" office:string-value="" calcext:value-type="error">
            <text:p>#NOM ?</text:p>
          </table:table-cell>
          <table:table-cell table:style-name="ce37" table:formula="of:=SUM([.CH3:.CH26])" office:value-type="string" office:string-value="" calcext:value-type="error">
            <text:p>#NOM ?</text:p>
          </table:table-cell>
          <table:table-cell table:style-name="ce37" table:formula="of:=SUM([.CI3:.CI26])" office:value-type="string" office:string-value="" calcext:value-type="error">
            <text:p>#NOM ?</text:p>
          </table:table-cell>
          <table:table-cell table:style-name="ce37" table:number-columns-repeated="2"/>
          <table:table-cell table:style-name="ce37" table:formula="of:=SUM([.CL3:.CL26])" office:value-type="string" office:string-value="" calcext:value-type="error">
            <text:p>#NOM ?</text:p>
          </table:table-cell>
          <table:table-cell table:style-name="ce37" table:formula="of:=SUM([.CM3:.CM26])" office:value-type="string" office:string-value="" calcext:value-type="error">
            <text:p>#NOM ?</text:p>
          </table:table-cell>
          <table:table-cell table:style-name="ce37" table:formula="of:=SUM([.CN3:.CN26])" office:value-type="string" office:string-value="" calcext:value-type="error">
            <text:p>#NOM ?</text:p>
          </table:table-cell>
          <table:table-cell table:style-name="ce37" table:formula="of:=SUM([.CO3:.CO26])" office:value-type="string" office:string-value="" calcext:value-type="error">
            <text:p>#NOM ?</text:p>
          </table:table-cell>
          <table:table-cell table:style-name="ce37" table:formula="of:=SUM([.CP3:.CP26])" office:value-type="string" office:string-value="" calcext:value-type="error">
            <text:p>#NOM ?</text:p>
          </table:table-cell>
          <table:table-cell table:style-name="ce37" table:number-columns-repeated="2"/>
          <table:table-cell table:style-name="ce37" table:formula="of:=SUM([.CS3:.CS26])" office:value-type="string" office:string-value="" calcext:value-type="error">
            <text:p>#NOM ?</text:p>
          </table:table-cell>
          <table:table-cell table:style-name="ce37" table:formula="of:=SUM([.CT3:.CT26])" office:value-type="string" office:string-value="" calcext:value-type="error">
            <text:p>#NOM ?</text:p>
          </table:table-cell>
          <table:table-cell table:style-name="ce37" table:formula="of:=SUM([.CU3:.CU26])" office:value-type="string" office:string-value="" calcext:value-type="error">
            <text:p>#NOM ?</text:p>
          </table:table-cell>
          <table:table-cell table:style-name="ce37" table:formula="of:=SUM([.CV3:.CV26])" office:value-type="string" office:string-value="" calcext:value-type="error">
            <text:p>#NOM ?</text:p>
          </table:table-cell>
          <table:table-cell table:style-name="ce37" table:formula="of:=SUM([.CW3:.CW26])" office:value-type="string" office:string-value="" calcext:value-type="error">
            <text:p>#NOM ?</text:p>
          </table:table-cell>
          <table:table-cell table:style-name="ce37" table:number-columns-repeated="2"/>
          <table:table-cell table:style-name="ce37" table:formula="of:=SUM([.CZ3:.CZ26])" office:value-type="string" office:string-value="" calcext:value-type="error">
            <text:p>#NOM ?</text:p>
          </table:table-cell>
          <table:table-cell table:style-name="ce37" table:formula="of:=SUM([.DA3:.DA26])" office:value-type="string" office:string-value="" calcext:value-type="error">
            <text:p>#NOM ?</text:p>
          </table:table-cell>
          <table:table-cell table:style-name="ce37" table:formula="of:=SUM([.DB3:.DB26])" office:value-type="string" office:string-value="" calcext:value-type="error">
            <text:p>#NOM ?</text:p>
          </table:table-cell>
          <table:table-cell table:style-name="ce37" table:formula="of:=SUM([.DC3:.DC26])" office:value-type="string" office:string-value="" calcext:value-type="error">
            <text:p>#NOM ?</text:p>
          </table:table-cell>
          <table:table-cell table:style-name="ce37" table:formula="of:=SUM([.DD3:.DD26])" office:value-type="string" office:string-value="" calcext:value-type="error">
            <text:p>#NOM ?</text:p>
          </table:table-cell>
          <table:table-cell table:style-name="ce37" table:number-columns-repeated="4"/>
          <table:table-cell table:style-name="ce37" table:formula="of:=SUM([.DI3:.DI26])" office:value-type="string" office:string-value="" calcext:value-type="error">
            <text:p>#NOM ?</text:p>
          </table:table-cell>
          <table:table-cell table:style-name="ce37" table:formula="of:=SUM([.DJ3:.DJ26])" office:value-type="string" office:string-value="" calcext:value-type="error">
            <text:p>#NOM ?</text:p>
          </table:table-cell>
          <table:table-cell table:style-name="ce37" table:formula="of:=SUM([.DK3:.DK26])" office:value-type="string" office:string-value="" calcext:value-type="error">
            <text:p>#NOM ?</text:p>
          </table:table-cell>
          <table:table-cell table:style-name="ce37" table:number-columns-repeated="4"/>
          <table:table-cell table:style-name="ce37" table:formula="of:=SUM([.DP3:.DP26])" office:value-type="string" office:string-value="" calcext:value-type="error">
            <text:p>#NOM ?</text:p>
          </table:table-cell>
          <table:table-cell table:style-name="ce37" table:formula="of:=SUM([.DQ3:.DQ26])" office:value-type="string" office:string-value="" calcext:value-type="error">
            <text:p>#NOM ?</text:p>
          </table:table-cell>
          <table:table-cell table:style-name="ce37" table:formula="of:=SUM([.DR3:.DR26])" office:value-type="string" office:string-value="" calcext:value-type="error">
            <text:p>#NOM ?</text:p>
          </table:table-cell>
          <table:table-cell table:style-name="ce37" table:number-columns-repeated="2"/>
          <table:table-cell table:style-name="ce37" table:formula="of:=SUM([.DU3:.DU26])" office:value-type="string" office:string-value="" calcext:value-type="error">
            <text:p>#NOM ?</text:p>
          </table:table-cell>
          <table:table-cell table:style-name="ce37" table:formula="of:=SUM([.DV3:.DV26])" office:value-type="string" office:string-value="" calcext:value-type="error">
            <text:p>#NOM ?</text:p>
          </table:table-cell>
          <table:table-cell table:style-name="ce37" table:formula="of:=SUM([.DW3:.DW26])" office:value-type="string" office:string-value="" calcext:value-type="error">
            <text:p>#NOM ?</text:p>
          </table:table-cell>
          <table:table-cell table:style-name="ce37" table:formula="of:=SUM([.DX3:.DX26])" office:value-type="string" office:string-value="" calcext:value-type="error">
            <text:p>#NOM ?</text:p>
          </table:table-cell>
          <table:table-cell table:style-name="ce37" table:formula="of:=SUM([.DY3:.DY26])" office:value-type="string" office:string-value="" calcext:value-type="error">
            <text:p>#NOM ?</text:p>
          </table:table-cell>
          <table:table-cell table:style-name="ce37" table:number-columns-repeated="2"/>
          <table:table-cell table:style-name="ce37" table:formula="of:=SUM([.EB3:.EB26])" office:value-type="string" office:string-value="" calcext:value-type="error">
            <text:p>#NOM ?</text:p>
          </table:table-cell>
          <table:table-cell table:style-name="ce37" table:formula="of:=SUM([.EC3:.EC26])" office:value-type="string" office:string-value="" calcext:value-type="error">
            <text:p>#NOM ?</text:p>
          </table:table-cell>
          <table:table-cell table:style-name="ce37" table:formula="of:=SUM([.ED3:.ED26])" office:value-type="string" office:string-value="" calcext:value-type="error">
            <text:p>#NOM ?</text:p>
          </table:table-cell>
          <table:table-cell table:style-name="ce37" table:formula="of:=SUM([.EE3:.EE26])" office:value-type="string" office:string-value="" calcext:value-type="error">
            <text:p>#NOM ?</text:p>
          </table:table-cell>
          <table:table-cell table:style-name="ce37" table:formula="of:=SUM([.EF3:.EF26])" office:value-type="string" office:string-value="" calcext:value-type="error">
            <text:p>#NOM ?</text:p>
          </table:table-cell>
          <table:table-cell table:style-name="ce37" table:number-columns-repeated="2"/>
          <table:table-cell table:style-name="ce37" table:formula="of:=SUM([.EI3:.EI26])" office:value-type="string" office:string-value="" calcext:value-type="error">
            <text:p>#NOM ?</text:p>
          </table:table-cell>
          <table:table-cell table:style-name="ce37" table:formula="of:=SUM([.EJ3:.EJ26])" office:value-type="string" office:string-value="" calcext:value-type="error">
            <text:p>#NOM ?</text:p>
          </table:table-cell>
          <table:table-cell table:style-name="ce37" table:formula="of:=SUM([.EK3:.EK26])" office:value-type="string" office:string-value="" calcext:value-type="error">
            <text:p>#NOM ?</text:p>
          </table:table-cell>
          <table:table-cell table:style-name="ce37" table:formula="of:=SUM([.EL3:.EL26])" office:value-type="string" office:string-value="" calcext:value-type="error">
            <text:p>#NOM ?</text:p>
          </table:table-cell>
          <table:table-cell table:style-name="ce37" table:formula="of:=SUM([.EM3:.EM26])" office:value-type="string" office:string-value="" calcext:value-type="error">
            <text:p>#NOM ?</text:p>
          </table:table-cell>
          <table:table-cell table:style-name="ce37" table:number-columns-repeated="2"/>
          <table:table-cell table:style-name="ce37" table:formula="of:=SUM([.EP3:.EP26])" office:value-type="string" office:string-value="" calcext:value-type="error">
            <text:p>#NOM ?</text:p>
          </table:table-cell>
          <table:table-cell table:style-name="ce37" table:formula="of:=SUM([.EQ3:.EQ26])" office:value-type="string" office:string-value="" calcext:value-type="error">
            <text:p>#NOM ?</text:p>
          </table:table-cell>
          <table:table-cell table:style-name="ce37" table:formula="of:=SUM([.ER3:.ER26])" office:value-type="string" office:string-value="" calcext:value-type="error">
            <text:p>#NOM ?</text:p>
          </table:table-cell>
          <table:table-cell table:style-name="ce37" table:formula="of:=SUM([.ES3:.ES26])" office:value-type="string" office:string-value="" calcext:value-type="error">
            <text:p>#NOM ?</text:p>
          </table:table-cell>
          <table:table-cell table:style-name="ce37" table:formula="of:=SUM([.ET3:.ET26])" office:value-type="string" office:string-value="" calcext:value-type="error">
            <text:p>#NOM ?</text:p>
          </table:table-cell>
          <table:table-cell table:style-name="ce37" table:number-columns-repeated="2"/>
          <table:table-cell table:style-name="ce37" table:formula="of:=SUM([.EW3:.EW26])" office:value-type="string" office:string-value="" calcext:value-type="error">
            <text:p>#NOM ?</text:p>
          </table:table-cell>
          <table:table-cell table:style-name="ce37" table:formula="of:=SUM([.EX3:.EX26])" office:value-type="string" office:string-value="" calcext:value-type="error">
            <text:p>#NOM ?</text:p>
          </table:table-cell>
          <table:table-cell table:style-name="ce37" table:formula="of:=SUM([.EY3:.EY26])" office:value-type="string" office:string-value="" calcext:value-type="error">
            <text:p>#NOM ?</text:p>
          </table:table-cell>
          <table:table-cell table:style-name="ce37" table:formula="of:=SUM([.EZ3:.EZ26])" office:value-type="string" office:string-value="" calcext:value-type="error">
            <text:p>#NOM ?</text:p>
          </table:table-cell>
          <table:table-cell table:style-name="ce37" table:formula="of:=SUM([.FA3:.FA26])" office:value-type="string" office:string-value="" calcext:value-type="error">
            <text:p>#NOM ?</text:p>
          </table:table-cell>
          <table:table-cell table:style-name="ce37" table:number-columns-repeated="2"/>
          <table:table-cell table:style-name="ce37" table:formula="of:=SUM([.FD3:.FD26])" office:value-type="string" office:string-value="" calcext:value-type="error">
            <text:p>#NOM ?</text:p>
          </table:table-cell>
          <table:table-cell table:style-name="ce37" table:formula="of:=SUM([.FE3:.FE26])" office:value-type="string" office:string-value="" calcext:value-type="error">
            <text:p>#NOM ?</text:p>
          </table:table-cell>
          <table:table-cell table:style-name="ce37" table:formula="of:=SUM([.FF3:.FF26])" office:value-type="string" office:string-value="" calcext:value-type="error">
            <text:p>#NOM ?</text:p>
          </table:table-cell>
          <table:table-cell table:style-name="ce37" table:formula="of:=SUM([.FG3:.FG26])" office:value-type="string" office:string-value="" calcext:value-type="error">
            <text:p>#NOM ?</text:p>
          </table:table-cell>
          <table:table-cell table:style-name="ce37" table:formula="of:=SUM([.FH3:.FH26])" office:value-type="string" office:string-value="" calcext:value-type="error">
            <text:p>#NOM ?</text:p>
          </table:table-cell>
          <table:table-cell table:style-name="ce37" table:number-columns-repeated="2"/>
          <table:table-cell table:style-name="ce37" table:formula="of:=SUM([.FK3:.FK26])" office:value-type="string" office:string-value="" calcext:value-type="error">
            <text:p>#NOM ?</text:p>
          </table:table-cell>
          <table:table-cell table:style-name="ce37" table:formula="of:=SUM([.FL3:.FL26])" office:value-type="string" office:string-value="" calcext:value-type="error">
            <text:p>#NOM ?</text:p>
          </table:table-cell>
          <table:table-cell table:style-name="ce37" table:formula="of:=SUM([.FM3:.FM26])" office:value-type="string" office:string-value="" calcext:value-type="error">
            <text:p>#NOM ?</text:p>
          </table:table-cell>
          <table:table-cell table:style-name="ce37" table:formula="of:=SUM([.FN3:.FN26])" office:value-type="string" office:string-value="" calcext:value-type="error">
            <text:p>#NOM ?</text:p>
          </table:table-cell>
          <table:table-cell table:style-name="ce37" table:formula="of:=SUM([.FO3:.FO26])" office:value-type="string" office:string-value="" calcext:value-type="error">
            <text:p>#NOM ?</text:p>
          </table:table-cell>
          <table:table-cell table:style-name="ce37" table:number-columns-repeated="2"/>
          <table:table-cell table:style-name="ce37" table:formula="of:=SUM([.FR3:.FR26])" office:value-type="string" office:string-value="" calcext:value-type="error">
            <text:p>#NOM ?</text:p>
          </table:table-cell>
          <table:table-cell table:style-name="ce37" table:formula="of:=SUM([.FS3:.FS26])" office:value-type="string" office:string-value="" calcext:value-type="error">
            <text:p>#NOM ?</text:p>
          </table:table-cell>
          <table:table-cell table:style-name="ce37" table:formula="of:=SUM([.FT3:.FT26])" office:value-type="string" office:string-value="" calcext:value-type="error">
            <text:p>#NOM ?</text:p>
          </table:table-cell>
          <table:table-cell table:style-name="ce37" table:formula="of:=SUM([.FU3:.FU26])" office:value-type="string" office:string-value="" calcext:value-type="error">
            <text:p>#NOM ?</text:p>
          </table:table-cell>
          <table:table-cell table:style-name="ce37" table:formula="of:=SUM([.FV3:.FV26])" office:value-type="string" office:string-value="" calcext:value-type="error">
            <text:p>#NOM ?</text:p>
          </table:table-cell>
          <table:table-cell table:style-name="ce37" table:number-columns-repeated="2"/>
          <table:table-cell table:style-name="ce37" table:formula="of:=SUM([.FY3:.FY26])" office:value-type="string" office:string-value="" calcext:value-type="error">
            <text:p>#NOM ?</text:p>
          </table:table-cell>
          <table:table-cell table:style-name="ce37" table:formula="of:=SUM([.FZ3:.FZ26])" office:value-type="string" office:string-value="" calcext:value-type="error">
            <text:p>#NOM ?</text:p>
          </table:table-cell>
          <table:table-cell table:style-name="ce37" table:formula="of:=SUM([.GA3:.GA26])" office:value-type="string" office:string-value="" calcext:value-type="error">
            <text:p>#NOM ?</text:p>
          </table:table-cell>
          <table:table-cell table:style-name="ce37" table:formula="of:=SUM([.GB3:.GB26])" office:value-type="string" office:string-value="" calcext:value-type="error">
            <text:p>#NOM ?</text:p>
          </table:table-cell>
          <table:table-cell table:style-name="ce37" table:formula="of:=SUM([.GC3:.GC26])" office:value-type="string" office:string-value="" calcext:value-type="error">
            <text:p>#NOM ?</text:p>
          </table:table-cell>
          <table:table-cell table:style-name="ce37" table:number-columns-repeated="2"/>
          <table:table-cell table:style-name="ce37" table:formula="of:=SUM([.GF3:.GF26])" office:value-type="string" office:string-value="" calcext:value-type="error">
            <text:p>#NOM ?</text:p>
          </table:table-cell>
          <table:table-cell table:style-name="ce37" table:formula="of:=SUM([.GG3:.GG26])" office:value-type="string" office:string-value="" calcext:value-type="error">
            <text:p>#NOM ?</text:p>
          </table:table-cell>
          <table:table-cell table:style-name="ce37" table:formula="of:=SUM([.GH3:.GH26])" office:value-type="string" office:string-value="" calcext:value-type="error">
            <text:p>#NOM ?</text:p>
          </table:table-cell>
          <table:table-cell table:style-name="ce37" table:formula="of:=SUM([.GI3:.GI26])" office:value-type="string" office:string-value="" calcext:value-type="error">
            <text:p>#NOM ?</text:p>
          </table:table-cell>
          <table:table-cell table:style-name="ce37" table:formula="of:=SUM([.GJ3:.GJ26])" office:value-type="string" office:string-value="" calcext:value-type="error">
            <text:p>#NOM ?</text:p>
          </table:table-cell>
          <table:table-cell table:style-name="ce37"/>
          <table:table-cell table:style-name="ce67"/>
          <table:table-cell table:style-name="ce37" table:formula="of:=SUM([.F28:.EV28])" office:value-type="string" office:string-value="" calcext:value-type="error">
            <text:p>#NOM ?</text:p>
          </table:table-cell>
          <table:table-cell table:style-name="ce37" table:formula="of:=SUM([.EV28:.GJ28])" office:value-type="string" office:string-value="" calcext:value-type="error">
            <text:p>#NOM ?</text:p>
          </table:table-cell>
          <table:table-cell table:style-name="ce37" table:formula="of:=SUM([.GM28:.GN28])" office:value-type="string" office:string-value="" calcext:value-type="error">
            <text:p>#NOM ?</text:p>
          </table:table-cell>
          <table:table-cell table:style-name="ce37" table:number-columns-repeated="827"/>
        </table:table-row>
        <table:table-row table:style-name="ro9">
          <table:table-cell table:number-columns-repeated="4"/>
          <table:table-cell table:style-name="ce36"/>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3"/>
          <table:table-cell table:style-name="ce37" table:number-columns-repeated="4"/>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4"/>
          <table:table-cell table:number-columns-repeated="3"/>
          <table:table-cell table:style-name="ce37" table:number-columns-repeated="4"/>
          <table:table-cell table:number-columns-repeated="3"/>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number-columns-repeated="2"/>
          <table:table-cell table:number-columns-repeated="5"/>
          <table:table-cell table:style-name="ce37"/>
          <table:table-cell table:style-name="ce67"/>
          <table:table-cell table:number-columns-repeated="3"/>
          <table:table-cell table:style-name="ce37" table:number-columns-repeated="827"/>
        </table:table-row>
        <table:table-row table:style-name="ro9">
          <table:table-cell table:style-name="ce37" office:value-type="string" calcext:value-type="string">
            <text:p>Hors Projet</text:p>
          </table:table-cell>
          <table:table-cell table:style-name="ce37" table:formula="of:=SUM([.F30:.GJ30])" office:value-type="string" office:string-value="" calcext:value-type="error">
            <text:p>#NOM ?</text:p>
          </table:table-cell>
          <table:table-cell table:style-name="ce37" office:value-type="string" calcext:value-type="string">
            <text:p>**</text:p>
          </table:table-cell>
          <table:table-cell table:style-name="ce37" office:value-type="float" office:value="99" calcext:value-type="float">
            <text:p>99</text:p>
          </table:table-cell>
          <table:table-cell table:style-name="ce166" office:value-type="string" calcext:value-type="string">
            <text:p>aa</text:p>
          </table:table-cell>
          <table:table-cell table:style-name="ce37" table:formula="of:=sumiterationactivitypeople([$Planning.E$2:.E$62];[.$D30];[.$E30];[.$C30])" office:value-type="string" office:string-value="" calcext:value-type="error">
            <text:p>#NOM ?</text:p>
          </table:table-cell>
          <table:table-cell table:style-name="ce37" table:formula="of:=sumiterationactivitypeople([$Planning.F$2:.F$62];[.$D30];[.$E30];[.$C30])" office:value-type="string" office:string-value="" calcext:value-type="error">
            <text:p>#NOM ?</text:p>
          </table:table-cell>
          <table:table-cell table:style-name="ce37" table:formula="of:=sumiterationactivitypeople([$Planning.G$2:.G$62];[.$D30];[.$E30];[.$C30])" office:value-type="string" office:string-value="" calcext:value-type="error">
            <text:p>#NOM ?</text:p>
          </table:table-cell>
          <table:table-cell table:style-name="ce37" table:formula="of:=sumiterationactivitypeople([$Planning.H$2:.H$62];[.$D30];[.$E30];[.$C30])" office:value-type="string" office:string-value="" calcext:value-type="error">
            <text:p>#NOM ?</text:p>
          </table:table-cell>
          <table:table-cell table:style-name="ce37" table:formula="of:=sumiterationactivitypeople([$Planning.I$2:.I$62];[.$D30];[.$E30];[.$C30])" office:value-type="string" office:string-value="" calcext:value-type="error">
            <text:p>#NOM ?</text:p>
          </table:table-cell>
          <table:table-cell table:style-name="ce37" table:number-columns-repeated="2"/>
          <table:table-cell table:style-name="ce37" table:formula="of:=sumiterationactivitypeople([$Planning.L$2:.L$62];[.$D30];[.$E30];[.$C30])" office:value-type="string" office:string-value="" calcext:value-type="error">
            <text:p>#NOM ?</text:p>
          </table:table-cell>
          <table:table-cell table:style-name="ce37" table:formula="of:=sumiterationactivitypeople([$Planning.M$2:.M$62];[.$D30];[.$E30];[.$C30])" office:value-type="string" office:string-value="" calcext:value-type="error">
            <text:p>#NOM ?</text:p>
          </table:table-cell>
          <table:table-cell table:style-name="ce37" table:formula="of:=sumiterationactivitypeople([$Planning.N$2:.N$62];[.$D30];[.$E30];[.$C30])" office:value-type="string" office:string-value="" calcext:value-type="error">
            <text:p>#NOM ?</text:p>
          </table:table-cell>
          <table:table-cell table:style-name="ce37" table:formula="of:=sumiterationactivitypeople([$Planning.O$2:.O$62];[.$D30];[.$E30];[.$C30])" office:value-type="string" office:string-value="" calcext:value-type="error">
            <text:p>#NOM ?</text:p>
          </table:table-cell>
          <table:table-cell table:style-name="ce37" table:formula="of:=sumiterationactivitypeople([$Planning.P$2:.P$62];[.$D30];[.$E30];[.$C30])" office:value-type="string" office:string-value="" calcext:value-type="error">
            <text:p>#NOM ?</text:p>
          </table:table-cell>
          <table:table-cell table:style-name="ce37" table:number-columns-repeated="2"/>
          <table:table-cell table:style-name="ce37" table:formula="of:=sumiterationactivitypeople([$Planning.S$2:.S$62];[.$D30];[.$E30];[.$C30])" office:value-type="string" office:string-value="" calcext:value-type="error">
            <text:p>#NOM ?</text:p>
          </table:table-cell>
          <table:table-cell table:style-name="ce37" table:formula="of:=sumiterationactivitypeople([$Planning.T$2:.T$62];[.$D30];[.$E30];[.$C30])" office:value-type="string" office:string-value="" calcext:value-type="error">
            <text:p>#NOM ?</text:p>
          </table:table-cell>
          <table:table-cell table:style-name="ce37" table:formula="of:=sumiterationactivitypeople([$Planning.U$2:.U$62];[.$D30];[.$E30];[.$C30])" office:value-type="string" office:string-value="" calcext:value-type="error">
            <text:p>#NOM ?</text:p>
          </table:table-cell>
          <table:table-cell table:style-name="ce37" table:formula="of:=sumiterationactivitypeople([$Planning.V$2:.V$62];[.$D30];[.$E30];[.$C30])" office:value-type="string" office:string-value="" calcext:value-type="error">
            <text:p>#NOM ?</text:p>
          </table:table-cell>
          <table:table-cell table:style-name="ce37" table:formula="of:=sumiterationactivitypeople([$Planning.W$2:.W$62];[.$D30];[.$E30];[.$C30])" office:value-type="string" office:string-value="" calcext:value-type="error">
            <text:p>#NOM ?</text:p>
          </table:table-cell>
          <table:table-cell table:style-name="ce37" table:number-columns-repeated="2"/>
          <table:table-cell table:style-name="ce37" table:formula="of:=sumiterationactivitypeople([$Planning.Z$2:.Z$62];[.$D30];[.$E30];[.$C30])" office:value-type="string" office:string-value="" calcext:value-type="error">
            <text:p>#NOM ?</text:p>
          </table:table-cell>
          <table:table-cell table:style-name="ce37" table:formula="of:=sumiterationactivitypeople([$Planning.AA$2:.AA$62];[.$D30];[.$E30];[.$C30])" office:value-type="string" office:string-value="" calcext:value-type="error">
            <text:p>#NOM ?</text:p>
          </table:table-cell>
          <table:table-cell table:style-name="ce37" table:formula="of:=sumiterationactivitypeople([$Planning.AB$2:.AB$62];[.$D30];[.$E30];[.$C30])" office:value-type="string" office:string-value="" calcext:value-type="error">
            <text:p>#NOM ?</text:p>
          </table:table-cell>
          <table:table-cell table:style-name="ce37" table:formula="of:=sumiterationactivitypeople([$Planning.AC$2:.AC$62];[.$D30];[.$E30];[.$C30])" office:value-type="string" office:string-value="" calcext:value-type="error">
            <text:p>#NOM ?</text:p>
          </table:table-cell>
          <table:table-cell table:style-name="ce37" table:formula="of:=sumiterationactivitypeople([$Planning.AD$2:.AD$62];[.$D30];[.$E30];[.$C30])" office:value-type="string" office:string-value="" calcext:value-type="error">
            <text:p>#NOM ?</text:p>
          </table:table-cell>
          <table:table-cell table:style-name="ce37" table:number-columns-repeated="2"/>
          <table:table-cell table:style-name="ce37" table:formula="of:=sumiterationactivitypeople([$Planning.AG$2:.AG$62];[.$D30];[.$E30];[.$C30])" office:value-type="string" office:string-value="" calcext:value-type="error">
            <text:p>#NOM ?</text:p>
          </table:table-cell>
          <table:table-cell table:style-name="ce37" table:formula="of:=sumiterationactivitypeople([$Planning.AH$2:.AH$62];[.$D30];[.$E30];[.$C30])" office:value-type="string" office:string-value="" calcext:value-type="error">
            <text:p>#NOM ?</text:p>
          </table:table-cell>
          <table:table-cell table:style-name="ce37" table:formula="of:=sumiterationactivitypeople([$Planning.AI$2:.AI$62];[.$D30];[.$E30];[.$C30])" office:value-type="string" office:string-value="" calcext:value-type="error">
            <text:p>#NOM ?</text:p>
          </table:table-cell>
          <table:table-cell table:style-name="ce37" table:formula="of:=sumiterationactivitypeople([$Planning.AJ$2:.AJ$62];[.$D30];[.$E30];[.$C30])" office:value-type="string" office:string-value="" calcext:value-type="error">
            <text:p>#NOM ?</text:p>
          </table:table-cell>
          <table:table-cell table:style-name="ce37" table:formula="of:=sumiterationactivitypeople([$Planning.AK$2:.AK$62];[.$D30];[.$E30];[.$C30])" office:value-type="string" office:string-value="" calcext:value-type="error">
            <text:p>#NOM ?</text:p>
          </table:table-cell>
          <table:table-cell table:style-name="ce37" table:number-columns-repeated="2"/>
          <table:table-cell table:style-name="ce37" table:formula="of:=sumiterationactivitypeople([$Planning.AN$2:.AN$62];[.$D30];[.$E30];[.$C30])" office:value-type="string" office:string-value="" calcext:value-type="error">
            <text:p>#NOM ?</text:p>
          </table:table-cell>
          <table:table-cell table:style-name="ce37" table:formula="of:=sumiterationactivitypeople([$Planning.AO$2:.AO$62];[.$D30];[.$E30];[.$C30])" office:value-type="string" office:string-value="" calcext:value-type="error">
            <text:p>#NOM ?</text:p>
          </table:table-cell>
          <table:table-cell table:style-name="ce37" table:formula="of:=sumiterationactivitypeople([$Planning.AP$2:.AP$62];[.$D30];[.$E30];[.$C30])" office:value-type="string" office:string-value="" calcext:value-type="error">
            <text:p>#NOM ?</text:p>
          </table:table-cell>
          <table:table-cell table:style-name="ce37" table:formula="of:=sumiterationactivitypeople([$Planning.AQ$2:.AQ$62];[.$D30];[.$E30];[.$C30])" office:value-type="string" office:string-value="" calcext:value-type="error">
            <text:p>#NOM ?</text:p>
          </table:table-cell>
          <table:table-cell table:style-name="ce37" table:formula="of:=sumiterationactivitypeople([$Planning.AR$2:.AR$62];[.$D30];[.$E30];[.$C30])" office:value-type="string" office:string-value="" calcext:value-type="error">
            <text:p>#NOM ?</text:p>
          </table:table-cell>
          <table:table-cell table:style-name="ce37" table:number-columns-repeated="2"/>
          <table:table-cell table:style-name="ce37" table:formula="of:=sumiterationactivitypeople([$Planning.AU$2:.AU$62];[.$D30];[.$E30];[.$C30])" office:value-type="string" office:string-value="" calcext:value-type="error">
            <text:p>#NOM ?</text:p>
          </table:table-cell>
          <table:table-cell table:style-name="ce37" table:formula="of:=sumiterationactivitypeople([$Planning.AV$2:.AV$62];[.$D30];[.$E30];[.$C30])" office:value-type="string" office:string-value="" calcext:value-type="error">
            <text:p>#NOM ?</text:p>
          </table:table-cell>
          <table:table-cell table:style-name="ce37" table:formula="of:=sumiterationactivitypeople([$Planning.AW$2:.AW$62];[.$D30];[.$E30];[.$C30])" office:value-type="string" office:string-value="" calcext:value-type="error">
            <text:p>#NOM ?</text:p>
          </table:table-cell>
          <table:table-cell table:style-name="ce37" table:formula="of:=sumiterationactivitypeople([$Planning.AX$2:.AX$62];[.$D30];[.$E30];[.$C30])" office:value-type="string" office:string-value="" calcext:value-type="error">
            <text:p>#NOM ?</text:p>
          </table:table-cell>
          <table:table-cell table:style-name="ce37" table:formula="of:=sumiterationactivitypeople([$Planning.AY$2:.AY$62];[.$D30];[.$E30];[.$C30])" office:value-type="string" office:string-value="" calcext:value-type="error">
            <text:p>#NOM ?</text:p>
          </table:table-cell>
          <table:table-cell table:style-name="ce37" table:number-columns-repeated="2"/>
          <table:table-cell table:style-name="ce37" table:formula="of:=sumiterationactivitypeople([$Planning.BB$2:.BB$62];[.$D30];[.$E30];[.$C30])" office:value-type="string" office:string-value="" calcext:value-type="error">
            <text:p>#NOM ?</text:p>
          </table:table-cell>
          <table:table-cell table:style-name="ce37" table:formula="of:=sumiterationactivitypeople([$Planning.BC$2:.BC$62];[.$D30];[.$E30];[.$C30])" office:value-type="string" office:string-value="" calcext:value-type="error">
            <text:p>#NOM ?</text:p>
          </table:table-cell>
          <table:table-cell table:style-name="ce37" table:formula="of:=sumiterationactivitypeople([$Planning.BD$2:.BD$62];[.$D30];[.$E30];[.$C30])" office:value-type="string" office:string-value="" calcext:value-type="error">
            <text:p>#NOM ?</text:p>
          </table:table-cell>
          <table:table-cell table:style-name="ce37" table:number-columns-repeated="4"/>
          <table:table-cell table:style-name="ce37" table:formula="of:=sumiterationactivitypeople([$Planning.BI$2:.BI$62];[.$D30];[.$E30];[.$C30])" office:value-type="string" office:string-value="" calcext:value-type="error">
            <text:p>#NOM ?</text:p>
          </table:table-cell>
          <table:table-cell table:style-name="ce37" table:formula="of:=sumiterationactivitypeople([$Planning.BJ$2:.BJ$62];[.$D30];[.$E30];[.$C30])" office:value-type="string" office:string-value="" calcext:value-type="error">
            <text:p>#NOM ?</text:p>
          </table:table-cell>
          <table:table-cell table:style-name="ce37" table:formula="of:=sumiterationactivitypeople([$Planning.BK$2:.BK$62];[.$D30];[.$E30];[.$C30])" office:value-type="string" office:string-value="" calcext:value-type="error">
            <text:p>#NOM ?</text:p>
          </table:table-cell>
          <table:table-cell table:style-name="ce37" table:formula="of:=sumiterationactivitypeople([$Planning.BL$2:.BL$62];[.$D30];[.$E30];[.$C30])" office:value-type="string" office:string-value="" calcext:value-type="error">
            <text:p>#NOM ?</text:p>
          </table:table-cell>
          <table:table-cell table:style-name="ce37" table:formula="of:=sumiterationactivitypeople([$Planning.BM$2:.BM$62];[.$D30];[.$E30];[.$C30])" office:value-type="string" office:string-value="" calcext:value-type="error">
            <text:p>#NOM ?</text:p>
          </table:table-cell>
          <table:table-cell table:style-name="ce37" table:number-columns-repeated="2"/>
          <table:table-cell table:style-name="ce37" table:formula="of:=sumiterationactivitypeople([$Planning.BP$2:.BP$62];[.$D30];[.$E30];[.$C30])" office:value-type="string" office:string-value="" calcext:value-type="error">
            <text:p>#NOM ?</text:p>
          </table:table-cell>
          <table:table-cell table:style-name="ce37" table:formula="of:=sumiterationactivitypeople([$Planning.BQ$2:.BQ$62];[.$D30];[.$E30];[.$C30])" office:value-type="string" office:string-value="" calcext:value-type="error">
            <text:p>#NOM ?</text:p>
          </table:table-cell>
          <table:table-cell table:style-name="ce37" table:formula="of:=sumiterationactivitypeople([$Planning.BR$2:.BR$62];[.$D30];[.$E30];[.$C30])" office:value-type="string" office:string-value="" calcext:value-type="error">
            <text:p>#NOM ?</text:p>
          </table:table-cell>
          <table:table-cell table:style-name="ce37" table:formula="of:=sumiterationactivitypeople([$Planning.BS$2:.BS$62];[.$D30];[.$E30];[.$C30])" office:value-type="string" office:string-value="" calcext:value-type="error">
            <text:p>#NOM ?</text:p>
          </table:table-cell>
          <table:table-cell table:style-name="ce37" table:formula="of:=sumiterationactivitypeople([$Planning.BT$2:.BT$62];[.$D30];[.$E30];[.$C30])" office:value-type="string" office:string-value="" calcext:value-type="error">
            <text:p>#NOM ?</text:p>
          </table:table-cell>
          <table:table-cell table:style-name="ce37" table:number-columns-repeated="2"/>
          <table:table-cell table:style-name="ce37" table:formula="of:=sumiterationactivitypeople([$Planning.BW$2:.BW$62];[.$D30];[.$E30];[.$C30])" office:value-type="string" office:string-value="" calcext:value-type="error">
            <text:p>#NOM ?</text:p>
          </table:table-cell>
          <table:table-cell table:style-name="ce37" table:formula="of:=sumiterationactivitypeople([$Planning.BX$2:.BX$62];[.$D30];[.$E30];[.$C30])" office:value-type="string" office:string-value="" calcext:value-type="error">
            <text:p>#NOM ?</text:p>
          </table:table-cell>
          <table:table-cell table:style-name="ce37" table:formula="of:=sumiterationactivitypeople([$Planning.BY$2:.BY$62];[.$D30];[.$E30];[.$C30])" office:value-type="string" office:string-value="" calcext:value-type="error">
            <text:p>#NOM ?</text:p>
          </table:table-cell>
          <table:table-cell table:style-name="ce37" table:formula="of:=sumiterationactivitypeople([$Planning.BZ$2:.BZ$62];[.$D30];[.$E30];[.$C30])" office:value-type="string" office:string-value="" calcext:value-type="error">
            <text:p>#NOM ?</text:p>
          </table:table-cell>
          <table:table-cell table:style-name="ce37" table:formula="of:=sumiterationactivitypeople([$Planning.CA$2:.CA$62];[.$D30];[.$E30];[.$C30])" office:value-type="string" office:string-value="" calcext:value-type="error">
            <text:p>#NOM ?</text:p>
          </table:table-cell>
          <table:table-cell table:style-name="ce37" table:number-columns-repeated="2"/>
          <table:table-cell table:style-name="ce37" table:formula="of:=sumiterationactivitypeople([$Planning.CD$2:.CD$62];[.$D30];[.$E30];[.$C30])" office:value-type="string" office:string-value="" calcext:value-type="error">
            <text:p>#NOM ?</text:p>
          </table:table-cell>
          <table:table-cell table:style-name="ce37" table:formula="of:=sumiterationactivitypeople([$Planning.CE$2:.CE$62];[.$D30];[.$E30];[.$C30])" office:value-type="string" office:string-value="" calcext:value-type="error">
            <text:p>#NOM ?</text:p>
          </table:table-cell>
          <table:table-cell table:style-name="ce37" table:formula="of:=sumiterationactivitypeople([$Planning.CF$2:.CF$62];[.$D30];[.$E30];[.$C30])" office:value-type="string" office:string-value="" calcext:value-type="error">
            <text:p>#NOM ?</text:p>
          </table:table-cell>
          <table:table-cell table:style-name="ce37" table:formula="of:=sumiterationactivitypeople([$Planning.CG$2:.CG$62];[.$D30];[.$E30];[.$C30])" office:value-type="string" office:string-value="" calcext:value-type="error">
            <text:p>#NOM ?</text:p>
          </table:table-cell>
          <table:table-cell table:style-name="ce37" table:formula="of:=sumiterationactivitypeople([$Planning.CH$2:.CH$62];[.$D30];[.$E30];[.$C30])" office:value-type="string" office:string-value="" calcext:value-type="error">
            <text:p>#NOM ?</text:p>
          </table:table-cell>
          <table:table-cell table:style-name="ce37" table:number-columns-repeated="2"/>
          <table:table-cell table:style-name="ce37" table:formula="of:=sumiterationactivitypeople([$Planning.CK$2:.CK$62];[.$D30];[.$E30];[.$C30])" office:value-type="string" office:string-value="" calcext:value-type="error">
            <text:p>#NOM ?</text:p>
          </table:table-cell>
          <table:table-cell table:style-name="ce37" table:formula="of:=sumiterationactivitypeople([$Planning.CL$2:.CL$62];[.$D30];[.$E30];[.$C30])" office:value-type="string" office:string-value="" calcext:value-type="error">
            <text:p>#NOM ?</text:p>
          </table:table-cell>
          <table:table-cell table:style-name="ce37" table:formula="of:=sumiterationactivitypeople([$Planning.CM$2:.CM$62];[.$D30];[.$E30];[.$C30])" office:value-type="string" office:string-value="" calcext:value-type="error">
            <text:p>#NOM ?</text:p>
          </table:table-cell>
          <table:table-cell table:style-name="ce37" table:formula="of:=sumiterationactivitypeople([$Planning.CN$2:.CN$62];[.$D30];[.$E30];[.$C30])" office:value-type="string" office:string-value="" calcext:value-type="error">
            <text:p>#NOM ?</text:p>
          </table:table-cell>
          <table:table-cell table:style-name="ce37" table:formula="of:=sumiterationactivitypeople([$Planning.CO$2:.CO$62];[.$D30];[.$E30];[.$C30])" office:value-type="string" office:string-value="" calcext:value-type="error">
            <text:p>#NOM ?</text:p>
          </table:table-cell>
          <table:table-cell table:style-name="ce37" table:number-columns-repeated="2"/>
          <table:table-cell table:style-name="ce37" table:formula="of:=sumiterationactivitypeople([$Planning.CR$2:.CR$62];[.$D30];[.$E30];[.$C30])" office:value-type="string" office:string-value="" calcext:value-type="error">
            <text:p>#NOM ?</text:p>
          </table:table-cell>
          <table:table-cell table:style-name="ce37" table:formula="of:=sumiterationactivitypeople([$Planning.CS$2:.CS$62];[.$D30];[.$E30];[.$C30])" office:value-type="string" office:string-value="" calcext:value-type="error">
            <text:p>#NOM ?</text:p>
          </table:table-cell>
          <table:table-cell table:style-name="ce37" table:formula="of:=sumiterationactivitypeople([$Planning.CT$2:.CT$62];[.$D30];[.$E30];[.$C30])" office:value-type="string" office:string-value="" calcext:value-type="error">
            <text:p>#NOM ?</text:p>
          </table:table-cell>
          <table:table-cell table:style-name="ce37" table:formula="of:=sumiterationactivitypeople([$Planning.CU$2:.CU$62];[.$D30];[.$E30];[.$C30])" office:value-type="string" office:string-value="" calcext:value-type="error">
            <text:p>#NOM ?</text:p>
          </table:table-cell>
          <table:table-cell table:style-name="ce37" table:formula="of:=sumiterationactivitypeople([$Planning.CV$2:.CV$62];[.$D30];[.$E30];[.$C30])" office:value-type="string" office:string-value="" calcext:value-type="error">
            <text:p>#NOM ?</text:p>
          </table:table-cell>
          <table:table-cell table:style-name="ce37" table:number-columns-repeated="2"/>
          <table:table-cell table:style-name="ce37" table:formula="of:=sumiterationactivitypeople([$Planning.CY$2:.CY$62];[.$D30];[.$E30];[.$C30])" office:value-type="string" office:string-value="" calcext:value-type="error">
            <text:p>#NOM ?</text:p>
          </table:table-cell>
          <table:table-cell table:style-name="ce37" table:formula="of:=sumiterationactivitypeople([$Planning.CZ$2:.CZ$62];[.$D30];[.$E30];[.$C30])" office:value-type="string" office:string-value="" calcext:value-type="error">
            <text:p>#NOM ?</text:p>
          </table:table-cell>
          <table:table-cell table:style-name="ce37" table:formula="of:=sumiterationactivitypeople([$Planning.DA$2:.DA$62];[.$D30];[.$E30];[.$C30])" office:value-type="string" office:string-value="" calcext:value-type="error">
            <text:p>#NOM ?</text:p>
          </table:table-cell>
          <table:table-cell table:style-name="ce37" table:formula="of:=sumiterationactivitypeople([$Planning.DB$2:.DB$62];[.$D30];[.$E30];[.$C30])" office:value-type="string" office:string-value="" calcext:value-type="error">
            <text:p>#NOM ?</text:p>
          </table:table-cell>
          <table:table-cell table:style-name="ce37" table:formula="of:=sumiterationactivitypeople([$Planning.DC$2:.DC$62];[.$D30];[.$E30];[.$C30])" office:value-type="string" office:string-value="" calcext:value-type="error">
            <text:p>#NOM ?</text:p>
          </table:table-cell>
          <table:table-cell table:style-name="ce37" table:number-columns-repeated="4"/>
          <table:table-cell table:style-name="ce37" table:formula="of:=sumiterationactivitypeople([$Planning.DH$2:.DH$62];[.$D30];[.$E30];[.$C30])" office:value-type="string" office:string-value="" calcext:value-type="error">
            <text:p>#NOM ?</text:p>
          </table:table-cell>
          <table:table-cell table:style-name="ce37" table:formula="of:=sumiterationactivitypeople([$Planning.DI$2:.DI$62];[.$D30];[.$E30];[.$C30])" office:value-type="string" office:string-value="" calcext:value-type="error">
            <text:p>#NOM ?</text:p>
          </table:table-cell>
          <table:table-cell table:style-name="ce37" table:formula="of:=sumiterationactivitypeople([$Planning.DJ$2:.DJ$62];[.$D30];[.$E30];[.$C30])" office:value-type="string" office:string-value="" calcext:value-type="error">
            <text:p>#NOM ?</text:p>
          </table:table-cell>
          <table:table-cell table:style-name="ce37" table:number-columns-repeated="4"/>
          <table:table-cell table:style-name="ce37" table:formula="of:=sumiterationactivitypeople([$Planning.DO$2:.DO$62];[.$D30];[.$E30];[.$C30])" office:value-type="string" office:string-value="" calcext:value-type="error">
            <text:p>#NOM ?</text:p>
          </table:table-cell>
          <table:table-cell table:style-name="ce37" table:formula="of:=sumiterationactivitypeople([$Planning.DP$2:.DP$62];[.$D30];[.$E30];[.$C30])" office:value-type="string" office:string-value="" calcext:value-type="error">
            <text:p>#NOM ?</text:p>
          </table:table-cell>
          <table:table-cell table:style-name="ce37" table:formula="of:=sumiterationactivitypeople([$Planning.DQ$2:.DQ$62];[.$D30];[.$E30];[.$C30])" office:value-type="string" office:string-value="" calcext:value-type="error">
            <text:p>#NOM ?</text:p>
          </table:table-cell>
          <table:table-cell table:style-name="ce37" table:number-columns-repeated="2"/>
          <table:table-cell table:style-name="ce37" table:formula="of:=sumiterationactivitypeople([$Planning.DT$2:.DT$62];[.$D30];[.$E30];[.$C30])" office:value-type="string" office:string-value="" calcext:value-type="error">
            <text:p>#NOM ?</text:p>
          </table:table-cell>
          <table:table-cell table:style-name="ce37" table:formula="of:=sumiterationactivitypeople([$Planning.DU$2:.DU$62];[.$D30];[.$E30];[.$C30])" office:value-type="string" office:string-value="" calcext:value-type="error">
            <text:p>#NOM ?</text:p>
          </table:table-cell>
          <table:table-cell table:style-name="ce37" table:formula="of:=sumiterationactivitypeople([$Planning.DV$2:.DV$62];[.$D30];[.$E30];[.$C30])" office:value-type="string" office:string-value="" calcext:value-type="error">
            <text:p>#NOM ?</text:p>
          </table:table-cell>
          <table:table-cell table:style-name="ce37" table:formula="of:=sumiterationactivitypeople([$Planning.DW$2:.DW$62];[.$D30];[.$E30];[.$C30])" office:value-type="string" office:string-value="" calcext:value-type="error">
            <text:p>#NOM ?</text:p>
          </table:table-cell>
          <table:table-cell table:style-name="ce37" table:formula="of:=sumiterationactivitypeople([$Planning.DX$2:.DX$62];[.$D30];[.$E30];[.$C30])" office:value-type="string" office:string-value="" calcext:value-type="error">
            <text:p>#NOM ?</text:p>
          </table:table-cell>
          <table:table-cell table:style-name="ce37" table:number-columns-repeated="2"/>
          <table:table-cell table:style-name="ce37" table:formula="of:=sumiterationactivitypeople([$Planning.EA$2:.EA$62];[.$D30];[.$E30];[.$C30])" office:value-type="string" office:string-value="" calcext:value-type="error">
            <text:p>#NOM ?</text:p>
          </table:table-cell>
          <table:table-cell table:style-name="ce37" table:formula="of:=sumiterationactivitypeople([$Planning.EB$2:.EB$62];[.$D30];[.$E30];[.$C30])" office:value-type="string" office:string-value="" calcext:value-type="error">
            <text:p>#NOM ?</text:p>
          </table:table-cell>
          <table:table-cell table:style-name="ce37" table:formula="of:=sumiterationactivitypeople([$Planning.EC$2:.EC$62];[.$D30];[.$E30];[.$C30])" office:value-type="string" office:string-value="" calcext:value-type="error">
            <text:p>#NOM ?</text:p>
          </table:table-cell>
          <table:table-cell table:style-name="ce37" table:formula="of:=sumiterationactivitypeople([$Planning.ED$2:.ED$62];[.$D30];[.$E30];[.$C30])" office:value-type="string" office:string-value="" calcext:value-type="error">
            <text:p>#NOM ?</text:p>
          </table:table-cell>
          <table:table-cell table:style-name="ce37" table:formula="of:=sumiterationactivitypeople([$Planning.EE$2:.EE$62];[.$D30];[.$E30];[.$C30])" office:value-type="string" office:string-value="" calcext:value-type="error">
            <text:p>#NOM ?</text:p>
          </table:table-cell>
          <table:table-cell table:style-name="ce37" table:number-columns-repeated="2"/>
          <table:table-cell table:style-name="ce37" table:formula="of:=sumiterationactivitypeople([$Planning.EH$2:.EH$62];[.$D30];[.$E30];[.$C30])" office:value-type="string" office:string-value="" calcext:value-type="error">
            <text:p>#NOM ?</text:p>
          </table:table-cell>
          <table:table-cell table:style-name="ce37" table:formula="of:=sumiterationactivitypeople([$Planning.EI$2:.EI$62];[.$D30];[.$E30];[.$C30])" office:value-type="string" office:string-value="" calcext:value-type="error">
            <text:p>#NOM ?</text:p>
          </table:table-cell>
          <table:table-cell table:style-name="ce37" table:formula="of:=sumiterationactivitypeople([$Planning.EJ$2:.EJ$62];[.$D30];[.$E30];[.$C30])" office:value-type="string" office:string-value="" calcext:value-type="error">
            <text:p>#NOM ?</text:p>
          </table:table-cell>
          <table:table-cell table:style-name="ce37" table:formula="of:=sumiterationactivitypeople([$Planning.EK$2:.EK$62];[.$D30];[.$E30];[.$C30])" office:value-type="string" office:string-value="" calcext:value-type="error">
            <text:p>#NOM ?</text:p>
          </table:table-cell>
          <table:table-cell table:style-name="ce37" table:formula="of:=sumiterationactivitypeople([$Planning.EL$2:.EL$62];[.$D30];[.$E30];[.$C30])" office:value-type="string" office:string-value="" calcext:value-type="error">
            <text:p>#NOM ?</text:p>
          </table:table-cell>
          <table:table-cell table:style-name="ce37" table:number-columns-repeated="2"/>
          <table:table-cell table:style-name="ce37" table:formula="of:=sumiterationactivitypeople([$Planning.EO$2:.EO$62];[.$D30];[.$E30];[.$C30])" office:value-type="string" office:string-value="" calcext:value-type="error">
            <text:p>#NOM ?</text:p>
          </table:table-cell>
          <table:table-cell table:style-name="ce37" table:formula="of:=sumiterationactivitypeople([$Planning.EP$2:.EP$62];[.$D30];[.$E30];[.$C30])" office:value-type="string" office:string-value="" calcext:value-type="error">
            <text:p>#NOM ?</text:p>
          </table:table-cell>
          <table:table-cell table:style-name="ce37" table:formula="of:=sumiterationactivitypeople([$Planning.EQ$2:.EQ$62];[.$D30];[.$E30];[.$C30])" office:value-type="string" office:string-value="" calcext:value-type="error">
            <text:p>#NOM ?</text:p>
          </table:table-cell>
          <table:table-cell table:style-name="ce37" table:formula="of:=sumiterationactivitypeople([$Planning.ER$2:.ER$62];[.$D30];[.$E30];[.$C30])" office:value-type="string" office:string-value="" calcext:value-type="error">
            <text:p>#NOM ?</text:p>
          </table:table-cell>
          <table:table-cell table:style-name="ce37" table:formula="of:=sumiterationactivitypeople([$Planning.ES$2:.ES$62];[.$D30];[.$E30];[.$C30])" office:value-type="string" office:string-value="" calcext:value-type="error">
            <text:p>#NOM ?</text:p>
          </table:table-cell>
          <table:table-cell table:style-name="ce37" table:number-columns-repeated="2"/>
          <table:table-cell table:style-name="ce37" table:formula="of:=sumiterationactivitypeople([$Planning.EV$2:.EV$62];[.$D30];[.$E30];[.$C30])" office:value-type="string" office:string-value="" calcext:value-type="error">
            <text:p>#NOM ?</text:p>
          </table:table-cell>
          <table:table-cell table:style-name="ce37" table:formula="of:=sumiterationactivitypeople([$Planning.EW$2:.EW$62];[.$D30];[.$E30];[.$C30])" office:value-type="string" office:string-value="" calcext:value-type="error">
            <text:p>#NOM ?</text:p>
          </table:table-cell>
          <table:table-cell table:style-name="ce37" table:formula="of:=sumiterationactivitypeople([$Planning.EX$2:.EX$62];[.$D30];[.$E30];[.$C30])" office:value-type="string" office:string-value="" calcext:value-type="error">
            <text:p>#NOM ?</text:p>
          </table:table-cell>
          <table:table-cell table:style-name="ce37" table:formula="of:=sumiterationactivitypeople([$Planning.EY$2:.EY$62];[.$D30];[.$E30];[.$C30])" office:value-type="string" office:string-value="" calcext:value-type="error">
            <text:p>#NOM ?</text:p>
          </table:table-cell>
          <table:table-cell table:style-name="ce37" table:formula="of:=sumiterationactivitypeople([$Planning.EZ$2:.EZ$62];[.$D30];[.$E30];[.$C30])" office:value-type="string" office:string-value="" calcext:value-type="error">
            <text:p>#NOM ?</text:p>
          </table:table-cell>
          <table:table-cell table:style-name="ce37" table:number-columns-repeated="2"/>
          <table:table-cell table:style-name="ce37" table:formula="of:=sumiterationactivitypeople([$Planning.FC$2:.FC$62];[.$D30];[.$E30];[.$C30])" office:value-type="string" office:string-value="" calcext:value-type="error">
            <text:p>#NOM ?</text:p>
          </table:table-cell>
          <table:table-cell table:style-name="ce37" table:formula="of:=sumiterationactivitypeople([$Planning.FD$2:.FD$62];[.$D30];[.$E30];[.$C30])" office:value-type="string" office:string-value="" calcext:value-type="error">
            <text:p>#NOM ?</text:p>
          </table:table-cell>
          <table:table-cell table:style-name="ce37" table:formula="of:=sumiterationactivitypeople([$Planning.FE$2:.FE$62];[.$D30];[.$E30];[.$C30])" office:value-type="string" office:string-value="" calcext:value-type="error">
            <text:p>#NOM ?</text:p>
          </table:table-cell>
          <table:table-cell table:style-name="ce37" table:formula="of:=sumiterationactivitypeople([$Planning.FF$2:.FF$62];[.$D30];[.$E30];[.$C30])" office:value-type="string" office:string-value="" calcext:value-type="error">
            <text:p>#NOM ?</text:p>
          </table:table-cell>
          <table:table-cell table:style-name="ce37" table:formula="of:=sumiterationactivitypeople([$Planning.FG$2:.FG$62];[.$D30];[.$E30];[.$C30])" office:value-type="string" office:string-value="" calcext:value-type="error">
            <text:p>#NOM ?</text:p>
          </table:table-cell>
          <table:table-cell table:style-name="ce37" table:number-columns-repeated="2"/>
          <table:table-cell table:style-name="ce37" table:formula="of:=sumiterationactivitypeople([$Planning.FJ$2:.FJ$62];[.$D30];[.$E30];[.$C30])" office:value-type="string" office:string-value="" calcext:value-type="error">
            <text:p>#NOM ?</text:p>
          </table:table-cell>
          <table:table-cell table:style-name="ce37" table:formula="of:=sumiterationactivitypeople([$Planning.FK$2:.FK$62];[.$D30];[.$E30];[.$C30])" office:value-type="string" office:string-value="" calcext:value-type="error">
            <text:p>#NOM ?</text:p>
          </table:table-cell>
          <table:table-cell table:style-name="ce37" table:formula="of:=sumiterationactivitypeople([$Planning.FL$2:.FL$62];[.$D30];[.$E30];[.$C30])" office:value-type="string" office:string-value="" calcext:value-type="error">
            <text:p>#NOM ?</text:p>
          </table:table-cell>
          <table:table-cell table:style-name="ce37" table:formula="of:=sumiterationactivitypeople([$Planning.FM$2:.FM$62];[.$D30];[.$E30];[.$C30])" office:value-type="string" office:string-value="" calcext:value-type="error">
            <text:p>#NOM ?</text:p>
          </table:table-cell>
          <table:table-cell table:style-name="ce37" table:formula="of:=sumiterationactivitypeople([$Planning.FN$2:.FN$62];[.$D30];[.$E30];[.$C30])" office:value-type="string" office:string-value="" calcext:value-type="error">
            <text:p>#NOM ?</text:p>
          </table:table-cell>
          <table:table-cell table:style-name="ce37" table:number-columns-repeated="2"/>
          <table:table-cell table:style-name="ce37" table:formula="of:=sumiterationactivitypeople([$Planning.FQ$2:.FQ$62];[.$D30];[.$E30];[.$C30])" office:value-type="string" office:string-value="" calcext:value-type="error">
            <text:p>#NOM ?</text:p>
          </table:table-cell>
          <table:table-cell table:style-name="ce37" table:formula="of:=sumiterationactivitypeople([$Planning.FR$2:.FR$62];[.$D30];[.$E30];[.$C30])" office:value-type="string" office:string-value="" calcext:value-type="error">
            <text:p>#NOM ?</text:p>
          </table:table-cell>
          <table:table-cell table:style-name="ce37" table:formula="of:=sumiterationactivitypeople([$Planning.FS$2:.FS$62];[.$D30];[.$E30];[.$C30])" office:value-type="string" office:string-value="" calcext:value-type="error">
            <text:p>#NOM ?</text:p>
          </table:table-cell>
          <table:table-cell table:style-name="ce37" table:formula="of:=sumiterationactivitypeople([$Planning.FT$2:.FT$62];[.$D30];[.$E30];[.$C30])" office:value-type="string" office:string-value="" calcext:value-type="error">
            <text:p>#NOM ?</text:p>
          </table:table-cell>
          <table:table-cell table:style-name="ce37" table:formula="of:=sumiterationactivitypeople([$Planning.FU$2:.FU$62];[.$D30];[.$E30];[.$C30])" office:value-type="string" office:string-value="" calcext:value-type="error">
            <text:p>#NOM ?</text:p>
          </table:table-cell>
          <table:table-cell table:style-name="ce37" table:number-columns-repeated="2"/>
          <table:table-cell table:style-name="ce37" table:formula="of:=sumiterationactivitypeople([$Planning.FX$2:.FX$62];[.$D30];[.$E30];[.$C30])" office:value-type="string" office:string-value="" calcext:value-type="error">
            <text:p>#NOM ?</text:p>
          </table:table-cell>
          <table:table-cell table:style-name="ce37" table:formula="of:=sumiterationactivitypeople([$Planning.FY$2:.FY$62];[.$D30];[.$E30];[.$C30])" office:value-type="string" office:string-value="" calcext:value-type="error">
            <text:p>#NOM ?</text:p>
          </table:table-cell>
          <table:table-cell table:style-name="ce37" table:formula="of:=sumiterationactivitypeople([$Planning.FZ$2:.FZ$62];[.$D30];[.$E30];[.$C30])" office:value-type="string" office:string-value="" calcext:value-type="error">
            <text:p>#NOM ?</text:p>
          </table:table-cell>
          <table:table-cell table:style-name="ce37" table:formula="of:=sumiterationactivitypeople([$Planning.GA$2:.GA$62];[.$D30];[.$E30];[.$C30])" office:value-type="string" office:string-value="" calcext:value-type="error">
            <text:p>#NOM ?</text:p>
          </table:table-cell>
          <table:table-cell table:style-name="ce37" table:formula="of:=sumiterationactivitypeople([$Planning.GB$2:.GB$62];[.$D30];[.$E30];[.$C30])" office:value-type="string" office:string-value="" calcext:value-type="error">
            <text:p>#NOM ?</text:p>
          </table:table-cell>
          <table:table-cell table:style-name="ce37" table:number-columns-repeated="2"/>
          <table:table-cell table:style-name="ce37" table:formula="of:=sumiterationactivitypeople([$Planning.GE$2:.GE$62];[.$D30];[.$E30];[.$C30])" office:value-type="string" office:string-value="" calcext:value-type="error">
            <text:p>#NOM ?</text:p>
          </table:table-cell>
          <table:table-cell table:style-name="ce37" table:formula="of:=sumiterationactivitypeople([$Planning.GF$2:.GF$62];[.$D30];[.$E30];[.$C30])" office:value-type="string" office:string-value="" calcext:value-type="error">
            <text:p>#NOM ?</text:p>
          </table:table-cell>
          <table:table-cell table:style-name="ce37" table:formula="of:=sumiterationactivitypeople([$Planning.GG$2:.GG$62];[.$D30];[.$E30];[.$C30])" office:value-type="string" office:string-value="" calcext:value-type="error">
            <text:p>#NOM ?</text:p>
          </table:table-cell>
          <table:table-cell table:style-name="ce37" table:formula="of:=sumiterationactivitypeople([$Planning.GH$2:.GH$62];[.$D30];[.$E30];[.$C30])" office:value-type="string" office:string-value="" calcext:value-type="error">
            <text:p>#NOM ?</text:p>
          </table:table-cell>
          <table:table-cell table:style-name="ce37" table:formula="of:=sumiterationactivitypeople([$Planning.GI$2:.GI$62];[.$D30];[.$E30];[.$C30])" office:value-type="string" office:string-value="" calcext:value-type="error">
            <text:p>#NOM ?</text:p>
          </table:table-cell>
          <table:table-cell table:style-name="ce37"/>
          <table:table-cell table:number-columns-repeated="831"/>
        </table:table-row>
        <table:table-row table:style-name="ro9" table:number-rows-repeated="1048545">
          <table:table-cell table:number-columns-repeated="1024"/>
        </table:table-row>
        <table:table-row table:style-name="ro9">
          <table:table-cell table:number-columns-repeated="1024"/>
        </table:table-row>
        <table:named-expressions>
          <table:named-range table:name="_xlnm.Print_Area" table:base-cell-address="$DocVersion.$A$1" table:cell-range-address="$AuditPlanning.$A$1:.$E$30" table:range-usable-as="print-range"/>
        </table:named-expressions>
      </table:table>
      <table:table table:name="Help" table:style-name="ta9">
        <office:forms form:automatic-focus="false" form:apply-design-mode="false"/>
        <table:table-column table:style-name="co34" table:number-columns-repeated="4" table:default-cell-style-name="ce172"/>
        <table:table-column table:style-name="co42" table:default-cell-style-name="ce172"/>
        <table:table-column table:style-name="co43" table:default-cell-style-name="ce172"/>
        <table:table-column table:style-name="co34" table:number-columns-repeated="1018" table:default-cell-style-name="ce172"/>
        <table:table-row table:style-name="ro1">
          <table:table-cell table:style-name="ce171" office:value-type="string" calcext:value-type="string">
            <text:p>STEP BY STEP MANUAL</text:p>
          </table:table-cell>
          <table:table-cell table:number-columns-repeated="1023"/>
        </table:table-row>
        <table:table-row table:style-name="ro1" table:number-rows-repeated="2">
          <table:table-cell table:number-columns-repeated="1024"/>
        </table:table-row>
        <table:table-row table:style-name="ro1">
          <table:table-cell table:number-columns-repeated="3"/>
          <table:table-cell office:value-type="float" office:value="1" calcext:value-type="float">
            <text:p>1</text:p>
          </table:table-cell>
          <table:table-cell table:style-name="ce171" office:value-type="string" calcext:value-type="string">
            <text:p>Customize planner index to your needs</text:p>
          </table:table-cell>
          <table:table-cell table:number-columns-repeated="1019"/>
        </table:table-row>
        <table:table-row table:style-name="ro1">
          <table:table-cell table:number-columns-repeated="3"/>
          <table:table-cell office:value-type="float" office:value="2" calcext:value-type="float">
            <text:p>2</text:p>
          </table:table-cell>
          <table:table-cell table:style-name="ce171" office:value-type="string" calcext:value-type="string">
            <text:p>Set-up project index and build calendar</text:p>
          </table:table-cell>
          <table:table-cell table:number-columns-repeated="1019"/>
        </table:table-row>
        <table:table-row table:style-name="ro1">
          <table:table-cell table:number-columns-repeated="3"/>
          <table:table-cell office:value-type="float" office:value="3" calcext:value-type="float">
            <text:p>3</text:p>
          </table:table-cell>
          <table:table-cell table:number-columns-repeated="1020"/>
        </table:table-row>
        <table:table-row table:style-name="ro1">
          <table:table-cell table:number-columns-repeated="1024"/>
        </table:table-row>
        <table:table-row table:style-name="ro1">
          <table:table-cell office:value-type="string" calcext:value-type="string">
            <text:p>IMPORT BASELINE FROM MS PROJECT</text:p>
          </table:table-cell>
          <table:table-cell table:number-columns-repeated="1023"/>
        </table:table-row>
        <table:table-row table:style-name="ro1">
          <table:table-cell table:number-columns-repeated="3"/>
          <table:table-cell office:value-type="float" office:value="1" calcext:value-type="float">
            <text:p>1</text:p>
          </table:table-cell>
          <table:table-cell office:value-type="string" calcext:value-type="string">
            <text:p>Blank planning sheet, initialize « planning » sheet structure with initial description in ‘_param_’ sheet</text:p>
          </table:table-cell>
          <table:table-cell table:number-columns-repeated="1019"/>
        </table:table-row>
        <table:table-row table:style-name="ro1">
          <table:table-cell table:number-columns-repeated="3"/>
          <table:table-cell table:style-name="ce173" office:value-type="float" office:value="2" calcext:value-type="float">
            <text:p>2</text:p>
          </table:table-cell>
          <table:table-cell table:style-name="ce173" office:value-type="string" calcext:value-type="string">
            <text:p>Go to « task usage » view in ms project, select column according to ‘_param_’</text:p>
          </table:table-cell>
          <table:table-cell table:number-columns-repeated="1019"/>
        </table:table-row>
        <table:table-row table:style-name="ro1">
          <table:table-cell table:number-columns-repeated="3"/>
          <table:table-cell table:style-name="ce173" table:number-columns-repeated="2"/>
          <table:table-cell office:value-type="string" calcext:value-type="string">
            <text:p>Select only the appropriate entry on right side of task usage (usually yellow cell)</text:p>
          </table:table-cell>
          <table:table-cell table:number-columns-repeated="1018"/>
        </table:table-row>
        <table:table-row table:style-name="ro1">
          <table:table-cell table:number-columns-repeated="3"/>
          <table:table-cell table:style-name="ce173" table:number-columns-repeated="2"/>
          <table:table-cell office:value-type="string" calcext:value-type="string">
            <text:p>Identify first and last date of the planning</text:p>
          </table:table-cell>
          <table:table-cell table:number-columns-repeated="1018"/>
        </table:table-row>
        <table:table-row table:style-name="ro1">
          <table:table-cell table:number-columns-repeated="3"/>
          <table:table-cell office:value-type="float" office:value="3" calcext:value-type="float">
            <text:p>3</text:p>
          </table:table-cell>
          <table:table-cell office:value-type="string" calcext:value-type="string">
            <text:p>We are going to make two paste to capture ‘project baseline’, see step 4 and 5</text:p>
          </table:table-cell>
          <table:table-cell table:number-columns-repeated="1019"/>
        </table:table-row>
        <table:table-row table:style-name="ro1">
          <table:table-cell table:number-columns-repeated="3"/>
          <table:table-cell office:value-type="float" office:value="4" calcext:value-type="float">
            <text:p>4</text:p>
          </table:table-cell>
          <table:table-cell office:value-type="string" calcext:value-type="string">
            <text:p>Copy left part (column part) of ms project and paste to « Planning » sheet : <text:span text:style-name="T4">BE CAREFUL to select « special past » and option « unformatted text »</text:span></text:p>
          </table:table-cell>
          <table:table-cell table:number-columns-repeated="1019"/>
        </table:table-row>
        <table:table-row table:style-name="ro1">
          <table:table-cell table:number-columns-repeated="5"/>
          <table:table-cell office:value-type="string" calcext:value-type="string">
            <text:p>Set date as date and all other column to string</text:p>
          </table:table-cell>
          <table:table-cell table:number-columns-repeated="1018"/>
        </table:table-row>
        <table:table-row table:style-name="ro1">
          <table:table-cell table:number-columns-repeated="5"/>
          <table:table-cell office:value-type="string" calcext:value-type="string">
            <text:p>Paste below first line in order to keep column header</text:p>
          </table:table-cell>
          <table:table-cell table:number-columns-repeated="1018"/>
        </table:table-row>
        <table:table-row table:style-name="ro1">
          <table:table-cell table:number-columns-repeated="5"/>
          <table:table-cell office:value-type="string" calcext:value-type="string">
            <text:p>Basic MS Project does not include PBS, you can insert a blank column afterwards</text:p>
          </table:table-cell>
          <table:table-cell table:number-columns-repeated="1018"/>
        </table:table-row>
        <table:table-row table:style-name="ro1">
          <table:table-cell table:number-columns-repeated="5"/>
          <table:table-cell office:value-type="string" calcext:value-type="string">
            <text:p>Replace [FIRST DATE] By first date of planning</text:p>
          </table:table-cell>
          <table:table-cell table:number-columns-repeated="1018"/>
        </table:table-row>
        <table:table-row table:style-name="ro1">
          <table:table-cell table:number-columns-repeated="3"/>
          <table:table-cell office:value-type="float" office:value="5" calcext:value-type="float">
            <text:p>5</text:p>
          </table:table-cell>
          <table:table-cell office:value-type="string" calcext:value-type="string">
            <text:p>Copy right part (planning part) of ms project and paste it next to previous paste (below [FIRST_DATE])</text:p>
          </table:table-cell>
          <table:table-cell table:number-columns-repeated="1019"/>
        </table:table-row>
        <table:table-row table:style-name="ro1">
          <table:table-cell table:number-columns-repeated="5"/>
          <table:table-cell office:value-type="string" calcext:value-type="string">
            <text:p>Above the last column enter the end date of the pasted planning</text:p>
          </table:table-cell>
          <table:table-cell table:number-columns-repeated="1018"/>
        </table:table-row>
        <table:table-row table:style-name="ro1">
          <table:table-cell table:number-columns-repeated="3"/>
          <table:table-cell office:value-type="float" office:value="6" calcext:value-type="float">
            <text:p>6</text:p>
          </table:table-cell>
          <table:table-cell office:value-type="string" calcext:value-type="string">
            <text:p>Manual clean up, using LibreOffice standard tools</text:p>
          </table:table-cell>
          <table:table-cell table:number-columns-repeated="1019"/>
        </table:table-row>
        <table:table-row table:style-name="ro1">
          <table:table-cell table:number-columns-repeated="5"/>
          <table:table-cell office:value-type="string" calcext:value-type="string">
            <text:p>Remove ‘d’ for day planning cell (1d → 1)</text:p>
          </table:table-cell>
          <table:table-cell table:number-columns-repeated="1018"/>
        </table:table-row>
        <table:table-row table:style-name="ro1">
          <table:table-cell table:number-columns-repeated="5"/>
          <table:table-cell office:value-type="string" calcext:value-type="string">
            <text:p>Suppress all line with no WBS</text:p>
          </table:table-cell>
          <table:table-cell table:number-columns-repeated="1018"/>
        </table:table-row>
        <table:table-row table:style-name="ro1">
          <table:table-cell table:number-columns-repeated="5"/>
          <table:table-cell office:value-type="string" calcext:value-type="string">
            <text:p>'… any task you consider useful to get a clean view</text:p>
          </table:table-cell>
          <table:table-cell table:number-columns-repeated="1018"/>
        </table:table-row>
        <table:table-row table:style-name="ro1" table:number-rows-repeated="3">
          <table:table-cell table:number-columns-repeated="1024"/>
        </table:table-row>
        <table:table-row table:style-name="ro1">
          <table:table-cell office:value-type="string" calcext:value-type="string">
            <text:p>TIPS</text:p>
          </table:table-cell>
          <table:table-cell table:number-columns-repeated="2"/>
          <table:table-cell office:value-type="float" office:value="3" calcext:value-type="float">
            <text:p>3</text:p>
          </table:table-cell>
          <table:table-cell table:number-columns-repeated="1020"/>
        </table:table-row>
        <table:table-row table:style-name="ro1">
          <table:table-cell table:number-columns-repeated="1024"/>
        </table:table-row>
        <table:table-row table:style-name="ro1">
          <table:table-cell/>
          <table:table-cell office:value-type="string" calcext:value-type="string">
            <text:p>Activate log / Debug</text:p>
          </table:table-cell>
          <table:table-cell table:number-columns-repeated="1022"/>
        </table:table-row>
        <table:table-row table:style-name="ro1">
          <table:table-cell table:number-columns-repeated="3"/>
          <table:table-cell office:value-type="float" office:value="1" calcext:value-type="float">
            <text:p>1</text:p>
          </table:table-cell>
          <table:table-cell office:value-type="string" calcext:value-type="string">
            <text:p>Create Sheet named «_Debug_ »</text:p>
          </table:table-cell>
          <table:table-cell table:number-columns-repeated="1019"/>
        </table:table-row>
        <table:table-row table:style-name="ro1">
          <table:table-cell table:number-columns-repeated="1024"/>
        </table:table-row>
        <table:table-row table:style-name="ro1">
          <table:table-cell/>
          <table:table-cell office:value-type="string" calcext:value-type="string">
            <text:p>Colour code</text:p>
          </table:table-cell>
          <table:table-cell table:number-columns-repeated="1022"/>
        </table:table-row>
        <table:table-row table:style-name="ro1">
          <table:table-cell table:number-columns-repeated="3"/>
          <table:table-cell table:style-name="ce174"/>
          <table:table-cell office:value-type="string" calcext:value-type="string">
            <text:p>Parameters</text:p>
          </table:table-cell>
          <table:table-cell table:number-columns-repeated="1019"/>
        </table:table-row>
        <table:table-row table:style-name="ro1" table:number-rows-repeated="2">
          <table:table-cell table:number-columns-repeated="1024"/>
        </table:table-row>
        <table:table-row table:style-name="ro1">
          <table:table-cell/>
          <table:table-cell office:value-type="string" calcext:value-type="string">
            <text:p>Sheet purpose</text:p>
          </table:table-cell>
          <table:table-cell table:number-columns-repeated="1022"/>
        </table:table-row>
        <table:table-row table:style-name="ro1">
          <table:table-cell table:number-columns-repeated="3"/>
          <table:table-cell office:value-type="string" calcext:value-type="string">
            <text:p>_param_</text:p>
          </table:table-cell>
          <table:table-cell office:value-type="string" calcext:value-type="string">
            <text:p>Parameters for project</text:p>
          </table:table-cell>
          <table:table-cell table:number-columns-repeated="1019"/>
        </table:table-row>
        <table:table-row table:style-name="ro1">
          <table:table-cell table:number-columns-repeated="3"/>
          <table:table-cell office:value-type="string" calcext:value-type="string">
            <text:p>_dev_</text:p>
          </table:table-cell>
          <table:table-cell office:value-type="string" calcext:value-type="string">
            <text:p>Version tracking of dev</text:p>
          </table:table-cell>
          <table:table-cell table:number-columns-repeated="1019"/>
        </table:table-row>
        <table:table-row table:style-name="ro1">
          <table:table-cell table:number-columns-repeated="3"/>
          <table:table-cell office:value-type="string" calcext:value-type="string">
            <text:p>_help_</text:p>
          </table:table-cell>
          <table:table-cell office:value-type="string" calcext:value-type="string">
            <text:p>Help for using current worksheet</text:p>
          </table:table-cell>
          <table:table-cell table:number-columns-repeated="1019"/>
        </table:table-row>
        <table:table-row table:style-name="ro1">
          <table:table-cell table:number-columns-repeated="1024"/>
        </table:table-row>
        <table:table-row table:style-name="ro1">
          <table:table-cell office:value-type="string" calcext:value-type="string">
            <text:p>GUIDELINES</text:p>
          </table:table-cell>
          <table:table-cell table:number-columns-repeated="1023"/>
        </table:table-row>
        <table:table-row table:style-name="ro1">
          <table:table-cell/>
          <table:table-cell office:value-type="string" calcext:value-type="string">
            <text:p>No sum-up task in execution</text:p>
          </table:table-cell>
          <table:table-cell table:number-columns-repeated="3"/>
          <table:table-cell office:value-type="string" calcext:value-type="string">
            <text:p>This tools does not use “sum-up” (or recapitulatives tasks) on execution phase of project because it is not critical for that phase.</text:p>
          </table:table-cell>
          <table:table-cell table:number-columns-repeated="1018"/>
        </table:table-row>
        <table:table-row table:style-name="ro1" table:number-rows-repeated="3">
          <table:table-cell table:number-columns-repeated="1024"/>
        </table:table-row>
        <table:table-row table:style-name="ro1">
          <table:table-cell office:value-type="string" calcext:value-type="string">
            <text:p>EXPORT PLANNING FROM PROJECT</text:p>
          </table:table-cell>
          <table:table-cell table:number-columns-repeated="1023"/>
        </table:table-row>
        <table:table-row table:style-name="ro1">
          <table:table-cell table:number-columns-repeated="3"/>
          <table:table-cell office:value-type="string" calcext:value-type="string">
            <text:p>Export task with affectation</text:p>
          </table:table-cell>
          <table:table-cell table:number-columns-repeated="1020"/>
        </table:table-row>
        <table:table-row table:style-name="ro1">
          <table:table-cell table:number-columns-repeated="3"/>
          <table:table-cell office:value-type="string" calcext:value-type="string">
            <text:p>Select appropriate fields</text:p>
          </table:table-cell>
          <table:table-cell table:number-columns-repeated="1020"/>
        </table:table-row>
        <table:table-row table:style-name="ro1" table:number-rows-repeated="1048526">
          <table:table-cell table:number-columns-repeated="1024"/>
        </table:table-row>
        <table:table-row table:style-name="ro1">
          <table:table-cell table:number-columns-repeated="1024"/>
        </table:table-row>
      </table:table>
      <table:table table:name="DocVersion" table:style-name="ta12" table:print-ranges="DocVersion.A1:DocVersion.F27">
        <office:forms form:automatic-focus="false" form:apply-design-mode="false"/>
        <table:table-column table:style-name="co1" table:number-columns-repeated="3" table:default-cell-style-name="ce1"/>
        <table:table-column table:style-name="co44" table:default-cell-style-name="ce1"/>
        <table:table-column table:style-name="co45" table:default-cell-style-name="ce1"/>
        <table:table-column table:style-name="co1" table:number-columns-repeated="1019" table:default-cell-style-name="ce1"/>
        <table:table-row table:style-name="ro1">
          <table:table-cell table:number-columns-repeated="1024"/>
        </table:table-row>
        <table:table-row table:style-name="ro19">
          <table:table-cell table:style-name="ce175" office:value-type="string" calcext:value-type="string" table:number-columns-spanned="6" table:number-rows-spanned="1">
            <text:p>This document detail realization <text:span text:style-name="T5">micro</text:span><text:span text:style-name="T6"> – planning</text:span></text:p>
          </table:table-cell>
          <table:covered-table-cell table:number-columns-repeated="5" table:style-name="ce178"/>
          <table:table-cell table:style-name="ce196" table:number-columns-repeated="1018"/>
        </table:table-row>
        <table:table-row table:style-name="ro1">
          <table:table-cell table:style-name="ce176" table:number-columns-spanned="5" table:number-rows-spanned="1"/>
          <table:covered-table-cell table:number-columns-repeated="4" table:style-name="ce179"/>
          <table:table-cell table:number-columns-repeated="1019"/>
        </table:table-row>
        <table:table-row table:style-name="ro1">
          <table:table-cell table:number-columns-repeated="2"/>
          <table:table-cell table:style-name="ce184" table:number-columns-spanned="3" table:number-rows-spanned="1"/>
          <table:covered-table-cell table:number-columns-repeated="2" table:style-name="ce184"/>
          <table:table-cell table:number-columns-repeated="1019"/>
        </table:table-row>
        <table:table-row table:style-name="ro1">
          <table:table-cell table:number-columns-repeated="1024"/>
        </table:table-row>
        <table:table-row table:style-name="ro1">
          <table:table-cell/>
          <table:table-cell table:style-name="ce180" office:value-type="string" calcext:value-type="string">
            <text:p>Version</text:p>
          </table:table-cell>
          <table:table-cell table:style-name="ce185" office:value-type="string" calcext:value-type="string">
            <text:p>Date</text:p>
          </table:table-cell>
          <table:table-cell table:style-name="ce185" office:value-type="string" calcext:value-type="string">
            <text:p>Auteur</text:p>
          </table:table-cell>
          <table:table-cell table:style-name="ce191" office:value-type="string" calcext:value-type="string">
            <text:p>Modification</text:p>
          </table:table-cell>
          <table:table-cell table:number-columns-repeated="1019"/>
        </table:table-row>
        <table:table-row table:style-name="ro20">
          <table:table-cell/>
          <table:table-cell table:style-name="ce181" office:value-type="string" calcext:value-type="string">
            <text:p>V0.1</text:p>
          </table:table-cell>
          <table:table-cell table:style-name="ce186"/>
          <table:table-cell table:style-name="ce190"/>
          <table:table-cell table:style-name="ce192" office:value-type="string" calcext:value-type="string">
            <text:p>Première version</text:p>
          </table:table-cell>
          <table:table-cell table:number-columns-repeated="1019"/>
        </table:table-row>
        <table:table-row table:style-name="ro21">
          <table:table-cell table:style-name="ce177"/>
          <table:table-cell table:style-name="ce181"/>
          <table:table-cell table:style-name="ce186"/>
          <table:table-cell table:style-name="ce190"/>
          <table:table-cell table:style-name="ce193"/>
          <table:table-cell table:style-name="ce177" table:number-columns-repeated="1019"/>
        </table:table-row>
        <table:table-row table:style-name="ro1">
          <table:table-cell/>
          <table:table-cell table:style-name="ce182"/>
          <table:table-cell table:style-name="ce186"/>
          <table:table-cell table:style-name="ce144"/>
          <table:table-cell table:style-name="ce194"/>
          <table:table-cell table:number-columns-repeated="1019"/>
        </table:table-row>
        <table:table-row table:style-name="ro1">
          <table:table-cell table:style-name="ce177"/>
          <table:table-cell table:style-name="ce181"/>
          <table:table-cell table:style-name="ce186"/>
          <table:table-cell table:style-name="ce190"/>
          <table:table-cell table:style-name="ce193"/>
          <table:table-cell table:style-name="ce177" table:number-columns-repeated="1019"/>
        </table:table-row>
        <table:table-row table:style-name="ro1">
          <table:table-cell/>
          <table:table-cell table:style-name="ce181"/>
          <table:table-cell table:style-name="ce187"/>
          <table:table-cell table:style-name="ce190"/>
          <table:table-cell table:style-name="ce192"/>
          <table:table-cell table:number-columns-repeated="1019"/>
        </table:table-row>
        <table:table-row table:style-name="ro1" table:number-rows-repeated="8">
          <table:table-cell/>
          <table:table-cell table:style-name="ce182"/>
          <table:table-cell table:style-name="ce188"/>
          <table:table-cell table:style-name="ce144"/>
          <table:table-cell table:style-name="ce194"/>
          <table:table-cell table:number-columns-repeated="1019"/>
        </table:table-row>
        <table:table-row table:style-name="ro1">
          <table:table-cell/>
          <table:table-cell table:style-name="ce182"/>
          <table:table-cell table:style-name="ce144" table:number-columns-repeated="2"/>
          <table:table-cell table:style-name="ce194"/>
          <table:table-cell table:number-columns-repeated="1019"/>
        </table:table-row>
        <table:table-row table:style-name="ro1">
          <table:table-cell/>
          <table:table-cell table:style-name="ce183"/>
          <table:table-cell table:style-name="ce189" table:number-columns-repeated="2"/>
          <table:table-cell table:style-name="ce195"/>
          <table:table-cell table:number-columns-repeated="1019"/>
        </table:table-row>
        <table:table-row table:style-name="ro1" table:number-rows-repeated="1048554">
          <table:table-cell table:number-columns-repeated="1024"/>
        </table:table-row>
        <table:table-row table:style-name="ro1">
          <table:table-cell table:number-columns-repeated="1024"/>
        </table:table-row>
        <table:named-expressions>
          <table:named-range table:name="_xlnm.Print_Area" table:base-cell-address="$DocVersion.$A$1" table:cell-range-address="$DocVersion.$A$1:.$F$27" table:range-usable-as="print-range"/>
        </table:named-expressions>
      </table:table>
      <table:table table:name="_test_" table:style-name="ta13">
        <office:forms form:automatic-focus="false" form:apply-design-mode="false"/>
        <table:table-column table:style-name="co1" table:default-cell-style-name="ce199"/>
        <table:table-column table:style-name="co46" table:default-cell-style-name="ce199"/>
        <table:table-column table:style-name="co1" table:default-cell-style-name="ce199"/>
        <table:table-column table:style-name="co47" table:default-cell-style-name="ce199"/>
        <table:table-column table:style-name="co48" table:default-cell-style-name="ce199"/>
        <table:table-column table:style-name="co49" table:default-cell-style-name="ce199"/>
        <table:table-column table:style-name="co1" table:number-columns-repeated="1018" table:default-cell-style-name="ce199"/>
        <table:table-row table:style-name="ro1">
          <table:table-cell table:style-name="ce197" office:value-type="string" calcext:value-type="string">
            <text:p>WBS</text:p>
          </table:table-cell>
          <table:table-cell table:style-name="ce197" office:value-type="string" calcext:value-type="string">
            <text:p>TASK</text:p>
          </table:table-cell>
          <table:table-cell table:style-name="ce197" office:value-type="string" calcext:value-type="string">
            <office:annotation draw:style-name="gr7" draw:text-style-name="P5" svg:width="28.99mm" svg:height="39.93mm" svg:x="238.81mm" svg:y="0mm" draw:caption-point-x="-6.1mm" draw:caption-point-y="0.1mm">
              <dc:date>2016-12-02T00:00:00</dc:date>
              <text:p text:style-name="P4"><text:span text:style-name="T3">Identify people working on task</text:span></text:p>
              <text:p text:style-name="P4"><text:span text:style-name="T3">One Task (with the same WBS) may have several line if several people work on the task</text:span></text:p>
            </office:annotation>
            <text:p>OBS</text:p>
          </table:table-cell>
          <table:table-cell table:style-name="ce197" office:value-type="string" calcext:value-type="string">
            <office:annotation draw:style-name="gr8" draw:text-style-name="P5" svg:width="28.99mm" svg:height="54.15mm" svg:x="268.66mm" svg:y="0mm" draw:caption-point-x="-6.1mm" draw:caption-point-y="0.1mm">
              <dc:date>2016-12-02T00:00:00</dc:date>
              <text:p text:style-name="P4"><text:span text:style-name="T3">Product Breakdown Structure. Identify deliverable.</text:span></text:p>
              <text:p text:style-name="P4"><text:span text:style-name="T3"/></text:p>
              <text:p text:style-name="P4"><text:span text:style-name="T3">MS project to not include this aspect. You can fill it after</text:span></text:p>
              <text:p text:style-name="P4"><text:span text:style-name="T3"/></text:p>
            </office:annotation>
            <text:p>PBS</text:p>
          </table:table-cell>
          <table:table-cell table:style-name="ce197" office:value-type="string" calcext:value-type="string">
            <text:p>TOTAL WORK</text:p>
          </table:table-cell>
          <table:table-cell table:style-name="ce200" office:value-type="date" office:date-value="2016-09-05" calcext:value-type="date">
            <text:p>05/09/16</text:p>
          </table:table-cell>
          <table:table-cell table:number-columns-repeated="195"/>
          <table:table-cell table:style-name="ce200" office:value-type="date" office:date-value="2016-03-20" calcext:value-type="date">
            <text:p>20/03/16</text:p>
          </table:table-cell>
          <table:table-cell table:number-columns-repeated="822"/>
        </table:table-row>
        <table:table-row table:style-name="ro22">
          <table:table-cell table:style-name="ce198" office:value-type="string" calcext:value-type="string">
            <text:p>0</text:p>
          </table:table-cell>
          <table:table-cell office:value-type="string" calcext:value-type="string">
            <text:p>Projet PLD - Comptes JAVA - Etapes 2-3 VLast</text:p>
          </table:table-cell>
          <table:table-cell/>
          <table:table-cell table:style-name="Default"/>
          <table:table-cell office:value-type="float" office:value="388" calcext:value-type="float">
            <text:p>388</text:p>
          </table:table-cell>
          <table:table-cell table:style-name="ce201" office:value-type="float" office:value="5" calcext:value-type="float">
            <text:p>5</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table:number-columns-repeated="2"/>
          <table:table-cell office:value-type="float" office:value="4.5" calcext:value-type="float">
            <text:p>4,5</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table:table-cell office:value-type="float" office:value="3.5" calcext:value-type="float">
            <text:p>3,5</text:p>
          </table:table-cell>
          <table:table-cell table:number-columns-repeated="4" office:value-type="float" office:value="3" calcext:value-type="float">
            <text:p>3</text:p>
          </table:table-cell>
          <table:table-cell table:number-columns-repeated="2"/>
          <table:table-cell table:number-columns-repeated="4" office:value-type="float" office:value="3" calcext:value-type="float">
            <text:p>3</text:p>
          </table:table-cell>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31"/>
          <table:table-cell office:value-type="float" office:value="2" calcext:value-type="float">
            <text:p>2</text:p>
          </table:table-cell>
          <table:table-cell table:number-columns-repeated="2"/>
          <table:table-cell office:value-type="float" office:value="7" calcext:value-type="float">
            <text:p>7</text:p>
          </table:table-cell>
          <table:table-cell office:value-type="float" office:value="5.5" calcext:value-type="float">
            <text:p>5,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table:number-columns-repeated="2"/>
          <table:table-cell office:value-type="float" office:value="6" calcext:value-type="float">
            <text:p>6</text:p>
          </table:table-cell>
          <table:table-cell office:value-type="float" office:value="7" calcext:value-type="float">
            <text:p>7</text:p>
          </table:table-cell>
          <table:table-cell office:value-type="float" office:value="6.5" calcext:value-type="float">
            <text:p>6,5</text:p>
          </table:table-cell>
          <table:table-cell table:number-columns-repeated="2" office:value-type="float" office:value="5" calcext:value-type="float">
            <text:p>5</text:p>
          </table:table-cell>
          <table:table-cell table:number-columns-repeated="2"/>
          <table:table-cell office:value-type="float" office:value="7" calcext:value-type="float">
            <text:p>7</text:p>
          </table:table-cell>
          <table:table-cell office:value-type="float" office:value="6" calcext:value-type="float">
            <text:p>6</text:p>
          </table:table-cell>
          <table:table-cell office:value-type="float" office:value="5.5" calcext:value-type="float">
            <text:p>5,5</text:p>
          </table:table-cell>
          <table:table-cell office:value-type="float" office:value="5" calcext:value-type="float">
            <text:p>5</text:p>
          </table:table-cell>
          <table:table-cell office:value-type="float" office:value="4.5" calcext:value-type="float">
            <text:p>4,5</text:p>
          </table:table-cell>
          <table:table-cell table:number-columns-repeated="2"/>
          <table:table-cell table:number-columns-repeated="4" office:value-type="float" office:value="6" calcext:value-type="float">
            <text:p>6</text:p>
          </table:table-cell>
          <table:table-cell office:value-type="float" office:value="5.5" calcext:value-type="float">
            <text:p>5,5</text:p>
          </table:table-cell>
          <table:table-cell table:number-columns-repeated="2"/>
          <table:table-cell table:number-columns-repeated="3"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number-columns-repeated="2"/>
          <table:table-cell table:number-columns-repeated="3" office:value-type="float" office:value="6" calcext:value-type="float">
            <text:p>6</text:p>
          </table:table-cell>
          <table:table-cell table:number-columns-repeated="2" office:value-type="float" office:value="5" calcext:value-type="float">
            <text:p>5</text:p>
          </table:table-cell>
          <table:table-cell table:number-columns-repeated="16"/>
          <table:table-cell table:number-columns-repeated="3" office:value-type="float" office:value="5" calcext:value-type="float">
            <text:p>5</text:p>
          </table:table-cell>
          <table:table-cell table:number-columns-repeated="2" office:value-type="float" office:value="4" calcext:value-type="float">
            <text:p>4</text:p>
          </table:table-cell>
          <table:table-cell table:number-columns-repeated="2"/>
          <table:table-cell table:number-columns-repeated="3"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table:number-columns-repeated="2"/>
          <table:table-cell table:number-columns-repeated="3" office:value-type="float" office:value="6" calcext:value-type="float">
            <text:p>6</text:p>
          </table:table-cell>
          <table:table-cell table:number-columns-repeated="2" office:value-type="float" office:value="5" calcext:value-type="float">
            <text:p>5</text:p>
          </table:table-cell>
          <table:table-cell table:number-columns-repeated="2"/>
          <table:table-cell table:number-columns-repeated="2" office:value-type="float" office:value="3" calcext:value-type="float">
            <text:p>3</text:p>
          </table:table-cell>
          <table:table-cell office:value-type="float" office:value="4" calcext:value-type="float">
            <text:p>4</text:p>
          </table:table-cell>
          <table:table-cell office:value-type="float" office:value="2.5" calcext:value-type="float">
            <text:p>2,5</text:p>
          </table:table-cell>
          <table:table-cell office:value-type="float" office:value="3" calcext:value-type="float">
            <text:p>3</text:p>
          </table:table-cell>
          <table:table-cell table:number-columns-repeated="2"/>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2"/>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table:table-cell table:number-columns-repeated="2" office:value-type="float" office:value="2" calcext:value-type="float">
            <text:p>2</text:p>
          </table:table-cell>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2"/>
        </table:table-row>
        <table:table-row table:style-name="ro1">
          <table:table-cell table:style-name="ce198" office:value-type="string" calcext:value-type="string">
            <text:p>1</text:p>
          </table:table-cell>
          <table:table-cell office:value-type="string" calcext:value-type="string">
            <text:p>Init (conception - dev)</text:p>
          </table:table-cell>
          <table:table-cell/>
          <table:table-cell table:style-name="Default"/>
          <table:table-cell office:value-type="float" office:value="67" calcext:value-type="float">
            <text:p>67</text:p>
          </table:table-cell>
          <table:table-cell table:style-name="ce201" office:value-type="float" office:value="5" calcext:value-type="float">
            <text:p>5</text:p>
          </table:table-cell>
          <table:table-cell office:value-type="float" office:value="5" calcext:value-type="float">
            <text:p>5</text:p>
          </table:table-cell>
          <table:table-cell table:number-columns-repeated="3" office:value-type="float" office:value="4" calcext:value-type="float">
            <text:p>4</text:p>
          </table:table-cell>
          <table:table-cell table:number-columns-repeated="2"/>
          <table:table-cell office:value-type="float" office:value="4.5" calcext:value-type="float">
            <text:p>4,5</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5" calcext:value-type="float">
            <text:p>3,5</text:p>
          </table:table-cell>
          <table:table-cell table:number-columns-repeated="2"/>
          <table:table-cell table:number-columns-repeated="5" office:value-type="float" office:value="3" calcext:value-type="float">
            <text:p>3</text:p>
          </table:table-cell>
          <table:table-cell table:number-columns-repeated="2"/>
          <table:table-cell table:number-columns-repeated="3" office:value-type="float" office:value="3" calcext:value-type="float">
            <text:p>3</text:p>
          </table:table-cell>
          <table:table-cell table:number-columns-repeated="2" office:value-type="float" office:value="1" calcext:value-type="float">
            <text:p>1</text:p>
          </table:table-cell>
          <table:table-cell table:number-columns-repeated="993"/>
        </table:table-row>
        <table:table-row table:style-name="ro1">
          <table:table-cell office:value-type="string" calcext:value-type="string">
            <text:p>1.1</text:p>
          </table:table-cell>
          <table:table-cell office:value-type="string" calcext:value-type="string">
            <text:p>Alex - Dde Services</text:p>
          </table:table-cell>
          <table:table-cell office:value-type="string" calcext:value-type="string">
            <text:p>Alex</text:p>
          </table:table-cell>
          <table:table-cell table:style-name="Default"/>
          <table:table-cell office:value-type="float" office:value="18" calcext:value-type="float">
            <text:p>18</text:p>
          </table:table-cell>
          <table:table-cell table:style-name="ce201" office:value-type="float" office:value="1" calcext:value-type="float">
            <text:p>1</text:p>
          </table:table-cell>
          <table:table-cell table:number-columns-repeated="4"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995"/>
        </table:table-row>
        <table:table-row table:style-name="ro1">
          <table:table-cell office:value-type="string" calcext:value-type="string">
            <text:p>1.2</text:p>
          </table:table-cell>
          <table:table-cell office:value-type="string" calcext:value-type="string">
            <text:p>Julien - Création compte</text:p>
          </table:table-cell>
          <table:table-cell office:value-type="string" calcext:value-type="string">
            <text:p>Julien</text:p>
          </table:table-cell>
          <table:table-cell table:style-name="Default"/>
          <table:table-cell office:value-type="float" office:value="18" calcext:value-type="float">
            <text:p>18</text:p>
          </table:table-cell>
          <table:table-cell table:style-name="ce201" office:value-type="float" office:value="1" calcext:value-type="float">
            <text:p>1</text:p>
          </table:table-cell>
          <table:table-cell table:number-columns-repeated="4"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3" office:value-type="float" office:value="1" calcext:value-type="float">
            <text:p>1</text:p>
          </table:table-cell>
          <table:table-cell table:number-columns-repeated="995"/>
        </table:table-row>
        <table:table-row table:style-name="ro1">
          <table:table-cell office:value-type="string" calcext:value-type="string">
            <text:p>1.3</text:p>
          </table:table-cell>
          <table:table-cell office:value-type="string" calcext:value-type="string">
            <text:p>Rochdi - Dde Services - Directives</text:p>
          </table:table-cell>
          <table:table-cell office:value-type="string" calcext:value-type="string">
            <text:p>Rochdi</text:p>
          </table:table-cell>
          <table:table-cell table:style-name="Default"/>
          <table:table-cell office:value-type="float" office:value="20" calcext:value-type="float">
            <text:p>20</text:p>
          </table:table-cell>
          <table:table-cell table:style-name="ce201" office:value-type="float" office:value="1" calcext:value-type="float">
            <text:p>1</text:p>
          </table:table-cell>
          <table:table-cell table:number-columns-repeated="4"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993"/>
        </table:table-row>
        <table:table-row table:style-name="ro1">
          <table:table-cell office:value-type="string" calcext:value-type="string">
            <text:p>1.4</text:p>
          </table:table-cell>
          <table:table-cell table:number-columns-repeated="2" office:value-type="string" calcext:value-type="string">
            <text:p>Lamine</text:p>
          </table:table-cell>
          <table:table-cell table:style-name="Default"/>
          <table:table-cell office:value-type="float" office:value="0" calcext:value-type="float">
            <text:p>0</text:p>
          </table:table-cell>
          <table:table-cell table:style-name="ce201" office:value-type="float" office:value="0" calcext:value-type="float">
            <text:p>0</text:p>
          </table:table-cell>
          <table:table-cell table:number-columns-repeated="1018"/>
        </table:table-row>
        <table:table-row table:style-name="ro1">
          <table:table-cell office:value-type="string" calcext:value-type="string">
            <text:p>1.5</text:p>
          </table:table-cell>
          <table:table-cell office:value-type="string" calcext:value-type="string">
            <text:p>Boun - Directives</text:p>
          </table:table-cell>
          <table:table-cell office:value-type="string" calcext:value-type="string">
            <text:p>Boun</text:p>
          </table:table-cell>
          <table:table-cell table:style-name="Default"/>
          <table:table-cell office:value-type="float" office:value="3.5" calcext:value-type="float">
            <text:p>3,5</text:p>
          </table:table-cell>
          <table:table-cell table:style-name="ce201" office:value-type="float" office:value="1" calcext:value-type="float">
            <text:p>1</text:p>
          </table:table-cell>
          <table:table-cell table:number-columns-repeated="2" office:value-type="float" office:value="1" calcext:value-type="float">
            <text:p>1</text:p>
          </table:table-cell>
          <table:table-cell table:number-columns-repeated="4"/>
          <table:table-cell office:value-type="float" office:value="0.5" calcext:value-type="float">
            <text:p>0,5</text:p>
          </table:table-cell>
          <table:table-cell table:number-columns-repeated="1011"/>
        </table:table-row>
        <table:table-row table:style-name="ro1">
          <table:table-cell office:value-type="string" calcext:value-type="string">
            <text:p>1.6</text:p>
          </table:table-cell>
          <table:table-cell office:value-type="string" calcext:value-type="string">
            <text:p>DG - Planning</text:p>
          </table:table-cell>
          <table:table-cell office:value-type="string" calcext:value-type="string">
            <text:p>DG</text:p>
          </table:table-cell>
          <table:table-cell table:style-name="Default"/>
          <table:table-cell office:value-type="float" office:value="7.5" calcext:value-type="float">
            <text:p>7,5</text:p>
          </table:table-cell>
          <table:table-cell table:style-name="ce201" office:value-type="float" office:value="1" calcext:value-type="float">
            <text:p>1</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office:value-type="float" office:value="0.5" calcext:value-type="float">
            <text:p>0,5</text:p>
          </table:table-cell>
          <table:table-cell table:number-columns-repeated="1007"/>
        </table:table-row>
        <table:table-row table:style-name="ro1">
          <table:table-cell table:style-name="ce198" office:value-type="string" calcext:value-type="string">
            <text:p>2</text:p>
          </table:table-cell>
          <table:table-cell office:value-type="string" calcext:value-type="string">
            <text:p>Etape 2-3</text:p>
          </table:table-cell>
          <table:table-cell/>
          <table:table-cell table:style-name="Default"/>
          <table:table-cell office:value-type="float" office:value="310.5" calcext:value-type="float">
            <text:p>310,5</text:p>
          </table:table-cell>
          <table:table-cell table:style-name="ce200"/>
          <table:table-cell table:number-columns-repeated="59"/>
          <table:table-cell office:value-type="float" office:value="2" calcext:value-type="float">
            <text:p>2</text:p>
          </table:table-cell>
          <table:table-cell table:number-columns-repeated="2"/>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table:number-columns-repeated="2"/>
          <table:table-cell office:value-type="float" office:value="5" calcext:value-type="float">
            <text:p>5</text:p>
          </table:table-cell>
          <table:table-cell office:value-type="float" office:value="7" calcext:value-type="float">
            <text:p>7</text:p>
          </table:table-cell>
          <table:table-cell office:value-type="float" office:value="6.5" calcext:value-type="float">
            <text:p>6,5</text:p>
          </table:table-cell>
          <table:table-cell table:number-columns-repeated="2" office:value-type="float" office:value="5" calcext:value-type="float">
            <text:p>5</text:p>
          </table:table-cell>
          <table:table-cell table:number-columns-repeated="2"/>
          <table:table-cell office:value-type="float" office:value="7" calcext:value-type="float">
            <text:p>7</text:p>
          </table:table-cell>
          <table:table-cell office:value-type="float" office:value="6" calcext:value-type="float">
            <text:p>6</text:p>
          </table:table-cell>
          <table:table-cell office:value-type="float" office:value="5.5" calcext:value-type="float">
            <text:p>5,5</text:p>
          </table:table-cell>
          <table:table-cell office:value-type="float" office:value="5" calcext:value-type="float">
            <text:p>5</text:p>
          </table:table-cell>
          <table:table-cell office:value-type="float" office:value="4.5" calcext:value-type="float">
            <text:p>4,5</text:p>
          </table:table-cell>
          <table:table-cell table:number-columns-repeated="2"/>
          <table:table-cell table:number-columns-repeated="3" office:value-type="float" office:value="5" calcext:value-type="float">
            <text:p>5</text:p>
          </table:table-cell>
          <table:table-cell office:value-type="float" office:value="6" calcext:value-type="float">
            <text:p>6</text:p>
          </table:table-cell>
          <table:table-cell office:value-type="float" office:value="5.5" calcext:value-type="float">
            <text:p>5,5</text:p>
          </table:table-cell>
          <table:table-cell table:number-columns-repeated="2"/>
          <table:table-cell table:number-columns-repeated="3"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table:number-columns-repeated="2"/>
          <table:table-cell table:number-columns-repeated="3" office:value-type="float" office:value="6" calcext:value-type="float">
            <text:p>6</text:p>
          </table:table-cell>
          <table:table-cell table:number-columns-repeated="2" office:value-type="float" office:value="5" calcext:value-type="float">
            <text:p>5</text:p>
          </table:table-cell>
          <table:table-cell table:number-columns-repeated="16"/>
          <table:table-cell table:number-columns-repeated="3" office:value-type="float" office:value="5" calcext:value-type="float">
            <text:p>5</text:p>
          </table:table-cell>
          <table:table-cell table:number-columns-repeated="2" office:value-type="float" office:value="4" calcext:value-type="float">
            <text:p>4</text:p>
          </table:table-cell>
          <table:table-cell table:number-columns-repeated="2"/>
          <table:table-cell table:number-columns-repeated="3"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table:number-columns-repeated="2"/>
          <table:table-cell table:number-columns-repeated="3" office:value-type="float" office:value="6" calcext:value-type="float">
            <text:p>6</text:p>
          </table:table-cell>
          <table:table-cell table:number-columns-repeated="2" office:value-type="float" office:value="5" calcext:value-type="float">
            <text:p>5</text:p>
          </table:table-cell>
          <table:table-cell table:number-columns-repeated="2"/>
          <table:table-cell table:number-columns-repeated="2" office:value-type="float" office:value="3" calcext:value-type="float">
            <text:p>3</text:p>
          </table:table-cell>
          <table:table-cell office:value-type="float" office:value="4" calcext:value-type="float">
            <text:p>4</text:p>
          </table:table-cell>
          <table:table-cell office:value-type="float" office:value="2.5" calcext:value-type="float">
            <text:p>2,5</text:p>
          </table:table-cell>
          <table:table-cell office:value-type="float" office:value="3" calcext:value-type="float">
            <text:p>3</text:p>
          </table:table-cell>
          <table:table-cell table:number-columns-repeated="2"/>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2"/>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table:table-cell table:number-columns-repeated="2" office:value-type="float" office:value="2" calcext:value-type="float">
            <text:p>2</text:p>
          </table:table-cell>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2"/>
        </table:table-row>
        <table:table-row table:style-name="ro1">
          <table:table-cell office:value-type="string" calcext:value-type="string">
            <text:p>2.1</text:p>
          </table:table-cell>
          <table:table-cell office:value-type="string" calcext:value-type="string">
            <text:p>Jalon Livraison spec V1</text:p>
          </table:table-cell>
          <table:table-cell/>
          <table:table-cell table:style-name="Default"/>
          <table:table-cell office:value-type="float" office:value="0" calcext:value-type="float">
            <text:p>0</text:p>
          </table:table-cell>
          <table:table-cell table:style-name="ce200"/>
          <table:table-cell table:number-columns-repeated="1018"/>
        </table:table-row>
        <table:table-row table:style-name="ro1">
          <table:table-cell office:value-type="string" calcext:value-type="string">
            <text:p>2.2</text:p>
          </table:table-cell>
          <table:table-cell office:value-type="string" calcext:value-type="string">
            <text:p>Réglette Début conception</text:p>
          </table:table-cell>
          <table:table-cell/>
          <table:table-cell table:style-name="Default"/>
          <table:table-cell office:value-type="float" office:value="0" calcext:value-type="float">
            <text:p>0</text:p>
          </table:table-cell>
          <table:table-cell table:style-name="ce200"/>
          <table:table-cell table:number-columns-repeated="1018"/>
        </table:table-row>
        <table:table-row table:style-name="ro1">
          <table:table-cell table:style-name="ce200" office:value-type="string" calcext:value-type="string">
            <text:p>2.3</text:p>
          </table:table-cell>
          <table:table-cell office:value-type="string" calcext:value-type="string">
            <text:p>Conception</text:p>
          </table:table-cell>
          <table:table-cell/>
          <table:table-cell table:style-name="Default"/>
          <table:table-cell office:value-type="float" office:value="44.5" calcext:value-type="float">
            <text:p>44,5</text:p>
          </table:table-cell>
          <table:table-cell table:style-name="ce200"/>
          <table:table-cell table:number-columns-repeated="59"/>
          <table:table-cell office:value-type="float" office:value="2" calcext:value-type="float">
            <text:p>2</text:p>
          </table:table-cell>
          <table:table-cell table:number-columns-repeated="2"/>
          <table:table-cell office:value-type="float" office:value="3" calcext:value-type="float">
            <text:p>3</text:p>
          </table:table-cell>
          <table:table-cell office:value-type="float" office:value="3.5" calcext:value-type="float">
            <text:p>3,5</text:p>
          </table:table-cell>
          <table:table-cell table:number-columns-repeated="2" office:value-type="float" office:value="2.5" calcext:value-type="float">
            <text:p>2,5</text:p>
          </table:table-cell>
          <table:table-cell office:value-type="float" office:value="0" calcext:value-type="float">
            <text:p>0</text:p>
          </table:table-cell>
          <table:table-cell table:number-columns-repeated="2"/>
          <table:table-cell office:value-type="float" office:value="2" calcext:value-type="float">
            <text:p>2</text:p>
          </table:table-cell>
          <table:table-cell office:value-type="float" office:value="3" calcext:value-type="float">
            <text:p>3</text:p>
          </table:table-cell>
          <table:table-cell office:value-type="float" office:value="0.5" calcext:value-type="float">
            <text:p>0,5</text:p>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table:number-columns-repeated="5"/>
          <table:table-cell office:value-type="float" office:value="0" calcext:value-type="float">
            <text:p>0</text:p>
          </table:table-cell>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16"/>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0" calcext:value-type="float">
            <text:p>0</text:p>
          </table:table-cell>
          <table:table-cell/>
          <table:table-cell office:value-type="float" office:value="0.5" calcext:value-type="float">
            <text:p>0,5</text:p>
          </table:table-cell>
          <table:table-cell table:number-columns-repeated="28"/>
          <table:table-cell office:value-type="float" office:value="1" calcext:value-type="float">
            <text:p>1</text:p>
          </table:table-cell>
          <table:table-cell table:number-columns-repeated="846"/>
        </table:table-row>
        <table:table-row table:style-name="ro1">
          <table:table-cell table:style-name="ce198" office:value-type="string" calcext:value-type="string">
            <text:p>2.3.1</text:p>
          </table:table-cell>
          <table:table-cell office:value-type="string" calcext:value-type="string">
            <text:p>Apec.fr</text:p>
          </table:table-cell>
          <table:table-cell/>
          <table:table-cell table:style-name="Default"/>
          <table:table-cell office:value-type="float" office:value="14" calcext:value-type="float">
            <text:p>14</text:p>
          </table:table-cell>
          <table:table-cell table:style-name="ce200"/>
          <table:table-cell table:number-columns-repeated="59"/>
          <table:table-cell office:value-type="float" office:value="0" calcext:value-type="float">
            <text:p>0</text:p>
          </table:table-cell>
          <table:table-cell table:number-columns-repeated="2"/>
          <table:table-cell office:value-type="float" office:value="2" calcext:value-type="float">
            <text:p>2</text:p>
          </table:table-cell>
          <table:table-cell office:value-type="float" office:value="0.5" calcext:value-type="float">
            <text:p>0,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float" office:value="0.5" calcext:value-type="float">
            <text:p>0,5</text:p>
          </table:table-cell>
          <table:table-cell office:value-type="float" office:value="0" calcext:value-type="float">
            <text:p>0</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48"/>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882"/>
        </table:table-row>
        <table:table-row table:style-name="ro1">
          <table:table-cell office:value-type="string" calcext:value-type="string">
            <text:p>2.3.1.1</text:p>
          </table:table-cell>
          <table:table-cell office:value-type="string" calcext:value-type="string">
            <text:p>Postulation sur Offre avec FSR</text:p>
          </table:table-cell>
          <table:table-cell office:value-type="string" calcext:value-type="string">
            <text:p>Alex</text:p>
          </table:table-cell>
          <table:table-cell table:style-name="Default"/>
          <table:table-cell office:value-type="float" office:value="1" calcext:value-type="float">
            <text:p>1</text:p>
          </table:table-cell>
          <table:table-cell table:style-name="ce200"/>
          <table:table-cell table:number-columns-repeated="62"/>
          <table:table-cell office:value-type="float" office:value="1" calcext:value-type="float">
            <text:p>1</text:p>
          </table:table-cell>
          <table:table-cell table:number-columns-repeated="955"/>
        </table:table-row>
        <table:table-row table:style-name="ro1">
          <table:table-cell office:value-type="string" calcext:value-type="string">
            <text:p>2.3.1.2</text:p>
          </table:table-cell>
          <table:table-cell office:value-type="string" calcext:value-type="string">
            <text:p>Création et Modif <text:s/>CV avec Nature Diplôme</text:p>
          </table:table-cell>
          <table:table-cell office:value-type="string" calcext:value-type="string">
            <text:p>DG</text:p>
          </table:table-cell>
          <table:table-cell table:style-name="Default"/>
          <table:table-cell office:value-type="float" office:value="2" calcext:value-type="float">
            <text:p>2</text:p>
          </table:table-cell>
          <table:table-cell table:style-name="ce200"/>
          <table:table-cell table:number-columns-repeated="125"/>
          <table:table-cell table:number-columns-repeated="2" office:value-type="float" office:value="1" calcext:value-type="float">
            <text:p>1</text:p>
          </table:table-cell>
          <table:table-cell table:number-columns-repeated="891"/>
        </table:table-row>
        <table:table-row table:style-name="ro1">
          <table:table-cell office:value-type="string" calcext:value-type="string">
            <text:p>2.3.1.3</text:p>
          </table:table-cell>
          <table:table-cell office:value-type="string" calcext:value-type="string">
            <text:p>Publication CV avec FSR</text:p>
          </table:table-cell>
          <table:table-cell office:value-type="string" calcext:value-type="string">
            <text:p>DG</text:p>
          </table:table-cell>
          <table:table-cell table:style-name="Default"/>
          <table:table-cell office:value-type="float" office:value="2" calcext:value-type="float">
            <text:p>2</text:p>
          </table:table-cell>
          <table:table-cell table:style-name="ce200"/>
          <table:table-cell table:number-columns-repeated="128"/>
          <table:table-cell table:number-columns-repeated="2" office:value-type="float" office:value="1" calcext:value-type="float">
            <text:p>1</text:p>
          </table:table-cell>
          <table:table-cell table:number-columns-repeated="888"/>
        </table:table-row>
        <table:table-row table:style-name="ro1">
          <table:table-cell office:value-type="string" calcext:value-type="string">
            <text:p>2.3.1.4</text:p>
          </table:table-cell>
          <table:table-cell office:value-type="string" calcext:value-type="string">
            <text:p>Création et Modif Compte simplifié</text:p>
          </table:table-cell>
          <table:table-cell office:value-type="string" calcext:value-type="string">
            <text:p>Julien;DG</text:p>
          </table:table-cell>
          <table:table-cell table:style-name="Default"/>
          <table:table-cell office:value-type="float" office:value="6" calcext:value-type="float">
            <text:p>6</text:p>
          </table:table-cell>
          <table:table-cell table:style-name="ce200"/>
          <table:table-cell table:number-columns-repeated="62"/>
          <table:table-cell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office:value-type="float" office:value="0.5" calcext:value-type="float">
            <text:p>0,5</text:p>
          </table:table-cell>
          <table:table-cell office:value-type="float" office:value="0" calcext:value-type="float">
            <text:p>0</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941"/>
        </table:table-row>
        <table:table-row table:style-name="ro1">
          <table:table-cell office:value-type="string" calcext:value-type="string">
            <text:p>2.3.1.5</text:p>
          </table:table-cell>
          <table:table-cell office:value-type="string" calcext:value-type="string">
            <text:p>Modification Utilisateur (mail et MDP)</text:p>
          </table:table-cell>
          <table:table-cell office:value-type="string" calcext:value-type="string">
            <text:p>DG</text:p>
          </table:table-cell>
          <table:table-cell table:style-name="Default"/>
          <table:table-cell office:value-type="float" office:value="0" calcext:value-type="float">
            <text:p>0</text:p>
          </table:table-cell>
          <table:table-cell table:style-name="ce200"/>
          <table:table-cell table:number-columns-repeated="59"/>
          <table:table-cell office:value-type="float" office:value="0" calcext:value-type="float">
            <text:p>0</text:p>
          </table:table-cell>
          <table:table-cell table:number-columns-repeated="958"/>
        </table:table-row>
        <table:table-row table:style-name="ro1">
          <table:table-cell office:value-type="string" calcext:value-type="string">
            <text:p>2.3.1.6</text:p>
          </table:table-cell>
          <table:table-cell office:value-type="string" calcext:value-type="string">
            <text:p>Passage en angular de la gestion de compte</text:p>
          </table:table-cell>
          <table:table-cell office:value-type="string" calcext:value-type="string">
            <text:p>DG</text:p>
          </table:table-cell>
          <table:table-cell table:style-name="Default"/>
          <table:table-cell office:value-type="float" office:value="1" calcext:value-type="float">
            <text:p>1</text:p>
          </table:table-cell>
          <table:table-cell table:style-name="ce200"/>
          <table:table-cell table:number-columns-repeated="135"/>
          <table:table-cell office:value-type="float" office:value="1" calcext:value-type="float">
            <text:p>1</text:p>
          </table:table-cell>
          <table:table-cell table:number-columns-repeated="882"/>
        </table:table-row>
        <table:table-row table:style-name="ro1">
          <table:table-cell office:value-type="string" calcext:value-type="string">
            <text:p>2.3.1.7</text:p>
          </table:table-cell>
          <table:table-cell office:value-type="string" calcext:value-type="string">
            <text:p>Demande services : Angular / Compte / FSR</text:p>
          </table:table-cell>
          <table:table-cell office:value-type="string" calcext:value-type="string">
            <text:p>DG</text:p>
          </table:table-cell>
          <table:table-cell table:style-name="Default"/>
          <table:table-cell office:value-type="float" office:value="2" calcext:value-type="float">
            <text:p>2</text:p>
          </table:table-cell>
          <table:table-cell table:style-name="ce200"/>
          <table:table-cell table:number-columns-repeated="132"/>
          <table:table-cell table:number-columns-repeated="2" office:value-type="float" office:value="1" calcext:value-type="float">
            <text:p>1</text:p>
          </table:table-cell>
          <table:table-cell table:number-columns-repeated="884"/>
        </table:table-row>
        <table:table-row table:style-name="ro1">
          <table:table-cell table:style-name="ce198" office:value-type="string" calcext:value-type="string">
            <text:p>2.3.2</text:p>
          </table:table-cell>
          <table:table-cell office:value-type="string" calcext:value-type="string">
            <text:p>PDS</text:p>
          </table:table-cell>
          <table:table-cell/>
          <table:table-cell table:style-name="Default"/>
          <table:table-cell office:value-type="float" office:value="4" calcext:value-type="float">
            <text:p>4</text:p>
          </table:table-cell>
          <table:table-cell table:style-name="ce200"/>
          <table:table-cell table:number-columns-repeated="65"/>
          <table:table-cell office:value-type="float" office:value="0.5" calcext:value-type="float">
            <text:p>0,5</text:p>
          </table:table-cell>
          <table:table-cell office:value-type="float" office:value="0" calcext:value-type="float">
            <text:p>0</text:p>
          </table:table-cell>
          <table:table-cell table:number-columns-repeated="2"/>
          <table:table-cell office:value-type="float" office:value="0" calcext:value-type="float">
            <text:p>0</text:p>
          </table:table-cell>
          <table:table-cell office:value-type="float" office:value="2" calcext:value-type="float">
            <text:p>2</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5"/>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16"/>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float" office:value="0.5" calcext:value-type="float">
            <text:p>0,5</text:p>
          </table:table-cell>
          <table:table-cell table:number-columns-repeated="28"/>
          <table:table-cell office:value-type="float" office:value="1" calcext:value-type="float">
            <text:p>1</text:p>
          </table:table-cell>
          <table:table-cell table:number-columns-repeated="846"/>
        </table:table-row>
        <table:table-row table:style-name="ro1">
          <table:table-cell office:value-type="string" calcext:value-type="string">
            <text:p>2.3.2.1</text:p>
          </table:table-cell>
          <table:table-cell office:value-type="string" calcext:value-type="string">
            <text:p>Création / Modification de compte simplifiée</text:p>
          </table:table-cell>
          <table:table-cell office:value-type="string" calcext:value-type="string">
            <text:p>DG;Alex</text:p>
          </table:table-cell>
          <table:table-cell table:style-name="Default"/>
          <table:table-cell office:value-type="float" office:value="3" calcext:value-type="float">
            <text:p>3</text:p>
          </table:table-cell>
          <table:table-cell table:style-name="ce200"/>
          <table:table-cell table:number-columns-repeated="65"/>
          <table:table-cell office:value-type="float" office:value="0.5" calcext:value-type="float">
            <text:p>0,5</text:p>
          </table:table-cell>
          <table:table-cell office:value-type="float" office:value="0" calcext:value-type="float">
            <text:p>0</text:p>
          </table:table-cell>
          <table:table-cell table:number-columns-repeated="2"/>
          <table:table-cell office:value-type="float" office:value="0" calcext:value-type="float">
            <text:p>0</text:p>
          </table:table-cell>
          <table:table-cell office:value-type="float" office:value="2" calcext:value-type="float">
            <text:p>2</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5"/>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16"/>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office:value-type="float" office:value="0.5" calcext:value-type="float">
            <text:p>0,5</text:p>
          </table:table-cell>
          <table:table-cell table:number-columns-repeated="875"/>
        </table:table-row>
        <table:table-row table:style-name="ro1">
          <table:table-cell office:value-type="string" calcext:value-type="string">
            <text:p>2.3.2.2</text:p>
          </table:table-cell>
          <table:table-cell office:value-type="string" calcext:value-type="string">
            <text:p>Affichage du compte et des Actes</text:p>
          </table:table-cell>
          <table:table-cell office:value-type="string" calcext:value-type="string">
            <text:p>DG</text:p>
          </table:table-cell>
          <table:table-cell table:style-name="Default"/>
          <table:table-cell office:value-type="float" office:value="1" calcext:value-type="float">
            <text:p>1</text:p>
          </table:table-cell>
          <table:table-cell table:style-name="ce200"/>
          <table:table-cell table:number-columns-repeated="171"/>
          <table:table-cell office:value-type="float" office:value="1" calcext:value-type="float">
            <text:p>1</text:p>
          </table:table-cell>
          <table:table-cell table:number-columns-repeated="846"/>
        </table:table-row>
        <table:table-row table:style-name="ro1">
          <table:table-cell table:style-name="ce198" office:value-type="string" calcext:value-type="string">
            <text:p>2.3.3</text:p>
          </table:table-cell>
          <table:table-cell office:value-type="string" calcext:value-type="string">
            <text:p>Technique</text:p>
          </table:table-cell>
          <table:table-cell/>
          <table:table-cell table:style-name="Default"/>
          <table:table-cell office:value-type="float" office:value="5.5" calcext:value-type="float">
            <text:p>5,5</text:p>
          </table:table-cell>
          <table:table-cell table:style-name="ce200"/>
          <table:table-cell table:number-columns-repeated="63"/>
          <table:table-cell office:value-type="float" office:value="2.5" calcext:value-type="float">
            <text:p>2,5</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2"/>
          <table:table-cell office:value-type="float" office:value="0.5" calcext:value-type="float">
            <text:p>0,5</text:p>
          </table:table-cell>
          <table:table-cell table:number-columns-repeated="66"/>
          <table:table-cell office:value-type="float" office:value="1" calcext:value-type="float">
            <text:p>1</text:p>
          </table:table-cell>
          <table:table-cell table:number-columns-repeated="881"/>
        </table:table-row>
        <table:table-row table:style-name="ro1">
          <table:table-cell office:value-type="string" calcext:value-type="string">
            <text:p>2.3.3.1</text:p>
          </table:table-cell>
          <table:table-cell office:value-type="string" calcext:value-type="string">
            <text:p>Enregistrement des actes cadres</text:p>
          </table:table-cell>
          <table:table-cell office:value-type="string" calcext:value-type="string">
            <text:p>DG;Alex;Boun;Julien</text:p>
          </table:table-cell>
          <table:table-cell table:style-name="Default"/>
          <table:table-cell office:value-type="float" office:value="4.5" calcext:value-type="float">
            <text:p>4,5</text:p>
          </table:table-cell>
          <table:table-cell table:style-name="ce200"/>
          <table:table-cell table:number-columns-repeated="63"/>
          <table:table-cell office:value-type="float" office:value="2.5" calcext:value-type="float">
            <text:p>2,5</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2"/>
          <table:table-cell office:value-type="float" office:value="0.5" calcext:value-type="float">
            <text:p>0,5</text:p>
          </table:table-cell>
          <table:table-cell table:number-columns-repeated="948"/>
        </table:table-row>
        <table:table-row table:style-name="ro1">
          <table:table-cell office:value-type="string" calcext:value-type="string">
            <text:p>2.3.3.2</text:p>
          </table:table-cell>
          <table:table-cell office:value-type="string" calcext:value-type="string">
            <text:p>Doc archi PMP synchro Demande CRM</text:p>
          </table:table-cell>
          <table:table-cell office:value-type="string" calcext:value-type="string">
            <text:p>DG</text:p>
          </table:table-cell>
          <table:table-cell table:style-name="Default"/>
          <table:table-cell office:value-type="float" office:value="1" calcext:value-type="float">
            <text:p>1</text:p>
          </table:table-cell>
          <table:table-cell table:style-name="ce200"/>
          <table:table-cell table:number-columns-repeated="136"/>
          <table:table-cell office:value-type="float" office:value="1" calcext:value-type="float">
            <text:p>1</text:p>
          </table:table-cell>
          <table:table-cell table:number-columns-repeated="881"/>
        </table:table-row>
        <table:table-row table:style-name="ro1">
          <table:table-cell table:style-name="ce198" office:value-type="string" calcext:value-type="string">
            <text:p>2.3.4</text:p>
          </table:table-cell>
          <table:table-cell office:value-type="string" calcext:value-type="string">
            <text:p>PMP</text:p>
          </table:table-cell>
          <table:table-cell/>
          <table:table-cell table:style-name="Default"/>
          <table:table-cell office:value-type="float" office:value="8" calcext:value-type="float">
            <text:p>8</text:p>
          </table:table-cell>
          <table:table-cell table:style-name="ce200"/>
          <table:table-cell table:number-columns-repeated="87"/>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917"/>
        </table:table-row>
        <table:table-row table:style-name="ro1">
          <table:table-cell office:value-type="string" calcext:value-type="string">
            <text:p>2.3.4.1</text:p>
          </table:table-cell>
          <table:table-cell office:value-type="string" calcext:value-type="string">
            <text:p>Purge des actes cadres</text:p>
          </table:table-cell>
          <table:table-cell office:value-type="string" calcext:value-type="string">
            <text:p>DG</text:p>
          </table:table-cell>
          <table:table-cell table:style-name="Default"/>
          <table:table-cell office:value-type="float" office:value="8" calcext:value-type="float">
            <text:p>8</text:p>
          </table:table-cell>
          <table:table-cell table:style-name="ce200"/>
          <table:table-cell table:number-columns-repeated="87"/>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917"/>
        </table:table-row>
        <table:table-row table:style-name="ro1">
          <table:table-cell table:style-name="ce198" office:value-type="string" calcext:value-type="string">
            <text:p>2.3.5</text:p>
          </table:table-cell>
          <table:table-cell office:value-type="string" calcext:value-type="string">
            <text:p>Collaboration etudes impacts NLE + STAD + CRM</text:p>
          </table:table-cell>
          <table:table-cell office:value-type="string" calcext:value-type="string">
            <text:p>DG</text:p>
          </table:table-cell>
          <table:table-cell table:style-name="Default"/>
          <table:table-cell office:value-type="float" office:value="5" calcext:value-type="float">
            <text:p>5</text:p>
          </table:table-cell>
          <table:table-cell table:style-name="ce200"/>
          <table:table-cell table:number-columns-repeated="101"/>
          <table:table-cell office:value-type="float" office:value="1" calcext:value-type="float">
            <text:p>1</text:p>
          </table:table-cell>
          <table:table-cell table:number-columns-repeated="16"/>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895"/>
        </table:table-row>
        <table:table-row table:style-name="ro1">
          <table:table-cell table:style-name="ce198" office:value-type="string" calcext:value-type="string">
            <text:p>2.3.6</text:p>
          </table:table-cell>
          <table:table-cell office:value-type="string" calcext:value-type="string">
            <text:p>Collaboration Conception MOA</text:p>
          </table:table-cell>
          <table:table-cell office:value-type="string" calcext:value-type="string">
            <text:p>Jenny</text:p>
          </table:table-cell>
          <table:table-cell table:style-name="Default"/>
          <table:table-cell office:value-type="float" office:value="2" calcext:value-type="float">
            <text:p>2</text:p>
          </table:table-cell>
          <table:table-cell table:style-name="ce200"/>
          <table:table-cell table:number-columns-repeated="59"/>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955"/>
        </table:table-row>
        <table:table-row table:style-name="ro1">
          <table:table-cell table:style-name="ce198" office:value-type="string" calcext:value-type="string">
            <text:p>2.3.7</text:p>
          </table:table-cell>
          <table:table-cell office:value-type="string" calcext:value-type="string">
            <text:p>Collaboration Conception Archi application</text:p>
          </table:table-cell>
          <table:table-cell office:value-type="string" calcext:value-type="string">
            <text:p>Karim</text:p>
          </table:table-cell>
          <table:table-cell table:style-name="Default"/>
          <table:table-cell office:value-type="float" office:value="5" calcext:value-type="float">
            <text:p>5</text:p>
          </table:table-cell>
          <table:table-cell table:style-name="ce200"/>
          <table:table-cell table:number-columns-repeated="63"/>
          <table:table-cell office:value-type="float" office:value="0.5" calcext:value-type="float">
            <text:p>0,5</text:p>
          </table:table-cell>
          <table:table-cell table:number-columns-repeated="2" office:value-type="float" office:value="1" calcext:value-type="float">
            <text:p>1</text:p>
          </table:table-cell>
          <table:table-cell table:number-columns-repeated="3"/>
          <table:table-cell table:number-columns-repeated="2" office:value-type="float" office:value="1" calcext:value-type="float">
            <text:p>1</text:p>
          </table:table-cell>
          <table:table-cell office:value-type="float" office:value="0.5" calcext:value-type="float">
            <text:p>0,5</text:p>
          </table:table-cell>
          <table:table-cell table:number-columns-repeated="946"/>
        </table:table-row>
        <table:table-row table:style-name="ro1">
          <table:table-cell table:style-name="ce198" office:value-type="string" calcext:value-type="string">
            <text:p>2.3.8</text:p>
          </table:table-cell>
          <table:table-cell office:value-type="string" calcext:value-type="string">
            <text:p>Collaboration Conception Archi données</text:p>
          </table:table-cell>
          <table:table-cell office:value-type="string" calcext:value-type="string">
            <text:p>Linda</text:p>
          </table:table-cell>
          <table:table-cell table:style-name="Default"/>
          <table:table-cell office:value-type="float" office:value="1" calcext:value-type="float">
            <text:p>1</text:p>
          </table:table-cell>
          <table:table-cell table:style-name="ce200"/>
          <table:table-cell table:number-columns-repeated="59"/>
          <table:table-cell office:value-type="float" office:value="1" calcext:value-type="float">
            <text:p>1</text:p>
          </table:table-cell>
          <table:table-cell table:number-columns-repeated="958"/>
        </table:table-row>
        <table:table-row table:style-name="ro1">
          <table:table-cell office:value-type="string" calcext:value-type="string">
            <text:p>2.4</text:p>
          </table:table-cell>
          <table:table-cell office:value-type="string" calcext:value-type="string">
            <text:p>Réglette début Dev</text:p>
          </table:table-cell>
          <table:table-cell/>
          <table:table-cell table:style-name="Default"/>
          <table:table-cell office:value-type="float" office:value="0" calcext:value-type="float">
            <text:p>0</text:p>
          </table:table-cell>
          <table:table-cell table:style-name="ce200"/>
          <table:table-cell table:number-columns-repeated="1018"/>
        </table:table-row>
        <table:table-row table:style-name="ro1">
          <table:table-cell table:style-name="ce200" office:value-type="string" calcext:value-type="string">
            <text:p>2.5</text:p>
          </table:table-cell>
          <table:table-cell office:value-type="string" calcext:value-type="string">
            <text:p>Développements</text:p>
          </table:table-cell>
          <table:table-cell/>
          <table:table-cell table:style-name="Default"/>
          <table:table-cell office:value-type="float" office:value="201" calcext:value-type="float">
            <text:p>201</text:p>
          </table:table-cell>
          <table:table-cell table:style-name="ce200"/>
          <table:table-cell table:number-columns-repeated="62"/>
          <table:table-cell office:value-type="float" office:value="3" calcext:value-type="float">
            <text:p>3</text:p>
          </table:table-cell>
          <table:table-cell office:value-type="float" office:value="1.5" calcext:value-type="float">
            <text:p>1,5</text:p>
          </table:table-cell>
          <table:table-cell table:number-columns-repeated="2" office:value-type="float" office:value="2.5" calcext:value-type="float">
            <text:p>2,5</text:p>
          </table:table-cell>
          <table:table-cell office:value-type="float" office:value="0" calcext:value-type="float">
            <text:p>0</text:p>
          </table:table-cell>
          <table:table-cell table:number-columns-repeated="2"/>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table:table-cell table:number-columns-repeated="2" office:value-type="float" office:value="6" calcext:value-type="float">
            <text:p>6</text:p>
          </table:table-cell>
          <table:table-cell office:value-type="float" office:value="4.5" calcext:value-type="float">
            <text:p>4,5</text:p>
          </table:table-cell>
          <table:table-cell office:value-type="float" office:value="5" calcext:value-type="float">
            <text:p>5</text:p>
          </table:table-cell>
          <table:table-cell office:value-type="float" office:value="4.5" calcext:value-type="float">
            <text:p>4,5</text:p>
          </table:table-cell>
          <table:table-cell table:number-columns-repeated="2"/>
          <table:table-cell table:number-columns-repeated="3" office:value-type="float" office:value="5" calcext:value-type="float">
            <text:p>5</text:p>
          </table:table-cell>
          <table:table-cell office:value-type="float" office:value="6" calcext:value-type="float">
            <text:p>6</text:p>
          </table:table-cell>
          <table:table-cell office:value-type="float" office:value="4.5" calcext:value-type="float">
            <text:p>4,5</text:p>
          </table:table-cell>
          <table:table-cell table:number-columns-repeated="2"/>
          <table:table-cell table:number-columns-repeated="3"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table:number-columns-repeated="2"/>
          <table:table-cell table:number-columns-repeated="3" office:value-type="float" office:value="5" calcext:value-type="float">
            <text:p>5</text:p>
          </table:table-cell>
          <table:table-cell table:number-columns-repeated="2" office:value-type="float" office:value="4" calcext:value-type="float">
            <text:p>4</text:p>
          </table:table-cell>
          <table:table-cell table:number-columns-repeated="16"/>
          <table:table-cell table:number-columns-repeated="3" office:value-type="float" office:value="4" calcext:value-type="float">
            <text:p>4</text:p>
          </table:table-cell>
          <table:table-cell table:number-columns-repeated="2" office:value-type="float" office:value="3" calcext:value-type="float">
            <text:p>3</text:p>
          </table:table-cell>
          <table:table-cell table:number-columns-repeated="2"/>
          <table:table-cell table:number-columns-repeated="3"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2"/>
          <table:table-cell office:value-type="float" office:value="2" calcext:value-type="float">
            <text:p>2</text:p>
          </table:table-cell>
          <table:table-cell table:number-columns-repeated="4"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856"/>
        </table:table-row>
        <table:table-row table:style-name="ro1">
          <table:table-cell table:style-name="ce198" office:value-type="string" calcext:value-type="string">
            <text:p>2.5.1</text:p>
          </table:table-cell>
          <table:table-cell office:value-type="string" calcext:value-type="string">
            <text:p>Initialisation des environnements</text:p>
          </table:table-cell>
          <table:table-cell/>
          <table:table-cell table:style-name="Default"/>
          <table:table-cell office:value-type="float" office:value="25" calcext:value-type="float">
            <text:p>25</text:p>
          </table:table-cell>
          <table:table-cell table:style-name="ce200"/>
          <table:table-cell table:number-columns-repeated="83"/>
          <table:table-cell table:number-columns-repeated="3" office:value-type="float" office:value="1" calcext:value-type="float">
            <text:p>1</text:p>
          </table:table-cell>
          <table:table-cell table:number-columns-repeated="4"/>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table:number-columns-repeated="49"/>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57"/>
        </table:table-row>
        <table:table-row table:style-name="ro1">
          <table:table-cell office:value-type="string" calcext:value-type="string">
            <text:p>2.5.1.1</text:p>
          </table:table-cell>
          <table:table-cell office:value-type="string" calcext:value-type="string">
            <text:p>INT3</text:p>
          </table:table-cell>
          <table:table-cell office:value-type="string" calcext:value-type="string">
            <text:p>DG</text:p>
          </table:table-cell>
          <table:table-cell table:style-name="Default"/>
          <table:table-cell office:value-type="float" office:value="10" calcext:value-type="float">
            <text:p>10</text:p>
          </table:table-cell>
          <table:table-cell table:style-name="ce200"/>
          <table:table-cell table:number-columns-repeated="143"/>
          <table:table-cell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57"/>
        </table:table-row>
        <table:table-row table:style-name="ro1">
          <table:table-cell office:value-type="string" calcext:value-type="string">
            <text:p>2.5.1.2</text:p>
          </table:table-cell>
          <table:table-cell office:value-type="string" calcext:value-type="string">
            <text:p>LOC-Julien</text:p>
          </table:table-cell>
          <table:table-cell office:value-type="string" calcext:value-type="string">
            <text:p>Julien</text:p>
          </table:table-cell>
          <table:table-cell table:style-name="Default"/>
          <table:table-cell office:value-type="float" office:value="3" calcext:value-type="float">
            <text:p>3</text:p>
          </table:table-cell>
          <table:table-cell table:style-name="ce200"/>
          <table:table-cell table:number-columns-repeated="90"/>
          <table:table-cell table:number-columns-repeated="3" office:value-type="float" office:value="1" calcext:value-type="float">
            <text:p>1</text:p>
          </table:table-cell>
          <table:table-cell table:number-columns-repeated="925"/>
        </table:table-row>
        <table:table-row table:style-name="ro1">
          <table:table-cell office:value-type="string" calcext:value-type="string">
            <text:p>2.5.1.3</text:p>
          </table:table-cell>
          <table:table-cell office:value-type="string" calcext:value-type="string">
            <text:p>LOC-Rochdi</text:p>
          </table:table-cell>
          <table:table-cell office:value-type="string" calcext:value-type="string">
            <text:p>Rochdi</text:p>
          </table:table-cell>
          <table:table-cell table:style-name="Default"/>
          <table:table-cell office:value-type="float" office:value="3" calcext:value-type="float">
            <text:p>3</text:p>
          </table:table-cell>
          <table:table-cell table:style-name="ce200"/>
          <table:table-cell table:number-columns-repeated="91"/>
          <table:table-cell table:number-columns-repeated="3" office:value-type="float" office:value="1" calcext:value-type="float">
            <text:p>1</text:p>
          </table:table-cell>
          <table:table-cell table:number-columns-repeated="924"/>
        </table:table-row>
        <table:table-row table:style-name="ro1">
          <table:table-cell office:value-type="string" calcext:value-type="string">
            <text:p>2.5.1.4</text:p>
          </table:table-cell>
          <table:table-cell office:value-type="string" calcext:value-type="string">
            <text:p>LOC-Alex</text:p>
          </table:table-cell>
          <table:table-cell office:value-type="string" calcext:value-type="string">
            <text:p>Alex</text:p>
          </table:table-cell>
          <table:table-cell table:style-name="Default"/>
          <table:table-cell office:value-type="float" office:value="3" calcext:value-type="float">
            <text:p>3</text:p>
          </table:table-cell>
          <table:table-cell table:style-name="ce200"/>
          <table:table-cell table:number-columns-repeated="90"/>
          <table:table-cell table:number-columns-repeated="3" office:value-type="float" office:value="1" calcext:value-type="float">
            <text:p>1</text:p>
          </table:table-cell>
          <table:table-cell table:number-columns-repeated="925"/>
        </table:table-row>
        <table:table-row table:style-name="ro1">
          <table:table-cell office:value-type="string" calcext:value-type="string">
            <text:p>2.5.1.5</text:p>
          </table:table-cell>
          <table:table-cell office:value-type="string" calcext:value-type="string">
            <text:p>LOC-Boun</text:p>
          </table:table-cell>
          <table:table-cell office:value-type="string" calcext:value-type="string">
            <text:p>Boun</text:p>
          </table:table-cell>
          <table:table-cell table:style-name="Default"/>
          <table:table-cell office:value-type="float" office:value="3" calcext:value-type="float">
            <text:p>3</text:p>
          </table:table-cell>
          <table:table-cell table:style-name="ce200"/>
          <table:table-cell table:number-columns-repeated="90"/>
          <table:table-cell table:number-columns-repeated="3" office:value-type="float" office:value="1" calcext:value-type="float">
            <text:p>1</text:p>
          </table:table-cell>
          <table:table-cell table:number-columns-repeated="925"/>
        </table:table-row>
        <table:table-row table:style-name="ro1">
          <table:table-cell office:value-type="string" calcext:value-type="string">
            <text:p>2.5.1.6</text:p>
          </table:table-cell>
          <table:table-cell office:value-type="string" calcext:value-type="string">
            <text:p>LOC-Lamine</text:p>
          </table:table-cell>
          <table:table-cell office:value-type="string" calcext:value-type="string">
            <text:p>Lamine</text:p>
          </table:table-cell>
          <table:table-cell table:style-name="Default"/>
          <table:table-cell office:value-type="float" office:value="3" calcext:value-type="float">
            <text:p>3</text:p>
          </table:table-cell>
          <table:table-cell table:style-name="ce200"/>
          <table:table-cell table:number-columns-repeated="83"/>
          <table:table-cell table:number-columns-repeated="3" office:value-type="float" office:value="1" calcext:value-type="float">
            <text:p>1</text:p>
          </table:table-cell>
          <table:table-cell table:number-columns-repeated="932"/>
        </table:table-row>
        <table:table-row table:style-name="ro1">
          <table:table-cell table:style-name="ce198" office:value-type="string" calcext:value-type="string">
            <text:p>2.5.2</text:p>
          </table:table-cell>
          <table:table-cell office:value-type="string" calcext:value-type="string">
            <text:p>Apec.fr</text:p>
          </table:table-cell>
          <table:table-cell/>
          <table:table-cell table:style-name="Default"/>
          <table:table-cell office:value-type="float" office:value="118.5" calcext:value-type="float">
            <text:p>118,5</text:p>
          </table:table-cell>
          <table:table-cell table:style-name="ce200"/>
          <table:table-cell table:number-columns-repeated="62"/>
          <table:table-cell table:number-columns-repeated="3" office:value-type="float" office:value="1" calcext:value-type="float">
            <text:p>1</text:p>
          </table:table-cell>
          <table:table-cell office:value-type="float" office:value="1.5" calcext:value-type="float">
            <text:p>1,5</text:p>
          </table:table-cell>
          <table:table-cell table:number-columns-repeated="3"/>
          <table:table-cell office:value-type="float" office:value="2" calcext:value-type="float">
            <text:p>2</text:p>
          </table:table-cell>
          <table:table-cell table:number-columns-repeated="2" office:value-type="float" office:value="3" calcext:value-type="float">
            <text:p>3</text:p>
          </table:table-cell>
          <table:table-cell office:value-type="float" office:value="3.5" calcext:value-type="float">
            <text:p>3,5</text:p>
          </table:table-cell>
          <table:table-cell office:value-type="float" office:value="3" calcext:value-type="float">
            <text:p>3</text:p>
          </table:table-cell>
          <table:table-cell table:number-columns-repeated="2"/>
          <table:table-cell table:number-columns-repeated="2" office:value-type="float" office:value="4" calcext:value-type="float">
            <text:p>4</text:p>
          </table:table-cell>
          <table:table-cell office:value-type="float" office:value="2.5" calcext:value-type="float">
            <text:p>2,5</text:p>
          </table:table-cell>
          <table:table-cell office:value-type="float" office:value="4" calcext:value-type="float">
            <text:p>4</text:p>
          </table:table-cell>
          <table:table-cell office:value-type="float" office:value="2.5" calcext:value-type="float">
            <text:p>2,5</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16"/>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table:number-columns-repeated="2"/>
          <table:table-cell table:number-columns-repeated="2"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table:table-cell office:value-type="float" office:value="3.5" calcext:value-type="float">
            <text:p>3,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number-columns-repeated="2"/>
          <table:table-cell office:value-type="float" office:value="2" calcext:value-type="float">
            <text:p>2</text:p>
          </table:table-cell>
          <table:table-cell table:number-columns-repeated="3" office:value-type="float" office:value="1" calcext:value-type="float">
            <text:p>1</text:p>
          </table:table-cell>
          <table:table-cell table:number-columns-repeated="875"/>
        </table:table-row>
        <table:table-row table:style-name="ro1">
          <table:table-cell office:value-type="string" calcext:value-type="string">
            <text:p>2.5.2.1</text:p>
          </table:table-cell>
          <table:table-cell office:value-type="string" calcext:value-type="string">
            <text:p>Simplification compte</text:p>
          </table:table-cell>
          <table:table-cell/>
          <table:table-cell table:style-name="Default"/>
          <table:table-cell office:value-type="float" office:value="26" calcext:value-type="float">
            <text:p>26</text:p>
          </table:table-cell>
          <table:table-cell table:style-name="ce200"/>
          <table:table-cell table:number-columns-repeated="62"/>
          <table:table-cell office:value-type="float" office:value="1" calcext:value-type="float">
            <text:p>1</text:p>
          </table:table-cell>
          <table:table-cell table:number-columns-repeated="2"/>
          <table:table-cell office:value-type="float" office:value="0.5" calcext:value-type="float">
            <text:p>0,5</text:p>
          </table:table-cell>
          <table:table-cell table:number-columns-repeated="3"/>
          <table:table-cell table:number-columns-repeated="5" office:value-type="float" office:value="1" calcext:value-type="float">
            <text:p>1</text:p>
          </table:table-cell>
          <table:table-cell table:number-columns-repeated="2"/>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table-cell table:number-columns-repeated="4" office:value-type="float" office:value="0" calcext:value-type="float">
            <text:p>0</text:p>
          </table:table-cell>
          <table:table-cell table:number-columns-repeated="3"/>
          <table:table-cell table:number-columns-repeated="2" office:value-type="float" office:value="0" calcext:value-type="float">
            <text:p>0</text:p>
          </table:table-cell>
          <table:table-cell table:number-columns-repeated="3"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3" office:value-type="float" office:value="2" calcext:value-type="float">
            <text:p>2</text:p>
          </table:table-cell>
          <table:table-cell table:number-columns-repeated="23"/>
          <table:table-cell table:number-columns-repeated="5" office:value-type="float" office:value="1" calcext:value-type="float">
            <text:p>1</text:p>
          </table:table-cell>
          <table:table-cell table:number-columns-repeated="2"/>
          <table:table-cell office:value-type="float" office:value="0.5" calcext:value-type="float">
            <text:p>0,5</text:p>
          </table:table-cell>
          <table:table-cell table:number-columns-repeated="885"/>
        </table:table-row>
        <table:table-row table:style-name="ro1">
          <table:table-cell office:value-type="string" calcext:value-type="string">
            <text:p>2.5.2.1.1</text:p>
          </table:table-cell>
          <table:table-cell office:value-type="string" calcext:value-type="string">
            <text:p>Création , Reprise des pages, suppression code mort et mise en cohérence des pages</text:p>
          </table:table-cell>
          <table:table-cell office:value-type="string" calcext:value-type="string">
            <text:p>Julien</text:p>
          </table:table-cell>
          <table:table-cell table:style-name="Default"/>
          <table:table-cell office:value-type="float" office:value="5" calcext:value-type="float">
            <text:p>5</text:p>
          </table:table-cell>
          <table:table-cell table:style-name="ce200"/>
          <table:table-cell table:number-columns-repeated="71"/>
          <table:table-cell table:number-columns-repeated="2" office:value-type="float" office:value="1" calcext:value-type="float">
            <text:p>1</text:p>
          </table:table-cell>
          <table:table-cell office:value-type="float" office:value="0" calcext:value-type="float">
            <text:p>0</text:p>
          </table:table-cell>
          <table:table-cell table:number-columns-repeated="2"/>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938"/>
        </table:table-row>
        <table:table-row table:style-name="ro1">
          <table:table-cell office:value-type="string" calcext:value-type="string">
            <text:p>2.5.2.1.2</text:p>
          </table:table-cell>
          <table:table-cell office:value-type="string" calcext:value-type="string">
            <text:p>Modification de compte</text:p>
          </table:table-cell>
          <table:table-cell office:value-type="string" calcext:value-type="string">
            <text:p>Julien</text:p>
          </table:table-cell>
          <table:table-cell table:style-name="Default"/>
          <table:table-cell office:value-type="float" office:value="5" calcext:value-type="float">
            <text:p>5</text:p>
          </table:table-cell>
          <table:table-cell table:style-name="ce200"/>
          <table:table-cell table:number-columns-repeated="65"/>
          <table:table-cell office:value-type="float" office:value="0.5" calcext:value-type="float">
            <text:p>0,5</text:p>
          </table:table-cell>
          <table:table-cell table:number-columns-repeated="3"/>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4" office:value-type="float" office:value="0" calcext:value-type="float">
            <text:p>0</text:p>
          </table:table-cell>
          <table:table-cell table:number-columns-repeated="3"/>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3"/>
          <table:table-cell table:number-columns-repeated="4" office:value-type="float" office:value="0" calcext:value-type="float">
            <text:p>0</text:p>
          </table:table-cell>
          <table:table-cell office:value-type="float" office:value="1" calcext:value-type="float">
            <text:p>1</text:p>
          </table:table-cell>
          <table:table-cell table:number-columns-repeated="2"/>
          <table:table-cell office:value-type="float" office:value="0.5" calcext:value-type="float">
            <text:p>0,5</text:p>
          </table:table-cell>
          <table:table-cell table:number-columns-repeated="885"/>
        </table:table-row>
        <table:table-row table:style-name="ro1">
          <table:table-cell office:value-type="string" calcext:value-type="string">
            <text:p>2.5.2.1.3</text:p>
          </table:table-cell>
          <table:table-cell office:value-type="string" calcext:value-type="string">
            <text:p>Reprise controleur</text:p>
          </table:table-cell>
          <table:table-cell office:value-type="string" calcext:value-type="string">
            <text:p>Julien</text:p>
          </table:table-cell>
          <table:table-cell table:style-name="Default"/>
          <table:table-cell office:value-type="float" office:value="5" calcext:value-type="float">
            <text:p>5</text:p>
          </table:table-cell>
          <table:table-cell table:style-name="ce200"/>
          <table:table-cell table:number-columns-repeated="99"/>
          <table:table-cell table:number-columns-repeated="3" office:value-type="float" office:value="1" calcext:value-type="float">
            <text:p>1</text:p>
          </table:table-cell>
          <table:table-cell table:number-columns-repeated="23"/>
          <table:table-cell table:number-columns-repeated="2" office:value-type="float" office:value="1" calcext:value-type="float">
            <text:p>1</text:p>
          </table:table-cell>
          <table:table-cell table:number-columns-repeated="891"/>
        </table:table-row>
        <table:table-row table:style-name="ro1">
          <table:table-cell office:value-type="string" calcext:value-type="string">
            <text:p>2.5.2.1.4</text:p>
          </table:table-cell>
          <table:table-cell office:value-type="string" calcext:value-type="string">
            <text:p>Reprise du wording des mail</text:p>
          </table:table-cell>
          <table:table-cell office:value-type="string" calcext:value-type="string">
            <text:p>Julien</text:p>
          </table:table-cell>
          <table:table-cell table:style-name="Default"/>
          <table:table-cell office:value-type="float" office:value="1" calcext:value-type="float">
            <text:p>1</text:p>
          </table:table-cell>
          <table:table-cell table:style-name="ce200"/>
          <table:table-cell table:number-columns-repeated="127"/>
          <table:table-cell office:value-type="float" office:value="1" calcext:value-type="float">
            <text:p>1</text:p>
          </table:table-cell>
          <table:table-cell table:number-columns-repeated="890"/>
        </table:table-row>
        <table:table-row table:style-name="ro1">
          <table:table-cell office:value-type="string" calcext:value-type="string">
            <text:p>2.5.2.1.5</text:p>
          </table:table-cell>
          <table:table-cell office:value-type="string" calcext:value-type="string">
            <text:p>Reprise du wording des pages</text:p>
          </table:table-cell>
          <table:table-cell office:value-type="string" calcext:value-type="string">
            <text:p>Julien</text:p>
          </table:table-cell>
          <table:table-cell table:style-name="Default"/>
          <table:table-cell office:value-type="float" office:value="1" calcext:value-type="float">
            <text:p>1</text:p>
          </table:table-cell>
          <table:table-cell table:style-name="ce200"/>
          <table:table-cell table:number-columns-repeated="128"/>
          <table:table-cell office:value-type="float" office:value="1" calcext:value-type="float">
            <text:p>1</text:p>
          </table:table-cell>
          <table:table-cell table:number-columns-repeated="889"/>
        </table:table-row>
        <table:table-row table:style-name="ro1">
          <table:table-cell office:value-type="string" calcext:value-type="string">
            <text:p>2.5.2.1.6</text:p>
          </table:table-cell>
          <table:table-cell office:value-type="string" calcext:value-type="string">
            <text:p>Reprise graphisme des pages</text:p>
          </table:table-cell>
          <table:table-cell office:value-type="string" calcext:value-type="string">
            <text:p>FredZ</text:p>
          </table:table-cell>
          <table:table-cell table:style-name="Default"/>
          <table:table-cell office:value-type="float" office:value="1" calcext:value-type="float">
            <text:p>1</text:p>
          </table:table-cell>
          <table:table-cell table:style-name="ce200"/>
          <table:table-cell table:number-columns-repeated="62"/>
          <table:table-cell office:value-type="float" office:value="1" calcext:value-type="float">
            <text:p>1</text:p>
          </table:table-cell>
          <table:table-cell table:number-columns-repeated="955"/>
        </table:table-row>
        <table:table-row table:style-name="ro1">
          <table:table-cell office:value-type="string" calcext:value-type="string">
            <text:p>2.5.2.1.7</text:p>
          </table:table-cell>
          <table:table-cell office:value-type="string" calcext:value-type="string">
            <text:p>RISQUE : Reprise sur modification de mail</text:p>
          </table:table-cell>
          <table:table-cell office:value-type="string" calcext:value-type="string">
            <text:p>RisqOpport</text:p>
          </table:table-cell>
          <table:table-cell table:style-name="Default"/>
          <table:table-cell office:value-type="float" office:value="8" calcext:value-type="float">
            <text:p>8</text:p>
          </table:table-cell>
          <table:table-cell table:style-name="ce200"/>
          <table:table-cell table:number-columns-repeated="92"/>
          <table:table-cell table:number-columns-repeated="3"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916"/>
        </table:table-row>
        <table:table-row table:style-name="ro1">
          <table:table-cell office:value-type="string" calcext:value-type="string">
            <text:p>2.5.2.2</text:p>
          </table:table-cell>
          <table:table-cell office:value-type="string" calcext:value-type="string">
            <text:p>Adaptation Postulation sur offre</text:p>
          </table:table-cell>
          <table:table-cell/>
          <table:table-cell table:style-name="Default"/>
          <table:table-cell office:value-type="float" office:value="8" calcext:value-type="float">
            <text:p>8</text:p>
          </table:table-cell>
          <table:table-cell table:style-name="ce200"/>
          <table:table-cell table:number-columns-repeated="69"/>
          <table:table-cell office:value-type="float" office:value="0" calcext:value-type="float">
            <text:p>0</text:p>
          </table:table-cell>
          <table:table-cell table:number-columns-repeated="3" office:value-type="float" office:value="1" calcext:value-type="float">
            <text:p>1</text:p>
          </table:table-cell>
          <table:table-cell table:number-columns-repeated="6"/>
          <table:table-cell table:number-columns-repeated="2"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3" office:value-type="float" office:value="0" calcext:value-type="float">
            <text:p>0</text:p>
          </table:table-cell>
          <table:table-cell office:value-type="float" office:value="1" calcext:value-type="float">
            <text:p>1</text:p>
          </table:table-cell>
          <table:table-cell table:number-columns-repeated="31"/>
          <table:table-cell table:number-columns-repeated="2" office:value-type="float" office:value="1" calcext:value-type="float">
            <text:p>1</text:p>
          </table:table-cell>
          <table:table-cell table:number-columns-repeated="891"/>
        </table:table-row>
        <table:table-row table:style-name="ro1">
          <table:table-cell office:value-type="string" calcext:value-type="string">
            <text:p>2.5.2.2.1</text:p>
          </table:table-cell>
          <table:table-cell office:value-type="string" calcext:value-type="string">
            <text:p>Rajout des champs dans les deux pages de postulation en form editor</text:p>
          </table:table-cell>
          <table:table-cell office:value-type="string" calcext:value-type="string">
            <text:p>Lamine</text:p>
          </table:table-cell>
          <table:table-cell table:style-name="Default"/>
          <table:table-cell office:value-type="float" office:value="3" calcext:value-type="float">
            <text:p>3</text:p>
          </table:table-cell>
          <table:table-cell table:style-name="ce200"/>
          <table:table-cell table:number-columns-repeated="69"/>
          <table:table-cell office:value-type="float" office:value="0" calcext:value-type="float">
            <text:p>0</text:p>
          </table:table-cell>
          <table:table-cell table:number-columns-repeated="3" office:value-type="float" office:value="1" calcext:value-type="float">
            <text:p>1</text:p>
          </table:table-cell>
          <table:table-cell table:number-columns-repeated="945"/>
        </table:table-row>
        <table:table-row table:style-name="ro1">
          <table:table-cell office:value-type="string" calcext:value-type="string">
            <text:p>2.5.2.2.2</text:p>
          </table:table-cell>
          <table:table-cell office:value-type="string" calcext:value-type="string">
            <text:p>Intégration de l'init pour la récupération des critères</text:p>
          </table:table-cell>
          <table:table-cell office:value-type="string" calcext:value-type="string">
            <text:p>Lamine</text:p>
          </table:table-cell>
          <table:table-cell table:style-name="Default"/>
          <table:table-cell office:value-type="float" office:value="3" calcext:value-type="float">
            <text:p>3</text:p>
          </table:table-cell>
          <table:table-cell table:style-name="ce200"/>
          <table:table-cell table:number-columns-repeated="79"/>
          <table:table-cell table:number-columns-repeated="2"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3" office:value-type="float" office:value="0" calcext:value-type="float">
            <text:p>0</text:p>
          </table:table-cell>
          <table:table-cell office:value-type="float" office:value="1" calcext:value-type="float">
            <text:p>1</text:p>
          </table:table-cell>
          <table:table-cell table:number-columns-repeated="924"/>
        </table:table-row>
        <table:table-row table:style-name="ro1">
          <table:table-cell office:value-type="string" calcext:value-type="string">
            <text:p>2.5.2.2.3</text:p>
          </table:table-cell>
          <table:table-cell office:value-type="string" calcext:value-type="string">
            <text:p>RISQUE : Reprise de l'intégration des critères en allant chercher la dernière postulation</text:p>
          </table:table-cell>
          <table:table-cell office:value-type="string" calcext:value-type="string">
            <text:p>RisqOpport</text:p>
          </table:table-cell>
          <table:table-cell table:style-name="Default"/>
          <table:table-cell office:value-type="float" office:value="2" calcext:value-type="float">
            <text:p>2</text:p>
          </table:table-cell>
          <table:table-cell table:style-name="ce200"/>
          <table:table-cell table:number-columns-repeated="125"/>
          <table:table-cell table:number-columns-repeated="2" office:value-type="float" office:value="1" calcext:value-type="float">
            <text:p>1</text:p>
          </table:table-cell>
          <table:table-cell table:number-columns-repeated="891"/>
        </table:table-row>
        <table:table-row table:style-name="ro1">
          <table:table-cell office:value-type="string" calcext:value-type="string">
            <text:p>2.5.2.3</text:p>
          </table:table-cell>
          <table:table-cell office:value-type="string" calcext:value-type="string">
            <text:p>Adaptation Publication CV</text:p>
          </table:table-cell>
          <table:table-cell/>
          <table:table-cell table:style-name="Default"/>
          <table:table-cell office:value-type="float" office:value="6.5" calcext:value-type="float">
            <text:p>6,5</text:p>
          </table:table-cell>
          <table:table-cell table:style-name="ce200"/>
          <table:table-cell table:number-columns-repeated="78"/>
          <table:table-cell office:value-type="float" office:value="0.5" calcext:value-type="float">
            <text:p>0,5</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18"/>
          <table:table-cell table:number-columns-repeated="3" office:value-type="float" office:value="0" calcext:value-type="float">
            <text:p>0</text:p>
          </table:table-cell>
          <table:table-cell table:number-columns-repeated="4"/>
          <table:table-cell table:number-columns-repeated="2" office:value-type="float" office:value="0" calcext:value-type="float">
            <text:p>0</text:p>
          </table:table-cell>
          <table:table-cell table:number-columns-repeated="2" office:value-type="float" office:value="1" calcext:value-type="float">
            <text:p>1</text:p>
          </table:table-cell>
          <table:table-cell table:number-columns-repeated="3"/>
          <table:table-cell table:number-columns-repeated="3" office:value-type="float" office:value="1" calcext:value-type="float">
            <text:p>1</text:p>
          </table:table-cell>
          <table:table-cell table:number-columns-repeated="4"/>
          <table:table-cell office:value-type="float" office:value="1" calcext:value-type="float">
            <text:p>1</text:p>
          </table:table-cell>
          <table:table-cell table:number-columns-repeated="878"/>
        </table:table-row>
        <table:table-row table:style-name="ro1">
          <table:table-cell office:value-type="string" calcext:value-type="string">
            <text:p>2.5.2.3.1</text:p>
          </table:table-cell>
          <table:table-cell office:value-type="string" calcext:value-type="string">
            <text:p>Rajout de la saisie de la nature du diplôme dans formeditor</text:p>
          </table:table-cell>
          <table:table-cell office:value-type="string" calcext:value-type="string">
            <text:p>Boun</text:p>
          </table:table-cell>
          <table:table-cell table:style-name="Default"/>
          <table:table-cell office:value-type="float" office:value="1.5" calcext:value-type="float">
            <text:p>1,5</text:p>
          </table:table-cell>
          <table:table-cell table:style-name="ce200"/>
          <table:table-cell table:number-columns-repeated="78"/>
          <table:table-cell office:value-type="float" office:value="0.5" calcext:value-type="float">
            <text:p>0,5</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18"/>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office:value-type="float" office:value="1" calcext:value-type="float">
            <text:p>1</text:p>
          </table:table-cell>
          <table:table-cell table:number-columns-repeated="878"/>
        </table:table-row>
        <table:table-row table:style-name="ro1">
          <table:table-cell office:value-type="string" calcext:value-type="string">
            <text:p>2.5.2.3.2</text:p>
          </table:table-cell>
          <table:table-cell office:value-type="string" calcext:value-type="string">
            <text:p>Rajout du champs dans la page en form editor</text:p>
          </table:table-cell>
          <table:table-cell office:value-type="string" calcext:value-type="string">
            <text:p>Boun</text:p>
          </table:table-cell>
          <table:table-cell table:style-name="Default"/>
          <table:table-cell office:value-type="float" office:value="2" calcext:value-type="float">
            <text:p>2</text:p>
          </table:table-cell>
          <table:table-cell table:style-name="ce200"/>
          <table:table-cell table:number-columns-repeated="132"/>
          <table:table-cell table:number-columns-repeated="2" office:value-type="float" office:value="1" calcext:value-type="float">
            <text:p>1</text:p>
          </table:table-cell>
          <table:table-cell table:number-columns-repeated="884"/>
        </table:table-row>
        <table:table-row table:style-name="ro1">
          <table:table-cell office:value-type="string" calcext:value-type="string">
            <text:p>2.5.2.3.3</text:p>
          </table:table-cell>
          <table:table-cell office:value-type="string" calcext:value-type="string">
            <text:p>Intégration de l'init pour la récupération des CV</text:p>
          </table:table-cell>
          <table:table-cell office:value-type="string" calcext:value-type="string">
            <text:p>Boun</text:p>
          </table:table-cell>
          <table:table-cell table:style-name="Default"/>
          <table:table-cell office:value-type="float" office:value="1" calcext:value-type="float">
            <text:p>1</text:p>
          </table:table-cell>
          <table:table-cell table:style-name="ce200"/>
          <table:table-cell table:number-columns-repeated="134"/>
          <table:table-cell office:value-type="float" office:value="1" calcext:value-type="float">
            <text:p>1</text:p>
          </table:table-cell>
          <table:table-cell table:number-columns-repeated="883"/>
        </table:table-row>
        <table:table-row table:style-name="ro1">
          <table:table-cell office:value-type="string" calcext:value-type="string">
            <text:p>2.5.2.3.4</text:p>
          </table:table-cell>
          <table:table-cell office:value-type="string" calcext:value-type="string">
            <text:p>RISQUE : Reprise de l'intégration des critères en allant chercher la dernière publication</text:p>
          </table:table-cell>
          <table:table-cell office:value-type="string" calcext:value-type="string">
            <text:p>RisqOpport</text:p>
          </table:table-cell>
          <table:table-cell table:style-name="Default"/>
          <table:table-cell office:value-type="float" office:value="2" calcext:value-type="float">
            <text:p>2</text:p>
          </table:table-cell>
          <table:table-cell table:style-name="ce200"/>
          <table:table-cell table:number-columns-repeated="127"/>
          <table:table-cell table:number-columns-repeated="2" office:value-type="float" office:value="1" calcext:value-type="float">
            <text:p>1</text:p>
          </table:table-cell>
          <table:table-cell table:number-columns-repeated="889"/>
        </table:table-row>
        <table:table-row table:style-name="ro1">
          <table:table-cell office:value-type="string" calcext:value-type="string">
            <text:p>2.5.2.4</text:p>
          </table:table-cell>
          <table:table-cell office:value-type="string" calcext:value-type="string">
            <text:p>Composants</text:p>
          </table:table-cell>
          <table:table-cell/>
          <table:table-cell table:style-name="Default"/>
          <table:table-cell office:value-type="float" office:value="5" calcext:value-type="float">
            <text:p>5</text:p>
          </table:table-cell>
          <table:table-cell table:style-name="ce200"/>
          <table:table-cell table:number-columns-repeated="62"/>
          <table:table-cell office:value-type="float" office:value="0" calcext:value-type="float">
            <text:p>0</text:p>
          </table:table-cell>
          <table:table-cell table:number-columns-repeated="56"/>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892"/>
        </table:table-row>
        <table:table-row table:style-name="ro1">
          <table:table-cell office:value-type="string" calcext:value-type="string">
            <text:p>2.5.2.4.1</text:p>
          </table:table-cell>
          <table:table-cell office:value-type="string" calcext:value-type="string">
            <text:p>Création d'un Composant lieu unique pour form editor</text:p>
          </table:table-cell>
          <table:table-cell office:value-type="string" calcext:value-type="string">
            <text:p>Alex</text:p>
          </table:table-cell>
          <table:table-cell table:style-name="Default"/>
          <table:table-cell office:value-type="float" office:value="0" calcext:value-type="float">
            <text:p>0</text:p>
          </table:table-cell>
          <table:table-cell table:style-name="ce200"/>
          <table:table-cell table:number-columns-repeated="62"/>
          <table:table-cell office:value-type="float" office:value="0" calcext:value-type="float">
            <text:p>0</text:p>
          </table:table-cell>
          <table:table-cell table:number-columns-repeated="955"/>
        </table:table-row>
        <table:table-row table:style-name="ro1">
          <table:table-cell office:value-type="string" calcext:value-type="string">
            <text:p>2.5.2.4.2</text:p>
          </table:table-cell>
          <table:table-cell office:value-type="string" calcext:value-type="string">
            <text:p>Relicat Lot 1 Reprise du composant date-picker</text:p>
          </table:table-cell>
          <table:table-cell office:value-type="string" calcext:value-type="string">
            <text:p>Rochdi</text:p>
          </table:table-cell>
          <table:table-cell table:style-name="Default"/>
          <table:table-cell office:value-type="float" office:value="5" calcext:value-type="float">
            <text:p>5</text:p>
          </table:table-cell>
          <table:table-cell table:style-name="ce200"/>
          <table:table-cell table:number-columns-repeated="119"/>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892"/>
        </table:table-row>
        <table:table-row table:style-name="ro1">
          <table:table-cell office:value-type="string" calcext:value-type="string">
            <text:p>2.5.2.5</text:p>
          </table:table-cell>
          <table:table-cell office:value-type="string" calcext:value-type="string">
            <text:p>Gestion des demandes</text:p>
          </table:table-cell>
          <table:table-cell/>
          <table:table-cell table:style-name="Default"/>
          <table:table-cell office:value-type="float" office:value="73" calcext:value-type="float">
            <text:p>73</text:p>
          </table:table-cell>
          <table:table-cell table:style-name="ce200"/>
          <table:table-cell table:number-columns-repeated="63"/>
          <table:table-cell table:number-columns-repeated="3" office:value-type="float" office:value="1" calcext:value-type="float">
            <text:p>1</text:p>
          </table:table-cell>
          <table:table-cell table:number-columns-repeated="3"/>
          <table:table-cell table:number-columns-repeated="3"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table:number-columns-repeated="2"/>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1.5" calcext:value-type="float">
            <text:p>1,5</text:p>
          </table:table-cell>
          <table:table-cell table:number-columns-repeated="2"/>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table:number-columns-repeated="16"/>
          <table:table-cell table:number-columns-repeated="3" office:value-type="float" office:value="3" calcext:value-type="float">
            <text:p>3</text:p>
          </table:table-cell>
          <table:table-cell table:number-columns-repeated="2" office:value-type="float" office:value="2" calcext:value-type="float">
            <text:p>2</text:p>
          </table:table-cell>
          <table:table-cell table:number-columns-repeated="2"/>
          <table:table-cell office:value-type="float" office:value="2" calcext:value-type="float">
            <text:p>2</text:p>
          </table:table-cell>
          <table:table-cell office:value-type="float" office:value="3" calcext:value-type="float">
            <text:p>3</text:p>
          </table:table-cell>
          <table:table-cell table:number-columns-repeated="3" office:value-type="float" office:value="2" calcext:value-type="float">
            <text:p>2</text:p>
          </table:table-cell>
          <table:table-cell table:number-columns-repeated="2"/>
          <table:table-cell table:number-columns-repeated="5" office:value-type="float" office:value="2" calcext:value-type="float">
            <text:p>2</text:p>
          </table:table-cell>
          <table:table-cell table:number-columns-repeated="2"/>
          <table:table-cell table:number-columns-repeated="4" office:value-type="float" office:value="1" calcext:value-type="float">
            <text:p>1</text:p>
          </table:table-cell>
          <table:table-cell table:number-columns-repeated="875"/>
        </table:table-row>
        <table:table-row table:style-name="ro1">
          <table:table-cell office:value-type="string" calcext:value-type="string">
            <text:p>2.5.2.5.1</text:p>
          </table:table-cell>
          <table:table-cell office:value-type="string" calcext:value-type="string">
            <text:p>Intégration page de login</text:p>
          </table:table-cell>
          <table:table-cell office:value-type="string" calcext:value-type="string">
            <text:p>Alex</text:p>
          </table:table-cell>
          <table:table-cell table:style-name="Default"/>
          <table:table-cell office:value-type="float" office:value="2" calcext:value-type="float">
            <text:p>2</text:p>
          </table:table-cell>
          <table:table-cell table:style-name="ce200"/>
          <table:table-cell table:number-columns-repeated="121"/>
          <table:table-cell table:number-columns-repeated="2" office:value-type="float" office:value="1" calcext:value-type="float">
            <text:p>1</text:p>
          </table:table-cell>
          <table:table-cell table:number-columns-repeated="895"/>
        </table:table-row>
        <table:table-row table:style-name="ro1">
          <table:table-cell office:value-type="string" calcext:value-type="string">
            <text:p>2.5.2.5.2</text:p>
          </table:table-cell>
          <table:table-cell office:value-type="string" calcext:value-type="string">
            <text:p>Initialisation des demande de service</text:p>
          </table:table-cell>
          <table:table-cell office:value-type="string" calcext:value-type="string">
            <text:p>Alex</text:p>
          </table:table-cell>
          <table:table-cell table:style-name="Default"/>
          <table:table-cell office:value-type="float" office:value="2" calcext:value-type="float">
            <text:p>2</text:p>
          </table:table-cell>
          <table:table-cell table:style-name="ce200"/>
          <table:table-cell table:number-columns-repeated="125"/>
          <table:table-cell table:number-columns-repeated="2" office:value-type="float" office:value="1" calcext:value-type="float">
            <text:p>1</text:p>
          </table:table-cell>
          <table:table-cell table:number-columns-repeated="891"/>
        </table:table-row>
        <table:table-row table:style-name="ro1">
          <table:table-cell office:value-type="string" calcext:value-type="string">
            <text:p>2.5.2.5.3</text:p>
          </table:table-cell>
          <table:table-cell office:value-type="string" calcext:value-type="string">
            <text:p>Soumission de la demande de service</text:p>
          </table:table-cell>
          <table:table-cell office:value-type="string" calcext:value-type="string">
            <text:p>Alex</text:p>
          </table:table-cell>
          <table:table-cell table:style-name="Default"/>
          <table:table-cell office:value-type="float" office:value="5" calcext:value-type="float">
            <text:p>5</text:p>
          </table:table-cell>
          <table:table-cell table:style-name="ce200"/>
          <table:table-cell table:number-columns-repeated="100"/>
          <table:table-cell table:number-columns-repeated="2" office:value-type="float" office:value="1" calcext:value-type="float">
            <text:p>1</text:p>
          </table:table-cell>
          <table:table-cell table:number-columns-repeated="16"/>
          <table:table-cell table:number-columns-repeated="3" office:value-type="float" office:value="1" calcext:value-type="float">
            <text:p>1</text:p>
          </table:table-cell>
          <table:table-cell table:number-columns-repeated="897"/>
        </table:table-row>
        <table:table-row table:style-name="ro1">
          <table:table-cell office:value-type="string" calcext:value-type="string">
            <text:p>2.5.2.5.4</text:p>
          </table:table-cell>
          <table:table-cell office:value-type="string" calcext:value-type="string">
            <text:p>Intégration Compte + Acte + Consolidation</text:p>
          </table:table-cell>
          <table:table-cell office:value-type="string" calcext:value-type="string">
            <text:p>Alex</text:p>
          </table:table-cell>
          <table:table-cell table:style-name="Default"/>
          <table:table-cell office:value-type="float" office:value="2" calcext:value-type="float">
            <text:p>2</text:p>
          </table:table-cell>
          <table:table-cell table:style-name="ce200"/>
          <table:table-cell table:number-columns-repeated="87"/>
          <table:table-cell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16"/>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4" office:value-type="float" office:value="0" calcext:value-type="float">
            <text:p>0</text:p>
          </table:table-cell>
          <table:table-cell office:value-type="float" office:value="1" calcext:value-type="float">
            <text:p>1</text:p>
          </table:table-cell>
          <table:table-cell table:number-columns-repeated="881"/>
        </table:table-row>
        <table:table-row table:style-name="ro1">
          <table:table-cell office:value-type="string" calcext:value-type="string">
            <text:p>2.5.2.5.5</text:p>
          </table:table-cell>
          <table:table-cell office:value-type="string" calcext:value-type="string">
            <text:p>Service générique</text:p>
          </table:table-cell>
          <table:table-cell office:value-type="string" calcext:value-type="string">
            <text:p>Alex</text:p>
          </table:table-cell>
          <table:table-cell table:style-name="Default"/>
          <table:table-cell office:value-type="float" office:value="10.5" calcext:value-type="float">
            <text:p>10,5</text:p>
          </table:table-cell>
          <table:table-cell table:style-name="ce200"/>
          <table:table-cell table:number-columns-repeated="72"/>
          <table:table-cell office:value-type="float" office:value="0.5" calcext:value-type="float">
            <text:p>0,5</text:p>
          </table:table-cell>
          <table:table-cell office:value-type="float" office:value="1" calcext:value-type="float">
            <text:p>1</text:p>
          </table:table-cell>
          <table:table-cell table:number-columns-repeated="2"/>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0.5" calcext:value-type="float">
            <text:p>0,5</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16"/>
          <table:table-cell table:number-columns-repeated="5" office:value-type="float" office:value="0" calcext:value-type="float">
            <text:p>0</text:p>
          </table:table-cell>
          <table:table-cell table:number-columns-repeated="2"/>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888"/>
        </table:table-row>
        <table:table-row table:style-name="ro1">
          <table:table-cell office:value-type="string" calcext:value-type="string">
            <text:p>2.5.2.5.6</text:p>
          </table:table-cell>
          <table:table-cell office:value-type="string" calcext:value-type="string">
            <text:p>service 1 diagnostic formation</text:p>
          </table:table-cell>
          <table:table-cell office:value-type="string" calcext:value-type="string">
            <text:p>Rochdi</text:p>
          </table:table-cell>
          <table:table-cell table:style-name="Default"/>
          <table:table-cell office:value-type="float" office:value="5" calcext:value-type="float">
            <text:p>5</text:p>
          </table:table-cell>
          <table:table-cell table:style-name="ce200"/>
          <table:table-cell table:number-columns-repeated="79"/>
          <table:table-cell table:number-columns-repeated="2"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16"/>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table:number-columns-repeated="3" office:value-type="float" office:value="1" calcext:value-type="float">
            <text:p>1</text:p>
          </table:table-cell>
          <table:table-cell table:number-columns-repeated="875"/>
        </table:table-row>
        <table:table-row table:style-name="ro1">
          <table:table-cell office:value-type="string" calcext:value-type="string">
            <text:p>2.5.2.5.7</text:p>
          </table:table-cell>
          <table:table-cell office:value-type="string" calcext:value-type="string">
            <text:p>service 2 VPM cadre</text:p>
          </table:table-cell>
          <table:table-cell office:value-type="string" calcext:value-type="string">
            <text:p>Rochdi</text:p>
          </table:table-cell>
          <table:table-cell table:style-name="Default"/>
          <table:table-cell office:value-type="float" office:value="12" calcext:value-type="float">
            <text:p>12</text:p>
          </table:table-cell>
          <table:table-cell table:style-name="ce200"/>
          <table:table-cell table:number-columns-repeated="76"/>
          <table:table-cell table:number-columns-repeated="3" office:value-type="float" office:value="1" calcext:value-type="float">
            <text:p>1</text:p>
          </table:table-cell>
          <table:table-cell table:number-columns-repeated="2" office:value-type="float" office:value="0" calcext:value-type="float">
            <text:p>0</text:p>
          </table:table-cell>
          <table:table-cell table:number-columns-repeated="2"/>
          <table:table-cell table:number-columns-repeated="4" office:value-type="float" office:value="1" calcext:value-type="float">
            <text:p>1</text:p>
          </table:table-cell>
          <table:table-cell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table:number-columns-repeated="4" office:value-type="float" office:value="1" calcext:value-type="float">
            <text:p>1</text:p>
          </table:table-cell>
          <table:table-cell table:number-columns-repeated="16"/>
          <table:table-cell office:value-type="float" office:value="1" calcext:value-type="float">
            <text:p>1</text:p>
          </table:table-cell>
          <table:table-cell table:number-columns-repeated="899"/>
        </table:table-row>
        <table:table-row table:style-name="ro1">
          <table:table-cell office:value-type="string" calcext:value-type="string">
            <text:p>2.5.2.5.8</text:p>
          </table:table-cell>
          <table:table-cell office:value-type="string" calcext:value-type="string">
            <text:p>service 2 VPM JD</text:p>
          </table:table-cell>
          <table:table-cell office:value-type="string" calcext:value-type="string">
            <text:p>Rochdi</text:p>
          </table:table-cell>
          <table:table-cell table:style-name="Default"/>
          <table:table-cell office:value-type="float" office:value="5" calcext:value-type="float">
            <text:p>5</text:p>
          </table:table-cell>
          <table:table-cell table:style-name="ce200"/>
          <table:table-cell table:number-columns-repeated="126"/>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885"/>
        </table:table-row>
        <table:table-row table:style-name="ro1">
          <table:table-cell office:value-type="string" calcext:value-type="string">
            <text:p>2.5.2.5.9</text:p>
          </table:table-cell>
          <table:table-cell office:value-type="string" calcext:value-type="string">
            <text:p>service 3 Objectif candidature</text:p>
          </table:table-cell>
          <table:table-cell office:value-type="string" calcext:value-type="string">
            <text:p>Rochdi</text:p>
          </table:table-cell>
          <table:table-cell table:style-name="Default"/>
          <table:table-cell office:value-type="float" office:value="5" calcext:value-type="float">
            <text:p>5</text:p>
          </table:table-cell>
          <table:table-cell table:style-name="ce200"/>
          <table:table-cell table:number-columns-repeated="133"/>
          <table:table-cell table:number-columns-repeated="4" office:value-type="float" office:value="1" calcext:value-type="float">
            <text:p>1</text:p>
          </table:table-cell>
          <table:table-cell table:number-columns-repeated="2"/>
          <table:table-cell office:value-type="float" office:value="1" calcext:value-type="float">
            <text:p>1</text:p>
          </table:table-cell>
          <table:table-cell table:number-columns-repeated="878"/>
        </table:table-row>
        <table:table-row table:style-name="ro1">
          <table:table-cell office:value-type="string" calcext:value-type="string">
            <text:p>2.5.2.5.10</text:p>
          </table:table-cell>
          <table:table-cell office:value-type="string" calcext:value-type="string">
            <text:p>service 4 Entreprendre"J'y pense"</text:p>
          </table:table-cell>
          <table:table-cell office:value-type="string" calcext:value-type="string">
            <text:p>Alex</text:p>
          </table:table-cell>
          <table:table-cell table:style-name="Default"/>
          <table:table-cell office:value-type="float" office:value="4.5" calcext:value-type="float">
            <text:p>4,5</text:p>
          </table:table-cell>
          <table:table-cell table:style-name="ce200"/>
          <table:table-cell table:number-columns-repeated="77"/>
          <table:table-cell office:value-type="float" office:value="0.5" calcext:value-type="float">
            <text:p>0,5</text:p>
          </table:table-cell>
          <table:table-cell table:number-columns-repeated="3"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16"/>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4" office:value-type="float" office:value="1" calcext:value-type="float">
            <text:p>1</text:p>
          </table:table-cell>
          <table:table-cell table:number-columns-repeated="882"/>
        </table:table-row>
        <table:table-row table:style-name="ro1">
          <table:table-cell office:value-type="string" calcext:value-type="string">
            <text:p>2.5.2.5.11</text:p>
          </table:table-cell>
          <table:table-cell office:value-type="string" calcext:value-type="string">
            <text:p>RISQUE : validateur</text:p>
          </table:table-cell>
          <table:table-cell office:value-type="string" calcext:value-type="string">
            <text:p>Boun</text:p>
          </table:table-cell>
          <table:table-cell table:style-name="Default"/>
          <table:table-cell office:value-type="float" office:value="5" calcext:value-type="float">
            <text:p>5</text:p>
          </table:table-cell>
          <table:table-cell table:style-name="ce200"/>
          <table:table-cell table:number-columns-repeated="119"/>
          <table:table-cell table:number-columns-repeated="2"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890"/>
        </table:table-row>
        <table:table-row table:style-name="ro1">
          <table:table-cell office:value-type="string" calcext:value-type="string">
            <text:p>2.5.2.5.12</text:p>
          </table:table-cell>
          <table:table-cell office:value-type="string" calcext:value-type="string">
            <text:p>RISQUE : Init Get Histo</text:p>
          </table:table-cell>
          <table:table-cell office:value-type="string" calcext:value-type="string">
            <text:p>RisqOpport</text:p>
          </table:table-cell>
          <table:table-cell table:style-name="Default"/>
          <table:table-cell office:value-type="float" office:value="5" calcext:value-type="float">
            <text:p>5</text:p>
          </table:table-cell>
          <table:table-cell table:style-name="ce200"/>
          <table:table-cell table:number-columns-repeated="118"/>
          <table:table-cell table:number-columns-repeated="5" office:value-type="float" office:value="1" calcext:value-type="float">
            <text:p>1</text:p>
          </table:table-cell>
          <table:table-cell table:number-columns-repeated="895"/>
        </table:table-row>
        <table:table-row table:style-name="ro1">
          <table:table-cell office:value-type="string" calcext:value-type="string">
            <text:p>2.5.2.5.13</text:p>
          </table:table-cell>
          <table:table-cell office:value-type="string" calcext:value-type="string">
            <text:p>RISQUE : Init Même Demande</text:p>
          </table:table-cell>
          <table:table-cell office:value-type="string" calcext:value-type="string">
            <text:p>RisqOpport</text:p>
          </table:table-cell>
          <table:table-cell table:style-name="Default"/>
          <table:table-cell office:value-type="float" office:value="10" calcext:value-type="float">
            <text:p>10</text:p>
          </table:table-cell>
          <table:table-cell table:style-name="ce200"/>
          <table:table-cell table:number-columns-repeated="63"/>
          <table:table-cell table:number-columns-repeated="3" office:value-type="float" office:value="1" calcext:value-type="float">
            <text:p>1</text:p>
          </table:table-cell>
          <table:table-cell table:number-columns-repeated="3"/>
          <table:table-cell table:number-columns-repeated="5"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40"/>
        </table:table-row>
        <table:table-row table:style-name="ro1">
          <table:table-cell table:style-name="ce198" office:value-type="string" calcext:value-type="string">
            <text:p>2.5.3</text:p>
          </table:table-cell>
          <table:table-cell office:value-type="string" calcext:value-type="string">
            <text:p>PDS</text:p>
          </table:table-cell>
          <table:table-cell/>
          <table:table-cell table:style-name="Default"/>
          <table:table-cell office:value-type="float" office:value="9.5" calcext:value-type="float">
            <text:p>9,5</text:p>
          </table:table-cell>
          <table:table-cell table:style-name="ce200"/>
          <table:table-cell table:number-columns-repeated="64"/>
          <table:table-cell office:value-type="float" office:value="0" calcext:value-type="float">
            <text:p>0</text:p>
          </table:table-cell>
          <table:table-cell office:value-type="float" office:value="1" calcext:value-type="float">
            <text:p>1</text:p>
          </table:table-cell>
          <table:table-cell table:number-columns-repeated="3"/>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5" calcext:value-type="float">
            <text:p>0,5</text:p>
          </table:table-cell>
          <table:table-cell table:number-columns-repeated="7"/>
          <table:table-cell office:value-type="float" office:value="1" calcext:value-type="float">
            <text:p>1</text:p>
          </table:table-cell>
          <table:table-cell table:number-columns-repeated="2"/>
          <table:table-cell table:number-columns-repeated="4" office:value-type="float" office:value="1" calcext:value-type="float">
            <text:p>1</text:p>
          </table:table-cell>
          <table:table-cell office:value-type="float" office:value="0.5" calcext:value-type="float">
            <text:p>0,5</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3"/>
          <table:table-cell table:number-columns-repeated="5" office:value-type="float" office:value="0" calcext:value-type="float">
            <text:p>0</text:p>
          </table:table-cell>
          <table:table-cell table:number-columns-repeated="2"/>
          <table:table-cell office:value-type="float" office:value="0.5" calcext:value-type="float">
            <text:p>0,5</text:p>
          </table:table-cell>
          <table:table-cell table:number-columns-repeated="885"/>
        </table:table-row>
        <table:table-row table:style-name="ro1">
          <table:table-cell office:value-type="string" calcext:value-type="string">
            <text:p>2.5.3.1</text:p>
          </table:table-cell>
          <table:table-cell office:value-type="string" calcext:value-type="string">
            <text:p>Adaptation écran de création de compte</text:p>
          </table:table-cell>
          <table:table-cell office:value-type="string" calcext:value-type="string">
            <text:p>Alex</text:p>
          </table:table-cell>
          <table:table-cell table:style-name="Default"/>
          <table:table-cell office:value-type="float" office:value="3.5" calcext:value-type="float">
            <text:p>3,5</text:p>
          </table:table-cell>
          <table:table-cell table:style-name="ce200"/>
          <table:table-cell table:number-columns-repeated="64"/>
          <table:table-cell office:value-type="float" office:value="0" calcext:value-type="float">
            <text:p>0</text:p>
          </table:table-cell>
          <table:table-cell office:value-type="float" office:value="1" calcext:value-type="float">
            <text:p>1</text:p>
          </table:table-cell>
          <table:table-cell table:number-columns-repeated="3"/>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5" calcext:value-type="float">
            <text:p>0,5</text:p>
          </table:table-cell>
          <table:table-cell table:number-columns-repeated="945"/>
        </table:table-row>
        <table:table-row table:style-name="ro1">
          <table:table-cell office:value-type="string" calcext:value-type="string">
            <text:p>2.5.3.2</text:p>
          </table:table-cell>
          <table:table-cell office:value-type="string" calcext:value-type="string">
            <text:p>Ecran visu actes</text:p>
          </table:table-cell>
          <table:table-cell office:value-type="string" calcext:value-type="string">
            <text:p>Julien</text:p>
          </table:table-cell>
          <table:table-cell table:style-name="Default"/>
          <table:table-cell office:value-type="float" office:value="6" calcext:value-type="float">
            <text:p>6</text:p>
          </table:table-cell>
          <table:table-cell table:style-name="ce200"/>
          <table:table-cell table:number-columns-repeated="80"/>
          <table:table-cell office:value-type="float" office:value="1" calcext:value-type="float">
            <text:p>1</text:p>
          </table:table-cell>
          <table:table-cell table:number-columns-repeated="2"/>
          <table:table-cell table:number-columns-repeated="4" office:value-type="float" office:value="1" calcext:value-type="float">
            <text:p>1</text:p>
          </table:table-cell>
          <table:table-cell office:value-type="float" office:value="0.5" calcext:value-type="float">
            <text:p>0,5</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3"/>
          <table:table-cell table:number-columns-repeated="5" office:value-type="float" office:value="0" calcext:value-type="float">
            <text:p>0</text:p>
          </table:table-cell>
          <table:table-cell table:number-columns-repeated="2"/>
          <table:table-cell office:value-type="float" office:value="0.5" calcext:value-type="float">
            <text:p>0,5</text:p>
          </table:table-cell>
          <table:table-cell table:number-columns-repeated="885"/>
        </table:table-row>
        <table:table-row table:style-name="ro1">
          <table:table-cell table:style-name="ce198" office:value-type="string" calcext:value-type="string">
            <text:p>2.5.4</text:p>
          </table:table-cell>
          <table:table-cell office:value-type="string" calcext:value-type="string">
            <text:p>Services Métiers</text:p>
          </table:table-cell>
          <table:table-cell/>
          <table:table-cell table:style-name="Default"/>
          <table:table-cell office:value-type="float" office:value="35" calcext:value-type="float">
            <text:p>35</text:p>
          </table:table-cell>
          <table:table-cell table:style-name="ce200"/>
          <table:table-cell table:number-columns-repeated="62"/>
          <table:table-cell office:value-type="float" office:value="2" calcext:value-type="float">
            <text:p>2</text:p>
          </table:table-cell>
          <table:table-cell office:value-type="float" office:value="0.5" calcext:value-type="float">
            <text:p>0,5</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2"/>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table-cell table:number-columns-repeated="2"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float" office:value="2" calcext:value-type="float">
            <text:p>2</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18"/>
          <table:table-cell office:value-type="float" office:value="1" calcext:value-type="float">
            <text:p>1</text:p>
          </table:table-cell>
          <table:table-cell table:number-columns-repeated="42"/>
          <table:table-cell office:value-type="float" office:value="1" calcext:value-type="float">
            <text:p>1</text:p>
          </table:table-cell>
          <table:table-cell table:number-columns-repeated="856"/>
        </table:table-row>
        <table:table-row table:style-name="ro1">
          <table:table-cell office:value-type="string" calcext:value-type="string">
            <text:p>2.5.4.1</text:p>
          </table:table-cell>
          <table:table-cell office:value-type="string" calcext:value-type="string">
            <text:p>Actes Cadre</text:p>
          </table:table-cell>
          <table:table-cell/>
          <table:table-cell table:style-name="Default"/>
          <table:table-cell office:value-type="float" office:value="8" calcext:value-type="float">
            <text:p>8</text:p>
          </table:table-cell>
          <table:table-cell table:style-name="ce200"/>
          <table:table-cell table:number-columns-repeated="62"/>
          <table:table-cell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5"/>
          <table:table-cell office:value-type="float" office:value="1" calcext:value-type="float">
            <text:p>1</text:p>
          </table:table-cell>
          <table:table-cell table:number-columns-repeated="10"/>
          <table:table-cell office:value-type="float" office:value="2" calcext:value-type="float">
            <text:p>2</text:p>
          </table:table-cell>
          <table:table-cell table:number-columns-repeated="2" office:value-type="float" office:value="1" calcext:value-type="float">
            <text:p>1</text:p>
          </table:table-cell>
          <table:table-cell table:number-columns-repeated="918"/>
        </table:table-row>
        <table:table-row table:style-name="ro1">
          <table:table-cell office:value-type="string" calcext:value-type="string">
            <text:p>2.5.4.1.1</text:p>
          </table:table-cell>
          <table:table-cell office:value-type="string" calcext:value-type="string">
            <text:p>Count des actes pour un cadre</text:p>
          </table:table-cell>
          <table:table-cell office:value-type="string" calcext:value-type="string">
            <text:p>Julien</text:p>
          </table:table-cell>
          <table:table-cell table:style-name="Default"/>
          <table:table-cell office:value-type="float" office:value="0" calcext:value-type="float">
            <text:p>0</text:p>
          </table:table-cell>
          <table:table-cell table:style-name="ce200"/>
          <table:table-cell table:number-columns-repeated="62"/>
          <table:table-cell office:value-type="float" office:value="0" calcext:value-type="float">
            <text:p>0</text:p>
          </table:table-cell>
          <table:table-cell table:number-columns-repeated="955"/>
        </table:table-row>
        <table:table-row table:style-name="ro1">
          <table:table-cell office:value-type="string" calcext:value-type="string">
            <text:p>2.5.4.1.2</text:p>
          </table:table-cell>
          <table:table-cell office:value-type="string" calcext:value-type="string">
            <text:p>GetterPaginé</text:p>
          </table:table-cell>
          <table:table-cell office:value-type="string" calcext:value-type="string">
            <text:p>Julien</text:p>
          </table:table-cell>
          <table:table-cell table:style-name="Default"/>
          <table:table-cell office:value-type="float" office:value="1" calcext:value-type="float">
            <text:p>1</text:p>
          </table:table-cell>
          <table:table-cell table:style-name="ce200"/>
          <table:table-cell table:number-columns-repeated="97"/>
          <table:table-cell office:value-type="float" office:value="1" calcext:value-type="float">
            <text:p>1</text:p>
          </table:table-cell>
          <table:table-cell table:number-columns-repeated="920"/>
        </table:table-row>
        <table:table-row table:style-name="ro1">
          <table:table-cell office:value-type="string" calcext:value-type="string">
            <text:p>2.5.4.1.3</text:p>
          </table:table-cell>
          <table:table-cell office:value-type="string" calcext:value-type="string">
            <text:p>CRUD actes</text:p>
          </table:table-cell>
          <table:table-cell office:value-type="string" calcext:value-type="string">
            <text:p>Boun</text:p>
          </table:table-cell>
          <table:table-cell table:style-name="Default"/>
          <table:table-cell office:value-type="float" office:value="2" calcext:value-type="float">
            <text:p>2</text:p>
          </table:table-cell>
          <table:table-cell table:style-name="ce200"/>
          <table:table-cell table:number-columns-repeated="70"/>
          <table:table-cell table:number-columns-repeated="2" office:value-type="float" office:value="1" calcext:value-type="float">
            <text:p>1</text:p>
          </table:table-cell>
          <table:table-cell table:number-columns-repeated="946"/>
        </table:table-row>
        <table:table-row table:style-name="ro1">
          <table:table-cell office:value-type="string" calcext:value-type="string">
            <text:p>2.5.4.1.4</text:p>
          </table:table-cell>
          <table:table-cell office:value-type="string" calcext:value-type="string">
            <text:p>BASE : Modélisation de la base, descente table</text:p>
          </table:table-cell>
          <table:table-cell office:value-type="string" calcext:value-type="string">
            <text:p>DG</text:p>
          </table:table-cell>
          <table:table-cell table:style-name="Default"/>
          <table:table-cell office:value-type="float" office:value="2" calcext:value-type="float">
            <text:p>2</text:p>
          </table:table-cell>
          <table:table-cell table:style-name="ce200"/>
          <table:table-cell table:number-columns-repeated="62"/>
          <table:table-cell office:value-type="float" office:value="1" calcext:value-type="float">
            <text:p>1</text:p>
          </table:table-cell>
          <table:table-cell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2"/>
          <table:table-cell table:number-columns-repeated="2" office:value-type="float" office:value="0" calcext:value-type="float">
            <text:p>0</text:p>
          </table:table-cell>
          <table:table-cell/>
          <table:table-cell table:number-columns-repeated="2" office:value-type="float" office:value="0" calcext:value-type="float">
            <text:p>0</text:p>
          </table:table-cell>
          <table:table-cell table:number-columns-repeated="5"/>
          <table:table-cell office:value-type="float" office:value="1" calcext:value-type="float">
            <text:p>1</text:p>
          </table:table-cell>
          <table:table-cell table:number-columns-repeated="931"/>
        </table:table-row>
        <table:table-row table:style-name="ro1">
          <table:table-cell office:value-type="string" calcext:value-type="string">
            <text:p>2.5.4.1.5</text:p>
          </table:table-cell>
          <table:table-cell office:value-type="string" calcext:value-type="string">
            <text:p>Service CRUD sur tables acte_cadre</text:p>
          </table:table-cell>
          <table:table-cell office:value-type="string" calcext:value-type="string">
            <text:p>Julien</text:p>
          </table:table-cell>
          <table:table-cell table:style-name="Default"/>
          <table:table-cell office:value-type="float" office:value="0" calcext:value-type="float">
            <text:p>0</text:p>
          </table:table-cell>
          <table:table-cell table:style-name="ce200"/>
          <table:table-cell table:number-columns-repeated="62"/>
          <table:table-cell office:value-type="float" office:value="0" calcext:value-type="float">
            <text:p>0</text:p>
          </table:table-cell>
          <table:table-cell table:number-columns-repeated="955"/>
        </table:table-row>
        <table:table-row table:style-name="ro1">
          <table:table-cell office:value-type="string" calcext:value-type="string">
            <text:p>2.5.4.1.6</text:p>
          </table:table-cell>
          <table:table-cell office:value-type="string" calcext:value-type="string">
            <text:p>Pattern d'utilisation Actes Cadres avec une interface</text:p>
          </table:table-cell>
          <table:table-cell office:value-type="string" calcext:value-type="string">
            <text:p>Boun</text:p>
          </table:table-cell>
          <table:table-cell table:style-name="Default"/>
          <table:table-cell office:value-type="float" office:value="3" calcext:value-type="float">
            <text:p>3</text:p>
          </table:table-cell>
          <table:table-cell table:style-name="ce200"/>
          <table:table-cell table:number-columns-repeated="97"/>
          <table:table-cell table:number-columns-repeated="3" office:value-type="float" office:value="1" calcext:value-type="float">
            <text:p>1</text:p>
          </table:table-cell>
          <table:table-cell table:number-columns-repeated="918"/>
        </table:table-row>
        <table:table-row table:style-name="ro1">
          <table:table-cell office:value-type="string" calcext:value-type="string">
            <text:p>2.5.4.2</text:p>
          </table:table-cell>
          <table:table-cell office:value-type="string" calcext:value-type="string">
            <text:p>Compte Cadres</text:p>
          </table:table-cell>
          <table:table-cell/>
          <table:table-cell table:style-name="Default"/>
          <table:table-cell office:value-type="float" office:value="9" calcext:value-type="float">
            <text:p>9</text:p>
          </table:table-cell>
          <table:table-cell table:style-name="ce200"/>
          <table:table-cell table:number-columns-repeated="62"/>
          <table:table-cell office:value-type="float" office:value="1" calcext:value-type="float">
            <text:p>1</text:p>
          </table:table-cell>
          <table:table-cell office:value-type="float" office:value="0.5" calcext:value-type="float">
            <text:p>0,5</text:p>
          </table:table-cell>
          <table:table-cell office:value-type="float" office:value="1.5" calcext:value-type="float">
            <text:p>1,5</text:p>
          </table:table-cell>
          <table:table-cell office:value-type="float" office:value="0" calcext:value-type="float">
            <text:p>0</text:p>
          </table:table-cell>
          <table:table-cell table:number-columns-repeated="3"/>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4" office:value-type="float" office:value="0" calcext:value-type="float">
            <text:p>0</text:p>
          </table:table-cell>
          <table:table-cell table:number-columns-repeated="3"/>
          <table:table-cell table:number-columns-repeated="3"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62"/>
          <table:table-cell office:value-type="float" office:value="1" calcext:value-type="float">
            <text:p>1</text:p>
          </table:table-cell>
          <table:table-cell table:number-columns-repeated="856"/>
        </table:table-row>
        <table:table-row table:style-name="ro1">
          <table:table-cell office:value-type="string" calcext:value-type="string">
            <text:p>2.5.4.2.1</text:p>
          </table:table-cell>
          <table:table-cell office:value-type="string" calcext:value-type="string">
            <text:p>Isolation Critères 0</text:p>
          </table:table-cell>
          <table:table-cell office:value-type="string" calcext:value-type="string">
            <text:p>Alex</text:p>
          </table:table-cell>
          <table:table-cell table:style-name="Default"/>
          <table:table-cell office:value-type="float" office:value="2" calcext:value-type="float">
            <text:p>2</text:p>
          </table:table-cell>
          <table:table-cell table:style-name="ce200"/>
          <table:table-cell table:number-columns-repeated="93"/>
          <table:table-cell table:number-columns-repeated="2" office:value-type="float" office:value="1" calcext:value-type="float">
            <text:p>1</text:p>
          </table:table-cell>
          <table:table-cell table:number-columns-repeated="923"/>
        </table:table-row>
        <table:table-row table:style-name="ro1">
          <table:table-cell office:value-type="string" calcext:value-type="string">
            <text:p>2.5.4.2.2</text:p>
          </table:table-cell>
          <table:table-cell office:value-type="string" calcext:value-type="string">
            <text:p>Isolation CV 0</text:p>
          </table:table-cell>
          <table:table-cell office:value-type="string" calcext:value-type="string">
            <text:p>Alex</text:p>
          </table:table-cell>
          <table:table-cell table:style-name="Default"/>
          <table:table-cell office:value-type="float" office:value="1" calcext:value-type="float">
            <text:p>1</text:p>
          </table:table-cell>
          <table:table-cell table:style-name="ce200"/>
          <table:table-cell table:number-columns-repeated="63"/>
          <table:table-cell table:number-columns-repeated="2" office:value-type="float" office:value="0.5" calcext:value-type="float">
            <text:p>0,5</text:p>
          </table:table-cell>
          <table:table-cell table:number-columns-repeated="953"/>
        </table:table-row>
        <table:table-row table:style-name="ro1">
          <table:table-cell office:value-type="string" calcext:value-type="string">
            <text:p>2.5.4.2.3</text:p>
          </table:table-cell>
          <table:table-cell office:value-type="string" calcext:value-type="string">
            <text:p>Création compte cadre allégée</text:p>
          </table:table-cell>
          <table:table-cell office:value-type="string" calcext:value-type="string">
            <text:p>Julien</text:p>
          </table:table-cell>
          <table:table-cell table:style-name="Default"/>
          <table:table-cell office:value-type="float" office:value="2" calcext:value-type="float">
            <text:p>2</text:p>
          </table:table-cell>
          <table:table-cell table:style-name="ce200"/>
          <table:table-cell table:number-columns-repeated="64"/>
          <table:table-cell office:value-type="float" office:value="1" calcext:value-type="float">
            <text:p>1</text:p>
          </table:table-cell>
          <table:table-cell office:value-type="float" office:value="0" calcext:value-type="float">
            <text:p>0</text:p>
          </table:table-cell>
          <table:table-cell table:number-columns-repeated="3"/>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4" office:value-type="float" office:value="0" calcext:value-type="float">
            <text:p>0</text:p>
          </table:table-cell>
          <table:table-cell table:number-columns-repeated="3"/>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office:value-type="float" office:value="1" calcext:value-type="float">
            <text:p>1</text:p>
          </table:table-cell>
          <table:table-cell table:number-columns-repeated="919"/>
        </table:table-row>
        <table:table-row table:style-name="ro1">
          <table:table-cell office:value-type="string" calcext:value-type="string">
            <text:p>2.5.4.2.4</text:p>
          </table:table-cell>
          <table:table-cell office:value-type="string" calcext:value-type="string">
            <text:p>Validateur compte cadre allégée</text:p>
          </table:table-cell>
          <table:table-cell office:value-type="string" calcext:value-type="string">
            <text:p>Julien</text:p>
          </table:table-cell>
          <table:table-cell table:style-name="Default"/>
          <table:table-cell office:value-type="float" office:value="2" calcext:value-type="float">
            <text:p>2</text:p>
          </table:table-cell>
          <table:table-cell table:style-name="ce200"/>
          <table:table-cell table:number-columns-repeated="93"/>
          <table:table-cell table:number-columns-repeated="2" office:value-type="float" office:value="1" calcext:value-type="float">
            <text:p>1</text:p>
          </table:table-cell>
          <table:table-cell table:number-columns-repeated="923"/>
        </table:table-row>
        <table:table-row table:style-name="ro1">
          <table:table-cell office:value-type="string" calcext:value-type="string">
            <text:p>2.5.4.2.5</text:p>
          </table:table-cell>
          <table:table-cell office:value-type="string" calcext:value-type="string">
            <text:p>RISQUE : WS robustesse mot de passe</text:p>
          </table:table-cell>
          <table:table-cell office:value-type="string" calcext:value-type="string">
            <text:p>RisqOpport</text:p>
          </table:table-cell>
          <table:table-cell table:style-name="Default"/>
          <table:table-cell office:value-type="float" office:value="1" calcext:value-type="float">
            <text:p>1</text:p>
          </table:table-cell>
          <table:table-cell table:style-name="ce200"/>
          <table:table-cell table:number-columns-repeated="62"/>
          <table:table-cell office:value-type="float" office:value="1" calcext:value-type="float">
            <text:p>1</text:p>
          </table:table-cell>
          <table:table-cell table:number-columns-repeated="955"/>
        </table:table-row>
        <table:table-row table:style-name="ro1">
          <table:table-cell office:value-type="string" calcext:value-type="string">
            <text:p>2.5.4.2.6</text:p>
          </table:table-cell>
          <table:table-cell office:value-type="string" calcext:value-type="string">
            <text:p>Relicat LOT 1 : Rendre la colonne ID_NOM_EMPLOI_OCCUPE Nullable &amp; renommé</text:p>
          </table:table-cell>
          <table:table-cell office:value-type="string" calcext:value-type="string">
            <text:p>DG</text:p>
          </table:table-cell>
          <table:table-cell table:style-name="Default"/>
          <table:table-cell office:value-type="float" office:value="1" calcext:value-type="float">
            <text:p>1</text:p>
          </table:table-cell>
          <table:table-cell table:style-name="ce200"/>
          <table:table-cell table:number-columns-repeated="161"/>
          <table:table-cell office:value-type="float" office:value="1" calcext:value-type="float">
            <text:p>1</text:p>
          </table:table-cell>
          <table:table-cell table:number-columns-repeated="856"/>
        </table:table-row>
        <table:table-row table:style-name="ro1">
          <table:table-cell office:value-type="string" calcext:value-type="string">
            <text:p>2.5.4.3</text:p>
          </table:table-cell>
          <table:table-cell office:value-type="string" calcext:value-type="string">
            <text:p>Demande de services</text:p>
          </table:table-cell>
          <table:table-cell/>
          <table:table-cell table:style-name="Default"/>
          <table:table-cell office:value-type="float" office:value="11" calcext:value-type="float">
            <text:p>11</text:p>
          </table:table-cell>
          <table:table-cell table:style-name="ce200"/>
          <table:table-cell table:number-columns-repeated="73"/>
          <table:table-cell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table:table-cell office:value-type="float" office:value="2" calcext:value-type="float">
            <text:p>2</text:p>
          </table:table-cell>
          <table:table-cell table:number-columns-repeated="2" office:value-type="float" office:value="1" calcext:value-type="float">
            <text:p>1</text:p>
          </table:table-cell>
          <table:table-cell table:number-columns-repeated="918"/>
        </table:table-row>
        <table:table-row table:style-name="ro1">
          <table:table-cell office:value-type="string" calcext:value-type="string">
            <text:p>2.5.4.3.1</text:p>
          </table:table-cell>
          <table:table-cell office:value-type="string" calcext:value-type="string">
            <text:p>WS Demande de services générique</text:p>
          </table:table-cell>
          <table:table-cell office:value-type="string" calcext:value-type="string">
            <text:p>Alex</text:p>
          </table:table-cell>
          <table:table-cell table:style-name="Default"/>
          <table:table-cell office:value-type="float" office:value="3" calcext:value-type="float">
            <text:p>3</text:p>
          </table:table-cell>
          <table:table-cell table:style-name="ce200"/>
          <table:table-cell table:number-columns-repeated="84"/>
          <table:table-cell office:value-type="float" office:value="1" calcext:value-type="float">
            <text:p>1</text:p>
          </table:table-cell>
          <table:table-cell table:number-columns-repeated="3"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0" calcext:value-type="float">
            <text:p>0</text:p>
          </table:table-cell>
          <table:table-cell table:number-columns-repeated="2" office:value-type="float" office:value="1" calcext:value-type="float">
            <text:p>1</text:p>
          </table:table-cell>
          <table:table-cell table:number-columns-repeated="918"/>
        </table:table-row>
        <table:table-row table:style-name="ro1">
          <table:table-cell office:value-type="string" calcext:value-type="string">
            <text:p>2.5.4.3.2</text:p>
          </table:table-cell>
          <table:table-cell office:value-type="string" calcext:value-type="string">
            <text:p>WS Dde Sce spécifique 1 - Diag Formation</text:p>
          </table:table-cell>
          <table:table-cell office:value-type="string" calcext:value-type="string">
            <text:p>Rochdi</text:p>
          </table:table-cell>
          <table:table-cell table:style-name="Default"/>
          <table:table-cell office:value-type="float" office:value="2" calcext:value-type="float">
            <text:p>2</text:p>
          </table:table-cell>
          <table:table-cell table:style-name="ce200"/>
          <table:table-cell table:number-columns-repeated="94"/>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920"/>
        </table:table-row>
        <table:table-row table:style-name="ro1">
          <table:table-cell office:value-type="string" calcext:value-type="string">
            <text:p>2.5.4.3.3</text:p>
          </table:table-cell>
          <table:table-cell office:value-type="string" calcext:value-type="string">
            <text:p>WS Dde Sce spécifique 2 - VPM</text:p>
          </table:table-cell>
          <table:table-cell office:value-type="string" calcext:value-type="string">
            <text:p>Rochdi</text:p>
          </table:table-cell>
          <table:table-cell table:style-name="Default"/>
          <table:table-cell office:value-type="float" office:value="2" calcext:value-type="float">
            <text:p>2</text:p>
          </table:table-cell>
          <table:table-cell table:style-name="ce200"/>
          <table:table-cell table:number-columns-repeated="87"/>
          <table:table-cell office:value-type="float" office:value="1" calcext:value-type="float">
            <text:p>1</text:p>
          </table:table-cell>
          <table:table-cell table:number-columns-repeated="2"/>
          <table:table-cell office:value-type="float" office:value="1" calcext:value-type="float">
            <text:p>1</text:p>
          </table:table-cell>
          <table:table-cell table:number-columns-repeated="927"/>
        </table:table-row>
        <table:table-row table:style-name="ro1">
          <table:table-cell office:value-type="string" calcext:value-type="string">
            <text:p>2.5.4.3.4</text:p>
          </table:table-cell>
          <table:table-cell office:value-type="string" calcext:value-type="string">
            <text:p>WS Dde Sce spécifique 3 - Obj. Candidature</text:p>
          </table:table-cell>
          <table:table-cell office:value-type="string" calcext:value-type="string">
            <text:p>Lamine</text:p>
          </table:table-cell>
          <table:table-cell table:style-name="Default"/>
          <table:table-cell office:value-type="float" office:value="2" calcext:value-type="float">
            <text:p>2</text:p>
          </table:table-cell>
          <table:table-cell table:style-name="ce200"/>
          <table:table-cell table:number-columns-repeated="86"/>
          <table:table-cell table:number-columns-repeated="2" office:value-type="float" office:value="1" calcext:value-type="float">
            <text:p>1</text:p>
          </table:table-cell>
          <table:table-cell table:number-columns-repeated="930"/>
        </table:table-row>
        <table:table-row table:style-name="ro1">
          <table:table-cell office:value-type="string" calcext:value-type="string">
            <text:p>2.5.4.3.5</text:p>
          </table:table-cell>
          <table:table-cell office:value-type="string" calcext:value-type="string">
            <text:p>WS Dde Sce spécifique 4 - J'y Pense</text:p>
          </table:table-cell>
          <table:table-cell office:value-type="string" calcext:value-type="string">
            <text:p>Alex</text:p>
          </table:table-cell>
          <table:table-cell table:style-name="Default"/>
          <table:table-cell office:value-type="float" office:value="2" calcext:value-type="float">
            <text:p>2</text:p>
          </table:table-cell>
          <table:table-cell table:style-name="ce200"/>
          <table:table-cell table:number-columns-repeated="73"/>
          <table:table-cell office:value-type="float" office:value="1" calcext:value-type="float">
            <text:p>1</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table:number-columns-repeated="5" office:value-type="float" office:value="0" calcext:value-type="float">
            <text:p>0</text:p>
          </table:table-cell>
          <table:table-cell table:number-columns-repeated="2"/>
          <table:table-cell office:value-type="float" office:value="1" calcext:value-type="float">
            <text:p>1</text:p>
          </table:table-cell>
          <table:table-cell table:number-columns-repeated="920"/>
        </table:table-row>
        <table:table-row table:style-name="ro1">
          <table:table-cell office:value-type="string" calcext:value-type="string">
            <text:p>2.5.4.4</text:p>
          </table:table-cell>
          <table:table-cell office:value-type="string" calcext:value-type="string">
            <text:p>Adaptation Publication CV</text:p>
          </table:table-cell>
          <table:table-cell/>
          <table:table-cell table:style-name="Default"/>
          <table:table-cell office:value-type="float" office:value="3" calcext:value-type="float">
            <text:p>3</text:p>
          </table:table-cell>
          <table:table-cell table:style-name="ce200"/>
          <table:table-cell table:number-columns-repeated="76"/>
          <table:table-cell table:number-columns-repeated="2" office:value-type="float" office:value="1" calcext:value-type="float">
            <text:p>1</text:p>
          </table:table-cell>
          <table:table-cell table:number-columns-repeated="40"/>
          <table:table-cell office:value-type="float" office:value="1" calcext:value-type="float">
            <text:p>1</text:p>
          </table:table-cell>
          <table:table-cell table:number-columns-repeated="899"/>
        </table:table-row>
        <table:table-row table:style-name="ro1">
          <table:table-cell office:value-type="string" calcext:value-type="string">
            <text:p>2.5.4.4.1</text:p>
          </table:table-cell>
          <table:table-cell office:value-type="string" calcext:value-type="string">
            <text:p>Historisation BDD candidature en utilisant une interface</text:p>
          </table:table-cell>
          <table:table-cell office:value-type="string" calcext:value-type="string">
            <text:p>Boun</text:p>
          </table:table-cell>
          <table:table-cell table:style-name="Default"/>
          <table:table-cell office:value-type="float" office:value="2" calcext:value-type="float">
            <text:p>2</text:p>
          </table:table-cell>
          <table:table-cell table:style-name="ce200"/>
          <table:table-cell table:number-columns-repeated="76"/>
          <table:table-cell table:number-columns-repeated="2" office:value-type="float" office:value="1" calcext:value-type="float">
            <text:p>1</text:p>
          </table:table-cell>
          <table:table-cell table:number-columns-repeated="940"/>
        </table:table-row>
        <table:table-row table:style-name="ro1">
          <table:table-cell office:value-type="string" calcext:value-type="string">
            <text:p>2.5.4.4.2</text:p>
          </table:table-cell>
          <table:table-cell office:value-type="string" calcext:value-type="string">
            <text:p>Consolidation des informations dans le CV 0 en utilisant le DTO CV_cadre (attention upsert)</text:p>
          </table:table-cell>
          <table:table-cell office:value-type="string" calcext:value-type="string">
            <text:p>Boun</text:p>
          </table:table-cell>
          <table:table-cell table:style-name="Default"/>
          <table:table-cell office:value-type="float" office:value="1" calcext:value-type="float">
            <text:p>1</text:p>
          </table:table-cell>
          <table:table-cell table:style-name="ce200"/>
          <table:table-cell table:number-columns-repeated="118"/>
          <table:table-cell office:value-type="float" office:value="1" calcext:value-type="float">
            <text:p>1</text:p>
          </table:table-cell>
          <table:table-cell table:number-columns-repeated="899"/>
        </table:table-row>
        <table:table-row table:style-name="ro1">
          <table:table-cell office:value-type="string" calcext:value-type="string">
            <text:p>2.5.4.5</text:p>
          </table:table-cell>
          <table:table-cell office:value-type="string" calcext:value-type="string">
            <text:p>Adaptation postulation sur offre</text:p>
          </table:table-cell>
          <table:table-cell/>
          <table:table-cell table:style-name="Default"/>
          <table:table-cell office:value-type="float" office:value="4" calcext:value-type="float">
            <text:p>4</text:p>
          </table:table-cell>
          <table:table-cell table:style-name="ce200"/>
          <table:table-cell table:number-columns-repeated="76"/>
          <table:table-cell table:number-columns-repeated="3" office:value-type="float" office:value="1" calcext:value-type="float">
            <text:p>1</text:p>
          </table:table-cell>
          <table:table-cell table:number-columns-repeated="11"/>
          <table:table-cell office:value-type="float" office:value="1" calcext:value-type="float">
            <text:p>1</text:p>
          </table:table-cell>
          <table:table-cell table:number-columns-repeated="927"/>
        </table:table-row>
        <table:table-row table:style-name="ro1">
          <table:table-cell office:value-type="string" calcext:value-type="string">
            <text:p>2.5.4.5.1</text:p>
          </table:table-cell>
          <table:table-cell office:value-type="string" calcext:value-type="string">
            <text:p>Historisation <text:s/>BDD candidature en utilisant une interface</text:p>
          </table:table-cell>
          <table:table-cell office:value-type="string" calcext:value-type="string">
            <text:p>Lamine</text:p>
          </table:table-cell>
          <table:table-cell table:style-name="Default"/>
          <table:table-cell office:value-type="float" office:value="3" calcext:value-type="float">
            <text:p>3</text:p>
          </table:table-cell>
          <table:table-cell table:style-name="ce200"/>
          <table:table-cell table:number-columns-repeated="76"/>
          <table:table-cell table:number-columns-repeated="3" office:value-type="float" office:value="1" calcext:value-type="float">
            <text:p>1</text:p>
          </table:table-cell>
          <table:table-cell table:number-columns-repeated="939"/>
        </table:table-row>
        <table:table-row table:style-name="ro1">
          <table:table-cell office:value-type="string" calcext:value-type="string">
            <text:p>2.5.4.5.2</text:p>
          </table:table-cell>
          <table:table-cell office:value-type="string" calcext:value-type="string">
            <text:p>Consolidation des informations dans le critère 0 en utilisant le DTO critere_cadre (attention upsert)</text:p>
          </table:table-cell>
          <table:table-cell office:value-type="string" calcext:value-type="string">
            <text:p>Lamine</text:p>
          </table:table-cell>
          <table:table-cell table:style-name="Default"/>
          <table:table-cell office:value-type="float" office:value="1" calcext:value-type="float">
            <text:p>1</text:p>
          </table:table-cell>
          <table:table-cell table:style-name="ce200"/>
          <table:table-cell table:number-columns-repeated="90"/>
          <table:table-cell office:value-type="float" office:value="1" calcext:value-type="float">
            <text:p>1</text:p>
          </table:table-cell>
          <table:table-cell table:number-columns-repeated="927"/>
        </table:table-row>
        <table:table-row table:style-name="ro1">
          <table:table-cell table:style-name="ce198" office:value-type="string" calcext:value-type="string">
            <text:p>2.5.5</text:p>
          </table:table-cell>
          <table:table-cell office:value-type="string" calcext:value-type="string">
            <text:p>RISQUE : Réalisation d'opération de purge des actes</text:p>
          </table:table-cell>
          <table:table-cell office:value-type="string" calcext:value-type="string">
            <text:p>RisqOpport</text:p>
          </table:table-cell>
          <table:table-cell table:style-name="Default"/>
          <table:table-cell office:value-type="float" office:value="10" calcext:value-type="float">
            <text:p>10</text:p>
          </table:table-cell>
          <table:table-cell table:style-name="ce200"/>
          <table:table-cell table:number-columns-repeated="78"/>
          <table:table-cell table:number-columns-repeated="3"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2" office:value-type="float" office:value="1" calcext:value-type="float">
            <text:p>1</text:p>
          </table:table-cell>
          <table:table-cell table:number-columns-repeated="926"/>
        </table:table-row>
        <table:table-row table:style-name="ro1">
          <table:table-cell table:style-name="ce198" office:value-type="string" calcext:value-type="string">
            <text:p>2.5.6</text:p>
          </table:table-cell>
          <table:table-cell office:value-type="string" calcext:value-type="string">
            <text:p>Moteur de recherche - Relicat</text:p>
          </table:table-cell>
          <table:table-cell/>
          <table:table-cell table:style-name="Default"/>
          <table:table-cell office:value-type="float" office:value="2" calcext:value-type="float">
            <text:p>2</text:p>
          </table:table-cell>
          <table:table-cell table:style-name="ce200"/>
          <table:table-cell table:number-columns-repeated="91"/>
          <table:table-cell table:number-columns-repeated="2" office:value-type="float" office:value="1" calcext:value-type="float">
            <text:p>1</text:p>
          </table:table-cell>
          <table:table-cell table:number-columns-repeated="925"/>
        </table:table-row>
        <table:table-row table:style-name="ro1">
          <table:table-cell office:value-type="string" calcext:value-type="string">
            <text:p>2.5.6.1</text:p>
          </table:table-cell>
          <table:table-cell office:value-type="string" calcext:value-type="string">
            <text:p>Déplacement de lieux Core</text:p>
          </table:table-cell>
          <table:table-cell office:value-type="string" calcext:value-type="string">
            <text:p>Lamine</text:p>
          </table:table-cell>
          <table:table-cell table:style-name="Default"/>
          <table:table-cell office:value-type="float" office:value="1" calcext:value-type="float">
            <text:p>1</text:p>
          </table:table-cell>
          <table:table-cell table:style-name="ce200"/>
          <table:table-cell table:number-columns-repeated="91"/>
          <table:table-cell office:value-type="float" office:value="1" calcext:value-type="float">
            <text:p>1</text:p>
          </table:table-cell>
          <table:table-cell table:number-columns-repeated="926"/>
        </table:table-row>
        <table:table-row table:style-name="ro1">
          <table:table-cell office:value-type="string" calcext:value-type="string">
            <text:p>2.5.6.2</text:p>
          </table:table-cell>
          <table:table-cell office:value-type="string" calcext:value-type="string">
            <text:p>Adaptation geoloc_street_core</text:p>
          </table:table-cell>
          <table:table-cell office:value-type="string" calcext:value-type="string">
            <text:p>Lamine</text:p>
          </table:table-cell>
          <table:table-cell table:style-name="Default"/>
          <table:table-cell office:value-type="float" office:value="1" calcext:value-type="float">
            <text:p>1</text:p>
          </table:table-cell>
          <table:table-cell table:style-name="ce200"/>
          <table:table-cell table:number-columns-repeated="92"/>
          <table:table-cell office:value-type="float" office:value="1" calcext:value-type="float">
            <text:p>1</text:p>
          </table:table-cell>
          <table:table-cell table:number-columns-repeated="925"/>
        </table:table-row>
        <table:table-row table:style-name="ro1">
          <table:table-cell table:style-name="ce198" office:value-type="string" calcext:value-type="string">
            <text:p>2.5.7</text:p>
          </table:table-cell>
          <table:table-cell office:value-type="string" calcext:value-type="string">
            <text:p>PMP Inscription Salon</text:p>
          </table:table-cell>
          <table:table-cell/>
          <table:table-cell table:style-name="Default"/>
          <table:table-cell office:value-type="float" office:value="1" calcext:value-type="float">
            <text:p>1</text:p>
          </table:table-cell>
          <table:table-cell table:style-name="ce200"/>
          <table:table-cell table:number-columns-repeated="127"/>
          <table:table-cell office:value-type="float" office:value="1" calcext:value-type="float">
            <text:p>1</text:p>
          </table:table-cell>
          <table:table-cell table:number-columns-repeated="890"/>
        </table:table-row>
        <table:table-row table:style-name="ro1">
          <table:table-cell office:value-type="string" calcext:value-type="string">
            <text:p>2.5.7.1</text:p>
          </table:table-cell>
          <table:table-cell office:value-type="string" calcext:value-type="string">
            <text:p>Insertion des cadres en base</text:p>
          </table:table-cell>
          <table:table-cell office:value-type="string" calcext:value-type="string">
            <text:p>Alex</text:p>
          </table:table-cell>
          <table:table-cell table:style-name="Default"/>
          <table:table-cell office:value-type="float" office:value="1" calcext:value-type="float">
            <text:p>1</text:p>
          </table:table-cell>
          <table:table-cell table:style-name="ce200"/>
          <table:table-cell table:number-columns-repeated="127"/>
          <table:table-cell office:value-type="float" office:value="1" calcext:value-type="float">
            <text:p>1</text:p>
          </table:table-cell>
          <table:table-cell table:number-columns-repeated="890"/>
        </table:table-row>
        <table:table-row table:style-name="ro1">
          <table:table-cell office:value-type="string" calcext:value-type="string">
            <text:p>2.6</text:p>
          </table:table-cell>
          <table:table-cell office:value-type="string" calcext:value-type="string">
            <text:p>Réglette Début Recette</text:p>
          </table:table-cell>
          <table:table-cell/>
          <table:table-cell table:style-name="Default"/>
          <table:table-cell office:value-type="float" office:value="0" calcext:value-type="float">
            <text:p>0</text:p>
          </table:table-cell>
          <table:table-cell table:style-name="ce200"/>
          <table:table-cell table:number-columns-repeated="1018"/>
        </table:table-row>
        <table:table-row table:style-name="ro1">
          <table:table-cell table:style-name="ce200" office:value-type="string" calcext:value-type="string">
            <text:p>2.7</text:p>
          </table:table-cell>
          <table:table-cell office:value-type="string" calcext:value-type="string">
            <text:p>Recette </text:p>
          </table:table-cell>
          <table:table-cell/>
          <table:table-cell table:style-name="Default"/>
          <table:table-cell office:value-type="float" office:value="48" calcext:value-type="float">
            <text:p>48</text:p>
          </table:table-cell>
          <table:table-cell table:style-name="ce200"/>
          <table:table-cell table:number-columns-repeated="132"/>
          <table:table-cell office:value-type="float" office:value="1" calcext:value-type="float">
            <text:p>1</text:p>
          </table:table-cell>
          <table:table-cell table:number-columns-repeated="4" office:value-type="float" office:value="2" calcext:value-type="float">
            <text:p>2</text:p>
          </table:table-cell>
          <table:table-cell table:number-columns-repeated="2"/>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1" calcext:value-type="float">
            <text:p>1</text:p>
          </table:table-cell>
          <table:table-cell table:number-columns-repeated="2"/>
          <table:table-cell table:number-columns-repeated="3" office:value-type="float" office:value="2" calcext:value-type="float">
            <text:p>2</text:p>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1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2"/>
        </table:table-row>
        <table:table-row table:style-name="ro1">
          <table:table-cell table:style-name="ce198" office:value-type="string" calcext:value-type="string">
            <text:p>2.7.1</text:p>
          </table:table-cell>
          <table:table-cell office:value-type="string" calcext:value-type="string">
            <text:p>Installation de la recette</text:p>
          </table:table-cell>
          <table:table-cell/>
          <table:table-cell table:style-name="Default"/>
          <table:table-cell office:value-type="float" office:value="9" calcext:value-type="float">
            <text:p>9</text:p>
          </table:table-cell>
          <table:table-cell table:style-name="ce200"/>
          <table:table-cell table:number-columns-repeated="174"/>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9"/>
        </table:table-row>
        <table:table-row table:style-name="ro1">
          <table:table-cell office:value-type="string" calcext:value-type="string">
            <text:p>2.7.1.1</text:p>
          </table:table-cell>
          <table:table-cell office:value-type="string" calcext:value-type="string">
            <text:p>R7-Consolidation du BL</text:p>
          </table:table-cell>
          <table:table-cell office:value-type="string" calcext:value-type="string">
            <text:p>DG</text:p>
          </table:table-cell>
          <table:table-cell table:style-name="Default"/>
          <table:table-cell office:value-type="float" office:value="4" calcext:value-type="float">
            <text:p>4</text:p>
          </table:table-cell>
          <table:table-cell table:style-name="ce200"/>
          <table:table-cell table:number-columns-repeated="182"/>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9"/>
        </table:table-row>
        <table:table-row table:style-name="ro1">
          <table:table-cell office:value-type="string" calcext:value-type="string">
            <text:p>2.7.1.2</text:p>
          </table:table-cell>
          <table:table-cell office:value-type="string" calcext:value-type="string">
            <text:p>R7-Livraison de la recette</text:p>
          </table:table-cell>
          <table:table-cell office:value-type="string" calcext:value-type="string">
            <text:p>DG</text:p>
          </table:table-cell>
          <table:table-cell table:style-name="Default"/>
          <table:table-cell office:value-type="float" office:value="5" calcext:value-type="float">
            <text:p>5</text:p>
          </table:table-cell>
          <table:table-cell table:style-name="ce200"/>
          <table:table-cell table:number-columns-repeated="174"/>
          <table:table-cell table:number-columns-repeated="2"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36"/>
        </table:table-row>
        <table:table-row table:style-name="ro1">
          <table:table-cell table:style-name="ce198" office:value-type="string" calcext:value-type="string">
            <text:p>2.7.2</text:p>
          </table:table-cell>
          <table:table-cell office:value-type="string" calcext:value-type="string">
            <text:p>Accompagnement de la recette</text:p>
          </table:table-cell>
          <table:table-cell/>
          <table:table-cell table:style-name="Default"/>
          <table:table-cell office:value-type="float" office:value="35" calcext:value-type="float">
            <text:p>35</text:p>
          </table:table-cell>
          <table:table-cell table:style-name="ce200"/>
          <table:table-cell table:number-columns-repeated="132"/>
          <table:table-cell office:value-type="float" office:value="1" calcext:value-type="float">
            <text:p>1</text:p>
          </table:table-cell>
          <table:table-cell table:number-columns-repeated="4" office:value-type="float" office:value="2" calcext:value-type="float">
            <text:p>2</text:p>
          </table:table-cell>
          <table:table-cell table:number-columns-repeated="2"/>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1" calcext:value-type="float">
            <text:p>1</text:p>
          </table:table-cell>
          <table:table-cell table:number-columns-repeated="2"/>
          <table:table-cell table:number-columns-repeated="3" office:value-type="float" office:value="2" calcext:value-type="float">
            <text:p>2</text:p>
          </table:table-cell>
          <table:table-cell office:value-type="float" office:value="1" calcext:value-type="float">
            <text:p>1</text:p>
          </table:table-cell>
          <table:table-cell table:number-columns-repeated="3"/>
          <table:table-cell table:number-columns-repeated="2" office:value-type="float" office:value="1" calcext:value-type="float">
            <text:p>1</text:p>
          </table:table-cell>
          <table:table-cell table:number-columns-repeated="856"/>
        </table:table-row>
        <table:table-row table:style-name="ro1">
          <table:table-cell office:value-type="string" calcext:value-type="string">
            <text:p>2.7.2.1</text:p>
          </table:table-cell>
          <table:table-cell office:value-type="string" calcext:value-type="string">
            <text:p>R7-Simplification des comptes</text:p>
          </table:table-cell>
          <table:table-cell office:value-type="string" calcext:value-type="string">
            <text:p>Julien</text:p>
          </table:table-cell>
          <table:table-cell table:style-name="Default"/>
          <table:table-cell office:value-type="float" office:value="10" calcext:value-type="float">
            <text:p>10</text:p>
          </table:table-cell>
          <table:table-cell table:style-name="ce200"/>
          <table:table-cell table:number-columns-repeated="133"/>
          <table:table-cell table:number-columns-repeated="4"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office:value-type="float" office:value="1" calcext:value-type="float">
            <text:p>1</text:p>
          </table:table-cell>
          <table:table-cell table:number-columns-repeated="871"/>
        </table:table-row>
        <table:table-row table:style-name="ro1">
          <table:table-cell office:value-type="string" calcext:value-type="string">
            <text:p>2.7.2.2</text:p>
          </table:table-cell>
          <table:table-cell office:value-type="string" calcext:value-type="string">
            <text:p>R7-Impact CV &amp; Publication</text:p>
          </table:table-cell>
          <table:table-cell office:value-type="string" calcext:value-type="string">
            <text:p>Boun</text:p>
          </table:table-cell>
          <table:table-cell table:style-name="Default"/>
          <table:table-cell office:value-type="float" office:value="5" calcext:value-type="float">
            <text:p>5</text:p>
          </table:table-cell>
          <table:table-cell table:style-name="ce200"/>
          <table:table-cell table:number-columns-repeated="140"/>
          <table:table-cell table:number-columns-repeated="2" office:value-type="float" office:value="1" calcext:value-type="float">
            <text:p>1</text:p>
          </table:table-cell>
          <table:table-cell table:number-columns-repeated="4"/>
          <table:table-cell table:number-columns-repeated="3" office:value-type="float" office:value="1" calcext:value-type="float">
            <text:p>1</text:p>
          </table:table-cell>
          <table:table-cell table:number-columns-repeated="869"/>
        </table:table-row>
        <table:table-row table:style-name="ro1">
          <table:table-cell office:value-type="string" calcext:value-type="string">
            <text:p>2.7.2.3</text:p>
          </table:table-cell>
          <table:table-cell office:value-type="string" calcext:value-type="string">
            <text:p>R7-Impact Offres</text:p>
          </table:table-cell>
          <table:table-cell office:value-type="string" calcext:value-type="string">
            <text:p>Lamine</text:p>
          </table:table-cell>
          <table:table-cell table:style-name="Default"/>
          <table:table-cell office:value-type="float" office:value="5" calcext:value-type="float">
            <text:p>5</text:p>
          </table:table-cell>
          <table:table-cell table:style-name="ce200"/>
          <table:table-cell table:number-columns-repeated="132"/>
          <table:table-cell table:number-columns-repeated="5" office:value-type="float" office:value="1" calcext:value-type="float">
            <text:p>1</text:p>
          </table:table-cell>
          <table:table-cell table:number-columns-repeated="881"/>
        </table:table-row>
        <table:table-row table:style-name="ro1">
          <table:table-cell office:value-type="string" calcext:value-type="string">
            <text:p>2.7.2.4</text:p>
          </table:table-cell>
          <table:table-cell office:value-type="string" calcext:value-type="string">
            <text:p>R7-Impact Demande de services</text:p>
          </table:table-cell>
          <table:table-cell office:value-type="string" calcext:value-type="string">
            <text:p>Rochdi</text:p>
          </table:table-cell>
          <table:table-cell table:style-name="Default"/>
          <table:table-cell office:value-type="float" office:value="10" calcext:value-type="float">
            <text:p>10</text:p>
          </table:table-cell>
          <table:table-cell table:style-name="ce200"/>
          <table:table-cell table:number-columns-repeated="143"/>
          <table:table-cell office:value-type="float" office:value="1" calcext:value-type="float">
            <text:p>1</text:p>
          </table:table-cell>
          <table:table-cell table:number-columns-repeated="2"/>
          <table:table-cell table:number-columns-repeated="5" office:value-type="float" office:value="1" calcext:value-type="float">
            <text:p>1</text:p>
          </table:table-cell>
          <table:table-cell table:number-columns-repeated="2"/>
          <table:table-cell table:number-columns-repeated="4" office:value-type="float" office:value="1" calcext:value-type="float">
            <text:p>1</text:p>
          </table:table-cell>
          <table:table-cell table:number-columns-repeated="861"/>
        </table:table-row>
        <table:table-row table:style-name="ro1">
          <table:table-cell office:value-type="string" calcext:value-type="string">
            <text:p>2.7.2.5</text:p>
          </table:table-cell>
          <table:table-cell office:value-type="string" calcext:value-type="string">
            <text:p>R7-Impact Global SI</text:p>
          </table:table-cell>
          <table:table-cell office:value-type="string" calcext:value-type="string">
            <text:p>Boun</text:p>
          </table:table-cell>
          <table:table-cell table:style-name="Default"/>
          <table:table-cell office:value-type="float" office:value="5" calcext:value-type="float">
            <text:p>5</text:p>
          </table:table-cell>
          <table:table-cell table:style-name="ce200"/>
          <table:table-cell table:number-columns-repeated="153"/>
          <table:table-cell table:number-columns-repeated="3" office:value-type="float" office:value="1" calcext:value-type="float">
            <text:p>1</text:p>
          </table:table-cell>
          <table:table-cell table:number-columns-repeated="4"/>
          <table:table-cell table:number-columns-repeated="2" office:value-type="float" office:value="1" calcext:value-type="float">
            <text:p>1</text:p>
          </table:table-cell>
          <table:table-cell table:number-columns-repeated="856"/>
        </table:table-row>
        <table:table-row table:style-name="ro1">
          <table:table-cell table:style-name="ce200" office:value-type="string" calcext:value-type="string">
            <text:p>2.7.2.6</text:p>
          </table:table-cell>
          <table:table-cell office:value-type="string" calcext:value-type="string">
            <text:p>R7-PV de livraison</text:p>
          </table:table-cell>
          <table:table-cell/>
          <table:table-cell table:style-name="Default"/>
          <table:table-cell office:value-type="float" office:value="0" calcext:value-type="float">
            <text:p>0</text:p>
          </table:table-cell>
          <table:table-cell table:style-name="ce200"/>
          <table:table-cell table:number-columns-repeated="1018"/>
        </table:table-row>
        <table:table-row table:style-name="ro1">
          <table:table-cell table:style-name="ce198" office:value-type="string" calcext:value-type="string">
            <text:p>2.7.3</text:p>
          </table:table-cell>
          <table:table-cell office:value-type="string" calcext:value-type="string">
            <text:p>Livraison en prod</text:p>
          </table:table-cell>
          <table:table-cell/>
          <table:table-cell table:style-name="Default"/>
          <table:table-cell office:value-type="float" office:value="4" calcext:value-type="float">
            <text:p>4</text:p>
          </table:table-cell>
          <table:table-cell table:style-name="ce200"/>
          <table:table-cell table:number-columns-repeated="189"/>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2"/>
          <table:table-cell office:value-type="float" office:value="1" calcext:value-type="float">
            <text:p>1</text:p>
          </table:table-cell>
          <table:table-cell table:number-columns-repeated="822"/>
        </table:table-row>
        <table:table-row table:style-name="ro1">
          <table:table-cell office:value-type="string" calcext:value-type="string">
            <text:p>2.7.3.1</text:p>
          </table:table-cell>
          <table:table-cell office:value-type="string" calcext:value-type="string">
            <text:p>R7-Packaging de la livraison</text:p>
          </table:table-cell>
          <table:table-cell office:value-type="string" calcext:value-type="string">
            <text:p>DG</text:p>
          </table:table-cell>
          <table:table-cell table:style-name="Default"/>
          <table:table-cell office:value-type="float" office:value="2" calcext:value-type="float">
            <text:p>2</text:p>
          </table:table-cell>
          <table:table-cell table:style-name="ce200"/>
          <table:table-cell table:number-columns-repeated="189"/>
          <table:table-cell office:value-type="float" office:value="1" calcext:value-type="float">
            <text:p>1</text:p>
          </table:table-cell>
          <table:table-cell/>
          <table:table-cell office:value-type="float" office:value="1" calcext:value-type="float">
            <text:p>1</text:p>
          </table:table-cell>
          <table:table-cell table:number-columns-repeated="826"/>
        </table:table-row>
        <table:table-row table:style-name="ro1">
          <table:table-cell office:value-type="string" calcext:value-type="string">
            <text:p>2.7.3.2</text:p>
          </table:table-cell>
          <table:table-cell office:value-type="string" calcext:value-type="string">
            <text:p>R7-Finalisation du BL</text:p>
          </table:table-cell>
          <table:table-cell office:value-type="string" calcext:value-type="string">
            <text:p>DG</text:p>
          </table:table-cell>
          <table:table-cell table:style-name="Default"/>
          <table:table-cell office:value-type="float" office:value="1" calcext:value-type="float">
            <text:p>1</text:p>
          </table:table-cell>
          <table:table-cell table:style-name="ce200"/>
          <table:table-cell table:number-columns-repeated="192"/>
          <table:table-cell office:value-type="float" office:value="1" calcext:value-type="float">
            <text:p>1</text:p>
          </table:table-cell>
          <table:table-cell table:number-columns-repeated="825"/>
        </table:table-row>
        <table:table-row table:style-name="ro1">
          <table:table-cell office:value-type="string" calcext:value-type="string">
            <text:p>2.7.3.3</text:p>
          </table:table-cell>
          <table:table-cell office:value-type="string" calcext:value-type="string">
            <text:p>R7-Mise à jour archi</text:p>
          </table:table-cell>
          <table:table-cell office:value-type="string" calcext:value-type="string">
            <text:p>DG</text:p>
          </table:table-cell>
          <table:table-cell table:style-name="Default"/>
          <table:table-cell office:value-type="float" office:value="1" calcext:value-type="float">
            <text:p>1</text:p>
          </table:table-cell>
          <table:table-cell table:style-name="ce200"/>
          <table:table-cell table:number-columns-repeated="195"/>
          <table:table-cell office:value-type="float" office:value="1" calcext:value-type="float">
            <text:p>1</text:p>
          </table:table-cell>
          <table:table-cell table:number-columns-repeated="822"/>
        </table:table-row>
        <table:table-row table:style-name="ro1">
          <table:table-cell office:value-type="string" calcext:value-type="string">
            <text:p>2.8</text:p>
          </table:table-cell>
          <table:table-cell office:value-type="string" calcext:value-type="string">
            <text:p>Suivi</text:p>
          </table:table-cell>
          <table:table-cell office:value-type="string" calcext:value-type="string">
            <text:p>DG-CP</text:p>
          </table:table-cell>
          <table:table-cell table:style-name="Default"/>
          <table:table-cell office:value-type="float" office:value="12" calcext:value-type="float">
            <text:p>12</text:p>
          </table:table-cell>
          <table:table-cell table:style-name="ce200"/>
          <table:table-cell table:number-columns-repeated="64"/>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13"/>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20"/>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855"/>
        </table:table-row>
        <table:table-row table:style-name="ro1">
          <table:table-cell office:value-type="string" calcext:value-type="string">
            <text:p>2.9</text:p>
          </table:table-cell>
          <table:table-cell office:value-type="string" calcext:value-type="string">
            <text:p>Cloture projet</text:p>
          </table:table-cell>
          <table:table-cell office:value-type="string" calcext:value-type="string">
            <text:p>DG</text:p>
          </table:table-cell>
          <table:table-cell table:style-name="Default"/>
          <table:table-cell office:value-type="float" office:value="5" calcext:value-type="float">
            <text:p>5</text:p>
          </table:table-cell>
          <table:table-cell table:style-name="ce200"/>
          <table:table-cell table:number-columns-repeated="163"/>
          <table:table-cell table:number-columns-repeated="2" office:value-type="float" office:value="1" calcext:value-type="float">
            <text:p>1</text:p>
          </table:table-cell>
          <table:table-cell table:number-columns-repeated="2"/>
          <table:table-cell table:number-columns-repeated="2" office:value-type="float" office:value="1" calcext:value-type="float">
            <text:p>1</text:p>
          </table:table-cell>
          <table:table-cell/>
          <table:table-cell office:value-type="float" office:value="1" calcext:value-type="float">
            <text:p>1</text:p>
          </table:table-cell>
          <table:table-cell table:number-columns-repeated="847"/>
        </table:table-row>
        <table:table-row table:style-name="ro1">
          <table:table-cell table:style-name="ce198" office:value-type="string" calcext:value-type="string">
            <text:p>3</text:p>
          </table:table-cell>
          <table:table-cell office:value-type="string" calcext:value-type="string">
            <text:p>Date Planning</text:p>
          </table:table-cell>
          <table:table-cell/>
          <table:table-cell table:style-name="Default"/>
          <table:table-cell office:value-type="float" office:value="0" calcext:value-type="float">
            <text:p>0</text:p>
          </table:table-cell>
          <table:table-cell table:style-name="ce201" office:value-type="float" office:value="0" calcext:value-type="float">
            <text:p>0</text:p>
          </table:table-cell>
          <table:table-cell table:number-columns-repeated="140"/>
          <table:table-cell office:value-type="float" office:value="0" calcext:value-type="float">
            <text:p>0</text:p>
          </table:table-cell>
          <table:table-cell table:number-columns-repeated="877"/>
        </table:table-row>
        <table:table-row table:style-name="ro1">
          <table:table-cell office:value-type="string" calcext:value-type="string">
            <text:p>3.1</text:p>
          </table:table-cell>
          <table:table-cell office:value-type="string" calcext:value-type="string">
            <text:p>Début Recette</text:p>
          </table:table-cell>
          <table:table-cell office:value-type="string" calcext:value-type="string">
            <text:p>Planning</text:p>
          </table:table-cell>
          <table:table-cell table:style-name="Default"/>
          <table:table-cell office:value-type="float" office:value="0" calcext:value-type="float">
            <text:p>0</text:p>
          </table:table-cell>
          <table:table-cell table:style-name="ce201" office:value-type="float" office:value="0" calcext:value-type="float">
            <text:p>0</text:p>
          </table:table-cell>
          <table:table-cell table:number-columns-repeated="1018"/>
        </table:table-row>
        <table:table-row table:style-name="ro1">
          <table:table-cell office:value-type="string" calcext:value-type="string">
            <text:p>3.2</text:p>
          </table:table-cell>
          <table:table-cell office:value-type="string" calcext:value-type="string">
            <text:p>MEP</text:p>
          </table:table-cell>
          <table:table-cell office:value-type="string" calcext:value-type="string">
            <text:p>Planning</text:p>
          </table:table-cell>
          <table:table-cell table:style-name="Default"/>
          <table:table-cell office:value-type="float" office:value="0" calcext:value-type="float">
            <text:p>0</text:p>
          </table:table-cell>
          <table:table-cell table:style-name="ce200"/>
          <table:table-cell table:number-columns-repeated="140"/>
          <table:table-cell office:value-type="float" office:value="0" calcext:value-type="float">
            <text:p>0</text:p>
          </table:table-cell>
          <table:table-cell table:number-columns-repeated="877"/>
        </table:table-row>
        <table:table-row table:style-name="ro1">
          <table:table-cell table:style-name="ce198" office:value-type="string" calcext:value-type="string">
            <text:p>4</text:p>
          </table:table-cell>
          <table:table-cell office:value-type="string" calcext:value-type="string">
            <text:p>Imprévu</text:p>
          </table:table-cell>
          <table:table-cell/>
          <table:table-cell table:style-name="Default"/>
          <table:table-cell office:value-type="float" office:value="10.5" calcext:value-type="float">
            <text:p>10,5</text:p>
          </table:table-cell>
          <table:table-cell table:style-name="ce200"/>
          <table:table-cell/>
          <table:table-cell office:value-type="float" office:value="1" calcext:value-type="float">
            <text:p>1</text:p>
          </table:table-cell>
          <table:table-cell table:number-columns-repeated="8"/>
          <table:table-cell office:value-type="float" office:value="0.5" calcext:value-type="float">
            <text:p>0,5</text:p>
          </table:table-cell>
          <table:table-cell table:number-columns-repeated="2"/>
          <table:table-cell office:value-type="float" office:value="0.5" calcext:value-type="float">
            <text:p>0,5</text:p>
          </table:table-cell>
          <table:table-cell table:number-columns-repeated="9"/>
          <table:table-cell office:value-type="float" office:value="2" calcext:value-type="float">
            <text:p>2</text:p>
          </table:table-cell>
          <table:table-cell table:number-columns-repeated="3"/>
          <table:table-cell office:value-type="float" office:value="1" calcext:value-type="float">
            <text:p>1</text:p>
          </table:table-cell>
          <table:table-cell table:number-columns-repeated="34"/>
          <table:table-cell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table:number-columns-repeated="4"/>
          <table:table-cell office:value-type="float" office:value="1" calcext:value-type="float">
            <text:p>1</text:p>
          </table:table-cell>
          <table:table-cell table:number-columns-repeated="2"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1" calcext:value-type="float">
            <text:p>1</text:p>
          </table:table-cell>
          <table:table-cell table:number-columns-repeated="932"/>
        </table:table-row>
        <table:table-row table:style-name="ro1">
          <table:table-cell office:value-type="string" calcext:value-type="string">
            <text:p>4.1</text:p>
          </table:table-cell>
          <table:table-cell office:value-type="string" calcext:value-type="string">
            <text:p>Réunion Alex</text:p>
          </table:table-cell>
          <table:table-cell office:value-type="string" calcext:value-type="string">
            <text:p>Alex</text:p>
          </table:table-cell>
          <table:table-cell table:style-name="Default"/>
          <table:table-cell office:value-type="float" office:value="1" calcext:value-type="float">
            <text:p>1</text:p>
          </table:table-cell>
          <table:table-cell table:style-name="ce200"/>
          <table:table-cell table:number-columns-repeated="23"/>
          <table:table-cell office:value-type="float" office:value="1" calcext:value-type="float">
            <text:p>1</text:p>
          </table:table-cell>
          <table:table-cell table:number-columns-repeated="994"/>
        </table:table-row>
        <table:table-row table:style-name="ro1">
          <table:table-cell office:value-type="string" calcext:value-type="string">
            <text:p>4.2</text:p>
          </table:table-cell>
          <table:table-cell office:value-type="string" calcext:value-type="string">
            <text:p>Réunion Rochdi</text:p>
          </table:table-cell>
          <table:table-cell office:value-type="string" calcext:value-type="string">
            <text:p>Rochdi</text:p>
          </table:table-cell>
          <table:table-cell table:style-name="Default"/>
          <table:table-cell office:value-type="float" office:value="1" calcext:value-type="float">
            <text:p>1</text:p>
          </table:table-cell>
          <table:table-cell table:style-name="ce200"/>
          <table:table-cell table:number-columns-repeated="27"/>
          <table:table-cell office:value-type="float" office:value="1" calcext:value-type="float">
            <text:p>1</text:p>
          </table:table-cell>
          <table:table-cell table:number-columns-repeated="990"/>
        </table:table-row>
        <table:table-row table:style-name="ro1">
          <table:table-cell office:value-type="string" calcext:value-type="string">
            <text:p>4.3</text:p>
          </table:table-cell>
          <table:table-cell office:value-type="string" calcext:value-type="string">
            <text:p>Réunion Julien</text:p>
          </table:table-cell>
          <table:table-cell office:value-type="string" calcext:value-type="string">
            <text:p>Julien</text:p>
          </table:table-cell>
          <table:table-cell table:style-name="Default"/>
          <table:table-cell office:value-type="float" office:value="1" calcext:value-type="float">
            <text:p>1</text:p>
          </table:table-cell>
          <table:table-cell table:style-name="ce200"/>
          <table:table-cell table:number-columns-repeated="23"/>
          <table:table-cell office:value-type="float" office:value="1" calcext:value-type="float">
            <text:p>1</text:p>
          </table:table-cell>
          <table:table-cell table:number-columns-repeated="994"/>
        </table:table-row>
        <table:table-row table:style-name="ro1">
          <table:table-cell office:value-type="string" calcext:value-type="string">
            <text:p>4.4</text:p>
          </table:table-cell>
          <table:table-cell office:value-type="string" calcext:value-type="string">
            <text:p>Réunion Boun</text:p>
          </table:table-cell>
          <table:table-cell office:value-type="string" calcext:value-type="string">
            <text:p>Boun</text:p>
          </table:table-cell>
          <table:table-cell table:style-name="Default"/>
          <table:table-cell office:value-type="float" office:value="4.5" calcext:value-type="float">
            <text:p>4,5</text:p>
          </table:table-cell>
          <table:table-cell table:style-name="ce200"/>
          <table:table-cell table:number-columns-repeated="62"/>
          <table:table-cell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0" calcext:value-type="float">
            <text:p>0</text:p>
          </table:table-cell>
          <table:table-cell table:number-columns-repeated="4"/>
          <table:table-cell table:number-columns-repeated="3" office:value-type="float" office:value="1" calcext:value-type="float">
            <text:p>1</text:p>
          </table:table-cell>
          <table:table-cell table:number-columns-repeated="932"/>
        </table:table-row>
        <table:table-row table:style-name="ro1">
          <table:table-cell office:value-type="string" calcext:value-type="string">
            <text:p>4.5</text:p>
          </table:table-cell>
          <table:table-cell office:value-type="string" calcext:value-type="string">
            <text:p>Réunion Lamine</text:p>
          </table:table-cell>
          <table:table-cell office:value-type="string" calcext:value-type="string">
            <text:p>Lamine</text:p>
          </table:table-cell>
          <table:table-cell table:style-name="Default"/>
          <table:table-cell office:value-type="float" office:value="1" calcext:value-type="float">
            <text:p>1</text:p>
          </table:table-cell>
          <table:table-cell table:style-name="ce200"/>
          <table:table-cell table:number-columns-repeated="69"/>
          <table:table-cell office:value-type="float" office:value="1" calcext:value-type="float">
            <text:p>1</text:p>
          </table:table-cell>
          <table:table-cell table:number-columns-repeated="948"/>
        </table:table-row>
        <table:table-row table:style-name="ro1">
          <table:table-cell office:value-type="string" calcext:value-type="string">
            <text:p>4.6</text:p>
          </table:table-cell>
          <table:table-cell office:value-type="string" calcext:value-type="string">
            <text:p>Réunion DGL</text:p>
          </table:table-cell>
          <table:table-cell office:value-type="string" calcext:value-type="string">
            <text:p>DG</text:p>
          </table:table-cell>
          <table:table-cell table:style-name="Default"/>
          <table:table-cell office:value-type="float" office:value="1" calcext:value-type="float">
            <text:p>1</text:p>
          </table:table-cell>
          <table:table-cell table:style-name="ce200"/>
          <table:table-cell table:number-columns-repeated="10"/>
          <table:table-cell office:value-type="float" office:value="0.5" calcext:value-type="float">
            <text:p>0,5</text:p>
          </table:table-cell>
          <table:table-cell table:number-columns-repeated="2"/>
          <table:table-cell office:value-type="float" office:value="0.5" calcext:value-type="float">
            <text:p>0,5</text:p>
          </table:table-cell>
          <table:table-cell table:number-columns-repeated="1004"/>
        </table:table-row>
        <table:table-row table:style-name="ro1">
          <table:table-cell office:value-type="string" calcext:value-type="string">
            <text:p>4.7</text:p>
          </table:table-cell>
          <table:table-cell office:value-type="string" calcext:value-type="string">
            <text:p>Réunion DGL-CP</text:p>
          </table:table-cell>
          <table:table-cell office:value-type="string" calcext:value-type="string">
            <text:p>DG-CP</text:p>
          </table:table-cell>
          <table:table-cell table:style-name="Default"/>
          <table:table-cell office:value-type="float" office:value="1" calcext:value-type="float">
            <text:p>1</text:p>
          </table:table-cell>
          <table:table-cell table:style-name="ce200"/>
          <table:table-cell/>
          <table:table-cell office:value-type="float" office:value="1" calcext:value-type="float">
            <text:p>1</text:p>
          </table:table-cell>
          <table:table-cell table:number-columns-repeated="1016"/>
        </table:table-row>
        <table:table-row table:style-name="ro1" table:number-rows-repeated="1048433">
          <table:table-cell table:number-columns-repeated="1024"/>
        </table:table-row>
        <table:table-row table:style-name="ro1">
          <table:table-cell table:number-columns-repeated="1024"/>
        </table:table-row>
      </table:table>
      <table:table table:name="_param_" table:style-name="ta14">
        <office:forms form:automatic-focus="false" form:apply-design-mode="false"/>
        <table:table-column table:style-name="co50" table:default-cell-style-name="ce199"/>
        <table:table-column table:style-name="co51" table:default-cell-style-name="ce199"/>
        <table:table-column table:style-name="co1" table:default-cell-style-name="ce199"/>
        <table:table-column table:style-name="co52" table:number-columns-repeated="3" table:default-cell-style-name="ce199"/>
        <table:table-column table:style-name="co1" table:number-columns-repeated="1018" table:default-cell-style-name="ce199"/>
        <table:table-row table:style-name="ro1">
          <table:table-cell table:style-name="ce202" office:value-type="string" calcext:value-type="string">
            <text:p>Holidays</text:p>
          </table:table-cell>
          <table:table-cell table:style-name="ce202" office:value-type="string" calcext:value-type="string">
            <text:p>Issue URL</text:p>
          </table:table-cell>
          <table:table-cell/>
          <table:table-cell table:style-name="ce206" office:value-type="string" calcext:value-type="string" table:number-columns-spanned="3" table:number-rows-spanned="5">
            <text:p>DO NOT EDIT TEXT IN BOLD CASE IN THIS SHEET</text:p>
          </table:table-cell>
          <table:covered-table-cell table:number-columns-repeated="2"/>
          <table:table-cell table:number-columns-repeated="1018"/>
        </table:table-row>
        <table:table-row table:style-name="ro1">
          <table:table-cell table:style-name="ce203" office:value-type="date" office:date-value="2013-11-01" calcext:value-type="date">
            <text:p>01/11/2013</text:p>
          </table:table-cell>
          <table:table-cell table:style-name="ce205" office:value-type="string" calcext:value-type="string">
            <text:p>jira</text:p>
          </table:table-cell>
          <table:table-cell/>
          <table:covered-table-cell table:number-columns-repeated="3"/>
          <table:table-cell table:number-columns-repeated="1018"/>
        </table:table-row>
        <table:table-row table:style-name="ro1">
          <table:table-cell table:style-name="ce203" office:value-type="date" office:date-value="2013-11-11" calcext:value-type="date">
            <text:p>11/11/2013</text:p>
          </table:table-cell>
          <table:table-cell table:number-columns-repeated="2"/>
          <table:covered-table-cell table:number-columns-repeated="3"/>
          <table:table-cell table:number-columns-repeated="1018"/>
        </table:table-row>
        <table:table-row table:style-name="ro1">
          <table:table-cell table:style-name="ce203" office:value-type="date" office:date-value="2013-12-25" calcext:value-type="date">
            <text:p>25/12/2013</text:p>
          </table:table-cell>
          <table:table-cell table:number-columns-repeated="2"/>
          <table:covered-table-cell table:number-columns-repeated="3"/>
          <table:table-cell table:number-columns-repeated="1018"/>
        </table:table-row>
        <table:table-row table:style-name="ro1">
          <table:table-cell table:style-name="ce203" office:value-type="date" office:date-value="2014-01-01" calcext:value-type="date">
            <text:p>01/01/2014</text:p>
          </table:table-cell>
          <table:table-cell table:number-columns-repeated="2"/>
          <table:covered-table-cell table:number-columns-repeated="3"/>
          <table:table-cell table:number-columns-repeated="1018"/>
        </table:table-row>
        <table:table-row table:style-name="ro1">
          <table:table-cell table:style-name="ce202" office:value-type="string" calcext:value-type="string">
            <text:p>Holidays_END</text:p>
          </table:table-cell>
          <table:table-cell table:number-columns-repeated="1023"/>
        </table:table-row>
        <table:table-row table:style-name="ro1" table:number-rows-repeated="13">
          <table:table-cell table:number-columns-repeated="1024"/>
        </table:table-row>
        <table:table-row table:style-name="ro1">
          <table:table-cell table:style-name="Default"/>
          <table:table-cell table:number-columns-repeated="1023"/>
        </table:table-row>
        <table:table-row table:style-name="ro1">
          <table:table-cell table:style-name="ce204" office:value-type="string" calcext:value-type="string">
            <text:p>_PARAMETER_FOR_PLANNING_</text:p>
          </table:table-cell>
          <table:table-cell table:number-columns-repeated="1023"/>
        </table:table-row>
        <table:table-row table:style-name="ro1">
          <table:table-cell table:style-name="ce197" office:value-type="string" calcext:value-type="string">
            <text:p>WBS</text:p>
          </table:table-cell>
          <table:table-cell table:style-name="ce197" office:value-type="string" calcext:value-type="string">
            <text:p>TASK</text:p>
          </table:table-cell>
          <table:table-cell table:style-name="ce197" office:value-type="string" calcext:value-type="string">
            <office:annotation draw:style-name="gr7" draw:text-style-name="P5" svg:width="28.99mm" svg:height="39.93mm" svg:x="89.5mm" svg:y="102.05mm" draw:caption-point-x="-6.1mm" draw:caption-point-y="15.1mm">
              <dc:date>2016-12-02T00:00:00</dc:date>
              <text:p text:style-name="P4"><text:span text:style-name="T3">Identify people working on task</text:span></text:p>
              <text:p text:style-name="P4"><text:span text:style-name="T3">One Task (with the same WBS) may have several line if several people work on the task</text:span></text:p>
            </office:annotation>
            <text:p>OBS</text:p>
          </table:table-cell>
          <table:table-cell table:style-name="ce197" office:value-type="string" calcext:value-type="string">
            <office:annotation draw:style-name="gr8" draw:text-style-name="P5" svg:width="28.99mm" svg:height="54.15mm" svg:x="116.78mm" svg:y="102.05mm" draw:caption-point-x="-6.1mm" draw:caption-point-y="15.1mm">
              <dc:date>2016-12-02T00:00:00</dc:date>
              <text:p text:style-name="P4"><text:span text:style-name="T3">Product Breakdown Structure. Identify deliverable.</text:span></text:p>
              <text:p text:style-name="P4"><text:span text:style-name="T3"/></text:p>
              <text:p text:style-name="P4"><text:span text:style-name="T3">MS project to not include this aspect. You can fill it after</text:span></text:p>
              <text:p text:style-name="P4"><text:span text:style-name="T3"/></text:p>
            </office:annotation>
            <text:p>PBS</text:p>
          </table:table-cell>
          <table:table-cell table:style-name="ce197" office:value-type="string" calcext:value-type="string">
            <text:p>TOTAL WORK</text:p>
          </table:table-cell>
          <table:table-cell table:style-name="ce197" office:value-type="string" calcext:value-type="string">
            <text:p>[FIRST DATE]</text:p>
          </table:table-cell>
          <table:table-cell table:number-columns-repeated="1018"/>
        </table:table-row>
        <table:table-row table:style-name="ro1">
          <table:table-cell office:value-type="string" calcext:value-type="string">
            <text:p>A.2</text:p>
          </table:table-cell>
          <table:table-cell office:value-type="string" calcext:value-type="string">
            <text:p>T1</text:p>
          </table:table-cell>
          <table:table-cell office:value-type="string" calcext:value-type="string">
            <text:p>R.1</text:p>
          </table:table-cell>
          <table:table-cell office:value-type="string" calcext:value-type="string">
            <text:p>Doc</text:p>
          </table:table-cell>
          <table:table-cell office:value-type="float" office:value="2" calcext:value-type="float">
            <text:p>2</text:p>
          </table:table-cell>
          <table:table-cell table:number-columns-repeated="1019"/>
        </table:table-row>
        <table:table-row table:style-name="ro1">
          <table:table-cell office:value-type="string" calcext:value-type="string">
            <text:p>A.2</text:p>
          </table:table-cell>
          <table:table-cell office:value-type="string" calcext:value-type="string">
            <text:p>T1</text:p>
          </table:table-cell>
          <table:table-cell office:value-type="string" calcext:value-type="string">
            <text:p>R.2</text:p>
          </table:table-cell>
          <table:table-cell office:value-type="string" calcext:value-type="string">
            <text:p>Dev</text:p>
          </table:table-cell>
          <table:table-cell office:value-type="float" office:value="4" calcext:value-type="float">
            <text:p>4</text:p>
          </table:table-cell>
          <table:table-cell table:number-columns-repeated="1019"/>
        </table:table-row>
        <table:table-row table:style-name="ro1">
          <table:table-cell office:value-type="string" calcext:value-type="string">
            <text:p>A.3</text:p>
          </table:table-cell>
          <table:table-cell office:value-type="string" calcext:value-type="string">
            <text:p>T2</text:p>
          </table:table-cell>
          <table:table-cell office:value-type="string" calcext:value-type="string">
            <text:p>R.1</text:p>
          </table:table-cell>
          <table:table-cell office:value-type="string" calcext:value-type="string">
            <text:p>Dev</text:p>
          </table:table-cell>
          <table:table-cell office:value-type="float" office:value="1" calcext:value-type="float">
            <text:p>1</text:p>
          </table:table-cell>
          <table:table-cell table:number-columns-repeated="1019"/>
        </table:table-row>
        <table:table-row table:style-name="ro1" table:number-rows-repeated="1048550">
          <table:table-cell table:number-columns-repeated="1024"/>
        </table:table-row>
        <table:table-row table:style-name="ro1">
          <table:table-cell table:number-columns-repeated="1024"/>
        </table:table-row>
      </table:table>
      <table:table table:name="_debug_" table:style-name="ta9">
        <office:forms form:automatic-focus="false" form:apply-design-mode="false"/>
        <table:table-column table:style-name="co53" table:default-cell-style-name="ce209"/>
        <table:table-column table:style-name="co34" table:default-cell-style-name="Default"/>
        <table:table-row table:style-name="ro1" table:number-rows-repeated="4">
          <table:table-cell table:style-name="ce207" table:number-columns-repeated="2"/>
        </table:table-row>
        <table:table-row table:style-name="ro1" table:number-rows-repeated="2">
          <table:table-cell table:style-name="ce208"/>
          <table:table-cell table:style-name="ce207"/>
        </table:table-row>
        <table:table-row table:style-name="ro1" table:number-rows-repeated="3">
          <table:table-cell/>
          <table:table-cell table:style-name="ce207"/>
        </table:table-row>
        <table:table-row table:style-name="ro1" table:number-rows-repeated="2">
          <table:table-cell/>
          <table:table-cell table:style-name="ce208"/>
        </table:table-row>
        <table:table-row table:style-name="ro1" table:number-rows-repeated="1048564">
          <table:table-cell table:number-columns-repeated="2"/>
        </table:table-row>
        <table:table-row table:style-name="ro1">
          <table:table-cell table:number-columns-repeated="2"/>
        </table:table-row>
      </table:table>
      <table:table table:name="_dev_" table:style-name="ta15">
        <office:forms form:automatic-focus="false" form:apply-design-mode="false"/>
        <table:table-column table:style-name="co1" table:number-columns-repeated="2" table:default-cell-style-name="ce199"/>
        <table:table-column table:style-name="co54" table:default-cell-style-name="ce199"/>
        <table:table-column table:style-name="co44" table:default-cell-style-name="ce199"/>
        <table:table-column table:style-name="co45" table:default-cell-style-name="ce199"/>
        <table:table-column table:style-name="co55" table:default-cell-style-name="ce199"/>
        <table:table-column table:style-name="co1" table:number-columns-repeated="1018" table:default-cell-style-name="ce199"/>
        <table:table-row table:style-name="ro1">
          <table:table-cell table:number-columns-repeated="1024"/>
        </table:table-row>
        <table:table-row table:style-name="ro20">
          <table:table-cell table:style-name="ce210" office:value-type="string" calcext:value-type="string" table:number-columns-spanned="6" table:number-rows-spanned="1">
            <text:p>Ce document détaille le <text:span text:style-name="T5">micro</text:span><text:span text:style-name="T6"> - planning de réalisation</text:span></text:p>
          </table:table-cell>
          <table:covered-table-cell table:number-columns-repeated="5" table:style-name="ce215"/>
          <table:table-cell table:style-name="ce202" table:number-columns-repeated="1018"/>
        </table:table-row>
        <table:table-row table:style-name="ro1">
          <table:table-cell table:style-name="ce211" table:number-columns-spanned="5" table:number-rows-spanned="1"/>
          <table:covered-table-cell table:number-columns-repeated="4" table:style-name="ce216"/>
          <table:table-cell table:number-columns-repeated="1019"/>
        </table:table-row>
        <table:table-row table:style-name="ro1">
          <table:table-cell table:number-columns-repeated="2"/>
          <table:table-cell table:style-name="ce222" table:number-columns-spanned="3" table:number-rows-spanned="1"/>
          <table:covered-table-cell table:number-columns-repeated="2" table:style-name="ce222"/>
          <table:table-cell table:number-columns-repeated="1019"/>
        </table:table-row>
        <table:table-row table:style-name="ro1">
          <table:table-cell table:number-columns-repeated="1024"/>
        </table:table-row>
        <table:table-row table:style-name="ro1">
          <table:table-cell/>
          <table:table-cell table:style-name="ce217" office:value-type="string" calcext:value-type="string">
            <text:p>Version</text:p>
          </table:table-cell>
          <table:table-cell table:style-name="ce223" office:value-type="string" calcext:value-type="string">
            <text:p>Date</text:p>
          </table:table-cell>
          <table:table-cell table:style-name="ce223" office:value-type="string" calcext:value-type="string">
            <text:p>Auteur</text:p>
          </table:table-cell>
          <table:table-cell table:style-name="ce232" office:value-type="string" calcext:value-type="string">
            <text:p>Modification</text:p>
          </table:table-cell>
          <table:table-cell table:number-columns-repeated="1019"/>
        </table:table-row>
        <table:table-row table:style-name="ro1">
          <table:table-cell table:style-name="ce212"/>
          <table:table-cell table:style-name="ce218" office:value-type="string" calcext:value-type="string">
            <text:p>V0.1</text:p>
          </table:table-cell>
          <table:table-cell table:style-name="ce224" office:value-type="date" office:date-value="2007-09-13" calcext:value-type="date">
            <text:p>13/09/2007</text:p>
          </table:table-cell>
          <table:table-cell table:style-name="ce229" office:value-type="string" calcext:value-type="string">
            <text:p>DGL</text:p>
          </table:table-cell>
          <table:table-cell table:style-name="ce233" office:value-type="string" calcext:value-type="string">
            <text:p>Première version</text:p>
          </table:table-cell>
          <table:table-cell table:style-name="ce212" table:number-columns-repeated="1019"/>
        </table:table-row>
        <table:table-row table:style-name="ro21">
          <table:table-cell table:style-name="ce213"/>
          <table:table-cell table:style-name="ce218" office:value-type="string" calcext:value-type="string">
            <text:p>V0.2 </text:p>
          </table:table-cell>
          <table:table-cell table:style-name="ce224" office:value-type="date" office:date-value="2007-09-13" calcext:value-type="date">
            <text:p>13/09/2007</text:p>
          </table:table-cell>
          <table:table-cell table:style-name="ce229" office:value-type="string" calcext:value-type="string">
            <text:p>DGL</text:p>
          </table:table-cell>
          <table:table-cell table:style-name="ce233" office:value-type="string" calcext:value-type="string">
            <text:p>Modification technique (macro)</text:p>
          </table:table-cell>
          <table:table-cell table:style-name="ce213" table:number-columns-repeated="1019"/>
        </table:table-row>
        <table:table-row table:style-name="ro1">
          <table:table-cell table:style-name="ce212"/>
          <table:table-cell table:style-name="ce219" office:value-type="string" calcext:value-type="string">
            <text:p>V0.3</text:p>
          </table:table-cell>
          <table:table-cell table:style-name="ce225" office:value-type="date" office:date-value="2013-10-11" calcext:value-type="date">
            <text:p>11/10/2013</text:p>
          </table:table-cell>
          <table:table-cell table:style-name="ce230" office:value-type="string" calcext:value-type="string">
            <text:p>DGL</text:p>
          </table:table-cell>
          <table:table-cell table:style-name="ce234" office:value-type="string" calcext:value-type="string">
            <text:p>Modification des activité projet (simplification)</text:p>
          </table:table-cell>
          <table:table-cell table:style-name="ce212" table:number-columns-repeated="1019"/>
        </table:table-row>
        <table:table-row table:style-name="ro1">
          <table:table-cell table:style-name="ce212"/>
          <table:table-cell table:style-name="ce220" office:value-type="string" calcext:value-type="string">
            <text:p>V0.4</text:p>
          </table:table-cell>
          <table:table-cell table:style-name="ce226" office:value-type="date" office:date-value="2013-10-17" calcext:value-type="date">
            <text:p>17/10/2013</text:p>
          </table:table-cell>
          <table:table-cell table:style-name="ce231" office:value-type="string" calcext:value-type="string">
            <text:p>DGL</text:p>
          </table:table-cell>
          <table:table-cell table:style-name="ce235" office:value-type="string" calcext:value-type="string">
            <text:p>Version avec réalisation d'un planning automatisé</text:p>
          </table:table-cell>
          <table:table-cell table:style-name="ce212" table:number-columns-repeated="1019"/>
        </table:table-row>
        <table:table-row table:style-name="ro1">
          <table:table-cell table:style-name="ce212"/>
          <table:table-cell table:style-name="ce220" office:value-type="string" calcext:value-type="string">
            <text:p>V0.5</text:p>
          </table:table-cell>
          <table:table-cell table:style-name="ce226" office:value-type="date" office:date-value="2013-10-21" calcext:value-type="date">
            <text:p>21/10/2013</text:p>
          </table:table-cell>
          <table:table-cell table:style-name="ce231" office:value-type="string" calcext:value-type="string">
            <text:p>DGL</text:p>
          </table:table-cell>
          <table:table-cell table:style-name="ce235" office:value-type="string" calcext:value-type="string">
            <text:p>Version avec une macro simple de compilation du planning</text:p>
          </table:table-cell>
          <table:table-cell table:style-name="ce212" table:number-columns-repeated="1019"/>
        </table:table-row>
        <table:table-row table:style-name="ro1">
          <table:table-cell table:style-name="ce212"/>
          <table:table-cell table:style-name="ce220" office:value-type="string" calcext:value-type="string">
            <text:p>V0.6</text:p>
          </table:table-cell>
          <table:table-cell table:style-name="ce226" office:value-type="date" office:date-value="2013-10-25" calcext:value-type="date">
            <text:p>25/10/2013</text:p>
          </table:table-cell>
          <table:table-cell table:style-name="ce231" office:value-type="string" calcext:value-type="string">
            <text:p>DGL</text:p>
          </table:table-cell>
          <table:table-cell table:style-name="ce235" office:value-type="string" calcext:value-type="string">
            <text:p>Version avec macros simples de somme et de coloration</text:p>
          </table:table-cell>
          <table:table-cell table:style-name="ce212" table:number-columns-repeated="1019"/>
        </table:table-row>
        <table:table-row table:style-name="ro1">
          <table:table-cell table:style-name="ce212"/>
          <table:table-cell table:style-name="ce220" office:value-type="string" calcext:value-type="string">
            <text:p>V0.7</text:p>
          </table:table-cell>
          <table:table-cell table:style-name="ce226" office:value-type="date" office:date-value="2016-11-23" calcext:value-type="date">
            <text:p>23/11/2016</text:p>
          </table:table-cell>
          <table:table-cell table:style-name="ce231" office:value-type="string" calcext:value-type="string">
            <text:p>DGL</text:p>
          </table:table-cell>
          <table:table-cell table:style-name="ce235" office:value-type="string" calcext:value-type="string">
            <text:p>Switch to Libreoffice version</text:p>
          </table:table-cell>
          <table:table-cell table:style-name="ce212" table:number-columns-repeated="1019"/>
        </table:table-row>
        <table:table-row table:style-name="ro1">
          <table:table-cell table:style-name="ce212"/>
          <table:table-cell table:style-name="ce221"/>
          <table:table-cell table:style-name="ce227" table:number-columns-repeated="2"/>
          <table:table-cell table:style-name="ce236"/>
          <table:table-cell table:style-name="ce212" table:number-columns-repeated="1019"/>
        </table:table-row>
        <table:table-row table:style-name="ro1" table:number-rows-repeated="4">
          <table:table-cell table:number-columns-repeated="1024"/>
        </table:table-row>
        <table:table-row table:style-name="ro1">
          <table:table-cell table:style-name="ce205" office:value-type="string" calcext:value-type="string">
            <text:p>TODO</text:p>
          </table:table-cell>
          <table:table-cell table:number-columns-repeated="1023"/>
        </table:table-row>
        <table:table-row table:style-name="ro1">
          <table:table-cell table:style-name="ce205"/>
          <table:table-cell office:value-type="string" calcext:value-type="string">
            <text:p>Prio</text:p>
          </table:table-cell>
          <table:table-cell office:value-type="string" calcext:value-type="string">
            <text:p>Input date</text:p>
          </table:table-cell>
          <table:table-cell office:value-type="string" calcext:value-type="string">
            <text:p>Done</text:p>
          </table:table-cell>
          <table:table-cell table:number-columns-repeated="1020"/>
        </table:table-row>
        <table:table-row table:style-name="ro1">
          <table:table-cell/>
          <table:table-cell office:value-type="float" office:value="2" calcext:value-type="float">
            <text:p>2</text:p>
          </table:table-cell>
          <table:table-cell table:number-columns-repeated="2"/>
          <table:table-cell table:style-name="ce205" office:value-type="string" calcext:value-type="string">
            <text:p>Faire un bouton qui crache un calendrier en grisant les jour férié</text:p>
          </table:table-cell>
          <table:table-cell table:number-columns-repeated="1019"/>
        </table:table-row>
        <table:table-row table:style-name="ro1">
          <table:table-cell table:number-columns-repeated="2"/>
          <table:table-cell table:style-name="ce200" office:value-type="date" office:date-value="2016-11-21" calcext:value-type="date">
            <text:p>21/11/16</text:p>
          </table:table-cell>
          <table:table-cell/>
          <table:table-cell office:value-type="string" calcext:value-type="string">
            <text:p>Faire un mécanisme d’impression des activité en cours pour avoir une feuille A3 de suivi hebdo</text:p>
          </table:table-cell>
          <table:table-cell table:number-columns-repeated="1019"/>
        </table:table-row>
        <table:table-row table:style-name="ro1">
          <table:table-cell table:number-columns-repeated="2"/>
          <table:table-cell table:number-columns-repeated="2" table:style-name="ce200" office:value-type="date" office:date-value="2016-11-21" calcext:value-type="date">
            <text:p>21/11/16</text:p>
          </table:table-cell>
          <table:table-cell office:value-type="string" calcext:value-type="string">
            <text:p>Mettre la page sous github</text:p>
          </table:table-cell>
          <table:table-cell table:number-columns-repeated="1019"/>
        </table:table-row>
        <table:table-row table:style-name="ro1">
          <table:table-cell/>
          <table:table-cell office:value-type="float" office:value="1" calcext:value-type="float">
            <text:p>1</text:p>
          </table:table-cell>
          <table:table-cell table:style-name="ce200" office:value-type="date" office:date-value="2016-11-21" calcext:value-type="date">
            <text:p>21/11/16</text:p>
          </table:table-cell>
          <table:table-cell table:style-name="ce200" office:value-type="date" office:date-value="2016-11-22" calcext:value-type="date">
            <text:p>22/11/16</text:p>
          </table:table-cell>
          <table:table-cell office:value-type="string" calcext:value-type="string">
            <text:p>Faire des méthodes de log dans un onglet qui s’appelle log (ça ecrit si il existe)</text:p>
          </table:table-cell>
          <table:table-cell table:number-columns-repeated="1019"/>
        </table:table-row>
        <table:table-row table:style-name="ro1">
          <table:table-cell/>
          <table:table-cell office:value-type="float" office:value="2" calcext:value-type="float">
            <text:p>2</text:p>
          </table:table-cell>
          <table:table-cell table:style-name="ce200" office:value-type="date" office:date-value="2016-12-21" calcext:value-type="date">
            <text:p>21/12/16</text:p>
          </table:table-cell>
          <table:table-cell table:style-name="ce200"/>
          <table:table-cell office:value-type="string" calcext:value-type="string">
            <text:p>Mettre dans une case de <text:span text:style-name="T7">param</text:span> “LogOn” pour créer automatiquement la page de log, “LogOff” la fait disparaitre.</text:p>
          </table:table-cell>
          <table:table-cell table:number-columns-repeated="1019"/>
        </table:table-row>
        <table:table-row table:style-name="ro1">
          <table:table-cell/>
          <table:table-cell office:value-type="float" office:value="1" calcext:value-type="float">
            <text:p>1</text:p>
          </table:table-cell>
          <table:table-cell table:style-name="ce200" office:value-type="date" office:date-value="2016-11-22" calcext:value-type="date">
            <text:p>22/11/16</text:p>
          </table:table-cell>
          <table:table-cell table:style-name="ce200" office:value-type="date" office:date-value="2016-11-24" calcext:value-type="date">
            <text:p>24/11/16</text:p>
          </table:table-cell>
          <table:table-cell office:value-type="string" calcext:value-type="string">
            <text:p>Trouver une idée pour les taches intermédiaire → Pas utile de s’occuper des taches recap pour suivre</text:p>
          </table:table-cell>
          <table:table-cell table:number-columns-repeated="1019"/>
        </table:table-row>
        <table:table-row table:style-name="ro1">
          <table:table-cell/>
          <table:table-cell office:value-type="float" office:value="2" calcext:value-type="float">
            <text:p>2</text:p>
          </table:table-cell>
          <table:table-cell table:style-name="ce200" office:value-type="date" office:date-value="2016-11-22" calcext:value-type="date">
            <text:p>22/11/16</text:p>
          </table:table-cell>
          <table:table-cell/>
          <table:table-cell office:value-type="string" calcext:value-type="string">
            <text:p>Transposer sur LibreOffice run_MkPlan</text:p>
          </table:table-cell>
          <table:table-cell table:number-columns-repeated="1019"/>
        </table:table-row>
        <table:table-row table:style-name="ro1">
          <table:table-cell/>
          <table:table-cell office:value-type="float" office:value="1" calcext:value-type="float">
            <text:p>1</text:p>
          </table:table-cell>
          <table:table-cell table:style-name="ce200" office:value-type="date" office:date-value="2016-11-24" calcext:value-type="date">
            <text:p>24/11/16</text:p>
          </table:table-cell>
          <table:table-cell/>
          <table:table-cell office:value-type="string" calcext:value-type="string">
            <text:p>&gt;&gt;&gt; Suivre le projet</text:p>
          </table:table-cell>
          <table:table-cell table:number-columns-repeated="1019"/>
        </table:table-row>
        <table:table-row table:style-name="ro23">
          <table:table-cell table:style-name="ce214"/>
          <table:table-cell table:style-name="ce214" office:value-type="float" office:value="1" calcext:value-type="float">
            <text:p>1</text:p>
          </table:table-cell>
          <table:table-cell table:style-name="ce228" office:value-type="date" office:date-value="2016-11-24" calcext:value-type="date">
            <text:p>24/11/16</text:p>
          </table:table-cell>
          <table:table-cell table:style-name="ce228" office:value-type="date" office:date-value="2016-12-21" calcext:value-type="date">
            <text:p>21/12/16</text:p>
          </table:table-cell>
          <table:table-cell table:style-name="ce214" office:value-type="string" calcext:value-type="string">
            <text:p>Copier dans la page planning le projet depuis project (import baseline)</text:p>
          </table:table-cell>
          <table:table-cell table:style-name="ce238" office:value-type="string" calcext:value-type="string">
            <text:p>Il faut que le copié collé ne soit pas fait brute (il faut faire un copier coller texte)</text:p>
          </table:table-cell>
          <table:table-cell table:style-name="ce214" table:number-columns-repeated="1018"/>
        </table:table-row>
        <table:table-row table:style-name="ro24">
          <table:table-cell/>
          <table:table-cell office:value-type="float" office:value="1" calcext:value-type="float">
            <text:p>1</text:p>
          </table:table-cell>
          <table:table-cell table:style-name="ce200" office:value-type="date" office:date-value="2016-11-24" calcext:value-type="date">
            <text:p>24/11/16</text:p>
          </table:table-cell>
          <table:table-cell office:value-type="string" calcext:value-type="string">
            <text:p>en cours</text:p>
          </table:table-cell>
          <table:table-cell office:value-type="string" calcext:value-type="string">
            <text:p>Suivre les activités dans suivi</text:p>
          </table:table-cell>
          <table:table-cell table:style-name="ce237" office:value-type="string" calcext:value-type="string">
            <text:p>Cela veut dire mettre en place ExceGlobal par copier coller. Vider les cellules en mettant en place une colorisation des cellule en fonction du planning prévu peut être (mais ça sert à quoi)</text:p>
          </table:table-cell>
          <table:table-cell table:number-columns-repeated="1018"/>
        </table:table-row>
        <table:table-row table:style-name="ro25">
          <table:table-cell/>
          <table:table-cell table:style-name="ce214" office:value-type="float" office:value="1" calcext:value-type="float">
            <text:p>1</text:p>
          </table:table-cell>
          <table:table-cell table:style-name="ce228" office:value-type="date" office:date-value="2016-11-24" calcext:value-type="date">
            <text:p>24/11/16</text:p>
          </table:table-cell>
          <table:table-cell/>
          <table:table-cell table:style-name="ce237" office:value-type="string" calcext:value-type="string">
            <text:p>Avoir un onglet en_cours pour suivre les taches en cours organisées par PBS (car on suit la fonctionnalité, ou bien on attribue la fonctionnalité à une personne). Par exemple pour la réalisation d’une page et de son service on risque d’allouer la tâche à une personne, ceci implique de réunir les tâche dans un groupe de ligne pour voir la décomposition et suivre simplement la réalisation de la fonctionnalité.</text:p>
          </table:table-cell>
          <table:table-cell table:number-columns-repeated="1019"/>
        </table:table-row>
        <table:table-row table:style-name="ro1">
          <table:table-cell/>
          <table:table-cell office:value-type="float" office:value="1" calcext:value-type="float">
            <text:p>1</text:p>
          </table:table-cell>
          <table:table-cell table:style-name="ce200" office:value-type="date" office:date-value="2016-11-24" calcext:value-type="date">
            <text:p>24/11/16</text:p>
          </table:table-cell>
          <table:table-cell/>
          <table:table-cell office:value-type="string" calcext:value-type="string">
            <text:p>Avoir un onglet suivi pour connaitre l’avancement</text:p>
          </table:table-cell>
          <table:table-cell table:number-columns-repeated="1019"/>
        </table:table-row>
        <table:table-row table:style-name="ro1">
          <table:table-cell/>
          <table:table-cell office:value-type="float" office:value="2" calcext:value-type="float">
            <text:p>2</text:p>
          </table:table-cell>
          <table:table-cell table:style-name="ce200" office:value-type="date" office:date-value="2016-11-24" calcext:value-type="date">
            <text:p>24/11/16</text:p>
          </table:table-cell>
          <table:table-cell/>
          <table:table-cell office:value-type="string" calcext:value-type="string">
            <text:p>&gt;&gt;&gt; Planifier le projet</text:p>
          </table:table-cell>
          <table:table-cell table:number-columns-repeated="1019"/>
        </table:table-row>
        <table:table-row table:style-name="ro1">
          <table:table-cell/>
          <table:table-cell office:value-type="float" office:value="2" calcext:value-type="float">
            <text:p>2</text:p>
          </table:table-cell>
          <table:table-cell table:style-name="ce200" office:value-type="date" office:date-value="2016-11-24" calcext:value-type="date">
            <text:p>24/11/16</text:p>
          </table:table-cell>
          <table:table-cell/>
          <table:table-cell office:value-type="string" calcext:value-type="string">
            <text:p>&gt;&gt;&gt; How to setup baseline ?</text:p>
          </table:table-cell>
          <table:table-cell table:number-columns-repeated="1019"/>
        </table:table-row>
        <table:table-row table:style-name="ro1" table:number-rows-repeated="1048541">
          <table:table-cell table:number-columns-repeated="1024"/>
        </table:table-row>
        <table:table-row table:style-name="ro1">
          <table:table-cell table:number-columns-repeated="1024"/>
        </table:table-row>
      </table:table>
      <table:named-expressions>
        <table:named-range table:name="MKPLAN_Holidays" table:base-cell-address="$DocVersion.$A$1" table:cell-range-address="$_param_.$A$2:.$A$5"/>
        <table:named-range table:name="Resources" table:base-cell-address="$DocVersion.$A$1" table:cell-range-address="$Resources.$A$2:.$A$4"/>
      </table:named-expressions>
      <table:database-ranges>
        <table:database-range table:name="__Anonymous_Sheet_DB__4" table:target-range-address="p2.D1:p2.D37" table:display-filter-buttons="true" table:orientation="column"/>
        <table:database-range table:name="__Anonymous_Sheet_DB__13" table:target-range-address="_test_.A1:_test_.J142"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mily-generic="modern"/>
    <style:font-face style:name="Arial" svg:font-family="Arial" style:font-family-generic="swiss"/>
    <style:font-face style:name="Calibri"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2" svg:font-family="Arial" style:font-pitch="variable"/>
    <style:font-face style:name="Calibri1"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4P0" style:volatile="true">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 €</number:text>
      <style:map style:condition="value()&gt;=0" style:apply-style-name="N114P0"/>
    </number:number-style>
    <number:number-style style:name="N115P0" style:volatile="true">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 €</number:text>
      <style:map style:condition="value()&gt;=0" style:apply-style-name="N115P0"/>
    </number:number-style>
    <number:number-style style:name="N117P0" style:volatile="true">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 €</number:text>
      <style:map style:condition="value()&gt;=0" style:apply-style-name="N117P0"/>
    </number:number-style>
    <number:number-style style:name="N118P0" style:volatile="true">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 €</number:text>
      <style:map style:condition="value()&gt;=0" style:apply-style-name="N118P0"/>
    </number:number-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loext:text>
      <loext:fill-character> </loext:fill-character>
      <number:number number:decimal-places="0" loext:min-decimal-places="0" number:min-integer-digits="1" number:grouping="true"/>
      <number:text>    </number:text>
    </number:number-style>
    <number:number-style style:name="N122P2" style:volatile="true">
      <loext:text> </loext:text>
      <loext:fill-character> </loext:fill-character>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0" loext:min-decimal-places="0" number:min-integer-digits="1" number:grouping="true"/>
      <number:text> € </number:text>
    </number:number-style>
    <number:number-style style:name="N126P1" style:volatile="true">
      <loext:text>-</loext:text>
      <loext:fill-character> </loext:fill-character>
      <number:number number:decimal-places="0" loext:min-decimal-places="0" number:min-integer-digits="1" number:grouping="true"/>
      <number:text> € </number:text>
    </number:number-style>
    <number:number-style style:name="N126P2" style:volatile="true">
      <loext:text> </loext:text>
      <loext:fill-character> </loext:fill-character>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loext:text>
      <loext:fill-character> </loext:fill-character>
      <number:number number:decimal-places="2" loext:min-decimal-places="2"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 </number:text>
    </number:number-style>
    <number:number-style style:name="N134P1" style:volatile="true">
      <loext:text>-</loext:text>
      <loext:fill-character> </loext:fill-character>
      <number:number number:decimal-places="2" loext:min-decimal-places="2" number:min-integer-digits="1" number:grouping="true"/>
      <number:text> € </number:text>
    </number:number-style>
    <number:number-style style:name="N134P2" style:volatile="true">
      <loext:text> </loext:text>
      <loext:fill-character> </loext:fill-character>
      <number:text>-</number:text>
      <number:number number:decimal-places="0" loext:min-decimal-places="0" number:min-integer-digits="0"/>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currency-style style:name="N135P0" style:volatile="true">
      <number:number number:decimal-places="2" loext:min-decimal-places="2" number:min-integer-digits="1" number:grouping="true"/>
      <number:text> </number:text>
      <number:currency-symbol number:language="fr" number:country="FR">€</number:currency-symbol>
    </number:currency-style>
    <number:currency-style style:name="N13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35P0"/>
    </number:currency-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number:date-style style:name="N10142P0" style:volatile="true" number:language="fr" number:country="FR">
      <number:day/>
      <number:text>-</number:text>
      <number:month number:textual="true"/>
    </number:date-style>
    <number:text-style style:name="N10142" number:language="fr" number:country="FR">
      <number:text-content/>
      <style:map style:condition="value()&lt;=1.79769313486232E+308" style:apply-style-name="N10142P0"/>
    </number:text-style>
    <number:date-style style:name="N10143" number:language="fr" number:country="FR">
      <number:day-of-week/>
      <number:text> </number:text>
      <number:day number:style="long"/>
      <number:text>/</number:text>
      <number:month number:style="long"/>
    </number:date-style>
    <style:style style:name="Default" style:family="table-cell">
      <style:table-cell-properties fo:padding="0.71mm" style:rotation-align="none" style:vertical-align="bottom"/>
      <style:text-properties fo:color="#000000" style:font-name="Calibri1" fo:font-family="Calibri" style:font-family-generic="swiss" style:font-pitch="variable" fo:font-size="11pt" style:font-name-asian="Microsoft YaHei" style:font-family-asian="'Microsoft YaHei'" style:font-family-generic-asian="system" style:font-pitch-asian="variable" style:font-size-asian="11pt" style:font-name-complex="Arial1" style:font-family-complex="Ari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1" style:display-name="ConditionalStyle_1" style:family="table-cell" style:parent-style-name="Default">
      <style:table-cell-properties fo:background-color="#c0c0c0"/>
    </style:style>
    <style:style style:name="Excel_5f_BuiltIn_5f_Texte_20_explicatif" style:display-name="Excel_BuiltIn_Texte explicatif" style:family="table-cell" style:parent-style-name="Default">
      <style:table-cell-properties fo:padding="0.71mm"/>
      <style:text-properties fo:color="#808080" style:text-outline="false" style:text-line-through-style="none" style:text-line-through-type="none" style:font-name="Calibri1" fo:font-family="Calibri" style:font-family-generic="swiss" style:font-pitch="variable" fo:font-size="11pt" fo:font-style="italic" fo:text-shadow="none" style:text-underline-style="none" fo:font-weight="normal" style:font-size-asian="11pt" style:font-style-asian="italic" style:font-weight-asian="normal" style:font-size-complex="11pt" style:font-style-complex="italic" style:font-weight-complex="normal"/>
    </style:style>
    <draw:marker draw:name="Extrémités_20_de_20_flèche_20_1" draw:display-name="Extrémités de flèche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3mm" fo:margin-bottom="24.99mm" fo:margin-left="20mm" fo:margin-right="20mm" style:print-page-order="ttb" style:first-page-number="continue" loext:scale-to-X="1" loext:scale-to-Y="1" style:writing-mode="lr-tb" style:print="charts drawings objects zero-values"/>
      <style:header-style>
        <style:header-footer-properties fo:min-height="11.99mm" fo:margin-left="0mm" fo:margin-right="0mm" fo:margin-bottom="8.47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4.99mm" fo:margin-bottom="24.99mm" fo:margin-left="20mm" fo:margin-right="2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6">
      <style:page-layout-properties fo:page-width="297mm" fo:page-height="210.01mm" style:num-format="1" style:print-orientation="landscape" fo:margin-top="13mm" fo:margin-bottom="24.99mm" fo:margin-left="20mm" fo:margin-right="20mm" style:print-page-order="ttb" style:first-page-number="continue" loext:scale-to-X="1" loext:scale-to-Y="1" style:table-centering="both" style:writing-mode="lr-tb" style:print="charts drawings grid objects zero-values"/>
      <style:header-style>
        <style:header-footer-properties fo:min-height="11.99mm" fo:margin-left="0mm" fo:margin-right="0mm" fo:margin-bottom="8.47mm"/>
      </style:header-style>
      <style:footer-style>
        <style:header-footer-properties fo:min-height="7.5mm" fo:margin-left="0mm" fo:margin-right="0mm" fo:margin-top="2.5mm"/>
      </style:footer-style>
    </style:page-layout>
    <style:page-layout style:name="Mpm7">
      <style:page-layout-properties style:num-format="1" style:print-orientation="portrait" fo:margin-top="24.99mm" fo:margin-bottom="24.99mm" fo:margin-left="20mm" fo:margin-right="20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8">
      <style:page-layout-properties fo:page-width="210.01mm" fo:page-height="297mm" style:num-format="1" style:print-orientation="portrait" fo:margin-top="13mm" fo:margin-bottom="24.99mm" fo:margin-left="20mm" fo:margin-right="20mm" style:print-page-order="ttb" style:first-page-number="continue" style:scale-to="100%" style:table-centering="both" style:writing-mode="lr-tb" style:print="charts drawings grid objects zero-values"/>
      <style:header-style>
        <style:header-footer-properties fo:min-height="11.99mm" fo:margin-left="0mm" fo:margin-right="0mm" fo:margin-bottom="8.47mm"/>
      </style:header-style>
      <style:footer-style>
        <style:header-footer-properties fo:min-height="7.5mm" fo:margin-left="0mm" fo:margin-right="0mm" fo:margin-top="2.5mm"/>
      </style:footer-style>
    </style:page-layout>
    <style:page-layout style:name="Mpm9">
      <style:page-layout-properties fo:page-width="297mm" fo:page-height="210.01mm" style:num-format="1" style:print-orientation="landscape" fo:margin-top="12.51mm" fo:margin-bottom="24.99mm" fo:margin-left="20mm" fo:margin-right="20mm" style:print-page-order="ttb" style:first-page-number="continue" loext:scale-to-Y="1" style:writing-mode="lr-tb" style:print="charts drawings grid objects zero-values"/>
      <style:header-style>
        <style:header-footer-properties fo:min-height="12.51mm" fo:margin-left="0mm" fo:margin-right="0mm" fo:margin-bottom="8.98mm"/>
      </style:header-style>
      <style:footer-style>
        <style:header-footer-properties fo:min-height="7.5mm" fo:margin-left="0mm" fo:margin-right="0mm" fo:margin-top="2.5mm"/>
      </style:footer-style>
    </style:page-layout>
    <style:page-layout style:name="Mpm10">
      <style:page-layout-properties fo:page-width="420mm" fo:page-height="297mm" style:num-format="1" style:print-orientation="landscape" fo:margin-top="19.05mm" fo:margin-bottom="19.05mm" fo:margin-left="6.35mm" fo:margin-right="6.35mm" style:first-page-number="continue" loext:scale-to-X="1" loext:scale-to-Y="1" style:table-centering="both"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style:style style:name="MT1"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1">00/00/0000</text:date>, <text:time style:data-style-name="N2" text:time-value="10:29:48.473000000">00:00:00</text:time></text:p>
        </style:region-right>
      </style:header>
      <style:header-left style:display="false"/>
      <style:footer>
        <text:p>Page <text:page-number>1</text:page-number> / <text:page-count>99</text:page-count></text:p>
      </style:footer>
      <style:footer-left style:display="false"/>
    </style:master-page>
    <style:master-page style:name="PageStyle_5f_Version" style:display-name="PageStyle_Version" style:page-layout-name="Mpm3">
      <style:header>
        <style:region-left>
          <text:p><text:span text:style-name="MT1"><text:date style:data-style-name="N2" text:date-value="2016-12-21">00/00/0000</text:date></text:span><text:span text:style-name="MT1"> </text:span><text:span text:style-name="MT1"><text:time style:data-style-name="N2" text:time-value="10:29:48.479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Project" style:display-name="PageStyle_Project" style:page-layout-name="Mpm4">
      <style:header style:display="false"/>
      <style:header-left style:display="false"/>
      <style:footer style:display="false"/>
      <style:footer-left style:display="false"/>
    </style:master-page>
    <style:master-page style:name="PageStyle_5f_p2" style:display-name="PageStyle_p2" style:page-layout-name="Mpm5">
      <style:header style:display="false"/>
      <style:header-left style:display="false"/>
      <style:footer style:display="false"/>
      <style:footer-left style:display="false"/>
    </style:master-page>
    <style:master-page style:name="PageStyle_5f_Tâches" style:display-name="PageStyle_Tâches" style:page-layout-name="Mpm6">
      <style:header>
        <style:region-left>
          <text:p><text:span text:style-name="MT1"><text:date style:data-style-name="N2" text:date-value="2016-12-21">00/00/0000</text:date></text:span><text:span text:style-name="MT1"> </text:span><text:span text:style-name="MT1"><text:time style:data-style-name="N2" text:time-value="10:29:48.496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Resources" style:display-name="PageStyle_Resources" style:page-layout-name="Mpm7">
      <style:header style:display="false"/>
      <style:header-left style:display="false"/>
      <style:footer style:display="false"/>
      <style:footer-left style:display="false"/>
    </style:master-page>
    <style:master-page style:name="PageStyle_5f_suiv" style:display-name="PageStyle_suiv" style:page-layout-name="Mpm5">
      <style:header style:display="false"/>
      <style:header-left style:display="false"/>
      <style:footer style:display="false"/>
      <style:footer-left style:display="false"/>
    </style:master-page>
    <style:master-page style:name="PageStyle_5f_pl" style:display-name="PageStyle_pl" style:page-layout-name="Mpm5">
      <style:header style:display="false"/>
      <style:header-left style:display="false"/>
      <style:footer style:display="false"/>
      <style:footer-left style:display="false"/>
    </style:master-page>
    <style:master-page style:name="PageStyle_5f_Report" style:display-name="PageStyle_Report" style:page-layout-name="Mpm5">
      <style:header style:display="false"/>
      <style:header-left style:display="false"/>
      <style:footer style:display="false"/>
      <style:footer-left style:display="false"/>
    </style:master-page>
    <style:master-page style:name="PageStyle_5f_AuditPlanning" style:display-name="PageStyle_AuditPlanning" style:page-layout-name="Mpm8">
      <style:header>
        <style:region-left>
          <text:p><text:span text:style-name="MT1"><text:date style:data-style-name="N2" text:date-value="2016-12-21">00/00/0000</text:date></text:span><text:span text:style-name="MT1"> </text:span><text:span text:style-name="MT1"><text:time style:data-style-name="N2" text:time-value="10:29:48.541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Planning" style:display-name="PageStyle_Planning" style:page-layout-name="Mpm9">
      <style:header>
        <style:region-left>
          <text:p><text:span text:style-name="MT1"><text:date style:data-style-name="N2" text:date-value="2016-12-21">00/00/0000</text:date></text:span><text:span text:style-name="MT1"> </text:span><text:span text:style-name="MT1"><text:time style:data-style-name="N2" text:time-value="10:29:48.551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text:span><text:span text:style-name="MT1"><text:page-count>99</text:page-count></text:span></text:p>
        </style:region-right>
      </style:header>
      <style:header-left style:display="false"/>
      <style:footer style:display="false"/>
      <style:footer-left style:display="false"/>
    </style:master-page>
    <style:master-page style:name="PageStyle_5f_Planner" style:display-name="PageStyle_Planner" style:page-layout-name="Mpm6">
      <style:header>
        <style:region-left>
          <text:p><text:span text:style-name="MT1"><text:date style:data-style-name="N2" text:date-value="2016-12-21">00/00/0000</text:date></text:span><text:span text:style-name="MT1"> </text:span><text:span text:style-name="MT1"><text:time style:data-style-name="N2" text:time-value="10:29:48.558000000">00:00:00</text:time></text:span></text:p>
        </style:region-left>
        <style:region-center>
          <text:p><text:span text:style-name="MT1"><text:file-name text:display="name-and-extension">???</text:file-name></text:span><text:span text:style-name="MT1"> - </text:span><text:span text:style-name="MT1"><text:sheet-name>???</text:sheet-name></text:span></text:p>
        </style:region-center>
        <style:region-right>
          <text:p><text:span text:style-name="MT1"><text:page-number>1</text:page-number></text:span><text:span text:style-name="MT1"> / </text:span><text:span text:style-name="MT1"><text:page-count>99</text:page-count></text:span></text:p>
        </style:region-right>
      </style:header>
      <style:header-left style:display="false"/>
      <style:footer style:display="false"/>
      <style:footer-left style:display="false"/>
    </style:master-page>
    <style:master-page style:name="PageStyle_5f_test" style:display-name="PageStyle_test" style:page-layout-name="Mpm4">
      <style:header style:display="false"/>
      <style:header-left style:display="false"/>
      <style:footer style:display="false"/>
      <style:footer-left style:display="false"/>
    </style:master-page>
    <style:master-page style:name="PageStyle_5f__5f_param_5f_" style:display-name="PageStyle__param_" style:page-layout-name="Mpm4">
      <style:header style:display="false"/>
      <style:header-left style:display="false"/>
      <style:footer style:display="false"/>
      <style:footer-left style:display="false"/>
    </style:master-page>
    <style:master-page style:name="PageStyle_5f__5f_dev_5f_" style:display-name="PageStyle__dev_" style:page-layout-name="Mpm5">
      <style:header style:display="false"/>
      <style:header-left style:display="false"/>
      <style:footer style:display="false"/>
      <style:footer-left style:display="false"/>
    </style:master-page>
    <style:master-page style:name="PageStyle_5f_Suivi" style:display-name="PageStyle_Suivi" style:page-layout-name="Mpm10">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cibert</meta:initial-creator>
    <meta:print-date>2008-01-03T18:33:33</meta:print-date>
    <meta:creation-date>2006-07-18T15:04:42</meta:creation-date>
    <dc:date>2016-12-21T11:36:15.866000000</dc:date>
    <meta:generator>LibreOffice/5.1.6.2$Windows_X86_64 LibreOffice_project/07ac168c60a517dba0f0d7bc7540f5afa45f0909</meta:generator>
    <meta:editing-duration>PT16H42M20S</meta:editing-duration>
    <meta:editing-cycles>84</meta:editing-cycles>
    <meta:document-statistic meta:table-count="17" meta:cell-count="8642" meta:object-count="2"/>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Planning/Feuil1.xml><?xml version="1.0" encoding="utf-8"?>
<!DOCTYPE module  PUBLIC '-//OpenOffice.org//DTD OfficeDocument 1.0//EN'  'module.dtd'>
<script:module xmlns:script="http://openoffice.org/2000/script" script:name="Feuil1" script:language="StarBasic" script:moduleType="document">Rem Attribute VBA_ModuleType=VBADocumentModule
Option VBASupport 1

</script:module>
</file>

<file path=Basic/Planning/Feuil10.xml><?xml version="1.0" encoding="utf-8"?>
<!DOCTYPE module  PUBLIC '-//OpenOffice.org//DTD OfficeDocument 1.0//EN'  'module.dtd'>
<script:module xmlns:script="http://openoffice.org/2000/script" script:name="Feuil10" script:language="StarBasic" script:moduleType="document">Rem Attribute VBA_ModuleType=VBADocumentModule
Option VBASupport 1

</script:module>
</file>

<file path=Basic/Planning/Feuil12.xml><?xml version="1.0" encoding="utf-8"?>
<!DOCTYPE module  PUBLIC '-//OpenOffice.org//DTD OfficeDocument 1.0//EN'  'module.dtd'>
<script:module xmlns:script="http://openoffice.org/2000/script" script:name="Feuil12" script:language="StarBasic" script:moduleType="document">Rem Attribute VBA_ModuleType=VBADocumentModule
Option VBASupport 1

</script:module>
</file>

<file path=Basic/Planning/Feuil2.xml><?xml version="1.0" encoding="utf-8"?>
<!DOCTYPE module  PUBLIC '-//OpenOffice.org//DTD OfficeDocument 1.0//EN'  'module.dtd'>
<script:module xmlns:script="http://openoffice.org/2000/script" script:name="Feuil2" script:language="StarBasic" script:moduleType="document">Rem Attribute VBA_ModuleType=VBADocumentModule
Option VBASupport 1

</script:module>
</file>

<file path=Basic/Planning/Feuil3.xml><?xml version="1.0" encoding="utf-8"?>
<!DOCTYPE module  PUBLIC '-//OpenOffice.org//DTD OfficeDocument 1.0//EN'  'module.dtd'>
<script:module xmlns:script="http://openoffice.org/2000/script" script:name="Feuil3" script:language="StarBasic" script:moduleType="document">Rem Attribute VBA_ModuleType=VBADocumentModule
Option VBASupport 1

</script:module>
</file>

<file path=Basic/Planning/Feuil4.xml><?xml version="1.0" encoding="utf-8"?>
<!DOCTYPE module  PUBLIC '-//OpenOffice.org//DTD OfficeDocument 1.0//EN'  'module.dtd'>
<script:module xmlns:script="http://openoffice.org/2000/script" script:name="Feuil4" script:language="StarBasic" script:moduleType="document">Rem Attribute VBA_ModuleType=VBADocumentModule
Option VBASupport 1

</script:module>
</file>

<file path=Basic/Planning/Feuil5.xml><?xml version="1.0" encoding="utf-8"?>
<!DOCTYPE module  PUBLIC '-//OpenOffice.org//DTD OfficeDocument 1.0//EN'  'module.dtd'>
<script:module xmlns:script="http://openoffice.org/2000/script" script:name="Feuil5" script:language="StarBasic" script:moduleType="document">Rem Attribute VBA_ModuleType=VBADocumentModule
Option VBASupport 1

</script:module>
</file>

<file path=Basic/Planning/Feuil6.xml><?xml version="1.0" encoding="utf-8"?>
<!DOCTYPE module  PUBLIC '-//OpenOffice.org//DTD OfficeDocument 1.0//EN'  'module.dtd'>
<script:module xmlns:script="http://openoffice.org/2000/script" script:name="Feuil6" script:language="StarBasic" script:moduleType="document">Rem Attribute VBA_ModuleType=VBADocumentModule
Option VBASupport 1

</script:module>
</file>

<file path=Basic/Planning/Feuil7.xml><?xml version="1.0" encoding="utf-8"?>
<!DOCTYPE module  PUBLIC '-//OpenOffice.org//DTD OfficeDocument 1.0//EN'  'module.dtd'>
<script:module xmlns:script="http://openoffice.org/2000/script" script:name="Feuil7" script:language="StarBasic" script:moduleType="document">Rem Attribute VBA_ModuleType=VBADocumentModule
Option VBASupport 1

</script:module>
</file>

<file path=Basic/Planning/Feuil8.xml><?xml version="1.0" encoding="utf-8"?>
<!DOCTYPE module  PUBLIC '-//OpenOffice.org//DTD OfficeDocument 1.0//EN'  'module.dtd'>
<script:module xmlns:script="http://openoffice.org/2000/script" script:name="Feuil8" script:language="StarBasic" script:moduleType="document">Rem Attribute VBA_ModuleType=VBADocumentModule
Option VBASupport 1

</script:module>
</file>

<file path=Basic/Planning/Feuil9.xml><?xml version="1.0" encoding="utf-8"?>
<!DOCTYPE module  PUBLIC '-//OpenOffice.org//DTD OfficeDocument 1.0//EN'  'module.dtd'>
<script:module xmlns:script="http://openoffice.org/2000/script" script:name="Feuil9" script:language="StarBasic" script:moduleType="document">Rem Attribute VBA_ModuleType=VBADocumentModule
Option VBASupport 1

</script:module>
</file>

<file path=Basic/Planning/Module3.xml><?xml version="1.0" encoding="utf-8"?>
<!DOCTYPE module  PUBLIC '-//OpenOffice.org//DTD OfficeDocument 1.0//EN'  'module.dtd'>
<script:module xmlns:script="http://openoffice.org/2000/script" script:name="Module3" script:language="StarBasic" script:moduleType="normal">Rem Attribute VBA_ModuleType=VBAModule
Rem http://api.libreoffice.org/docs/idl/ref/interfacecom_1_1sun_1_1star_1_1container_1_1XNameAccess.html#a7237d34ec51c5dba2f71abbdf98ae1df
Option VBASupport 1
Const G_COLORINDEX_OFF As Long = &amp;HEAEAEA
Const G_COLORINDEX_DEFAULT As Long = &amp;HFFFFFF
Const G_COLORINDEX_PRJ As Long = &amp;H99FFFF
Const G_COLORINDEX_DESIGN As Long = &amp;HB4D5FC
Const G_COLORINDEX_DEV As Long = &amp;HE4CCB8
Const G_COLORINDEX_TEST As Long = &amp;H50D092
Const G_HOLIDAY_NAME As String = "MKPLAN_Holidays"
Const G_LOGSHEET_NAME As String = "_Debug_"



' From http://support.microsoft.com/kb/833402
' Concert column number to Excel representation of column
Function ctol(iCol As Integer) As String
   Dim iAlpha As Integer
   Dim iRemainder As Integer
   iAlpha = Int(iCol / 27)
   iRemainder = iCol - (iAlpha * 26)
   If iAlpha &gt; 0 Then
      ctol = Chr(iAlpha + 64)
   End If
   If iRemainder &gt; 0 Then
      ctol = ctol &amp; Chr(iRemainder + 64)
   End If
End Function

Sub run_sumActivity()

    Call sumActivity(Selection)
    
End Sub

' Insert in G_LOGSHEET_NAME text at first line
Sub logDebug(text as String)

	if (ThisComponent.Sheets.hasByName(G_LOGSHEET_NAME)) then 
		Dim oSheet As Object
		Dim aLocale as new com.sun.star.lang.Locale, oFormats
			
		oSheet = ThisComponent.Sheets.getByName(G_LOGSHEET_NAME)
		oSheet.Rows.insertByIndex(0,1)
		' TODO : Set date time format
		oSheet.getCellByPosition(0,0).setValue(now())
		oSheet.getCellByPosition(1,0).setFormula(text)
		
		oFormats = ThisComponent.NumberFormats
   		oSheet.getCellByPosition(0,0).NumberFormat = oFormats.getStandardFormat(com.sun.star.util.NumberFormat.DATETIME, aLocale)
		
	End if

End Sub

Sub sumActivity( _
    ByRef rRangeToSum As Range)
    Dim rToSum As Range
    Dim iRow As Long
    Dim iRowNb As Long
    Dim sSum As String
    Dim itemCell As Range


    Set rSumLine = rRangeToSum.Resize(1).Offset(-1)
    
    iRowNb = rRangeToSum.Rows.Count
    iRow = rRangeToSum.Row
    
    For Each itemCell In rSumLine
    
        If (itemCell.Interior.Color &lt;&gt; G_COLORINDEX_OFF) Then
            Dim rs As Range
            Dim lSumColor As Long
            
            sSum = "=SUM(" &amp; ctol(itemCell.Column) &amp; iRow &amp; ":" &amp; ctol(itemCell.Column) &amp; iRow + iRowNb - 1 &amp; ")"
            
            Set rs = itemCell.Worksheet.Range(itemCell.Cells(2, 1), itemCell.Cells(iRowNb + 1, 1))
            
            lSumColor = G_COLORINDEX_DEFAULT
            
            For Each ii In rs
                'Debug.Print "Val col/row : " &amp; ii.Column &amp; " " &amp; ii.Row
                If (ii.Interior.Color &lt;&gt; G_COLORINDEX_DEFAULT) Then
                   lSumColor = ii.Interior.Color
                   'Debug.Print "Color : " &amp; ii.Interior.Color &amp; " " &amp; lDefaultColor
                End If
            Next ii
            
            Call applyColorRange(itemCell, lSumColor)
            
            itemCell.FormulaArray = sSum

        End If
        
    Next itemCell

End Sub


Sub run_MkPlan()
    Dim rgDate As Range
    
    Set rgDate = Selection.Resize(1, 1).Offset(0, -1)
    
    'Debug.Print "qsdqs"
    logDebug  "qsdqs"
    
    'rgDate.Interior.ColorIndex = 3
    'Debug.Print "Val col/row : " &amp; rgDate.Column &amp; "/" &amp; rgDate.Row
    logDebug  "Val col/row : " &amp; rgDate.Column &amp; "/" &amp; rgDate.Row
    
    Call MkPlan(Selection.Worksheet, Range("MKPLAN_Holidays"), Selection.Columns.Count, Selection.Rows.Count, Selection.Column - 1, rgDate.Value)
    'Call MkPlan(Worksheets("Feuil1"), Range("MKPLAN_Holidays"), 100, 50, 3, DateSerial(2013, 11, 18))
End Sub


' This function build (layout) a planning, parameter :
' wSheet : sheet where planning will be layout
' rHolydays name of range containing Holydays
' lNbDaysCol : number of days in planning (also number of column)
' lNbTasksRow : number of row in planning (i.e. : number of task)
' lFirstDayCol : Offset of the first column of the planning (we suppose date are on first line)
' dFirstDay : first day of planning
Sub MkPlan( _
    ByRef wSheet As Worksheet, _
    ByRef rHolidays As Range, _
    ByVal lNbDaysCol As Long, _
    ByVal lNbTasksRow As Long, _
    ByVal lFirstDayCol As Long, _
    ByVal dFirstDay As Date _
    )

    Dim rng As Range
    Dim currDate As Date
    
    currDate = dFirstDay
    
    Set rng = wSheet.Range(Cells(1, lFirstDayCol), Cells(1, lFirstDayCol + lNbDaysCol))
    
    For Each it In rng
        
        currDate = DateAdd("d", 1, currDate)

        wd = offDay(currDate, Range(G_HOLIDAY_NAME))
               
        If (wd = 1 Or wd &gt; 6) Then
            Call applyColorRange(Range(it, it.Cells(lNbTasksRow, 1)), G_COLORINDEX_OFF)
        End If
        
        it.Value = currDate
        it.Orientation = 90
   Next

End Sub

Function offDay(d As Date, offDays As Range)
    offDay = Weekday(d)
    
    For Each iDay In offDays
    
      If (d = iDay.Value) Then
        offDay = 8
      End If
    
    Next
End Function


Sub test_applyColorRange()
    Call applyColorRange(Selection, G_COLORINDEX_DEV)
End Sub

' Apply color in a range (or cell) except in OFF color
Private Sub applyColorRange(ByRef rToClear As Range, colNew As Long)

    For Each iCell In rToClear
        If (colNew = G_COLORINDEX_OFF) Then
            ' Reset to standard OFF color formatting ... to be sure
            With iCell.Interior
                .Color = G_COLORINDEX_OFF
                .Pattern = xlSolid
                'TODO portage
                '.TintAndShade = 0
                '.PatternTintAndShade = 0
            End With
            iCell.Value = ""
        Else
            If (iCell.Interior.Color &lt;&gt; G_COLORINDEX_OFF) Then
                If (colNew = G_COLORINDEX_DEFAULT) Then
                    With iCell.Interior
                        .Color = colNew
                        .Pattern = xlNone
                        .TintAndShade = 0
                        .PatternTintAndShade = 0
                    End With
                    iCell.Value = ""
                Else
                    With iCell.Interior
                        .Color = colNew
                        .Pattern = xlSolid
                        .TintAndShade = 0
                        .PatternTintAndShade = 0
                    End With
                    iCell.Value = 1
                End If
            End If
        End If
    Next
 
End Sub

Sub colorOff()
    Call applyColorRange(Selection, G_COLORINDEX_OFF)
End Sub

Sub colorOnDesign()
    Call applyColorRange(Selection, G_COLORINDEX_DESIGN)
End Sub

Sub colorOnDev()
    Call applyColorRange(Selection, G_COLORINDEX_DEV)
End Sub

Sub colorOnTest()
    Call applyColorRange(Selection, G_COLORINDEX_TEST)
End Sub

Sub colorOnPrj()
    Call applyColorRange(Selection, G_COLORINDEX_PRJ)
End Sub

Sub colorOnClear()
    Call applyColorRange(Selection, G_COLORINDEX_DEFAULT)
End Sub


sub test2
rem ----------------------------------------------------------------------
rem define variables
dim document   as object
dim dispatcher as object
rem ----------------------------------------------------------------------
rem get access to the document
document   = ThisComponent.CurrentController.Frame
dispatcher = createUnoService("com.sun.star.frame.DispatchHelper")

rem ----------------------------------------------------------------------
dim args1(0) as new com.sun.star.beans.PropertyValue
args1(0).Name = "NumberFormatValue"
args1(0).Value = 50

dispatcher.executeDispatch(document, ".uno:NumberFormatValue", "", 0, args1())


end sub
</script:module>
</file>

<file path=Basic/Planning/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Planning/script-lb.xml><?xml version="1.0" encoding="utf-8"?>
<!DOCTYPE library  PUBLIC '-//OpenOffice.org//DTD OfficeDocument 1.0//EN'  'library.dtd'>
<library:library xmlns:library="http://openoffice.org/2000/library" library:name="Planning" library:readonly="false" library:passwordprotected="false">
  <library:element library:name="Feuil1"/>
  <library:element library:name="Feuil10"/>
  <library:element library:name="Feuil12"/>
  <library:element library:name="Feuil2"/>
  <library:element library:name="Feuil3"/>
  <library:element library:name="Feuil4"/>
  <library:element library:name="Feuil5"/>
  <library:element library:name="Feuil6"/>
  <library:element library:name="Feuil7"/>
  <library:element library:name="Feuil8"/>
  <library:element library:name="Feuil9"/>
  <library:element library:name="Module3"/>
  <library:element library:name="ThisWorkbook"/>
</library:library>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heet1"/>
  <library:element library:name="Sheet2"/>
  <library:element library:name="Sheet3"/>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lanning" library:link="false"/>
</library:libraries>
</file>